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</style:style>
    <style:style style:name="P4" style:family="paragraph" style:parent-style-name="Standard">
      <style:paragraph-properties fo:margin-left="0cm" fo:margin-right="0cm" fo:text-indent="0.635cm" style:auto-text-indent="false"/>
    </style:style>
    <style:style style:name="P5" style:family="paragraph" style:parent-style-name="Standard">
      <style:paragraph-properties fo:margin-left="0.635cm" fo:margin-right="0cm" fo:text-indent="0cm" style:auto-text-indent="false"/>
    </style:style>
    <style:style style:name="P6" style:family="paragraph" style:parent-style-name="List_20_Paragraph" style:list-style-name="WWNum1"/>
    <style:style style:name="P7" style:family="paragraph" style:parent-style-name="List_20_Paragraph" style:list-style-name="WWNum2"/>
    <style:style style:name="P8" style:family="paragraph" style:parent-style-name="List_20_Paragraph" style:list-style-name="WWNum3"/>
    <style:style style:name="P9" style:family="paragraph" style:parent-style-name="List_20_Paragraph" style:list-style-name="WWNum4"/>
    <style:style style:name="P10" style:family="paragraph" style:parent-style-name="List_20_Paragraph" style:list-style-name="WWNum5"/>
    <style:style style:name="P11" style:family="paragraph" style:parent-style-name="List_20_Paragraph" style:list-style-name="WWNum6"/>
    <style:style style:name="P12" style:family="paragraph" style:parent-style-name="List_20_Paragraph" style:list-style-name="WWNum7"/>
    <style:style style:name="P13" style:family="paragraph" style:parent-style-name="List_20_Paragraph" style:list-style-name="WWNum9"/>
    <style:style style:name="P14" style:family="paragraph" style:parent-style-name="List_20_Paragraph" style:list-style-name="WWNum8">
      <style:paragraph-properties fo:margin-top="0cm" fo:margin-bottom="0cm" fo:line-height="100%"/>
    </style:style>
    <style:style style:name="P15" style:family="paragraph" style:parent-style-name="List_20_Paragraph" style:list-style-name="WWNum10">
      <style:paragraph-properties fo:margin-top="0cm" fo:margin-bottom="0cm" fo:line-height="100%"/>
    </style:style>
    <style:style style:name="P16" style:family="paragraph" style:parent-style-name="List_20_Paragraph" style:list-style-name="WWNum11">
      <style:paragraph-properties fo:margin-top="0cm" fo:margin-bottom="0cm" fo:line-height="100%"/>
    </style:style>
    <style:style style:name="P17" style:family="paragraph" style:parent-style-name="List_20_Paragraph" style:list-style-name="WWNum12">
      <style:paragraph-properties fo:margin-top="0cm" fo:margin-bottom="0cm" fo:line-height="100%"/>
    </style:style>
    <style:style style:name="P18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/>
    </style:style>
    <style:style style:name="T4" style:family="text">
      <style:text-properties text:display="none"/>
    </style:style>
    <style:style style:name="T5" style:family="text">
      <style:text-properties fo:language="en" fo:country="US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onfigurations</text:span></text:p>
      <text:p text:style-name="P2"/>
      <text:p text:style-name="Contents_20_Heading">Table des matières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8"><text:a xlink:type="simple" xlink:href="#__RefHeading__7003_230690003">Chapitre 1 : Comment utiliser Git sur Windows 7 ?<text:tab/>1</text:a></text:p>
          <text:p text:style-name="P18"><text:a xlink:type="simple" xlink:href="#__RefHeading__7005_230690003">Chapitre 2 : Comment créer un repository distant depuis la console Git Bash en local ?<text:tab/>2</text:a></text:p>
          <text:p text:style-name="P18"><text:a xlink:type="simple" xlink:href="#__RefHeading__7007_230690003">Chapitre 3 : Comment installer le logiciel Chocolatey ?<text:tab/>2</text:a></text:p>
          <text:p text:style-name="P18"><text:a xlink:type="simple" xlink:href="#__RefHeading__7009_230690003">Chapitre 4 : Comment installer Maven ?<text:tab/>3</text:a></text:p>
          <text:p text:style-name="P18"><text:a xlink:type="simple" xlink:href="#__RefHeading__7011_230690003">Chapitre 5 : Comment installer Scoop ?<text:tab/>3</text:a></text:p>
        </text:index-body>
      </text:table-of-content>
      <text:p text:style-name="Standard"><text:a xlink:type="simple" xlink:href="#_Toc22642783" text:style-name="Internet_20_link" text:visited-style-name="Visited_20_Internet_20_Link"><text:span text:style-name="T4"/></text:a></text:p>
      <text:list xml:id="list6114757899667594276" text:style-name="Outline">
        <text:list-item>
          <text:h text:style-name="Heading_20_1" text:outline-level="1"><text:bookmark-start text:name="__RefHeading__7003_230690003"/><text:bookmark-start text:name="_Toc22642783"/>Chapitre 1 : Comment utiliser Git sur Windows 7 ?<text:bookmark-end text:name="__RefHeading__7003_230690003"/><text:bookmark-end text:name="_Toc22642783"/></text:h>
        </text:list-item>
      </text:list>
      <text:p text:style-name="Standard"/>
      <text:p text:style-name="Standard"><text:span text:style-name="T2">Étape 1 : Installer Git</text:span></text:p>
      <text:list xml:id="list6646003979255439155" text:style-name="WWNum1">
        <text:list-item>
          <text:p text:style-name="P6">Télécharger Git sur le site : <text:a xlink:type="simple" xlink:href="https://git-for-windows.github.io/" text:style-name="Internet_20_link" text:visited-style-name="Visited_20_Internet_20_Link">https://git-for-windows.github.io/</text:a></text:p>
        </text:list-item>
        <text:list-item>
          <text:p text:style-name="P6"><text:span text:style-name="T5">Choisir : Use Git from the Windows Command Prompt</text:span></text:p>
        </text:list-item>
        <text:list-item>
          <text:p text:style-name="P6">Choisir : Use the OpenSSL library</text:p>
        </text:list-item>
      </text:list>
      <text:p text:style-name="Standard"><text:span text:style-name="T2">Étape 2 : Configurer Git</text:span></text:p>
      <text:list xml:id="list2917348960474035830" text:style-name="WWNum2">
        <text:list-item>
          <text:p text:style-name="P7">Taper la commande Git : git config --global color.diff auto</text:p>
        </text:list-item>
        <text:list-item>
          <text:p text:style-name="P7">Taper la commande Git : git config --global color.status auto</text:p>
        </text:list-item>
        <text:list-item>
          <text:p text:style-name="P7">Taper la commande Git : git config --global color.branch auto</text:p>
        </text:list-item>
        <text:list-item>
          <text:p text:style-name="P7">Taper la commande Git : git config --global user.name "jason.aloyau" ; cela permet de définir son pseudo</text:p>
        </text:list-item>
        <text:list-item>
          <text:p text:style-name="P7">Taper la commande Git : vim ~/.gitconfig</text:p>
        </text:list-item>
      </text:list>
      <text:p text:style-name="Standard"><text:span text:style-name="T2">Étape 3 : Créer un nouveau dépôt ou cloner un dépôt existant</text:span></text:p>
      <text:p text:style-name="P4"><text:span text:style-name="T2">Étape 3.1 : créer un nouveau dépôt</text:span></text:p>
      <text:list xml:id="list7877186284965490944" text:style-name="WWNum3">
        <text:list-item>
          <text:p text:style-name="P8">Taper la commande Git : cd /home/mateo21 ; le chemin dépend de votre poste de travail</text:p>
        </text:list-item>
        <text:list-item>
          <text:p text:style-name="P8">Taper la commande Git : mkdir plusoumoins</text:p>
        </text:list-item>
        <text:list-item>
          <text:p text:style-name="P8">Taper la commande Git : cd plusoumoins</text:p>
        </text:list-item>
        <text:list-item>
          <text:p text:style-name="P8">Taper la commande Git : git init</text:p>
        </text:list-item>
      </text:list>
      <text:p text:style-name="P5"><text:span text:style-name="T2">Étape 3.2 : cloner <text:s/>un dépôt existant</text:span></text:p>
      <text:list xml:id="list4486982619280421068" text:style-name="WWNum4">
        <text:list-item>
          <text:p text:style-name="P9"><text:soft-page-break/>Taper la commande Git : cd /Path ; le chemin de votre poste de travail</text:p>
        </text:list-item>
        <text:list-item>
          <text:p text:style-name="P9">Taper la commande Git : git clone <text:a xlink:type="simple" xlink:href="http://github.com/symfony/symfony.git" text:style-name="Internet_20_link" text:visited-style-name="Visited_20_Internet_20_Link">http://github.com/symfony/symfony.git</text:a></text:p>
        </text:list-item>
      </text:list>
      <text:p text:style-name="Standard"><text:span text:style-name="T2">Étape 4 : modifier le code et effectuer des commits</text:span></text:p>
      <text:list xml:id="list3290226707495785603" text:style-name="WWNum5">
        <text:list-item>
          <text:p text:style-name="P10">Taper la commande Git : cd /home/mateo21/symfony ; mettre votre chemin de travail </text:p>
        </text:list-item>
        <text:list-item>
          <text:p text:style-name="P10">Taper la commande Git : git status</text:p>
        </text:list-item>
        <text:list-item>
          <text:p text:style-name="P10">Modifier le fichier src/Symfony/Component/Yaml/Yaml.php</text:p>
        </text:list-item>
        <text:list-item>
          <text:p text:style-name="P10">Taper la commande Git : git status</text:p>
        </text:list-item>
        <text:list-item>
          <text:p text:style-name="P10">Taper la commande Git : git diff</text:p>
        </text:list-item>
        <text:list-item>
          <text:p text:style-name="P10">Taper la commande Git : git diff src/Symfony/Components/Yaml/Yaml.php</text:p>
        </text:list-item>
        <text:list-item>
          <text:p text:style-name="P10">Taper la commande Git : git commit –a</text:p>
        </text:list-item>
      </text:list>
      <text:p text:style-name="P1"/>
      <text:p text:style-name="P1"/>
      <text:p text:style-name="Standard"><text:span text:style-name="T2">Étape 5 : Configurer une connexion SSH sur GitHub</text:span></text:p>
      <text:list xml:id="list1363523581119040270" text:style-name="WWNum6">
        <text:list-item>
          <text:p text:style-name="P11">Taper la commande : ssh-keygen -t rsa -b 4096 -C <text:a xlink:type="simple" xlink:href="mailto:your_email@example.com" text:style-name="Internet_20_link" text:visited-style-name="Visited_20_Internet_20_Link">your_email@example.com</text:a></text:p>
        </text:list-item>
        <text:list-item>
          <text:p text:style-name="P11">Taper la commande : clip &lt; ~/.ssh/id_rsa.pub</text:p>
        </text:list-item>
      </text:list>
      <text:list xml:id="list30618120" text:continue-list="list6114757899667594276" text:style-name="Outline">
        <text:list-item>
          <text:h text:style-name="Heading_20_1" text:outline-level="1"><text:bookmark-start text:name="__RefHeading__7005_230690003"/><text:bookmark-start text:name="_Toc22642784"/>Chapitre 2 : Comment créer un repository distant depuis la console Git Bash en local ?<text:bookmark-end text:name="__RefHeading__7005_230690003"/><text:bookmark-end text:name="_Toc22642784"/></text:h>
        </text:list-item>
      </text:list>
      <text:p text:style-name="Standard"/>
      <text:list xml:id="list3464782309856671308" text:style-name="WWNum7">
        <text:list-item>
          <text:p text:style-name="P12">Ouvrir Git Bash.</text:p>
        </text:list-item>
        <text:list-item>
          <text:p text:style-name="P12"><text:span text:style-name="T5">Taper la commande : <text:s/>echo "# The example folder" &gt;&gt; README.md</text:span></text:p>
        </text:list-item>
        <text:list-item>
          <text:p text:style-name="P12">Taper la commande : git init</text:p>
        </text:list-item>
        <text:list-item>
          <text:p text:style-name="P12">Taper la commande : git add README.md</text:p>
        </text:list-item>
        <text:list-item>
          <text:p text:style-name="P12">Taper la commande : git commit -m "first commit"</text:p>
        </text:list-item>
        <text:list-item>
          <text:p text:style-name="P12">Taper la commande : git remote add origin git@github.com:Jay4C/the_example_folder.git</text:p>
        </text:list-item>
        <text:list-item>
          <text:p text:style-name="P12">Taper la commande : git push -u origin master</text:p>
        </text:list-item>
      </text:list>
      <text:list xml:id="list30635788" text:continue-list="list30618120" text:style-name="Outline">
        <text:list-item>
          <text:h text:style-name="Heading_20_1" text:outline-level="1"><text:bookmark-start text:name="__RefHeading__7007_230690003"/><text:bookmark-start text:name="_Toc22642785"/>Chapitre 3 : Comment installer le logiciel Chocolatey ?<text:bookmark-end text:name="__RefHeading__7007_230690003"/><text:bookmark-end text:name="_Toc22642785"/></text:h>
        </text:list-item>
      </text:list>
      <text:p text:style-name="Standard"/>
      <text:p text:style-name="Standard"><text:soft-page-break/>Source : https://chocolatey.org/docs/installation</text:p>
      <text:list xml:id="list5832380067832322925" text:style-name="WWNum9">
        <text:list-item>
          <text:p text:style-name="P13">Ouvrir la ligne de commande en tant qu’Administrateur.</text:p>
        </text:list-item>
        <text:list-item>
          <text:p text:style-name="P13"><text:span text:style-name="T5">Taper la commande : @"%SystemRoot%\System32\WindowsPowerShell\v1.0\powershell.exe" -NoProfile -InputFormat None -ExecutionPolicy Bypass -Command "iex ((New-Object System.Net.WebClient).DownloadString('https://chocolatey.org/install.ps1'))" &amp;&amp; SET "PATH=%PATH%;%ALLUSERSPROFILE%\chocolatey\bin</text:span></text:p>
        </text:list-item>
      </text:list>
      <text:list xml:id="list30622248" text:continue-list="list30635788" text:style-name="Outline">
        <text:list-item>
          <text:h text:style-name="Heading_20_1" text:outline-level="1"><text:bookmark-start text:name="__RefHeading__7009_230690003"/><text:bookmark-start text:name="_Toc22642786"/>Chapitre 4 : Comment installer Maven ?<text:bookmark-end text:name="__RefHeading__7009_230690003"/><text:bookmark-end text:name="_Toc22642786"/></text:h>
        </text:list-item>
      </text:list>
      <text:p text:style-name="P2"/>
      <text:list xml:id="list850496787102091820" text:style-name="WWNum8">
        <text:list-item>
          <text:p text:style-name="P14">Ouvrir la ligne de commande en tant qu’Administrateur.</text:p>
        </text:list-item>
        <text:list-item>
          <text:p text:style-name="P14">Être sûr que le logiciel Chocolatery est intallé.</text:p>
        </text:list-item>
        <text:list-item>
          <text:p text:style-name="P14">Taper la commande : <text:span text:style-name="T3">choco install maven</text:span></text:p>
        </text:list-item>
      </text:list>
      <text:list xml:id="list30610831" text:continue-list="list30622248" text:style-name="Outline">
        <text:list-item>
          <text:h text:style-name="Heading_20_1" text:outline-level="1"><text:bookmark-start text:name="__RefHeading__7011_230690003"/><text:bookmark-start text:name="_Toc22642787"/>Chapitre 5 : Comment installer Scoop ?<text:bookmark-end text:name="__RefHeading__7011_230690003"/><text:bookmark-end text:name="_Toc22642787"/></text:h>
        </text:list-item>
      </text:list>
      <text:p text:style-name="P2"/>
      <text:p text:style-name="P2">Source : <text:a xlink:type="simple" xlink:href="https://scoop.sh/" text:style-name="Internet_20_link" text:visited-style-name="Visited_20_Internet_20_Link">https://scoop.sh/</text:a></text:p>
      <text:p text:style-name="P2"/>
      <text:list xml:id="list8123966955502643348" text:style-name="WWNum10">
        <text:list-item>
          <text:p text:style-name="P15">Être sûr que le PowerShell 3 et .Net Framework 4.5 sont installés.</text:p>
        </text:list-item>
        <text:list-item>
          <text:p text:style-name="P15">Taper la commande : iex (new-object net.webclient).downloadstring('https://get.scoop.sh')</text:p>
        </text:list-item>
      </text:list>
      <text:p text:style-name="P2"/>
      <text:p text:style-name="P2">Chapitre 6 : Comment installer MySQL Installer ?</text:p>
      <text:p text:style-name="P2"/>
      <text:p text:style-name="P2">MySQL Configuration</text:p>
      <text:p text:style-name="P2"/>
      <text:list xml:id="list4841521301930088369" text:style-name="WWNum11">
        <text:list-item>
          <text:p text:style-name="P16">Config type : Development computer</text:p>
        </text:list-item>
        <text:list-item>
          <text:p text:style-name="P16">Check TCP/IP</text:p>
        </text:list-item>
        <text:list-item>
          <text:p text:style-name="P16">Port : 3306</text:p>
        </text:list-item>
        <text:list-item>
          <text:p text:style-name="P16">X Protocol Port : 33060</text:p>
        </text:list-item>
        <text:list-item>
          <text:p text:style-name="P16">MysQL Root Password : KeePass</text:p>
        </text:list-item>
      </text:list>
      <text:p text:style-name="P2"/>
      <text:p text:style-name="P2">MySQL Router</text:p>
      <text:p text:style-name="P2"/>
      <text:list xml:id="list2608973108914370074" text:style-name="WWNum12">
        <text:list-item>
          <text:p text:style-name="P17">Uncheck « Bootstrap MySQL Router … »</text:p>
        </text:list-item>
      </text:list>
      <text:p text:style-name="P2"/>
      <text:p text:style-name="P2">Log</text:p>
      <text:p text:style-name="P2"/>
      <text:p text:style-name="P2"><text:span text:style-name="T5">1: Download of product 'mysql-server' started from http://cdn.mysql.com/Downloads/MySQL-8.0/mysql-8.0.18-winx64.msi</text:span></text:p>
      <text:p text:style-name="P2"><text:span text:style-name="T5">2: Download of product 'workbench' started from http://cdn.mysql.com/Downloads/MySQLGUITools/mysql-workbench-community-8.0.18-winx64.msi</text:span></text:p>
      <text:p text:style-name="P2"><text:span text:style-name="T5">3: Download of product 'notifier' started from http://cdn.mysql.com/Downloads/MySQL-Notifier/mysql-notifier-1.1.8.msi</text:span></text:p>
      <text:p text:style-name="P2"><text:span text:style-name="T5">4: Download of product 'exceladdin' started from http://cdn.mysql.com/Downloads/MySQL-for-Excel/mysql-for-excel-1.3.8.msi</text:span></text:p>
      <text:p text:style-name="P2"><text:soft-page-break/><text:span text:style-name="T5">5: Download of product 'mysql-shell' started from http://cdn.mysql.com/Downloads/MySQL-Shell/mysql-shell-8.0.18-windows-x86-64bit.msi</text:span></text:p>
      <text:p text:style-name="P2"><text:span text:style-name="T5">6: Download of product 'mysql-router' started from http://cdn.mysql.com/Downloads/MySQL-Router/mysql-router-8.0.18-winx64.msi</text:span></text:p>
      <text:p text:style-name="P2"><text:span text:style-name="T5">7: Download of product 'connector-odbc' started from http://cdn.mysql.com/Downloads/Connector-ODBC/8.0/mysql-connector-odbc-8.0.18-winx64.msi</text:span></text:p>
      <text:p text:style-name="P2"><text:span text:style-name="T5">8: Download of product 'connector-cpp' started from http://cdn.mysql.com/Downloads/Connector-C++/mysql-connector-c++-8.0.18-winx64.msi</text:span></text:p>
      <text:p text:style-name="P2"><text:span text:style-name="T5">9: Download of product 'connector-j' started from http://cdn.mysql.com/Downloads/Connector-J/mysql-connector-java-gpl-8.0.18.msi</text:span></text:p>
      <text:p text:style-name="P2"><text:span text:style-name="T5">10: Download of product 'connector-net' started from http://cdn.mysql.com/Downloads/Connector-Net/mysql-connector-net-8.0.18.msi</text:span></text:p>
      <text:p text:style-name="P2"><text:span text:style-name="T5">9: Download of package 'Connector/J 8.0.18' succeeded</text:span></text:p>
      <text:p text:style-name="P2"><text:span text:style-name="T5">11: Download of product 'connector-python' started from http://cdn.mysql.com/Downloads/Connector-Python/mysql-connector-python-8.0.17-py3.7-windows-x86-64bit.msi</text:span></text:p>
      <text:p text:style-name="P2"><text:span text:style-name="T5">3: Download of package 'MySQL Notifier 1.1.8' succeeded</text:span></text:p>
      <text:p text:style-name="P2"><text:span text:style-name="T5">12: Download of product 'documents' started from http://cdn.mysql.com/Downloads/MySQLInstaller/mysql-documents-8.0.18.msi</text:span></text:p>
      <text:p text:style-name="P2"><text:span text:style-name="T5">4: Download of package 'MySQL For Excel 1.3.8' succeeded</text:span></text:p>
      <text:p text:style-name="P2"><text:span text:style-name="T5">13: Download of product 'examples' started from http://cdn.mysql.com/Downloads/MySQLInstaller/mysql-examples-8.0.18.msi</text:span></text:p>
      <text:p text:style-name="P2"><text:span text:style-name="T5">13: Download of package 'Samples and Examples 8.0.18' succeeded</text:span></text:p>
      <text:p text:style-name="P2"><text:span text:style-name="T5">10: Download of package 'Connector/NET 8.0.18' succeeded</text:span></text:p>
      <text:p text:style-name="P2"><text:span text:style-name="T5">11: Download of package 'Connector/Python (3.7) 8.0.17' succeeded</text:span></text:p>
      <text:p text:style-name="P2"><text:span text:style-name="T5">7: Download of package 'Connector/ODBC 8.0.18' succeeded</text:span></text:p>
      <text:p text:style-name="P2"><text:span text:style-name="T5">8: Download of package 'Connector/C++ 8.0.18' succeeded</text:span></text:p>
      <text:p text:style-name="P2"><text:span text:style-name="T5">5: Download of package 'MySQL Shell 8.0.18' succeeded</text:span></text:p>
      <text:p text:style-name="P2"><text:span text:style-name="T5">6: Download of package 'MySQL Router 8.0.18' succeeded</text:span></text:p>
      <text:p text:style-name="P2"><text:span text:style-name="T5">2: Download of package 'MySQL Workbench 8.0.18' succeeded</text:span></text:p>
      <text:p text:style-name="P2"><text:span text:style-name="T5">12: Download of package 'MySQL Documentation 8.0.18' succeeded</text:span></text:p>
      <text:p text:style-name="P2"><text:span text:style-name="T5">1: Download of package 'MySQL Server 8.0.18' succeeded</text:span></text:p>
      <text:p text:style-name="P2"><text:span text:style-name="T5">9: Action 13:13:39: INSTALL. </text:span></text:p>
      <text:p text:style-name="P2"><text:span text:style-name="T5">9: 1: MySQL Connector J 2: {354D7B08-0271-4FEB-932B-4323935ECCC7} </text:span></text:p>
      <text:p text:style-name="P2"><text:span text:style-name="T5">9: Action 13:13:39: FindRelatedProducts. Searching for related applications</text:span></text:p>
      <text:p text:style-name="P2"><text:span text:style-name="T5">9: Action 13:13:39: ValidateProductID. </text:span></text:p>
      <text:p text:style-name="P2"><text:span text:style-name="T5">9: Action 13:13:39: CostInitialize. Computing space requirements</text:span></text:p>
      <text:p text:style-name="P2"><text:span text:style-name="T5">9: Action 13:13:39: FileCost. Computing space requirements</text:span></text:p>
      <text:p text:style-name="P2"><text:span text:style-name="T5">9: Action 13:13:39: CostFinalize. Computing space requirements</text:span></text:p>
      <text:p text:style-name="P2"><text:span text:style-name="T5">9: Action 13:13:39: InstallValidate. Validating install</text:span></text:p>
      <text:p text:style-name="P2"><text:span text:style-name="T5">9: Action 13:13:39: InstallInitialize. </text:span></text:p>
      <text:p text:style-name="P2"><text:span text:style-name="T5">9: Action 13:13:39: RemoveExistingProducts. Removing applications</text:span></text:p>
      <text:p text:style-name="P2"><text:span text:style-name="T5">9: Action 13:13:39: ProcessComponents. Updating component registration</text:span></text:p>
      <text:p text:style-name="P2"><text:span text:style-name="T5">9: Action 13:13:39: GenerateScript. Generating script operations for action:</text:span></text:p>
      <text:p text:style-name="P2"><text:span text:style-name="T5">9: Updating component registration</text:span></text:p>
      <text:p text:style-name="P2"><text:span text:style-name="T5">9: Action 13:13:39: UnpublishFeatures. Unpublishing Product Features</text:span></text:p>
      <text:p text:style-name="P2"><text:span text:style-name="T5">9: Action 13:13:39: RemoveFiles. Removing files</text:span></text:p>
      <text:p text:style-name="P2"><text:span text:style-name="T5">9: Action 13:13:39: InstallFiles. Copying new files</text:span></text:p>
      <text:p text:style-name="P2"><text:span text:style-name="T5">9: File: Copying new files, <text:s/>Directory: , <text:s/>Size: </text:span></text:p>
      <text:p text:style-name="P2"><text:span text:style-name="T5">9: Action 13:13:39: RegisterUser. Registering user</text:span></text:p>
      <text:p text:style-name="P2"><text:span text:style-name="T5">9: Action 13:13:39: RegisterProduct. Registering product</text:span></text:p>
      <text:p text:style-name="P2"><text:soft-page-break/><text:span text:style-name="T5">9: Registering product</text:span></text:p>
      <text:p text:style-name="P2"><text:span text:style-name="T5">9: Action 13:13:39: PublishFeatures. Publishing Product Features</text:span></text:p>
      <text:p text:style-name="P2"><text:span text:style-name="T5">9: Feature: Publishing Product Features</text:span></text:p>
      <text:p text:style-name="P2"><text:span text:style-name="T5">9: Action 13:13:39: PublishProduct. Publishing product information</text:span></text:p>
      <text:p text:style-name="P2"><text:span text:style-name="T5">9: </text:span></text:p>
      <text:p text:style-name="P2"><text:span text:style-name="T5">9: Action 13:13:39: InstallFinalize. </text:span></text:p>
      <text:p text:style-name="P2"><text:span text:style-name="T5">9: Action 13:13:39: ProcessComponents. Updating component registration</text:span></text:p>
      <text:p text:style-name="P2"><text:span text:style-name="T5">9: Action 13:13:39: InstallFiles. Copying new files</text:span></text:p>
      <text:p text:style-name="P2"><text:span text:style-name="T5">9: File: CHANGES, <text:s/>Directory: C:\Program Files (x86)\MySQL\Connector J 8.0\, <text:s/>Size: 263351</text:span></text:p>
      <text:p text:style-name="P2"><text:span text:style-name="T5">9: File: INFO_BIN, <text:s/>Directory: C:\Program Files (x86)\MySQL\Connector J 8.0\, <text:s/>Size: 183</text:span></text:p>
      <text:p text:style-name="P2"><text:span text:style-name="T5">9: File: INFO_SRC, <text:s/>Directory: C:\Program Files (x86)\MySQL\Connector J 8.0\, <text:s/>Size: 135</text:span></text:p>
      <text:p text:style-name="P2"><text:span text:style-name="T5">9: File: LICENSE, <text:s/>Directory: C:\Program Files (x86)\MySQL\Connector J 8.0\, <text:s/>Size: 97192</text:span></text:p>
      <text:p text:style-name="P2"><text:span text:style-name="T5">9: File: mysql-connector-java-8.0.18.jar, <text:s/>Directory: C:\Program Files (x86)\MySQL\Connector J 8.0\, <text:s/>Size: 2330539</text:span></text:p>
      <text:p text:style-name="P2"><text:span text:style-name="T5">9: File: README, <text:s/>Directory: C:\Program Files (x86)\MySQL\Connector J 8.0\, <text:s/>Size: 1265</text:span></text:p>
      <text:p text:style-name="P2"><text:span text:style-name="T5">9: Action 13:13:40: RegisterProduct. Registering product</text:span></text:p>
      <text:p text:style-name="P2"><text:span text:style-name="T5">9: {354D7B08-0271-4FEB-932B-4323935ECCC7}</text:span></text:p>
      <text:p text:style-name="P2"><text:span text:style-name="T5">9: Action 13:13:40: PublishFeatures. Publishing Product Features</text:span></text:p>
      <text:p text:style-name="P2"><text:span text:style-name="T5">9: Feature: ProductFeature</text:span></text:p>
      <text:p text:style-name="P2"><text:span text:style-name="T5">9: Action 13:13:40: PublishProduct. Publishing product information</text:span></text:p>
      <text:p text:style-name="P2"><text:span text:style-name="T5">9: Action 13:13:40: RollbackCleanup. Removing backup files</text:span></text:p>
      <text:p text:style-name="P2"><text:span text:style-name="T5">9: 1: MySQL Connector J 2: {354D7B08-0271-4FEB-932B-4323935ECCC7} 3: 1 </text:span></text:p>
      <text:p text:style-name="P2"><text:span text:style-name="T5">9: The action 'Install' for product 'Connector/J 8.0.18' completed successfully.</text:span></text:p>
      <text:p text:style-name="P2"><text:span text:style-name="T5">3: Action 13:13:40: INSTALL. </text:span></text:p>
      <text:p text:style-name="P2"><text:span text:style-name="T5">3: 1: MySQL Notifier 1.1.8 2: {13397C33-9B69-49D8-81FA-1630D751AEE5} </text:span></text:p>
      <text:p text:style-name="P2"><text:span text:style-name="T5">3: Action 13:13:40: FindRelatedProducts. Searching for related applications</text:span></text:p>
      <text:p text:style-name="P2"><text:span text:style-name="T5">3: Action 13:13:40: AppSearch. Searching for installed applications</text:span></text:p>
      <text:p text:style-name="P2"><text:span text:style-name="T5">3: Action 13:13:40: SetWIX_IS_NETFRAMEWORK_452_OR_LATER_INSTALLED. </text:span></text:p>
      <text:p text:style-name="P2"><text:span text:style-name="T5">3: Action 13:13:40: LaunchConditions. Evaluating launch conditions</text:span></text:p>
      <text:p text:style-name="P2"><text:span text:style-name="T5">3: Action 13:13:40: ValidateProductID. </text:span></text:p>
      <text:p text:style-name="P2"><text:span text:style-name="T5">3: Action 13:13:40: CostInitialize. Computing space requirements</text:span></text:p>
      <text:p text:style-name="P2"><text:span text:style-name="T5">3: Action 13:13:40: FileCost. Computing space requirements</text:span></text:p>
      <text:p text:style-name="P2"><text:span text:style-name="T5">3: Action 13:13:40: CostFinalize. Computing space requirements</text:span></text:p>
      <text:p text:style-name="P2"><text:span text:style-name="T5">3: Action 13:13:40: MySQLNotifier.TaskKill. </text:span></text:p>
      <text:p text:style-name="P2"><text:span text:style-name="T5">3: Action 13:13:40: InstallValidate. Validating install</text:span></text:p>
      <text:p text:style-name="P2"><text:span text:style-name="T5">3: Action 13:13:40: RemoveExistingProducts. Removing applications</text:span></text:p>
      <text:p text:style-name="P2"><text:span text:style-name="T5">3: Action 13:13:40: WixCloseApplications. </text:span></text:p>
      <text:p text:style-name="P2"><text:span text:style-name="T5">3: Action 13:13:40: InstallInitialize. </text:span></text:p>
      <text:p text:style-name="P2"><text:span text:style-name="T5">3: Action 13:13:40: ProcessComponents. Updating component registration</text:span></text:p>
      <text:p text:style-name="P2"><text:span text:style-name="T5">3: Action 13:13:40: GenerateScript. Generating script operations for action:</text:span></text:p>
      <text:p text:style-name="P2"><text:span text:style-name="T5">3: Updating component registration</text:span></text:p>
      <text:p text:style-name="P2"><text:span text:style-name="T5">3: Action 13:13:40: UnpublishFeatures. Unpublishing Product Features</text:span></text:p>
      <text:p text:style-name="P2"><text:span text:style-name="T5">3: Action 13:13:40: RemoveRegistryValues. Removing system registry values</text:span></text:p>
      <text:p text:style-name="P2"><text:span text:style-name="T5">3: Action 13:13:40: RemoveShortcuts. Removing shortcuts</text:span></text:p>
      <text:p text:style-name="P2"><text:span text:style-name="T5">3: Action 13:13:40: RemoveFiles. Removing files</text:span></text:p>
      <text:p text:style-name="P2"><text:span text:style-name="T5">3: Action 13:13:40: RemoveFolders. Removing folders</text:span></text:p>
      <text:p text:style-name="P2"><text:span text:style-name="T5">3: Action 13:13:40: CreateFolders. Creating folders</text:span></text:p>
      <text:p text:style-name="P2"><text:span text:style-name="T5">3: Folder: Creating folders</text:span></text:p>
      <text:p text:style-name="P2"><text:span text:style-name="T5">3: Action 13:13:40: InstallFiles. Copying new files</text:span></text:p>
      <text:p text:style-name="P2"><text:span text:style-name="T5">3: File: Copying new files, <text:s/>Directory: , <text:s/>Size: </text:span></text:p>
      <text:p text:style-name="P2"><text:span text:style-name="T5">3: Action 13:13:40: CreateShortcuts. Creating shortcuts</text:span></text:p>
      <text:p text:style-name="P2"><text:soft-page-break/><text:span text:style-name="T5">3: Shortcut: Creating shortcuts</text:span></text:p>
      <text:p text:style-name="P2"><text:span text:style-name="T5">3: Action 13:13:40: WriteRegistryValues. Writing system registry values</text:span></text:p>
      <text:p text:style-name="P2"><text:span text:style-name="T5">3: Key: Writing system registry values, Name: , Value: </text:span></text:p>
      <text:p text:style-name="P2"><text:span text:style-name="T5">3: Action 13:13:40: RegisterUser. Registering user</text:span></text:p>
      <text:p text:style-name="P2"><text:span text:style-name="T5">3: Action 13:13:40: RegisterProduct. Registering product</text:span></text:p>
      <text:p text:style-name="P2"><text:span text:style-name="T5">3: Registering product</text:span></text:p>
      <text:p text:style-name="P2"><text:span text:style-name="T5">3: Action 13:13:40: PublishFeatures. Publishing Product Features</text:span></text:p>
      <text:p text:style-name="P2"><text:span text:style-name="T5">3: Feature: Publishing Product Features</text:span></text:p>
      <text:p text:style-name="P2"><text:span text:style-name="T5">3: Action 13:13:40: PublishProduct. Publishing product information</text:span></text:p>
      <text:p text:style-name="P2"><text:span text:style-name="T5">3: </text:span></text:p>
      <text:p text:style-name="P2"><text:span text:style-name="T5">3: Action 13:13:40: InstallFinalize. </text:span></text:p>
      <text:p text:style-name="P2"><text:span text:style-name="T5">3: Action 13:13:40: ProcessComponents. Updating component registration</text:span></text:p>
      <text:p text:style-name="P2"><text:span text:style-name="T5">3: Action 13:13:40: CreateFolders. Creating folders</text:span></text:p>
      <text:p text:style-name="P2"><text:span text:style-name="T5">3: Folder: C:\ProgramData\Microsoft\Windows\Start Menu\Programs\MySQL\MySQL Notifier 1.1.8\</text:span></text:p>
      <text:p text:style-name="P2"><text:span text:style-name="T5">3: Folder: C:\ProgramData\Microsoft\Windows\Start Menu\Programs\MySQL\</text:span></text:p>
      <text:p text:style-name="P2"><text:span text:style-name="T5">3: Action 13:13:40: InstallFiles. Copying new files</text:span></text:p>
      <text:p text:style-name="P2"><text:span text:style-name="T5">3: File: BouncyCastle.Crypto.dll, <text:s/>Directory: C:\Program Files (x86)\MySQL\MySQL Notifier 1.1\, <text:s/>Size: 2453504</text:span></text:p>
      <text:p text:style-name="P2"><text:span text:style-name="T5">3: File: LICENSE, <text:s/>Directory: C:\Program Files (x86)\MySQL\MySQL Notifier 1.1\, <text:s/>Size: 86316</text:span></text:p>
      <text:p text:style-name="P2"><text:span text:style-name="T5">3: File: MySql.Data.dll, <text:s/>Directory: C:\Program Files (x86)\MySQL\MySQL Notifier 1.1\, <text:s/>Size: 768000</text:span></text:p>
      <text:p text:style-name="P2"><text:span text:style-name="T5">3: File: MySQLNotifier.exe, <text:s/>Directory: C:\Program Files (x86)\MySQL\MySQL Notifier 1.1\, <text:s/>Size: 761856</text:span></text:p>
      <text:p text:style-name="P2"><text:span text:style-name="T5">3: File: MySQL.Utility.dll, <text:s/>Directory: C:\Program Files (x86)\MySQL\MySQL Notifier 1.1\, <text:s/>Size: 497152</text:span></text:p>
      <text:p text:style-name="P2"><text:span text:style-name="T5">3: File: README, <text:s/>Directory: C:\Program Files (x86)\MySQL\MySQL Notifier 1.1\, <text:s/>Size: 929</text:span></text:p>
      <text:p text:style-name="P2"><text:span text:style-name="T5">3: File: Release Notes.txt, <text:s/>Directory: C:\Program Files (x86)\MySQL\MySQL Notifier 1.1\, <text:s/>Size: 10775</text:span></text:p>
      <text:p text:style-name="P2"><text:span text:style-name="T5">3: File: Renci.SshNet.dll, <text:s/>Directory: C:\Program Files (x86)\MySQL\MySQL Notifier 1.1\, <text:s/>Size: 422912</text:span></text:p>
      <text:p text:style-name="P2"><text:span text:style-name="T5">3: Action 13:13:41: CreateShortcuts. Creating shortcuts</text:span></text:p>
      <text:p text:style-name="P2"><text:span text:style-name="T5">3: Shortcut: Notifier.ico</text:span></text:p>
      <text:p text:style-name="P2"><text:span text:style-name="T5">3: Shortcut: vpmrhmbv.8|MySQL Notifier 1.1.8</text:span></text:p>
      <text:p text:style-name="P2"><text:span text:style-name="T5">3: Action 13:13:41: WriteRegistryValues. Writing system registry values</text:span></text:p>
      <text:p text:style-name="P2"><text:span text:style-name="T5">3: Key: \Software\MySQL AB\MySQL Notifier 1.1.8, Name: installed, Value: #1</text:span></text:p>
      <text:p text:style-name="P2"><text:span text:style-name="T5">3: Key: \Software\MySQL AB\MySQL Notifier 1.1.8, Name: location, Value: C:\Program Files (x86)\MySQL\MySQL Notifier 1.1\</text:span></text:p>
      <text:p text:style-name="P2"><text:span text:style-name="T5">3: Key: \Software\Microsoft\Windows\CurrentVersion\Run, Name: MySQL Notifier, Value: C:\Program Files (x86)\MySQL\MySQL Notifier 1.1\MySqlNotifier.exe</text:span></text:p>
      <text:p text:style-name="P2"><text:span text:style-name="T5">3: Action 13:13:41: RegisterProduct. Registering product</text:span></text:p>
      <text:p text:style-name="P2"><text:span text:style-name="T5">3: {13397C33-9B69-49D8-81FA-1630D751AEE5}</text:span></text:p>
      <text:p text:style-name="P2"><text:span text:style-name="T5">3: Action 13:13:41: PublishFeatures. Publishing Product Features</text:span></text:p>
      <text:p text:style-name="P2"><text:span text:style-name="T5">3: Feature: Complete</text:span></text:p>
      <text:p text:style-name="P2"><text:span text:style-name="T5">3: Action 13:13:41: PublishProduct. Publishing product information</text:span></text:p>
      <text:p text:style-name="P2"><text:span text:style-name="T5">3: Action 13:13:41: RollbackCleanup. Removing backup files</text:span></text:p>
      <text:p text:style-name="P2"><text:span text:style-name="T5">3: Action 13:13:41: LaunchApplication. </text:span></text:p>
      <text:p text:style-name="P2"><text:span text:style-name="T5">3: Action 13:13:41: WixCheckRebootRequired. </text:span></text:p>
      <text:p text:style-name="P2"><text:span text:style-name="T5">3: 1: MySQL Notifier 1.1.8 2: {13397C33-9B69-49D8-81FA-1630D751AEE5} 3: 1 </text:span></text:p>
      <text:p text:style-name="P2"><text:span text:style-name="T5">3: The action 'Install' for product 'MySQL Notifier 1.1.8' completed successfully.</text:span></text:p>
      <text:p text:style-name="P2"><text:span text:style-name="T5">4: Action 13:13:41: INSTALL. </text:span></text:p>
      <text:p text:style-name="P2"><text:span text:style-name="T5">4: 1: MySQL For Excel 1.3.8 2: {925520D3-909C-4E50-8D3C-A651D2CF3E0B} </text:span></text:p>
      <text:p text:style-name="P2"><text:span text:style-name="T5">4: Action 13:13:41: FindRelatedProducts. Searching for related applications</text:span></text:p>
      <text:p text:style-name="P2"><text:span text:style-name="T5">4: Action 13:13:41: AppSearch. Searching for installed applications</text:span></text:p>
      <text:p text:style-name="P2"><text:span text:style-name="T5">4: Action 13:13:41: SetWIX_IS_NETFRAMEWORK_452_OR_LATER_INSTALLED. </text:span></text:p>
      <text:p text:style-name="P2"><text:soft-page-break/><text:span text:style-name="T5">4: Action 13:13:41: LaunchConditions. Evaluating launch conditions</text:span></text:p>
      <text:p text:style-name="P2"><text:span text:style-name="T5">4: Action 13:13:41: ValidateProductID. </text:span></text:p>
      <text:p text:style-name="P2"><text:span text:style-name="T5">4: Action 13:13:41: CostInitialize. Computing space requirements</text:span></text:p>
      <text:p text:style-name="P2"><text:span text:style-name="T5">4: Action 13:13:41: FileCost. Computing space requirements</text:span></text:p>
      <text:p text:style-name="P2"><text:span text:style-name="T5">4: Action 13:13:41: CostFinalize. Computing space requirements</text:span></text:p>
      <text:p text:style-name="P2"><text:span text:style-name="T5">4: Action 13:13:41: InstallValidate. Validating install</text:span></text:p>
      <text:p text:style-name="P2"><text:span text:style-name="T5">4: Action 13:13:41: InstallInitialize. </text:span></text:p>
      <text:p text:style-name="P2"><text:span text:style-name="T5">4: Action 13:13:41: RemoveExistingProducts. Removing applications</text:span></text:p>
      <text:p text:style-name="P2"><text:span text:style-name="T5">4: Action 13:13:41: ProcessComponents. Updating component registration</text:span></text:p>
      <text:p text:style-name="P2"><text:span text:style-name="T5">4: Action 13:13:41: GenerateScript. Generating script operations for action:</text:span></text:p>
      <text:p text:style-name="P2"><text:span text:style-name="T5">4: Updating component registration</text:span></text:p>
      <text:p text:style-name="P2"><text:span text:style-name="T5">4: Action 13:13:41: UnpublishFeatures. Unpublishing Product Features</text:span></text:p>
      <text:p text:style-name="P2"><text:span text:style-name="T5">4: Action 13:13:41: RemoveRegistryValues. Removing system registry values</text:span></text:p>
      <text:p text:style-name="P2"><text:span text:style-name="T5">4: Action 13:13:41: RemoveFiles. Removing files</text:span></text:p>
      <text:p text:style-name="P2"><text:span text:style-name="T5">4: Action 13:13:41: InstallFiles. Copying new files</text:span></text:p>
      <text:p text:style-name="P2"><text:span text:style-name="T5">4: File: Copying new files, <text:s/>Directory: , <text:s/>Size: </text:span></text:p>
      <text:p text:style-name="P2"><text:span text:style-name="T5">4: Action 13:13:41: WriteRegistryValues. Writing system registry values</text:span></text:p>
      <text:p text:style-name="P2"><text:span text:style-name="T5">4: Action 13:13:41: RegisterUser. Registering user</text:span></text:p>
      <text:p text:style-name="P2"><text:span text:style-name="T5">4: Action 13:13:41: RegisterProduct. Registering product</text:span></text:p>
      <text:p text:style-name="P2"><text:span text:style-name="T5">4: Registering product</text:span></text:p>
      <text:p text:style-name="P2"><text:span text:style-name="T5">4: Action 13:13:41: PublishFeatures. Publishing Product Features</text:span></text:p>
      <text:p text:style-name="P2"><text:span text:style-name="T5">4: Feature: Publishing Product Features</text:span></text:p>
      <text:p text:style-name="P2"><text:span text:style-name="T5">4: Action 13:13:41: PublishProduct. Publishing product information</text:span></text:p>
      <text:p text:style-name="P2"><text:span text:style-name="T5">4: </text:span></text:p>
      <text:p text:style-name="P2"><text:span text:style-name="T5">4: Action 13:13:41: InstallAddIn32.SetProperty. </text:span></text:p>
      <text:p text:style-name="P2"><text:span text:style-name="T5">4: Action 13:13:42: InstallAddIn32. </text:span></text:p>
      <text:p text:style-name="P2"><text:span text:style-name="T5">4: </text:span></text:p>
      <text:p text:style-name="P2"><text:span text:style-name="T5">4: Action 13:13:42: InstallAddIn64.SetProperty. </text:span></text:p>
      <text:p text:style-name="P2"><text:span text:style-name="T5">4: Action 13:13:42: InstallAddIn64. </text:span></text:p>
      <text:p text:style-name="P2"><text:span text:style-name="T5">4: </text:span></text:p>
      <text:p text:style-name="P2"><text:span text:style-name="T5">4: Action 13:13:42: InstallFinalize. </text:span></text:p>
      <text:p text:style-name="P2"><text:span text:style-name="T5">4: Action 13:13:42: ProcessComponents. Updating component registration</text:span></text:p>
      <text:p text:style-name="P2"><text:span text:style-name="T5">4: Action 13:13:42: InstallFiles. Copying new files</text:span></text:p>
      <text:p text:style-name="P2"><text:span text:style-name="T5">4: File: MySQL.ForExcel.dll, <text:s/>Directory: C:\Program Files (x86)\MySQL\MySQL For Excel 1.3\, <text:s/>Size: 1044992</text:span></text:p>
      <text:p text:style-name="P2"><text:span text:style-name="T5">4: File: BouncyCastle.Crypto.dll, <text:s/>Directory: C:\Program Files (x86)\MySQL\MySQL For Excel 1.3\, <text:s/>Size: 2453504</text:span></text:p>
      <text:p text:style-name="P2"><text:span text:style-name="T5">4: File: LICENSE, <text:s/>Directory: C:\Program Files (x86)\MySQL\MySQL For Excel 1.3\, <text:s/>Size: 86316</text:span></text:p>
      <text:p text:style-name="P2"><text:span text:style-name="T5">4: File: MySQL.ForExcel.dll.manifest, <text:s/>Directory: C:\Program Files (x86)\MySQL\MySQL For Excel 1.3\, <text:s/>Size: 21229</text:span></text:p>
      <text:p text:style-name="P2"><text:span text:style-name="T5">4: File: MySql.Data.dll, <text:s/>Directory: C:\Program Files (x86)\MySQL\MySQL For Excel 1.3\, <text:s/>Size: 844800</text:span></text:p>
      <text:p text:style-name="P2"><text:span text:style-name="T5">4: File: MySQL.Utility.dll, <text:s/>Directory: C:\Program Files (x86)\MySQL\MySQL For Excel 1.3\, <text:s/>Size: 478208</text:span></text:p>
      <text:p text:style-name="P2"><text:span text:style-name="T5">4: File: MySql.Utility.RegularExpressions.dll, <text:s/>Directory: C:\Program Files (x86)\MySQL\MySQL For Excel 1.3\, <text:s/>Size: 1581568</text:span></text:p>
      <text:p text:style-name="P2"><text:span text:style-name="T5">4: File: README, <text:s/>Directory: C:\Program Files (x86)\MySQL\MySQL For Excel 1.3\, <text:s/>Size: 780</text:span></text:p>
      <text:p text:style-name="P2"><text:span text:style-name="T5">4: File: Release Notes.txt, <text:s/>Directory: C:\Program Files (x86)\MySQL\MySQL For Excel 1.3\, <text:s/>Size: 35473</text:span></text:p>
      <text:p text:style-name="P2"><text:span text:style-name="T5">4: File: Renci.SshNet.dll, <text:s/>Directory: C:\Program Files (x86)\MySQL\MySQL For Excel 1.3\, <text:s/>Size: 422912</text:span></text:p>
      <text:p text:style-name="P2"><text:soft-page-break/><text:span text:style-name="T5">4: File: Microsoft.Office.Tools.Common.v4.0.Utilities.dll, <text:s/>Directory: C:\Program Files (x86)\MySQL\MySQL For Excel 1.3\, <text:s/>Size: 32664</text:span></text:p>
      <text:p text:style-name="P2"><text:span text:style-name="T5">4: File: MySQL.ForExcel.vsto, <text:s/>Directory: C:\Program Files (x86)\MySQL\MySQL For Excel 1.3\, <text:s/>Size: 5595</text:span></text:p>
      <text:p text:style-name="P2"><text:span text:style-name="T5">4: Action 13:13:42: RegisterProduct. Registering product</text:span></text:p>
      <text:p text:style-name="P2"><text:span text:style-name="T5">4: {925520D3-909C-4E50-8D3C-A651D2CF3E0B}</text:span></text:p>
      <text:p text:style-name="P2"><text:span text:style-name="T5">4: Action 13:13:42: PublishFeatures. Publishing Product Features</text:span></text:p>
      <text:p text:style-name="P2"><text:span text:style-name="T5">4: Feature: DefaultFeature</text:span></text:p>
      <text:p text:style-name="P2"><text:span text:style-name="T5">4: Action 13:13:42: PublishProduct. Publishing product information</text:span></text:p>
      <text:p text:style-name="P2"><text:span text:style-name="T5">4: Action 13:13:42: InstallAddIn32. </text:span></text:p>
      <text:p text:style-name="P2"><text:span text:style-name="T5">4: Action 13:13:42: InstallAddIn64. </text:span></text:p>
      <text:p text:style-name="P2"><text:span text:style-name="T5">4: Action 13:13:42: RollbackCleanup. Removing backup files</text:span></text:p>
      <text:p text:style-name="P2"><text:span text:style-name="T5">4: 1: MySQL For Excel 1.3.8 2: {925520D3-909C-4E50-8D3C-A651D2CF3E0B} 3: 1 </text:span></text:p>
      <text:p text:style-name="P2"><text:span text:style-name="T5">4: The action 'Install' for product 'MySQL For Excel 1.3.8' completed successfully.</text:span></text:p>
      <text:p text:style-name="P2"><text:span text:style-name="T5">13: Action 13:13:43: INSTALL. </text:span></text:p>
      <text:p text:style-name="P2"><text:span text:style-name="T5">13: 1: MySQL Examples and Samples 8.0 2: {CA2A0AAE-AE35-4117-8F8B-057959546FCB} </text:span></text:p>
      <text:p text:style-name="P2"><text:span text:style-name="T5">13: Action 13:13:43: FindRelatedProducts. Searching for related applications</text:span></text:p>
      <text:p text:style-name="P2"><text:span text:style-name="T5">13: Action 13:13:43: ValidateProductID. </text:span></text:p>
      <text:p text:style-name="P2"><text:span text:style-name="T5">13: Action 13:13:43: CostInitialize. Computing space requirements</text:span></text:p>
      <text:p text:style-name="P2"><text:span text:style-name="T5">13: Action 13:13:43: FileCost. Computing space requirements</text:span></text:p>
      <text:p text:style-name="P2"><text:span text:style-name="T5">13: Action 13:13:43: CostFinalize. Computing space requirements</text:span></text:p>
      <text:p text:style-name="P2"><text:span text:style-name="T5">13: Action 13:13:43: InstallValidate. Validating install</text:span></text:p>
      <text:p text:style-name="P2"><text:span text:style-name="T5">13: Action 13:13:43: InstallInitialize. </text:span></text:p>
      <text:p text:style-name="P2"><text:span text:style-name="T5">13: Action 13:13:43: RemoveExistingProducts. Removing applications</text:span></text:p>
      <text:p text:style-name="P2"><text:span text:style-name="T5">13: Action 13:13:43: ProcessComponents. Updating component registration</text:span></text:p>
      <text:p text:style-name="P2"><text:span text:style-name="T5">13: Action 13:13:43: GenerateScript. Generating script operations for action:</text:span></text:p>
      <text:p text:style-name="P2"><text:span text:style-name="T5">13: Updating component registration</text:span></text:p>
      <text:p text:style-name="P2"><text:span text:style-name="T5">13: Action 13:13:43: UnpublishFeatures. Unpublishing Product Features</text:span></text:p>
      <text:p text:style-name="P2"><text:span text:style-name="T5">13: Action 13:13:43: RemoveRegistryValues. Removing system registry values</text:span></text:p>
      <text:p text:style-name="P2"><text:span text:style-name="T5">13: Action 13:13:43: RemoveFiles. Removing files</text:span></text:p>
      <text:p text:style-name="P2"><text:span text:style-name="T5">13: Action 13:13:43: InstallFiles. Copying new files</text:span></text:p>
      <text:p text:style-name="P2"><text:span text:style-name="T5">13: File: Copying new files, <text:s/>Directory: , <text:s/>Size: </text:span></text:p>
      <text:p text:style-name="P2"><text:span text:style-name="T5">13: Action 13:13:43: WriteRegistryValues. Writing system registry values</text:span></text:p>
      <text:p text:style-name="P2"><text:span text:style-name="T5">13: Key: Writing system registry values, Name: , Value: </text:span></text:p>
      <text:p text:style-name="P2"><text:span text:style-name="T5">13: Action 13:13:43: RegisterUser. Registering user</text:span></text:p>
      <text:p text:style-name="P2"><text:span text:style-name="T5">13: Action 13:13:43: RegisterProduct. Registering product</text:span></text:p>
      <text:p text:style-name="P2"><text:span text:style-name="T5">13: Registering product</text:span></text:p>
      <text:p text:style-name="P2"><text:span text:style-name="T5">13: Action 13:13:43: PublishFeatures. Publishing Product Features</text:span></text:p>
      <text:p text:style-name="P2"><text:span text:style-name="T5">13: Feature: Publishing Product Features</text:span></text:p>
      <text:p text:style-name="P2"><text:span text:style-name="T5">13: Action 13:13:43: PublishProduct. Publishing product information</text:span></text:p>
      <text:p text:style-name="P2"><text:span text:style-name="T5">13: </text:span></text:p>
      <text:p text:style-name="P2"><text:span text:style-name="T5">13: Action 13:13:43: InstallFinalize. </text:span></text:p>
      <text:p text:style-name="P2"><text:span text:style-name="T5">13: Action 13:13:43: ProcessComponents. Updating component registration</text:span></text:p>
      <text:p text:style-name="P2"><text:span text:style-name="T5">13: Action 13:13:43: InstallFiles. Copying new files</text:span></text:p>
      <text:p text:style-name="P2"><text:span text:style-name="T5">13: File: sakila.mwb, <text:s/>Directory: C:\Program Files (x86)\MySQL\Samples and Examples 8.0\Sample Databases\Sakila\, <text:s/>Size: 50019</text:span></text:p>
      <text:p text:style-name="P2"><text:span text:style-name="T5">13: File: sakila-data.sql, <text:s/>Directory: C:\Program Files (x86)\MySQL\Samples and Examples 8.0\Sample Databases\Sakila\, <text:s/>Size: 3398148</text:span></text:p>
      <text:p text:style-name="P2"><text:span text:style-name="T5">13: File: sakila-schema.sql, <text:s/>Directory: C:\Program Files (x86)\MySQL\Samples and Examples 8.0\Sample Databases\Sakila\, <text:s/>Size: 23353</text:span></text:p>
      <text:p text:style-name="P2"><text:soft-page-break/><text:span text:style-name="T5">13: File: world-schema.sql, <text:s/>Directory: C:\Program Files (x86)\MySQL\Samples and Examples 8.0\Sample Databases\World\, <text:s/>Size: 397328</text:span></text:p>
      <text:p text:style-name="P2"><text:span text:style-name="T5">13: Action 13:13:43: WriteRegistryValues. Writing system registry values</text:span></text:p>
      <text:p text:style-name="P2"><text:span text:style-name="T5">13: Key: \Software\MySQL AB\MySQL Examples and Samples 8.0, Name: Location, Value: C:\Program Files (x86)\MySQL\Samples and Examples 8.0\</text:span></text:p>
      <text:p text:style-name="P2"><text:span text:style-name="T5">13: Key: \Software\MySQL AB\MySQL Examples and Samples 8.0, Name: Sample Databases, Value: C:\Program Files (x86)\MySQL\Samples and Examples 8.0\Sample Databases\</text:span></text:p>
      <text:p text:style-name="P2"><text:span text:style-name="T5">13: Key: \Software\MySQL AB\MySQL Examples and Samples 8.0, Name: , Value: </text:span></text:p>
      <text:p text:style-name="P2"><text:span text:style-name="T5">13: Key: \Software\MySQL AB\MySQL Examples and Samples 8.0, Name: , Value: </text:span></text:p>
      <text:p text:style-name="P2"><text:span text:style-name="T5">13: Action 13:13:43: RegisterProduct. Registering product</text:span></text:p>
      <text:p text:style-name="P2"><text:span text:style-name="T5">13: {CA2A0AAE-AE35-4117-8F8B-057959546FCB}</text:span></text:p>
      <text:p text:style-name="P2"><text:span text:style-name="T5">13: Action 13:13:43: PublishFeatures. Publishing Product Features</text:span></text:p>
      <text:p text:style-name="P2"><text:span text:style-name="T5">13: Feature: SampleDB</text:span></text:p>
      <text:p text:style-name="P2"><text:span text:style-name="T5">13: Action 13:13:43: PublishProduct. Publishing product information</text:span></text:p>
      <text:p text:style-name="P2"><text:span text:style-name="T5">13: Action 13:13:43: RollbackCleanup. Removing backup files</text:span></text:p>
      <text:p text:style-name="P2"><text:span text:style-name="T5">13: 1: MySQL Examples and Samples 8.0 2: {CA2A0AAE-AE35-4117-8F8B-057959546FCB} 3: 1 </text:span></text:p>
      <text:p text:style-name="P2"><text:span text:style-name="T5">13: The action 'Install' for product 'Samples and Examples 8.0.18' completed successfully.</text:span></text:p>
      <text:p text:style-name="P2"><text:span text:style-name="T5">10: Action 13:13:43: INSTALL. </text:span></text:p>
      <text:p text:style-name="P2"><text:span text:style-name="T5">10: 1: MySQL Connector Net 8.0.18 2: {6A8D895A-E2D0-4701-BE5D-478BEAC048D3} </text:span></text:p>
      <text:p text:style-name="P2"><text:span text:style-name="T5">10: Action 13:13:43: FindRelatedProducts. Searching for related applications</text:span></text:p>
      <text:p text:style-name="P2"><text:span text:style-name="T5">10: Action 13:13:43: AppSearch. Searching for installed applications</text:span></text:p>
      <text:p text:style-name="P2"><text:span text:style-name="T5">10: Action 13:13:43: LaunchConditions. Evaluating launch conditions</text:span></text:p>
      <text:p text:style-name="P2"><text:span text:style-name="T5">10: Action 13:13:43: ValidateProductID. </text:span></text:p>
      <text:p text:style-name="P2"><text:span text:style-name="T5">10: Action 13:13:43: CostInitialize. Computing space requirements</text:span></text:p>
      <text:p text:style-name="P2"><text:span text:style-name="T5">10: Action 13:13:43: FileCost. Computing space requirements</text:span></text:p>
      <text:p text:style-name="P2"><text:span text:style-name="T5">10: Action 13:13:43: CostFinalize. Computing space requirements</text:span></text:p>
      <text:p text:style-name="P2"><text:span text:style-name="T5">10: Action 13:13:43: InstallValidate. Validating install</text:span></text:p>
      <text:p text:style-name="P2"><text:span text:style-name="T5">10: Action 13:13:43: Setv45InstallUtil. </text:span></text:p>
      <text:p text:style-name="P2"><text:span text:style-name="T5">10: Action 13:13:43: InstallInitialize. </text:span></text:p>
      <text:p text:style-name="P2"><text:span text:style-name="T5">10: Action 13:13:43: RemoveExistingProducts. Removing applications</text:span></text:p>
      <text:p text:style-name="P2"><text:span text:style-name="T5">10: Action 13:13:43: ProcessComponents. Updating component registration</text:span></text:p>
      <text:p text:style-name="P2"><text:span text:style-name="T5">10: Action 13:13:43: GenerateScript. Generating script operations for action:</text:span></text:p>
      <text:p text:style-name="P2"><text:span text:style-name="T5">10: Updating component registration</text:span></text:p>
      <text:p text:style-name="P2"><text:span text:style-name="T5">10: Action 13:13:43: MsiUnpublishAssemblies. Unpublishing assembly information</text:span></text:p>
      <text:p text:style-name="P2"><text:span text:style-name="T5">10: Action 13:13:43: UnpublishFeatures. Unpublishing Product Features</text:span></text:p>
      <text:p text:style-name="P2"><text:span text:style-name="T5">10: Action 13:13:43: UninstallPerfCounterData. </text:span></text:p>
      <text:p text:style-name="P2"><text:span text:style-name="T5">10: Action 13:13:43: RemoveRegistryValues. Removing system registry values</text:span></text:p>
      <text:p text:style-name="P2"><text:span text:style-name="T5">10: Action 13:13:43: RemoveShortcuts. Removing shortcuts</text:span></text:p>
      <text:p text:style-name="P2"><text:span text:style-name="T5">10: Action 13:13:43: RemoveFiles. Removing files</text:span></text:p>
      <text:p text:style-name="P2"><text:span text:style-name="T5">10: Action 13:13:43: RemoveFolders. Removing folders</text:span></text:p>
      <text:p text:style-name="P2"><text:span text:style-name="T5">10: Action 13:13:43: CreateFolders. Creating folders</text:span></text:p>
      <text:p text:style-name="P2"><text:span text:style-name="T5">10: Folder: Creating folders</text:span></text:p>
      <text:p text:style-name="P2"><text:span text:style-name="T5">10: Action 13:13:43: InstallFiles. Copying new files</text:span></text:p>
      <text:p text:style-name="P2"><text:span text:style-name="T5">10: File: Copying new files, <text:s/>Directory: , <text:s/>Size: </text:span></text:p>
      <text:p text:style-name="P2"><text:span text:style-name="T5">10: Action 13:13:44: ManagedDataInstallSetup. </text:span></text:p>
      <text:p text:style-name="P2"><text:span text:style-name="T5">10: Action 13:13:44: ManagedDataInstall. Registering data provider in machine.config</text:span></text:p>
      <text:p text:style-name="P2"><text:span text:style-name="T5">10: Action 13:13:44: ManagedWebInstallSetup. </text:span></text:p>
      <text:p text:style-name="P2"><text:span text:style-name="T5">10: </text:span></text:p>
      <text:p text:style-name="P2"><text:span text:style-name="T5">10: Action 13:13:44: CreateShortcuts. Creating shortcuts</text:span></text:p>
      <text:p text:style-name="P2"><text:span text:style-name="T5">10: Shortcut: Creating shortcuts</text:span></text:p>
      <text:p text:style-name="P2"><text:span text:style-name="T5">10: Action 13:13:44: WriteRegistryValues. Writing system registry values</text:span></text:p>
      <text:p text:style-name="P2"><text:soft-page-break/><text:span text:style-name="T5">10: Key: Writing system registry values, Name: , Value: </text:span></text:p>
      <text:p text:style-name="P2"><text:span text:style-name="T5">10: Action 13:13:44: InstallPerfCounterData. </text:span></text:p>
      <text:p text:style-name="P2"><text:span text:style-name="T5">10: Action 13:13:44: RollbackRegisterPerfCounterData. </text:span></text:p>
      <text:p text:style-name="P2"><text:span text:style-name="T5">10: </text:span></text:p>
      <text:p text:style-name="P2"><text:span text:style-name="T5">10: Action 13:13:44: RegisterPerfCounterData. </text:span></text:p>
      <text:p text:style-name="P2"><text:span text:style-name="T5">10: </text:span></text:p>
      <text:p text:style-name="P2"><text:span text:style-name="T5">10: Action 13:13:44: RegisterUser. Registering user</text:span></text:p>
      <text:p text:style-name="P2"><text:span text:style-name="T5">10: Action 13:13:44: RegisterProduct. Registering product</text:span></text:p>
      <text:p text:style-name="P2"><text:span text:style-name="T5">10: Registering product</text:span></text:p>
      <text:p text:style-name="P2"><text:span text:style-name="T5">10: Action 13:13:44: MsiPublishAssemblies. Publishing assembly information</text:span></text:p>
      <text:p text:style-name="P2"><text:span text:style-name="T5">10: Application Context:Publishing assembly information, Assembly Name:</text:span></text:p>
      <text:p text:style-name="P2"><text:span text:style-name="T5">10: Action 13:13:44: PublishFeatures. Publishing Product Features</text:span></text:p>
      <text:p text:style-name="P2"><text:span text:style-name="T5">10: Feature: Publishing Product Features</text:span></text:p>
      <text:p text:style-name="P2"><text:span text:style-name="T5">10: Action 13:13:44: PublishProduct. Publishing product information</text:span></text:p>
      <text:p text:style-name="P2"><text:span text:style-name="T5">10: </text:span></text:p>
      <text:p text:style-name="P2"><text:span text:style-name="T5">10: Action 13:13:44: InstallFinalize. </text:span></text:p>
      <text:p text:style-name="P2"><text:span text:style-name="T5">10: Action 13:13:44: ProcessComponents. Updating component registration</text:span></text:p>
      <text:p text:style-name="P2"><text:span text:style-name="T5">10: Action 13:13:44: CreateFolders. Creating folders</text:span></text:p>
      <text:p text:style-name="P2"><text:span text:style-name="T5">10: Folder: C:\ProgramData\Microsoft\Windows\Start Menu\Programs\MySQL\MySQL Connector Net 8.0.18\</text:span></text:p>
      <text:p text:style-name="P2"><text:span text:style-name="T5">10: Action 13:13:44: InstallFiles. Copying new files</text:span></text:p>
      <text:p text:style-name="P2"><text:span text:style-name="T5">10: File: BouncyCastle.Crypto.dll, <text:s/>Directory: C:\Program Files (x86)\MySQL\Connector NET 8.0\Assemblies\v4.5.2\, <text:s/>Size: 2453504</text:span></text:p>
      <text:p text:style-name="P2"><text:span text:style-name="T5">10: File: BouncyCastle.Crypto.dll, <text:s/>Directory: , <text:s/>Size: 2453504</text:span></text:p>
      <text:p text:style-name="P2"><text:span text:style-name="T5">10: File: CHANGES, <text:s/>Directory: C:\Program Files (x86)\MySQL\Connector NET 8.0\, <text:s/>Size: 15805</text:span></text:p>
      <text:p text:style-name="P2"><text:span text:style-name="T5">10: File: Google.Protobuf.dll, <text:s/>Directory: C:\Program Files (x86)\MySQL\Connector NET 8.0\Assemblies\v4.5.2\, <text:s/>Size: 298496</text:span></text:p>
      <text:p text:style-name="P2"><text:span text:style-name="T5">10: File: Google.Protobuf.dll, <text:s/>Directory: , <text:s/>Size: 298496</text:span></text:p>
      <text:p text:style-name="P2"><text:span text:style-name="T5">10: File: License, <text:s/>Directory: C:\Program Files (x86)\MySQL\Connector NET 8.0\, <text:s/>Size: 100937</text:span></text:p>
      <text:p text:style-name="P2"><text:span text:style-name="T5">10: File: MySQL.Data.EntityFrameworkCore.Design.xml, <text:s/>Directory: C:\Program Files (x86)\MySQL\Connector NET 8.0\Assemblies\v4.5.2\, <text:s/>Size: 162</text:span></text:p>
      <text:p text:style-name="P2"><text:span text:style-name="T5">10: File: MySQL.Data.EntityFrameworkCore.dll, <text:s/>Directory: C:\Program Files (x86)\MySQL\Connector NET 8.0\Assemblies\v4.5.2\, <text:s/>Size: 62464</text:span></text:p>
      <text:p text:style-name="P2"><text:span text:style-name="T5">10: File: MySQL.Data.EntityFrameworkCore.xml, <text:s/>Directory: C:\Program Files (x86)\MySQL\Connector NET 8.0\Assemblies\v4.5.2\, <text:s/>Size: 15529</text:span></text:p>
      <text:p text:style-name="P2"><text:span text:style-name="T5">10: File: MySQL.Data.EntityFrameworkCore.Design.dll, <text:s/>Directory: C:\Program Files (x86)\MySQL\Connector NET 8.0\Assemblies\v4.5.2\, <text:s/>Size: 24064</text:span></text:p>
      <text:p text:style-name="P2"><text:span text:style-name="T5">10: File: MySql.Data.EntityFramework.dll, <text:s/>Directory: C:\Program Files (x86)\MySQL\Connector NET 8.0\Assemblies\v4.5.2\, <text:s/>Size: 393728</text:span></text:p>
      <text:p text:style-name="P2"><text:span text:style-name="T5">10: File: MySql.Data.EntityFramework.xml, <text:s/>Directory: C:\Program Files (x86)\MySQL\Connector NET 8.0\Assemblies\v4.5.2\, <text:s/>Size: 21256</text:span></text:p>
      <text:p text:style-name="P2"><text:span text:style-name="T5">10: File: MySql.Data.dll, <text:s/>Directory: C:\Program Files (x86)\MySQL\Connector NET 8.0\Assemblies\v4.5.2\, <text:s/>Size: 770048</text:span></text:p>
      <text:p text:style-name="P2"><text:span text:style-name="T5">10: File: MySql.Data.dll, <text:s/>Directory: , <text:s/>Size: 770048</text:span></text:p>
      <text:p text:style-name="P2"><text:span text:style-name="T5">10: File: MySql.Data.xml, <text:s/>Directory: C:\Program Files (x86)\MySQL\Connector NET 8.0\Assemblies\v4.5.2\, <text:s/>Size: 850161</text:span></text:p>
      <text:p text:style-name="P2"><text:span text:style-name="T5">10: File: MySql.Web.dll, <text:s/>Directory: C:\Program Files (x86)\MySQL\Connector NET 8.0\Assemblies\v4.5.2\, <text:s/>Size: 162304</text:span></text:p>
      <text:p text:style-name="P2"><text:span text:style-name="T5">10: File: MySql.Web.xml, <text:s/>Directory: C:\Program Files (x86)\MySQL\Connector NET 8.0\Assemblies\v4.5.2\, <text:s/>Size: 101005</text:span></text:p>
      <text:p text:style-name="P2"><text:span text:style-name="T5">10: File: MySql.Web.dll, <text:s/>Directory: , <text:s/>Size: 162304</text:span></text:p>
      <text:p text:style-name="P2"><text:soft-page-break/><text:span text:style-name="T5">10: File: README, <text:s/>Directory: C:\Program Files (x86)\MySQL\Connector NET 8.0\, <text:s/>Size: 672</text:span></text:p>
      <text:p text:style-name="P2"><text:span text:style-name="T5">10: File: Release Notes.txt, <text:s/>Directory: C:\Program Files (x86)\MySQL\Connector NET 8.0\, <text:s/>Size: 1029</text:span></text:p>
      <text:p text:style-name="P2"><text:span text:style-name="T5">10: File: Renci.SshNet.dll, <text:s/>Directory: C:\Program Files (x86)\MySQL\Connector NET 8.0\Assemblies\v4.5.2\, <text:s/>Size: 422912</text:span></text:p>
      <text:p text:style-name="P2"><text:span text:style-name="T5">10: File: SshNet.Security.Cryptography.dll, <text:s/>Directory: C:\Program Files (x86)\MySQL\Connector NET 8.0\Assemblies\v4.5.2\, <text:s/>Size: 34816</text:span></text:p>
      <text:p text:style-name="P2"><text:span text:style-name="T5">10: File: Renci.SshNet.dll, <text:s/>Directory: , <text:s/>Size: 422912</text:span></text:p>
      <text:p text:style-name="P2"><text:span text:style-name="T5">10: File: SshNet.Security.Cryptography.dll, <text:s/>Directory: , <text:s/>Size: 34816</text:span></text:p>
      <text:p text:style-name="P2"><text:span text:style-name="T5">10: Action 13:13:44: ManagedDataInstall. Registering data provider in machine.config</text:span></text:p>
      <text:p text:style-name="P2"><text:span text:style-name="T5">10: Action 13:13:45: ManagedWebInstallSetup. </text:span></text:p>
      <text:p text:style-name="P2"><text:span text:style-name="T5">10: Action 13:13:45: CreateShortcuts. Creating shortcuts</text:span></text:p>
      <text:p text:style-name="P2"><text:span text:style-name="T5">10: Shortcut: ChangeLogIcon</text:span></text:p>
      <text:p text:style-name="P2"><text:span text:style-name="T5">10: Shortcut: upfn1-0t|Documentation</text:span></text:p>
      <text:p text:style-name="P2"><text:span text:style-name="T5">10: Shortcut: vaitcdd6|ChangeLog</text:span></text:p>
      <text:p text:style-name="P2"><text:span text:style-name="T5">10: Shortcut: _rq6aex9|Release Notes</text:span></text:p>
      <text:p text:style-name="P2"><text:span text:style-name="T5">10: Action 13:13:45: WriteRegistryValues. Writing system registry values</text:span></text:p>
      <text:p text:style-name="P2"><text:span text:style-name="T5">10: Key: \Software\MySQL AB, Name: Default, Value: true</text:span></text:p>
      <text:p text:style-name="P2"><text:span text:style-name="T5">10: Key: \Software\MySQL AB, Name: , Value: </text:span></text:p>
      <text:p text:style-name="P2"><text:span text:style-name="T5">10: Key: \Software\MySQL AB\MySQL Connector/Net, Name: Version, Value: 8.0.18</text:span></text:p>
      <text:p text:style-name="P2"><text:span text:style-name="T5">10: Key: \Software\MySQL AB\MySQL Connector/Net, Name: Location, Value: C:\Program Files (x86)\MySQL\Connector NET 8.0\</text:span></text:p>
      <text:p text:style-name="P2"><text:span text:style-name="T5">10: Key: \SOFTWARE\Microsoft\.NETFramework\v4.5.50709\AssemblyFoldersEx\MySQL Connector Net 8.0.18 v4.5.1, Name: , Value: C:\Program Files (x86)\MySQL\Connector NET 8.0\Assemblies\v4.5.2\</text:span></text:p>
      <text:p text:style-name="P2"><text:span text:style-name="T5">10: Key: \SOFTWARE\Microsoft\.NETFramework\v4.5.50709\AssemblyFoldersEx\MySQL Connector Net 8.0.18 v4.5.1, Name: , Value: </text:span></text:p>
      <text:p text:style-name="P2"><text:span text:style-name="T5">10: Key: \SYSTEM\CurrentControlSet\Services\.NET Data Provider for MySQL\Linkage, Name: Export, Value: .NET Data Provider for MySQL</text:span></text:p>
      <text:p text:style-name="P2"><text:span text:style-name="T5">10: Key: \SYSTEM\CurrentControlSet\Services\.NET Data Provider for MySQL\Performance, Name: Library, Value: netfxperf.dll</text:span></text:p>
      <text:p text:style-name="P2"><text:span text:style-name="T5">10: Key: \SYSTEM\CurrentControlSet\Services\.NET Data Provider for MySQL\Performance, Name: Open, Value: OpenPerformanceData</text:span></text:p>
      <text:p text:style-name="P2"><text:span text:style-name="T5">10: Key: \SYSTEM\CurrentControlSet\Services\.NET Data Provider for MySQL\Performance, Name: Collect, Value: CollectPerformanceData</text:span></text:p>
      <text:p text:style-name="P2"><text:span text:style-name="T5">10: Key: \SYSTEM\CurrentControlSet\Services\.NET Data Provider for MySQL\Performance, Name: Close, Value: ClosePerformanceData</text:span></text:p>
      <text:p text:style-name="P2"><text:span text:style-name="T5">10: Key: \SYSTEM\CurrentControlSet\Services\.NET Data Provider for MySQL\Performance, Name: IsMultiInstance, Value: #0</text:span></text:p>
      <text:p text:style-name="P2">10: Key: \SYSTEM\CurrentControlSet\Services\.NET Data Provider for MySQL\Performance, Name: Counter Names, Value: </text:p>
      <text:p text:style-name="P2">10: Key: \SYSTEM\CurrentControlSet\Services\.NET Data Provider for MySQL\Performance, Name: Counter Types, Value: </text:p>
      <text:p text:style-name="P2">10: Action 13:13:45: RollbackRegisterPerfCounterData. </text:p>
      <text:p text:style-name="P2">10: Action 13:13:45: RegisterPerfCounterData. </text:p>
      <text:p text:style-name="P2">10: Action 13:13:46: RegisterProduct. Registering product</text:p>
      <text:p text:style-name="P2">10: {6A8D895A-E2D0-4701-BE5D-478BEAC048D3}</text:p>
      <text:p text:style-name="P2">10: Action 13:13:46: MsiPublishAssemblies. Publishing assembly information</text:p>
      <text:p text:style-name="P2">10: Application Context:Global, Assembly Name:MySql.Data,version="8.0.18.0",culture="neutral",publicKeyToken="C5687FC88969C44D",processorArchitecture="MSIL"</text:p>
      <text:p text:style-name="P2"><text:soft-page-break/>10: Application Context:Global, Assembly Name:Google.Protobuf,version="3.6.1.0",culture="neutral",publicKeyToken="A7D26565BAC4D604",processorArchitecture="MSIL"</text:p>
      <text:p text:style-name="P2">10: Application Context:Global, Assembly Name:BouncyCastle.Crypto,version="1.8.3.0",culture="neutral",publicKeyToken="0E99375E54769942"</text:p>
      <text:p text:style-name="P2">10: Application Context:Global, Assembly Name:Renci.SshNet,version="2016.1.0.0",culture="neutral",publicKeyToken="1CEE9F8BDE3DB106",processorArchitecture="MSIL"</text:p>
      <text:p text:style-name="P2">10: Application Context:Global, Assembly Name:SshNet.Security.Cryptography,version="1.2.0.0",culture="neutral",publicKeyToken="C5687FC88969C44D",processorArchitecture="MSIL"</text:p>
      <text:p text:style-name="P2">10: Application Context:Global, Assembly Name:MySql.Web,version="8.0.18.0",culture="neutral",publicKeyToken="C5687FC88969C44D",processorArchitecture="MSIL"</text:p>
      <text:p text:style-name="P2">10: Action 13:13:46: PublishFeatures. Publishing Product Features</text:p>
      <text:p text:style-name="P2">10: Feature: EntityFramework</text:p>
      <text:p text:style-name="P2">10: Feature: Core.Feature</text:p>
      <text:p text:style-name="P2">10: Feature: WebProviders</text:p>
      <text:p text:style-name="P2">10: Feature: Plugins</text:p>
      <text:p text:style-name="P2">10: Action 13:13:46: PublishProduct. Publishing product information</text:p>
      <text:p text:style-name="P2">10: Action 13:13:46: RollbackCleanup. Removing backup files</text:p>
      <text:p text:style-name="P2">10: 1: MySQL Connector Net 8.0.18 2: {6A8D895A-E2D0-4701-BE5D-478BEAC048D3} 3: 1 </text:p>
      <text:p text:style-name="P2">10: The action 'Install' for product 'Connector/NET 8.0.18' completed successfully.</text:p>
      <text:p text:style-name="P2">11: Action 13:13:46: INSTALL. </text:p>
      <text:p text:style-name="P2">11: 1: MySQL Connector Python v8.0.17 for Python v3.7 2: {AEAFD15D-AFC5-4BF5-B16B-FC9F71ECFDAF} </text:p>
      <text:p text:style-name="P2">11: Action 13:13:46: FindRelatedProducts. Searching for related applications</text:p>
      <text:p text:style-name="P2">11: Action 13:13:46: AppSearch. Searching for installed applications</text:p>
      <text:p text:style-name="P2">11: Action 13:13:46: LaunchConditions. Evaluating launch conditions</text:p>
      <text:p text:style-name="P2">11: Python v3.7 not found. We only support Python installed using the Microsoft Windows Installer (MSI) downloaded from http://www.python.org/download/. Please check the Connector/Python manual on http://dev.mysql.com/doc/ for more information.</text:p>
      <text:p text:style-name="P2">11: 1: MySQL Connector Python v8.0.17 for Python v3.7 2: {AEAFD15D-AFC5-4BF5-B16B-FC9F71ECFDAF} 3: 3 </text:p>
      <text:p text:style-name="P2">11: The action 'Install' for product 'Connector/Python (3.7) 8.0.17' failed.</text:p>
      <text:p text:style-name="P2">7: Action 13:13:46: INSTALL. </text:p>
      <text:p text:style-name="P2">7: 1: MySQL Connector/ODBC 8.0 2: {3C0AB23E-7D55-4C9A-BA7D-160E074A5F28} </text:p>
      <text:p text:style-name="P2">7: Action 13:13:46: FindRelatedProducts. Searching for related applications</text:p>
      <text:p text:style-name="P2">7: Action 13:13:46: AppSearch. Searching for installed applications</text:p>
      <text:p text:style-name="P2">7: Action 13:13:46: LaunchConditions. Evaluating launch conditions</text:p>
      <text:p text:style-name="P2">7: Action 13:13:46: ValidateProductID. </text:p>
      <text:p text:style-name="P2">7: Action 13:13:46: CostInitialize. Computing space requirements</text:p>
      <text:p text:style-name="P2">7: Action 13:13:46: FileCost. Computing space requirements</text:p>
      <text:p text:style-name="P2">7: Action 13:13:46: CostFinalize. Computing space requirements</text:p>
      <text:p text:style-name="P2">7: Action 13:13:46: InstallValidate. Validating install</text:p>
      <text:p text:style-name="P2">7: Action 13:13:46: SetARPINSTALLLOCATION. </text:p>
      <text:p text:style-name="P2">7: Action 13:13:46: SetARPREADME. </text:p>
      <text:p text:style-name="P2">7: Action 13:13:46: InstallInitialize. </text:p>
      <text:p text:style-name="P2">7: Action 13:13:46: RemoveExistingProducts. Removing applications</text:p>
      <text:p text:style-name="P2">7: Action 13:13:46: ProcessComponents. Updating component registration</text:p>
      <text:p text:style-name="P2"><text:soft-page-break/>7: Action 13:13:46: GenerateScript. Generating script operations for action:</text:p>
      <text:p text:style-name="P2">7: Updating component registration</text:p>
      <text:p text:style-name="P2">7: Action 13:13:46: UnpublishFeatures. Unpublishing product features</text:p>
      <text:p text:style-name="P2">7: Action 13:13:46: RemoveODBC. Removing ODBC components</text:p>
      <text:p text:style-name="P2">7: Action 13:13:46: RemoveRegistryValues. Removing system registry values</text:p>
      <text:p text:style-name="P2">7: Action 13:13:46: RemoveFiles. Removing files</text:p>
      <text:p text:style-name="P2">7: Action 13:13:46: InstallFiles. Copying new files</text:p>
      <text:p text:style-name="P2">7: File: Copying new files, <text:s/>Directory: , <text:s/>Size: </text:p>
      <text:p text:style-name="P2">7: Action 13:13:47: WriteRegistryValues. Writing system registry values</text:p>
      <text:p text:style-name="P2">7: Key: Writing system registry values, Name: , Value: </text:p>
      <text:p text:style-name="P2">7: Action 13:13:47: InstallODBC. Installing ODBC components</text:p>
      <text:p text:style-name="P2">7: Action 13:13:47: RegisterUser. Registering user</text:p>
      <text:p text:style-name="P2">7: Action 13:13:47: RegisterProduct. Registering product</text:p>
      <text:p text:style-name="P2">7: Registering product</text:p>
      <text:p text:style-name="P2">7: Action 13:13:47: PublishFeatures. Publishing product features</text:p>
      <text:p text:style-name="P2">7: Feature: Publishing product features</text:p>
      <text:p text:style-name="P2">7: Action 13:13:47: PublishProduct. Publishing product information</text:p>
      <text:p text:style-name="P2">7: Action 13:13:47: InstallFinalize. </text:p>
      <text:p text:style-name="P2">7: Action 13:13:47: ProcessComponents. Updating component registration</text:p>
      <text:p text:style-name="P2">7: Action 13:13:47: RemoveODBC. Removing ODBC components</text:p>
      <text:p text:style-name="P2">7: Action 13:13:47: InstallFiles. Copying new files</text:p>
      <text:p text:style-name="P2">7: File: ChangeLog.txt, <text:s/>Directory: C:\Program Files\MySQL\Connector ODBC 8.0\, <text:s/>Size: 64541</text:p>
      <text:p text:style-name="P2">7: File: INFO_BIN, <text:s/>Directory: C:\Program Files\MySQL\Connector ODBC 8.0\, <text:s/>Size: 338</text:p>
      <text:p text:style-name="P2">7: File: INFO_SRC, <text:s/>Directory: C:\Program Files\MySQL\Connector ODBC 8.0\, <text:s/>Size: 211</text:p>
      <text:p text:style-name="P2">7: File: myodbc-installer.exe, <text:s/>Directory: C:\Program Files\MySQL\Connector ODBC 8.0\, <text:s/>Size: 7565824</text:p>
      <text:p text:style-name="P2">7: File: myodbc-installer.pdb, <text:s/>Directory: C:\Program Files\MySQL\Connector ODBC 8.0\, <text:s/>Size: 3731456</text:p>
      <text:p text:style-name="P2">7: File: libcrypto-1_1-x64.dll, <text:s/>Directory: C:\Program Files\MySQL\Connector ODBC 8.0\, <text:s/>Size: 3282040</text:p>
      <text:p text:style-name="P2">7: File: libssl-1_1-x64.dll, <text:s/>Directory: C:\Program Files\MySQL\Connector ODBC 8.0\, <text:s/>Size: 662128</text:p>
      <text:p text:style-name="P2">7: File: LICENSE.txt, <text:s/>Directory: C:\Program Files\MySQL\Connector ODBC 8.0\, <text:s/>Size: 95098</text:p>
      <text:p text:style-name="P2">7: File: myodbc8a.dll, <text:s/>Directory: C:\Program Files\MySQL\Connector ODBC 8.0\, <text:s/>Size: 8629760</text:p>
      <text:p text:style-name="P2">7: File: myodbc8S.dll, <text:s/>Directory: C:\Program Files\MySQL\Connector ODBC 8.0\, <text:s/>Size: 7684096</text:p>
      <text:p text:style-name="P2">7: File: myodbc8S.lib, <text:s/>Directory: C:\Program Files\MySQL\Connector ODBC 8.0\, <text:s/>Size: 2076</text:p>
      <text:p text:style-name="P2">7: File: myodbc8S.pdb, <text:s/>Directory: C:\Program Files\MySQL\Connector ODBC 8.0\, <text:s/>Size: 3928064</text:p>
      <text:p text:style-name="P2">7: File: myodbc8w.dll, <text:s/>Directory: C:\Program Files\MySQL\Connector ODBC 8.0\, <text:s/>Size: 8638464</text:p>
      <text:p text:style-name="P2">7: File: myodbc8a.lib, <text:s/>Directory: C:\Program Files\MySQL\Connector ODBC 8.0\, <text:s/>Size: 16724</text:p>
      <text:p text:style-name="P2">7: File: myodbc8a.pdb, <text:s/>Directory: C:\Program Files\MySQL\Connector ODBC 8.0\, <text:s/>Size: 8089600</text:p>
      <text:p text:style-name="P2">7: File: myodbc8w.lib, <text:s/>Directory: C:\Program Files\MySQL\Connector ODBC 8.0\, <text:s/>Size: 17034</text:p>
      <text:p text:style-name="P2">7: File: myodbc8w.pdb, <text:s/>Directory: C:\Program Files\MySQL\Connector ODBC 8.0\, <text:s/>Size: 8097792</text:p>
      <text:p text:style-name="P2">7: File: README.txt, <text:s/>Directory: C:\Program Files\MySQL\Connector ODBC 8.0\, <text:s/>Size: 1395</text:p>
      <text:p text:style-name="P2">7: Action 13:13:47: WriteRegistryValues. Writing system registry values</text:p>
      <text:p text:style-name="P2">7: Key: \SOFTWARE\MySQL AB\MySQL Connector/ODBC 8.0, Name: Version, Value: 8.0.18</text:p>
      <text:p text:style-name="P2">7: Key: \SOFTWARE\MySQL AB\MySQL Connector/ODBC 8.0, Name: , Value: </text:p>
      <text:p text:style-name="P2">7: Action 13:13:47: InstallODBC. Installing ODBC components</text:p>
      <text:p text:style-name="P2">7: Action 13:13:47: RegisterProduct. Registering product</text:p>
      <text:p text:style-name="P2">7: {3C0AB23E-7D55-4C9A-BA7D-160E074A5F28}</text:p>
      <text:p text:style-name="P2">7: Action 13:13:47: PublishFeatures. Publishing product features</text:p>
      <text:p text:style-name="P2">7: Feature: ODBC</text:p>
      <text:p text:style-name="P2">7: Action 13:13:47: PublishProduct. Publishing product information</text:p>
      <text:p text:style-name="P2"><text:soft-page-break/>7: Action 13:13:47: RollbackCleanup. Removing backup files</text:p>
      <text:p text:style-name="P2">7: 1: MySQL Connector/ODBC 8.0 2: {3C0AB23E-7D55-4C9A-BA7D-160E074A5F28} 3: 1 </text:p>
      <text:p text:style-name="P2">7: The action 'Install' for product 'Connector/ODBC 8.0.18' completed successfully.</text:p>
      <text:p text:style-name="P2">8: Action 13:13:48: INSTALL. </text:p>
      <text:p text:style-name="P2">8: 1: MySQL Connector C++ 8.0 2: {FC6EF205-E78F-41C8-AF64-2942E59EBB1E} </text:p>
      <text:p text:style-name="P2">8: Action 13:13:48: FindRelatedProducts. Searching for related applications</text:p>
      <text:p text:style-name="P2">8: Action 13:13:48: AppSearch. Searching for installed applications</text:p>
      <text:p text:style-name="P2">8: Action 13:13:48: LaunchConditions. Evaluating launch conditions</text:p>
      <text:p text:style-name="P2">8: Action 13:13:48: ValidateProductID. </text:p>
      <text:p text:style-name="P2">8: Action 13:13:48: CostInitialize. Computing space requirements</text:p>
      <text:p text:style-name="P2">8: Action 13:13:48: FileCost. Computing space requirements</text:p>
      <text:p text:style-name="P2">8: Action 13:13:48: CostFinalize. Computing space requirements</text:p>
      <text:p text:style-name="P2">8: Action 13:13:48: MigrateFeatureStates. Migrating feature states from related applications</text:p>
      <text:p text:style-name="P2">8: Action 13:13:48: InstallValidate. Validating install</text:p>
      <text:p text:style-name="P2">8: Action 13:13:48: SaveTargetDir. </text:p>
      <text:p text:style-name="P2">8: Action 13:13:48: InstallInitialize. </text:p>
      <text:p text:style-name="P2">8: Action 13:13:48: RemoveExistingProducts. Removing applications</text:p>
      <text:p text:style-name="P2">8: Action 13:13:48: ProcessComponents. Updating component registration</text:p>
      <text:p text:style-name="P2">8: Action 13:13:48: GenerateScript. Generating script operations for action:</text:p>
      <text:p text:style-name="P2">8: Updating component registration</text:p>
      <text:p text:style-name="P2">8: Action 13:13:48: UnpublishFeatures. Unpublishing Product Features</text:p>
      <text:p text:style-name="P2">8: Action 13:13:48: RemoveFiles. Removing files</text:p>
      <text:p text:style-name="P2">8: Action 13:13:48: InstallFiles. Copying new files</text:p>
      <text:p text:style-name="P2">8: File: Copying new files, <text:s/>Directory: , <text:s/>Size: </text:p>
      <text:p text:style-name="P2">8: Action 13:13:48: RegisterUser. Registering user</text:p>
      <text:p text:style-name="P2">8: Action 13:13:48: RegisterProduct. Registering product</text:p>
      <text:p text:style-name="P2">8: Registering product</text:p>
      <text:p text:style-name="P2">8: Action 13:13:48: PublishFeatures. Publishing Product Features</text:p>
      <text:p text:style-name="P2">8: Feature: Publishing Product Features</text:p>
      <text:p text:style-name="P2">8: Action 13:13:48: PublishProduct. Publishing product information</text:p>
      <text:p text:style-name="P2">8: Action 13:13:48: InstallFinalize. </text:p>
      <text:p text:style-name="P2">8: Action 13:13:48: ProcessComponents. Updating component registration</text:p>
      <text:p text:style-name="P2">8: Action 13:13:48: InstallFiles. Copying new files</text:p>
      <text:p text:style-name="P2">8: File: build_config.h, <text:s/>Directory: C:\Program Files\MySQL\Connector C++ 8.0\include\jdbc\cppconn\, <text:s/>Size: 2926</text:p>
      <text:p text:style-name="P2">8: File: config.h, <text:s/>Directory: C:\Program Files\MySQL\Connector C++ 8.0\include\jdbc\cppconn\, <text:s/>Size: 3299</text:p>
      <text:p text:style-name="P2">8: File: connection.h, <text:s/>Directory: C:\Program Files\MySQL\Connector C++ 8.0\include\jdbc\cppconn\, <text:s/>Size: 5125</text:p>
      <text:p text:style-name="P2">8: File: datatype.h, <text:s/>Directory: C:\Program Files\MySQL\Connector C++ 8.0\include\jdbc\cppconn\, <text:s/>Size: 1955</text:p>
      <text:p text:style-name="P2">8: File: driver.h, <text:s/>Directory: C:\Program Files\MySQL\Connector C++ 8.0\include\jdbc\cppconn\, <text:s/>Size: 2471</text:p>
      <text:p text:style-name="P2">8: File: exception.h, <text:s/>Directory: C:\Program Files\MySQL\Connector C++ 8.0\include\jdbc\cppconn\, <text:s/>Size: 5641</text:p>
      <text:p text:style-name="P2">8: File: metadata.h, <text:s/>Directory: C:\Program Files\MySQL\Connector C++ 8.0\include\jdbc\cppconn\, <text:s/>Size: 14883</text:p>
      <text:p text:style-name="P2">8: File: parameter_metadata.h, <text:s/>Directory: C:\Program Files\MySQL\Connector C++ 8.0\include\jdbc\cppconn\, <text:s/>Size: 2415</text:p>
      <text:p text:style-name="P2">8: File: prepared_statement.h, <text:s/>Directory: C:\Program Files\MySQL\Connector C++ 8.0\include\jdbc\cppconn\, <text:s/>Size: 3252</text:p>
      <text:p text:style-name="P2"><text:soft-page-break/>8: File: resultset.h, <text:s/>Directory: C:\Program Files\MySQL\Connector C++ 8.0\include\jdbc\cppconn\, <text:s/>Size: 4927</text:p>
      <text:p text:style-name="P2">8: File: resultset_metadata.h, <text:s/>Directory: C:\Program Files\MySQL\Connector C++ 8.0\include\jdbc\cppconn\, <text:s/>Size: 3223</text:p>
      <text:p text:style-name="P2">8: File: sqlstring.h, <text:s/>Directory: C:\Program Files\MySQL\Connector C++ 8.0\include\jdbc\cppconn\, <text:s/>Size: 6338</text:p>
      <text:p text:style-name="P2">8: File: statement.h, <text:s/>Directory: C:\Program Files\MySQL\Connector C++ 8.0\include\jdbc\cppconn\, <text:s/>Size: 2888</text:p>
      <text:p text:style-name="P2">8: File: variant.h, <text:s/>Directory: C:\Program Files\MySQL\Connector C++ 8.0\include\jdbc\cppconn\, <text:s/>Size: 7603</text:p>
      <text:p text:style-name="P2">8: File: version_info.h, <text:s/>Directory: C:\Program Files\MySQL\Connector C++ 8.0\include\jdbc\cppconn\, <text:s/>Size: 1880</text:p>
      <text:p text:style-name="P2">8: File: warning.h, <text:s/>Directory: C:\Program Files\MySQL\Connector C++ 8.0\include\jdbc\cppconn\, <text:s/>Size: 2292</text:p>
      <text:p text:style-name="P2">8: File: mysql_connection.h, <text:s/>Directory: C:\Program Files\MySQL\Connector C++ 8.0\include\jdbc\, <text:s/>Size: 6169</text:p>
      <text:p text:style-name="P2">8: File: mysql_driver.h, <text:s/>Directory: C:\Program Files\MySQL\Connector C++ 8.0\include\jdbc\, <text:s/>Size: 3343</text:p>
      <text:p text:style-name="P2">8: File: mysql_error.h, <text:s/>Directory: C:\Program Files\MySQL\Connector C++ 8.0\include\jdbc\, <text:s/>Size: 1961</text:p>
      <text:p text:style-name="P2">8: File: jdbc.h, <text:s/>Directory: C:\Program Files\MySQL\Connector C++ 8.0\include\mysql\, <text:s/>Size: 2203</text:p>
      <text:p text:style-name="P2">8: File: common.h, <text:s/>Directory: C:\Program Files\MySQL\Connector C++ 8.0\include\mysqlx\, <text:s/>Size: 2127</text:p>
      <text:p text:style-name="P2">8: File: api.h, <text:s/>Directory: C:\Program Files\MySQL\Connector C++ 8.0\include\mysqlx\common\, <text:s/>Size: 5347</text:p>
      <text:p text:style-name="P2">8: File: common_constants.h, <text:s/>Directory: C:\Program Files\MySQL\Connector C++ 8.0\include\mysqlx\, <text:s/>Size: 10408</text:p>
      <text:p text:style-name="P2">8: File: error.h, <text:s/>Directory: C:\Program Files\MySQL\Connector C++ 8.0\include\mysqlx\common\, <text:s/>Size: 2470</text:p>
      <text:p text:style-name="P2">8: File: op_if.h, <text:s/>Directory: C:\Program Files\MySQL\Connector C++ 8.0\include\mysqlx\common\, <text:s/>Size: 9008</text:p>
      <text:p text:style-name="P2">8: File: settings.h, <text:s/>Directory: C:\Program Files\MySQL\Connector C++ 8.0\include\mysqlx\common\, <text:s/>Size: 8416</text:p>
      <text:p text:style-name="P2">8: File: util.h, <text:s/>Directory: C:\Program Files\MySQL\Connector C++ 8.0\include\mysqlx\common\, <text:s/>Size: 9958</text:p>
      <text:p text:style-name="P2">8: File: value.h, <text:s/>Directory: C:\Program Files\MySQL\Connector C++ 8.0\include\mysqlx\common\, <text:s/>Size: 7719</text:p>
      <text:p text:style-name="P2">8: File: collations.h, <text:s/>Directory: C:\Program Files\MySQL\Connector C++ 8.0\include\mysqlx\devapi\, <text:s/>Size: 5884</text:p>
      <text:p text:style-name="P2">8: File: collection_crud.h, <text:s/>Directory: C:\Program Files\MySQL\Connector C++ 8.0\include\mysqlx\devapi\, <text:s/>Size: 13870</text:p>
      <text:p text:style-name="P2">8: File: common.h, <text:s/>Directory: C:\Program Files\MySQL\Connector C++ 8.0\include\mysqlx\devapi\, <text:s/>Size: 20021</text:p>
      <text:p text:style-name="P2">8: File: crud.h, <text:s/>Directory: C:\Program Files\MySQL\Connector C++ 8.0\include\mysqlx\devapi\, <text:s/>Size: 10811</text:p>
      <text:p text:style-name="P2">8: File: crud.h, <text:s/>Directory: C:\Program Files\MySQL\Connector C++ 8.0\include\mysqlx\devapi\detail\, <text:s/>Size: 6258</text:p>
      <text:p text:style-name="P2">8: File: error.h, <text:s/>Directory: C:\Program Files\MySQL\Connector C++ 8.0\include\mysqlx\devapi\detail\, <text:s/>Size: 2203</text:p>
      <text:p text:style-name="P2">8: File: result.h, <text:s/>Directory: C:\Program Files\MySQL\Connector C++ 8.0\include\mysqlx\devapi\detail\, <text:s/>Size: 9691</text:p>
      <text:p text:style-name="P2"><text:soft-page-break/>8: File: row.h, <text:s/>Directory: C:\Program Files\MySQL\Connector C++ 8.0\include\mysqlx\devapi\detail\, <text:s/>Size: 2868</text:p>
      <text:p text:style-name="P2">8: File: session.h, <text:s/>Directory: C:\Program Files\MySQL\Connector C++ 8.0\include\mysqlx\devapi\detail\, <text:s/>Size: 9193</text:p>
      <text:p text:style-name="P2">8: File: settings.h, <text:s/>Directory: C:\Program Files\MySQL\Connector C++ 8.0\include\mysqlx\devapi\detail\, <text:s/>Size: 7185</text:p>
      <text:p text:style-name="P2">8: File: document.h, <text:s/>Directory: C:\Program Files\MySQL\Connector C++ 8.0\include\mysqlx\devapi\, <text:s/>Size: 18628</text:p>
      <text:p text:style-name="P2">8: File: error.h, <text:s/>Directory: C:\Program Files\MySQL\Connector C++ 8.0\include\mysqlx\devapi\, <text:s/>Size: 3532</text:p>
      <text:p text:style-name="P2">8: File: executable.h, <text:s/>Directory: C:\Program Files\MySQL\Connector C++ 8.0\include\mysqlx\devapi\, <text:s/>Size: 4088</text:p>
      <text:p text:style-name="P2">8: File: mysql_charsets.h, <text:s/>Directory: C:\Program Files\MySQL\Connector C++ 8.0\include\mysqlx\devapi\, <text:s/>Size: 2278</text:p>
      <text:p text:style-name="P2">8: File: mysql_collations.h, <text:s/>Directory: C:\Program Files\MySQL\Connector C++ 8.0\include\mysqlx\devapi\, <text:s/>Size: 11668</text:p>
      <text:p text:style-name="P2">8: File: result.h, <text:s/>Directory: C:\Program Files\MySQL\Connector C++ 8.0\include\mysqlx\devapi\, <text:s/>Size: 16064</text:p>
      <text:p text:style-name="P2">8: File: row.h, <text:s/>Directory: C:\Program Files\MySQL\Connector C++ 8.0\include\mysqlx\devapi\, <text:s/>Size: 4714</text:p>
      <text:p text:style-name="P2">8: File: settings.h, <text:s/>Directory: C:\Program Files\MySQL\Connector C++ 8.0\include\mysqlx\devapi\, <text:s/>Size: 25084</text:p>
      <text:p text:style-name="P2">8: File: table_crud.h, <text:s/>Directory: C:\Program Files\MySQL\Connector C++ 8.0\include\mysqlx\devapi\, <text:s/>Size: 10753</text:p>
      <text:p text:style-name="P2">8: File: xapi.h, <text:s/>Directory: C:\Program Files\MySQL\Connector C++ 8.0\include\mysqlx\, <text:s/>Size: 99235</text:p>
      <text:p text:style-name="P2">8: File: xdevapi.h, <text:s/>Directory: C:\Program Files\MySQL\Connector C++ 8.0\include\mysqlx\, <text:s/>Size: 37529</text:p>
      <text:p text:style-name="P2">8: File: INFO_BIN, <text:s/>Directory: C:\Program Files\MySQL\Connector C++ 8.0\, <text:s/>Size: 309</text:p>
      <text:p text:style-name="P2">8: File: INFO_SRC, <text:s/>Directory: C:\Program Files\MySQL\Connector C++ 8.0\, <text:s/>Size: 217</text:p>
      <text:p text:style-name="P2">8: File: libcrypto-1_1-x64.dll, <text:s/>Directory: C:\Program Files\MySQL\Connector C++ 8.0\lib64\, <text:s/>Size: 2723840</text:p>
      <text:p text:style-name="P2">8: File: libssl-1_1-x64.dll, <text:s/>Directory: C:\Program Files\MySQL\Connector C++ 8.0\lib64\, <text:s/>Size: 654848</text:p>
      <text:p text:style-name="P2">8: File: mysqlcppconn8-2-vs14.dll, <text:s/>Directory: C:\Program Files\MySQL\Connector C++ 8.0\lib64\, <text:s/>Size: 2948608</text:p>
      <text:p text:style-name="P2">8: File: mysqlcppconn-7-vs14.dll, <text:s/>Directory: C:\Program Files\MySQL\Connector C++ 8.0\lib64\, <text:s/>Size: 8896000</text:p>
      <text:p text:style-name="P2">8: File: libcrypto.lib, <text:s/>Directory: C:\Program Files\MySQL\Connector C++ 8.0\lib64\vs14\, <text:s/>Size: 1009070</text:p>
      <text:p text:style-name="P2">8: File: libssl.lib, <text:s/>Directory: C:\Program Files\MySQL\Connector C++ 8.0\lib64\vs14\, <text:s/>Size: 121986</text:p>
      <text:p text:style-name="P2">8: File: mysqlcppconn.lib, <text:s/>Directory: C:\Program Files\MySQL\Connector C++ 8.0\lib64\vs14\, <text:s/>Size: 73318</text:p>
      <text:p text:style-name="P2">8: File: mysqlcppconn8.lib, <text:s/>Directory: C:\Program Files\MySQL\Connector C++ 8.0\lib64\vs14\, <text:s/>Size: 261880</text:p>
      <text:p text:style-name="P2">8: File: mysqlcppconn8-static.lib, <text:s/>Directory: C:\Program Files\MySQL\Connector C++ 8.0\lib64\vs14\, <text:s/>Size: 31566128</text:p>
      <text:p text:style-name="P2">8: File: mysqlcppconn-static.lib, <text:s/>Directory: C:\Program Files\MySQL\Connector C++ 8.0\lib64\vs14\, <text:s/>Size: 77543210</text:p>
      <text:p text:style-name="P2">8: File: LICENSE.txt, <text:s/>Directory: C:\Program Files\MySQL\Connector C++ 8.0\, <text:s/>Size: 103193</text:p>
      <text:p text:style-name="P2">8: File: README.txt, <text:s/>Directory: C:\Program Files\MySQL\Connector C++ 8.0\, <text:s/>Size: 1405</text:p>
      <text:p text:style-name="P2">8: Action 13:13:50: RegisterProduct. Registering product</text:p>
      <text:p text:style-name="P2"><text:soft-page-break/>8: {FC6EF205-E78F-41C8-AF64-2942E59EBB1E}</text:p>
      <text:p text:style-name="P2">8: Action 13:13:50: PublishFeatures. Publishing Product Features</text:p>
      <text:p text:style-name="P2">8: Feature: XDevAPIDll</text:p>
      <text:p text:style-name="P2">8: Feature: XDEVAPI</text:p>
      <text:p text:style-name="P2">8: Feature: XDevAPIDev</text:p>
      <text:p text:style-name="P2">8: Feature: JDBCDll</text:p>
      <text:p text:style-name="P2">8: Feature: JDBC</text:p>
      <text:p text:style-name="P2">8: Feature: JDBCDev</text:p>
      <text:p text:style-name="P2">8: Feature: Readme</text:p>
      <text:p text:style-name="P2">8: Feature: ALWAYSINSTALL</text:p>
      <text:p text:style-name="P2">8: Action 13:13:50: PublishProduct. Publishing product information</text:p>
      <text:p text:style-name="P2">8: Action 13:13:50: RollbackCleanup. Removing backup files</text:p>
      <text:p text:style-name="P2">8: 1: MySQL Connector C++ 8.0 2: {FC6EF205-E78F-41C8-AF64-2942E59EBB1E} 3: 1 </text:p>
      <text:p text:style-name="P2">8: The action 'Install' for product 'Connector/C++ 8.0.18' completed successfully.</text:p>
      <text:p text:style-name="P2">5: Action 13:13:50: INSTALL. </text:p>
      <text:p text:style-name="P2">5: 1: MySQL Shell 8.0.18 2: {1ACB6B13-0380-4F98-B862-284318143CE9} </text:p>
      <text:p text:style-name="P2">5: Action 13:13:50: FindRelatedProducts. Searching for related applications</text:p>
      <text:p text:style-name="P2">5: Action 13:13:50: AppSearch. Searching for installed applications</text:p>
      <text:p text:style-name="P2">5: Action 13:13:50: LaunchConditions. Evaluating launch conditions</text:p>
      <text:p text:style-name="P2">5: Action 13:13:50: ValidateProductID. </text:p>
      <text:p text:style-name="P2">5: Action 13:13:50: CostInitialize. Computing space requirements</text:p>
      <text:p text:style-name="P2">5: Action 13:13:50: FileCost. Computing space requirements</text:p>
      <text:p text:style-name="P2">5: Action 13:13:50: CostFinalize. Computing space requirements</text:p>
      <text:p text:style-name="P2">5: Action 13:13:51: MigrateFeatureStates. Migrating feature states from related applications</text:p>
      <text:p text:style-name="P2">5: Action 13:13:51: InstallValidate. Validating install</text:p>
      <text:p text:style-name="P2">5: Action 13:13:58: InstallInitialize. </text:p>
      <text:p text:style-name="P2">5: Action 13:14:03: RemoveExistingProducts. Removing applications</text:p>
      <text:p text:style-name="P2">5: Action 13:14:03: ProcessComponents. Updating component registration</text:p>
      <text:p text:style-name="P2">5: Action 13:14:03: GenerateScript. Generating script operations for action:</text:p>
      <text:p text:style-name="P2">5: Updating component registration</text:p>
      <text:p text:style-name="P2">5: Action 13:14:10: UnpublishFeatures. Unpublishing Product Features</text:p>
      <text:p text:style-name="P2">5: Action 13:14:10: RemoveRegistryValues. Removing system registry values</text:p>
      <text:p text:style-name="P2">5: Action 13:14:10: RemoveShortcuts. Removing shortcuts</text:p>
      <text:p text:style-name="P2">5: Action 13:14:10: RemoveEnvironmentStrings. Updating environment strings</text:p>
      <text:p text:style-name="P2">5: Action 13:14:10: RemoveFiles. Removing files</text:p>
      <text:p text:style-name="P2">5: Action 13:14:10: RemoveFolders. Removing folders</text:p>
      <text:p text:style-name="P2">5: Action 13:14:10: CreateFolders. Creating folders</text:p>
      <text:p text:style-name="P2">5: Folder: Creating folders</text:p>
      <text:p text:style-name="P2">5: Action 13:14:11: InstallFiles. Copying new files</text:p>
      <text:p text:style-name="P2">5: File: Copying new files, <text:s/>Directory: , <text:s/>Size: </text:p>
      <text:p text:style-name="P2">5: Action 13:14:27: CreateShortcuts. Creating shortcuts</text:p>
      <text:p text:style-name="P2">5: Shortcut: Creating shortcuts</text:p>
      <text:p text:style-name="P2">5: Action 13:14:27: WriteRegistryValues. Writing system registry values</text:p>
      <text:p text:style-name="P2">5: Key: Writing system registry values, Name: , Value: </text:p>
      <text:p text:style-name="P2">5: Action 13:14:27: WriteEnvironmentStrings. Updating environment strings</text:p>
      <text:p text:style-name="P2">5: Name: Updating environment strings, Value: , Action </text:p>
      <text:p text:style-name="P2">5: Action 13:14:27: RegisterUser. Registering user</text:p>
      <text:p text:style-name="P2">5: Action 13:14:27: RegisterProduct. Registering product</text:p>
      <text:p text:style-name="P2">5: Registering product</text:p>
      <text:p text:style-name="P2">5: Action 13:14:27: PublishFeatures. Publishing Product Features</text:p>
      <text:p text:style-name="P2">5: Feature: Publishing Product Features</text:p>
      <text:p text:style-name="P2"><text:soft-page-break/>5: Action 13:14:27: PublishProduct. Publishing product information</text:p>
      <text:p text:style-name="P2">5: </text:p>
      <text:p text:style-name="P2">5: Action 13:14:27: InstallFinalize. </text:p>
      <text:p text:style-name="P2">5: Action 13:14:27: ProcessComponents. Updating component registration</text:p>
      <text:p text:style-name="P2">5: Action 13:14:40: CreateFolders. Creating folders</text:p>
      <text:p text:style-name="P2">5: Folder: C:\Program Files\MySQL\MySQL Shell 8.0\bin\</text:p>
      <text:p text:style-name="P2">5: Folder: C:\Program Files\MySQL\MySQL Shell 8.0\lib\Python3.7\Lib\site-packages\pip\_internal\cli\__pycache__\</text:p>
      <text:p text:style-name="P2">5: Folder: C:\Program Files\MySQL\MySQL Shell 8.0\lib\Python3.7\Lib\site-packages\pip\_internal\commands\__pycache__\</text:p>
      <text:p text:style-name="P2">5: Folder: C:\Program Files\MySQL\MySQL Shell 8.0\lib\Python3.7\Lib\site-packages\pip\_internal\models\__pycache__\</text:p>
      <text:p text:style-name="P2">5: Folder: C:\Program Files\MySQL\MySQL Shell 8.0\lib\Python3.7\Lib\site-packages\pip\_internal\operations\__pycache__\</text:p>
      <text:p text:style-name="P2">5: Folder: C:\Program Files\MySQL\MySQL Shell 8.0\lib\Python3.7\Lib\site-packages\pip\_internal\req\__pycache__\</text:p>
      <text:p text:style-name="P2">5: Folder: C:\Program Files\MySQL\MySQL Shell 8.0\lib\Python3.7\Lib\site-packages\pip\_internal\utils\__pycache__\</text:p>
      <text:p text:style-name="P2">5: Folder: C:\Program Files\MySQL\MySQL Shell 8.0\lib\Python3.7\Lib\site-packages\pip\_internal\vcs\__pycache__\</text:p>
      <text:p text:style-name="P2">5: Folder: C:\Program Files\MySQL\MySQL Shell 8.0\lib\Python3.7\Lib\site-packages\pip\_internal\__pycache__\</text:p>
      <text:p text:style-name="P2">5: Folder: C:\Program Files\MySQL\MySQL Shell 8.0\lib\Python3.7\Lib\site-packages\pip\_vendor\cachecontrol\caches\__pycache__\</text:p>
      <text:p text:style-name="P2">5: Folder: C:\Program Files\MySQL\MySQL Shell 8.0\lib\Python3.7\Lib\site-packages\pip\_vendor\cachecontrol\__pycache__\</text:p>
      <text:p text:style-name="P2">5: Folder: C:\Program Files\MySQL\MySQL Shell 8.0\lib\Python3.7\Lib\site-packages\pip\_vendor\certifi\__pycache__\</text:p>
      <text:p text:style-name="P2">5: Folder: C:\Program Files\MySQL\MySQL Shell 8.0\lib\Python3.7\Lib\site-packages\pip\_vendor\chardet\cli\__pycache__\</text:p>
      <text:p text:style-name="P2">5: Folder: C:\Program Files\MySQL\MySQL Shell 8.0\lib\Python3.7\Lib\site-packages\pip\_vendor\chardet\__pycache__\</text:p>
      <text:p text:style-name="P2">5: Folder: C:\Program Files\MySQL\MySQL Shell 8.0\lib\Python3.7\Lib\site-packages\pip\_vendor\colorama\__pycache__\</text:p>
      <text:p text:style-name="P2">5: Folder: C:\Program Files\MySQL\MySQL Shell 8.0\lib\Python3.7\Lib\site-packages\pip\_vendor\distlib\_backport\__pycache__\</text:p>
      <text:p text:style-name="P2">5: Folder: C:\Program Files\MySQL\MySQL Shell 8.0\lib\Python3.7\Lib\site-packages\pip\_vendor\distlib\__pycache__\</text:p>
      <text:p text:style-name="P2">5: Folder: C:\Program Files\MySQL\MySQL Shell 8.0\lib\Python3.7\Lib\site-packages\pip\_vendor\html5lib\filters\__pycache__\</text:p>
      <text:p text:style-name="P2">5: Folder: C:\Program Files\MySQL\MySQL Shell 8.0\lib\Python3.7\Lib\site-packages\pip\_vendor\html5lib\treeadapters\__pycache__\</text:p>
      <text:p text:style-name="P2">5: Folder: C:\Program Files\MySQL\MySQL Shell 8.0\lib\Python3.7\Lib\site-packages\pip\_vendor\html5lib\treebuilders\__pycache__\</text:p>
      <text:p text:style-name="P2">5: Folder: C:\Program Files\MySQL\MySQL Shell 8.0\lib\Python3.7\Lib\site-packages\pip\_vendor\html5lib\treewalkers\__pycache__\</text:p>
      <text:p text:style-name="P2">5: Folder: C:\Program Files\MySQL\MySQL Shell 8.0\lib\Python3.7\Lib\site-packages\pip\_vendor\html5lib\_trie\__pycache__\</text:p>
      <text:p text:style-name="P2">5: Folder: C:\Program Files\MySQL\MySQL Shell 8.0\lib\Python3.7\Lib\site-packages\pip\_vendor\html5lib\__pycache__\</text:p>
      <text:p text:style-name="P2"><text:soft-page-break/>5: Folder: C:\Program Files\MySQL\MySQL Shell 8.0\lib\Python3.7\Lib\site-packages\pip\_vendor\idna\__pycache__\</text:p>
      <text:p text:style-name="P2">5: Folder: C:\Program Files\MySQL\MySQL Shell 8.0\lib\Python3.7\Lib\site-packages\pip\_vendor\lockfile\__pycache__\</text:p>
      <text:p text:style-name="P2">5: Folder: C:\Program Files\MySQL\MySQL Shell 8.0\lib\Python3.7\Lib\site-packages\pip\_vendor\msgpack\__pycache__\</text:p>
      <text:p text:style-name="P2">5: Folder: C:\Program Files\MySQL\MySQL Shell 8.0\lib\Python3.7\Lib\site-packages\pip\_vendor\packaging\__pycache__\</text:p>
      <text:p text:style-name="P2">5: Folder: C:\Program Files\MySQL\MySQL Shell 8.0\lib\Python3.7\Lib\site-packages\pip\_vendor\pep517\__pycache__\</text:p>
      <text:p text:style-name="P2">5: Folder: C:\Program Files\MySQL\MySQL Shell 8.0\lib\Python3.7\Lib\site-packages\pip\_vendor\pkg_resources\__pycache__\</text:p>
      <text:p text:style-name="P2">5: Folder: C:\Program Files\MySQL\MySQL Shell 8.0\lib\Python3.7\Lib\site-packages\pip\_vendor\progress\__pycache__\</text:p>
      <text:p text:style-name="P2">5: Folder: C:\Program Files\MySQL\MySQL Shell 8.0\lib\Python3.7\Lib\site-packages\pip\_vendor\pytoml\__pycache__\</text:p>
      <text:p text:style-name="P2">5: Folder: C:\Program Files\MySQL\MySQL Shell 8.0\lib\Python3.7\Lib\site-packages\pip\_vendor\requests\__pycache__\</text:p>
      <text:p text:style-name="P2">5: Folder: C:\Program Files\MySQL\MySQL Shell 8.0\lib\Python3.7\Lib\site-packages\pip\_vendor\urllib3\contrib\_securetransport\__pycache__\</text:p>
      <text:p text:style-name="P2">5: Folder: C:\Program Files\MySQL\MySQL Shell 8.0\lib\Python3.7\Lib\site-packages\pip\_vendor\urllib3\contrib\__pycache__\</text:p>
      <text:p text:style-name="P2">5: Folder: C:\Program Files\MySQL\MySQL Shell 8.0\lib\Python3.7\Lib\site-packages\pip\_vendor\urllib3\packages\backports\__pycache__\</text:p>
      <text:p text:style-name="P2">5: Folder: C:\Program Files\MySQL\MySQL Shell 8.0\lib\Python3.7\Lib\site-packages\pip\_vendor\urllib3\packages\ssl_match_hostname\__pycache__\</text:p>
      <text:p text:style-name="P2">5: Folder: C:\Program Files\MySQL\MySQL Shell 8.0\lib\Python3.7\Lib\site-packages\pip\_vendor\urllib3\packages\__pycache__\</text:p>
      <text:p text:style-name="P2">5: Folder: C:\Program Files\MySQL\MySQL Shell 8.0\lib\Python3.7\Lib\site-packages\pip\_vendor\urllib3\util\__pycache__\</text:p>
      <text:p text:style-name="P2">5: Folder: C:\Program Files\MySQL\MySQL Shell 8.0\lib\Python3.7\Lib\site-packages\pip\_vendor\urllib3\__pycache__\</text:p>
      <text:p text:style-name="P2">5: Folder: C:\Program Files\MySQL\MySQL Shell 8.0\lib\Python3.7\Lib\site-packages\pip\_vendor\webencodings\__pycache__\</text:p>
      <text:p text:style-name="P2">5: Folder: C:\Program Files\MySQL\MySQL Shell 8.0\lib\Python3.7\Lib\site-packages\pip\_vendor\__pycache__\</text:p>
      <text:p text:style-name="P2">5: Folder: C:\Program Files\MySQL\MySQL Shell 8.0\lib\Python3.7\Lib\site-packages\pip\__pycache__\</text:p>
      <text:p text:style-name="P2">5: Folder: C:\Program Files\MySQL\MySQL Shell 8.0\lib\Python3.7\Lib\site-packages\pkg_resources\extern\__pycache__\</text:p>
      <text:p text:style-name="P2">5: Folder: C:\Program Files\MySQL\MySQL Shell 8.0\lib\Python3.7\Lib\site-packages\pkg_resources\_vendor\packaging\__pycache__\</text:p>
      <text:p text:style-name="P2">5: Folder: C:\Program Files\MySQL\MySQL Shell 8.0\lib\Python3.7\Lib\site-packages\pkg_resources\_vendor\__pycache__\</text:p>
      <text:p text:style-name="P2">5: Folder: C:\Program Files\MySQL\MySQL Shell 8.0\lib\Python3.7\Lib\site-packages\pkg_resources\__pycache__\</text:p>
      <text:p text:style-name="P2">5: Folder: C:\Program Files\MySQL\MySQL Shell 8.0\lib\Python3.7\Lib\site-packages\setuptools\command\__pycache__\</text:p>
      <text:p text:style-name="P2">5: Folder: C:\Program Files\MySQL\MySQL Shell 8.0\lib\Python3.7\Lib\site-packages\setuptools\extern\__pycache__\</text:p>
      <text:p text:style-name="P2"><text:soft-page-break/>5: Folder: C:\Program Files\MySQL\MySQL Shell 8.0\lib\Python3.7\Lib\site-packages\setuptools\_vendor\packaging\__pycache__\</text:p>
      <text:p text:style-name="P2">5: Folder: C:\Program Files\MySQL\MySQL Shell 8.0\lib\Python3.7\Lib\site-packages\setuptools\_vendor\__pycache__\</text:p>
      <text:p text:style-name="P2">5: Folder: C:\Program Files\MySQL\MySQL Shell 8.0\lib\Python3.7\Lib\site-packages\setuptools\__pycache__\</text:p>
      <text:p text:style-name="P2">5: Folder: C:\Program Files\MySQL\MySQL Shell 8.0\lib\Python3.7\Lib\site-packages\__pycache__\</text:p>
      <text:p text:style-name="P2">5: Folder: C:\Program Files\MySQL\MySQL Shell 8.0\share\mysqlsh\oci_sdk\bcrypt-3.1.7-py3.7-win-amd64.egg\bcrypt\__pycache__\</text:p>
      <text:p text:style-name="P2">5: Folder: C:\Program Files\MySQL\MySQL Shell 8.0\share\mysqlsh\oci_sdk\certifi-2019.9.11-py3.7.egg\certifi\__pycache__\</text:p>
      <text:p text:style-name="P2">5: Folder: C:\Program Files\MySQL\MySQL Shell 8.0\share\mysqlsh\oci_sdk\cffi-1.12.3-py3.7-win-amd64.egg\cffi\__pycache__\</text:p>
      <text:p text:style-name="P2">5: Folder: C:\Program Files\MySQL\MySQL Shell 8.0\share\mysqlsh\oci_sdk\cffi-1.12.3-py3.7-win-amd64.egg\__pycache__\</text:p>
      <text:p text:style-name="P2">5: Folder: C:\Program Files\MySQL\MySQL Shell 8.0\share\mysqlsh\oci_sdk\configparser-3.8.1-py3.7.egg\backports\configparser\__pycache__\</text:p>
      <text:p text:style-name="P2">5: Folder: C:\Program Files\MySQL\MySQL Shell 8.0\share\mysqlsh\oci_sdk\configparser-3.8.1-py3.7.egg\backports\__pycache__\</text:p>
      <text:p text:style-name="P2">5: Folder: C:\Program Files\MySQL\MySQL Shell 8.0\share\mysqlsh\oci_sdk\configparser-3.8.1-py3.7.egg\__pycache__\</text:p>
      <text:p text:style-name="P2">5: Folder: C:\Program Files\MySQL\MySQL Shell 8.0\share\mysqlsh\oci_sdk\configparser-4.0.2-py3.7.egg\backports\configparser\__pycache__\</text:p>
      <text:p text:style-name="P2">5: Folder: C:\Program Files\MySQL\MySQL Shell 8.0\share\mysqlsh\oci_sdk\configparser-4.0.2-py3.7.egg\backports\__pycache__\</text:p>
      <text:p text:style-name="P2">5: Folder: C:\Program Files\MySQL\MySQL Shell 8.0\share\mysqlsh\oci_sdk\configparser-4.0.2-py3.7.egg\__pycache__\</text:p>
      <text:p text:style-name="P2">5: Folder: C:\Program Files\MySQL\MySQL Shell 8.0\share\mysqlsh\oci_sdk\cryptography-2.7-py3.7-win-amd64.egg\cryptography\hazmat\backends\openssl\__pycache__\</text:p>
      <text:p text:style-name="P2">5: Folder: C:\Program Files\MySQL\MySQL Shell 8.0\share\mysqlsh\oci_sdk\cryptography-2.7-py3.7-win-amd64.egg\cryptography\hazmat\backends\__pycache__\</text:p>
      <text:p text:style-name="P2">5: Folder: C:\Program Files\MySQL\MySQL Shell 8.0\share\mysqlsh\oci_sdk\cryptography-2.7-py3.7-win-amd64.egg\cryptography\hazmat\bindings\openssl\__pycache__\</text:p>
      <text:p text:style-name="P2">5: Folder: C:\Program Files\MySQL\MySQL Shell 8.0\share\mysqlsh\oci_sdk\cryptography-2.7-py3.7-win-amd64.egg\cryptography\hazmat\bindings\__pycache__\</text:p>
      <text:p text:style-name="P2">5: Folder: C:\Program Files\MySQL\MySQL Shell 8.0\share\mysqlsh\oci_sdk\cryptography-2.7-py3.7-win-amd64.egg\cryptography\hazmat\primitives\asymmetric\__pycache__\</text:p>
      <text:p text:style-name="P2">5: Folder: C:\Program Files\MySQL\MySQL Shell 8.0\share\mysqlsh\oci_sdk\cryptography-2.7-py3.7-win-amd64.egg\cryptography\hazmat\primitives\ciphers\__pycache__\</text:p>
      <text:p text:style-name="P2">5: Folder: C:\Program Files\MySQL\MySQL Shell 8.0\share\mysqlsh\oci_sdk\cryptography-2.7-py3.7-win-amd64.egg\cryptography\hazmat\primitives\kdf\__pycache__\</text:p>
      <text:p text:style-name="P2">5: Folder: C:\Program Files\MySQL\MySQL Shell 8.0\share\mysqlsh\oci_sdk\cryptography-2.7-py3.7-win-amd64.egg\cryptography\hazmat\primitives\serialization\__pycache__\</text:p>
      <text:p text:style-name="P2">5: Folder: C:\Program Files\MySQL\MySQL Shell 8.0\share\mysqlsh\oci_sdk\cryptography-2.7-py3.7-win-amd64.egg\cryptography\hazmat\primitives\twofactor\__pycache__\</text:p>
      <text:p text:style-name="P2">5: Folder: C:\Program Files\MySQL\MySQL Shell 8.0\share\mysqlsh\oci_sdk\cryptography-2.7-py3.7-win-amd64.egg\cryptography\hazmat\primitives\__pycache__\</text:p>
      <text:p text:style-name="P2">5: Folder: C:\Program Files\MySQL\MySQL Shell 8.0\share\mysqlsh\oci_sdk\cryptography-2.7-py3.7-win-amd64.egg\cryptography\hazmat\__pycache__\</text:p>
      <text:p text:style-name="P2">5: Folder: C:\Program Files\MySQL\MySQL Shell 8.0\share\mysqlsh\oci_sdk\cryptography-2.7-py3.7-win-amd64.egg\cryptography\x509\__pycache__\</text:p>
      <text:p text:style-name="P2"><text:soft-page-break/>5: Folder: C:\Program Files\MySQL\MySQL Shell 8.0\share\mysqlsh\oci_sdk\cryptography-2.7-py3.7-win-amd64.egg\cryptography\__pycache__\</text:p>
      <text:p text:style-name="P2">5: Folder: C:\Program Files\MySQL\MySQL Shell 8.0\share\mysqlsh\oci_sdk\oci-2.4.0-py3.7.egg\oci\announcements_service\models\__pycache__\</text:p>
      <text:p text:style-name="P2">5: Folder: C:\Program Files\MySQL\MySQL Shell 8.0\share\mysqlsh\oci_sdk\oci-2.4.0-py3.7.egg\oci\announcements_service\__pycache__\</text:p>
      <text:p text:style-name="P2">5: Folder: C:\Program Files\MySQL\MySQL Shell 8.0\share\mysqlsh\oci_sdk\oci-2.4.0-py3.7.egg\oci\audit\models\__pycache__\</text:p>
      <text:p text:style-name="P2">5: Folder: C:\Program Files\MySQL\MySQL Shell 8.0\share\mysqlsh\oci_sdk\oci-2.4.0-py3.7.egg\oci\audit\__pycache__\</text:p>
      <text:p text:style-name="P2">5: Folder: C:\Program Files\MySQL\MySQL Shell 8.0\share\mysqlsh\oci_sdk\oci-2.4.0-py3.7.egg\oci\auth\signers\__pycache__\</text:p>
      <text:p text:style-name="P2">5: Folder: C:\Program Files\MySQL\MySQL Shell 8.0\share\mysqlsh\oci_sdk\oci-2.4.0-py3.7.egg\oci\auth\__pycache__\</text:p>
      <text:p text:style-name="P2">5: Folder: C:\Program Files\MySQL\MySQL Shell 8.0\share\mysqlsh\oci_sdk\oci-2.4.0-py3.7.egg\oci\autoscaling\models\__pycache__\</text:p>
      <text:p text:style-name="P2">5: Folder: C:\Program Files\MySQL\MySQL Shell 8.0\share\mysqlsh\oci_sdk\oci-2.4.0-py3.7.egg\oci\autoscaling\__pycache__\</text:p>
      <text:p text:style-name="P2">5: Folder: C:\Program Files\MySQL\MySQL Shell 8.0\share\mysqlsh\oci_sdk\oci-2.4.0-py3.7.egg\oci\budget\models\__pycache__\</text:p>
      <text:p text:style-name="P2">5: Folder: C:\Program Files\MySQL\MySQL Shell 8.0\share\mysqlsh\oci_sdk\oci-2.4.0-py3.7.egg\oci\budget\__pycache__\</text:p>
      <text:p text:style-name="P2">5: Folder: C:\Program Files\MySQL\MySQL Shell 8.0\share\mysqlsh\oci_sdk\oci-2.4.0-py3.7.egg\oci\container_engine\models\__pycache__\</text:p>
      <text:p text:style-name="P2">5: Folder: C:\Program Files\MySQL\MySQL Shell 8.0\share\mysqlsh\oci_sdk\oci-2.4.0-py3.7.egg\oci\container_engine\__pycache__\</text:p>
      <text:p text:style-name="P2">5: Folder: C:\Program Files\MySQL\MySQL Shell 8.0\share\mysqlsh\oci_sdk\oci-2.4.0-py3.7.egg\oci\core\models\__pycache__\</text:p>
      <text:p text:style-name="P2">5: Folder: C:\Program Files\MySQL\MySQL Shell 8.0\share\mysqlsh\oci_sdk\oci-2.4.0-py3.7.egg\oci\core\__pycache__\</text:p>
      <text:p text:style-name="P2">5: Folder: C:\Program Files\MySQL\MySQL Shell 8.0\share\mysqlsh\oci_sdk\oci-2.4.0-py3.7.egg\oci\database\models\__pycache__\</text:p>
      <text:p text:style-name="P2">5: Folder: C:\Program Files\MySQL\MySQL Shell 8.0\share\mysqlsh\oci_sdk\oci-2.4.0-py3.7.egg\oci\database\__pycache__\</text:p>
      <text:p text:style-name="P2">5: Folder: C:\Program Files\MySQL\MySQL Shell 8.0\share\mysqlsh\oci_sdk\oci-2.4.0-py3.7.egg\oci\dns\models\__pycache__\</text:p>
      <text:p text:style-name="P2">5: Folder: C:\Program Files\MySQL\MySQL Shell 8.0\share\mysqlsh\oci_sdk\oci-2.4.0-py3.7.egg\oci\dns\__pycache__\</text:p>
      <text:p text:style-name="P2">5: Folder: C:\Program Files\MySQL\MySQL Shell 8.0\share\mysqlsh\oci_sdk\oci-2.4.0-py3.7.egg\oci\dts\models\__pycache__\</text:p>
      <text:p text:style-name="P2">5: Folder: C:\Program Files\MySQL\MySQL Shell 8.0\share\mysqlsh\oci_sdk\oci-2.4.0-py3.7.egg\oci\dts\__pycache__\</text:p>
      <text:p text:style-name="P2">5: Folder: C:\Program Files\MySQL\MySQL Shell 8.0\share\mysqlsh\oci_sdk\oci-2.4.0-py3.7.egg\oci\email\models\__pycache__\</text:p>
      <text:p text:style-name="P2">5: Folder: C:\Program Files\MySQL\MySQL Shell 8.0\share\mysqlsh\oci_sdk\oci-2.4.0-py3.7.egg\oci\email\__pycache__\</text:p>
      <text:p text:style-name="P2">5: Folder: C:\Program Files\MySQL\MySQL Shell 8.0\share\mysqlsh\oci_sdk\oci-2.4.0-py3.7.egg\oci\events\models\__pycache__\</text:p>
      <text:p text:style-name="P2">5: Folder: C:\Program Files\MySQL\MySQL Shell 8.0\share\mysqlsh\oci_sdk\oci-2.4.0-py3.7.egg\oci\events\__pycache__\</text:p>
      <text:p text:style-name="P2"><text:soft-page-break/>5: Folder: C:\Program Files\MySQL\MySQL Shell 8.0\share\mysqlsh\oci_sdk\oci-2.4.0-py3.7.egg\oci\file_storage\models\__pycache__\</text:p>
      <text:p text:style-name="P2">5: Folder: C:\Program Files\MySQL\MySQL Shell 8.0\share\mysqlsh\oci_sdk\oci-2.4.0-py3.7.egg\oci\file_storage\__pycache__\</text:p>
      <text:p text:style-name="P2">5: Folder: C:\Program Files\MySQL\MySQL Shell 8.0\share\mysqlsh\oci_sdk\oci-2.4.0-py3.7.egg\oci\functions\models\__pycache__\</text:p>
      <text:p text:style-name="P2">5: Folder: C:\Program Files\MySQL\MySQL Shell 8.0\share\mysqlsh\oci_sdk\oci-2.4.0-py3.7.egg\oci\functions\__pycache__\</text:p>
      <text:p text:style-name="P2">5: Folder: C:\Program Files\MySQL\MySQL Shell 8.0\share\mysqlsh\oci_sdk\oci-2.4.0-py3.7.egg\oci\healthchecks\models\__pycache__\</text:p>
      <text:p text:style-name="P2">5: Folder: C:\Program Files\MySQL\MySQL Shell 8.0\share\mysqlsh\oci_sdk\oci-2.4.0-py3.7.egg\oci\healthchecks\__pycache__\</text:p>
      <text:p text:style-name="P2">5: Folder: C:\Program Files\MySQL\MySQL Shell 8.0\share\mysqlsh\oci_sdk\oci-2.4.0-py3.7.egg\oci\identity\models\__pycache__\</text:p>
      <text:p text:style-name="P2">5: Folder: C:\Program Files\MySQL\MySQL Shell 8.0\share\mysqlsh\oci_sdk\oci-2.4.0-py3.7.egg\oci\identity\__pycache__\</text:p>
      <text:p text:style-name="P2">5: Folder: C:\Program Files\MySQL\MySQL Shell 8.0\share\mysqlsh\oci_sdk\oci-2.4.0-py3.7.egg\oci\key_management\models\__pycache__\</text:p>
      <text:p text:style-name="P2">5: Folder: C:\Program Files\MySQL\MySQL Shell 8.0\share\mysqlsh\oci_sdk\oci-2.4.0-py3.7.egg\oci\key_management\__pycache__\</text:p>
      <text:p text:style-name="P2">5: Folder: C:\Program Files\MySQL\MySQL Shell 8.0\share\mysqlsh\oci_sdk\oci-2.4.0-py3.7.egg\oci\limits\models\__pycache__\</text:p>
      <text:p text:style-name="P2">5: Folder: C:\Program Files\MySQL\MySQL Shell 8.0\share\mysqlsh\oci_sdk\oci-2.4.0-py3.7.egg\oci\limits\__pycache__\</text:p>
      <text:p text:style-name="P2">5: Folder: C:\Program Files\MySQL\MySQL Shell 8.0\share\mysqlsh\oci_sdk\oci-2.4.0-py3.7.egg\oci\load_balancer\models\__pycache__\</text:p>
      <text:p text:style-name="P2">5: Folder: C:\Program Files\MySQL\MySQL Shell 8.0\share\mysqlsh\oci_sdk\oci-2.4.0-py3.7.egg\oci\load_balancer\__pycache__\</text:p>
      <text:p text:style-name="P2">5: Folder: C:\Program Files\MySQL\MySQL Shell 8.0\share\mysqlsh\oci_sdk\oci-2.4.0-py3.7.egg\oci\monitoring\models\__pycache__\</text:p>
      <text:p text:style-name="P2">5: Folder: C:\Program Files\MySQL\MySQL Shell 8.0\share\mysqlsh\oci_sdk\oci-2.4.0-py3.7.egg\oci\monitoring\__pycache__\</text:p>
      <text:p text:style-name="P2">5: Folder: C:\Program Files\MySQL\MySQL Shell 8.0\share\mysqlsh\oci_sdk\oci-2.4.0-py3.7.egg\oci\object_storage\models\__pycache__\</text:p>
      <text:p text:style-name="P2">5: Folder: C:\Program Files\MySQL\MySQL Shell 8.0\share\mysqlsh\oci_sdk\oci-2.4.0-py3.7.egg\oci\object_storage\transfer\internal\__pycache__\</text:p>
      <text:p text:style-name="P2">5: Folder: C:\Program Files\MySQL\MySQL Shell 8.0\share\mysqlsh\oci_sdk\oci-2.4.0-py3.7.egg\oci\object_storage\transfer\__pycache__\</text:p>
      <text:p text:style-name="P2">5: Folder: C:\Program Files\MySQL\MySQL Shell 8.0\share\mysqlsh\oci_sdk\oci-2.4.0-py3.7.egg\oci\object_storage\__pycache__\</text:p>
      <text:p text:style-name="P2">5: Folder: C:\Program Files\MySQL\MySQL Shell 8.0\share\mysqlsh\oci_sdk\oci-2.4.0-py3.7.egg\oci\oce\models\__pycache__\</text:p>
      <text:p text:style-name="P2">5: Folder: C:\Program Files\MySQL\MySQL Shell 8.0\share\mysqlsh\oci_sdk\oci-2.4.0-py3.7.egg\oci\oce\__pycache__\</text:p>
      <text:p text:style-name="P2">5: Folder: C:\Program Files\MySQL\MySQL Shell 8.0\share\mysqlsh\oci_sdk\oci-2.4.0-py3.7.egg\oci\ons\models\__pycache__\</text:p>
      <text:p text:style-name="P2">5: Folder: C:\Program Files\MySQL\MySQL Shell 8.0\share\mysqlsh\oci_sdk\oci-2.4.0-py3.7.egg\oci\ons\__pycache__\</text:p>
      <text:p text:style-name="P2">5: Folder: C:\Program Files\MySQL\MySQL Shell 8.0\share\mysqlsh\oci_sdk\oci-2.4.0-py3.7.egg\oci\pagination\__pycache__\</text:p>
      <text:p text:style-name="P2"><text:soft-page-break/>5: Folder: C:\Program Files\MySQL\MySQL Shell 8.0\share\mysqlsh\oci_sdk\oci-2.4.0-py3.7.egg\oci\resource_manager\models\__pycache__\</text:p>
      <text:p text:style-name="P2">5: Folder: C:\Program Files\MySQL\MySQL Shell 8.0\share\mysqlsh\oci_sdk\oci-2.4.0-py3.7.egg\oci\resource_manager\__pycache__\</text:p>
      <text:p text:style-name="P2">5: Folder: C:\Program Files\MySQL\MySQL Shell 8.0\share\mysqlsh\oci_sdk\oci-2.4.0-py3.7.egg\oci\resource_search\models\__pycache__\</text:p>
      <text:p text:style-name="P2">5: Folder: C:\Program Files\MySQL\MySQL Shell 8.0\share\mysqlsh\oci_sdk\oci-2.4.0-py3.7.egg\oci\resource_search\__pycache__\</text:p>
      <text:p text:style-name="P2">5: Folder: C:\Program Files\MySQL\MySQL Shell 8.0\share\mysqlsh\oci_sdk\oci-2.4.0-py3.7.egg\oci\retry\__pycache__\</text:p>
      <text:p text:style-name="P2">5: Folder: C:\Program Files\MySQL\MySQL Shell 8.0\share\mysqlsh\oci_sdk\oci-2.4.0-py3.7.egg\oci\streaming\models\__pycache__\</text:p>
      <text:p text:style-name="P2">5: Folder: C:\Program Files\MySQL\MySQL Shell 8.0\share\mysqlsh\oci_sdk\oci-2.4.0-py3.7.egg\oci\streaming\__pycache__\</text:p>
      <text:p text:style-name="P2">5: Folder: C:\Program Files\MySQL\MySQL Shell 8.0\share\mysqlsh\oci_sdk\oci-2.4.0-py3.7.egg\oci\waas\models\__pycache__\</text:p>
      <text:p text:style-name="P2">5: Folder: C:\Program Files\MySQL\MySQL Shell 8.0\share\mysqlsh\oci_sdk\oci-2.4.0-py3.7.egg\oci\waas\__pycache__\</text:p>
      <text:p text:style-name="P2">5: Folder: C:\Program Files\MySQL\MySQL Shell 8.0\share\mysqlsh\oci_sdk\oci-2.4.0-py3.7.egg\oci\work_requests\models\__pycache__\</text:p>
      <text:p text:style-name="P2">5: Folder: C:\Program Files\MySQL\MySQL Shell 8.0\share\mysqlsh\oci_sdk\oci-2.4.0-py3.7.egg\oci\work_requests\__pycache__\</text:p>
      <text:p text:style-name="P2">5: Folder: C:\Program Files\MySQL\MySQL Shell 8.0\share\mysqlsh\oci_sdk\oci-2.4.0-py3.7.egg\oci\_vendor\chardet\__pycache__\</text:p>
      <text:p text:style-name="P2">5: Folder: C:\Program Files\MySQL\MySQL Shell 8.0\share\mysqlsh\oci_sdk\oci-2.4.0-py3.7.egg\oci\_vendor\httpsig_cffi\__pycache__\</text:p>
      <text:p text:style-name="P2">5: Folder: C:\Program Files\MySQL\MySQL Shell 8.0\share\mysqlsh\oci_sdk\oci-2.4.0-py3.7.egg\oci\_vendor\idna\__pycache__\</text:p>
      <text:p text:style-name="P2">5: Folder: C:\Program Files\MySQL\MySQL Shell 8.0\share\mysqlsh\oci_sdk\oci-2.4.0-py3.7.egg\oci\_vendor\jwt\contrib\algorithms\__pycache__\</text:p>
      <text:p text:style-name="P2">5: Folder: C:\Program Files\MySQL\MySQL Shell 8.0\share\mysqlsh\oci_sdk\oci-2.4.0-py3.7.egg\oci\_vendor\jwt\contrib\__pycache__\</text:p>
      <text:p text:style-name="P2">5: Folder: C:\Program Files\MySQL\MySQL Shell 8.0\share\mysqlsh\oci_sdk\oci-2.4.0-py3.7.egg\oci\_vendor\jwt\__pycache__\</text:p>
      <text:p text:style-name="P2">5: Folder: C:\Program Files\MySQL\MySQL Shell 8.0\share\mysqlsh\oci_sdk\oci-2.4.0-py3.7.egg\oci\_vendor\requests\__pycache__\</text:p>
      <text:p text:style-name="P2">5: Folder: C:\Program Files\MySQL\MySQL Shell 8.0\share\mysqlsh\oci_sdk\oci-2.4.0-py3.7.egg\oci\_vendor\urllib3\contrib\_securetransport\__pycache__\</text:p>
      <text:p text:style-name="P2">5: Folder: C:\Program Files\MySQL\MySQL Shell 8.0\share\mysqlsh\oci_sdk\oci-2.4.0-py3.7.egg\oci\_vendor\urllib3\contrib\__pycache__\</text:p>
      <text:p text:style-name="P2">5: Folder: C:\Program Files\MySQL\MySQL Shell 8.0\share\mysqlsh\oci_sdk\oci-2.4.0-py3.7.egg\oci\_vendor\urllib3\packages\backports\__pycache__\</text:p>
      <text:p text:style-name="P2">5: Folder: C:\Program Files\MySQL\MySQL Shell 8.0\share\mysqlsh\oci_sdk\oci-2.4.0-py3.7.egg\oci\_vendor\urllib3\packages\ssl_match_hostname\__pycache__\</text:p>
      <text:p text:style-name="P2">5: Folder: C:\Program Files\MySQL\MySQL Shell 8.0\share\mysqlsh\oci_sdk\oci-2.4.0-py3.7.egg\oci\_vendor\urllib3\packages\__pycache__\</text:p>
      <text:p text:style-name="P2">5: Folder: C:\Program Files\MySQL\MySQL Shell 8.0\share\mysqlsh\oci_sdk\oci-2.4.0-py3.7.egg\oci\_vendor\urllib3\util\__pycache__\</text:p>
      <text:p text:style-name="P2">5: Folder: C:\Program Files\MySQL\MySQL Shell 8.0\share\mysqlsh\oci_sdk\oci-2.4.0-py3.7.egg\oci\_vendor\urllib3\__pycache__\</text:p>
      <text:p text:style-name="P2"><text:soft-page-break/>5: Folder: C:\Program Files\MySQL\MySQL Shell 8.0\share\mysqlsh\oci_sdk\oci-2.4.0-py3.7.egg\oci\_vendor\__pycache__\</text:p>
      <text:p text:style-name="P2">5: Folder: C:\Program Files\MySQL\MySQL Shell 8.0\share\mysqlsh\oci_sdk\oci-2.4.0-py3.7.egg\oci\__pycache__\</text:p>
      <text:p text:style-name="P2">5: Folder: C:\Program Files\MySQL\MySQL Shell 8.0\share\mysqlsh\oci_sdk\pycparser\ply\__pycache__\</text:p>
      <text:p text:style-name="P2">5: Folder: C:\Program Files\MySQL\MySQL Shell 8.0\share\mysqlsh\oci_sdk\pycparser\__pycache__\</text:p>
      <text:p text:style-name="P2">5: Folder: C:\Program Files\MySQL\MySQL Shell 8.0\share\mysqlsh\oci_sdk\PyNaCl-1.3.0-py3.7-win-amd64.egg\nacl\bindings\__pycache__\</text:p>
      <text:p text:style-name="P2">5: Folder: C:\Program Files\MySQL\MySQL Shell 8.0\share\mysqlsh\oci_sdk\PyNaCl-1.3.0-py3.7-win-amd64.egg\nacl\pwhash\__pycache__\</text:p>
      <text:p text:style-name="P2">5: Folder: C:\Program Files\MySQL\MySQL Shell 8.0\share\mysqlsh\oci_sdk\PyNaCl-1.3.0-py3.7-win-amd64.egg\nacl\__pycache__\</text:p>
      <text:p text:style-name="P2">5: Folder: C:\Program Files\MySQL\MySQL Shell 8.0\share\mysqlsh\oci_sdk\six-1.12.0-py3.7.egg\__pycache__\</text:p>
      <text:p text:style-name="P2">5: Folder: C:\Program Files\MySQL\MySQL Shell 8.0\share\mysqlsh\oci_sdk\__pycache__\</text:p>
      <text:p text:style-name="P2">5: Action 13:14:41: InstallFiles. Copying new files</text:p>
      <text:p text:style-name="P2">5: File: utils.py, <text:s/>Directory: C:\Program Files\MySQL\MySQL Shell 8.0\share\mysqlsh\oci_sdk\PyNaCl-1.3.0-py3.7-win-amd64.egg\nacl\bindings\, <text:s/>Size: 4420</text:p>
      <text:p text:style-name="P2">5: File: __init__.py, <text:s/>Directory: C:\Program Files\MySQL\MySQL Shell 8.0\share\mysqlsh\oci_sdk\cryptography-2.7-py3.7-win-amd64.egg\cryptography\hazmat\bindings\, <text:s/>Size: 246</text:p>
      <text:p text:style-name="P2">5: File: functions_invoke_client.py, <text:s/>Directory: C:\Program Files\MySQL\MySQL Shell 8.0\share\mysqlsh\oci_sdk\oci-2.4.0-py3.7.egg\oci\functions\, <text:s/>Size: 9838</text:p>
      <text:p text:style-name="P2">5: File: cparser.py, <text:s/>Directory: C:\Program Files\MySQL\MySQL Shell 8.0\share\mysqlsh\oci_sdk\cffi-1.12.3-py3.7-win-amd64.egg\cffi\, <text:s/>Size: 40874</text:p>
      <text:p text:style-name="P2">5: File: wininst-9.0-amd64.exe, <text:s/>Directory: C:\Program Files\MySQL\MySQL Shell 8.0\lib\Python3.7\Lib\distutils\command\, <text:s/>Size: 224256</text:p>
      <text:p text:style-name="P2">5: File: escprober.py, <text:s/>Directory: C:\Program Files\MySQL\MySQL Shell 8.0\lib\Python3.7\Lib\site-packages\pip\_vendor\chardet\, <text:s/>Size: 3950</text:p>
      <text:p text:style-name="P2">5: File: work_request_resource.py, <text:s/>Directory: C:\Program Files\MySQL\MySQL Shell 8.0\share\mysqlsh\oci_sdk\oci-2.4.0-py3.7.egg\oci\oce\models\, <text:s/>Size: 6512</text:p>
      <text:p text:style-name="P2">5: File: appengine.py, <text:s/>Directory: C:\Program Files\MySQL\MySQL Shell 8.0\share\mysqlsh\oci_sdk\oci-2.4.0-py3.7.egg\oci\_vendor\urllib3\contrib\, <text:s/>Size: 11078</text:p>
      <text:p text:style-name="P2">5: File: object_summary.py, <text:s/>Directory: C:\Program Files\MySQL\MySQL Shell 8.0\share\mysqlsh\oci_sdk\oci-2.4.0-py3.7.egg\oci\object_storage\models\, <text:s/>Size: 4581</text:p>
      <text:p text:style-name="P2">5: File: __init__.py, <text:s/>Directory: C:\Program Files\MySQL\MySQL Shell 8.0\share\mysqlsh\oci_sdk\oci-2.4.0-py3.7.egg\oci\_vendor\urllib3\contrib\, <text:s/>Size: 164</text:p>
      <text:p text:style-name="P2">5: File: test_autocomplete_w.py, <text:s/>Directory: C:\Program Files\MySQL\MySQL Shell 8.0\lib\Python3.7\Lib\idlelib\idle_test\, <text:s/>Size: 709</text:p>
      <text:p text:style-name="P2">5: File: core.py, <text:s/>Directory: C:\Program Files\MySQL\MySQL Shell 8.0\share\mysqlsh\oci_sdk\certifi-2019.9.11-py3.7.egg\certifi\, <text:s/>Size: 218</text:p>
      <text:p text:style-name="P2">5: File: dist_info.py, <text:s/>Directory: C:\Program Files\MySQL\MySQL Shell 8.0\lib\Python3.7\Lib\site-packages\setuptools\command\, <text:s/>Size: 960</text:p>
      <text:p text:style-name="P2">5: File: path_route_set_details.py, <text:s/>Directory: C:\Program Files\MySQL\MySQL Shell 8.0\share\mysqlsh\oci_sdk\oci-2.4.0-py3.7.egg\oci\load_balancer\models\, <text:s/>Size: 1887</text:p>
      <text:p text:style-name="P2">5: File: __init__.py, <text:s/>Directory: C:\Program Files\MySQL\MySQL Shell 8.0\share\mysqlsh\oci_sdk\oci-2.4.0-py3.7.egg\oci\_vendor\chardet\, <text:s/>Size: 1776</text:p>
      <text:p text:style-name="P2">5: File: create_region_subscription_details.py, <text:s/>Directory: C:\Program Files\MySQL\MySQL Shell 8.0\share\mysqlsh\oci_sdk\oci-2.4.0-py3.7.egg\oci\identity\models\, <text:s/>Size: 2130</text:p>
      <text:p text:style-name="P2"><text:soft-page-break/>5: File: __init__.py, <text:s/>Directory: C:\Program Files\MySQL\MySQL Shell 8.0\lib\Python3.7\Lib\test\test_importlib\extension\, <text:s/>Size: 142</text:p>
      <text:p text:style-name="P2">5: File: attach_i_scsi_volume_details.py, <text:s/>Directory: C:\Program Files\MySQL\MySQL Shell 8.0\share\mysqlsh\oci_sdk\oci-2.4.0-py3.7.egg\oci\core\models\, <text:s/>Size: 3660</text:p>
      <text:p text:style-name="P2">5: File: update_file_system_details.py, <text:s/>Directory: C:\Program Files\MySQL\MySQL Shell 8.0\share\mysqlsh\oci_sdk\oci-2.4.0-py3.7.egg\oci\file_storage\models\, <text:s/>Size: 6684</text:p>
      <text:p text:style-name="P2">5: File: object_storage_client.py, <text:s/>Directory: C:\Program Files\MySQL\MySQL Shell 8.0\share\mysqlsh\oci_sdk\oci-2.4.0-py3.7.egg\oci\object_storage\, <text:s/>Size: 151399</text:p>
      <text:p text:style-name="P2">5: File: change_boot_volume_compartment_details.py, <text:s/>Directory: C:\Program Files\MySQL\MySQL Shell 8.0\share\mysqlsh\oci_sdk\oci-2.4.0-py3.7.egg\oci\core\models\, <text:s/>Size: 2271</text:p>
      <text:p text:style-name="P2">5: File: test_loadtk.py, <text:s/>Directory: C:\Program Files\MySQL\MySQL Shell 8.0\lib\Python3.7\Lib\tkinter\test\test_tkinter\, <text:s/>Size: 1503</text:p>
      <text:p text:style-name="P2">5: File: good_bot.py, <text:s/>Directory: C:\Program Files\MySQL\MySQL Shell 8.0\share\mysqlsh\oci_sdk\oci-2.4.0-py3.7.egg\oci\waas\models\, <text:s/>Size: 3886</text:p>
      <text:p text:style-name="P2">5: File: ui_password.py, <text:s/>Directory: C:\Program Files\MySQL\MySQL Shell 8.0\share\mysqlsh\oci_sdk\oci-2.4.0-py3.7.egg\oci\identity\models\, <text:s/>Size: 7315</text:p>
      <text:p text:style-name="P2">5: File: group.py, <text:s/>Directory: C:\Program Files\MySQL\MySQL Shell 8.0\share\mysqlsh\oci_sdk\oci-2.4.0-py3.7.egg\oci\streaming\models\, <text:s/>Size: 3500</text:p>
      <text:p text:style-name="P2">5: File: identity_client.py, <text:s/>Directory: C:\Program Files\MySQL\MySQL Shell 8.0\share\mysqlsh\oci_sdk\oci-2.4.0-py3.7.egg\oci\identity\, <text:s/>Size: 359140</text:p>
      <text:p text:style-name="P2">5: File: shipping_address.py, <text:s/>Directory: C:\Program Files\MySQL\MySQL Shell 8.0\share\mysqlsh\oci_sdk\oci-2.4.0-py3.7.egg\oci\dts\models\, <text:s/>Size: 9631</text:p>
      <text:p text:style-name="P2">5: File: SOURCES.txt, <text:s/>Directory: C:\Program Files\MySQL\MySQL Shell 8.0\share\mysqlsh\oci_sdk\PyNaCl-1.3.0-py3.7-win-amd64.egg\EGG-INFO\, <text:s/>Size: 46793</text:p>
      <text:p text:style-name="P2">5: File: delivery_policy.py, <text:s/>Directory: C:\Program Files\MySQL\MySQL Shell 8.0\share\mysqlsh\oci_sdk\oci-2.4.0-py3.7.egg\oci\ons\models\, <text:s/>Size: 1950</text:p>
      <text:p text:style-name="P2">5: File: change_alarm_compartment_details.py, <text:s/>Directory: C:\Program Files\MySQL\MySQL Shell 8.0\share\mysqlsh\oci_sdk\oci-2.4.0-py3.7.egg\oci\monitoring\models\, <text:s/>Size: 2212</text:p>
      <text:p text:style-name="P2">5: File: limit_value_summary.py, <text:s/>Directory: C:\Program Files\MySQL\MySQL Shell 8.0\share\mysqlsh\oci_sdk\oci-2.4.0-py3.7.egg\oci\limits\models\, <text:s/>Size: 5539</text:p>
      <text:p text:style-name="P2">5: File: kubernetes_network_config.py, <text:s/>Directory: C:\Program Files\MySQL\MySQL Shell 8.0\share\mysqlsh\oci_sdk\oci-2.4.0-py3.7.egg\oci\container_engine\models\, <text:s/>Size: 2803</text:p>
      <text:p text:style-name="P2">5: File: app_catalog_listing_resource_version.py, <text:s/>Directory: C:\Program Files\MySQL\MySQL Shell 8.0\share\mysqlsh\oci_sdk\oci-2.4.0-py3.7.egg\oci\core\models\, <text:s/>Size: 13007</text:p>
      <text:p text:style-name="P2">5: File: create_external_backup_job_details.py, <text:s/>Directory: C:\Program Files\MySQL\MySQL Shell 8.0\share\mysqlsh\oci_sdk\oci-2.4.0-py3.7.egg\oci\database\models\, <text:s/>Size: 16238</text:p>
      <text:p text:style-name="P2">5: File: langgreekmodel.py, <text:s/>Directory: C:\Program Files\MySQL\MySQL Shell 8.0\share\mysqlsh\oci_sdk\oci-2.4.0-py3.7.egg\oci\_vendor\chardet\, <text:s/>Size: 11724</text:p>
      <text:p text:style-name="P2">5: File: pyopenssl.py, <text:s/>Directory: C:\Program Files\MySQL\MySQL Shell 8.0\share\mysqlsh\oci_sdk\oci-2.4.0-py3.7.egg\oci\_vendor\urllib3\contrib\, <text:s/>Size: 15987</text:p>
      <text:p text:style-name="P2">5: File: custom_protection_rule_setting.py, <text:s/>Directory: C:\Program Files\MySQL\MySQL Shell 8.0\share\mysqlsh\oci_sdk\oci-2.4.0-py3.7.egg\oci\waas\models\, <text:s/>Size: 3668</text:p>
      <text:p text:style-name="P2">5: File: autonomous_database_connection_urls.py, <text:s/>Directory: C:\Program Files\MySQL\MySQL Shell 8.0\share\mysqlsh\oci_sdk\oci-2.4.0-py3.7.egg\oci\database\models\, <text:s/>Size: 3303</text:p>
      <text:p text:style-name="P2">5: File: launch_autonomous_exadata_infrastructure_details.py, <text:s/>Directory: C:\Program Files\MySQL\MySQL Shell 8.0\share\mysqlsh\oci_sdk\oci-2.4.0-py3.7.egg\oci\database\models\, <text:s/>Size: 17788</text:p>
      <text:p text:style-name="P2">5: File: test_selector_events.py, <text:s/>Directory: C:\Program Files\MySQL\MySQL Shell 8.0\lib\Python3.7\Lib\test\test_asyncio\, <text:s/>Size: 62210</text:p>
      <text:p text:style-name="P2">5: File: utils.py, <text:s/>Directory: C:\Program Files\MySQL\MySQL Shell 8.0\share\mysqlsh\oci_sdk\oci-2.4.0-py3.7.egg\oci\_vendor\requests\, <text:s/>Size: 30191</text:p>
      <text:p text:style-name="P2"><text:soft-page-break/>5: File: test_path_hook.py, <text:s/>Directory: C:\Program Files\MySQL\MySQL Shell 8.0\lib\Python3.7\Lib\test\test_importlib\extension\, <text:s/>Size: 864</text:p>
      <text:p text:style-name="P2">5: File: __init__.py, <text:s/>Directory: C:\Program Files\MySQL\MySQL Shell 8.0\lib\Python3.7\Lib\test\test_importlib\import_\, <text:s/>Size: 142</text:p>
      <text:p text:style-name="P2">5: File: cluster_metadata.py, <text:s/>Directory: C:\Program Files\MySQL\MySQL Shell 8.0\share\mysqlsh\oci_sdk\oci-2.4.0-py3.7.egg\oci\container_engine\models\, <text:s/>Size: 10063</text:p>
      <text:p text:style-name="P2">5: File: instance_principals_security_token_signer.py, <text:s/>Directory: C:\Program Files\MySQL\MySQL Shell 8.0\share\mysqlsh\oci_sdk\oci-2.4.0-py3.7.egg\oci\auth\signers\, <text:s/>Size: 6075</text:p>
      <text:p text:style-name="P2">5: File: change_file_system_compartment_details.py, <text:s/>Directory: C:\Program Files\MySQL\MySQL Shell 8.0\share\mysqlsh\oci_sdk\oci-2.4.0-py3.7.egg\oci\file_storage\models\, <text:s/>Size: 2240</text:p>
      <text:p text:style-name="P2">5: File: request.py, <text:s/>Directory: C:\Program Files\MySQL\MySQL Shell 8.0\share\mysqlsh\oci_sdk\oci-2.4.0-py3.7.egg\oci\, <text:s/>Size: 1774</text:p>
      <text:p text:style-name="P2">5: File: notification_control_plane_client_composite_operations.py, <text:s/>Directory: C:\Program Files\MySQL\MySQL Shell 8.0\share\mysqlsh\oci_sdk\oci-2.4.0-py3.7.egg\oci\ons\, <text:s/>Size: 1029</text:p>
      <text:p text:style-name="P2">5: File: auto_scaling_policy_summary.py, <text:s/>Directory: C:\Program Files\MySQL\MySQL Shell 8.0\share\mysqlsh\oci_sdk\oci-2.4.0-py3.7.egg\oci\autoscaling\models\, <text:s/>Size: 3760</text:p>
      <text:p text:style-name="P2">5: File: markers.py, <text:s/>Directory: C:\Program Files\MySQL\MySQL Shell 8.0\lib\Python3.7\Lib\site-packages\pip\_vendor\packaging\, <text:s/>Size: 8234</text:p>
      <text:p text:style-name="P2">5: File: update_export_details.py, <text:s/>Directory: C:\Program Files\MySQL\MySQL Shell 8.0\share\mysqlsh\oci_sdk\oci-2.4.0-py3.7.egg\oci\file_storage\models\, <text:s/>Size: 2267</text:p>
      <text:p text:style-name="P2">5: File: address_list_summary.py, <text:s/>Directory: C:\Program Files\MySQL\MySQL Shell 8.0\share\mysqlsh\oci_sdk\oci-2.4.0-py3.7.egg\oci\waas\models\, <text:s/>Size: 11502</text:p>
      <text:p text:style-name="P2">5: File: __init__.py, <text:s/>Directory: C:\Program Files\MySQL\MySQL Shell 8.0\share\mysqlsh\oci_sdk\configparser-3.8.1-py3.7.egg\backports\, <text:s/>Size: 211</text:p>
      <text:p text:style-name="P2">5: File: ddNextToward.decTest, <text:s/>Directory: C:\Program Files\MySQL\MySQL Shell 8.0\lib\Python3.7\Lib\test\decimaltestdata\, <text:s/>Size: 24990</text:p>
      <text:p text:style-name="P2">5: File: util.py, <text:s/>Directory: C:\Program Files\MySQL\MySQL Shell 8.0\lib\Python3.7\Lib\test\test_import\data\circular_imports\subpkg\, <text:s/>Size: 21</text:p>
      <text:p text:style-name="P2">5: File: cross_connect_status.py, <text:s/>Directory: C:\Program Files\MySQL\MySQL Shell 8.0\share\mysqlsh\oci_sdk\oci-2.4.0-py3.7.egg\oci\core\models\, <text:s/>Size: 8149</text:p>
      <text:p text:style-name="P2">5: File: export_image_details.py, <text:s/>Directory: C:\Program Files\MySQL\MySQL Shell 8.0\share\mysqlsh\oci_sdk\oci-2.4.0-py3.7.egg\oci\core\models\, <text:s/>Size: 3436</text:p>
      <text:p text:style-name="P2">5: File: __init__.py, <text:s/>Directory: C:\Program Files\MySQL\MySQL Shell 8.0\lib\Python3.7\Lib\site-packages\setuptools\command\, <text:s/>Size: 594</text:p>
      <text:p text:style-name="P2">5: File: swift_password.py, <text:s/>Directory: C:\Program Files\MySQL\MySQL Shell 8.0\share\mysqlsh\oci_sdk\oci-2.4.0-py3.7.egg\oci\identity\models\, <text:s/>Size: 10758</text:p>
      <text:p text:style-name="P2">5: File: service.py, <text:s/>Directory: C:\Program Files\MySQL\MySQL Shell 8.0\share\mysqlsh\oci_sdk\oci-2.4.0-py3.7.egg\oci\core\models\, <text:s/>Size: 6185</text:p>
      <text:p text:style-name="P2">5: File: snapshot.py, <text:s/>Directory: C:\Program Files\MySQL\MySQL Shell 8.0\share\mysqlsh\oci_sdk\oci-2.4.0-py3.7.egg\oci\file_storage\models\, <text:s/>Size: 9826</text:p>
      <text:p text:style-name="P2">5: File: health_checks_client.py, <text:s/>Directory: C:\Program Files\MySQL\MySQL Shell 8.0\share\mysqlsh\oci_sdk\oci-2.4.0-py3.7.egg\oci\healthchecks\, <text:s/>Size: 76478</text:p>
      <text:p text:style-name="P2">5: File: restore_autonomous_data_warehouse_details.py, <text:s/>Directory: C:\Program Files\MySQL\MySQL Shell 8.0\share\mysqlsh\oci_sdk\oci-2.4.0-py3.7.egg\oci\database\models\, <text:s/>Size: 2073</text:p>
      <text:p text:style-name="P2">5: File: saml2_identity_provider.py, <text:s/>Directory: C:\Program Files\MySQL\MySQL Shell 8.0\share\mysqlsh\oci_sdk\oci-2.4.0-py3.7.egg\oci\identity\models\, <text:s/>Size: 8967</text:p>
      <text:p text:style-name="P2">5: File: tests.py, <text:s/>Directory: C:\Program Files\MySQL\MySQL Shell 8.0\lib\Python3.7\Lib\site-packages\pip\_vendor\webencodings\, <text:s/>Size: 6563</text:p>
      <text:p text:style-name="P2"><text:soft-page-break/>5: File: change_volume_backup_compartment_details.py, <text:s/>Directory: C:\Program Files\MySQL\MySQL Shell 8.0\share\mysqlsh\oci_sdk\oci-2.4.0-py3.7.egg\oci\core\models\, <text:s/>Size: 2291</text:p>
      <text:p text:style-name="P2">5: File: exceptions.py, <text:s/>Directory: C:\Program Files\MySQL\MySQL Shell 8.0\share\mysqlsh\oci_sdk\oci-2.4.0-py3.7.egg\oci\, <text:s/>Size: 4246</text:p>
      <text:p text:style-name="P2">5: File: letter_of_authority.py, <text:s/>Directory: C:\Program Files\MySQL\MySQL Shell 8.0\share\mysqlsh\oci_sdk\oci-2.4.0-py3.7.egg\oci\core\models\, <text:s/>Size: 8990</text:p>
      <text:p text:style-name="P2">5: File: __init__.py, <text:s/>Directory: C:\Program Files\MySQL\MySQL Shell 8.0\share\mysqlsh\oci_sdk\cryptography-2.7-py3.7-win-amd64.egg\cryptography\hazmat\primitives\twofactor\, <text:s/>Size: 288</text:p>
      <text:p text:style-name="P2">5: File: sign.py, <text:s/>Directory: C:\Program Files\MySQL\MySQL Shell 8.0\share\mysqlsh\oci_sdk\oci-2.4.0-py3.7.egg\oci\_vendor\httpsig_cffi\, <text:s/>Size: 4929</text:p>
      <text:p text:style-name="P2">5: File: update_node_pool_details.py, <text:s/>Directory: C:\Program Files\MySQL\MySQL Shell 8.0\share\mysqlsh\oci_sdk\oci-2.4.0-py3.7.egg\oci\container_engine\models\, <text:s/>Size: 9173</text:p>
      <text:p text:style-name="P2">5: File: change_mount_target_compartment_details.py, <text:s/>Directory: C:\Program Files\MySQL\MySQL Shell 8.0\share\mysqlsh\oci_sdk\oci-2.4.0-py3.7.egg\oci\file_storage\models\, <text:s/>Size: 2249</text:p>
      <text:p text:style-name="P2">5: File: volume_backup_schedule.py, <text:s/>Directory: C:\Program Files\MySQL\MySQL Shell 8.0\share\mysqlsh\oci_sdk\oci-2.4.0-py3.7.egg\oci\core\models\, <text:s/>Size: 7460</text:p>
      <text:p text:style-name="P2">5: File: easy_install.py, <text:s/>Directory: C:\Program Files\MySQL\MySQL Shell 8.0\lib\Python3.7\Lib\site-packages\setuptools\command\, <text:s/>Size: 87273</text:p>
      <text:p text:style-name="P2">5: File: utils.py, <text:s/>Directory: C:\Program Files\MySQL\MySQL Shell 8.0\share\mysqlsh\oci_sdk\oci-2.4.0-py3.7.egg\oci\_vendor\httpsig_cffi\, <text:s/>Size: 5499</text:p>
      <text:p text:style-name="P2">5: File: ddMultiply.decTest, <text:s/>Directory: C:\Program Files\MySQL\MySQL Shell 8.0\lib\Python3.7\Lib\test\decimaltestdata\, <text:s/>Size: 29304</text:p>
      <text:p text:style-name="P2">5: File: workflow_step.py, <text:s/>Directory: C:\Program Files\MySQL\MySQL Shell 8.0\share\mysqlsh\oci_sdk\oci-2.4.0-py3.7.egg\oci\oce\models\, <text:s/>Size: 2433</text:p>
      <text:p text:style-name="P2">5: File: request.py, <text:s/>Directory: C:\Program Files\MySQL\MySQL Shell 8.0\share\mysqlsh\oci_sdk\oci-2.4.0-py3.7.egg\oci\_vendor\urllib3\util\, <text:s/>Size: 3869</text:p>
      <text:p text:style-name="P2">5: File: commit_multipart_upload_part_details.py, <text:s/>Directory: C:\Program Files\MySQL\MySQL Shell 8.0\share\mysqlsh\oci_sdk\oci-2.4.0-py3.7.egg\oci\object_storage\models\, <text:s/>Size: 3051</text:p>
      <text:p text:style-name="P2">5: File: six.py, <text:s/>Directory: C:\Program Files\MySQL\MySQL Shell 8.0\lib\Python3.7\Lib\site-packages\setuptools\_vendor\, <text:s/>Size: 30098</text:p>
      <text:p text:style-name="P2">5: File: shipping_vendors_client_composite_operations.py, <text:s/>Directory: C:\Program Files\MySQL\MySQL Shell 8.0\share\mysqlsh\oci_sdk\oci-2.4.0-py3.7.egg\oci\dts\, <text:s/>Size: 993</text:p>
      <text:p text:style-name="P2">5: File: backend_ctypes.py, <text:s/>Directory: C:\Program Files\MySQL\MySQL Shell 8.0\share\mysqlsh\oci_sdk\cffi-1.12.3-py3.7-win-amd64.egg\cffi\, <text:s/>Size: 42449</text:p>
      <text:p text:style-name="P2">5: File: update_autonomous_container_database_details.py, <text:s/>Directory: C:\Program Files\MySQL\MySQL Shell 8.0\share\mysqlsh\oci_sdk\oci-2.4.0-py3.7.egg\oci\database\models\, <text:s/>Size: 8139</text:p>
      <text:p text:style-name="P2">5: File: rule_set.py, <text:s/>Directory: C:\Program Files\MySQL\MySQL Shell 8.0\share\mysqlsh\oci_sdk\oci-2.4.0-py3.7.egg\oci\load_balancer\models\, <text:s/>Size: 2927</text:p>
      <text:p text:style-name="P2">5: File: ui.py, <text:s/>Directory: C:\Program Files\MySQL\MySQL Shell 8.0\lib\Python3.7\Lib\site-packages\pip\_internal\utils\, <text:s/>Size: 14256</text:p>
      <text:p text:style-name="P2">5: File: instance_configuration_iscsi_attach_volume_details.py, <text:s/>Directory: C:\Program Files\MySQL\MySQL Shell 8.0\share\mysqlsh\oci_sdk\oci-2.4.0-py3.7.egg\oci\core\models\, <text:s/>Size: 3239</text:p>
      <text:p text:style-name="P2">5: File: appdirs.py, <text:s/>Directory: C:\Program Files\MySQL\MySQL Shell 8.0\lib\Python3.7\Lib\site-packages\pkg_resources\_vendor\, <text:s/>Size: 24701</text:p>
      <text:p text:style-name="P2">5: File: req_tracker.py, <text:s/>Directory: C:\Program Files\MySQL\MySQL Shell 8.0\lib\Python3.7\Lib\site-packages\pip\_internal\req\, <text:s/>Size: 2905</text:p>
      <text:p text:style-name="P2"><text:soft-page-break/>5: File: comparetotal.decTest, <text:s/>Directory: C:\Program Files\MySQL\MySQL Shell 8.0\lib\Python3.7\Lib\test\decimaltestdata\, <text:s/>Size: 34423</text:p>
      <text:p text:style-name="P2">5: File: __init__.py, <text:s/>Directory: C:\Program Files\MySQL\MySQL Shell 8.0\lib\Python3.7\Lib\site-packages\pip\_internal\, <text:s/>Size: 2869</text:p>
      <text:p text:style-name="P2">5: File: dedicated_vm_host_instance_summary.py, <text:s/>Directory: C:\Program Files\MySQL\MySQL Shell 8.0\share\mysqlsh\oci_sdk\oci-2.4.0-py3.7.egg\oci\core\models\, <text:s/>Size: 6267</text:p>
      <text:p text:style-name="P2">5: File: ip_sec_connection_device_status.py, <text:s/>Directory: C:\Program Files\MySQL\MySQL Shell 8.0\share\mysqlsh\oci_sdk\oci-2.4.0-py3.7.egg\oci\core\models\, <text:s/>Size: 4861</text:p>
      <text:p text:style-name="P2">5: File: steering_policy_filter_rule.py, <text:s/>Directory: C:\Program Files\MySQL\MySQL Shell 8.0\share\mysqlsh\oci_sdk\oci-2.4.0-py3.7.egg\oci\dns\models\, <text:s/>Size: 6127</text:p>
      <text:p text:style-name="P2">5: File: work_request_summary.py, <text:s/>Directory: C:\Program Files\MySQL\MySQL Shell 8.0\share\mysqlsh\oci_sdk\oci-2.4.0-py3.7.egg\oci\work_requests\models\, <text:s/>Size: 10770</text:p>
      <text:p text:style-name="P2">5: File: register.py, <text:s/>Directory: C:\Program Files\MySQL\MySQL Shell 8.0\lib\Python3.7\Lib\site-packages\setuptools\command\, <text:s/>Size: 534</text:p>
      <text:p text:style-name="P2">5: File: functions_management_client_composite_operations.py, <text:s/>Directory: C:\Program Files\MySQL\MySQL Shell 8.0\share\mysqlsh\oci_sdk\oci-2.4.0-py3.7.egg\oci\functions\, <text:s/>Size: 14275</text:p>
      <text:p text:style-name="P2">5: File: update_cluster_details.py, <text:s/>Directory: C:\Program Files\MySQL\MySQL Shell 8.0\share\mysqlsh\oci_sdk\oci-2.4.0-py3.7.egg\oci\container_engine\models\, <text:s/>Size: 2897</text:p>
      <text:p text:style-name="P2">5: File: access_rule_criteria.py, <text:s/>Directory: C:\Program Files\MySQL\MySQL Shell 8.0\share\mysqlsh\oci_sdk\oci-2.4.0-py3.7.egg\oci\waas\models\, <text:s/>Size: 14232</text:p>
      <text:p text:style-name="P2">5: File: create_instance_configuration_details.py, <text:s/>Directory: C:\Program Files\MySQL\MySQL Shell 8.0\share\mysqlsh\oci_sdk\oci-2.4.0-py3.7.egg\oci\core\models\, <text:s/>Size: 3981</text:p>
      <text:p text:style-name="P2">5: File: markers.py, <text:s/>Directory: C:\Program Files\MySQL\MySQL Shell 8.0\lib\Python3.7\Lib\site-packages\pip\_vendor\distlib\, <text:s/>Size: 4387</text:p>
      <text:p text:style-name="P2">5: File: create_db_home_with_db_system_id_from_backup_details.py, <text:s/>Directory: C:\Program Files\MySQL\MySQL Shell 8.0\share\mysqlsh\oci_sdk\oci-2.4.0-py3.7.egg\oci\database\models\, <text:s/>Size: 3320</text:p>
      <text:p text:style-name="P2">5: File: dns_client_composite_operations.py, <text:s/>Directory: C:\Program Files\MySQL\MySQL Shell 8.0\share\mysqlsh\oci_sdk\oci-2.4.0-py3.7.egg\oci\dns\, <text:s/>Size: 20478</text:p>
      <text:p text:style-name="P2">5: File: app_catalog_subscription_summary.py, <text:s/>Directory: C:\Program Files\MySQL\MySQL Shell 8.0\share\mysqlsh\oci_sdk\oci-2.4.0-py3.7.egg\oci\core\models\, <text:s/>Size: 8960</text:p>
      <text:p text:style-name="P2">5: File: tenancy.py, <text:s/>Directory: C:\Program Files\MySQL\MySQL Shell 8.0\share\mysqlsh\oci_sdk\oci-2.4.0-py3.7.egg\oci\identity\models\, <text:s/>Size: 7927</text:p>
      <text:p text:style-name="P2">5: File: retry.py, <text:s/>Directory: C:\Program Files\MySQL\MySQL Shell 8.0\share\mysqlsh\oci_sdk\oci-2.4.0-py3.7.egg\oci\retry\, <text:s/>Size: 19983</text:p>
      <text:p text:style-name="P2">5: File: dedicated_vm_host_shape_summary.py, <text:s/>Directory: C:\Program Files\MySQL\MySQL Shell 8.0\share\mysqlsh\oci_sdk\oci-2.4.0-py3.7.egg\oci\core\models\, <text:s/>Size: 3417</text:p>
      <text:p text:style-name="P2">5: File: maintenance_run_summary.py, <text:s/>Directory: C:\Program Files\MySQL\MySQL Shell 8.0\share\mysqlsh\oci_sdk\oci-2.4.0-py3.7.egg\oci\database\models\, <text:s/>Size: 18475</text:p>
      <text:p text:style-name="P2">5: File: create_certificate_details.py, <text:s/>Directory: C:\Program Files\MySQL\MySQL Shell 8.0\share\mysqlsh\oci_sdk\oci-2.4.0-py3.7.egg\oci\load_balancer\models\, <text:s/>Size: 9578</text:p>
      <text:p text:style-name="P2">5: File: multiple_transfer_packages.py, <text:s/>Directory: C:\Program Files\MySQL\MySQL Shell 8.0\share\mysqlsh\oci_sdk\oci-2.4.0-py3.7.egg\oci\dts\models\, <text:s/>Size: 2220</text:p>
      <text:p text:style-name="P2">5: File: utils.py, <text:s/>Directory: C:\Program Files\MySQL\MySQL Shell 8.0\lib\Python3.7\Lib\site-packages\pip\_vendor\packaging\, <text:s/>Size: 1520</text:p>
      <text:p text:style-name="P2">5: File: RECORD, <text:s/>Directory: C:\Program Files\MySQL\MySQL Shell 8.0\lib\Python3.7\Lib\site-packages\setuptools-40.8.0.dist-info\, <text:s/>Size: 13780</text:p>
      <text:p text:style-name="P2">5: File: wrapper.py, <text:s/>Directory: C:\Program Files\MySQL\MySQL Shell 8.0\lib\Python3.7\Lib\site-packages\pip\_vendor\cachecontrol\, <text:s/>Size: 671</text:p>
      <text:p text:style-name="P2"><text:soft-page-break/>5: File: test_windows_utils.py, <text:s/>Directory: C:\Program Files\MySQL\MySQL Shell 8.0\lib\Python3.7\Lib\test\test_asyncio\, <text:s/>Size: 4084</text:p>
      <text:p text:style-name="P2">5: File: resources.py, <text:s/>Directory: C:\Program Files\MySQL\MySQL Shell 8.0\lib\Python3.7\Lib\site-packages\pip\_vendor\distlib\, <text:s/>Size: 10766</text:p>
      <text:p text:style-name="P2">5: File: __init__.py, <text:s/>Directory: C:\Program Files\MySQL\MySQL Shell 8.0\share\mysqlsh\oci_sdk\configparser-4.0.2-py3.7.egg\backports\, <text:s/>Size: 212</text:p>
      <text:p text:style-name="P2">5: File: db_version_summary.py, <text:s/>Directory: C:\Program Files\MySQL\MySQL Shell 8.0\share\mysqlsh\oci_sdk\oci-2.4.0-py3.7.egg\oci\database\models\, <text:s/>Size: 4329</text:p>
      <text:p text:style-name="P2">5: File: compat.py, <text:s/>Directory: C:\Program Files\MySQL\MySQL Shell 8.0\lib\Python3.7\Lib\site-packages\pip\_vendor\chardet\, <text:s/>Size: 1134</text:p>
      <text:p text:style-name="P2">5: File: exceptions.py, <text:s/>Directory: C:\Program Files\MySQL\MySQL Shell 8.0\share\mysqlsh\oci_sdk\oci-2.4.0-py3.7.egg\oci\_vendor\jwt\, <text:s/>Size: 1147</text:p>
      <text:p text:style-name="P2">5: File: test_functions.py, <text:s/>Directory: C:\Program Files\MySQL\MySQL Shell 8.0\lib\Python3.7\Lib\tkinter\test\test_ttk\, <text:s/>Size: 17129</text:p>
      <text:p text:style-name="P2">5: File: api.py, <text:s/>Directory: C:\Program Files\MySQL\MySQL Shell 8.0\share\mysqlsh\oci_sdk\oci-2.4.0-py3.7.egg\oci\_vendor\requests\, <text:s/>Size: 6395</text:p>
      <text:p text:style-name="P2">5: File: update_ip_sec_connection_tunnel_details.py, <text:s/>Directory: C:\Program Files\MySQL\MySQL Shell 8.0\share\mysqlsh\oci_sdk\oci-2.4.0-py3.7.egg\oci\core\models\, <text:s/>Size: 5134</text:p>
      <text:p text:style-name="P2">5: File: threat_feed_action.py, <text:s/>Directory: C:\Program Files\MySQL\MySQL Shell 8.0\share\mysqlsh\oci_sdk\oci-2.4.0-py3.7.egg\oci\waas\models\, <text:s/>Size: 3497</text:p>
      <text:p text:style-name="P2">5: File: dependency_links.txt, <text:s/>Directory: C:\Program Files\MySQL\MySQL Shell 8.0\share\mysqlsh\oci_sdk\PyNaCl-1.3.0-py3.7-win-amd64.egg\EGG-INFO\, <text:s/>Size: 1</text:p>
      <text:p text:style-name="P2">5: File: file_read_callback_stream.py, <text:s/>Directory: C:\Program Files\MySQL\MySQL Shell 8.0\share\mysqlsh\oci_sdk\oci-2.4.0-py3.7.egg\oci\object_storage\transfer\internal\, <text:s/>Size: 514</text:p>
      <text:p text:style-name="P2">5: File: boot_volume_attachment.py, <text:s/>Directory: C:\Program Files\MySQL\MySQL Shell 8.0\share\mysqlsh\oci_sdk\oci-2.4.0-py3.7.egg\oci\core\models\, <text:s/>Size: 11858</text:p>
      <text:p text:style-name="P2">5: File: create_sender_details.py, <text:s/>Directory: C:\Program Files\MySQL\MySQL Shell 8.0\share\mysqlsh\oci_sdk\oci-2.4.0-py3.7.egg\oci\email\models\, <text:s/>Size: 5830</text:p>
      <text:p text:style-name="P2">5: File: audit_client.py, <text:s/>Directory: C:\Program Files\MySQL\MySQL Shell 8.0\share\mysqlsh\oci_sdk\oci-2.4.0-py3.7.egg\oci\audit\, <text:s/>Size: 14210</text:p>
      <text:p text:style-name="P2">5: File: budget_client.py, <text:s/>Directory: C:\Program Files\MySQL\MySQL Shell 8.0\share\mysqlsh\oci_sdk\oci-2.4.0-py3.7.egg\oci\budget\, <text:s/>Size: 43921</text:p>
      <text:p text:style-name="P2">5: File: steering_policy_attachment.py, <text:s/>Directory: C:\Program Files\MySQL\MySQL Shell 8.0\share\mysqlsh\oci_sdk\oci-2.4.0-py3.7.egg\oci\dns\models\, <text:s/>Size: 12223</text:p>
      <text:p text:style-name="P2">5: File: update_drg_attachment_details.py, <text:s/>Directory: C:\Program Files\MySQL\MySQL Shell 8.0\share\mysqlsh\oci_sdk\oci-2.4.0-py3.7.egg\oci\core\models\, <text:s/>Size: 3913</text:p>
      <text:p text:style-name="P2">5: File: add_http_request_header_rule.py, <text:s/>Directory: C:\Program Files\MySQL\MySQL Shell 8.0\share\mysqlsh\oci_sdk\oci-2.4.0-py3.7.egg\oci\load_balancer\models\, <text:s/>Size: 4058</text:p>
      <text:p text:style-name="P2">5: File: virtual_network_client_composite_operations.py, <text:s/>Directory: C:\Program Files\MySQL\MySQL Shell 8.0\share\mysqlsh\oci_sdk\oci-2.4.0-py3.7.egg\oci\core\, <text:s/>Size: 143353</text:p>
      <text:p text:style-name="P2">5: File: PKG-INFO, <text:s/>Directory: C:\Program Files\MySQL\MySQL Shell 8.0\share\mysqlsh\oci_sdk\cffi-1.12.3-py3.7-win-amd64.egg\EGG-INFO\, <text:s/>Size: 1247</text:p>
      <text:p text:style-name="P2">5: File: change_virtual_circuit_compartment_details.py, <text:s/>Directory: C:\Program Files\MySQL\MySQL Shell 8.0\share\mysqlsh\oci_sdk\oci-2.4.0-py3.7.egg\oci\core\models\, <text:s/>Size: 2304</text:p>
      <text:p text:style-name="P2">5: File: connection.py, <text:s/>Directory: C:\Program Files\MySQL\MySQL Shell 8.0\lib\Python3.7\Lib\site-packages\pip\_vendor\urllib3\, <text:s/>Size: 13839</text:p>
      <text:p text:style-name="P2">5: File: threshold.py, <text:s/>Directory: C:\Program Files\MySQL\MySQL Shell 8.0\share\mysqlsh\oci_sdk\oci-2.4.0-py3.7.egg\oci\autoscaling\models\, <text:s/>Size: 3735</text:p>
      <text:p text:style-name="P2">5: File: core.py, <text:s/>Directory: C:\Program Files\MySQL\MySQL Shell 8.0\lib\Python3.7\Lib\site-packages\pip\_vendor\certifi\, <text:s/>Size: 288</text:p>
      <text:p text:style-name="P2"><text:soft-page-break/>5: File: update_route_table_details.py, <text:s/>Directory: C:\Program Files\MySQL\MySQL Shell 8.0\share\mysqlsh\oci_sdk\oci-2.4.0-py3.7.egg\oci\core\models\, <text:s/>Size: 6073</text:p>
      <text:p text:style-name="P2">5: File: create_instance_configuration_from_instance_details.py, <text:s/>Directory: C:\Program Files\MySQL\MySQL Shell 8.0\share\mysqlsh\oci_sdk\oci-2.4.0-py3.7.egg\oci\core\models\, <text:s/>Size: 4271</text:p>
      <text:p text:style-name="P2">5: File: update_group_details.py, <text:s/>Directory: C:\Program Files\MySQL\MySQL Shell 8.0\share\mysqlsh\oci_sdk\oci-2.4.0-py3.7.egg\oci\streaming\models\, <text:s/>Size: 3418</text:p>
      <text:p text:style-name="P2">5: File: update_dedicated_vm_host_details.py, <text:s/>Directory: C:\Program Files\MySQL\MySQL Shell 8.0\share\mysqlsh\oci_sdk\oci-2.4.0-py3.7.egg\oci\core\models\, <text:s/>Size: 5226</text:p>
      <text:p text:style-name="P2">5: File: cross_connect_port_speed_shape.py, <text:s/>Directory: C:\Program Files\MySQL\MySQL Shell 8.0\share\mysqlsh\oci_sdk\oci-2.4.0-py3.7.egg\oci\core\models\, <text:s/>Size: 2916</text:p>
      <text:p text:style-name="P2">5: File: change_service_gateway_compartment_details.py, <text:s/>Directory: C:\Program Files\MySQL\MySQL Shell 8.0\share\mysqlsh\oci_sdk\oci-2.4.0-py3.7.egg\oci\core\models\, <text:s/>Size: 2304</text:p>
      <text:p text:style-name="P2">5: File: node_pool.py, <text:s/>Directory: C:\Program Files\MySQL\MySQL Shell 8.0\share\mysqlsh\oci_sdk\oci-2.4.0-py3.7.egg\oci\container_engine\models\, <text:s/>Size: 14339</text:p>
      <text:p text:style-name="P2">5: File: __version__.py, <text:s/>Directory: C:\Program Files\MySQL\MySQL Shell 8.0\lib\Python3.7\Lib\site-packages\pip\_vendor\requests\, <text:s/>Size: 436</text:p>
      <text:p text:style-name="P2">5: File: constants.py, <text:s/>Directory: C:\Program Files\MySQL\MySQL Shell 8.0\share\mysqlsh\oci_sdk\oci-2.4.0-py3.7.egg\oci\object_storage\transfer\, <text:s/>Size: 241</text:p>
      <text:p text:style-name="P2">5: File: dqCanonical.decTest, <text:s/>Directory: C:\Program Files\MySQL\MySQL Shell 8.0\lib\Python3.7\Lib\test\decimaltestdata\, <text:s/>Size: 27319</text:p>
      <text:p text:style-name="P2">5: File: langcyrillicmodel.py, <text:s/>Directory: C:\Program Files\MySQL\MySQL Shell 8.0\share\mysqlsh\oci_sdk\oci-2.4.0-py3.7.egg\oci\_vendor\chardet\, <text:s/>Size: 16984</text:p>
      <text:p text:style-name="P2">5: File: export_image_via_object_storage_uri_details.py, <text:s/>Directory: C:\Program Files\MySQL\MySQL Shell 8.0\share\mysqlsh\oci_sdk\oci-2.4.0-py3.7.egg\oci\core\models\, <text:s/>Size: 3337</text:p>
      <text:p text:style-name="P2">5: File: ffiplatform.py, <text:s/>Directory: C:\Program Files\MySQL\MySQL Shell 8.0\share\mysqlsh\oci_sdk\cffi-1.12.3-py3.7-win-amd64.egg\cffi\, <text:s/>Size: 4046</text:p>
      <text:p text:style-name="P2">5: File: __init__.py, <text:s/>Directory: C:\Program Files\MySQL\MySQL Shell 8.0\share\mysqlsh\oci_sdk\oci-2.4.0-py3.7.egg\oci\email\models\, <text:s/>Size: 981</text:p>
      <text:p text:style-name="P2">5: File: instance_configuration_instance_source_via_image_details.py, <text:s/>Directory: C:\Program Files\MySQL\MySQL Shell 8.0\share\mysqlsh\oci_sdk\oci-2.4.0-py3.7.egg\oci\core\models\, <text:s/>Size: 4093</text:p>
      <text:p text:style-name="P2">5: File: create_auth_token_details.py, <text:s/>Directory: C:\Program Files\MySQL\MySQL Shell 8.0\share\mysqlsh\oci_sdk\oci-2.4.0-py3.7.egg\oci\identity\models\, <text:s/>Size: 2028</text:p>
      <text:p text:style-name="P2">5: File: change_transfer_job_compartment_details.py, <text:s/>Directory: C:\Program Files\MySQL\MySQL Shell 8.0\share\mysqlsh\oci_sdk\oci-2.4.0-py3.7.egg\oci\dts\models\, <text:s/>Size: 2282</text:p>
      <text:p text:style-name="P2">5: File: tointegralx.decTest, <text:s/>Directory: C:\Program Files\MySQL\MySQL Shell 8.0\lib\Python3.7\Lib\test\decimaltestdata\, <text:s/>Size: 11860</text:p>
      <text:p text:style-name="P2">5: File: create_file_system_details.py, <text:s/>Directory: C:\Program Files\MySQL\MySQL Shell 8.0\share\mysqlsh\oci_sdk\oci-2.4.0-py3.7.egg\oci\file_storage\models\, <text:s/>Size: 8291</text:p>
      <text:p text:style-name="P2">5: File: setuptools_ext.py, <text:s/>Directory: C:\Program Files\MySQL\MySQL Shell 8.0\share\mysqlsh\oci_sdk\cffi-1.12.3-py3.7-win-amd64.egg\cffi\, <text:s/>Size: 8848</text:p>
      <text:p text:style-name="P2">5: File: tarfile.py, <text:s/>Directory: C:\Program Files\MySQL\MySQL Shell 8.0\lib\Python3.7\Lib\site-packages\pip\_vendor\distlib\_backport\, <text:s/>Size: 92628</text:p>
      <text:p text:style-name="P2">5: File: __init__.py, <text:s/>Directory: C:\Program Files\MySQL\MySQL Shell 8.0\lib\Python3.7\Lib\site-packages\pip\_vendor\pkg_resources\, <text:s/>Size: 104648</text:p>
      <text:p text:style-name="P2">5: File: test_images.py, <text:s/>Directory: C:\Program Files\MySQL\MySQL Shell 8.0\lib\Python3.7\Lib\tkinter\test\test_tkinter\, <text:s/>Size: 13355</text:p>
      <text:p text:style-name="P2">5: File: one.py, <text:s/>Directory: C:\Program Files\MySQL\MySQL Shell 8.0\lib\Python3.7\Lib\test\test_importlib\namespace_pkgs\both_portions\foo\, <text:s/>Size: 31</text:p>
      <text:p text:style-name="P2"><text:soft-page-break/>5: File: suppression_summary.py, <text:s/>Directory: C:\Program Files\MySQL\MySQL Shell 8.0\share\mysqlsh\oci_sdk\oci-2.4.0-py3.7.egg\oci\email\models\, <text:s/>Size: 7184</text:p>
      <text:p text:style-name="P2">5: File: copy_volume_backup_details.py, <text:s/>Directory: C:\Program Files\MySQL\MySQL Shell 8.0\share\mysqlsh\oci_sdk\oci-2.4.0-py3.7.egg\oci\core\models\, <text:s/>Size: 5255</text:p>
      <text:p text:style-name="P2">5: File: change_volume_group_backup_compartment_details.py, <text:s/>Directory: C:\Program Files\MySQL\MySQL Shell 8.0\share\mysqlsh\oci_sdk\oci-2.4.0-py3.7.egg\oci\core\models\, <text:s/>Size: 2344</text:p>
      <text:p text:style-name="P2">5: File: resource_search_client.py, <text:s/>Directory: C:\Program Files\MySQL\MySQL Shell 8.0\share\mysqlsh\oci_sdk\oci-2.4.0-py3.7.egg\oci\resource_search\, <text:s/>Size: 14835</text:p>
      <text:p text:style-name="P2">5: File: steering_policy_answer.py, <text:s/>Directory: C:\Program Files\MySQL\MySQL Shell 8.0\share\mysqlsh\oci_sdk\oci-2.4.0-py3.7.egg\oci\dns\models\, <text:s/>Size: 9370</text:p>
      <text:p text:style-name="P2">5: File: __init__.py, <text:s/>Directory: C:\Program Files\MySQL\MySQL Shell 8.0\lib\Python3.7\Lib\test\test_importlib\data01\subdirectory\, <text:s/>Size: 0</text:p>
      <text:p text:style-name="P2">5: File: md5.py, <text:s/>Directory: C:\Program Files\MySQL\MySQL Shell 8.0\share\mysqlsh\oci_sdk\oci-2.4.0-py3.7.egg\oci\object_storage\transfer\internal\, <text:s/>Size: 691</text:p>
      <text:p text:style-name="P2">5: File: SOURCES.txt, <text:s/>Directory: C:\Program Files\MySQL\MySQL Shell 8.0\share\mysqlsh\oci_sdk\configparser-3.8.1-py3.7.egg\EGG-INFO\, <text:s/>Size: 359</text:p>
      <text:p text:style-name="P2">5: File: bdist_wininst.py, <text:s/>Directory: C:\Program Files\MySQL\MySQL Shell 8.0\lib\Python3.7\Lib\site-packages\setuptools\command\, <text:s/>Size: 637</text:p>
      <text:p text:style-name="P2">5: File: update_archiver_details.py, <text:s/>Directory: C:\Program Files\MySQL\MySQL Shell 8.0\share\mysqlsh\oci_sdk\oci-2.4.0-py3.7.egg\oci\streaming\models\, <text:s/>Size: 7018</text:p>
      <text:p text:style-name="P2">5: File: bindings.py, <text:s/>Directory: C:\Program Files\MySQL\MySQL Shell 8.0\lib\Python3.7\Lib\site-packages\pip\_vendor\urllib3\contrib\_securetransport\, <text:s/>Size: 17560</text:p>
      <text:p text:style-name="P2">5: File: _bcrypt.cp37-win_amd64.pyd, <text:s/>Directory: C:\Program Files\MySQL\MySQL Shell 8.0\share\mysqlsh\oci_sdk\bcrypt-3.1.7-py3.7-win-amd64.egg\bcrypt\, <text:s/>Size: 30208</text:p>
      <text:p text:style-name="P2">5: File: update_local_peering_gateway_details.py, <text:s/>Directory: C:\Program Files\MySQL\MySQL Shell 8.0\share\mysqlsh\oci_sdk\oci-2.4.0-py3.7.egg\oci\core\models\, <text:s/>Size: 6702</text:p>
      <text:p text:style-name="P2">5: File: not-zip-safe, <text:s/>Directory: C:\Program Files\MySQL\MySQL Shell 8.0\share\mysqlsh\oci_sdk\oci-2.4.0-py3.7.egg\EGG-INFO\, <text:s/>Size: 2</text:p>
      <text:p text:style-name="P2">5: File: _oid.py, <text:s/>Directory: C:\Program Files\MySQL\MySQL Shell 8.0\share\mysqlsh\oci_sdk\cryptography-2.7-py3.7-win-amd64.egg\cryptography\hazmat\, <text:s/>Size: 2178</text:p>
      <text:p text:style-name="P2">5: File: multiple_transfer_appliances.py, <text:s/>Directory: C:\Program Files\MySQL\MySQL Shell 8.0\share\mysqlsh\oci_sdk\oci-2.4.0-py3.7.egg\oci\dts\models\, <text:s/>Size: 2286</text:p>
      <text:p text:style-name="P2">5: File: helpers.py, <text:s/>Directory: C:\Program Files\MySQL\MySQL Shell 8.0\share\mysqlsh\oci_sdk\configparser-3.8.1-py3.7.egg\backports\configparser\, <text:s/>Size: 7648</text:p>
      <text:p text:style-name="P2">5: File: _cffi_include.h, <text:s/>Directory: C:\Program Files\MySQL\MySQL Shell 8.0\share\mysqlsh\oci_sdk\cffi-1.12.3-py3.7-win-amd64.egg\cffi\, <text:s/>Size: 12149</text:p>
      <text:p text:style-name="P2">5: File: load_balancer_health_summary.py, <text:s/>Directory: C:\Program Files\MySQL\MySQL Shell 8.0\share\mysqlsh\oci_sdk\oci-2.4.0-py3.7.egg\oci\load_balancer\models\, <text:s/>Size: 6324</text:p>
      <text:p text:style-name="P2">5: File: update_drg_details.py, <text:s/>Directory: C:\Program Files\MySQL\MySQL Shell 8.0\share\mysqlsh\oci_sdk\oci-2.4.0-py3.7.egg\oci\core\models\, <text:s/>Size: 4930</text:p>
      <text:p text:style-name="P2">5: File: test.py, <text:s/>Directory: C:\Program Files\MySQL\MySQL Shell 8.0\lib\Python3.7\Lib\site-packages\pip\_vendor\pytoml\, <text:s/>Size: 1021</text:p>
      <text:p text:style-name="P2">5: File: _cffi_errors.h, <text:s/>Directory: C:\Program Files\MySQL\MySQL Shell 8.0\share\mysqlsh\oci_sdk\cffi-1.12.3-py3.7-win-amd64.egg\cffi\, <text:s/>Size: 3856</text:p>
      <text:p text:style-name="P2">5: File: euctwprober.py, <text:s/>Directory: C:\Program Files\MySQL\MySQL Shell 8.0\share\mysqlsh\oci_sdk\oci-2.4.0-py3.7.egg\oci\_vendor\chardet\, <text:s/>Size: 799</text:p>
      <text:p text:style-name="P2">5: File: function_summary.py, <text:s/>Directory: C:\Program Files\MySQL\MySQL Shell 8.0\share\mysqlsh\oci_sdk\oci-2.4.0-py3.7.egg\oci\functions\models\, <text:s/>Size: 18519</text:p>
      <text:p text:style-name="P2"><text:soft-page-break/>5: File: native_libs.txt, <text:s/>Directory: C:\Program Files\MySQL\MySQL Shell 8.0\share\mysqlsh\oci_sdk\cffi-1.12.3-py3.7-win-amd64.egg\EGG-INFO\, <text:s/>Size: 34</text:p>
      <text:p text:style-name="P2">5: File: delete_virtual_circuit_public_prefix_details.py, <text:s/>Directory: C:\Program Files\MySQL\MySQL Shell 8.0\share\mysqlsh\oci_sdk\oci-2.4.0-py3.7.egg\oci\core\models\, <text:s/>Size: 2084</text:p>
      <text:p text:style-name="P2">5: File: security_token_signer.py, <text:s/>Directory: C:\Program Files\MySQL\MySQL Shell 8.0\share\mysqlsh\oci_sdk\oci-2.4.0-py3.7.egg\oci\auth\signers\, <text:s/>Size: 3243</text:p>
      <text:p text:style-name="P2">5: File: makefile.py, <text:s/>Directory: C:\Program Files\MySQL\MySQL Shell 8.0\lib\Python3.7\Lib\site-packages\pip\_vendor\urllib3\packages\backports\, <text:s/>Size: 1456</text:p>
      <text:p text:style-name="P2">5: File: tokenize_tests-latin1-coding-cookie-and-utf8-bom-sig.txt, <text:s/>Directory: C:\Program Files\MySQL\MySQL Shell 8.0\lib\Python3.7\Lib\test\, <text:s/>Size: 443</text:p>
      <text:p text:style-name="P2">5: File: get_public_ip_by_private_ip_id_details.py, <text:s/>Directory: C:\Program Files\MySQL\MySQL Shell 8.0\share\mysqlsh\oci_sdk\oci-2.4.0-py3.7.egg\oci\core\models\, <text:s/>Size: 1984</text:p>
      <text:p text:style-name="P2">5: File: help.py, <text:s/>Directory: C:\Program Files\MySQL\MySQL Shell 8.0\share\mysqlsh\oci_sdk\oci-2.4.0-py3.7.egg\oci\_vendor\requests\, <text:s/>Size: 3720</text:p>
      <text:p text:style-name="P2">5: File: __init__.py, <text:s/>Directory: C:\Program Files\MySQL\MySQL Shell 8.0\lib\Python3.7\Lib\site-packages\pip\_vendor\lockfile\, <text:s/>Size: 9371</text:p>
      <text:p text:style-name="P2">5: File: update_ip_sec_connection_details.py, <text:s/>Directory: C:\Program Files\MySQL\MySQL Shell 8.0\share\mysqlsh\oci_sdk\oci-2.4.0-py3.7.egg\oci\core\models\, <text:s/>Size: 10852</text:p>
      <text:p text:style-name="P2">5: File: upload_manager.py, <text:s/>Directory: C:\Program Files\MySQL\MySQL Shell 8.0\share\mysqlsh\oci_sdk\oci-2.4.0-py3.7.egg\oci\object_storage\transfer\, <text:s/>Size: 16679</text:p>
      <text:p text:style-name="P2">5: File: source_vcn_ip_address_condition.py, <text:s/>Directory: C:\Program Files\MySQL\MySQL Shell 8.0\share\mysqlsh\oci_sdk\oci-2.4.0-py3.7.egg\oci\load_balancer\models\, <text:s/>Size: 3471</text:p>
      <text:p text:style-name="P2">5: File: suppression.py, <text:s/>Directory: C:\Program Files\MySQL\MySQL Shell 8.0\share\mysqlsh\oci_sdk\oci-2.4.0-py3.7.egg\oci\email\models\, <text:s/>Size: 7418</text:p>
      <text:p text:style-name="P2">5: File: create_autonomous_data_warehouse_backup_details.py, <text:s/>Directory: C:\Program Files\MySQL\MySQL Shell 8.0\share\mysqlsh\oci_sdk\oci-2.4.0-py3.7.egg\oci\database\models\, <text:s/>Size: 3883</text:p>
      <text:p text:style-name="P2">5: File: sbcharsetprober.py, <text:s/>Directory: C:\Program Files\MySQL\MySQL Shell 8.0\share\mysqlsh\oci_sdk\oci-2.4.0-py3.7.egg\oci\_vendor\chardet\, <text:s/>Size: 4653</text:p>
      <text:p text:style-name="P2">5: File: idnadata.py, <text:s/>Directory: C:\Program Files\MySQL\MySQL Shell 8.0\share\mysqlsh\oci_sdk\oci-2.4.0-py3.7.egg\oci\_vendor\idna\, <text:s/>Size: 41070</text:p>
      <text:p text:style-name="P2">5: File: update_transfer_device_details.py, <text:s/>Directory: C:\Program Files\MySQL\MySQL Shell 8.0\share\mysqlsh\oci_sdk\oci-2.4.0-py3.7.egg\oci\dts\models\, <text:s/>Size: 2944</text:p>
      <text:p text:style-name="P2">5: File: exceptions.py, <text:s/>Directory: C:\Program Files\MySQL\MySQL Shell 8.0\share\mysqlsh\oci_sdk\PyNaCl-1.3.0-py3.7-win-amd64.egg\nacl\, <text:s/>Size: 1858</text:p>
      <text:p text:style-name="P2">5: File: ed448.py, <text:s/>Directory: C:\Program Files\MySQL\MySQL Shell 8.0\share\mysqlsh\oci_sdk\cryptography-2.7-py3.7-win-amd64.egg\cryptography\hazmat\primitives\asymmetric\, <text:s/>Size: 2322</text:p>
      <text:p text:style-name="P2">5: File: steering_policy_priority_answer_data.py, <text:s/>Directory: C:\Program Files\MySQL\MySQL Shell 8.0\share\mysqlsh\oci_sdk\oci-2.4.0-py3.7.egg\oci\dns\models\, <text:s/>Size: 3561</text:p>
      <text:p text:style-name="P2">5: File: test_configdialog.py, <text:s/>Directory: C:\Program Files\MySQL\MySQL Shell 8.0\lib\Python3.7\Lib\idlelib\idle_test\, <text:s/>Size: 49573</text:p>
      <text:p text:style-name="P2">5: File: __init__.py, <text:s/>Directory: C:\Program Files\MySQL\MySQL Shell 8.0\share\mysqlsh\oci_sdk\certifi-2019.9.11-py3.7.egg\certifi\, <text:s/>Size: 52</text:p>
      <text:p text:style-name="P2">5: File: not-zip-safe, <text:s/>Directory: C:\Program Files\MySQL\MySQL Shell 8.0\share\mysqlsh\oci_sdk\certifi-2019.9.11-py3.7.egg\EGG-INFO\, <text:s/>Size: 1</text:p>
      <text:p text:style-name="P2">5: File: certificate.py, <text:s/>Directory: C:\Program Files\MySQL\MySQL Shell 8.0\share\mysqlsh\oci_sdk\oci-2.4.0-py3.7.egg\oci\waas\models\, <text:s/>Size: 20024</text:p>
      <text:p text:style-name="P2">5: File: autocompletion.py, <text:s/>Directory: C:\Program Files\MySQL\MySQL Shell 8.0\lib\Python3.7\Lib\site-packages\pip\_internal\cli\, <text:s/>Size: 6083</text:p>
      <text:p text:style-name="P2"><text:soft-page-break/>5: File: app_catalog_listing.py, <text:s/>Directory: C:\Program Files\MySQL\MySQL Shell 8.0\share\mysqlsh\oci_sdk\oci-2.4.0-py3.7.egg\oci\core\models\, <text:s/>Size: 8023</text:p>
      <text:p text:style-name="P2">5: File: wait.py, <text:s/>Directory: C:\Program Files\MySQL\MySQL Shell 8.0\share\mysqlsh\oci_sdk\oci-2.4.0-py3.7.egg\oci\_vendor\urllib3\util\, <text:s/>Size: 5567</text:p>
      <text:p text:style-name="P2">5: File: listener_details.py, <text:s/>Directory: C:\Program Files\MySQL\MySQL Shell 8.0\share\mysqlsh\oci_sdk\oci-2.4.0-py3.7.egg\oci\load_balancer\models\, <text:s/>Size: 9318</text:p>
      <text:p text:style-name="P2">5: File: requires.txt, <text:s/>Directory: C:\Program Files\MySQL\MySQL Shell 8.0\share\mysqlsh\oci_sdk\PyNaCl-1.3.0-py3.7-win-amd64.egg\EGG-INFO\, <text:s/>Size: 105</text:p>
      <text:p text:style-name="P2">5: File: create_application_details.py, <text:s/>Directory: C:\Program Files\MySQL\MySQL Shell 8.0\share\mysqlsh\oci_sdk\oci-2.4.0-py3.7.egg\oci\functions\models\, <text:s/>Size: 9283</text:p>
      <text:p text:style-name="P2">5: File: test_finder.py, <text:s/>Directory: C:\Program Files\MySQL\MySQL Shell 8.0\lib\Python3.7\Lib\test\test_importlib\frozen\, <text:s/>Size: 2105</text:p>
      <text:p text:style-name="P2">5: File: rule_summary.py, <text:s/>Directory: C:\Program Files\MySQL\MySQL Shell 8.0\share\mysqlsh\oci_sdk\oci-2.4.0-py3.7.egg\oci\events\models\, <text:s/>Size: 15733</text:p>
      <text:p text:style-name="P2">5: File: transfer_package_client.py, <text:s/>Directory: C:\Program Files\MySQL\MySQL Shell 8.0\share\mysqlsh\oci_sdk\oci-2.4.0-py3.7.egg\oci\dts\, <text:s/>Size: 27497</text:p>
      <text:p text:style-name="P2">5: File: bindings.py, <text:s/>Directory: C:\Program Files\MySQL\MySQL Shell 8.0\share\mysqlsh\oci_sdk\oci-2.4.0-py3.7.egg\oci\_vendor\urllib3\contrib\_securetransport\, <text:s/>Size: 17724</text:p>
      <text:p text:style-name="P2">5: File: create_stack_details.py, <text:s/>Directory: C:\Program Files\MySQL\MySQL Shell 8.0\share\mysqlsh\oci_sdk\oci-2.4.0-py3.7.egg\oci\resource_manager\models\, <text:s/>Size: 8935</text:p>
      <text:p text:style-name="P2">5: File: test_unaligned_structures.py, <text:s/>Directory: C:\Program Files\MySQL\MySQL Shell 8.0\lib\Python3.7\Lib\ctypes\test\, <text:s/>Size: 1215</text:p>
      <text:p text:style-name="P2">5: File: cross_connect_mapping.py, <text:s/>Directory: C:\Program Files\MySQL\MySQL Shell 8.0\share\mysqlsh\oci_sdk\oci-2.4.0-py3.7.egg\oci\core\models\, <text:s/>Size: 15549</text:p>
      <text:p text:style-name="P2">5: File: download.py, <text:s/>Directory: C:\Program Files\MySQL\MySQL Shell 8.0\lib\Python3.7\Lib\site-packages\pip\_internal\, <text:s/>Size: 34696</text:p>
      <text:p text:style-name="P2">5: File: create_key_details.py, <text:s/>Directory: C:\Program Files\MySQL\MySQL Shell 8.0\share\mysqlsh\oci_sdk\oci-2.4.0-py3.7.egg\oci\key_management\models\, <text:s/>Size: 6162</text:p>
      <text:p text:style-name="P2">5: File: dedicated_vm_host.py, <text:s/>Directory: C:\Program Files\MySQL\MySQL Shell 8.0\share\mysqlsh\oci_sdk\oci-2.4.0-py3.7.egg\oci\core\models\, <text:s/>Size: 16638</text:p>
      <text:p text:style-name="P2">5: File: datapoint.py, <text:s/>Directory: C:\Program Files\MySQL\MySQL Shell 8.0\share\mysqlsh\oci_sdk\oci-2.4.0-py3.7.egg\oci\monitoring\models\, <text:s/>Size: 3565</text:p>
      <text:p text:style-name="P2">5: File: create_volume_details.py, <text:s/>Directory: C:\Program Files\MySQL\MySQL Shell 8.0\share\mysqlsh\oci_sdk\oci-2.4.0-py3.7.egg\oci\core\models\, <text:s/>Size: 14052</text:p>
      <text:p text:style-name="P2">5: File: certificate_subject_name.py, <text:s/>Directory: C:\Program Files\MySQL\MySQL Shell 8.0\share\mysqlsh\oci_sdk\oci-2.4.0-py3.7.egg\oci\waas\models\, <text:s/>Size: 7751</text:p>
      <text:p text:style-name="P2">5: File: data_guard_association.py, <text:s/>Directory: C:\Program Files\MySQL\MySQL Shell 8.0\share\mysqlsh\oci_sdk\oci-2.4.0-py3.7.egg\oci\database\models\, <text:s/>Size: 24319</text:p>
      <text:p text:style-name="P2">5: File: list.py, <text:s/>Directory: C:\Program Files\MySQL\MySQL Shell 8.0\lib\Python3.7\Lib\site-packages\pip\_internal\commands\, <text:s/>Size: 10150</text:p>
      <text:p text:style-name="P2">5: File: poolmanager.py, <text:s/>Directory: C:\Program Files\MySQL\MySQL Shell 8.0\lib\Python3.7\Lib\site-packages\pip\_vendor\urllib3\, <text:s/>Size: 16853</text:p>
      <text:p text:style-name="P2">5: File: rule.py, <text:s/>Directory: C:\Program Files\MySQL\MySQL Shell 8.0\share\mysqlsh\oci_sdk\oci-2.4.0-py3.7.egg\oci\events\models\, <text:s/>Size: 19031</text:p>
      <text:p text:style-name="P2">5: File: writer.py, <text:s/>Directory: C:\Program Files\MySQL\MySQL Shell 8.0\lib\Python3.7\Lib\site-packages\pip\_vendor\pytoml\, <text:s/>Size: 3198</text:p>
      <text:p text:style-name="P2">5: File: __init__.py, <text:s/>Directory: C:\Program Files\MySQL\MySQL Shell 8.0\lib\Python3.7\Lib\test\test_importlib\zipdata02\, <text:s/>Size: 0</text:p>
      <text:p text:style-name="P2">5: File: METADATA, <text:s/>Directory: C:\Program Files\MySQL\MySQL Shell 8.0\lib\Python3.7\Lib\site-packages\setuptools-40.8.0.dist-info\, <text:s/>Size: 3094</text:p>
      <text:p text:style-name="P2"><text:soft-page-break/>5: File: retry_checkers.py, <text:s/>Directory: C:\Program Files\MySQL\MySQL Shell 8.0\share\mysqlsh\oci_sdk\oci-2.4.0-py3.7.egg\oci\retry\, <text:s/>Size: 7463</text:p>
      <text:p text:style-name="P2">5: File: change_instance_pool_compartment_details.py, <text:s/>Directory: C:\Program Files\MySQL\MySQL Shell 8.0\share\mysqlsh\oci_sdk\oci-2.4.0-py3.7.egg\oci\core\models\, <text:s/>Size: 2296</text:p>
      <text:p text:style-name="P2">5: File: squareroot.decTest, <text:s/>Directory: C:\Program Files\MySQL\MySQL Shell 8.0\lib\Python3.7\Lib\test\decimaltestdata\, <text:s/>Size: 192459</text:p>
      <text:p text:style-name="P2">5: File: cookies.py, <text:s/>Directory: C:\Program Files\MySQL\MySQL Shell 8.0\lib\Python3.7\Lib\site-packages\pip\_vendor\requests\, <text:s/>Size: 18430</text:p>
      <text:p text:style-name="P2">5: File: transfer_device.py, <text:s/>Directory: C:\Program Files\MySQL\MySQL Shell 8.0\share\mysqlsh\oci_sdk\oci-2.4.0-py3.7.egg\oci\dts\models\, <text:s/>Size: 10278</text:p>
      <text:p text:style-name="P2">5: File: __main__.py, <text:s/>Directory: C:\Program Files\MySQL\MySQL Shell 8.0\lib\Python3.7\Lib\site-packages\pip\_vendor\certifi\, <text:s/>Size: 53</text:p>
      <text:p text:style-name="P2">5: File: certificate_issuer_name.py, <text:s/>Directory: C:\Program Files\MySQL\MySQL Shell 8.0\share\mysqlsh\oci_sdk\oci-2.4.0-py3.7.egg\oci\waas\models\, <text:s/>Size: 7638</text:p>
      <text:p text:style-name="P2">5: File: create_notification_service_action_details.py, <text:s/>Directory: C:\Program Files\MySQL\MySQL Shell 8.0\share\mysqlsh\oci_sdk\oci-2.4.0-py3.7.egg\oci\events\models\, <text:s/>Size: 3337</text:p>
      <text:p text:style-name="P2">5: File: test_finder.py, <text:s/>Directory: C:\Program Files\MySQL\MySQL Shell 8.0\lib\Python3.7\Lib\test\test_importlib\extension\, <text:s/>Size: 1272</text:p>
      <text:p text:style-name="P2">5: File: test_contentmanager.py, <text:s/>Directory: C:\Program Files\MySQL\MySQL Shell 8.0\lib\Python3.7\Lib\test\test_email\, <text:s/>Size: 33539</text:p>
      <text:p text:style-name="P2">5: File: instance.py, <text:s/>Directory: C:\Program Files\MySQL\MySQL Shell 8.0\share\mysqlsh\oci_sdk\oci-2.4.0-py3.7.egg\oci\core\models\, <text:s/>Size: 33234</text:p>
      <text:p text:style-name="P2">5: File: resource_availability.py, <text:s/>Directory: C:\Program Files\MySQL\MySQL Shell 8.0\share\mysqlsh\oci_sdk\oci-2.4.0-py3.7.egg\oci\limits\models\, <text:s/>Size: 2755</text:p>
      <text:p text:style-name="P2">5: File: dependency_links.txt, <text:s/>Directory: C:\Program Files\MySQL\MySQL Shell 8.0\share\mysqlsh\oci_sdk\oci-2.4.0-py3.7.egg\EGG-INFO\, <text:s/>Size: 1</text:p>
      <text:p text:style-name="P2">5: File: threshold_policy.py, <text:s/>Directory: C:\Program Files\MySQL\MySQL Shell 8.0\share\mysqlsh\oci_sdk\oci-2.4.0-py3.7.egg\oci\autoscaling\models\, <text:s/>Size: 3219</text:p>
      <text:p text:style-name="P2">5: File: cluster_network_placement_configuration_details.py, <text:s/>Directory: C:\Program Files\MySQL\MySQL Shell 8.0\share\mysqlsh\oci_sdk\oci-2.4.0-py3.7.egg\oci\core\models\, <text:s/>Size: 4869</text:p>
      <text:p text:style-name="P2">5: File: change_stack_compartment_details.py, <text:s/>Directory: C:\Program Files\MySQL\MySQL Shell 8.0\share\mysqlsh\oci_sdk\oci-2.4.0-py3.7.egg\oci\resource_manager\models\, <text:s/>Size: 2280</text:p>
      <text:p text:style-name="P2">5: File: change_volume_compartment_details.py, <text:s/>Directory: C:\Program Files\MySQL\MySQL Shell 8.0\share\mysqlsh\oci_sdk\oci-2.4.0-py3.7.egg\oci\core\models\, <text:s/>Size: 2228</text:p>
      <text:p text:style-name="P2">5: File: eucjpprober.py, <text:s/>Directory: C:\Program Files\MySQL\MySQL Shell 8.0\lib\Python3.7\Lib\site-packages\pip\_vendor\chardet\, <text:s/>Size: 3749</text:p>
      <text:p text:style-name="P2">5: File: quotas_client_composite_operations.py, <text:s/>Directory: C:\Program Files\MySQL\MySQL Shell 8.0\share\mysqlsh\oci_sdk\oci-2.4.0-py3.7.egg\oci\limits\, <text:s/>Size: 7115</text:p>
      <text:p text:style-name="P2">5: File: __init__.py, <text:s/>Directory: C:\Program Files\MySQL\MySQL Shell 8.0\lib\Python3.7\Lib\site-packages\pip\_vendor\cachecontrol\caches\, <text:s/>Size: 86</text:p>
      <text:p text:style-name="P2">5: File: hashlib.py, <text:s/>Directory: C:\Program Files\MySQL\MySQL Shell 8.0\share\mysqlsh\oci_sdk\PyNaCl-1.3.0-py3.7-win-amd64.egg\nacl\, <text:s/>Size: 3909</text:p>
      <text:p text:style-name="P2">5: File: script (dev).tmpl, <text:s/>Directory: C:\Program Files\MySQL\MySQL Shell 8.0\lib\Python3.7\Lib\site-packages\setuptools\, <text:s/>Size: 218</text:p>
      <text:p text:style-name="P2">5: File: object_lifecycle_rule.py, <text:s/>Directory: C:\Program Files\MySQL\MySQL Shell 8.0\share\mysqlsh\oci_sdk\oci-2.4.0-py3.7.egg\oci\object_storage\models\, <text:s/>Size: 8837</text:p>
      <text:p text:style-name="P2">5: File: auth_token.py, <text:s/>Directory: C:\Program Files\MySQL\MySQL Shell 8.0\share\mysqlsh\oci_sdk\oci-2.4.0-py3.7.egg\oci\identity\models\, <text:s/>Size: 10584</text:p>
      <text:p text:style-name="P2">5: File: __init__.py, <text:s/>Directory: C:\Program Files\MySQL\MySQL Shell 8.0\share\mysqlsh\oci_sdk\oci-2.4.0-py3.7.egg\oci\work_requests\models\, <text:s/>Size: 693</text:p>
      <text:p text:style-name="P2"><text:soft-page-break/>5: File: _padding.py, <text:s/>Directory: C:\Program Files\MySQL\MySQL Shell 8.0\share\mysqlsh\oci_sdk\cryptography-2.7-py3.7-win-amd64.egg\cryptography\hazmat\bindings\, <text:s/>Size: 307</text:p>
      <text:p text:style-name="P2">5: File: steering_policy_health_rule_case.py, <text:s/>Directory: C:\Program Files\MySQL\MySQL Shell 8.0\share\mysqlsh\oci_sdk\oci-2.4.0-py3.7.egg\oci\dns\models\, <text:s/>Size: 2783</text:p>
      <text:p text:style-name="P2">5: File: detach_load_balancer_details.py, <text:s/>Directory: C:\Program Files\MySQL\MySQL Shell 8.0\share\mysqlsh\oci_sdk\oci-2.4.0-py3.7.egg\oci\core\models\, <text:s/>Size: 3191</text:p>
      <text:p text:style-name="P2">5: File: __init__.py, <text:s/>Directory: C:\Program Files\MySQL\MySQL Shell 8.0\share\mysqlsh\oci_sdk\oci-2.4.0-py3.7.egg\oci\limits\, <text:s/>Size: 522</text:p>
      <text:p text:style-name="P2">5: File: util.py, <text:s/>Directory: C:\Program Files\MySQL\MySQL Shell 8.0\lib\Python3.7\Lib\site-packages\pip\_vendor\distlib\, <text:s/>Size: 59681</text:p>
      <text:p text:style-name="P2">5: File: failure_details.py, <text:s/>Directory: C:\Program Files\MySQL\MySQL Shell 8.0\share\mysqlsh\oci_sdk\oci-2.4.0-py3.7.egg\oci\resource_manager\models\, <text:s/>Size: 4616</text:p>
      <text:p text:style-name="P2">5: File: identity_client_composite_operations.py, <text:s/>Directory: C:\Program Files\MySQL\MySQL Shell 8.0\share\mysqlsh\oci_sdk\oci-2.4.0-py3.7.egg\oci\identity\, <text:s/>Size: 75702</text:p>
      <text:p text:style-name="P2">5: File: public.py, <text:s/>Directory: C:\Program Files\MySQL\MySQL Shell 8.0\share\mysqlsh\oci_sdk\PyNaCl-1.3.0-py3.7-win-amd64.egg\nacl\, <text:s/>Size: 13442</text:p>
      <text:p text:style-name="P2">5: File: work_request_resource.py, <text:s/>Directory: C:\Program Files\MySQL\MySQL Shell 8.0\share\mysqlsh\oci_sdk\oci-2.4.0-py3.7.egg\oci\object_storage\models\, <text:s/>Size: 7280</text:p>
      <text:p text:style-name="P2">5: File: help.py, <text:s/>Directory: C:\Program Files\MySQL\MySQL Shell 8.0\lib\Python3.7\Lib\site-packages\pip\_vendor\requests\, <text:s/>Size: 3578</text:p>
      <text:p text:style-name="P2">5: File: day_of_week.py, <text:s/>Directory: C:\Program Files\MySQL\MySQL Shell 8.0\share\mysqlsh\oci_sdk\oci-2.4.0-py3.7.egg\oci\database\models\, <text:s/>Size: 3394</text:p>
      <text:p text:style-name="P2">5: File: snapshot_summary.py, <text:s/>Directory: C:\Program Files\MySQL\MySQL Shell 8.0\share\mysqlsh\oci_sdk\oci-2.4.0-py3.7.egg\oci\file_storage\models\, <text:s/>Size: 9965</text:p>
      <text:p text:style-name="P2">5: File: SOURCES.txt, <text:s/>Directory: C:\Program Files\MySQL\MySQL Shell 8.0\share\mysqlsh\oci_sdk\oci-2.4.0-py3.7.egg\EGG-INFO\, <text:s/>Size: 62317</text:p>
      <text:p text:style-name="P2">5: File: dqCompareSig.decTest, <text:s/>Directory: C:\Program Files\MySQL\MySQL Shell 8.0\lib\Python3.7\Lib\test\decimaltestdata\, <text:s/>Size: 29695</text:p>
      <text:p text:style-name="P2">5: File: __init__.py, <text:s/>Directory: C:\Program Files\MySQL\MySQL Shell 8.0\lib\Python3.7\Lib\site-packages\pip\_vendor\urllib3\util\, <text:s/>Size: 1044</text:p>
      <text:p text:style-name="P2">5: File: optionaltags.py, <text:s/>Directory: C:\Program Files\MySQL\MySQL Shell 8.0\lib\Python3.7\Lib\site-packages\pip\_vendor\html5lib\filters\, <text:s/>Size: 10588</text:p>
      <text:p text:style-name="P2">5: File: top_level.txt, <text:s/>Directory: C:\Program Files\MySQL\MySQL Shell 8.0\share\mysqlsh\oci_sdk\configparser-3.8.1-py3.7.egg\EGG-INFO\, <text:s/>Size: 23</text:p>
      <text:p text:style-name="P2">5: File: file_system_summary.py, <text:s/>Directory: C:\Program Files\MySQL\MySQL Shell 8.0\share\mysqlsh\oci_sdk\oci-2.4.0-py3.7.egg\oci\file_storage\models\, <text:s/>Size: 13696</text:p>
      <text:p text:style-name="P2">5: File: steering_policy_health_rule.py, <text:s/>Directory: C:\Program Files\MySQL\MySQL Shell 8.0\share\mysqlsh\oci_sdk\oci-2.4.0-py3.7.egg\oci\dns\models\, <text:s/>Size: 4270</text:p>
      <text:p text:style-name="P2">5: File: connection.py, <text:s/>Directory: C:\Program Files\MySQL\MySQL Shell 8.0\lib\Python3.7\Lib\site-packages\pip\_vendor\urllib3\util\, <text:s/>Size: 4639</text:p>
      <text:p text:style-name="P2">5: File: update_compartment_details.py, <text:s/>Directory: C:\Program Files\MySQL\MySQL Shell 8.0\share\mysqlsh\oci_sdk\oci-2.4.0-py3.7.egg\oci\identity\models\, <text:s/>Size: 6028</text:p>
      <text:p text:style-name="P2">5: File: ddRemainderNear.decTest, <text:s/>Directory: C:\Program Files\MySQL\MySQL Shell 8.0\lib\Python3.7\Lib\test\decimaltestdata\, <text:s/>Size: 30259</text:p>
      <text:p text:style-name="P2">5: File: core.py, <text:s/>Directory: C:\Program Files\MySQL\MySQL Shell 8.0\lib\Python3.7\Lib\site-packages\pip\_vendor\pytoml\, <text:s/>Size: 509</text:p>
      <text:p text:style-name="P2">5: File: resource_principals_signer.py, <text:s/>Directory: C:\Program Files\MySQL\MySQL Shell 8.0\share\mysqlsh\oci_sdk\oci-2.4.0-py3.7.egg\oci\auth\signers\, <text:s/>Size: 3015</text:p>
      <text:p text:style-name="P2">5: File: ansi.py, <text:s/>Directory: C:\Program Files\MySQL\MySQL Shell 8.0\lib\Python3.7\Lib\site-packages\pip\_vendor\colorama\, <text:s/>Size: 2524</text:p>
      <text:p text:style-name="P2"><text:soft-page-break/>5: File: status_codes.py, <text:s/>Directory: C:\Program Files\MySQL\MySQL Shell 8.0\lib\Python3.7\Lib\site-packages\pip\_vendor\requests\, <text:s/>Size: 4129</text:p>
      <text:p text:style-name="P2">5: File: __init__.py, <text:s/>Directory: C:\Program Files\MySQL\MySQL Shell 8.0\share\mysqlsh\oci_sdk\cryptography-2.7-py3.7-win-amd64.egg\cryptography\hazmat\bindings\openssl\, <text:s/>Size: 246</text:p>
      <text:p text:style-name="P2">5: File: stack.py, <text:s/>Directory: C:\Program Files\MySQL\MySQL Shell 8.0\share\mysqlsh\oci_sdk\oci-2.4.0-py3.7.egg\oci\resource_manager\models\, <text:s/>Size: 12538</text:p>
      <text:p text:style-name="P2">5: File: _sodium.py, <text:s/>Directory: C:\Program Files\MySQL\MySQL Shell 8.0\share\mysqlsh\oci_sdk\PyNaCl-1.3.0-py3.7-win-amd64.egg\nacl\, <text:s/>Size: 306</text:p>
      <text:p text:style-name="P2">5: File: entry_points.txt, <text:s/>Directory: C:\Program Files\MySQL\MySQL Shell 8.0\lib\Python3.7\Lib\site-packages\setuptools-40.8.0.dist-info\, <text:s/>Size: 2990</text:p>
      <text:p text:style-name="P2">5: File: autonomous_database_backup_summary.py, <text:s/>Directory: C:\Program Files\MySQL\MySQL Shell 8.0\share\mysqlsh\oci_sdk\oci-2.4.0-py3.7.egg\oci\database\models\, <text:s/>Size: 15448</text:p>
      <text:p text:style-name="P2">5: File: client_options.py, <text:s/>Directory: C:\Program Files\MySQL\MySQL Shell 8.0\share\mysqlsh\oci_sdk\oci-2.4.0-py3.7.egg\oci\file_storage\models\, <text:s/>Size: 10587</text:p>
      <text:p text:style-name="P2">5: File: update_auto_scaling_configuration_details.py, <text:s/>Directory: C:\Program Files\MySQL\MySQL Shell 8.0\share\mysqlsh\oci_sdk\oci-2.4.0-py3.7.egg\oci\autoscaling\models\, <text:s/>Size: 7720</text:p>
      <text:p text:style-name="P2">5: File: markers.py, <text:s/>Directory: C:\Program Files\MySQL\MySQL Shell 8.0\lib\Python3.7\Lib\site-packages\setuptools\_vendor\packaging\, <text:s/>Size: 8239</text:p>
      <text:p text:style-name="P2">5: File: infinite_recursion.py, <text:s/>Directory: C:\Program Files\MySQL\MySQL Shell 8.0\lib\Python3.7\Lib\lib2to3\tests\data\, <text:s/>Size: 93071</text:p>
      <text:p text:style-name="P2">5: File: mfa_totp_device_summary.py, <text:s/>Directory: C:\Program Files\MySQL\MySQL Shell 8.0\share\mysqlsh\oci_sdk\oci-2.4.0-py3.7.egg\oci\identity\models\, <text:s/>Size: 9622</text:p>
      <text:p text:style-name="P2">5: File: create_node_pool_node_config_details.py, <text:s/>Directory: C:\Program Files\MySQL\MySQL Shell 8.0\share\mysqlsh\oci_sdk\oci-2.4.0-py3.7.egg\oci\container_engine\models\, <text:s/>Size: 3708</text:p>
      <text:p text:style-name="P2">5: File: py33compat.py, <text:s/>Directory: C:\Program Files\MySQL\MySQL Shell 8.0\lib\Python3.7\Lib\site-packages\setuptools\, <text:s/>Size: 1195</text:p>
      <text:p text:style-name="P2">5: File: hashes.py, <text:s/>Directory: C:\Program Files\MySQL\MySQL Shell 8.0\share\mysqlsh\oci_sdk\cryptography-2.7-py3.7-win-amd64.egg\cryptography\hazmat\primitives\, <text:s/>Size: 6206</text:p>
      <text:p text:style-name="P2">5: File: port_range.py, <text:s/>Directory: C:\Program Files\MySQL\MySQL Shell 8.0\share\mysqlsh\oci_sdk\oci-2.4.0-py3.7.egg\oci\core\models\, <text:s/>Size: 2625</text:p>
      <text:p text:style-name="P2">5: File: test_encode_basestring_ascii.py, <text:s/>Directory: C:\Program Files\MySQL\MySQL Shell 8.0\lib\Python3.7\Lib\test\test_json\, <text:s/>Size: 2266</text:p>
      <text:p text:style-name="P2">5: File: captcha.py, <text:s/>Directory: C:\Program Files\MySQL\MySQL Shell 8.0\share\mysqlsh\oci_sdk\oci-2.4.0-py3.7.egg\oci\waas\models\, <text:s/>Size: 8510</text:p>
      <text:p text:style-name="P2">5: File: six.py, <text:s/>Directory: C:\Program Files\MySQL\MySQL Shell 8.0\lib\Python3.7\Lib\site-packages\pip\_vendor\urllib3\packages\, <text:s/>Size: 30098</text:p>
      <text:p text:style-name="P2">5: File: sysconfig.py, <text:s/>Directory: C:\Program Files\MySQL\MySQL Shell 8.0\lib\Python3.7\Lib\site-packages\pip\_vendor\distlib\_backport\, <text:s/>Size: 26964</text:p>
      <text:p text:style-name="P2">5: File: console_history.py, <text:s/>Directory: C:\Program Files\MySQL\MySQL Shell 8.0\share\mysqlsh\oci_sdk\oci-2.4.0-py3.7.egg\oci\core\models\, <text:s/>Size: 12408</text:p>
      <text:p text:style-name="P2">5: File: test_widgets.py, <text:s/>Directory: C:\Program Files\MySQL\MySQL Shell 8.0\lib\Python3.7\Lib\tkinter\test\test_tkinter\, <text:s/>Size: 47210</text:p>
      <text:p text:style-name="P2">5: File: nexttoward.decTest, <text:s/>Directory: C:\Program Files\MySQL\MySQL Shell 8.0\lib\Python3.7\Lib\test\decimaltestdata\, <text:s/>Size: 25224</text:p>
      <text:p text:style-name="P2">5: File: __init__.py, <text:s/>Directory: C:\Program Files\MySQL\MySQL Shell 8.0\share\mysqlsh\oci_sdk\oci-2.4.0-py3.7.egg\oci\_vendor\jwt\contrib\algorithms\, <text:s/>Size: 0</text:p>
      <text:p text:style-name="P2">5: File: ddCompareSig.decTest, <text:s/>Directory: C:\Program Files\MySQL\MySQL Shell 8.0\lib\Python3.7\Lib\test\decimaltestdata\, <text:s/>Size: 28408</text:p>
      <text:p text:style-name="P2"><text:soft-page-break/>5: File: parrot_example.py, <text:s/>Directory: C:\Program Files\MySQL\MySQL Shell 8.0\lib\Python3.7\Lib\lib2to3\tests\data\fixers\, <text:s/>Size: 23</text:p>
      <text:p text:style-name="P2">5: File: zone_summary.py, <text:s/>Directory: C:\Program Files\MySQL\MySQL Shell 8.0\share\mysqlsh\oci_sdk\oci-2.4.0-py3.7.egg\oci\dns\models\, <text:s/>Size: 14052</text:p>
      <text:p text:style-name="P2">5: File: _in_process.py, <text:s/>Directory: C:\Program Files\MySQL\MySQL Shell 8.0\lib\Python3.7\Lib\site-packages\pip\_vendor\pep517\, <text:s/>Size: 6061</text:p>
      <text:p text:style-name="P2">5: File: transfer_device_summary.py, <text:s/>Directory: C:\Program Files\MySQL\MySQL Shell 8.0\share\mysqlsh\oci_sdk\oci-2.4.0-py3.7.egg\oci\dts\models\, <text:s/>Size: 9772</text:p>
      <text:p text:style-name="P2">5: File: test__encoded_words.py, <text:s/>Directory: C:\Program Files\MySQL\MySQL Shell 8.0\lib\Python3.7\Lib\test\test_email\, <text:s/>Size: 6644</text:p>
      <text:p text:style-name="P2">5: File: added_network_security_group_security_rules.py, <text:s/>Directory: C:\Program Files\MySQL\MySQL Shell 8.0\share\mysqlsh\oci_sdk\oci-2.4.0-py3.7.egg\oci\core\models\, <text:s/>Size: 2115</text:p>
      <text:p text:style-name="P2">5: File: create_transfer_appliance_entitlement_details.py, <text:s/>Directory: C:\Program Files\MySQL\MySQL Shell 8.0\share\mysqlsh\oci_sdk\oci-2.4.0-py3.7.egg\oci\dts\models\, <text:s/>Size: 3888</text:p>
      <text:p text:style-name="P2">5: File: crypto_scalarmult.py, <text:s/>Directory: C:\Program Files\MySQL\MySQL Shell 8.0\share\mysqlsh\oci_sdk\PyNaCl-1.3.0-py3.7-win-amd64.egg\nacl\bindings\, <text:s/>Size: 1803</text:p>
      <text:p text:style-name="P2">5: File: __init__.py, <text:s/>Directory: C:\Program Files\MySQL\MySQL Shell 8.0\share\mysqlsh\oci_sdk\oci-2.4.0-py3.7.egg\oci\_vendor\urllib3\packages\ssl_match_hostname\, <text:s/>Size: 852</text:p>
      <text:p text:style-name="P2">5: File: datrie.py, <text:s/>Directory: C:\Program Files\MySQL\MySQL Shell 8.0\lib\Python3.7\Lib\site-packages\pip\_vendor\html5lib\_trie\, <text:s/>Size: 1178</text:p>
      <text:p text:style-name="P2">5: File: launch_options.py, <text:s/>Directory: C:\Program Files\MySQL\MySQL Shell 8.0\share\mysqlsh\oci_sdk\oci-2.4.0-py3.7.egg\oci\core\models\, <text:s/>Size: 15899</text:p>
      <text:p text:style-name="P2">5: File: work_request_resource.py, <text:s/>Directory: C:\Program Files\MySQL\MySQL Shell 8.0\share\mysqlsh\oci_sdk\oci-2.4.0-py3.7.egg\oci\identity\models\, <text:s/>Size: 6220</text:p>
      <text:p text:style-name="P2">5: File: change_remote_peering_connection_compartment_details.py, <text:s/>Directory: C:\Program Files\MySQL\MySQL Shell 8.0\share\mysqlsh\oci_sdk\oci-2.4.0-py3.7.egg\oci\core\models\, <text:s/>Size: 2387</text:p>
      <text:p text:style-name="P2">5: File: __init__.py, <text:s/>Directory: C:\Program Files\MySQL\MySQL Shell 8.0\lib\Python3.7\Lib\site-packages\pip\_internal\vcs\, <text:s/>Size: 17278</text:p>
      <text:p text:style-name="P2">5: File: vengine_cpy.py, <text:s/>Directory: C:\Program Files\MySQL\MySQL Shell 8.0\share\mysqlsh\oci_sdk\cffi-1.12.3-py3.7-win-amd64.egg\cffi\, <text:s/>Size: 41470</text:p>
      <text:p text:style-name="P2">5: File: create_bucket_details.py, <text:s/>Directory: C:\Program Files\MySQL\MySQL Shell 8.0\share\mysqlsh\oci_sdk\oci-2.4.0-py3.7.egg\oci\object_storage\models\, <text:s/>Size: 13653</text:p>
      <text:p text:style-name="P2">5: File: glibc.py, <text:s/>Directory: C:\Program Files\MySQL\MySQL Shell 8.0\lib\Python3.7\Lib\site-packages\pip\_internal\utils\, <text:s/>Size: 3296</text:p>
      <text:p text:style-name="P2">5: File: constructors.py, <text:s/>Directory: C:\Program Files\MySQL\MySQL Shell 8.0\lib\Python3.7\Lib\site-packages\pip\_internal\req\, <text:s/>Size: 11378</text:p>
      <text:p text:style-name="P2">5: File: sbcharsetprober.py, <text:s/>Directory: C:\Program Files\MySQL\MySQL Shell 8.0\lib\Python3.7\Lib\site-packages\pip\_vendor\chardet\, <text:s/>Size: 5657</text:p>
      <text:p text:style-name="P2">5: File: models.py, <text:s/>Directory: C:\Program Files\MySQL\MySQL Shell 8.0\lib\Python3.7\Lib\site-packages\pip\_vendor\requests\, <text:s/>Size: 34275</text:p>
      <text:p text:style-name="P2">5: File: create_cluster_details.py, <text:s/>Directory: C:\Program Files\MySQL\MySQL Shell 8.0\share\mysqlsh\oci_sdk\oci-2.4.0-py3.7.egg\oci\container_engine\models\, <text:s/>Size: 6734</text:p>
      <text:p text:style-name="P2">5: File: __main__.py, <text:s/>Directory: C:\Program Files\MySQL\MySQL Shell 8.0\share\mysqlsh\oci_sdk\oci-2.4.0-py3.7.egg\oci\_vendor\jwt\, <text:s/>Size: 4323</text:p>
      <text:p text:style-name="P2">5: File: path_route.py, <text:s/>Directory: C:\Program Files\MySQL\MySQL Shell 8.0\share\mysqlsh\oci_sdk\oci-2.4.0-py3.7.egg\oci\load_balancer\models\, <text:s/>Size: 4367</text:p>
      <text:p text:style-name="P2">5: File: security_rule.py, <text:s/>Directory: C:\Program Files\MySQL\MySQL Shell 8.0\share\mysqlsh\oci_sdk\oci-2.4.0-py3.7.egg\oci\core\models\, <text:s/>Size: 25710</text:p>
      <text:p text:style-name="P2"><text:soft-page-break/>5: File: create_user_details.py, <text:s/>Directory: C:\Program Files\MySQL\MySQL Shell 8.0\share\mysqlsh\oci_sdk\oci-2.4.0-py3.7.egg\oci\identity\models\, <text:s/>Size: 7696</text:p>
      <text:p text:style-name="P2">5: File: create_steering_policy_attachment_details.py, <text:s/>Directory: C:\Program Files\MySQL\MySQL Shell 8.0\share\mysqlsh\oci_sdk\oci-2.4.0-py3.7.egg\oci\dns\models\, <text:s/>Size: 5408</text:p>
      <text:p text:style-name="P2">5: File: escsm.py, <text:s/>Directory: C:\Program Files\MySQL\MySQL Shell 8.0\share\mysqlsh\oci_sdk\oci-2.4.0-py3.7.egg\oci\_vendor\chardet\, <text:s/>Size: 9562</text:p>
      <text:p text:style-name="P2">5: File: envbuild.py, <text:s/>Directory: C:\Program Files\MySQL\MySQL Shell 8.0\lib\Python3.7\Lib\site-packages\pip\_vendor\pep517\, <text:s/>Size: 5763</text:p>
      <text:p text:style-name="P2">5: File: app_catalog_listing_resource_version_summary.py, <text:s/>Directory: C:\Program Files\MySQL\MySQL Shell 8.0\share\mysqlsh\oci_sdk\oci-2.4.0-py3.7.egg\oci\core\models\, <text:s/>Size: 5506</text:p>
      <text:p text:style-name="P2">5: File: autonomous_container_database_summary.py, <text:s/>Directory: C:\Program Files\MySQL\MySQL Shell 8.0\share\mysqlsh\oci_sdk\oci-2.4.0-py3.7.egg\oci\database\models\, <text:s/>Size: 24466</text:p>
      <text:p text:style-name="P2">5: File: namespace_metadata.py, <text:s/>Directory: C:\Program Files\MySQL\MySQL Shell 8.0\share\mysqlsh\oci_sdk\oci-2.4.0-py3.7.egg\oci\object_storage\models\, <text:s/>Size: 4490</text:p>
      <text:p text:style-name="P2">5: File: instance_pool_summary.py, <text:s/>Directory: C:\Program Files\MySQL\MySQL Shell 8.0\share\mysqlsh\oci_sdk\oci-2.4.0-py3.7.egg\oci\core\models\, <text:s/>Size: 14050</text:p>
      <text:p text:style-name="P2">5: File: exceptions.py, <text:s/>Directory: C:\Program Files\MySQL\MySQL Shell 8.0\lib\Python3.7\Lib\site-packages\pip\_vendor\msgpack\, <text:s/>Size: 1056</text:p>
      <text:p text:style-name="P2">5: File: WHEEL, <text:s/>Directory: C:\Program Files\MySQL\MySQL Shell 8.0\lib\Python3.7\Lib\site-packages\pip-19.0.3.dist-info\, <text:s/>Size: 110</text:p>
      <text:p text:style-name="P2">5: File: structures.py, <text:s/>Directory: C:\Program Files\MySQL\MySQL Shell 8.0\share\mysqlsh\oci_sdk\oci-2.4.0-py3.7.egg\oci\_vendor\requests\, <text:s/>Size: 3123</text:p>
      <text:p text:style-name="P2">5: File: __init__.py, <text:s/>Directory: C:\Program Files\MySQL\MySQL Shell 8.0\share\mysqlsh\oci_sdk\oci-2.4.0-py3.7.egg\oci\dts\, <text:s/>Size: 1604</text:p>
      <text:p text:style-name="P2">5: File: langcyrillicmodel.py, <text:s/>Directory: C:\Program Files\MySQL\MySQL Shell 8.0\lib\Python3.7\Lib\site-packages\pip\_vendor\chardet\, <text:s/>Size: 17948</text:p>
      <text:p text:style-name="P2">5: File: update_vcn_details.py, <text:s/>Directory: C:\Program Files\MySQL\MySQL Shell 8.0\share\mysqlsh\oci_sdk\oci-2.4.0-py3.7.egg\oci\core\models\, <text:s/>Size: 4930</text:p>
      <text:p text:style-name="P2">5: File: file_system.py, <text:s/>Directory: C:\Program Files\MySQL\MySQL Shell 8.0\share\mysqlsh\oci_sdk\oci-2.4.0-py3.7.egg\oci\file_storage\models\, <text:s/>Size: 13981</text:p>
      <text:p text:style-name="P2">5: File: _appengine_environ.py, <text:s/>Directory: C:\Program Files\MySQL\MySQL Shell 8.0\share\mysqlsh\oci_sdk\oci-2.4.0-py3.7.egg\oci\_vendor\urllib3\contrib\, <text:s/>Size: 881</text:p>
      <text:p text:style-name="P2">5: File: zip_upload_config_source.py, <text:s/>Directory: C:\Program Files\MySQL\MySQL Shell 8.0\share\mysqlsh\oci_sdk\oci-2.4.0-py3.7.egg\oci\resource_manager\models\, <text:s/>Size: 1983</text:p>
      <text:p text:style-name="P2">5: File: api_jwt.py, <text:s/>Directory: C:\Program Files\MySQL\MySQL Shell 8.0\share\mysqlsh\oci_sdk\oci-2.4.0-py3.7.egg\oci\_vendor\jwt\, <text:s/>Size: 8066</text:p>
      <text:p text:style-name="P2">5: File: region_subscription.py, <text:s/>Directory: C:\Program Files\MySQL\MySQL Shell 8.0\share\mysqlsh\oci_sdk\oci-2.4.0-py3.7.egg\oci\identity\models\, <text:s/>Size: 6315</text:p>
      <text:p text:style-name="P2">5: File: bar.py, <text:s/>Directory: C:\Program Files\MySQL\MySQL Shell 8.0\lib\Python3.7\Lib\site-packages\pip\_vendor\progress\, <text:s/>Size: 2942</text:p>
      <text:p text:style-name="P2">5: File: connectionpool.py, <text:s/>Directory: C:\Program Files\MySQL\MySQL Shell 8.0\share\mysqlsh\oci_sdk\oci-2.4.0-py3.7.egg\oci\_vendor\urllib3\, <text:s/>Size: 35261</text:p>
      <text:p text:style-name="P2">5: File: update_health_checker_details.py, <text:s/>Directory: C:\Program Files\MySQL\MySQL Shell 8.0\share\mysqlsh\oci_sdk\oci-2.4.0-py3.7.egg\oci\load_balancer\models\, <text:s/>Size: 9641</text:p>
      <text:p text:style-name="P2">5: File: create_mount_target_details.py, <text:s/>Directory: C:\Program Files\MySQL\MySQL Shell 8.0\share\mysqlsh\oci_sdk\oci-2.4.0-py3.7.egg\oci\file_storage\models\, <text:s/>Size: 11771</text:p>
      <text:p text:style-name="P2">5: File: auto_scaling_policy.py, <text:s/>Directory: C:\Program Files\MySQL\MySQL Shell 8.0\share\mysqlsh\oci_sdk\oci-2.4.0-py3.7.egg\oci\autoscaling\models\, <text:s/>Size: 6498</text:p>
      <text:p text:style-name="P2">5: File: ddCopySign.decTest, <text:s/>Directory: C:\Program Files\MySQL\MySQL Shell 8.0\lib\Python3.7\Lib\test\decimaltestdata\, <text:s/>Size: 7632</text:p>
      <text:p text:style-name="P2"><text:soft-page-break/>5: File: stream_admin_client.py, <text:s/>Directory: C:\Program Files\MySQL\MySQL Shell 8.0\share\mysqlsh\oci_sdk\oci-2.4.0-py3.7.egg\oci\streaming\, <text:s/>Size: 46990</text:p>
      <text:p text:style-name="P2">5: File: ping_monitor.py, <text:s/>Directory: C:\Program Files\MySQL\MySQL Shell 8.0\share\mysqlsh\oci_sdk\oci-2.4.0-py3.7.egg\oci\healthchecks\models\, <text:s/>Size: 14520</text:p>
      <text:p text:style-name="P2">5: File: generate_key_details.py, <text:s/>Directory: C:\Program Files\MySQL\MySQL Shell 8.0\share\mysqlsh\oci_sdk\oci-2.4.0-py3.7.egg\oci\key_management\models\, <text:s/>Size: 6367</text:p>
      <text:p text:style-name="P2">5: File: create_cluster_network_instance_pool_details.py, <text:s/>Directory: C:\Program Files\MySQL\MySQL Shell 8.0\share\mysqlsh\oci_sdk\oci-2.4.0-py3.7.egg\oci\core\models\, <text:s/>Size: 7440</text:p>
      <text:p text:style-name="P2">5: File: windows_support.py, <text:s/>Directory: C:\Program Files\MySQL\MySQL Shell 8.0\lib\Python3.7\Lib\site-packages\setuptools\, <text:s/>Size: 714</text:p>
      <text:p text:style-name="P2">5: File: lib2to3_ex.py, <text:s/>Directory: C:\Program Files\MySQL\MySQL Shell 8.0\lib\Python3.7\Lib\site-packages\setuptools\, <text:s/>Size: 2013</text:p>
      <text:p text:style-name="P2">5: File: update_job_details.py, <text:s/>Directory: C:\Program Files\MySQL\MySQL Shell 8.0\share\mysqlsh\oci_sdk\oci-2.4.0-py3.7.egg\oci\resource_manager\models\, <text:s/>Size: 4834</text:p>
      <text:p text:style-name="P2">5: File: ssl_.py, <text:s/>Directory: C:\Program Files\MySQL\MySQL Shell 8.0\lib\Python3.7\Lib\site-packages\pip\_vendor\urllib3\util\, <text:s/>Size: 13172</text:p>
      <text:p text:style-name="P2">5: File: __init__.py, <text:s/>Directory: C:\Program Files\MySQL\MySQL Shell 8.0\share\mysqlsh\oci_sdk\PyNaCl-1.3.0-py3.7-win-amd64.egg\nacl\pwhash\, <text:s/>Size: 2695</text:p>
      <text:p text:style-name="P2">5: File: symlinklockfile.py, <text:s/>Directory: C:\Program Files\MySQL\MySQL Shell 8.0\lib\Python3.7\Lib\site-packages\pip\_vendor\lockfile\, <text:s/>Size: 2616</text:p>
      <text:p text:style-name="P2">5: File: update_steering_policy_attachment_details.py, <text:s/>Directory: C:\Program Files\MySQL\MySQL Shell 8.0\share\mysqlsh\oci_sdk\oci-2.4.0-py3.7.egg\oci\dns\models\, <text:s/>Size: 2390</text:p>
      <text:p text:style-name="P2">5: File: volume_backup_policy_assignment.py, <text:s/>Directory: C:\Program Files\MySQL\MySQL Shell 8.0\share\mysqlsh\oci_sdk\oci-2.4.0-py3.7.egg\oci\core\models\, <text:s/>Size: 4833</text:p>
      <text:p text:style-name="P2">5: File: update_domain_records_details.py, <text:s/>Directory: C:\Program Files\MySQL\MySQL Shell 8.0\share\mysqlsh\oci_sdk\oci-2.4.0-py3.7.egg\oci\dns\models\, <text:s/>Size: 1755</text:p>
      <text:p text:style-name="P2">5: File: export_set.py, <text:s/>Directory: C:\Program Files\MySQL\MySQL Shell 8.0\share\mysqlsh\oci_sdk\oci-2.4.0-py3.7.egg\oci\file_storage\models\, <text:s/>Size: 13065</text:p>
      <text:p text:style-name="P2">5: File: object_lifecycle_policy.py, <text:s/>Directory: C:\Program Files\MySQL\MySQL Shell 8.0\share\mysqlsh\oci_sdk\oci-2.4.0-py3.7.egg\oci\object_storage\models\, <text:s/>Size: 3537</text:p>
      <text:p text:style-name="P2">5: File: transfer_appliance_client_composite_operations.py, <text:s/>Directory: C:\Program Files\MySQL\MySQL Shell 8.0\share\mysqlsh\oci_sdk\oci-2.4.0-py3.7.egg\oci\dts\, <text:s/>Size: 5296</text:p>
      <text:p text:style-name="P2">5: File: limit_definition_summary.py, <text:s/>Directory: C:\Program Files\MySQL\MySQL Shell 8.0\share\mysqlsh\oci_sdk\oci-2.4.0-py3.7.egg\oci\limits\models\, <text:s/>Size: 8374</text:p>
      <text:p text:style-name="P2">5: File: ip_sec_connection_device_config.py, <text:s/>Directory: C:\Program Files\MySQL\MySQL Shell 8.0\share\mysqlsh\oci_sdk\oci-2.4.0-py3.7.egg\oci\core\models\, <text:s/>Size: 4755</text:p>
      <text:p text:style-name="P2">5: File: compat.py, <text:s/>Directory: C:\Program Files\MySQL\MySQL Shell 8.0\share\mysqlsh\oci_sdk\oci-2.4.0-py3.7.egg\oci\_vendor\chardet\, <text:s/>Size: 1351</text:p>
      <text:p text:style-name="P2">5: File: file_storage_client_composite_operations.py, <text:s/>Directory: C:\Program Files\MySQL\MySQL Shell 8.0\share\mysqlsh\oci_sdk\oci-2.4.0-py3.7.egg\oci\file_storage\, <text:s/>Size: 28818</text:p>
      <text:p text:style-name="P2">5: File: change_nat_gateway_compartment_details.py, <text:s/>Directory: C:\Program Files\MySQL\MySQL Shell 8.0\share\mysqlsh\oci_sdk\oci-2.4.0-py3.7.egg\oci\core\models\, <text:s/>Size: 2252</text:p>
      <text:p text:style-name="P2">5: File: __init__.py, <text:s/>Directory: C:\Program Files\MySQL\MySQL Shell 8.0\share\mysqlsh\oci_sdk\oci-2.4.0-py3.7.egg\oci\resource_search\, <text:s/>Size: 401</text:p>
      <text:p text:style-name="P2">5: File: exceptions.py, <text:s/>Directory: C:\Program Files\MySQL\MySQL Shell 8.0\share\mysqlsh\oci_sdk\oci-2.4.0-py3.7.egg\oci\_vendor\requests\, <text:s/>Size: 3339</text:p>
      <text:p text:style-name="P2">5: File: autonomous_data_warehouse_backup.py, <text:s/>Directory: C:\Program Files\MySQL\MySQL Shell 8.0\share\mysqlsh\oci_sdk\oci-2.4.0-py3.7.egg\oci\database\models\, <text:s/>Size: 13918</text:p>
      <text:p text:style-name="P2">5: File: auto_scaling_client_composite_operations.py, <text:s/>Directory: C:\Program Files\MySQL\MySQL Shell 8.0\share\mysqlsh\oci_sdk\oci-2.4.0-py3.7.egg\oci\autoscaling\, <text:s/>Size: 985</text:p>
      <text:p text:style-name="P2"><text:soft-page-break/>5: File: py_ecdsa.py, <text:s/>Directory: C:\Program Files\MySQL\MySQL Shell 8.0\share\mysqlsh\oci_sdk\oci-2.4.0-py3.7.egg\oci\_vendor\jwt\contrib\algorithms\, <text:s/>Size: 1795</text:p>
      <text:p text:style-name="P2">5: File: create_cursor_details.py, <text:s/>Directory: C:\Program Files\MySQL\MySQL Shell 8.0\share\mysqlsh\oci_sdk\oci-2.4.0-py3.7.egg\oci\streaming\models\, <text:s/>Size: 7019</text:p>
      <text:p text:style-name="P2">5: File: package_index.py, <text:s/>Directory: C:\Program Files\MySQL\MySQL Shell 8.0\lib\Python3.7\Lib\site-packages\setuptools\, <text:s/>Size: 40594</text:p>
      <text:p text:style-name="P2">5: File: etree.py, <text:s/>Directory: C:\Program Files\MySQL\MySQL Shell 8.0\lib\Python3.7\Lib\site-packages\pip\_vendor\html5lib\treebuilders\, <text:s/>Size: 12764</text:p>
      <text:p text:style-name="P2">5: File: volume.py, <text:s/>Directory: C:\Program Files\MySQL\MySQL Shell 8.0\share\mysqlsh\oci_sdk\oci-2.4.0-py3.7.egg\oci\core\models\, <text:s/>Size: 18285</text:p>
      <text:p text:style-name="P2">5: File: monitoring_client_composite_operations.py, <text:s/>Directory: C:\Program Files\MySQL\MySQL Shell 8.0\share\mysqlsh\oci_sdk\oci-2.4.0-py3.7.egg\oci\monitoring\, <text:s/>Size: 7383</text:p>
      <text:p text:style-name="P2">5: File: compat.py, <text:s/>Directory: C:\Program Files\MySQL\MySQL Shell 8.0\lib\Python3.7\Lib\site-packages\pip\_vendor\pep517\, <text:s/>Size: 631</text:p>
      <text:p text:style-name="P2">5: File: record.py, <text:s/>Directory: C:\Program Files\MySQL\MySQL Shell 8.0\share\mysqlsh\oci_sdk\oci-2.4.0-py3.7.egg\oci\dns\models\, <text:s/>Size: 7770</text:p>
      <text:p text:style-name="P2">5: File: __init__.py, <text:s/>Directory: C:\Program Files\MySQL\MySQL Shell 8.0\share\mysqlsh\oci_sdk\oci-2.4.0-py3.7.egg\oci\object_storage\models\, <text:s/>Size: 3359</text:p>
      <text:p text:style-name="P2">5: File: dependency_links.txt, <text:s/>Directory: C:\Program Files\MySQL\MySQL Shell 8.0\share\mysqlsh\oci_sdk\pycparser-2.19-py3.7.egg-info\, <text:s/>Size: 1</text:p>
      <text:p text:style-name="P2">5: File: __init__.py, <text:s/>Directory: C:\Program Files\MySQL\MySQL Shell 8.0\share\mysqlsh\oci_sdk\cryptography-2.7-py3.7-win-amd64.egg\cryptography\hazmat\primitives\, <text:s/>Size: 246</text:p>
      <text:p text:style-name="P2">5: File: _appengine_environ.py, <text:s/>Directory: C:\Program Files\MySQL\MySQL Shell 8.0\lib\Python3.7\Lib\site-packages\pip\_vendor\urllib3\contrib\, <text:s/>Size: 717</text:p>
      <text:p text:style-name="P2">5: File: cp949prober.py, <text:s/>Directory: C:\Program Files\MySQL\MySQL Shell 8.0\share\mysqlsh\oci_sdk\oci-2.4.0-py3.7.egg\oci\_vendor\chardet\, <text:s/>Size: 907</text:p>
      <text:p text:style-name="P2">5: File: __init__.py, <text:s/>Directory: C:\Program Files\MySQL\MySQL Shell 8.0\share\mysqlsh\oci_sdk\oci-2.4.0-py3.7.egg\oci\healthchecks\models\, <text:s/>Size: 2507</text:p>
      <text:p text:style-name="P2">5: File: post_metric_data_response_details.py, <text:s/>Directory: C:\Program Files\MySQL\MySQL Shell 8.0\share\mysqlsh\oci_sdk\oci-2.4.0-py3.7.egg\oci\monitoring\models\, <text:s/>Size: 3392</text:p>
      <text:p text:style-name="P2">5: File: create_remote_peering_connection_details.py, <text:s/>Directory: C:\Program Files\MySQL\MySQL Shell 8.0\share\mysqlsh\oci_sdk\oci-2.4.0-py3.7.egg\oci\core\models\, <text:s/>Size: 7218</text:p>
      <text:p text:style-name="P2">5: File: __init__.py, <text:s/>Directory: C:\Program Files\MySQL\MySQL Shell 8.0\share\mysqlsh\oci_sdk\oci-2.4.0-py3.7.egg\oci\_vendor\urllib3\packages\backports\, <text:s/>Size: 164</text:p>
      <text:p text:style-name="P2">5: File: budget_summary.py, <text:s/>Directory: C:\Program Files\MySQL\MySQL Shell 8.0\share\mysqlsh\oci_sdk\oci-2.4.0-py3.7.egg\oci\budget\models\, <text:s/>Size: 22218</text:p>
      <text:p text:style-name="P2">5: File: reinstate_data_guard_association_details.py, <text:s/>Directory: C:\Program Files\MySQL\MySQL Shell 8.0\share\mysqlsh\oci_sdk\oci-2.4.0-py3.7.egg\oci\database\models\, <text:s/>Size: 2225</text:p>
      <text:p text:style-name="P2">5: File: euckrprober.py, <text:s/>Directory: C:\Program Files\MySQL\MySQL Shell 8.0\lib\Python3.7\Lib\site-packages\pip\_vendor\chardet\, <text:s/>Size: 1748</text:p>
      <text:p text:style-name="P2">5: File: update_network_security_groups_details.py, <text:s/>Directory: C:\Program Files\MySQL\MySQL Shell 8.0\share\mysqlsh\oci_sdk\oci-2.4.0-py3.7.egg\oci\load_balancer\models\, <text:s/>Size: 3766</text:p>
      <text:p text:style-name="P2">5: File: native_libs.txt, <text:s/>Directory: C:\Program Files\MySQL\MySQL Shell 8.0\share\mysqlsh\oci_sdk\cryptography-2.7-py3.7-win-amd64.egg\EGG-INFO\, <text:s/>Size: 180</text:p>
      <text:p text:style-name="P2">5: File: node_pool_options.py, <text:s/>Directory: C:\Program Files\MySQL\MySQL Shell 8.0\share\mysqlsh\oci_sdk\oci-2.4.0-py3.7.egg\oci\container_engine\models\, <text:s/>Size: 3506</text:p>
      <text:p text:style-name="P2">5: File: __init__.py, <text:s/>Directory: C:\Program Files\MySQL\MySQL Shell 8.0\lib\Python3.7\Lib\test\test_importlib\data03\namespace\portion1\, <text:s/>Size: 0</text:p>
      <text:p text:style-name="P2">5: File: fields.py, <text:s/>Directory: C:\Program Files\MySQL\MySQL Shell 8.0\share\mysqlsh\oci_sdk\oci-2.4.0-py3.7.egg\oci\_vendor\urllib3\, <text:s/>Size: 6107</text:p>
      <text:p text:style-name="P2"><text:soft-page-break/>5: File: export.py, <text:s/>Directory: C:\Program Files\MySQL\MySQL Shell 8.0\share\mysqlsh\oci_sdk\oci-2.4.0-py3.7.egg\oci\file_storage\models\, <text:s/>Size: 12434</text:p>
      <text:p text:style-name="P2">5: File: record_details.py, <text:s/>Directory: C:\Program Files\MySQL\MySQL Shell 8.0\share\mysqlsh\oci_sdk\oci-2.4.0-py3.7.egg\oci\dns\models\, <text:s/>Size: 8038</text:p>
      <text:p text:style-name="P2">5: File: node_pool_placement_config_details.py, <text:s/>Directory: C:\Program Files\MySQL\MySQL Shell 8.0\share\mysqlsh\oci_sdk\oci-2.4.0-py3.7.egg\oci\container_engine\models\, <text:s/>Size: 3119</text:p>
      <text:p text:style-name="P2">5: File: dhcp_search_domain_option.py, <text:s/>Directory: C:\Program Files\MySQL\MySQL Shell 8.0\share\mysqlsh\oci_sdk\oci-2.4.0-py3.7.egg\oci\core\models\, <text:s/>Size: 4251</text:p>
      <text:p text:style-name="P2">5: File: sessions.py, <text:s/>Directory: C:\Program Files\MySQL\MySQL Shell 8.0\lib\Python3.7\Lib\site-packages\pip\_vendor\requests\, <text:s/>Size: 29332</text:p>
      <text:p text:style-name="P2">5: File: six.py, <text:s/>Directory: C:\Program Files\MySQL\MySQL Shell 8.0\share\mysqlsh\oci_sdk\oci-2.4.0-py3.7.egg\oci\_vendor\urllib3\packages\, <text:s/>Size: 30262</text:p>
      <text:p text:style-name="P2">5: File: aead.py, <text:s/>Directory: C:\Program Files\MySQL\MySQL Shell 8.0\share\mysqlsh\oci_sdk\cryptography-2.7-py3.7-win-amd64.egg\cryptography\hazmat\backends\openssl\, <text:s/>Size: 5679</text:p>
      <text:p text:style-name="P2">5: File: update_virtual_circuit_details.py, <text:s/>Directory: C:\Program Files\MySQL\MySQL Shell 8.0\share\mysqlsh\oci_sdk\oci-2.4.0-py3.7.egg\oci\core\models\, <text:s/>Size: 16555</text:p>
      <text:p text:style-name="P2">5: File: parser.py, <text:s/>Directory: C:\Program Files\MySQL\MySQL Shell 8.0\lib\Python3.7\Lib\site-packages\pip\_internal\cli\, <text:s/>Size: 9378</text:p>
      <text:p text:style-name="P2">5: File: SOURCES.txt, <text:s/>Directory: C:\Program Files\MySQL\MySQL Shell 8.0\share\mysqlsh\oci_sdk\cffi-1.12.3-py3.7-win-amd64.egg\EGG-INFO\, <text:s/>Size: 5011</text:p>
      <text:p text:style-name="P2">5: File: ping_probe_result_summary.py, <text:s/>Directory: C:\Program Files\MySQL\MySQL Shell 8.0\share\mysqlsh\oci_sdk\oci-2.4.0-py3.7.egg\oci\healthchecks\models\, <text:s/>Size: 20801</text:p>
      <text:p text:style-name="P2">5: File: submodule1.py, <text:s/>Directory: C:\Program Files\MySQL\MySQL Shell 8.0\lib\Python3.7\Lib\test\test_import\data\package2\, <text:s/>Size: 71</text:p>
      <text:p text:style-name="P2">5: File: network_security_group_vnic.py, <text:s/>Directory: C:\Program Files\MySQL\MySQL Shell 8.0\share\mysqlsh\oci_sdk\oci-2.4.0-py3.7.egg\oci\core\models\, <text:s/>Size: 4426</text:p>
      <text:p text:style-name="P2">5: File: instance_agent_config.py, <text:s/>Directory: C:\Program Files\MySQL\MySQL Shell 8.0\share\mysqlsh\oci_sdk\oci-2.4.0-py3.7.egg\oci\core\models\, <text:s/>Size: 2194</text:p>
      <text:p text:style-name="P2">5: File: __init__.py, <text:s/>Directory: C:\Program Files\MySQL\MySQL Shell 8.0\share\mysqlsh\oci_sdk\oci-2.4.0-py3.7.egg\oci\ons\, <text:s/>Size: 728</text:p>
      <text:p text:style-name="P2">5: File: submodule2.py, <text:s/>Directory: C:\Program Files\MySQL\MySQL Shell 8.0\lib\Python3.7\Lib\test\test_import\data\package2\, <text:s/>Size: 0</text:p>
      <text:p text:style-name="P2">5: File: big5prober.py, <text:s/>Directory: C:\Program Files\MySQL\MySQL Shell 8.0\share\mysqlsh\oci_sdk\oci-2.4.0-py3.7.egg\oci\_vendor\chardet\, <text:s/>Size: 793</text:p>
      <text:p text:style-name="P2">5: File: pkcs12.py, <text:s/>Directory: C:\Program Files\MySQL\MySQL Shell 8.0\share\mysqlsh\oci_sdk\cryptography-2.7-py3.7-win-amd64.egg\cryptography\hazmat\primitives\serialization\, <text:s/>Size: 377</text:p>
      <text:p text:style-name="P2">5: File: develop.py, <text:s/>Directory: C:\Program Files\MySQL\MySQL Shell 8.0\lib\Python3.7\Lib\site-packages\setuptools\command\, <text:s/>Size: 8184</text:p>
      <text:p text:style-name="P2">5: File: _constant_time.py, <text:s/>Directory: C:\Program Files\MySQL\MySQL Shell 8.0\share\mysqlsh\oci_sdk\cryptography-2.7-py3.7-win-amd64.egg\cryptography\hazmat\bindings\, <text:s/>Size: 313</text:p>
      <text:p text:style-name="P2">5: File: utils.py, <text:s/>Directory: C:\Program Files\MySQL\MySQL Shell 8.0\lib\Python3.7\Lib\site-packages\pkg_resources\_vendor\packaging\, <text:s/>Size: 421</text:p>
      <text:p text:style-name="P2">5: File: heuristics.py, <text:s/>Directory: C:\Program Files\MySQL\MySQL Shell 8.0\lib\Python3.7\Lib\site-packages\pip\_vendor\cachecontrol\, <text:s/>Size: 4070</text:p>
      <text:p text:style-name="P2">5: File: test_api.py, <text:s/>Directory: C:\Program Files\MySQL\MySQL Shell 8.0\lib\Python3.7\Lib\test\test_importlib\import_\, <text:s/>Size: 3788</text:p>
      <text:p text:style-name="P2">5: File: fault_domain.py, <text:s/>Directory: C:\Program Files\MySQL\MySQL Shell 8.0\share\mysqlsh\oci_sdk\oci-2.4.0-py3.7.egg\oci\identity\models\, <text:s/>Size: 4599</text:p>
      <text:p text:style-name="P2"><text:soft-page-break/>5: File: db_node_summary.py, <text:s/>Directory: C:\Program Files\MySQL\MySQL Shell 8.0\share\mysqlsh\oci_sdk\oci-2.4.0-py3.7.egg\oci\database\models\, <text:s/>Size: 12660</text:p>
      <text:p text:style-name="P2">5: File: compute_client.py, <text:s/>Directory: C:\Program Files\MySQL\MySQL Shell 8.0\share\mysqlsh\oci_sdk\oci-2.4.0-py3.7.egg\oci\core\, <text:s/>Size: 239479</text:p>
      <text:p text:style-name="P2">5: File: compartment.py, <text:s/>Directory: C:\Program Files\MySQL\MySQL Shell 8.0\share\mysqlsh\oci_sdk\oci-2.4.0-py3.7.egg\oci\identity\models\, <text:s/>Size: 14808</text:p>
      <text:p text:style-name="P2">5: File: api_key.py, <text:s/>Directory: C:\Program Files\MySQL\MySQL Shell 8.0\share\mysqlsh\oci_sdk\oci-2.4.0-py3.7.egg\oci\identity\models\, <text:s/>Size: 9410</text:p>
      <text:p text:style-name="P2">5: File: transfer_appliance_entitlement.py, <text:s/>Directory: C:\Program Files\MySQL\MySQL Shell 8.0\share\mysqlsh\oci_sdk\oci-2.4.0-py3.7.egg\oci\dts\models\, <text:s/>Size: 8139</text:p>
      <text:p text:style-name="P2">5: File: streaming_service_action.py, <text:s/>Directory: C:\Program Files\MySQL\MySQL Shell 8.0\share\mysqlsh\oci_sdk\oci-2.4.0-py3.7.egg\oci\events\models\, <text:s/>Size: 3809</text:p>
      <text:p text:style-name="P2">5: File: user_group_membership.py, <text:s/>Directory: C:\Program Files\MySQL\MySQL Shell 8.0\share\mysqlsh\oci_sdk\oci-2.4.0-py3.7.egg\oci\identity\models\, <text:s/>Size: 9311</text:p>
      <text:p text:style-name="P2">5: File: ip_sec_connection.py, <text:s/>Directory: C:\Program Files\MySQL\MySQL Shell 8.0\share\mysqlsh\oci_sdk\oci-2.4.0-py3.7.egg\oci\core\models\, <text:s/>Size: 19731</text:p>
      <text:p text:style-name="P2">5: File: update_nat_gateway_details.py, <text:s/>Directory: C:\Program Files\MySQL\MySQL Shell 8.0\share\mysqlsh\oci_sdk\oci-2.4.0-py3.7.egg\oci\core\models\, <text:s/>Size: 6113</text:p>
      <text:p text:style-name="P2">5: File: update_private_ip_details.py, <text:s/>Directory: C:\Program Files\MySQL\MySQL Shell 8.0\share\mysqlsh\oci_sdk\oci-2.4.0-py3.7.egg\oci\core\models\, <text:s/>Size: 8141</text:p>
      <text:p text:style-name="P2">5: File: helpers.py, <text:s/>Directory: C:\Program Files\MySQL\MySQL Shell 8.0\lib\Python3.7\Lib\site-packages\pip\_vendor\progress\, <text:s/>Size: 2952</text:p>
      <text:p text:style-name="P2">5: File: encode_asn1.py, <text:s/>Directory: C:\Program Files\MySQL\MySQL Shell 8.0\share\mysqlsh\oci_sdk\cryptography-2.7-py3.7-win-amd64.egg\cryptography\hazmat\backends\openssl\, <text:s/>Size: 23428</text:p>
      <text:p text:style-name="P2">5: File: six.py, <text:s/>Directory: C:\Program Files\MySQL\MySQL Shell 8.0\lib\Python3.7\Lib\site-packages\pkg_resources\_vendor\, <text:s/>Size: 30098</text:p>
      <text:p text:style-name="P2">5: File: wheel.py, <text:s/>Directory: C:\Program Files\MySQL\MySQL Shell 8.0\lib\Python3.7\Lib\site-packages\pip\_internal\commands\, <text:s/>Size: 7167</text:p>
      <text:p text:style-name="P2">5: File: key_version_summary.py, <text:s/>Directory: C:\Program Files\MySQL\MySQL Shell 8.0\share\mysqlsh\oci_sdk\oci-2.4.0-py3.7.egg\oci\key_management\models\, <text:s/>Size: 5503</text:p>
      <text:p text:style-name="P2">5: File: specifiers.py, <text:s/>Directory: C:\Program Files\MySQL\MySQL Shell 8.0\lib\Python3.7\Lib\site-packages\setuptools\_vendor\packaging\, <text:s/>Size: 28025</text:p>
      <text:p text:style-name="P2">5: File: dqNextMinus.decTest, <text:s/>Directory: C:\Program Files\MySQL\MySQL Shell 8.0\lib\Python3.7\Lib\test\decimaltestdata\, <text:s/>Size: 8651</text:p>
      <text:p text:style-name="P2">5: File: backup.py, <text:s/>Directory: C:\Program Files\MySQL\MySQL Shell 8.0\share\mysqlsh\oci_sdk\oci-2.4.0-py3.7.egg\oci\database\models\, <text:s/>Size: 16368</text:p>
      <text:p text:style-name="P2">5: File: update_boot_volume_kms_key_details.py, <text:s/>Directory: C:\Program Files\MySQL\MySQL Shell 8.0\share\mysqlsh\oci_sdk\oci-2.4.0-py3.7.egg\oci\core\models\, <text:s/>Size: 2546</text:p>
      <text:p text:style-name="P2">5: File: exceptions.py, <text:s/>Directory: C:\Program Files\MySQL\MySQL Shell 8.0\share\mysqlsh\oci_sdk\oci-2.4.0-py3.7.egg\oci\_vendor\urllib3\, <text:s/>Size: 6768</text:p>
      <text:p text:style-name="P2">5: File: container_engine_client_composite_operations.py, <text:s/>Directory: C:\Program Files\MySQL\MySQL Shell 8.0\share\mysqlsh\oci_sdk\oci-2.4.0-py3.7.egg\oci\container_engine\, <text:s/>Size: 13805</text:p>
      <text:p text:style-name="P2">5: File: smtp_credential.py, <text:s/>Directory: C:\Program Files\MySQL\MySQL Shell 8.0\share\mysqlsh\oci_sdk\oci-2.4.0-py3.7.egg\oci\identity\models\, <text:s/>Size: 11319</text:p>
      <text:p text:style-name="P2">5: File: drg.py, <text:s/>Directory: C:\Program Files\MySQL\MySQL Shell 8.0\share\mysqlsh\oci_sdk\oci-2.4.0-py3.7.egg\oci\core\models\, <text:s/>Size: 10336</text:p>
      <text:p text:style-name="P2">5: File: update_instance_configuration_details.py, <text:s/>Directory: C:\Program Files\MySQL\MySQL Shell 8.0\share\mysqlsh\oci_sdk\oci-2.4.0-py3.7.egg\oci\core\models\, <text:s/>Size: 5346</text:p>
      <text:p text:style-name="P2"><text:soft-page-break/>5: File: test_multiprocessing_forkserver.py, <text:s/>Directory: C:\Program Files\MySQL\MySQL Shell 8.0\lib\Python3.7\Lib\test\, <text:s/>Size: 392</text:p>
      <text:p text:style-name="P2">5: File: __init__.py, <text:s/>Directory: C:\Program Files\MySQL\MySQL Shell 8.0\share\mysqlsh\oci_sdk\oci-2.4.0-py3.7.egg\oci\_vendor\, <text:s/>Size: 343</text:p>
      <text:p text:style-name="P2">5: File: update_tag_default_details.py, <text:s/>Directory: C:\Program Files\MySQL\MySQL Shell 8.0\share\mysqlsh\oci_sdk\oci-2.4.0-py3.7.egg\oci\identity\models\, <text:s/>Size: 1916</text:p>
      <text:p text:style-name="P2">5: File: backend_details.py, <text:s/>Directory: C:\Program Files\MySQL\MySQL Shell 8.0\share\mysqlsh\oci_sdk\oci-2.4.0-py3.7.egg\oci\load_balancer\models\, <text:s/>Size: 7715</text:p>
      <text:p text:style-name="P2">5: File: packaging.py, <text:s/>Directory: C:\Program Files\MySQL\MySQL Shell 8.0\lib\Python3.7\Lib\site-packages\pip\_internal\utils\, <text:s/>Size: 2785</text:p>
      <text:p text:style-name="P2">5: File: win32.py, <text:s/>Directory: C:\Program Files\MySQL\MySQL Shell 8.0\lib\Python3.7\Lib\site-packages\pip\_vendor\colorama\, <text:s/>Size: 5404</text:p>
      <text:p text:style-name="P2">5: File: metadata.py, <text:s/>Directory: C:\Program Files\MySQL\MySQL Shell 8.0\lib\Python3.7\Lib\site-packages\pip\_vendor\distlib\, <text:s/>Size: 40172</text:p>
      <text:p text:style-name="P2">5: File: __init__.py, <text:s/>Directory: C:\Program Files\MySQL\MySQL Shell 8.0\share\mysqlsh\oci_sdk\oci-2.4.0-py3.7.egg\oci\dns\models\, <text:s/>Size: 5177</text:p>
      <text:p text:style-name="P2">5: File: autonomous_database_connection_strings.py, <text:s/>Directory: C:\Program Files\MySQL\MySQL Shell 8.0\share\mysqlsh\oci_sdk\oci-2.4.0-py3.7.egg\oci\database\models\, <text:s/>Size: 7237</text:p>
      <text:p text:style-name="P2">5: File: audit_client_composite_operations.py, <text:s/>Directory: C:\Program Files\MySQL\MySQL Shell 8.0\share\mysqlsh\oci_sdk\oci-2.4.0-py3.7.egg\oci\audit\, <text:s/>Size: 3096</text:p>
      <text:p text:style-name="P2">5: File: remove_network_security_group_security_rules_details.py, <text:s/>Directory: C:\Program Files\MySQL\MySQL Shell 8.0\share\mysqlsh\oci_sdk\oci-2.4.0-py3.7.egg\oci\core\models\, <text:s/>Size: 2255</text:p>
      <text:p text:style-name="P2">5: File: key_version.py, <text:s/>Directory: C:\Program Files\MySQL\MySQL Shell 8.0\share\mysqlsh\oci_sdk\oci-2.4.0-py3.7.egg\oci\key_management\models\, <text:s/>Size: 5311</text:p>
      <text:p text:style-name="P2">5: File: check.py, <text:s/>Directory: C:\Program Files\MySQL\MySQL Shell 8.0\lib\Python3.7\Lib\site-packages\pip\_internal\operations\, <text:s/>Size: 5137</text:p>
      <text:p text:style-name="P2">5: File: transfer_appliance_summary.py, <text:s/>Directory: C:\Program Files\MySQL\MySQL Shell 8.0\share\mysqlsh\oci_sdk\oci-2.4.0-py3.7.egg\oci\dts\models\, <text:s/>Size: 9368</text:p>
      <text:p text:style-name="P2">5: File: change_compartment_details.py, <text:s/>Directory: C:\Program Files\MySQL\MySQL Shell 8.0\share\mysqlsh\oci_sdk\oci-2.4.0-py3.7.egg\oci\ons\models\, <text:s/>Size: 2248</text:p>
      <text:p text:style-name="P2">5: File: certificate_public_key_info.py, <text:s/>Directory: C:\Program Files\MySQL\MySQL Shell 8.0\share\mysqlsh\oci_sdk\oci-2.4.0-py3.7.egg\oci\waas\models\, <text:s/>Size: 3637</text:p>
      <text:p text:style-name="P2">5: File: backend.py, <text:s/>Directory: C:\Program Files\MySQL\MySQL Shell 8.0\share\mysqlsh\oci_sdk\cryptography-2.7-py3.7-win-amd64.egg\cryptography\hazmat\backends\openssl\, <text:s/>Size: 95529</text:p>
      <text:p text:style-name="P2">5: File: subversion.py, <text:s/>Directory: C:\Program Files\MySQL\MySQL Shell 8.0\lib\Python3.7\Lib\site-packages\pip\_internal\vcs\, <text:s/>Size: 7081</text:p>
      <text:p text:style-name="P2">5: File: tcp_connection.py, <text:s/>Directory: C:\Program Files\MySQL\MySQL Shell 8.0\share\mysqlsh\oci_sdk\oci-2.4.0-py3.7.egg\oci\healthchecks\models\, <text:s/>Size: 4729</text:p>
      <text:p text:style-name="P2">5: File: ed448.py, <text:s/>Directory: C:\Program Files\MySQL\MySQL Shell 8.0\share\mysqlsh\oci_sdk\cryptography-2.7-py3.7-win-amd64.egg\cryptography\hazmat\backends\openssl\, <text:s/>Size: 6043</text:p>
      <text:p text:style-name="P2">5: File: instance_configuration_summary.py, <text:s/>Directory: C:\Program Files\MySQL\MySQL Shell 8.0\share\mysqlsh\oci_sdk\oci-2.4.0-py3.7.egg\oci\core\models\, <text:s/>Size: 8004</text:p>
      <text:p text:style-name="P2">5: File: instance_configuration_volume_source_from_volume_backup_details.py, <text:s/>Directory: C:\Program Files\MySQL\MySQL Shell 8.0\share\mysqlsh\oci_sdk\oci-2.4.0-py3.7.egg\oci\core\models\, <text:s/>Size: 2530</text:p>
      <text:p text:style-name="P2">5: File: stream_admin_client_composite_operations.py, <text:s/>Directory: C:\Program Files\MySQL\MySQL Shell 8.0\share\mysqlsh\oci_sdk\oci-2.4.0-py3.7.egg\oci\streaming\, <text:s/>Size: 15359</text:p>
      <text:p text:style-name="P2"><text:soft-page-break/>5: File: instance_configuration_volume_source_details.py, <text:s/>Directory: C:\Program Files\MySQL\MySQL Shell 8.0\share\mysqlsh\oci_sdk\oci-2.4.0-py3.7.egg\oci\core\models\, <text:s/>Size: 2705</text:p>
      <text:p text:style-name="P2">5: File: crypto_secretbox.py, <text:s/>Directory: C:\Program Files\MySQL\MySQL Shell 8.0\share\mysqlsh\oci_sdk\PyNaCl-1.3.0-py3.7-win-amd64.egg\nacl\bindings\, <text:s/>Size: 2864</text:p>
      <text:p text:style-name="P2">5: File: update_threshold_policy_details.py, <text:s/>Directory: C:\Program Files\MySQL\MySQL Shell 8.0\share\mysqlsh\oci_sdk\oci-2.4.0-py3.7.egg\oci\autoscaling\models\, <text:s/>Size: 2924</text:p>
      <text:p text:style-name="P2">5: File: hostname_details.py, <text:s/>Directory: C:\Program Files\MySQL\MySQL Shell 8.0\share\mysqlsh\oci_sdk\oci-2.4.0-py3.7.egg\oci\load_balancer\models\, <text:s/>Size: 3058</text:p>
      <text:p text:style-name="P2">5: File: create_rule_details.py, <text:s/>Directory: C:\Program Files\MySQL\MySQL Shell 8.0\share\mysqlsh\oci_sdk\oci-2.4.0-py3.7.egg\oci\events\models\, <text:s/>Size: 13562</text:p>
      <text:p text:style-name="P2">5: File: test_case_sensitivity.py, <text:s/>Directory: C:\Program Files\MySQL\MySQL Shell 8.0\lib\Python3.7\Lib\test\test_importlib\source\, <text:s/>Size: 3221</text:p>
      <text:p text:style-name="P2">5: File: encrypt_data_details.py, <text:s/>Directory: C:\Program Files\MySQL\MySQL Shell 8.0\share\mysqlsh\oci_sdk\oci-2.4.0-py3.7.egg\oci\key_management\models\, <text:s/>Size: 5212</text:p>
      <text:p text:style-name="P2">5: File: change_instance_compartment_details.py, <text:s/>Directory: C:\Program Files\MySQL\MySQL Shell 8.0\share\mysqlsh\oci_sdk\oci-2.4.0-py3.7.egg\oci\core\models\, <text:s/>Size: 2242</text:p>
      <text:p text:style-name="P2">5: File: egress_security_rule.py, <text:s/>Directory: C:\Program Files\MySQL\MySQL Shell 8.0\share\mysqlsh\oci_sdk\oci-2.4.0-py3.7.egg\oci\core\models\, <text:s/>Size: 13704</text:p>
      <text:p text:style-name="P2">5: File: __init__.py, <text:s/>Directory: C:\Program Files\MySQL\MySQL Shell 8.0\lib\Python3.7\Lib\site-packages\pip\_vendor\idna\, <text:s/>Size: 58</text:p>
      <text:p text:style-name="P2">5: File: cross_connect_group.py, <text:s/>Directory: C:\Program Files\MySQL\MySQL Shell 8.0\share\mysqlsh\oci_sdk\oci-2.4.0-py3.7.egg\oci\core\models\, <text:s/>Size: 12751</text:p>
      <text:p text:style-name="P2">5: File: __init__.py, <text:s/>Directory: C:\Program Files\MySQL\MySQL Shell 8.0\lib\Python3.7\Lib\test\test_importlib\zipdata01\, <text:s/>Size: 0</text:p>
      <text:p text:style-name="P2">5: File: __init__.py, <text:s/>Directory: C:\Program Files\MySQL\MySQL Shell 8.0\lib\Python3.7\Lib\site-packages\setuptools\extern\, <text:s/>Size: 2499</text:p>
      <text:p text:style-name="P2">5: File: work_request_client.py, <text:s/>Directory: C:\Program Files\MySQL\MySQL Shell 8.0\share\mysqlsh\oci_sdk\oci-2.4.0-py3.7.egg\oci\work_requests\, <text:s/>Size: 22668</text:p>
      <text:p text:style-name="P2">5: File: remove_http_request_header_rule.py, <text:s/>Directory: C:\Program Files\MySQL\MySQL Shell 8.0\share\mysqlsh\oci_sdk\oci-2.4.0-py3.7.egg\oci\load_balancer\models\, <text:s/>Size: 3200</text:p>
      <text:p text:style-name="P2">5: File: update_function_details.py, <text:s/>Directory: C:\Program Files\MySQL\MySQL Shell 8.0\share\mysqlsh\oci_sdk\oci-2.4.0-py3.7.egg\oci\functions\models\, <text:s/>Size: 10553</text:p>
      <text:p text:style-name="P2">5: File: uninstall.py, <text:s/>Directory: C:\Program Files\MySQL\MySQL Shell 8.0\lib\Python3.7\Lib\site-packages\pip\_internal\commands\, <text:s/>Size: 2963</text:p>
      <text:p text:style-name="P2">5: File: create_idp_group_mapping_details.py, <text:s/>Directory: C:\Program Files\MySQL\MySQL Shell 8.0\share\mysqlsh\oci_sdk\oci-2.4.0-py3.7.egg\oci\identity\models\, <text:s/>Size: 2963</text:p>
      <text:p text:style-name="P2">5: File: deprecation.py, <text:s/>Directory: C:\Program Files\MySQL\MySQL Shell 8.0\lib\Python3.7\Lib\site-packages\pip\_internal\utils\, <text:s/>Size: 3044</text:p>
      <text:p text:style-name="P2">5: File: updated_network_security_group_security_rules.py, <text:s/>Directory: C:\Program Files\MySQL\MySQL Shell 8.0\share\mysqlsh\oci_sdk\oci-2.4.0-py3.7.egg\oci\core\models\, <text:s/>Size: 2135</text:p>
      <text:p text:style-name="P2">5: File: work_request_summary.py, <text:s/>Directory: C:\Program Files\MySQL\MySQL Shell 8.0\share\mysqlsh\oci_sdk\oci-2.4.0-py3.7.egg\oci\container_engine\models\, <text:s/>Size: 12074</text:p>
      <text:p text:style-name="P2">5: File: dependency_links.txt, <text:s/>Directory: C:\Program Files\MySQL\MySQL Shell 8.0\share\mysqlsh\oci_sdk\configparser-4.0.2-py3.7.egg\EGG-INFO\, <text:s/>Size: 1</text:p>
      <text:p text:style-name="P2">5: File: steering_policy_filter_answer_data.py, <text:s/>Directory: C:\Program Files\MySQL\MySQL Shell 8.0\share\mysqlsh\oci_sdk\oci-2.4.0-py3.7.egg\oci\dns\models\, <text:s/>Size: 3155</text:p>
      <text:p text:style-name="P2">5: File: __init__.py, <text:s/>Directory: C:\Program Files\MySQL\MySQL Shell 8.0\lib\Python3.7\Lib\test\test_import\data\package\, <text:s/>Size: 43</text:p>
      <text:p text:style-name="P2"><text:soft-page-break/>5: File: work_request_error.py, <text:s/>Directory: C:\Program Files\MySQL\MySQL Shell 8.0\share\mysqlsh\oci_sdk\oci-2.4.0-py3.7.egg\oci\oce\models\, <text:s/>Size: 3700</text:p>
      <text:p text:style-name="P2">5: File: work_request_error.py, <text:s/>Directory: C:\Program Files\MySQL\MySQL Shell 8.0\share\mysqlsh\oci_sdk\oci-2.4.0-py3.7.egg\oci\waas\models\, <text:s/>Size: 3433</text:p>
      <text:p text:style-name="P2">5: File: build_meta.py, <text:s/>Directory: C:\Program Files\MySQL\MySQL Shell 8.0\lib\Python3.7\Lib\site-packages\setuptools\, <text:s/>Size: 8553</text:p>
      <text:p text:style-name="P2">5: File: external_master.py, <text:s/>Directory: C:\Program Files\MySQL\MySQL Shell 8.0\share\mysqlsh\oci_sdk\oci-2.4.0-py3.7.egg\oci\dns\models\, <text:s/>Size: 3234</text:p>
      <text:p text:style-name="P2">5: File: dh.py, <text:s/>Directory: C:\Program Files\MySQL\MySQL Shell 8.0\share\mysqlsh\oci_sdk\cryptography-2.7-py3.7-win-amd64.egg\cryptography\hazmat\backends\openssl\, <text:s/>Size: 10814</text:p>
      <text:p text:style-name="P2">5: File: volume_group_source_from_volumes_details.py, <text:s/>Directory: C:\Program Files\MySQL\MySQL Shell 8.0\share\mysqlsh\oci_sdk\oci-2.4.0-py3.7.egg\oci\core\models\, <text:s/>Size: 2514</text:p>
      <text:p text:style-name="P2">5: File: test_caching.py, <text:s/>Directory: C:\Program Files\MySQL\MySQL Shell 8.0\lib\Python3.7\Lib\test\test_importlib\import_\, <text:s/>Size: 3599</text:p>
      <text:p text:style-name="P2">5: File: requires.txt, <text:s/>Directory: C:\Program Files\MySQL\MySQL Shell 8.0\share\mysqlsh\oci_sdk\oci-2.4.0-py3.7.egg\EGG-INFO\, <text:s/>Size: 112</text:p>
      <text:p text:style-name="P2">5: File: device_fingerprint_challenge.py, <text:s/>Directory: C:\Program Files\MySQL\MySQL Shell 8.0\share\mysqlsh\oci_sdk\oci-2.4.0-py3.7.egg\oci\waas\models\, <text:s/>Size: 11695</text:p>
      <text:p text:style-name="P2">5: File: __init__.py, <text:s/>Directory: C:\Program Files\MySQL\MySQL Shell 8.0\share\mysqlsh\oci_sdk\oci-2.4.0-py3.7.egg\oci\waas\, <text:s/>Size: 339</text:p>
      <text:p text:style-name="P2">5: File: test_versionpredicate.py, <text:s/>Directory: C:\Program Files\MySQL\MySQL Shell 8.0\lib\Python3.7\Lib\distutils\tests\, <text:s/>Size: 280</text:p>
      <text:p text:style-name="P2">5: File: waas_policy_summary.py, <text:s/>Directory: C:\Program Files\MySQL\MySQL Shell 8.0\share\mysqlsh\oci_sdk\oci-2.4.0-py3.7.egg\oci\waas\models\, <text:s/>Size: 11539</text:p>
      <text:p text:style-name="P2">5: File: __init__.py, <text:s/>Directory: C:\Program Files\MySQL\MySQL Shell 8.0\share\mysqlsh\oci_sdk\oci-2.4.0-py3.7.egg\oci\functions\models\, <text:s/>Size: 1164</text:p>
      <text:p text:style-name="P2">5: File: faa_s_action.py, <text:s/>Directory: C:\Program Files\MySQL\MySQL Shell 8.0\share\mysqlsh\oci_sdk\oci-2.4.0-py3.7.egg\oci\events\models\, <text:s/>Size: 3696</text:p>
      <text:p text:style-name="P2">5: File: shift_jisx0213-utf8.txt, <text:s/>Directory: C:\Program Files\MySQL\MySQL Shell 8.0\lib\Python3.7\Lib\test\cjkencodings\, <text:s/>Size: 1144</text:p>
      <text:p text:style-name="P2">5: File: update_boot_volume_details.py, <text:s/>Directory: C:\Program Files\MySQL\MySQL Shell 8.0\share\mysqlsh\oci_sdk\oci-2.4.0-py3.7.egg\oci\core\models\, <text:s/>Size: 6032</text:p>
      <text:p text:style-name="P2">5: File: create_autonomous_database_details.py, <text:s/>Directory: C:\Program Files\MySQL\MySQL Shell 8.0\share\mysqlsh\oci_sdk\oci-2.4.0-py3.7.egg\oci\database\models\, <text:s/>Size: 6533</text:p>
      <text:p text:style-name="P2">5: File: version.py, <text:s/>Directory: C:\Program Files\MySQL\MySQL Shell 8.0\lib\Python3.7\Lib\site-packages\pip\_vendor\distlib\, <text:s/>Size: 23391</text:p>
      <text:p text:style-name="P2">5: File: ssl_support.py, <text:s/>Directory: C:\Program Files\MySQL\MySQL Shell 8.0\lib\Python3.7\Lib\site-packages\setuptools\, <text:s/>Size: 8493</text:p>
      <text:p text:style-name="P2">5: File: decDouble.decTest, <text:s/>Directory: C:\Program Files\MySQL\MySQL Shell 8.0\lib\Python3.7\Lib\test\decimaltestdata\, <text:s/>Size: 2209</text:p>
      <text:p text:style-name="P2">5: File: request.py, <text:s/>Directory: C:\Program Files\MySQL\MySQL Shell 8.0\share\mysqlsh\oci_sdk\oci-2.4.0-py3.7.egg\oci\_vendor\urllib3\, <text:s/>Size: 6155</text:p>
      <text:p text:style-name="P2">5: File: kms_vault_client.py, <text:s/>Directory: C:\Program Files\MySQL\MySQL Shell 8.0\share\mysqlsh\oci_sdk\oci-2.4.0-py3.7.egg\oci\key_management\, <text:s/>Size: 35134</text:p>
      <text:p text:style-name="P2">5: File: __init__.py, <text:s/>Directory: C:\Program Files\MySQL\MySQL Shell 8.0\share\mysqlsh\oci_sdk\cryptography-2.7-py3.7-win-amd64.egg\cryptography\hazmat\primitives\ciphers\, <text:s/>Size: 626</text:p>
      <text:p text:style-name="P2">5: File: update_configuration_details.py, <text:s/>Directory: C:\Program Files\MySQL\MySQL Shell 8.0\share\mysqlsh\oci_sdk\oci-2.4.0-py3.7.egg\oci\audit\models\, <text:s/>Size: 2063</text:p>
      <text:p text:style-name="P2"><text:soft-page-break/>5: File: __about__.py, <text:s/>Directory: C:\Program Files\MySQL\MySQL Shell 8.0\lib\Python3.7\Lib\site-packages\pkg_resources\_vendor\packaging\, <text:s/>Size: 720</text:p>
      <text:p text:style-name="P2">5: File: create_db_home_details.py, <text:s/>Directory: C:\Program Files\MySQL\MySQL Shell 8.0\share\mysqlsh\oci_sdk\oci-2.4.0-py3.7.egg\oci\database\models\, <text:s/>Size: 3844</text:p>
      <text:p text:style-name="P2">5: File: _openssl.py, <text:s/>Directory: C:\Program Files\MySQL\MySQL Shell 8.0\share\mysqlsh\oci_sdk\cryptography-2.7-py3.7-win-amd64.egg\cryptography\hazmat\bindings\, <text:s/>Size: 307</text:p>
      <text:p text:style-name="P2">5: File: create_subnet_details.py, <text:s/>Directory: C:\Program Files\MySQL\MySQL Shell 8.0\share\mysqlsh\oci_sdk\oci-2.4.0-py3.7.egg\oci\core\models\, <text:s/>Size: 20633</text:p>
      <text:p text:style-name="P2">5: File: waf_traffic_datum.py, <text:s/>Directory: C:\Program Files\MySQL\MySQL Shell 8.0\share\mysqlsh\oci_sdk\oci-2.4.0-py3.7.egg\oci\waas\models\, <text:s/>Size: 6667</text:p>
      <text:p text:style-name="P2">5: File: test_font.py, <text:s/>Directory: C:\Program Files\MySQL\MySQL Shell 8.0\lib\Python3.7\Lib\tkinter\test\test_tkinter\, <text:s/>Size: 4001</text:p>
      <text:p text:style-name="P2">5: File: tag_namespace_summary.py, <text:s/>Directory: C:\Program Files\MySQL\MySQL Shell 8.0\share\mysqlsh\oci_sdk\oci-2.4.0-py3.7.egg\oci\identity\models\, <text:s/>Size: 10982</text:p>
      <text:p text:style-name="P2">5: File: not-zip-safe, <text:s/>Directory: C:\Program Files\MySQL\MySQL Shell 8.0\share\mysqlsh\oci_sdk\bcrypt-3.1.7-py3.7-win-amd64.egg\EGG-INFO\, <text:s/>Size: 1</text:p>
      <text:p text:style-name="P2">5: File: vengine_gen.py, <text:s/>Directory: C:\Program Files\MySQL\MySQL Shell 8.0\share\mysqlsh\oci_sdk\cffi-1.12.3-py3.7-win-amd64.egg\cffi\, <text:s/>Size: 26676</text:p>
      <text:p text:style-name="P2">5: File: ssl_configuration_details.py, <text:s/>Directory: C:\Program Files\MySQL\MySQL Shell 8.0\share\mysqlsh\oci_sdk\oci-2.4.0-py3.7.egg\oci\load_balancer\models\, <text:s/>Size: 4960</text:p>
      <text:p text:style-name="P2">5: File: update_dhcp_details.py, <text:s/>Directory: C:\Program Files\MySQL\MySQL Shell 8.0\share\mysqlsh\oci_sdk\oci-2.4.0-py3.7.egg\oci\core\models\, <text:s/>Size: 5692</text:p>
      <text:p text:style-name="P2">5: File: paravirtualized_volume_attachment.py, <text:s/>Directory: C:\Program Files\MySQL\MySQL Shell 8.0\share\mysqlsh\oci_sdk\oci-2.4.0-py3.7.egg\oci\core\models\, <text:s/>Size: 4846</text:p>
      <text:p text:style-name="P2">5: File: main_parser.py, <text:s/>Directory: C:\Program Files\MySQL\MySQL Shell 8.0\lib\Python3.7\Lib\site-packages\pip\_internal\cli\, <text:s/>Size: 3016</text:p>
      <text:p text:style-name="P2">5: File: connection.py, <text:s/>Directory: C:\Program Files\MySQL\MySQL Shell 8.0\share\mysqlsh\oci_sdk\oci-2.4.0-py3.7.egg\oci\_vendor\urllib3\, <text:s/>Size: 14003</text:p>
      <text:p text:style-name="P2">5: File: waf_meter_datum.py, <text:s/>Directory: C:\Program Files\MySQL\MySQL Shell 8.0\share\mysqlsh\oci_sdk\oci-2.4.0-py3.7.egg\oci\waas\models\, <text:s/>Size: 10027</text:p>
      <text:p text:style-name="P2">5: File: restore_database_details.py, <text:s/>Directory: C:\Program Files\MySQL\MySQL Shell 8.0\share\mysqlsh\oci_sdk\oci-2.4.0-py3.7.egg\oci\database\models\, <text:s/>Size: 3688</text:p>
      <text:p text:style-name="P2">5: File: extend_http_response_header_value_rule.py, <text:s/>Directory: C:\Program Files\MySQL\MySQL Shell 8.0\share\mysqlsh\oci_sdk\oci-2.4.0-py3.7.egg\oci\load_balancer\models\, <text:s/>Size: 5627</text:p>
      <text:p text:style-name="P2">5: File: _structures.py, <text:s/>Directory: C:\Program Files\MySQL\MySQL Shell 8.0\lib\Python3.7\Lib\site-packages\pkg_resources\_vendor\packaging\, <text:s/>Size: 1416</text:p>
      <text:p text:style-name="P2">5: File: ziptestdata.zip, <text:s/>Directory: C:\Program Files\MySQL\MySQL Shell 8.0\lib\Python3.7\Lib\test\test_importlib\zipdata02\, <text:s/>Size: 698</text:p>
      <text:p text:style-name="P2">5: File: attach_volume_details.py, <text:s/>Directory: C:\Program Files\MySQL\MySQL Shell 8.0\share\mysqlsh\oci_sdk\oci-2.4.0-py3.7.egg\oci\core\models\, <text:s/>Size: 7316</text:p>
      <text:p text:style-name="P2">5: File: update_autonomous_exadata_infrastructure_details.py, <text:s/>Directory: C:\Program Files\MySQL\MySQL Shell 8.0\share\mysqlsh\oci_sdk\oci-2.4.0-py3.7.egg\oci\database\models\, <text:s/>Size: 8287</text:p>
      <text:p text:style-name="P2">5: File: _embedding.h, <text:s/>Directory: C:\Program Files\MySQL\MySQL Shell 8.0\share\mysqlsh\oci_sdk\cffi-1.12.3-py3.7-win-amd64.egg\cffi\, <text:s/>Size: 17226</text:p>
      <text:p text:style-name="P2">5: File: sender.py, <text:s/>Directory: C:\Program Files\MySQL\MySQL Shell 8.0\share\mysqlsh\oci_sdk\oci-2.4.0-py3.7.egg\oci\email\models\, <text:s/>Size: 10329</text:p>
      <text:p text:style-name="P2">5: File: instance_source_via_image_details.py, <text:s/>Directory: C:\Program Files\MySQL\MySQL Shell 8.0\share\mysqlsh\oci_sdk\oci-2.4.0-py3.7.egg\oci\core\models\, <text:s/>Size: 4707</text:p>
      <text:p text:style-name="P2"><text:soft-page-break/>5: File: __init__.py, <text:s/>Directory: C:\Program Files\MySQL\MySQL Shell 8.0\share\mysqlsh\oci_sdk\cryptography-2.7-py3.7-win-amd64.egg\cryptography\hazmat\backends\, <text:s/>Size: 496</text:p>
      <text:p text:style-name="P2">5: File: native_libs.txt, <text:s/>Directory: C:\Program Files\MySQL\MySQL Shell 8.0\share\mysqlsh\oci_sdk\bcrypt-3.1.7-py3.7-win-amd64.egg\EGG-INFO\, <text:s/>Size: 35</text:p>
      <text:p text:style-name="P2">5: File: update_cross_connect_details.py, <text:s/>Directory: C:\Program Files\MySQL\MySQL Shell 8.0\share\mysqlsh\oci_sdk\oci-2.4.0-py3.7.egg\oci\core\models\, <text:s/>Size: 7752</text:p>
      <text:p text:style-name="P2">5: File: connect_local_peering_gateways_details.py, <text:s/>Directory: C:\Program Files\MySQL\MySQL Shell 8.0\share\mysqlsh\oci_sdk\oci-2.4.0-py3.7.egg\oci\core\models\, <text:s/>Size: 1926</text:p>
      <text:p text:style-name="P2">5: File: move_compartment_details.py, <text:s/>Directory: C:\Program Files\MySQL\MySQL Shell 8.0\share\mysqlsh\oci_sdk\oci-2.4.0-py3.7.egg\oci\identity\models\, <text:s/>Size: 2342</text:p>
      <text:p text:style-name="P2">5: File: waas_policy.py, <text:s/>Directory: C:\Program Files\MySQL\MySQL Shell 8.0\share\mysqlsh\oci_sdk\oci-2.4.0-py3.7.egg\oci\waas\models\, <text:s/>Size: 17021</text:p>
      <text:p text:style-name="P2">5: File: setuptools_build.py, <text:s/>Directory: C:\Program Files\MySQL\MySQL Shell 8.0\lib\Python3.7\Lib\site-packages\pip\_internal\utils\, <text:s/>Size: 278</text:p>
      <text:p text:style-name="P2">5: File: multipart_object_assembler.py, <text:s/>Directory: C:\Program Files\MySQL\MySQL Shell 8.0\share\mysqlsh\oci_sdk\oci-2.4.0-py3.7.egg\oci\object_storage\transfer\internal\, <text:s/>Size: 23961</text:p>
      <text:p text:style-name="P2">5: File: bucket.py, <text:s/>Directory: C:\Program Files\MySQL\MySQL Shell 8.0\share\mysqlsh\oci_sdk\oci-2.4.0-py3.7.egg\oci\object_storage\models\, <text:s/>Size: 20484</text:p>
      <text:p text:style-name="P2">5: File: volume_source_from_volume_backup_details.py, <text:s/>Directory: C:\Program Files\MySQL\MySQL Shell 8.0\share\mysqlsh\oci_sdk\oci-2.4.0-py3.7.egg\oci\core\models\, <text:s/>Size: 2291</text:p>
      <text:p text:style-name="P2">5: File: sessions.py, <text:s/>Directory: C:\Program Files\MySQL\MySQL Shell 8.0\share\mysqlsh\oci_sdk\oci-2.4.0-py3.7.egg\oci\_vendor\requests\, <text:s/>Size: 29474</text:p>
      <text:p text:style-name="P2">5: File: __init__.py, <text:s/>Directory: C:\Program Files\MySQL\MySQL Shell 8.0\share\mysqlsh\oci_sdk\configparser-4.0.2-py3.7.egg\backports\configparser\, <text:s/>Size: 56628</text:p>
      <text:p text:style-name="P2">5: File: codec.py, <text:s/>Directory: C:\Program Files\MySQL\MySQL Shell 8.0\share\mysqlsh\oci_sdk\oci-2.4.0-py3.7.egg\oci\_vendor\idna\, <text:s/>Size: 3470</text:p>
      <text:p text:style-name="P2">5: File: nat_gateway.py, <text:s/>Directory: C:\Program Files\MySQL\MySQL Shell 8.0\share\mysqlsh\oci_sdk\oci-2.4.0-py3.7.egg\oci\core\models\, <text:s/>Size: 13672</text:p>
      <text:p text:style-name="P2">5: File: utils.py, <text:s/>Directory: C:\Program Files\MySQL\MySQL Shell 8.0\share\mysqlsh\oci_sdk\cryptography-2.7-py3.7-win-amd64.egg\cryptography\hazmat\primitives\twofactor\, <text:s/>Size: 954</text:p>
      <text:p text:style-name="P2">5: File: notification_data_plane_client.py, <text:s/>Directory: C:\Program Files\MySQL\MySQL Shell 8.0\share\mysqlsh\oci_sdk\oci-2.4.0-py3.7.egg\oci\ons\, <text:s/>Size: 45500</text:p>
      <text:p text:style-name="P2">5: File: group.py, <text:s/>Directory: C:\Program Files\MySQL\MySQL Shell 8.0\share\mysqlsh\oci_sdk\oci-2.4.0-py3.7.egg\oci\identity\models\, <text:s/>Size: 12595</text:p>
      <text:p text:style-name="P2">5: File: db_iorm_config_update_detail.py, <text:s/>Directory: C:\Program Files\MySQL\MySQL Shell 8.0\share\mysqlsh\oci_sdk\oci-2.4.0-py3.7.egg\oci\database\models\, <text:s/>Size: 2659</text:p>
      <text:p text:style-name="P2">5: File: update_transfer_appliance_details.py, <text:s/>Directory: C:\Program Files\MySQL\MySQL Shell 8.0\share\mysqlsh\oci_sdk\oci-2.4.0-py3.7.egg\oci\dts\models\, <text:s/>Size: 4457</text:p>
      <text:p text:style-name="P2">5: File: create_faa_s_action_details.py, <text:s/>Directory: C:\Program Files\MySQL\MySQL Shell 8.0\share\mysqlsh\oci_sdk\oci-2.4.0-py3.7.egg\oci\events\models\, <text:s/>Size: 3239</text:p>
      <text:p text:style-name="P2">5: File: __init__.py, <text:s/>Directory: C:\Program Files\MySQL\MySQL Shell 8.0\lib\Python3.7\Lib\test\test_importlib\data02\, <text:s/>Size: 0</text:p>
      <text:p text:style-name="P2">5: File: service_gateway.py, <text:s/>Directory: C:\Program Files\MySQL\MySQL Shell 8.0\share\mysqlsh\oci_sdk\oci-2.4.0-py3.7.egg\oci\core\models\, <text:s/>Size: 16401</text:p>
      <text:p text:style-name="P2">5: File: __init__.py, <text:s/>Directory: C:\Program Files\MySQL\MySQL Shell 8.0\share\mysqlsh\oci_sdk\oci-2.4.0-py3.7.egg\oci\object_storage\transfer\internal\, <text:s/>Size: 115</text:p>
      <text:p text:style-name="P2">5: File: rename_object_details.py, <text:s/>Directory: C:\Program Files\MySQL\MySQL Shell 8.0\share\mysqlsh\oci_sdk\oci-2.4.0-py3.7.egg\oci\object_storage\models\, <text:s/>Size: 6415</text:p>
      <text:p text:style-name="P2"><text:soft-page-break/>5: File: backend_set_health.py, <text:s/>Directory: C:\Program Files\MySQL\MySQL Shell 8.0\share\mysqlsh\oci_sdk\oci-2.4.0-py3.7.egg\oci\load_balancer\models\, <text:s/>Size: 9922</text:p>
      <text:p text:style-name="P2">5: File: trace_at_recursion_limit.py, <text:s/>Directory: C:\Program Files\MySQL\MySQL Shell 8.0\lib\Python3.7\Lib\test\crashers\, <text:s/>Size: 376</text:p>
      <text:p text:style-name="P2">5: File: top_level.txt, <text:s/>Directory: C:\Program Files\MySQL\MySQL Shell 8.0\share\mysqlsh\oci_sdk\cffi-1.12.3-py3.7-win-amd64.egg\EGG-INFO\, <text:s/>Size: 19</text:p>
      <text:p text:style-name="P2">5: File: __init__.py, <text:s/>Directory: C:\Program Files\MySQL\MySQL Shell 8.0\share\mysqlsh\oci_sdk\oci-2.4.0-py3.7.egg\oci\identity\, <text:s/>Size: 363</text:p>
      <text:p text:style-name="P2">5: File: db_iorm_config.py, <text:s/>Directory: C:\Program Files\MySQL\MySQL Shell 8.0\share\mysqlsh\oci_sdk\oci-2.4.0-py3.7.egg\oci\database\models\, <text:s/>Size: 3501</text:p>
      <text:p text:style-name="P2">5: File: __init__.py, <text:s/>Directory: C:\Program Files\MySQL\MySQL Shell 8.0\lib\Python3.7\Lib\site-packages\pkg_resources\, <text:s/>Size: 106677</text:p>
      <text:p text:style-name="P2">5: File: crypto_pwhash.py, <text:s/>Directory: C:\Program Files\MySQL\MySQL Shell 8.0\share\mysqlsh\oci_sdk\PyNaCl-1.3.0-py3.7-win-amd64.egg\nacl\bindings\, <text:s/>Size: 16898</text:p>
      <text:p text:style-name="P2">5: File: cluster_network_summary.py, <text:s/>Directory: C:\Program Files\MySQL\MySQL Shell 8.0\share\mysqlsh\oci_sdk\oci-2.4.0-py3.7.egg\oci\core\models\, <text:s/>Size: 13177</text:p>
      <text:p text:style-name="P2">5: File: update_identity_provider_details.py, <text:s/>Directory: C:\Program Files\MySQL\MySQL Shell 8.0\share\mysqlsh\oci_sdk\oci-2.4.0-py3.7.egg\oci\identity\models\, <text:s/>Size: 7269</text:p>
      <text:p text:style-name="P2">5: File: cffi_opcode.py, <text:s/>Directory: C:\Program Files\MySQL\MySQL Shell 8.0\share\mysqlsh\oci_sdk\cffi-1.12.3-py3.7-win-amd64.egg\cffi\, <text:s/>Size: 5724</text:p>
      <text:p text:style-name="P2">5: File: launch_db_system_base.py, <text:s/>Directory: C:\Program Files\MySQL\MySQL Shell 8.0\share\mysqlsh\oci_sdk\oci-2.4.0-py3.7.egg\oci\database\models\, <text:s/>Size: 36404</text:p>
      <text:p text:style-name="P2">5: File: attach_boot_volume_details.py, <text:s/>Directory: C:\Program Files\MySQL\MySQL Shell 8.0\share\mysqlsh\oci_sdk\oci-2.4.0-py3.7.egg\oci\core\models\, <text:s/>Size: 3879</text:p>
      <text:p text:style-name="P2">5: File: threat_feed.py, <text:s/>Directory: C:\Program Files\MySQL\MySQL Shell 8.0\share\mysqlsh\oci_sdk\oci-2.4.0-py3.7.egg\oci\waas\models\, <text:s/>Size: 5266</text:p>
      <text:p text:style-name="P2">5: File: colorlog.py, <text:s/>Directory: C:\Program Files\MySQL\MySQL Shell 8.0\lib\Python3.7\Lib\site-packages\pip\_vendor\pep517\, <text:s/>Size: 4098</text:p>
      <text:p text:style-name="P2">5: File: create_ipv6_details.py, <text:s/>Directory: C:\Program Files\MySQL\MySQL Shell 8.0\share\mysqlsh\oci_sdk\oci-2.4.0-py3.7.egg\oci\core\models\, <text:s/>Size: 9364</text:p>
      <text:p text:style-name="P2">5: File: patch_domain_records_details.py, <text:s/>Directory: C:\Program Files\MySQL\MySQL Shell 8.0\share\mysqlsh\oci_sdk\oci-2.4.0-py3.7.egg\oci\dns\models\, <text:s/>Size: 1755</text:p>
      <text:p text:style-name="P2">5: File: virtual_circuit_bandwidth_shape.py, <text:s/>Directory: C:\Program Files\MySQL\MySQL Shell 8.0\share\mysqlsh\oci_sdk\oci-2.4.0-py3.7.egg\oci\core\models\, <text:s/>Size: 2910</text:p>
      <text:p text:style-name="P2">5: File: packages.py, <text:s/>Directory: C:\Program Files\MySQL\MySQL Shell 8.0\share\mysqlsh\oci_sdk\oci-2.4.0-py3.7.egg\oci\_vendor\requests\, <text:s/>Size: 837</text:p>
      <text:p text:style-name="P2">5: File: fernet.py, <text:s/>Directory: C:\Program Files\MySQL\MySQL Shell 8.0\share\mysqlsh\oci_sdk\cryptography-2.7-py3.7-win-amd64.egg\cryptography\, <text:s/>Size: 5220</text:p>
      <text:p text:style-name="P2">5: File: cluster_network.py, <text:s/>Directory: C:\Program Files\MySQL\MySQL Shell 8.0\share\mysqlsh\oci_sdk\oci-2.4.0-py3.7.egg\oci\core\models\, <text:s/>Size: 14004</text:p>
      <text:p text:style-name="P2">5: File: SOURCES.txt, <text:s/>Directory: C:\Program Files\MySQL\MySQL Shell 8.0\share\mysqlsh\oci_sdk\six-1.12.0-py3.7.egg\EGG-INFO\, <text:s/>Size: 253</text:p>
      <text:p text:style-name="P2">5: File: update_bucket_details.py, <text:s/>Directory: C:\Program Files\MySQL\MySQL Shell 8.0\share\mysqlsh\oci_sdk\oci-2.4.0-py3.7.egg\oci\object_storage\models\, <text:s/>Size: 12447</text:p>
      <text:p text:style-name="P2">5: File: ddNextMinus.decTest, <text:s/>Directory: C:\Program Files\MySQL\MySQL Shell 8.0\lib\Python3.7\Lib\test\decimaltestdata\, <text:s/>Size: 6827</text:p>
      <text:p text:style-name="P2">5: File: update_config_source_details.py, <text:s/>Directory: C:\Program Files\MySQL\MySQL Shell 8.0\share\mysqlsh\oci_sdk\oci-2.4.0-py3.7.egg\oci\resource_manager\models\, <text:s/>Size: 3876</text:p>
      <text:p text:style-name="P2">5: File: crypto_hash.py, <text:s/>Directory: C:\Program Files\MySQL\MySQL Shell 8.0\share\mysqlsh\oci_sdk\PyNaCl-1.3.0-py3.7-win-amd64.egg\nacl\bindings\, <text:s/>Size: 2243</text:p>
      <text:p text:style-name="P2"><text:soft-page-break/>5: File: test_install_headers.py, <text:s/>Directory: C:\Program Files\MySQL\MySQL Shell 8.0\lib\Python3.7\Lib\distutils\tests\, <text:s/>Size: 1238</text:p>
      <text:p text:style-name="P2">5: File: path_route_set.py, <text:s/>Directory: C:\Program Files\MySQL\MySQL Shell 8.0\share\mysqlsh\oci_sdk\oci-2.4.0-py3.7.egg\oci\load_balancer\models\, <text:s/>Size: 3026</text:p>
      <text:p text:style-name="P2">5: File: cache.py, <text:s/>Directory: C:\Program Files\MySQL\MySQL Shell 8.0\lib\Python3.7\Lib\site-packages\pip\_vendor\cachecontrol\, <text:s/>Size: 805</text:p>
      <text:p text:style-name="P2">5: File: test___package__.py, <text:s/>Directory: C:\Program Files\MySQL\MySQL Shell 8.0\lib\Python3.7\Lib\test\test_importlib\import_\, <text:s/>Size: 5638</text:p>
      <text:p text:style-name="P2">5: File: work_request_summary.py, <text:s/>Directory: C:\Program Files\MySQL\MySQL Shell 8.0\share\mysqlsh\oci_sdk\oci-2.4.0-py3.7.egg\oci\identity\models\, <text:s/>Size: 13187</text:p>
      <text:p text:style-name="P2">5: File: euckrprober.py, <text:s/>Directory: C:\Program Files\MySQL\MySQL Shell 8.0\share\mysqlsh\oci_sdk\oci-2.4.0-py3.7.egg\oci\_vendor\chardet\, <text:s/>Size: 800</text:p>
      <text:p text:style-name="P2">5: File: top_level.txt, <text:s/>Directory: C:\Program Files\MySQL\MySQL Shell 8.0\share\mysqlsh\oci_sdk\bcrypt-3.1.7-py3.7-win-amd64.egg\EGG-INFO\, <text:s/>Size: 15</text:p>
      <text:p text:style-name="P2">5: File: egg_info.py, <text:s/>Directory: C:\Program Files\MySQL\MySQL Shell 8.0\lib\Python3.7\Lib\site-packages\setuptools\command\, <text:s/>Size: 25570</text:p>
      <text:p text:style-name="P2">5: File: update_database_details.py, <text:s/>Directory: C:\Program Files\MySQL\MySQL Shell 8.0\share\mysqlsh\oci_sdk\oci-2.4.0-py3.7.egg\oci\database\models\, <text:s/>Size: 4887</text:p>
      <text:p text:style-name="P2">5: File: change_public_ip_compartment_details.py, <text:s/>Directory: C:\Program Files\MySQL\MySQL Shell 8.0\share\mysqlsh\oci_sdk\oci-2.4.0-py3.7.egg\oci\core\models\, <text:s/>Size: 2250</text:p>
      <text:p text:style-name="P2">5: File: create_tag_namespace_details.py, <text:s/>Directory: C:\Program Files\MySQL\MySQL Shell 8.0\share\mysqlsh\oci_sdk\oci-2.4.0-py3.7.egg\oci\identity\models\, <text:s/>Size: 6968</text:p>
      <text:p text:style-name="P2">5: File: idp_group_mapping.py, <text:s/>Directory: C:\Program Files\MySQL\MySQL Shell 8.0\share\mysqlsh\oci_sdk\oci-2.4.0-py3.7.egg\oci\identity\models\, <text:s/>Size: 10748</text:p>
      <text:p text:style-name="P2">5: File: sbcsgroupprober.py, <text:s/>Directory: C:\Program Files\MySQL\MySQL Shell 8.0\share\mysqlsh\oci_sdk\oci-2.4.0-py3.7.egg\oci\_vendor\chardet\, <text:s/>Size: 2542</text:p>
      <text:p text:style-name="P2">5: File: utf-16.file, <text:s/>Directory: C:\Program Files\MySQL\MySQL Shell 8.0\lib\Python3.7\Lib\test\test_importlib\data01\, <text:s/>Size: 44</text:p>
      <text:p text:style-name="P2">5: File: format_control.py, <text:s/>Directory: C:\Program Files\MySQL\MySQL Shell 8.0\lib\Python3.7\Lib\site-packages\pip\_internal\models\, <text:s/>Size: 2264</text:p>
      <text:p text:style-name="P2">5: File: attach_service_determined_volume_details.py, <text:s/>Directory: C:\Program Files\MySQL\MySQL Shell 8.0\share\mysqlsh\oci_sdk\oci-2.4.0-py3.7.egg\oci\core\models\, <text:s/>Size: 2877</text:p>
      <text:p text:style-name="P2">5: File: basic.py, <text:s/>Directory: C:\Program Files\MySQL\MySQL Shell 8.0\lib\Python3.7\Lib\test\test_import\data\circular_imports\, <text:s/>Size: 78</text:p>
      <text:p text:style-name="P2">5: File: hashes.py, <text:s/>Directory: C:\Program Files\MySQL\MySQL Shell 8.0\lib\Python3.7\Lib\site-packages\pip\_internal\utils\, <text:s/>Size: 3569</text:p>
      <text:p text:style-name="P2">5: File: x25519.py, <text:s/>Directory: C:\Program Files\MySQL\MySQL Shell 8.0\share\mysqlsh\oci_sdk\cryptography-2.7-py3.7-win-amd64.egg\cryptography\hazmat\primitives\asymmetric\, <text:s/>Size: 2281</text:p>
      <text:p text:style-name="P2">5: File: volume_group.py, <text:s/>Directory: C:\Program Files\MySQL\MySQL Shell 8.0\share\mysqlsh\oci_sdk\oci-2.4.0-py3.7.egg\oci\core\models\, <text:s/>Size: 16086</text:p>
      <text:p text:style-name="P2">5: File: create_path_route_set_details.py, <text:s/>Directory: C:\Program Files\MySQL\MySQL Shell 8.0\share\mysqlsh\oci_sdk\oci-2.4.0-py3.7.egg\oci\load_balancer\models\, <text:s/>Size: 3160</text:p>
      <text:p text:style-name="P2">5: File: verify.py, <text:s/>Directory: C:\Program Files\MySQL\MySQL Shell 8.0\share\mysqlsh\oci_sdk\oci-2.4.0-py3.7.egg\oci\_vendor\httpsig_cffi\, <text:s/>Size: 4273</text:p>
      <text:p text:style-name="P2">5: File: PKG-INFO, <text:s/>Directory: C:\Program Files\MySQL\MySQL Shell 8.0\share\mysqlsh\oci_sdk\configparser-4.0.2-py3.7.egg\EGG-INFO\, <text:s/>Size: 12626</text:p>
      <text:p text:style-name="P2">5: File: instance_configuration_attach_vnic_details.py, <text:s/>Directory: C:\Program Files\MySQL\MySQL Shell 8.0\share\mysqlsh\oci_sdk\oci-2.4.0-py3.7.egg\oci\core\models\, <text:s/>Size: 5104</text:p>
      <text:p text:style-name="P2">5: File: service_id_response_details.py, <text:s/>Directory: C:\Program Files\MySQL\MySQL Shell 8.0\share\mysqlsh\oci_sdk\oci-2.4.0-py3.7.egg\oci\core\models\, <text:s/>Size: 2930</text:p>
      <text:p text:style-name="P2"><text:soft-page-break/>5: File: __init__.py, <text:s/>Directory: C:\Program Files\MySQL\MySQL Shell 8.0\share\mysqlsh\oci_sdk\oci-2.4.0-py3.7.egg\oci\object_storage\, <text:s/>Size: 584</text:p>
      <text:p text:style-name="P2">5: File: create_virtual_circuit_details.py, <text:s/>Directory: C:\Program Files\MySQL\MySQL Shell 8.0\share\mysqlsh\oci_sdk\oci-2.4.0-py3.7.egg\oci\core\models\, <text:s/>Size: 20604</text:p>
      <text:p text:style-name="P2">5: File: test__header_value_parser.py, <text:s/>Directory: C:\Program Files\MySQL\MySQL Shell 8.0\lib\Python3.7\Lib\test\test_email\, <text:s/>Size: 119190</text:p>
      <text:p text:style-name="P2">5: File: __init__.py, <text:s/>Directory: C:\Program Files\MySQL\MySQL Shell 8.0\share\mysqlsh\oci_sdk\oci-2.4.0-py3.7.egg\oci\auth\, <text:s/>Size: 369</text:p>
      <text:p text:style-name="P2">5: File: queryable_field_description.py, <text:s/>Directory: C:\Program Files\MySQL\MySQL Shell 8.0\share\mysqlsh\oci_sdk\oci-2.4.0-py3.7.egg\oci\resource_search\models\, <text:s/>Size: 7524</text:p>
      <text:p text:style-name="P2">5: File: create_backend_details.py, <text:s/>Directory: C:\Program Files\MySQL\MySQL Shell 8.0\share\mysqlsh\oci_sdk\oci-2.4.0-py3.7.egg\oci\load_balancer\models\, <text:s/>Size: 8102</text:p>
      <text:p text:style-name="P2">5: File: big5freq.py, <text:s/>Directory: C:\Program Files\MySQL\MySQL Shell 8.0\share\mysqlsh\oci_sdk\oci-2.4.0-py3.7.egg\oci\_vendor\chardet\, <text:s/>Size: 30290</text:p>
      <text:p text:style-name="P2">5: File: decorators.py, <text:s/>Directory: C:\Program Files\MySQL\MySQL Shell 8.0\share\mysqlsh\oci_sdk\oci-2.4.0-py3.7.egg\oci\, <text:s/>Size: 1397</text:p>
      <text:p text:style-name="P2">5: File: test_packages.py, <text:s/>Directory: C:\Program Files\MySQL\MySQL Shell 8.0\lib\Python3.7\Lib\test\test_importlib\import_\, <text:s/>Size: 4544</text:p>
      <text:p text:style-name="P2">5: File: ping_probe.py, <text:s/>Directory: C:\Program Files\MySQL\MySQL Shell 8.0\share\mysqlsh\oci_sdk\oci-2.4.0-py3.7.egg\oci\healthchecks\models\, <text:s/>Size: 8702</text:p>
      <text:p text:style-name="P2">5: File: __init__.py, <text:s/>Directory: C:\Program Files\MySQL\MySQL Shell 8.0\share\mysqlsh\oci_sdk\cryptography-2.7-py3.7-win-amd64.egg\cryptography\x509\, <text:s/>Size: 7305</text:p>
      <text:p text:style-name="P2">5: File: transfer_appliance_encryption_passphrase.py, <text:s/>Directory: C:\Program Files\MySQL\MySQL Shell 8.0\share\mysqlsh\oci_sdk\oci-2.4.0-py3.7.egg\oci\dts\models\, <text:s/>Size: 2082</text:p>
      <text:p text:style-name="P2">5: File: dqCopyAbs.decTest, <text:s/>Directory: C:\Program Files\MySQL\MySQL Shell 8.0\lib\Python3.7\Lib\test\decimaltestdata\, <text:s/>Size: 4101</text:p>
      <text:p text:style-name="P2">5: File: quota.py, <text:s/>Directory: C:\Program Files\MySQL\MySQL Shell 8.0\share\mysqlsh\oci_sdk\oci-2.4.0-py3.7.egg\oci\limits\models\, <text:s/>Size: 11238</text:p>
      <text:p text:style-name="P2">5: File: missing_directory.zip, <text:s/>Directory: C:\Program Files\MySQL\MySQL Shell 8.0\lib\Python3.7\Lib\test\test_importlib\namespace_pkgs\, <text:s/>Size: 515</text:p>
      <text:p text:style-name="P2">5: File: db_home_summary.py, <text:s/>Directory: C:\Program Files\MySQL\MySQL Shell 8.0\share\mysqlsh\oci_sdk\oci-2.4.0-py3.7.egg\oci\database\models\, <text:s/>Size: 11641</text:p>
      <text:p text:style-name="P2">5: File: __init__.py, <text:s/>Directory: C:\Program Files\MySQL\MySQL Shell 8.0\share\mysqlsh\oci_sdk\oci-2.4.0-py3.7.egg\oci\resource_manager\models\, <text:s/>Size: 2475</text:p>
      <text:p text:style-name="P2">5: File: __init__.py, <text:s/>Directory: C:\Program Files\MySQL\MySQL Shell 8.0\share\mysqlsh\oci_sdk\oci-2.4.0-py3.7.egg\oci\announcements_service\, <text:s/>Size: 387</text:p>
      <text:p text:style-name="P2">5: File: archive_util.py, <text:s/>Directory: C:\Program Files\MySQL\MySQL Shell 8.0\lib\Python3.7\Lib\site-packages\setuptools\, <text:s/>Size: 6592</text:p>
      <text:p text:style-name="P2">5: File: custom_protection_rule_summary.py, <text:s/>Directory: C:\Program Files\MySQL\MySQL Shell 8.0\share\mysqlsh\oci_sdk\oci-2.4.0-py3.7.egg\oci\waas\models\, <text:s/>Size: 12571</text:p>
      <text:p text:style-name="P2">5: File: notification_control_plane_client.py, <text:s/>Directory: C:\Program Files\MySQL\MySQL Shell 8.0\share\mysqlsh\oci_sdk\oci-2.4.0-py3.7.egg\oci\ons\, <text:s/>Size: 31726</text:p>
      <text:p text:style-name="P2">5: File: create_multipart_upload_details.py, <text:s/>Directory: C:\Program Files\MySQL\MySQL Shell 8.0\share\mysqlsh\oci_sdk\oci-2.4.0-py3.7.egg\oci\object_storage\models\, <text:s/>Size: 6506</text:p>
      <text:p text:style-name="P2">5: File: build_py.py, <text:s/>Directory: C:\Program Files\MySQL\MySQL Shell 8.0\lib\Python3.7\Lib\site-packages\setuptools\command\, <text:s/>Size: 9596</text:p>
      <text:p text:style-name="P2">5: File: wheel.py, <text:s/>Directory: C:\Program Files\MySQL\MySQL Shell 8.0\lib\Python3.7\Lib\site-packages\pip\_vendor\distlib\, <text:s/>Size: 39880</text:p>
      <text:p text:style-name="P2">5: File: sanitizer.py, <text:s/>Directory: C:\Program Files\MySQL\MySQL Shell 8.0\lib\Python3.7\Lib\site-packages\pip\_vendor\html5lib\filters\, <text:s/>Size: 26248</text:p>
      <text:p text:style-name="P2"><text:soft-page-break/>5: File: __init__.py, <text:s/>Directory: C:\Program Files\MySQL\MySQL Shell 8.0\share\mysqlsh\oci_sdk\oci-2.4.0-py3.7.egg\oci\file_storage\, <text:s/>Size: 383</text:p>
      <text:p text:style-name="P2">5: File: connect_remote_peering_connections_details.py, <text:s/>Directory: C:\Program Files\MySQL\MySQL Shell 8.0\share\mysqlsh\oci_sdk\oci-2.4.0-py3.7.egg\oci\core\models\, <text:s/>Size: 3159</text:p>
      <text:p text:style-name="P2">5: File: monitoring_client.py, <text:s/>Directory: C:\Program Files\MySQL\MySQL Shell 8.0\share\mysqlsh\oci_sdk\oci-2.4.0-py3.7.egg\oci\monitoring\, <text:s/>Size: 64310</text:p>
      <text:p text:style-name="P2">5: File: change_ping_monitor_compartment_details.py, <text:s/>Directory: C:\Program Files\MySQL\MySQL Shell 8.0\share\mysqlsh\oci_sdk\oci-2.4.0-py3.7.egg\oci\healthchecks\models\, <text:s/>Size: 2311</text:p>
      <text:p text:style-name="P2">5: File: __init__.py, <text:s/>Directory: C:\Program Files\MySQL\MySQL Shell 8.0\lib\Python3.7\Lib\site-packages\pip\_internal\utils\, <text:s/>Size: 0</text:p>
      <text:p text:style-name="P2">5: File: create_boot_volume_backup_details.py, <text:s/>Directory: C:\Program Files\MySQL\MySQL Shell 8.0\share\mysqlsh\oci_sdk\oci-2.4.0-py3.7.egg\oci\core\models\, <text:s/>Size: 7855</text:p>
      <text:p text:style-name="P2">5: File: create_dedicated_vm_host_details.py, <text:s/>Directory: C:\Program Files\MySQL\MySQL Shell 8.0\share\mysqlsh\oci_sdk\oci-2.4.0-py3.7.egg\oci\core\models\, <text:s/>Size: 10559</text:p>
      <text:p text:style-name="P2">5: File: __init__.py, <text:s/>Directory: C:\Program Files\MySQL\MySQL Shell 8.0\share\mysqlsh\oci_sdk\oci-2.4.0-py3.7.egg\oci\resource_search\models\, <text:s/>Size: 1031</text:p>
      <text:p text:style-name="P2">5: File: create_db_home_with_db_system_id_base.py, <text:s/>Directory: C:\Program Files\MySQL\MySQL Shell 8.0\share\mysqlsh\oci_sdk\oci-2.4.0-py3.7.egg\oci\database\models\, <text:s/>Size: 5834</text:p>
      <text:p text:style-name="P2">5: File: dqSubtract.decTest, <text:s/>Directory: C:\Program Files\MySQL\MySQL Shell 8.0\lib\Python3.7\Lib\test\decimaltestdata\, <text:s/>Size: 41928</text:p>
      <text:p text:style-name="P2">5: File: chardistribution.py, <text:s/>Directory: C:\Program Files\MySQL\MySQL Shell 8.0\lib\Python3.7\Lib\site-packages\pip\_vendor\chardet\, <text:s/>Size: 9411</text:p>
      <text:p text:style-name="P2">5: File: __init__.py, <text:s/>Directory: C:\Program Files\MySQL\MySQL Shell 8.0\share\mysqlsh\oci_sdk\PyNaCl-1.3.0-py3.7-win-amd64.egg\nacl\bindings\, <text:s/>Size: 14943</text:p>
      <text:p text:style-name="P2">5: File: socks.py, <text:s/>Directory: C:\Program Files\MySQL\MySQL Shell 8.0\share\mysqlsh\oci_sdk\oci-2.4.0-py3.7.egg\oci\_vendor\urllib3\contrib\, <text:s/>Size: 6702</text:p>
      <text:p text:style-name="P2">5: File: x448.py, <text:s/>Directory: C:\Program Files\MySQL\MySQL Shell 8.0\share\mysqlsh\oci_sdk\cryptography-2.7-py3.7-win-amd64.egg\cryptography\hazmat\primitives\asymmetric\, <text:s/>Size: 2249</text:p>
      <text:p text:style-name="P2">5: File: test_fromlist.py, <text:s/>Directory: C:\Program Files\MySQL\MySQL Shell 8.0\lib\Python3.7\Lib\test\test_importlib\import_\, <text:s/>Size: 7526</text:p>
      <text:p text:style-name="P2">5: File: __init__.py, <text:s/>Directory: C:\Program Files\MySQL\MySQL Shell 8.0\lib\Python3.7\Lib\site-packages\pip\_internal\commands\, <text:s/>Size: 2251</text:p>
      <text:p text:style-name="P2">5: File: test_path_hook.py, <text:s/>Directory: C:\Program Files\MySQL\MySQL Shell 8.0\lib\Python3.7\Lib\test\test_importlib\source\, <text:s/>Size: 1190</text:p>
      <text:p text:style-name="P2">5: File: pagination_utils.py, <text:s/>Directory: C:\Program Files\MySQL\MySQL Shell 8.0\share\mysqlsh\oci_sdk\oci-2.4.0-py3.7.egg\oci\pagination\, <text:s/>Size: 15201</text:p>
      <text:p text:style-name="P2">5: File: divideint.decTest, <text:s/>Directory: C:\Program Files\MySQL\MySQL Shell 8.0\lib\Python3.7\Lib\test\decimaltestdata\, <text:s/>Size: 20436</text:p>
      <text:p text:style-name="P2">5: File: makefile.py, <text:s/>Directory: C:\Program Files\MySQL\MySQL Shell 8.0\share\mysqlsh\oci_sdk\oci-2.4.0-py3.7.egg\oci\_vendor\urllib3\packages\backports\, <text:s/>Size: 1620</text:p>
      <text:p text:style-name="P2">5: File: notification_data_plane_client_composite_operations.py, <text:s/>Directory: C:\Program Files\MySQL\MySQL Shell 8.0\share\mysqlsh\oci_sdk\oci-2.4.0-py3.7.egg\oci\ons\, <text:s/>Size: 5407</text:p>
      <text:p text:style-name="P2">5: File: dependency_links.txt, <text:s/>Directory: C:\Program Files\MySQL\MySQL Shell 8.0\share\mysqlsh\oci_sdk\certifi-2019.9.11-py3.7.egg\EGG-INFO\, <text:s/>Size: 1</text:p>
      <text:p text:style-name="P2">5: File: boot_volume_kms_key.py, <text:s/>Directory: C:\Program Files\MySQL\MySQL Shell 8.0\share\mysqlsh\oci_sdk\oci-2.4.0-py3.7.egg\oci\core\models\, <text:s/>Size: 1986</text:p>
      <text:p text:style-name="P2">5: File: file_cache.py, <text:s/>Directory: C:\Program Files\MySQL\MySQL Shell 8.0\lib\Python3.7\Lib\site-packages\pip\_vendor\cachecontrol\caches\, <text:s/>Size: 4177</text:p>
      <text:p text:style-name="P2"><text:soft-page-break/>5: File: waf_log.py, <text:s/>Directory: C:\Program Files\MySQL\MySQL Shell 8.0\share\mysqlsh\oci_sdk\oci-2.4.0-py3.7.egg\oci\waas\models\, <text:s/>Size: 27932</text:p>
      <text:p text:style-name="P2">5: File: create_node_pool_details.py, <text:s/>Directory: C:\Program Files\MySQL\MySQL Shell 8.0\share\mysqlsh\oci_sdk\oci-2.4.0-py3.7.egg\oci\container_engine\models\, <text:s/>Size: 13999</text:p>
      <text:p text:style-name="P2">5: File: appdirs.py, <text:s/>Directory: C:\Program Files\MySQL\MySQL Shell 8.0\lib\Python3.7\Lib\site-packages\pip\_internal\utils\, <text:s/>Size: 9435</text:p>
      <text:p text:style-name="P2">5: File: testcallable.py, <text:s/>Directory: C:\Program Files\MySQL\MySQL Shell 8.0\lib\Python3.7\Lib\unittest\test\testmock\, <text:s/>Size: 4283</text:p>
      <text:p text:style-name="P2">5: File: certificate.py, <text:s/>Directory: C:\Program Files\MySQL\MySQL Shell 8.0\share\mysqlsh\oci_sdk\oci-2.4.0-py3.7.egg\oci\load_balancer\models\, <text:s/>Size: 6627</text:p>
      <text:p text:style-name="P2">5: File: create_alert_rule_details.py, <text:s/>Directory: C:\Program Files\MySQL\MySQL Shell 8.0\share\mysqlsh\oci_sdk\oci-2.4.0-py3.7.egg\oci\budget\models\, <text:s/>Size: 12565</text:p>
      <text:p text:style-name="P2">5: File: create_network_security_group_details.py, <text:s/>Directory: C:\Program Files\MySQL\MySQL Shell 8.0\share\mysqlsh\oci_sdk\oci-2.4.0-py3.7.egg\oci\core\models\, <text:s/>Size: 7614</text:p>
      <text:p text:style-name="P2">5: File: update_user_details.py, <text:s/>Directory: C:\Program Files\MySQL\MySQL Shell 8.0\share\mysqlsh\oci_sdk\oci-2.4.0-py3.7.egg\oci\identity\models\, <text:s/>Size: 5694</text:p>
      <text:p text:style-name="P2">5: File: test_buffered_proto.py, <text:s/>Directory: C:\Program Files\MySQL\MySQL Shell 8.0\lib\Python3.7\Lib\test\test_asyncio\, <text:s/>Size: 2289</text:p>
      <text:p text:style-name="P2">5: File: preauthenticated_request_summary.py, <text:s/>Directory: C:\Program Files\MySQL\MySQL Shell 8.0\share\mysqlsh\oci_sdk\oci-2.4.0-py3.7.egg\oci\object_storage\models\, <text:s/>Size: 8882</text:p>
      <text:p text:style-name="P2">5: File: create_group_cursor_details.py, <text:s/>Directory: C:\Program Files\MySQL\MySQL Shell 8.0\share\mysqlsh\oci_sdk\oci-2.4.0-py3.7.egg\oci\streaming\models\, <text:s/>Size: 7886</text:p>
      <text:p text:style-name="P2">5: File: binary.file, <text:s/>Directory: C:\Program Files\MySQL\MySQL Shell 8.0\lib\Python3.7\Lib\test\test_importlib\data01\, <text:s/>Size: 4</text:p>
      <text:p text:style-name="P2">5: File: change_cluster_network_compartment_details.py, <text:s/>Directory: C:\Program Files\MySQL\MySQL Shell 8.0\share\mysqlsh\oci_sdk\oci-2.4.0-py3.7.egg\oci\core\models\, <text:s/>Size: 2346</text:p>
      <text:p text:style-name="P2">5: File: availability_domain.py, <text:s/>Directory: C:\Program Files\MySQL\MySQL Shell 8.0\share\mysqlsh\oci_sdk\oci-2.4.0-py3.7.egg\oci\identity\models\, <text:s/>Size: 3584</text:p>
      <text:p text:style-name="P2">5: File: dependency_links.txt, <text:s/>Directory: C:\Program Files\MySQL\MySQL Shell 8.0\share\mysqlsh\oci_sdk\six-1.12.0-py3.7.egg\EGG-INFO\, <text:s/>Size: 1</text:p>
      <text:p text:style-name="P2">5: File: __init__.py, <text:s/>Directory: C:\Program Files\MySQL\MySQL Shell 8.0\share\mysqlsh\oci_sdk\cryptography-2.7-py3.7-win-amd64.egg\cryptography\hazmat\primitives\asymmetric\, <text:s/>Size: 1020</text:p>
      <text:p text:style-name="P2">5: File: work_request_error.py, <text:s/>Directory: C:\Program Files\MySQL\MySQL Shell 8.0\share\mysqlsh\oci_sdk\oci-2.4.0-py3.7.egg\oci\load_balancer\models\, <text:s/>Size: 3480</text:p>
      <text:p text:style-name="P2">5: File: ipv6.py, <text:s/>Directory: C:\Program Files\MySQL\MySQL Shell 8.0\share\mysqlsh\oci_sdk\oci-2.4.0-py3.7.egg\oci\core\models\, <text:s/>Size: 17980</text:p>
      <text:p text:style-name="P2">5: File: ocsp.py, <text:s/>Directory: C:\Program Files\MySQL\MySQL Shell 8.0\share\mysqlsh\oci_sdk\cryptography-2.7-py3.7-win-amd64.egg\cryptography\x509\, <text:s/>Size: 12960</text:p>
      <text:p text:style-name="P2">5: File: __init__.py, <text:s/>Directory: C:\Program Files\MySQL\MySQL Shell 8.0\share\mysqlsh\oci_sdk\PyNaCl-1.3.0-py3.7-win-amd64.egg\nacl\, <text:s/>Size: 1170</text:p>
      <text:p text:style-name="P2">5: File: export_set_summary.py, <text:s/>Directory: C:\Program Files\MySQL\MySQL Shell 8.0\share\mysqlsh\oci_sdk\oci-2.4.0-py3.7.egg\oci\file_storage\models\, <text:s/>Size: 9286</text:p>
      <text:p text:style-name="P2">5: File: mfa_totp_device.py, <text:s/>Directory: C:\Program Files\MySQL\MySQL Shell 8.0\share\mysqlsh\oci_sdk\oci-2.4.0-py3.7.egg\oci\identity\models\, <text:s/>Size: 10896</text:p>
      <text:p text:style-name="P2">5: File: version.py, <text:s/>Directory: C:\Program Files\MySQL\MySQL Shell 8.0\lib\Python3.7\Lib\site-packages\setuptools\_vendor\packaging\, <text:s/>Size: 11556</text:p>
      <text:p text:style-name="P2">5: File: database_connection_strings.py, <text:s/>Directory: C:\Program Files\MySQL\MySQL Shell 8.0\share\mysqlsh\oci_sdk\oci-2.4.0-py3.7.egg\oci\database\models\, <text:s/>Size: 4050</text:p>
      <text:p text:style-name="P2"><text:soft-page-break/>5: File: volume_backup_policy.py, <text:s/>Directory: C:\Program Files\MySQL\MySQL Shell 8.0\share\mysqlsh\oci_sdk\oci-2.4.0-py3.7.egg\oci\core\models\, <text:s/>Size: 5068</text:p>
      <text:p text:style-name="P2">5: File: pycrypto.py, <text:s/>Directory: C:\Program Files\MySQL\MySQL Shell 8.0\share\mysqlsh\oci_sdk\oci-2.4.0-py3.7.egg\oci\_vendor\jwt\contrib\algorithms\, <text:s/>Size: 1273</text:p>
      <text:p text:style-name="P2">5: File: __init__.py, <text:s/>Directory: C:\Program Files\MySQL\MySQL Shell 8.0\share\mysqlsh\oci_sdk\oci-2.4.0-py3.7.egg\oci\audit\, <text:s/>Size: 345</text:p>
      <text:p text:style-name="P2">5: File: steering_policy_priority_rule.py, <text:s/>Directory: C:\Program Files\MySQL\MySQL Shell 8.0\share\mysqlsh\oci_sdk\oci-2.4.0-py3.7.egg\oci\dns\models\, <text:s/>Size: 6177</text:p>
      <text:p text:style-name="P2">5: File: patch_rr_set_details.py, <text:s/>Directory: C:\Program Files\MySQL\MySQL Shell 8.0\share\mysqlsh\oci_sdk\oci-2.4.0-py3.7.egg\oci\dns\models\, <text:s/>Size: 1691</text:p>
      <text:p text:style-name="P2">5: File: initialise.py, <text:s/>Directory: C:\Program Files\MySQL\MySQL Shell 8.0\lib\Python3.7\Lib\site-packages\pip\_vendor\colorama\, <text:s/>Size: 1915</text:p>
      <text:p text:style-name="P2">5: File: __init__.py, <text:s/>Directory: C:\Program Files\MySQL\MySQL Shell 8.0\lib\Python3.7\Lib\site-packages\pip\_vendor\colorama\, <text:s/>Size: 239</text:p>
      <text:p text:style-name="P2">5: File: update_application_details.py, <text:s/>Directory: C:\Program Files\MySQL\MySQL Shell 8.0\share\mysqlsh\oci_sdk\oci-2.4.0-py3.7.egg\oci\functions\models\, <text:s/>Size: 5928</text:p>
      <text:p text:style-name="P2">5: File: rr_set.py, <text:s/>Directory: C:\Program Files\MySQL\MySQL Shell 8.0\share\mysqlsh\oci_sdk\oci-2.4.0-py3.7.egg\oci\dns\models\, <text:s/>Size: 1778</text:p>
      <text:p text:style-name="P2">5: File: sender_summary.py, <text:s/>Directory: C:\Program Files\MySQL\MySQL Shell 8.0\share\mysqlsh\oci_sdk\oci-2.4.0-py3.7.egg\oci\email\models\, <text:s/>Size: 9615</text:p>
      <text:p text:style-name="P2">5: File: tag.py, <text:s/>Directory: C:\Program Files\MySQL\MySQL Shell 8.0\share\mysqlsh\oci_sdk\oci-2.4.0-py3.7.egg\oci\identity\models\, <text:s/>Size: 14596</text:p>
      <text:p text:style-name="P2">5: File: euc_jisx0213-utf8.txt, <text:s/>Directory: C:\Program Files\MySQL\MySQL Shell 8.0\lib\Python3.7\Lib\test\cjkencodings\, <text:s/>Size: 1144</text:p>
      <text:p text:style-name="P2">5: File: build.py, <text:s/>Directory: C:\Program Files\MySQL\MySQL Shell 8.0\lib\Python3.7\Lib\site-packages\pip\_vendor\pep517\, <text:s/>Size: 2699</text:p>
      <text:p text:style-name="P2">5: File: top_level.txt, <text:s/>Directory: C:\Program Files\MySQL\MySQL Shell 8.0\share\mysqlsh\oci_sdk\oci-2.4.0-py3.7.egg\EGG-INFO\, <text:s/>Size: 4</text:p>
      <text:p text:style-name="P2">5: File: serialize.py, <text:s/>Directory: C:\Program Files\MySQL\MySQL Shell 8.0\lib\Python3.7\Lib\site-packages\pip\_vendor\cachecontrol\, <text:s/>Size: 6954</text:p>
      <text:p text:style-name="P2">5: File: __init__.py, <text:s/>Directory: C:\Program Files\MySQL\MySQL Shell 8.0\share\mysqlsh\oci_sdk\oci-2.4.0-py3.7.egg\oci\object_storage\transfer\, <text:s/>Size: 115</text:p>
      <text:p text:style-name="P2">5: File: instance_configuration_instance_source_via_boot_volume_details.py, <text:s/>Directory: C:\Program Files\MySQL\MySQL Shell 8.0\share\mysqlsh\oci_sdk\oci-2.4.0-py3.7.egg\oci\core\models\, <text:s/>Size: 2893</text:p>
      <text:p text:style-name="P2">5: File: top_level.txt, <text:s/>Directory: C:\Program Files\MySQL\MySQL Shell 8.0\share\mysqlsh\oci_sdk\certifi-2019.9.11-py3.7.egg\EGG-INFO\, <text:s/>Size: 8</text:p>
      <text:p text:style-name="P2">5: File: queue.py, <text:s/>Directory: C:\Program Files\MySQL\MySQL Shell 8.0\share\mysqlsh\oci_sdk\oci-2.4.0-py3.7.egg\oci\_vendor\urllib3\util\, <text:s/>Size: 661</text:p>
      <text:p text:style-name="P2">5: File: pkgconfig.py, <text:s/>Directory: C:\Program Files\MySQL\MySQL Shell 8.0\share\mysqlsh\oci_sdk\cffi-1.12.3-py3.7-win-amd64.egg\cffi\, <text:s/>Size: 4374</text:p>
      <text:p text:style-name="P2">5: File: boot_volume.py, <text:s/>Directory: C:\Program Files\MySQL\MySQL Shell 8.0\share\mysqlsh\oci_sdk\oci-2.4.0-py3.7.egg\oci\core\models\, <text:s/>Size: 19673</text:p>
      <text:p text:style-name="P2">5: File: packages.py, <text:s/>Directory: C:\Program Files\MySQL\MySQL Shell 8.0\lib\Python3.7\Lib\site-packages\pip\_vendor\requests\, <text:s/>Size: 695</text:p>
      <text:p text:style-name="P2">5: File: base.py, <text:s/>Directory: C:\Program Files\MySQL\MySQL Shell 8.0\lib\Python3.7\Lib\site-packages\pip\_vendor\html5lib\filters\, <text:s/>Size: 286</text:p>
      <text:p text:style-name="P2">5: File: sax.py, <text:s/>Directory: C:\Program Files\MySQL\MySQL Shell 8.0\lib\Python3.7\Lib\site-packages\pip\_vendor\html5lib\treeadapters\, <text:s/>Size: 1776</text:p>
      <text:p text:style-name="P2">5: File: completion.py, <text:s/>Directory: C:\Program Files\MySQL\MySQL Shell 8.0\lib\Python3.7\Lib\site-packages\pip\_internal\commands\, <text:s/>Size: 2929</text:p>
      <text:p text:style-name="P2"><text:soft-page-break/>5: File: cluster.py, <text:s/>Directory: C:\Program Files\MySQL\MySQL Shell 8.0\share\mysqlsh\oci_sdk\oci-2.4.0-py3.7.egg\oci\container_engine\models\, <text:s/>Size: 13064</text:p>
      <text:p text:style-name="P2">5: File: chardistribution.py, <text:s/>Directory: C:\Program Files\MySQL\MySQL Shell 8.0\share\mysqlsh\oci_sdk\oci-2.4.0-py3.7.egg\oci\_vendor\chardet\, <text:s/>Size: 8447</text:p>
      <text:p text:style-name="P2">5: File: database_summary.py, <text:s/>Directory: C:\Program Files\MySQL\MySQL Shell 8.0\share\mysqlsh\oci_sdk\oci-2.4.0-py3.7.egg\oci\database\models\, <text:s/>Size: 20354</text:p>
      <text:p text:style-name="P2">5: File: fix_last.py, <text:s/>Directory: C:\Program Files\MySQL\MySQL Shell 8.0\lib\Python3.7\Lib\lib2to3\tests\data\fixers\myfixes\, <text:s/>Size: 125</text:p>
      <text:p text:style-name="P2">5: File: secret.py, <text:s/>Directory: C:\Program Files\MySQL\MySQL Shell 8.0\share\mysqlsh\oci_sdk\PyNaCl-1.3.0-py3.7-win-amd64.egg\nacl\, <text:s/>Size: 5430</text:p>
      <text:p text:style-name="P2">5: File: pyparsing.py, <text:s/>Directory: C:\Program Files\MySQL\MySQL Shell 8.0\lib\Python3.7\Lib\site-packages\setuptools\_vendor\, <text:s/>Size: 232055</text:p>
      <text:p text:style-name="P2">5: File: vault_summary.py, <text:s/>Directory: C:\Program Files\MySQL\MySQL Shell 8.0\share\mysqlsh\oci_sdk\oci-2.4.0-py3.7.egg\oci\key_management\models\, <text:s/>Size: 14628</text:p>
      <text:p text:style-name="P2">5: File: update_rr_set_details.py, <text:s/>Directory: C:\Program Files\MySQL\MySQL Shell 8.0\share\mysqlsh\oci_sdk\oci-2.4.0-py3.7.egg\oci\dns\models\, <text:s/>Size: 1691</text:p>
      <text:p text:style-name="P2">5: File: spinner.py, <text:s/>Directory: C:\Program Files\MySQL\MySQL Shell 8.0\lib\Python3.7\Lib\site-packages\pip\_vendor\progress\, <text:s/>Size: 1439</text:p>
      <text:p text:style-name="P2">5: File: configparser.py, <text:s/>Directory: C:\Program Files\MySQL\MySQL Shell 8.0\share\mysqlsh\oci_sdk\configparser-3.8.1-py3.7.egg\, <text:s/>Size: 1560</text:p>
      <text:p text:style-name="P2">5: File: update_authentication_policy_details.py, <text:s/>Directory: C:\Program Files\MySQL\MySQL Shell 8.0\share\mysqlsh\oci_sdk\oci-2.4.0-py3.7.egg\oci\identity\models\, <text:s/>Size: 2103</text:p>
      <text:p text:style-name="P2">5: File: update_saml2_identity_provider_details.py, <text:s/>Directory: C:\Program Files\MySQL\MySQL Shell 8.0\share\mysqlsh\oci_sdk\oci-2.4.0-py3.7.egg\oci\identity\models\, <text:s/>Size: 5902</text:p>
      <text:p text:style-name="P2">5: File: dqToIntegral.decTest, <text:s/>Directory: C:\Program Files\MySQL\MySQL Shell 8.0\lib\Python3.7\Lib\test\decimaltestdata\, <text:s/>Size: 12224</text:p>
      <text:p text:style-name="P2">5: File: create_security_list_details.py, <text:s/>Directory: C:\Program Files\MySQL\MySQL Shell 8.0\share\mysqlsh\oci_sdk\oci-2.4.0-py3.7.egg\oci\core\models\, <text:s/>Size: 9337</text:p>
      <text:p text:style-name="P2">5: File: langturkishmodel.py, <text:s/>Directory: C:\Program Files\MySQL\MySQL Shell 8.0\share\mysqlsh\oci_sdk\oci-2.4.0-py3.7.egg\oci\_vendor\chardet\, <text:s/>Size: 10069</text:p>
      <text:p text:style-name="P2">5: File: update_budget_details.py, <text:s/>Directory: C:\Program Files\MySQL\MySQL Shell 8.0\share\mysqlsh\oci_sdk\oci-2.4.0-py3.7.egg\oci\budget\models\, <text:s/>Size: 8025</text:p>
      <text:p text:style-name="P2">5: File: load_balancer_client_composite_operations.py, <text:s/>Directory: C:\Program Files\MySQL\MySQL Shell 8.0\share\mysqlsh\oci_sdk\oci-2.4.0-py3.7.egg\oci\load_balancer\, <text:s/>Size: 65066</text:p>
      <text:p text:style-name="P2">5: File: backend_set_details.py, <text:s/>Directory: C:\Program Files\MySQL\MySQL Shell 8.0\share\mysqlsh\oci_sdk\oci-2.4.0-py3.7.egg\oci\load_balancer\models\, <text:s/>Size: 8020</text:p>
      <text:p text:style-name="P2">5: File: tokenize_tests-utf8-coding-cookie-and-utf8-bom-sig.txt, <text:s/>Directory: C:\Program Files\MySQL\MySQL Shell 8.0\lib\Python3.7\Lib\test\, <text:s/>Size: 326</text:p>
      <text:p text:style-name="P2">5: File: origin_group_origins.py, <text:s/>Directory: C:\Program Files\MySQL\MySQL Shell 8.0\share\mysqlsh\oci_sdk\oci-2.4.0-py3.7.egg\oci\waas\models\, <text:s/>Size: 2722</text:p>
      <text:p text:style-name="P2">5: File: update_vnic_details.py, <text:s/>Directory: C:\Program Files\MySQL\MySQL Shell 8.0\share\mysqlsh\oci_sdk\oci-2.4.0-py3.7.egg\oci\core\models\, <text:s/>Size: 10403</text:p>
      <text:p text:style-name="P2">5: File: __init__.py, <text:s/>Directory: C:\Program Files\MySQL\MySQL Shell 8.0\share\mysqlsh\oci_sdk\oci-2.4.0-py3.7.egg\oci\database\models\, <text:s/>Size: 12761</text:p>
      <text:p text:style-name="P2">5: File: autonomous_exadata_infrastructure_shape_summary.py, <text:s/>Directory: C:\Program Files\MySQL\MySQL Shell 8.0\share\mysqlsh\oci_sdk\oci-2.4.0-py3.7.egg\oci\database\models\, <text:s/>Size: 8484</text:p>
      <text:p text:style-name="P2">5: File: oce_instance_client.py, <text:s/>Directory: C:\Program Files\MySQL\MySQL Shell 8.0\share\mysqlsh\oci_sdk\oci-2.4.0-py3.7.egg\oci\oce\, <text:s/>Size: 43048</text:p>
      <text:p text:style-name="P2"><text:soft-page-break/>5: File: bulk_delete_virtual_circuit_public_prefixes_details.py, <text:s/>Directory: C:\Program Files\MySQL\MySQL Shell 8.0\share\mysqlsh\oci_sdk\oci-2.4.0-py3.7.egg\oci\core\models\, <text:s/>Size: 2381</text:p>
      <text:p text:style-name="P2">5: File: connectionpool.py, <text:s/>Directory: C:\Program Files\MySQL\MySQL Shell 8.0\lib\Python3.7\Lib\site-packages\pip\_vendor\urllib3\, <text:s/>Size: 35097</text:p>
      <text:p text:style-name="P2">5: File: change_load_balancer_compartment_details.py, <text:s/>Directory: C:\Program Files\MySQL\MySQL Shell 8.0\share\mysqlsh\oci_sdk\oci-2.4.0-py3.7.egg\oci\load_balancer\models\, <text:s/>Size: 2442</text:p>
      <text:p text:style-name="P2">5: File: uts46data.py, <text:s/>Directory: C:\Program Files\MySQL\MySQL Shell 8.0\lib\Python3.7\Lib\site-packages\pip\_vendor\idna\, <text:s/>Size: 198292</text:p>
      <text:p text:style-name="P2">5: File: cluster_options.py, <text:s/>Directory: C:\Program Files\MySQL\MySQL Shell 8.0\share\mysqlsh\oci_sdk\oci-2.4.0-py3.7.egg\oci\container_engine\models\, <text:s/>Size: 1985</text:p>
      <text:p text:style-name="P2">5: File: create_certificate_details.py, <text:s/>Directory: C:\Program Files\MySQL\MySQL Shell 8.0\share\mysqlsh\oci_sdk\oci-2.4.0-py3.7.egg\oci\waas\models\, <text:s/>Size: 10858</text:p>
      <text:p text:style-name="P2">5: File: crypto_generichash.py, <text:s/>Directory: C:\Program Files\MySQL\MySQL Shell 8.0\share\mysqlsh\oci_sdk\PyNaCl-1.3.0-py3.7-win-amd64.egg\nacl\bindings\, <text:s/>Size: 8010</text:p>
      <text:p text:style-name="P2">5: File: apply_job_plan_resolution.py, <text:s/>Directory: C:\Program Files\MySQL\MySQL Shell 8.0\share\mysqlsh\oci_sdk\oci-2.4.0-py3.7.egg\oci\resource_manager\models\, <text:s/>Size: 4720</text:p>
      <text:p text:style-name="P2">5: File: volume_group_backup.py, <text:s/>Directory: C:\Program Files\MySQL\MySQL Shell 8.0\share\mysqlsh\oci_sdk\oci-2.4.0-py3.7.egg\oci\core\models\, <text:s/>Size: 20924</text:p>
      <text:p text:style-name="P2">5: File: object_name_filter.py, <text:s/>Directory: C:\Program Files\MySQL\MySQL Shell 8.0\share\mysqlsh\oci_sdk\oci-2.4.0-py3.7.egg\oci\object_storage\models\, <text:s/>Size: 10139</text:p>
      <text:p text:style-name="P2">5: File: create_rule_set_details.py, <text:s/>Directory: C:\Program Files\MySQL\MySQL Shell 8.0\share\mysqlsh\oci_sdk\oci-2.4.0-py3.7.egg\oci\load_balancer\models\, <text:s/>Size: 2823</text:p>
      <text:p text:style-name="P2">5: File: cacert.pem, <text:s/>Directory: C:\Program Files\MySQL\MySQL Shell 8.0\share\mysqlsh\oci_sdk\certifi-2019.9.11-py3.7.egg\certifi\, <text:s/>Size: 278533</text:p>
      <text:p text:style-name="P2">5: File: work_request.py, <text:s/>Directory: C:\Program Files\MySQL\MySQL Shell 8.0\share\mysqlsh\oci_sdk\oci-2.4.0-py3.7.egg\oci\load_balancer\models\, <text:s/>Size: 10803</text:p>
      <text:p text:style-name="P2">5: File: __init__.py, <text:s/>Directory: C:\Program Files\MySQL\MySQL Shell 8.0\lib\Python3.7\Lib\site-packages\pip\_vendor\urllib3\, <text:s/>Size: 2722</text:p>
      <text:p text:style-name="P2">5: File: update_zone_records_details.py, <text:s/>Directory: C:\Program Files\MySQL\MySQL Shell 8.0\share\mysqlsh\oci_sdk\oci-2.4.0-py3.7.egg\oci\dns\models\, <text:s/>Size: 1739</text:p>
      <text:p text:style-name="P2">5: File: work_request_error.py, <text:s/>Directory: C:\Program Files\MySQL\MySQL Shell 8.0\share\mysqlsh\oci_sdk\oci-2.4.0-py3.7.egg\oci\identity\models\, <text:s/>Size: 3488</text:p>
      <text:p text:style-name="P2">5: File: instance_configuration.py, <text:s/>Directory: C:\Program Files\MySQL\MySQL Shell 8.0\share\mysqlsh\oci_sdk\oci-2.4.0-py3.7.egg\oci\core\models\, <text:s/>Size: 10782</text:p>
      <text:p text:style-name="P2">5: File: change_application_compartment_details.py, <text:s/>Directory: C:\Program Files\MySQL\MySQL Shell 8.0\share\mysqlsh\oci_sdk\oci-2.4.0-py3.7.egg\oci\functions\models\, <text:s/>Size: 2307</text:p>
      <text:p text:style-name="P2">5: File: __init__.py, <text:s/>Directory: C:\Program Files\MySQL\MySQL Shell 8.0\lib\Python3.7\Lib\test\test_importlib\source\, <text:s/>Size: 142</text:p>
      <text:p text:style-name="P2">5: File: recompiler.py, <text:s/>Directory: C:\Program Files\MySQL\MySQL Shell 8.0\share\mysqlsh\oci_sdk\cffi-1.12.3-py3.7-win-amd64.egg\cffi\, <text:s/>Size: 62711</text:p>
      <text:p text:style-name="P2">5: File: cluster_endpoints.py, <text:s/>Directory: C:\Program Files\MySQL\MySQL Shell 8.0\share\mysqlsh\oci_sdk\oci-2.4.0-py3.7.egg\oci\container_engine\models\, <text:s/>Size: 1824</text:p>
      <text:p text:style-name="P2">5: File: update_rule_details.py, <text:s/>Directory: C:\Program Files\MySQL\MySQL Shell 8.0\share\mysqlsh\oci_sdk\oci-2.4.0-py3.7.egg\oci\events\models\, <text:s/>Size: 12360</text:p>
      <text:p text:style-name="P2">5: File: update_waas_policy_details.py, <text:s/>Directory: C:\Program Files\MySQL\MySQL Shell 8.0\share\mysqlsh\oci_sdk\oci-2.4.0-py3.7.egg\oci\waas\models\, <text:s/>Size: 10096</text:p>
      <text:p text:style-name="P2">5: File: __init__.py, <text:s/>Directory: C:\Program Files\MySQL\MySQL Shell 8.0\share\mysqlsh\oci_sdk\oci-2.4.0-py3.7.egg\oci\streaming\, <text:s/>Size: 554</text:p>
      <text:p text:style-name="P2">5: File: euckrfreq.py, <text:s/>Directory: C:\Program Files\MySQL\MySQL Shell 8.0\share\mysqlsh\oci_sdk\oci-2.4.0-py3.7.egg\oci\_vendor\chardet\, <text:s/>Size: 12582</text:p>
      <text:p text:style-name="P2"><text:soft-page-break/>5: File: update_hostname_details.py, <text:s/>Directory: C:\Program Files\MySQL\MySQL Shell 8.0\share\mysqlsh\oci_sdk\oci-2.4.0-py3.7.egg\oci\load_balancer\models\, <text:s/>Size: 2455</text:p>
      <text:p text:style-name="P2">5: File: __about__.py, <text:s/>Directory: C:\Program Files\MySQL\MySQL Shell 8.0\share\mysqlsh\oci_sdk\bcrypt-3.1.7-py3.7-win-amd64.egg\bcrypt\, <text:s/>Size: 1296</text:p>
      <text:p text:style-name="P2">5: File: instance_pool_load_balancer_attachment.py, <text:s/>Directory: C:\Program Files\MySQL\MySQL Shell 8.0\share\mysqlsh\oci_sdk\oci-2.4.0-py3.7.egg\oci\core\models\, <text:s/>Size: 10006</text:p>
      <text:p text:style-name="P2">5: File: work_request_error.py, <text:s/>Directory: C:\Program Files\MySQL\MySQL Shell 8.0\share\mysqlsh\oci_sdk\oci-2.4.0-py3.7.egg\oci\resource_manager\models\, <text:s/>Size: 3422</text:p>
      <text:p text:style-name="P2">5: File: cross_connect_location.py, <text:s/>Directory: C:\Program Files\MySQL\MySQL Shell 8.0\share\mysqlsh\oci_sdk\oci-2.4.0-py3.7.egg\oci\core\models\, <text:s/>Size: 2681</text:p>
      <text:p text:style-name="P2">5: File: update_network_security_group_details.py, <text:s/>Directory: C:\Program Files\MySQL\MySQL Shell 8.0\share\mysqlsh\oci_sdk\oci-2.4.0-py3.7.egg\oci\core\models\, <text:s/>Size: 5236</text:p>
      <text:p text:style-name="P2">5: File: error.py, <text:s/>Directory: C:\Program Files\MySQL\MySQL Shell 8.0\share\mysqlsh\oci_sdk\cffi-1.12.3-py3.7-win-amd64.egg\cffi\, <text:s/>Size: 877</text:p>
      <text:p text:style-name="P2">5: File: origin_group.py, <text:s/>Directory: C:\Program Files\MySQL\MySQL Shell 8.0\share\mysqlsh\oci_sdk\oci-2.4.0-py3.7.egg\oci\waas\models\, <text:s/>Size: 1863</text:p>
      <text:p text:style-name="P2">5: File: alphabeticalattributes.py, <text:s/>Directory: C:\Program Files\MySQL\MySQL Shell 8.0\lib\Python3.7\Lib\site-packages\pip\_vendor\html5lib\filters\, <text:s/>Size: 919</text:p>
      <text:p text:style-name="P2">5: File: update_path_route_set_details.py, <text:s/>Directory: C:\Program Files\MySQL\MySQL Shell 8.0\share\mysqlsh\oci_sdk\oci-2.4.0-py3.7.egg\oci\load_balancer\models\, <text:s/>Size: 1980</text:p>
      <text:p text:style-name="P2">5: File: __init__.py, <text:s/>Directory: C:\Program Files\MySQL\MySQL Shell 8.0\share\mysqlsh\oci_sdk\oci-2.4.0-py3.7.egg\oci\pagination\, <text:s/>Size: 401</text:p>
      <text:p text:style-name="P2">5: File: py31compat.py, <text:s/>Directory: C:\Program Files\MySQL\MySQL Shell 8.0\lib\Python3.7\Lib\site-packages\setuptools\, <text:s/>Size: 820</text:p>
      <text:p text:style-name="P2">5: File: retry_sleep_utils.py, <text:s/>Directory: C:\Program Files\MySQL\MySQL Shell 8.0\share\mysqlsh\oci_sdk\oci-2.4.0-py3.7.egg\oci\retry\, <text:s/>Size: 767</text:p>
      <text:p text:style-name="P2">5: File: steering_policy_weighted_rule.py, <text:s/>Directory: C:\Program Files\MySQL\MySQL Shell 8.0\share\mysqlsh\oci_sdk\oci-2.4.0-py3.7.egg\oci\dns\models\, <text:s/>Size: 6177</text:p>
      <text:p text:style-name="P2">5: File: create_cross_connect_details.py, <text:s/>Directory: C:\Program Files\MySQL\MySQL Shell 8.0\share\mysqlsh\oci_sdk\oci-2.4.0-py3.7.egg\oci\core\models\, <text:s/>Size: 15174</text:p>
      <text:p text:style-name="P2">5: File: create_ping_monitor_details.py, <text:s/>Directory: C:\Program Files\MySQL\MySQL Shell 8.0\share\mysqlsh\oci_sdk\oci-2.4.0-py3.7.egg\oci\healthchecks\models\, <text:s/>Size: 13734</text:p>
      <text:p text:style-name="P2">5: File: autonomous_database_summary.py, <text:s/>Directory: C:\Program Files\MySQL\MySQL Shell 8.0\share\mysqlsh\oci_sdk\oci-2.4.0-py3.7.egg\oci\database\models\, <text:s/>Size: 41183</text:p>
      <text:p text:style-name="P2">5: File: image_source_via_object_storage_uri_details.py, <text:s/>Directory: C:\Program Files\MySQL\MySQL Shell 8.0\share\mysqlsh\oci_sdk\oci-2.4.0-py3.7.egg\oci\core\models\, <text:s/>Size: 3614</text:p>
      <text:p text:style-name="P2">5: File: __init__.py, <text:s/>Directory: C:\Program Files\MySQL\MySQL Shell 8.0\lib\Python3.7\Lib\site-packages\pip\_vendor\html5lib\, <text:s/>Size: 1162</text:p>
      <text:p text:style-name="P2">5: File: __init__.py, <text:s/>Directory: C:\Program Files\MySQL\MySQL Shell 8.0\lib\Python3.7\Lib\site-packages\pip\_vendor\html5lib\treeadapters\, <text:s/>Size: 679</text:p>
      <text:p text:style-name="P2">5: File: autonomous_container_database_backup_config.py, <text:s/>Directory: C:\Program Files\MySQL\MySQL Shell 8.0\share\mysqlsh\oci_sdk\oci-2.4.0-py3.7.egg\oci\database\models\, <text:s/>Size: 2877</text:p>
      <text:p text:style-name="P2">5: File: update_autonomous_database_details.py, <text:s/>Directory: C:\Program Files\MySQL\MySQL Shell 8.0\share\mysqlsh\oci_sdk\oci-2.4.0-py3.7.egg\oci\database\models\, <text:s/>Size: 17908</text:p>
      <text:p text:style-name="P2">5: File: pyproject.py, <text:s/>Directory: C:\Program Files\MySQL\MySQL Shell 8.0\lib\Python3.7\Lib\site-packages\pip\_internal\, <text:s/>Size: 6478</text:p>
      <text:p text:style-name="P2">5: File: langhebrewmodel.py, <text:s/>Directory: C:\Program Files\MySQL\MySQL Shell 8.0\share\mysqlsh\oci_sdk\oci-2.4.0-py3.7.egg\oci\_vendor\chardet\, <text:s/>Size: 10311</text:p>
      <text:p text:style-name="P2"><text:soft-page-break/>5: File: gb2312freq.py, <text:s/>Directory: C:\Program Files\MySQL\MySQL Shell 8.0\lib\Python3.7\Lib\site-packages\pip\_vendor\chardet\, <text:s/>Size: 20715</text:p>
      <text:p text:style-name="P2">5: File: connection.py, <text:s/>Directory: C:\Program Files\MySQL\MySQL Shell 8.0\share\mysqlsh\oci_sdk\oci-2.4.0-py3.7.egg\oci\healthchecks\models\, <text:s/>Size: 2325</text:p>
      <text:p text:style-name="P2">5: File: create_data_guard_association_details.py, <text:s/>Directory: C:\Program Files\MySQL\MySQL Shell 8.0\share\mysqlsh\oci_sdk\oci-2.4.0-py3.7.egg\oci\database\models\, <text:s/>Size: 11714</text:p>
      <text:p text:style-name="P2">5: File: aggregated_datapoint.py, <text:s/>Directory: C:\Program Files\MySQL\MySQL Shell 8.0\share\mysqlsh\oci_sdk\oci-2.4.0-py3.7.egg\oci\monitoring\models\, <text:s/>Size: 2881</text:p>
      <text:p text:style-name="P2">5: File: status_codes.py, <text:s/>Directory: C:\Program Files\MySQL\MySQL Shell 8.0\share\mysqlsh\oci_sdk\oci-2.4.0-py3.7.egg\oci\_vendor\requests\, <text:s/>Size: 4271</text:p>
      <text:p text:style-name="P2">5: File: __init__.py, <text:s/>Directory: C:\Program Files\MySQL\MySQL Shell 8.0\share\mysqlsh\oci_sdk\oci-2.4.0-py3.7.egg\oci\oce\, <text:s/>Size: 383</text:p>
      <text:p text:style-name="P2">5: File: pep425tags.py, <text:s/>Directory: C:\Program Files\MySQL\MySQL Shell 8.0\lib\Python3.7\Lib\site-packages\pip\_internal\, <text:s/>Size: 13142</text:p>
      <text:p text:style-name="P2">5: File: ip_sec_connection_tunnel_shared_secret.py, <text:s/>Directory: C:\Program Files\MySQL\MySQL Shell 8.0\share\mysqlsh\oci_sdk\oci-2.4.0-py3.7.egg\oci\core\models\, <text:s/>Size: 2165</text:p>
      <text:p text:style-name="P2">5: File: authentication_policy.py, <text:s/>Directory: C:\Program Files\MySQL\MySQL Shell 8.0\share\mysqlsh\oci_sdk\oci-2.4.0-py3.7.egg\oci\identity\models\, <text:s/>Size: 2856</text:p>
      <text:p text:style-name="P2">5: File: action_details.py, <text:s/>Directory: C:\Program Files\MySQL\MySQL Shell 8.0\share\mysqlsh\oci_sdk\oci-2.4.0-py3.7.egg\oci\events\models\, <text:s/>Size: 6118</text:p>
      <text:p text:style-name="P2">5: File: exceptions.py, <text:s/>Directory: C:\Program Files\MySQL\MySQL Shell 8.0\share\mysqlsh\oci_sdk\cryptography-2.7-py3.7-win-amd64.egg\cryptography\, <text:s/>Size: 1259</text:p>
      <text:p text:style-name="P2">5: File: verifier.py, <text:s/>Directory: C:\Program Files\MySQL\MySQL Shell 8.0\share\mysqlsh\oci_sdk\cffi-1.12.3-py3.7-win-amd64.egg\cffi\, <text:s/>Size: 11207</text:p>
      <text:p text:style-name="P2">5: File: switchover_data_guard_association_details.py, <text:s/>Directory: C:\Program Files\MySQL\MySQL Shell 8.0\share\mysqlsh\oci_sdk\oci-2.4.0-py3.7.egg\oci\database\models\, <text:s/>Size: 2233</text:p>
      <text:p text:style-name="P2">5: File: archiver_error.py, <text:s/>Directory: C:\Program Files\MySQL\MySQL Shell 8.0\share\mysqlsh\oci_sdk\oci-2.4.0-py3.7.egg\oci\streaming\models\, <text:s/>Size: 2506</text:p>
      <text:p text:style-name="P2">5: File: metric.py, <text:s/>Directory: C:\Program Files\MySQL\MySQL Shell 8.0\share\mysqlsh\oci_sdk\oci-2.4.0-py3.7.egg\oci\monitoring\models\, <text:s/>Size: 6733</text:p>
      <text:p text:style-name="P2">5: File: __init__.py, <text:s/>Directory: C:\Program Files\MySQL\MySQL Shell 8.0\share\mysqlsh\oci_sdk\oci-2.4.0-py3.7.egg\oci\dts\models\, <text:s/>Size: 3884</text:p>
      <text:p text:style-name="P2">5: File: test_meta_path.py, <text:s/>Directory: C:\Program Files\MySQL\MySQL Shell 8.0\lib\Python3.7\Lib\test\test_importlib\import_\, <text:s/>Size: 4317</text:p>
      <text:p text:style-name="P2">5: File: update_idp_group_mapping_details.py, <text:s/>Directory: C:\Program Files\MySQL\MySQL Shell 8.0\share\mysqlsh\oci_sdk\oci-2.4.0-py3.7.egg\oci\identity\models\, <text:s/>Size: 2763</text:p>
      <text:p text:style-name="P2">5: File: binding.py, <text:s/>Directory: C:\Program Files\MySQL\MySQL Shell 8.0\share\mysqlsh\oci_sdk\cryptography-2.7-py3.7-win-amd64.egg\cryptography\hazmat\bindings\openssl\, <text:s/>Size: 7120</text:p>
      <text:p text:style-name="P2">5: File: summarize_metrics_data_details.py, <text:s/>Directory: C:\Program Files\MySQL\MySQL Shell 8.0\share\mysqlsh\oci_sdk\oci-2.4.0-py3.7.egg\oci\monitoring\models\, <text:s/>Size: 11179</text:p>
      <text:p text:style-name="P2">5: File: setuptools-40.8.0-py2.py3-none-any.whl, <text:s/>Directory: C:\Program Files\MySQL\MySQL Shell 8.0\lib\Python3.7\Lib\ensurepip\_bundled\, <text:s/>Size: 575457</text:p>
      <text:p text:style-name="P2">5: File: instance_configuration_create_volume_details.py, <text:s/>Directory: C:\Program Files\MySQL\MySQL Shell 8.0\share\mysqlsh\oci_sdk\oci-2.4.0-py3.7.egg\oci\core\models\, <text:s/>Size: 11731</text:p>
      <text:p text:style-name="P2">5: File: update_cross_connect_group_details.py, <text:s/>Directory: C:\Program Files\MySQL\MySQL Shell 8.0\share\mysqlsh\oci_sdk\oci-2.4.0-py3.7.egg\oci\core\models\, <text:s/>Size: 6477</text:p>
      <text:p text:style-name="P2">5: File: vault.py, <text:s/>Directory: C:\Program Files\MySQL\MySQL Shell 8.0\share\mysqlsh\oci_sdk\oci-2.4.0-py3.7.egg\oci\key_management\models\, <text:s/>Size: 15429</text:p>
      <text:p text:style-name="P2"><text:soft-page-break/>5: File: __init__.py, <text:s/>Directory: C:\Program Files\MySQL\MySQL Shell 8.0\lib\Python3.7\Lib\test\test_importlib\data02\one\, <text:s/>Size: 0</text:p>
      <text:p text:style-name="P2">5: File: ansitowin32.py, <text:s/>Directory: C:\Program Files\MySQL\MySQL Shell 8.0\lib\Python3.7\Lib\site-packages\pip\_vendor\colorama\, <text:s/>Size: 10462</text:p>
      <text:p text:style-name="P2">5: File: update_ping_monitor_details.py, <text:s/>Directory: C:\Program Files\MySQL\MySQL Shell 8.0\share\mysqlsh\oci_sdk\oci-2.4.0-py3.7.egg\oci\healthchecks\models\, <text:s/>Size: 12724</text:p>
      <text:p text:style-name="P2">5: File: update_maintenance_run_details.py, <text:s/>Directory: C:\Program Files\MySQL\MySQL Shell 8.0\share\mysqlsh\oci_sdk\oci-2.4.0-py3.7.egg\oci\database\models\, <text:s/>Size: 1931</text:p>
      <text:p text:style-name="P2">5: File: PKG-INFO, <text:s/>Directory: C:\Program Files\MySQL\MySQL Shell 8.0\share\mysqlsh\oci_sdk\PyNaCl-1.3.0-py3.7-win-amd64.egg\EGG-INFO\, <text:s/>Size: 7846</text:p>
      <text:p text:style-name="P2">5: File: fallback.py, <text:s/>Directory: C:\Program Files\MySQL\MySQL Shell 8.0\lib\Python3.7\Lib\site-packages\pip\_vendor\msgpack\, <text:s/>Size: 36411</text:p>
      <text:p text:style-name="P2">5: File: structured_search_details.py, <text:s/>Directory: C:\Program Files\MySQL\MySQL Shell 8.0\share\mysqlsh\oci_sdk\oci-2.4.0-py3.7.egg\oci\resource_search\models\, <text:s/>Size: 2744</text:p>
      <text:p text:style-name="P2">5: File: create_backup_details.py, <text:s/>Directory: C:\Program Files\MySQL\MySQL Shell 8.0\share\mysqlsh\oci_sdk\oci-2.4.0-py3.7.egg\oci\database\models\, <text:s/>Size: 3132</text:p>
      <text:p text:style-name="P2">5: File: instance_configuration_attach_volume_details.py, <text:s/>Directory: C:\Program Files\MySQL\MySQL Shell 8.0\share\mysqlsh\oci_sdk\oci-2.4.0-py3.7.egg\oci\core\models\, <text:s/>Size: 5096</text:p>
      <text:p text:style-name="P2">5: File: update_cluster_network_details.py, <text:s/>Directory: C:\Program Files\MySQL\MySQL Shell 8.0\share\mysqlsh\oci_sdk\oci-2.4.0-py3.7.egg\oci\core\models\, <text:s/>Size: 4996</text:p>
      <text:p text:style-name="P2">5: File: ddDivideInt.decTest, <text:s/>Directory: C:\Program Files\MySQL\MySQL Shell 8.0\lib\Python3.7\Lib\test\decimaltestdata\, <text:s/>Size: 19584</text:p>
      <text:p text:style-name="P2">5: File: testmagicmethods.py, <text:s/>Directory: C:\Program Files\MySQL\MySQL Shell 8.0\lib\Python3.7\Lib\unittest\test\testmock\, <text:s/>Size: 14412</text:p>
      <text:p text:style-name="P2">5: File: resource1.txt, <text:s/>Directory: C:\Program Files\MySQL\MySQL Shell 8.0\lib\Python3.7\Lib\test\test_importlib\data02\one\, <text:s/>Size: 13</text:p>
      <text:p text:style-name="P2">5: File: update_subnet_details.py, <text:s/>Directory: C:\Program Files\MySQL\MySQL Shell 8.0\share\mysqlsh\oci_sdk\oci-2.4.0-py3.7.egg\oci\core\models\, <text:s/>Size: 8387</text:p>
      <text:p text:style-name="P2">5: File: idnadata.py, <text:s/>Directory: C:\Program Files\MySQL\MySQL Shell 8.0\lib\Python3.7\Lib\site-packages\pip\_vendor\idna\, <text:s/>Size: 40899</text:p>
      <text:p text:style-name="P2">5: File: request.py, <text:s/>Directory: C:\Program Files\MySQL\MySQL Shell 8.0\lib\Python3.7\Lib\site-packages\pip\_vendor\urllib3\, <text:s/>Size: 5991</text:p>
      <text:p text:style-name="P2">5: File: auto_scaling_configuration.py, <text:s/>Directory: C:\Program Files\MySQL\MySQL Shell 8.0\share\mysqlsh\oci_sdk\oci-2.4.0-py3.7.egg\oci\autoscaling\models\, <text:s/>Size: 12987</text:p>
      <text:p text:style-name="P2">5: File: _cffi_backend.cp37-win_amd64.pyd, <text:s/>Directory: C:\Program Files\MySQL\MySQL Shell 8.0\share\mysqlsh\oci_sdk\cffi-1.12.3-py3.7-win-amd64.egg\, <text:s/>Size: 177664</text:p>
      <text:p text:style-name="P2">5: File: create_http_monitor_details.py, <text:s/>Directory: C:\Program Files\MySQL\MySQL Shell 8.0\share\mysqlsh\oci_sdk\oci-2.4.0-py3.7.egg\oci\healthchecks\models\, <text:s/>Size: 17038</text:p>
      <text:p text:style-name="P2">5: File: db_node.py, <text:s/>Directory: C:\Program Files\MySQL\MySQL Shell 8.0\share\mysqlsh\oci_sdk\oci-2.4.0-py3.7.egg\oci\database\models\, <text:s/>Size: 11766</text:p>
      <text:p text:style-name="P2">5: File: __init__.py, <text:s/>Directory: C:\Program Files\MySQL\MySQL Shell 8.0\lib\Python3.7\Lib\site-packages\pip\_vendor\html5lib\treewalkers\, <text:s/>Size: 5714</text:p>
      <text:p text:style-name="P2">5: File: ip_address.py, <text:s/>Directory: C:\Program Files\MySQL\MySQL Shell 8.0\share\mysqlsh\oci_sdk\oci-2.4.0-py3.7.egg\oci\load_balancer\models\, <text:s/>Size: 2952</text:p>
      <text:p text:style-name="P2">5: File: i_scsi_volume_attachment.py, <text:s/>Directory: C:\Program Files\MySQL\MySQL Shell 8.0\share\mysqlsh\oci_sdk\oci-2.4.0-py3.7.egg\oci\core\models\, <text:s/>Size: 9702</text:p>
      <text:p text:style-name="P2">5: File: change_zone_compartment_details.py, <text:s/>Directory: C:\Program Files\MySQL\MySQL Shell 8.0\share\mysqlsh\oci_sdk\oci-2.4.0-py3.7.egg\oci\dns\models\, <text:s/>Size: 2230</text:p>
      <text:p text:style-name="P2">5: File: create_condition_details.py, <text:s/>Directory: C:\Program Files\MySQL\MySQL Shell 8.0\share\mysqlsh\oci_sdk\oci-2.4.0-py3.7.egg\oci\autoscaling\models\, <text:s/>Size: 3527</text:p>
      <text:p text:style-name="P2"><text:soft-page-break/>5: File: expat224_utf8_bug.xml, <text:s/>Directory: C:\Program Files\MySQL\MySQL Shell 8.0\lib\Python3.7\Lib\test\xmltestdata\, <text:s/>Size: 1036</text:p>
      <text:p text:style-name="P2">5: File: PKG-INFO, <text:s/>Directory: C:\Program Files\MySQL\MySQL Shell 8.0\share\mysqlsh\oci_sdk\oci-2.4.0-py3.7.egg\EGG-INFO\, <text:s/>Size: 5724</text:p>
      <text:p text:style-name="P2">5: File: create_archiver_details.py, <text:s/>Directory: C:\Program Files\MySQL\MySQL Shell 8.0\share\mysqlsh\oci_sdk\oci-2.4.0-py3.7.egg\oci\streaming\models\, <text:s/>Size: 7104</text:p>
      <text:p text:style-name="P2">5: File: remote_peering_connection.py, <text:s/>Directory: C:\Program Files\MySQL\MySQL Shell 8.0\share\mysqlsh\oci_sdk\oci-2.4.0-py3.7.egg\oci\core\models\, <text:s/>Size: 19232</text:p>
      <text:p text:style-name="P2">5: File: maintenance_window.py, <text:s/>Directory: C:\Program Files\MySQL\MySQL Shell 8.0\share\mysqlsh\oci_sdk\oci-2.4.0-py3.7.egg\oci\database\models\, <text:s/>Size: 8536</text:p>
      <text:p text:style-name="P2">5: File: tag_default.py, <text:s/>Directory: C:\Program Files\MySQL\MySQL Shell 8.0\share\mysqlsh\oci_sdk\oci-2.4.0-py3.7.egg\oci\identity\models\, <text:s/>Size: 10546</text:p>
      <text:p text:style-name="P2">5: File: call_stack.stp.expected, <text:s/>Directory: C:\Program Files\MySQL\MySQL Shell 8.0\lib\Python3.7\Lib\test\dtracedata\, <text:s/>Size: 606</text:p>
      <text:p text:style-name="P2">5: File: create_app_catalog_subscription_details.py, <text:s/>Directory: C:\Program Files\MySQL\MySQL Shell 8.0\share\mysqlsh\oci_sdk\oci-2.4.0-py3.7.egg\oci\core\models\, <text:s/>Size: 8321</text:p>
      <text:p text:style-name="P2">5: File: search_details.py, <text:s/>Directory: C:\Program Files\MySQL\MySQL Shell 8.0\share\mysqlsh\oci_sdk\oci-2.4.0-py3.7.egg\oci\resource_search\models\, <text:s/>Size: 4841</text:p>
      <text:p text:style-name="P2">5: File: __init__.py, <text:s/>Directory: C:\Program Files\MySQL\MySQL Shell 8.0\share\mysqlsh\oci_sdk\oci-2.4.0-py3.7.egg\oci\, <text:s/>Size: 1278</text:p>
      <text:p text:style-name="P2">5: File: securetransport.py, <text:s/>Directory: C:\Program Files\MySQL\MySQL Shell 8.0\lib\Python3.7\Lib\site-packages\pip\_vendor\urllib3\contrib\, <text:s/>Size: 30309</text:p>
      <text:p text:style-name="P2">5: File: resolve.py, <text:s/>Directory: C:\Program Files\MySQL\MySQL Shell 8.0\lib\Python3.7\Lib\site-packages\pip\_internal\, <text:s/>Size: 15226</text:p>
      <text:p text:style-name="P2">5: File: autonomous_exadata_infrastructure_summary.py, <text:s/>Directory: C:\Program Files\MySQL\MySQL Shell 8.0\share\mysqlsh\oci_sdk\oci-2.4.0-py3.7.egg\oci\database\models\, <text:s/>Size: 27682</text:p>
      <text:p text:style-name="P2">5: File: pep425tags.py, <text:s/>Directory: C:\Program Files\MySQL\MySQL Shell 8.0\lib\Python3.7\Lib\site-packages\setuptools\, <text:s/>Size: 10861</text:p>
      <text:p text:style-name="P2">5: File: generate_autonomous_database_wallet_details.py, <text:s/>Directory: C:\Program Files\MySQL\MySQL Shell 8.0\share\mysqlsh\oci_sdk\oci-2.4.0-py3.7.egg\oci\database\models\, <text:s/>Size: 2287</text:p>
      <text:p text:style-name="P2">5: File: scrypt.py, <text:s/>Directory: C:\Program Files\MySQL\MySQL Shell 8.0\share\mysqlsh\oci_sdk\PyNaCl-1.3.0-py3.7-win-amd64.egg\nacl\pwhash\, <text:s/>Size: 6025</text:p>
      <text:p text:style-name="P2">5: File: create_vault_details.py, <text:s/>Directory: C:\Program Files\MySQL\MySQL Shell 8.0\share\mysqlsh\oci_sdk\oci-2.4.0-py3.7.egg\oci\key_management\models\, <text:s/>Size: 7156</text:p>
      <text:p text:style-name="P2">5: File: virtual_circuit_public_prefix.py, <text:s/>Directory: C:\Program Files\MySQL\MySQL Shell 8.0\share\mysqlsh\oci_sdk\oci-2.4.0-py3.7.egg\oci\core\models\, <text:s/>Size: 5189</text:p>
      <text:p text:style-name="P2">5: File: sdist.py, <text:s/>Directory: C:\Program Files\MySQL\MySQL Shell 8.0\lib\Python3.7\Lib\site-packages\setuptools\command\, <text:s/>Size: 7388</text:p>
      <text:p text:style-name="P2">5: File: ddToIntegral.decTest, <text:s/>Directory: C:\Program Files\MySQL\MySQL Shell 8.0\lib\Python3.7\Lib\test\decimaltestdata\, <text:s/>Size: 12192</text:p>
      <text:p text:style-name="P2">5: File: ddCopyAbs.decTest, <text:s/>Directory: C:\Program Files\MySQL\MySQL Shell 8.0\lib\Python3.7\Lib\test\decimaltestdata\, <text:s/>Size: 3729</text:p>
      <text:p text:style-name="P2">5: File: __init__.py, <text:s/>Directory: C:\Program Files\MySQL\MySQL Shell 8.0\share\mysqlsh\oci_sdk\oci-2.4.0-py3.7.egg\oci\dns\, <text:s/>Size: 333</text:p>
      <text:p text:style-name="P2">5: File: certificate_details.py, <text:s/>Directory: C:\Program Files\MySQL\MySQL Shell 8.0\share\mysqlsh\oci_sdk\oci-2.4.0-py3.7.egg\oci\load_balancer\models\, <text:s/>Size: 9435</text:p>
      <text:p text:style-name="P2">5: File: cacert.pem, <text:s/>Directory: C:\Program Files\MySQL\MySQL Shell 8.0\lib\Python3.7\Lib\site-packages\pip\_vendor\certifi\, <text:s/>Size: 275834</text:p>
      <text:p text:style-name="P2"><text:soft-page-break/>5: File: __init__.py, <text:s/>Directory: C:\Program Files\MySQL\MySQL Shell 8.0\share\mysqlsh\oci_sdk\oci-2.4.0-py3.7.egg\oci\identity\models\, <text:s/>Size: 8527</text:p>
      <text:p text:style-name="P2">5: File: exadata_iorm_config_update_details.py, <text:s/>Directory: C:\Program Files\MySQL\MySQL Shell 8.0\share\mysqlsh\oci_sdk\oci-2.4.0-py3.7.egg\oci\database\models\, <text:s/>Size: 4490</text:p>
      <text:p text:style-name="P2">5: File: rule.py, <text:s/>Directory: C:\Program Files\MySQL\MySQL Shell 8.0\share\mysqlsh\oci_sdk\oci-2.4.0-py3.7.egg\oci\load_balancer\models\, <text:s/>Size: 6257</text:p>
      <text:p text:style-name="P2">5: File: boot_volume_backup.py, <text:s/>Directory: C:\Program Files\MySQL\MySQL Shell 8.0\share\mysqlsh\oci_sdk\oci-2.4.0-py3.7.egg\oci\core\models\, <text:s/>Size: 24341</text:p>
      <text:p text:style-name="P2">5: File: capture_console_history_details.py, <text:s/>Directory: C:\Program Files\MySQL\MySQL Shell 8.0\share\mysqlsh\oci_sdk\oci-2.4.0-py3.7.egg\oci\core\models\, <text:s/>Size: 6117</text:p>
      <text:p text:style-name="P2">5: File: work_request_resource.py, <text:s/>Directory: C:\Program Files\MySQL\MySQL Shell 8.0\share\mysqlsh\oci_sdk\oci-2.4.0-py3.7.egg\oci\resource_manager\models\, <text:s/>Size: 6510</text:p>
      <text:p text:style-name="P2">5: File: update_volume_group_details.py, <text:s/>Directory: C:\Program Files\MySQL\MySQL Shell 8.0\share\mysqlsh\oci_sdk\oci-2.4.0-py3.7.egg\oci\core\models\, <text:s/>Size: 5915</text:p>
      <text:p text:style-name="P2">5: File: update_volume_backup_details.py, <text:s/>Directory: C:\Program Files\MySQL\MySQL Shell 8.0\share\mysqlsh\oci_sdk\oci-2.4.0-py3.7.egg\oci\core\models\, <text:s/>Size: 5038</text:p>
      <text:p text:style-name="P2">5: File: attach_paravirtualized_volume_details.py, <text:s/>Directory: C:\Program Files\MySQL\MySQL Shell 8.0\share\mysqlsh\oci_sdk\oci-2.4.0-py3.7.egg\oci\core\models\, <text:s/>Size: 4413</text:p>
      <text:p text:style-name="P2">5: File: manifest.py, <text:s/>Directory: C:\Program Files\MySQL\MySQL Shell 8.0\lib\Python3.7\Lib\site-packages\pip\_vendor\distlib\, <text:s/>Size: 14811</text:p>
      <text:p text:style-name="P2">5: File: __init__.py, <text:s/>Directory: C:\Program Files\MySQL\MySQL Shell 8.0\lib\Python3.7\Lib\site-packages\pip\_vendor\packaging\, <text:s/>Size: 562</text:p>
      <text:p text:style-name="P2">5: File: copy_object_details.py, <text:s/>Directory: C:\Program Files\MySQL\MySQL Shell 8.0\share\mysqlsh\oci_sdk\oci-2.4.0-py3.7.egg\oci\object_storage\models\, <text:s/>Size: 13608</text:p>
      <text:p text:style-name="P2">5: File: __init__.py, <text:s/>Directory: C:\Program Files\MySQL\MySQL Shell 8.0\lib\Python3.7\Lib\site-packages\pip\_vendor\webencodings\, <text:s/>Size: 10579</text:p>
      <text:p text:style-name="P2">5: File: workflow_monitor.py, <text:s/>Directory: C:\Program Files\MySQL\MySQL Shell 8.0\share\mysqlsh\oci_sdk\oci-2.4.0-py3.7.egg\oci\oce\models\, <text:s/>Size: 3712</text:p>
      <text:p text:style-name="P2">5: File: resource_manager_client_composite_operations.py, <text:s/>Directory: C:\Program Files\MySQL\MySQL Shell 8.0\share\mysqlsh\oci_sdk\oci-2.4.0-py3.7.egg\oci\resource_manager\, <text:s/>Size: 15729</text:p>
      <text:p text:style-name="P2">5: File: create_snapshot_details.py, <text:s/>Directory: C:\Program Files\MySQL\MySQL Shell 8.0\share\mysqlsh\oci_sdk\oci-2.4.0-py3.7.egg\oci\file_storage\models\, <text:s/>Size: 6126</text:p>
      <text:p text:style-name="P2">5: File: backend.py, <text:s/>Directory: C:\Program Files\MySQL\MySQL Shell 8.0\share\mysqlsh\oci_sdk\oci-2.4.0-py3.7.egg\oci\load_balancer\models\, <text:s/>Size: 8635</text:p>
      <text:p text:style-name="P2">5: File: __init__.py, <text:s/>Directory: C:\Program Files\MySQL\MySQL Shell 8.0\lib\Python3.7\Lib\test\test_importlib\data01\, <text:s/>Size: 0</text:p>
      <text:p text:style-name="P2">5: File: __init__.py, <text:s/>Directory: C:\Program Files\MySQL\MySQL Shell 8.0\lib\Python3.7\Lib\site-packages\setuptools\_vendor\, <text:s/>Size: 0</text:p>
      <text:p text:style-name="P2">5: File: auth.py, <text:s/>Directory: C:\Program Files\MySQL\MySQL Shell 8.0\lib\Python3.7\Lib\site-packages\pip\_vendor\requests\, <text:s/>Size: 10206</text:p>
      <text:p text:style-name="P2">5: File: launch_db_system_from_backup_details.py, <text:s/>Directory: C:\Program Files\MySQL\MySQL Shell 8.0\share\mysqlsh\oci_sdk\oci-2.4.0-py3.7.egg\oci\database\models\, <text:s/>Size: 15942</text:p>
      <text:p text:style-name="P2">5: File: SOURCES.txt, <text:s/>Directory: C:\Program Files\MySQL\MySQL Shell 8.0\share\mysqlsh\oci_sdk\certifi-2019.9.11-py3.7.egg\EGG-INFO\, <text:s/>Size: 278</text:p>
      <text:p text:style-name="P2">5: File: req_set.py, <text:s/>Directory: C:\Program Files\MySQL\MySQL Shell 8.0\lib\Python3.7\Lib\site-packages\pip\_internal\req\, <text:s/>Size: 8064</text:p>
      <text:p text:style-name="P2">5: File: argon2i.py, <text:s/>Directory: C:\Program Files\MySQL\MySQL Shell 8.0\share\mysqlsh\oci_sdk\PyNaCl-1.3.0-py3.7-win-amd64.egg\nacl\pwhash\, <text:s/>Size: 4598</text:p>
      <text:p text:style-name="P2">5: File: RECORD, <text:s/>Directory: C:\Program Files\MySQL\MySQL Shell 8.0\lib\Python3.7\Lib\site-packages\pip-19.0.3.dist-info\, <text:s/>Size: 47522</text:p>
      <text:p text:style-name="P2"><text:soft-page-break/>5: File: buffered_part_reader.py, <text:s/>Directory: C:\Program Files\MySQL\MySQL Shell 8.0\share\mysqlsh\oci_sdk\oci-2.4.0-py3.7.egg\oci\object_storage\transfer\internal\, <text:s/>Size: 2863</text:p>
      <text:p text:style-name="P2">5: File: instance_source_details.py, <text:s/>Directory: C:\Program Files\MySQL\MySQL Shell 8.0\share\mysqlsh\oci_sdk\oci-2.4.0-py3.7.egg\oci\core\models\, <text:s/>Size: 2899</text:p>
      <text:p text:style-name="P2">5: File: prepare.py, <text:s/>Directory: C:\Program Files\MySQL\MySQL Shell 8.0\lib\Python3.7\Lib\site-packages\pip\_internal\operations\, <text:s/>Size: 16740</text:p>
      <text:p text:style-name="P2">5: File: signing.py, <text:s/>Directory: C:\Program Files\MySQL\MySQL Shell 8.0\share\mysqlsh\oci_sdk\PyNaCl-1.3.0-py3.7-win-amd64.egg\nacl\, <text:s/>Size: 7302</text:p>
      <text:p text:style-name="P2">5: File: __init__.py, <text:s/>Directory: C:\Program Files\MySQL\MySQL Shell 8.0\share\mysqlsh\oci_sdk\oci-2.4.0-py3.7.egg\oci\streaming\models\, <text:s/>Size: 2065</text:p>
      <text:p text:style-name="P2">5: File: steering_policy_summary.py, <text:s/>Directory: C:\Program Files\MySQL\MySQL Shell 8.0\share\mysqlsh\oci_sdk\oci-2.4.0-py3.7.egg\oci\dns\models\, <text:s/>Size: 21318</text:p>
      <text:p text:style-name="P2">5: File: create_database_from_backup_details.py, <text:s/>Directory: C:\Program Files\MySQL\MySQL Shell 8.0\share\mysqlsh\oci_sdk\oci-2.4.0-py3.7.egg\oci\database\models\, <text:s/>Size: 5746</text:p>
      <text:p text:style-name="P2">5: File: test_autocomplete.py, <text:s/>Directory: C:\Program Files\MySQL\MySQL Shell 8.0\lib\Python3.7\Lib\idlelib\idle_test\, <text:s/>Size: 9819</text:p>
      <text:p text:style-name="P2">5: File: utils.py, <text:s/>Directory: C:\Program Files\MySQL\MySQL Shell 8.0\share\mysqlsh\oci_sdk\cryptography-2.7-py3.7-win-amd64.egg\cryptography\hazmat\primitives\asymmetric\, <text:s/>Size: 1101</text:p>
      <text:p text:style-name="P2">5: File: __init__.py, <text:s/>Directory: C:\Program Files\MySQL\MySQL Shell 8.0\share\mysqlsh\oci_sdk\oci-2.4.0-py3.7.egg\oci\core\models\, <text:s/>Size: 37773</text:p>
      <text:p text:style-name="P2">5: File: __init__.py, <text:s/>Directory: C:\Program Files\MySQL\MySQL Shell 8.0\lib\Python3.7\Lib\test\test_importlib\frozen\, <text:s/>Size: 142</text:p>
      <text:p text:style-name="P2">5: File: update_certificate_details.py, <text:s/>Directory: C:\Program Files\MySQL\MySQL Shell 8.0\share\mysqlsh\oci_sdk\oci-2.4.0-py3.7.egg\oci\waas\models\, <text:s/>Size: 5184</text:p>
      <text:p text:style-name="P2">5: File: test_functiontestcase.py, <text:s/>Directory: C:\Program Files\MySQL\MySQL Shell 8.0\lib\Python3.7\Lib\unittest\test\, <text:s/>Size: 5540</text:p>
      <text:p text:style-name="P2">5: File: _collections.py, <text:s/>Directory: C:\Program Files\MySQL\MySQL Shell 8.0\lib\Python3.7\Lib\site-packages\pip\_vendor\urllib3\, <text:s/>Size: 10746</text:p>
      <text:p text:style-name="P2">5: File: change_route_table_compartment_details.py, <text:s/>Directory: C:\Program Files\MySQL\MySQL Shell 8.0\share\mysqlsh\oci_sdk\oci-2.4.0-py3.7.egg\oci\core\models\, <text:s/>Size: 2268</text:p>
      <text:p text:style-name="P2">5: File: __about__.py, <text:s/>Directory: C:\Program Files\MySQL\MySQL Shell 8.0\lib\Python3.7\Lib\site-packages\setuptools\_vendor\packaging\, <text:s/>Size: 720</text:p>
      <text:p text:style-name="P2">5: File: create_export_details.py, <text:s/>Directory: C:\Program Files\MySQL\MySQL Shell 8.0\share\mysqlsh\oci_sdk\oci-2.4.0-py3.7.egg\oci\file_storage\models\, <text:s/>Size: 6330</text:p>
      <text:p text:style-name="P2">5: File: certs.py, <text:s/>Directory: C:\Program Files\MySQL\MySQL Shell 8.0\lib\Python3.7\Lib\site-packages\pip\_vendor\requests\, <text:s/>Size: 465</text:p>
      <text:p text:style-name="P2">5: File: compat.py, <text:s/>Directory: C:\Program Files\MySQL\MySQL Shell 8.0\lib\Python3.7\Lib\site-packages\pip\_internal\utils\, <text:s/>Size: 8565</text:p>
      <text:p text:style-name="P2">5: File: version.py, <text:s/>Directory: C:\Program Files\MySQL\MySQL Shell 8.0\share\mysqlsh\oci_sdk\oci-2.4.0-py3.7.egg\oci\, <text:s/>Size: 118</text:p>
      <text:p text:style-name="P2">5: File: api.py, <text:s/>Directory: C:\Program Files\MySQL\MySQL Shell 8.0\lib\Python3.7\Lib\site-packages\pip\_vendor\requests\, <text:s/>Size: 6253</text:p>
      <text:p text:style-name="P2">5: File: update_quota_details.py, <text:s/>Directory: C:\Program Files\MySQL\MySQL Shell 8.0\share\mysqlsh\oci_sdk\oci-2.4.0-py3.7.egg\oci\limits\models\, <text:s/>Size: 5763</text:p>
      <text:p text:style-name="P2">5: File: _argon2.py, <text:s/>Directory: C:\Program Files\MySQL\MySQL Shell 8.0\share\mysqlsh\oci_sdk\PyNaCl-1.3.0-py3.7-win-amd64.egg\nacl\pwhash\, <text:s/>Size: 1878</text:p>
      <text:p text:style-name="P2">5: File: autonomous_data_warehouse_console_token_details.py, <text:s/>Directory: C:\Program Files\MySQL\MySQL Shell 8.0\share\mysqlsh\oci_sdk\oci-2.4.0-py3.7.egg\oci\database\models\, <text:s/>Size: 3244</text:p>
      <text:p text:style-name="P2"><text:soft-page-break/>5: File: app_catalog_listing_resource_version_agreements.py, <text:s/>Directory: C:\Program Files\MySQL\MySQL Shell 8.0\share\mysqlsh\oci_sdk\oci-2.4.0-py3.7.egg\oci\core\models\, <text:s/>Size: 7698</text:p>
      <text:p text:style-name="P2">5: File: transfer_appliance_public_key.py, <text:s/>Directory: C:\Program Files\MySQL\MySQL Shell 8.0\share\mysqlsh\oci_sdk\oci-2.4.0-py3.7.egg\oci\dts\models\, <text:s/>Size: 1785</text:p>
      <text:p text:style-name="P2">5: File: tag_default_summary.py, <text:s/>Directory: C:\Program Files\MySQL\MySQL Shell 8.0\share\mysqlsh\oci_sdk\oci-2.4.0-py3.7.egg\oci\identity\models\, <text:s/>Size: 9884</text:p>
      <text:p text:style-name="P2">5: File: dqSameQuantum.decTest, <text:s/>Directory: C:\Program Files\MySQL\MySQL Shell 8.0\lib\Python3.7\Lib\test\decimaltestdata\, <text:s/>Size: 18145</text:p>
      <text:p text:style-name="P2">5: File: routing.py, <text:s/>Directory: C:\Program Files\MySQL\MySQL Shell 8.0\share\mysqlsh\oci_sdk\oci-2.4.0-py3.7.egg\oci\healthchecks\models\, <text:s/>Size: 4583</text:p>
      <text:p text:style-name="P2">5: File: update_key_details.py, <text:s/>Directory: C:\Program Files\MySQL\MySQL Shell 8.0\share\mysqlsh\oci_sdk\oci-2.4.0-py3.7.egg\oci\key_management\models\, <text:s/>Size: 4432</text:p>
      <text:p text:style-name="P2">5: File: action_details_list.py, <text:s/>Directory: C:\Program Files\MySQL\MySQL Shell 8.0\share\mysqlsh\oci_sdk\oci-2.4.0-py3.7.egg\oci\events\models\, <text:s/>Size: 1873</text:p>
      <text:p text:style-name="P2">5: File: work_request_log_entry.py, <text:s/>Directory: C:\Program Files\MySQL\MySQL Shell 8.0\share\mysqlsh\oci_sdk\oci-2.4.0-py3.7.egg\oci\container_engine\models\, <text:s/>Size: 2642</text:p>
      <text:p text:style-name="P2">5: File: schedule_vault_deletion_details.py, <text:s/>Directory: C:\Program Files\MySQL\MySQL Shell 8.0\share\mysqlsh\oci_sdk\oci-2.4.0-py3.7.egg\oci\key_management\models\, <text:s/>Size: 2678</text:p>
      <text:p text:style-name="P2">5: File: create_zone_details.py, <text:s/>Directory: C:\Program Files\MySQL\MySQL Shell 8.0\share\mysqlsh\oci_sdk\oci-2.4.0-py3.7.egg\oci\dns\models\, <text:s/>Size: 8613</text:p>
      <text:p text:style-name="P2">5: File: rebinding2.py, <text:s/>Directory: C:\Program Files\MySQL\MySQL Shell 8.0\lib\Python3.7\Lib\test\test_import\data\circular_imports\, <text:s/>Size: 66</text:p>
      <text:p text:style-name="P2">5: File: kms_vault_client_composite_operations.py, <text:s/>Directory: C:\Program Files\MySQL\MySQL Shell 8.0\share\mysqlsh\oci_sdk\oci-2.4.0-py3.7.egg\oci\key_management\, <text:s/>Size: 9162</text:p>
      <text:p text:style-name="P2">5: File: update_transfer_job_details.py, <text:s/>Directory: C:\Program Files\MySQL\MySQL Shell 8.0\share\mysqlsh\oci_sdk\oci-2.4.0-py3.7.egg\oci\dts\models\, <text:s/>Size: 7319</text:p>
      <text:p text:style-name="P2">5: File: post_metric_data_details.py, <text:s/>Directory: C:\Program Files\MySQL\MySQL Shell 8.0\share\mysqlsh\oci_sdk\oci-2.4.0-py3.7.egg\oci\monitoring\models\, <text:s/>Size: 4914</text:p>
      <text:p text:style-name="P2">5: File: requires.txt, <text:s/>Directory: C:\Program Files\MySQL\MySQL Shell 8.0\share\mysqlsh\oci_sdk\cryptography-2.7-py3.7-win-amd64.egg\EGG-INFO\, <text:s/>Size: 381</text:p>
      <text:p text:style-name="P2">5: File: db_home.py, <text:s/>Directory: C:\Program Files\MySQL\MySQL Shell 8.0\share\mysqlsh\oci_sdk\oci-2.4.0-py3.7.egg\oci\database\models\, <text:s/>Size: 10435</text:p>
      <text:p text:style-name="P2">5: File: certs.py, <text:s/>Directory: C:\Program Files\MySQL\MySQL Shell 8.0\share\mysqlsh\oci_sdk\oci-2.4.0-py3.7.egg\oci\_vendor\requests\, <text:s/>Size: 595</text:p>
      <text:p text:style-name="P2">5: File: ddCanonical.decTest, <text:s/>Directory: C:\Program Files\MySQL\MySQL Shell 8.0\lib\Python3.7\Lib\test\decimaltestdata\, <text:s/>Size: 18908</text:p>
      <text:p text:style-name="P2">5: File: rsa.py, <text:s/>Directory: C:\Program Files\MySQL\MySQL Shell 8.0\share\mysqlsh\oci_sdk\cryptography-2.7-py3.7-win-amd64.egg\cryptography\hazmat\backends\openssl\, <text:s/>Size: 18021</text:p>
      <text:p text:style-name="P2">5: File: git.py, <text:s/>Directory: C:\Program Files\MySQL\MySQL Shell 8.0\lib\Python3.7\Lib\site-packages\pip\_internal\vcs\, <text:s/>Size: 13407</text:p>
      <text:p text:style-name="P2">5: File: path_match_type.py, <text:s/>Directory: C:\Program Files\MySQL\MySQL Shell 8.0\share\mysqlsh\oci_sdk\oci-2.4.0-py3.7.egg\oci\load_balancer\models\, <text:s/>Size: 4960</text:p>
      <text:p text:style-name="P2">5: File: icmp_options.py, <text:s/>Directory: C:\Program Files\MySQL\MySQL Shell 8.0\share\mysqlsh\oci_sdk\oci-2.4.0-py3.7.egg\oci\core\models\, <text:s/>Size: 2944</text:p>
      <text:p text:style-name="P2">5: File: dependency_links.txt, <text:s/>Directory: C:\Program Files\MySQL\MySQL Shell 8.0\share\mysqlsh\oci_sdk\bcrypt-3.1.7-py3.7-win-amd64.egg\EGG-INFO\, <text:s/>Size: 1</text:p>
      <text:p text:style-name="P2">5: File: rsa.py, <text:s/>Directory: C:\Program Files\MySQL\MySQL Shell 8.0\share\mysqlsh\oci_sdk\cryptography-2.7-py3.7-win-amd64.egg\cryptography\hazmat\primitives\asymmetric\, <text:s/>Size: 10317</text:p>
      <text:p text:style-name="P2"><text:soft-page-break/>5: File: peer_region_for_remote_peering.py, <text:s/>Directory: C:\Program Files\MySQL\MySQL Shell 8.0\share\mysqlsh\oci_sdk\oci-2.4.0-py3.7.egg\oci\core\models\, <text:s/>Size: 1950</text:p>
      <text:p text:style-name="P2">5: File: connection.py, <text:s/>Directory: C:\Program Files\MySQL\MySQL Shell 8.0\share\mysqlsh\oci_sdk\oci-2.4.0-py3.7.egg\oci\_vendor\urllib3\util\, <text:s/>Size: 4803</text:p>
      <text:p text:style-name="P2">5: File: metric_data_details.py, <text:s/>Directory: C:\Program Files\MySQL\MySQL Shell 8.0\share\mysqlsh\oci_sdk\oci-2.4.0-py3.7.egg\oci\monitoring\models\, <text:s/>Size: 10857</text:p>
      <text:p text:style-name="P2">5: File: dependency_links.txt, <text:s/>Directory: C:\Program Files\MySQL\MySQL Shell 8.0\lib\Python3.7\Lib\site-packages\setuptools-40.8.0.dist-info\, <text:s/>Size: 239</text:p>
      <text:p text:style-name="P2">5: File: pip-19.0.3-py2.py3-none-any.whl, <text:s/>Directory: C:\Program Files\MySQL\MySQL Shell 8.0\lib\Python3.7\Lib\ensurepip\_bundled\, <text:s/>Size: 1353599</text:p>
      <text:p text:style-name="P2">5: File: create_preauthenticated_request_details.py, <text:s/>Directory: C:\Program Files\MySQL\MySQL Shell 8.0\share\mysqlsh\oci_sdk\oci-2.4.0-py3.7.egg\oci\object_storage\models\, <text:s/>Size: 7128</text:p>
      <text:p text:style-name="P2">5: File: not-zip-safe, <text:s/>Directory: C:\Program Files\MySQL\MySQL Shell 8.0\share\mysqlsh\oci_sdk\PyNaCl-1.3.0-py3.7-win-amd64.egg\EGG-INFO\, <text:s/>Size: 2</text:p>
      <text:p text:style-name="P2">5: File: volume_attachment.py, <text:s/>Directory: C:\Program Files\MySQL\MySQL Shell 8.0\share\mysqlsh\oci_sdk\oci-2.4.0-py3.7.egg\oci\core\models\, <text:s/>Size: 15296</text:p>
      <text:p text:style-name="P2">5: File: response.py, <text:s/>Directory: C:\Program Files\MySQL\MySQL Shell 8.0\share\mysqlsh\oci_sdk\oci-2.4.0-py3.7.egg\oci\_vendor\urllib3\, <text:s/>Size: 25773</text:p>
      <text:p text:style-name="P2">5: File: no_fixer_cls.py, <text:s/>Directory: C:\Program Files\MySQL\MySQL Shell 8.0\lib\Python3.7\Lib\lib2to3\tests\data\fixers\, <text:s/>Size: 75</text:p>
      <text:p text:style-name="P2">5: File: metric.py, <text:s/>Directory: C:\Program Files\MySQL\MySQL Shell 8.0\share\mysqlsh\oci_sdk\oci-2.4.0-py3.7.egg\oci\autoscaling\models\, <text:s/>Size: 3417</text:p>
      <text:p text:style-name="P2">5: File: chardetect.py, <text:s/>Directory: C:\Program Files\MySQL\MySQL Shell 8.0\lib\Python3.7\Lib\site-packages\pip\_vendor\chardet\cli\, <text:s/>Size: 2774</text:p>
      <text:p text:style-name="P2">5: File: new_transfer_device.py, <text:s/>Directory: C:\Program Files\MySQL\MySQL Shell 8.0\share\mysqlsh\oci_sdk\oci-2.4.0-py3.7.egg\oci\dts\models\, <text:s/>Size: 7356</text:p>
      <text:p text:style-name="P2">5: File: access_rule.py, <text:s/>Directory: C:\Program Files\MySQL\MySQL Shell 8.0\share\mysqlsh\oci_sdk\oci-2.4.0-py3.7.egg\oci\waas\models\, <text:s/>Size: 20223</text:p>
      <text:p text:style-name="P2">5: File: protection_rule_action.py, <text:s/>Directory: C:\Program Files\MySQL\MySQL Shell 8.0\share\mysqlsh\oci_sdk\oci-2.4.0-py3.7.egg\oci\waas\models\, <text:s/>Size: 4775</text:p>
      <text:p text:style-name="P2">5: File: header.py, <text:s/>Directory: C:\Program Files\MySQL\MySQL Shell 8.0\share\mysqlsh\oci_sdk\oci-2.4.0-py3.7.egg\oci\waas\models\, <text:s/>Size: 2408</text:p>
      <text:p text:style-name="P2">5: File: service_endpoints.py, <text:s/>Directory: C:\Program Files\MySQL\MySQL Shell 8.0\share\mysqlsh\oci_sdk\oci-2.4.0-py3.7.egg\oci\, <text:s/>Size: 1441</text:p>
      <text:p text:style-name="P2">5: File: update_smtp_credential_details.py, <text:s/>Directory: C:\Program Files\MySQL\MySQL Shell 8.0\share\mysqlsh\oci_sdk\oci-2.4.0-py3.7.egg\oci\identity\models\, <text:s/>Size: 2031</text:p>
      <text:p text:style-name="P2">5: File: drg_attachment.py, <text:s/>Directory: C:\Program Files\MySQL\MySQL Shell 8.0\share\mysqlsh\oci_sdk\oci-2.4.0-py3.7.egg\oci\core\models\, <text:s/>Size: 10492</text:p>
      <text:p text:style-name="P2">5: File: cmac.py, <text:s/>Directory: C:\Program Files\MySQL\MySQL Shell 8.0\share\mysqlsh\oci_sdk\cryptography-2.7-py3.7-win-amd64.egg\cryptography\hazmat\primitives\, <text:s/>Size: 2075</text:p>
      <text:p text:style-name="P2">5: File: search_context.py, <text:s/>Directory: C:\Program Files\MySQL\MySQL Shell 8.0\share\mysqlsh\oci_sdk\oci-2.4.0-py3.7.egg\oci\resource_search\models\, <text:s/>Size: 2571</text:p>
      <text:p text:style-name="P2">5: File: origin.py, <text:s/>Directory: C:\Program Files\MySQL\MySQL Shell 8.0\share\mysqlsh\oci_sdk\oci-2.4.0-py3.7.egg\oci\waas\models\, <text:s/>Size: 4598</text:p>
      <text:p text:style-name="P2">5: File: hkdf.py, <text:s/>Directory: C:\Program Files\MySQL\MySQL Shell 8.0\share\mysqlsh\oci_sdk\cryptography-2.7-py3.7-win-amd64.egg\cryptography\hazmat\primitives\kdf\, <text:s/>Size: 3463</text:p>
      <text:p text:style-name="P2">5: File: work_request_log_entry.py, <text:s/>Directory: C:\Program Files\MySQL\MySQL Shell 8.0\share\mysqlsh\oci_sdk\oci-2.4.0-py3.7.egg\oci\identity\models\, <text:s/>Size: 2761</text:p>
      <text:p text:style-name="P2"><text:soft-page-break/>5: File: ephemeral_resource_principals_signer.py, <text:s/>Directory: C:\Program Files\MySQL\MySQL Shell 8.0\share\mysqlsh\oci_sdk\oci-2.4.0-py3.7.egg\oci\auth\signers\, <text:s/>Size: 7167</text:p>
      <text:p text:style-name="P2">5: File: req_uninstall.py, <text:s/>Directory: C:\Program Files\MySQL\MySQL Shell 8.0\lib\Python3.7\Lib\site-packages\pip\_internal\req\, <text:s/>Size: 21458</text:p>
      <text:p text:style-name="P2">5: File: shipping_vendors_client.py, <text:s/>Directory: C:\Program Files\MySQL\MySQL Shell 8.0\share\mysqlsh\oci_sdk\oci-2.4.0-py3.7.egg\oci\dts\, <text:s/>Size: 6758</text:p>
      <text:p text:style-name="P2">5: File: waf_config_details.py, <text:s/>Directory: C:\Program Files\MySQL\MySQL Shell 8.0\share\mysqlsh\oci_sdk\oci-2.4.0-py3.7.egg\oci\waas\models\, <text:s/>Size: 15088</text:p>
      <text:p text:style-name="P2">5: File: transfer_package.py, <text:s/>Directory: C:\Program Files\MySQL\MySQL Shell 8.0\share\mysqlsh\oci_sdk\oci-2.4.0-py3.7.egg\oci\dts\models\, <text:s/>Size: 12628</text:p>
      <text:p text:style-name="P2">5: File: requests_auth.py, <text:s/>Directory: C:\Program Files\MySQL\MySQL Shell 8.0\share\mysqlsh\oci_sdk\oci-2.4.0-py3.7.egg\oci\_vendor\httpsig_cffi\, <text:s/>Size: 1726</text:p>
      <text:p text:style-name="P2">5: File: data_guard_association_summary.py, <text:s/>Directory: C:\Program Files\MySQL\MySQL Shell 8.0\share\mysqlsh\oci_sdk\oci-2.4.0-py3.7.egg\oci\database\models\, <text:s/>Size: 25660</text:p>
      <text:p text:style-name="P2">5: File: submodule.py, <text:s/>Directory: C:\Program Files\MySQL\MySQL Shell 8.0\lib\Python3.7\Lib\test\test_import\data\package\, <text:s/>Size: 0</text:p>
      <text:p text:style-name="P2">5: File: create_listener_details.py, <text:s/>Directory: C:\Program Files\MySQL\MySQL Shell 8.0\share\mysqlsh\oci_sdk\oci-2.4.0-py3.7.egg\oci\load_balancer\models\, <text:s/>Size: 10923</text:p>
      <text:p text:style-name="P2">5: File: METADATA, <text:s/>Directory: C:\Program Files\MySQL\MySQL Shell 8.0\lib\Python3.7\Lib\site-packages\pip-19.0.3.dist-info\, <text:s/>Size: 2892</text:p>
      <text:p text:style-name="P2">5: File: update_dynamic_group_details.py, <text:s/>Directory: C:\Program Files\MySQL\MySQL Shell 8.0\share\mysqlsh\oci_sdk\oci-2.4.0-py3.7.egg\oci\identity\models\, <text:s/>Size: 6367</text:p>
      <text:p text:style-name="P2">5: File: __init__.py, <text:s/>Directory: C:\Program Files\MySQL\MySQL Shell 8.0\lib\Python3.7\Lib\site-packages\pkg_resources\_vendor\packaging\, <text:s/>Size: 513</text:p>
      <text:p text:style-name="P2">5: File: ed25519.py, <text:s/>Directory: C:\Program Files\MySQL\MySQL Shell 8.0\share\mysqlsh\oci_sdk\cryptography-2.7-py3.7-win-amd64.egg\cryptography\hazmat\primitives\asymmetric\, <text:s/>Size: 2395</text:p>
      <text:p text:style-name="P2">5: File: add_security_rule_details.py, <text:s/>Directory: C:\Program Files\MySQL\MySQL Shell 8.0\share\mysqlsh\oci_sdk\oci-2.4.0-py3.7.egg\oci\core\models\, <text:s/>Size: 22873</text:p>
      <text:p text:style-name="P2">5: File: transfer_job_client.py, <text:s/>Directory: C:\Program Files\MySQL\MySQL Shell 8.0\share\mysqlsh\oci_sdk\oci-2.4.0-py3.7.egg\oci\dts\, <text:s/>Size: 24094</text:p>
      <text:p text:style-name="P2">5: File: instance_source_via_boot_volume_details.py, <text:s/>Directory: C:\Program Files\MySQL\MySQL Shell 8.0\share\mysqlsh\oci_sdk\oci-2.4.0-py3.7.egg\oci\core\models\, <text:s/>Size: 2633</text:p>
      <text:p text:style-name="P2">5: File: multipart_upload_part_summary.py, <text:s/>Directory: C:\Program Files\MySQL\MySQL Shell 8.0\share\mysqlsh\oci_sdk\oci-2.4.0-py3.7.egg\oci\object_storage\models\, <text:s/>Size: 4606</text:p>
      <text:p text:style-name="P2">5: File: put_messages_result_entry.py, <text:s/>Directory: C:\Program Files\MySQL\MySQL Shell 8.0\share\mysqlsh\oci_sdk\oci-2.4.0-py3.7.egg\oci\streaming\models\, <text:s/>Size: 5734</text:p>
      <text:p text:style-name="P2">5: File: listener_rule_summary.py, <text:s/>Directory: C:\Program Files\MySQL\MySQL Shell 8.0\share\mysqlsh\oci_sdk\oci-2.4.0-py3.7.egg\oci\load_balancer\models\, <text:s/>Size: 2757</text:p>
      <text:p text:style-name="P2">5: File: kbkdf.py, <text:s/>Directory: C:\Program Files\MySQL\MySQL Shell 8.0\share\mysqlsh\oci_sdk\cryptography-2.7-py3.7-win-amd64.egg\cryptography\hazmat\primitives\kdf\, <text:s/>Size: 4905</text:p>
      <text:p text:style-name="P2">5: File: schedule_key_deletion_details.py, <text:s/>Directory: C:\Program Files\MySQL\MySQL Shell 8.0\share\mysqlsh\oci_sdk\oci-2.4.0-py3.7.egg\oci\key_management\models\, <text:s/>Size: 2658</text:p>
      <text:p text:style-name="P2">5: File: index.py, <text:s/>Directory: C:\Program Files\MySQL\MySQL Shell 8.0\lib\Python3.7\Lib\site-packages\pip\_vendor\distlib\, <text:s/>Size: 21073</text:p>
      <text:p text:style-name="P2">5: File: fix_preorder.py, <text:s/>Directory: C:\Program Files\MySQL\MySQL Shell 8.0\lib\Python3.7\Lib\lib2to3\tests\data\fixers\myfixes\, <text:s/>Size: 127</text:p>
      <text:p text:style-name="P2">5: File: functions_management_client.py, <text:s/>Directory: C:\Program Files\MySQL\MySQL Shell 8.0\share\mysqlsh\oci_sdk\oci-2.4.0-py3.7.egg\oci\functions\, <text:s/>Size: 48698</text:p>
      <text:p text:style-name="P2"><text:soft-page-break/>5: File: generated_key.py, <text:s/>Directory: C:\Program Files\MySQL\MySQL Shell 8.0\share\mysqlsh\oci_sdk\oci-2.4.0-py3.7.egg\oci\key_management\models\, <text:s/>Size: 4331</text:p>
      <text:p text:style-name="P2">5: File: action_list.py, <text:s/>Directory: C:\Program Files\MySQL\MySQL Shell 8.0\share\mysqlsh\oci_sdk\oci-2.4.0-py3.7.egg\oci\events\models\, <text:s/>Size: 1777</text:p>
      <text:p text:style-name="P2">5: File: utils.py, <text:s/>Directory: C:\Program Files\MySQL\MySQL Shell 8.0\share\mysqlsh\oci_sdk\cryptography-2.7-py3.7-win-amd64.egg\cryptography\, <text:s/>Size: 5010</text:p>
      <text:p text:style-name="P2">5: File: check.py, <text:s/>Directory: C:\Program Files\MySQL\MySQL Shell 8.0\lib\Python3.7\Lib\site-packages\pip\_vendor\pep517\, <text:s/>Size: 5885</text:p>
      <text:p text:style-name="P2">5: File: modes.py, <text:s/>Directory: C:\Program Files\MySQL\MySQL Shell 8.0\share\mysqlsh\oci_sdk\cryptography-2.7-py3.7-win-amd64.egg\cryptography\hazmat\primitives\ciphers\, <text:s/>Size: 6641</text:p>
      <text:p text:style-name="P2">5: File: test.py, <text:s/>Directory: C:\Program Files\MySQL\MySQL Shell 8.0\lib\Python3.7\Lib\site-packages\setuptools\command\, <text:s/>Size: 9228</text:p>
      <text:p text:style-name="P2">5: File: region.py, <text:s/>Directory: C:\Program Files\MySQL\MySQL Shell 8.0\share\mysqlsh\oci_sdk\oci-2.4.0-py3.7.egg\oci\identity\models\, <text:s/>Size: 3377</text:p>
      <text:p text:style-name="P2">5: File: create_saml2_identity_provider_details.py, <text:s/>Directory: C:\Program Files\MySQL\MySQL Shell 8.0\share\mysqlsh\oci_sdk\oci-2.4.0-py3.7.egg\oci\identity\models\, <text:s/>Size: 6801</text:p>
      <text:p text:style-name="P2">5: File: core.py, <text:s/>Directory: C:\Program Files\MySQL\MySQL Shell 8.0\share\mysqlsh\oci_sdk\oci-2.4.0-py3.7.egg\oci\_vendor\idna\, <text:s/>Size: 11904</text:p>
      <text:p text:style-name="P2">5: File: create_on_demand_ping_probe_details.py, <text:s/>Directory: C:\Program Files\MySQL\MySQL Shell 8.0\share\mysqlsh\oci_sdk\oci-2.4.0-py3.7.egg\oci\healthchecks\models\, <text:s/>Size: 7865</text:p>
      <text:p text:style-name="P2">5: File: backend_set.py, <text:s/>Directory: C:\Program Files\MySQL\MySQL Shell 8.0\share\mysqlsh\oci_sdk\oci-2.4.0-py3.7.egg\oci\load_balancer\models\, <text:s/>Size: 9096</text:p>
      <text:p text:style-name="P2">5: File: __init__.py, <text:s/>Directory: C:\Program Files\MySQL\MySQL Shell 8.0\lib\Python3.7\Lib\site-packages\pip\_vendor\chardet\, <text:s/>Size: 1559</text:p>
      <text:p text:style-name="P2">5: File: steering_policy_priority_rule_case.py, <text:s/>Directory: C:\Program Files\MySQL\MySQL Shell 8.0\share\mysqlsh\oci_sdk\oci-2.4.0-py3.7.egg\oci\dns\models\, <text:s/>Size: 3901</text:p>
      <text:p text:style-name="P2">5: File: change_http_monitor_compartment_details.py, <text:s/>Directory: C:\Program Files\MySQL\MySQL Shell 8.0\share\mysqlsh\oci_sdk\oci-2.4.0-py3.7.egg\oci\healthchecks\models\, <text:s/>Size: 2311</text:p>
      <text:p text:style-name="P2">5: File: candidate.py, <text:s/>Directory: C:\Program Files\MySQL\MySQL Shell 8.0\lib\Python3.7\Lib\site-packages\pip\_internal\models\, <text:s/>Size: 1094</text:p>
      <text:p text:style-name="P2">5: File: address_list.py, <text:s/>Directory: C:\Program Files\MySQL\MySQL Shell 8.0\share\mysqlsh\oci_sdk\oci-2.4.0-py3.7.egg\oci\waas\models\, <text:s/>Size: 11996</text:p>
      <text:p text:style-name="P2">5: File: change_volume_group_compartment_details.py, <text:s/>Directory: C:\Program Files\MySQL\MySQL Shell 8.0\share\mysqlsh\oci_sdk\oci-2.4.0-py3.7.egg\oci\core\models\, <text:s/>Size: 2281</text:p>
      <text:p text:style-name="P2">5: File: update_mount_target_details.py, <text:s/>Directory: C:\Program Files\MySQL\MySQL Shell 8.0\share\mysqlsh\oci_sdk\oci-2.4.0-py3.7.egg\oci\file_storage\models\, <text:s/>Size: 5169</text:p>
      <text:p text:style-name="P2">5: File: list_objects.py, <text:s/>Directory: C:\Program Files\MySQL\MySQL Shell 8.0\share\mysqlsh\oci_sdk\oci-2.4.0-py3.7.egg\oci\object_storage\models\, <text:s/>Size: 4248</text:p>
      <text:p text:style-name="P2">5: File: vnic_attachment.py, <text:s/>Directory: C:\Program Files\MySQL\MySQL Shell 8.0\share\mysqlsh\oci_sdk\oci-2.4.0-py3.7.egg\oci\core\models\, <text:s/>Size: 13545</text:p>
      <text:p text:style-name="P2">5: File: one.py, <text:s/>Directory: C:\Program Files\MySQL\MySQL Shell 8.0\lib\Python3.7\Lib\test\test_importlib\namespace_pkgs\project1\parent\child\, <text:s/>Size: 26</text:p>
      <text:p text:style-name="P2">5: File: create_database_details.py, <text:s/>Directory: C:\Program Files\MySQL\MySQL Shell 8.0\share\mysqlsh\oci_sdk\oci-2.4.0-py3.7.egg\oci\database\models\, <text:s/>Size: 14843</text:p>
      <text:p text:style-name="P2">5: File: test_scrolledlist.py, <text:s/>Directory: C:\Program Files\MySQL\MySQL Shell 8.0\lib\Python3.7\Lib\idlelib\idle_test\, <text:s/>Size: 496</text:p>
      <text:p text:style-name="P2">5: File: autonomous_database_console_token_details.py, <text:s/>Directory: C:\Program Files\MySQL\MySQL Shell 8.0\share\mysqlsh\oci_sdk\oci-2.4.0-py3.7.egg\oci\database\models\, <text:s/>Size: 3122</text:p>
      <text:p text:style-name="P2"><text:soft-page-break/>5: File: allow_rule.py, <text:s/>Directory: C:\Program Files\MySQL\MySQL Shell 8.0\share\mysqlsh\oci_sdk\oci-2.4.0-py3.7.egg\oci\load_balancer\models\, <text:s/>Size: 4217</text:p>
      <text:p text:style-name="P2">5: File: announcement_client_composite_operations.py, <text:s/>Directory: C:\Program Files\MySQL\MySQL Shell 8.0\share\mysqlsh\oci_sdk\oci-2.4.0-py3.7.egg\oci\announcements_service\, <text:s/>Size: 999</text:p>
      <text:p text:style-name="P2">5: File: controller.py, <text:s/>Directory: C:\Program Files\MySQL\MySQL Shell 8.0\lib\Python3.7\Lib\site-packages\pip\_vendor\cachecontrol\, <text:s/>Size: 13698</text:p>
      <text:p text:style-name="P2">5: File: backoff_retry_policy.py, <text:s/>Directory: C:\Program Files\MySQL\MySQL Shell 8.0\share\mysqlsh\oci_sdk\oci-2.4.0-py3.7.egg\oci\ons\models\, <text:s/>Size: 3883</text:p>
      <text:p text:style-name="P2">5: File: node_pool_summary.py, <text:s/>Directory: C:\Program Files\MySQL\MySQL Shell 8.0\share\mysqlsh\oci_sdk\oci-2.4.0-py3.7.egg\oci\container_engine\models\, <text:s/>Size: 13069</text:p>
      <text:p text:style-name="P2">5: File: interfaces.py, <text:s/>Directory: C:\Program Files\MySQL\MySQL Shell 8.0\share\mysqlsh\oci_sdk\cryptography-2.7-py3.7-win-amd64.egg\cryptography\hazmat\backends\, <text:s/>Size: 10783</text:p>
      <text:p text:style-name="P2">5: File: key_summary.py, <text:s/>Directory: C:\Program Files\MySQL\MySQL Shell 8.0\share\mysqlsh\oci_sdk\oci-2.4.0-py3.7.egg\oci\key_management\models\, <text:s/>Size: 11813</text:p>
      <text:p text:style-name="P2">5: File: test_windows_events.py, <text:s/>Directory: C:\Program Files\MySQL\MySQL Shell 8.0\lib\Python3.7\Lib\test\test_asyncio\, <text:s/>Size: 6484</text:p>
      <text:p text:style-name="P2">5: File: dqCopySign.decTest, <text:s/>Directory: C:\Program Files\MySQL\MySQL Shell 8.0\lib\Python3.7\Lib\test\decimaltestdata\, <text:s/>Size: 8228</text:p>
      <text:p text:style-name="P2">5: File: __init__.py, <text:s/>Directory: C:\Program Files\MySQL\MySQL Shell 8.0\lib\Python3.7\Lib\site-packages\pip\_vendor\urllib3\contrib\_securetransport\, <text:s/>Size: 0</text:p>
      <text:p text:style-name="P2">5: File: change_security_list_compartment_details.py, <text:s/>Directory: C:\Program Files\MySQL\MySQL Shell 8.0\share\mysqlsh\oci_sdk\oci-2.4.0-py3.7.egg\oci\core\models\, <text:s/>Size: 2286</text:p>
      <text:p text:style-name="P2">5: File: retry.py, <text:s/>Directory: C:\Program Files\MySQL\MySQL Shell 8.0\share\mysqlsh\oci_sdk\oci-2.4.0-py3.7.egg\oci\_vendor\urllib3\util\, <text:s/>Size: 15269</text:p>
      <text:p text:style-name="P2">5: File: decrypted_data.py, <text:s/>Directory: C:\Program Files\MySQL\MySQL Shell 8.0\share\mysqlsh\oci_sdk\oci-2.4.0-py3.7.egg\oci\key_management\models\, <text:s/>Size: 2787</text:p>
      <text:p text:style-name="P2">5: File: nextminus.decTest, <text:s/>Directory: C:\Program Files\MySQL\MySQL Shell 8.0\lib\Python3.7\Lib\test\decimaltestdata\, <text:s/>Size: 6942</text:p>
      <text:p text:style-name="P2">5: File: poly1305.py, <text:s/>Directory: C:\Program Files\MySQL\MySQL Shell 8.0\share\mysqlsh\oci_sdk\cryptography-2.7-py3.7-win-amd64.egg\cryptography\hazmat\backends\openssl\, <text:s/>Size: 2356</text:p>
      <text:p text:style-name="P2">5: File: update_ip_sec_tunnel_bgp_session_details.py, <text:s/>Directory: C:\Program Files\MySQL\MySQL Shell 8.0\share\mysqlsh\oci_sdk\oci-2.4.0-py3.7.egg\oci\core\models\, <text:s/>Size: 7274</text:p>
      <text:p text:style-name="P2">5: File: __init__.py, <text:s/>Directory: C:\Program Files\MySQL\MySQL Shell 8.0\share\mysqlsh\oci_sdk\oci-2.4.0-py3.7.egg\oci\healthchecks\, <text:s/>Size: 389</text:p>
      <text:p text:style-name="P2">5: File: function.py, <text:s/>Directory: C:\Program Files\MySQL\MySQL Shell 8.0\share\mysqlsh\oci_sdk\oci-2.4.0-py3.7.egg\oci\functions\models\, <text:s/>Size: 19792</text:p>
      <text:p text:style-name="P2">5: File: create_instance_configuration_base.py, <text:s/>Directory: C:\Program Files\MySQL\MySQL Shell 8.0\share\mysqlsh\oci_sdk\oci-2.4.0-py3.7.egg\oci\core\models\, <text:s/>Size: 10212</text:p>
      <text:p text:style-name="P2">5: File: requires.txt, <text:s/>Directory: C:\Program Files\MySQL\MySQL Shell 8.0\share\mysqlsh\oci_sdk\cffi-1.12.3-py3.7-win-amd64.egg\EGG-INFO\, <text:s/>Size: 10</text:p>
      <text:p text:style-name="P2">5: File: _implementation.py, <text:s/>Directory: C:\Program Files\MySQL\MySQL Shell 8.0\share\mysqlsh\oci_sdk\oci-2.4.0-py3.7.egg\oci\_vendor\urllib3\packages\ssl_match_hostname\, <text:s/>Size: 5847</text:p>
      <text:p text:style-name="P2">5: File: create_load_balancer_details.py, <text:s/>Directory: C:\Program Files\MySQL\MySQL Shell 8.0\share\mysqlsh\oci_sdk\oci-2.4.0-py3.7.egg\oci\load_balancer\models\, <text:s/>Size: 20925</text:p>
      <text:p text:style-name="P2">5: File: name.py, <text:s/>Directory: C:\Program Files\MySQL\MySQL Shell 8.0\share\mysqlsh\oci_sdk\cryptography-2.7-py3.7-win-amd64.egg\cryptography\x509\, <text:s/>Size: 8131</text:p>
      <text:p text:style-name="P2">5: File: dqRemainder.decTest, <text:s/>Directory: C:\Program Files\MySQL\MySQL Shell 8.0\lib\Python3.7\Lib\test\decimaltestdata\, <text:s/>Size: 27563</text:p>
      <text:p text:style-name="P2"><text:soft-page-break/>5: File: export_image_via_object_storage_tuple_details.py, <text:s/>Directory: C:\Program Files\MySQL\MySQL Shell 8.0\share\mysqlsh\oci_sdk\oci-2.4.0-py3.7.egg\oci\core\models\, <text:s/>Size: 4762</text:p>
      <text:p text:style-name="P2">5: File: update_sender_details.py, <text:s/>Directory: C:\Program Files\MySQL\MySQL Shell 8.0\share\mysqlsh\oci_sdk\oci-2.4.0-py3.7.egg\oci\email\models\, <text:s/>Size: 3942</text:p>
      <text:p text:style-name="P2">5: File: check.py, <text:s/>Directory: C:\Program Files\MySQL\MySQL Shell 8.0\lib\Python3.7\Lib\site-packages\pip\_internal\commands\, <text:s/>Size: 1430</text:p>
      <text:p text:style-name="P2">5: File: password_policy.py, <text:s/>Directory: C:\Program Files\MySQL\MySQL Shell 8.0\share\mysqlsh\oci_sdk\oci-2.4.0-py3.7.egg\oci\identity\models\, <text:s/>Size: 8253</text:p>
      <text:p text:style-name="P2">5: File: create_subscription_details.py, <text:s/>Directory: C:\Program Files\MySQL\MySQL Shell 8.0\share\mysqlsh\oci_sdk\oci-2.4.0-py3.7.egg\oci\ons\models\, <text:s/>Size: 10419</text:p>
      <text:p text:style-name="P2">5: File: top_level.txt, <text:s/>Directory: C:\Program Files\MySQL\MySQL Shell 8.0\share\mysqlsh\oci_sdk\configparser-4.0.2-py3.7.egg\EGG-INFO\, <text:s/>Size: 23</text:p>
      <text:p text:style-name="P2">5: File: big5freq.py, <text:s/>Directory: C:\Program Files\MySQL\MySQL Shell 8.0\lib\Python3.7\Lib\site-packages\pip\_vendor\chardet\, <text:s/>Size: 31254</text:p>
      <text:p text:style-name="P2">5: File: create_transfer_job_details.py, <text:s/>Directory: C:\Program Files\MySQL\MySQL Shell 8.0\share\mysqlsh\oci_sdk\oci-2.4.0-py3.7.egg\oci\dts\models\, <text:s/>Size: 7647</text:p>
      <text:p text:style-name="P2">5: File: utils.py, <text:s/>Directory: C:\Program Files\MySQL\MySQL Shell 8.0\share\mysqlsh\oci_sdk\oci-2.4.0-py3.7.egg\oci\_vendor\jwt\, <text:s/>Size: 2790</text:p>
      <text:p text:style-name="P2">5: File: wrappers.py, <text:s/>Directory: C:\Program Files\MySQL\MySQL Shell 8.0\lib\Python3.7\Lib\site-packages\pip\_vendor\pep517\, <text:s/>Size: 5912</text:p>
      <text:p text:style-name="P2">5: File: codingstatemachine.py, <text:s/>Directory: C:\Program Files\MySQL\MySQL Shell 8.0\lib\Python3.7\Lib\site-packages\pip\_vendor\chardet\, <text:s/>Size: 3590</text:p>
      <text:p text:style-name="P2">5: File: charsetgroupprober.py, <text:s/>Directory: C:\Program Files\MySQL\MySQL Shell 8.0\share\mysqlsh\oci_sdk\oci-2.4.0-py3.7.egg\oci\_vendor\chardet\, <text:s/>Size: 2823</text:p>
      <text:p text:style-name="P2">5: File: SOURCES.txt, <text:s/>Directory: C:\Program Files\MySQL\MySQL Shell 8.0\share\mysqlsh\oci_sdk\cryptography-2.7-py3.7-win-amd64.egg\EGG-INFO\, <text:s/>Size: 11759</text:p>
      <text:p text:style-name="P2">5: File: latin1prober.py, <text:s/>Directory: C:\Program Files\MySQL\MySQL Shell 8.0\share\mysqlsh\oci_sdk\oci-2.4.0-py3.7.egg\oci\_vendor\chardet\, <text:s/>Size: 4366</text:p>
      <text:p text:style-name="P2">5: File: linklockfile.py, <text:s/>Directory: C:\Program Files\MySQL\MySQL Shell 8.0\lib\Python3.7\Lib\site-packages\pip\_vendor\lockfile\, <text:s/>Size: 2652</text:p>
      <text:p text:style-name="P2">5: File: _cffi_backend.py, <text:s/>Directory: C:\Program Files\MySQL\MySQL Shell 8.0\share\mysqlsh\oci_sdk\cffi-1.12.3-py3.7-win-amd64.egg\, <text:s/>Size: 312</text:p>
      <text:p text:style-name="P2">5: File: _compat.py, <text:s/>Directory: C:\Program Files\MySQL\MySQL Shell 8.0\lib\Python3.7\Lib\site-packages\setuptools\_vendor\packaging\, <text:s/>Size: 860</text:p>
      <text:p text:style-name="P2">5: File: cmac.py, <text:s/>Directory: C:\Program Files\MySQL\MySQL Shell 8.0\share\mysqlsh\oci_sdk\cryptography-2.7-py3.7-win-amd64.egg\cryptography\hazmat\backends\openssl\, <text:s/>Size: 2855</text:p>
      <text:p text:style-name="P2">5: File: update_node_pool_node_config_details.py, <text:s/>Directory: C:\Program Files\MySQL\MySQL Shell 8.0\share\mysqlsh\oci_sdk\oci-2.4.0-py3.7.egg\oci\container_engine\models\, <text:s/>Size: 3648</text:p>
      <text:p text:style-name="P2">5: File: partition_reservation.py, <text:s/>Directory: C:\Program Files\MySQL\MySQL Shell 8.0\share\mysqlsh\oci_sdk\oci-2.4.0-py3.7.egg\oci\streaming\models\, <text:s/>Size: 5001</text:p>
      <text:p text:style-name="P2">5: File: __init__.py, <text:s/>Directory: C:\Program Files\MySQL\MySQL Shell 8.0\share\mysqlsh\oci_sdk\cryptography-2.7-py3.7-win-amd64.egg\cryptography\hazmat\primitives\serialization\, <text:s/>Size: 1046</text:p>
      <text:p text:style-name="P2">5: File: work_request_client_composite_operations.py, <text:s/>Directory: C:\Program Files\MySQL\MySQL Shell 8.0\share\mysqlsh\oci_sdk\oci-2.4.0-py3.7.egg\oci\work_requests\, <text:s/>Size: 987</text:p>
      <text:p text:style-name="P2">5: File: create_tag_default_details.py, <text:s/>Directory: C:\Program Files\MySQL\MySQL Shell 8.0\share\mysqlsh\oci_sdk\oci-2.4.0-py3.7.egg\oci\identity\models\, <text:s/>Size: 4192</text:p>
      <text:p text:style-name="P2">5: File: euctwfreq.py, <text:s/>Directory: C:\Program Files\MySQL\MySQL Shell 8.0\lib\Python3.7\Lib\site-packages\pip\_vendor\chardet\, <text:s/>Size: 31621</text:p>
      <text:p text:style-name="P2"><text:soft-page-break/>5: File: __init__.py, <text:s/>Directory: C:\Program Files\MySQL\MySQL Shell 8.0\share\mysqlsh\oci_sdk\oci-2.4.0-py3.7.egg\oci\_vendor\urllib3\, <text:s/>Size: 2886</text:p>
      <text:p text:style-name="P2">5: File: quotas_client.py, <text:s/>Directory: C:\Program Files\MySQL\MySQL Shell 8.0\share\mysqlsh\oci_sdk\oci-2.4.0-py3.7.egg\oci\limits\, <text:s/>Size: 24022</text:p>
      <text:p text:style-name="P2">5: File: requires.txt, <text:s/>Directory: C:\Program Files\MySQL\MySQL Shell 8.0\share\mysqlsh\oci_sdk\configparser-4.0.2-py3.7.egg\EGG-INFO\, <text:s/>Size: 141</text:p>
      <text:p text:style-name="P2">5: File: misc.py, <text:s/>Directory: C:\Program Files\MySQL\MySQL Shell 8.0\lib\Python3.7\Lib\site-packages\pip\_vendor\distlib\_backport\, <text:s/>Size: 971</text:p>
      <text:p text:style-name="P2">5: File: get_public_ip_by_ip_address_details.py, <text:s/>Directory: C:\Program Files\MySQL\MySQL Shell 8.0\share\mysqlsh\oci_sdk\oci-2.4.0-py3.7.egg\oci\core\models\, <text:s/>Size: 1938</text:p>
      <text:p text:style-name="P2">5: File: change_local_peering_gateway_compartment_details.py, <text:s/>Directory: C:\Program Files\MySQL\MySQL Shell 8.0\share\mysqlsh\oci_sdk\oci-2.4.0-py3.7.egg\oci\core\models\, <text:s/>Size: 2351</text:p>
      <text:p text:style-name="P2">5: File: update_cpe_details.py, <text:s/>Directory: C:\Program Files\MySQL\MySQL Shell 8.0\share\mysqlsh\oci_sdk\oci-2.4.0-py3.7.egg\oci\core\models\, <text:s/>Size: 4930</text:p>
      <text:p text:style-name="P2">5: File: policy_config.py, <text:s/>Directory: C:\Program Files\MySQL\MySQL Shell 8.0\share\mysqlsh\oci_sdk\oci-2.4.0-py3.7.egg\oci\waas\models\, <text:s/>Size: 20770</text:p>
      <text:p text:style-name="P2">5: File: auto_scaling_configuration_summary.py, <text:s/>Directory: C:\Program Files\MySQL\MySQL Shell 8.0\share\mysqlsh\oci_sdk\oci-2.4.0-py3.7.egg\oci\autoscaling\models\, <text:s/>Size: 11756</text:p>
      <text:p text:style-name="P2">5: File: application_summary.py, <text:s/>Directory: C:\Program Files\MySQL\MySQL Shell 8.0\share\mysqlsh\oci_sdk\oci-2.4.0-py3.7.egg\oci\functions\models\, <text:s/>Size: 11239</text:p>
      <text:p text:style-name="P2">5: File: shutil.py, <text:s/>Directory: C:\Program Files\MySQL\MySQL Shell 8.0\lib\Python3.7\Lib\site-packages\pip\_vendor\distlib\_backport\, <text:s/>Size: 25647</text:p>
      <text:p text:style-name="P2">5: File: tcp_options.py, <text:s/>Directory: C:\Program Files\MySQL\MySQL Shell 8.0\share\mysqlsh\oci_sdk\oci-2.4.0-py3.7.egg\oci\core\models\, <text:s/>Size: 3579</text:p>
      <text:p text:style-name="P2">5: File: exceptions.py, <text:s/>Directory: C:\Program Files\MySQL\MySQL Shell 8.0\lib\Python3.7\Lib\site-packages\pip\_vendor\urllib3\, <text:s/>Size: 6604</text:p>
      <text:p text:style-name="P2">5: File: __init__.py, <text:s/>Directory: C:\Program Files\MySQL\MySQL Shell 8.0\share\mysqlsh\oci_sdk\oci-2.4.0-py3.7.egg\oci\resource_manager\, <text:s/>Size: 407</text:p>
      <text:p text:style-name="P2">5: File: sqlitelockfile.py, <text:s/>Directory: C:\Program Files\MySQL\MySQL Shell 8.0\lib\Python3.7\Lib\site-packages\pip\_vendor\lockfile\, <text:s/>Size: 5506</text:p>
      <text:p text:style-name="P2">5: File: db_backup_config.py, <text:s/>Directory: C:\Program Files\MySQL\MySQL Shell 8.0\share\mysqlsh\oci_sdk\oci-2.4.0-py3.7.egg\oci\database\models\, <text:s/>Size: 9639</text:p>
      <text:p text:style-name="P2">5: File: oce_instance.py, <text:s/>Directory: C:\Program Files\MySQL\MySQL Shell 8.0\share\mysqlsh\oci_sdk\oci-2.4.0-py3.7.egg\oci\oce\models\, <text:s/>Size: 17968</text:p>
      <text:p text:style-name="P2">5: File: caching_rule_criteria.py, <text:s/>Directory: C:\Program Files\MySQL\MySQL Shell 8.0\share\mysqlsh\oci_sdk\oci-2.4.0-py3.7.egg\oci\waas\models\, <text:s/>Size: 5464</text:p>
      <text:p text:style-name="P2">5: File: create_auto_scaling_configuration_details.py, <text:s/>Directory: C:\Program Files\MySQL\MySQL Shell 8.0\share\mysqlsh\oci_sdk\oci-2.4.0-py3.7.egg\oci\autoscaling\models\, <text:s/>Size: 10801</text:p>
      <text:p text:style-name="P2">5: File: load_balancer_protocol.py, <text:s/>Directory: C:\Program Files\MySQL\MySQL Shell 8.0\share\mysqlsh\oci_sdk\oci-2.4.0-py3.7.egg\oci\load_balancer\models\, <text:s/>Size: 1795</text:p>
      <text:p text:style-name="P2">5: File: http_probe_result_summary.py, <text:s/>Directory: C:\Program Files\MySQL\MySQL Shell 8.0\share\mysqlsh\oci_sdk\oci-2.4.0-py3.7.egg\oci\healthchecks\models\, <text:s/>Size: 29447</text:p>
      <text:p text:style-name="P2">5: File: suppression.py, <text:s/>Directory: C:\Program Files\MySQL\MySQL Shell 8.0\share\mysqlsh\oci_sdk\oci-2.4.0-py3.7.egg\oci\monitoring\models\, <text:s/>Size: 5164</text:p>
      <text:p text:style-name="P2">5: File: etree.py, <text:s/>Directory: C:\Program Files\MySQL\MySQL Shell 8.0\lib\Python3.7\Lib\site-packages\pip\_vendor\html5lib\treewalkers\, <text:s/>Size: 4550</text:p>
      <text:p text:style-name="P2">5: File: transfer_appliance_entitlement_client_composite_operations.py, <text:s/>Directory: C:\Program Files\MySQL\MySQL Shell 8.0\share\mysqlsh\oci_sdk\oci-2.4.0-py3.7.egg\oci\dts\, <text:s/>Size: 1045</text:p>
      <text:p text:style-name="P2">5: File: dhcp_options.py, <text:s/>Directory: C:\Program Files\MySQL\MySQL Shell 8.0\share\mysqlsh\oci_sdk\oci-2.4.0-py3.7.egg\oci\core\models\, <text:s/>Size: 12616</text:p>
      <text:p text:style-name="P2"><text:soft-page-break/>5: File: create_hostname_details.py, <text:s/>Directory: C:\Program Files\MySQL\MySQL Shell 8.0\share\mysqlsh\oci_sdk\oci-2.4.0-py3.7.egg\oci\load_balancer\models\, <text:s/>Size: 3459</text:p>
      <text:p text:style-name="P2">5: File: multipart_upload.py, <text:s/>Directory: C:\Program Files\MySQL\MySQL Shell 8.0\share\mysqlsh\oci_sdk\oci-2.4.0-py3.7.egg\oci\object_storage\models\, <text:s/>Size: 6406</text:p>
      <text:p text:style-name="P2">5: File: failover_data_guard_association_details.py, <text:s/>Directory: C:\Program Files\MySQL\MySQL Shell 8.0\share\mysqlsh\oci_sdk\oci-2.4.0-py3.7.egg\oci\database\models\, <text:s/>Size: 2217</text:p>
      <text:p text:style-name="P2">5: File: _padding.cp37-win_amd64.pyd, <text:s/>Directory: C:\Program Files\MySQL\MySQL Shell 8.0\share\mysqlsh\oci_sdk\cryptography-2.7-py3.7-win-amd64.egg\cryptography\hazmat\bindings\, <text:s/>Size: 12288</text:p>
      <text:p text:style-name="P2">5: File: version.py, <text:s/>Directory: C:\Program Files\MySQL\MySQL Shell 8.0\lib\Python3.7\Lib\site-packages\pkg_resources\_vendor\packaging\, <text:s/>Size: 11556</text:p>
      <text:p text:style-name="P2">5: File: SOURCES.txt, <text:s/>Directory: C:\Program Files\MySQL\MySQL Shell 8.0\share\mysqlsh\oci_sdk\pycparser-2.19-py3.7.egg-info\, <text:s/>Size: 5532</text:p>
      <text:p text:style-name="P2">5: File: entry_points.txt, <text:s/>Directory: C:\Program Files\MySQL\MySQL Shell 8.0\share\mysqlsh\oci_sdk\cffi-1.12.3-py3.7-win-amd64.egg\EGG-INFO\, <text:s/>Size: 76</text:p>
      <text:p text:style-name="P2">5: File: waas_client.py, <text:s/>Directory: C:\Program Files\MySQL\MySQL Shell 8.0\share\mysqlsh\oci_sdk\oci-2.4.0-py3.7.egg\oci\waas\, <text:s/>Size: 314728</text:p>
      <text:p text:style-name="P2">5: File: node_error.py, <text:s/>Directory: C:\Program Files\MySQL\MySQL Shell 8.0\share\mysqlsh\oci_sdk\oci-2.4.0-py3.7.egg\oci\container_engine\models\, <text:s/>Size: 4681</text:p>
      <text:p text:style-name="P2">5: File: remove_http_response_header_rule.py, <text:s/>Directory: C:\Program Files\MySQL\MySQL Shell 8.0\share\mysqlsh\oci_sdk\oci-2.4.0-py3.7.egg\oci\load_balancer\models\, <text:s/>Size: 3213</text:p>
      <text:p text:style-name="P2">5: File: dqMultiply.decTest, <text:s/>Directory: C:\Program Files\MySQL\MySQL Shell 8.0\lib\Python3.7\Lib\test\decimaltestdata\, <text:s/>Size: 32493</text:p>
      <text:p text:style-name="P2">5: File: base.py, <text:s/>Directory: C:\Program Files\MySQL\MySQL Shell 8.0\lib\Python3.7\Lib\site-packages\pip\_vendor\html5lib\treebuilders\, <text:s/>Size: 14579</text:p>
      <text:p text:style-name="P2">5: File: ipaddress.py, <text:s/>Directory: C:\Program Files\MySQL\MySQL Shell 8.0\lib\Python3.7\Lib\site-packages\pip\_vendor\, <text:s/>Size: 79852</text:p>
      <text:p text:style-name="P2">5: File: encrypted_data.py, <text:s/>Directory: C:\Program Files\MySQL\MySQL Shell 8.0\share\mysqlsh\oci_sdk\oci-2.4.0-py3.7.egg\oci\key_management\models\, <text:s/>Size: 1755</text:p>
      <text:p text:style-name="P2">5: File: update_stack_details.py, <text:s/>Directory: C:\Program Files\MySQL\MySQL Shell 8.0\share\mysqlsh\oci_sdk\oci-2.4.0-py3.7.egg\oci\resource_manager\models\, <text:s/>Size: 7919</text:p>
      <text:p text:style-name="P2">5: File: preauthenticated_request.py, <text:s/>Directory: C:\Program Files\MySQL\MySQL Shell 8.0\share\mysqlsh\oci_sdk\oci-2.4.0-py3.7.egg\oci\object_storage\models\, <text:s/>Size: 10510</text:p>
      <text:p text:style-name="P2">5: File: work_request.py, <text:s/>Directory: C:\Program Files\MySQL\MySQL Shell 8.0\share\mysqlsh\oci_sdk\oci-2.4.0-py3.7.egg\oci\resource_manager\models\, <text:s/>Size: 11011</text:p>
      <text:p text:style-name="P2">5: File: address_rate_limiting.py, <text:s/>Directory: C:\Program Files\MySQL\MySQL Shell 8.0\share\mysqlsh\oci_sdk\oci-2.4.0-py3.7.egg\oci\waas\models\, <text:s/>Size: 5826</text:p>
      <text:p text:style-name="P2">5: File: transfer_package_summary.py, <text:s/>Directory: C:\Program Files\MySQL\MySQL Shell 8.0\share\mysqlsh\oci_sdk\oci-2.4.0-py3.7.egg\oci\dts\models\, <text:s/>Size: 5981</text:p>
      <text:p text:style-name="P2">5: File: dom.py, <text:s/>Directory: C:\Program Files\MySQL\MySQL Shell 8.0\lib\Python3.7\Lib\site-packages\pip\_vendor\html5lib\treebuilders\, <text:s/>Size: 8835</text:p>
      <text:p text:style-name="P2">5: File: patch_zone_records_details.py, <text:s/>Directory: C:\Program Files\MySQL\MySQL Shell 8.0\share\mysqlsh\oci_sdk\oci-2.4.0-py3.7.egg\oci\dns\models\, <text:s/>Size: 1739</text:p>
      <text:p text:style-name="P2">5: File: response.py, <text:s/>Directory: C:\Program Files\MySQL\MySQL Shell 8.0\share\mysqlsh\oci_sdk\oci-2.4.0-py3.7.egg\oci\_vendor\urllib3\util\, <text:s/>Size: 2750</text:p>
      <text:p text:style-name="P2">5: File: update_steering_policy_details.py, <text:s/>Directory: C:\Program Files\MySQL\MySQL Shell 8.0\share\mysqlsh\oci_sdk\oci-2.4.0-py3.7.egg\oci\dns\models\, <text:s/>Size: 18147</text:p>
      <text:p text:style-name="P2">5: File: work_request.py, <text:s/>Directory: C:\Program Files\MySQL\MySQL Shell 8.0\share\mysqlsh\oci_sdk\oci-2.4.0-py3.7.egg\oci\waas\models\, <text:s/>Size: 16010</text:p>
      <text:p text:style-name="P2">5: File: create_virtual_circuit_public_prefix_details.py, <text:s/>Directory: C:\Program Files\MySQL\MySQL Shell 8.0\share\mysqlsh\oci_sdk\oci-2.4.0-py3.7.egg\oci\core\models\, <text:s/>Size: 2150</text:p>
      <text:p text:style-name="P2"><text:soft-page-break/>5: File: one.py, <text:s/>Directory: C:\Program Files\MySQL\MySQL Shell 8.0\lib\Python3.7\Lib\test\test_importlib\namespace_pkgs\not_a_namespace_pkg\foo\, <text:s/>Size: 26</text:p>
      <text:p text:style-name="P2">5: File: site-patch.py, <text:s/>Directory: C:\Program Files\MySQL\MySQL Shell 8.0\lib\Python3.7\Lib\site-packages\setuptools\, <text:s/>Size: 2302</text:p>
      <text:p text:style-name="P2">5: File: attach_load_balancer_details.py, <text:s/>Directory: C:\Program Files\MySQL\MySQL Shell 8.0\share\mysqlsh\oci_sdk\oci-2.4.0-py3.7.egg\oci\core\models\, <text:s/>Size: 5390</text:p>
      <text:p text:style-name="P2">5: File: multiple_transfer_devices.py, <text:s/>Directory: C:\Program Files\MySQL\MySQL Shell 8.0\share\mysqlsh\oci_sdk\oci-2.4.0-py3.7.egg\oci\dts\models\, <text:s/>Size: 2183</text:p>
      <text:p text:style-name="P2">5: File: _sodium.cp37-win_amd64.pyd, <text:s/>Directory: C:\Program Files\MySQL\MySQL Shell 8.0\share\mysqlsh\oci_sdk\PyNaCl-1.3.0-py3.7-win-amd64.egg\nacl\, <text:s/>Size: 302080</text:p>
      <text:p text:style-name="P2">5: File: _cmd.py, <text:s/>Directory: C:\Program Files\MySQL\MySQL Shell 8.0\lib\Python3.7\Lib\site-packages\pip\_vendor\cachecontrol\, <text:s/>Size: 1295</text:p>
      <text:p text:style-name="P2">5: File: test_misc.py, <text:s/>Directory: C:\Program Files\MySQL\MySQL Shell 8.0\lib\Python3.7\Lib\tkinter\test\test_tkinter\, <text:s/>Size: 5787</text:p>
      <text:p text:style-name="P2">5: File: work_request_resource.py, <text:s/>Directory: C:\Program Files\MySQL\MySQL Shell 8.0\share\mysqlsh\oci_sdk\oci-2.4.0-py3.7.egg\oci\container_engine\models\, <text:s/>Size: 6428</text:p>
      <text:p text:style-name="P2">5: File: version.py, <text:s/>Directory: C:\Program Files\MySQL\MySQL Shell 8.0\lib\Python3.7\Lib\site-packages\pip\_vendor\chardet\, <text:s/>Size: 242</text:p>
      <text:p text:style-name="P2">5: File: federation_client.py, <text:s/>Directory: C:\Program Files\MySQL\MySQL Shell 8.0\share\mysqlsh\oci_sdk\oci-2.4.0-py3.7.egg\oci\auth\, <text:s/>Size: 9435</text:p>
      <text:p text:style-name="P2">5: File: mount_target_summary.py, <text:s/>Directory: C:\Program Files\MySQL\MySQL Shell 8.0\share\mysqlsh\oci_sdk\oci-2.4.0-py3.7.egg\oci\file_storage\models\, <text:s/>Size: 14778</text:p>
      <text:p text:style-name="P2">5: File: __init__.py, <text:s/>Directory: C:\Program Files\MySQL\MySQL Shell 8.0\lib\Python3.7\Lib\site-packages\pip\_vendor\cachecontrol\, <text:s/>Size: 302</text:p>
      <text:p text:style-name="P2">5: File: create_cross_connect_group_details.py, <text:s/>Directory: C:\Program Files\MySQL\MySQL Shell 8.0\share\mysqlsh\oci_sdk\oci-2.4.0-py3.7.egg\oci\core\models\, <text:s/>Size: 7527</text:p>
      <text:p text:style-name="P2">5: File: complete_external_backup_job_details.py, <text:s/>Directory: C:\Program Files\MySQL\MySQL Shell 8.0\share\mysqlsh\oci_sdk\oci-2.4.0-py3.7.egg\oci\database\models\, <text:s/>Size: 7152</text:p>
      <text:p text:style-name="P2">5: File: dedicated_vm_host_summary.py, <text:s/>Directory: C:\Program Files\MySQL\MySQL Shell 8.0\share\mysqlsh\oci_sdk\oci-2.4.0-py3.7.egg\oci\core\models\, <text:s/>Size: 14122</text:p>
      <text:p text:style-name="P2">5: File: external_backup_job.py, <text:s/>Directory: C:\Program Files\MySQL\MySQL Shell 8.0\share\mysqlsh\oci_sdk\oci-2.4.0-py3.7.egg\oci\database\models\, <text:s/>Size: 8037</text:p>
      <text:p text:style-name="P2">5: File: py27compat.py, <text:s/>Directory: C:\Program Files\MySQL\MySQL Shell 8.0\lib\Python3.7\Lib\site-packages\setuptools\, <text:s/>Size: 536</text:p>
      <text:p text:style-name="P2">5: File: show.py, <text:s/>Directory: C:\Program Files\MySQL\MySQL Shell 8.0\lib\Python3.7\Lib\site-packages\pip\_internal\commands\, <text:s/>Size: 6289</text:p>
      <text:p text:style-name="P2">5: File: message_details.py, <text:s/>Directory: C:\Program Files\MySQL\MySQL Shell 8.0\share\mysqlsh\oci_sdk\oci-2.4.0-py3.7.egg\oci\ons\models\, <text:s/>Size: 2948</text:p>
      <text:p text:style-name="P2">5: File: whitelist.py, <text:s/>Directory: C:\Program Files\MySQL\MySQL Shell 8.0\share\mysqlsh\oci_sdk\oci-2.4.0-py3.7.egg\oci\waas\models\, <text:s/>Size: 2639</text:p>
      <text:p text:style-name="P2">5: File: retry.py, <text:s/>Directory: C:\Program Files\MySQL\MySQL Shell 8.0\lib\Python3.7\Lib\site-packages\pip\_vendor\urllib3\util\, <text:s/>Size: 15105</text:p>
      <text:p text:style-name="P2">5: File: sjisprober.py, <text:s/>Directory: C:\Program Files\MySQL\MySQL Shell 8.0\lib\Python3.7\Lib\site-packages\pip\_vendor\chardet\, <text:s/>Size: 3774</text:p>
      <text:p text:style-name="P2">5: File: not-zip-safe, <text:s/>Directory: C:\Program Files\MySQL\MySQL Shell 8.0\share\mysqlsh\oci_sdk\configparser-4.0.2-py3.7.egg\EGG-INFO\, <text:s/>Size: 2</text:p>
      <text:p text:style-name="P2">5: File: session_key_supplier.py, <text:s/>Directory: C:\Program Files\MySQL\MySQL Shell 8.0\share\mysqlsh\oci_sdk\oci-2.4.0-py3.7.egg\oci\auth\, <text:s/>Size: 1551</text:p>
      <text:p text:style-name="P2">5: File: utils.py, <text:s/>Directory: C:\Program Files\MySQL\MySQL Shell 8.0\lib\Python3.7\Lib\site-packages\setuptools\_vendor\packaging\, <text:s/>Size: 421</text:p>
      <text:p text:style-name="P2"><text:soft-page-break/>5: File: update_zip_upload_config_source_details.py, <text:s/>Directory: C:\Program Files\MySQL\MySQL Shell 8.0\share\mysqlsh\oci_sdk\oci-2.4.0-py3.7.egg\oci\resource_manager\models\, <text:s/>Size: 3077</text:p>
      <text:p text:style-name="P2">5: File: patch.py, <text:s/>Directory: C:\Program Files\MySQL\MySQL Shell 8.0\share\mysqlsh\oci_sdk\oci-2.4.0-py3.7.egg\oci\database\models\, <text:s/>Size: 11142</text:p>
      <text:p text:style-name="P2">5: File: work_request.py, <text:s/>Directory: C:\Program Files\MySQL\MySQL Shell 8.0\share\mysqlsh\oci_sdk\oci-2.4.0-py3.7.egg\oci\identity\models\, <text:s/>Size: 13659</text:p>
      <text:p text:style-name="P2">5: File: internet_gateway.py, <text:s/>Directory: C:\Program Files\MySQL\MySQL Shell 8.0\share\mysqlsh\oci_sdk\oci-2.4.0-py3.7.egg\oci\core\models\, <text:s/>Size: 12589</text:p>
      <text:p text:style-name="P2">5: File: stream.py, <text:s/>Directory: C:\Program Files\MySQL\MySQL Shell 8.0\share\mysqlsh\oci_sdk\oci-2.4.0-py3.7.egg\oci\streaming\models\, <text:s/>Size: 13669</text:p>
      <text:p text:style-name="P2">5: File: cluster_summary.py, <text:s/>Directory: C:\Program Files\MySQL\MySQL Shell 8.0\share\mysqlsh\oci_sdk\oci-2.4.0-py3.7.egg\oci\container_engine\models\, <text:s/>Size: 12575</text:p>
      <text:p text:style-name="P2">5: File: work_request_log_entry.py, <text:s/>Directory: C:\Program Files\MySQL\MySQL Shell 8.0\share\mysqlsh\oci_sdk\oci-2.4.0-py3.7.egg\oci\resource_manager\models\, <text:s/>Size: 2660</text:p>
      <text:p text:style-name="P2">5: File: model.py, <text:s/>Directory: C:\Program Files\MySQL\MySQL Shell 8.0\share\mysqlsh\oci_sdk\cffi-1.12.3-py3.7-win-amd64.egg\cffi\, <text:s/>Size: 21682</text:p>
      <text:p text:style-name="P2">5: File: __init__.py, <text:s/>Directory: C:\Program Files\MySQL\MySQL Shell 8.0\share\mysqlsh\oci_sdk\oci-2.4.0-py3.7.egg\oci\autoscaling\, <text:s/>Size: 383</text:p>
      <text:p text:style-name="P2">5: File: charsetgroupprober.py, <text:s/>Directory: C:\Program Files\MySQL\MySQL Shell 8.0\lib\Python3.7\Lib\site-packages\pip\_vendor\chardet\, <text:s/>Size: 3787</text:p>
      <text:p text:style-name="P2">5: File: create_local_peering_gateway_details.py, <text:s/>Directory: C:\Program Files\MySQL\MySQL Shell 8.0\share\mysqlsh\oci_sdk\oci-2.4.0-py3.7.egg\oci\core\models\, <text:s/>Size: 9096</text:p>
      <text:p text:style-name="P2">5: File: __init__.py, <text:s/>Directory: C:\Program Files\MySQL\MySQL Shell 8.0\share\mysqlsh\oci_sdk\oci-2.4.0-py3.7.egg\oci\load_balancer\, <text:s/>Size: 389</text:p>
      <text:p text:style-name="P2">5: File: __init__.py, <text:s/>Directory: C:\Program Files\MySQL\MySQL Shell 8.0\lib\Python3.7\Lib\test\test_importlib\builtin\, <text:s/>Size: 142</text:p>
      <text:p text:style-name="P2">5: File: __init__.py, <text:s/>Directory: C:\Program Files\MySQL\MySQL Shell 8.0\share\mysqlsh\oci_sdk\oci-2.4.0-py3.7.egg\oci\_vendor\idna\, <text:s/>Size: 229</text:p>
      <text:p text:style-name="P2">5: File: zip-safe, <text:s/>Directory: C:\Program Files\MySQL\MySQL Shell 8.0\lib\Python3.7\Lib\site-packages\setuptools-40.8.0.dist-info\, <text:s/>Size: 1</text:p>
      <text:p text:style-name="P2">5: File: message.py, <text:s/>Directory: C:\Program Files\MySQL\MySQL Shell 8.0\share\mysqlsh\oci_sdk\oci-2.4.0-py3.7.egg\oci\streaming\models\, <text:s/>Size: 5717</text:p>
      <text:p text:style-name="P2">5: File: alert_rule.py, <text:s/>Directory: C:\Program Files\MySQL\MySQL Shell 8.0\share\mysqlsh\oci_sdk\oci-2.4.0-py3.7.egg\oci\budget\models\, <text:s/>Size: 17459</text:p>
      <text:p text:style-name="P2">5: File: req_file.py, <text:s/>Directory: C:\Program Files\MySQL\MySQL Shell 8.0\lib\Python3.7\Lib\site-packages\pip\_internal\req\, <text:s/>Size: 13730</text:p>
      <text:p text:style-name="P2">5: File: __init__.py, <text:s/>Directory: C:\Program Files\MySQL\MySQL Shell 8.0\lib\Python3.7\Lib\site-packages\pip\_vendor\urllib3\contrib\, <text:s/>Size: 0</text:p>
      <text:p text:style-name="P2">5: File: update_backend_details.py, <text:s/>Directory: C:\Program Files\MySQL\MySQL Shell 8.0\share\mysqlsh\oci_sdk\oci-2.4.0-py3.7.egg\oci\load_balancer\models\, <text:s/>Size: 6205</text:p>
      <text:p text:style-name="P2">5: File: alarm_history_entry.py, <text:s/>Directory: C:\Program Files\MySQL\MySQL Shell 8.0\share\mysqlsh\oci_sdk\oci-2.4.0-py3.7.egg\oci\monitoring\models\, <text:s/>Size: 4959</text:p>
      <text:p text:style-name="P2">5: File: dedicated_vm_host_instance_shape_summary.py, <text:s/>Directory: C:\Program Files\MySQL\MySQL Shell 8.0\share\mysqlsh\oci_sdk\oci-2.4.0-py3.7.egg\oci\core\models\, <text:s/>Size: 3370</text:p>
      <text:p text:style-name="P2">5: File: __init__.py, <text:s/>Directory: C:\Program Files\MySQL\MySQL Shell 8.0\share\mysqlsh\oci_sdk\oci-2.4.0-py3.7.egg\oci\_vendor\httpsig_cffi\, <text:s/>Size: 341</text:p>
      <text:p text:style-name="P2">5: File: instance_summary.py, <text:s/>Directory: C:\Program Files\MySQL\MySQL Shell 8.0\share\mysqlsh\oci_sdk\oci-2.4.0-py3.7.egg\oci\core\models\, <text:s/>Size: 11817</text:p>
      <text:p text:style-name="P2"><text:soft-page-break/>5: File: change_custom_protection_rule_compartment_details.py, <text:s/>Directory: C:\Program Files\MySQL\MySQL Shell 8.0\share\mysqlsh\oci_sdk\oci-2.4.0-py3.7.egg\oci\waas\models\, <text:s/>Size: 2350</text:p>
      <text:p text:style-name="P2">5: File: freeze.py, <text:s/>Directory: C:\Program Files\MySQL\MySQL Shell 8.0\lib\Python3.7\Lib\site-packages\pip\_internal\commands\, <text:s/>Size: 3259</text:p>
      <text:p text:style-name="P2">5: File: work_request.py, <text:s/>Directory: C:\Program Files\MySQL\MySQL Shell 8.0\share\mysqlsh\oci_sdk\oci-2.4.0-py3.7.egg\oci\oce\models\, <text:s/>Size: 13793</text:p>
      <text:p text:style-name="P2">5: File: __init__.py, <text:s/>Directory: C:\Program Files\MySQL\MySQL Shell 8.0\lib\Python3.7\Lib\test\test_importlib\data02\two\, <text:s/>Size: 0</text:p>
      <text:p text:style-name="P2">5: File: compute_client_composite_operations.py, <text:s/>Directory: C:\Program Files\MySQL\MySQL Shell 8.0\share\mysqlsh\oci_sdk\oci-2.4.0-py3.7.egg\oci\core\, <text:s/>Size: 68977</text:p>
      <text:p text:style-name="P2">5: File: launch_instance_agent_config_details.py, <text:s/>Directory: C:\Program Files\MySQL\MySQL Shell 8.0\share\mysqlsh\oci_sdk\oci-2.4.0-py3.7.egg\oci\core\models\, <text:s/>Size: 2378</text:p>
      <text:p text:style-name="P2">5: File: backend_health.py, <text:s/>Directory: C:\Program Files\MySQL\MySQL Shell 8.0\share\mysqlsh\oci_sdk\oci-2.4.0-py3.7.egg\oci\load_balancer\models\, <text:s/>Size: 5026</text:p>
      <text:p text:style-name="P2">5: File: change_compartment_details.py, <text:s/>Directory: C:\Program Files\MySQL\MySQL Shell 8.0\share\mysqlsh\oci_sdk\oci-2.4.0-py3.7.egg\oci\database\models\, <text:s/>Size: 2187</text:p>
      <text:p text:style-name="P2">5: File: create_quota_details.py, <text:s/>Directory: C:\Program Files\MySQL\MySQL Shell 8.0\share\mysqlsh\oci_sdk\oci-2.4.0-py3.7.egg\oci\limits\models\, <text:s/>Size: 7754</text:p>
      <text:p text:style-name="P2">5: File: notification_topic.py, <text:s/>Directory: C:\Program Files\MySQL\MySQL Shell 8.0\share\mysqlsh\oci_sdk\oci-2.4.0-py3.7.egg\oci\ons\models\, <text:s/>Size: 12447</text:p>
      <text:p text:style-name="P2">5: File: create_waas_policy_details.py, <text:s/>Directory: C:\Program Files\MySQL\MySQL Shell 8.0\share\mysqlsh\oci_sdk\oci-2.4.0-py3.7.egg\oci\waas\models\, <text:s/>Size: 12164</text:p>
      <text:p text:style-name="P2">5: File: _tokenizer.py, <text:s/>Directory: C:\Program Files\MySQL\MySQL Shell 8.0\lib\Python3.7\Lib\site-packages\pip\_vendor\html5lib\, <text:s/>Size: 76580</text:p>
      <text:p text:style-name="P2">5: File: virtual_circuit.py, <text:s/>Directory: C:\Program Files\MySQL\MySQL Shell 8.0\share\mysqlsh\oci_sdk\oci-2.4.0-py3.7.egg\oci\core\models\, <text:s/>Size: 36787</text:p>
      <text:p text:style-name="P2">5: File: update_boot_volume_backup_details.py, <text:s/>Directory: C:\Program Files\MySQL\MySQL Shell 8.0\share\mysqlsh\oci_sdk\oci-2.4.0-py3.7.egg\oci\core\models\, <text:s/>Size: 5140</text:p>
      <text:p text:style-name="P2">5: File: whitespace.py, <text:s/>Directory: C:\Program Files\MySQL\MySQL Shell 8.0\lib\Python3.7\Lib\site-packages\pip\_vendor\html5lib\filters\, <text:s/>Size: 1214</text:p>
      <text:p text:style-name="P2">5: File: block_challenge_settings.py, <text:s/>Directory: C:\Program Files\MySQL\MySQL Shell 8.0\share\mysqlsh\oci_sdk\oci-2.4.0-py3.7.egg\oci\waas\models\, <text:s/>Size: 14834</text:p>
      <text:p text:style-name="P2">5: File: record_collection.py, <text:s/>Directory: C:\Program Files\MySQL\MySQL Shell 8.0\share\mysqlsh\oci_sdk\oci-2.4.0-py3.7.egg\oci\dns\models\, <text:s/>Size: 1661</text:p>
      <text:p text:style-name="P2">5: File: test_cygwinccompiler.py, <text:s/>Directory: C:\Program Files\MySQL\MySQL Shell 8.0\lib\Python3.7\Lib\distutils\tests\, <text:s/>Size: 5636</text:p>
      <text:p text:style-name="P2">5: File: update_policy_details.py, <text:s/>Directory: C:\Program Files\MySQL\MySQL Shell 8.0\share\mysqlsh\oci_sdk\oci-2.4.0-py3.7.egg\oci\identity\models\, <text:s/>Size: 7817</text:p>
      <text:p text:style-name="P2">5: File: cross_connect.py, <text:s/>Directory: C:\Program Files\MySQL\MySQL Shell 8.0\share\mysqlsh\oci_sdk\oci-2.4.0-py3.7.egg\oci\core\models\, <text:s/>Size: 16813</text:p>
      <text:p text:style-name="P2">5: File: extend_http_request_header_value_rule.py, <text:s/>Directory: C:\Program Files\MySQL\MySQL Shell 8.0\share\mysqlsh\oci_sdk\oci-2.4.0-py3.7.egg\oci\load_balancer\models\, <text:s/>Size: 5581</text:p>
      <text:p text:style-name="P2">5: File: remainder.decTest, <text:s/>Directory: C:\Program Files\MySQL\MySQL Shell 8.0\lib\Python3.7\Lib\test\decimaltestdata\, <text:s/>Size: 27124</text:p>
      <text:p text:style-name="P2">5: File: _structures.py, <text:s/>Directory: C:\Program Files\MySQL\MySQL Shell 8.0\lib\Python3.7\Lib\site-packages\setuptools\_vendor\packaging\, <text:s/>Size: 1416</text:p>
      <text:p text:style-name="P2">5: File: update_db_home_details.py, <text:s/>Directory: C:\Program Files\MySQL\MySQL Shell 8.0\share\mysqlsh\oci_sdk\oci-2.4.0-py3.7.egg\oci\database\models\, <text:s/>Size: 1799</text:p>
      <text:p text:style-name="P2">5: File: change_vault_compartment_details.py, <text:s/>Directory: C:\Program Files\MySQL\MySQL Shell 8.0\share\mysqlsh\oci_sdk\oci-2.4.0-py3.7.egg\oci\key_management\models\, <text:s/>Size: 2224</text:p>
      <text:p text:style-name="P2"><text:soft-page-break/>5: File: add_network_security_group_security_rules_details.py, <text:s/>Directory: C:\Program Files\MySQL\MySQL Shell 8.0\share\mysqlsh\oci_sdk\oci-2.4.0-py3.7.egg\oci\core\models\, <text:s/>Size: 2177</text:p>
      <text:p text:style-name="P2">5: File: __init__.py, <text:s/>Directory: C:\Program Files\MySQL\MySQL Shell 8.0\share\mysqlsh\oci_sdk\oci-2.4.0-py3.7.egg\oci\monitoring\models\, <text:s/>Size: 2023</text:p>
      <text:p text:style-name="P2">5: File: image_source_details.py, <text:s/>Directory: C:\Program Files\MySQL\MySQL Shell 8.0\share\mysqlsh\oci_sdk\oci-2.4.0-py3.7.egg\oci\core\models\, <text:s/>Size: 6903</text:p>
      <text:p text:style-name="P2">5: File: test_loader.py, <text:s/>Directory: C:\Program Files\MySQL\MySQL Shell 8.0\lib\Python3.7\Lib\test\test_importlib\builtin\, <text:s/>Size: 3741</text:p>
      <text:p text:style-name="P2">5: File: budget_client_composite_operations.py, <text:s/>Directory: C:\Program Files\MySQL\MySQL Shell 8.0\share\mysqlsh\oci_sdk\oci-2.4.0-py3.7.egg\oci\budget\, <text:s/>Size: 11456</text:p>
      <text:p text:style-name="P2">5: File: create_threshold_policy_details.py, <text:s/>Directory: C:\Program Files\MySQL\MySQL Shell 8.0\share\mysqlsh\oci_sdk\oci-2.4.0-py3.7.egg\oci\autoscaling\models\, <text:s/>Size: 3103</text:p>
      <text:p text:style-name="P2">5: File: poolmanager.py, <text:s/>Directory: C:\Program Files\MySQL\MySQL Shell 8.0\share\mysqlsh\oci_sdk\oci-2.4.0-py3.7.egg\oci\_vendor\urllib3\, <text:s/>Size: 17017</text:p>
      <text:p text:style-name="P2">5: File: base_command.py, <text:s/>Directory: C:\Program Files\MySQL\MySQL Shell 8.0\lib\Python3.7\Lib\site-packages\pip\_internal\cli\, <text:s/>Size: 12725</text:p>
      <text:p text:style-name="P2">5: File: compute_management_client_composite_operations.py, <text:s/>Directory: C:\Program Files\MySQL\MySQL Shell 8.0\share\mysqlsh\oci_sdk\oci-2.4.0-py3.7.egg\oci\core\, <text:s/>Size: 26769</text:p>
      <text:p text:style-name="P2">5: File: resource_summary_collection.py, <text:s/>Directory: C:\Program Files\MySQL\MySQL Shell 8.0\share\mysqlsh\oci_sdk\oci-2.4.0-py3.7.egg\oci\resource_search\models\, <text:s/>Size: 1852</text:p>
      <text:p text:style-name="P2">5: File: test_source_encoding.py, <text:s/>Directory: C:\Program Files\MySQL\MySQL Shell 8.0\lib\Python3.7\Lib\test\test_importlib\source\, <text:s/>Size: 5330</text:p>
      <text:p text:style-name="P2">5: File: randomBound32.decTest, <text:s/>Directory: C:\Program Files\MySQL\MySQL Shell 8.0\lib\Python3.7\Lib\test\decimaltestdata\, <text:s/>Size: 304506</text:p>
      <text:p text:style-name="P2">5: File: _collections.py, <text:s/>Directory: C:\Program Files\MySQL\MySQL Shell 8.0\share\mysqlsh\oci_sdk\oci-2.4.0-py3.7.egg\oci\_vendor\urllib3\, <text:s/>Size: 10910</text:p>
      <text:p text:style-name="P2">5: File: adapter.py, <text:s/>Directory: C:\Program Files\MySQL\MySQL Shell 8.0\lib\Python3.7\Lib\site-packages\pip\_vendor\cachecontrol\, <text:s/>Size: 4863</text:p>
      <text:p text:style-name="P2">5: File: waas_policy_custom_protection_rule_summary.py, <text:s/>Directory: C:\Program Files\MySQL\MySQL Shell 8.0\share\mysqlsh\oci_sdk\oci-2.4.0-py3.7.egg\oci\waas\models\, <text:s/>Size: 6410</text:p>
      <text:p text:style-name="P2">5: File: indirect.py, <text:s/>Directory: C:\Program Files\MySQL\MySQL Shell 8.0\lib\Python3.7\Lib\test\test_import\data\circular_imports\, <text:s/>Size: 28</text:p>
      <text:p text:style-name="P2">5: File: __version__.py, <text:s/>Directory: C:\Program Files\MySQL\MySQL Shell 8.0\share\mysqlsh\oci_sdk\oci-2.4.0-py3.7.egg\oci\_vendor\requests\, <text:s/>Size: 578</text:p>
      <text:p text:style-name="P2">5: File: transfer_appliance_certificate.py, <text:s/>Directory: C:\Program Files\MySQL\MySQL Shell 8.0\share\mysqlsh\oci_sdk\oci-2.4.0-py3.7.egg\oci\dts\models\, <text:s/>Size: 1821</text:p>
      <text:p text:style-name="P2">5: File: pyparsing.py, <text:s/>Directory: C:\Program Files\MySQL\MySQL Shell 8.0\lib\Python3.7\Lib\site-packages\pkg_resources\_vendor\, <text:s/>Size: 232055</text:p>
      <text:p text:style-name="P2">5: File: test_searchengine.py, <text:s/>Directory: C:\Program Files\MySQL\MySQL Shell 8.0\lib\Python3.7\Lib\idlelib\idle_test\, <text:s/>Size: 11543</text:p>
      <text:p text:style-name="P2">5: File: outdated.py, <text:s/>Directory: C:\Program Files\MySQL\MySQL Shell 8.0\lib\Python3.7\Lib\site-packages\pip\_internal\utils\, <text:s/>Size: 5974</text:p>
      <text:p text:style-name="P2">5: File: test_headerregistry.py, <text:s/>Directory: C:\Program Files\MySQL\MySQL Shell 8.0\lib\Python3.7\Lib\test\test_email\, <text:s/>Size: 58897</text:p>
      <text:p text:style-name="P2">5: File: top_level.txt, <text:s/>Directory: C:\Program Files\MySQL\MySQL Shell 8.0\lib\Python3.7\Lib\site-packages\setuptools-40.8.0.dist-info\, <text:s/>Size: 38</text:p>
      <text:p text:style-name="P2">5: File: rule_condition.py, <text:s/>Directory: C:\Program Files\MySQL\MySQL Shell 8.0\share\mysqlsh\oci_sdk\oci-2.4.0-py3.7.egg\oci\load_balancer\models\, <text:s/>Size: 4057</text:p>
      <text:p text:style-name="P2"><text:soft-page-break/>5: File: work_request_summary.py, <text:s/>Directory: C:\Program Files\MySQL\MySQL Shell 8.0\share\mysqlsh\oci_sdk\oci-2.4.0-py3.7.egg\oci\object_storage\models\, <text:s/>Size: 12589</text:p>
      <text:p text:style-name="P2">5: File: __init__.py, <text:s/>Directory: C:\Program Files\MySQL\MySQL Shell 8.0\lib\Python3.7\Lib\site-packages\pip\_internal\models\, <text:s/>Size: 63</text:p>
      <text:p text:style-name="P2">5: File: dynamic_group.py, <text:s/>Directory: C:\Program Files\MySQL\MySQL Shell 8.0\share\mysqlsh\oci_sdk\oci-2.4.0-py3.7.egg\oci\identity\models\, <text:s/>Size: 14115</text:p>
      <text:p text:style-name="P2">5: File: counter.py, <text:s/>Directory: C:\Program Files\MySQL\MySQL Shell 8.0\lib\Python3.7\Lib\site-packages\pip\_vendor\progress\, <text:s/>Size: 1528</text:p>
      <text:p text:style-name="P2">5: File: test_proactor_events.py, <text:s/>Directory: C:\Program Files\MySQL\MySQL Shell 8.0\lib\Python3.7\Lib\test\test_asyncio\, <text:s/>Size: 34190</text:p>
      <text:p text:style-name="P2">5: File: source_ip_address_condition.py, <text:s/>Directory: C:\Program Files\MySQL\MySQL Shell 8.0\share\mysqlsh\oci_sdk\oci-2.4.0-py3.7.egg\oci\load_balancer\models\, <text:s/>Size: 3194</text:p>
      <text:p text:style-name="P2">5: File: sodium_core.py, <text:s/>Directory: C:\Program Files\MySQL\MySQL Shell 8.0\share\mysqlsh\oci_sdk\PyNaCl-1.3.0-py3.7-win-amd64.egg\nacl\bindings\, <text:s/>Size: 1079</text:p>
      <text:p text:style-name="P2">5: File: action.py, <text:s/>Directory: C:\Program Files\MySQL\MySQL Shell 8.0\share\mysqlsh\oci_sdk\oci-2.4.0-py3.7.egg\oci\autoscaling\models\, <text:s/>Size: 3285</text:p>
      <text:p text:style-name="P2">5: File: waf_blocked_request.py, <text:s/>Directory: C:\Program Files\MySQL\MySQL Shell 8.0\share\mysqlsh\oci_sdk\oci-2.4.0-py3.7.egg\oci\waas\models\, <text:s/>Size: 7417</text:p>
      <text:p text:style-name="P2">5: File: announcement.py, <text:s/>Directory: C:\Program Files\MySQL\MySQL Shell 8.0\share\mysqlsh\oci_sdk\oci-2.4.0-py3.7.egg\oci\announcements_service\models\, <text:s/>Size: 9579</text:p>
      <text:p text:style-name="P2">5: File: steering_policy_filter_rule_case.py, <text:s/>Directory: C:\Program Files\MySQL\MySQL Shell 8.0\share\mysqlsh\oci_sdk\oci-2.4.0-py3.7.egg\oci\dns\models\, <text:s/>Size: 3863</text:p>
      <text:p text:style-name="P2">5: File: steering_policy_weighted_rule_case.py, <text:s/>Directory: C:\Program Files\MySQL\MySQL Shell 8.0\share\mysqlsh\oci_sdk\oci-2.4.0-py3.7.egg\oci\dns\models\, <text:s/>Size: 3901</text:p>
      <text:p text:style-name="P2">5: File: vcn.py, <text:s/>Directory: C:\Program Files\MySQL\MySQL Shell 8.0\share\mysqlsh\oci_sdk\oci-2.4.0-py3.7.egg\oci\core\models\, <text:s/>Size: 21096</text:p>
      <text:p text:style-name="P2">5: File: service_summary.py, <text:s/>Directory: C:\Program Files\MySQL\MySQL Shell 8.0\share\mysqlsh\oci_sdk\oci-2.4.0-py3.7.egg\oci\limits\models\, <text:s/>Size: 2562</text:p>
      <text:p text:style-name="P2">5: File: stream_summary.py, <text:s/>Directory: C:\Program Files\MySQL\MySQL Shell 8.0\share\mysqlsh\oci_sdk\oci-2.4.0-py3.7.egg\oci\streaming\models\, <text:s/>Size: 11900</text:p>
      <text:p text:style-name="P2">5: File: requires.txt, <text:s/>Directory: C:\Program Files\MySQL\MySQL Shell 8.0\share\mysqlsh\oci_sdk\bcrypt-3.1.7-py3.7-win-amd64.egg\EGG-INFO\, <text:s/>Size: 52</text:p>
      <text:p text:style-name="P2">5: File: base.py, <text:s/>Directory: C:\Program Files\MySQL\MySQL Shell 8.0\share\mysqlsh\oci_sdk\cryptography-2.7-py3.7-win-amd64.egg\cryptography\hazmat\primitives\serialization\, <text:s/>Size: 1904</text:p>
      <text:p text:style-name="P2">5: File: kms_management_client_composite_operations.py, <text:s/>Directory: C:\Program Files\MySQL\MySQL Shell 8.0\share\mysqlsh\oci_sdk\oci-2.4.0-py3.7.egg\oci\key_management\, <text:s/>Size: 12952</text:p>
      <text:p text:style-name="P2">5: File: __init__.py, <text:s/>Directory: C:\Program Files\MySQL\MySQL Shell 8.0\share\mysqlsh\oci_sdk\oci-2.4.0-py3.7.egg\oci\limits\models\, <text:s/>Size: 927</text:p>
      <text:p text:style-name="P2">5: File: policy.py, <text:s/>Directory: C:\Program Files\MySQL\MySQL Shell 8.0\share\mysqlsh\oci_sdk\oci-2.4.0-py3.7.egg\oci\identity\models\, <text:s/>Size: 14987</text:p>
      <text:p text:style-name="P2">5: File: health_checks_vantage_point_summary.py, <text:s/>Directory: C:\Program Files\MySQL\MySQL Shell 8.0\share\mysqlsh\oci_sdk\oci-2.4.0-py3.7.egg\oci\healthchecks\models\, <text:s/>Size: 7089</text:p>
      <text:p text:style-name="P2">5: File: change_internet_gateway_compartment_details.py, <text:s/>Directory: C:\Program Files\MySQL\MySQL Shell 8.0\share\mysqlsh\oci_sdk\oci-2.4.0-py3.7.egg\oci\core\models\, <text:s/>Size: 2313</text:p>
      <text:p text:style-name="P2">5: File: mbcssm.py, <text:s/>Directory: C:\Program Files\MySQL\MySQL Shell 8.0\share\mysqlsh\oci_sdk\oci-2.4.0-py3.7.egg\oci\_vendor\chardet\, <text:s/>Size: 24533</text:p>
      <text:p text:style-name="P2">5: File: base.py, <text:s/>Directory: C:\Program Files\MySQL\MySQL Shell 8.0\lib\Python3.7\Lib\site-packages\pip\_vendor\html5lib\treewalkers\, <text:s/>Size: 7476</text:p>
      <text:p text:style-name="P2"><text:soft-page-break/>5: File: db_system_shape_summary.py, <text:s/>Directory: C:\Program Files\MySQL\MySQL Shell 8.0\share\mysqlsh\oci_sdk\oci-2.4.0-py3.7.egg\oci\database\models\, <text:s/>Size: 8706</text:p>
      <text:p text:style-name="P2">5: File: _deprecation_warning.py, <text:s/>Directory: C:\Program Files\MySQL\MySQL Shell 8.0\lib\Python3.7\Lib\site-packages\setuptools\, <text:s/>Size: 218</text:p>
      <text:p text:style-name="P2">5: File: ddCompareTotalMag.decTest, <text:s/>Directory: C:\Program Files\MySQL\MySQL Shell 8.0\lib\Python3.7\Lib\test\decimaltestdata\, <text:s/>Size: 32418</text:p>
      <text:p text:style-name="P2">5: File: volume_source_from_volume_details.py, <text:s/>Directory: C:\Program Files\MySQL\MySQL Shell 8.0\share\mysqlsh\oci_sdk\oci-2.4.0-py3.7.egg\oci\core\models\, <text:s/>Size: 2211</text:p>
      <text:p text:style-name="P2">5: File: instance_configuration_create_vnic_details.py, <text:s/>Directory: C:\Program Files\MySQL\MySQL Shell 8.0\share\mysqlsh\oci_sdk\oci-2.4.0-py3.7.egg\oci\core\models\, <text:s/>Size: 9765</text:p>
      <text:p text:style-name="P2">5: File: tunnel_status.py, <text:s/>Directory: C:\Program Files\MySQL\MySQL Shell 8.0\share\mysqlsh\oci_sdk\oci-2.4.0-py3.7.egg\oci\core\models\, <text:s/>Size: 6194</text:p>
      <text:p text:style-name="P2">5: File: dqCopyNegate.decTest, <text:s/>Directory: C:\Program Files\MySQL\MySQL Shell 8.0\lib\Python3.7\Lib\test\decimaltestdata\, <text:s/>Size: 4248</text:p>
      <text:p text:style-name="P2">5: File: eucjpprober.py, <text:s/>Directory: C:\Program Files\MySQL\MySQL Shell 8.0\share\mysqlsh\oci_sdk\oci-2.4.0-py3.7.egg\oci\_vendor\chardet\, <text:s/>Size: 2801</text:p>
      <text:p text:style-name="P2">5: File: transfer_appliance_entitlement_client.py, <text:s/>Directory: C:\Program Files\MySQL\MySQL Shell 8.0\share\mysqlsh\oci_sdk\oci-2.4.0-py3.7.egg\oci\dts\, <text:s/>Size: 11071</text:p>
      <text:p text:style-name="P2">5: File: tag_namespace.py, <text:s/>Directory: C:\Program Files\MySQL\MySQL Shell 8.0\share\mysqlsh\oci_sdk\oci-2.4.0-py3.7.egg\oci\identity\models\, <text:s/>Size: 12268</text:p>
      <text:p text:style-name="P2">5: File: lint.py, <text:s/>Directory: C:\Program Files\MySQL\MySQL Shell 8.0\lib\Python3.7\Lib\site-packages\pip\_vendor\html5lib\filters\, <text:s/>Size: 3643</text:p>
      <text:p text:style-name="P2">5: File: work_request_resource.py, <text:s/>Directory: C:\Program Files\MySQL\MySQL Shell 8.0\share\mysqlsh\oci_sdk\oci-2.4.0-py3.7.egg\oci\waas\models\, <text:s/>Size: 6505</text:p>
      <text:p text:style-name="P2">5: File: build_env.py, <text:s/>Directory: C:\Program Files\MySQL\MySQL Shell 8.0\lib\Python3.7\Lib\site-packages\pip\_internal\, <text:s/>Size: 7439</text:p>
      <text:p text:style-name="P2">5: File: serializer.py, <text:s/>Directory: C:\Program Files\MySQL\MySQL Shell 8.0\lib\Python3.7\Lib\site-packages\pip\_vendor\html5lib\, <text:s/>Size: 15758</text:p>
      <text:p text:style-name="P2">5: File: __init__.py, <text:s/>Directory: C:\Program Files\MySQL\MySQL Shell 8.0\share\mysqlsh\oci_sdk\oci-2.4.0-py3.7.egg\oci\announcements_service\models\, <text:s/>Size: 859</text:p>
      <text:p text:style-name="P2">5: File: ciphers.py, <text:s/>Directory: C:\Program Files\MySQL\MySQL Shell 8.0\share\mysqlsh\oci_sdk\cryptography-2.7-py3.7-win-amd64.egg\cryptography\hazmat\backends\openssl\, <text:s/>Size: 9314</text:p>
      <text:p text:style-name="P2">5: File: langgreekmodel.py, <text:s/>Directory: C:\Program Files\MySQL\MySQL Shell 8.0\lib\Python3.7\Lib\site-packages\pip\_vendor\chardet\, <text:s/>Size: 12688</text:p>
      <text:p text:style-name="P2">5: File: test_finder.py, <text:s/>Directory: C:\Program Files\MySQL\MySQL Shell 8.0\lib\Python3.7\Lib\test\test_importlib\source\, <text:s/>Size: 8775</text:p>
      <text:p text:style-name="P2">5: File: test_finder.py, <text:s/>Directory: C:\Program Files\MySQL\MySQL Shell 8.0\lib\Python3.7\Lib\test\test_importlib\builtin\, <text:s/>Size: 2891</text:p>
      <text:p text:style-name="P2">5: File: __init__.py, <text:s/>Directory: C:\Program Files\MySQL\MySQL Shell 8.0\share\mysqlsh\oci_sdk\oci-2.4.0-py3.7.egg\oci\autoscaling\models\, <text:s/>Size: 2574</text:p>
      <text:p text:style-name="P2">5: File: LICENSE.txt, <text:s/>Directory: C:\Program Files\MySQL\MySQL Shell 8.0\lib\Python3.7\Lib\site-packages\pip-19.0.3.dist-info\, <text:s/>Size: 1090</text:p>
      <text:p text:style-name="P2">5: File: work_request_resource.py, <text:s/>Directory: C:\Program Files\MySQL\MySQL Shell 8.0\share\mysqlsh\oci_sdk\oci-2.4.0-py3.7.egg\oci\work_requests\models\, <text:s/>Size: 6549</text:p>
      <text:p text:style-name="P2">5: File: file_storage_client.py, <text:s/>Directory: C:\Program Files\MySQL\MySQL Shell 8.0\share\mysqlsh\oci_sdk\oci-2.4.0-py3.7.egg\oci\file_storage\, <text:s/>Size: 113077</text:p>
      <text:p text:style-name="P2">5: File: __init__.py, <text:s/>Directory: C:\Program Files\MySQL\MySQL Shell 8.0\lib\Python3.7\Lib\site-packages\pip\_vendor\urllib3\packages\backports\, <text:s/>Size: 0</text:p>
      <text:p text:style-name="P2"><text:soft-page-break/>5: File: general_name.py, <text:s/>Directory: C:\Program Files\MySQL\MySQL Shell 8.0\share\mysqlsh\oci_sdk\cryptography-2.7-py3.7-win-amd64.egg\cryptography\x509\, <text:s/>Size: 10462</text:p>
      <text:p text:style-name="P2">5: File: gb2312prober.py, <text:s/>Directory: C:\Program Files\MySQL\MySQL Shell 8.0\share\mysqlsh\oci_sdk\oci-2.4.0-py3.7.egg\oci\_vendor\chardet\, <text:s/>Size: 806</text:p>
      <text:p text:style-name="P2">5: File: timeout.py, <text:s/>Directory: C:\Program Files\MySQL\MySQL Shell 8.0\lib\Python3.7\Lib\site-packages\pip\_vendor\urllib3\util\, <text:s/>Size: 9757</text:p>
      <text:p text:style-name="P2">5: File: change_instance_configuration_compartment_details.py, <text:s/>Directory: C:\Program Files\MySQL\MySQL Shell 8.0\share\mysqlsh\oci_sdk\oci-2.4.0-py3.7.egg\oci\core\models\, <text:s/>Size: 2377</text:p>
      <text:p text:style-name="P2">5: File: __init__.py, <text:s/>Directory: C:\Program Files\MySQL\MySQL Shell 8.0\share\mysqlsh\oci_sdk\oci-2.4.0-py3.7.egg\oci\email\, <text:s/>Size: 345</text:p>
      <text:p text:style-name="P2">5: File: langhungarianmodel.py, <text:s/>Directory: C:\Program Files\MySQL\MySQL Shell 8.0\share\mysqlsh\oci_sdk\oci-2.4.0-py3.7.egg\oci\_vendor\chardet\, <text:s/>Size: 11628</text:p>
      <text:p text:style-name="P2">5: File: locations.py, <text:s/>Directory: C:\Program Files\MySQL\MySQL Shell 8.0\lib\Python3.7\Lib\site-packages\pip\_internal\, <text:s/>Size: 6944</text:p>
      <text:p text:style-name="P2">5: File: link.py, <text:s/>Directory: C:\Program Files\MySQL\MySQL Shell 8.0\lib\Python3.7\Lib\site-packages\pip\_internal\models\, <text:s/>Size: 4817</text:p>
      <text:p text:style-name="P2">5: File: temp_dir.py, <text:s/>Directory: C:\Program Files\MySQL\MySQL Shell 8.0\lib\Python3.7\Lib\site-packages\pip\_internal\utils\, <text:s/>Size: 5339</text:p>
      <text:p text:style-name="P2">5: File: transfer_device_client_composite_operations.py, <text:s/>Directory: C:\Program Files\MySQL\MySQL Shell 8.0\share\mysqlsh\oci_sdk\oci-2.4.0-py3.7.egg\oci\dts\, <text:s/>Size: 3258</text:p>
      <text:p text:style-name="P2">5: File: geolocation.py, <text:s/>Directory: C:\Program Files\MySQL\MySQL Shell 8.0\share\mysqlsh\oci_sdk\oci-2.4.0-py3.7.egg\oci\healthchecks\models\, <text:s/>Size: 7456</text:p>
      <text:p text:style-name="P2">5: File: api_jws.py, <text:s/>Directory: C:\Program Files\MySQL\MySQL Shell 8.0\share\mysqlsh\oci_sdk\oci-2.4.0-py3.7.egg\oci\_vendor\jwt\, <text:s/>Size: 8256</text:p>
      <text:p text:style-name="P2">5: File: scim_client_credentials.py, <text:s/>Directory: C:\Program Files\MySQL\MySQL Shell 8.0\share\mysqlsh\oci_sdk\oci-2.4.0-py3.7.egg\oci\identity\models\, <text:s/>Size: 2673</text:p>
      <text:p text:style-name="P2">5: File: unicode_utils.py, <text:s/>Directory: C:\Program Files\MySQL\MySQL Shell 8.0\lib\Python3.7\Lib\site-packages\setuptools\, <text:s/>Size: 1260</text:p>
      <text:p text:style-name="P2">5: File: smtp_credential_summary.py, <text:s/>Directory: C:\Program Files\MySQL\MySQL Shell 8.0\share\mysqlsh\oci_sdk\oci-2.4.0-py3.7.egg\oci\identity\models\, <text:s/>Size: 10595</text:p>
      <text:p text:style-name="P2">5: File: blockstorage_client_composite_operations.py, <text:s/>Directory: C:\Program Files\MySQL\MySQL Shell 8.0\share\mysqlsh\oci_sdk\oci-2.4.0-py3.7.egg\oci\core\, <text:s/>Size: 42573</text:p>
      <text:p text:style-name="P2">5: File: not-zip-safe, <text:s/>Directory: C:\Program Files\MySQL\MySQL Shell 8.0\share\mysqlsh\oci_sdk\cryptography-2.7-py3.7-win-amd64.egg\EGG-INFO\, <text:s/>Size: 1</text:p>
      <text:p text:style-name="P2">5: File: create_config_source_details.py, <text:s/>Directory: C:\Program Files\MySQL\MySQL Shell 8.0\share\mysqlsh\oci_sdk\oci-2.4.0-py3.7.egg\oci\resource_manager\models\, <text:s/>Size: 3868</text:p>
      <text:p text:style-name="P2">5: File: pidlockfile.py, <text:s/>Directory: C:\Program Files\MySQL\MySQL Shell 8.0\lib\Python3.7\Lib\site-packages\pip\_vendor\lockfile\, <text:s/>Size: 6090</text:p>
      <text:p text:style-name="P2">5: File: _compat.py, <text:s/>Directory: C:\Program Files\MySQL\MySQL Shell 8.0\lib\Python3.7\Lib\site-packages\pkg_resources\_vendor\packaging\, <text:s/>Size: 860</text:p>
      <text:p text:style-name="P2">5: File: bad_order.py, <text:s/>Directory: C:\Program Files\MySQL\MySQL Shell 8.0\lib\Python3.7\Lib\lib2to3\tests\data\fixers\, <text:s/>Size: 89</text:p>
      <text:p text:style-name="P2">5: File: six.py, <text:s/>Directory: C:\Program Files\MySQL\MySQL Shell 8.0\share\mysqlsh\oci_sdk\oci-2.4.0-py3.7.egg\oci\_vendor\, <text:s/>Size: 32452</text:p>
      <text:p text:style-name="P2">5: File: misc.py, <text:s/>Directory: C:\Program Files\MySQL\MySQL Shell 8.0\lib\Python3.7\Lib\site-packages\pip\_internal\utils\, <text:s/>Size: 33547</text:p>
      <text:p text:style-name="P2">5: File: configuration.py, <text:s/>Directory: C:\Program Files\MySQL\MySQL Shell 8.0\lib\Python3.7\Lib\site-packages\pip\_internal\, <text:s/>Size: 13243</text:p>
      <text:p text:style-name="P2"><text:soft-page-break/>5: File: create_drg_attachment_details.py, <text:s/>Directory: C:\Program Files\MySQL\MySQL Shell 8.0\share\mysqlsh\oci_sdk\oci-2.4.0-py3.7.egg\oci\core\models\, <text:s/>Size: 5941</text:p>
      <text:p text:style-name="P2">5: File: ssl_configuration.py, <text:s/>Directory: C:\Program Files\MySQL\MySQL Shell 8.0\share\mysqlsh\oci_sdk\oci-2.4.0-py3.7.egg\oci\load_balancer\models\, <text:s/>Size: 4932</text:p>
      <text:p text:style-name="P2">5: File: functions_invoke_client_composite_operations.py, <text:s/>Directory: C:\Program Files\MySQL\MySQL Shell 8.0\share\mysqlsh\oci_sdk\oci-2.4.0-py3.7.egg\oci\functions\, <text:s/>Size: 999</text:p>
      <text:p text:style-name="P2">5: File: securetransport.py, <text:s/>Directory: C:\Program Files\MySQL\MySQL Shell 8.0\share\mysqlsh\oci_sdk\oci-2.4.0-py3.7.egg\oci\_vendor\urllib3\contrib\, <text:s/>Size: 30473</text:p>
      <text:p text:style-name="P2">5: File: test_file_loader.py, <text:s/>Directory: C:\Program Files\MySQL\MySQL Shell 8.0\lib\Python3.7\Lib\test\test_importlib\source\, <text:s/>Size: 32445</text:p>
      <text:p text:style-name="P2">5: File: response.py, <text:s/>Directory: C:\Program Files\MySQL\MySQL Shell 8.0\share\mysqlsh\oci_sdk\oci-2.4.0-py3.7.egg\oci\, <text:s/>Size: 1454</text:p>
      <text:p text:style-name="P2">5: File: sjisprober.py, <text:s/>Directory: C:\Program Files\MySQL\MySQL Shell 8.0\share\mysqlsh\oci_sdk\oci-2.4.0-py3.7.egg\oci\_vendor\chardet\, <text:s/>Size: 2826</text:p>
      <text:p text:style-name="P2">5: File: filesystem.py, <text:s/>Directory: C:\Program Files\MySQL\MySQL Shell 8.0\lib\Python3.7\Lib\site-packages\pip\_internal\utils\, <text:s/>Size: 990</text:p>
      <text:p text:style-name="P2">5: File: alert_rule_summary.py, <text:s/>Directory: C:\Program Files\MySQL\MySQL Shell 8.0\share\mysqlsh\oci_sdk\oci-2.4.0-py3.7.egg\oci\budget\models\, <text:s/>Size: 17864</text:p>
      <text:p text:style-name="P2">5: File: instance_configuration_launch_instance_details.py, <text:s/>Directory: C:\Program Files\MySQL\MySQL Shell 8.0\share\mysqlsh\oci_sdk\oci-2.4.0-py3.7.egg\oci\core\models\, <text:s/>Size: 27906</text:p>
      <text:p text:style-name="P2">5: File: utf8prober.py, <text:s/>Directory: C:\Program Files\MySQL\MySQL Shell 8.0\lib\Python3.7\Lib\site-packages\pip\_vendor\chardet\, <text:s/>Size: 2766</text:p>
      <text:p text:style-name="P2">5: File: steering_policy_limit_rule.py, <text:s/>Directory: C:\Program Files\MySQL\MySQL Shell 8.0\share\mysqlsh\oci_sdk\oci-2.4.0-py3.7.egg\oci\dns\models\, <text:s/>Size: 5844</text:p>
      <text:p text:style-name="P2">5: File: waas_client_composite_operations.py, <text:s/>Directory: C:\Program Files\MySQL\MySQL Shell 8.0\share\mysqlsh\oci_sdk\oci-2.4.0-py3.7.egg\oci\waas\, <text:s/>Size: 64895</text:p>
      <text:p text:style-name="P2">5: File: build_clib.py, <text:s/>Directory: C:\Program Files\MySQL\MySQL Shell 8.0\lib\Python3.7\Lib\site-packages\setuptools\command\, <text:s/>Size: 4484</text:p>
      <text:p text:style-name="P2">5: File: kms_crypto_client.py, <text:s/>Directory: C:\Program Files\MySQL\MySQL Shell 8.0\share\mysqlsh\oci_sdk\oci-2.4.0-py3.7.egg\oci\key_management\, <text:s/>Size: 12958</text:p>
      <text:p text:style-name="P2">5: File: pattern_details.py, <text:s/>Directory: C:\Program Files\MySQL\MySQL Shell 8.0\share\mysqlsh\oci_sdk\oci-2.4.0-py3.7.egg\oci\object_storage\models\, <text:s/>Size: 8609</text:p>
      <text:p text:style-name="P2">5: File: lb_cookie_session_persistence_configuration_details.py, <text:s/>Directory: C:\Program Files\MySQL\MySQL Shell 8.0\share\mysqlsh\oci_sdk\oci-2.4.0-py3.7.egg\oci\load_balancer\models\, <text:s/>Size: 18763</text:p>
      <text:p text:style-name="P2">5: File: dependency_links.txt, <text:s/>Directory: C:\Program Files\MySQL\MySQL Shell 8.0\share\mysqlsh\oci_sdk\configparser-3.8.1-py3.7.egg\EGG-INFO\, <text:s/>Size: 1</text:p>
      <text:p text:style-name="P2">5: File: autonomous_db_preview_version_summary.py, <text:s/>Directory: C:\Program Files\MySQL\MySQL Shell 8.0\share\mysqlsh\oci_sdk\oci-2.4.0-py3.7.egg\oci\database\models\, <text:s/>Size: 7311</text:p>
      <text:p text:style-name="P2">5: File: decode_asn1.py, <text:s/>Directory: C:\Program Files\MySQL\MySQL Shell 8.0\share\mysqlsh\oci_sdk\cryptography-2.7-py3.7-win-amd64.egg\cryptography\hazmat\backends\openssl\, <text:s/>Size: 32928</text:p>
      <text:p text:style-name="P2">5: File: __init__.py, <text:s/>Directory: C:\Program Files\MySQL\MySQL Shell 8.0\share\mysqlsh\oci_sdk\oci-2.4.0-py3.7.egg\oci\monitoring\, <text:s/>Size: 375</text:p>
      <text:p text:style-name="P2">5: File: detach_devices_details.py, <text:s/>Directory: C:\Program Files\MySQL\MySQL Shell 8.0\share\mysqlsh\oci_sdk\oci-2.4.0-py3.7.egg\oci\dts\models\, <text:s/>Size: 1896</text:p>
      <text:p text:style-name="P2">5: File: ntlmpool.py, <text:s/>Directory: C:\Program Files\MySQL\MySQL Shell 8.0\share\mysqlsh\oci_sdk\oci-2.4.0-py3.7.egg\oci\_vendor\urllib3\contrib\, <text:s/>Size: 4623</text:p>
      <text:p text:style-name="P2">5: File: update_alert_rule_details.py, <text:s/>Directory: C:\Program Files\MySQL\MySQL Shell 8.0\share\mysqlsh\oci_sdk\oci-2.4.0-py3.7.egg\oci\budget\models\, <text:s/>Size: 12477</text:p>
      <text:p text:style-name="P2"><text:soft-page-break/>5: File: big5prober.py, <text:s/>Directory: C:\Program Files\MySQL\MySQL Shell 8.0\lib\Python3.7\Lib\site-packages\pip\_vendor\chardet\, <text:s/>Size: 1757</text:p>
      <text:p text:style-name="P2">5: File: restore_autonomous_database_details.py, <text:s/>Directory: C:\Program Files\MySQL\MySQL Shell 8.0\share\mysqlsh\oci_sdk\oci-2.4.0-py3.7.egg\oci\database\models\, <text:s/>Size: 3893</text:p>
      <text:p text:style-name="P2">5: File: setopt.py, <text:s/>Directory: C:\Program Files\MySQL\MySQL Shell 8.0\lib\Python3.7\Lib\site-packages\setuptools\command\, <text:s/>Size: 5085</text:p>
      <text:p text:style-name="P2">5: File: bucket_summary.py, <text:s/>Directory: C:\Program Files\MySQL\MySQL Shell 8.0\share\mysqlsh\oci_sdk\oci-2.4.0-py3.7.egg\oci\object_storage\models\, <text:s/>Size: 9469</text:p>
      <text:p text:style-name="P2">5: File: scrypt.py, <text:s/>Directory: C:\Program Files\MySQL\MySQL Shell 8.0\share\mysqlsh\oci_sdk\cryptography-2.7-py3.7-win-amd64.egg\cryptography\hazmat\primitives\kdf\, <text:s/>Size: 2155</text:p>
      <text:p text:style-name="P2">5: File: enums.py, <text:s/>Directory: C:\Program Files\MySQL\MySQL Shell 8.0\share\mysqlsh\oci_sdk\oci-2.4.0-py3.7.egg\oci\_vendor\chardet\, <text:s/>Size: 1878</text:p>
      <text:p text:style-name="P2">5: File: alias.py, <text:s/>Directory: C:\Program Files\MySQL\MySQL Shell 8.0\lib\Python3.7\Lib\site-packages\setuptools\command\, <text:s/>Size: 2426</text:p>
      <text:p text:style-name="P2">5: File: transfer_appliance.py, <text:s/>Directory: C:\Program Files\MySQL\MySQL Shell 8.0\share\mysqlsh\oci_sdk\oci-2.4.0-py3.7.egg\oci\dts\models\, <text:s/>Size: 20609</text:p>
      <text:p text:style-name="P2">5: File: transfer_job_summary.py, <text:s/>Directory: C:\Program Files\MySQL\MySQL Shell 8.0\share\mysqlsh\oci_sdk\oci-2.4.0-py3.7.egg\oci\dts\models\, <text:s/>Size: 11252</text:p>
      <text:p text:style-name="P2">5: File: not-zip-safe, <text:s/>Directory: C:\Program Files\MySQL\MySQL Shell 8.0\share\mysqlsh\oci_sdk\configparser-3.8.1-py3.7.egg\EGG-INFO\, <text:s/>Size: 2</text:p>
      <text:p text:style-name="P2">5: File: dqQuantize.decTest, <text:s/>Directory: C:\Program Files\MySQL\MySQL Shell 8.0\lib\Python3.7\Lib\test\decimaltestdata\, <text:s/>Size: 43092</text:p>
      <text:p text:style-name="P2">5: File: __init__.py, <text:s/>Directory: C:\Program Files\MySQL\MySQL Shell 8.0\share\mysqlsh\oci_sdk\oci-2.4.0-py3.7.egg\oci\oce\models\, <text:s/>Size: 1444</text:p>
      <text:p text:style-name="P2">5: File: steering_policy.py, <text:s/>Directory: C:\Program Files\MySQL\MySQL Shell 8.0\share\mysqlsh\oci_sdk\oci-2.4.0-py3.7.egg\oci\dns\models\, <text:s/>Size: 23195</text:p>
      <text:p text:style-name="P2">5: File: instance_credentials.py, <text:s/>Directory: C:\Program Files\MySQL\MySQL Shell 8.0\share\mysqlsh\oci_sdk\oci-2.4.0-py3.7.egg\oci\core\models\, <text:s/>Size: 2585</text:p>
      <text:p text:style-name="P2">5: File: typing.py, <text:s/>Directory: C:\Program Files\MySQL\MySQL Shell 8.0\lib\Python3.7\Lib\site-packages\pip\_internal\utils\, <text:s/>Size: 1139</text:p>
      <text:p text:style-name="P2">5: File: __init__.py, <text:s/>Directory: C:\Program Files\MySQL\MySQL Shell 8.0\share\mysqlsh\oci_sdk\oci-2.4.0-py3.7.egg\oci\load_balancer\models\, <text:s/>Size: 7315</text:p>
      <text:p text:style-name="P2">5: File: change_cross_connect_group_compartment_details.py, <text:s/>Directory: C:\Program Files\MySQL\MySQL Shell 8.0\share\mysqlsh\oci_sdk\oci-2.4.0-py3.7.egg\oci\core\models\, <text:s/>Size: 2333</text:p>
      <text:p text:style-name="P2">5: File: __init__.py, <text:s/>Directory: C:\Program Files\MySQL\MySQL Shell 8.0\share\mysqlsh\oci_sdk\oci-2.4.0-py3.7.egg\oci\key_management\, <text:s/>Size: 771</text:p>
      <text:p text:style-name="P2">5: File: different_encoding.py, <text:s/>Directory: C:\Program Files\MySQL\MySQL Shell 8.0\lib\Python3.7\Lib\lib2to3\tests\data\, <text:s/>Size: 230</text:p>
      <text:p text:style-name="P2">5: File: autonomous_data_warehouse.py, <text:s/>Directory: C:\Program Files\MySQL\MySQL Shell 8.0\share\mysqlsh\oci_sdk\oci-2.4.0-py3.7.egg\oci\database\models\, <text:s/>Size: 22391</text:p>
      <text:p text:style-name="P2">5: File: instance_pool_instance_load_balancer_backend.py, <text:s/>Directory: C:\Program Files\MySQL\MySQL Shell 8.0\share\mysqlsh\oci_sdk\oci-2.4.0-py3.7.egg\oci\core\models\, <text:s/>Size: 7012</text:p>
      <text:p text:style-name="P2">5: File: announcement_client.py, <text:s/>Directory: C:\Program Files\MySQL\MySQL Shell 8.0\share\mysqlsh\oci_sdk\oci-2.4.0-py3.7.egg\oci\announcements_service\, <text:s/>Size: 21296</text:p>
      <text:p text:style-name="P2">5: File: restore_objects_details.py, <text:s/>Directory: C:\Program Files\MySQL\MySQL Shell 8.0\share\mysqlsh\oci_sdk\oci-2.4.0-py3.7.egg\oci\object_storage\models\, <text:s/>Size: 2999</text:p>
      <text:p text:style-name="P2">5: File: euctwfreq.py, <text:s/>Directory: C:\Program Files\MySQL\MySQL Shell 8.0\share\mysqlsh\oci_sdk\oci-2.4.0-py3.7.egg\oci\_vendor\chardet\, <text:s/>Size: 30657</text:p>
      <text:p text:style-name="P2"><text:soft-page-break/>5: File: gb2312freq.py, <text:s/>Directory: C:\Program Files\MySQL\MySQL Shell 8.0\share\mysqlsh\oci_sdk\oci-2.4.0-py3.7.egg\oci\_vendor\chardet\, <text:s/>Size: 19751</text:p>
      <text:p text:style-name="P2">5: File: create_customer_secret_key_details.py, <text:s/>Directory: C:\Program Files\MySQL\MySQL Shell 8.0\share\mysqlsh\oci_sdk\oci-2.4.0-py3.7.egg\oci\identity\models\, <text:s/>Size: 2096</text:p>
      <text:p text:style-name="P2">5: File: PKG-INFO, <text:s/>Directory: C:\Program Files\MySQL\MySQL Shell 8.0\share\mysqlsh\oci_sdk\configparser-3.8.1-py3.7.egg\EGG-INFO\, <text:s/>Size: 12754</text:p>
      <text:p text:style-name="P2">5: File: waf_request.py, <text:s/>Directory: C:\Program Files\MySQL\MySQL Shell 8.0\share\mysqlsh\oci_sdk\oci-2.4.0-py3.7.egg\oci\waas\models\, <text:s/>Size: 3860</text:p>
      <text:p text:style-name="P2">5: File: autonomous_database_backup.py, <text:s/>Directory: C:\Program Files\MySQL\MySQL Shell 8.0\share\mysqlsh\oci_sdk\oci-2.4.0-py3.7.egg\oci\database\models\, <text:s/>Size: 14537</text:p>
      <text:p text:style-name="P2">5: File: ddCompare.decTest, <text:s/>Directory: C:\Program Files\MySQL\MySQL Shell 8.0\lib\Python3.7\Lib\test\decimaltestdata\, <text:s/>Size: 30282</text:p>
      <text:p text:style-name="P2">5: File: change_cpe_compartment_details.py, <text:s/>Directory: C:\Program Files\MySQL\MySQL Shell 8.0\share\mysqlsh\oci_sdk\oci-2.4.0-py3.7.egg\oci\core\models\, <text:s/>Size: 2217</text:p>
      <text:p text:style-name="P2">5: File: create_transfer_device_details.py, <text:s/>Directory: C:\Program Files\MySQL\MySQL Shell 8.0\share\mysqlsh\oci_sdk\oci-2.4.0-py3.7.egg\oci\dts\models\, <text:s/>Size: 2629</text:p>
      <text:p text:style-name="P2">5: File: create_drg_details.py, <text:s/>Directory: C:\Program Files\MySQL\MySQL Shell 8.0\share\mysqlsh\oci_sdk\oci-2.4.0-py3.7.egg\oci\core\models\, <text:s/>Size: 5862</text:p>
      <text:p text:style-name="P2">5: File: top_level.txt, <text:s/>Directory: C:\Program Files\MySQL\MySQL Shell 8.0\share\mysqlsh\oci_sdk\six-1.12.0-py3.7.egg\EGG-INFO\, <text:s/>Size: 4</text:p>
      <text:p text:style-name="P2">5: File: create_oce_instance_details.py, <text:s/>Directory: C:\Program Files\MySQL\MySQL Shell 8.0\share\mysqlsh\oci_sdk\oci-2.4.0-py3.7.egg\oci\oce\models\, <text:s/>Size: 10894</text:p>
      <text:p text:style-name="P2">5: File: ddQuantize.decTest, <text:s/>Directory: C:\Program Files\MySQL\MySQL Shell 8.0\lib\Python3.7\Lib\test\decimaltestdata\, <text:s/>Size: 42493</text:p>
      <text:p text:style-name="P2">5: File: change_sender_compartment_details.py, <text:s/>Directory: C:\Program Files\MySQL\MySQL Shell 8.0\share\mysqlsh\oci_sdk\oci-2.4.0-py3.7.egg\oci\email\models\, <text:s/>Size: 2368</text:p>
      <text:p text:style-name="P2">5: File: node.py, <text:s/>Directory: C:\Program Files\MySQL\MySQL Shell 8.0\share\mysqlsh\oci_sdk\oci-2.4.0-py3.7.egg\oci\container_engine\models\, <text:s/>Size: 10116</text:p>
      <text:p text:style-name="P2">5: File: confirmation_result.py, <text:s/>Directory: C:\Program Files\MySQL\MySQL Shell 8.0\share\mysqlsh\oci_sdk\oci-2.4.0-py3.7.egg\oci\ons\models\, <text:s/>Size: 7304</text:p>
      <text:p text:style-name="P2">5: File: update_instance_details.py, <text:s/>Directory: C:\Program Files\MySQL\MySQL Shell 8.0\share\mysqlsh\oci_sdk\oci-2.4.0-py3.7.egg\oci\core\models\, <text:s/>Size: 10330</text:p>
      <text:p text:style-name="P2">5: File: test_namespace_pkgs.py, <text:s/>Directory: C:\Program Files\MySQL\MySQL Shell 8.0\lib\Python3.7\Lib\test\test_importlib\, <text:s/>Size: 10622</text:p>
      <text:p text:style-name="P2">5: File: _structures.py, <text:s/>Directory: C:\Program Files\MySQL\MySQL Shell 8.0\lib\Python3.7\Lib\site-packages\pip\_vendor\packaging\, <text:s/>Size: 1416</text:p>
      <text:p text:style-name="P2">5: File: transfer_job_client_composite_operations.py, <text:s/>Directory: C:\Program Files\MySQL\MySQL Shell 8.0\share\mysqlsh\oci_sdk\oci-2.4.0-py3.7.egg\oci\dts\, <text:s/>Size: 7245</text:p>
      <text:p text:style-name="P2">5: File: powersqrt.decTest, <text:s/>Directory: C:\Program Files\MySQL\MySQL Shell 8.0\lib\Python3.7\Lib\test\decimaltestdata\, <text:s/>Size: 158655</text:p>
      <text:p text:style-name="P2">5: File: ddCopyNegate.decTest, <text:s/>Directory: C:\Program Files\MySQL\MySQL Shell 8.0\lib\Python3.7\Lib\test\decimaltestdata\, <text:s/>Size: 3882</text:p>
      <text:p text:style-name="P2">5: File: steering_policy_rule.py, <text:s/>Directory: C:\Program Files\MySQL\MySQL Shell 8.0\share\mysqlsh\oci_sdk\oci-2.4.0-py3.7.egg\oci\dns\models\, <text:s/>Size: 8517</text:p>
      <text:p text:style-name="P2">5: File: test_extensions.py, <text:s/>Directory: C:\Program Files\MySQL\MySQL Shell 8.0\lib\Python3.7\Lib\tkinter\test\test_ttk\, <text:s/>Size: 11717</text:p>
      <text:p text:style-name="P2">5: File: base_announcement.py, <text:s/>Directory: C:\Program Files\MySQL\MySQL Shell 8.0\share\mysqlsh\oci_sdk\oci-2.4.0-py3.7.egg\oci\announcements_service\models\, <text:s/>Size: 22318</text:p>
      <text:p text:style-name="P2">5: File: attach_emulated_volume_details.py, <text:s/>Directory: C:\Program Files\MySQL\MySQL Shell 8.0\share\mysqlsh\oci_sdk\oci-2.4.0-py3.7.egg\oci\core\models\, <text:s/>Size: 2767</text:p>
      <text:p text:style-name="P2"><text:soft-page-break/>5: File: request.py, <text:s/>Directory: C:\Program Files\MySQL\MySQL Shell 8.0\lib\Python3.7\Lib\site-packages\pip\_vendor\urllib3\util\, <text:s/>Size: 3705</text:p>
      <text:p text:style-name="P2">5: File: __main__.py, <text:s/>Directory: C:\Program Files\MySQL\MySQL Shell 8.0\lib\Python3.7\Lib\test\test_importlib\frozen\, <text:s/>Size: 58</text:p>
      <text:p text:style-name="P2">5: File: binary.file, <text:s/>Directory: C:\Program Files\MySQL\MySQL Shell 8.0\lib\Python3.7\Lib\test\test_importlib\data01\subdirectory\, <text:s/>Size: 4</text:p>
      <text:p text:style-name="P2">5: File: update_http_monitor_details.py, <text:s/>Directory: C:\Program Files\MySQL\MySQL Shell 8.0\share\mysqlsh\oci_sdk\oci-2.4.0-py3.7.egg\oci\healthchecks\models\, <text:s/>Size: 16028</text:p>
      <text:p text:style-name="P2">5: File: universaldetector.py, <text:s/>Directory: C:\Program Files\MySQL\MySQL Shell 8.0\lib\Python3.7\Lib\site-packages\pip\_vendor\chardet\, <text:s/>Size: 12485</text:p>
      <text:p text:style-name="P2">5: File: load_balancer_client.py, <text:s/>Directory: C:\Program Files\MySQL\MySQL Shell 8.0\share\mysqlsh\oci_sdk\oci-2.4.0-py3.7.egg\oci\load_balancer\, <text:s/>Size: 203651</text:p>
      <text:p text:style-name="P2">5: File: resource_manager_client.py, <text:s/>Directory: C:\Program Files\MySQL\MySQL Shell 8.0\share\mysqlsh\oci_sdk\oci-2.4.0-py3.7.egg\oci\resource_manager\, <text:s/>Size: 87280</text:p>
      <text:p text:style-name="P2">5: File: mbcsgroupprober.py, <text:s/>Directory: C:\Program Files\MySQL\MySQL Shell 8.0\share\mysqlsh\oci_sdk\oci-2.4.0-py3.7.egg\oci\_vendor\chardet\, <text:s/>Size: 987</text:p>
      <text:p text:style-name="P2">5: File: universaldetector.py, <text:s/>Directory: C:\Program Files\MySQL\MySQL Shell 8.0\share\mysqlsh\oci_sdk\oci-2.4.0-py3.7.egg\oci\_vendor\chardet\, <text:s/>Size: 11482</text:p>
      <text:p text:style-name="P2">5: File: node_pool_node_config_details.py, <text:s/>Directory: C:\Program Files\MySQL\MySQL Shell 8.0\share\mysqlsh\oci_sdk\oci-2.4.0-py3.7.egg\oci\container_engine\models\, <text:s/>Size: 3576</text:p>
      <text:p text:style-name="P2">5: File: zone.py, <text:s/>Directory: C:\Program Files\MySQL\MySQL Shell 8.0\share\mysqlsh\oci_sdk\oci-2.4.0-py3.7.egg\oci\dns\models\, <text:s/>Size: 15618</text:p>
      <text:p text:style-name="P2">5: File: not-zip-safe, <text:s/>Directory: C:\Program Files\MySQL\MySQL Shell 8.0\share\mysqlsh\oci_sdk\cffi-1.12.3-py3.7-win-amd64.egg\EGG-INFO\, <text:s/>Size: 1</text:p>
      <text:p text:style-name="P2">5: File: create_swift_password_details.py, <text:s/>Directory: C:\Program Files\MySQL\MySQL Shell 8.0\share\mysqlsh\oci_sdk\oci-2.4.0-py3.7.egg\oci\identity\models\, <text:s/>Size: 2068</text:p>
      <text:p text:style-name="P2">5: File: change_image_compartment_details.py, <text:s/>Directory: C:\Program Files\MySQL\MySQL Shell 8.0\share\mysqlsh\oci_sdk\oci-2.4.0-py3.7.egg\oci\core\models\, <text:s/>Size: 2215</text:p>
      <text:p text:style-name="P2">5: File: py31compat.py, <text:s/>Directory: C:\Program Files\MySQL\MySQL Shell 8.0\lib\Python3.7\Lib\site-packages\pip\_vendor\pkg_resources\, <text:s/>Size: 562</text:p>
      <text:p text:style-name="P2">5: File: failed_metric_record.py, <text:s/>Directory: C:\Program Files\MySQL\MySQL Shell 8.0\share\mysqlsh\oci_sdk\oci-2.4.0-py3.7.egg\oci\monitoring\models\, <text:s/>Size: 2945</text:p>
      <text:p text:style-name="P2">5: File: protection_rule.py, <text:s/>Directory: C:\Program Files\MySQL\MySQL Shell 8.0\share\mysqlsh\oci_sdk\oci-2.4.0-py3.7.egg\oci\waas\models\, <text:s/>Size: 8549</text:p>
      <text:p text:style-name="P2">5: File: key_shape.py, <text:s/>Directory: C:\Program Files\MySQL\MySQL Shell 8.0\share\mysqlsh\oci_sdk\oci-2.4.0-py3.7.egg\oci\key_management\models\, <text:s/>Size: 3296</text:p>
      <text:p text:style-name="P2">5: File: top_level.txt, <text:s/>Directory: C:\Program Files\MySQL\MySQL Shell 8.0\share\mysqlsh\oci_sdk\cryptography-2.7-py3.7-win-amd64.egg\EGG-INFO\, <text:s/>Size: 46</text:p>
      <text:p text:style-name="P2">5: File: update_condition_details.py, <text:s/>Directory: C:\Program Files\MySQL\MySQL Shell 8.0\share\mysqlsh\oci_sdk\oci-2.4.0-py3.7.egg\oci\autoscaling\models\, <text:s/>Size: 3525</text:p>
      <text:p text:style-name="P2">5: File: __init__.py, <text:s/>Directory: C:\Program Files\MySQL\MySQL Shell 8.0\share\mysqlsh\oci_sdk\oci-2.4.0-py3.7.egg\oci\_vendor\urllib3\contrib\_securetransport\, <text:s/>Size: 164</text:p>
      <text:p text:style-name="P2">5: File: dqDivideInt.decTest, <text:s/>Directory: C:\Program Files\MySQL\MySQL Shell 8.0\lib\Python3.7\Lib\test\decimaltestdata\, <text:s/>Size: 19826</text:p>
      <text:p text:style-name="P2">5: File: create_boot_volume_details.py, <text:s/>Directory: C:\Program Files\MySQL\MySQL Shell 8.0\share\mysqlsh\oci_sdk\oci-2.4.0-py3.7.egg\oci\core\models\, <text:s/>Size: 11670</text:p>
      <text:p text:style-name="P2">5: File: resource2.txt, <text:s/>Directory: C:\Program Files\MySQL\MySQL Shell 8.0\lib\Python3.7\Lib\test\test_importlib\data02\two\, <text:s/>Size: 13</text:p>
      <text:p text:style-name="P2">5: File: work_request_summary.py, <text:s/>Directory: C:\Program Files\MySQL\MySQL Shell 8.0\share\mysqlsh\oci_sdk\oci-2.4.0-py3.7.egg\oci\waas\models\, <text:s/>Size: 14349</text:p>
      <text:p text:style-name="P2"><text:soft-page-break/>5: File: js_challenge.py, <text:s/>Directory: C:\Program Files\MySQL\MySQL Shell 8.0\share\mysqlsh\oci_sdk\oci-2.4.0-py3.7.egg\oci\waas\models\, <text:s/>Size: 8091</text:p>
      <text:p text:style-name="P2">5: File: __init__.py, <text:s/>Directory: C:\Program Files\MySQL\MySQL Shell 8.0\share\mysqlsh\oci_sdk\oci-2.4.0-py3.7.egg\oci\retry\, <text:s/>Size: 1942</text:p>
      <text:p text:style-name="P2">5: File: create_dynamic_group_details.py, <text:s/>Directory: C:\Program Files\MySQL\MySQL Shell 8.0\share\mysqlsh\oci_sdk\oci-2.4.0-py3.7.egg\oci\identity\models\, <text:s/>Size: 8386</text:p>
      <text:p text:style-name="P2">5: File: control_access_using_http_methods_rule.py, <text:s/>Directory: C:\Program Files\MySQL\MySQL Shell 8.0\share\mysqlsh\oci_sdk\oci-2.4.0-py3.7.egg\oci\load_balancer\models\, <text:s/>Size: 6670</text:p>
      <text:p text:style-name="P2">5: File: update_db_system_details.py, <text:s/>Directory: C:\Program Files\MySQL\MySQL Shell 8.0\share\mysqlsh\oci_sdk\oci-2.4.0-py3.7.egg\oci\database\models\, <text:s/>Size: 12344</text:p>
      <text:p text:style-name="P2">5: File: dqNextPlus.decTest, <text:s/>Directory: C:\Program Files\MySQL\MySQL Shell 8.0\lib\Python3.7\Lib\test\decimaltestdata\, <text:s/>Size: 8527</text:p>
      <text:p text:style-name="P2">5: File: ec.py, <text:s/>Directory: C:\Program Files\MySQL\MySQL Shell 8.0\share\mysqlsh\oci_sdk\cryptography-2.7-py3.7-win-amd64.egg\cryptography\hazmat\backends\openssl\, <text:s/>Size: 12158</text:p>
      <text:p text:style-name="P2">5: File: py2_test_grammar.py, <text:s/>Directory: C:\Program Files\MySQL\MySQL Shell 8.0\lib\Python3.7\Lib\lib2to3\tests\data\, <text:s/>Size: 30980</text:p>
      <text:p text:style-name="P2">5: File: update_zone_details.py, <text:s/>Directory: C:\Program Files\MySQL\MySQL Shell 8.0\share\mysqlsh\oci_sdk\oci-2.4.0-py3.7.egg\oci\dns\models\, <text:s/>Size: 5278</text:p>
      <text:p text:style-name="P2">5: File: virtual_network_client.py, <text:s/>Directory: C:\Program Files\MySQL\MySQL Shell 8.0\share\mysqlsh\oci_sdk\oci-2.4.0-py3.7.egg\oci\core\, <text:s/>Size: 632805</text:p>
      <text:p text:style-name="P2">5: File: auth.py, <text:s/>Directory: C:\Program Files\MySQL\MySQL Shell 8.0\share\mysqlsh\oci_sdk\oci-2.4.0-py3.7.egg\oci\_vendor\requests\, <text:s/>Size: 10348</text:p>
      <text:p text:style-name="P2">5: File: create_smtp_credential_details.py, <text:s/>Directory: C:\Program Files\MySQL\MySQL Shell 8.0\share\mysqlsh\oci_sdk\oci-2.4.0-py3.7.egg\oci\identity\models\, <text:s/>Size: 2080</text:p>
      <text:p text:style-name="P2">5: File: aead.py, <text:s/>Directory: C:\Program Files\MySQL\MySQL Shell 8.0\share\mysqlsh\oci_sdk\cryptography-2.7-py3.7-win-amd64.egg\cryptography\hazmat\primitives\ciphers\, <text:s/>Size: 6437</text:p>
      <text:p text:style-name="P2">5: File: database.py, <text:s/>Directory: C:\Program Files\MySQL\MySQL Shell 8.0\share\mysqlsh\oci_sdk\oci-2.4.0-py3.7.egg\oci\database\models\, <text:s/>Size: 19062</text:p>
      <text:p text:style-name="P2">5: File: update_autonomous_data_warehouse_details.py, <text:s/>Directory: C:\Program Files\MySQL\MySQL Shell 8.0\share\mysqlsh\oci_sdk\oci-2.4.0-py3.7.egg\oci\database\models\, <text:s/>Size: 9292</text:p>
      <text:p text:style-name="P2">5: File: install.py, <text:s/>Directory: C:\Program Files\MySQL\MySQL Shell 8.0\lib\Python3.7\Lib\site-packages\pip\_internal\commands\, <text:s/>Size: 22580</text:p>
      <text:p text:style-name="P2">5: File: update_backend_set_details.py, <text:s/>Directory: C:\Program Files\MySQL\MySQL Shell 8.0\share\mysqlsh\oci_sdk\oci-2.4.0-py3.7.egg\oci\load_balancer\models\, <text:s/>Size: 8367</text:p>
      <text:p text:style-name="P2">5: File: _inputstream.py, <text:s/>Directory: C:\Program Files\MySQL\MySQL Shell 8.0\lib\Python3.7\Lib\site-packages\pip\_vendor\html5lib\, <text:s/>Size: 32552</text:p>
      <text:p text:style-name="P2">5: File: help.py, <text:s/>Directory: C:\Program Files\MySQL\MySQL Shell 8.0\lib\Python3.7\Lib\site-packages\pip\_internal\commands\, <text:s/>Size: 1090</text:p>
      <text:p text:style-name="P2">5: File: dhcp_dns_option.py, <text:s/>Directory: C:\Program Files\MySQL\MySQL Shell 8.0\share\mysqlsh\oci_sdk\oci-2.4.0-py3.7.egg\oci\core\models\, <text:s/>Size: 6725</text:p>
      <text:p text:style-name="P2">5: File: _base.py, <text:s/>Directory: C:\Program Files\MySQL\MySQL Shell 8.0\lib\Python3.7\Lib\site-packages\pip\_vendor\html5lib\_trie\, <text:s/>Size: 930</text:p>
      <text:p text:style-name="P2">5: File: security_token_container.py, <text:s/>Directory: C:\Program Files\MySQL\MySQL Shell 8.0\share\mysqlsh\oci_sdk\oci-2.4.0-py3.7.egg\oci\auth\, <text:s/>Size: 1766</text:p>
      <text:p text:style-name="P2">5: File: audit_event.py, <text:s/>Directory: C:\Program Files\MySQL\MySQL Shell 8.0\share\mysqlsh\oci_sdk\oci-2.4.0-py3.7.egg\oci\audit\models\, <text:s/>Size: 21395</text:p>
      <text:p text:style-name="P2">5: File: install.py, <text:s/>Directory: C:\Program Files\MySQL\MySQL Shell 8.0\lib\Python3.7\Lib\site-packages\setuptools\command\, <text:s/>Size: 4683</text:p>
      <text:p text:style-name="P2"><text:soft-page-break/>5: File: work_request_log_entry.py, <text:s/>Directory: C:\Program Files\MySQL\MySQL Shell 8.0\share\mysqlsh\oci_sdk\oci-2.4.0-py3.7.egg\oci\oce\models\, <text:s/>Size: 2730</text:p>
      <text:p text:style-name="P2">5: File: tag_summary.py, <text:s/>Directory: C:\Program Files\MySQL\MySQL Shell 8.0\share\mysqlsh\oci_sdk\oci-2.4.0-py3.7.egg\oci\identity\models\, <text:s/>Size: 11376</text:p>
      <text:p text:style-name="P2">5: File: maintenance_run.py, <text:s/>Directory: C:\Program Files\MySQL\MySQL Shell 8.0\share\mysqlsh\oci_sdk\oci-2.4.0-py3.7.egg\oci\database\models\, <text:s/>Size: 17922</text:p>
      <text:p text:style-name="P2">5: File: public_ip.py, <text:s/>Directory: C:\Program Files\MySQL\MySQL Shell 8.0\share\mysqlsh\oci_sdk\oci-2.4.0-py3.7.egg\oci\core\models\, <text:s/>Size: 25039</text:p>
      <text:p text:style-name="P2">5: File: jpcntx.py, <text:s/>Directory: C:\Program Files\MySQL\MySQL Shell 8.0\lib\Python3.7\Lib\site-packages\pip\_vendor\chardet\, <text:s/>Size: 19643</text:p>
      <text:p text:style-name="P2">5: File: ssl_.py, <text:s/>Directory: C:\Program Files\MySQL\MySQL Shell 8.0\share\mysqlsh\oci_sdk\oci-2.4.0-py3.7.egg\oci\_vendor\urllib3\util\, <text:s/>Size: 13307</text:p>
      <text:p text:style-name="P2">5: File: user_capabilities.py, <text:s/>Directory: C:\Program Files\MySQL\MySQL Shell 8.0\share\mysqlsh\oci_sdk\oci-2.4.0-py3.7.egg\oci\identity\models\, <text:s/>Size: 6470</text:p>
      <text:p text:style-name="P2">5: File: hostname.py, <text:s/>Directory: C:\Program Files\MySQL\MySQL Shell 8.0\share\mysqlsh\oci_sdk\oci-2.4.0-py3.7.egg\oci\load_balancer\models\, <text:s/>Size: 3325</text:p>
      <text:p text:style-name="P2">5: File: top_level_portion1.zip, <text:s/>Directory: C:\Program Files\MySQL\MySQL Shell 8.0\lib\Python3.7\Lib\test\test_importlib\namespace_pkgs\, <text:s/>Size: 332</text:p>
      <text:p text:style-name="P2">5: File: create_volume_group_backup_details.py, <text:s/>Directory: C:\Program Files\MySQL\MySQL Shell 8.0\share\mysqlsh\oci_sdk\oci-2.4.0-py3.7.egg\oci\core\models\, <text:s/>Size: 9179</text:p>
      <text:p text:style-name="P2">5: File: create_address_list_details.py, <text:s/>Directory: C:\Program Files\MySQL\MySQL Shell 8.0\share\mysqlsh\oci_sdk\oci-2.4.0-py3.7.egg\oci\waas\models\, <text:s/>Size: 7063</text:p>
      <text:p text:style-name="P2">5: File: update_security_rule_details.py, <text:s/>Directory: C:\Program Files\MySQL\MySQL Shell 8.0\share\mysqlsh\oci_sdk\oci-2.4.0-py3.7.egg\oci\core\models\, <text:s/>Size: 24020</text:p>
      <text:p text:style-name="P2">5: File: patch_history_entry.py, <text:s/>Directory: C:\Program Files\MySQL\MySQL Shell 8.0\share\mysqlsh\oci_sdk\oci-2.4.0-py3.7.egg\oci\database\models\, <text:s/>Size: 9505</text:p>
      <text:p text:style-name="P2">5: File: create_route_table_details.py, <text:s/>Directory: C:\Program Files\MySQL\MySQL Shell 8.0\share\mysqlsh\oci_sdk\oci-2.4.0-py3.7.egg\oci\core\models\, <text:s/>Size: 7902</text:p>
      <text:p text:style-name="P2">5: File: requirements.py, <text:s/>Directory: C:\Program Files\MySQL\MySQL Shell 8.0\lib\Python3.7\Lib\site-packages\pkg_resources\_vendor\packaging\, <text:s/>Size: 4355</text:p>
      <text:p text:style-name="P2">5: File: resource_search_client_composite_operations.py, <text:s/>Directory: C:\Program Files\MySQL\MySQL Shell 8.0\share\mysqlsh\oci_sdk\oci-2.4.0-py3.7.egg\oci\resource_search\, <text:s/>Size: 1001</text:p>
      <text:p text:style-name="P2">5: File: ping_monitor_summary.py, <text:s/>Directory: C:\Program Files\MySQL\MySQL Shell 8.0\share\mysqlsh\oci_sdk\oci-2.4.0-py3.7.egg\oci\healthchecks\models\, <text:s/>Size: 10937</text:p>
      <text:p text:style-name="P2">5: File: update_export_set_details.py, <text:s/>Directory: C:\Program Files\MySQL\MySQL Shell 8.0\share\mysqlsh\oci_sdk\oci-2.4.0-py3.7.egg\oci\file_storage\models\, <text:s/>Size: 6120</text:p>
      <text:p text:style-name="P2">5: File: specifiers.py, <text:s/>Directory: C:\Program Files\MySQL\MySQL Shell 8.0\lib\Python3.7\Lib\site-packages\pip\_vendor\packaging\, <text:s/>Size: 27778</text:p>
      <text:p text:style-name="P2">5: File: announcements_collection.py, <text:s/>Directory: C:\Program Files\MySQL\MySQL Shell 8.0\share\mysqlsh\oci_sdk\oci-2.4.0-py3.7.egg\oci\announcements_service\models\, <text:s/>Size: 3035</text:p>
      <text:p text:style-name="P2">5: File: service_id_request_details.py, <text:s/>Directory: C:\Program Files\MySQL\MySQL Shell 8.0\share\mysqlsh\oci_sdk\oci-2.4.0-py3.7.egg\oci\core\models\, <text:s/>Size: 2036</text:p>
      <text:p text:style-name="P2">5: File: update_custom_protection_rule_details.py, <text:s/>Directory: C:\Program Files\MySQL\MySQL Shell 8.0\share\mysqlsh\oci_sdk\oci-2.4.0-py3.7.egg\oci\waas\models\, <text:s/>Size: 10987</text:p>
      <text:p text:style-name="P2">5: File: algorithms.py, <text:s/>Directory: C:\Program Files\MySQL\MySQL Shell 8.0\share\mysqlsh\oci_sdk\oci-2.4.0-py3.7.egg\oci\_vendor\jwt\, <text:s/>Size: 13497</text:p>
      <text:p text:style-name="P2">5: File: tokenize_tests-no-coding-cookie-and-utf8-bom-sig-only.txt, <text:s/>Directory: C:\Program Files\MySQL\MySQL Shell 8.0\lib\Python3.7\Lib\test\, <text:s/>Size: 302</text:p>
      <text:p text:style-name="P2">5: File: base_client.py, <text:s/>Directory: C:\Program Files\MySQL\MySQL Shell 8.0\share\mysqlsh\oci_sdk\oci-2.4.0-py3.7.egg\oci\, <text:s/>Size: 28081</text:p>
      <text:p text:style-name="P2"><text:soft-page-break/>5: File: intranges.py, <text:s/>Directory: C:\Program Files\MySQL\MySQL Shell 8.0\share\mysqlsh\oci_sdk\oci-2.4.0-py3.7.egg\oci\_vendor\idna\, <text:s/>Size: 1920</text:p>
      <text:p text:style-name="P2">5: File: parse_c_type.h, <text:s/>Directory: C:\Program Files\MySQL\MySQL Shell 8.0\share\mysqlsh\oci_sdk\cffi-1.12.3-py3.7-win-amd64.egg\cffi\, <text:s/>Size: 5976</text:p>
      <text:p text:style-name="P2">5: File: update_vault_details.py, <text:s/>Directory: C:\Program Files\MySQL\MySQL Shell 8.0\share\mysqlsh\oci_sdk\oci-2.4.0-py3.7.egg\oci\key_management\models\, <text:s/>Size: 4472</text:p>
      <text:p text:style-name="P2">5: File: instance_configuration_instance_details.py, <text:s/>Directory: C:\Program Files\MySQL\MySQL Shell 8.0\share\mysqlsh\oci_sdk\oci-2.4.0-py3.7.egg\oci\core\models\, <text:s/>Size: 2731</text:p>
      <text:p text:style-name="P2">5: File: decSingle.decTest, <text:s/>Directory: C:\Program Files\MySQL\MySQL Shell 8.0\lib\Python3.7\Lib\test\decimaltestdata\, <text:s/>Size: 1456</text:p>
      <text:p text:style-name="P2">5: File: WHEEL, <text:s/>Directory: C:\Program Files\MySQL\MySQL Shell 8.0\lib\Python3.7\Lib\site-packages\setuptools-40.8.0.dist-info\, <text:s/>Size: 110</text:p>
      <text:p text:style-name="P2">5: File: certificate_summary.py, <text:s/>Directory: C:\Program Files\MySQL\MySQL Shell 8.0\share\mysqlsh\oci_sdk\oci-2.4.0-py3.7.egg\oci\waas\models\, <text:s/>Size: 11844</text:p>
      <text:p text:style-name="P2">5: File: update_rule_set_details.py, <text:s/>Directory: C:\Program Files\MySQL\MySQL Shell 8.0\share\mysqlsh\oci_sdk\oci-2.4.0-py3.7.egg\oci\load_balancer\models\, <text:s/>Size: 1833</text:p>
      <text:p text:style-name="P2">5: File: mbcharsetprober.py, <text:s/>Directory: C:\Program Files\MySQL\MySQL Shell 8.0\share\mysqlsh\oci_sdk\oci-2.4.0-py3.7.egg\oci\_vendor\chardet\, <text:s/>Size: 2388</text:p>
      <text:p text:style-name="P2">5: File: caching_rule.py, <text:s/>Directory: C:\Program Files\MySQL\MySQL Shell 8.0\share\mysqlsh\oci_sdk\oci-2.4.0-py3.7.egg\oci\waas\models\, <text:s/>Size: 9843</text:p>
      <text:p text:style-name="P2">5: File: _conditional.py, <text:s/>Directory: C:\Program Files\MySQL\MySQL Shell 8.0\share\mysqlsh\oci_sdk\cryptography-2.7-py3.7-win-amd64.egg\cryptography\hazmat\bindings\openssl\, <text:s/>Size: 11066</text:p>
      <text:p text:style-name="P2">5: File: create_instance_pool_placement_configuration_details.py, <text:s/>Directory: C:\Program Files\MySQL\MySQL Shell 8.0\share\mysqlsh\oci_sdk\oci-2.4.0-py3.7.egg\oci\core\models\, <text:s/>Size: 4914</text:p>
      <text:p text:style-name="P2">5: File: update_internet_gateway_details.py, <text:s/>Directory: C:\Program Files\MySQL\MySQL Shell 8.0\share\mysqlsh\oci_sdk\oci-2.4.0-py3.7.egg\oci\core\models\, <text:s/>Size: 6035</text:p>
      <text:p text:style-name="P2">5: File: instance_principals_delegation_token_signer.py, <text:s/>Directory: C:\Program Files\MySQL\MySQL Shell 8.0\share\mysqlsh\oci_sdk\oci-2.4.0-py3.7.egg\oci\auth\signers\, <text:s/>Size: 3059</text:p>
      <text:p text:style-name="P2">5: File: three.py, <text:s/>Directory: C:\Program Files\MySQL\MySQL Shell 8.0\lib\Python3.7\Lib\test\test_importlib\namespace_pkgs\project3\parent\child\, <text:s/>Size: 28</text:p>
      <text:p text:style-name="P2">5: File: __init__.py, <text:s/>Directory: C:\Program Files\MySQL\MySQL Shell 8.0\share\mysqlsh\oci_sdk\oci-2.4.0-py3.7.egg\oci\budget\models\, <text:s/>Size: 930</text:p>
      <text:p text:style-name="P2">5: File: compat.py, <text:s/>Directory: C:\Program Files\MySQL\MySQL Shell 8.0\share\mysqlsh\oci_sdk\oci-2.4.0-py3.7.egg\oci\_vendor\requests\, <text:s/>Size: 1837</text:p>
      <text:p text:style-name="P2">5: File: recommendation.py, <text:s/>Directory: C:\Program Files\MySQL\MySQL Shell 8.0\share\mysqlsh\oci_sdk\oci-2.4.0-py3.7.egg\oci\waas\models\, <text:s/>Size: 6874</text:p>
      <text:p text:style-name="P2">5: File: create_topic_details.py, <text:s/>Directory: C:\Program Files\MySQL\MySQL Shell 8.0\share\mysqlsh\oci_sdk\oci-2.4.0-py3.7.egg\oci\ons\models\, <text:s/>Size: 6949</text:p>
      <text:p text:style-name="P2">5: File: transfer_package_client_composite_operations.py, <text:s/>Directory: C:\Program Files\MySQL\MySQL Shell 8.0\share\mysqlsh\oci_sdk\oci-2.4.0-py3.7.egg\oci\dts\, <text:s/>Size: 5236</text:p>
      <text:p text:style-name="P2">5: File: udp_options.py, <text:s/>Directory: C:\Program Files\MySQL\MySQL Shell 8.0\share\mysqlsh\oci_sdk\oci-2.4.0-py3.7.egg\oci\core\models\, <text:s/>Size: 3579</text:p>
      <text:p text:style-name="P2">5: File: hebrewprober.py, <text:s/>Directory: C:\Program Files\MySQL\MySQL Shell 8.0\lib\Python3.7\Lib\site-packages\pip\_vendor\chardet\, <text:s/>Size: 13838</text:p>
      <text:p text:style-name="P2">5: File: ddNextPlus.decTest, <text:s/>Directory: C:\Program Files\MySQL\MySQL Shell 8.0\lib\Python3.7\Lib\test\decimaltestdata\, <text:s/>Size: 6723</text:p>
      <text:p text:style-name="P2">5: File: dns_client.py, <text:s/>Directory: C:\Program Files\MySQL\MySQL Shell 8.0\share\mysqlsh\oci_sdk\oci-2.4.0-py3.7.egg\oci\dns\, <text:s/>Size: 140787</text:p>
      <text:p text:style-name="P2"><text:soft-page-break/>5: File: record_operation.py, <text:s/>Directory: C:\Program Files\MySQL\MySQL Shell 8.0\share\mysqlsh\oci_sdk\oci-2.4.0-py3.7.egg\oci\dns\models\, <text:s/>Size: 11809</text:p>
      <text:p text:style-name="P2">5: File: oce_instance_summary.py, <text:s/>Directory: C:\Program Files\MySQL\MySQL Shell 8.0\share\mysqlsh\oci_sdk\oci-2.4.0-py3.7.egg\oci\oce\models\, <text:s/>Size: 18623</text:p>
      <text:p text:style-name="P2">5: File: source_vcn_id_condition.py, <text:s/>Directory: C:\Program Files\MySQL\MySQL Shell 8.0\share\mysqlsh\oci_sdk\oci-2.4.0-py3.7.egg\oci\load_balancer\models\, <text:s/>Size: 3441</text:p>
      <text:p text:style-name="P2">5: File: subnet.py, <text:s/>Directory: C:\Program Files\MySQL\MySQL Shell 8.0\share\mysqlsh\oci_sdk\oci-2.4.0-py3.7.egg\oci\core\models\, <text:s/>Size: 28400</text:p>
      <text:p text:style-name="P2">5: File: rule_set_details.py, <text:s/>Directory: C:\Program Files\MySQL\MySQL Shell 8.0\share\mysqlsh\oci_sdk\oci-2.4.0-py3.7.egg\oci\load_balancer\models\, <text:s/>Size: 1759</text:p>
      <text:p text:style-name="P2">5: File: __init__.py, <text:s/>Directory: C:\Program Files\MySQL\MySQL Shell 8.0\lib\Python3.7\Lib\site-packages\pip\_internal\req\, <text:s/>Size: 2343</text:p>
      <text:p text:style-name="P2">5: File: crypto_aead.py, <text:s/>Directory: C:\Program Files\MySQL\MySQL Shell 8.0\share\mysqlsh\oci_sdk\PyNaCl-1.3.0-py3.7-win-amd64.egg\nacl\bindings\, <text:s/>Size: 17335</text:p>
      <text:p text:style-name="P2">5: File: test_text.py, <text:s/>Directory: C:\Program Files\MySQL\MySQL Shell 8.0\lib\Python3.7\Lib\tkinter\test\test_tkinter\, <text:s/>Size: 1442</text:p>
      <text:p text:style-name="P2">5: File: ed25519.py, <text:s/>Directory: C:\Program Files\MySQL\MySQL Shell 8.0\share\mysqlsh\oci_sdk\cryptography-2.7-py3.7-win-amd64.egg\cryptography\hazmat\backends\openssl\, <text:s/>Size: 6079</text:p>
      <text:p text:style-name="P2">5: File: update_auth_token_details.py, <text:s/>Directory: C:\Program Files\MySQL\MySQL Shell 8.0\share\mysqlsh\oci_sdk\oci-2.4.0-py3.7.egg\oci\identity\models\, <text:s/>Size: 1981</text:p>
      <text:p text:style-name="P2">5: File: shipping_vendors.py, <text:s/>Directory: C:\Program Files\MySQL\MySQL Shell 8.0\share\mysqlsh\oci_sdk\oci-2.4.0-py3.7.egg\oci\dts\models\, <text:s/>Size: 1795</text:p>
      <text:p text:style-name="P2">5: File: genshi.py, <text:s/>Directory: C:\Program Files\MySQL\MySQL Shell 8.0\lib\Python3.7\Lib\site-packages\pip\_vendor\html5lib\treeadapters\, <text:s/>Size: 1715</text:p>
      <text:p text:style-name="P2">5: File: import_warning.py, <text:s/>Directory: C:\Program Files\MySQL\MySQL Shell 8.0\lib\Python3.7\Lib\test\test_warnings\data\, <text:s/>Size: 89</text:p>
      <text:p text:style-name="P2">5: File: inject_meta_charset.py, <text:s/>Directory: C:\Program Files\MySQL\MySQL Shell 8.0\lib\Python3.7\Lib\site-packages\pip\_vendor\html5lib\filters\, <text:s/>Size: 2945</text:p>
      <text:p text:style-name="P2">5: File: add_http_response_header_rule.py, <text:s/>Directory: C:\Program Files\MySQL\MySQL Shell 8.0\share\mysqlsh\oci_sdk\oci-2.4.0-py3.7.egg\oci\load_balancer\models\, <text:s/>Size: 4076</text:p>
      <text:p text:style-name="P2">5: File: change_vcn_compartment_details.py, <text:s/>Directory: C:\Program Files\MySQL\MySQL Shell 8.0\share\mysqlsh\oci_sdk\oci-2.4.0-py3.7.egg\oci\core\models\, <text:s/>Size: 2203</text:p>
      <text:p text:style-name="P2">5: File: _compat.py, <text:s/>Directory: C:\Program Files\MySQL\MySQL Shell 8.0\lib\Python3.7\Lib\site-packages\pip\_vendor\packaging\, <text:s/>Size: 865</text:p>
      <text:p text:style-name="P2">5: File: PKG-INFO, <text:s/>Directory: C:\Program Files\MySQL\MySQL Shell 8.0\share\mysqlsh\oci_sdk\cryptography-2.7-py3.7-win-amd64.egg\EGG-INFO\, <text:s/>Size: 4895</text:p>
      <text:p text:style-name="P2">5: File: mount_target.py, <text:s/>Directory: C:\Program Files\MySQL\MySQL Shell 8.0\share\mysqlsh\oci_sdk\oci-2.4.0-py3.7.egg\oci\file_storage\models\, <text:s/>Size: 15607</text:p>
      <text:p text:style-name="P2">5: File: SOURCES.txt, <text:s/>Directory: C:\Program Files\MySQL\MySQL Shell 8.0\share\mysqlsh\oci_sdk\configparser-4.0.2-py3.7.egg\EGG-INFO\, <text:s/>Size: 716</text:p>
      <text:p text:style-name="P2">5: File: database_client.py, <text:s/>Directory: C:\Program Files\MySQL\MySQL Shell 8.0\share\mysqlsh\oci_sdk\oci-2.4.0-py3.7.egg\oci\database\, <text:s/>Size: 353059</text:p>
      <text:p text:style-name="P2">5: File: volume_kms_key.py, <text:s/>Directory: C:\Program Files\MySQL\MySQL Shell 8.0\share\mysqlsh\oci_sdk\oci-2.4.0-py3.7.egg\oci\core\models\, <text:s/>Size: 1958</text:p>
      <text:p text:style-name="P2">5: File: timeout.py, <text:s/>Directory: C:\Program Files\MySQL\MySQL Shell 8.0\share\mysqlsh\oci_sdk\oci-2.4.0-py3.7.egg\oci\_vendor\urllib3\util\, <text:s/>Size: 9921</text:p>
      <text:p text:style-name="P2">5: File: cluster_create_options.py, <text:s/>Directory: C:\Program Files\MySQL\MySQL Shell 8.0\share\mysqlsh\oci_sdk\oci-2.4.0-py3.7.egg\oci\container_engine\models\, <text:s/>Size: 4193</text:p>
      <text:p text:style-name="P2">5: File: tsig.py, <text:s/>Directory: C:\Program Files\MySQL\MySQL Shell 8.0\share\mysqlsh\oci_sdk\oci-2.4.0-py3.7.egg\oci\dns\models\, <text:s/>Size: 3866</text:p>
      <text:p text:style-name="P2"><text:soft-page-break/>5: File: langhebrewmodel.py, <text:s/>Directory: C:\Program Files\MySQL\MySQL Shell 8.0\lib\Python3.7\Lib\site-packages\pip\_vendor\chardet\, <text:s/>Size: 11345</text:p>
      <text:p text:style-name="P2">5: File: log_entry.py, <text:s/>Directory: C:\Program Files\MySQL\MySQL Shell 8.0\share\mysqlsh\oci_sdk\oci-2.4.0-py3.7.egg\oci\resource_manager\models\, <text:s/>Size: 6107</text:p>
      <text:p text:style-name="P2">5: File: vnic.py, <text:s/>Directory: C:\Program Files\MySQL\MySQL Shell 8.0\share\mysqlsh\oci_sdk\oci-2.4.0-py3.7.egg\oci\core\models\, <text:s/>Size: 20913</text:p>
      <text:p text:style-name="P2">5: File: hash.py, <text:s/>Directory: C:\Program Files\MySQL\MySQL Shell 8.0\lib\Python3.7\Lib\site-packages\pip\_internal\commands\, <text:s/>Size: 1681</text:p>
      <text:p text:style-name="P2">5: File: key.py, <text:s/>Directory: C:\Program Files\MySQL\MySQL Shell 8.0\share\mysqlsh\oci_sdk\oci-2.4.0-py3.7.egg\oci\key_management\models\, <text:s/>Size: 14913</text:p>
      <text:p text:style-name="P2">5: File: __init__.py, <text:s/>Directory: C:\Program Files\MySQL\MySQL Shell 8.0\share\mysqlsh\oci_sdk\cryptography-2.7-py3.7-win-amd64.egg\cryptography\hazmat\, <text:s/>Size: 483</text:p>
      <text:p text:style-name="P2">5: File: test_path.py, <text:s/>Directory: C:\Program Files\MySQL\MySQL Shell 8.0\lib\Python3.7\Lib\test\test_importlib\import_\, <text:s/>Size: 10543</text:p>
      <text:p text:style-name="P2">5: File: create_image_details.py, <text:s/>Directory: C:\Program Files\MySQL\MySQL Shell 8.0\share\mysqlsh\oci_sdk\oci-2.4.0-py3.7.egg\oci\core\models\, <text:s/>Size: 11555</text:p>
      <text:p text:style-name="P2">5: File: dependency_links.txt, <text:s/>Directory: C:\Program Files\MySQL\MySQL Shell 8.0\share\mysqlsh\oci_sdk\cffi-1.12.3-py3.7-win-amd64.egg\EGG-INFO\, <text:s/>Size: 1</text:p>
      <text:p text:style-name="P2">5: File: basic2.py, <text:s/>Directory: C:\Program Files\MySQL\MySQL Shell 8.0\lib\Python3.7\Lib\test\test_import\data\circular_imports\, <text:s/>Size: 20</text:p>
      <text:p text:style-name="P2">5: File: work_request_error.py, <text:s/>Directory: C:\Program Files\MySQL\MySQL Shell 8.0\share\mysqlsh\oci_sdk\oci-2.4.0-py3.7.egg\oci\object_storage\models\, <text:s/>Size: 3644</text:p>
      <text:p text:style-name="P2">5: File: key_value.py, <text:s/>Directory: C:\Program Files\MySQL\MySQL Shell 8.0\share\mysqlsh\oci_sdk\oci-2.4.0-py3.7.egg\oci\container_engine\models\, <text:s/>Size: 2271</text:p>
      <text:p text:style-name="P2">5: File: mklabels.py, <text:s/>Directory: C:\Program Files\MySQL\MySQL Shell 8.0\lib\Python3.7\Lib\site-packages\pip\_vendor\webencodings\, <text:s/>Size: 1305</text:p>
      <text:p text:style-name="P2">5: File: __init__.py, <text:s/>Directory: C:\Program Files\MySQL\MySQL Shell 8.0\lib\Python3.7\Lib\site-packages\pip\_vendor\urllib3\packages\, <text:s/>Size: 109</text:p>
      <text:p text:style-name="P2">5: File: create_identity_provider_details.py, <text:s/>Directory: C:\Program Files\MySQL\MySQL Shell 8.0\share\mysqlsh\oci_sdk\oci-2.4.0-py3.7.egg\oci\identity\models\, <text:s/>Size: 11638</text:p>
      <text:p text:style-name="P2">5: File: change_subnet_compartment_details.py, <text:s/>Directory: C:\Program Files\MySQL\MySQL Shell 8.0\share\mysqlsh\oci_sdk\oci-2.4.0-py3.7.egg\oci\core\models\, <text:s/>Size: 2230</text:p>
      <text:p text:style-name="P2">5: File: alarm_status_summary.py, <text:s/>Directory: C:\Program Files\MySQL\MySQL Shell 8.0\share\mysqlsh\oci_sdk\oci-2.4.0-py3.7.egg\oci\monitoring\models\, <text:s/>Size: 9932</text:p>
      <text:p text:style-name="P2">5: File: cookies.py, <text:s/>Directory: C:\Program Files\MySQL\MySQL Shell 8.0\share\mysqlsh\oci_sdk\oci-2.4.0-py3.7.egg\oci\_vendor\requests\, <text:s/>Size: 18572</text:p>
      <text:p text:style-name="P2">5: File: application.py, <text:s/>Directory: C:\Program Files\MySQL\MySQL Shell 8.0\share\mysqlsh\oci_sdk\oci-2.4.0-py3.7.egg\oci\functions\models\, <text:s/>Size: 14872</text:p>
      <text:p text:style-name="P2">5: File: create_private_ip_details.py, <text:s/>Directory: C:\Program Files\MySQL\MySQL Shell 8.0\share\mysqlsh\oci_sdk\oci-2.4.0-py3.7.egg\oci\core\models\, <text:s/>Size: 9407</text:p>
      <text:p text:style-name="P2">5: File: listener.py, <text:s/>Directory: C:\Program Files\MySQL\MySQL Shell 8.0\share\mysqlsh\oci_sdk\oci-2.4.0-py3.7.egg\oci\load_balancer\models\, <text:s/>Size: 10022</text:p>
      <text:p text:style-name="P2">5: File: update_oce_instance_details.py, <text:s/>Directory: C:\Program Files\MySQL\MySQL Shell 8.0\share\mysqlsh\oci_sdk\oci-2.4.0-py3.7.egg\oci\oce\models\, <text:s/>Size: 4307</text:p>
      <text:p text:style-name="P2">5: File: crypto_shorthash.py, <text:s/>Directory: C:\Program Files\MySQL\MySQL Shell 8.0\share\mysqlsh\oci_sdk\PyNaCl-1.3.0-py3.7-win-amd64.egg\nacl\bindings\, <text:s/>Size: 2189</text:p>
      <text:p text:style-name="P2">5: File: top_level.txt, <text:s/>Directory: C:\Program Files\MySQL\MySQL Shell 8.0\lib\Python3.7\Lib\site-packages\pip-19.0.3.dist-info\, <text:s/>Size: 4</text:p>
      <text:p text:style-name="P2">5: File: alarm.py, <text:s/>Directory: C:\Program Files\MySQL\MySQL Shell 8.0\share\mysqlsh\oci_sdk\oci-2.4.0-py3.7.egg\oci\monitoring\models\, <text:s/>Size: 32767</text:p>
      <text:p text:style-name="P2"><text:soft-page-break/>5: File: mkdirlockfile.py, <text:s/>Directory: C:\Program Files\MySQL\MySQL Shell 8.0\lib\Python3.7\Lib\site-packages\pip\_vendor\lockfile\, <text:s/>Size: 3096</text:p>
      <text:p text:style-name="P2">5: File: work_request.py, <text:s/>Directory: C:\Program Files\MySQL\MySQL Shell 8.0\share\mysqlsh\oci_sdk\oci-2.4.0-py3.7.egg\oci\container_engine\models\, <text:s/>Size: 11668</text:p>
      <text:p text:style-name="P2">5: File: steering_policy_limit_rule_case.py, <text:s/>Directory: C:\Program Files\MySQL\MySQL Shell 8.0\share\mysqlsh\oci_sdk\oci-2.4.0-py3.7.egg\oci\dns\models\, <text:s/>Size: 4242</text:p>
      <text:p text:style-name="P2">5: File: etree_lxml.py, <text:s/>Directory: C:\Program Files\MySQL\MySQL Shell 8.0\lib\Python3.7\Lib\site-packages\pip\_vendor\html5lib\treewalkers\, <text:s/>Size: 6309</text:p>
      <text:p text:style-name="P2">5: File: transfer_job.py, <text:s/>Directory: C:\Program Files\MySQL\MySQL Shell 8.0\share\mysqlsh\oci_sdk\oci-2.4.0-py3.7.egg\oci\dts\models\, <text:s/>Size: 15633</text:p>
      <text:p text:style-name="P2">5: File: update_listener_details.py, <text:s/>Directory: C:\Program Files\MySQL\MySQL Shell 8.0\share\mysqlsh\oci_sdk\oci-2.4.0-py3.7.egg\oci\load_balancer\models\, <text:s/>Size: 9581</text:p>
      <text:p text:style-name="P2">5: File: update_state_details.py, <text:s/>Directory: C:\Program Files\MySQL\MySQL Shell 8.0\share\mysqlsh\oci_sdk\oci-2.4.0-py3.7.egg\oci\identity\models\, <text:s/>Size: 1897</text:p>
      <text:p text:style-name="P2">5: File: identity_provider.py, <text:s/>Directory: C:\Program Files\MySQL\MySQL Shell 8.0\share\mysqlsh\oci_sdk\oci-2.4.0-py3.7.egg\oci\identity\models\, <text:s/>Size: 16326</text:p>
      <text:p text:style-name="P2">5: File: __main__.py, <text:s/>Directory: C:\Program Files\MySQL\MySQL Shell 8.0\lib\Python3.7\Lib\test\test_importlib\builtin\, <text:s/>Size: 58</text:p>
      <text:p text:style-name="P2">5: File: testsentinel.py, <text:s/>Directory: C:\Program Files\MySQL\MySQL Shell 8.0\lib\Python3.7\Lib\unittest\test\testmock\, <text:s/>Size: 1325</text:p>
      <text:p text:style-name="P2">5: File: certificate_transparency.py, <text:s/>Directory: C:\Program Files\MySQL\MySQL Shell 8.0\share\mysqlsh\oci_sdk\cryptography-2.7-py3.7-win-amd64.egg\cryptography\x509\, <text:s/>Size: 1000</text:p>
      <text:p text:style-name="P2">5: File: events_client_composite_operations.py, <text:s/>Directory: C:\Program Files\MySQL\MySQL Shell 8.0\share\mysqlsh\oci_sdk\oci-2.4.0-py3.7.egg\oci\events\, <text:s/>Size: 7256</text:p>
      <text:p text:style-name="P2">5: File: module_iso_8859_1.py, <text:s/>Directory: C:\Program Files\MySQL\MySQL Shell 8.0\lib\Python3.7\Lib\test\encoded_modules\, <text:s/>Size: 238</text:p>
      <text:p text:style-name="P2">5: File: create_vnic_details.py, <text:s/>Directory: C:\Program Files\MySQL\MySQL Shell 8.0\share\mysqlsh\oci_sdk\oci-2.4.0-py3.7.egg\oci\core\models\, <text:s/>Size: 17385</text:p>
      <text:p text:style-name="P2">5: File: py31compat.py, <text:s/>Directory: C:\Program Files\MySQL\MySQL Shell 8.0\lib\Python3.7\Lib\site-packages\pkg_resources\, <text:s/>Size: 558</text:p>
      <text:p text:style-name="P2">5: File: utf8prober.py, <text:s/>Directory: C:\Program Files\MySQL\MySQL Shell 8.0\share\mysqlsh\oci_sdk\oci-2.4.0-py3.7.egg\oci\_vendor\chardet\, <text:s/>Size: 1818</text:p>
      <text:p text:style-name="P2">5: File: delete_oce_instance_details.py, <text:s/>Directory: C:\Program Files\MySQL\MySQL Shell 8.0\share\mysqlsh\oci_sdk\oci-2.4.0-py3.7.egg\oci\oce\models\, <text:s/>Size: 2092</text:p>
      <text:p text:style-name="P2">5: File: adapters.py, <text:s/>Directory: C:\Program Files\MySQL\MySQL Shell 8.0\share\mysqlsh\oci_sdk\oci-2.4.0-py3.7.egg\oci\_vendor\requests\, <text:s/>Size: 21739</text:p>
      <text:p text:style-name="P2">5: File: constant_time.py, <text:s/>Directory: C:\Program Files\MySQL\MySQL Shell 8.0\share\mysqlsh\oci_sdk\cryptography-2.7-py3.7-win-amd64.egg\cryptography\hazmat\primitives\, <text:s/>Size: 1139</text:p>
      <text:p text:style-name="P2">5: File: emulated_volume_attachment.py, <text:s/>Directory: C:\Program Files\MySQL\MySQL Shell 8.0\share\mysqlsh\oci_sdk\oci-2.4.0-py3.7.egg\oci\core\models\, <text:s/>Size: 4721</text:p>
      <text:p text:style-name="P2">5: File: ocsp.py, <text:s/>Directory: C:\Program Files\MySQL\MySQL Shell 8.0\share\mysqlsh\oci_sdk\cryptography-2.7-py3.7-win-amd64.egg\cryptography\hazmat\backends\openssl\, <text:s/>Size: 13654</text:p>
      <text:p text:style-name="P2">5: File: update_network_security_group_security_rules_details.py, <text:s/>Directory: C:\Program Files\MySQL\MySQL Shell 8.0\share\mysqlsh\oci_sdk\oci-2.4.0-py3.7.egg\oci\core\models\, <text:s/>Size: 2219</text:p>
      <text:p text:style-name="P2">5: File: __init__.py, <text:s/>Directory: C:\Program Files\MySQL\MySQL Shell 8.0\lib\Python3.7\Lib\site-packages\pip\_vendor\distlib\_backport\, <text:s/>Size: 274</text:p>
      <text:p text:style-name="P2">5: File: route_table.py, <text:s/>Directory: C:\Program Files\MySQL\MySQL Shell 8.0\share\mysqlsh\oci_sdk\oci-2.4.0-py3.7.egg\oci\core\models\, <text:s/>Size: 12243</text:p>
      <text:p text:style-name="P2"><text:soft-page-break/>5: File: export_summary.py, <text:s/>Directory: C:\Program Files\MySQL\MySQL Shell 8.0\share\mysqlsh\oci_sdk\oci-2.4.0-py3.7.egg\oci\file_storage\models\, <text:s/>Size: 7798</text:p>
      <text:p text:style-name="P2">5: File: utils.py, <text:s/>Directory: C:\Program Files\MySQL\MySQL Shell 8.0\lib\Python3.7\Lib\site-packages\pip\_vendor\requests\, <text:s/>Size: 30049</text:p>
      <text:p text:style-name="P2">5: File: charsetprober.py, <text:s/>Directory: C:\Program Files\MySQL\MySQL Shell 8.0\share\mysqlsh\oci_sdk\oci-2.4.0-py3.7.egg\oci\_vendor\chardet\, <text:s/>Size: 4106</text:p>
      <text:p text:style-name="P2">5: File: change_dedicated_vm_host_compartment_details.py, <text:s/>Directory: C:\Program Files\MySQL\MySQL Shell 8.0\share\mysqlsh\oci_sdk\oci-2.4.0-py3.7.egg\oci\core\models\, <text:s/>Size: 2353</text:p>
      <text:p text:style-name="P2">5: File: patch_summary.py, <text:s/>Directory: C:\Program Files\MySQL\MySQL Shell 8.0\share\mysqlsh\oci_sdk\oci-2.4.0-py3.7.egg\oci\database\models\, <text:s/>Size: 11856</text:p>
      <text:p text:style-name="P2">5: File: jisfreq.py, <text:s/>Directory: C:\Program Files\MySQL\MySQL Shell 8.0\lib\Python3.7\Lib\site-packages\pip\_vendor\chardet\, <text:s/>Size: 25777</text:p>
      <text:p text:style-name="P2">5: File: launcher manifest.xml, <text:s/>Directory: C:\Program Files\MySQL\MySQL Shell 8.0\lib\Python3.7\Lib\site-packages\setuptools\command\, <text:s/>Size: 628</text:p>
      <text:p text:style-name="P2">5: File: requirements.py, <text:s/>Directory: C:\Program Files\MySQL\MySQL Shell 8.0\lib\Python3.7\Lib\site-packages\setuptools\_vendor\packaging\, <text:s/>Size: 4343</text:p>
      <text:p text:style-name="P2">5: File: network_security_group.py, <text:s/>Directory: C:\Program Files\MySQL\MySQL Shell 8.0\share\mysqlsh\oci_sdk\oci-2.4.0-py3.7.egg\oci\core\models\, <text:s/>Size: 13748</text:p>
      <text:p text:style-name="P2">5: File: index.py, <text:s/>Directory: C:\Program Files\MySQL\MySQL Shell 8.0\lib\Python3.7\Lib\site-packages\pip\_internal\models\, <text:s/>Size: 1060</text:p>
      <text:p text:style-name="P2">5: File: change_steering_policy_compartment_details.py, <text:s/>Directory: C:\Program Files\MySQL\MySQL Shell 8.0\share\mysqlsh\oci_sdk\oci-2.4.0-py3.7.egg\oci\dns\models\, <text:s/>Size: 2332</text:p>
      <text:p text:style-name="P2">5: File: http_monitor_summary.py, <text:s/>Directory: C:\Program Files\MySQL\MySQL Shell 8.0\share\mysqlsh\oci_sdk\oci-2.4.0-py3.7.egg\oci\healthchecks\models\, <text:s/>Size: 10942</text:p>
      <text:p text:style-name="P2">5: File: __init__.py, <text:s/>Directory: C:\Program Files\MySQL\MySQL Shell 8.0\lib\Python3.7\Lib\site-packages\pip\_vendor\requests\, <text:s/>Size: 4074</text:p>
      <text:p text:style-name="P2">5: File: volume_source_details.py, <text:s/>Directory: C:\Program Files\MySQL\MySQL Shell 8.0\share\mysqlsh\oci_sdk\oci-2.4.0-py3.7.egg\oci\core\models\, <text:s/>Size: 2432</text:p>
      <text:p text:style-name="P2">5: File: algorithms.py, <text:s/>Directory: C:\Program Files\MySQL\MySQL Shell 8.0\share\mysqlsh\oci_sdk\cryptography-2.7-py3.7-win-amd64.egg\cryptography\hazmat\primitives\ciphers\, <text:s/>Size: 4190</text:p>
      <text:p text:style-name="P2">5: File: subpackage2.py, <text:s/>Directory: C:\Program Files\MySQL\MySQL Shell 8.0\lib\Python3.7\Lib\test\test_import\data\circular_imports\subpkg\, <text:s/>Size: 50</text:p>
      <text:p text:style-name="P2">5: File: cmdoptions.py, <text:s/>Directory: C:\Program Files\MySQL\MySQL Shell 8.0\lib\Python3.7\Lib\site-packages\pip\_internal\cli\, <text:s/>Size: 23885</text:p>
      <text:p text:style-name="P2">5: File: parser.py, <text:s/>Directory: C:\Program Files\MySQL\MySQL Shell 8.0\lib\Python3.7\Lib\site-packages\pip\_vendor\pytoml\, <text:s/>Size: 10326</text:p>
      <text:p text:style-name="P2">5: File: test_install_scripts.py, <text:s/>Directory: C:\Program Files\MySQL\MySQL Shell 8.0\lib\Python3.7\Lib\distutils\tests\, <text:s/>Size: 2625</text:p>
      <text:p text:style-name="P2">5: File: _ihatexml.py, <text:s/>Directory: C:\Program Files\MySQL\MySQL Shell 8.0\lib\Python3.7\Lib\site-packages\pip\_vendor\html5lib\, <text:s/>Size: 16705</text:p>
      <text:p text:style-name="P2">5: File: update_service_gateway_details.py, <text:s/>Directory: C:\Program Files\MySQL\MySQL Shell 8.0\share\mysqlsh\oci_sdk\oci-2.4.0-py3.7.egg\oci\core\models\, <text:s/>Size: 10007</text:p>
      <text:p text:style-name="P2">5: File: update_ipv6_details.py, <text:s/>Directory: C:\Program Files\MySQL\MySQL Shell 8.0\share\mysqlsh\oci_sdk\oci-2.4.0-py3.7.egg\oci\core\models\, <text:s/>Size: 7933</text:p>
      <text:p text:style-name="P2">5: File: __init__.py, <text:s/>Directory: C:\Program Files\MySQL\MySQL Shell 8.0\lib\Python3.7\Lib\site-packages\pip\_vendor\html5lib\filters\, <text:s/>Size: 0</text:p>
      <text:p text:style-name="P2"><text:soft-page-break/>5: File: instance_configuration_instance_source_details.py, <text:s/>Directory: C:\Program Files\MySQL\MySQL Shell 8.0\share\mysqlsh\oci_sdk\oci-2.4.0-py3.7.egg\oci\core\models\, <text:s/>Size: 3172</text:p>
      <text:p text:style-name="P2">5: File: bdist_rpm.py, <text:s/>Directory: C:\Program Files\MySQL\MySQL Shell 8.0\lib\Python3.7\Lib\site-packages\setuptools\command\, <text:s/>Size: 1508</text:p>
      <text:p text:style-name="P2">5: File: change_auto_scaling_compartment_details.py, <text:s/>Directory: C:\Program Files\MySQL\MySQL Shell 8.0\share\mysqlsh\oci_sdk\oci-2.4.0-py3.7.egg\oci\autoscaling\models\, <text:s/>Size: 2297</text:p>
      <text:p text:style-name="P2">5: File: alarm_summary.py, <text:s/>Directory: C:\Program Files\MySQL\MySQL Shell 8.0\share\mysqlsh\oci_sdk\oci-2.4.0-py3.7.egg\oci\monitoring\models\, <text:s/>Size: 19903</text:p>
      <text:p text:style-name="P2">5: File: x509.py, <text:s/>Directory: C:\Program Files\MySQL\MySQL Shell 8.0\share\mysqlsh\oci_sdk\cryptography-2.7-py3.7-win-amd64.egg\cryptography\hazmat\backends\openssl\, <text:s/>Size: 20097</text:p>
      <text:p text:style-name="P2">5: File: create_budget_details.py, <text:s/>Directory: C:\Program Files\MySQL\MySQL Shell 8.0\share\mysqlsh\oci_sdk\oci-2.4.0-py3.7.egg\oci\budget\models\, <text:s/>Size: 13609</text:p>
      <text:p text:style-name="P2">5: File: certificate_retriever.py, <text:s/>Directory: C:\Program Files\MySQL\MySQL Shell 8.0\share\mysqlsh\oci_sdk\oci-2.4.0-py3.7.egg\oci\auth\, <text:s/>Size: 15208</text:p>
      <text:p text:style-name="P2">5: File: __init__.py, <text:s/>Directory: C:\Program Files\MySQL\MySQL Shell 8.0\share\mysqlsh\oci_sdk\oci-2.4.0-py3.7.egg\oci\container_engine\models\, <text:s/>Size: 2987</text:p>
      <text:p text:style-name="P2">5: File: fast_connect_provider_service.py, <text:s/>Directory: C:\Program Files\MySQL\MySQL Shell 8.0\share\mysqlsh\oci_sdk\oci-2.4.0-py3.7.egg\oci\core\models\, <text:s/>Size: 24560</text:p>
      <text:p text:style-name="P2">5: File: filepost.py, <text:s/>Directory: C:\Program Files\MySQL\MySQL Shell 8.0\share\mysqlsh\oci_sdk\oci-2.4.0-py3.7.egg\oci\_vendor\urllib3\, <text:s/>Size: 2600</text:p>
      <text:p text:style-name="P2">5: File: work_request_error.py, <text:s/>Directory: C:\Program Files\MySQL\MySQL Shell 8.0\share\mysqlsh\oci_sdk\oci-2.4.0-py3.7.egg\oci\work_requests\models\, <text:s/>Size: 3422</text:p>
      <text:p text:style-name="P2">5: File: create_autonomous_data_warehouse_details.py, <text:s/>Directory: C:\Program Files\MySQL\MySQL Shell 8.0\share\mysqlsh\oci_sdk\oci-2.4.0-py3.7.egg\oci\database\models\, <text:s/>Size: 13857</text:p>
      <text:p text:style-name="P2">5: File: etree_lxml.py, <text:s/>Directory: C:\Program Files\MySQL\MySQL Shell 8.0\lib\Python3.7\Lib\site-packages\pip\_vendor\html5lib\treebuilders\, <text:s/>Size: 14122</text:p>
      <text:p text:style-name="P2">5: File: autonomous_exadata_infrastructure.py, <text:s/>Directory: C:\Program Files\MySQL\MySQL Shell 8.0\share\mysqlsh\oci_sdk\oci-2.4.0-py3.7.egg\oci\database\models\, <text:s/>Size: 25913</text:p>
      <text:p text:style-name="P2">5: File: t32.exe, <text:s/>Directory: C:\Program Files\MySQL\MySQL Shell 8.0\lib\Python3.7\Lib\site-packages\pip\_vendor\distlib\, <text:s/>Size: 92672</text:p>
      <text:p text:style-name="P2">5: File: caching_rule_summary.py, <text:s/>Directory: C:\Program Files\MySQL\MySQL Shell 8.0\share\mysqlsh\oci_sdk\oci-2.4.0-py3.7.egg\oci\waas\models\, <text:s/>Size: 10124</text:p>
      <text:p text:style-name="P2">5: File: change_network_security_group_compartment_details.py, <text:s/>Directory: C:\Program Files\MySQL\MySQL Shell 8.0\share\mysqlsh\oci_sdk\oci-2.4.0-py3.7.egg\oci\core\models\, <text:s/>Size: 2362</text:p>
      <text:p text:style-name="P2">5: File: health_check_result.py, <text:s/>Directory: C:\Program Files\MySQL\MySQL Shell 8.0\share\mysqlsh\oci_sdk\oci-2.4.0-py3.7.egg\oci\load_balancer\models\, <text:s/>Size: 7939</text:p>
      <text:p text:style-name="P2">5: File: py.py, <text:s/>Directory: C:\Program Files\MySQL\MySQL Shell 8.0\lib\Python3.7\Lib\site-packages\pip\_vendor\html5lib\_trie\, <text:s/>Size: 1775</text:p>
      <text:p text:style-name="P2">5: File: enums.py, <text:s/>Directory: C:\Program Files\MySQL\MySQL Shell 8.0\lib\Python3.7\Lib\site-packages\pip\_vendor\chardet\, <text:s/>Size: 1661</text:p>
      <text:p text:style-name="P2">5: File: install_egg_info.py, <text:s/>Directory: C:\Program Files\MySQL\MySQL Shell 8.0\lib\Python3.7\Lib\site-packages\setuptools\command\, <text:s/>Size: 2203</text:p>
      <text:p text:style-name="P2">5: File: crypto_secretstream.py, <text:s/>Directory: C:\Program Files\MySQL\MySQL Shell 8.0\share\mysqlsh\oci_sdk\PyNaCl-1.3.0-py3.7-win-amd64.egg\nacl\bindings\, <text:s/>Size: 10474</text:p>
      <text:p text:style-name="P2">5: File: auth_utils.py, <text:s/>Directory: C:\Program Files\MySQL\MySQL Shell 8.0\share\mysqlsh\oci_sdk\oci-2.4.0-py3.7.egg\oci\auth\, <text:s/>Size: 1013</text:p>
      <text:p text:style-name="P2"><text:soft-page-break/>5: File: commit_multipart_upload_details.py, <text:s/>Directory: C:\Program Files\MySQL\MySQL Shell 8.0\share\mysqlsh\oci_sdk\oci-2.4.0-py3.7.egg\oci\object_storage\models\, <text:s/>Size: 3850</text:p>
      <text:p text:style-name="P2">5: File: boot_volume_source_from_boot_volume_details.py, <text:s/>Directory: C:\Program Files\MySQL\MySQL Shell 8.0\share\mysqlsh\oci_sdk\oci-2.4.0-py3.7.egg\oci\core\models\, <text:s/>Size: 2319</text:p>
      <text:p text:style-name="P2">5: File: x_user_defined.py, <text:s/>Directory: C:\Program Files\MySQL\MySQL Shell 8.0\lib\Python3.7\Lib\site-packages\pip\_vendor\webencodings\, <text:s/>Size: 4307</text:p>
      <text:p text:style-name="P2">5: File: __init__.py, <text:s/>Directory: C:\Program Files\MySQL\MySQL Shell 8.0\share\mysqlsh\oci_sdk\oci-2.4.0-py3.7.egg\oci\_vendor\urllib3\packages\, <text:s/>Size: 273</text:p>
      <text:p text:style-name="P2">5: File: __init__.py, <text:s/>Directory: C:\Program Files\MySQL\MySQL Shell 8.0\share\mysqlsh\oci_sdk\configparser-3.8.1-py3.7.egg\backports\configparser\, <text:s/>Size: 56735</text:p>
      <text:p text:style-name="P2">5: File: _implementation.py, <text:s/>Directory: C:\Program Files\MySQL\MySQL Shell 8.0\lib\Python3.7\Lib\site-packages\pip\_vendor\urllib3\packages\ssl_match_hostname\, <text:s/>Size: 5700</text:p>
      <text:p text:style-name="P2">5: File: __init__.py, <text:s/>Directory: C:\Program Files\MySQL\MySQL Shell 8.0\share\mysqlsh\oci_sdk\oci-2.4.0-py3.7.egg\oci\_vendor\jwt\, <text:s/>Size: 971</text:p>
      <text:p text:style-name="P2">5: File: models.py, <text:s/>Directory: C:\Program Files\MySQL\MySQL Shell 8.0\lib\Python3.7\Lib\site-packages\pip\_internal\utils\, <text:s/>Size: 1042</text:p>
      <text:p text:style-name="P2">5: File: put_messages_details.py, <text:s/>Directory: C:\Program Files\MySQL\MySQL Shell 8.0\share\mysqlsh\oci_sdk\oci-2.4.0-py3.7.egg\oci\streaming\models\, <text:s/>Size: 1948</text:p>
      <text:p text:style-name="P2">5: File: announcement_summary.py, <text:s/>Directory: C:\Program Files\MySQL\MySQL Shell 8.0\share\mysqlsh\oci_sdk\oci-2.4.0-py3.7.egg\oci\announcements_service\models\, <text:s/>Size: 6031</text:p>
      <text:p text:style-name="P2">5: File: _utils.py, <text:s/>Directory: C:\Program Files\MySQL\MySQL Shell 8.0\lib\Python3.7\Lib\site-packages\pip\_vendor\html5lib\, <text:s/>Size: 4015</text:p>
      <text:p text:style-name="P2">5: File: create_transfer_package_details.py, <text:s/>Directory: C:\Program Files\MySQL\MySQL Shell 8.0\share\mysqlsh\oci_sdk\oci-2.4.0-py3.7.egg\oci\dts\models\, <text:s/>Size: 4787</text:p>
      <text:p text:style-name="P2">5: File: utils.py, <text:s/>Directory: C:\Program Files\MySQL\MySQL Shell 8.0\share\mysqlsh\oci_sdk\PyNaCl-1.3.0-py3.7-win-amd64.egg\nacl\, <text:s/>Size: 1691</text:p>
      <text:p text:style-name="P2">5: File: update_public_ip_details.py, <text:s/>Directory: C:\Program Files\MySQL\MySQL Shell 8.0\share\mysqlsh\oci_sdk\oci-2.4.0-py3.7.egg\oci\core\models\, <text:s/>Size: 6562</text:p>
      <text:p text:style-name="P2">5: File: crypto_box.py, <text:s/>Directory: C:\Program Files\MySQL\MySQL Shell 8.0\share\mysqlsh\oci_sdk\PyNaCl-1.3.0-py3.7-win-amd64.egg\nacl\bindings\, <text:s/>Size: 9708</text:p>
      <text:p text:style-name="P2">5: File: __init__.py, <text:s/>Directory: C:\Program Files\MySQL\MySQL Shell 8.0\lib\Python3.7\Lib\site-packages\pip\_vendor\distlib\, <text:s/>Size: 581</text:p>
      <text:p text:style-name="P2">5: File: job_summary.py, <text:s/>Directory: C:\Program Files\MySQL\MySQL Shell 8.0\share\mysqlsh\oci_sdk\oci-2.4.0-py3.7.egg\oci\resource_manager\models\, <text:s/>Size: 12952</text:p>
      <text:p text:style-name="P2">5: File: update_volume_details.py, <text:s/>Directory: C:\Program Files\MySQL\MySQL Shell 8.0\share\mysqlsh\oci_sdk\oci-2.4.0-py3.7.egg\oci\core\models\, <text:s/>Size: 5940</text:p>
      <text:p text:style-name="P2">5: File: __init__.py, <text:s/>Directory: C:\Program Files\MySQL\MySQL Shell 8.0\share\mysqlsh\oci_sdk\oci-2.4.0-py3.7.egg\oci\ons\models\, <text:s/>Size: 1628</text:p>
      <text:p text:style-name="P2">5: File: create_service_gateway_details.py, <text:s/>Directory: C:\Program Files\MySQL\MySQL Shell 8.0\share\mysqlsh\oci_sdk\oci-2.4.0-py3.7.egg\oci\core\models\, <text:s/>Size: 11343</text:p>
      <text:p text:style-name="P2">5: File: mbcssm.py, <text:s/>Directory: C:\Program Files\MySQL\MySQL Shell 8.0\lib\Python3.7\Lib\site-packages\pip\_vendor\chardet\, <text:s/>Size: 25481</text:p>
      <text:p text:style-name="P2">5: File: announcement_user_status_details.py, <text:s/>Directory: C:\Program Files\MySQL\MySQL Shell 8.0\share\mysqlsh\oci_sdk\oci-2.4.0-py3.7.egg\oci\announcements_service\models\, <text:s/>Size: 4602</text:p>
      <text:p text:style-name="P2">5: File: certificate_extensions.py, <text:s/>Directory: C:\Program Files\MySQL\MySQL Shell 8.0\share\mysqlsh\oci_sdk\oci-2.4.0-py3.7.egg\oci\waas\models\, <text:s/>Size: 3511</text:p>
      <text:p text:style-name="P2">5: File: health_checker.py, <text:s/>Directory: C:\Program Files\MySQL\MySQL Shell 8.0\share\mysqlsh\oci_sdk\oci-2.4.0-py3.7.egg\oci\load_balancer\models\, <text:s/>Size: 9829</text:p>
      <text:p text:style-name="P2"><text:soft-page-break/>5: File: create_transfer_appliance_details.py, <text:s/>Directory: C:\Program Files\MySQL\MySQL Shell 8.0\share\mysqlsh\oci_sdk\oci-2.4.0-py3.7.egg\oci\dts\models\, <text:s/>Size: 2149</text:p>
      <text:p text:style-name="P2">5: File: dom.py, <text:s/>Directory: C:\Program Files\MySQL\MySQL Shell 8.0\lib\Python3.7\Lib\site-packages\pip\_vendor\html5lib\treewalkers\, <text:s/>Size: 1413</text:p>
      <text:p text:style-name="P2">5: File: base.py, <text:s/>Directory: C:\Program Files\MySQL\MySQL Shell 8.0\share\mysqlsh\oci_sdk\cryptography-2.7-py3.7-win-amd64.egg\cryptography\hazmat\primitives\ciphers\, <text:s/>Size: 7144</text:p>
      <text:p text:style-name="P2">5: File: limits_client_composite_operations.py, <text:s/>Directory: C:\Program Files\MySQL\MySQL Shell 8.0\share\mysqlsh\oci_sdk\oci-2.4.0-py3.7.egg\oci\limits\, <text:s/>Size: 960</text:p>
      <text:p text:style-name="P2">5: File: low_level.py, <text:s/>Directory: C:\Program Files\MySQL\MySQL Shell 8.0\lib\Python3.7\Lib\site-packages\pip\_vendor\urllib3\contrib\_securetransport\, <text:s/>Size: 12162</text:p>
      <text:p text:style-name="P2">5: File: load_balancer.py, <text:s/>Directory: C:\Program Files\MySQL\MySQL Shell 8.0\share\mysqlsh\oci_sdk\oci-2.4.0-py3.7.egg\oci\load_balancer\models\, <text:s/>Size: 25150</text:p>
      <text:p text:style-name="P2">5: File: bdist_egg.py, <text:s/>Directory: C:\Program Files\MySQL\MySQL Shell 8.0\lib\Python3.7\Lib\site-packages\setuptools\command\, <text:s/>Size: 18167</text:p>
      <text:p text:style-name="P2">5: File: update_stream_details.py, <text:s/>Directory: C:\Program Files\MySQL\MySQL Shell 8.0\share\mysqlsh\oci_sdk\oci-2.4.0-py3.7.egg\oci\streaming\models\, <text:s/>Size: 4025</text:p>
      <text:p text:style-name="P2">5: File: __init__.py, <text:s/>Directory: C:\Program Files\MySQL\MySQL Shell 8.0\share\mysqlsh\oci_sdk\oci-2.4.0-py3.7.egg\oci\database\, <text:s/>Size: 363</text:p>
      <text:p text:style-name="P2">5: File: top_level.txt, <text:s/>Directory: C:\Program Files\MySQL\MySQL Shell 8.0\share\mysqlsh\oci_sdk\PyNaCl-1.3.0-py3.7-win-amd64.egg\EGG-INFO\, <text:s/>Size: 13</text:p>
      <text:p text:style-name="P2">5: File: copynegate.decTest, <text:s/>Directory: C:\Program Files\MySQL\MySQL Shell 8.0\lib\Python3.7\Lib\test\decimaltestdata\, <text:s/>Size: 3673</text:p>
      <text:p text:style-name="P2">5: File: database.py, <text:s/>Directory: C:\Program Files\MySQL\MySQL Shell 8.0\lib\Python3.7\Lib\site-packages\pip\_vendor\distlib\, <text:s/>Size: 51029</text:p>
      <text:p text:style-name="P2">5: File: sigchild_ignore.py, <text:s/>Directory: C:\Program Files\MySQL\MySQL Shell 8.0\lib\Python3.7\Lib\test\subprocessdata\, <text:s/>Size: 757</text:p>
      <text:p text:style-name="P2">5: File: markers.py, <text:s/>Directory: C:\Program Files\MySQL\MySQL Shell 8.0\lib\Python3.7\Lib\site-packages\pkg_resources\_vendor\packaging\, <text:s/>Size: 8248</text:p>
      <text:p text:style-name="P2">5: File: __init__.py, <text:s/>Directory: C:\Program Files\MySQL\MySQL Shell 8.0\share\mysqlsh\oci_sdk\cryptography-2.7-py3.7-win-amd64.egg\cryptography\hazmat\primitives\kdf\, <text:s/>Size: 771</text:p>
      <text:p text:style-name="P2">5: File: create_function_details.py, <text:s/>Directory: C:\Program Files\MySQL\MySQL Shell 8.0\share\mysqlsh\oci_sdk\oci-2.4.0-py3.7.egg\oci\functions\models\, <text:s/>Size: 12632</text:p>
      <text:p text:style-name="P2">5: File: __init__.py, <text:s/>Directory: C:\Program Files\MySQL\MySQL Shell 8.0\lib\Python3.7\Lib\test\test_importlib\data03\, <text:s/>Size: 0</text:p>
      <text:p text:style-name="P2">5: File: specifiers.py, <text:s/>Directory: C:\Program Files\MySQL\MySQL Shell 8.0\lib\Python3.7\Lib\site-packages\pkg_resources\_vendor\packaging\, <text:s/>Size: 28025</text:p>
      <text:p text:style-name="P2">5: File: create_ip_sec_connection_details.py, <text:s/>Directory: C:\Program Files\MySQL\MySQL Shell 8.0\share\mysqlsh\oci_sdk\oci-2.4.0-py3.7.egg\oci\core\models\, <text:s/>Size: 16094</text:p>
      <text:p text:style-name="P2">5: File: dqNextToward.decTest, <text:s/>Directory: C:\Program Files\MySQL\MySQL Shell 8.0\lib\Python3.7\Lib\test\decimaltestdata\, <text:s/>Size: 29726</text:p>
      <text:p text:style-name="P2">5: File: totp.py, <text:s/>Directory: C:\Program Files\MySQL\MySQL Shell 8.0\share\mysqlsh\oci_sdk\cryptography-2.7-py3.7-win-amd64.egg\cryptography\hazmat\primitives\twofactor\, <text:s/>Size: 1594</text:p>
      <text:p text:style-name="P2">5: File: ziptestdata.zip, <text:s/>Directory: C:\Program Files\MySQL\MySQL Shell 8.0\lib\Python3.7\Lib\test\test_importlib\zipdata01\, <text:s/>Size: 876</text:p>
      <text:p text:style-name="P2">5: File: update_subscription_details.py, <text:s/>Directory: C:\Program Files\MySQL\MySQL Shell 8.0\share\mysqlsh\oci_sdk\oci-2.4.0-py3.7.egg\oci\ons\models\, <text:s/>Size: 5077</text:p>
      <text:p text:style-name="P2">5: File: update_customer_secret_key_details.py, <text:s/>Directory: C:\Program Files\MySQL\MySQL Shell 8.0\share\mysqlsh\oci_sdk\oci-2.4.0-py3.7.egg\oci\identity\models\, <text:s/>Size: 2063</text:p>
      <text:p text:style-name="P2"><text:soft-page-break/>5: File: __init__.py, <text:s/>Directory: C:\Program Files\MySQL\MySQL Shell 8.0\share\mysqlsh\oci_sdk\oci-2.4.0-py3.7.egg\oci\work_requests\, <text:s/>Size: 383</text:p>
      <text:p text:style-name="P2">5: File: create_cpe_details.py, <text:s/>Directory: C:\Program Files\MySQL\MySQL Shell 8.0\share\mysqlsh\oci_sdk\oci-2.4.0-py3.7.egg\oci\core\models\, <text:s/>Size: 6802</text:p>
      <text:p text:style-name="P2">5: File: w32.exe, <text:s/>Directory: C:\Program Files\MySQL\MySQL Shell 8.0\lib\Python3.7\Lib\site-packages\pip\_vendor\distlib\, <text:s/>Size: 89088</text:p>
      <text:p text:style-name="P2">5: File: rotate.py, <text:s/>Directory: C:\Program Files\MySQL\MySQL Shell 8.0\lib\Python3.7\Lib\site-packages\setuptools\command\, <text:s/>Size: 2164</text:p>
      <text:p text:style-name="P2">5: File: decrypt_data_details.py, <text:s/>Directory: C:\Program Files\MySQL\MySQL Shell 8.0\share\mysqlsh\oci_sdk\oci-2.4.0-py3.7.egg\oci\key_management\models\, <text:s/>Size: 5261</text:p>
      <text:p text:style-name="P2">5: File: labels.py, <text:s/>Directory: C:\Program Files\MySQL\MySQL Shell 8.0\lib\Python3.7\Lib\site-packages\pip\_vendor\webencodings\, <text:s/>Size: 8979</text:p>
      <text:p text:style-name="P2">5: File: db_system.py, <text:s/>Directory: C:\Program Files\MySQL\MySQL Shell 8.0\share\mysqlsh\oci_sdk\oci-2.4.0-py3.7.egg\oci\database\models\, <text:s/>Size: 48124</text:p>
      <text:p text:style-name="P2">5: File: ingress_security_rule.py, <text:s/>Directory: C:\Program Files\MySQL\MySQL Shell 8.0\share\mysqlsh\oci_sdk\oci-2.4.0-py3.7.egg\oci\core\models\, <text:s/>Size: 13438</text:p>
      <text:p text:style-name="P2">5: File: app_catalog_listing_summary.py, <text:s/>Directory: C:\Program Files\MySQL\MySQL Shell 8.0\share\mysqlsh\oci_sdk\oci-2.4.0-py3.7.egg\oci\core\models\, <text:s/>Size: 4576</text:p>
      <text:p text:style-name="P2">5: File: create_job_details.py, <text:s/>Directory: C:\Program Files\MySQL\MySQL Shell 8.0\share\mysqlsh\oci_sdk\oci-2.4.0-py3.7.egg\oci\resource_manager\models\, <text:s/>Size: 7634</text:p>
      <text:p text:style-name="P2">5: File: create_volume_group_details.py, <text:s/>Directory: C:\Program Files\MySQL\MySQL Shell 8.0\share\mysqlsh\oci_sdk\oci-2.4.0-py3.7.egg\oci\core\models\, <text:s/>Size: 8587</text:p>
      <text:p text:style-name="P2">5: File: __init__.py, <text:s/>Directory: C:\Program Files\MySQL\MySQL Shell 8.0\share\mysqlsh\oci_sdk\oci-2.4.0-py3.7.egg\oci\budget\, <text:s/>Size: 351</text:p>
      <text:p text:style-name="P2">5: File: fix_parrot.py, <text:s/>Directory: C:\Program Files\MySQL\MySQL Shell 8.0\lib\Python3.7\Lib\lib2to3\tests\data\fixers\myfixes\, <text:s/>Size: 347</text:p>
      <text:p text:style-name="P2">5: File: change_dhcp_options_compartment_details.py, <text:s/>Directory: C:\Program Files\MySQL\MySQL Shell 8.0\share\mysqlsh\oci_sdk\oci-2.4.0-py3.7.egg\oci\core\models\, <text:s/>Size: 2291</text:p>
      <text:p text:style-name="P2">5: File: __main__.py, <text:s/>Directory: C:\Program Files\MySQL\MySQL Shell 8.0\share\mysqlsh\oci_sdk\certifi-2019.9.11-py3.7.egg\certifi\, <text:s/>Size: 41</text:p>
      <text:p text:style-name="P2">5: File: queue.py, <text:s/>Directory: C:\Program Files\MySQL\MySQL Shell 8.0\lib\Python3.7\Lib\site-packages\pip\_vendor\urllib3\util\, <text:s/>Size: 497</text:p>
      <text:p text:style-name="P2">5: File: resource.py, <text:s/>Directory: C:\Program Files\MySQL\MySQL Shell 8.0\share\mysqlsh\oci_sdk\oci-2.4.0-py3.7.egg\oci\autoscaling\models\, <text:s/>Size: 3287</text:p>
      <text:p text:style-name="P2">5: File: install_lib.py, <text:s/>Directory: C:\Program Files\MySQL\MySQL Shell 8.0\lib\Python3.7\Lib\site-packages\setuptools\command\, <text:s/>Size: 3840</text:p>
      <text:p text:style-name="P2">5: File: response.py, <text:s/>Directory: C:\Program Files\MySQL\MySQL Shell 8.0\lib\Python3.7\Lib\site-packages\pip\_vendor\urllib3\, <text:s/>Size: 25609</text:p>
      <text:p text:style-name="P2">5: File: mfa_totp_token.py, <text:s/>Directory: C:\Program Files\MySQL\MySQL Shell 8.0\share\mysqlsh\oci_sdk\oci-2.4.0-py3.7.egg\oci\identity\models\, <text:s/>Size: 1738</text:p>
      <text:p text:style-name="P2">5: File: protection_settings.py, <text:s/>Directory: C:\Program Files\MySQL\MySQL Shell 8.0\share\mysqlsh\oci_sdk\oci-2.4.0-py3.7.egg\oci\waas\models\, <text:s/>Size: 26036</text:p>
      <text:p text:style-name="P2">5: File: SOURCES.txt, <text:s/>Directory: C:\Program Files\MySQL\MySQL Shell 8.0\share\mysqlsh\oci_sdk\bcrypt-3.1.7-py3.7-win-amd64.egg\EGG-INFO\, <text:s/>Size: 563</text:p>
      <text:p text:style-name="P2">5: File: download.py, <text:s/>Directory: C:\Program Files\MySQL\MySQL Shell 8.0\lib\Python3.7\Lib\site-packages\pip\_internal\commands\, <text:s/>Size: 6623</text:p>
      <text:p text:style-name="P2">5: File: add_on_options.py, <text:s/>Directory: C:\Program Files\MySQL\MySQL Shell 8.0\share\mysqlsh\oci_sdk\oci-2.4.0-py3.7.egg\oci\container_engine\models\, <text:s/>Size: 3211</text:p>
      <text:p text:style-name="P2">5: File: regions.py, <text:s/>Directory: C:\Program Files\MySQL\MySQL Shell 8.0\share\mysqlsh\oci_sdk\oci-2.4.0-py3.7.egg\oci\, <text:s/>Size: 4142</text:p>
      <text:p text:style-name="P2"><text:soft-page-break/>5: File: fix_explicit.py, <text:s/>Directory: C:\Program Files\MySQL\MySQL Shell 8.0\lib\Python3.7\Lib\lib2to3\tests\data\fixers\myfixes\, <text:s/>Size: 123</text:p>
      <text:p text:style-name="P2">5: File: user.py, <text:s/>Directory: C:\Program Files\MySQL\MySQL Shell 8.0\share\mysqlsh\oci_sdk\oci-2.4.0-py3.7.egg\oci\identity\models\, <text:s/>Size: 18327</text:p>
      <text:p text:style-name="P2">5: File: __init__.py, <text:s/>Directory: C:\Program Files\MySQL\MySQL Shell 8.0\lib\Python3.7\Lib\site-packages\pip\_internal\operations\, <text:s/>Size: 0</text:p>
      <text:p text:style-name="P2">5: File: t64.exe, <text:s/>Directory: C:\Program Files\MySQL\MySQL Shell 8.0\lib\Python3.7\Lib\site-packages\pip\_vendor\distlib\, <text:s/>Size: 102400</text:p>
      <text:p text:style-name="P2">5: File: update_transfer_package_details.py, <text:s/>Directory: C:\Program Files\MySQL\MySQL Shell 8.0\share\mysqlsh\oci_sdk\oci-2.4.0-py3.7.egg\oci\dts\models\, <text:s/>Size: 6525</text:p>
      <text:p text:style-name="P2">5: File: package_data.py, <text:s/>Directory: C:\Program Files\MySQL\MySQL Shell 8.0\lib\Python3.7\Lib\site-packages\pip\_vendor\idna\, <text:s/>Size: 21</text:p>
      <text:p text:style-name="P2">5: File: create_ip_sec_connection_tunnel_details.py, <text:s/>Directory: C:\Program Files\MySQL\MySQL Shell 8.0\share\mysqlsh\oci_sdk\oci-2.4.0-py3.7.egg\oci\core\models\, <text:s/>Size: 7392</text:p>
      <text:p text:style-name="P2">5: File: device.py, <text:s/>Directory: C:\Program Files\MySQL\MySQL Shell 8.0\share\mysqlsh\oci_sdk\oci-2.4.0-py3.7.egg\oci\core\models\, <text:s/>Size: 2532</text:p>
      <text:p text:style-name="P2">5: File: stack_summary.py, <text:s/>Directory: C:\Program Files\MySQL\MySQL Shell 8.0\share\mysqlsh\oci_sdk\oci-2.4.0-py3.7.egg\oci\resource_manager\models\, <text:s/>Size: 8956</text:p>
      <text:p text:style-name="P2">5: File: dhcp_option.py, <text:s/>Directory: C:\Program Files\MySQL\MySQL Shell 8.0\share\mysqlsh\oci_sdk\oci-2.4.0-py3.7.egg\oci\core\models\, <text:s/>Size: 3048</text:p>
      <text:p text:style-name="P2">5: File: create_vcn_details.py, <text:s/>Directory: C:\Program Files\MySQL\MySQL Shell 8.0\share\mysqlsh\oci_sdk\oci-2.4.0-py3.7.egg\oci\core\models\, <text:s/>Size: 14482</text:p>
      <text:p text:style-name="P2">5: File: human_interaction_challenge.py, <text:s/>Directory: C:\Program Files\MySQL\MySQL Shell 8.0\share\mysqlsh\oci_sdk\oci-2.4.0-py3.7.egg\oci\waas\models\, <text:s/>Size: 12683</text:p>
      <text:p text:style-name="P2">5: File: create_dhcp_details.py, <text:s/>Directory: C:\Program Files\MySQL\MySQL Shell 8.0\share\mysqlsh\oci_sdk\oci-2.4.0-py3.7.egg\oci\core\models\, <text:s/>Size: 7557</text:p>
      <text:p text:style-name="P2">5: File: gb2312prober.py, <text:s/>Directory: C:\Program Files\MySQL\MySQL Shell 8.0\lib\Python3.7\Lib\site-packages\pip\_vendor\chardet\, <text:s/>Size: 1754</text:p>
      <text:p text:style-name="P2">5: File: two.py, <text:s/>Directory: C:\Program Files\MySQL\MySQL Shell 8.0\lib\Python3.7\Lib\test\test_importlib\namespace_pkgs\portion2\foo\, <text:s/>Size: 26</text:p>
      <text:p text:style-name="P2">5: File: __init__.py, <text:s/>Directory: C:\Program Files\MySQL\MySQL Shell 8.0\share\mysqlsh\oci_sdk\oci-2.4.0-py3.7.egg\oci\container_engine\, <text:s/>Size: 407</text:p>
      <text:p text:style-name="P2">5: File: encoding.py, <text:s/>Directory: C:\Program Files\MySQL\MySQL Shell 8.0\lib\Python3.7\Lib\site-packages\pip\_internal\utils\, <text:s/>Size: 1225</text:p>
      <text:p text:style-name="P2">5: File: upload.py, <text:s/>Directory: C:\Program Files\MySQL\MySQL Shell 8.0\lib\Python3.7\Lib\site-packages\setuptools\command\, <text:s/>Size: 6811</text:p>
      <text:p text:style-name="P2">5: File: ui_password_information.py, <text:s/>Directory: C:\Program Files\MySQL\MySQL Shell 8.0\share\mysqlsh\oci_sdk\oci-2.4.0-py3.7.egg\oci\identity\models\, <text:s/>Size: 5910</text:p>
      <text:p text:style-name="P2">5: File: create_public_ip_details.py, <text:s/>Directory: C:\Program Files\MySQL\MySQL Shell 8.0\share\mysqlsh\oci_sdk\oci-2.4.0-py3.7.egg\oci\core\models\, <text:s/>Size: 9911</text:p>
      <text:p text:style-name="P2">5: File: wininst-14.0-amd64.exe, <text:s/>Directory: C:\Program Files\MySQL\MySQL Shell 8.0\lib\Python3.7\Lib\distutils\command\, <text:s/>Size: 587776</text:p>
      <text:p text:style-name="P2">5: File: protection_rule_exclusion.py, <text:s/>Directory: C:\Program Files\MySQL\MySQL Shell 8.0\share\mysqlsh\oci_sdk\oci-2.4.0-py3.7.egg\oci\waas\models\, <text:s/>Size: 4997</text:p>
      <text:p text:style-name="P2">5: File: bazaar.py, <text:s/>Directory: C:\Program Files\MySQL\MySQL Shell 8.0\lib\Python3.7\Lib\site-packages\pip\_internal\vcs\, <text:s/>Size: 3670</text:p>
      <text:p text:style-name="P2">5: File: ddCompareTotal.decTest, <text:s/>Directory: C:\Program Files\MySQL\MySQL Shell 8.0\lib\Python3.7\Lib\test\decimaltestdata\, <text:s/>Size: 30638</text:p>
      <text:p text:style-name="P2">5: File: utils.py, <text:s/>Directory: C:\Program Files\MySQL\MySQL Shell 8.0\lib\Python3.7\Lib\site-packages\pip\_vendor\pytoml\, <text:s/>Size: 1665</text:p>
      <text:p text:style-name="P2"><text:soft-page-break/>5: File: fast_connect_provider_service_key.py, <text:s/>Directory: C:\Program Files\MySQL\MySQL Shell 8.0\share\mysqlsh\oci_sdk\oci-2.4.0-py3.7.egg\oci\core\models\, <text:s/>Size: 4830</text:p>
      <text:p text:style-name="P2">5: File: langbulgarianmodel.py, <text:s/>Directory: C:\Program Files\MySQL\MySQL Shell 8.0\lib\Python3.7\Lib\site-packages\pip\_vendor\chardet\, <text:s/>Size: 12839</text:p>
      <text:p text:style-name="P2">5: File: fix_first.py, <text:s/>Directory: C:\Program Files\MySQL\MySQL Shell 8.0\lib\Python3.7\Lib\lib2to3\tests\data\fixers\myfixes\, <text:s/>Size: 124</text:p>
      <text:p text:style-name="P2">5: File: update_user_capabilities_details.py, <text:s/>Directory: C:\Program Files\MySQL\MySQL Shell 8.0\share\mysqlsh\oci_sdk\oci-2.4.0-py3.7.egg\oci\identity\models\, <text:s/>Size: 6795</text:p>
      <text:p text:style-name="P2">5: File: identity_provider_group_summary.py, <text:s/>Directory: C:\Program Files\MySQL\MySQL Shell 8.0\share\mysqlsh\oci_sdk\oci-2.4.0-py3.7.egg\oci\identity\models\, <text:s/>Size: 7243</text:p>
      <text:p text:style-name="P2">5: File: kms_crypto_client_composite_operations.py, <text:s/>Directory: C:\Program Files\MySQL\MySQL Shell 8.0\share\mysqlsh\oci_sdk\oci-2.4.0-py3.7.egg\oci\key_management\, <text:s/>Size: 980</text:p>
      <text:p text:style-name="P2">5: File: pyparsing.py, <text:s/>Directory: C:\Program Files\MySQL\MySQL Shell 8.0\lib\Python3.7\Lib\site-packages\pip\_vendor\, <text:s/>Size: 243692</text:p>
      <text:p text:style-name="P2">5: File: exceptions.py, <text:s/>Directory: C:\Program Files\MySQL\MySQL Shell 8.0\lib\Python3.7\Lib\site-packages\pip\_vendor\requests\, <text:s/>Size: 3197</text:p>
      <text:p text:style-name="P2">5: File: test_multiprocessing_main_handling.py, <text:s/>Directory: C:\Program Files\MySQL\MySQL Shell 8.0\lib\Python3.7\Lib\test\, <text:s/>Size: 11721</text:p>
      <text:p text:style-name="P2">5: File: euckrfreq.py, <text:s/>Directory: C:\Program Files\MySQL\MySQL Shell 8.0\lib\Python3.7\Lib\site-packages\pip\_vendor\chardet\, <text:s/>Size: 13546</text:p>
      <text:p text:style-name="P2">5: File: __init__.py, <text:s/>Directory: C:\Program Files\MySQL\MySQL Shell 8.0\share\mysqlsh\oci_sdk\oci-2.4.0-py3.7.egg\oci\waas\models\, <text:s/>Size: 6751</text:p>
      <text:p text:style-name="P2">5: File: wininst-10.0-amd64.exe, <text:s/>Directory: C:\Program Files\MySQL\MySQL Shell 8.0\lib\Python3.7\Lib\distutils\command\, <text:s/>Size: 222208</text:p>
      <text:p text:style-name="P2">5: File: __init__.py, <text:s/>Directory: C:\Program Files\MySQL\MySQL Shell 8.0\share\mysqlsh\oci_sdk\oci-2.4.0-py3.7.egg\oci\auth\signers\, <text:s/>Size: 611</text:p>
      <text:p text:style-name="P2">5: File: freeze.py, <text:s/>Directory: C:\Program Files\MySQL\MySQL Shell 8.0\lib\Python3.7\Lib\site-packages\pip\_internal\operations\, <text:s/>Size: 9321</text:p>
      <text:p text:style-name="P2">5: File: instance_agent_features.py, <text:s/>Directory: C:\Program Files\MySQL\MySQL Shell 8.0\share\mysqlsh\oci_sdk\oci-2.4.0-py3.7.egg\oci\core\models\, <text:s/>Size: 2229</text:p>
      <text:p text:style-name="P2">5: File: create_data_guard_association_to_existing_db_system_details.py, <text:s/>Directory: C:\Program Files\MySQL\MySQL Shell 8.0\share\mysqlsh\oci_sdk\oci-2.4.0-py3.7.egg\oci\database\models\, <text:s/>Size: 4733</text:p>
      <text:p text:style-name="P2">5: File: crypto_sign.py, <text:s/>Directory: C:\Program Files\MySQL\MySQL Shell 8.0\share\mysqlsh\oci_sdk\PyNaCl-1.3.0-py3.7-win-amd64.egg\nacl\bindings\, <text:s/>Size: 9641</text:p>
      <text:p text:style-name="P2">5: File: poly1305.py, <text:s/>Directory: C:\Program Files\MySQL\MySQL Shell 8.0\share\mysqlsh\oci_sdk\cryptography-2.7-py3.7-win-amd64.egg\cryptography\hazmat\primitives\, <text:s/>Size: 1405</text:p>
      <text:p text:style-name="P2">5: File: create_alarm_details.py, <text:s/>Directory: C:\Program Files\MySQL\MySQL Shell 8.0\share\mysqlsh\oci_sdk\oci-2.4.0-py3.7.egg\oci\monitoring\models\, <text:s/>Size: 27100</text:p>
      <text:p text:style-name="P2">5: File: update_instance_pool_placement_configuration_details.py, <text:s/>Directory: C:\Program Files\MySQL\MySQL Shell 8.0\share\mysqlsh\oci_sdk\oci-2.4.0-py3.7.egg\oci\core\models\, <text:s/>Size: 4940</text:p>
      <text:p text:style-name="P2">5: File: create_steering_policy_details.py, <text:s/>Directory: C:\Program Files\MySQL\MySQL Shell 8.0\share\mysqlsh\oci_sdk\oci-2.4.0-py3.7.egg\oci\dns\models\, <text:s/>Size: 19098</text:p>
      <text:p text:style-name="P2">5: File: upload_docs.py, <text:s/>Directory: C:\Program Files\MySQL\MySQL Shell 8.0\lib\Python3.7\Lib\site-packages\setuptools\command\, <text:s/>Size: 7311</text:p>
      <text:p text:style-name="P2">5: File: __init__.py, <text:s/>Directory: C:\Program Files\MySQL\MySQL Shell 8.0\lib\Python3.7\Lib\test\test_importlib\namespace_pkgs\not_a_namespace_pkg\foo\, <text:s/>Size: 0</text:p>
      <text:p text:style-name="P2">5: File: waf_config.py, <text:s/>Directory: C:\Program Files\MySQL\MySQL Shell 8.0\share\mysqlsh\oci_sdk\oci-2.4.0-py3.7.egg\oci\waas\models\, <text:s/>Size: 17632</text:p>
      <text:p text:style-name="P2"><text:soft-page-break/>5: File: langturkishmodel.py, <text:s/>Directory: C:\Program Files\MySQL\MySQL Shell 8.0\lib\Python3.7\Lib\site-packages\pip\_vendor\chardet\, <text:s/>Size: 11102</text:p>
      <text:p text:style-name="P2">5: File: update_instance_agent_config_details.py, <text:s/>Directory: C:\Program Files\MySQL\MySQL Shell 8.0\share\mysqlsh\oci_sdk\oci-2.4.0-py3.7.egg\oci\core\models\, <text:s/>Size: 2313</text:p>
      <text:p text:style-name="P2">5: File: autonomous_exadata_infrastructure_maintenance_window.py, <text:s/>Directory: C:\Program Files\MySQL\MySQL Shell 8.0\share\mysqlsh\oci_sdk\oci-2.4.0-py3.7.egg\oci\database\models\, <text:s/>Size: 5620</text:p>
      <text:p text:style-name="P2">5: File: autonomous_database.py, <text:s/>Directory: C:\Program Files\MySQL\MySQL Shell 8.0\share\mysqlsh\oci_sdk\oci-2.4.0-py3.7.egg\oci\database\models\, <text:s/>Size: 39960</text:p>
      <text:p text:style-name="P2">5: File: oce_instance_client_composite_operations.py, <text:s/>Directory: C:\Program Files\MySQL\MySQL Shell 8.0\share\mysqlsh\oci_sdk\oci-2.4.0-py3.7.egg\oci\oce\, <text:s/>Size: 9745</text:p>
      <text:p text:style-name="P2">5: File: test_geometry_managers.py, <text:s/>Directory: C:\Program Files\MySQL\MySQL Shell 8.0\lib\Python3.7\Lib\tkinter\test\test_tkinter\, <text:s/>Size: 41015</text:p>
      <text:p text:style-name="P2">5: File: dqRemainderNear.decTest, <text:s/>Directory: C:\Program Files\MySQL\MySQL Shell 8.0\lib\Python3.7\Lib\test\decimaltestdata\, <text:s/>Size: 31289</text:p>
      <text:p text:style-name="P2">5: File: notification_topic_summary.py, <text:s/>Directory: C:\Program Files\MySQL\MySQL Shell 8.0\share\mysqlsh\oci_sdk\oci-2.4.0-py3.7.egg\oci\ons\models\, <text:s/>Size: 12673</text:p>
      <text:p text:style-name="P2">5: File: mercurial.py, <text:s/>Directory: C:\Program Files\MySQL\MySQL Shell 8.0\lib\Python3.7\Lib\site-packages\pip\_internal\vcs\, <text:s/>Size: 3447</text:p>
      <text:p text:style-name="P2">5: File: alarm_history_collection.py, <text:s/>Directory: C:\Program Files\MySQL\MySQL Shell 8.0\share\mysqlsh\oci_sdk\oci-2.4.0-py3.7.egg\oci\monitoring\models\, <text:s/>Size: 3918</text:p>
      <text:p text:style-name="P2">5: File: private_ip.py, <text:s/>Directory: C:\Program Files\MySQL\MySQL Shell 8.0\share\mysqlsh\oci_sdk\oci-2.4.0-py3.7.egg\oci\core\models\, <text:s/>Size: 16333</text:p>
      <text:p text:style-name="P2">5: File: create_autonomous_database_backup_details.py, <text:s/>Directory: C:\Program Files\MySQL\MySQL Shell 8.0\share\mysqlsh\oci_sdk\oci-2.4.0-py3.7.egg\oci\database\models\, <text:s/>Size: 3608</text:p>
      <text:p text:style-name="P2">5: File: __init__.py, <text:s/>Directory: C:\Program Files\MySQL\MySQL Shell 8.0\share\mysqlsh\oci_sdk\oci-2.4.0-py3.7.egg\oci\_vendor\urllib3\util\, <text:s/>Size: 1208</text:p>
      <text:p text:style-name="P2">5: File: x963kdf.py, <text:s/>Directory: C:\Program Files\MySQL\MySQL Shell 8.0\share\mysqlsh\oci_sdk\cryptography-2.7-py3.7-win-amd64.egg\cryptography\hazmat\primitives\kdf\, <text:s/>Size: 2280</text:p>
      <text:p text:style-name="P2">5: File: py3_test_grammar.py, <text:s/>Directory: C:\Program Files\MySQL\MySQL Shell 8.0\lib\Python3.7\Lib\lib2to3\tests\data\, <text:s/>Size: 30862</text:p>
      <text:p text:style-name="P2">5: File: exadata_iorm_config.py, <text:s/>Directory: C:\Program Files\MySQL\MySQL Shell 8.0\share\mysqlsh\oci_sdk\oci-2.4.0-py3.7.egg\oci\database\models\, <text:s/>Size: 7965</text:p>
      <text:p text:style-name="P2">5: File: low_level.py, <text:s/>Directory: C:\Program Files\MySQL\MySQL Shell 8.0\share\mysqlsh\oci_sdk\oci-2.4.0-py3.7.egg\oci\_vendor\urllib3\contrib\_securetransport\, <text:s/>Size: 12326</text:p>
      <text:p text:style-name="P2">5: File: remainderNear.decTest, <text:s/>Directory: C:\Program Files\MySQL\MySQL Shell 8.0\lib\Python3.7\Lib\test\decimaltestdata\, <text:s/>Size: 25018</text:p>
      <text:p text:style-name="P2">5: File: bulk_add_virtual_circuit_public_prefixes_details.py, <text:s/>Directory: C:\Program Files\MySQL\MySQL Shell 8.0\share\mysqlsh\oci_sdk\oci-2.4.0-py3.7.egg\oci\core\models\, <text:s/>Size: 2347</text:p>
      <text:p text:style-name="P2">5: File: topic_attributes_details.py, <text:s/>Directory: C:\Program Files\MySQL\MySQL Shell 8.0\share\mysqlsh\oci_sdk\oci-2.4.0-py3.7.egg\oci\ons\models\, <text:s/>Size: 4925</text:p>
      <text:p text:style-name="P2">5: File: create_autonomous_database_clone_details.py, <text:s/>Directory: C:\Program Files\MySQL\MySQL Shell 8.0\share\mysqlsh\oci_sdk\oci-2.4.0-py3.7.egg\oci\database\models\, <text:s/>Size: 9654</text:p>
      <text:p text:style-name="P2">5: File: commontypes.py, <text:s/>Directory: C:\Program Files\MySQL\MySQL Shell 8.0\share\mysqlsh\oci_sdk\cffi-1.12.3-py3.7-win-amd64.egg\cffi\, <text:s/>Size: 2689</text:p>
      <text:p text:style-name="P2">5: File: namespaces.py, <text:s/>Directory: C:\Program Files\MySQL\MySQL Shell 8.0\lib\Python3.7\Lib\site-packages\setuptools\, <text:s/>Size: 3199</text:p>
      <text:p text:style-name="P2"><text:soft-page-break/>5: File: _internal_utils.py, <text:s/>Directory: C:\Program Files\MySQL\MySQL Shell 8.0\lib\Python3.7\Lib\site-packages\pip\_vendor\requests\, <text:s/>Size: 1096</text:p>
      <text:p text:style-name="P2">5: File: nameserver.py, <text:s/>Directory: C:\Program Files\MySQL\MySQL Shell 8.0\share\mysqlsh\oci_sdk\oci-2.4.0-py3.7.egg\oci\dns\models\, <text:s/>Size: 1763</text:p>
      <text:p text:style-name="P2">5: File: boot_volume_source_from_boot_volume_backup_details.py, <text:s/>Directory: C:\Program Files\MySQL\MySQL Shell 8.0\share\mysqlsh\oci_sdk\oci-2.4.0-py3.7.egg\oci\core\models\, <text:s/>Size: 2399</text:p>
      <text:p text:style-name="P2">5: File: create_nat_gateway_details.py, <text:s/>Directory: C:\Program Files\MySQL\MySQL Shell 8.0\share\mysqlsh\oci_sdk\oci-2.4.0-py3.7.egg\oci\core\models\, <text:s/>Size: 8299</text:p>
      <text:p text:style-name="P2">5: File: resource_summary.py, <text:s/>Directory: C:\Program Files\MySQL\MySQL Shell 8.0\share\mysqlsh\oci_sdk\oci-2.4.0-py3.7.egg\oci\resource_search\models\, <text:s/>Size: 10540</text:p>
      <text:p text:style-name="P2">5: File: charsetprober.py, <text:s/>Directory: C:\Program Files\MySQL\MySQL Shell 8.0\lib\Python3.7\Lib\site-packages\pip\_vendor\chardet\, <text:s/>Size: 5110</text:p>
      <text:p text:style-name="P2">5: File: py36compat.py, <text:s/>Directory: C:\Program Files\MySQL\MySQL Shell 8.0\lib\Python3.7\Lib\site-packages\setuptools\command\, <text:s/>Size: 4986</text:p>
      <text:p text:style-name="P2">5: File: tunnel_config.py, <text:s/>Directory: C:\Program Files\MySQL\MySQL Shell 8.0\share\mysqlsh\oci_sdk\oci-2.4.0-py3.7.egg\oci\core\models\, <text:s/>Size: 4062</text:p>
      <text:p text:style-name="P2">5: File: binding2.py, <text:s/>Directory: C:\Program Files\MySQL\MySQL Shell 8.0\lib\Python3.7\Lib\test\test_import\data\circular_imports\, <text:s/>Size: 65</text:p>
      <text:p text:style-name="P2">5: File: euctwprober.py, <text:s/>Directory: C:\Program Files\MySQL\MySQL Shell 8.0\lib\Python3.7\Lib\site-packages\pip\_vendor\chardet\, <text:s/>Size: 1747</text:p>
      <text:p text:style-name="P2">5: File: dns.py, <text:s/>Directory: C:\Program Files\MySQL\MySQL Shell 8.0\share\mysqlsh\oci_sdk\oci-2.4.0-py3.7.egg\oci\healthchecks\models\, <text:s/>Size: 2893</text:p>
      <text:p text:style-name="P2">5: File: sysconfig.cfg, <text:s/>Directory: C:\Program Files\MySQL\MySQL Shell 8.0\lib\Python3.7\Lib\site-packages\pip\_vendor\distlib\_backport\, <text:s/>Size: 2617</text:p>
      <text:p text:style-name="P2">5: File: update_instance_pool_details.py, <text:s/>Directory: C:\Program Files\MySQL\MySQL Shell 8.0\share\mysqlsh\oci_sdk\oci-2.4.0-py3.7.egg\oci\core\models\, <text:s/>Size: 9123</text:p>
      <text:p text:style-name="P2">5: File: PKG-INFO, <text:s/>Directory: C:\Program Files\MySQL\MySQL Shell 8.0\share\mysqlsh\oci_sdk\bcrypt-3.1.7-py3.7-win-amd64.egg\EGG-INFO\, <text:s/>Size: 9082</text:p>
      <text:p text:style-name="P2">5: File: month.py, <text:s/>Directory: C:\Program Files\MySQL\MySQL Shell 8.0\share\mysqlsh\oci_sdk\oci-2.4.0-py3.7.egg\oci\database\models\, <text:s/>Size: 4178</text:p>
      <text:p text:style-name="P2">5: File: boot_volume_source_details.py, <text:s/>Directory: C:\Program Files\MySQL\MySQL Shell 8.0\share\mysqlsh\oci_sdk\oci-2.4.0-py3.7.egg\oci\core\models\, <text:s/>Size: 2508</text:p>
      <text:p text:style-name="P2">5: File: update_load_balancer_details.py, <text:s/>Directory: C:\Program Files\MySQL\MySQL Shell 8.0\share\mysqlsh\oci_sdk\oci-2.4.0-py3.7.egg\oci\load_balancer\models\, <text:s/>Size: 5395</text:p>
      <text:p text:style-name="P2">5: File: langthaimodel.py, <text:s/>Directory: C:\Program Files\MySQL\MySQL Shell 8.0\lib\Python3.7\Lib\site-packages\pip\_vendor\chardet\, <text:s/>Size: 11290</text:p>
      <text:p text:style-name="P2">5: File: change_boot_volume_backup_compartment_details.py, <text:s/>Directory: C:\Program Files\MySQL\MySQL Shell 8.0\share\mysqlsh\oci_sdk\oci-2.4.0-py3.7.egg\oci\core\models\, <text:s/>Size: 2334</text:p>
      <text:p text:style-name="P2">5: File: empty, <text:s/>Directory: C:\Program Files\MySQL\MySQL Shell 8.0\lib\Python3.7\Lib\test\test_importlib\namespace_pkgs\module_and_namespace_package\a_test\, <text:s/>Size: 0</text:p>
      <text:p text:style-name="P2">5: File: create_custom_protection_rule_details.py, <text:s/>Directory: C:\Program Files\MySQL\MySQL Shell 8.0\share\mysqlsh\oci_sdk\oci-2.4.0-py3.7.egg\oci\waas\models\, <text:s/>Size: 12153</text:p>
      <text:p text:style-name="P2">5: File: create_instance_console_connection_details.py, <text:s/>Directory: C:\Program Files\MySQL\MySQL Shell 8.0\share\mysqlsh\oci_sdk\oci-2.4.0-py3.7.egg\oci\core\models\, <text:s/>Size: 6318</text:p>
      <text:p text:style-name="P2">5: File: email_client.py, <text:s/>Directory: C:\Program Files\MySQL\MySQL Shell 8.0\share\mysqlsh\oci_sdk\oci-2.4.0-py3.7.egg\oci\email\, <text:s/>Size: 44627</text:p>
      <text:p text:style-name="P2">5: File: subscription.py, <text:s/>Directory: C:\Program Files\MySQL\MySQL Shell 8.0\share\mysqlsh\oci_sdk\oci-2.4.0-py3.7.egg\oci\ons\models\, <text:s/>Size: 14104</text:p>
      <text:p text:style-name="P2"><text:soft-page-break/>5: File: email_client_composite_operations.py, <text:s/>Directory: C:\Program Files\MySQL\MySQL Shell 8.0\share\mysqlsh\oci_sdk\oci-2.4.0-py3.7.egg\oci\email\, <text:s/>Size: 7110</text:p>
      <text:p text:style-name="P2">5: File: container_engine_client.py, <text:s/>Directory: C:\Program Files\MySQL\MySQL Shell 8.0\share\mysqlsh\oci_sdk\oci-2.4.0-py3.7.egg\oci\container_engine\, <text:s/>Size: 74402</text:p>
      <text:p text:style-name="P2">5: File: transfer_appliance_client.py, <text:s/>Directory: C:\Program Files\MySQL\MySQL Shell 8.0\share\mysqlsh\oci_sdk\oci-2.4.0-py3.7.egg\oci\dts\, <text:s/>Size: 31178</text:p>
      <text:p text:style-name="P2">5: File: instance_pool.py, <text:s/>Directory: C:\Program Files\MySQL\MySQL Shell 8.0\share\mysqlsh\oci_sdk\oci-2.4.0-py3.7.egg\oci\core\models\, <text:s/>Size: 15189</text:p>
      <text:p text:style-name="P2">5: File: langbulgarianmodel.py, <text:s/>Directory: C:\Program Files\MySQL\MySQL Shell 8.0\share\mysqlsh\oci_sdk\oci-2.4.0-py3.7.egg\oci\_vendor\chardet\, <text:s/>Size: 11875</text:p>
      <text:p text:style-name="P2">5: File: config_source.py, <text:s/>Directory: C:\Program Files\MySQL\MySQL Shell 8.0\share\mysqlsh\oci_sdk\oci-2.4.0-py3.7.egg\oci\resource_manager\models\, <text:s/>Size: 4426</text:p>
      <text:p text:style-name="P2">5: File: update_volume_kms_key_details.py, <text:s/>Directory: C:\Program Files\MySQL\MySQL Shell 8.0\share\mysqlsh\oci_sdk\oci-2.4.0-py3.7.egg\oci\core\models\, <text:s/>Size: 2514</text:p>
      <text:p text:style-name="P2">5: File: encoding.py, <text:s/>Directory: C:\Program Files\MySQL\MySQL Shell 8.0\share\mysqlsh\oci_sdk\PyNaCl-1.3.0-py3.7-win-amd64.egg\nacl\, <text:s/>Size: 1928</text:p>
      <text:p text:style-name="P2">5: File: patch_history_entry_summary.py, <text:s/>Directory: C:\Program Files\MySQL\MySQL Shell 8.0\share\mysqlsh\oci_sdk\oci-2.4.0-py3.7.egg\oci\database\models\, <text:s/>Size: 9826</text:p>
      <text:p text:style-name="P2">5: File: create_autonomous_database_base.py, <text:s/>Directory: C:\Program Files\MySQL\MySQL Shell 8.0\share\mysqlsh\oci_sdk\oci-2.4.0-py3.7.egg\oci\database\models\, <text:s/>Size: 26329</text:p>
      <text:p text:style-name="P2">5: File: ntlmpool.py, <text:s/>Directory: C:\Program Files\MySQL\MySQL Shell 8.0\lib\Python3.7\Lib\site-packages\pip\_vendor\urllib3\contrib\, <text:s/>Size: 4459</text:p>
      <text:p text:style-name="P2">5: File: ddSameQuantum.decTest, <text:s/>Directory: C:\Program Files\MySQL\MySQL Shell 8.0\lib\Python3.7\Lib\test\decimaltestdata\, <text:s/>Size: 17541</text:p>
      <text:p text:style-name="P2">5: File: filewrapper.py, <text:s/>Directory: C:\Program Files\MySQL\MySQL Shell 8.0\lib\Python3.7\Lib\site-packages\pip\_vendor\cachecontrol\, <text:s/>Size: 2533</text:p>
      <text:p text:style-name="P2">5: File: __main__.py, <text:s/>Directory: C:\Program Files\MySQL\MySQL Shell 8.0\lib\Python3.7\Lib\test\test_importlib\source\, <text:s/>Size: 58</text:p>
      <text:p text:style-name="P2">5: File: put_messages_result.py, <text:s/>Directory: C:\Program Files\MySQL\MySQL Shell 8.0\share\mysqlsh\oci_sdk\oci-2.4.0-py3.7.egg\oci\streaming\models\, <text:s/>Size: 3538</text:p>
      <text:p text:style-name="P2">5: File: PKG-INFO, <text:s/>Directory: C:\Program Files\MySQL\MySQL Shell 8.0\share\mysqlsh\oci_sdk\pycparser-2.19-py3.7.egg-info\, <text:s/>Size: 1019</text:p>
      <text:p text:style-name="P2">5: File: db_system_summary.py, <text:s/>Directory: C:\Program Files\MySQL\MySQL Shell 8.0\share\mysqlsh\oci_sdk\oci-2.4.0-py3.7.egg\oci\database\models\, <text:s/>Size: 49873</text:p>
      <text:p text:style-name="P2">5: File: configparser.py, <text:s/>Directory: C:\Program Files\MySQL\MySQL Shell 8.0\share\mysqlsh\oci_sdk\configparser-4.0.2-py3.7.egg\, <text:s/>Size: 1546</text:p>
      <text:p text:style-name="P2">5: File: one.py, <text:s/>Directory: C:\Program Files\MySQL\MySQL Shell 8.0\lib\Python3.7\Lib\test\test_importlib\namespace_pkgs\portion1\foo\, <text:s/>Size: 26</text:p>
      <text:p text:style-name="P2">5: File: test_variables.py, <text:s/>Directory: C:\Program Files\MySQL\MySQL Shell 8.0\lib\Python3.7\Lib\tkinter\test\test_tkinter\, <text:s/>Size: 9821</text:p>
      <text:p text:style-name="P2">5: File: dqCompareTotalMag.decTest, <text:s/>Directory: C:\Program Files\MySQL\MySQL Shell 8.0\lib\Python3.7\Lib\test\decimaltestdata\, <text:s/>Size: 32626</text:p>
      <text:p text:style-name="P2">5: File: load_balancer_health.py, <text:s/>Directory: C:\Program Files\MySQL\MySQL Shell 8.0\share\mysqlsh\oci_sdk\oci-2.4.0-py3.7.egg\oci\load_balancer\models\, <text:s/>Size: 11288</text:p>
      <text:p text:style-name="P2">5: File: url.py, <text:s/>Directory: C:\Program Files\MySQL\MySQL Shell 8.0\lib\Python3.7\Lib\site-packages\pip\_vendor\urllib3\util\, <text:s/>Size: 6487</text:p>
      <text:p text:style-name="P2">5: File: __init__.py, <text:s/>Directory: C:\Program Files\MySQL\MySQL Shell 8.0\share\mysqlsh\oci_sdk\oci-2.4.0-py3.7.egg\oci\_vendor\jwt\contrib\, <text:s/>Size: 0</text:p>
      <text:p text:style-name="P2">5: File: compat.py, <text:s/>Directory: C:\Program Files\MySQL\MySQL Shell 8.0\lib\Python3.7\Lib\site-packages\pip\_vendor\idna\, <text:s/>Size: 232</text:p>
      <text:p text:style-name="P2"><text:soft-page-break/>5: File: mbcharsetprober.py, <text:s/>Directory: C:\Program Files\MySQL\MySQL Shell 8.0\lib\Python3.7\Lib\site-packages\pip\_vendor\chardet\, <text:s/>Size: 3413</text:p>
      <text:p text:style-name="P2">5: File: change_oce_instance_compartment_details.py, <text:s/>Directory: C:\Program Files\MySQL\MySQL Shell 8.0\share\mysqlsh\oci_sdk\oci-2.4.0-py3.7.egg\oci\oce\models\, <text:s/>Size: 2300</text:p>
      <text:p text:style-name="P2">5: File: test_defect_handling.py, <text:s/>Directory: C:\Program Files\MySQL\MySQL Shell 8.0\lib\Python3.7\Lib\test\test_email\, <text:s/>Size: 11968</text:p>
      <text:p text:style-name="P2">5: File: subpackage.py, <text:s/>Directory: C:\Program Files\MySQL\MySQL Shell 8.0\lib\Python3.7\Lib\test\test_import\data\circular_imports\, <text:s/>Size: 79</text:p>
      <text:p text:style-name="P2">5: File: create_tag_details.py, <text:s/>Directory: C:\Program Files\MySQL\MySQL Shell 8.0\share\mysqlsh\oci_sdk\oci-2.4.0-py3.7.egg\oci\identity\models\, <text:s/>Size: 6686</text:p>
      <text:p text:style-name="P2">5: File: events_client.py, <text:s/>Directory: C:\Program Files\MySQL\MySQL Shell 8.0\share\mysqlsh\oci_sdk\oci-2.4.0-py3.7.egg\oci\events\, <text:s/>Size: 30053</text:p>
      <text:p text:style-name="P2">5: File: instance_configuration_paravirtualized_attach_volume_details.py, <text:s/>Directory: C:\Program Files\MySQL\MySQL Shell 8.0\share\mysqlsh\oci_sdk\oci-2.4.0-py3.7.egg\oci\core\models\, <text:s/>Size: 2295</text:p>
      <text:p text:style-name="P2">5: File: connection_configuration.py, <text:s/>Directory: C:\Program Files\MySQL\MySQL Shell 8.0\share\mysqlsh\oci_sdk\oci-2.4.0-py3.7.egg\oci\load_balancer\models\, <text:s/>Size: 2878</text:p>
      <text:p text:style-name="P2">5: File: __about__.py, <text:s/>Directory: C:\Program Files\MySQL\MySQL Shell 8.0\share\mysqlsh\oci_sdk\cryptography-2.7-py3.7-win-amd64.egg\cryptography\, <text:s/>Size: 814</text:p>
      <text:p text:style-name="P2">5: File: update_ip_sec_connection_tunnel_shared_secret_details.py, <text:s/>Directory: C:\Program Files\MySQL\MySQL Shell 8.0\share\mysqlsh\oci_sdk\oci-2.4.0-py3.7.egg\oci\core\models\, <text:s/>Size: 2386</text:p>
      <text:p text:style-name="P2">5: File: hooks.py, <text:s/>Directory: C:\Program Files\MySQL\MySQL Shell 8.0\share\mysqlsh\oci_sdk\oci-2.4.0-py3.7.egg\oci\_vendor\requests\, <text:s/>Size: 899</text:p>
      <text:p text:style-name="P2">5: File: __init__.py, <text:s/>Directory: C:\Program Files\MySQL\MySQL Shell 8.0\lib\Python3.7\Lib\site-packages\pip\_vendor\pep517\, <text:s/>Size: 84</text:p>
      <text:p text:style-name="P2">5: File: __init__.py, <text:s/>Directory: C:\Program Files\MySQL\MySQL Shell 8.0\lib\Python3.7\Lib\lib2to3\tests\data\fixers\myfixes\, <text:s/>Size: 0</text:p>
      <text:p text:style-name="P2">5: File: compute_instance_details.py, <text:s/>Directory: C:\Program Files\MySQL\MySQL Shell 8.0\share\mysqlsh\oci_sdk\oci-2.4.0-py3.7.egg\oci\core\models\, <text:s/>Size: 4634</text:p>
      <text:p text:style-name="P2">5: File: logging.py, <text:s/>Directory: C:\Program Files\MySQL\MySQL Shell 8.0\lib\Python3.7\Lib\site-packages\pip\_internal\utils\, <text:s/>Size: 9719</text:p>
      <text:p text:style-name="P2">5: File: local_peering_gateway.py, <text:s/>Directory: C:\Program Files\MySQL\MySQL Shell 8.0\share\mysqlsh\oci_sdk\oci-2.4.0-py3.7.egg\oci\core\models\, <text:s/>Size: 21935</text:p>
      <text:p text:style-name="P2">5: File: dqCompareTotal.decTest, <text:s/>Directory: C:\Program Files\MySQL\MySQL Shell 8.0\lib\Python3.7\Lib\test\decimaltestdata\, <text:s/>Size: 30846</text:p>
      <text:p text:style-name="P2">5: File: autonomous_container_database.py, <text:s/>Directory: C:\Program Files\MySQL\MySQL Shell 8.0\share\mysqlsh\oci_sdk\oci-2.4.0-py3.7.egg\oci\database\models\, <text:s/>Size: 23548</text:p>
      <text:p text:style-name="P2">5: File: update_namespace_metadata_details.py, <text:s/>Directory: C:\Program Files\MySQL\MySQL Shell 8.0\share\mysqlsh\oci_sdk\oci-2.4.0-py3.7.egg\oci\object_storage\models\, <text:s/>Size: 3702</text:p>
      <text:p text:style-name="P2">5: File: update_tag_details.py, <text:s/>Directory: C:\Program Files\MySQL\MySQL Shell 8.0\share\mysqlsh\oci_sdk\oci-2.4.0-py3.7.egg\oci\identity\models\, <text:s/>Size: 6919</text:p>
      <text:p text:style-name="P2">5: File: keywrap.py, <text:s/>Directory: C:\Program Files\MySQL\MySQL Shell 8.0\share\mysqlsh\oci_sdk\cryptography-2.7-py3.7-win-amd64.egg\cryptography\hazmat\primitives\, <text:s/>Size: 5462</text:p>
      <text:p text:style-name="P2">5: File: rebinding.py, <text:s/>Directory: C:\Program Files\MySQL\MySQL Shell 8.0\lib\Python3.7\Lib\test\test_import\data\circular_imports\, <text:s/>Size: 122</text:p>
      <text:p text:style-name="P2">5: File: create_cluster_network_details.py, <text:s/>Directory: C:\Program Files\MySQL\MySQL Shell 8.0\share\mysqlsh\oci_sdk\oci-2.4.0-py3.7.egg\oci\core\models\, <text:s/>Size: 8588</text:p>
      <text:p text:style-name="P2">5: File: __init__.py, <text:s/>Directory: C:\Program Files\MySQL\MySQL Shell 8.0\share\mysqlsh\oci_sdk\oci-2.4.0-py3.7.egg\oci\functions\, <text:s/>Size: 658</text:p>
      <text:p text:style-name="P2"><text:soft-page-break/>5: File: __init__.py, <text:s/>Directory: C:\Program Files\MySQL\MySQL Shell 8.0\share\mysqlsh\oci_sdk\oci-2.4.0-py3.7.egg\oci\events\models\, <text:s/>Size: 1721</text:p>
      <text:p text:style-name="P2">5: File: publish_result.py, <text:s/>Directory: C:\Program Files\MySQL\MySQL Shell 8.0\share\mysqlsh\oci_sdk\oci-2.4.0-py3.7.egg\oci\ons\models\, <text:s/>Size: 2644</text:p>
      <text:p text:style-name="P2">5: File: fields.py, <text:s/>Directory: C:\Program Files\MySQL\MySQL Shell 8.0\lib\Python3.7\Lib\site-packages\pip\_vendor\urllib3\, <text:s/>Size: 5943</text:p>
      <text:p text:style-name="P2">5: File: __init__.py, <text:s/>Directory: C:\Program Files\MySQL\MySQL Shell 8.0\share\mysqlsh\oci_sdk\oci-2.4.0-py3.7.egg\oci\key_management\models\, <text:s/>Size: 2128</text:p>
      <text:p text:style-name="P2">5: File: generate_autonomous_data_warehouse_wallet_details.py, <text:s/>Directory: C:\Program Files\MySQL\MySQL Shell 8.0\share\mysqlsh\oci_sdk\oci-2.4.0-py3.7.egg\oci\database\models\, <text:s/>Size: 2432</text:p>
      <text:p text:style-name="P2">5: File: langhungarianmodel.py, <text:s/>Directory: C:\Program Files\MySQL\MySQL Shell 8.0\lib\Python3.7\Lib\site-packages\pip\_vendor\chardet\, <text:s/>Size: 12592</text:p>
      <text:p text:style-name="P2">5: File: tointegral.decTest, <text:s/>Directory: C:\Program Files\MySQL\MySQL Shell 8.0\lib\Python3.7\Lib\test\decimaltestdata\, <text:s/>Size: 8864</text:p>
      <text:p text:style-name="P2">5: File: version.py, <text:s/>Directory: C:\Program Files\MySQL\MySQL Shell 8.0\lib\Python3.7\Lib\site-packages\pip\_vendor\packaging\, <text:s/>Size: 11978</text:p>
      <text:p text:style-name="P2">5: File: oid.py, <text:s/>Directory: C:\Program Files\MySQL\MySQL Shell 8.0\share\mysqlsh\oci_sdk\cryptography-2.7-py3.7-win-amd64.egg\cryptography\x509\, <text:s/>Size: 10677</text:p>
      <text:p text:style-name="P2">5: File: _bcrypt.py, <text:s/>Directory: C:\Program Files\MySQL\MySQL Shell 8.0\share\mysqlsh\oci_sdk\bcrypt-3.1.7-py3.7-win-amd64.egg\bcrypt\, <text:s/>Size: 306</text:p>
      <text:p text:style-name="P2">5: File: jpcntx.py, <text:s/>Directory: C:\Program Files\MySQL\MySQL Shell 8.0\share\mysqlsh\oci_sdk\oci-2.4.0-py3.7.egg\oci\_vendor\chardet\, <text:s/>Size: 18679</text:p>
      <text:p text:style-name="P2">5: File: INSTALLER, <text:s/>Directory: C:\Program Files\MySQL\MySQL Shell 8.0\lib\Python3.7\Lib\site-packages\setuptools-40.8.0.dist-info\, <text:s/>Size: 4</text:p>
      <text:p text:style-name="P2">5: File: budget.py, <text:s/>Directory: C:\Program Files\MySQL\MySQL Shell 8.0\share\mysqlsh\oci_sdk\oci-2.4.0-py3.7.egg\oci\budget\models\, <text:s/>Size: 21550</text:p>
      <text:p text:style-name="P2">5: File: a_test.py, <text:s/>Directory: C:\Program Files\MySQL\MySQL Shell 8.0\lib\Python3.7\Lib\test\test_importlib\namespace_pkgs\module_and_namespace_package\, <text:s/>Size: 19</text:p>
      <text:p text:style-name="P2">5: File: compat.py, <text:s/>Directory: C:\Program Files\MySQL\MySQL Shell 8.0\lib\Python3.7\Lib\site-packages\pip\_vendor\requests\, <text:s/>Size: 1941</text:p>
      <text:p text:style-name="P2">5: File: utils.py, <text:s/>Directory: C:\Program Files\MySQL\MySQL Shell 8.0\share\mysqlsh\oci_sdk\cryptography-2.7-py3.7-win-amd64.egg\cryptography\hazmat\backends\openssl\, <text:s/>Size: 2339</text:p>
      <text:p text:style-name="P2">5: File: update_volume_group_backup_details.py, <text:s/>Directory: C:\Program Files\MySQL\MySQL Shell 8.0\share\mysqlsh\oci_sdk\oci-2.4.0-py3.7.egg\oci\core\models\, <text:s/>Size: 5124</text:p>
      <text:p text:style-name="P2">5: File: socks.py, <text:s/>Directory: C:\Program Files\MySQL\MySQL Shell 8.0\lib\Python3.7\Lib\site-packages\pip\_vendor\urllib3\contrib\, <text:s/>Size: 6391</text:p>
      <text:p text:style-name="P2">5: File: help.py, <text:s/>Directory: C:\Program Files\MySQL\MySQL Shell 8.0\share\mysqlsh\oci_sdk\oci-2.4.0-py3.7.egg\oci\_vendor\jwt\, <text:s/>Size: 1770</text:p>
      <text:p text:style-name="P2">5: File: limits_client.py, <text:s/>Directory: C:\Program Files\MySQL\MySQL Shell 8.0\share\mysqlsh\oci_sdk\oci-2.4.0-py3.7.egg\oci\limits\, <text:s/>Size: 24942</text:p>
      <text:p text:style-name="P2">5: File: resource1.txt, <text:s/>Directory: C:\Program Files\MySQL\MySQL Shell 8.0\lib\Python3.7\Lib\test\test_importlib\data03\namespace\, <text:s/>Size: 0</text:p>
      <text:p text:style-name="P2">5: File: load_balancer_shape.py, <text:s/>Directory: C:\Program Files\MySQL\MySQL Shell 8.0\share\mysqlsh\oci_sdk\oci-2.4.0-py3.7.egg\oci\load_balancer\models\, <text:s/>Size: 1985</text:p>
      <text:p text:style-name="P2">5: File: __main__.py, <text:s/>Directory: C:\Program Files\MySQL\MySQL Shell 8.0\lib\Python3.7\Lib\test\test_importlib\extension\, <text:s/>Size: 58</text:p>
      <text:p text:style-name="P2"><text:soft-page-break/>5: File: nested_portion1.zip, <text:s/>Directory: C:\Program Files\MySQL\MySQL Shell 8.0\lib\Python3.7\Lib\test\test_importlib\namespace_pkgs\, <text:s/>Size: 556</text:p>
      <text:p text:style-name="P2">5: File: http_probe.py, <text:s/>Directory: C:\Program Files\MySQL\MySQL Shell 8.0\share\mysqlsh\oci_sdk\oci-2.4.0-py3.7.egg\oci\healthchecks\models\, <text:s/>Size: 11878</text:p>
      <text:p text:style-name="P2">5: File: __init__.py, <text:s/>Directory: C:\Program Files\MySQL\MySQL Shell 8.0\lib\Python3.7\Lib\site-packages\pip\_vendor\pytoml\, <text:s/>Size: 127</text:p>
      <text:p text:style-name="P2">5: File: http_monitor.py, <text:s/>Directory: C:\Program Files\MySQL\MySQL Shell 8.0\share\mysqlsh\oci_sdk\oci-2.4.0-py3.7.egg\oci\healthchecks\models\, <text:s/>Size: 17725</text:p>
      <text:p text:style-name="P2">5: File: launch_db_system_details.py, <text:s/>Directory: C:\Program Files\MySQL\MySQL Shell 8.0\share\mysqlsh\oci_sdk\oci-2.4.0-py3.7.egg\oci\database\models\, <text:s/>Size: 15432</text:p>
      <text:p text:style-name="P2">5: File: customer_secret_key.py, <text:s/>Directory: C:\Program Files\MySQL\MySQL Shell 8.0\share\mysqlsh\oci_sdk\oci-2.4.0-py3.7.egg\oci\identity\models\, <text:s/>Size: 10522</text:p>
      <text:p text:style-name="P2">5: File: constants.py, <text:s/>Directory: C:\Program Files\MySQL\MySQL Shell 8.0\share\mysqlsh\oci_sdk\oci-2.4.0-py3.7.egg\oci\, <text:s/>Size: 240</text:p>
      <text:p text:style-name="P2">5: File: change_rule_compartment_details.py, <text:s/>Directory: C:\Program Files\MySQL\MySQL Shell 8.0\share\mysqlsh\oci_sdk\oci-2.4.0-py3.7.egg\oci\events\models\, <text:s/>Size: 2284</text:p>
      <text:p text:style-name="P2">5: File: create_policy_details.py, <text:s/>Directory: C:\Program Files\MySQL\MySQL Shell 8.0\share\mysqlsh\oci_sdk\oci-2.4.0-py3.7.egg\oci\identity\models\, <text:s/>Size: 9896</text:p>
      <text:p text:style-name="P2">5: File: condition.py, <text:s/>Directory: C:\Program Files\MySQL\MySQL Shell 8.0\share\mysqlsh\oci_sdk\oci-2.4.0-py3.7.egg\oci\autoscaling\models\, <text:s/>Size: 4037</text:p>
      <text:p text:style-name="P2">5: File: compat.py, <text:s/>Directory: C:\Program Files\MySQL\MySQL Shell 8.0\share\mysqlsh\oci_sdk\oci-2.4.0-py3.7.egg\oci\_vendor\jwt\, <text:s/>Size: 1785</text:p>
      <text:p text:style-name="P2">5: File: samequantum.decTest, <text:s/>Directory: C:\Program Files\MySQL\MySQL Shell 8.0\lib\Python3.7\Lib\test\decimaltestdata\, <text:s/>Size: 16202</text:p>
      <text:p text:style-name="P2">5: File: hotp.py, <text:s/>Directory: C:\Program Files\MySQL\MySQL Shell 8.0\share\mysqlsh\oci_sdk\cryptography-2.7-py3.7-win-amd64.egg\cryptography\hazmat\primitives\twofactor\, <text:s/>Size: 2589</text:p>
      <text:p text:style-name="P2">5: File: randombytes.py, <text:s/>Directory: C:\Program Files\MySQL\MySQL Shell 8.0\share\mysqlsh\oci_sdk\PyNaCl-1.3.0-py3.7-win-amd64.egg\nacl\bindings\, <text:s/>Size: 988</text:p>
      <text:p text:style-name="P2">5: File: bgp_session_info.py, <text:s/>Directory: C:\Program Files\MySQL\MySQL Shell 8.0\share\mysqlsh\oci_sdk\oci-2.4.0-py3.7.egg\oci\core\models\, <text:s/>Size: 9030</text:p>
      <text:p text:style-name="P2">5: File: volume_group_source_from_volume_group_backup_details.py, <text:s/>Directory: C:\Program Files\MySQL\MySQL Shell 8.0\share\mysqlsh\oci_sdk\oci-2.4.0-py3.7.egg\oci\core\models\, <text:s/>Size: 2854</text:p>
      <text:p text:style-name="P2">5: File: __init__.py, <text:s/>Directory: C:\Program Files\MySQL\MySQL Shell 8.0\share\mysqlsh\oci_sdk\cryptography-2.7-py3.7-win-amd64.egg\cryptography\hazmat\backends\openssl\, <text:s/>Size: 336</text:p>
      <text:p text:style-name="P2">5: File: __init__.py, <text:s/>Directory: C:\Program Files\MySQL\MySQL Shell 8.0\lib\Python3.7\Lib\site-packages\pip\_vendor\chardet\cli\, <text:s/>Size: 1</text:p>
      <text:p text:style-name="P2">5: File: padding.py, <text:s/>Directory: C:\Program Files\MySQL\MySQL Shell 8.0\share\mysqlsh\oci_sdk\cryptography-2.7-py3.7-win-amd64.egg\cryptography\hazmat\primitives\asymmetric\, <text:s/>Size: 2261</text:p>
      <text:p text:style-name="P2">5: File: __init__.py, <text:s/>Directory: C:\Program Files\MySQL\MySQL Shell 8.0\share\mysqlsh\oci_sdk\oci-2.4.0-py3.7.egg\oci\audit\models\, <text:s/>Size: 484</text:p>
      <text:p text:style-name="P2">5: File: instance_configuration_volume_source_from_volume_details.py, <text:s/>Directory: C:\Program Files\MySQL\MySQL Shell 8.0\share\mysqlsh\oci_sdk\oci-2.4.0-py3.7.egg\oci\core\models\, <text:s/>Size: 2450</text:p>
      <text:p text:style-name="P2">5: File: __init__.py, <text:s/>Directory: C:\Program Files\MySQL\MySQL Shell 8.0\share\mysqlsh\oci_sdk\oci-2.4.0-py3.7.egg\oci\events\, <text:s/>Size: 351</text:p>
      <text:p text:style-name="P2">5: File: constants.py, <text:s/>Directory: C:\Program Files\MySQL\MySQL Shell 8.0\lib\Python3.7\Lib\site-packages\pip\_vendor\html5lib\, <text:s/>Size: 83518</text:p>
      <text:p text:style-name="P2"><text:soft-page-break/>5: File: __init__.py, <text:s/>Directory: C:\Program Files\MySQL\MySQL Shell 8.0\lib\Python3.7\Lib\site-packages\pip\_vendor\msgpack\, <text:s/>Size: 1677</text:p>
      <text:p text:style-name="P2">5: File: __init__.py, <text:s/>Directory: C:\Program Files\MySQL\MySQL Shell 8.0\share\mysqlsh\oci_sdk\oci-2.4.0-py3.7.egg\oci\_vendor\requests\, <text:s/>Size: 4121</text:p>
      <text:p text:style-name="P2">5: File: compute_management_client.py, <text:s/>Directory: C:\Program Files\MySQL\MySQL Shell 8.0\share\mysqlsh\oci_sdk\oci-2.4.0-py3.7.egg\oci\core\, <text:s/>Size: 126641</text:p>
      <text:p text:style-name="P2">5: File: latin1prober.py, <text:s/>Directory: C:\Program Files\MySQL\MySQL Shell 8.0\lib\Python3.7\Lib\site-packages\pip\_vendor\chardet\, <text:s/>Size: 5370</text:p>
      <text:p text:style-name="P2">5: File: instance_configuration_block_volume_details.py, <text:s/>Directory: C:\Program Files\MySQL\MySQL Shell 8.0\share\mysqlsh\oci_sdk\oci-2.4.0-py3.7.egg\oci\core\models\, <text:s/>Size: 4153</text:p>
      <text:p text:style-name="P2">5: File: ddSubtract.decTest, <text:s/>Directory: C:\Program Files\MySQL\MySQL Shell 8.0\lib\Python3.7\Lib\test\decimaltestdata\, <text:s/>Size: 35398</text:p>
      <text:p text:style-name="P2">5: File: api.py, <text:s/>Directory: C:\Program Files\MySQL\MySQL Shell 8.0\share\mysqlsh\oci_sdk\cffi-1.12.3-py3.7-win-amd64.egg\cffi\, <text:s/>Size: 41800</text:p>
      <text:p text:style-name="P2">5: File: quota_summary.py, <text:s/>Directory: C:\Program Files\MySQL\MySQL Shell 8.0\share\mysqlsh\oci_sdk\oci-2.4.0-py3.7.egg\oci\limits\models\, <text:s/>Size: 10233</text:p>
      <text:p text:style-name="P2">5: File: add_user_to_group_details.py, <text:s/>Directory: C:\Program Files\MySQL\MySQL Shell 8.0\share\mysqlsh\oci_sdk\oci-2.4.0-py3.7.egg\oci\identity\models\, <text:s/>Size: 2574</text:p>
      <text:p text:style-name="P2">5: File: update_security_list_details.py, <text:s/>Directory: C:\Program Files\MySQL\MySQL Shell 8.0\share\mysqlsh\oci_sdk\oci-2.4.0-py3.7.egg\oci\core\models\, <text:s/>Size: 7465</text:p>
      <text:p text:style-name="P2">5: File: change_ip_sec_connection_compartment_details.py, <text:s/>Directory: C:\Program Files\MySQL\MySQL Shell 8.0\share\mysqlsh\oci_sdk\oci-2.4.0-py3.7.egg\oci\core\models\, <text:s/>Size: 2313</text:p>
      <text:p text:style-name="P2">5: File: testsealable.py, <text:s/>Directory: C:\Program Files\MySQL\MySQL Shell 8.0\lib\Python3.7\Lib\unittest\test\testmock\, <text:s/>Size: 5095</text:p>
      <text:p text:style-name="P2">5: File: PKG-INFO, <text:s/>Directory: C:\Program Files\MySQL\MySQL Shell 8.0\share\mysqlsh\oci_sdk\certifi-2019.9.11-py3.7.egg\EGG-INFO\, <text:s/>Size: 2989</text:p>
      <text:p text:style-name="P2">5: File: create_db_home_with_db_system_id_details.py, <text:s/>Directory: C:\Program Files\MySQL\MySQL Shell 8.0\share\mysqlsh\oci_sdk\oci-2.4.0-py3.7.egg\oci\database\models\, <text:s/>Size: 4239</text:p>
      <text:p text:style-name="P2">5: File: patch_details.py, <text:s/>Directory: C:\Program Files\MySQL\MySQL Shell 8.0\share\mysqlsh\oci_sdk\oci-2.4.0-py3.7.egg\oci\database\models\, <text:s/>Size: 3539</text:p>
      <text:p text:style-name="P2">5: File: volume_group_source_details.py, <text:s/>Directory: C:\Program Files\MySQL\MySQL Shell 8.0\share\mysqlsh\oci_sdk\oci-2.4.0-py3.7.egg\oci\core\models\, <text:s/>Size: 2702</text:p>
      <text:p text:style-name="P2">5: File: list_metrics_details.py, <text:s/>Directory: C:\Program Files\MySQL\MySQL Shell 8.0\share\mysqlsh\oci_sdk\oci-2.4.0-py3.7.egg\oci\monitoring\models\, <text:s/>Size: 11434</text:p>
      <text:p text:style-name="P2">5: File: dqCompare.decTest, <text:s/>Directory: C:\Program Files\MySQL\MySQL Shell 8.0\lib\Python3.7\Lib\test\decimaltestdata\, <text:s/>Size: 33122</text:p>
      <text:p text:style-name="P2">5: File: create_api_key_details.py, <text:s/>Directory: C:\Program Files\MySQL\MySQL Shell 8.0\share\mysqlsh\oci_sdk\oci-2.4.0-py3.7.egg\oci\identity\models\, <text:s/>Size: 1732</text:p>
      <text:p text:style-name="P2">5: File: autonomous_data_warehouse_connection_strings.py, <text:s/>Directory: C:\Program Files\MySQL\MySQL Shell 8.0\share\mysqlsh\oci_sdk\oci-2.4.0-py3.7.egg\oci\database\models\, <text:s/>Size: 6335</text:p>
      <text:p text:style-name="P2">5: File: create_streaming_service_action_details.py, <text:s/>Directory: C:\Program Files\MySQL\MySQL Shell 8.0\share\mysqlsh\oci_sdk\oci-2.4.0-py3.7.egg\oci\events\models\, <text:s/>Size: 3335</text:p>
      <text:p text:style-name="P2">5: File: create_on_demand_http_probe_details.py, <text:s/>Directory: C:\Program Files\MySQL\MySQL Shell 8.0\share\mysqlsh\oci_sdk\oci-2.4.0-py3.7.egg\oci\healthchecks\models\, <text:s/>Size: 11270</text:p>
      <text:p text:style-name="P2">5: File: create_internet_gateway_details.py, <text:s/>Directory: C:\Program Files\MySQL\MySQL Shell 8.0\share\mysqlsh\oci_sdk\oci-2.4.0-py3.7.egg\oci\core\models\, <text:s/>Size: 7970</text:p>
      <text:p text:style-name="P2">5: File: create_cluster_kubeconfig_content_details.py, <text:s/>Directory: C:\Program Files\MySQL\MySQL Shell 8.0\share\mysqlsh\oci_sdk\oci-2.4.0-py3.7.egg\oci\container_engine\models\, <text:s/>Size: 3279</text:p>
      <text:p text:style-name="P2"><text:soft-page-break/>5: File: create_group_details.py, <text:s/>Directory: C:\Program Files\MySQL\MySQL Shell 8.0\share\mysqlsh\oci_sdk\oci-2.4.0-py3.7.egg\oci\identity\models\, <text:s/>Size: 6834</text:p>
      <text:p text:style-name="P2">5: File: create_auto_scaling_policy_details.py, <text:s/>Directory: C:\Program Files\MySQL\MySQL Shell 8.0\share\mysqlsh\oci_sdk\oci-2.4.0-py3.7.egg\oci\autoscaling\models\, <text:s/>Size: 4838</text:p>
      <text:p text:style-name="P2">5: File: instance_pool_placement_secondary_vnic_subnet.py, <text:s/>Directory: C:\Program Files\MySQL\MySQL Shell 8.0\share\mysqlsh\oci_sdk\oci-2.4.0-py3.7.egg\oci\core\models\, <text:s/>Size: 3184</text:p>
      <text:p text:style-name="P2">5: File: stream_client.py, <text:s/>Directory: C:\Program Files\MySQL\MySQL Shell 8.0\share\mysqlsh\oci_sdk\oci-2.4.0-py3.7.egg\oci\streaming\, <text:s/>Size: 35088</text:p>
      <text:p text:style-name="P2">5: File: configuration.py, <text:s/>Directory: C:\Program Files\MySQL\MySQL Shell 8.0\lib\Python3.7\Lib\site-packages\pip\_internal\commands\, <text:s/>Size: 7125</text:p>
      <text:p text:style-name="P2">5: File: INSTALLER, <text:s/>Directory: C:\Program Files\MySQL\MySQL Shell 8.0\lib\Python3.7\Lib\site-packages\pip-19.0.3.dist-info\, <text:s/>Size: 4</text:p>
      <text:p text:style-name="P2">5: File: base.py, <text:s/>Directory: C:\Program Files\MySQL\MySQL Shell 8.0\share\mysqlsh\oci_sdk\cryptography-2.7-py3.7-win-amd64.egg\cryptography\x509\, <text:s/>Size: 23739</text:p>
      <text:p text:style-name="P2">5: File: change_key_compartment_details.py, <text:s/>Directory: C:\Program Files\MySQL\MySQL Shell 8.0\share\mysqlsh\oci_sdk\oci-2.4.0-py3.7.egg\oci\key_management\models\, <text:s/>Size: 2204</text:p>
      <text:p text:style-name="P2">5: File: __init__.py, <text:s/>Directory: C:\Program Files\MySQL\MySQL Shell 8.0\lib\Python3.7\Lib\site-packages\pip\_vendor\certifi\, <text:s/>Size: 52</text:p>
      <text:p text:style-name="P2">5: File: filepost.py, <text:s/>Directory: C:\Program Files\MySQL\MySQL Shell 8.0\lib\Python3.7\Lib\site-packages\pip\_vendor\urllib3\, <text:s/>Size: 2436</text:p>
      <text:p text:style-name="P2">5: File: url.py, <text:s/>Directory: C:\Program Files\MySQL\MySQL Shell 8.0\share\mysqlsh\oci_sdk\oci-2.4.0-py3.7.egg\oci\_vendor\urllib3\util\, <text:s/>Size: 6651</text:p>
      <text:p text:style-name="P2">5: File: install_scripts.py, <text:s/>Directory: C:\Program Files\MySQL\MySQL Shell 8.0\lib\Python3.7\Lib\site-packages\setuptools\command\, <text:s/>Size: 2439</text:p>
      <text:p text:style-name="P2">5: File: req_install.py, <text:s/>Directory: C:\Program Files\MySQL\MySQL Shell 8.0\lib\Python3.7\Lib\site-packages\pip\_internal\req\, <text:s/>Size: 39955</text:p>
      <text:p text:style-name="P2">5: File: object_storage_client_composite_operations.py, <text:s/>Directory: C:\Program Files\MySQL\MySQL Shell 8.0\share\mysqlsh\oci_sdk\oci-2.4.0-py3.7.egg\oci\object_storage\, <text:s/>Size: 3342</text:p>
      <text:p text:style-name="P2">5: File: launch_instance_details.py, <text:s/>Directory: C:\Program Files\MySQL\MySQL Shell 8.0\share\mysqlsh\oci_sdk\oci-2.4.0-py3.7.egg\oci\core\models\, <text:s/>Size: 33309</text:p>
      <text:p text:style-name="P2">5: File: response.py, <text:s/>Directory: C:\Program Files\MySQL\MySQL Shell 8.0\lib\Python3.7\Lib\site-packages\pip\_vendor\urllib3\util\, <text:s/>Size: 2586</text:p>
      <text:p text:style-name="P2">5: File: change_certificate_compartment_details.py, <text:s/>Directory: C:\Program Files\MySQL\MySQL Shell 8.0\share\mysqlsh\oci_sdk\oci-2.4.0-py3.7.egg\oci\waas\models\, <text:s/>Size: 2278</text:p>
      <text:p text:style-name="P2">5: File: security_list.py, <text:s/>Directory: C:\Program Files\MySQL\MySQL Shell 8.0\share\mysqlsh\oci_sdk\oci-2.4.0-py3.7.egg\oci\core\models\, <text:s/>Size: 14471</text:p>
      <text:p text:style-name="P2">5: File: test_loader.py, <text:s/>Directory: C:\Program Files\MySQL\MySQL Shell 8.0\lib\Python3.7\Lib\test\test_importlib\extension\, <text:s/>Size: 11897</text:p>
      <text:p text:style-name="P2">5: File: two.py, <text:s/>Directory: C:\Program Files\MySQL\MySQL Shell 8.0\lib\Python3.7\Lib\test\test_importlib\namespace_pkgs\both_portions\foo\, <text:s/>Size: 31</text:p>
      <text:p text:style-name="P2">5: File: instance_console_connection.py, <text:s/>Directory: C:\Program Files\MySQL\MySQL Shell 8.0\share\mysqlsh\oci_sdk\oci-2.4.0-py3.7.egg\oci\core\models\, <text:s/>Size: 12806</text:p>
      <text:p text:style-name="P2">5: File: dh.py, <text:s/>Directory: C:\Program Files\MySQL\MySQL Shell 8.0\share\mysqlsh\oci_sdk\cryptography-2.7-py3.7-win-amd64.egg\cryptography\hazmat\primitives\asymmetric\, <text:s/>Size: 5454</text:p>
      <text:p text:style-name="P2">5: File: update_console_history_details.py, <text:s/>Directory: C:\Program Files\MySQL\MySQL Shell 8.0\share\mysqlsh\oci_sdk\oci-2.4.0-py3.7.egg\oci\core\models\, <text:s/>Size: 5128</text:p>
      <text:p text:style-name="P2">5: File: update_swift_password_details.py, <text:s/>Directory: C:\Program Files\MySQL\MySQL Shell 8.0\share\mysqlsh\oci_sdk\oci-2.4.0-py3.7.egg\oci\identity\models\, <text:s/>Size: 2021</text:p>
      <text:p text:style-name="P2"><text:soft-page-break/>5: File: package_data.py, <text:s/>Directory: C:\Program Files\MySQL\MySQL Shell 8.0\share\mysqlsh\oci_sdk\oci-2.4.0-py3.7.egg\oci\_vendor\idna\, <text:s/>Size: 192</text:p>
      <text:p text:style-name="P2">5: File: redis_cache.py, <text:s/>Directory: C:\Program Files\MySQL\MySQL Shell 8.0\lib\Python3.7\Lib\site-packages\pip\_vendor\cachecontrol\caches\, <text:s/>Size: 856</text:p>
      <text:p text:style-name="P2">5: File: x448.py, <text:s/>Directory: C:\Program Files\MySQL\MySQL Shell 8.0\share\mysqlsh\oci_sdk\cryptography-2.7-py3.7-win-amd64.egg\cryptography\hazmat\backends\openssl\, <text:s/>Size: 4524</text:p>
      <text:p text:style-name="P2">5: File: saveopts.py, <text:s/>Directory: C:\Program Files\MySQL\MySQL Shell 8.0\lib\Python3.7\Lib\site-packages\setuptools\command\, <text:s/>Size: 658</text:p>
      <text:p text:style-name="P2">5: File: create_ip_sec_tunnel_bgp_session_details.py, <text:s/>Directory: C:\Program Files\MySQL\MySQL Shell 8.0\share\mysqlsh\oci_sdk\oci-2.4.0-py3.7.egg\oci\core\models\, <text:s/>Size: 6866</text:p>
      <text:p text:style-name="P2">5: File: hooks.py, <text:s/>Directory: C:\Program Files\MySQL\MySQL Shell 8.0\lib\Python3.7\Lib\site-packages\pip\_vendor\requests\, <text:s/>Size: 757</text:p>
      <text:p text:style-name="P2">5: File: dsa.py, <text:s/>Directory: C:\Program Files\MySQL\MySQL Shell 8.0\share\mysqlsh\oci_sdk\cryptography-2.7-py3.7-win-amd64.egg\cryptography\hazmat\backends\openssl\, <text:s/>Size: 10228</text:p>
      <text:p text:style-name="P2">5: File: app_catalog_subscription.py, <text:s/>Directory: C:\Program Files\MySQL\MySQL Shell 8.0\share\mysqlsh\oci_sdk\oci-2.4.0-py3.7.egg\oci\core\models\, <text:s/>Size: 8658</text:p>
      <text:p text:style-name="P2">5: File: work_request_error.py, <text:s/>Directory: C:\Program Files\MySQL\MySQL Shell 8.0\share\mysqlsh\oci_sdk\oci-2.4.0-py3.7.egg\oci\container_engine\models\, <text:s/>Size: 3628</text:p>
      <text:p text:style-name="P2">5: File: change_waas_policy_compartment_details.py, <text:s/>Directory: C:\Program Files\MySQL\MySQL Shell 8.0\share\mysqlsh\oci_sdk\oci-2.4.0-py3.7.egg\oci\waas\models\, <text:s/>Size: 2270</text:p>
      <text:p text:style-name="P2">5: File: update_remote_peering_connection_details.py, <text:s/>Directory: C:\Program Files\MySQL\MySQL Shell 8.0\share\mysqlsh\oci_sdk\oci-2.4.0-py3.7.egg\oci\core\models\, <text:s/>Size: 5290</text:p>
      <text:p text:style-name="P2">5: File: PKG-INFO, <text:s/>Directory: C:\Program Files\MySQL\MySQL Shell 8.0\share\mysqlsh\oci_sdk\six-1.12.0-py3.7.egg\EGG-INFO\, <text:s/>Size: 2257</text:p>
      <text:p text:style-name="P2">5: File: helpers.py, <text:s/>Directory: C:\Program Files\MySQL\MySQL Shell 8.0\share\mysqlsh\oci_sdk\configparser-4.0.2-py3.7.egg\backports\configparser\, <text:s/>Size: 7543</text:p>
      <text:p text:style-name="P2">5: File: winterm.py, <text:s/>Directory: C:\Program Files\MySQL\MySQL Shell 8.0\lib\Python3.7\Lib\site-packages\pip\_vendor\colorama\, <text:s/>Size: 6438</text:p>
      <text:p text:style-name="P2">5: File: __init__.py, <text:s/>Directory: C:\Program Files\MySQL\MySQL Shell 8.0\lib\Python3.7\Lib\site-packages\pip\_vendor\urllib3\packages\ssl_match_hostname\, <text:s/>Size: 688</text:p>
      <text:p text:style-name="P2">5: File: binding.py, <text:s/>Directory: C:\Program Files\MySQL\MySQL Shell 8.0\lib\Python3.7\Lib\test\test_import\data\circular_imports\, <text:s/>Size: 67</text:p>
      <text:p text:style-name="P2">5: File: image.py, <text:s/>Directory: C:\Program Files\MySQL\MySQL Shell 8.0\share\mysqlsh\oci_sdk\oci-2.4.0-py3.7.egg\oci\core\models\, <text:s/>Size: 21127</text:p>
      <text:p text:style-name="P2">5: File: ip_sec_connection_tunnel.py, <text:s/>Directory: C:\Program Files\MySQL\MySQL Shell 8.0\share\mysqlsh\oci_sdk\oci-2.4.0-py3.7.egg\oci\core\models\, <text:s/>Size: 15462</text:p>
      <text:p text:style-name="P2">5: File: compat.py, <text:s/>Directory: C:\Program Files\MySQL\MySQL Shell 8.0\lib\Python3.7\Lib\site-packages\pip\_vendor\cachecontrol\, <text:s/>Size: 695</text:p>
      <text:p text:style-name="P2">5: File: _constant_time.cp37-win_amd64.pyd, <text:s/>Directory: C:\Program Files\MySQL\MySQL Shell 8.0\share\mysqlsh\oci_sdk\cryptography-2.7-py3.7-win-amd64.egg\cryptography\hazmat\bindings\, <text:s/>Size: 12288</text:p>
      <text:p text:style-name="P2">5: File: update_auto_scaling_policy_details.py, <text:s/>Directory: C:\Program Files\MySQL\MySQL Shell 8.0\share\mysqlsh\oci_sdk\oci-2.4.0-py3.7.egg\oci\autoscaling\models\, <text:s/>Size: 4627</text:p>
      <text:p text:style-name="P2">5: File: affected_resource.py, <text:s/>Directory: C:\Program Files\MySQL\MySQL Shell 8.0\share\mysqlsh\oci_sdk\oci-2.4.0-py3.7.egg\oci\announcements_service\models\, <text:s/>Size: 3567</text:p>
      <text:p text:style-name="P2">5: File: steering_policy_attachment_summary.py, <text:s/>Directory: C:\Program Files\MySQL\MySQL Shell 8.0\share\mysqlsh\oci_sdk\oci-2.4.0-py3.7.egg\oci\dns\models\, <text:s/>Size: 12212</text:p>
      <text:p text:style-name="P2">5: File: __init__.py, <text:s/>Directory: C:\Program Files\MySQL\MySQL Shell 8.0\share\mysqlsh\oci_sdk\bcrypt-3.1.7-py3.7-win-amd64.egg\bcrypt\, <text:s/>Size: 5497</text:p>
      <text:p text:style-name="P2"><text:soft-page-break/>5: File: custom_protection_rule.py, <text:s/>Directory: C:\Program Files\MySQL\MySQL Shell 8.0\share\mysqlsh\oci_sdk\oci-2.4.0-py3.7.egg\oci\waas\models\, <text:s/>Size: 17707</text:p>
      <text:p text:style-name="P2">5: File: shape.py, <text:s/>Directory: C:\Program Files\MySQL\MySQL Shell 8.0\share\mysqlsh\oci_sdk\oci-2.4.0-py3.7.egg\oci\core\models\, <text:s/>Size: 1967</text:p>
      <text:p text:style-name="P2">5: File: configuration.py, <text:s/>Directory: C:\Program Files\MySQL\MySQL Shell 8.0\share\mysqlsh\oci_sdk\oci-2.4.0-py3.7.egg\oci\audit\models\, <text:s/>Size: 1959</text:p>
      <text:p text:style-name="P2">5: File: compat.py, <text:s/>Directory: C:\Program Files\MySQL\MySQL Shell 8.0\share\mysqlsh\oci_sdk\oci-2.4.0-py3.7.egg\oci\_vendor\idna\, <text:s/>Size: 403</text:p>
      <text:p text:style-name="P2">5: File: two.py, <text:s/>Directory: C:\Program Files\MySQL\MySQL Shell 8.0\lib\Python3.7\Lib\test\test_importlib\namespace_pkgs\project2\parent\child\, <text:s/>Size: 26</text:p>
      <text:p text:style-name="P2">5: File: tokenize_tests-utf8-coding-cookie-and-no-utf8-bom-sig.txt, <text:s/>Directory: C:\Program Files\MySQL\MySQL Shell 8.0\lib\Python3.7\Lib\test\, <text:s/>Size: 421</text:p>
      <text:p text:style-name="P2">5: File: fix_itertools_imports.py, <text:s/>Directory: C:\Program Files\MySQL\MySQL Shell 8.0\lib\Python3.7\Lib\lib2to3\fixes\, <text:s/>Size: 2086</text:p>
      <text:p text:style-name="P2">5: File: update_tag_namespace_details.py, <text:s/>Directory: C:\Program Files\MySQL\MySQL Shell 8.0\share\mysqlsh\oci_sdk\oci-2.4.0-py3.7.egg\oci\identity\models\, <text:s/>Size: 6144</text:p>
      <text:p text:style-name="P2">5: File: uts46data.py, <text:s/>Directory: C:\Program Files\MySQL\MySQL Shell 8.0\share\mysqlsh\oci_sdk\oci-2.4.0-py3.7.egg\oci\_vendor\idna\, <text:s/>Size: 198463</text:p>
      <text:p text:style-name="P2">5: File: sbcsgroupprober.py, <text:s/>Directory: C:\Program Files\MySQL\MySQL Shell 8.0\lib\Python3.7\Lib\site-packages\pip\_vendor\chardet\, <text:s/>Size: 3546</text:p>
      <text:p text:style-name="P2">5: File: mbcsgroupprober.py, <text:s/>Directory: C:\Program Files\MySQL\MySQL Shell 8.0\lib\Python3.7\Lib\site-packages\pip\_vendor\chardet\, <text:s/>Size: 2012</text:p>
      <text:p text:style-name="P2">5: File: instance_pool_resource.py, <text:s/>Directory: C:\Program Files\MySQL\MySQL Shell 8.0\share\mysqlsh\oci_sdk\oci-2.4.0-py3.7.egg\oci\autoscaling\models\, <text:s/>Size: 1613</text:p>
      <text:p text:style-name="P2">5: File: scripts.py, <text:s/>Directory: C:\Program Files\MySQL\MySQL Shell 8.0\lib\Python3.7\Lib\site-packages\pip\_vendor\distlib\, <text:s/>Size: 16638</text:p>
      <text:p text:style-name="P2">5: File: extensions.py, <text:s/>Directory: C:\Program Files\MySQL\MySQL Shell 8.0\share\mysqlsh\oci_sdk\cryptography-2.7-py3.7-win-amd64.egg\cryptography\x509\, <text:s/>Size: 51090</text:p>
      <text:p text:style-name="P2">5: File: dependency_links.txt, <text:s/>Directory: C:\Program Files\MySQL\MySQL Shell 8.0\share\mysqlsh\oci_sdk\cryptography-2.7-py3.7-win-amd64.egg\EGG-INFO\, <text:s/>Size: 1</text:p>
      <text:p text:style-name="P2">5: File: work_request_log_entry.py, <text:s/>Directory: C:\Program Files\MySQL\MySQL Shell 8.0\share\mysqlsh\oci_sdk\oci-2.4.0-py3.7.egg\oci\work_requests\models\, <text:s/>Size: 2703</text:p>
      <text:p text:style-name="P2">5: File: image_source_via_object_storage_tuple_details.py, <text:s/>Directory: C:\Program Files\MySQL\MySQL Shell 8.0\share\mysqlsh\oci_sdk\oci-2.4.0-py3.7.egg\oci\core\models\, <text:s/>Size: 5712</text:p>
      <text:p text:style-name="P2">5: File: test___loader__.py, <text:s/>Directory: C:\Program Files\MySQL\MySQL Shell 8.0\lib\Python3.7\Lib\test\test_importlib\import_\, <text:s/>Size: 1861</text:p>
      <text:p text:style-name="P2">5: File: archiver.py, <text:s/>Directory: C:\Program Files\MySQL\MySQL Shell 8.0\share\mysqlsh\oci_sdk\oci-2.4.0-py3.7.egg\oci\streaming\models\, <text:s/>Size: 11073</text:p>
      <text:p text:style-name="P2">5: File: escprober.py, <text:s/>Directory: C:\Program Files\MySQL\MySQL Shell 8.0\share\mysqlsh\oci_sdk\oci-2.4.0-py3.7.egg\oci\_vendor\chardet\, <text:s/>Size: 3002</text:p>
      <text:p text:style-name="P2">5: File: edge_subnet.py, <text:s/>Directory: C:\Program Files\MySQL\MySQL Shell 8.0\share\mysqlsh\oci_sdk\oci-2.4.0-py3.7.egg\oci\waas\models\, <text:s/>Size: 3513</text:p>
      <text:p text:style-name="P2">5: File: test_case_sensitivity.py, <text:s/>Directory: C:\Program Files\MySQL\MySQL Shell 8.0\lib\Python3.7\Lib\test\test_importlib\extension\, <text:s/>Size: 1573</text:p>
      <text:p text:style-name="P2">5: File: change_tag_namespace_compartment_detail.py, <text:s/>Directory: C:\Program Files\MySQL\MySQL Shell 8.0\share\mysqlsh\oci_sdk\oci-2.4.0-py3.7.egg\oci\identity\models\, <text:s/>Size: 2100</text:p>
      <text:p text:style-name="P2">5: File: pbkdf2.py, <text:s/>Directory: C:\Program Files\MySQL\MySQL Shell 8.0\share\mysqlsh\oci_sdk\cryptography-2.7-py3.7-win-amd64.egg\cryptography\hazmat\primitives\kdf\, <text:s/>Size: 2088</text:p>
      <text:p text:style-name="P2"><text:soft-page-break/>5: File: put_messages_details_entry.py, <text:s/>Directory: C:\Program Files\MySQL\MySQL Shell 8.0\share\mysqlsh\oci_sdk\oci-2.4.0-py3.7.egg\oci\streaming\models\, <text:s/>Size: 2779</text:p>
      <text:p text:style-name="P2">5: File: __main__.py, <text:s/>Directory: C:\Program Files\MySQL\MySQL Shell 8.0\lib\Python3.7\Lib\test\test_importlib\import_\, <text:s/>Size: 58</text:p>
      <text:p text:style-name="P2">5: File: locators.py, <text:s/>Directory: C:\Program Files\MySQL\MySQL Shell 8.0\lib\Python3.7\Lib\site-packages\pip\_vendor\distlib\, <text:s/>Size: 51828</text:p>
      <text:p text:style-name="P2">5: File: cpe.py, <text:s/>Directory: C:\Program Files\MySQL\MySQL Shell 8.0\share\mysqlsh\oci_sdk\oci-2.4.0-py3.7.egg\oci\core\models\, <text:s/>Size: 8876</text:p>
      <text:p text:style-name="P2">5: File: padding.py, <text:s/>Directory: C:\Program Files\MySQL\MySQL Shell 8.0\share\mysqlsh\oci_sdk\cryptography-2.7-py3.7-win-amd64.egg\cryptography\hazmat\primitives\, <text:s/>Size: 5644</text:p>
      <text:p text:style-name="P2">5: File: requirements.py, <text:s/>Directory: C:\Program Files\MySQL\MySQL Shell 8.0\lib\Python3.7\Lib\site-packages\pip\_vendor\packaging\, <text:s/>Size: 4700</text:p>
      <text:p text:style-name="P2">5: File: instance_pool_placement_configuration.py, <text:s/>Directory: C:\Program Files\MySQL\MySQL Shell 8.0\share\mysqlsh\oci_sdk\oci-2.4.0-py3.7.egg\oci\core\models\, <text:s/>Size: 4693</text:p>
      <text:p text:style-name="P2">5: File: work_request.py, <text:s/>Directory: C:\Program Files\MySQL\MySQL Shell 8.0\share\mysqlsh\oci_sdk\oci-2.4.0-py3.7.egg\oci\work_requests\models\, <text:s/>Size: 11354</text:p>
      <text:p text:style-name="P2">5: File: health_checker_details.py, <text:s/>Directory: C:\Program Files\MySQL\MySQL Shell 8.0\share\mysqlsh\oci_sdk\oci-2.4.0-py3.7.egg\oci\load_balancer\models\, <text:s/>Size: 9522</text:p>
      <text:p text:style-name="P2">5: File: intranges.py, <text:s/>Directory: C:\Program Files\MySQL\MySQL Shell 8.0\lib\Python3.7\Lib\site-packages\pip\_vendor\idna\, <text:s/>Size: 1749</text:p>
      <text:p text:style-name="P2">5: File: comparetotmag.decTest, <text:s/>Directory: C:\Program Files\MySQL\MySQL Shell 8.0\lib\Python3.7\Lib\test\decimaltestdata\, <text:s/>Size: 36129</text:p>
      <text:p text:style-name="P2">5: File: blockstorage_client.py, <text:s/>Directory: C:\Program Files\MySQL\MySQL Shell 8.0\share\mysqlsh\oci_sdk\oci-2.4.0-py3.7.egg\oci\core\, <text:s/>Size: 191618</text:p>
      <text:p text:style-name="P2">5: File: volume_group_source_from_volume_group_details.py, <text:s/>Directory: C:\Program Files\MySQL\MySQL Shell 8.0\share\mysqlsh\oci_sdk\oci-2.4.0-py3.7.egg\oci\core\models\, <text:s/>Size: 2629</text:p>
      <text:p text:style-name="P2">5: File: mutation_inside_cyclegc.py, <text:s/>Directory: C:\Program Files\MySQL\MySQL Shell 8.0\lib\Python3.7\Lib\test\crashers\, <text:s/>Size: 753</text:p>
      <text:p text:style-name="P2">5: File: create_backend_set_details.py, <text:s/>Directory: C:\Program Files\MySQL\MySQL Shell 8.0\share\mysqlsh\oci_sdk\oci-2.4.0-py3.7.egg\oci\load_balancer\models\, <text:s/>Size: 9669</text:p>
      <text:p text:style-name="P2">5: File: create_instance_pool_details.py, <text:s/>Directory: C:\Program Files\MySQL\MySQL Shell 8.0\share\mysqlsh\oci_sdk\oci-2.4.0-py3.7.egg\oci\core\models\, <text:s/>Size: 11275</text:p>
      <text:p text:style-name="P2">5: File: dsa.py, <text:s/>Directory: C:\Program Files\MySQL\MySQL Shell 8.0\share\mysqlsh\oci_sdk\cryptography-2.7-py3.7-win-amd64.egg\cryptography\hazmat\primitives\asymmetric\, <text:s/>Size: 6891</text:p>
      <text:p text:style-name="P2">5: File: test_relative_imports.py, <text:s/>Directory: C:\Program Files\MySQL\MySQL Shell 8.0\lib\Python3.7\Lib\test\test_importlib\import_\, <text:s/>Size: 9401</text:p>
      <text:p text:style-name="P2">5: File: update_snapshot_details.py, <text:s/>Directory: C:\Program Files\MySQL\MySQL Shell 8.0\share\mysqlsh\oci_sdk\oci-2.4.0-py3.7.egg\oci\file_storage\models\, <text:s/>Size: 3976</text:p>
      <text:p text:style-name="P2">5: File: genshi.py, <text:s/>Directory: C:\Program Files\MySQL\MySQL Shell 8.0\lib\Python3.7\Lib\site-packages\pip\_vendor\html5lib\treewalkers\, <text:s/>Size: 2309</text:p>
      <text:p text:style-name="P2">5: File: create_compartment_details.py, <text:s/>Directory: C:\Program Files\MySQL\MySQL Shell 8.0\share\mysqlsh\oci_sdk\oci-2.4.0-py3.7.egg\oci\identity\models\, <text:s/>Size: 7132</text:p>
      <text:p text:style-name="P2">5: File: free_text_search_details.py, <text:s/>Directory: C:\Program Files\MySQL\MySQL Shell 8.0\share\mysqlsh\oci_sdk\oci-2.4.0-py3.7.egg\oci\resource_search\models\, <text:s/>Size: 2617</text:p>
      <text:p text:style-name="P2">5: File: __init__.py, <text:s/>Directory: C:\Program Files\MySQL\MySQL Shell 8.0\lib\Python3.7\Lib\site-packages\pkg_resources\_vendor\, <text:s/>Size: 0</text:p>
      <text:p text:style-name="P2">5: File: wait.py, <text:s/>Directory: C:\Program Files\MySQL\MySQL Shell 8.0\lib\Python3.7\Lib\site-packages\pip\_vendor\urllib3\util\, <text:s/>Size: 5403</text:p>
      <text:p text:style-name="P2"><text:soft-page-break/>5: File: cp949prober.py, <text:s/>Directory: C:\Program Files\MySQL\MySQL Shell 8.0\lib\Python3.7\Lib\site-packages\pip\_vendor\chardet\, <text:s/>Size: 1855</text:p>
      <text:p text:style-name="P2">5: File: create_zip_upload_config_source_details.py, <text:s/>Directory: C:\Program Files\MySQL\MySQL Shell 8.0\share\mysqlsh\oci_sdk\oci-2.4.0-py3.7.egg\oci\resource_manager\models\, <text:s/>Size: 3093</text:p>
      <text:p text:style-name="P2">5: File: capacity.py, <text:s/>Directory: C:\Program Files\MySQL\MySQL Shell 8.0\share\mysqlsh\oci_sdk\oci-2.4.0-py3.7.egg\oci\autoscaling\models\, <text:s/>Size: 3801</text:p>
      <text:p text:style-name="P2">5: File: customer_secret_key_summary.py, <text:s/>Directory: C:\Program Files\MySQL\MySQL Shell 8.0\share\mysqlsh\oci_sdk\oci-2.4.0-py3.7.egg\oci\identity\models\, <text:s/>Size: 9858</text:p>
      <text:p text:style-name="P2">5: File: database_client_composite_operations.py, <text:s/>Directory: C:\Program Files\MySQL\MySQL Shell 8.0\share\mysqlsh\oci_sdk\oci-2.4.0-py3.7.egg\oci\database\, <text:s/>Size: 142251</text:p>
      <text:p text:style-name="P2">5: File: __init__.py, <text:s/>Directory: C:\Program Files\MySQL\MySQL Shell 8.0\lib\Python3.7\Lib\site-packages\pip\_vendor\html5lib\treebuilders\, <text:s/>Size: 3592</text:p>
      <text:p text:style-name="P2">5: File: action.py, <text:s/>Directory: C:\Program Files\MySQL\MySQL Shell 8.0\share\mysqlsh\oci_sdk\oci-2.4.0-py3.7.egg\oci\events\models\, <text:s/>Size: 9819</text:p>
      <text:p text:style-name="P2">5: File: __init__.py, <text:s/>Directory: C:\Program Files\MySQL\MySQL Shell 8.0\share\mysqlsh\oci_sdk\oci-2.4.0-py3.7.egg\oci\core\, <text:s/>Size: 1024</text:p>
      <text:p text:style-name="P2">5: File: core.py, <text:s/>Directory: C:\Program Files\MySQL\MySQL Shell 8.0\lib\Python3.7\Lib\site-packages\pip\_vendor\idna\, <text:s/>Size: 11733</text:p>
      <text:p text:style-name="P2">5: File: adapters.py, <text:s/>Directory: C:\Program Files\MySQL\MySQL Shell 8.0\lib\Python3.7\Lib\site-packages\pip\_vendor\requests\, <text:s/>Size: 21548</text:p>
      <text:p text:style-name="P2">5: File: entry_points.txt, <text:s/>Directory: C:\Program Files\MySQL\MySQL Shell 8.0\lib\Python3.7\Lib\site-packages\pip-19.0.3.dist-info\, <text:s/>Size: 98</text:p>
      <text:p text:style-name="P2">5: File: appengine.py, <text:s/>Directory: C:\Program Files\MySQL\MySQL Shell 8.0\lib\Python3.7\Lib\site-packages\pip\_vendor\urllib3\contrib\, <text:s/>Size: 10938</text:p>
      <text:p text:style-name="P2">5: File: cursor.py, <text:s/>Directory: C:\Program Files\MySQL\MySQL Shell 8.0\share\mysqlsh\oci_sdk\oci-2.4.0-py3.7.egg\oci\streaming\models\, <text:s/>Size: 1812</text:p>
      <text:p text:style-name="P2">5: File: steering_policy_weighted_answer_data.py, <text:s/>Directory: C:\Program Files\MySQL\MySQL Shell 8.0\share\mysqlsh\oci_sdk\oci-2.4.0-py3.7.egg\oci\dns\models\, <text:s/>Size: 3333</text:p>
      <text:p text:style-name="P2">5: File: html5parser.py, <text:s/>Directory: C:\Program Files\MySQL\MySQL Shell 8.0\lib\Python3.7\Lib\site-packages\pip\_vendor\html5lib\, <text:s/>Size: 118963</text:p>
      <text:p text:style-name="P2">5: File: _version.py, <text:s/>Directory: C:\Program Files\MySQL\MySQL Shell 8.0\lib\Python3.7\Lib\site-packages\pip\_vendor\msgpack\, <text:s/>Size: 20</text:p>
      <text:p text:style-name="P2">5: File: stream_client_composite_operations.py, <text:s/>Directory: C:\Program Files\MySQL\MySQL Shell 8.0\share\mysqlsh\oci_sdk\oci-2.4.0-py3.7.egg\oci\streaming\, <text:s/>Size: 963</text:p>
      <text:p text:style-name="P2">5: File: create_data_guard_association_with_new_db_system_details.py, <text:s/>Directory: C:\Program Files\MySQL\MySQL Shell 8.0\share\mysqlsh\oci_sdk\oci-2.4.0-py3.7.egg\oci\database\models\, <text:s/>Size: 12323</text:p>
      <text:p text:style-name="P2">5: File: __init__.py, <text:s/>Directory: C:\Program Files\MySQL\MySQL Shell 8.0\lib\Python3.7\Lib\site-packages\pip\_vendor\html5lib\_trie\, <text:s/>Size: 289</text:p>
      <text:p text:style-name="P2">5: File: attach_vnic_details.py, <text:s/>Directory: C:\Program Files\MySQL\MySQL Shell 8.0\share\mysqlsh\oci_sdk\oci-2.4.0-py3.7.egg\oci\core\models\, <text:s/>Size: 5607</text:p>
      <text:p text:style-name="P2">5: File: pyopenssl.py, <text:s/>Directory: C:\Program Files\MySQL\MySQL Shell 8.0\lib\Python3.7\Lib\site-packages\pip\_vendor\urllib3\contrib\, <text:s/>Size: 15823</text:p>
      <text:p text:style-name="P2">5: File: update_address_list_details.py, <text:s/>Directory: C:\Program Files\MySQL\MySQL Shell 8.0\share\mysqlsh\oci_sdk\oci-2.4.0-py3.7.egg\oci\waas\models\, <text:s/>Size: 5835</text:p>
      <text:p text:style-name="P2">5: File: hash.py, <text:s/>Directory: C:\Program Files\MySQL\MySQL Shell 8.0\share\mysqlsh\oci_sdk\PyNaCl-1.3.0-py3.7-win-amd64.egg\nacl\, <text:s/>Size: 5928</text:p>
      <text:p text:style-name="P2">5: File: structures.py, <text:s/>Directory: C:\Program Files\MySQL\MySQL Shell 8.0\lib\Python3.7\Lib\site-packages\pip\_vendor\requests\, <text:s/>Size: 2981</text:p>
      <text:p text:style-name="P2">5: File: util.py, <text:s/>Directory: C:\Program Files\MySQL\MySQL Shell 8.0\lib\Python3.7\Lib\test\test_import\data\circular_imports\, <text:s/>Size: 21</text:p>
      <text:p text:style-name="P2"><text:soft-page-break/>5: File: create_stream_details.py, <text:s/>Directory: C:\Program Files\MySQL\MySQL Shell 8.0\share\mysqlsh\oci_sdk\oci-2.4.0-py3.7.egg\oci\streaming\models\, <text:s/>Size: 8027</text:p>
      <text:p text:style-name="P2">5: File: work_request_log_entry.py, <text:s/>Directory: C:\Program Files\MySQL\MySQL Shell 8.0\share\mysqlsh\oci_sdk\oci-2.4.0-py3.7.egg\oci\object_storage\models\, <text:s/>Size: 2819</text:p>
      <text:p text:style-name="P2">5: File: __init__.py, <text:s/>Directory: C:\Program Files\MySQL\MySQL Shell 8.0\lib\Python3.7\Lib\site-packages\pip\_vendor\progress\, <text:s/>Size: 3188</text:p>
      <text:p text:style-name="P2">5: File: w64.exe, <text:s/>Directory: C:\Program Files\MySQL\MySQL Shell 8.0\lib\Python3.7\Lib\site-packages\pip\_vendor\distlib\, <text:s/>Size: 99328</text:p>
      <text:p text:style-name="P2">5: File: codec.py, <text:s/>Directory: C:\Program Files\MySQL\MySQL Shell 8.0\lib\Python3.7\Lib\site-packages\pip\_vendor\idna\, <text:s/>Size: 3299</text:p>
      <text:p text:style-name="P2">5: File: x25519.py, <text:s/>Directory: C:\Program Files\MySQL\MySQL Shell 8.0\share\mysqlsh\oci_sdk\cryptography-2.7-py3.7-win-amd64.egg\cryptography\hazmat\backends\openssl\, <text:s/>Size: 5578</text:p>
      <text:p text:style-name="P2">5: File: ec.py, <text:s/>Directory: C:\Program Files\MySQL\MySQL Shell 8.0\share\mysqlsh\oci_sdk\cryptography-2.7-py3.7-win-amd64.egg\cryptography\hazmat\primitives\asymmetric\, <text:s/>Size: 13758</text:p>
      <text:p text:style-name="P2">5: File: work_request_log_entry.py, <text:s/>Directory: C:\Program Files\MySQL\MySQL Shell 8.0\share\mysqlsh\oci_sdk\oci-2.4.0-py3.7.egg\oci\waas\models\, <text:s/>Size: 2698</text:p>
      <text:p text:style-name="P2">5: File: LICENSE, <text:s/>Directory: C:\Program Files\MySQL\MySQL Shell 8.0\lib\Python3.7\Lib\site-packages\setuptools-40.8.0.dist-info\, <text:s/>Size: 1078</text:p>
      <text:p text:style-name="P2">5: File: load_balancer_policy.py, <text:s/>Directory: C:\Program Files\MySQL\MySQL Shell 8.0\share\mysqlsh\oci_sdk\oci-2.4.0-py3.7.egg\oci\load_balancer\models\, <text:s/>Size: 2018</text:p>
      <text:p text:style-name="P2">5: File: change_address_list_compartment_details.py, <text:s/>Directory: C:\Program Files\MySQL\MySQL Shell 8.0\share\mysqlsh\oci_sdk\oci-2.4.0-py3.7.egg\oci\waas\models\, <text:s/>Size: 2278</text:p>
      <text:p text:style-name="P2">5: File: escsm.py, <text:s/>Directory: C:\Program Files\MySQL\MySQL Shell 8.0\lib\Python3.7\Lib\site-packages\pip\_vendor\chardet\, <text:s/>Size: 10510</text:p>
      <text:p text:style-name="P2">5: File: __init__.py, <text:s/>Directory: C:\Program Files\MySQL\MySQL Shell 8.0\lib\Python3.7\Lib\site-packages\pip\_internal\cli\, <text:s/>Size: 132</text:p>
      <text:p text:style-name="P2">5: File: create_volume_backup_policy_assignment_details.py, <text:s/>Directory: C:\Program Files\MySQL\MySQL Shell 8.0\share\mysqlsh\oci_sdk\oci-2.4.0-py3.7.egg\oci\core\models\, <text:s/>Size: 3040</text:p>
      <text:p text:style-name="P2">5: File: change_cross_connect_compartment_details.py, <text:s/>Directory: C:\Program Files\MySQL\MySQL Shell 8.0\share\mysqlsh\oci_sdk\oci-2.4.0-py3.7.egg\oci\core\models\, <text:s/>Size: 2286</text:p>
      <text:p text:style-name="P2">5: File: transfer_device_client.py, <text:s/>Directory: C:\Program Files\MySQL\MySQL Shell 8.0\share\mysqlsh\oci_sdk\oci-2.4.0-py3.7.egg\oci\dts\, <text:s/>Size: 21247</text:p>
      <text:p text:style-name="P2">5: File: hmac.py, <text:s/>Directory: C:\Program Files\MySQL\MySQL Shell 8.0\share\mysqlsh\oci_sdk\cryptography-2.7-py3.7-win-amd64.egg\cryptography\hazmat\primitives\, <text:s/>Size: 2196</text:p>
      <text:p text:style-name="P2">5: File: kms_management_client.py, <text:s/>Directory: C:\Program Files\MySQL\MySQL Shell 8.0\share\mysqlsh\oci_sdk\oci-2.4.0-py3.7.egg\oci\key_management\, <text:s/>Size: 55526</text:p>
      <text:p text:style-name="P2">5: File: __about__.py, <text:s/>Directory: C:\Program Files\MySQL\MySQL Shell 8.0\lib\Python3.7\Lib\site-packages\pip\_vendor\packaging\, <text:s/>Size: 744</text:p>
      <text:p text:style-name="P2">5: File: session_persistence_configuration_details.py, <text:s/>Directory: C:\Program Files\MySQL\MySQL Shell 8.0\share\mysqlsh\oci_sdk\oci-2.4.0-py3.7.egg\oci\load_balancer\models\, <text:s/>Size: 5057</text:p>
      <text:p text:style-name="P2">5: File: metric_data.py, <text:s/>Directory: C:\Program Files\MySQL\MySQL Shell 8.0\share\mysqlsh\oci_sdk\oci-2.4.0-py3.7.egg\oci\monitoring\models\, <text:s/>Size: 12216</text:p>
      <text:p text:style-name="P2">5: File: __init__.py, <text:s/>Directory: C:\Program Files\MySQL\MySQL Shell 8.0\share\mysqlsh\oci_sdk\cffi-1.12.3-py3.7-win-amd64.egg\cffi\, <text:s/>Size: 513</text:p>
      <text:p text:style-name="P2">5: File: notification_service_action.py, <text:s/>Directory: C:\Program Files\MySQL\MySQL Shell 8.0\share\mysqlsh\oci_sdk\oci-2.4.0-py3.7.egg\oci\events\models\, <text:s/>Size: 3832</text:p>
      <text:p text:style-name="P2"><text:soft-page-break/>5: File: hebrewprober.py, <text:s/>Directory: C:\Program Files\MySQL\MySQL Shell 8.0\share\mysqlsh\oci_sdk\oci-2.4.0-py3.7.egg\oci\_vendor\chardet\, <text:s/>Size: 12884</text:p>
      <text:p text:style-name="P2">5: File: update_image_details.py, <text:s/>Directory: C:\Program Files\MySQL\MySQL Shell 8.0\share\mysqlsh\oci_sdk\oci-2.4.0-py3.7.egg\oci\core\models\, <text:s/>Size: 7183</text:p>
      <text:p text:style-name="P2">5: File: health_checks_client_composite_operations.py, <text:s/>Directory: C:\Program Files\MySQL\MySQL Shell 8.0\share\mysqlsh\oci_sdk\oci-2.4.0-py3.7.egg\oci\healthchecks\, <text:s/>Size: 990</text:p>
      <text:p text:style-name="P2">5: File: ssh.py, <text:s/>Directory: C:\Program Files\MySQL\MySQL Shell 8.0\share\mysqlsh\oci_sdk\cryptography-2.7-py3.7-win-amd64.egg\cryptography\hazmat\primitives\serialization\, <text:s/>Size: 4381</text:p>
      <text:p text:style-name="P2">5: File: ddRemainder.decTest, <text:s/>Directory: C:\Program Files\MySQL\MySQL Shell 8.0\lib\Python3.7\Lib\test\decimaltestdata\, <text:s/>Size: 26987</text:p>
      <text:p text:style-name="P2">5: File: create_suppression_details.py, <text:s/>Directory: C:\Program Files\MySQL\MySQL Shell 8.0\share\mysqlsh\oci_sdk\oci-2.4.0-py3.7.egg\oci\email\models\, <text:s/>Size: 3167</text:p>
      <text:p text:style-name="P2">5: File: __init__.py, <text:s/>Directory: C:\Program Files\MySQL\MySQL Shell 8.0\lib\Python3.7\Lib\test\test_importlib\data03\namespace\portion2\, <text:s/>Size: 0</text:p>
      <text:p text:style-name="P2">5: File: version.py, <text:s/>Directory: C:\Program Files\MySQL\MySQL Shell 8.0\share\mysqlsh\oci_sdk\oci-2.4.0-py3.7.egg\oci\_vendor\chardet\, <text:s/>Size: 459</text:p>
      <text:p text:style-name="P2">5: File: native_libs.txt, <text:s/>Directory: C:\Program Files\MySQL\MySQL Shell 8.0\share\mysqlsh\oci_sdk\PyNaCl-1.3.0-py3.7-win-amd64.egg\EGG-INFO\, <text:s/>Size: 33</text:p>
      <text:p text:style-name="P2">5: File: __init__.py, <text:s/>Directory: C:\Program Files\MySQL\MySQL Shell 8.0\share\mysqlsh\oci_sdk\cryptography-2.7-py3.7-win-amd64.egg\cryptography\, <text:s/>Size: 527</text:p>
      <text:p text:style-name="P2">5: File: models.py, <text:s/>Directory: C:\Program Files\MySQL\MySQL Shell 8.0\share\mysqlsh\oci_sdk\oci-2.4.0-py3.7.egg\oci\_vendor\requests\, <text:s/>Size: 34417</text:p>
      <text:p text:style-name="P2">5: File: requires.txt, <text:s/>Directory: C:\Program Files\MySQL\MySQL Shell 8.0\share\mysqlsh\oci_sdk\configparser-3.8.1-py3.7.egg\EGG-INFO\, <text:s/>Size: 120</text:p>
      <text:p text:style-name="P2">5: File: compat.py, <text:s/>Directory: C:\Program Files\MySQL\MySQL Shell 8.0\lib\Python3.7\Lib\site-packages\pip\_vendor\distlib\, <text:s/>Size: 41404</text:p>
      <text:p text:style-name="P2">5: File: __init__.py, <text:s/>Directory: C:\Program Files\MySQL\MySQL Shell 8.0\lib\Python3.7\Lib\site-packages\pkg_resources\extern\, <text:s/>Size: 2498</text:p>
      <text:p text:style-name="P2">5: File: volume_backup.py, <text:s/>Directory: C:\Program Files\MySQL\MySQL Shell 8.0\share\mysqlsh\oci_sdk\oci-2.4.0-py3.7.egg\oci\core\models\, <text:s/>Size: 26356</text:p>
      <text:p text:style-name="P2">5: File: route_rule.py, <text:s/>Directory: C:\Program Files\MySQL\MySQL Shell 8.0\share\mysqlsh\oci_sdk\oci-2.4.0-py3.7.egg\oci\core\models\, <text:s/>Size: 8633</text:p>
      <text:p text:style-name="P2">5: File: put_object_lifecycle_policy_details.py, <text:s/>Directory: C:\Program Files\MySQL\MySQL Shell 8.0\share\mysqlsh\oci_sdk\oci-2.4.0-py3.7.egg\oci\object_storage\models\, <text:s/>Size: 1938</text:p>
      <text:p text:style-name="P2">5: File: autonomous_data_warehouse_backup_summary.py, <text:s/>Directory: C:\Program Files\MySQL\MySQL Shell 8.0\share\mysqlsh\oci_sdk\oci-2.4.0-py3.7.egg\oci\database\models\, <text:s/>Size: 14477</text:p>
      <text:p text:style-name="P2">5: File: change_stream_compartment_details.py, <text:s/>Directory: C:\Program Files\MySQL\MySQL Shell 8.0\share\mysqlsh\oci_sdk\oci-2.4.0-py3.7.egg\oci\streaming\models\, <text:s/>Size: 2282</text:p>
      <text:p text:style-name="P2">5: File: work_request_summary.py, <text:s/>Directory: C:\Program Files\MySQL\MySQL Shell 8.0\share\mysqlsh\oci_sdk\oci-2.4.0-py3.7.egg\oci\resource_manager\models\, <text:s/>Size: 9295</text:p>
      <text:p text:style-name="P2">5: File: autonomous_data_warehouse_summary.py, <text:s/>Directory: C:\Program Files\MySQL\MySQL Shell 8.0\share\mysqlsh\oci_sdk\oci-2.4.0-py3.7.egg\oci\database\models\, <text:s/>Size: 23166</text:p>
      <text:p text:style-name="P2">5: File: subscription_summary.py, <text:s/>Directory: C:\Program Files\MySQL\MySQL Shell 8.0\share\mysqlsh\oci_sdk\oci-2.4.0-py3.7.egg\oci\ons\models\, <text:s/>Size: 14266</text:p>
      <text:p text:style-name="P2">5: File: lock.py, <text:s/>Directory: C:\Program Files\MySQL\MySQL Shell 8.0\share\mysqlsh\oci_sdk\cffi-1.12.3-py3.7-win-amd64.egg\cffi\, <text:s/>Size: 747</text:p>
      <text:p text:style-name="P2">5: File: _internal_utils.py, <text:s/>Directory: C:\Program Files\MySQL\MySQL Shell 8.0\share\mysqlsh\oci_sdk\oci-2.4.0-py3.7.egg\oci\_vendor\requests\, <text:s/>Size: 1238</text:p>
      <text:p text:style-name="P2"><text:soft-page-break/>5: File: attach_devices_details.py, <text:s/>Directory: C:\Program Files\MySQL\MySQL Shell 8.0\share\mysqlsh\oci_sdk\oci-2.4.0-py3.7.egg\oci\dts\models\, <text:s/>Size: 1896</text:p>
      <text:p text:style-name="P2">5: File: hashes.py, <text:s/>Directory: C:\Program Files\MySQL\MySQL Shell 8.0\share\mysqlsh\oci_sdk\cryptography-2.7-py3.7-win-amd64.egg\cryptography\hazmat\backends\openssl\, <text:s/>Size: 3196</text:p>
      <text:p text:style-name="P2">5: File: not-zip-safe, <text:s/>Directory: C:\Program Files\MySQL\MySQL Shell 8.0\share\mysqlsh\oci_sdk\six-1.12.0-py3.7.egg\EGG-INFO\, <text:s/>Size: 2</text:p>
      <text:p text:style-name="P2">5: File: hmac.py, <text:s/>Directory: C:\Program Files\MySQL\MySQL Shell 8.0\share\mysqlsh\oci_sdk\cryptography-2.7-py3.7-win-amd64.egg\cryptography\hazmat\backends\openssl\, <text:s/>Size: 2998</text:p>
      <text:p text:style-name="P2">5: File: langthaimodel.py, <text:s/>Directory: C:\Program Files\MySQL\MySQL Shell 8.0\share\mysqlsh\oci_sdk\oci-2.4.0-py3.7.egg\oci\_vendor\chardet\, <text:s/>Size: 10326</text:p>
      <text:p text:style-name="P2">5: File: create_autonomous_container_database_details.py, <text:s/>Directory: C:\Program Files\MySQL\MySQL Shell 8.0\share\mysqlsh\oci_sdk\oci-2.4.0-py3.7.egg\oci\database\models\, <text:s/>Size: 13347</text:p>
      <text:p text:style-name="P2">5: File: update_alarm_details.py, <text:s/>Directory: C:\Program Files\MySQL\MySQL Shell 8.0\share\mysqlsh\oci_sdk\oci-2.4.0-py3.7.egg\oci\monitoring\models\, <text:s/>Size: 26958</text:p>
      <text:p text:style-name="P2">5: File: top_level.txt, <text:s/>Directory: C:\Program Files\MySQL\MySQL Shell 8.0\share\mysqlsh\oci_sdk\pycparser-2.19-py3.7.egg-info\, <text:s/>Size: 10</text:p>
      <text:p text:style-name="P2">5: File: update_group_details.py, <text:s/>Directory: C:\Program Files\MySQL\MySQL Shell 8.0\share\mysqlsh\oci_sdk\oci-2.4.0-py3.7.egg\oci\identity\models\, <text:s/>Size: 4884</text:p>
      <text:p text:style-name="P2">5: File: crypto_kx.py, <text:s/>Directory: C:\Program Files\MySQL\MySQL Shell 8.0\share\mysqlsh\oci_sdk\PyNaCl-1.3.0-py3.7-win-amd64.egg\nacl\bindings\, <text:s/>Size: 6937</text:p>
      <text:p text:style-name="P2">5: File: work_request.py, <text:s/>Directory: C:\Program Files\MySQL\MySQL Shell 8.0\share\mysqlsh\oci_sdk\oci-2.4.0-py3.7.egg\oci\object_storage\models\, <text:s/>Size: 12209</text:p>
      <text:p text:style-name="P2">5: File: resource_type.py, <text:s/>Directory: C:\Program Files\MySQL\MySQL Shell 8.0\share\mysqlsh\oci_sdk\oci-2.4.0-py3.7.egg\oci\resource_search\models\, <text:s/>Size: 2805</text:p>
      <text:p text:style-name="P2">5: File: jisfreq.py, <text:s/>Directory: C:\Program Files\MySQL\MySQL Shell 8.0\share\mysqlsh\oci_sdk\oci-2.4.0-py3.7.egg\oci\_vendor\chardet\, <text:s/>Size: 24813</text:p>
      <text:p text:style-name="P2">5: File: exceptions.py, <text:s/>Directory: C:\Program Files\MySQL\MySQL Shell 8.0\lib\Python3.7\Lib\site-packages\pip\_internal\, <text:s/>Size: 9145</text:p>
      <text:p text:style-name="P2">5: File: codingstatemachine.py, <text:s/>Directory: C:\Program Files\MySQL\MySQL Shell 8.0\share\mysqlsh\oci_sdk\oci-2.4.0-py3.7.egg\oci\_vendor\chardet\, <text:s/>Size: 2642</text:p>
      <text:p text:style-name="P2">5: File: purge_cache.py, <text:s/>Directory: C:\Program Files\MySQL\MySQL Shell 8.0\share\mysqlsh\oci_sdk\oci-2.4.0-py3.7.egg\oci\waas\models\, <text:s/>Size: 2340</text:p>
      <text:p text:style-name="P2">5: File: _openssl.cp37-win_amd64.pyd, <text:s/>Directory: C:\Program Files\MySQL\MySQL Shell 8.0\share\mysqlsh\oci_sdk\cryptography-2.7-py3.7-win-amd64.egg\cryptography\hazmat\bindings\, <text:s/>Size: 599552</text:p>
      <text:p text:style-name="P2">5: File: backup_summary.py, <text:s/>Directory: C:\Program Files\MySQL\MySQL Shell 8.0\share\mysqlsh\oci_sdk\oci-2.4.0-py3.7.egg\oci\database\models\, <text:s/>Size: 17361</text:p>
      <text:p text:style-name="P2">5: File: create_volume_backup_details.py, <text:s/>Directory: C:\Program Files\MySQL\MySQL Shell 8.0\share\mysqlsh\oci_sdk\oci-2.4.0-py3.7.egg\oci\core\models\, <text:s/>Size: 7621</text:p>
      <text:p text:style-name="P2">5: File: test_loader.py, <text:s/>Directory: C:\Program Files\MySQL\MySQL Shell 8.0\lib\Python3.7\Lib\test\test_importlib\frozen\, <text:s/>Size: 9339</text:p>
      <text:p text:style-name="P2">5: File: status_codes.py, <text:s/>Directory: C:\Program Files\MySQL\MySQL Shell 8.0\lib\Python3.7\Lib\site-packages\pip\_internal\cli\, <text:s/>Size: 156</text:p>
      <text:p text:style-name="P2">5: File: auto_scaling_client.py, <text:s/>Directory: C:\Program Files\MySQL\MySQL Shell 8.0\share\mysqlsh\oci_sdk\oci-2.4.0-py3.7.egg\oci\autoscaling\, <text:s/>Size: 53788</text:p>
      <text:p text:style-name="P2">5: File: __init__.py, <text:s/>Directory: C:\Program Files\MySQL\MySQL Shell 8.0\lib\Python3.7\Lib\site-packages\setuptools\_vendor\packaging\, <text:s/>Size: 513</text:p>
      <text:p text:style-name="P2"><text:soft-page-break/>5: File: job.py, <text:s/>Directory: C:\Program Files\MySQL\MySQL Shell 8.0\share\mysqlsh\oci_sdk\oci-2.4.0-py3.7.egg\oci\resource_manager\models\, <text:s/>Size: 18607</text:p>
      <text:p text:style-name="P2">5: File: __init__.py, <text:s/>Directory: C:\Program Files\MySQL\MySQL Shell 8.0\share\mysqlsh\oci_sdk\oci-2.4.0-py3.7.egg\oci\file_storage\models\, <text:s/>Size: 2421</text:p>
      <text:p text:style-name="P2">5: File: build_ext.py, <text:s/>Directory: C:\Program Files\MySQL\MySQL Shell 8.0\lib\Python3.7\Lib\site-packages\setuptools\command\, <text:s/>Size: 12897</text:p>
      <text:p text:style-name="P2">5: File: create_db_home_from_backup_details.py, <text:s/>Directory: C:\Program Files\MySQL\MySQL Shell 8.0\share\mysqlsh\oci_sdk\oci-2.4.0-py3.7.egg\oci\database\models\, <text:s/>Size: 3052</text:p>
      <text:p text:style-name="P2">5: File: argon2id.py, <text:s/>Directory: C:\Program Files\MySQL\MySQL Shell 8.0\share\mysqlsh\oci_sdk\PyNaCl-1.3.0-py3.7-win-amd64.egg\nacl\pwhash\, <text:s/>Size: 4610</text:p>
      <text:p text:style-name="P2">5: File: concatkdf.py, <text:s/>Directory: C:\Program Files\MySQL\MySQL Shell 8.0\share\mysqlsh\oci_sdk\cryptography-2.7-py3.7-win-amd64.egg\cryptography\hazmat\primitives\kdf\, <text:s/>Size: 3981</text:p>
      <text:p text:style-name="P2">5: File: search.py, <text:s/>Directory: C:\Program Files\MySQL\MySQL Shell 8.0\lib\Python3.7\Lib\site-packages\pip\_internal\commands\, <text:s/>Size: 4728</text:p>
      <text:p text:style-name="P2">5: File: libcrypto-1_1-x64.dll, <text:s/>Directory: C:\Program Files\MySQL\MySQL Shell 8.0\bin\, <text:s/>Size: 3407360</text:p>
      <text:p text:style-name="P2">5: File: libssl-1_1-x64.dll, <text:s/>Directory: C:\Program Files\MySQL\MySQL Shell 8.0\bin\, <text:s/>Size: 681472</text:p>
      <text:p text:style-name="P2">5: File: mysql-secret-store-windows-credential.exe, <text:s/>Directory: C:\Program Files\MySQL\MySQL Shell 8.0\bin\, <text:s/>Size: 737280</text:p>
      <text:p text:style-name="P2">5: File: mysqlsh.exe, <text:s/>Directory: C:\Program Files\MySQL\MySQL Shell 8.0\bin\, <text:s/>Size: 33649152</text:p>
      <text:p text:style-name="P2">5: File: python37.dll, <text:s/>Directory: C:\Program Files\MySQL\MySQL Shell 8.0\bin\, <text:s/>Size: 4337152</text:p>
      <text:p text:style-name="P2">5: File: _asyncio.pdb, <text:s/>Directory: C:\Program Files\MySQL\MySQL Shell 8.0\lib\Python3.7\DLLs\, <text:s/>Size: 503808</text:p>
      <text:p text:style-name="P2">5: File: _asyncio.pyd, <text:s/>Directory: C:\Program Files\MySQL\MySQL Shell 8.0\lib\Python3.7\DLLs\, <text:s/>Size: 57344</text:p>
      <text:p text:style-name="P2">5: File: _bz2.pdb, <text:s/>Directory: C:\Program Files\MySQL\MySQL Shell 8.0\lib\Python3.7\DLLs\, <text:s/>Size: 610304</text:p>
      <text:p text:style-name="P2">5: File: _bz2.pyd, <text:s/>Directory: C:\Program Files\MySQL\MySQL Shell 8.0\lib\Python3.7\DLLs\, <text:s/>Size: 87552</text:p>
      <text:p text:style-name="P2">5: File: _ctypes.pdb, <text:s/>Directory: C:\Program Files\MySQL\MySQL Shell 8.0\lib\Python3.7\DLLs\, <text:s/>Size: 839680</text:p>
      <text:p text:style-name="P2">5: File: _ctypes.pyd, <text:s/>Directory: C:\Program Files\MySQL\MySQL Shell 8.0\lib\Python3.7\DLLs\, <text:s/>Size: 124416</text:p>
      <text:p text:style-name="P2">5: File: _ctypes_test.pdb, <text:s/>Directory: C:\Program Files\MySQL\MySQL Shell 8.0\lib\Python3.7\DLLs\, <text:s/>Size: 503808</text:p>
      <text:p text:style-name="P2">5: File: _ctypes_test.pyd, <text:s/>Directory: C:\Program Files\MySQL\MySQL Shell 8.0\lib\Python3.7\DLLs\, <text:s/>Size: 25088</text:p>
      <text:p text:style-name="P2">5: File: _decimal.pdb, <text:s/>Directory: C:\Program Files\MySQL\MySQL Shell 8.0\lib\Python3.7\DLLs\, <text:s/>Size: 1331200</text:p>
      <text:p text:style-name="P2">5: File: _decimal.pyd, <text:s/>Directory: C:\Program Files\MySQL\MySQL Shell 8.0\lib\Python3.7\DLLs\, <text:s/>Size: 319488</text:p>
      <text:p text:style-name="P2">5: File: _elementtree.pdb, <text:s/>Directory: C:\Program Files\MySQL\MySQL Shell 8.0\lib\Python3.7\DLLs\, <text:s/>Size: 1003520</text:p>
      <text:p text:style-name="P2">5: File: _elementtree.pyd, <text:s/>Directory: C:\Program Files\MySQL\MySQL Shell 8.0\lib\Python3.7\DLLs\, <text:s/>Size: 202240</text:p>
      <text:p text:style-name="P2">5: File: _lzma.pdb, <text:s/>Directory: C:\Program Files\MySQL\MySQL Shell 8.0\lib\Python3.7\DLLs\, <text:s/>Size: 888832</text:p>
      <text:p text:style-name="P2">5: File: _lzma.pyd, <text:s/>Directory: C:\Program Files\MySQL\MySQL Shell 8.0\lib\Python3.7\DLLs\, <text:s/>Size: 233984</text:p>
      <text:p text:style-name="P2"><text:soft-page-break/>5: File: _msi.pdb, <text:s/>Directory: C:\Program Files\MySQL\MySQL Shell 8.0\lib\Python3.7\DLLs\, <text:s/>Size: 528384</text:p>
      <text:p text:style-name="P2">5: File: _msi.pyd, <text:s/>Directory: C:\Program Files\MySQL\MySQL Shell 8.0\lib\Python3.7\DLLs\, <text:s/>Size: 32256</text:p>
      <text:p text:style-name="P2">5: File: _multiprocessing.pdb, <text:s/>Directory: C:\Program Files\MySQL\MySQL Shell 8.0\lib\Python3.7\DLLs\, <text:s/>Size: 405504</text:p>
      <text:p text:style-name="P2">5: File: _multiprocessing.pyd, <text:s/>Directory: C:\Program Files\MySQL\MySQL Shell 8.0\lib\Python3.7\DLLs\, <text:s/>Size: 22528</text:p>
      <text:p text:style-name="P2">5: File: _overlapped.pdb, <text:s/>Directory: C:\Program Files\MySQL\MySQL Shell 8.0\lib\Python3.7\DLLs\, <text:s/>Size: 659456</text:p>
      <text:p text:style-name="P2">5: File: _overlapped.pyd, <text:s/>Directory: C:\Program Files\MySQL\MySQL Shell 8.0\lib\Python3.7\DLLs\, <text:s/>Size: 37376</text:p>
      <text:p text:style-name="P2">5: File: _queue.pdb, <text:s/>Directory: C:\Program Files\MySQL\MySQL Shell 8.0\lib\Python3.7\DLLs\, <text:s/>Size: 372736</text:p>
      <text:p text:style-name="P2">5: File: _queue.pyd, <text:s/>Directory: C:\Program Files\MySQL\MySQL Shell 8.0\lib\Python3.7\DLLs\, <text:s/>Size: 20992</text:p>
      <text:p text:style-name="P2">5: File: _socket.pdb, <text:s/>Directory: C:\Program Files\MySQL\MySQL Shell 8.0\lib\Python3.7\DLLs\, <text:s/>Size: 593920</text:p>
      <text:p text:style-name="P2">5: File: _socket.pyd, <text:s/>Directory: C:\Program Files\MySQL\MySQL Shell 8.0\lib\Python3.7\DLLs\, <text:s/>Size: 70144</text:p>
      <text:p text:style-name="P2">5: File: _sqlite3.pdb, <text:s/>Directory: C:\Program Files\MySQL\MySQL Shell 8.0\lib\Python3.7\DLLs\, <text:s/>Size: 634880</text:p>
      <text:p text:style-name="P2">5: File: _sqlite3.pyd, <text:s/>Directory: C:\Program Files\MySQL\MySQL Shell 8.0\lib\Python3.7\DLLs\, <text:s/>Size: 73216</text:p>
      <text:p text:style-name="P2">5: File: _ssl.pyd, <text:s/>Directory: C:\Program Files\MySQL\MySQL Shell 8.0\lib\Python3.7\DLLs\, <text:s/>Size: 248320</text:p>
      <text:p text:style-name="P2">5: File: _testbuffer.pdb, <text:s/>Directory: C:\Program Files\MySQL\MySQL Shell 8.0\lib\Python3.7\DLLs\, <text:s/>Size: 454656</text:p>
      <text:p text:style-name="P2">5: File: _testbuffer.pyd, <text:s/>Directory: C:\Program Files\MySQL\MySQL Shell 8.0\lib\Python3.7\DLLs\, <text:s/>Size: 45056</text:p>
      <text:p text:style-name="P2">5: File: _testcapi.pdb, <text:s/>Directory: C:\Program Files\MySQL\MySQL Shell 8.0\lib\Python3.7\DLLs\, <text:s/>Size: 716800</text:p>
      <text:p text:style-name="P2">5: File: _testcapi.pyd, <text:s/>Directory: C:\Program Files\MySQL\MySQL Shell 8.0\lib\Python3.7\DLLs\, <text:s/>Size: 93696</text:p>
      <text:p text:style-name="P2">5: File: _testconsole.pdb, <text:s/>Directory: C:\Program Files\MySQL\MySQL Shell 8.0\lib\Python3.7\DLLs\, <text:s/>Size: 356352</text:p>
      <text:p text:style-name="P2">5: File: _testconsole.pyd, <text:s/>Directory: C:\Program Files\MySQL\MySQL Shell 8.0\lib\Python3.7\DLLs\, <text:s/>Size: 16896</text:p>
      <text:p text:style-name="P2">5: File: _testimportmultiple.pdb, <text:s/>Directory: C:\Program Files\MySQL\MySQL Shell 8.0\lib\Python3.7\DLLs\, <text:s/>Size: 339968</text:p>
      <text:p text:style-name="P2">5: File: _testimportmultiple.pyd, <text:s/>Directory: C:\Program Files\MySQL\MySQL Shell 8.0\lib\Python3.7\DLLs\, <text:s/>Size: 15360</text:p>
      <text:p text:style-name="P2">5: File: _testmultiphase.pdb, <text:s/>Directory: C:\Program Files\MySQL\MySQL Shell 8.0\lib\Python3.7\DLLs\, <text:s/>Size: 372736</text:p>
      <text:p text:style-name="P2">5: File: _testmultiphase.pyd, <text:s/>Directory: C:\Program Files\MySQL\MySQL Shell 8.0\lib\Python3.7\DLLs\, <text:s/>Size: 24576</text:p>
      <text:p text:style-name="P2">5: File: pyexpat.pdb, <text:s/>Directory: C:\Program Files\MySQL\MySQL Shell 8.0\lib\Python3.7\DLLs\, <text:s/>Size: 937984</text:p>
      <text:p text:style-name="P2">5: File: pyexpat.pyd, <text:s/>Directory: C:\Program Files\MySQL\MySQL Shell 8.0\lib\Python3.7\DLLs\, <text:s/>Size: 197632</text:p>
      <text:p text:style-name="P2"><text:soft-page-break/>5: File: select.pdb, <text:s/>Directory: C:\Program Files\MySQL\MySQL Shell 8.0\lib\Python3.7\DLLs\, <text:s/>Size: 389120</text:p>
      <text:p text:style-name="P2">5: File: select.pyd, <text:s/>Directory: C:\Program Files\MySQL\MySQL Shell 8.0\lib\Python3.7\DLLs\, <text:s/>Size: 19968</text:p>
      <text:p text:style-name="P2">5: File: unicodedata.pdb, <text:s/>Directory: C:\Program Files\MySQL\MySQL Shell 8.0\lib\Python3.7\DLLs\, <text:s/>Size: 446464</text:p>
      <text:p text:style-name="P2">5: File: unicodedata.pyd, <text:s/>Directory: C:\Program Files\MySQL\MySQL Shell 8.0\lib\Python3.7\DLLs\, <text:s/>Size: 1063424</text:p>
      <text:p text:style-name="P2">5: File: winsound.pdb, <text:s/>Directory: C:\Program Files\MySQL\MySQL Shell 8.0\lib\Python3.7\DLLs\, <text:s/>Size: 413696</text:p>
      <text:p text:style-name="P2">5: File: winsound.pyd, <text:s/>Directory: C:\Program Files\MySQL\MySQL Shell 8.0\lib\Python3.7\DLLs\, <text:s/>Size: 20992</text:p>
      <text:p text:style-name="P2">5: File: xxlimited.pdb, <text:s/>Directory: C:\Program Files\MySQL\MySQL Shell 8.0\lib\Python3.7\DLLs\, <text:s/>Size: 339968</text:p>
      <text:p text:style-name="P2">5: File: xxlimited.pyd, <text:s/>Directory: C:\Program Files\MySQL\MySQL Shell 8.0\lib\Python3.7\DLLs\, <text:s/>Size: 15360</text:p>
      <text:p text:style-name="P2">5: File: __future__.py, <text:s/>Directory: C:\Program Files\MySQL\MySQL Shell 8.0\lib\Python3.7\Lib\, <text:s/>Size: 5101</text:p>
      <text:p text:style-name="P2">5: File: __phello__.foo.py, <text:s/>Directory: C:\Program Files\MySQL\MySQL Shell 8.0\lib\Python3.7\Lib\, <text:s/>Size: 64</text:p>
      <text:p text:style-name="P2">5: File: _bootlocale.py, <text:s/>Directory: C:\Program Files\MySQL\MySQL Shell 8.0\lib\Python3.7\Lib\, <text:s/>Size: 1801</text:p>
      <text:p text:style-name="P2">5: File: _collections_abc.py, <text:s/>Directory: C:\Program Files\MySQL\MySQL Shell 8.0\lib\Python3.7\Lib\, <text:s/>Size: 26424</text:p>
      <text:p text:style-name="P2">5: File: _compat_pickle.py, <text:s/>Directory: C:\Program Files\MySQL\MySQL Shell 8.0\lib\Python3.7\Lib\, <text:s/>Size: 8749</text:p>
      <text:p text:style-name="P2">5: File: _compression.py, <text:s/>Directory: C:\Program Files\MySQL\MySQL Shell 8.0\lib\Python3.7\Lib\, <text:s/>Size: 5340</text:p>
      <text:p text:style-name="P2">5: File: _dummy_thread.py, <text:s/>Directory: C:\Program Files\MySQL\MySQL Shell 8.0\lib\Python3.7\Lib\, <text:s/>Size: 6027</text:p>
      <text:p text:style-name="P2">5: File: _markupbase.py, <text:s/>Directory: C:\Program Files\MySQL\MySQL Shell 8.0\lib\Python3.7\Lib\, <text:s/>Size: 14598</text:p>
      <text:p text:style-name="P2">5: File: _osx_support.py, <text:s/>Directory: C:\Program Files\MySQL\MySQL Shell 8.0\lib\Python3.7\Lib\, <text:s/>Size: 19138</text:p>
      <text:p text:style-name="P2">5: File: _py_abc.py, <text:s/>Directory: C:\Program Files\MySQL\MySQL Shell 8.0\lib\Python3.7\Lib\, <text:s/>Size: 6186</text:p>
      <text:p text:style-name="P2">5: File: _pydecimal.py, <text:s/>Directory: C:\Program Files\MySQL\MySQL Shell 8.0\lib\Python3.7\Lib\, <text:s/>Size: 228535</text:p>
      <text:p text:style-name="P2">5: File: _pyio.py, <text:s/>Directory: C:\Program Files\MySQL\MySQL Shell 8.0\lib\Python3.7\Lib\, <text:s/>Size: 91476</text:p>
      <text:p text:style-name="P2">5: File: _sitebuiltins.py, <text:s/>Directory: C:\Program Files\MySQL\MySQL Shell 8.0\lib\Python3.7\Lib\, <text:s/>Size: 3115</text:p>
      <text:p text:style-name="P2">5: File: _strptime.py, <text:s/>Directory: C:\Program Files\MySQL\MySQL Shell 8.0\lib\Python3.7\Lib\, <text:s/>Size: 25504</text:p>
      <text:p text:style-name="P2">5: File: _threading_local.py, <text:s/>Directory: C:\Program Files\MySQL\MySQL Shell 8.0\lib\Python3.7\Lib\, <text:s/>Size: 7214</text:p>
      <text:p text:style-name="P2">5: File: _weakrefset.py, <text:s/>Directory: C:\Program Files\MySQL\MySQL Shell 8.0\lib\Python3.7\Lib\, <text:s/>Size: 5679</text:p>
      <text:p text:style-name="P2">5: File: abc.py, <text:s/>Directory: C:\Program Files\MySQL\MySQL Shell 8.0\lib\Python3.7\Lib\, <text:s/>Size: 5580</text:p>
      <text:p text:style-name="P2">5: File: aifc.py, <text:s/>Directory: C:\Program Files\MySQL\MySQL Shell 8.0\lib\Python3.7\Lib\, <text:s/>Size: 32814</text:p>
      <text:p text:style-name="P2"><text:soft-page-break/>5: File: antigravity.py, <text:s/>Directory: C:\Program Files\MySQL\MySQL Shell 8.0\lib\Python3.7\Lib\, <text:s/>Size: 477</text:p>
      <text:p text:style-name="P2">5: File: argparse.py, <text:s/>Directory: C:\Program Files\MySQL\MySQL Shell 8.0\lib\Python3.7\Lib\, <text:s/>Size: 95103</text:p>
      <text:p text:style-name="P2">5: File: ast.py, <text:s/>Directory: C:\Program Files\MySQL\MySQL Shell 8.0\lib\Python3.7\Lib\, <text:s/>Size: 12575</text:p>
      <text:p text:style-name="P2">5: File: asynchat.py, <text:s/>Directory: C:\Program Files\MySQL\MySQL Shell 8.0\lib\Python3.7\Lib\, <text:s/>Size: 11328</text:p>
      <text:p text:style-name="P2">5: File: __init__.py, <text:s/>Directory: C:\Program Files\MySQL\MySQL Shell 8.0\lib\Python3.7\Lib\asyncio\, <text:s/>Size: 1169</text:p>
      <text:p text:style-name="P2">5: File: base_events.py, <text:s/>Directory: C:\Program Files\MySQL\MySQL Shell 8.0\lib\Python3.7\Lib\asyncio\, <text:s/>Size: 69211</text:p>
      <text:p text:style-name="P2">5: File: base_futures.py, <text:s/>Directory: C:\Program Files\MySQL\MySQL Shell 8.0\lib\Python3.7\Lib\asyncio\, <text:s/>Size: 2081</text:p>
      <text:p text:style-name="P2">5: File: base_subprocess.py, <text:s/>Directory: C:\Program Files\MySQL\MySQL Shell 8.0\lib\Python3.7\Lib\asyncio\, <text:s/>Size: 8786</text:p>
      <text:p text:style-name="P2">5: File: base_tasks.py, <text:s/>Directory: C:\Program Files\MySQL\MySQL Shell 8.0\lib\Python3.7\Lib\asyncio\, <text:s/>Size: 2158</text:p>
      <text:p text:style-name="P2">5: File: constants.py, <text:s/>Directory: C:\Program Files\MySQL\MySQL Shell 8.0\lib\Python3.7\Lib\asyncio\, <text:s/>Size: 888</text:p>
      <text:p text:style-name="P2">5: File: coroutines.py, <text:s/>Directory: C:\Program Files\MySQL\MySQL Shell 8.0\lib\Python3.7\Lib\asyncio\, <text:s/>Size: 8611</text:p>
      <text:p text:style-name="P2">5: File: events.py, <text:s/>Directory: C:\Program Files\MySQL\MySQL Shell 8.0\lib\Python3.7\Lib\asyncio\, <text:s/>Size: 26185</text:p>
      <text:p text:style-name="P2">5: File: format_helpers.py, <text:s/>Directory: C:\Program Files\MySQL\MySQL Shell 8.0\lib\Python3.7\Lib\asyncio\, <text:s/>Size: 2404</text:p>
      <text:p text:style-name="P2">5: File: futures.py, <text:s/>Directory: C:\Program Files\MySQL\MySQL Shell 8.0\lib\Python3.7\Lib\asyncio\, <text:s/>Size: 12710</text:p>
      <text:p text:style-name="P2">5: File: locks.py, <text:s/>Directory: C:\Program Files\MySQL\MySQL Shell 8.0\lib\Python3.7\Lib\asyncio\, <text:s/>Size: 15913</text:p>
      <text:p text:style-name="P2">5: File: log.py, <text:s/>Directory: C:\Program Files\MySQL\MySQL Shell 8.0\lib\Python3.7\Lib\asyncio\, <text:s/>Size: 124</text:p>
      <text:p text:style-name="P2">5: File: proactor_events.py, <text:s/>Directory: C:\Program Files\MySQL\MySQL Shell 8.0\lib\Python3.7\Lib\asyncio\, <text:s/>Size: 25653</text:p>
      <text:p text:style-name="P2">5: File: protocols.py, <text:s/>Directory: C:\Program Files\MySQL\MySQL Shell 8.0\lib\Python3.7\Lib\asyncio\, <text:s/>Size: 7036</text:p>
      <text:p text:style-name="P2">5: File: queues.py, <text:s/>Directory: C:\Program Files\MySQL\MySQL Shell 8.0\lib\Python3.7\Lib\asyncio\, <text:s/>Size: 8003</text:p>
      <text:p text:style-name="P2">5: File: runners.py, <text:s/>Directory: C:\Program Files\MySQL\MySQL Shell 8.0\lib\Python3.7\Lib\asyncio\, <text:s/>Size: 1993</text:p>
      <text:p text:style-name="P2">5: File: selector_events.py, <text:s/>Directory: C:\Program Files\MySQL\MySQL Shell 8.0\lib\Python3.7\Lib\asyncio\, <text:s/>Size: 37355</text:p>
      <text:p text:style-name="P2">5: File: sslproto.py, <text:s/>Directory: C:\Program Files\MySQL\MySQL Shell 8.0\lib\Python3.7\Lib\asyncio\, <text:s/>Size: 26927</text:p>
      <text:p text:style-name="P2">5: File: streams.py, <text:s/>Directory: C:\Program Files\MySQL\MySQL Shell 8.0\lib\Python3.7\Lib\asyncio\, <text:s/>Size: 24587</text:p>
      <text:p text:style-name="P2">5: File: subprocess.py, <text:s/>Directory: C:\Program Files\MySQL\MySQL Shell 8.0\lib\Python3.7\Lib\asyncio\, <text:s/>Size: 7254</text:p>
      <text:p text:style-name="P2">5: File: tasks.py, <text:s/>Directory: C:\Program Files\MySQL\MySQL Shell 8.0\lib\Python3.7\Lib\asyncio\, <text:s/>Size: 30704</text:p>
      <text:p text:style-name="P2">5: File: transports.py, <text:s/>Directory: C:\Program Files\MySQL\MySQL Shell 8.0\lib\Python3.7\Lib\asyncio\, <text:s/>Size: 10122</text:p>
      <text:p text:style-name="P2"><text:soft-page-break/>5: File: unix_events.py, <text:s/>Directory: C:\Program Files\MySQL\MySQL Shell 8.0\lib\Python3.7\Lib\asyncio\, <text:s/>Size: 40532</text:p>
      <text:p text:style-name="P2">5: File: windows_events.py, <text:s/>Directory: C:\Program Files\MySQL\MySQL Shell 8.0\lib\Python3.7\Lib\asyncio\, <text:s/>Size: 30216</text:p>
      <text:p text:style-name="P2">5: File: windows_utils.py, <text:s/>Directory: C:\Program Files\MySQL\MySQL Shell 8.0\lib\Python3.7\Lib\asyncio\, <text:s/>Size: 5073</text:p>
      <text:p text:style-name="P2">5: File: asyncore.py, <text:s/>Directory: C:\Program Files\MySQL\MySQL Shell 8.0\lib\Python3.7\Lib\, <text:s/>Size: 20118</text:p>
      <text:p text:style-name="P2">5: File: base64.py, <text:s/>Directory: C:\Program Files\MySQL\MySQL Shell 8.0\lib\Python3.7\Lib\, <text:s/>Size: 20380</text:p>
      <text:p text:style-name="P2">5: File: bdb.py, <text:s/>Directory: C:\Program Files\MySQL\MySQL Shell 8.0\lib\Python3.7\Lib\, <text:s/>Size: 31926</text:p>
      <text:p text:style-name="P2">5: File: binhex.py, <text:s/>Directory: C:\Program Files\MySQL\MySQL Shell 8.0\lib\Python3.7\Lib\, <text:s/>Size: 13954</text:p>
      <text:p text:style-name="P2">5: File: bisect.py, <text:s/>Directory: C:\Program Files\MySQL\MySQL Shell 8.0\lib\Python3.7\Lib\, <text:s/>Size: 2557</text:p>
      <text:p text:style-name="P2">5: File: bz2.py, <text:s/>Directory: C:\Program Files\MySQL\MySQL Shell 8.0\lib\Python3.7\Lib\, <text:s/>Size: 12410</text:p>
      <text:p text:style-name="P2">5: File: calendar.py, <text:s/>Directory: C:\Program Files\MySQL\MySQL Shell 8.0\lib\Python3.7\Lib\, <text:s/>Size: 24826</text:p>
      <text:p text:style-name="P2">5: File: cgi.py, <text:s/>Directory: C:\Program Files\MySQL\MySQL Shell 8.0\lib\Python3.7\Lib\, <text:s/>Size: 34549</text:p>
      <text:p text:style-name="P2">5: File: cgitb.py, <text:s/>Directory: C:\Program Files\MySQL\MySQL Shell 8.0\lib\Python3.7\Lib\, <text:s/>Size: 12018</text:p>
      <text:p text:style-name="P2">5: File: chunk.py, <text:s/>Directory: C:\Program Files\MySQL\MySQL Shell 8.0\lib\Python3.7\Lib\, <text:s/>Size: 5435</text:p>
      <text:p text:style-name="P2">5: File: cmd.py, <text:s/>Directory: C:\Program Files\MySQL\MySQL Shell 8.0\lib\Python3.7\Lib\, <text:s/>Size: 14860</text:p>
      <text:p text:style-name="P2">5: File: code.py, <text:s/>Directory: C:\Program Files\MySQL\MySQL Shell 8.0\lib\Python3.7\Lib\, <text:s/>Size: 10619</text:p>
      <text:p text:style-name="P2">5: File: codecs.py, <text:s/>Directory: C:\Program Files\MySQL\MySQL Shell 8.0\lib\Python3.7\Lib\, <text:s/>Size: 36538</text:p>
      <text:p text:style-name="P2">5: File: codeop.py, <text:s/>Directory: C:\Program Files\MySQL\MySQL Shell 8.0\lib\Python3.7\Lib\, <text:s/>Size: 5994</text:p>
      <text:p text:style-name="P2">5: File: __init__.py, <text:s/>Directory: C:\Program Files\MySQL\MySQL Shell 8.0\lib\Python3.7\Lib\collections\, <text:s/>Size: 48363</text:p>
      <text:p text:style-name="P2">5: File: abc.py, <text:s/>Directory: C:\Program Files\MySQL\MySQL Shell 8.0\lib\Python3.7\Lib\collections\, <text:s/>Size: 68</text:p>
      <text:p text:style-name="P2">5: File: colorsys.py, <text:s/>Directory: C:\Program Files\MySQL\MySQL Shell 8.0\lib\Python3.7\Lib\, <text:s/>Size: 4064</text:p>
      <text:p text:style-name="P2">5: File: compileall.py, <text:s/>Directory: C:\Program Files\MySQL\MySQL Shell 8.0\lib\Python3.7\Lib\, <text:s/>Size: 13649</text:p>
      <text:p text:style-name="P2">5: File: __init__.py, <text:s/>Directory: C:\Program Files\MySQL\MySQL Shell 8.0\lib\Python3.7\Lib\concurrent\, <text:s/>Size: 38</text:p>
      <text:p text:style-name="P2">5: File: __init__.py, <text:s/>Directory: C:\Program Files\MySQL\MySQL Shell 8.0\lib\Python3.7\Lib\concurrent\futures\, <text:s/>Size: 1497</text:p>
      <text:p text:style-name="P2">5: File: _base.py, <text:s/>Directory: C:\Program Files\MySQL\MySQL Shell 8.0\lib\Python3.7\Lib\concurrent\futures\, <text:s/>Size: 21826</text:p>
      <text:p text:style-name="P2">5: File: process.py, <text:s/>Directory: C:\Program Files\MySQL\MySQL Shell 8.0\lib\Python3.7\Lib\concurrent\futures\, <text:s/>Size: 28020</text:p>
      <text:p text:style-name="P2">5: File: thread.py, <text:s/>Directory: C:\Program Files\MySQL\MySQL Shell 8.0\lib\Python3.7\Lib\concurrent\futures\, <text:s/>Size: 8001</text:p>
      <text:p text:style-name="P2">5: File: configparser.py, <text:s/>Directory: C:\Program Files\MySQL\MySQL Shell 8.0\lib\Python3.7\Lib\, <text:s/>Size: 54283</text:p>
      <text:p text:style-name="P2"><text:soft-page-break/>5: File: contextlib.py, <text:s/>Directory: C:\Program Files\MySQL\MySQL Shell 8.0\lib\Python3.7\Lib\, <text:s/>Size: 24762</text:p>
      <text:p text:style-name="P2">5: File: contextvars.py, <text:s/>Directory: C:\Program Files\MySQL\MySQL Shell 8.0\lib\Python3.7\Lib\, <text:s/>Size: 129</text:p>
      <text:p text:style-name="P2">5: File: copy.py, <text:s/>Directory: C:\Program Files\MySQL\MySQL Shell 8.0\lib\Python3.7\Lib\, <text:s/>Size: 8815</text:p>
      <text:p text:style-name="P2">5: File: copyreg.py, <text:s/>Directory: C:\Program Files\MySQL\MySQL Shell 8.0\lib\Python3.7\Lib\, <text:s/>Size: 7017</text:p>
      <text:p text:style-name="P2">5: File: cProfile.py, <text:s/>Directory: C:\Program Files\MySQL\MySQL Shell 8.0\lib\Python3.7\Lib\, <text:s/>Size: 6242</text:p>
      <text:p text:style-name="P2">5: File: crypt.py, <text:s/>Directory: C:\Program Files\MySQL\MySQL Shell 8.0\lib\Python3.7\Lib\, <text:s/>Size: 3346</text:p>
      <text:p text:style-name="P2">5: File: csv.py, <text:s/>Directory: C:\Program Files\MySQL\MySQL Shell 8.0\lib\Python3.7\Lib\, <text:s/>Size: 16180</text:p>
      <text:p text:style-name="P2">5: File: __init__.py, <text:s/>Directory: C:\Program Files\MySQL\MySQL Shell 8.0\lib\Python3.7\Lib\ctypes\, <text:s/>Size: 17574</text:p>
      <text:p text:style-name="P2">5: File: _aix.py, <text:s/>Directory: C:\Program Files\MySQL\MySQL Shell 8.0\lib\Python3.7\Lib\ctypes\, <text:s/>Size: 12567</text:p>
      <text:p text:style-name="P2">5: File: _endian.py, <text:s/>Directory: C:\Program Files\MySQL\MySQL Shell 8.0\lib\Python3.7\Lib\ctypes\, <text:s/>Size: 2000</text:p>
      <text:p text:style-name="P2">5: File: __init__.py, <text:s/>Directory: C:\Program Files\MySQL\MySQL Shell 8.0\lib\Python3.7\Lib\ctypes\macholib\, <text:s/>Size: 154</text:p>
      <text:p text:style-name="P2">5: File: dyld.py, <text:s/>Directory: C:\Program Files\MySQL\MySQL Shell 8.0\lib\Python3.7\Lib\ctypes\macholib\, <text:s/>Size: 4933</text:p>
      <text:p text:style-name="P2">5: File: dylib.py, <text:s/>Directory: C:\Program Files\MySQL\MySQL Shell 8.0\lib\Python3.7\Lib\ctypes\macholib\, <text:s/>Size: 1828</text:p>
      <text:p text:style-name="P2">5: File: fetch_macholib, <text:s/>Directory: C:\Program Files\MySQL\MySQL Shell 8.0\lib\Python3.7\Lib\ctypes\macholib\, <text:s/>Size: 84</text:p>
      <text:p text:style-name="P2">5: File: fetch_macholib.bat, <text:s/>Directory: C:\Program Files\MySQL\MySQL Shell 8.0\lib\Python3.7\Lib\ctypes\macholib\, <text:s/>Size: 75</text:p>
      <text:p text:style-name="P2">5: File: framework.py, <text:s/>Directory: C:\Program Files\MySQL\MySQL Shell 8.0\lib\Python3.7\Lib\ctypes\macholib\, <text:s/>Size: 2201</text:p>
      <text:p text:style-name="P2">5: File: README.ctypes, <text:s/>Directory: C:\Program Files\MySQL\MySQL Shell 8.0\lib\Python3.7\Lib\ctypes\macholib\, <text:s/>Size: 296</text:p>
      <text:p text:style-name="P2">5: File: __init__.py, <text:s/>Directory: C:\Program Files\MySQL\MySQL Shell 8.0\lib\Python3.7\Lib\ctypes\test\, <text:s/>Size: 399</text:p>
      <text:p text:style-name="P2">5: File: __main__.py, <text:s/>Directory: C:\Program Files\MySQL\MySQL Shell 8.0\lib\Python3.7\Lib\ctypes\test\, <text:s/>Size: 68</text:p>
      <text:p text:style-name="P2">5: File: test_anon.py, <text:s/>Directory: C:\Program Files\MySQL\MySQL Shell 8.0\lib\Python3.7\Lib\ctypes\test\, <text:s/>Size: 2540</text:p>
      <text:p text:style-name="P2">5: File: test_array_in_pointer.py, <text:s/>Directory: C:\Program Files\MySQL\MySQL Shell 8.0\lib\Python3.7\Lib\ctypes\test\, <text:s/>Size: 1738</text:p>
      <text:p text:style-name="P2">5: File: test_arrays.py, <text:s/>Directory: C:\Program Files\MySQL\MySQL Shell 8.0\lib\Python3.7\Lib\ctypes\test\, <text:s/>Size: 7076</text:p>
      <text:p text:style-name="P2">5: File: test_as_parameter.py, <text:s/>Directory: C:\Program Files\MySQL\MySQL Shell 8.0\lib\Python3.7\Lib\ctypes\test\, <text:s/>Size: 6919</text:p>
      <text:p text:style-name="P2">5: File: test_bitfields.py, <text:s/>Directory: C:\Program Files\MySQL\MySQL Shell 8.0\lib\Python3.7\Lib\ctypes\test\, <text:s/>Size: 10050</text:p>
      <text:p text:style-name="P2">5: File: test_buffers.py, <text:s/>Directory: C:\Program Files\MySQL\MySQL Shell 8.0\lib\Python3.7\Lib\ctypes\test\, <text:s/>Size: 2611</text:p>
      <text:p text:style-name="P2">5: File: test_bytes.py, <text:s/>Directory: C:\Program Files\MySQL\MySQL Shell 8.0\lib\Python3.7\Lib\ctypes\test\, <text:s/>Size: 1987</text:p>
      <text:p text:style-name="P2">5: File: test_byteswap.py, <text:s/>Directory: C:\Program Files\MySQL\MySQL Shell 8.0\lib\Python3.7\Lib\ctypes\test\, <text:s/>Size: 11411</text:p>
      <text:p text:style-name="P2"><text:soft-page-break/>5: File: test_callbacks.py, <text:s/>Directory: C:\Program Files\MySQL\MySQL Shell 8.0\lib\Python3.7\Lib\ctypes\test\, <text:s/>Size: 9536</text:p>
      <text:p text:style-name="P2">5: File: test_cast.py, <text:s/>Directory: C:\Program Files\MySQL\MySQL Shell 8.0\lib\Python3.7\Lib\ctypes\test\, <text:s/>Size: 3728</text:p>
      <text:p text:style-name="P2">5: File: test_cfuncs.py, <text:s/>Directory: C:\Program Files\MySQL\MySQL Shell 8.0\lib\Python3.7\Lib\ctypes\test\, <text:s/>Size: 7680</text:p>
      <text:p text:style-name="P2">5: File: test_checkretval.py, <text:s/>Directory: C:\Program Files\MySQL\MySQL Shell 8.0\lib\Python3.7\Lib\ctypes\test\, <text:s/>Size: 968</text:p>
      <text:p text:style-name="P2">5: File: test_delattr.py, <text:s/>Directory: C:\Program Files\MySQL\MySQL Shell 8.0\lib\Python3.7\Lib\ctypes\test\, <text:s/>Size: 533</text:p>
      <text:p text:style-name="P2">5: File: test_errno.py, <text:s/>Directory: C:\Program Files\MySQL\MySQL Shell 8.0\lib\Python3.7\Lib\ctypes\test\, <text:s/>Size: 2171</text:p>
      <text:p text:style-name="P2">5: File: test_find.py, <text:s/>Directory: C:\Program Files\MySQL\MySQL Shell 8.0\lib\Python3.7\Lib\ctypes\test\, <text:s/>Size: 3948</text:p>
      <text:p text:style-name="P2">5: File: test_frombuffer.py, <text:s/>Directory: C:\Program Files\MySQL\MySQL Shell 8.0\lib\Python3.7\Lib\ctypes\test\, <text:s/>Size: 5215</text:p>
      <text:p text:style-name="P2">5: File: test_funcptr.py, <text:s/>Directory: C:\Program Files\MySQL\MySQL Shell 8.0\lib\Python3.7\Lib\ctypes\test\, <text:s/>Size: 4026</text:p>
      <text:p text:style-name="P2">5: File: test_functions.py, <text:s/>Directory: C:\Program Files\MySQL\MySQL Shell 8.0\lib\Python3.7\Lib\ctypes\test\, <text:s/>Size: 12555</text:p>
      <text:p text:style-name="P2">5: File: test_incomplete.py, <text:s/>Directory: C:\Program Files\MySQL\MySQL Shell 8.0\lib\Python3.7\Lib\ctypes\test\, <text:s/>Size: 1023</text:p>
      <text:p text:style-name="P2">5: File: test_init.py, <text:s/>Directory: C:\Program Files\MySQL\MySQL Shell 8.0\lib\Python3.7\Lib\ctypes\test\, <text:s/>Size: 1039</text:p>
      <text:p text:style-name="P2">5: File: test_internals.py, <text:s/>Directory: C:\Program Files\MySQL\MySQL Shell 8.0\lib\Python3.7\Lib\ctypes\test\, <text:s/>Size: 2631</text:p>
      <text:p text:style-name="P2">5: File: test_keeprefs.py, <text:s/>Directory: C:\Program Files\MySQL\MySQL Shell 8.0\lib\Python3.7\Lib\ctypes\test\, <text:s/>Size: 4058</text:p>
      <text:p text:style-name="P2">5: File: test_libc.py, <text:s/>Directory: C:\Program Files\MySQL\MySQL Shell 8.0\lib\Python3.7\Lib\ctypes\test\, <text:s/>Size: 1005</text:p>
      <text:p text:style-name="P2">5: File: test_loading.py, <text:s/>Directory: C:\Program Files\MySQL\MySQL Shell 8.0\lib\Python3.7\Lib\ctypes\test\, <text:s/>Size: 4316</text:p>
      <text:p text:style-name="P2">5: File: test_macholib.py, <text:s/>Directory: C:\Program Files\MySQL\MySQL Shell 8.0\lib\Python3.7\Lib\ctypes\test\, <text:s/>Size: 1830</text:p>
      <text:p text:style-name="P2">5: File: test_memfunctions.py, <text:s/>Directory: C:\Program Files\MySQL\MySQL Shell 8.0\lib\Python3.7\Lib\ctypes\test\, <text:s/>Size: 3293</text:p>
      <text:p text:style-name="P2">5: File: test_numbers.py, <text:s/>Directory: C:\Program Files\MySQL\MySQL Shell 8.0\lib\Python3.7\Lib\ctypes\test\, <text:s/>Size: 9308</text:p>
      <text:p text:style-name="P2">5: File: test_objects.py, <text:s/>Directory: C:\Program Files\MySQL\MySQL Shell 8.0\lib\Python3.7\Lib\ctypes\test\, <text:s/>Size: 1677</text:p>
      <text:p text:style-name="P2">5: File: test_parameters.py, <text:s/>Directory: C:\Program Files\MySQL\MySQL Shell 8.0\lib\Python3.7\Lib\ctypes\test\, <text:s/>Size: 7330</text:p>
      <text:p text:style-name="P2">5: File: test_pep3118.py, <text:s/>Directory: C:\Program Files\MySQL\MySQL Shell 8.0\lib\Python3.7\Lib\ctypes\test\, <text:s/>Size: 8516</text:p>
      <text:p text:style-name="P2">5: File: test_pickling.py, <text:s/>Directory: C:\Program Files\MySQL\MySQL Shell 8.0\lib\Python3.7\Lib\ctypes\test\, <text:s/>Size: 2218</text:p>
      <text:p text:style-name="P2">5: File: test_pointers.py, <text:s/>Directory: C:\Program Files\MySQL\MySQL Shell 8.0\lib\Python3.7\Lib\ctypes\test\, <text:s/>Size: 7239</text:p>
      <text:p text:style-name="P2">5: File: test_prototypes.py, <text:s/>Directory: C:\Program Files\MySQL\MySQL Shell 8.0\lib\Python3.7\Lib\ctypes\test\, <text:s/>Size: 6845</text:p>
      <text:p text:style-name="P2"><text:soft-page-break/>5: File: test_python_api.py, <text:s/>Directory: C:\Program Files\MySQL\MySQL Shell 8.0\lib\Python3.7\Lib\ctypes\test\, <text:s/>Size: 2866</text:p>
      <text:p text:style-name="P2">5: File: test_random_things.py, <text:s/>Directory: C:\Program Files\MySQL\MySQL Shell 8.0\lib\Python3.7\Lib\ctypes\test\, <text:s/>Size: 2827</text:p>
      <text:p text:style-name="P2">5: File: test_refcounts.py, <text:s/>Directory: C:\Program Files\MySQL\MySQL Shell 8.0\lib\Python3.7\Lib\ctypes\test\, <text:s/>Size: 2576</text:p>
      <text:p text:style-name="P2">5: File: test_repr.py, <text:s/>Directory: C:\Program Files\MySQL\MySQL Shell 8.0\lib\Python3.7\Lib\ctypes\test\, <text:s/>Size: 842</text:p>
      <text:p text:style-name="P2">5: File: test_returnfuncptrs.py, <text:s/>Directory: C:\Program Files\MySQL\MySQL Shell 8.0\lib\Python3.7\Lib\ctypes\test\, <text:s/>Size: 2893</text:p>
      <text:p text:style-name="P2">5: File: test_simplesubclasses.py, <text:s/>Directory: C:\Program Files\MySQL\MySQL Shell 8.0\lib\Python3.7\Lib\ctypes\test\, <text:s/>Size: 1289</text:p>
      <text:p text:style-name="P2">5: File: test_sizes.py, <text:s/>Directory: C:\Program Files\MySQL\MySQL Shell 8.0\lib\Python3.7\Lib\ctypes\test\, <text:s/>Size: 804</text:p>
      <text:p text:style-name="P2">5: File: test_slicing.py, <text:s/>Directory: C:\Program Files\MySQL\MySQL Shell 8.0\lib\Python3.7\Lib\ctypes\test\, <text:s/>Size: 6025</text:p>
      <text:p text:style-name="P2">5: File: test_stringptr.py, <text:s/>Directory: C:\Program Files\MySQL\MySQL Shell 8.0\lib\Python3.7\Lib\ctypes\test\, <text:s/>Size: 2536</text:p>
      <text:p text:style-name="P2">5: File: test_strings.py, <text:s/>Directory: C:\Program Files\MySQL\MySQL Shell 8.0\lib\Python3.7\Lib\ctypes\test\, <text:s/>Size: 7303</text:p>
      <text:p text:style-name="P2">5: File: test_struct_fields.py, <text:s/>Directory: C:\Program Files\MySQL\MySQL Shell 8.0\lib\Python3.7\Lib\ctypes\test\, <text:s/>Size: 2421</text:p>
      <text:p text:style-name="P2">5: File: test_structures.py, <text:s/>Directory: C:\Program Files\MySQL\MySQL Shell 8.0\lib\Python3.7\Lib\ctypes\test\, <text:s/>Size: 17152</text:p>
      <text:p text:style-name="P2">5: File: test_unicode.py, <text:s/>Directory: C:\Program Files\MySQL\MySQL Shell 8.0\lib\Python3.7\Lib\ctypes\test\, <text:s/>Size: 1761</text:p>
      <text:p text:style-name="P2">5: File: test_values.py, <text:s/>Directory: C:\Program Files\MySQL\MySQL Shell 8.0\lib\Python3.7\Lib\ctypes\test\, <text:s/>Size: 3841</text:p>
      <text:p text:style-name="P2">5: File: test_varsize_struct.py, <text:s/>Directory: C:\Program Files\MySQL\MySQL Shell 8.0\lib\Python3.7\Lib\ctypes\test\, <text:s/>Size: 1842</text:p>
      <text:p text:style-name="P2">5: File: test_win32.py, <text:s/>Directory: C:\Program Files\MySQL\MySQL Shell 8.0\lib\Python3.7\Lib\ctypes\test\, <text:s/>Size: 6102</text:p>
      <text:p text:style-name="P2">5: File: test_wintypes.py, <text:s/>Directory: C:\Program Files\MySQL\MySQL Shell 8.0\lib\Python3.7\Lib\ctypes\test\, <text:s/>Size: 1466</text:p>
      <text:p text:style-name="P2">5: File: util.py, <text:s/>Directory: C:\Program Files\MySQL\MySQL Shell 8.0\lib\Python3.7\Lib\ctypes\, <text:s/>Size: 13079</text:p>
      <text:p text:style-name="P2">5: File: wintypes.py, <text:s/>Directory: C:\Program Files\MySQL\MySQL Shell 8.0\lib\Python3.7\Lib\ctypes\, <text:s/>Size: 5628</text:p>
      <text:p text:style-name="P2">5: File: __init__.py, <text:s/>Directory: C:\Program Files\MySQL\MySQL Shell 8.0\lib\Python3.7\Lib\curses\, <text:s/>Size: 3590</text:p>
      <text:p text:style-name="P2">5: File: ascii.py, <text:s/>Directory: C:\Program Files\MySQL\MySQL Shell 8.0\lib\Python3.7\Lib\curses\, <text:s/>Size: 2547</text:p>
      <text:p text:style-name="P2">5: File: has_key.py, <text:s/>Directory: C:\Program Files\MySQL\MySQL Shell 8.0\lib\Python3.7\Lib\curses\, <text:s/>Size: 5634</text:p>
      <text:p text:style-name="P2">5: File: panel.py, <text:s/>Directory: C:\Program Files\MySQL\MySQL Shell 8.0\lib\Python3.7\Lib\curses\, <text:s/>Size: 87</text:p>
      <text:p text:style-name="P2">5: File: textpad.py, <text:s/>Directory: C:\Program Files\MySQL\MySQL Shell 8.0\lib\Python3.7\Lib\curses\, <text:s/>Size: 7657</text:p>
      <text:p text:style-name="P2">5: File: dataclasses.py, <text:s/>Directory: C:\Program Files\MySQL\MySQL Shell 8.0\lib\Python3.7\Lib\, <text:s/>Size: 48508</text:p>
      <text:p text:style-name="P2"><text:soft-page-break/>5: File: datetime.py, <text:s/>Directory: C:\Program Files\MySQL\MySQL Shell 8.0\lib\Python3.7\Lib\, <text:s/>Size: 86298</text:p>
      <text:p text:style-name="P2">5: File: __init__.py, <text:s/>Directory: C:\Program Files\MySQL\MySQL Shell 8.0\lib\Python3.7\Lib\dbm\, <text:s/>Size: 5783</text:p>
      <text:p text:style-name="P2">5: File: dumb.py, <text:s/>Directory: C:\Program Files\MySQL\MySQL Shell 8.0\lib\Python3.7\Lib\dbm\, <text:s/>Size: 12279</text:p>
      <text:p text:style-name="P2">5: File: gnu.py, <text:s/>Directory: C:\Program Files\MySQL\MySQL Shell 8.0\lib\Python3.7\Lib\dbm\, <text:s/>Size: 72</text:p>
      <text:p text:style-name="P2">5: File: ndbm.py, <text:s/>Directory: C:\Program Files\MySQL\MySQL Shell 8.0\lib\Python3.7\Lib\dbm\, <text:s/>Size: 70</text:p>
      <text:p text:style-name="P2">5: File: decimal.py, <text:s/>Directory: C:\Program Files\MySQL\MySQL Shell 8.0\lib\Python3.7\Lib\, <text:s/>Size: 320</text:p>
      <text:p text:style-name="P2">5: File: difflib.py, <text:s/>Directory: C:\Program Files\MySQL\MySQL Shell 8.0\lib\Python3.7\Lib\, <text:s/>Size: 84387</text:p>
      <text:p text:style-name="P2">5: File: dis.py, <text:s/>Directory: C:\Program Files\MySQL\MySQL Shell 8.0\lib\Python3.7\Lib\, <text:s/>Size: 19888</text:p>
      <text:p text:style-name="P2">5: File: __init__.py, <text:s/>Directory: C:\Program Files\MySQL\MySQL Shell 8.0\lib\Python3.7\Lib\distutils\, <text:s/>Size: 236</text:p>
      <text:p text:style-name="P2">5: File: _msvccompiler.py, <text:s/>Directory: C:\Program Files\MySQL\MySQL Shell 8.0\lib\Python3.7\Lib\distutils\, <text:s/>Size: 21620</text:p>
      <text:p text:style-name="P2">5: File: archive_util.py, <text:s/>Directory: C:\Program Files\MySQL\MySQL Shell 8.0\lib\Python3.7\Lib\distutils\, <text:s/>Size: 8518</text:p>
      <text:p text:style-name="P2">5: File: bcppcompiler.py, <text:s/>Directory: C:\Program Files\MySQL\MySQL Shell 8.0\lib\Python3.7\Lib\distutils\, <text:s/>Size: 14935</text:p>
      <text:p text:style-name="P2">5: File: ccompiler.py, <text:s/>Directory: C:\Program Files\MySQL\MySQL Shell 8.0\lib\Python3.7\Lib\distutils\, <text:s/>Size: 47415</text:p>
      <text:p text:style-name="P2">5: File: cmd.py, <text:s/>Directory: C:\Program Files\MySQL\MySQL Shell 8.0\lib\Python3.7\Lib\distutils\, <text:s/>Size: 18079</text:p>
      <text:p text:style-name="P2">5: File: __init__.py, <text:s/>Directory: C:\Program Files\MySQL\MySQL Shell 8.0\lib\Python3.7\Lib\distutils\command\, <text:s/>Size: 799</text:p>
      <text:p text:style-name="P2">5: File: bdist.py, <text:s/>Directory: C:\Program Files\MySQL\MySQL Shell 8.0\lib\Python3.7\Lib\distutils\command\, <text:s/>Size: 5562</text:p>
      <text:p text:style-name="P2">5: File: bdist_dumb.py, <text:s/>Directory: C:\Program Files\MySQL\MySQL Shell 8.0\lib\Python3.7\Lib\distutils\command\, <text:s/>Size: 4913</text:p>
      <text:p text:style-name="P2">5: File: bdist_msi.py, <text:s/>Directory: C:\Program Files\MySQL\MySQL Shell 8.0\lib\Python3.7\Lib\distutils\command\, <text:s/>Size: 35233</text:p>
      <text:p text:style-name="P2">5: File: bdist_rpm.py, <text:s/>Directory: C:\Program Files\MySQL\MySQL Shell 8.0\lib\Python3.7\Lib\distutils\command\, <text:s/>Size: 21671</text:p>
      <text:p text:style-name="P2">5: File: bdist_wininst.py, <text:s/>Directory: C:\Program Files\MySQL\MySQL Shell 8.0\lib\Python3.7\Lib\distutils\command\, <text:s/>Size: 15434</text:p>
      <text:p text:style-name="P2">5: File: build.py, <text:s/>Directory: C:\Program Files\MySQL\MySQL Shell 8.0\lib\Python3.7\Lib\distutils\command\, <text:s/>Size: 5767</text:p>
      <text:p text:style-name="P2">5: File: build_clib.py, <text:s/>Directory: C:\Program Files\MySQL\MySQL Shell 8.0\lib\Python3.7\Lib\distutils\command\, <text:s/>Size: 8022</text:p>
      <text:p text:style-name="P2">5: File: build_ext.py, <text:s/>Directory: C:\Program Files\MySQL\MySQL Shell 8.0\lib\Python3.7\Lib\distutils\command\, <text:s/>Size: 30421</text:p>
      <text:p text:style-name="P2">5: File: build_py.py, <text:s/>Directory: C:\Program Files\MySQL\MySQL Shell 8.0\lib\Python3.7\Lib\distutils\command\, <text:s/>Size: 17164</text:p>
      <text:p text:style-name="P2">5: File: build_scripts.py, <text:s/>Directory: C:\Program Files\MySQL\MySQL Shell 8.0\lib\Python3.7\Lib\distutils\command\, <text:s/>Size: 6232</text:p>
      <text:p text:style-name="P2">5: File: check.py, <text:s/>Directory: C:\Program Files\MySQL\MySQL Shell 8.0\lib\Python3.7\Lib\distutils\command\, <text:s/>Size: 5599</text:p>
      <text:p text:style-name="P2"><text:soft-page-break/>5: File: clean.py, <text:s/>Directory: C:\Program Files\MySQL\MySQL Shell 8.0\lib\Python3.7\Lib\distutils\command\, <text:s/>Size: 2776</text:p>
      <text:p text:style-name="P2">5: File: command_template, <text:s/>Directory: C:\Program Files\MySQL\MySQL Shell 8.0\lib\Python3.7\Lib\distutils\command\, <text:s/>Size: 633</text:p>
      <text:p text:style-name="P2">5: File: config.py, <text:s/>Directory: C:\Program Files\MySQL\MySQL Shell 8.0\lib\Python3.7\Lib\distutils\command\, <text:s/>Size: 13086</text:p>
      <text:p text:style-name="P2">5: File: install.py, <text:s/>Directory: C:\Program Files\MySQL\MySQL Shell 8.0\lib\Python3.7\Lib\distutils\command\, <text:s/>Size: 26737</text:p>
      <text:p text:style-name="P2">5: File: install_data.py, <text:s/>Directory: C:\Program Files\MySQL\MySQL Shell 8.0\lib\Python3.7\Lib\distutils\command\, <text:s/>Size: 2822</text:p>
      <text:p text:style-name="P2">5: File: install_egg_info.py, <text:s/>Directory: C:\Program Files\MySQL\MySQL Shell 8.0\lib\Python3.7\Lib\distutils\command\, <text:s/>Size: 2603</text:p>
      <text:p text:style-name="P2">5: File: install_headers.py, <text:s/>Directory: C:\Program Files\MySQL\MySQL Shell 8.0\lib\Python3.7\Lib\distutils\command\, <text:s/>Size: 1298</text:p>
      <text:p text:style-name="P2">5: File: install_lib.py, <text:s/>Directory: C:\Program Files\MySQL\MySQL Shell 8.0\lib\Python3.7\Lib\distutils\command\, <text:s/>Size: 8397</text:p>
      <text:p text:style-name="P2">5: File: install_scripts.py, <text:s/>Directory: C:\Program Files\MySQL\MySQL Shell 8.0\lib\Python3.7\Lib\distutils\command\, <text:s/>Size: 2017</text:p>
      <text:p text:style-name="P2">5: File: register.py, <text:s/>Directory: C:\Program Files\MySQL\MySQL Shell 8.0\lib\Python3.7\Lib\distutils\command\, <text:s/>Size: 11712</text:p>
      <text:p text:style-name="P2">5: File: sdist.py, <text:s/>Directory: C:\Program Files\MySQL\MySQL Shell 8.0\lib\Python3.7\Lib\distutils\command\, <text:s/>Size: 18999</text:p>
      <text:p text:style-name="P2">5: File: upload.py, <text:s/>Directory: C:\Program Files\MySQL\MySQL Shell 8.0\lib\Python3.7\Lib\distutils\command\, <text:s/>Size: 7261</text:p>
      <text:p text:style-name="P2">5: File: wininst-10.0.exe, <text:s/>Directory: C:\Program Files\MySQL\MySQL Shell 8.0\lib\Python3.7\Lib\distutils\command\, <text:s/>Size: 190976</text:p>
      <text:p text:style-name="P2">5: File: wininst-14.0.exe, <text:s/>Directory: C:\Program Files\MySQL\MySQL Shell 8.0\lib\Python3.7\Lib\distutils\command\, <text:s/>Size: 458240</text:p>
      <text:p text:style-name="P2">5: File: wininst-6.0.exe, <text:s/>Directory: C:\Program Files\MySQL\MySQL Shell 8.0\lib\Python3.7\Lib\distutils\command\, <text:s/>Size: 61440</text:p>
      <text:p text:style-name="P2">5: File: wininst-7.1.exe, <text:s/>Directory: C:\Program Files\MySQL\MySQL Shell 8.0\lib\Python3.7\Lib\distutils\command\, <text:s/>Size: 65536</text:p>
      <text:p text:style-name="P2">5: File: wininst-8.0.exe, <text:s/>Directory: C:\Program Files\MySQL\MySQL Shell 8.0\lib\Python3.7\Lib\distutils\command\, <text:s/>Size: 61440</text:p>
      <text:p text:style-name="P2">5: File: wininst-9.0.exe, <text:s/>Directory: C:\Program Files\MySQL\MySQL Shell 8.0\lib\Python3.7\Lib\distutils\command\, <text:s/>Size: 196096</text:p>
      <text:p text:style-name="P2">5: File: config.py, <text:s/>Directory: C:\Program Files\MySQL\MySQL Shell 8.0\lib\Python3.7\Lib\distutils\, <text:s/>Size: 4827</text:p>
      <text:p text:style-name="P2">5: File: core.py, <text:s/>Directory: C:\Program Files\MySQL\MySQL Shell 8.0\lib\Python3.7\Lib\distutils\, <text:s/>Size: 8876</text:p>
      <text:p text:style-name="P2">5: File: cygwinccompiler.py, <text:s/>Directory: C:\Program Files\MySQL\MySQL Shell 8.0\lib\Python3.7\Lib\distutils\, <text:s/>Size: 16478</text:p>
      <text:p text:style-name="P2">5: File: debug.py, <text:s/>Directory: C:\Program Files\MySQL\MySQL Shell 8.0\lib\Python3.7\Lib\distutils\, <text:s/>Size: 139</text:p>
      <text:p text:style-name="P2">5: File: dep_util.py, <text:s/>Directory: C:\Program Files\MySQL\MySQL Shell 8.0\lib\Python3.7\Lib\distutils\, <text:s/>Size: 3491</text:p>
      <text:p text:style-name="P2">5: File: dir_util.py, <text:s/>Directory: C:\Program Files\MySQL\MySQL Shell 8.0\lib\Python3.7\Lib\distutils\, <text:s/>Size: 7778</text:p>
      <text:p text:style-name="P2">5: File: dist.py, <text:s/>Directory: C:\Program Files\MySQL\MySQL Shell 8.0\lib\Python3.7\Lib\distutils\, <text:s/>Size: 50385</text:p>
      <text:p text:style-name="P2"><text:soft-page-break/>5: File: errors.py, <text:s/>Directory: C:\Program Files\MySQL\MySQL Shell 8.0\lib\Python3.7\Lib\distutils\, <text:s/>Size: 3577</text:p>
      <text:p text:style-name="P2">5: File: extension.py, <text:s/>Directory: C:\Program Files\MySQL\MySQL Shell 8.0\lib\Python3.7\Lib\distutils\, <text:s/>Size: 10515</text:p>
      <text:p text:style-name="P2">5: File: fancy_getopt.py, <text:s/>Directory: C:\Program Files\MySQL\MySQL Shell 8.0\lib\Python3.7\Lib\distutils\, <text:s/>Size: 17784</text:p>
      <text:p text:style-name="P2">5: File: file_util.py, <text:s/>Directory: C:\Program Files\MySQL\MySQL Shell 8.0\lib\Python3.7\Lib\distutils\, <text:s/>Size: 8148</text:p>
      <text:p text:style-name="P2">5: File: filelist.py, <text:s/>Directory: C:\Program Files\MySQL\MySQL Shell 8.0\lib\Python3.7\Lib\distutils\, <text:s/>Size: 12832</text:p>
      <text:p text:style-name="P2">5: File: log.py, <text:s/>Directory: C:\Program Files\MySQL\MySQL Shell 8.0\lib\Python3.7\Lib\distutils\, <text:s/>Size: 1969</text:p>
      <text:p text:style-name="P2">5: File: msvc9compiler.py, <text:s/>Directory: C:\Program Files\MySQL\MySQL Shell 8.0\lib\Python3.7\Lib\distutils\, <text:s/>Size: 30511</text:p>
      <text:p text:style-name="P2">5: File: msvccompiler.py, <text:s/>Directory: C:\Program Files\MySQL\MySQL Shell 8.0\lib\Python3.7\Lib\distutils\, <text:s/>Size: 23564</text:p>
      <text:p text:style-name="P2">5: File: README, <text:s/>Directory: C:\Program Files\MySQL\MySQL Shell 8.0\lib\Python3.7\Lib\distutils\, <text:s/>Size: 295</text:p>
      <text:p text:style-name="P2">5: File: spawn.py, <text:s/>Directory: C:\Program Files\MySQL\MySQL Shell 8.0\lib\Python3.7\Lib\distutils\, <text:s/>Size: 7835</text:p>
      <text:p text:style-name="P2">5: File: sysconfig.py, <text:s/>Directory: C:\Program Files\MySQL\MySQL Shell 8.0\lib\Python3.7\Lib\distutils\, <text:s/>Size: 20453</text:p>
      <text:p text:style-name="P2">5: File: __init__.py, <text:s/>Directory: C:\Program Files\MySQL\MySQL Shell 8.0\lib\Python3.7\Lib\distutils\tests\, <text:s/>Size: 1060</text:p>
      <text:p text:style-name="P2">5: File: includetest.rst, <text:s/>Directory: C:\Program Files\MySQL\MySQL Shell 8.0\lib\Python3.7\Lib\distutils\tests\, <text:s/>Size: 25</text:p>
      <text:p text:style-name="P2">5: File: Setup.sample, <text:s/>Directory: C:\Program Files\MySQL\MySQL Shell 8.0\lib\Python3.7\Lib\distutils\tests\, <text:s/>Size: 2249</text:p>
      <text:p text:style-name="P2">5: File: support.py, <text:s/>Directory: C:\Program Files\MySQL\MySQL Shell 8.0\lib\Python3.7\Lib\distutils\tests\, <text:s/>Size: 6533</text:p>
      <text:p text:style-name="P2">5: File: test_archive_util.py, <text:s/>Directory: C:\Program Files\MySQL\MySQL Shell 8.0\lib\Python3.7\Lib\distutils\tests\, <text:s/>Size: 14301</text:p>
      <text:p text:style-name="P2">5: File: test_bdist.py, <text:s/>Directory: C:\Program Files\MySQL\MySQL Shell 8.0\lib\Python3.7\Lib\distutils\tests\, <text:s/>Size: 1680</text:p>
      <text:p text:style-name="P2">5: File: test_bdist_dumb.py, <text:s/>Directory: C:\Program Files\MySQL\MySQL Shell 8.0\lib\Python3.7\Lib\distutils\tests\, <text:s/>Size: 2905</text:p>
      <text:p text:style-name="P2">5: File: test_bdist_msi.py, <text:s/>Directory: C:\Program Files\MySQL\MySQL Shell 8.0\lib\Python3.7\Lib\distutils\tests\, <text:s/>Size: 728</text:p>
      <text:p text:style-name="P2">5: File: test_bdist_rpm.py, <text:s/>Directory: C:\Program Files\MySQL\MySQL Shell 8.0\lib\Python3.7\Lib\distutils\tests\, <text:s/>Size: 5008</text:p>
      <text:p text:style-name="P2">5: File: test_bdist_wininst.py, <text:s/>Directory: C:\Program Files\MySQL\MySQL Shell 8.0\lib\Python3.7\Lib\distutils\tests\, <text:s/>Size: 1158</text:p>
      <text:p text:style-name="P2">5: File: test_build.py, <text:s/>Directory: C:\Program Files\MySQL\MySQL Shell 8.0\lib\Python3.7\Lib\distutils\tests\, <text:s/>Size: 1965</text:p>
      <text:p text:style-name="P2">5: File: test_build_clib.py, <text:s/>Directory: C:\Program Files\MySQL\MySQL Shell 8.0\lib\Python3.7\Lib\distutils\tests\, <text:s/>Size: 4675</text:p>
      <text:p text:style-name="P2">5: File: test_build_ext.py, <text:s/>Directory: C:\Program Files\MySQL\MySQL Shell 8.0\lib\Python3.7\Lib\distutils\tests\, <text:s/>Size: 19540</text:p>
      <text:p text:style-name="P2">5: File: test_build_py.py, <text:s/>Directory: C:\Program Files\MySQL\MySQL Shell 8.0\lib\Python3.7\Lib\distutils\tests\, <text:s/>Size: 6335</text:p>
      <text:p text:style-name="P2"><text:soft-page-break/>5: File: test_build_scripts.py, <text:s/>Directory: C:\Program Files\MySQL\MySQL Shell 8.0\lib\Python3.7\Lib\distutils\tests\, <text:s/>Size: 3593</text:p>
      <text:p text:style-name="P2">5: File: test_check.py, <text:s/>Directory: C:\Program Files\MySQL\MySQL Shell 8.0\lib\Python3.7\Lib\distutils\tests\, <text:s/>Size: 5711</text:p>
      <text:p text:style-name="P2">5: File: test_clean.py, <text:s/>Directory: C:\Program Files\MySQL\MySQL Shell 8.0\lib\Python3.7\Lib\distutils\tests\, <text:s/>Size: 1441</text:p>
      <text:p text:style-name="P2">5: File: test_cmd.py, <text:s/>Directory: C:\Program Files\MySQL\MySQL Shell 8.0\lib\Python3.7\Lib\distutils\tests\, <text:s/>Size: 3835</text:p>
      <text:p text:style-name="P2">5: File: test_config.py, <text:s/>Directory: C:\Program Files\MySQL\MySQL Shell 8.0\lib\Python3.7\Lib\distutils\tests\, <text:s/>Size: 3843</text:p>
      <text:p text:style-name="P2">5: File: test_config_cmd.py, <text:s/>Directory: C:\Program Files\MySQL\MySQL Shell 8.0\lib\Python3.7\Lib\distutils\tests\, <text:s/>Size: 2782</text:p>
      <text:p text:style-name="P2">5: File: test_core.py, <text:s/>Directory: C:\Program Files\MySQL\MySQL Shell 8.0\lib\Python3.7\Lib\distutils\tests\, <text:s/>Size: 4077</text:p>
      <text:p text:style-name="P2">5: File: test_dep_util.py, <text:s/>Directory: C:\Program Files\MySQL\MySQL Shell 8.0\lib\Python3.7\Lib\distutils\tests\, <text:s/>Size: 2820</text:p>
      <text:p text:style-name="P2">5: File: test_dir_util.py, <text:s/>Directory: C:\Program Files\MySQL\MySQL Shell 8.0\lib\Python3.7\Lib\distutils\tests\, <text:s/>Size: 4654</text:p>
      <text:p text:style-name="P2">5: File: test_dist.py, <text:s/>Directory: C:\Program Files\MySQL\MySQL Shell 8.0\lib\Python3.7\Lib\distutils\tests\, <text:s/>Size: 19095</text:p>
      <text:p text:style-name="P2">5: File: test_extension.py, <text:s/>Directory: C:\Program Files\MySQL\MySQL Shell 8.0\lib\Python3.7\Lib\distutils\tests\, <text:s/>Size: 2768</text:p>
      <text:p text:style-name="P2">5: File: test_file_util.py, <text:s/>Directory: C:\Program Files\MySQL\MySQL Shell 8.0\lib\Python3.7\Lib\distutils\tests\, <text:s/>Size: 4413</text:p>
      <text:p text:style-name="P2">5: File: test_filelist.py, <text:s/>Directory: C:\Program Files\MySQL\MySQL Shell 8.0\lib\Python3.7\Lib\distutils\tests\, <text:s/>Size: 11475</text:p>
      <text:p text:style-name="P2">5: File: test_install.py, <text:s/>Directory: C:\Program Files\MySQL\MySQL Shell 8.0\lib\Python3.7\Lib\distutils\tests\, <text:s/>Size: 8535</text:p>
      <text:p text:style-name="P2">5: File: test_install_data.py, <text:s/>Directory: C:\Program Files\MySQL\MySQL Shell 8.0\lib\Python3.7\Lib\distutils\tests\, <text:s/>Size: 2577</text:p>
      <text:p text:style-name="P2">5: File: test_install_lib.py, <text:s/>Directory: C:\Program Files\MySQL\MySQL Shell 8.0\lib\Python3.7\Lib\distutils\tests\, <text:s/>Size: 3974</text:p>
      <text:p text:style-name="P2">5: File: test_log.py, <text:s/>Directory: C:\Program Files\MySQL\MySQL Shell 8.0\lib\Python3.7\Lib\distutils\tests\, <text:s/>Size: 1864</text:p>
      <text:p text:style-name="P2">5: File: test_msvc9compiler.py, <text:s/>Directory: C:\Program Files\MySQL\MySQL Shell 8.0\lib\Python3.7\Lib\distutils\tests\, <text:s/>Size: 6038</text:p>
      <text:p text:style-name="P2">5: File: test_msvccompiler.py, <text:s/>Directory: C:\Program Files\MySQL\MySQL Shell 8.0\lib\Python3.7\Lib\distutils\tests\, <text:s/>Size: 4872</text:p>
      <text:p text:style-name="P2">5: File: test_register.py, <text:s/>Directory: C:\Program Files\MySQL\MySQL Shell 8.0\lib\Python3.7\Lib\distutils\tests\, <text:s/>Size: 9765</text:p>
      <text:p text:style-name="P2">5: File: test_sdist.py, <text:s/>Directory: C:\Program Files\MySQL\MySQL Shell 8.0\lib\Python3.7\Lib\distutils\tests\, <text:s/>Size: 17047</text:p>
      <text:p text:style-name="P2">5: File: test_spawn.py, <text:s/>Directory: C:\Program Files\MySQL\MySQL Shell 8.0\lib\Python3.7\Lib\distutils\tests\, <text:s/>Size: 5666</text:p>
      <text:p text:style-name="P2">5: File: test_sysconfig.py, <text:s/>Directory: C:\Program Files\MySQL\MySQL Shell 8.0\lib\Python3.7\Lib\distutils\tests\, <text:s/>Size: 11045</text:p>
      <text:p text:style-name="P2">5: File: test_text_file.py, <text:s/>Directory: C:\Program Files\MySQL\MySQL Shell 8.0\lib\Python3.7\Lib\distutils\tests\, <text:s/>Size: 3436</text:p>
      <text:p text:style-name="P2">5: File: test_unixccompiler.py, <text:s/>Directory: C:\Program Files\MySQL\MySQL Shell 8.0\lib\Python3.7\Lib\distutils\tests\, <text:s/>Size: 4628</text:p>
      <text:p text:style-name="P2"><text:soft-page-break/>5: File: test_upload.py, <text:s/>Directory: C:\Program Files\MySQL\MySQL Shell 8.0\lib\Python3.7\Lib\distutils\tests\, <text:s/>Size: 6535</text:p>
      <text:p text:style-name="P2">5: File: test_util.py, <text:s/>Directory: C:\Program Files\MySQL\MySQL Shell 8.0\lib\Python3.7\Lib\distutils\tests\, <text:s/>Size: 11572</text:p>
      <text:p text:style-name="P2">5: File: test_version.py, <text:s/>Directory: C:\Program Files\MySQL\MySQL Shell 8.0\lib\Python3.7\Lib\distutils\tests\, <text:s/>Size: 2614</text:p>
      <text:p text:style-name="P2">5: File: text_file.py, <text:s/>Directory: C:\Program Files\MySQL\MySQL Shell 8.0\lib\Python3.7\Lib\distutils\, <text:s/>Size: 12483</text:p>
      <text:p text:style-name="P2">5: File: unixccompiler.py, <text:s/>Directory: C:\Program Files\MySQL\MySQL Shell 8.0\lib\Python3.7\Lib\distutils\, <text:s/>Size: 14696</text:p>
      <text:p text:style-name="P2">5: File: util.py, <text:s/>Directory: C:\Program Files\MySQL\MySQL Shell 8.0\lib\Python3.7\Lib\distutils\, <text:s/>Size: 20384</text:p>
      <text:p text:style-name="P2">5: File: version.py, <text:s/>Directory: C:\Program Files\MySQL\MySQL Shell 8.0\lib\Python3.7\Lib\distutils\, <text:s/>Size: 12345</text:p>
      <text:p text:style-name="P2">5: File: versionpredicate.py, <text:s/>Directory: C:\Program Files\MySQL\MySQL Shell 8.0\lib\Python3.7\Lib\distutils\, <text:s/>Size: 5133</text:p>
      <text:p text:style-name="P2">5: File: doctest.py, <text:s/>Directory: C:\Program Files\MySQL\MySQL Shell 8.0\lib\Python3.7\Lib\, <text:s/>Size: 104284</text:p>
      <text:p text:style-name="P2">5: File: dummy_threading.py, <text:s/>Directory: C:\Program Files\MySQL\MySQL Shell 8.0\lib\Python3.7\Lib\, <text:s/>Size: 2815</text:p>
      <text:p text:style-name="P2">5: File: __init__.py, <text:s/>Directory: C:\Program Files\MySQL\MySQL Shell 8.0\lib\Python3.7\Lib\email\, <text:s/>Size: 1766</text:p>
      <text:p text:style-name="P2">5: File: _encoded_words.py, <text:s/>Directory: C:\Program Files\MySQL\MySQL Shell 8.0\lib\Python3.7\Lib\email\, <text:s/>Size: 8524</text:p>
      <text:p text:style-name="P2">5: File: _header_value_parser.py, <text:s/>Directory: C:\Program Files\MySQL\MySQL Shell 8.0\lib\Python3.7\Lib\email\, <text:s/>Size: 100688</text:p>
      <text:p text:style-name="P2">5: File: _parseaddr.py, <text:s/>Directory: C:\Program Files\MySQL\MySQL Shell 8.0\lib\Python3.7\Lib\email\, <text:s/>Size: 17199</text:p>
      <text:p text:style-name="P2">5: File: _policybase.py, <text:s/>Directory: C:\Program Files\MySQL\MySQL Shell 8.0\lib\Python3.7\Lib\email\, <text:s/>Size: 15073</text:p>
      <text:p text:style-name="P2">5: File: architecture.rst, <text:s/>Directory: C:\Program Files\MySQL\MySQL Shell 8.0\lib\Python3.7\Lib\email\, <text:s/>Size: 9561</text:p>
      <text:p text:style-name="P2">5: File: base64mime.py, <text:s/>Directory: C:\Program Files\MySQL\MySQL Shell 8.0\lib\Python3.7\Lib\email\, <text:s/>Size: 3558</text:p>
      <text:p text:style-name="P2">5: File: charset.py, <text:s/>Directory: C:\Program Files\MySQL\MySQL Shell 8.0\lib\Python3.7\Lib\email\, <text:s/>Size: 17151</text:p>
      <text:p text:style-name="P2">5: File: contentmanager.py, <text:s/>Directory: C:\Program Files\MySQL\MySQL Shell 8.0\lib\Python3.7\Lib\email\, <text:s/>Size: 10672</text:p>
      <text:p text:style-name="P2">5: File: encoders.py, <text:s/>Directory: C:\Program Files\MySQL\MySQL Shell 8.0\lib\Python3.7\Lib\email\, <text:s/>Size: 1786</text:p>
      <text:p text:style-name="P2">5: File: errors.py, <text:s/>Directory: C:\Program Files\MySQL\MySQL Shell 8.0\lib\Python3.7\Lib\email\, <text:s/>Size: 3647</text:p>
      <text:p text:style-name="P2">5: File: feedparser.py, <text:s/>Directory: C:\Program Files\MySQL\MySQL Shell 8.0\lib\Python3.7\Lib\email\, <text:s/>Size: 22780</text:p>
      <text:p text:style-name="P2">5: File: generator.py, <text:s/>Directory: C:\Program Files\MySQL\MySQL Shell 8.0\lib\Python3.7\Lib\email\, <text:s/>Size: 19975</text:p>
      <text:p text:style-name="P2">5: File: header.py, <text:s/>Directory: C:\Program Files\MySQL\MySQL Shell 8.0\lib\Python3.7\Lib\email\, <text:s/>Size: 24102</text:p>
      <text:p text:style-name="P2">5: File: headerregistry.py, <text:s/>Directory: C:\Program Files\MySQL\MySQL Shell 8.0\lib\Python3.7\Lib\email\, <text:s/>Size: 20224</text:p>
      <text:p text:style-name="P2"><text:soft-page-break/>5: File: iterators.py, <text:s/>Directory: C:\Program Files\MySQL\MySQL Shell 8.0\lib\Python3.7\Lib\email\, <text:s/>Size: 2135</text:p>
      <text:p text:style-name="P2">5: File: message.py, <text:s/>Directory: C:\Program Files\MySQL\MySQL Shell 8.0\lib\Python3.7\Lib\email\, <text:s/>Size: 46719</text:p>
      <text:p text:style-name="P2">5: File: __init__.py, <text:s/>Directory: C:\Program Files\MySQL\MySQL Shell 8.0\lib\Python3.7\Lib\email\mime\, <text:s/>Size: 0</text:p>
      <text:p text:style-name="P2">5: File: application.py, <text:s/>Directory: C:\Program Files\MySQL\MySQL Shell 8.0\lib\Python3.7\Lib\email\mime\, <text:s/>Size: 1321</text:p>
      <text:p text:style-name="P2">5: File: audio.py, <text:s/>Directory: C:\Program Files\MySQL\MySQL Shell 8.0\lib\Python3.7\Lib\email\mime\, <text:s/>Size: 2739</text:p>
      <text:p text:style-name="P2">5: File: base.py, <text:s/>Directory: C:\Program Files\MySQL\MySQL Shell 8.0\lib\Python3.7\Lib\email\mime\, <text:s/>Size: 916</text:p>
      <text:p text:style-name="P2">5: File: image.py, <text:s/>Directory: C:\Program Files\MySQL\MySQL Shell 8.0\lib\Python3.7\Lib\email\mime\, <text:s/>Size: 1829</text:p>
      <text:p text:style-name="P2">5: File: message.py, <text:s/>Directory: C:\Program Files\MySQL\MySQL Shell 8.0\lib\Python3.7\Lib\email\mime\, <text:s/>Size: 1317</text:p>
      <text:p text:style-name="P2">5: File: multipart.py, <text:s/>Directory: C:\Program Files\MySQL\MySQL Shell 8.0\lib\Python3.7\Lib\email\mime\, <text:s/>Size: 1621</text:p>
      <text:p text:style-name="P2">5: File: nonmultipart.py, <text:s/>Directory: C:\Program Files\MySQL\MySQL Shell 8.0\lib\Python3.7\Lib\email\mime\, <text:s/>Size: 691</text:p>
      <text:p text:style-name="P2">5: File: text.py, <text:s/>Directory: C:\Program Files\MySQL\MySQL Shell 8.0\lib\Python3.7\Lib\email\mime\, <text:s/>Size: 1437</text:p>
      <text:p text:style-name="P2">5: File: parser.py, <text:s/>Directory: C:\Program Files\MySQL\MySQL Shell 8.0\lib\Python3.7\Lib\email\, <text:s/>Size: 5043</text:p>
      <text:p text:style-name="P2">5: File: policy.py, <text:s/>Directory: C:\Program Files\MySQL\MySQL Shell 8.0\lib\Python3.7\Lib\email\, <text:s/>Size: 10383</text:p>
      <text:p text:style-name="P2">5: File: quoprimime.py, <text:s/>Directory: C:\Program Files\MySQL\MySQL Shell 8.0\lib\Python3.7\Lib\email\, <text:s/>Size: 9858</text:p>
      <text:p text:style-name="P2">5: File: utils.py, <text:s/>Directory: C:\Program Files\MySQL\MySQL Shell 8.0\lib\Python3.7\Lib\email\, <text:s/>Size: 13488</text:p>
      <text:p text:style-name="P2">5: File: __init__.py, <text:s/>Directory: C:\Program Files\MySQL\MySQL Shell 8.0\lib\Python3.7\Lib\encodings\, <text:s/>Size: 5668</text:p>
      <text:p text:style-name="P2">5: File: aliases.py, <text:s/>Directory: C:\Program Files\MySQL\MySQL Shell 8.0\lib\Python3.7\Lib\encodings\, <text:s/>Size: 15577</text:p>
      <text:p text:style-name="P2">5: File: ascii.py, <text:s/>Directory: C:\Program Files\MySQL\MySQL Shell 8.0\lib\Python3.7\Lib\encodings\, <text:s/>Size: 1248</text:p>
      <text:p text:style-name="P2">5: File: base64_codec.py, <text:s/>Directory: C:\Program Files\MySQL\MySQL Shell 8.0\lib\Python3.7\Lib\encodings\, <text:s/>Size: 1533</text:p>
      <text:p text:style-name="P2">5: File: big5.py, <text:s/>Directory: C:\Program Files\MySQL\MySQL Shell 8.0\lib\Python3.7\Lib\encodings\, <text:s/>Size: 1019</text:p>
      <text:p text:style-name="P2">5: File: big5hkscs.py, <text:s/>Directory: C:\Program Files\MySQL\MySQL Shell 8.0\lib\Python3.7\Lib\encodings\, <text:s/>Size: 1039</text:p>
      <text:p text:style-name="P2">5: File: bz2_codec.py, <text:s/>Directory: C:\Program Files\MySQL\MySQL Shell 8.0\lib\Python3.7\Lib\encodings\, <text:s/>Size: 2249</text:p>
      <text:p text:style-name="P2">5: File: charmap.py, <text:s/>Directory: C:\Program Files\MySQL\MySQL Shell 8.0\lib\Python3.7\Lib\encodings\, <text:s/>Size: 2084</text:p>
      <text:p text:style-name="P2">5: File: cp037.py, <text:s/>Directory: C:\Program Files\MySQL\MySQL Shell 8.0\lib\Python3.7\Lib\encodings\, <text:s/>Size: 13121</text:p>
      <text:p text:style-name="P2">5: File: cp1006.py, <text:s/>Directory: C:\Program Files\MySQL\MySQL Shell 8.0\lib\Python3.7\Lib\encodings\, <text:s/>Size: 13568</text:p>
      <text:p text:style-name="P2"><text:soft-page-break/>5: File: cp1026.py, <text:s/>Directory: C:\Program Files\MySQL\MySQL Shell 8.0\lib\Python3.7\Lib\encodings\, <text:s/>Size: 13113</text:p>
      <text:p text:style-name="P2">5: File: cp1125.py, <text:s/>Directory: C:\Program Files\MySQL\MySQL Shell 8.0\lib\Python3.7\Lib\encodings\, <text:s/>Size: 34597</text:p>
      <text:p text:style-name="P2">5: File: cp1140.py, <text:s/>Directory: C:\Program Files\MySQL\MySQL Shell 8.0\lib\Python3.7\Lib\encodings\, <text:s/>Size: 13105</text:p>
      <text:p text:style-name="P2">5: File: cp1250.py, <text:s/>Directory: C:\Program Files\MySQL\MySQL Shell 8.0\lib\Python3.7\Lib\encodings\, <text:s/>Size: 13686</text:p>
      <text:p text:style-name="P2">5: File: cp1251.py, <text:s/>Directory: C:\Program Files\MySQL\MySQL Shell 8.0\lib\Python3.7\Lib\encodings\, <text:s/>Size: 13361</text:p>
      <text:p text:style-name="P2">5: File: cp1252.py, <text:s/>Directory: C:\Program Files\MySQL\MySQL Shell 8.0\lib\Python3.7\Lib\encodings\, <text:s/>Size: 13511</text:p>
      <text:p text:style-name="P2">5: File: cp1253.py, <text:s/>Directory: C:\Program Files\MySQL\MySQL Shell 8.0\lib\Python3.7\Lib\encodings\, <text:s/>Size: 13094</text:p>
      <text:p text:style-name="P2">5: File: cp1254.py, <text:s/>Directory: C:\Program Files\MySQL\MySQL Shell 8.0\lib\Python3.7\Lib\encodings\, <text:s/>Size: 13502</text:p>
      <text:p text:style-name="P2">5: File: cp1255.py, <text:s/>Directory: C:\Program Files\MySQL\MySQL Shell 8.0\lib\Python3.7\Lib\encodings\, <text:s/>Size: 12466</text:p>
      <text:p text:style-name="P2">5: File: cp1256.py, <text:s/>Directory: C:\Program Files\MySQL\MySQL Shell 8.0\lib\Python3.7\Lib\encodings\, <text:s/>Size: 12814</text:p>
      <text:p text:style-name="P2">5: File: cp1257.py, <text:s/>Directory: C:\Program Files\MySQL\MySQL Shell 8.0\lib\Python3.7\Lib\encodings\, <text:s/>Size: 13374</text:p>
      <text:p text:style-name="P2">5: File: cp1258.py, <text:s/>Directory: C:\Program Files\MySQL\MySQL Shell 8.0\lib\Python3.7\Lib\encodings\, <text:s/>Size: 13364</text:p>
      <text:p text:style-name="P2">5: File: cp273.py, <text:s/>Directory: C:\Program Files\MySQL\MySQL Shell 8.0\lib\Python3.7\Lib\encodings\, <text:s/>Size: 14132</text:p>
      <text:p text:style-name="P2">5: File: cp424.py, <text:s/>Directory: C:\Program Files\MySQL\MySQL Shell 8.0\lib\Python3.7\Lib\encodings\, <text:s/>Size: 12055</text:p>
      <text:p text:style-name="P2">5: File: cp437.py, <text:s/>Directory: C:\Program Files\MySQL\MySQL Shell 8.0\lib\Python3.7\Lib\encodings\, <text:s/>Size: 34564</text:p>
      <text:p text:style-name="P2">5: File: cp500.py, <text:s/>Directory: C:\Program Files\MySQL\MySQL Shell 8.0\lib\Python3.7\Lib\encodings\, <text:s/>Size: 13121</text:p>
      <text:p text:style-name="P2">5: File: cp65001.py, <text:s/>Directory: C:\Program Files\MySQL\MySQL Shell 8.0\lib\Python3.7\Lib\encodings\, <text:s/>Size: 1106</text:p>
      <text:p text:style-name="P2">5: File: cp720.py, <text:s/>Directory: C:\Program Files\MySQL\MySQL Shell 8.0\lib\Python3.7\Lib\encodings\, <text:s/>Size: 13686</text:p>
      <text:p text:style-name="P2">5: File: cp737.py, <text:s/>Directory: C:\Program Files\MySQL\MySQL Shell 8.0\lib\Python3.7\Lib\encodings\, <text:s/>Size: 34681</text:p>
      <text:p text:style-name="P2">5: File: cp775.py, <text:s/>Directory: C:\Program Files\MySQL\MySQL Shell 8.0\lib\Python3.7\Lib\encodings\, <text:s/>Size: 34476</text:p>
      <text:p text:style-name="P2">5: File: cp850.py, <text:s/>Directory: C:\Program Files\MySQL\MySQL Shell 8.0\lib\Python3.7\Lib\encodings\, <text:s/>Size: 34105</text:p>
      <text:p text:style-name="P2">5: File: cp852.py, <text:s/>Directory: C:\Program Files\MySQL\MySQL Shell 8.0\lib\Python3.7\Lib\encodings\, <text:s/>Size: 35002</text:p>
      <text:p text:style-name="P2">5: File: cp855.py, <text:s/>Directory: C:\Program Files\MySQL\MySQL Shell 8.0\lib\Python3.7\Lib\encodings\, <text:s/>Size: 33850</text:p>
      <text:p text:style-name="P2">5: File: cp856.py, <text:s/>Directory: C:\Program Files\MySQL\MySQL Shell 8.0\lib\Python3.7\Lib\encodings\, <text:s/>Size: 12423</text:p>
      <text:p text:style-name="P2">5: File: cp857.py, <text:s/>Directory: C:\Program Files\MySQL\MySQL Shell 8.0\lib\Python3.7\Lib\encodings\, <text:s/>Size: 33908</text:p>
      <text:p text:style-name="P2"><text:soft-page-break/>5: File: cp858.py, <text:s/>Directory: C:\Program Files\MySQL\MySQL Shell 8.0\lib\Python3.7\Lib\encodings\, <text:s/>Size: 34015</text:p>
      <text:p text:style-name="P2">5: File: cp860.py, <text:s/>Directory: C:\Program Files\MySQL\MySQL Shell 8.0\lib\Python3.7\Lib\encodings\, <text:s/>Size: 34681</text:p>
      <text:p text:style-name="P2">5: File: cp861.py, <text:s/>Directory: C:\Program Files\MySQL\MySQL Shell 8.0\lib\Python3.7\Lib\encodings\, <text:s/>Size: 34633</text:p>
      <text:p text:style-name="P2">5: File: cp862.py, <text:s/>Directory: C:\Program Files\MySQL\MySQL Shell 8.0\lib\Python3.7\Lib\encodings\, <text:s/>Size: 33370</text:p>
      <text:p text:style-name="P2">5: File: cp863.py, <text:s/>Directory: C:\Program Files\MySQL\MySQL Shell 8.0\lib\Python3.7\Lib\encodings\, <text:s/>Size: 34252</text:p>
      <text:p text:style-name="P2">5: File: cp864.py, <text:s/>Directory: C:\Program Files\MySQL\MySQL Shell 8.0\lib\Python3.7\Lib\encodings\, <text:s/>Size: 33663</text:p>
      <text:p text:style-name="P2">5: File: cp865.py, <text:s/>Directory: C:\Program Files\MySQL\MySQL Shell 8.0\lib\Python3.7\Lib\encodings\, <text:s/>Size: 34618</text:p>
      <text:p text:style-name="P2">5: File: cp866.py, <text:s/>Directory: C:\Program Files\MySQL\MySQL Shell 8.0\lib\Python3.7\Lib\encodings\, <text:s/>Size: 34396</text:p>
      <text:p text:style-name="P2">5: File: cp869.py, <text:s/>Directory: C:\Program Files\MySQL\MySQL Shell 8.0\lib\Python3.7\Lib\encodings\, <text:s/>Size: 32965</text:p>
      <text:p text:style-name="P2">5: File: cp874.py, <text:s/>Directory: C:\Program Files\MySQL\MySQL Shell 8.0\lib\Python3.7\Lib\encodings\, <text:s/>Size: 12595</text:p>
      <text:p text:style-name="P2">5: File: cp875.py, <text:s/>Directory: C:\Program Files\MySQL\MySQL Shell 8.0\lib\Python3.7\Lib\encodings\, <text:s/>Size: 12854</text:p>
      <text:p text:style-name="P2">5: File: cp932.py, <text:s/>Directory: C:\Program Files\MySQL\MySQL Shell 8.0\lib\Python3.7\Lib\encodings\, <text:s/>Size: 1023</text:p>
      <text:p text:style-name="P2">5: File: cp949.py, <text:s/>Directory: C:\Program Files\MySQL\MySQL Shell 8.0\lib\Python3.7\Lib\encodings\, <text:s/>Size: 1023</text:p>
      <text:p text:style-name="P2">5: File: cp950.py, <text:s/>Directory: C:\Program Files\MySQL\MySQL Shell 8.0\lib\Python3.7\Lib\encodings\, <text:s/>Size: 1023</text:p>
      <text:p text:style-name="P2">5: File: euc_jis_2004.py, <text:s/>Directory: C:\Program Files\MySQL\MySQL Shell 8.0\lib\Python3.7\Lib\encodings\, <text:s/>Size: 1051</text:p>
      <text:p text:style-name="P2">5: File: euc_jisx0213.py, <text:s/>Directory: C:\Program Files\MySQL\MySQL Shell 8.0\lib\Python3.7\Lib\encodings\, <text:s/>Size: 1051</text:p>
      <text:p text:style-name="P2">5: File: euc_jp.py, <text:s/>Directory: C:\Program Files\MySQL\MySQL Shell 8.0\lib\Python3.7\Lib\encodings\, <text:s/>Size: 1027</text:p>
      <text:p text:style-name="P2">5: File: euc_kr.py, <text:s/>Directory: C:\Program Files\MySQL\MySQL Shell 8.0\lib\Python3.7\Lib\encodings\, <text:s/>Size: 1027</text:p>
      <text:p text:style-name="P2">5: File: gb18030.py, <text:s/>Directory: C:\Program Files\MySQL\MySQL Shell 8.0\lib\Python3.7\Lib\encodings\, <text:s/>Size: 1031</text:p>
      <text:p text:style-name="P2">5: File: gb2312.py, <text:s/>Directory: C:\Program Files\MySQL\MySQL Shell 8.0\lib\Python3.7\Lib\encodings\, <text:s/>Size: 1027</text:p>
      <text:p text:style-name="P2">5: File: gbk.py, <text:s/>Directory: C:\Program Files\MySQL\MySQL Shell 8.0\lib\Python3.7\Lib\encodings\, <text:s/>Size: 1015</text:p>
      <text:p text:style-name="P2">5: File: hex_codec.py, <text:s/>Directory: C:\Program Files\MySQL\MySQL Shell 8.0\lib\Python3.7\Lib\encodings\, <text:s/>Size: 1508</text:p>
      <text:p text:style-name="P2">5: File: hp_roman8.py, <text:s/>Directory: C:\Program Files\MySQL\MySQL Shell 8.0\lib\Python3.7\Lib\encodings\, <text:s/>Size: 13475</text:p>
      <text:p text:style-name="P2">5: File: hz.py, <text:s/>Directory: C:\Program Files\MySQL\MySQL Shell 8.0\lib\Python3.7\Lib\encodings\, <text:s/>Size: 1011</text:p>
      <text:p text:style-name="P2">5: File: idna.py, <text:s/>Directory: C:\Program Files\MySQL\MySQL Shell 8.0\lib\Python3.7\Lib\encodings\, <text:s/>Size: 9170</text:p>
      <text:p text:style-name="P2"><text:soft-page-break/>5: File: iso2022_jp.py, <text:s/>Directory: C:\Program Files\MySQL\MySQL Shell 8.0\lib\Python3.7\Lib\encodings\, <text:s/>Size: 1053</text:p>
      <text:p text:style-name="P2">5: File: iso2022_jp_1.py, <text:s/>Directory: C:\Program Files\MySQL\MySQL Shell 8.0\lib\Python3.7\Lib\encodings\, <text:s/>Size: 1061</text:p>
      <text:p text:style-name="P2">5: File: iso2022_jp_2.py, <text:s/>Directory: C:\Program Files\MySQL\MySQL Shell 8.0\lib\Python3.7\Lib\encodings\, <text:s/>Size: 1061</text:p>
      <text:p text:style-name="P2">5: File: iso2022_jp_2004.py, <text:s/>Directory: C:\Program Files\MySQL\MySQL Shell 8.0\lib\Python3.7\Lib\encodings\, <text:s/>Size: 1073</text:p>
      <text:p text:style-name="P2">5: File: iso2022_jp_3.py, <text:s/>Directory: C:\Program Files\MySQL\MySQL Shell 8.0\lib\Python3.7\Lib\encodings\, <text:s/>Size: 1061</text:p>
      <text:p text:style-name="P2">5: File: iso2022_jp_ext.py, <text:s/>Directory: C:\Program Files\MySQL\MySQL Shell 8.0\lib\Python3.7\Lib\encodings\, <text:s/>Size: 1069</text:p>
      <text:p text:style-name="P2">5: File: iso2022_kr.py, <text:s/>Directory: C:\Program Files\MySQL\MySQL Shell 8.0\lib\Python3.7\Lib\encodings\, <text:s/>Size: 1053</text:p>
      <text:p text:style-name="P2">5: File: iso8859_1.py, <text:s/>Directory: C:\Program Files\MySQL\MySQL Shell 8.0\lib\Python3.7\Lib\encodings\, <text:s/>Size: 13176</text:p>
      <text:p text:style-name="P2">5: File: iso8859_10.py, <text:s/>Directory: C:\Program Files\MySQL\MySQL Shell 8.0\lib\Python3.7\Lib\encodings\, <text:s/>Size: 13589</text:p>
      <text:p text:style-name="P2">5: File: iso8859_11.py, <text:s/>Directory: C:\Program Files\MySQL\MySQL Shell 8.0\lib\Python3.7\Lib\encodings\, <text:s/>Size: 12335</text:p>
      <text:p text:style-name="P2">5: File: iso8859_13.py, <text:s/>Directory: C:\Program Files\MySQL\MySQL Shell 8.0\lib\Python3.7\Lib\encodings\, <text:s/>Size: 13271</text:p>
      <text:p text:style-name="P2">5: File: iso8859_14.py, <text:s/>Directory: C:\Program Files\MySQL\MySQL Shell 8.0\lib\Python3.7\Lib\encodings\, <text:s/>Size: 13652</text:p>
      <text:p text:style-name="P2">5: File: iso8859_15.py, <text:s/>Directory: C:\Program Files\MySQL\MySQL Shell 8.0\lib\Python3.7\Lib\encodings\, <text:s/>Size: 13212</text:p>
      <text:p text:style-name="P2">5: File: iso8859_16.py, <text:s/>Directory: C:\Program Files\MySQL\MySQL Shell 8.0\lib\Python3.7\Lib\encodings\, <text:s/>Size: 13557</text:p>
      <text:p text:style-name="P2">5: File: iso8859_2.py, <text:s/>Directory: C:\Program Files\MySQL\MySQL Shell 8.0\lib\Python3.7\Lib\encodings\, <text:s/>Size: 13404</text:p>
      <text:p text:style-name="P2">5: File: iso8859_3.py, <text:s/>Directory: C:\Program Files\MySQL\MySQL Shell 8.0\lib\Python3.7\Lib\encodings\, <text:s/>Size: 13089</text:p>
      <text:p text:style-name="P2">5: File: iso8859_4.py, <text:s/>Directory: C:\Program Files\MySQL\MySQL Shell 8.0\lib\Python3.7\Lib\encodings\, <text:s/>Size: 13376</text:p>
      <text:p text:style-name="P2">5: File: iso8859_5.py, <text:s/>Directory: C:\Program Files\MySQL\MySQL Shell 8.0\lib\Python3.7\Lib\encodings\, <text:s/>Size: 13015</text:p>
      <text:p text:style-name="P2">5: File: iso8859_6.py, <text:s/>Directory: C:\Program Files\MySQL\MySQL Shell 8.0\lib\Python3.7\Lib\encodings\, <text:s/>Size: 10833</text:p>
      <text:p text:style-name="P2">5: File: iso8859_7.py, <text:s/>Directory: C:\Program Files\MySQL\MySQL Shell 8.0\lib\Python3.7\Lib\encodings\, <text:s/>Size: 12844</text:p>
      <text:p text:style-name="P2">5: File: iso8859_8.py, <text:s/>Directory: C:\Program Files\MySQL\MySQL Shell 8.0\lib\Python3.7\Lib\encodings\, <text:s/>Size: 11036</text:p>
      <text:p text:style-name="P2">5: File: iso8859_9.py, <text:s/>Directory: C:\Program Files\MySQL\MySQL Shell 8.0\lib\Python3.7\Lib\encodings\, <text:s/>Size: 13156</text:p>
      <text:p text:style-name="P2">5: File: johab.py, <text:s/>Directory: C:\Program Files\MySQL\MySQL Shell 8.0\lib\Python3.7\Lib\encodings\, <text:s/>Size: 1023</text:p>
      <text:p text:style-name="P2">5: File: koi8_r.py, <text:s/>Directory: C:\Program Files\MySQL\MySQL Shell 8.0\lib\Python3.7\Lib\encodings\, <text:s/>Size: 13779</text:p>
      <text:p text:style-name="P2">5: File: koi8_t.py, <text:s/>Directory: C:\Program Files\MySQL\MySQL Shell 8.0\lib\Python3.7\Lib\encodings\, <text:s/>Size: 13193</text:p>
      <text:p text:style-name="P2"><text:soft-page-break/>5: File: koi8_u.py, <text:s/>Directory: C:\Program Files\MySQL\MySQL Shell 8.0\lib\Python3.7\Lib\encodings\, <text:s/>Size: 13762</text:p>
      <text:p text:style-name="P2">5: File: kz1048.py, <text:s/>Directory: C:\Program Files\MySQL\MySQL Shell 8.0\lib\Python3.7\Lib\encodings\, <text:s/>Size: 13723</text:p>
      <text:p text:style-name="P2">5: File: latin_1.py, <text:s/>Directory: C:\Program Files\MySQL\MySQL Shell 8.0\lib\Python3.7\Lib\encodings\, <text:s/>Size: 1264</text:p>
      <text:p text:style-name="P2">5: File: mac_arabic.py, <text:s/>Directory: C:\Program Files\MySQL\MySQL Shell 8.0\lib\Python3.7\Lib\encodings\, <text:s/>Size: 36467</text:p>
      <text:p text:style-name="P2">5: File: mac_centeuro.py, <text:s/>Directory: C:\Program Files\MySQL\MySQL Shell 8.0\lib\Python3.7\Lib\encodings\, <text:s/>Size: 14102</text:p>
      <text:p text:style-name="P2">5: File: mac_croatian.py, <text:s/>Directory: C:\Program Files\MySQL\MySQL Shell 8.0\lib\Python3.7\Lib\encodings\, <text:s/>Size: 13633</text:p>
      <text:p text:style-name="P2">5: File: mac_cyrillic.py, <text:s/>Directory: C:\Program Files\MySQL\MySQL Shell 8.0\lib\Python3.7\Lib\encodings\, <text:s/>Size: 13454</text:p>
      <text:p text:style-name="P2">5: File: mac_farsi.py, <text:s/>Directory: C:\Program Files\MySQL\MySQL Shell 8.0\lib\Python3.7\Lib\encodings\, <text:s/>Size: 15170</text:p>
      <text:p text:style-name="P2">5: File: mac_greek.py, <text:s/>Directory: C:\Program Files\MySQL\MySQL Shell 8.0\lib\Python3.7\Lib\encodings\, <text:s/>Size: 13721</text:p>
      <text:p text:style-name="P2">5: File: mac_iceland.py, <text:s/>Directory: C:\Program Files\MySQL\MySQL Shell 8.0\lib\Python3.7\Lib\encodings\, <text:s/>Size: 13498</text:p>
      <text:p text:style-name="P2">5: File: mac_latin2.py, <text:s/>Directory: C:\Program Files\MySQL\MySQL Shell 8.0\lib\Python3.7\Lib\encodings\, <text:s/>Size: 14118</text:p>
      <text:p text:style-name="P2">5: File: mac_roman.py, <text:s/>Directory: C:\Program Files\MySQL\MySQL Shell 8.0\lib\Python3.7\Lib\encodings\, <text:s/>Size: 13480</text:p>
      <text:p text:style-name="P2">5: File: mac_romanian.py, <text:s/>Directory: C:\Program Files\MySQL\MySQL Shell 8.0\lib\Python3.7\Lib\encodings\, <text:s/>Size: 13661</text:p>
      <text:p text:style-name="P2">5: File: mac_turkish.py, <text:s/>Directory: C:\Program Files\MySQL\MySQL Shell 8.0\lib\Python3.7\Lib\encodings\, <text:s/>Size: 13513</text:p>
      <text:p text:style-name="P2">5: File: mbcs.py, <text:s/>Directory: C:\Program Files\MySQL\MySQL Shell 8.0\lib\Python3.7\Lib\encodings\, <text:s/>Size: 1211</text:p>
      <text:p text:style-name="P2">5: File: oem.py, <text:s/>Directory: C:\Program Files\MySQL\MySQL Shell 8.0\lib\Python3.7\Lib\encodings\, <text:s/>Size: 1019</text:p>
      <text:p text:style-name="P2">5: File: palmos.py, <text:s/>Directory: C:\Program Files\MySQL\MySQL Shell 8.0\lib\Python3.7\Lib\encodings\, <text:s/>Size: 13519</text:p>
      <text:p text:style-name="P2">5: File: ptcp154.py, <text:s/>Directory: C:\Program Files\MySQL\MySQL Shell 8.0\lib\Python3.7\Lib\encodings\, <text:s/>Size: 14015</text:p>
      <text:p text:style-name="P2">5: File: punycode.py, <text:s/>Directory: C:\Program Files\MySQL\MySQL Shell 8.0\lib\Python3.7\Lib\encodings\, <text:s/>Size: 6881</text:p>
      <text:p text:style-name="P2">5: File: quopri_codec.py, <text:s/>Directory: C:\Program Files\MySQL\MySQL Shell 8.0\lib\Python3.7\Lib\encodings\, <text:s/>Size: 1525</text:p>
      <text:p text:style-name="P2">5: File: raw_unicode_escape.py, <text:s/>Directory: C:\Program Files\MySQL\MySQL Shell 8.0\lib\Python3.7\Lib\encodings\, <text:s/>Size: 1208</text:p>
      <text:p text:style-name="P2">5: File: rot_13.py, <text:s/>Directory: C:\Program Files\MySQL\MySQL Shell 8.0\lib\Python3.7\Lib\encodings\, <text:s/>Size: 2448</text:p>
      <text:p text:style-name="P2">5: File: shift_jis.py, <text:s/>Directory: C:\Program Files\MySQL\MySQL Shell 8.0\lib\Python3.7\Lib\encodings\, <text:s/>Size: 1039</text:p>
      <text:p text:style-name="P2">5: File: shift_jis_2004.py, <text:s/>Directory: C:\Program Files\MySQL\MySQL Shell 8.0\lib\Python3.7\Lib\encodings\, <text:s/>Size: 1059</text:p>
      <text:p text:style-name="P2">5: File: shift_jisx0213.py, <text:s/>Directory: C:\Program Files\MySQL\MySQL Shell 8.0\lib\Python3.7\Lib\encodings\, <text:s/>Size: 1059</text:p>
      <text:p text:style-name="P2"><text:soft-page-break/>5: File: tis_620.py, <text:s/>Directory: C:\Program Files\MySQL\MySQL Shell 8.0\lib\Python3.7\Lib\encodings\, <text:s/>Size: 12300</text:p>
      <text:p text:style-name="P2">5: File: undefined.py, <text:s/>Directory: C:\Program Files\MySQL\MySQL Shell 8.0\lib\Python3.7\Lib\encodings\, <text:s/>Size: 1299</text:p>
      <text:p text:style-name="P2">5: File: unicode_escape.py, <text:s/>Directory: C:\Program Files\MySQL\MySQL Shell 8.0\lib\Python3.7\Lib\encodings\, <text:s/>Size: 1184</text:p>
      <text:p text:style-name="P2">5: File: unicode_internal.py, <text:s/>Directory: C:\Program Files\MySQL\MySQL Shell 8.0\lib\Python3.7\Lib\encodings\, <text:s/>Size: 1196</text:p>
      <text:p text:style-name="P2">5: File: utf_16.py, <text:s/>Directory: C:\Program Files\MySQL\MySQL Shell 8.0\lib\Python3.7\Lib\encodings\, <text:s/>Size: 5236</text:p>
      <text:p text:style-name="P2">5: File: utf_16_be.py, <text:s/>Directory: C:\Program Files\MySQL\MySQL Shell 8.0\lib\Python3.7\Lib\encodings\, <text:s/>Size: 1037</text:p>
      <text:p text:style-name="P2">5: File: utf_16_le.py, <text:s/>Directory: C:\Program Files\MySQL\MySQL Shell 8.0\lib\Python3.7\Lib\encodings\, <text:s/>Size: 1037</text:p>
      <text:p text:style-name="P2">5: File: utf_32.py, <text:s/>Directory: C:\Program Files\MySQL\MySQL Shell 8.0\lib\Python3.7\Lib\encodings\, <text:s/>Size: 5129</text:p>
      <text:p text:style-name="P2">5: File: utf_32_be.py, <text:s/>Directory: C:\Program Files\MySQL\MySQL Shell 8.0\lib\Python3.7\Lib\encodings\, <text:s/>Size: 930</text:p>
      <text:p text:style-name="P2">5: File: utf_32_le.py, <text:s/>Directory: C:\Program Files\MySQL\MySQL Shell 8.0\lib\Python3.7\Lib\encodings\, <text:s/>Size: 930</text:p>
      <text:p text:style-name="P2">5: File: utf_7.py, <text:s/>Directory: C:\Program Files\MySQL\MySQL Shell 8.0\lib\Python3.7\Lib\encodings\, <text:s/>Size: 946</text:p>
      <text:p text:style-name="P2">5: File: utf_8.py, <text:s/>Directory: C:\Program Files\MySQL\MySQL Shell 8.0\lib\Python3.7\Lib\encodings\, <text:s/>Size: 1005</text:p>
      <text:p text:style-name="P2">5: File: utf_8_sig.py, <text:s/>Directory: C:\Program Files\MySQL\MySQL Shell 8.0\lib\Python3.7\Lib\encodings\, <text:s/>Size: 4133</text:p>
      <text:p text:style-name="P2">5: File: uu_codec.py, <text:s/>Directory: C:\Program Files\MySQL\MySQL Shell 8.0\lib\Python3.7\Lib\encodings\, <text:s/>Size: 2721</text:p>
      <text:p text:style-name="P2">5: File: zlib_codec.py, <text:s/>Directory: C:\Program Files\MySQL\MySQL Shell 8.0\lib\Python3.7\Lib\encodings\, <text:s/>Size: 2204</text:p>
      <text:p text:style-name="P2">5: File: __init__.py, <text:s/>Directory: C:\Program Files\MySQL\MySQL Shell 8.0\lib\Python3.7\Lib\ensurepip\, <text:s/>Size: 6415</text:p>
      <text:p text:style-name="P2">5: File: __main__.py, <text:s/>Directory: C:\Program Files\MySQL\MySQL Shell 8.0\lib\Python3.7\Lib\ensurepip\, <text:s/>Size: 88</text:p>
      <text:p text:style-name="P2">5: File: _uninstall.py, <text:s/>Directory: C:\Program Files\MySQL\MySQL Shell 8.0\lib\Python3.7\Lib\ensurepip\, <text:s/>Size: 808</text:p>
      <text:p text:style-name="P2">5: File: enum.py, <text:s/>Directory: C:\Program Files\MySQL\MySQL Shell 8.0\lib\Python3.7\Lib\, <text:s/>Size: 34778</text:p>
      <text:p text:style-name="P2">5: File: filecmp.py, <text:s/>Directory: C:\Program Files\MySQL\MySQL Shell 8.0\lib\Python3.7\Lib\, <text:s/>Size: 9830</text:p>
      <text:p text:style-name="P2">5: File: fileinput.py, <text:s/>Directory: C:\Program Files\MySQL\MySQL Shell 8.0\lib\Python3.7\Lib\, <text:s/>Size: 14625</text:p>
      <text:p text:style-name="P2">5: File: fnmatch.py, <text:s/>Directory: C:\Program Files\MySQL\MySQL Shell 8.0\lib\Python3.7\Lib\, <text:s/>Size: 4056</text:p>
      <text:p text:style-name="P2">5: File: formatter.py, <text:s/>Directory: C:\Program Files\MySQL\MySQL Shell 8.0\lib\Python3.7\Lib\, <text:s/>Size: 15143</text:p>
      <text:p text:style-name="P2">5: File: fractions.py, <text:s/>Directory: C:\Program Files\MySQL\MySQL Shell 8.0\lib\Python3.7\Lib\, <text:s/>Size: 23639</text:p>
      <text:p text:style-name="P2">5: File: ftplib.py, <text:s/>Directory: C:\Program Files\MySQL\MySQL Shell 8.0\lib\Python3.7\Lib\, <text:s/>Size: 35257</text:p>
      <text:p text:style-name="P2"><text:soft-page-break/>5: File: functools.py, <text:s/>Directory: C:\Program Files\MySQL\MySQL Shell 8.0\lib\Python3.7\Lib\, <text:s/>Size: 32916</text:p>
      <text:p text:style-name="P2">5: File: genericpath.py, <text:s/>Directory: C:\Program Files\MySQL\MySQL Shell 8.0\lib\Python3.7\Lib\, <text:s/>Size: 4756</text:p>
      <text:p text:style-name="P2">5: File: getopt.py, <text:s/>Directory: C:\Program Files\MySQL\MySQL Shell 8.0\lib\Python3.7\Lib\, <text:s/>Size: 7489</text:p>
      <text:p text:style-name="P2">5: File: getpass.py, <text:s/>Directory: C:\Program Files\MySQL\MySQL Shell 8.0\lib\Python3.7\Lib\, <text:s/>Size: 5994</text:p>
      <text:p text:style-name="P2">5: File: gettext.py, <text:s/>Directory: C:\Program Files\MySQL\MySQL Shell 8.0\lib\Python3.7\Lib\, <text:s/>Size: 21967</text:p>
      <text:p text:style-name="P2">5: File: glob.py, <text:s/>Directory: C:\Program Files\MySQL\MySQL Shell 8.0\lib\Python3.7\Lib\, <text:s/>Size: 5638</text:p>
      <text:p text:style-name="P2">5: File: hashlib.py, <text:s/>Directory: C:\Program Files\MySQL\MySQL Shell 8.0\lib\Python3.7\Lib\, <text:s/>Size: 9534</text:p>
      <text:p text:style-name="P2">5: File: heapq.py, <text:s/>Directory: C:\Program Files\MySQL\MySQL Shell 8.0\lib\Python3.7\Lib\, <text:s/>Size: 23017</text:p>
      <text:p text:style-name="P2">5: File: hmac.py, <text:s/>Directory: C:\Program Files\MySQL\MySQL Shell 8.0\lib\Python3.7\Lib\, <text:s/>Size: 6517</text:p>
      <text:p text:style-name="P2">5: File: __init__.py, <text:s/>Directory: C:\Program Files\MySQL\MySQL Shell 8.0\lib\Python3.7\Lib\html\, <text:s/>Size: 4756</text:p>
      <text:p text:style-name="P2">5: File: entities.py, <text:s/>Directory: C:\Program Files\MySQL\MySQL Shell 8.0\lib\Python3.7\Lib\html\, <text:s/>Size: 75315</text:p>
      <text:p text:style-name="P2">5: File: parser.py, <text:s/>Directory: C:\Program Files\MySQL\MySQL Shell 8.0\lib\Python3.7\Lib\html\, <text:s/>Size: 17721</text:p>
      <text:p text:style-name="P2">5: File: __init__.py, <text:s/>Directory: C:\Program Files\MySQL\MySQL Shell 8.0\lib\Python3.7\Lib\http\, <text:s/>Size: 6127</text:p>
      <text:p text:style-name="P2">5: File: client.py, <text:s/>Directory: C:\Program Files\MySQL\MySQL Shell 8.0\lib\Python3.7\Lib\http\, <text:s/>Size: 55200</text:p>
      <text:p text:style-name="P2">5: File: cookiejar.py, <text:s/>Directory: C:\Program Files\MySQL\MySQL Shell 8.0\lib\Python3.7\Lib\http\, <text:s/>Size: 76751</text:p>
      <text:p text:style-name="P2">5: File: cookies.py, <text:s/>Directory: C:\Program Files\MySQL\MySQL Shell 8.0\lib\Python3.7\Lib\http\, <text:s/>Size: 20457</text:p>
      <text:p text:style-name="P2">5: File: server.py, <text:s/>Directory: C:\Program Files\MySQL\MySQL Shell 8.0\lib\Python3.7\Lib\http\, <text:s/>Size: 46019</text:p>
      <text:p text:style-name="P2">5: File: __init__.py, <text:s/>Directory: C:\Program Files\MySQL\MySQL Shell 8.0\lib\Python3.7\Lib\idlelib\, <text:s/>Size: 396</text:p>
      <text:p text:style-name="P2">5: File: __main__.py, <text:s/>Directory: C:\Program Files\MySQL\MySQL Shell 8.0\lib\Python3.7\Lib\idlelib\, <text:s/>Size: 159</text:p>
      <text:p text:style-name="P2">5: File: autocomplete.py, <text:s/>Directory: C:\Program Files\MySQL\MySQL Shell 8.0\lib\Python3.7\Lib\idlelib\, <text:s/>Size: 9533</text:p>
      <text:p text:style-name="P2">5: File: autocomplete_w.py, <text:s/>Directory: C:\Program Files\MySQL\MySQL Shell 8.0\lib\Python3.7\Lib\idlelib\, <text:s/>Size: 19824</text:p>
      <text:p text:style-name="P2">5: File: autoexpand.py, <text:s/>Directory: C:\Program Files\MySQL\MySQL Shell 8.0\lib\Python3.7\Lib\idlelib\, <text:s/>Size: 3216</text:p>
      <text:p text:style-name="P2">5: File: browser.py, <text:s/>Directory: C:\Program Files\MySQL\MySQL Shell 8.0\lib\Python3.7\Lib\idlelib\, <text:s/>Size: 8313</text:p>
      <text:p text:style-name="P2">5: File: calltip.py, <text:s/>Directory: C:\Program Files\MySQL\MySQL Shell 8.0\lib\Python3.7\Lib\idlelib\, <text:s/>Size: 6107</text:p>
      <text:p text:style-name="P2">5: File: calltip_w.py, <text:s/>Directory: C:\Program Files\MySQL\MySQL Shell 8.0\lib\Python3.7\Lib\idlelib\, <text:s/>Size: 7158</text:p>
      <text:p text:style-name="P2">5: File: ChangeLog, <text:s/>Directory: C:\Program Files\MySQL\MySQL Shell 8.0\lib\Python3.7\Lib\idlelib\, <text:s/>Size: 56360</text:p>
      <text:p text:style-name="P2"><text:soft-page-break/>5: File: codecontext.py, <text:s/>Directory: C:\Program Files\MySQL\MySQL Shell 8.0\lib\Python3.7\Lib\idlelib\, <text:s/>Size: 10711</text:p>
      <text:p text:style-name="P2">5: File: colorizer.py, <text:s/>Directory: C:\Program Files\MySQL\MySQL Shell 8.0\lib\Python3.7\Lib\idlelib\, <text:s/>Size: 12992</text:p>
      <text:p text:style-name="P2">5: File: config.py, <text:s/>Directory: C:\Program Files\MySQL\MySQL Shell 8.0\lib\Python3.7\Lib\idlelib\, <text:s/>Size: 38256</text:p>
      <text:p text:style-name="P2">5: File: config-extensions.def, <text:s/>Directory: C:\Program Files\MySQL\MySQL Shell 8.0\lib\Python3.7\Lib\idlelib\, <text:s/>Size: 2266</text:p>
      <text:p text:style-name="P2">5: File: config-highlight.def, <text:s/>Directory: C:\Program Files\MySQL\MySQL Shell 8.0\lib\Python3.7\Lib\idlelib\, <text:s/>Size: 2687</text:p>
      <text:p text:style-name="P2">5: File: config_key.py, <text:s/>Directory: C:\Program Files\MySQL\MySQL Shell 8.0\lib\Python3.7\Lib\idlelib\, <text:s/>Size: 14471</text:p>
      <text:p text:style-name="P2">5: File: config-keys.def, <text:s/>Directory: C:\Program Files\MySQL\MySQL Shell 8.0\lib\Python3.7\Lib\idlelib\, <text:s/>Size: 10910</text:p>
      <text:p text:style-name="P2">5: File: config-main.def, <text:s/>Directory: C:\Program Files\MySQL\MySQL Shell 8.0\lib\Python3.7\Lib\idlelib\, <text:s/>Size: 3128</text:p>
      <text:p text:style-name="P2">5: File: configdialog.py, <text:s/>Directory: C:\Program Files\MySQL\MySQL Shell 8.0\lib\Python3.7\Lib\idlelib\, <text:s/>Size: 101061</text:p>
      <text:p text:style-name="P2">5: File: CREDITS.txt, <text:s/>Directory: C:\Program Files\MySQL\MySQL Shell 8.0\lib\Python3.7\Lib\idlelib\, <text:s/>Size: 1866</text:p>
      <text:p text:style-name="P2">5: File: debugger.py, <text:s/>Directory: C:\Program Files\MySQL\MySQL Shell 8.0\lib\Python3.7\Lib\idlelib\, <text:s/>Size: 19104</text:p>
      <text:p text:style-name="P2">5: File: debugger_r.py, <text:s/>Directory: C:\Program Files\MySQL\MySQL Shell 8.0\lib\Python3.7\Lib\idlelib\, <text:s/>Size: 12140</text:p>
      <text:p text:style-name="P2">5: File: debugobj.py, <text:s/>Directory: C:\Program Files\MySQL\MySQL Shell 8.0\lib\Python3.7\Lib\idlelib\, <text:s/>Size: 4055</text:p>
      <text:p text:style-name="P2">5: File: debugobj_r.py, <text:s/>Directory: C:\Program Files\MySQL\MySQL Shell 8.0\lib\Python3.7\Lib\idlelib\, <text:s/>Size: 1082</text:p>
      <text:p text:style-name="P2">5: File: delegator.py, <text:s/>Directory: C:\Program Files\MySQL\MySQL Shell 8.0\lib\Python3.7\Lib\idlelib\, <text:s/>Size: 1043</text:p>
      <text:p text:style-name="P2">5: File: dynoption.py, <text:s/>Directory: C:\Program Files\MySQL\MySQL Shell 8.0\lib\Python3.7\Lib\idlelib\, <text:s/>Size: 2017</text:p>
      <text:p text:style-name="P2">5: File: editor.py, <text:s/>Directory: C:\Program Files\MySQL\MySQL Shell 8.0\lib\Python3.7\Lib\idlelib\, <text:s/>Size: 67346</text:p>
      <text:p text:style-name="P2">5: File: extend.txt, <text:s/>Directory: C:\Program Files\MySQL\MySQL Shell 8.0\lib\Python3.7\Lib\idlelib\, <text:s/>Size: 3642</text:p>
      <text:p text:style-name="P2">5: File: filelist.py, <text:s/>Directory: C:\Program Files\MySQL\MySQL Shell 8.0\lib\Python3.7\Lib\idlelib\, <text:s/>Size: 3896</text:p>
      <text:p text:style-name="P2">5: File: grep.py, <text:s/>Directory: C:\Program Files\MySQL\MySQL Shell 8.0\lib\Python3.7\Lib\idlelib\, <text:s/>Size: 7479</text:p>
      <text:p text:style-name="P2">5: File: help.html, <text:s/>Directory: C:\Program Files\MySQL\MySQL Shell 8.0\lib\Python3.7\Lib\idlelib\, <text:s/>Size: 60579</text:p>
      <text:p text:style-name="P2">5: File: help.py, <text:s/>Directory: C:\Program Files\MySQL\MySQL Shell 8.0\lib\Python3.7\Lib\idlelib\, <text:s/>Size: 11326</text:p>
      <text:p text:style-name="P2">5: File: help_about.py, <text:s/>Directory: C:\Program Files\MySQL\MySQL Shell 8.0\lib\Python3.7\Lib\idlelib\, <text:s/>Size: 8981</text:p>
      <text:p text:style-name="P2">5: File: history.py, <text:s/>Directory: C:\Program Files\MySQL\MySQL Shell 8.0\lib\Python3.7\Lib\idlelib\, <text:s/>Size: 4043</text:p>
      <text:p text:style-name="P2">5: File: HISTORY.txt, <text:s/>Directory: C:\Program Files\MySQL\MySQL Shell 8.0\lib\Python3.7\Lib\idlelib\, <text:s/>Size: 10312</text:p>
      <text:p text:style-name="P2"><text:soft-page-break/>5: File: hyperparser.py, <text:s/>Directory: C:\Program Files\MySQL\MySQL Shell 8.0\lib\Python3.7\Lib\idlelib\, <text:s/>Size: 12883</text:p>
      <text:p text:style-name="P2">5: File: folder.gif, <text:s/>Directory: C:\Program Files\MySQL\MySQL Shell 8.0\lib\Python3.7\Lib\idlelib\Icons\, <text:s/>Size: 120</text:p>
      <text:p text:style-name="P2">5: File: idle.icns, <text:s/>Directory: C:\Program Files\MySQL\MySQL Shell 8.0\lib\Python3.7\Lib\idlelib\Icons\, <text:s/>Size: 57435</text:p>
      <text:p text:style-name="P2">5: File: idle.ico, <text:s/>Directory: C:\Program Files\MySQL\MySQL Shell 8.0\lib\Python3.7\Lib\idlelib\Icons\, <text:s/>Size: 19790</text:p>
      <text:p text:style-name="P2">5: File: idle_16.gif, <text:s/>Directory: C:\Program Files\MySQL\MySQL Shell 8.0\lib\Python3.7\Lib\idlelib\Icons\, <text:s/>Size: 1034</text:p>
      <text:p text:style-name="P2">5: File: idle_16.png, <text:s/>Directory: C:\Program Files\MySQL\MySQL Shell 8.0\lib\Python3.7\Lib\idlelib\Icons\, <text:s/>Size: 1264</text:p>
      <text:p text:style-name="P2">5: File: idle_32.gif, <text:s/>Directory: C:\Program Files\MySQL\MySQL Shell 8.0\lib\Python3.7\Lib\idlelib\Icons\, <text:s/>Size: 1435</text:p>
      <text:p text:style-name="P2">5: File: idle_32.png, <text:s/>Directory: C:\Program Files\MySQL\MySQL Shell 8.0\lib\Python3.7\Lib\idlelib\Icons\, <text:s/>Size: 2542</text:p>
      <text:p text:style-name="P2">5: File: idle_48.gif, <text:s/>Directory: C:\Program Files\MySQL\MySQL Shell 8.0\lib\Python3.7\Lib\idlelib\Icons\, <text:s/>Size: 1388</text:p>
      <text:p text:style-name="P2">5: File: idle_48.png, <text:s/>Directory: C:\Program Files\MySQL\MySQL Shell 8.0\lib\Python3.7\Lib\idlelib\Icons\, <text:s/>Size: 4710</text:p>
      <text:p text:style-name="P2">5: File: minusnode.gif, <text:s/>Directory: C:\Program Files\MySQL\MySQL Shell 8.0\lib\Python3.7\Lib\idlelib\Icons\, <text:s/>Size: 96</text:p>
      <text:p text:style-name="P2">5: File: openfolder.gif, <text:s/>Directory: C:\Program Files\MySQL\MySQL Shell 8.0\lib\Python3.7\Lib\idlelib\Icons\, <text:s/>Size: 125</text:p>
      <text:p text:style-name="P2">5: File: plusnode.gif, <text:s/>Directory: C:\Program Files\MySQL\MySQL Shell 8.0\lib\Python3.7\Lib\idlelib\Icons\, <text:s/>Size: 79</text:p>
      <text:p text:style-name="P2">5: File: python.gif, <text:s/>Directory: C:\Program Files\MySQL\MySQL Shell 8.0\lib\Python3.7\Lib\idlelib\Icons\, <text:s/>Size: 585</text:p>
      <text:p text:style-name="P2">5: File: tk.gif, <text:s/>Directory: C:\Program Files\MySQL\MySQL Shell 8.0\lib\Python3.7\Lib\idlelib\Icons\, <text:s/>Size: 85</text:p>
      <text:p text:style-name="P2">5: File: idle.bat, <text:s/>Directory: C:\Program Files\MySQL\MySQL Shell 8.0\lib\Python3.7\Lib\idlelib\, <text:s/>Size: 177</text:p>
      <text:p text:style-name="P2">5: File: idle.py, <text:s/>Directory: C:\Program Files\MySQL\MySQL Shell 8.0\lib\Python3.7\Lib\idlelib\, <text:s/>Size: 454</text:p>
      <text:p text:style-name="P2">5: File: idle.pyw, <text:s/>Directory: C:\Program Files\MySQL\MySQL Shell 8.0\lib\Python3.7\Lib\idlelib\, <text:s/>Size: 570</text:p>
      <text:p text:style-name="P2">5: File: __init__.py, <text:s/>Directory: C:\Program Files\MySQL\MySQL Shell 8.0\lib\Python3.7\Lib\idlelib\idle_test\, <text:s/>Size: 712</text:p>
      <text:p text:style-name="P2">5: File: htest.py, <text:s/>Directory: C:\Program Files\MySQL\MySQL Shell 8.0\lib\Python3.7\Lib\idlelib\idle_test\, <text:s/>Size: 14315</text:p>
      <text:p text:style-name="P2">5: File: mock_idle.py, <text:s/>Directory: C:\Program Files\MySQL\MySQL Shell 8.0\lib\Python3.7\Lib\idlelib\idle_test\, <text:s/>Size: 1870</text:p>
      <text:p text:style-name="P2">5: File: mock_tk.py, <text:s/>Directory: C:\Program Files\MySQL\MySQL Shell 8.0\lib\Python3.7\Lib\idlelib\idle_test\, <text:s/>Size: 11627</text:p>
      <text:p text:style-name="P2">5: File: README.txt, <text:s/>Directory: C:\Program Files\MySQL\MySQL Shell 8.0\lib\Python3.7\Lib\idlelib\idle_test\, <text:s/>Size: 8729</text:p>
      <text:p text:style-name="P2">5: File: template.py, <text:s/>Directory: C:\Program Files\MySQL\MySQL Shell 8.0\lib\Python3.7\Lib\idlelib\idle_test\, <text:s/>Size: 642</text:p>
      <text:p text:style-name="P2">5: File: test_autoexpand.py, <text:s/>Directory: C:\Program Files\MySQL\MySQL Shell 8.0\lib\Python3.7\Lib\idlelib\idle_test\, <text:s/>Size: 4638</text:p>
      <text:p text:style-name="P2"><text:soft-page-break/>5: File: test_browser.py, <text:s/>Directory: C:\Program Files\MySQL\MySQL Shell 8.0\lib\Python3.7\Lib\idlelib\idle_test\, <text:s/>Size: 7963</text:p>
      <text:p text:style-name="P2">5: File: test_calltip.py, <text:s/>Directory: C:\Program Files\MySQL\MySQL Shell 8.0\lib\Python3.7\Lib\idlelib\idle_test\, <text:s/>Size: 9341</text:p>
      <text:p text:style-name="P2">5: File: test_calltip_w.py, <text:s/>Directory: C:\Program Files\MySQL\MySQL Shell 8.0\lib\Python3.7\Lib\idlelib\idle_test\, <text:s/>Size: 686</text:p>
      <text:p text:style-name="P2">5: File: test_codecontext.py, <text:s/>Directory: C:\Program Files\MySQL\MySQL Shell 8.0\lib\Python3.7\Lib\idlelib\idle_test\, <text:s/>Size: 14699</text:p>
      <text:p text:style-name="P2">5: File: test_colorizer.py, <text:s/>Directory: C:\Program Files\MySQL\MySQL Shell 8.0\lib\Python3.7\Lib\idlelib\idle_test\, <text:s/>Size: 15017</text:p>
      <text:p text:style-name="P2">5: File: test_config.py, <text:s/>Directory: C:\Program Files\MySQL\MySQL Shell 8.0\lib\Python3.7\Lib\idlelib\idle_test\, <text:s/>Size: 32546</text:p>
      <text:p text:style-name="P2">5: File: test_config_key.py, <text:s/>Directory: C:\Program Files\MySQL\MySQL Shell 8.0\lib\Python3.7\Lib\idlelib\idle_test\, <text:s/>Size: 9709</text:p>
      <text:p text:style-name="P2">5: File: test_debugger.py, <text:s/>Directory: C:\Program Files\MySQL\MySQL Shell 8.0\lib\Python3.7\Lib\idlelib\idle_test\, <text:s/>Size: 571</text:p>
      <text:p text:style-name="P2">5: File: test_debugger_r.py, <text:s/>Directory: C:\Program Files\MySQL\MySQL Shell 8.0\lib\Python3.7\Lib\idlelib\idle_test\, <text:s/>Size: 631</text:p>
      <text:p text:style-name="P2">5: File: test_debugobj.py, <text:s/>Directory: C:\Program Files\MySQL\MySQL Shell 8.0\lib\Python3.7\Lib\idlelib\idle_test\, <text:s/>Size: 1561</text:p>
      <text:p text:style-name="P2">5: File: test_debugobj_r.py, <text:s/>Directory: C:\Program Files\MySQL\MySQL Shell 8.0\lib\Python3.7\Lib\idlelib\idle_test\, <text:s/>Size: 545</text:p>
      <text:p text:style-name="P2">5: File: test_delegator.py, <text:s/>Directory: C:\Program Files\MySQL\MySQL Shell 8.0\lib\Python3.7\Lib\idlelib\idle_test\, <text:s/>Size: 1567</text:p>
      <text:p text:style-name="P2">5: File: test_editmenu.py, <text:s/>Directory: C:\Program Files\MySQL\MySQL Shell 8.0\lib\Python3.7\Lib\idlelib\idle_test\, <text:s/>Size: 2564</text:p>
      <text:p text:style-name="P2">5: File: test_editor.py, <text:s/>Directory: C:\Program Files\MySQL\MySQL Shell 8.0\lib\Python3.7\Lib\idlelib\idle_test\, <text:s/>Size: 1141</text:p>
      <text:p text:style-name="P2">5: File: test_filelist.py, <text:s/>Directory: C:\Program Files\MySQL\MySQL Shell 8.0\lib\Python3.7\Lib\idlelib\idle_test\, <text:s/>Size: 795</text:p>
      <text:p text:style-name="P2">5: File: test_grep.py, <text:s/>Directory: C:\Program Files\MySQL\MySQL Shell 8.0\lib\Python3.7\Lib\idlelib\idle_test\, <text:s/>Size: 5072</text:p>
      <text:p text:style-name="P2">5: File: test_help.py, <text:s/>Directory: C:\Program Files\MySQL\MySQL Shell 8.0\lib\Python3.7\Lib\idlelib\idle_test\, <text:s/>Size: 849</text:p>
      <text:p text:style-name="P2">5: File: test_help_about.py, <text:s/>Directory: C:\Program Files\MySQL\MySQL Shell 8.0\lib\Python3.7\Lib\idlelib\idle_test\, <text:s/>Size: 5921</text:p>
      <text:p text:style-name="P2">5: File: test_history.py, <text:s/>Directory: C:\Program Files\MySQL\MySQL Shell 8.0\lib\Python3.7\Lib\idlelib\idle_test\, <text:s/>Size: 5517</text:p>
      <text:p text:style-name="P2">5: File: test_hyperparser.py, <text:s/>Directory: C:\Program Files\MySQL\MySQL Shell 8.0\lib\Python3.7\Lib\idlelib\idle_test\, <text:s/>Size: 9082</text:p>
      <text:p text:style-name="P2">5: File: test_iomenu.py, <text:s/>Directory: C:\Program Files\MySQL\MySQL Shell 8.0\lib\Python3.7\Lib\idlelib\idle_test\, <text:s/>Size: 870</text:p>
      <text:p text:style-name="P2">5: File: test_macosx.py, <text:s/>Directory: C:\Program Files\MySQL\MySQL Shell 8.0\lib\Python3.7\Lib\idlelib\idle_test\, <text:s/>Size: 3309</text:p>
      <text:p text:style-name="P2">5: File: test_mainmenu.py, <text:s/>Directory: C:\Program Files\MySQL\MySQL Shell 8.0\lib\Python3.7\Lib\idlelib\idle_test\, <text:s/>Size: 594</text:p>
      <text:p text:style-name="P2">5: File: test_multicall.py, <text:s/>Directory: C:\Program Files\MySQL\MySQL Shell 8.0\lib\Python3.7\Lib\idlelib\idle_test\, <text:s/>Size: 1042</text:p>
      <text:p text:style-name="P2">5: File: test_outwin.py, <text:s/>Directory: C:\Program Files\MySQL\MySQL Shell 8.0\lib\Python3.7\Lib\idlelib\idle_test\, <text:s/>Size: 5545</text:p>
      <text:p text:style-name="P2"><text:soft-page-break/>5: File: test_paragraph.py, <text:s/>Directory: C:\Program Files\MySQL\MySQL Shell 8.0\lib\Python3.7\Lib\idlelib\idle_test\, <text:s/>Size: 14352</text:p>
      <text:p text:style-name="P2">5: File: test_parenmatch.py, <text:s/>Directory: C:\Program Files\MySQL\MySQL Shell 8.0\lib\Python3.7\Lib\idlelib\idle_test\, <text:s/>Size: 3550</text:p>
      <text:p text:style-name="P2">5: File: test_pathbrowser.py, <text:s/>Directory: C:\Program Files\MySQL\MySQL Shell 8.0\lib\Python3.7\Lib\idlelib\idle_test\, <text:s/>Size: 2422</text:p>
      <text:p text:style-name="P2">5: File: test_percolator.py, <text:s/>Directory: C:\Program Files\MySQL\MySQL Shell 8.0\lib\Python3.7\Lib\idlelib\idle_test\, <text:s/>Size: 4065</text:p>
      <text:p text:style-name="P2">5: File: test_pyparse.py, <text:s/>Directory: C:\Program Files\MySQL\MySQL Shell 8.0\lib\Python3.7\Lib\idlelib\idle_test\, <text:s/>Size: 18589</text:p>
      <text:p text:style-name="P2">5: File: test_pyshell.py, <text:s/>Directory: C:\Program Files\MySQL\MySQL Shell 8.0\lib\Python3.7\Lib\idlelib\idle_test\, <text:s/>Size: 1307</text:p>
      <text:p text:style-name="P2">5: File: test_query.py, <text:s/>Directory: C:\Program Files\MySQL\MySQL Shell 8.0\lib\Python3.7\Lib\idlelib\idle_test\, <text:s/>Size: 13805</text:p>
      <text:p text:style-name="P2">5: File: test_redirector.py, <text:s/>Directory: C:\Program Files\MySQL\MySQL Shell 8.0\lib\Python3.7\Lib\idlelib\idle_test\, <text:s/>Size: 4176</text:p>
      <text:p text:style-name="P2">5: File: test_replace.py, <text:s/>Directory: C:\Program Files\MySQL\MySQL Shell 8.0\lib\Python3.7\Lib\idlelib\idle_test\, <text:s/>Size: 8305</text:p>
      <text:p text:style-name="P2">5: File: test_rpc.py, <text:s/>Directory: C:\Program Files\MySQL\MySQL Shell 8.0\lib\Python3.7\Lib\idlelib\idle_test\, <text:s/>Size: 805</text:p>
      <text:p text:style-name="P2">5: File: test_rstrip.py, <text:s/>Directory: C:\Program Files\MySQL\MySQL Shell 8.0\lib\Python3.7\Lib\idlelib\idle_test\, <text:s/>Size: 1605</text:p>
      <text:p text:style-name="P2">5: File: test_run.py, <text:s/>Directory: C:\Program Files\MySQL\MySQL Shell 8.0\lib\Python3.7\Lib\idlelib\idle_test\, <text:s/>Size: 9414</text:p>
      <text:p text:style-name="P2">5: File: test_runscript.py, <text:s/>Directory: C:\Program Files\MySQL\MySQL Shell 8.0\lib\Python3.7\Lib\idlelib\idle_test\, <text:s/>Size: 777</text:p>
      <text:p text:style-name="P2">5: File: test_search.py, <text:s/>Directory: C:\Program Files\MySQL\MySQL Shell 8.0\lib\Python3.7\Lib\idlelib\idle_test\, <text:s/>Size: 2459</text:p>
      <text:p text:style-name="P2">5: File: test_searchbase.py, <text:s/>Directory: C:\Program Files\MySQL\MySQL Shell 8.0\lib\Python3.7\Lib\idlelib\idle_test\, <text:s/>Size: 5635</text:p>
      <text:p text:style-name="P2">5: File: test_squeezer.py, <text:s/>Directory: C:\Program Files\MySQL\MySQL Shell 8.0\lib\Python3.7\Lib\idlelib\idle_test\, <text:s/>Size: 20657</text:p>
      <text:p text:style-name="P2">5: File: test_stackviewer.py, <text:s/>Directory: C:\Program Files\MySQL\MySQL Shell 8.0\lib\Python3.7\Lib\idlelib\idle_test\, <text:s/>Size: 1206</text:p>
      <text:p text:style-name="P2">5: File: test_statusbar.py, <text:s/>Directory: C:\Program Files\MySQL\MySQL Shell 8.0\lib\Python3.7\Lib\idlelib\idle_test\, <text:s/>Size: 1133</text:p>
      <text:p text:style-name="P2">5: File: test_text.py, <text:s/>Directory: C:\Program Files\MySQL\MySQL Shell 8.0\lib\Python3.7\Lib\idlelib\idle_test\, <text:s/>Size: 6978</text:p>
      <text:p text:style-name="P2">5: File: test_textview.py, <text:s/>Directory: C:\Program Files\MySQL\MySQL Shell 8.0\lib\Python3.7\Lib\idlelib\idle_test\, <text:s/>Size: 5634</text:p>
      <text:p text:style-name="P2">5: File: test_tooltip.py, <text:s/>Directory: C:\Program Files\MySQL\MySQL Shell 8.0\lib\Python3.7\Lib\idlelib\idle_test\, <text:s/>Size: 5130</text:p>
      <text:p text:style-name="P2">5: File: test_tree.py, <text:s/>Directory: C:\Program Files\MySQL\MySQL Shell 8.0\lib\Python3.7\Lib\idlelib\idle_test\, <text:s/>Size: 792</text:p>
      <text:p text:style-name="P2">5: File: test_undo.py, <text:s/>Directory: C:\Program Files\MySQL\MySQL Shell 8.0\lib\Python3.7\Lib\idlelib\idle_test\, <text:s/>Size: 4228</text:p>
      <text:p text:style-name="P2">5: File: test_warning.py, <text:s/>Directory: C:\Program Files\MySQL\MySQL Shell 8.0\lib\Python3.7\Lib\idlelib\idle_test\, <text:s/>Size: 2740</text:p>
      <text:p text:style-name="P2">5: File: test_window.py, <text:s/>Directory: C:\Program Files\MySQL\MySQL Shell 8.0\lib\Python3.7\Lib\idlelib\idle_test\, <text:s/>Size: 1075</text:p>
      <text:p text:style-name="P2"><text:soft-page-break/>5: File: test_zoomheight.py, <text:s/>Directory: C:\Program Files\MySQL\MySQL Shell 8.0\lib\Python3.7\Lib\idlelib\idle_test\, <text:s/>Size: 999</text:p>
      <text:p text:style-name="P2">5: File: iomenu.py, <text:s/>Directory: C:\Program Files\MySQL\MySQL Shell 8.0\lib\Python3.7\Lib\idlelib\, <text:s/>Size: 20797</text:p>
      <text:p text:style-name="P2">5: File: macosx.py, <text:s/>Directory: C:\Program Files\MySQL\MySQL Shell 8.0\lib\Python3.7\Lib\idlelib\, <text:s/>Size: 9662</text:p>
      <text:p text:style-name="P2">5: File: mainmenu.py, <text:s/>Directory: C:\Program Files\MySQL\MySQL Shell 8.0\lib\Python3.7\Lib\idlelib\, <text:s/>Size: 3863</text:p>
      <text:p text:style-name="P2">5: File: multicall.py, <text:s/>Directory: C:\Program Files\MySQL\MySQL Shell 8.0\lib\Python3.7\Lib\idlelib\, <text:s/>Size: 18648</text:p>
      <text:p text:style-name="P2">5: File: NEWS.txt, <text:s/>Directory: C:\Program Files\MySQL\MySQL Shell 8.0\lib\Python3.7\Lib\idlelib\, <text:s/>Size: 42796</text:p>
      <text:p text:style-name="P2">5: File: NEWS2x.txt, <text:s/>Directory: C:\Program Files\MySQL\MySQL Shell 8.0\lib\Python3.7\Lib\idlelib\, <text:s/>Size: 27172</text:p>
      <text:p text:style-name="P2">5: File: outwin.py, <text:s/>Directory: C:\Program Files\MySQL\MySQL Shell 8.0\lib\Python3.7\Lib\idlelib\, <text:s/>Size: 5879</text:p>
      <text:p text:style-name="P2">5: File: paragraph.py, <text:s/>Directory: C:\Program Files\MySQL\MySQL Shell 8.0\lib\Python3.7\Lib\idlelib\, <text:s/>Size: 7167</text:p>
      <text:p text:style-name="P2">5: File: parenmatch.py, <text:s/>Directory: C:\Program Files\MySQL\MySQL Shell 8.0\lib\Python3.7\Lib\idlelib\, <text:s/>Size: 7204</text:p>
      <text:p text:style-name="P2">5: File: pathbrowser.py, <text:s/>Directory: C:\Program Files\MySQL\MySQL Shell 8.0\lib\Python3.7\Lib\idlelib\, <text:s/>Size: 3193</text:p>
      <text:p text:style-name="P2">5: File: percolator.py, <text:s/>Directory: C:\Program Files\MySQL\MySQL Shell 8.0\lib\Python3.7\Lib\idlelib\, <text:s/>Size: 3130</text:p>
      <text:p text:style-name="P2">5: File: pyparse.py, <text:s/>Directory: C:\Program Files\MySQL\MySQL Shell 8.0\lib\Python3.7\Lib\idlelib\, <text:s/>Size: 20118</text:p>
      <text:p text:style-name="P2">5: File: pyshell.py, <text:s/>Directory: C:\Program Files\MySQL\MySQL Shell 8.0\lib\Python3.7\Lib\idlelib\, <text:s/>Size: 57818</text:p>
      <text:p text:style-name="P2">5: File: query.py, <text:s/>Directory: C:\Program Files\MySQL\MySQL Shell 8.0\lib\Python3.7\Lib\idlelib\, <text:s/>Size: 14192</text:p>
      <text:p text:style-name="P2">5: File: README.txt, <text:s/>Directory: C:\Program Files\MySQL\MySQL Shell 8.0\lib\Python3.7\Lib\idlelib\, <text:s/>Size: 9592</text:p>
      <text:p text:style-name="P2">5: File: redirector.py, <text:s/>Directory: C:\Program Files\MySQL\MySQL Shell 8.0\lib\Python3.7\Lib\idlelib\, <text:s/>Size: 6875</text:p>
      <text:p text:style-name="P2">5: File: replace.py, <text:s/>Directory: C:\Program Files\MySQL\MySQL Shell 8.0\lib\Python3.7\Lib\idlelib\, <text:s/>Size: 9889</text:p>
      <text:p text:style-name="P2">5: File: rpc.py, <text:s/>Directory: C:\Program Files\MySQL\MySQL Shell 8.0\lib\Python3.7\Lib\idlelib\, <text:s/>Size: 21137</text:p>
      <text:p text:style-name="P2">5: File: rstrip.py, <text:s/>Directory: C:\Program Files\MySQL\MySQL Shell 8.0\lib\Python3.7\Lib\idlelib\, <text:s/>Size: 868</text:p>
      <text:p text:style-name="P2">5: File: run.py, <text:s/>Directory: C:\Program Files\MySQL\MySQL Shell 8.0\lib\Python3.7\Lib\idlelib\, <text:s/>Size: 17968</text:p>
      <text:p text:style-name="P2">5: File: runscript.py, <text:s/>Directory: C:\Program Files\MySQL\MySQL Shell 8.0\lib\Python3.7\Lib\idlelib\, <text:s/>Size: 8401</text:p>
      <text:p text:style-name="P2">5: File: scrolledlist.py, <text:s/>Directory: C:\Program Files\MySQL\MySQL Shell 8.0\lib\Python3.7\Lib\idlelib\, <text:s/>Size: 4465</text:p>
      <text:p text:style-name="P2">5: File: search.py, <text:s/>Directory: C:\Program Files\MySQL\MySQL Shell 8.0\lib\Python3.7\Lib\idlelib\, <text:s/>Size: 5566</text:p>
      <text:p text:style-name="P2">5: File: searchbase.py, <text:s/>Directory: C:\Program Files\MySQL\MySQL Shell 8.0\lib\Python3.7\Lib\idlelib\, <text:s/>Size: 7537</text:p>
      <text:p text:style-name="P2"><text:soft-page-break/>5: File: searchengine.py, <text:s/>Directory: C:\Program Files\MySQL\MySQL Shell 8.0\lib\Python3.7\Lib\idlelib\, <text:s/>Size: 7472</text:p>
      <text:p text:style-name="P2">5: File: squeezer.py, <text:s/>Directory: C:\Program Files\MySQL\MySQL Shell 8.0\lib\Python3.7\Lib\idlelib\, <text:s/>Size: 14038</text:p>
      <text:p text:style-name="P2">5: File: stackviewer.py, <text:s/>Directory: C:\Program Files\MySQL\MySQL Shell 8.0\lib\Python3.7\Lib\idlelib\, <text:s/>Size: 4454</text:p>
      <text:p text:style-name="P2">5: File: statusbar.py, <text:s/>Directory: C:\Program Files\MySQL\MySQL Shell 8.0\lib\Python3.7\Lib\idlelib\, <text:s/>Size: 1441</text:p>
      <text:p text:style-name="P2">5: File: textview.py, <text:s/>Directory: C:\Program Files\MySQL\MySQL Shell 8.0\lib\Python3.7\Lib\idlelib\, <text:s/>Size: 6121</text:p>
      <text:p text:style-name="P2">5: File: TODO.txt, <text:s/>Directory: C:\Program Files\MySQL\MySQL Shell 8.0\lib\Python3.7\Lib\idlelib\, <text:s/>Size: 8478</text:p>
      <text:p text:style-name="P2">5: File: tooltip.py, <text:s/>Directory: C:\Program Files\MySQL\MySQL Shell 8.0\lib\Python3.7\Lib\idlelib\, <text:s/>Size: 6486</text:p>
      <text:p text:style-name="P2">5: File: tree.py, <text:s/>Directory: C:\Program Files\MySQL\MySQL Shell 8.0\lib\Python3.7\Lib\idlelib\, <text:s/>Size: 15096</text:p>
      <text:p text:style-name="P2">5: File: undo.py, <text:s/>Directory: C:\Program Files\MySQL\MySQL Shell 8.0\lib\Python3.7\Lib\idlelib\, <text:s/>Size: 11046</text:p>
      <text:p text:style-name="P2">5: File: window.py, <text:s/>Directory: C:\Program Files\MySQL\MySQL Shell 8.0\lib\Python3.7\Lib\idlelib\, <text:s/>Size: 2616</text:p>
      <text:p text:style-name="P2">5: File: zoomheight.py, <text:s/>Directory: C:\Program Files\MySQL\MySQL Shell 8.0\lib\Python3.7\Lib\idlelib\, <text:s/>Size: 4203</text:p>
      <text:p text:style-name="P2">5: File: zzdummy.py, <text:s/>Directory: C:\Program Files\MySQL\MySQL Shell 8.0\lib\Python3.7\Lib\idlelib\, <text:s/>Size: 961</text:p>
      <text:p text:style-name="P2">5: File: imaplib.py, <text:s/>Directory: C:\Program Files\MySQL\MySQL Shell 8.0\lib\Python3.7\Lib\, <text:s/>Size: 53292</text:p>
      <text:p text:style-name="P2">5: File: imghdr.py, <text:s/>Directory: C:\Program Files\MySQL\MySQL Shell 8.0\lib\Python3.7\Lib\, <text:s/>Size: 3795</text:p>
      <text:p text:style-name="P2">5: File: imp.py, <text:s/>Directory: C:\Program Files\MySQL\MySQL Shell 8.0\lib\Python3.7\Lib\, <text:s/>Size: 10536</text:p>
      <text:p text:style-name="P2">5: File: __init__.py, <text:s/>Directory: C:\Program Files\MySQL\MySQL Shell 8.0\lib\Python3.7\Lib\importlib\, <text:s/>Size: 6037</text:p>
      <text:p text:style-name="P2">5: File: _bootstrap.py, <text:s/>Directory: C:\Program Files\MySQL\MySQL Shell 8.0\lib\Python3.7\Lib\importlib\, <text:s/>Size: 39278</text:p>
      <text:p text:style-name="P2">5: File: _bootstrap_external.py, <text:s/>Directory: C:\Program Files\MySQL\MySQL Shell 8.0\lib\Python3.7\Lib\importlib\, <text:s/>Size: 59012</text:p>
      <text:p text:style-name="P2">5: File: abc.py, <text:s/>Directory: C:\Program Files\MySQL\MySQL Shell 8.0\lib\Python3.7\Lib\importlib\, <text:s/>Size: 12873</text:p>
      <text:p text:style-name="P2">5: File: machinery.py, <text:s/>Directory: C:\Program Files\MySQL\MySQL Shell 8.0\lib\Python3.7\Lib\importlib\, <text:s/>Size: 844</text:p>
      <text:p text:style-name="P2">5: File: resources.py, <text:s/>Directory: C:\Program Files\MySQL\MySQL Shell 8.0\lib\Python3.7\Lib\importlib\, <text:s/>Size: 12962</text:p>
      <text:p text:style-name="P2">5: File: util.py, <text:s/>Directory: C:\Program Files\MySQL\MySQL Shell 8.0\lib\Python3.7\Lib\importlib\, <text:s/>Size: 11319</text:p>
      <text:p text:style-name="P2">5: File: inspect.py, <text:s/>Directory: C:\Program Files\MySQL\MySQL Shell 8.0\lib\Python3.7\Lib\, <text:s/>Size: 117615</text:p>
      <text:p text:style-name="P2">5: File: io.py, <text:s/>Directory: C:\Program Files\MySQL\MySQL Shell 8.0\lib\Python3.7\Lib\, <text:s/>Size: 3517</text:p>
      <text:p text:style-name="P2">5: File: ipaddress.py, <text:s/>Directory: C:\Program Files\MySQL\MySQL Shell 8.0\lib\Python3.7\Lib\, <text:s/>Size: 75316</text:p>
      <text:p text:style-name="P2">5: File: __init__.py, <text:s/>Directory: C:\Program Files\MySQL\MySQL Shell 8.0\lib\Python3.7\Lib\json\, <text:s/>Size: 14090</text:p>
      <text:p text:style-name="P2"><text:soft-page-break/>5: File: decoder.py, <text:s/>Directory: C:\Program Files\MySQL\MySQL Shell 8.0\lib\Python3.7\Lib\json\, <text:s/>Size: 12472</text:p>
      <text:p text:style-name="P2">5: File: encoder.py, <text:s/>Directory: C:\Program Files\MySQL\MySQL Shell 8.0\lib\Python3.7\Lib\json\, <text:s/>Size: 16092</text:p>
      <text:p text:style-name="P2">5: File: scanner.py, <text:s/>Directory: C:\Program Files\MySQL\MySQL Shell 8.0\lib\Python3.7\Lib\json\, <text:s/>Size: 2425</text:p>
      <text:p text:style-name="P2">5: File: tool.py, <text:s/>Directory: C:\Program Files\MySQL\MySQL Shell 8.0\lib\Python3.7\Lib\json\, <text:s/>Size: 1463</text:p>
      <text:p text:style-name="P2">5: File: keyword.py, <text:s/>Directory: C:\Program Files\MySQL\MySQL Shell 8.0\lib\Python3.7\Lib\, <text:s/>Size: 2245</text:p>
      <text:p text:style-name="P2">5: File: __init__.py, <text:s/>Directory: C:\Program Files\MySQL\MySQL Shell 8.0\lib\Python3.7\Lib\lib2to3\, <text:s/>Size: 7</text:p>
      <text:p text:style-name="P2">5: File: __main__.py, <text:s/>Directory: C:\Program Files\MySQL\MySQL Shell 8.0\lib\Python3.7\Lib\lib2to3\, <text:s/>Size: 67</text:p>
      <text:p text:style-name="P2">5: File: btm_matcher.py, <text:s/>Directory: C:\Program Files\MySQL\MySQL Shell 8.0\lib\Python3.7\Lib\lib2to3\, <text:s/>Size: 6623</text:p>
      <text:p text:style-name="P2">5: File: btm_utils.py, <text:s/>Directory: C:\Program Files\MySQL\MySQL Shell 8.0\lib\Python3.7\Lib\lib2to3\, <text:s/>Size: 9966</text:p>
      <text:p text:style-name="P2">5: File: fixer_base.py, <text:s/>Directory: C:\Program Files\MySQL\MySQL Shell 8.0\lib\Python3.7\Lib\lib2to3\, <text:s/>Size: 6690</text:p>
      <text:p text:style-name="P2">5: File: fixer_util.py, <text:s/>Directory: C:\Program Files\MySQL\MySQL Shell 8.0\lib\Python3.7\Lib\lib2to3\, <text:s/>Size: 15207</text:p>
      <text:p text:style-name="P2">5: File: __init__.py, <text:s/>Directory: C:\Program Files\MySQL\MySQL Shell 8.0\lib\Python3.7\Lib\lib2to3\fixes\, <text:s/>Size: 47</text:p>
      <text:p text:style-name="P2">5: File: fix_apply.py, <text:s/>Directory: C:\Program Files\MySQL\MySQL Shell 8.0\lib\Python3.7\Lib\lib2to3\fixes\, <text:s/>Size: 2430</text:p>
      <text:p text:style-name="P2">5: File: fix_asserts.py, <text:s/>Directory: C:\Program Files\MySQL\MySQL Shell 8.0\lib\Python3.7\Lib\lib2to3\fixes\, <text:s/>Size: 984</text:p>
      <text:p text:style-name="P2">5: File: fix_basestring.py, <text:s/>Directory: C:\Program Files\MySQL\MySQL Shell 8.0\lib\Python3.7\Lib\lib2to3\fixes\, <text:s/>Size: 320</text:p>
      <text:p text:style-name="P2">5: File: fix_buffer.py, <text:s/>Directory: C:\Program Files\MySQL\MySQL Shell 8.0\lib\Python3.7\Lib\lib2to3\fixes\, <text:s/>Size: 590</text:p>
      <text:p text:style-name="P2">5: File: fix_dict.py, <text:s/>Directory: C:\Program Files\MySQL\MySQL Shell 8.0\lib\Python3.7\Lib\lib2to3\fixes\, <text:s/>Size: 3760</text:p>
      <text:p text:style-name="P2">5: File: fix_except.py, <text:s/>Directory: C:\Program Files\MySQL\MySQL Shell 8.0\lib\Python3.7\Lib\lib2to3\fixes\, <text:s/>Size: 3344</text:p>
      <text:p text:style-name="P2">5: File: fix_exec.py, <text:s/>Directory: C:\Program Files\MySQL\MySQL Shell 8.0\lib\Python3.7\Lib\lib2to3\fixes\, <text:s/>Size: 979</text:p>
      <text:p text:style-name="P2">5: File: fix_execfile.py, <text:s/>Directory: C:\Program Files\MySQL\MySQL Shell 8.0\lib\Python3.7\Lib\lib2to3\fixes\, <text:s/>Size: 2048</text:p>
      <text:p text:style-name="P2">5: File: fix_exitfunc.py, <text:s/>Directory: C:\Program Files\MySQL\MySQL Shell 8.0\lib\Python3.7\Lib\lib2to3\fixes\, <text:s/>Size: 2495</text:p>
      <text:p text:style-name="P2">5: File: fix_filter.py, <text:s/>Directory: C:\Program Files\MySQL\MySQL Shell 8.0\lib\Python3.7\Lib\lib2to3\fixes\, <text:s/>Size: 2651</text:p>
      <text:p text:style-name="P2">5: File: fix_funcattrs.py, <text:s/>Directory: C:\Program Files\MySQL\MySQL Shell 8.0\lib\Python3.7\Lib\lib2to3\fixes\, <text:s/>Size: 644</text:p>
      <text:p text:style-name="P2">5: File: fix_future.py, <text:s/>Directory: C:\Program Files\MySQL\MySQL Shell 8.0\lib\Python3.7\Lib\lib2to3\fixes\, <text:s/>Size: 547</text:p>
      <text:p text:style-name="P2">5: File: fix_getcwdu.py, <text:s/>Directory: C:\Program Files\MySQL\MySQL Shell 8.0\lib\Python3.7\Lib\lib2to3\fixes\, <text:s/>Size: 451</text:p>
      <text:p text:style-name="P2"><text:soft-page-break/>5: File: fix_has_key.py, <text:s/>Directory: C:\Program Files\MySQL\MySQL Shell 8.0\lib\Python3.7\Lib\lib2to3\fixes\, <text:s/>Size: 3196</text:p>
      <text:p text:style-name="P2">5: File: fix_idioms.py, <text:s/>Directory: C:\Program Files\MySQL\MySQL Shell 8.0\lib\Python3.7\Lib\lib2to3\fixes\, <text:s/>Size: 4876</text:p>
      <text:p text:style-name="P2">5: File: fix_import.py, <text:s/>Directory: C:\Program Files\MySQL\MySQL Shell 8.0\lib\Python3.7\Lib\lib2to3\fixes\, <text:s/>Size: 3256</text:p>
      <text:p text:style-name="P2">5: File: fix_imports.py, <text:s/>Directory: C:\Program Files\MySQL\MySQL Shell 8.0\lib\Python3.7\Lib\lib2to3\fixes\, <text:s/>Size: 5684</text:p>
      <text:p text:style-name="P2">5: File: fix_imports2.py, <text:s/>Directory: C:\Program Files\MySQL\MySQL Shell 8.0\lib\Python3.7\Lib\lib2to3\fixes\, <text:s/>Size: 289</text:p>
      <text:p text:style-name="P2">5: File: fix_input.py, <text:s/>Directory: C:\Program Files\MySQL\MySQL Shell 8.0\lib\Python3.7\Lib\lib2to3\fixes\, <text:s/>Size: 708</text:p>
      <text:p text:style-name="P2">5: File: fix_intern.py, <text:s/>Directory: C:\Program Files\MySQL\MySQL Shell 8.0\lib\Python3.7\Lib\lib2to3\fixes\, <text:s/>Size: 1235</text:p>
      <text:p text:style-name="P2">5: File: fix_isinstance.py, <text:s/>Directory: C:\Program Files\MySQL\MySQL Shell 8.0\lib\Python3.7\Lib\lib2to3\fixes\, <text:s/>Size: 1608</text:p>
      <text:p text:style-name="P2">5: File: fix_itertools.py, <text:s/>Directory: C:\Program Files\MySQL\MySQL Shell 8.0\lib\Python3.7\Lib\lib2to3\fixes\, <text:s/>Size: 1548</text:p>
      <text:p text:style-name="P2">5: File: fix_long.py, <text:s/>Directory: C:\Program Files\MySQL\MySQL Shell 8.0\lib\Python3.7\Lib\lib2to3\fixes\, <text:s/>Size: 476</text:p>
      <text:p text:style-name="P2">5: File: fix_map.py, <text:s/>Directory: C:\Program Files\MySQL\MySQL Shell 8.0\lib\Python3.7\Lib\lib2to3\fixes\, <text:s/>Size: 3640</text:p>
      <text:p text:style-name="P2">5: File: fix_metaclass.py, <text:s/>Directory: C:\Program Files\MySQL\MySQL Shell 8.0\lib\Python3.7\Lib\lib2to3\fixes\, <text:s/>Size: 8197</text:p>
      <text:p text:style-name="P2">5: File: fix_methodattrs.py, <text:s/>Directory: C:\Program Files\MySQL\MySQL Shell 8.0\lib\Python3.7\Lib\lib2to3\fixes\, <text:s/>Size: 606</text:p>
      <text:p text:style-name="P2">5: File: fix_ne.py, <text:s/>Directory: C:\Program Files\MySQL\MySQL Shell 8.0\lib\Python3.7\Lib\lib2to3\fixes\, <text:s/>Size: 571</text:p>
      <text:p text:style-name="P2">5: File: fix_next.py, <text:s/>Directory: C:\Program Files\MySQL\MySQL Shell 8.0\lib\Python3.7\Lib\lib2to3\fixes\, <text:s/>Size: 3174</text:p>
      <text:p text:style-name="P2">5: File: fix_nonzero.py, <text:s/>Directory: C:\Program Files\MySQL\MySQL Shell 8.0\lib\Python3.7\Lib\lib2to3\fixes\, <text:s/>Size: 591</text:p>
      <text:p text:style-name="P2">5: File: fix_numliterals.py, <text:s/>Directory: C:\Program Files\MySQL\MySQL Shell 8.0\lib\Python3.7\Lib\lib2to3\fixes\, <text:s/>Size: 768</text:p>
      <text:p text:style-name="P2">5: File: fix_operator.py, <text:s/>Directory: C:\Program Files\MySQL\MySQL Shell 8.0\lib\Python3.7\Lib\lib2to3\fixes\, <text:s/>Size: 3426</text:p>
      <text:p text:style-name="P2">5: File: fix_paren.py, <text:s/>Directory: C:\Program Files\MySQL\MySQL Shell 8.0\lib\Python3.7\Lib\lib2to3\fixes\, <text:s/>Size: 1227</text:p>
      <text:p text:style-name="P2">5: File: fix_print.py, <text:s/>Directory: C:\Program Files\MySQL\MySQL Shell 8.0\lib\Python3.7\Lib\lib2to3\fixes\, <text:s/>Size: 2844</text:p>
      <text:p text:style-name="P2">5: File: fix_raise.py, <text:s/>Directory: C:\Program Files\MySQL\MySQL Shell 8.0\lib\Python3.7\Lib\lib2to3\fixes\, <text:s/>Size: 2926</text:p>
      <text:p text:style-name="P2">5: File: fix_raw_input.py, <text:s/>Directory: C:\Program Files\MySQL\MySQL Shell 8.0\lib\Python3.7\Lib\lib2to3\fixes\, <text:s/>Size: 454</text:p>
      <text:p text:style-name="P2">5: File: fix_reduce.py, <text:s/>Directory: C:\Program Files\MySQL\MySQL Shell 8.0\lib\Python3.7\Lib\lib2to3\fixes\, <text:s/>Size: 837</text:p>
      <text:p text:style-name="P2">5: File: fix_reload.py, <text:s/>Directory: C:\Program Files\MySQL\MySQL Shell 8.0\lib\Python3.7\Lib\lib2to3\fixes\, <text:s/>Size: 1172</text:p>
      <text:p text:style-name="P2">5: File: fix_renames.py, <text:s/>Directory: C:\Program Files\MySQL\MySQL Shell 8.0\lib\Python3.7\Lib\lib2to3\fixes\, <text:s/>Size: 2221</text:p>
      <text:p text:style-name="P2"><text:soft-page-break/>5: File: fix_repr.py, <text:s/>Directory: C:\Program Files\MySQL\MySQL Shell 8.0\lib\Python3.7\Lib\lib2to3\fixes\, <text:s/>Size: 613</text:p>
      <text:p text:style-name="P2">5: File: fix_set_literal.py, <text:s/>Directory: C:\Program Files\MySQL\MySQL Shell 8.0\lib\Python3.7\Lib\lib2to3\fixes\, <text:s/>Size: 1697</text:p>
      <text:p text:style-name="P2">5: File: fix_standarderror.py, <text:s/>Directory: C:\Program Files\MySQL\MySQL Shell 8.0\lib\Python3.7\Lib\lib2to3\fixes\, <text:s/>Size: 449</text:p>
      <text:p text:style-name="P2">5: File: fix_sys_exc.py, <text:s/>Directory: C:\Program Files\MySQL\MySQL Shell 8.0\lib\Python3.7\Lib\lib2to3\fixes\, <text:s/>Size: 1034</text:p>
      <text:p text:style-name="P2">5: File: fix_throw.py, <text:s/>Directory: C:\Program Files\MySQL\MySQL Shell 8.0\lib\Python3.7\Lib\lib2to3\fixes\, <text:s/>Size: 1582</text:p>
      <text:p text:style-name="P2">5: File: fix_tuple_params.py, <text:s/>Directory: C:\Program Files\MySQL\MySQL Shell 8.0\lib\Python3.7\Lib\lib2to3\fixes\, <text:s/>Size: 5565</text:p>
      <text:p text:style-name="P2">5: File: fix_types.py, <text:s/>Directory: C:\Program Files\MySQL\MySQL Shell 8.0\lib\Python3.7\Lib\lib2to3\fixes\, <text:s/>Size: 1774</text:p>
      <text:p text:style-name="P2">5: File: fix_unicode.py, <text:s/>Directory: C:\Program Files\MySQL\MySQL Shell 8.0\lib\Python3.7\Lib\lib2to3\fixes\, <text:s/>Size: 1256</text:p>
      <text:p text:style-name="P2">5: File: fix_urllib.py, <text:s/>Directory: C:\Program Files\MySQL\MySQL Shell 8.0\lib\Python3.7\Lib\lib2to3\fixes\, <text:s/>Size: 8353</text:p>
      <text:p text:style-name="P2">5: File: fix_ws_comma.py, <text:s/>Directory: C:\Program Files\MySQL\MySQL Shell 8.0\lib\Python3.7\Lib\lib2to3\fixes\, <text:s/>Size: 1090</text:p>
      <text:p text:style-name="P2">5: File: fix_xrange.py, <text:s/>Directory: C:\Program Files\MySQL\MySQL Shell 8.0\lib\Python3.7\Lib\lib2to3\fixes\, <text:s/>Size: 2694</text:p>
      <text:p text:style-name="P2">5: File: fix_xreadlines.py, <text:s/>Directory: C:\Program Files\MySQL\MySQL Shell 8.0\lib\Python3.7\Lib\lib2to3\fixes\, <text:s/>Size: 689</text:p>
      <text:p text:style-name="P2">5: File: fix_zip.py, <text:s/>Directory: C:\Program Files\MySQL\MySQL Shell 8.0\lib\Python3.7\Lib\lib2to3\fixes\, <text:s/>Size: 1289</text:p>
      <text:p text:style-name="P2">5: File: Grammar.txt, <text:s/>Directory: C:\Program Files\MySQL\MySQL Shell 8.0\lib\Python3.7\Lib\lib2to3\, <text:s/>Size: 6562</text:p>
      <text:p text:style-name="P2">5: File: main.py, <text:s/>Directory: C:\Program Files\MySQL\MySQL Shell 8.0\lib\Python3.7\Lib\lib2to3\, <text:s/>Size: 11653</text:p>
      <text:p text:style-name="P2">5: File: patcomp.py, <text:s/>Directory: C:\Program Files\MySQL\MySQL Shell 8.0\lib\Python3.7\Lib\lib2to3\, <text:s/>Size: 7054</text:p>
      <text:p text:style-name="P2">5: File: PatternGrammar.txt, <text:s/>Directory: C:\Program Files\MySQL\MySQL Shell 8.0\lib\Python3.7\Lib\lib2to3\, <text:s/>Size: 793</text:p>
      <text:p text:style-name="P2">5: File: __init__.py, <text:s/>Directory: C:\Program Files\MySQL\MySQL Shell 8.0\lib\Python3.7\Lib\lib2to3\pgen2\, <text:s/>Size: 143</text:p>
      <text:p text:style-name="P2">5: File: conv.py, <text:s/>Directory: C:\Program Files\MySQL\MySQL Shell 8.0\lib\Python3.7\Lib\lib2to3\pgen2\, <text:s/>Size: 9642</text:p>
      <text:p text:style-name="P2">5: File: driver.py, <text:s/>Directory: C:\Program Files\MySQL\MySQL Shell 8.0\lib\Python3.7\Lib\lib2to3\pgen2\, <text:s/>Size: 5983</text:p>
      <text:p text:style-name="P2">5: File: grammar.py, <text:s/>Directory: C:\Program Files\MySQL\MySQL Shell 8.0\lib\Python3.7\Lib\lib2to3\pgen2\, <text:s/>Size: 6579</text:p>
      <text:p text:style-name="P2">5: File: literals.py, <text:s/>Directory: C:\Program Files\MySQL\MySQL Shell 8.0\lib\Python3.7\Lib\lib2to3\pgen2\, <text:s/>Size: 1635</text:p>
      <text:p text:style-name="P2">5: File: parse.py, <text:s/>Directory: C:\Program Files\MySQL\MySQL Shell 8.0\lib\Python3.7\Lib\lib2to3\pgen2\, <text:s/>Size: 8053</text:p>
      <text:p text:style-name="P2">5: File: pgen.py, <text:s/>Directory: C:\Program Files\MySQL\MySQL Shell 8.0\lib\Python3.7\Lib\lib2to3\pgen2\, <text:s/>Size: 13812</text:p>
      <text:p text:style-name="P2">5: File: token.py, <text:s/>Directory: C:\Program Files\MySQL\MySQL Shell 8.0\lib\Python3.7\Lib\lib2to3\pgen2\, <text:s/>Size: 1286</text:p>
      <text:p text:style-name="P2"><text:soft-page-break/>5: File: tokenize.py, <text:s/>Directory: C:\Program Files\MySQL\MySQL Shell 8.0\lib\Python3.7\Lib\lib2to3\pgen2\, <text:s/>Size: 21080</text:p>
      <text:p text:style-name="P2">5: File: pygram.py, <text:s/>Directory: C:\Program Files\MySQL\MySQL Shell 8.0\lib\Python3.7\Lib\lib2to3\, <text:s/>Size: 1154</text:p>
      <text:p text:style-name="P2">5: File: pytree.py, <text:s/>Directory: C:\Program Files\MySQL\MySQL Shell 8.0\lib\Python3.7\Lib\lib2to3\, <text:s/>Size: 27960</text:p>
      <text:p text:style-name="P2">5: File: refactor.py, <text:s/>Directory: C:\Program Files\MySQL\MySQL Shell 8.0\lib\Python3.7\Lib\lib2to3\, <text:s/>Size: 27440</text:p>
      <text:p text:style-name="P2">5: File: __init__.py, <text:s/>Directory: C:\Program Files\MySQL\MySQL Shell 8.0\lib\Python3.7\Lib\lib2to3\tests\, <text:s/>Size: 168</text:p>
      <text:p text:style-name="P2">5: File: __main__.py, <text:s/>Directory: C:\Program Files\MySQL\MySQL Shell 8.0\lib\Python3.7\Lib\lib2to3\tests\, <text:s/>Size: 58</text:p>
      <text:p text:style-name="P2">5: File: bom.py, <text:s/>Directory: C:\Program Files\MySQL\MySQL Shell 8.0\lib\Python3.7\Lib\lib2to3\tests\data\, <text:s/>Size: 37</text:p>
      <text:p text:style-name="P2">5: File: crlf.py, <text:s/>Directory: C:\Program Files\MySQL\MySQL Shell 8.0\lib\Python3.7\Lib\lib2to3\tests\data\, <text:s/>Size: 50</text:p>
      <text:p text:style-name="P2">5: File: false_encoding.py, <text:s/>Directory: C:\Program Files\MySQL\MySQL Shell 8.0\lib\Python3.7\Lib\lib2to3\tests\data\, <text:s/>Size: 40</text:p>
      <text:p text:style-name="P2">5: File: README, <text:s/>Directory: C:\Program Files\MySQL\MySQL Shell 8.0\lib\Python3.7\Lib\lib2to3\tests\data\, <text:s/>Size: 404</text:p>
      <text:p text:style-name="P2">5: File: pytree_idempotency.py, <text:s/>Directory: C:\Program Files\MySQL\MySQL Shell 8.0\lib\Python3.7\Lib\lib2to3\tests\, <text:s/>Size: 2453</text:p>
      <text:p text:style-name="P2">5: File: support.py, <text:s/>Directory: C:\Program Files\MySQL\MySQL Shell 8.0\lib\Python3.7\Lib\lib2to3\tests\, <text:s/>Size: 1948</text:p>
      <text:p text:style-name="P2">5: File: test_all_fixers.py, <text:s/>Directory: C:\Program Files\MySQL\MySQL Shell 8.0\lib\Python3.7\Lib\lib2to3\tests\, <text:s/>Size: 595</text:p>
      <text:p text:style-name="P2">5: File: test_fixers.py, <text:s/>Directory: C:\Program Files\MySQL\MySQL Shell 8.0\lib\Python3.7\Lib\lib2to3\tests\, <text:s/>Size: 122562</text:p>
      <text:p text:style-name="P2">5: File: test_main.py, <text:s/>Directory: C:\Program Files\MySQL\MySQL Shell 8.0\lib\Python3.7\Lib\lib2to3\tests\, <text:s/>Size: 5740</text:p>
      <text:p text:style-name="P2">5: File: test_parser.py, <text:s/>Directory: C:\Program Files\MySQL\MySQL Shell 8.0\lib\Python3.7\Lib\lib2to3\tests\, <text:s/>Size: 20841</text:p>
      <text:p text:style-name="P2">5: File: test_pytree.py, <text:s/>Directory: C:\Program Files\MySQL\MySQL Shell 8.0\lib\Python3.7\Lib\lib2to3\tests\, <text:s/>Size: 16382</text:p>
      <text:p text:style-name="P2">5: File: test_refactor.py, <text:s/>Directory: C:\Program Files\MySQL\MySQL Shell 8.0\lib\Python3.7\Lib\lib2to3\tests\, <text:s/>Size: 12446</text:p>
      <text:p text:style-name="P2">5: File: test_util.py, <text:s/>Directory: C:\Program Files\MySQL\MySQL Shell 8.0\lib\Python3.7\Lib\lib2to3\tests\, <text:s/>Size: 21207</text:p>
      <text:p text:style-name="P2">5: File: linecache.py, <text:s/>Directory: C:\Program Files\MySQL\MySQL Shell 8.0\lib\Python3.7\Lib\, <text:s/>Size: 5312</text:p>
      <text:p text:style-name="P2">5: File: locale.py, <text:s/>Directory: C:\Program Files\MySQL\MySQL Shell 8.0\lib\Python3.7\Lib\, <text:s/>Size: 78027</text:p>
      <text:p text:style-name="P2">5: File: __init__.py, <text:s/>Directory: C:\Program Files\MySQL\MySQL Shell 8.0\lib\Python3.7\Lib\logging\, <text:s/>Size: 74497</text:p>
      <text:p text:style-name="P2">5: File: config.py, <text:s/>Directory: C:\Program Files\MySQL\MySQL Shell 8.0\lib\Python3.7\Lib\logging\, <text:s/>Size: 35905</text:p>
      <text:p text:style-name="P2">5: File: handlers.py, <text:s/>Directory: C:\Program Files\MySQL\MySQL Shell 8.0\lib\Python3.7\Lib\logging\, <text:s/>Size: 57886</text:p>
      <text:p text:style-name="P2">5: File: lzma.py, <text:s/>Directory: C:\Program Files\MySQL\MySQL Shell 8.0\lib\Python3.7\Lib\, <text:s/>Size: 12983</text:p>
      <text:p text:style-name="P2"><text:soft-page-break/>5: File: macpath.py, <text:s/>Directory: C:\Program Files\MySQL\MySQL Shell 8.0\lib\Python3.7\Lib\, <text:s/>Size: 6123</text:p>
      <text:p text:style-name="P2">5: File: mailbox.py, <text:s/>Directory: C:\Program Files\MySQL\MySQL Shell 8.0\lib\Python3.7\Lib\, <text:s/>Size: 78654</text:p>
      <text:p text:style-name="P2">5: File: mailcap.py, <text:s/>Directory: C:\Program Files\MySQL\MySQL Shell 8.0\lib\Python3.7\Lib\, <text:s/>Size: 8104</text:p>
      <text:p text:style-name="P2">5: File: mimetypes.py, <text:s/>Directory: C:\Program Files\MySQL\MySQL Shell 8.0\lib\Python3.7\Lib\, <text:s/>Size: 20880</text:p>
      <text:p text:style-name="P2">5: File: modulefinder.py, <text:s/>Directory: C:\Program Files\MySQL\MySQL Shell 8.0\lib\Python3.7\Lib\, <text:s/>Size: 23035</text:p>
      <text:p text:style-name="P2">5: File: __init__.py, <text:s/>Directory: C:\Program Files\MySQL\MySQL Shell 8.0\lib\Python3.7\Lib\msilib\, <text:s/>Size: 17596</text:p>
      <text:p text:style-name="P2">5: File: schema.py, <text:s/>Directory: C:\Program Files\MySQL\MySQL Shell 8.0\lib\Python3.7\Lib\msilib\, <text:s/>Size: 81580</text:p>
      <text:p text:style-name="P2">5: File: sequence.py, <text:s/>Directory: C:\Program Files\MySQL\MySQL Shell 8.0\lib\Python3.7\Lib\msilib\, <text:s/>Size: 3929</text:p>
      <text:p text:style-name="P2">5: File: text.py, <text:s/>Directory: C:\Program Files\MySQL\MySQL Shell 8.0\lib\Python3.7\Lib\msilib\, <text:s/>Size: 9018</text:p>
      <text:p text:style-name="P2">5: File: __init__.py, <text:s/>Directory: C:\Program Files\MySQL\MySQL Shell 8.0\lib\Python3.7\Lib\multiprocessing\, <text:s/>Size: 923</text:p>
      <text:p text:style-name="P2">5: File: connection.py, <text:s/>Directory: C:\Program Files\MySQL\MySQL Shell 8.0\lib\Python3.7\Lib\multiprocessing\, <text:s/>Size: 31116</text:p>
      <text:p text:style-name="P2">5: File: context.py, <text:s/>Directory: C:\Program Files\MySQL\MySQL Shell 8.0\lib\Python3.7\Lib\multiprocessing\, <text:s/>Size: 10923</text:p>
      <text:p text:style-name="P2">5: File: __init__.py, <text:s/>Directory: C:\Program Files\MySQL\MySQL Shell 8.0\lib\Python3.7\Lib\multiprocessing\dummy\, <text:s/>Size: 3058</text:p>
      <text:p text:style-name="P2">5: File: connection.py, <text:s/>Directory: C:\Program Files\MySQL\MySQL Shell 8.0\lib\Python3.7\Lib\multiprocessing\dummy\, <text:s/>Size: 1598</text:p>
      <text:p text:style-name="P2">5: File: forkserver.py, <text:s/>Directory: C:\Program Files\MySQL\MySQL Shell 8.0\lib\Python3.7\Lib\multiprocessing\, <text:s/>Size: 11783</text:p>
      <text:p text:style-name="P2">5: File: heap.py, <text:s/>Directory: C:\Program Files\MySQL\MySQL Shell 8.0\lib\Python3.7\Lib\multiprocessing\, <text:s/>Size: 8918</text:p>
      <text:p text:style-name="P2">5: File: managers.py, <text:s/>Directory: C:\Program Files\MySQL\MySQL Shell 8.0\lib\Python3.7\Lib\multiprocessing\, <text:s/>Size: 40987</text:p>
      <text:p text:style-name="P2">5: File: pool.py, <text:s/>Directory: C:\Program Files\MySQL\MySQL Shell 8.0\lib\Python3.7\Lib\multiprocessing\, <text:s/>Size: 26834</text:p>
      <text:p text:style-name="P2">5: File: popen_fork.py, <text:s/>Directory: C:\Program Files\MySQL\MySQL Shell 8.0\lib\Python3.7\Lib\multiprocessing\, <text:s/>Size: 2394</text:p>
      <text:p text:style-name="P2">5: File: popen_forkserver.py, <text:s/>Directory: C:\Program Files\MySQL\MySQL Shell 8.0\lib\Python3.7\Lib\multiprocessing\, <text:s/>Size: 2016</text:p>
      <text:p text:style-name="P2">5: File: popen_spawn_posix.py, <text:s/>Directory: C:\Program Files\MySQL\MySQL Shell 8.0\lib\Python3.7\Lib\multiprocessing\, <text:s/>Size: 1921</text:p>
      <text:p text:style-name="P2">5: File: popen_spawn_win32.py, <text:s/>Directory: C:\Program Files\MySQL\MySQL Shell 8.0\lib\Python3.7\Lib\multiprocessing\, <text:s/>Size: 3766</text:p>
      <text:p text:style-name="P2">5: File: process.py, <text:s/>Directory: C:\Program Files\MySQL\MySQL Shell 8.0\lib\Python3.7\Lib\multiprocessing\, <text:s/>Size: 10548</text:p>
      <text:p text:style-name="P2">5: File: queues.py, <text:s/>Directory: C:\Program Files\MySQL\MySQL Shell 8.0\lib\Python3.7\Lib\multiprocessing\, <text:s/>Size: 11587</text:p>
      <text:p text:style-name="P2">5: File: reduction.py, <text:s/>Directory: C:\Program Files\MySQL\MySQL Shell 8.0\lib\Python3.7\Lib\multiprocessing\, <text:s/>Size: 9361</text:p>
      <text:p text:style-name="P2"><text:soft-page-break/>5: File: resource_sharer.py, <text:s/>Directory: C:\Program Files\MySQL\MySQL Shell 8.0\lib\Python3.7\Lib\multiprocessing\, <text:s/>Size: 5351</text:p>
      <text:p text:style-name="P2">5: File: semaphore_tracker.py, <text:s/>Directory: C:\Program Files\MySQL\MySQL Shell 8.0\lib\Python3.7\Lib\multiprocessing\, <text:s/>Size: 5467</text:p>
      <text:p text:style-name="P2">5: File: sharedctypes.py, <text:s/>Directory: C:\Program Files\MySQL\MySQL Shell 8.0\lib\Python3.7\Lib\multiprocessing\, <text:s/>Size: 6306</text:p>
      <text:p text:style-name="P2">5: File: spawn.py, <text:s/>Directory: C:\Program Files\MySQL\MySQL Shell 8.0\lib\Python3.7\Lib\multiprocessing\, <text:s/>Size: 8848</text:p>
      <text:p text:style-name="P2">5: File: synchronize.py, <text:s/>Directory: C:\Program Files\MySQL\MySQL Shell 8.0\lib\Python3.7\Lib\multiprocessing\, <text:s/>Size: 11585</text:p>
      <text:p text:style-name="P2">5: File: util.py, <text:s/>Directory: C:\Program Files\MySQL\MySQL Shell 8.0\lib\Python3.7\Lib\multiprocessing\, <text:s/>Size: 12112</text:p>
      <text:p text:style-name="P2">5: File: netrc.py, <text:s/>Directory: C:\Program Files\MySQL\MySQL Shell 8.0\lib\Python3.7\Lib\, <text:s/>Size: 5566</text:p>
      <text:p text:style-name="P2">5: File: nntplib.py, <text:s/>Directory: C:\Program Files\MySQL\MySQL Shell 8.0\lib\Python3.7\Lib\, <text:s/>Size: 43088</text:p>
      <text:p text:style-name="P2">5: File: ntpath.py, <text:s/>Directory: C:\Program Files\MySQL\MySQL Shell 8.0\lib\Python3.7\Lib\, <text:s/>Size: 22340</text:p>
      <text:p text:style-name="P2">5: File: nturl2path.py, <text:s/>Directory: C:\Program Files\MySQL\MySQL Shell 8.0\lib\Python3.7\Lib\, <text:s/>Size: 2584</text:p>
      <text:p text:style-name="P2">5: File: numbers.py, <text:s/>Directory: C:\Program Files\MySQL\MySQL Shell 8.0\lib\Python3.7\Lib\, <text:s/>Size: 10244</text:p>
      <text:p text:style-name="P2">5: File: opcode.py, <text:s/>Directory: C:\Program Files\MySQL\MySQL Shell 8.0\lib\Python3.7\Lib\, <text:s/>Size: 5824</text:p>
      <text:p text:style-name="P2">5: File: operator.py, <text:s/>Directory: C:\Program Files\MySQL\MySQL Shell 8.0\lib\Python3.7\Lib\, <text:s/>Size: 10863</text:p>
      <text:p text:style-name="P2">5: File: optparse.py, <text:s/>Directory: C:\Program Files\MySQL\MySQL Shell 8.0\lib\Python3.7\Lib\, <text:s/>Size: 60371</text:p>
      <text:p text:style-name="P2">5: File: os.py, <text:s/>Directory: C:\Program Files\MySQL\MySQL Shell 8.0\lib\Python3.7\Lib\, <text:s/>Size: 37756</text:p>
      <text:p text:style-name="P2">5: File: pathlib.py, <text:s/>Directory: C:\Program Files\MySQL\MySQL Shell 8.0\lib\Python3.7\Lib\, <text:s/>Size: 49707</text:p>
      <text:p text:style-name="P2">5: File: pdb.py, <text:s/>Directory: C:\Program Files\MySQL\MySQL Shell 8.0\lib\Python3.7\Lib\, <text:s/>Size: 62605</text:p>
      <text:p text:style-name="P2">5: File: pickle.py, <text:s/>Directory: C:\Program Files\MySQL\MySQL Shell 8.0\lib\Python3.7\Lib\, <text:s/>Size: 57994</text:p>
      <text:p text:style-name="P2">5: File: pickletools.py, <text:s/>Directory: C:\Program Files\MySQL\MySQL Shell 8.0\lib\Python3.7\Lib\, <text:s/>Size: 91220</text:p>
      <text:p text:style-name="P2">5: File: pipes.py, <text:s/>Directory: C:\Program Files\MySQL\MySQL Shell 8.0\lib\Python3.7\Lib\, <text:s/>Size: 8916</text:p>
      <text:p text:style-name="P2">5: File: pkgutil.py, <text:s/>Directory: C:\Program Files\MySQL\MySQL Shell 8.0\lib\Python3.7\Lib\, <text:s/>Size: 21461</text:p>
      <text:p text:style-name="P2">5: File: platform.py, <text:s/>Directory: C:\Program Files\MySQL\MySQL Shell 8.0\lib\Python3.7\Lib\, <text:s/>Size: 46960</text:p>
      <text:p text:style-name="P2">5: File: plistlib.py, <text:s/>Directory: C:\Program Files\MySQL\MySQL Shell 8.0\lib\Python3.7\Lib\, <text:s/>Size: 29885</text:p>
      <text:p text:style-name="P2">5: File: poplib.py, <text:s/>Directory: C:\Program Files\MySQL\MySQL Shell 8.0\lib\Python3.7\Lib\, <text:s/>Size: 14964</text:p>
      <text:p text:style-name="P2">5: File: posixpath.py, <text:s/>Directory: C:\Program Files\MySQL\MySQL Shell 8.0\lib\Python3.7\Lib\, <text:s/>Size: 15771</text:p>
      <text:p text:style-name="P2">5: File: pprint.py, <text:s/>Directory: C:\Program Files\MySQL\MySQL Shell 8.0\lib\Python3.7\Lib\, <text:s/>Size: 20884</text:p>
      <text:p text:style-name="P2">5: File: profile.py, <text:s/>Directory: C:\Program Files\MySQL\MySQL Shell 8.0\lib\Python3.7\Lib\, <text:s/>Size: 22483</text:p>
      <text:p text:style-name="P2"><text:soft-page-break/>5: File: pstats.py, <text:s/>Directory: C:\Program Files\MySQL\MySQL Shell 8.0\lib\Python3.7\Lib\, <text:s/>Size: 27315</text:p>
      <text:p text:style-name="P2">5: File: pty.py, <text:s/>Directory: C:\Program Files\MySQL\MySQL Shell 8.0\lib\Python3.7\Lib\, <text:s/>Size: 4763</text:p>
      <text:p text:style-name="P2">5: File: py_compile.py, <text:s/>Directory: C:\Program Files\MySQL\MySQL Shell 8.0\lib\Python3.7\Lib\, <text:s/>Size: 8001</text:p>
      <text:p text:style-name="P2">5: File: pyclbr.py, <text:s/>Directory: C:\Program Files\MySQL\MySQL Shell 8.0\lib\Python3.7\Lib\, <text:s/>Size: 15137</text:p>
      <text:p text:style-name="P2">5: File: pydoc.py, <text:s/>Directory: C:\Program Files\MySQL\MySQL Shell 8.0\lib\Python3.7\Lib\, <text:s/>Size: 106731</text:p>
      <text:p text:style-name="P2">5: File: __init__.py, <text:s/>Directory: C:\Program Files\MySQL\MySQL Shell 8.0\lib\Python3.7\Lib\pydoc_data\, <text:s/>Size: 0</text:p>
      <text:p text:style-name="P2">5: File: _pydoc.css, <text:s/>Directory: C:\Program Files\MySQL\MySQL Shell 8.0\lib\Python3.7\Lib\pydoc_data\, <text:s/>Size: 96</text:p>
      <text:p text:style-name="P2">5: File: topics.py, <text:s/>Directory: C:\Program Files\MySQL\MySQL Shell 8.0\lib\Python3.7\Lib\pydoc_data\, <text:s/>Size: 661421</text:p>
      <text:p text:style-name="P2">5: File: queue.py, <text:s/>Directory: C:\Program Files\MySQL\MySQL Shell 8.0\lib\Python3.7\Lib\, <text:s/>Size: 11359</text:p>
      <text:p text:style-name="P2">5: File: quopri.py, <text:s/>Directory: C:\Program Files\MySQL\MySQL Shell 8.0\lib\Python3.7\Lib\, <text:s/>Size: 7254</text:p>
      <text:p text:style-name="P2">5: File: random.py, <text:s/>Directory: C:\Program Files\MySQL\MySQL Shell 8.0\lib\Python3.7\Lib\, <text:s/>Size: 27557</text:p>
      <text:p text:style-name="P2">5: File: re.py, <text:s/>Directory: C:\Program Files\MySQL\MySQL Shell 8.0\lib\Python3.7\Lib\, <text:s/>Size: 15192</text:p>
      <text:p text:style-name="P2">5: File: reprlib.py, <text:s/>Directory: C:\Program Files\MySQL\MySQL Shell 8.0\lib\Python3.7\Lib\, <text:s/>Size: 5267</text:p>
      <text:p text:style-name="P2">5: File: rlcompleter.py, <text:s/>Directory: C:\Program Files\MySQL\MySQL Shell 8.0\lib\Python3.7\Lib\, <text:s/>Size: 7097</text:p>
      <text:p text:style-name="P2">5: File: runpy.py, <text:s/>Directory: C:\Program Files\MySQL\MySQL Shell 8.0\lib\Python3.7\Lib\, <text:s/>Size: 11959</text:p>
      <text:p text:style-name="P2">5: File: sched.py, <text:s/>Directory: C:\Program Files\MySQL\MySQL Shell 8.0\lib\Python3.7\Lib\, <text:s/>Size: 6442</text:p>
      <text:p text:style-name="P2">5: File: secrets.py, <text:s/>Directory: C:\Program Files\MySQL\MySQL Shell 8.0\lib\Python3.7\Lib\, <text:s/>Size: 2038</text:p>
      <text:p text:style-name="P2">5: File: selectors.py, <text:s/>Directory: C:\Program Files\MySQL\MySQL Shell 8.0\lib\Python3.7\Lib\, <text:s/>Size: 18561</text:p>
      <text:p text:style-name="P2">5: File: shelve.py, <text:s/>Directory: C:\Program Files\MySQL\MySQL Shell 8.0\lib\Python3.7\Lib\, <text:s/>Size: 8527</text:p>
      <text:p text:style-name="P2">5: File: shlex.py, <text:s/>Directory: C:\Program Files\MySQL\MySQL Shell 8.0\lib\Python3.7\Lib\, <text:s/>Size: 12956</text:p>
      <text:p text:style-name="P2">5: File: shutil.py, <text:s/>Directory: C:\Program Files\MySQL\MySQL Shell 8.0\lib\Python3.7\Lib\, <text:s/>Size: 41950</text:p>
      <text:p text:style-name="P2">5: File: signal.py, <text:s/>Directory: C:\Program Files\MySQL\MySQL Shell 8.0\lib\Python3.7\Lib\, <text:s/>Size: 2123</text:p>
      <text:p text:style-name="P2">5: File: site.py, <text:s/>Directory: C:\Program Files\MySQL\MySQL Shell 8.0\lib\Python3.7\Lib\, <text:s/>Size: 21307</text:p>
      <text:p text:style-name="P2">5: File: easy_install.py, <text:s/>Directory: C:\Program Files\MySQL\MySQL Shell 8.0\lib\Python3.7\Lib\site-packages\, <text:s/>Size: 126</text:p>
      <text:p text:style-name="P2">5: File: __init__.py, <text:s/>Directory: C:\Program Files\MySQL\MySQL Shell 8.0\lib\Python3.7\Lib\site-packages\pip\, <text:s/>Size: 23</text:p>
      <text:p text:style-name="P2">5: File: __main__.py, <text:s/>Directory: C:\Program Files\MySQL\MySQL Shell 8.0\lib\Python3.7\Lib\site-packages\pip\, <text:s/>Size: 623</text:p>
      <text:p text:style-name="P2">5: File: cache.py, <text:s/>Directory: C:\Program Files\MySQL\MySQL Shell 8.0\lib\Python3.7\Lib\site-packages\pip\_internal\, <text:s/>Size: 7684</text:p>
      <text:p text:style-name="P2">5: File: index.py, <text:s/>Directory: C:\Program Files\MySQL\MySQL Shell 8.0\lib\Python3.7\Lib\site-packages\pip\_internal\, <text:s/>Size: 37840</text:p>
      <text:p text:style-name="P2"><text:soft-page-break/>5: File: wheel.py, <text:s/>Directory: C:\Program Files\MySQL\MySQL Shell 8.0\lib\Python3.7\Lib\site-packages\pip\_internal\, <text:s/>Size: 41001</text:p>
      <text:p text:style-name="P2">5: File: __init__.py, <text:s/>Directory: C:\Program Files\MySQL\MySQL Shell 8.0\lib\Python3.7\Lib\site-packages\pip\_vendor\, <text:s/>Size: 4779</text:p>
      <text:p text:style-name="P2">5: File: appdirs.py, <text:s/>Directory: C:\Program Files\MySQL\MySQL Shell 8.0\lib\Python3.7\Lib\site-packages\pip\_vendor\, <text:s/>Size: 24547</text:p>
      <text:p text:style-name="P2">5: File: distro.py, <text:s/>Directory: C:\Program Files\MySQL\MySQL Shell 8.0\lib\Python3.7\Lib\site-packages\pip\_vendor\, <text:s/>Size: 42455</text:p>
      <text:p text:style-name="P2">5: File: retrying.py, <text:s/>Directory: C:\Program Files\MySQL\MySQL Shell 8.0\lib\Python3.7\Lib\site-packages\pip\_vendor\, <text:s/>Size: 9972</text:p>
      <text:p text:style-name="P2">5: File: six.py, <text:s/>Directory: C:\Program Files\MySQL\MySQL Shell 8.0\lib\Python3.7\Lib\site-packages\pip\_vendor\, <text:s/>Size: 32452</text:p>
      <text:p text:style-name="P2">5: File: README.txt, <text:s/>Directory: C:\Program Files\MySQL\MySQL Shell 8.0\lib\Python3.7\Lib\site-packages\, <text:s/>Size: 119</text:p>
      <text:p text:style-name="P2">5: File: __init__.py, <text:s/>Directory: C:\Program Files\MySQL\MySQL Shell 8.0\lib\Python3.7\Lib\site-packages\setuptools\, <text:s/>Size: 7283</text:p>
      <text:p text:style-name="P2">5: File: cli.exe, <text:s/>Directory: C:\Program Files\MySQL\MySQL Shell 8.0\lib\Python3.7\Lib\site-packages\setuptools\, <text:s/>Size: 65536</text:p>
      <text:p text:style-name="P2">5: File: cli-32.exe, <text:s/>Directory: C:\Program Files\MySQL\MySQL Shell 8.0\lib\Python3.7\Lib\site-packages\setuptools\, <text:s/>Size: 65536</text:p>
      <text:p text:style-name="P2">5: File: cli-64.exe, <text:s/>Directory: C:\Program Files\MySQL\MySQL Shell 8.0\lib\Python3.7\Lib\site-packages\setuptools\, <text:s/>Size: 74752</text:p>
      <text:p text:style-name="P2">5: File: config.py, <text:s/>Directory: C:\Program Files\MySQL\MySQL Shell 8.0\lib\Python3.7\Lib\site-packages\setuptools\, <text:s/>Size: 20425</text:p>
      <text:p text:style-name="P2">5: File: dep_util.py, <text:s/>Directory: C:\Program Files\MySQL\MySQL Shell 8.0\lib\Python3.7\Lib\site-packages\setuptools\, <text:s/>Size: 935</text:p>
      <text:p text:style-name="P2">5: File: depends.py, <text:s/>Directory: C:\Program Files\MySQL\MySQL Shell 8.0\lib\Python3.7\Lib\site-packages\setuptools\, <text:s/>Size: 5837</text:p>
      <text:p text:style-name="P2">5: File: dist.py, <text:s/>Directory: C:\Program Files\MySQL\MySQL Shell 8.0\lib\Python3.7\Lib\site-packages\setuptools\, <text:s/>Size: 50176</text:p>
      <text:p text:style-name="P2">5: File: extension.py, <text:s/>Directory: C:\Program Files\MySQL\MySQL Shell 8.0\lib\Python3.7\Lib\site-packages\setuptools\, <text:s/>Size: 1729</text:p>
      <text:p text:style-name="P2">5: File: glibc.py, <text:s/>Directory: C:\Program Files\MySQL\MySQL Shell 8.0\lib\Python3.7\Lib\site-packages\setuptools\, <text:s/>Size: 3146</text:p>
      <text:p text:style-name="P2">5: File: glob.py, <text:s/>Directory: C:\Program Files\MySQL\MySQL Shell 8.0\lib\Python3.7\Lib\site-packages\setuptools\, <text:s/>Size: 5084</text:p>
      <text:p text:style-name="P2">5: File: gui.exe, <text:s/>Directory: C:\Program Files\MySQL\MySQL Shell 8.0\lib\Python3.7\Lib\site-packages\setuptools\, <text:s/>Size: 65536</text:p>
      <text:p text:style-name="P2">5: File: gui-32.exe, <text:s/>Directory: C:\Program Files\MySQL\MySQL Shell 8.0\lib\Python3.7\Lib\site-packages\setuptools\, <text:s/>Size: 65536</text:p>
      <text:p text:style-name="P2">5: File: gui-64.exe, <text:s/>Directory: C:\Program Files\MySQL\MySQL Shell 8.0\lib\Python3.7\Lib\site-packages\setuptools\, <text:s/>Size: 75264</text:p>
      <text:p text:style-name="P2">5: File: launch.py, <text:s/>Directory: C:\Program Files\MySQL\MySQL Shell 8.0\lib\Python3.7\Lib\site-packages\setuptools\, <text:s/>Size: 787</text:p>
      <text:p text:style-name="P2">5: File: monkey.py, <text:s/>Directory: C:\Program Files\MySQL\MySQL Shell 8.0\lib\Python3.7\Lib\site-packages\setuptools\, <text:s/>Size: 5264</text:p>
      <text:p text:style-name="P2">5: File: msvc.py, <text:s/>Directory: C:\Program Files\MySQL\MySQL Shell 8.0\lib\Python3.7\Lib\site-packages\setuptools\, <text:s/>Size: 40838</text:p>
      <text:p text:style-name="P2">5: File: sandbox.py, <text:s/>Directory: C:\Program Files\MySQL\MySQL Shell 8.0\lib\Python3.7\Lib\site-packages\setuptools\, <text:s/>Size: 14276</text:p>
      <text:p text:style-name="P2"><text:soft-page-break/>5: File: script.tmpl, <text:s/>Directory: C:\Program Files\MySQL\MySQL Shell 8.0\lib\Python3.7\Lib\site-packages\setuptools\, <text:s/>Size: 138</text:p>
      <text:p text:style-name="P2">5: File: version.py, <text:s/>Directory: C:\Program Files\MySQL\MySQL Shell 8.0\lib\Python3.7\Lib\site-packages\setuptools\, <text:s/>Size: 144</text:p>
      <text:p text:style-name="P2">5: File: wheel.py, <text:s/>Directory: C:\Program Files\MySQL\MySQL Shell 8.0\lib\Python3.7\Lib\site-packages\setuptools\, <text:s/>Size: 8094</text:p>
      <text:p text:style-name="P2">5: File: smtpd.py, <text:s/>Directory: C:\Program Files\MySQL\MySQL Shell 8.0\lib\Python3.7\Lib\, <text:s/>Size: 34711</text:p>
      <text:p text:style-name="P2">5: File: smtplib.py, <text:s/>Directory: C:\Program Files\MySQL\MySQL Shell 8.0\lib\Python3.7\Lib\, <text:s/>Size: 44210</text:p>
      <text:p text:style-name="P2">5: File: sndhdr.py, <text:s/>Directory: C:\Program Files\MySQL\MySQL Shell 8.0\lib\Python3.7\Lib\, <text:s/>Size: 7086</text:p>
      <text:p text:style-name="P2">5: File: socket.py, <text:s/>Directory: C:\Program Files\MySQL\MySQL Shell 8.0\lib\Python3.7\Lib\, <text:s/>Size: 27363</text:p>
      <text:p text:style-name="P2">5: File: socketserver.py, <text:s/>Directory: C:\Program Files\MySQL\MySQL Shell 8.0\lib\Python3.7\Lib\, <text:s/>Size: 26922</text:p>
      <text:p text:style-name="P2">5: File: __init__.py, <text:s/>Directory: C:\Program Files\MySQL\MySQL Shell 8.0\lib\Python3.7\Lib\sqlite3\, <text:s/>Size: 1018</text:p>
      <text:p text:style-name="P2">5: File: dbapi2.py, <text:s/>Directory: C:\Program Files\MySQL\MySQL Shell 8.0\lib\Python3.7\Lib\sqlite3\, <text:s/>Size: 2687</text:p>
      <text:p text:style-name="P2">5: File: dump.py, <text:s/>Directory: C:\Program Files\MySQL\MySQL Shell 8.0\lib\Python3.7\Lib\sqlite3\, <text:s/>Size: 2825</text:p>
      <text:p text:style-name="P2">5: File: __init__.py, <text:s/>Directory: C:\Program Files\MySQL\MySQL Shell 8.0\lib\Python3.7\Lib\sqlite3\test\, <text:s/>Size: 0</text:p>
      <text:p text:style-name="P2">5: File: backup.py, <text:s/>Directory: C:\Program Files\MySQL\MySQL Shell 8.0\lib\Python3.7\Lib\sqlite3\test\, <text:s/>Size: 5671</text:p>
      <text:p text:style-name="P2">5: File: dbapi.py, <text:s/>Directory: C:\Program Files\MySQL\MySQL Shell 8.0\lib\Python3.7\Lib\sqlite3\test\, <text:s/>Size: 35368</text:p>
      <text:p text:style-name="P2">5: File: dump.py, <text:s/>Directory: C:\Program Files\MySQL\MySQL Shell 8.0\lib\Python3.7\Lib\sqlite3\test\, <text:s/>Size: 2840</text:p>
      <text:p text:style-name="P2">5: File: factory.py, <text:s/>Directory: C:\Program Files\MySQL\MySQL Shell 8.0\lib\Python3.7\Lib\sqlite3\test\, <text:s/>Size: 11350</text:p>
      <text:p text:style-name="P2">5: File: hooks.py, <text:s/>Directory: C:\Program Files\MySQL\MySQL Shell 8.0\lib\Python3.7\Lib\sqlite3\test\, <text:s/>Size: 10546</text:p>
      <text:p text:style-name="P2">5: File: regression.py, <text:s/>Directory: C:\Program Files\MySQL\MySQL Shell 8.0\lib\Python3.7\Lib\sqlite3\test\, <text:s/>Size: 16538</text:p>
      <text:p text:style-name="P2">5: File: transactions.py, <text:s/>Directory: C:\Program Files\MySQL\MySQL Shell 8.0\lib\Python3.7\Lib\sqlite3\test\, <text:s/>Size: 7855</text:p>
      <text:p text:style-name="P2">5: File: types.py, <text:s/>Directory: C:\Program Files\MySQL\MySQL Shell 8.0\lib\Python3.7\Lib\sqlite3\test\, <text:s/>Size: 15489</text:p>
      <text:p text:style-name="P2">5: File: userfunctions.py, <text:s/>Directory: C:\Program Files\MySQL\MySQL Shell 8.0\lib\Python3.7\Lib\sqlite3\test\, <text:s/>Size: 15125</text:p>
      <text:p text:style-name="P2">5: File: sre_compile.py, <text:s/>Directory: C:\Program Files\MySQL\MySQL Shell 8.0\lib\Python3.7\Lib\, <text:s/>Size: 26872</text:p>
      <text:p text:style-name="P2">5: File: sre_constants.py, <text:s/>Directory: C:\Program Files\MySQL\MySQL Shell 8.0\lib\Python3.7\Lib\, <text:s/>Size: 7177</text:p>
      <text:p text:style-name="P2">5: File: sre_parse.py, <text:s/>Directory: C:\Program Files\MySQL\MySQL Shell 8.0\lib\Python3.7\Lib\, <text:s/>Size: 39305</text:p>
      <text:p text:style-name="P2">5: File: ssl.py, <text:s/>Directory: C:\Program Files\MySQL\MySQL Shell 8.0\lib\Python3.7\Lib\, <text:s/>Size: 45495</text:p>
      <text:p text:style-name="P2">5: File: stat.py, <text:s/>Directory: C:\Program Files\MySQL\MySQL Shell 8.0\lib\Python3.7\Lib\, <text:s/>Size: 5038</text:p>
      <text:p text:style-name="P2"><text:soft-page-break/>5: File: statistics.py, <text:s/>Directory: C:\Program Files\MySQL\MySQL Shell 8.0\lib\Python3.7\Lib\, <text:s/>Size: 20651</text:p>
      <text:p text:style-name="P2">5: File: string.py, <text:s/>Directory: C:\Program Files\MySQL\MySQL Shell 8.0\lib\Python3.7\Lib\, <text:s/>Size: 11564</text:p>
      <text:p text:style-name="P2">5: File: stringprep.py, <text:s/>Directory: C:\Program Files\MySQL\MySQL Shell 8.0\lib\Python3.7\Lib\, <text:s/>Size: 12917</text:p>
      <text:p text:style-name="P2">5: File: struct.py, <text:s/>Directory: C:\Program Files\MySQL\MySQL Shell 8.0\lib\Python3.7\Lib\, <text:s/>Size: 257</text:p>
      <text:p text:style-name="P2">5: File: subprocess.py, <text:s/>Directory: C:\Program Files\MySQL\MySQL Shell 8.0\lib\Python3.7\Lib\, <text:s/>Size: 70004</text:p>
      <text:p text:style-name="P2">5: File: sunau.py, <text:s/>Directory: C:\Program Files\MySQL\MySQL Shell 8.0\lib\Python3.7\Lib\, <text:s/>Size: 18375</text:p>
      <text:p text:style-name="P2">5: File: symbol.py, <text:s/>Directory: C:\Program Files\MySQL\MySQL Shell 8.0\lib\Python3.7\Lib\, <text:s/>Size: 2131</text:p>
      <text:p text:style-name="P2">5: File: symtable.py, <text:s/>Directory: C:\Program Files\MySQL\MySQL Shell 8.0\lib\Python3.7\Lib\, <text:s/>Size: 7274</text:p>
      <text:p text:style-name="P2">5: File: sysconfig.py, <text:s/>Directory: C:\Program Files\MySQL\MySQL Shell 8.0\lib\Python3.7\Lib\, <text:s/>Size: 24317</text:p>
      <text:p text:style-name="P2">5: File: tabnanny.py, <text:s/>Directory: C:\Program Files\MySQL\MySQL Shell 8.0\lib\Python3.7\Lib\, <text:s/>Size: 11408</text:p>
      <text:p text:style-name="P2">5: File: tarfile.py, <text:s/>Directory: C:\Program Files\MySQL\MySQL Shell 8.0\lib\Python3.7\Lib\, <text:s/>Size: 92617</text:p>
      <text:p text:style-name="P2">5: File: telnetlib.py, <text:s/>Directory: C:\Program Files\MySQL\MySQL Shell 8.0\lib\Python3.7\Lib\, <text:s/>Size: 23135</text:p>
      <text:p text:style-name="P2">5: File: tempfile.py, <text:s/>Directory: C:\Program Files\MySQL\MySQL Shell 8.0\lib\Python3.7\Lib\, <text:s/>Size: 26710</text:p>
      <text:p text:style-name="P2">5: File: __init__.py, <text:s/>Directory: C:\Program Files\MySQL\MySQL Shell 8.0\lib\Python3.7\Lib\test\, <text:s/>Size: 47</text:p>
      <text:p text:style-name="P2">5: File: __main__.py, <text:s/>Directory: C:\Program Files\MySQL\MySQL Shell 8.0\lib\Python3.7\Lib\test\, <text:s/>Size: 41</text:p>
      <text:p text:style-name="P2">5: File: _test_multiprocessing.py, <text:s/>Directory: C:\Program Files\MySQL\MySQL Shell 8.0\lib\Python3.7\Lib\test\, <text:s/>Size: 160118</text:p>
      <text:p text:style-name="P2">5: File: allsans.pem, <text:s/>Directory: C:\Program Files\MySQL\MySQL Shell 8.0\lib\Python3.7\Lib\test\, <text:s/>Size: 5037</text:p>
      <text:p text:style-name="P2">5: File: ann_module.py, <text:s/>Directory: C:\Program Files\MySQL\MySQL Shell 8.0\lib\Python3.7\Lib\test\, <text:s/>Size: 953</text:p>
      <text:p text:style-name="P2">5: File: ann_module2.py, <text:s/>Directory: C:\Program Files\MySQL\MySQL Shell 8.0\lib\Python3.7\Lib\test\, <text:s/>Size: 519</text:p>
      <text:p text:style-name="P2">5: File: ann_module3.py, <text:s/>Directory: C:\Program Files\MySQL\MySQL Shell 8.0\lib\Python3.7\Lib\test\, <text:s/>Size: 448</text:p>
      <text:p text:style-name="P2">5: File: pluck-alaw.aifc, <text:s/>Directory: C:\Program Files\MySQL\MySQL Shell 8.0\lib\Python3.7\Lib\test\audiodata\, <text:s/>Size: 6910</text:p>
      <text:p text:style-name="P2">5: File: pluck-pcm16.aiff, <text:s/>Directory: C:\Program Files\MySQL\MySQL Shell 8.0\lib\Python3.7\Lib\test\audiodata\, <text:s/>Size: 13506</text:p>
      <text:p text:style-name="P2">5: File: pluck-pcm16.au, <text:s/>Directory: C:\Program Files\MySQL\MySQL Shell 8.0\lib\Python3.7\Lib\test\audiodata\, <text:s/>Size: 13252</text:p>
      <text:p text:style-name="P2">5: File: pluck-pcm16.wav, <text:s/>Directory: C:\Program Files\MySQL\MySQL Shell 8.0\lib\Python3.7\Lib\test\audiodata\, <text:s/>Size: 13370</text:p>
      <text:p text:style-name="P2">5: File: pluck-pcm24.aiff, <text:s/>Directory: C:\Program Files\MySQL\MySQL Shell 8.0\lib\Python3.7\Lib\test\audiodata\, <text:s/>Size: 20120</text:p>
      <text:p text:style-name="P2">5: File: pluck-pcm24.au, <text:s/>Directory: C:\Program Files\MySQL\MySQL Shell 8.0\lib\Python3.7\Lib\test\audiodata\, <text:s/>Size: 19866</text:p>
      <text:p text:style-name="P2"><text:soft-page-break/>5: File: pluck-pcm24.wav, <text:s/>Directory: C:\Program Files\MySQL\MySQL Shell 8.0\lib\Python3.7\Lib\test\audiodata\, <text:s/>Size: 19984</text:p>
      <text:p text:style-name="P2">5: File: pluck-pcm32.aiff, <text:s/>Directory: C:\Program Files\MySQL\MySQL Shell 8.0\lib\Python3.7\Lib\test\audiodata\, <text:s/>Size: 26734</text:p>
      <text:p text:style-name="P2">5: File: pluck-pcm32.au, <text:s/>Directory: C:\Program Files\MySQL\MySQL Shell 8.0\lib\Python3.7\Lib\test\audiodata\, <text:s/>Size: 26480</text:p>
      <text:p text:style-name="P2">5: File: pluck-pcm32.wav, <text:s/>Directory: C:\Program Files\MySQL\MySQL Shell 8.0\lib\Python3.7\Lib\test\audiodata\, <text:s/>Size: 26598</text:p>
      <text:p text:style-name="P2">5: File: pluck-pcm8.aiff, <text:s/>Directory: C:\Program Files\MySQL\MySQL Shell 8.0\lib\Python3.7\Lib\test\audiodata\, <text:s/>Size: 6892</text:p>
      <text:p text:style-name="P2">5: File: pluck-pcm8.au, <text:s/>Directory: C:\Program Files\MySQL\MySQL Shell 8.0\lib\Python3.7\Lib\test\audiodata\, <text:s/>Size: 6638</text:p>
      <text:p text:style-name="P2">5: File: pluck-pcm8.wav, <text:s/>Directory: C:\Program Files\MySQL\MySQL Shell 8.0\lib\Python3.7\Lib\test\audiodata\, <text:s/>Size: 6756</text:p>
      <text:p text:style-name="P2">5: File: pluck-ulaw.aifc, <text:s/>Directory: C:\Program Files\MySQL\MySQL Shell 8.0\lib\Python3.7\Lib\test\audiodata\, <text:s/>Size: 6910</text:p>
      <text:p text:style-name="P2">5: File: pluck-ulaw.au, <text:s/>Directory: C:\Program Files\MySQL\MySQL Shell 8.0\lib\Python3.7\Lib\test\audiodata\, <text:s/>Size: 6638</text:p>
      <text:p text:style-name="P2">5: File: audiotest.au, <text:s/>Directory: C:\Program Files\MySQL\MySQL Shell 8.0\lib\Python3.7\Lib\test\, <text:s/>Size: 28144</text:p>
      <text:p text:style-name="P2">5: File: audiotests.py, <text:s/>Directory: C:\Program Files\MySQL\MySQL Shell 8.0\lib\Python3.7\Lib\test\, <text:s/>Size: 12761</text:p>
      <text:p text:style-name="P2">5: File: autotest.py, <text:s/>Directory: C:\Program Files\MySQL\MySQL Shell 8.0\lib\Python3.7\Lib\test\, <text:s/>Size: 209</text:p>
      <text:p text:style-name="P2">5: File: bad_coding.py, <text:s/>Directory: C:\Program Files\MySQL\MySQL Shell 8.0\lib\Python3.7\Lib\test\, <text:s/>Size: 24</text:p>
      <text:p text:style-name="P2">5: File: bad_coding2.py, <text:s/>Directory: C:\Program Files\MySQL\MySQL Shell 8.0\lib\Python3.7\Lib\test\, <text:s/>Size: 30</text:p>
      <text:p text:style-name="P2">5: File: bad_getattr.py, <text:s/>Directory: C:\Program Files\MySQL\MySQL Shell 8.0\lib\Python3.7\Lib\test\, <text:s/>Size: 61</text:p>
      <text:p text:style-name="P2">5: File: bad_getattr2.py, <text:s/>Directory: C:\Program Files\MySQL\MySQL Shell 8.0\lib\Python3.7\Lib\test\, <text:s/>Size: 77</text:p>
      <text:p text:style-name="P2">5: File: bad_getattr3.py, <text:s/>Directory: C:\Program Files\MySQL\MySQL Shell 8.0\lib\Python3.7\Lib\test\, <text:s/>Size: 139</text:p>
      <text:p text:style-name="P2">5: File: badcert.pem, <text:s/>Directory: C:\Program Files\MySQL\MySQL Shell 8.0\lib\Python3.7\Lib\test\, <text:s/>Size: 1928</text:p>
      <text:p text:style-name="P2">5: File: badkey.pem, <text:s/>Directory: C:\Program Files\MySQL\MySQL Shell 8.0\lib\Python3.7\Lib\test\, <text:s/>Size: 2162</text:p>
      <text:p text:style-name="P2">5: File: badsyntax_3131.py, <text:s/>Directory: C:\Program Files\MySQL\MySQL Shell 8.0\lib\Python3.7\Lib\test\, <text:s/>Size: 32</text:p>
      <text:p text:style-name="P2">5: File: badsyntax_future10.py, <text:s/>Directory: C:\Program Files\MySQL\MySQL Shell 8.0\lib\Python3.7\Lib\test\, <text:s/>Size: 95</text:p>
      <text:p text:style-name="P2">5: File: badsyntax_future3.py, <text:s/>Directory: C:\Program Files\MySQL\MySQL Shell 8.0\lib\Python3.7\Lib\test\, <text:s/>Size: 172</text:p>
      <text:p text:style-name="P2">5: File: badsyntax_future4.py, <text:s/>Directory: C:\Program Files\MySQL\MySQL Shell 8.0\lib\Python3.7\Lib\test\, <text:s/>Size: 153</text:p>
      <text:p text:style-name="P2">5: File: badsyntax_future5.py, <text:s/>Directory: C:\Program Files\MySQL\MySQL Shell 8.0\lib\Python3.7\Lib\test\, <text:s/>Size: 184</text:p>
      <text:p text:style-name="P2">5: File: badsyntax_future6.py, <text:s/>Directory: C:\Program Files\MySQL\MySQL Shell 8.0\lib\Python3.7\Lib\test\, <text:s/>Size: 161</text:p>
      <text:p text:style-name="P2"><text:soft-page-break/>5: File: badsyntax_future7.py, <text:s/>Directory: C:\Program Files\MySQL\MySQL Shell 8.0\lib\Python3.7\Lib\test\, <text:s/>Size: 196</text:p>
      <text:p text:style-name="P2">5: File: badsyntax_future8.py, <text:s/>Directory: C:\Program Files\MySQL\MySQL Shell 8.0\lib\Python3.7\Lib\test\, <text:s/>Size: 122</text:p>
      <text:p text:style-name="P2">5: File: badsyntax_future9.py, <text:s/>Directory: C:\Program Files\MySQL\MySQL Shell 8.0\lib\Python3.7\Lib\test\, <text:s/>Size: 142</text:p>
      <text:p text:style-name="P2">5: File: badsyntax_pep3120.py, <text:s/>Directory: C:\Program Files\MySQL\MySQL Shell 8.0\lib\Python3.7\Lib\test\, <text:s/>Size: 14</text:p>
      <text:p text:style-name="P2">5: File: bisect_cmd.py, <text:s/>Directory: C:\Program Files\MySQL\MySQL Shell 8.0\lib\Python3.7\Lib\test\, <text:s/>Size: 4967</text:p>
      <text:p text:style-name="P2">5: File: bytecode_helper.py, <text:s/>Directory: C:\Program Files\MySQL\MySQL Shell 8.0\lib\Python3.7\Lib\test\, <text:s/>Size: 1600</text:p>
      <text:p text:style-name="P2">5: File: 4e1295a3.0, <text:s/>Directory: C:\Program Files\MySQL\MySQL Shell 8.0\lib\Python3.7\Lib\test\capath\, <text:s/>Size: 814</text:p>
      <text:p text:style-name="P2">5: File: 5ed36f99.0, <text:s/>Directory: C:\Program Files\MySQL\MySQL Shell 8.0\lib\Python3.7\Lib\test\capath\, <text:s/>Size: 2569</text:p>
      <text:p text:style-name="P2">5: File: 6e88d7b8.0, <text:s/>Directory: C:\Program Files\MySQL\MySQL Shell 8.0\lib\Python3.7\Lib\test\capath\, <text:s/>Size: 814</text:p>
      <text:p text:style-name="P2">5: File: 99d0fa06.0, <text:s/>Directory: C:\Program Files\MySQL\MySQL Shell 8.0\lib\Python3.7\Lib\test\capath\, <text:s/>Size: 2569</text:p>
      <text:p text:style-name="P2">5: File: b1930218.0, <text:s/>Directory: C:\Program Files\MySQL\MySQL Shell 8.0\lib\Python3.7\Lib\test\capath\, <text:s/>Size: 1594</text:p>
      <text:p text:style-name="P2">5: File: ceff1710.0, <text:s/>Directory: C:\Program Files\MySQL\MySQL Shell 8.0\lib\Python3.7\Lib\test\capath\, <text:s/>Size: 1594</text:p>
      <text:p text:style-name="P2">5: File: cfgparser.1, <text:s/>Directory: C:\Program Files\MySQL\MySQL Shell 8.0\lib\Python3.7\Lib\test\, <text:s/>Size: 67</text:p>
      <text:p text:style-name="P2">5: File: cfgparser.2, <text:s/>Directory: C:\Program Files\MySQL\MySQL Shell 8.0\lib\Python3.7\Lib\test\, <text:s/>Size: 19472</text:p>
      <text:p text:style-name="P2">5: File: cfgparser.3, <text:s/>Directory: C:\Program Files\MySQL\MySQL Shell 8.0\lib\Python3.7\Lib\test\, <text:s/>Size: 1587</text:p>
      <text:p text:style-name="P2">5: File: big5.txt, <text:s/>Directory: C:\Program Files\MySQL\MySQL Shell 8.0\lib\Python3.7\Lib\test\cjkencodings\, <text:s/>Size: 432</text:p>
      <text:p text:style-name="P2">5: File: big5-utf8.txt, <text:s/>Directory: C:\Program Files\MySQL\MySQL Shell 8.0\lib\Python3.7\Lib\test\cjkencodings\, <text:s/>Size: 564</text:p>
      <text:p text:style-name="P2">5: File: big5hkscs.txt, <text:s/>Directory: C:\Program Files\MySQL\MySQL Shell 8.0\lib\Python3.7\Lib\test\cjkencodings\, <text:s/>Size: 23</text:p>
      <text:p text:style-name="P2">5: File: big5hkscs-utf8.txt, <text:s/>Directory: C:\Program Files\MySQL\MySQL Shell 8.0\lib\Python3.7\Lib\test\cjkencodings\, <text:s/>Size: 32</text:p>
      <text:p text:style-name="P2">5: File: cp949.txt, <text:s/>Directory: C:\Program Files\MySQL\MySQL Shell 8.0\lib\Python3.7\Lib\test\cjkencodings\, <text:s/>Size: 346</text:p>
      <text:p text:style-name="P2">5: File: cp949-utf8.txt, <text:s/>Directory: C:\Program Files\MySQL\MySQL Shell 8.0\lib\Python3.7\Lib\test\cjkencodings\, <text:s/>Size: 478</text:p>
      <text:p text:style-name="P2">5: File: euc_jisx0213.txt, <text:s/>Directory: C:\Program Files\MySQL\MySQL Shell 8.0\lib\Python3.7\Lib\test\cjkencodings\, <text:s/>Size: 793</text:p>
      <text:p text:style-name="P2">5: File: euc_jp.txt, <text:s/>Directory: C:\Program Files\MySQL\MySQL Shell 8.0\lib\Python3.7\Lib\test\cjkencodings\, <text:s/>Size: 760</text:p>
      <text:p text:style-name="P2">5: File: euc_jp-utf8.txt, <text:s/>Directory: C:\Program Files\MySQL\MySQL Shell 8.0\lib\Python3.7\Lib\test\cjkencodings\, <text:s/>Size: 1094</text:p>
      <text:p text:style-name="P2">5: File: euc_kr.txt, <text:s/>Directory: C:\Program Files\MySQL\MySQL Shell 8.0\lib\Python3.7\Lib\test\cjkencodings\, <text:s/>Size: 456</text:p>
      <text:p text:style-name="P2"><text:soft-page-break/>5: File: euc_kr-utf8.txt, <text:s/>Directory: C:\Program Files\MySQL\MySQL Shell 8.0\lib\Python3.7\Lib\test\cjkencodings\, <text:s/>Size: 586</text:p>
      <text:p text:style-name="P2">5: File: gb18030.txt, <text:s/>Directory: C:\Program Files\MySQL\MySQL Shell 8.0\lib\Python3.7\Lib\test\cjkencodings\, <text:s/>Size: 864</text:p>
      <text:p text:style-name="P2">5: File: gb18030-utf8.txt, <text:s/>Directory: C:\Program Files\MySQL\MySQL Shell 8.0\lib\Python3.7\Lib\test\cjkencodings\, <text:s/>Size: 1127</text:p>
      <text:p text:style-name="P2">5: File: gb2312.txt, <text:s/>Directory: C:\Program Files\MySQL\MySQL Shell 8.0\lib\Python3.7\Lib\test\cjkencodings\, <text:s/>Size: 324</text:p>
      <text:p text:style-name="P2">5: File: gb2312-utf8.txt, <text:s/>Directory: C:\Program Files\MySQL\MySQL Shell 8.0\lib\Python3.7\Lib\test\cjkencodings\, <text:s/>Size: 480</text:p>
      <text:p text:style-name="P2">5: File: gbk.txt, <text:s/>Directory: C:\Program Files\MySQL\MySQL Shell 8.0\lib\Python3.7\Lib\test\cjkencodings\, <text:s/>Size: 755</text:p>
      <text:p text:style-name="P2">5: File: gbk-utf8.txt, <text:s/>Directory: C:\Program Files\MySQL\MySQL Shell 8.0\lib\Python3.7\Lib\test\cjkencodings\, <text:s/>Size: 1043</text:p>
      <text:p text:style-name="P2">5: File: hz.txt, <text:s/>Directory: C:\Program Files\MySQL\MySQL Shell 8.0\lib\Python3.7\Lib\test\cjkencodings\, <text:s/>Size: 83</text:p>
      <text:p text:style-name="P2">5: File: hz-utf8.txt, <text:s/>Directory: C:\Program Files\MySQL\MySQL Shell 8.0\lib\Python3.7\Lib\test\cjkencodings\, <text:s/>Size: 89</text:p>
      <text:p text:style-name="P2">5: File: iso2022_jp.txt, <text:s/>Directory: C:\Program Files\MySQL\MySQL Shell 8.0\lib\Python3.7\Lib\test\cjkencodings\, <text:s/>Size: 868</text:p>
      <text:p text:style-name="P2">5: File: iso2022_jp-utf8.txt, <text:s/>Directory: C:\Program Files\MySQL\MySQL Shell 8.0\lib\Python3.7\Lib\test\cjkencodings\, <text:s/>Size: 1094</text:p>
      <text:p text:style-name="P2">5: File: iso2022_kr.txt, <text:s/>Directory: C:\Program Files\MySQL\MySQL Shell 8.0\lib\Python3.7\Lib\test\cjkencodings\, <text:s/>Size: 502</text:p>
      <text:p text:style-name="P2">5: File: iso2022_kr-utf8.txt, <text:s/>Directory: C:\Program Files\MySQL\MySQL Shell 8.0\lib\Python3.7\Lib\test\cjkencodings\, <text:s/>Size: 563</text:p>
      <text:p text:style-name="P2">5: File: johab.txt, <text:s/>Directory: C:\Program Files\MySQL\MySQL Shell 8.0\lib\Python3.7\Lib\test\cjkencodings\, <text:s/>Size: 346</text:p>
      <text:p text:style-name="P2">5: File: johab-utf8.txt, <text:s/>Directory: C:\Program Files\MySQL\MySQL Shell 8.0\lib\Python3.7\Lib\test\cjkencodings\, <text:s/>Size: 478</text:p>
      <text:p text:style-name="P2">5: File: shift_jis.txt, <text:s/>Directory: C:\Program Files\MySQL\MySQL Shell 8.0\lib\Python3.7\Lib\test\cjkencodings\, <text:s/>Size: 760</text:p>
      <text:p text:style-name="P2">5: File: shift_jis-utf8.txt, <text:s/>Directory: C:\Program Files\MySQL\MySQL Shell 8.0\lib\Python3.7\Lib\test\cjkencodings\, <text:s/>Size: 1094</text:p>
      <text:p text:style-name="P2">5: File: shift_jisx0213.txt, <text:s/>Directory: C:\Program Files\MySQL\MySQL Shell 8.0\lib\Python3.7\Lib\test\cjkencodings\, <text:s/>Size: 789</text:p>
      <text:p text:style-name="P2">5: File: clinic.test, <text:s/>Directory: C:\Program Files\MySQL\MySQL Shell 8.0\lib\Python3.7\Lib\test\, <text:s/>Size: 33721</text:p>
      <text:p text:style-name="P2">5: File: cmath_testcases.txt, <text:s/>Directory: C:\Program Files\MySQL\MySQL Shell 8.0\lib\Python3.7\Lib\test\, <text:s/>Size: 144432</text:p>
      <text:p text:style-name="P2">5: File: coding20731.py, <text:s/>Directory: C:\Program Files\MySQL\MySQL Shell 8.0\lib\Python3.7\Lib\test\, <text:s/>Size: 22</text:p>
      <text:p text:style-name="P2">5: File: bogus_code_obj.py, <text:s/>Directory: C:\Program Files\MySQL\MySQL Shell 8.0\lib\Python3.7\Lib\test\crashers\, <text:s/>Size: 625</text:p>
      <text:p text:style-name="P2">5: File: gc_inspection.py, <text:s/>Directory: C:\Program Files\MySQL\MySQL Shell 8.0\lib\Python3.7\Lib\test\crashers\, <text:s/>Size: 1092</text:p>
      <text:p text:style-name="P2">5: File: infinite_loop_re.py, <text:s/>Directory: C:\Program Files\MySQL\MySQL Shell 8.0\lib\Python3.7\Lib\test\crashers\, <text:s/>Size: 645</text:p>
      <text:p text:style-name="P2">5: File: README, <text:s/>Directory: C:\Program Files\MySQL\MySQL Shell 8.0\lib\Python3.7\Lib\test\crashers\, <text:s/>Size: 1029</text:p>
      <text:p text:style-name="P2"><text:soft-page-break/>5: File: recursive_call.py, <text:s/>Directory: C:\Program Files\MySQL\MySQL Shell 8.0\lib\Python3.7\Lib\test\crashers\, <text:s/>Size: 358</text:p>
      <text:p text:style-name="P2">5: File: underlying_dict.py, <text:s/>Directory: C:\Program Files\MySQL\MySQL Shell 8.0\lib\Python3.7\Lib\test\crashers\, <text:s/>Size: 282</text:p>
      <text:p text:style-name="P2">5: File: curses_tests.py, <text:s/>Directory: C:\Program Files\MySQL\MySQL Shell 8.0\lib\Python3.7\Lib\test\, <text:s/>Size: 1242</text:p>
      <text:p text:style-name="P2">5: File: README, <text:s/>Directory: C:\Program Files\MySQL\MySQL Shell 8.0\lib\Python3.7\Lib\test\data\, <text:s/>Size: 129</text:p>
      <text:p text:style-name="P2">5: File: dataclass_module_1.py, <text:s/>Directory: C:\Program Files\MySQL\MySQL Shell 8.0\lib\Python3.7\Lib\test\, <text:s/>Size: 837</text:p>
      <text:p text:style-name="P2">5: File: dataclass_module_1_str.py, <text:s/>Directory: C:\Program Files\MySQL\MySQL Shell 8.0\lib\Python3.7\Lib\test\, <text:s/>Size: 835</text:p>
      <text:p text:style-name="P2">5: File: dataclass_module_2.py, <text:s/>Directory: C:\Program Files\MySQL\MySQL Shell 8.0\lib\Python3.7\Lib\test\, <text:s/>Size: 756</text:p>
      <text:p text:style-name="P2">5: File: dataclass_module_2_str.py, <text:s/>Directory: C:\Program Files\MySQL\MySQL Shell 8.0\lib\Python3.7\Lib\test\, <text:s/>Size: 754</text:p>
      <text:p text:style-name="P2">5: File: datetimetester.py, <text:s/>Directory: C:\Program Files\MySQL\MySQL Shell 8.0\lib\Python3.7\Lib\test\, <text:s/>Size: 233865</text:p>
      <text:p text:style-name="P2">5: File: abs.decTest, <text:s/>Directory: C:\Program Files\MySQL\MySQL Shell 8.0\lib\Python3.7\Lib\test\decimaltestdata\, <text:s/>Size: 6289</text:p>
      <text:p text:style-name="P2">5: File: add.decTest, <text:s/>Directory: C:\Program Files\MySQL\MySQL Shell 8.0\lib\Python3.7\Lib\test\decimaltestdata\, <text:s/>Size: 140338</text:p>
      <text:p text:style-name="P2">5: File: and.decTest, <text:s/>Directory: C:\Program Files\MySQL\MySQL Shell 8.0\lib\Python3.7\Lib\test\decimaltestdata\, <text:s/>Size: 16364</text:p>
      <text:p text:style-name="P2">5: File: base.decTest, <text:s/>Directory: C:\Program Files\MySQL\MySQL Shell 8.0\lib\Python3.7\Lib\test\decimaltestdata\, <text:s/>Size: 61355</text:p>
      <text:p text:style-name="P2">5: File: clamp.decTest, <text:s/>Directory: C:\Program Files\MySQL\MySQL Shell 8.0\lib\Python3.7\Lib\test\decimaltestdata\, <text:s/>Size: 11009</text:p>
      <text:p text:style-name="P2">5: File: class.decTest, <text:s/>Directory: C:\Program Files\MySQL\MySQL Shell 8.0\lib\Python3.7\Lib\test\decimaltestdata\, <text:s/>Size: 6376</text:p>
      <text:p text:style-name="P2">5: File: compare.decTest, <text:s/>Directory: C:\Program Files\MySQL\MySQL Shell 8.0\lib\Python3.7\Lib\test\decimaltestdata\, <text:s/>Size: 29627</text:p>
      <text:p text:style-name="P2">5: File: copy.decTest, <text:s/>Directory: C:\Program Files\MySQL\MySQL Shell 8.0\lib\Python3.7\Lib\test\decimaltestdata\, <text:s/>Size: 3376</text:p>
      <text:p text:style-name="P2">5: File: copyabs.decTest, <text:s/>Directory: C:\Program Files\MySQL\MySQL Shell 8.0\lib\Python3.7\Lib\test\decimaltestdata\, <text:s/>Size: 3484</text:p>
      <text:p text:style-name="P2">5: File: copysign.decTest, <text:s/>Directory: C:\Program Files\MySQL\MySQL Shell 8.0\lib\Python3.7\Lib\test\decimaltestdata\, <text:s/>Size: 7378</text:p>
      <text:p text:style-name="P2">5: File: ddAbs.decTest, <text:s/>Directory: C:\Program Files\MySQL\MySQL Shell 8.0\lib\Python3.7\Lib\test\decimaltestdata\, <text:s/>Size: 4901</text:p>
      <text:p text:style-name="P2">5: File: ddAdd.decTest, <text:s/>Directory: C:\Program Files\MySQL\MySQL Shell 8.0\lib\Python3.7\Lib\test\decimaltestdata\, <text:s/>Size: 78095</text:p>
      <text:p text:style-name="P2">5: File: ddAnd.decTest, <text:s/>Directory: C:\Program Files\MySQL\MySQL Shell 8.0\lib\Python3.7\Lib\test\decimaltestdata\, <text:s/>Size: 18619</text:p>
      <text:p text:style-name="P2">5: File: ddBase.decTest, <text:s/>Directory: C:\Program Files\MySQL\MySQL Shell 8.0\lib\Python3.7\Lib\test\decimaltestdata\, <text:s/>Size: 54457</text:p>
      <text:p text:style-name="P2">5: File: ddClass.decTest, <text:s/>Directory: C:\Program Files\MySQL\MySQL Shell 8.0\lib\Python3.7\Lib\test\decimaltestdata\, <text:s/>Size: 3907</text:p>
      <text:p text:style-name="P2">5: File: ddCopy.decTest, <text:s/>Directory: C:\Program Files\MySQL\MySQL Shell 8.0\lib\Python3.7\Lib\test\decimaltestdata\, <text:s/>Size: 3621</text:p>
      <text:p text:style-name="P2"><text:soft-page-break/>5: File: ddDivide.decTest, <text:s/>Directory: C:\Program Files\MySQL\MySQL Shell 8.0\lib\Python3.7\Lib\test\decimaltestdata\, <text:s/>Size: 48137</text:p>
      <text:p text:style-name="P2">5: File: ddEncode.decTest, <text:s/>Directory: C:\Program Files\MySQL\MySQL Shell 8.0\lib\Python3.7\Lib\test\decimaltestdata\, <text:s/>Size: 24688</text:p>
      <text:p text:style-name="P2">5: File: ddFMA.decTest, <text:s/>Directory: C:\Program Files\MySQL\MySQL Shell 8.0\lib\Python3.7\Lib\test\decimaltestdata\, <text:s/>Size: 102180</text:p>
      <text:p text:style-name="P2">5: File: ddInvert.decTest, <text:s/>Directory: C:\Program Files\MySQL\MySQL Shell 8.0\lib\Python3.7\Lib\test\decimaltestdata\, <text:s/>Size: 10361</text:p>
      <text:p text:style-name="P2">5: File: ddLogB.decTest, <text:s/>Directory: C:\Program Files\MySQL\MySQL Shell 8.0\lib\Python3.7\Lib\test\decimaltestdata\, <text:s/>Size: 6240</text:p>
      <text:p text:style-name="P2">5: File: ddMax.decTest, <text:s/>Directory: C:\Program Files\MySQL\MySQL Shell 8.0\lib\Python3.7\Lib\test\decimaltestdata\, <text:s/>Size: 12314</text:p>
      <text:p text:style-name="P2">5: File: ddMaxMag.decTest, <text:s/>Directory: C:\Program Files\MySQL\MySQL Shell 8.0\lib\Python3.7\Lib\test\decimaltestdata\, <text:s/>Size: 12743</text:p>
      <text:p text:style-name="P2">5: File: ddMin.decTest, <text:s/>Directory: C:\Program Files\MySQL\MySQL Shell 8.0\lib\Python3.7\Lib\test\decimaltestdata\, <text:s/>Size: 11969</text:p>
      <text:p text:style-name="P2">5: File: ddMinMag.decTest, <text:s/>Directory: C:\Program Files\MySQL\MySQL Shell 8.0\lib\Python3.7\Lib\test\decimaltestdata\, <text:s/>Size: 11625</text:p>
      <text:p text:style-name="P2">5: File: ddMinus.decTest, <text:s/>Directory: C:\Program Files\MySQL\MySQL Shell 8.0\lib\Python3.7\Lib\test\decimaltestdata\, <text:s/>Size: 3790</text:p>
      <text:p text:style-name="P2">5: File: ddOr.decTest, <text:s/>Directory: C:\Program Files\MySQL\MySQL Shell 8.0\lib\Python3.7\Lib\test\decimaltestdata\, <text:s/>Size: 16023</text:p>
      <text:p text:style-name="P2">5: File: ddPlus.decTest, <text:s/>Directory: C:\Program Files\MySQL\MySQL Shell 8.0\lib\Python3.7\Lib\test\decimaltestdata\, <text:s/>Size: 3746</text:p>
      <text:p text:style-name="P2">5: File: ddReduce.decTest, <text:s/>Directory: C:\Program Files\MySQL\MySQL Shell 8.0\lib\Python3.7\Lib\test\decimaltestdata\, <text:s/>Size: 7460</text:p>
      <text:p text:style-name="P2">5: File: ddRotate.decTest, <text:s/>Directory: C:\Program Files\MySQL\MySQL Shell 8.0\lib\Python3.7\Lib\test\decimaltestdata\, <text:s/>Size: 14082</text:p>
      <text:p text:style-name="P2">5: File: ddScaleB.decTest, <text:s/>Directory: C:\Program Files\MySQL\MySQL Shell 8.0\lib\Python3.7\Lib\test\decimaltestdata\, <text:s/>Size: 12787</text:p>
      <text:p text:style-name="P2">5: File: ddShift.decTest, <text:s/>Directory: C:\Program Files\MySQL\MySQL Shell 8.0\lib\Python3.7\Lib\test\decimaltestdata\, <text:s/>Size: 13411</text:p>
      <text:p text:style-name="P2">5: File: ddXor.decTest, <text:s/>Directory: C:\Program Files\MySQL\MySQL Shell 8.0\lib\Python3.7\Lib\test\decimaltestdata\, <text:s/>Size: 17702</text:p>
      <text:p text:style-name="P2">5: File: decQuad.decTest, <text:s/>Directory: C:\Program Files\MySQL\MySQL Shell 8.0\lib\Python3.7\Lib\test\decimaltestdata\, <text:s/>Size: 2207</text:p>
      <text:p text:style-name="P2">5: File: divide.decTest, <text:s/>Directory: C:\Program Files\MySQL\MySQL Shell 8.0\lib\Python3.7\Lib\test\decimaltestdata\, <text:s/>Size: 37804</text:p>
      <text:p text:style-name="P2">5: File: dqAbs.decTest, <text:s/>Directory: C:\Program Files\MySQL\MySQL Shell 8.0\lib\Python3.7\Lib\test\decimaltestdata\, <text:s/>Size: 5275</text:p>
      <text:p text:style-name="P2">5: File: dqAdd.decTest, <text:s/>Directory: C:\Program Files\MySQL\MySQL Shell 8.0\lib\Python3.7\Lib\test\decimaltestdata\, <text:s/>Size: 89197</text:p>
      <text:p text:style-name="P2">5: File: dqAnd.decTest, <text:s/>Directory: C:\Program Files\MySQL\MySQL Shell 8.0\lib\Python3.7\Lib\test\decimaltestdata\, <text:s/>Size: 29123</text:p>
      <text:p text:style-name="P2">5: File: dqBase.decTest, <text:s/>Directory: C:\Program Files\MySQL\MySQL Shell 8.0\lib\Python3.7\Lib\test\decimaltestdata\, <text:s/>Size: 58955</text:p>
      <text:p text:style-name="P2">5: File: dqClass.decTest, <text:s/>Directory: C:\Program Files\MySQL\MySQL Shell 8.0\lib\Python3.7\Lib\test\decimaltestdata\, <text:s/>Size: 4020</text:p>
      <text:p text:style-name="P2">5: File: dqCopy.decTest, <text:s/>Directory: C:\Program Files\MySQL\MySQL Shell 8.0\lib\Python3.7\Lib\test\decimaltestdata\, <text:s/>Size: 3987</text:p>
      <text:p text:style-name="P2"><text:soft-page-break/>5: File: dqDivide.decTest, <text:s/>Directory: C:\Program Files\MySQL\MySQL Shell 8.0\lib\Python3.7\Lib\test\decimaltestdata\, <text:s/>Size: 55102</text:p>
      <text:p text:style-name="P2">5: File: dqEncode.decTest, <text:s/>Directory: C:\Program Files\MySQL\MySQL Shell 8.0\lib\Python3.7\Lib\test\decimaltestdata\, <text:s/>Size: 31430</text:p>
      <text:p text:style-name="P2">5: File: dqFMA.decTest, <text:s/>Directory: C:\Program Files\MySQL\MySQL Shell 8.0\lib\Python3.7\Lib\test\decimaltestdata\, <text:s/>Size: 129990</text:p>
      <text:p text:style-name="P2">5: File: dqInvert.decTest, <text:s/>Directory: C:\Program Files\MySQL\MySQL Shell 8.0\lib\Python3.7\Lib\test\decimaltestdata\, <text:s/>Size: 16124</text:p>
      <text:p text:style-name="P2">5: File: dqLogB.decTest, <text:s/>Directory: C:\Program Files\MySQL\MySQL Shell 8.0\lib\Python3.7\Lib\test\decimaltestdata\, <text:s/>Size: 6380</text:p>
      <text:p text:style-name="P2">5: File: dqMax.decTest, <text:s/>Directory: C:\Program Files\MySQL\MySQL Shell 8.0\lib\Python3.7\Lib\test\decimaltestdata\, <text:s/>Size: 12349</text:p>
      <text:p text:style-name="P2">5: File: dqMaxMag.decTest, <text:s/>Directory: C:\Program Files\MySQL\MySQL Shell 8.0\lib\Python3.7\Lib\test\decimaltestdata\, <text:s/>Size: 12789</text:p>
      <text:p text:style-name="P2">5: File: dqMin.decTest, <text:s/>Directory: C:\Program Files\MySQL\MySQL Shell 8.0\lib\Python3.7\Lib\test\decimaltestdata\, <text:s/>Size: 12004</text:p>
      <text:p text:style-name="P2">5: File: dqMinMag.decTest, <text:s/>Directory: C:\Program Files\MySQL\MySQL Shell 8.0\lib\Python3.7\Lib\test\decimaltestdata\, <text:s/>Size: 11649</text:p>
      <text:p text:style-name="P2">5: File: dqMinus.decTest, <text:s/>Directory: C:\Program Files\MySQL\MySQL Shell 8.0\lib\Python3.7\Lib\test\decimaltestdata\, <text:s/>Size: 4156</text:p>
      <text:p text:style-name="P2">5: File: dqOr.decTest, <text:s/>Directory: C:\Program Files\MySQL\MySQL Shell 8.0\lib\Python3.7\Lib\test\decimaltestdata\, <text:s/>Size: 30617</text:p>
      <text:p text:style-name="P2">5: File: dqPlus.decTest, <text:s/>Directory: C:\Program Files\MySQL\MySQL Shell 8.0\lib\Python3.7\Lib\test\decimaltestdata\, <text:s/>Size: 4112</text:p>
      <text:p text:style-name="P2">5: File: dqReduce.decTest, <text:s/>Directory: C:\Program Files\MySQL\MySQL Shell 8.0\lib\Python3.7\Lib\test\decimaltestdata\, <text:s/>Size: 7820</text:p>
      <text:p text:style-name="P2">5: File: dqRotate.decTest, <text:s/>Directory: C:\Program Files\MySQL\MySQL Shell 8.0\lib\Python3.7\Lib\test\decimaltestdata\, <text:s/>Size: 20980</text:p>
      <text:p text:style-name="P2">5: File: dqScaleB.decTest, <text:s/>Directory: C:\Program Files\MySQL\MySQL Shell 8.0\lib\Python3.7\Lib\test\decimaltestdata\, <text:s/>Size: 16059</text:p>
      <text:p text:style-name="P2">5: File: dqShift.decTest, <text:s/>Directory: C:\Program Files\MySQL\MySQL Shell 8.0\lib\Python3.7\Lib\test\decimaltestdata\, <text:s/>Size: 19436</text:p>
      <text:p text:style-name="P2">5: File: dqXor.decTest, <text:s/>Directory: C:\Program Files\MySQL\MySQL Shell 8.0\lib\Python3.7\Lib\test\decimaltestdata\, <text:s/>Size: 28263</text:p>
      <text:p text:style-name="P2">5: File: dsBase.decTest, <text:s/>Directory: C:\Program Files\MySQL\MySQL Shell 8.0\lib\Python3.7\Lib\test\decimaltestdata\, <text:s/>Size: 49566</text:p>
      <text:p text:style-name="P2">5: File: dsEncode.decTest, <text:s/>Directory: C:\Program Files\MySQL\MySQL Shell 8.0\lib\Python3.7\Lib\test\decimaltestdata\, <text:s/>Size: 15886</text:p>
      <text:p text:style-name="P2">5: File: exp.decTest, <text:s/>Directory: C:\Program Files\MySQL\MySQL Shell 8.0\lib\Python3.7\Lib\test\decimaltestdata\, <text:s/>Size: 39441</text:p>
      <text:p text:style-name="P2">5: File: extra.decTest, <text:s/>Directory: C:\Program Files\MySQL\MySQL Shell 8.0\lib\Python3.7\Lib\test\decimaltestdata\, <text:s/>Size: 92512</text:p>
      <text:p text:style-name="P2">5: File: fma.decTest, <text:s/>Directory: C:\Program Files\MySQL\MySQL Shell 8.0\lib\Python3.7\Lib\test\decimaltestdata\, <text:s/>Size: 195326</text:p>
      <text:p text:style-name="P2">5: File: inexact.decTest, <text:s/>Directory: C:\Program Files\MySQL\MySQL Shell 8.0\lib\Python3.7\Lib\test\decimaltestdata\, <text:s/>Size: 10492</text:p>
      <text:p text:style-name="P2">5: File: invert.decTest, <text:s/>Directory: C:\Program Files\MySQL\MySQL Shell 8.0\lib\Python3.7\Lib\test\decimaltestdata\, <text:s/>Size: 8286</text:p>
      <text:p text:style-name="P2">5: File: ln.decTest, <text:s/>Directory: C:\Program Files\MySQL\MySQL Shell 8.0\lib\Python3.7\Lib\test\decimaltestdata\, <text:s/>Size: 35525</text:p>
      <text:p text:style-name="P2"><text:soft-page-break/>5: File: log10.decTest, <text:s/>Directory: C:\Program Files\MySQL\MySQL Shell 8.0\lib\Python3.7\Lib\test\decimaltestdata\, <text:s/>Size: 32696</text:p>
      <text:p text:style-name="P2">5: File: logb.decTest, <text:s/>Directory: C:\Program Files\MySQL\MySQL Shell 8.0\lib\Python3.7\Lib\test\decimaltestdata\, <text:s/>Size: 7319</text:p>
      <text:p text:style-name="P2">5: File: max.decTest, <text:s/>Directory: C:\Program Files\MySQL\MySQL Shell 8.0\lib\Python3.7\Lib\test\decimaltestdata\, <text:s/>Size: 15972</text:p>
      <text:p text:style-name="P2">5: File: maxmag.decTest, <text:s/>Directory: C:\Program Files\MySQL\MySQL Shell 8.0\lib\Python3.7\Lib\test\decimaltestdata\, <text:s/>Size: 17352</text:p>
      <text:p text:style-name="P2">5: File: min.decTest, <text:s/>Directory: C:\Program Files\MySQL\MySQL Shell 8.0\lib\Python3.7\Lib\test\decimaltestdata\, <text:s/>Size: 15690</text:p>
      <text:p text:style-name="P2">5: File: minmag.decTest, <text:s/>Directory: C:\Program Files\MySQL\MySQL Shell 8.0\lib\Python3.7\Lib\test\decimaltestdata\, <text:s/>Size: 15438</text:p>
      <text:p text:style-name="P2">5: File: minus.decTest, <text:s/>Directory: C:\Program Files\MySQL\MySQL Shell 8.0\lib\Python3.7\Lib\test\decimaltestdata\, <text:s/>Size: 7425</text:p>
      <text:p text:style-name="P2">5: File: multiply.decTest, <text:s/>Directory: C:\Program Files\MySQL\MySQL Shell 8.0\lib\Python3.7\Lib\test\decimaltestdata\, <text:s/>Size: 38314</text:p>
      <text:p text:style-name="P2">5: File: nextplus.decTest, <text:s/>Directory: C:\Program Files\MySQL\MySQL Shell 8.0\lib\Python3.7\Lib\test\decimaltestdata\, <text:s/>Size: 6923</text:p>
      <text:p text:style-name="P2">5: File: or.decTest, <text:s/>Directory: C:\Program Files\MySQL\MySQL Shell 8.0\lib\Python3.7\Lib\test\decimaltestdata\, <text:s/>Size: 15857</text:p>
      <text:p text:style-name="P2">5: File: plus.decTest, <text:s/>Directory: C:\Program Files\MySQL\MySQL Shell 8.0\lib\Python3.7\Lib\test\decimaltestdata\, <text:s/>Size: 7882</text:p>
      <text:p text:style-name="P2">5: File: power.decTest, <text:s/>Directory: C:\Program Files\MySQL\MySQL Shell 8.0\lib\Python3.7\Lib\test\decimaltestdata\, <text:s/>Size: 94981</text:p>
      <text:p text:style-name="P2">5: File: quantize.decTest, <text:s/>Directory: C:\Program Files\MySQL\MySQL Shell 8.0\lib\Python3.7\Lib\test\decimaltestdata\, <text:s/>Size: 47282</text:p>
      <text:p text:style-name="P2">5: File: randoms.decTest, <text:s/>Directory: C:\Program Files\MySQL\MySQL Shell 8.0\lib\Python3.7\Lib\test\decimaltestdata\, <text:s/>Size: 291073</text:p>
      <text:p text:style-name="P2">5: File: reduce.decTest, <text:s/>Directory: C:\Program Files\MySQL\MySQL Shell 8.0\lib\Python3.7\Lib\test\decimaltestdata\, <text:s/>Size: 9319</text:p>
      <text:p text:style-name="P2">5: File: rescale.decTest, <text:s/>Directory: C:\Program Files\MySQL\MySQL Shell 8.0\lib\Python3.7\Lib\test\decimaltestdata\, <text:s/>Size: 35257</text:p>
      <text:p text:style-name="P2">5: File: rotate.decTest, <text:s/>Directory: C:\Program Files\MySQL\MySQL Shell 8.0\lib\Python3.7\Lib\test\decimaltestdata\, <text:s/>Size: 11888</text:p>
      <text:p text:style-name="P2">5: File: rounding.decTest, <text:s/>Directory: C:\Program Files\MySQL\MySQL Shell 8.0\lib\Python3.7\Lib\test\decimaltestdata\, <text:s/>Size: 63772</text:p>
      <text:p text:style-name="P2">5: File: scaleb.decTest, <text:s/>Directory: C:\Program Files\MySQL\MySQL Shell 8.0\lib\Python3.7\Lib\test\decimaltestdata\, <text:s/>Size: 9912</text:p>
      <text:p text:style-name="P2">5: File: shift.decTest, <text:s/>Directory: C:\Program Files\MySQL\MySQL Shell 8.0\lib\Python3.7\Lib\test\decimaltestdata\, <text:s/>Size: 11672</text:p>
      <text:p text:style-name="P2">5: File: subtract.decTest, <text:s/>Directory: C:\Program Files\MySQL\MySQL Shell 8.0\lib\Python3.7\Lib\test\decimaltestdata\, <text:s/>Size: 44305</text:p>
      <text:p text:style-name="P2">5: File: testall.decTest, <text:s/>Directory: C:\Program Files\MySQL\MySQL Shell 8.0\lib\Python3.7\Lib\test\decimaltestdata\, <text:s/>Size: 2731</text:p>
      <text:p text:style-name="P2">5: File: xor.decTest, <text:s/>Directory: C:\Program Files\MySQL\MySQL Shell 8.0\lib\Python3.7\Lib\test\decimaltestdata\, <text:s/>Size: 16329</text:p>
      <text:p text:style-name="P2">5: File: dis_module.py, <text:s/>Directory: C:\Program Files\MySQL\MySQL Shell 8.0\lib\Python3.7\Lib\test\, <text:s/>Size: 76</text:p>
      <text:p text:style-name="P2">5: File: doctest_aliases.py, <text:s/>Directory: C:\Program Files\MySQL\MySQL Shell 8.0\lib\Python3.7\Lib\test\, <text:s/>Size: 240</text:p>
      <text:p text:style-name="P2"><text:soft-page-break/>5: File: double_const.py, <text:s/>Directory: C:\Program Files\MySQL\MySQL Shell 8.0\lib\Python3.7\Lib\test\, <text:s/>Size: 1212</text:p>
      <text:p text:style-name="P2">5: File: assert_usable.d, <text:s/>Directory: C:\Program Files\MySQL\MySQL Shell 8.0\lib\Python3.7\Lib\test\dtracedata\, <text:s/>Size: 55</text:p>
      <text:p text:style-name="P2">5: File: assert_usable.stp, <text:s/>Directory: C:\Program Files\MySQL\MySQL Shell 8.0\lib\Python3.7\Lib\test\dtracedata\, <text:s/>Size: 54</text:p>
      <text:p text:style-name="P2">5: File: call_stack.d, <text:s/>Directory: C:\Program Files\MySQL\MySQL Shell 8.0\lib\Python3.7\Lib\test\dtracedata\, <text:s/>Size: 657</text:p>
      <text:p text:style-name="P2">5: File: call_stack.d.expected, <text:s/>Directory: C:\Program Files\MySQL\MySQL Shell 8.0\lib\Python3.7\Lib\test\dtracedata\, <text:s/>Size: 797</text:p>
      <text:p text:style-name="P2">5: File: call_stack.py, <text:s/>Directory: C:\Program Files\MySQL\MySQL Shell 8.0\lib\Python3.7\Lib\test\dtracedata\, <text:s/>Size: 492</text:p>
      <text:p text:style-name="P2">5: File: call_stack.stp, <text:s/>Directory: C:\Program Files\MySQL\MySQL Shell 8.0\lib\Python3.7\Lib\test\dtracedata\, <text:s/>Size: 807</text:p>
      <text:p text:style-name="P2">5: File: gc.d, <text:s/>Directory: C:\Program Files\MySQL\MySQL Shell 8.0\lib\Python3.7\Lib\test\dtracedata\, <text:s/>Size: 297</text:p>
      <text:p text:style-name="P2">5: File: gc.d.expected, <text:s/>Directory: C:\Program Files\MySQL\MySQL Shell 8.0\lib\Python3.7\Lib\test\dtracedata\, <text:s/>Size: 84</text:p>
      <text:p text:style-name="P2">5: File: gc.py, <text:s/>Directory: C:\Program Files\MySQL\MySQL Shell 8.0\lib\Python3.7\Lib\test\dtracedata\, <text:s/>Size: 155</text:p>
      <text:p text:style-name="P2">5: File: gc.stp, <text:s/>Directory: C:\Program Files\MySQL\MySQL Shell 8.0\lib\Python3.7\Lib\test\dtracedata\, <text:s/>Size: 444</text:p>
      <text:p text:style-name="P2">5: File: gc.stp.expected, <text:s/>Directory: C:\Program Files\MySQL\MySQL Shell 8.0\lib\Python3.7\Lib\test\dtracedata\, <text:s/>Size: 92</text:p>
      <text:p text:style-name="P2">5: File: instance.py, <text:s/>Directory: C:\Program Files\MySQL\MySQL Shell 8.0\lib\Python3.7\Lib\test\dtracedata\, <text:s/>Size: 317</text:p>
      <text:p text:style-name="P2">5: File: line.d, <text:s/>Directory: C:\Program Files\MySQL\MySQL Shell 8.0\lib\Python3.7\Lib\test\dtracedata\, <text:s/>Size: 179</text:p>
      <text:p text:style-name="P2">5: File: line.d.expected, <text:s/>Directory: C:\Program Files\MySQL\MySQL Shell 8.0\lib\Python3.7\Lib\test\dtracedata\, <text:s/>Size: 506</text:p>
      <text:p text:style-name="P2">5: File: line.py, <text:s/>Directory: C:\Program Files\MySQL\MySQL Shell 8.0\lib\Python3.7\Lib\test\dtracedata\, <text:s/>Size: 293</text:p>
      <text:p text:style-name="P2">5: File: eintr_tester.py, <text:s/>Directory: C:\Program Files\MySQL\MySQL Shell 8.0\lib\Python3.7\Lib\test\eintrdata\, <text:s/>Size: 18182</text:p>
      <text:p text:style-name="P2">5: File: empty.vbs, <text:s/>Directory: C:\Program Files\MySQL\MySQL Shell 8.0\lib\Python3.7\Lib\test\, <text:s/>Size: 70</text:p>
      <text:p text:style-name="P2">5: File: __init__.py, <text:s/>Directory: C:\Program Files\MySQL\MySQL Shell 8.0\lib\Python3.7\Lib\test\encoded_modules\, <text:s/>Size: 1274</text:p>
      <text:p text:style-name="P2">5: File: module_koi8_r.py, <text:s/>Directory: C:\Program Files\MySQL\MySQL Shell 8.0\lib\Python3.7\Lib\test\encoded_modules\, <text:s/>Size: 113</text:p>
      <text:p text:style-name="P2">5: File: exception_hierarchy.txt, <text:s/>Directory: C:\Program Files\MySQL\MySQL Shell 8.0\lib\Python3.7\Lib\test\, <text:s/>Size: 1822</text:p>
      <text:p text:style-name="P2">5: File: ffdh3072.pem, <text:s/>Directory: C:\Program Files\MySQL\MySQL Shell 8.0\lib\Python3.7\Lib\test\, <text:s/>Size: 2212</text:p>
      <text:p text:style-name="P2">5: File: final_a.py, <text:s/>Directory: C:\Program Files\MySQL\MySQL Shell 8.0\lib\Python3.7\Lib\test\, <text:s/>Size: 411</text:p>
      <text:p text:style-name="P2">5: File: final_b.py, <text:s/>Directory: C:\Program Files\MySQL\MySQL Shell 8.0\lib\Python3.7\Lib\test\, <text:s/>Size: 411</text:p>
      <text:p text:style-name="P2">5: File: floating_points.txt, <text:s/>Directory: C:\Program Files\MySQL\MySQL Shell 8.0\lib\Python3.7\Lib\test\, <text:s/>Size: 16302</text:p>
      <text:p text:style-name="P2"><text:soft-page-break/>5: File: fork_wait.py, <text:s/>Directory: C:\Program Files\MySQL\MySQL Shell 8.0\lib\Python3.7\Lib\test\, <text:s/>Size: 2591</text:p>
      <text:p text:style-name="P2">5: File: formatfloat_testcases.txt, <text:s/>Directory: C:\Program Files\MySQL\MySQL Shell 8.0\lib\Python3.7\Lib\test\, <text:s/>Size: 7630</text:p>
      <text:p text:style-name="P2">5: File: future_test1.py, <text:s/>Directory: C:\Program Files\MySQL\MySQL Shell 8.0\lib\Python3.7\Lib\test\, <text:s/>Size: 229</text:p>
      <text:p text:style-name="P2">5: File: future_test2.py, <text:s/>Directory: C:\Program Files\MySQL\MySQL Shell 8.0\lib\Python3.7\Lib\test\, <text:s/>Size: 149</text:p>
      <text:p text:style-name="P2">5: File: gdb_sample.py, <text:s/>Directory: C:\Program Files\MySQL\MySQL Shell 8.0\lib\Python3.7\Lib\test\, <text:s/>Size: 153</text:p>
      <text:p text:style-name="P2">5: File: good_getattr.py, <text:s/>Directory: C:\Program Files\MySQL\MySQL Shell 8.0\lib\Python3.7\Lib\test\, <text:s/>Size: 198</text:p>
      <text:p text:style-name="P2">5: File: idnsans.pem, <text:s/>Directory: C:\Program Files\MySQL\MySQL Shell 8.0\lib\Python3.7\Lib\test\, <text:s/>Size: 9942</text:p>
      <text:p text:style-name="P2">5: File: ieee754.txt, <text:s/>Directory: C:\Program Files\MySQL\MySQL Shell 8.0\lib\Python3.7\Lib\test\, <text:s/>Size: 3283</text:p>
      <text:p text:style-name="P2">5: File: python.bmp, <text:s/>Directory: C:\Program Files\MySQL\MySQL Shell 8.0\lib\Python3.7\Lib\test\imghdrdata\, <text:s/>Size: 1162</text:p>
      <text:p text:style-name="P2">5: File: python.exr, <text:s/>Directory: C:\Program Files\MySQL\MySQL Shell 8.0\lib\Python3.7\Lib\test\imghdrdata\, <text:s/>Size: 2635</text:p>
      <text:p text:style-name="P2">5: File: python.gif, <text:s/>Directory: C:\Program Files\MySQL\MySQL Shell 8.0\lib\Python3.7\Lib\test\imghdrdata\, <text:s/>Size: 610</text:p>
      <text:p text:style-name="P2">5: File: python.jpg, <text:s/>Directory: C:\Program Files\MySQL\MySQL Shell 8.0\lib\Python3.7\Lib\test\imghdrdata\, <text:s/>Size: 543</text:p>
      <text:p text:style-name="P2">5: File: python.pbm, <text:s/>Directory: C:\Program Files\MySQL\MySQL Shell 8.0\lib\Python3.7\Lib\test\imghdrdata\, <text:s/>Size: 41</text:p>
      <text:p text:style-name="P2">5: File: python.pgm, <text:s/>Directory: C:\Program Files\MySQL\MySQL Shell 8.0\lib\Python3.7\Lib\test\imghdrdata\, <text:s/>Size: 269</text:p>
      <text:p text:style-name="P2">5: File: python.png, <text:s/>Directory: C:\Program Files\MySQL\MySQL Shell 8.0\lib\Python3.7\Lib\test\imghdrdata\, <text:s/>Size: 1020</text:p>
      <text:p text:style-name="P2">5: File: python.ppm, <text:s/>Directory: C:\Program Files\MySQL\MySQL Shell 8.0\lib\Python3.7\Lib\test\imghdrdata\, <text:s/>Size: 781</text:p>
      <text:p text:style-name="P2">5: File: python.ras, <text:s/>Directory: C:\Program Files\MySQL\MySQL Shell 8.0\lib\Python3.7\Lib\test\imghdrdata\, <text:s/>Size: 1056</text:p>
      <text:p text:style-name="P2">5: File: python.sgi, <text:s/>Directory: C:\Program Files\MySQL\MySQL Shell 8.0\lib\Python3.7\Lib\test\imghdrdata\, <text:s/>Size: 1967</text:p>
      <text:p text:style-name="P2">5: File: python.tiff, <text:s/>Directory: C:\Program Files\MySQL\MySQL Shell 8.0\lib\Python3.7\Lib\test\imghdrdata\, <text:s/>Size: 1326</text:p>
      <text:p text:style-name="P2">5: File: python.webp, <text:s/>Directory: C:\Program Files\MySQL\MySQL Shell 8.0\lib\Python3.7\Lib\test\imghdrdata\, <text:s/>Size: 432</text:p>
      <text:p text:style-name="P2">5: File: python.xbm, <text:s/>Directory: C:\Program Files\MySQL\MySQL Shell 8.0\lib\Python3.7\Lib\test\imghdrdata\, <text:s/>Size: 282</text:p>
      <text:p text:style-name="P2">5: File: imp_dummy.py, <text:s/>Directory: C:\Program Files\MySQL\MySQL Shell 8.0\lib\Python3.7\Lib\test\, <text:s/>Size: 63</text:p>
      <text:p text:style-name="P2">5: File: inspect_fodder.py, <text:s/>Directory: C:\Program Files\MySQL\MySQL Shell 8.0\lib\Python3.7\Lib\test\, <text:s/>Size: 1268</text:p>
      <text:p text:style-name="P2">5: File: inspect_fodder2.py, <text:s/>Directory: C:\Program Files\MySQL\MySQL Shell 8.0\lib\Python3.7\Lib\test\, <text:s/>Size: 1816</text:p>
      <text:p text:style-name="P2">5: File: keycert.passwd.pem, <text:s/>Directory: C:\Program Files\MySQL\MySQL Shell 8.0\lib\Python3.7\Lib\test\, <text:s/>Size: 4101</text:p>
      <text:p text:style-name="P2"><text:soft-page-break/>5: File: keycert.pem, <text:s/>Directory: C:\Program Files\MySQL\MySQL Shell 8.0\lib\Python3.7\Lib\test\, <text:s/>Size: 4058</text:p>
      <text:p text:style-name="P2">5: File: keycert2.pem, <text:s/>Directory: C:\Program Files\MySQL\MySQL Shell 8.0\lib\Python3.7\Lib\test\, <text:s/>Size: 4066</text:p>
      <text:p text:style-name="P2">5: File: keycert3.pem, <text:s/>Directory: C:\Program Files\MySQL\MySQL Shell 8.0\lib\Python3.7\Lib\test\, <text:s/>Size: 9440</text:p>
      <text:p text:style-name="P2">5: File: keycert4.pem, <text:s/>Directory: C:\Program Files\MySQL\MySQL Shell 8.0\lib\Python3.7\Lib\test\, <text:s/>Size: 9454</text:p>
      <text:p text:style-name="P2">5: File: keycertecc.pem, <text:s/>Directory: C:\Program Files\MySQL\MySQL Shell 8.0\lib\Python3.7\Lib\test\, <text:s/>Size: 5633</text:p>
      <text:p text:style-name="P2">5: File: __init__.py, <text:s/>Directory: C:\Program Files\MySQL\MySQL Shell 8.0\lib\Python3.7\Lib\test\leakers\, <text:s/>Size: 0</text:p>
      <text:p text:style-name="P2">5: File: README.txt, <text:s/>Directory: C:\Program Files\MySQL\MySQL Shell 8.0\lib\Python3.7\Lib\test\leakers\, <text:s/>Size: 1090</text:p>
      <text:p text:style-name="P2">5: File: test_ctypes.py, <text:s/>Directory: C:\Program Files\MySQL\MySQL Shell 8.0\lib\Python3.7\Lib\test\leakers\, <text:s/>Size: 329</text:p>
      <text:p text:style-name="P2">5: File: test_selftype.py, <text:s/>Directory: C:\Program Files\MySQL\MySQL Shell 8.0\lib\Python3.7\Lib\test\leakers\, <text:s/>Size: 293</text:p>
      <text:p text:style-name="P2">5: File: __init__.py, <text:s/>Directory: C:\Program Files\MySQL\MySQL Shell 8.0\lib\Python3.7\Lib\test\libregrtest\, <text:s/>Size: 190</text:p>
      <text:p text:style-name="P2">5: File: cmdline.py, <text:s/>Directory: C:\Program Files\MySQL\MySQL Shell 8.0\lib\Python3.7\Lib\test\libregrtest\, <text:s/>Size: 18061</text:p>
      <text:p text:style-name="P2">5: File: main.py, <text:s/>Directory: C:\Program Files\MySQL\MySQL Shell 8.0\lib\Python3.7\Lib\test\libregrtest\, <text:s/>Size: 23088</text:p>
      <text:p text:style-name="P2">5: File: refleak.py, <text:s/>Directory: C:\Program Files\MySQL\MySQL Shell 8.0\lib\Python3.7\Lib\test\libregrtest\, <text:s/>Size: 8196</text:p>
      <text:p text:style-name="P2">5: File: runtest.py, <text:s/>Directory: C:\Program Files\MySQL\MySQL Shell 8.0\lib\Python3.7\Lib\test\libregrtest\, <text:s/>Size: 10355</text:p>
      <text:p text:style-name="P2">5: File: runtest_mp.py, <text:s/>Directory: C:\Program Files\MySQL\MySQL Shell 8.0\lib\Python3.7\Lib\test\libregrtest\, <text:s/>Size: 11038</text:p>
      <text:p text:style-name="P2">5: File: save_env.py, <text:s/>Directory: C:\Program Files\MySQL\MySQL Shell 8.0\lib\Python3.7\Lib\test\libregrtest\, <text:s/>Size: 11013</text:p>
      <text:p text:style-name="P2">5: File: setup.py, <text:s/>Directory: C:\Program Files\MySQL\MySQL Shell 8.0\lib\Python3.7\Lib\test\libregrtest\, <text:s/>Size: 4217</text:p>
      <text:p text:style-name="P2">5: File: utils.py, <text:s/>Directory: C:\Program Files\MySQL\MySQL Shell 8.0\lib\Python3.7\Lib\test\libregrtest\, <text:s/>Size: 1497</text:p>
      <text:p text:style-name="P2">5: File: win_utils.py, <text:s/>Directory: C:\Program Files\MySQL\MySQL Shell 8.0\lib\Python3.7\Lib\test\libregrtest\, <text:s/>Size: 3588</text:p>
      <text:p text:style-name="P2">5: File: list_tests.py, <text:s/>Directory: C:\Program Files\MySQL\MySQL Shell 8.0\lib\Python3.7\Lib\test\, <text:s/>Size: 16936</text:p>
      <text:p text:style-name="P2">5: File: lock_tests.py, <text:s/>Directory: C:\Program Files\MySQL\MySQL Shell 8.0\lib\Python3.7\Lib\test\, <text:s/>Size: 28943</text:p>
      <text:p text:style-name="P2">5: File: mailcap.txt, <text:s/>Directory: C:\Program Files\MySQL\MySQL Shell 8.0\lib\Python3.7\Lib\test\, <text:s/>Size: 1270</text:p>
      <text:p text:style-name="P2">5: File: make_ssl_certs.py, <text:s/>Directory: C:\Program Files\MySQL\MySQL Shell 8.0\lib\Python3.7\Lib\test\, <text:s/>Size: 8722</text:p>
      <text:p text:style-name="P2">5: File: mapping_tests.py, <text:s/>Directory: C:\Program Files\MySQL\MySQL Shell 8.0\lib\Python3.7\Lib\test\, <text:s/>Size: 22268</text:p>
      <text:p text:style-name="P2">5: File: math_testcases.txt, <text:s/>Directory: C:\Program Files\MySQL\MySQL Shell 8.0\lib\Python3.7\Lib\test\, <text:s/>Size: 23742</text:p>
      <text:p text:style-name="P2"><text:soft-page-break/>5: File: memory_watchdog.py, <text:s/>Directory: C:\Program Files\MySQL\MySQL Shell 8.0\lib\Python3.7\Lib\test\, <text:s/>Size: 859</text:p>
      <text:p text:style-name="P2">5: File: mime.types, <text:s/>Directory: C:\Program Files\MySQL\MySQL Shell 8.0\lib\Python3.7\Lib\test\, <text:s/>Size: 48509</text:p>
      <text:p text:style-name="P2">5: File: mock_socket.py, <text:s/>Directory: C:\Program Files\MySQL\MySQL Shell 8.0\lib\Python3.7\Lib\test\, <text:s/>Size: 3611</text:p>
      <text:p text:style-name="P2">5: File: mod_generics_cache.py, <text:s/>Directory: C:\Program Files\MySQL\MySQL Shell 8.0\lib\Python3.7\Lib\test\, <text:s/>Size: 1160</text:p>
      <text:p text:style-name="P2">5: File: mp_fork_bomb.py, <text:s/>Directory: C:\Program Files\MySQL\MySQL Shell 8.0\lib\Python3.7\Lib\test\, <text:s/>Size: 448</text:p>
      <text:p text:style-name="P2">5: File: mp_preload.py, <text:s/>Directory: C:\Program Files\MySQL\MySQL Shell 8.0\lib\Python3.7\Lib\test\, <text:s/>Size: 351</text:p>
      <text:p text:style-name="P2">5: File: multibytecodec_support.py, <text:s/>Directory: C:\Program Files\MySQL\MySQL Shell 8.0\lib\Python3.7\Lib\test\, <text:s/>Size: 14926</text:p>
      <text:p text:style-name="P2">5: File: nokia.pem, <text:s/>Directory: C:\Program Files\MySQL\MySQL Shell 8.0\lib\Python3.7\Lib\test\, <text:s/>Size: 1923</text:p>
      <text:p text:style-name="P2">5: File: nullbytecert.pem, <text:s/>Directory: C:\Program Files\MySQL\MySQL Shell 8.0\lib\Python3.7\Lib\test\, <text:s/>Size: 5435</text:p>
      <text:p text:style-name="P2">5: File: nullcert.pem, <text:s/>Directory: C:\Program Files\MySQL\MySQL Shell 8.0\lib\Python3.7\Lib\test\, <text:s/>Size: 0</text:p>
      <text:p text:style-name="P2">5: File: outstanding_bugs.py, <text:s/>Directory: C:\Program Files\MySQL\MySQL Shell 8.0\lib\Python3.7\Lib\test\, <text:s/>Size: 370</text:p>
      <text:p text:style-name="P2">5: File: pickletester.py, <text:s/>Directory: C:\Program Files\MySQL\MySQL Shell 8.0\lib\Python3.7\Lib\test\, <text:s/>Size: 110624</text:p>
      <text:p text:style-name="P2">5: File: profilee.py, <text:s/>Directory: C:\Program Files\MySQL\MySQL Shell 8.0\lib\Python3.7\Lib\test\, <text:s/>Size: 3041</text:p>
      <text:p text:style-name="P2">5: File: pstats.pck, <text:s/>Directory: C:\Program Files\MySQL\MySQL Shell 8.0\lib\Python3.7\Lib\test\, <text:s/>Size: 66607</text:p>
      <text:p text:style-name="P2">5: File: pycacert.pem, <text:s/>Directory: C:\Program Files\MySQL\MySQL Shell 8.0\lib\Python3.7\Lib\test\, <text:s/>Size: 5656</text:p>
      <text:p text:style-name="P2">5: File: pycakey.pem, <text:s/>Directory: C:\Program Files\MySQL\MySQL Shell 8.0\lib\Python3.7\Lib\test\, <text:s/>Size: 2484</text:p>
      <text:p text:style-name="P2">5: File: pyclbr_input.py, <text:s/>Directory: C:\Program Files\MySQL\MySQL Shell 8.0\lib\Python3.7\Lib\test\, <text:s/>Size: 648</text:p>
      <text:p text:style-name="P2">5: File: pydoc_mod.py, <text:s/>Directory: C:\Program Files\MySQL\MySQL Shell 8.0\lib\Python3.7\Lib\test\, <text:s/>Size: 713</text:p>
      <text:p text:style-name="P2">5: File: pydocfodder.py, <text:s/>Directory: C:\Program Files\MySQL\MySQL Shell 8.0\lib\Python3.7\Lib\test\, <text:s/>Size: 6332</text:p>
      <text:p text:style-name="P2">5: File: pythoninfo.py, <text:s/>Directory: C:\Program Files\MySQL\MySQL Shell 8.0\lib\Python3.7\Lib\test\, <text:s/>Size: 18170</text:p>
      <text:p text:style-name="P2">5: File: randv2_32.pck, <text:s/>Directory: C:\Program Files\MySQL\MySQL Shell 8.0\lib\Python3.7\Lib\test\, <text:s/>Size: 7517</text:p>
      <text:p text:style-name="P2">5: File: randv2_64.pck, <text:s/>Directory: C:\Program Files\MySQL\MySQL Shell 8.0\lib\Python3.7\Lib\test\, <text:s/>Size: 7365</text:p>
      <text:p text:style-name="P2">5: File: randv3.pck, <text:s/>Directory: C:\Program Files\MySQL\MySQL Shell 8.0\lib\Python3.7\Lib\test\, <text:s/>Size: 8004</text:p>
      <text:p text:style-name="P2">5: File: re_tests.py, <text:s/>Directory: C:\Program Files\MySQL\MySQL Shell 8.0\lib\Python3.7\Lib\test\, <text:s/>Size: 31791</text:p>
      <text:p text:style-name="P2">5: File: regrtest.py, <text:s/>Directory: C:\Program Files\MySQL\MySQL Shell 8.0\lib\Python3.7\Lib\test\, <text:s/>Size: 1366</text:p>
      <text:p text:style-name="P2"><text:soft-page-break/>5: File: relimport.py, <text:s/>Directory: C:\Program Files\MySQL\MySQL Shell 8.0\lib\Python3.7\Lib\test\, <text:s/>Size: 27</text:p>
      <text:p text:style-name="P2">5: File: reperf.py, <text:s/>Directory: C:\Program Files\MySQL\MySQL Shell 8.0\lib\Python3.7\Lib\test\, <text:s/>Size: 538</text:p>
      <text:p text:style-name="P2">5: File: revocation.crl, <text:s/>Directory: C:\Program Files\MySQL\MySQL Shell 8.0\lib\Python3.7\Lib\test\, <text:s/>Size: 800</text:p>
      <text:p text:style-name="P2">5: File: sample_doctest.py, <text:s/>Directory: C:\Program Files\MySQL\MySQL Shell 8.0\lib\Python3.7\Lib\test\, <text:s/>Size: 1041</text:p>
      <text:p text:style-name="P2">5: File: sample_doctest_no_docstrings.py, <text:s/>Directory: C:\Program Files\MySQL\MySQL Shell 8.0\lib\Python3.7\Lib\test\, <text:s/>Size: 227</text:p>
      <text:p text:style-name="P2">5: File: sample_doctest_no_doctests.py, <text:s/>Directory: C:\Program Files\MySQL\MySQL Shell 8.0\lib\Python3.7\Lib\test\, <text:s/>Size: 269</text:p>
      <text:p text:style-name="P2">5: File: secp384r1.pem, <text:s/>Directory: C:\Program Files\MySQL\MySQL Shell 8.0\lib\Python3.7\Lib\test\, <text:s/>Size: 256</text:p>
      <text:p text:style-name="P2">5: File: selfsigned_pythontestdotnet.pem, <text:s/>Directory: C:\Program Files\MySQL\MySQL Shell 8.0\lib\Python3.7\Lib\test\, <text:s/>Size: 2130</text:p>
      <text:p text:style-name="P2">5: File: seq_tests.py, <text:s/>Directory: C:\Program Files\MySQL\MySQL Shell 8.0\lib\Python3.7\Lib\test\, <text:s/>Size: 14523</text:p>
      <text:p text:style-name="P2">5: File: sgml_input.html, <text:s/>Directory: C:\Program Files\MySQL\MySQL Shell 8.0\lib\Python3.7\Lib\test\, <text:s/>Size: 8294</text:p>
      <text:p text:style-name="P2">5: File: signalinterproctester.py, <text:s/>Directory: C:\Program Files\MySQL\MySQL Shell 8.0\lib\Python3.7\Lib\test\, <text:s/>Size: 2761</text:p>
      <text:p text:style-name="P2">5: File: Sine-1000Hz-300ms.aif, <text:s/>Directory: C:\Program Files\MySQL\MySQL Shell 8.0\lib\Python3.7\Lib\test\, <text:s/>Size: 61696</text:p>
      <text:p text:style-name="P2">5: File: README, <text:s/>Directory: C:\Program Files\MySQL\MySQL Shell 8.0\lib\Python3.7\Lib\test\sndhdrdata\, <text:s/>Size: 197</text:p>
      <text:p text:style-name="P2">5: File: sndhdr.8svx, <text:s/>Directory: C:\Program Files\MySQL\MySQL Shell 8.0\lib\Python3.7\Lib\test\sndhdrdata\, <text:s/>Size: 110</text:p>
      <text:p text:style-name="P2">5: File: sndhdr.aifc, <text:s/>Directory: C:\Program Files\MySQL\MySQL Shell 8.0\lib\Python3.7\Lib\test\sndhdrdata\, <text:s/>Size: 106</text:p>
      <text:p text:style-name="P2">5: File: sndhdr.aiff, <text:s/>Directory: C:\Program Files\MySQL\MySQL Shell 8.0\lib\Python3.7\Lib\test\sndhdrdata\, <text:s/>Size: 108</text:p>
      <text:p text:style-name="P2">5: File: sndhdr.au, <text:s/>Directory: C:\Program Files\MySQL\MySQL Shell 8.0\lib\Python3.7\Lib\test\sndhdrdata\, <text:s/>Size: 64</text:p>
      <text:p text:style-name="P2">5: File: sndhdr.hcom, <text:s/>Directory: C:\Program Files\MySQL\MySQL Shell 8.0\lib\Python3.7\Lib\test\sndhdrdata\, <text:s/>Size: 256</text:p>
      <text:p text:style-name="P2">5: File: sndhdr.sndt, <text:s/>Directory: C:\Program Files\MySQL\MySQL Shell 8.0\lib\Python3.7\Lib\test\sndhdrdata\, <text:s/>Size: 129</text:p>
      <text:p text:style-name="P2">5: File: sndhdr.voc, <text:s/>Directory: C:\Program Files\MySQL\MySQL Shell 8.0\lib\Python3.7\Lib\test\sndhdrdata\, <text:s/>Size: 63</text:p>
      <text:p text:style-name="P2">5: File: sndhdr.wav, <text:s/>Directory: C:\Program Files\MySQL\MySQL Shell 8.0\lib\Python3.7\Lib\test\sndhdrdata\, <text:s/>Size: 64</text:p>
      <text:p text:style-name="P2">5: File: sortperf.py, <text:s/>Directory: C:\Program Files\MySQL\MySQL Shell 8.0\lib\Python3.7\Lib\test\, <text:s/>Size: 4806</text:p>
      <text:p text:style-name="P2">5: File: ssl_cert.pem, <text:s/>Directory: C:\Program Files\MySQL\MySQL Shell 8.0\lib\Python3.7\Lib\test\, <text:s/>Size: 1570</text:p>
      <text:p text:style-name="P2">5: File: ssl_key.passwd.pem, <text:s/>Directory: C:\Program Files\MySQL\MySQL Shell 8.0\lib\Python3.7\Lib\test\, <text:s/>Size: 2531</text:p>
      <text:p text:style-name="P2">5: File: ssl_key.pem, <text:s/>Directory: C:\Program Files\MySQL\MySQL Shell 8.0\lib\Python3.7\Lib\test\, <text:s/>Size: 2488</text:p>
      <text:p text:style-name="P2"><text:soft-page-break/>5: File: ssl_servers.py, <text:s/>Directory: C:\Program Files\MySQL\MySQL Shell 8.0\lib\Python3.7\Lib\test\, <text:s/>Size: 7211</text:p>
      <text:p text:style-name="P2">5: File: ssltests.py, <text:s/>Directory: C:\Program Files\MySQL\MySQL Shell 8.0\lib\Python3.7\Lib\test\, <text:s/>Size: 1051</text:p>
      <text:p text:style-name="P2">5: File: string_tests.py, <text:s/>Directory: C:\Program Files\MySQL\MySQL Shell 8.0\lib\Python3.7\Lib\test\, <text:s/>Size: 66207</text:p>
      <text:p text:style-name="P2">5: File: fd_status.py, <text:s/>Directory: C:\Program Files\MySQL\MySQL Shell 8.0\lib\Python3.7\Lib\test\subprocessdata\, <text:s/>Size: 835</text:p>
      <text:p text:style-name="P2">5: File: input_reader.py, <text:s/>Directory: C:\Program Files\MySQL\MySQL Shell 8.0\lib\Python3.7\Lib\test\subprocessdata\, <text:s/>Size: 130</text:p>
      <text:p text:style-name="P2">5: File: qcat.py, <text:s/>Directory: C:\Program Files\MySQL\MySQL Shell 8.0\lib\Python3.7\Lib\test\subprocessdata\, <text:s/>Size: 159</text:p>
      <text:p text:style-name="P2">5: File: qgrep.py, <text:s/>Directory: C:\Program Files\MySQL\MySQL Shell 8.0\lib\Python3.7\Lib\test\subprocessdata\, <text:s/>Size: 253</text:p>
      <text:p text:style-name="P2">5: File: __init__.py, <text:s/>Directory: C:\Program Files\MySQL\MySQL Shell 8.0\lib\Python3.7\Lib\test\support\, <text:s/>Size: 101942</text:p>
      <text:p text:style-name="P2">5: File: script_helper.py, <text:s/>Directory: C:\Program Files\MySQL\MySQL Shell 8.0\lib\Python3.7\Lib\test\support\, <text:s/>Size: 10631</text:p>
      <text:p text:style-name="P2">5: File: testresult.py, <text:s/>Directory: C:\Program Files\MySQL\MySQL Shell 8.0\lib\Python3.7\Lib\test\support\, <text:s/>Size: 6669</text:p>
      <text:p text:style-name="P2">5: File: talos-2019-0758.pem, <text:s/>Directory: C:\Program Files\MySQL\MySQL Shell 8.0\lib\Python3.7\Lib\test\, <text:s/>Size: 1330</text:p>
      <text:p text:style-name="P2">5: File: test___all__.py, <text:s/>Directory: C:\Program Files\MySQL\MySQL Shell 8.0\lib\Python3.7\Lib\test\, <text:s/>Size: 3900</text:p>
      <text:p text:style-name="P2">5: File: test___future__.py, <text:s/>Directory: C:\Program Files\MySQL\MySQL Shell 8.0\lib\Python3.7\Lib\test\, <text:s/>Size: 2421</text:p>
      <text:p text:style-name="P2">5: File: test__locale.py, <text:s/>Directory: C:\Program Files\MySQL\MySQL Shell 8.0\lib\Python3.7\Lib\test\, <text:s/>Size: 7895</text:p>
      <text:p text:style-name="P2">5: File: test__opcode.py, <text:s/>Directory: C:\Program Files\MySQL\MySQL Shell 8.0\lib\Python3.7\Lib\test\, <text:s/>Size: 850</text:p>
      <text:p text:style-name="P2">5: File: test__osx_support.py, <text:s/>Directory: C:\Program Files\MySQL\MySQL Shell 8.0\lib\Python3.7\Lib\test\, <text:s/>Size: 11683</text:p>
      <text:p text:style-name="P2">5: File: test_abc.py, <text:s/>Directory: C:\Program Files\MySQL\MySQL Shell 8.0\lib\Python3.7\Lib\test\, <text:s/>Size: 18433</text:p>
      <text:p text:style-name="P2">5: File: test_abstract_numbers.py, <text:s/>Directory: C:\Program Files\MySQL\MySQL Shell 8.0\lib\Python3.7\Lib\test\, <text:s/>Size: 1528</text:p>
      <text:p text:style-name="P2">5: File: test_aifc.py, <text:s/>Directory: C:\Program Files\MySQL\MySQL Shell 8.0\lib\Python3.7\Lib\test\, <text:s/>Size: 18125</text:p>
      <text:p text:style-name="P2">5: File: test_argparse.py, <text:s/>Directory: C:\Program Files\MySQL\MySQL Shell 8.0\lib\Python3.7\Lib\test\, <text:s/>Size: 171930</text:p>
      <text:p text:style-name="P2">5: File: test_array.py, <text:s/>Directory: C:\Program Files\MySQL\MySQL Shell 8.0\lib\Python3.7\Lib\test\, <text:s/>Size: 48517</text:p>
      <text:p text:style-name="P2">5: File: test_asdl_parser.py, <text:s/>Directory: C:\Program Files\MySQL\MySQL Shell 8.0\lib\Python3.7\Lib\test\, <text:s/>Size: 4018</text:p>
      <text:p text:style-name="P2">5: File: test_ast.py, <text:s/>Directory: C:\Program Files\MySQL\MySQL Shell 8.0\lib\Python3.7\Lib\test\, <text:s/>Size: 52941</text:p>
      <text:p text:style-name="P2">5: File: test_asyncgen.py, <text:s/>Directory: C:\Program Files\MySQL\MySQL Shell 8.0\lib\Python3.7\Lib\test\, <text:s/>Size: 29313</text:p>
      <text:p text:style-name="P2">5: File: test_asynchat.py, <text:s/>Directory: C:\Program Files\MySQL\MySQL Shell 8.0\lib\Python3.7\Lib\test\, <text:s/>Size: 9532</text:p>
      <text:p text:style-name="P2"><text:soft-page-break/>5: File: __init__.py, <text:s/>Directory: C:\Program Files\MySQL\MySQL Shell 8.0\lib\Python3.7\Lib\test\test_asyncio\, <text:s/>Size: 244</text:p>
      <text:p text:style-name="P2">5: File: __main__.py, <text:s/>Directory: C:\Program Files\MySQL\MySQL Shell 8.0\lib\Python3.7\Lib\test\test_asyncio\, <text:s/>Size: 58</text:p>
      <text:p text:style-name="P2">5: File: echo.py, <text:s/>Directory: C:\Program Files\MySQL\MySQL Shell 8.0\lib\Python3.7\Lib\test\test_asyncio\, <text:s/>Size: 148</text:p>
      <text:p text:style-name="P2">5: File: echo2.py, <text:s/>Directory: C:\Program Files\MySQL\MySQL Shell 8.0\lib\Python3.7\Lib\test\test_asyncio\, <text:s/>Size: 123</text:p>
      <text:p text:style-name="P2">5: File: echo3.py, <text:s/>Directory: C:\Program Files\MySQL\MySQL Shell 8.0\lib\Python3.7\Lib\test\test_asyncio\, <text:s/>Size: 276</text:p>
      <text:p text:style-name="P2">5: File: functional.py, <text:s/>Directory: C:\Program Files\MySQL\MySQL Shell 8.0\lib\Python3.7\Lib\test\test_asyncio\, <text:s/>Size: 7796</text:p>
      <text:p text:style-name="P2">5: File: test_base_events.py, <text:s/>Directory: C:\Program Files\MySQL\MySQL Shell 8.0\lib\Python3.7\Lib\test\test_asyncio\, <text:s/>Size: 78444</text:p>
      <text:p text:style-name="P2">5: File: test_context.py, <text:s/>Directory: C:\Program Files\MySQL\MySQL Shell 8.0\lib\Python3.7\Lib\test\test_asyncio\, <text:s/>Size: 862</text:p>
      <text:p text:style-name="P2">5: File: test_events.py, <text:s/>Directory: C:\Program Files\MySQL\MySQL Shell 8.0\lib\Python3.7\Lib\test\test_asyncio\, <text:s/>Size: 124789</text:p>
      <text:p text:style-name="P2">5: File: test_futures.py, <text:s/>Directory: C:\Program Files\MySQL\MySQL Shell 8.0\lib\Python3.7\Lib\test\test_asyncio\, <text:s/>Size: 25922</text:p>
      <text:p text:style-name="P2">5: File: test_locks.py, <text:s/>Directory: C:\Program Files\MySQL\MySQL Shell 8.0\lib\Python3.7\Lib\test\test_asyncio\, <text:s/>Size: 31432</text:p>
      <text:p text:style-name="P2">5: File: test_pep492.py, <text:s/>Directory: C:\Program Files\MySQL\MySQL Shell 8.0\lib\Python3.7\Lib\test\test_asyncio\, <text:s/>Size: 6041</text:p>
      <text:p text:style-name="P2">5: File: test_queues.py, <text:s/>Directory: C:\Program Files\MySQL\MySQL Shell 8.0\lib\Python3.7\Lib\test\test_asyncio\, <text:s/>Size: 19621</text:p>
      <text:p text:style-name="P2">5: File: test_runners.py, <text:s/>Directory: C:\Program Files\MySQL\MySQL Shell 8.0\lib\Python3.7\Lib\test\test_asyncio\, <text:s/>Size: 5016</text:p>
      <text:p text:style-name="P2">5: File: test_server.py, <text:s/>Directory: C:\Program Files\MySQL\MySQL Shell 8.0\lib\Python3.7\Lib\test\test_asyncio\, <text:s/>Size: 3880</text:p>
      <text:p text:style-name="P2">5: File: test_sslproto.py, <text:s/>Directory: C:\Program Files\MySQL\MySQL Shell 8.0\lib\Python3.7\Lib\test\test_asyncio\, <text:s/>Size: 26610</text:p>
      <text:p text:style-name="P2">5: File: test_streams.py, <text:s/>Directory: C:\Program Files\MySQL\MySQL Shell 8.0\lib\Python3.7\Lib\test\test_asyncio\, <text:s/>Size: 33386</text:p>
      <text:p text:style-name="P2">5: File: test_subprocess.py, <text:s/>Directory: C:\Program Files\MySQL\MySQL Shell 8.0\lib\Python3.7\Lib\test\test_asyncio\, <text:s/>Size: 21049</text:p>
      <text:p text:style-name="P2">5: File: test_tasks.py, <text:s/>Directory: C:\Program Files\MySQL\MySQL Shell 8.0\lib\Python3.7\Lib\test\test_asyncio\, <text:s/>Size: 104781</text:p>
      <text:p text:style-name="P2">5: File: test_transports.py, <text:s/>Directory: C:\Program Files\MySQL\MySQL Shell 8.0\lib\Python3.7\Lib\test\test_asyncio\, <text:s/>Size: 3540</text:p>
      <text:p text:style-name="P2">5: File: test_unix_events.py, <text:s/>Directory: C:\Program Files\MySQL\MySQL Shell 8.0\lib\Python3.7\Lib\test\test_asyncio\, <text:s/>Size: 66769</text:p>
      <text:p text:style-name="P2">5: File: utils.py, <text:s/>Directory: C:\Program Files\MySQL\MySQL Shell 8.0\lib\Python3.7\Lib\test\test_asyncio\, <text:s/>Size: 16399</text:p>
      <text:p text:style-name="P2">5: File: test_asyncore.py, <text:s/>Directory: C:\Program Files\MySQL\MySQL Shell 8.0\lib\Python3.7\Lib\test\, <text:s/>Size: 26431</text:p>
      <text:p text:style-name="P2">5: File: test_atexit.py, <text:s/>Directory: C:\Program Files\MySQL\MySQL Shell 8.0\lib\Python3.7\Lib\test\, <text:s/>Size: 5951</text:p>
      <text:p text:style-name="P2">5: File: test_audioop.py, <text:s/>Directory: C:\Program Files\MySQL\MySQL Shell 8.0\lib\Python3.7\Lib\test\, <text:s/>Size: 28914</text:p>
      <text:p text:style-name="P2"><text:soft-page-break/>5: File: test_augassign.py, <text:s/>Directory: C:\Program Files\MySQL\MySQL Shell 8.0\lib\Python3.7\Lib\test\, <text:s/>Size: 7868</text:p>
      <text:p text:style-name="P2">5: File: test_base64.py, <text:s/>Directory: C:\Program Files\MySQL\MySQL Shell 8.0\lib\Python3.7\Lib\test\, <text:s/>Size: 30855</text:p>
      <text:p text:style-name="P2">5: File: test_baseexception.py, <text:s/>Directory: C:\Program Files\MySQL\MySQL Shell 8.0\lib\Python3.7\Lib\test\, <text:s/>Size: 7029</text:p>
      <text:p text:style-name="P2">5: File: test_bdb.py, <text:s/>Directory: C:\Program Files\MySQL\MySQL Shell 8.0\lib\Python3.7\Lib\test\, <text:s/>Size: 42199</text:p>
      <text:p text:style-name="P2">5: File: test_bigaddrspace.py, <text:s/>Directory: C:\Program Files\MySQL\MySQL Shell 8.0\lib\Python3.7\Lib\test\, <text:s/>Size: 2990</text:p>
      <text:p text:style-name="P2">5: File: test_bigmem.py, <text:s/>Directory: C:\Program Files\MySQL\MySQL Shell 8.0\lib\Python3.7\Lib\test\, <text:s/>Size: 45960</text:p>
      <text:p text:style-name="P2">5: File: test_binascii.py, <text:s/>Directory: C:\Program Files\MySQL\MySQL Shell 8.0\lib\Python3.7\Lib\test\, <text:s/>Size: 17344</text:p>
      <text:p text:style-name="P2">5: File: test_binhex.py, <text:s/>Directory: C:\Program Files\MySQL\MySQL Shell 8.0\lib\Python3.7\Lib\test\, <text:s/>Size: 1498</text:p>
      <text:p text:style-name="P2">5: File: test_binop.py, <text:s/>Directory: C:\Program Files\MySQL\MySQL Shell 8.0\lib\Python3.7\Lib\test\, <text:s/>Size: 14479</text:p>
      <text:p text:style-name="P2">5: File: test_bisect.py, <text:s/>Directory: C:\Program Files\MySQL\MySQL Shell 8.0\lib\Python3.7\Lib\test\, <text:s/>Size: 13960</text:p>
      <text:p text:style-name="P2">5: File: test_bool.py, <text:s/>Directory: C:\Program Files\MySQL\MySQL Shell 8.0\lib\Python3.7\Lib\test\, <text:s/>Size: 12819</text:p>
      <text:p text:style-name="P2">5: File: test_buffer.py, <text:s/>Directory: C:\Program Files\MySQL\MySQL Shell 8.0\lib\Python3.7\Lib\test\, <text:s/>Size: 162663</text:p>
      <text:p text:style-name="P2">5: File: test_bufio.py, <text:s/>Directory: C:\Program Files\MySQL\MySQL Shell 8.0\lib\Python3.7\Lib\test\, <text:s/>Size: 2597</text:p>
      <text:p text:style-name="P2">5: File: test_builtin.py, <text:s/>Directory: C:\Program Files\MySQL\MySQL Shell 8.0\lib\Python3.7\Lib\test\, <text:s/>Size: 71977</text:p>
      <text:p text:style-name="P2">5: File: test_bytes.py, <text:s/>Directory: C:\Program Files\MySQL\MySQL Shell 8.0\lib\Python3.7\Lib\test\, <text:s/>Size: 70402</text:p>
      <text:p text:style-name="P2">5: File: test_bz2.py, <text:s/>Directory: C:\Program Files\MySQL\MySQL Shell 8.0\lib\Python3.7\Lib\test\, <text:s/>Size: 37575</text:p>
      <text:p text:style-name="P2">5: File: test_c_locale_coercion.py, <text:s/>Directory: C:\Program Files\MySQL\MySQL Shell 8.0\lib\Python3.7\Lib\test\, <text:s/>Size: 19263</text:p>
      <text:p text:style-name="P2">5: File: test_calendar.py, <text:s/>Directory: C:\Program Files\MySQL\MySQL Shell 8.0\lib\Python3.7\Lib\test\, <text:s/>Size: 49884</text:p>
      <text:p text:style-name="P2">5: File: test_call.py, <text:s/>Directory: C:\Program Files\MySQL\MySQL Shell 8.0\lib\Python3.7\Lib\test\, <text:s/>Size: 14941</text:p>
      <text:p text:style-name="P2">5: File: test_capi.py, <text:s/>Directory: C:\Program Files\MySQL\MySQL Shell 8.0\lib\Python3.7\Lib\test\, <text:s/>Size: 22320</text:p>
      <text:p text:style-name="P2">5: File: test_cgi.py, <text:s/>Directory: C:\Program Files\MySQL\MySQL Shell 8.0\lib\Python3.7\Lib\test\, <text:s/>Size: 22236</text:p>
      <text:p text:style-name="P2">5: File: test_cgitb.py, <text:s/>Directory: C:\Program Files\MySQL\MySQL Shell 8.0\lib\Python3.7\Lib\test\, <text:s/>Size: 2565</text:p>
      <text:p text:style-name="P2">5: File: test_charmapcodec.py, <text:s/>Directory: C:\Program Files\MySQL\MySQL Shell 8.0\lib\Python3.7\Lib\test\, <text:s/>Size: 1718</text:p>
      <text:p text:style-name="P2">5: File: test_class.py, <text:s/>Directory: C:\Program Files\MySQL\MySQL Shell 8.0\lib\Python3.7\Lib\test\, <text:s/>Size: 17341</text:p>
      <text:p text:style-name="P2">5: File: test_clinic.py, <text:s/>Directory: C:\Program Files\MySQL\MySQL Shell 8.0\lib\Python3.7\Lib\test\, <text:s/>Size: 21750</text:p>
      <text:p text:style-name="P2"><text:soft-page-break/>5: File: test_cmath.py, <text:s/>Directory: C:\Program Files\MySQL\MySQL Shell 8.0\lib\Python3.7\Lib\test\, <text:s/>Size: 24858</text:p>
      <text:p text:style-name="P2">5: File: test_cmd.py, <text:s/>Directory: C:\Program Files\MySQL\MySQL Shell 8.0\lib\Python3.7\Lib\test\, <text:s/>Size: 6249</text:p>
      <text:p text:style-name="P2">5: File: test_cmd_line.py, <text:s/>Directory: C:\Program Files\MySQL\MySQL Shell 8.0\lib\Python3.7\Lib\test\, <text:s/>Size: 30815</text:p>
      <text:p text:style-name="P2">5: File: test_cmd_line_script.py, <text:s/>Directory: C:\Program Files\MySQL\MySQL Shell 8.0\lib\Python3.7\Lib\test\, <text:s/>Size: 29846</text:p>
      <text:p text:style-name="P2">5: File: test_code.py, <text:s/>Directory: C:\Program Files\MySQL\MySQL Shell 8.0\lib\Python3.7\Lib\test\, <text:s/>Size: 10652</text:p>
      <text:p text:style-name="P2">5: File: test_code_module.py, <text:s/>Directory: C:\Program Files\MySQL\MySQL Shell 8.0\lib\Python3.7\Lib\test\, <text:s/>Size: 5646</text:p>
      <text:p text:style-name="P2">5: File: test_codeccallbacks.py, <text:s/>Directory: C:\Program Files\MySQL\MySQL Shell 8.0\lib\Python3.7\Lib\test\, <text:s/>Size: 43823</text:p>
      <text:p text:style-name="P2">5: File: test_codecencodings_cn.py, <text:s/>Directory: C:\Program Files\MySQL\MySQL Shell 8.0\lib\Python3.7\Lib\test\, <text:s/>Size: 3950</text:p>
      <text:p text:style-name="P2">5: File: test_codecencodings_hk.py, <text:s/>Directory: C:\Program Files\MySQL\MySQL Shell 8.0\lib\Python3.7\Lib\test\, <text:s/>Size: 701</text:p>
      <text:p text:style-name="P2">5: File: test_codecencodings_iso2022.py, <text:s/>Directory: C:\Program Files\MySQL\MySQL Shell 8.0\lib\Python3.7\Lib\test\, <text:s/>Size: 1390</text:p>
      <text:p text:style-name="P2">5: File: test_codecencodings_jp.py, <text:s/>Directory: C:\Program Files\MySQL\MySQL Shell 8.0\lib\Python3.7\Lib\test\, <text:s/>Size: 4907</text:p>
      <text:p text:style-name="P2">5: File: test_codecencodings_kr.py, <text:s/>Directory: C:\Program Files\MySQL\MySQL Shell 8.0\lib\Python3.7\Lib\test\, <text:s/>Size: 3028</text:p>
      <text:p text:style-name="P2">5: File: test_codecencodings_tw.py, <text:s/>Directory: C:\Program Files\MySQL\MySQL Shell 8.0\lib\Python3.7\Lib\test\, <text:s/>Size: 681</text:p>
      <text:p text:style-name="P2">5: File: test_codecmaps_cn.py, <text:s/>Directory: C:\Program Files\MySQL\MySQL Shell 8.0\lib\Python3.7\Lib\test\, <text:s/>Size: 746</text:p>
      <text:p text:style-name="P2">5: File: test_codecmaps_hk.py, <text:s/>Directory: C:\Program Files\MySQL\MySQL Shell 8.0\lib\Python3.7\Lib\test\, <text:s/>Size: 386</text:p>
      <text:p text:style-name="P2">5: File: test_codecmaps_jp.py, <text:s/>Directory: C:\Program Files\MySQL\MySQL Shell 8.0\lib\Python3.7\Lib\test\, <text:s/>Size: 1744</text:p>
      <text:p text:style-name="P2">5: File: test_codecmaps_kr.py, <text:s/>Directory: C:\Program Files\MySQL\MySQL Shell 8.0\lib\Python3.7\Lib\test\, <text:s/>Size: 1188</text:p>
      <text:p text:style-name="P2">5: File: test_codecmaps_tw.py, <text:s/>Directory: C:\Program Files\MySQL\MySQL Shell 8.0\lib\Python3.7\Lib\test\, <text:s/>Size: 705</text:p>
      <text:p text:style-name="P2">5: File: test_codecs.py, <text:s/>Directory: C:\Program Files\MySQL\MySQL Shell 8.0\lib\Python3.7\Lib\test\, <text:s/>Size: 132090</text:p>
      <text:p text:style-name="P2">5: File: test_codeop.py, <text:s/>Directory: C:\Program Files\MySQL\MySQL Shell 8.0\lib\Python3.7\Lib\test\, <text:s/>Size: 7550</text:p>
      <text:p text:style-name="P2">5: File: test_collections.py, <text:s/>Directory: C:\Program Files\MySQL\MySQL Shell 8.0\lib\Python3.7\Lib\test\, <text:s/>Size: 81520</text:p>
      <text:p text:style-name="P2">5: File: test_colorsys.py, <text:s/>Directory: C:\Program Files\MySQL\MySQL Shell 8.0\lib\Python3.7\Lib\test\, <text:s/>Size: 3927</text:p>
      <text:p text:style-name="P2">5: File: test_compare.py, <text:s/>Directory: C:\Program Files\MySQL\MySQL Shell 8.0\lib\Python3.7\Lib\test\, <text:s/>Size: 3914</text:p>
      <text:p text:style-name="P2">5: File: test_compile.py, <text:s/>Directory: C:\Program Files\MySQL\MySQL Shell 8.0\lib\Python3.7\Lib\test\, <text:s/>Size: 35222</text:p>
      <text:p text:style-name="P2">5: File: test_compileall.py, <text:s/>Directory: C:\Program Files\MySQL\MySQL Shell 8.0\lib\Python3.7\Lib\test\, <text:s/>Size: 25441</text:p>
      <text:p text:style-name="P2"><text:soft-page-break/>5: File: test_complex.py, <text:s/>Directory: C:\Program Files\MySQL\MySQL Shell 8.0\lib\Python3.7\Lib\test\, <text:s/>Size: 30389</text:p>
      <text:p text:style-name="P2">5: File: test_concurrent_futures.py, <text:s/>Directory: C:\Program Files\MySQL\MySQL Shell 8.0\lib\Python3.7\Lib\test\, <text:s/>Size: 43884</text:p>
      <text:p text:style-name="P2">5: File: test_configparser.py, <text:s/>Directory: C:\Program Files\MySQL\MySQL Shell 8.0\lib\Python3.7\Lib\test\, <text:s/>Size: 86723</text:p>
      <text:p text:style-name="P2">5: File: test_contains.py, <text:s/>Directory: C:\Program Files\MySQL\MySQL Shell 8.0\lib\Python3.7\Lib\test\, <text:s/>Size: 3569</text:p>
      <text:p text:style-name="P2">5: File: test_context.py, <text:s/>Directory: C:\Program Files\MySQL\MySQL Shell 8.0\lib\Python3.7\Lib\test\, <text:s/>Size: 30005</text:p>
      <text:p text:style-name="P2">5: File: test_contextlib.py, <text:s/>Directory: C:\Program Files\MySQL\MySQL Shell 8.0\lib\Python3.7\Lib\test\, <text:s/>Size: 33278</text:p>
      <text:p text:style-name="P2">5: File: test_contextlib_async.py, <text:s/>Directory: C:\Program Files\MySQL\MySQL Shell 8.0\lib\Python3.7\Lib\test\, <text:s/>Size: 14482</text:p>
      <text:p text:style-name="P2">5: File: test_copy.py, <text:s/>Directory: C:\Program Files\MySQL\MySQL Shell 8.0\lib\Python3.7\Lib\test\, <text:s/>Size: 26408</text:p>
      <text:p text:style-name="P2">5: File: test_copyreg.py, <text:s/>Directory: C:\Program Files\MySQL\MySQL Shell 8.0\lib\Python3.7\Lib\test\, <text:s/>Size: 4498</text:p>
      <text:p text:style-name="P2">5: File: test_coroutines.py, <text:s/>Directory: C:\Program Files\MySQL\MySQL Shell 8.0\lib\Python3.7\Lib\test\, <text:s/>Size: 63767</text:p>
      <text:p text:style-name="P2">5: File: test_cprofile.py, <text:s/>Directory: C:\Program Files\MySQL\MySQL Shell 8.0\lib\Python3.7\Lib\test\, <text:s/>Size: 6302</text:p>
      <text:p text:style-name="P2">5: File: test_crashers.py, <text:s/>Directory: C:\Program Files\MySQL\MySQL Shell 8.0\lib\Python3.7\Lib\test\, <text:s/>Size: 1184</text:p>
      <text:p text:style-name="P2">5: File: test_crypt.py, <text:s/>Directory: C:\Program Files\MySQL\MySQL Shell 8.0\lib\Python3.7\Lib\test\, <text:s/>Size: 3589</text:p>
      <text:p text:style-name="P2">5: File: test_csv.py, <text:s/>Directory: C:\Program Files\MySQL\MySQL Shell 8.0\lib\Python3.7\Lib\test\, <text:s/>Size: 48189</text:p>
      <text:p text:style-name="P2">5: File: test_ctypes.py, <text:s/>Directory: C:\Program Files\MySQL\MySQL Shell 8.0\lib\Python3.7\Lib\test\, <text:s/>Size: 184</text:p>
      <text:p text:style-name="P2">5: File: test_curses.py, <text:s/>Directory: C:\Program Files\MySQL\MySQL Shell 8.0\lib\Python3.7\Lib\test\, <text:s/>Size: 19302</text:p>
      <text:p text:style-name="P2">5: File: test_dataclasses.py, <text:s/>Directory: C:\Program Files\MySQL\MySQL Shell 8.0\lib\Python3.7\Lib\test\, <text:s/>Size: 107828</text:p>
      <text:p text:style-name="P2">5: File: test_datetime.py, <text:s/>Directory: C:\Program Files\MySQL\MySQL Shell 8.0\lib\Python3.7\Lib\test\, <text:s/>Size: 2201</text:p>
      <text:p text:style-name="P2">5: File: test_dbm.py, <text:s/>Directory: C:\Program Files\MySQL\MySQL Shell 8.0\lib\Python3.7\Lib\test\, <text:s/>Size: 6590</text:p>
      <text:p text:style-name="P2">5: File: test_dbm_dumb.py, <text:s/>Directory: C:\Program Files\MySQL\MySQL Shell 8.0\lib\Python3.7\Lib\test\, <text:s/>Size: 11031</text:p>
      <text:p text:style-name="P2">5: File: test_dbm_gnu.py, <text:s/>Directory: C:\Program Files\MySQL\MySQL Shell 8.0\lib\Python3.7\Lib\test\, <text:s/>Size: 5344</text:p>
      <text:p text:style-name="P2">5: File: test_dbm_ndbm.py, <text:s/>Directory: C:\Program Files\MySQL\MySQL Shell 8.0\lib\Python3.7\Lib\test\, <text:s/>Size: 4409</text:p>
      <text:p text:style-name="P2">5: File: test_decimal.py, <text:s/>Directory: C:\Program Files\MySQL\MySQL Shell 8.0\lib\Python3.7\Lib\test\, <text:s/>Size: 211588</text:p>
      <text:p text:style-name="P2">5: File: test_decorators.py, <text:s/>Directory: C:\Program Files\MySQL\MySQL Shell 8.0\lib\Python3.7\Lib\test\, <text:s/>Size: 9704</text:p>
      <text:p text:style-name="P2">5: File: test_defaultdict.py, <text:s/>Directory: C:\Program Files\MySQL\MySQL Shell 8.0\lib\Python3.7\Lib\test\, <text:s/>Size: 6017</text:p>
      <text:p text:style-name="P2"><text:soft-page-break/>5: File: test_deque.py, <text:s/>Directory: C:\Program Files\MySQL\MySQL Shell 8.0\lib\Python3.7\Lib\test\, <text:s/>Size: 34651</text:p>
      <text:p text:style-name="P2">5: File: test_descr.py, <text:s/>Directory: C:\Program Files\MySQL\MySQL Shell 8.0\lib\Python3.7\Lib\test\, <text:s/>Size: 190254</text:p>
      <text:p text:style-name="P2">5: File: test_descrtut.py, <text:s/>Directory: C:\Program Files\MySQL\MySQL Shell 8.0\lib\Python3.7\Lib\test\, <text:s/>Size: 11804</text:p>
      <text:p text:style-name="P2">5: File: test_devpoll.py, <text:s/>Directory: C:\Program Files\MySQL\MySQL Shell 8.0\lib\Python3.7\Lib\test\, <text:s/>Size: 4618</text:p>
      <text:p text:style-name="P2">5: File: test_dict.py, <text:s/>Directory: C:\Program Files\MySQL\MySQL Shell 8.0\lib\Python3.7\Lib\test\, <text:s/>Size: 40713</text:p>
      <text:p text:style-name="P2">5: File: test_dict_version.py, <text:s/>Directory: C:\Program Files\MySQL\MySQL Shell 8.0\lib\Python3.7\Lib\test\, <text:s/>Size: 6010</text:p>
      <text:p text:style-name="P2">5: File: test_dictcomps.py, <text:s/>Directory: C:\Program Files\MySQL\MySQL Shell 8.0\lib\Python3.7\Lib\test\, <text:s/>Size: 3756</text:p>
      <text:p text:style-name="P2">5: File: test_dictviews.py, <text:s/>Directory: C:\Program Files\MySQL\MySQL Shell 8.0\lib\Python3.7\Lib\test\, <text:s/>Size: 11964</text:p>
      <text:p text:style-name="P2">5: File: test_difflib.py, <text:s/>Directory: C:\Program Files\MySQL\MySQL Shell 8.0\lib\Python3.7\Lib\test\, <text:s/>Size: 19823</text:p>
      <text:p text:style-name="P2">5: File: test_difflib_expect.html, <text:s/>Directory: C:\Program Files\MySQL\MySQL Shell 8.0\lib\Python3.7\Lib\test\, <text:s/>Size: 103266</text:p>
      <text:p text:style-name="P2">5: File: test_dis.py, <text:s/>Directory: C:\Program Files\MySQL\MySQL Shell 8.0\lib\Python3.7\Lib\test\, <text:s/>Size: 49693</text:p>
      <text:p text:style-name="P2">5: File: test_distutils.py, <text:s/>Directory: C:\Program Files\MySQL\MySQL Shell 8.0\lib\Python3.7\Lib\test\, <text:s/>Size: 375</text:p>
      <text:p text:style-name="P2">5: File: test_doctest.py, <text:s/>Directory: C:\Program Files\MySQL\MySQL Shell 8.0\lib\Python3.7\Lib\test\, <text:s/>Size: 97743</text:p>
      <text:p text:style-name="P2">5: File: test_doctest.txt, <text:s/>Directory: C:\Program Files\MySQL\MySQL Shell 8.0\lib\Python3.7\Lib\test\, <text:s/>Size: 300</text:p>
      <text:p text:style-name="P2">5: File: test_doctest2.py, <text:s/>Directory: C:\Program Files\MySQL\MySQL Shell 8.0\lib\Python3.7\Lib\test\, <text:s/>Size: 2359</text:p>
      <text:p text:style-name="P2">5: File: test_doctest2.txt, <text:s/>Directory: C:\Program Files\MySQL\MySQL Shell 8.0\lib\Python3.7\Lib\test\, <text:s/>Size: 392</text:p>
      <text:p text:style-name="P2">5: File: test_doctest3.txt, <text:s/>Directory: C:\Program Files\MySQL\MySQL Shell 8.0\lib\Python3.7\Lib\test\, <text:s/>Size: 82</text:p>
      <text:p text:style-name="P2">5: File: test_doctest4.txt, <text:s/>Directory: C:\Program Files\MySQL\MySQL Shell 8.0\lib\Python3.7\Lib\test\, <text:s/>Size: 244</text:p>
      <text:p text:style-name="P2">5: File: test_docxmlrpc.py, <text:s/>Directory: C:\Program Files\MySQL\MySQL Shell 8.0\lib\Python3.7\Lib\test\, <text:s/>Size: 8066</text:p>
      <text:p text:style-name="P2">5: File: test_dtrace.py, <text:s/>Directory: C:\Program Files\MySQL\MySQL Shell 8.0\lib\Python3.7\Lib\test\, <text:s/>Size: 5356</text:p>
      <text:p text:style-name="P2">5: File: test_dummy_thread.py, <text:s/>Directory: C:\Program Files\MySQL\MySQL Shell 8.0\lib\Python3.7\Lib\test\, <text:s/>Size: 9927</text:p>
      <text:p text:style-name="P2">5: File: test_dummy_threading.py, <text:s/>Directory: C:\Program Files\MySQL\MySQL Shell 8.0\lib\Python3.7\Lib\test\, <text:s/>Size: 1743</text:p>
      <text:p text:style-name="P2">5: File: test_dynamic.py, <text:s/>Directory: C:\Program Files\MySQL\MySQL Shell 8.0\lib\Python3.7\Lib\test\, <text:s/>Size: 4394</text:p>
      <text:p text:style-name="P2">5: File: test_dynamicclassattribute.py, <text:s/>Directory: C:\Program Files\MySQL\MySQL Shell 8.0\lib\Python3.7\Lib\test\, <text:s/>Size: 9795</text:p>
      <text:p text:style-name="P2">5: File: test_eintr.py, <text:s/>Directory: C:\Program Files\MySQL\MySQL Shell 8.0\lib\Python3.7\Lib\test\, <text:s/>Size: 1354</text:p>
      <text:p text:style-name="P2"><text:soft-page-break/>5: File: __init__.py, <text:s/>Directory: C:\Program Files\MySQL\MySQL Shell 8.0\lib\Python3.7\Lib\test\test_email\, <text:s/>Size: 6323</text:p>
      <text:p text:style-name="P2">5: File: __main__.py, <text:s/>Directory: C:\Program Files\MySQL\MySQL Shell 8.0\lib\Python3.7\Lib\test\test_email\, <text:s/>Size: 72</text:p>
      <text:p text:style-name="P2">5: File: audiotest.au, <text:s/>Directory: C:\Program Files\MySQL\MySQL Shell 8.0\lib\Python3.7\Lib\test\test_email\data\, <text:s/>Size: 28144</text:p>
      <text:p text:style-name="P2">5: File: msg_01.txt, <text:s/>Directory: C:\Program Files\MySQL\MySQL Shell 8.0\lib\Python3.7\Lib\test\test_email\data\, <text:s/>Size: 459</text:p>
      <text:p text:style-name="P2">5: File: msg_02.txt, <text:s/>Directory: C:\Program Files\MySQL\MySQL Shell 8.0\lib\Python3.7\Lib\test\test_email\data\, <text:s/>Size: 2812</text:p>
      <text:p text:style-name="P2">5: File: msg_03.txt, <text:s/>Directory: C:\Program Files\MySQL\MySQL Shell 8.0\lib\Python3.7\Lib\test\test_email\data\, <text:s/>Size: 366</text:p>
      <text:p text:style-name="P2">5: File: msg_04.txt, <text:s/>Directory: C:\Program Files\MySQL\MySQL Shell 8.0\lib\Python3.7\Lib\test\test_email\data\, <text:s/>Size: 961</text:p>
      <text:p text:style-name="P2">5: File: msg_05.txt, <text:s/>Directory: C:\Program Files\MySQL\MySQL Shell 8.0\lib\Python3.7\Lib\test\test_email\data\, <text:s/>Size: 558</text:p>
      <text:p text:style-name="P2">5: File: msg_06.txt, <text:s/>Directory: C:\Program Files\MySQL\MySQL Shell 8.0\lib\Python3.7\Lib\test\test_email\data\, <text:s/>Size: 1041</text:p>
      <text:p text:style-name="P2">5: File: msg_07.txt, <text:s/>Directory: C:\Program Files\MySQL\MySQL Shell 8.0\lib\Python3.7\Lib\test\test_email\data\, <text:s/>Size: 5227</text:p>
      <text:p text:style-name="P2">5: File: msg_08.txt, <text:s/>Directory: C:\Program Files\MySQL\MySQL Shell 8.0\lib\Python3.7\Lib\test\test_email\data\, <text:s/>Size: 454</text:p>
      <text:p text:style-name="P2">5: File: msg_09.txt, <text:s/>Directory: C:\Program Files\MySQL\MySQL Shell 8.0\lib\Python3.7\Lib\test\test_email\data\, <text:s/>Size: 432</text:p>
      <text:p text:style-name="P2">5: File: msg_10.txt, <text:s/>Directory: C:\Program Files\MySQL\MySQL Shell 8.0\lib\Python3.7\Lib\test\test_email\data\, <text:s/>Size: 884</text:p>
      <text:p text:style-name="P2">5: File: msg_11.txt, <text:s/>Directory: C:\Program Files\MySQL\MySQL Shell 8.0\lib\Python3.7\Lib\test\test_email\data\, <text:s/>Size: 142</text:p>
      <text:p text:style-name="P2">5: File: msg_12.txt, <text:s/>Directory: C:\Program Files\MySQL\MySQL Shell 8.0\lib\Python3.7\Lib\test\test_email\data\, <text:s/>Size: 644</text:p>
      <text:p text:style-name="P2">5: File: msg_12a.txt, <text:s/>Directory: C:\Program Files\MySQL\MySQL Shell 8.0\lib\Python3.7\Lib\test\test_email\data\, <text:s/>Size: 646</text:p>
      <text:p text:style-name="P2">5: File: msg_13.txt, <text:s/>Directory: C:\Program Files\MySQL\MySQL Shell 8.0\lib\Python3.7\Lib\test\test_email\data\, <text:s/>Size: 5367</text:p>
      <text:p text:style-name="P2">5: File: msg_14.txt, <text:s/>Directory: C:\Program Files\MySQL\MySQL Shell 8.0\lib\Python3.7\Lib\test\test_email\data\, <text:s/>Size: 641</text:p>
      <text:p text:style-name="P2">5: File: msg_15.txt, <text:s/>Directory: C:\Program Files\MySQL\MySQL Shell 8.0\lib\Python3.7\Lib\test\test_email\data\, <text:s/>Size: 1306</text:p>
      <text:p text:style-name="P2">5: File: msg_16.txt, <text:s/>Directory: C:\Program Files\MySQL\MySQL Shell 8.0\lib\Python3.7\Lib\test\test_email\data\, <text:s/>Size: 5203</text:p>
      <text:p text:style-name="P2">5: File: msg_17.txt, <text:s/>Directory: C:\Program Files\MySQL\MySQL Shell 8.0\lib\Python3.7\Lib\test\test_email\data\, <text:s/>Size: 330</text:p>
      <text:p text:style-name="P2">5: File: msg_18.txt, <text:s/>Directory: C:\Program Files\MySQL\MySQL Shell 8.0\lib\Python3.7\Lib\test\test_email\data\, <text:s/>Size: 230</text:p>
      <text:p text:style-name="P2">5: File: msg_19.txt, <text:s/>Directory: C:\Program Files\MySQL\MySQL Shell 8.0\lib\Python3.7\Lib\test\test_email\data\, <text:s/>Size: 757</text:p>
      <text:p text:style-name="P2">5: File: msg_20.txt, <text:s/>Directory: C:\Program Files\MySQL\MySQL Shell 8.0\lib\Python3.7\Lib\test\test_email\data\, <text:s/>Size: 507</text:p>
      <text:p text:style-name="P2">5: File: msg_21.txt, <text:s/>Directory: C:\Program Files\MySQL\MySQL Shell 8.0\lib\Python3.7\Lib\test\test_email\data\, <text:s/>Size: 376</text:p>
      <text:p text:style-name="P2"><text:soft-page-break/>5: File: msg_22.txt, <text:s/>Directory: C:\Program Files\MySQL\MySQL Shell 8.0\lib\Python3.7\Lib\test\test_email\data\, <text:s/>Size: 1894</text:p>
      <text:p text:style-name="P2">5: File: msg_23.txt, <text:s/>Directory: C:\Program Files\MySQL\MySQL Shell 8.0\lib\Python3.7\Lib\test\test_email\data\, <text:s/>Size: 139</text:p>
      <text:p text:style-name="P2">5: File: msg_24.txt, <text:s/>Directory: C:\Program Files\MySQL\MySQL Shell 8.0\lib\Python3.7\Lib\test\test_email\data\, <text:s/>Size: 157</text:p>
      <text:p text:style-name="P2">5: File: msg_25.txt, <text:s/>Directory: C:\Program Files\MySQL\MySQL Shell 8.0\lib\Python3.7\Lib\test\test_email\data\, <text:s/>Size: 5122</text:p>
      <text:p text:style-name="P2">5: File: msg_26.txt, <text:s/>Directory: C:\Program Files\MySQL\MySQL Shell 8.0\lib\Python3.7\Lib\test\test_email\data\, <text:s/>Size: 2103</text:p>
      <text:p text:style-name="P2">5: File: msg_27.txt, <text:s/>Directory: C:\Program Files\MySQL\MySQL Shell 8.0\lib\Python3.7\Lib\test\test_email\data\, <text:s/>Size: 578</text:p>
      <text:p text:style-name="P2">5: File: msg_28.txt, <text:s/>Directory: C:\Program Files\MySQL\MySQL Shell 8.0\lib\Python3.7\Lib\test\test_email\data\, <text:s/>Size: 380</text:p>
      <text:p text:style-name="P2">5: File: msg_29.txt, <text:s/>Directory: C:\Program Files\MySQL\MySQL Shell 8.0\lib\Python3.7\Lib\test\test_email\data\, <text:s/>Size: 583</text:p>
      <text:p text:style-name="P2">5: File: msg_30.txt, <text:s/>Directory: C:\Program Files\MySQL\MySQL Shell 8.0\lib\Python3.7\Lib\test\test_email\data\, <text:s/>Size: 322</text:p>
      <text:p text:style-name="P2">5: File: msg_31.txt, <text:s/>Directory: C:\Program Files\MySQL\MySQL Shell 8.0\lib\Python3.7\Lib\test\test_email\data\, <text:s/>Size: 200</text:p>
      <text:p text:style-name="P2">5: File: msg_32.txt, <text:s/>Directory: C:\Program Files\MySQL\MySQL Shell 8.0\lib\Python3.7\Lib\test\test_email\data\, <text:s/>Size: 418</text:p>
      <text:p text:style-name="P2">5: File: msg_33.txt, <text:s/>Directory: C:\Program Files\MySQL\MySQL Shell 8.0\lib\Python3.7\Lib\test\test_email\data\, <text:s/>Size: 750</text:p>
      <text:p text:style-name="P2">5: File: msg_34.txt, <text:s/>Directory: C:\Program Files\MySQL\MySQL Shell 8.0\lib\Python3.7\Lib\test\test_email\data\, <text:s/>Size: 300</text:p>
      <text:p text:style-name="P2">5: File: msg_35.txt, <text:s/>Directory: C:\Program Files\MySQL\MySQL Shell 8.0\lib\Python3.7\Lib\test\test_email\data\, <text:s/>Size: 136</text:p>
      <text:p text:style-name="P2">5: File: msg_36.txt, <text:s/>Directory: C:\Program Files\MySQL\MySQL Shell 8.0\lib\Python3.7\Lib\test\test_email\data\, <text:s/>Size: 816</text:p>
      <text:p text:style-name="P2">5: File: msg_37.txt, <text:s/>Directory: C:\Program Files\MySQL\MySQL Shell 8.0\lib\Python3.7\Lib\test\test_email\data\, <text:s/>Size: 209</text:p>
      <text:p text:style-name="P2">5: File: msg_38.txt, <text:s/>Directory: C:\Program Files\MySQL\MySQL Shell 8.0\lib\Python3.7\Lib\test\test_email\data\, <text:s/>Size: 2548</text:p>
      <text:p text:style-name="P2">5: File: msg_39.txt, <text:s/>Directory: C:\Program Files\MySQL\MySQL Shell 8.0\lib\Python3.7\Lib\test\test_email\data\, <text:s/>Size: 1955</text:p>
      <text:p text:style-name="P2">5: File: msg_40.txt, <text:s/>Directory: C:\Program Files\MySQL\MySQL Shell 8.0\lib\Python3.7\Lib\test\test_email\data\, <text:s/>Size: 197</text:p>
      <text:p text:style-name="P2">5: File: msg_41.txt, <text:s/>Directory: C:\Program Files\MySQL\MySQL Shell 8.0\lib\Python3.7\Lib\test\test_email\data\, <text:s/>Size: 185</text:p>
      <text:p text:style-name="P2">5: File: msg_42.txt, <text:s/>Directory: C:\Program Files\MySQL\MySQL Shell 8.0\lib\Python3.7\Lib\test\test_email\data\, <text:s/>Size: 313</text:p>
      <text:p text:style-name="P2">5: File: msg_43.txt, <text:s/>Directory: C:\Program Files\MySQL\MySQL Shell 8.0\lib\Python3.7\Lib\test\test_email\data\, <text:s/>Size: 9166</text:p>
      <text:p text:style-name="P2">5: File: msg_44.txt, <text:s/>Directory: C:\Program Files\MySQL\MySQL Shell 8.0\lib\Python3.7\Lib\test\test_email\data\, <text:s/>Size: 895</text:p>
      <text:p text:style-name="P2">5: File: msg_45.txt, <text:s/>Directory: C:\Program Files\MySQL\MySQL Shell 8.0\lib\Python3.7\Lib\test\test_email\data\, <text:s/>Size: 965</text:p>
      <text:p text:style-name="P2">5: File: msg_46.txt, <text:s/>Directory: C:\Program Files\MySQL\MySQL Shell 8.0\lib\Python3.7\Lib\test\test_email\data\, <text:s/>Size: 816</text:p>
      <text:p text:style-name="P2"><text:soft-page-break/>5: File: PyBanner048.gif, <text:s/>Directory: C:\Program Files\MySQL\MySQL Shell 8.0\lib\Python3.7\Lib\test\test_email\data\, <text:s/>Size: 954</text:p>
      <text:p text:style-name="P2">5: File: test_asian_codecs.py, <text:s/>Directory: C:\Program Files\MySQL\MySQL Shell 8.0\lib\Python3.7\Lib\test\test_email\, <text:s/>Size: 3145</text:p>
      <text:p text:style-name="P2">5: File: test_email.py, <text:s/>Directory: C:\Program Files\MySQL\MySQL Shell 8.0\lib\Python3.7\Lib\test\test_email\, <text:s/>Size: 208632</text:p>
      <text:p text:style-name="P2">5: File: test_generator.py, <text:s/>Directory: C:\Program Files\MySQL\MySQL Shell 8.0\lib\Python3.7\Lib\test\test_email\, <text:s/>Size: 12175</text:p>
      <text:p text:style-name="P2">5: File: test_inversion.py, <text:s/>Directory: C:\Program Files\MySQL\MySQL Shell 8.0\lib\Python3.7\Lib\test\test_email\, <text:s/>Size: 2075</text:p>
      <text:p text:style-name="P2">5: File: test_message.py, <text:s/>Directory: C:\Program Files\MySQL\MySQL Shell 8.0\lib\Python3.7\Lib\test\test_email\, <text:s/>Size: 33002</text:p>
      <text:p text:style-name="P2">5: File: test_parser.py, <text:s/>Directory: C:\Program Files\MySQL\MySQL Shell 8.0\lib\Python3.7\Lib\test\test_email\, <text:s/>Size: 4333</text:p>
      <text:p text:style-name="P2">5: File: test_pickleable.py, <text:s/>Directory: C:\Program Files\MySQL\MySQL Shell 8.0\lib\Python3.7\Lib\test\test_email\, <text:s/>Size: 2549</text:p>
      <text:p text:style-name="P2">5: File: test_policy.py, <text:s/>Directory: C:\Program Files\MySQL\MySQL Shell 8.0\lib\Python3.7\Lib\test\test_email\, <text:s/>Size: 14832</text:p>
      <text:p text:style-name="P2">5: File: test_utils.py, <text:s/>Directory: C:\Program Files\MySQL\MySQL Shell 8.0\lib\Python3.7\Lib\test\test_email\, <text:s/>Size: 6662</text:p>
      <text:p text:style-name="P2">5: File: torture_test.py, <text:s/>Directory: C:\Program Files\MySQL\MySQL Shell 8.0\lib\Python3.7\Lib\test\test_email\, <text:s/>Size: 3607</text:p>
      <text:p text:style-name="P2">5: File: test_embed.py, <text:s/>Directory: C:\Program Files\MySQL\MySQL Shell 8.0\lib\Python3.7\Lib\test\, <text:s/>Size: 20872</text:p>
      <text:p text:style-name="P2">5: File: test_ensurepip.py, <text:s/>Directory: C:\Program Files\MySQL\MySQL Shell 8.0\lib\Python3.7\Lib\test\, <text:s/>Size: 9920</text:p>
      <text:p text:style-name="P2">5: File: test_enum.py, <text:s/>Directory: C:\Program Files\MySQL\MySQL Shell 8.0\lib\Python3.7\Lib\test\, <text:s/>Size: 108280</text:p>
      <text:p text:style-name="P2">5: File: test_enumerate.py, <text:s/>Directory: C:\Program Files\MySQL\MySQL Shell 8.0\lib\Python3.7\Lib\test\, <text:s/>Size: 8087</text:p>
      <text:p text:style-name="P2">5: File: test_eof.py, <text:s/>Directory: C:\Program Files\MySQL\MySQL Shell 8.0\lib\Python3.7\Lib\test\, <text:s/>Size: 803</text:p>
      <text:p text:style-name="P2">5: File: test_epoll.py, <text:s/>Directory: C:\Program Files\MySQL\MySQL Shell 8.0\lib\Python3.7\Lib\test\, <text:s/>Size: 9209</text:p>
      <text:p text:style-name="P2">5: File: test_errno.py, <text:s/>Directory: C:\Program Files\MySQL\MySQL Shell 8.0\lib\Python3.7\Lib\test\, <text:s/>Size: 1069</text:p>
      <text:p text:style-name="P2">5: File: test_exception_hierarchy.py, <text:s/>Directory: C:\Program Files\MySQL\MySQL Shell 8.0\lib\Python3.7\Lib\test\, <text:s/>Size: 7403</text:p>
      <text:p text:style-name="P2">5: File: test_exception_variations.py, <text:s/>Directory: C:\Program Files\MySQL\MySQL Shell 8.0\lib\Python3.7\Lib\test\, <text:s/>Size: 3948</text:p>
      <text:p text:style-name="P2">5: File: test_exceptions.py, <text:s/>Directory: C:\Program Files\MySQL\MySQL Shell 8.0\lib\Python3.7\Lib\test\, <text:s/>Size: 48623</text:p>
      <text:p text:style-name="P2">5: File: test_extcall.py, <text:s/>Directory: C:\Program Files\MySQL\MySQL Shell 8.0\lib\Python3.7\Lib\test\, <text:s/>Size: 12380</text:p>
      <text:p text:style-name="P2">5: File: test_faulthandler.py, <text:s/>Directory: C:\Program Files\MySQL\MySQL Shell 8.0\lib\Python3.7\Lib\test\, <text:s/>Size: 28655</text:p>
      <text:p text:style-name="P2">5: File: test_fcntl.py, <text:s/>Directory: C:\Program Files\MySQL\MySQL Shell 8.0\lib\Python3.7\Lib\test\, <text:s/>Size: 5211</text:p>
      <text:p text:style-name="P2">5: File: test_file.py, <text:s/>Directory: C:\Program Files\MySQL\MySQL Shell 8.0\lib\Python3.7\Lib\test\, <text:s/>Size: 10868</text:p>
      <text:p text:style-name="P2"><text:soft-page-break/>5: File: test_file_eintr.py, <text:s/>Directory: C:\Program Files\MySQL\MySQL Shell 8.0\lib\Python3.7\Lib\test\, <text:s/>Size: 10854</text:p>
      <text:p text:style-name="P2">5: File: test_filecmp.py, <text:s/>Directory: C:\Program Files\MySQL\MySQL Shell 8.0\lib\Python3.7\Lib\test\, <text:s/>Size: 8894</text:p>
      <text:p text:style-name="P2">5: File: test_fileinput.py, <text:s/>Directory: C:\Program Files\MySQL\MySQL Shell 8.0\lib\Python3.7\Lib\test\, <text:s/>Size: 38189</text:p>
      <text:p text:style-name="P2">5: File: test_fileio.py, <text:s/>Directory: C:\Program Files\MySQL\MySQL Shell 8.0\lib\Python3.7\Lib\test\, <text:s/>Size: 19648</text:p>
      <text:p text:style-name="P2">5: File: test_finalization.py, <text:s/>Directory: C:\Program Files\MySQL\MySQL Shell 8.0\lib\Python3.7\Lib\test\, <text:s/>Size: 14502</text:p>
      <text:p text:style-name="P2">5: File: test_float.py, <text:s/>Directory: C:\Program Files\MySQL\MySQL Shell 8.0\lib\Python3.7\Lib\test\, <text:s/>Size: 64517</text:p>
      <text:p text:style-name="P2">5: File: test_flufl.py, <text:s/>Directory: C:\Program Files\MySQL\MySQL Shell 8.0\lib\Python3.7\Lib\test\, <text:s/>Size: 1347</text:p>
      <text:p text:style-name="P2">5: File: test_fnmatch.py, <text:s/>Directory: C:\Program Files\MySQL\MySQL Shell 8.0\lib\Python3.7\Lib\test\, <text:s/>Size: 5187</text:p>
      <text:p text:style-name="P2">5: File: test_fork1.py, <text:s/>Directory: C:\Program Files\MySQL\MySQL Shell 8.0\lib\Python3.7\Lib\test\, <text:s/>Size: 3804</text:p>
      <text:p text:style-name="P2">5: File: test_format.py, <text:s/>Directory: C:\Program Files\MySQL\MySQL Shell 8.0\lib\Python3.7\Lib\test\, <text:s/>Size: 23012</text:p>
      <text:p text:style-name="P2">5: File: test_fractions.py, <text:s/>Directory: C:\Program Files\MySQL\MySQL Shell 8.0\lib\Python3.7\Lib\test\, <text:s/>Size: 26545</text:p>
      <text:p text:style-name="P2">5: File: test_frame.py, <text:s/>Directory: C:\Program Files\MySQL\MySQL Shell 8.0\lib\Python3.7\Lib\test\, <text:s/>Size: 5806</text:p>
      <text:p text:style-name="P2">5: File: test_frozen.py, <text:s/>Directory: C:\Program Files\MySQL\MySQL Shell 8.0\lib\Python3.7\Lib\test\, <text:s/>Size: 970</text:p>
      <text:p text:style-name="P2">5: File: test_fstring.py, <text:s/>Directory: C:\Program Files\MySQL\MySQL Shell 8.0\lib\Python3.7\Lib\test\, <text:s/>Size: 41198</text:p>
      <text:p text:style-name="P2">5: File: test_ftplib.py, <text:s/>Directory: C:\Program Files\MySQL\MySQL Shell 8.0\lib\Python3.7\Lib\test\, <text:s/>Size: 39355</text:p>
      <text:p text:style-name="P2">5: File: test_funcattrs.py, <text:s/>Directory: C:\Program Files\MySQL\MySQL Shell 8.0\lib\Python3.7\Lib\test\, <text:s/>Size: 13570</text:p>
      <text:p text:style-name="P2">5: File: test_functools.py, <text:s/>Directory: C:\Program Files\MySQL\MySQL Shell 8.0\lib\Python3.7\Lib\test\, <text:s/>Size: 84580</text:p>
      <text:p text:style-name="P2">5: File: test_future.py, <text:s/>Directory: C:\Program Files\MySQL\MySQL Shell 8.0\lib\Python3.7\Lib\test\, <text:s/>Size: 9921</text:p>
      <text:p text:style-name="P2">5: File: test_future3.py, <text:s/>Directory: C:\Program Files\MySQL\MySQL Shell 8.0\lib\Python3.7\Lib\test\, <text:s/>Size: 490</text:p>
      <text:p text:style-name="P2">5: File: test_future4.py, <text:s/>Directory: C:\Program Files\MySQL\MySQL Shell 8.0\lib\Python3.7\Lib\test\, <text:s/>Size: 222</text:p>
      <text:p text:style-name="P2">5: File: test_future5.py, <text:s/>Directory: C:\Program Files\MySQL\MySQL Shell 8.0\lib\Python3.7\Lib\test\, <text:s/>Size: 510</text:p>
      <text:p text:style-name="P2">5: File: test_gc.py, <text:s/>Directory: C:\Program Files\MySQL\MySQL Shell 8.0\lib\Python3.7\Lib\test\, <text:s/>Size: 34681</text:p>
      <text:p text:style-name="P2">5: File: test_gdb.py, <text:s/>Directory: C:\Program Files\MySQL\MySQL Shell 8.0\lib\Python3.7\Lib\test\, <text:s/>Size: 40911</text:p>
      <text:p text:style-name="P2">5: File: test_generator_stop.py, <text:s/>Directory: C:\Program Files\MySQL\MySQL Shell 8.0\lib\Python3.7\Lib\test\, <text:s/>Size: 943</text:p>
      <text:p text:style-name="P2">5: File: test_generators.py, <text:s/>Directory: C:\Program Files\MySQL\MySQL Shell 8.0\lib\Python3.7\Lib\test\, <text:s/>Size: 59878</text:p>
      <text:p text:style-name="P2"><text:soft-page-break/>5: File: test_genericclass.py, <text:s/>Directory: C:\Program Files\MySQL\MySQL Shell 8.0\lib\Python3.7\Lib\test\, <text:s/>Size: 9505</text:p>
      <text:p text:style-name="P2">5: File: test_genericpath.py, <text:s/>Directory: C:\Program Files\MySQL\MySQL Shell 8.0\lib\Python3.7\Lib\test\, <text:s/>Size: 21033</text:p>
      <text:p text:style-name="P2">5: File: test_genexps.py, <text:s/>Directory: C:\Program Files\MySQL\MySQL Shell 8.0\lib\Python3.7\Lib\test\, <text:s/>Size: 7286</text:p>
      <text:p text:style-name="P2">5: File: test_getargs2.py, <text:s/>Directory: C:\Program Files\MySQL\MySQL Shell 8.0\lib\Python3.7\Lib\test\, <text:s/>Size: 46596</text:p>
      <text:p text:style-name="P2">5: File: test_getopt.py, <text:s/>Directory: C:\Program Files\MySQL\MySQL Shell 8.0\lib\Python3.7\Lib\test\, <text:s/>Size: 6910</text:p>
      <text:p text:style-name="P2">5: File: test_getpass.py, <text:s/>Directory: C:\Program Files\MySQL\MySQL Shell 8.0\lib\Python3.7\Lib\test\, <text:s/>Size: 6437</text:p>
      <text:p text:style-name="P2">5: File: test_gettext.py, <text:s/>Directory: C:\Program Files\MySQL\MySQL Shell 8.0\lib\Python3.7\Lib\test\, <text:s/>Size: 33913</text:p>
      <text:p text:style-name="P2">5: File: test_glob.py, <text:s/>Directory: C:\Program Files\MySQL\MySQL Shell 8.0\lib\Python3.7\Lib\test\, <text:s/>Size: 12688</text:p>
      <text:p text:style-name="P2">5: File: test_global.py, <text:s/>Directory: C:\Program Files\MySQL\MySQL Shell 8.0\lib\Python3.7\Lib\test\, <text:s/>Size: 1340</text:p>
      <text:p text:style-name="P2">5: File: test_grammar.py, <text:s/>Directory: C:\Program Files\MySQL\MySQL Shell 8.0\lib\Python3.7\Lib\test\, <text:s/>Size: 49619</text:p>
      <text:p text:style-name="P2">5: File: test_grp.py, <text:s/>Directory: C:\Program Files\MySQL\MySQL Shell 8.0\lib\Python3.7\Lib\test\, <text:s/>Size: 3628</text:p>
      <text:p text:style-name="P2">5: File: test_gzip.py, <text:s/>Directory: C:\Program Files\MySQL\MySQL Shell 8.0\lib\Python3.7\Lib\test\, <text:s/>Size: 27615</text:p>
      <text:p text:style-name="P2">5: File: test_hash.py, <text:s/>Directory: C:\Program Files\MySQL\MySQL Shell 8.0\lib\Python3.7\Lib\test\, <text:s/>Size: 11722</text:p>
      <text:p text:style-name="P2">5: File: test_hashlib.py, <text:s/>Directory: C:\Program Files\MySQL\MySQL Shell 8.0\lib\Python3.7\Lib\test\, <text:s/>Size: 39589</text:p>
      <text:p text:style-name="P2">5: File: test_heapq.py, <text:s/>Directory: C:\Program Files\MySQL\MySQL Shell 8.0\lib\Python3.7\Lib\test\, <text:s/>Size: 14977</text:p>
      <text:p text:style-name="P2">5: File: test_hmac.py, <text:s/>Directory: C:\Program Files\MySQL\MySQL Shell 8.0\lib\Python3.7\Lib\test\, <text:s/>Size: 22029</text:p>
      <text:p text:style-name="P2">5: File: test_html.py, <text:s/>Directory: C:\Program Files\MySQL\MySQL Shell 8.0\lib\Python3.7\Lib\test\, <text:s/>Size: 4336</text:p>
      <text:p text:style-name="P2">5: File: test_htmlparser.py, <text:s/>Directory: C:\Program Files\MySQL\MySQL Shell 8.0\lib\Python3.7\Lib\test\, <text:s/>Size: 32698</text:p>
      <text:p text:style-name="P2">5: File: test_http_cookiejar.py, <text:s/>Directory: C:\Program Files\MySQL\MySQL Shell 8.0\lib\Python3.7\Lib\test\, <text:s/>Size: 76112</text:p>
      <text:p text:style-name="P2">5: File: test_http_cookies.py, <text:s/>Directory: C:\Program Files\MySQL\MySQL Shell 8.0\lib\Python3.7\Lib\test\, <text:s/>Size: 18561</text:p>
      <text:p text:style-name="P2">5: File: test_httplib.py, <text:s/>Directory: C:\Program Files\MySQL\MySQL Shell 8.0\lib\Python3.7\Lib\test\, <text:s/>Size: 75910</text:p>
      <text:p text:style-name="P2">5: File: test_httpservers.py, <text:s/>Directory: C:\Program Files\MySQL\MySQL Shell 8.0\lib\Python3.7\Lib\test\, <text:s/>Size: 44365</text:p>
      <text:p text:style-name="P2">5: File: test_idle.py, <text:s/>Directory: C:\Program Files\MySQL\MySQL Shell 8.0\lib\Python3.7\Lib\test\, <text:s/>Size: 822</text:p>
      <text:p text:style-name="P2">5: File: test_imaplib.py, <text:s/>Directory: C:\Program Files\MySQL\MySQL Shell 8.0\lib\Python3.7\Lib\test\, <text:s/>Size: 39581</text:p>
      <text:p text:style-name="P2">5: File: test_imghdr.py, <text:s/>Directory: C:\Program Files\MySQL\MySQL Shell 8.0\lib\Python3.7\Lib\test\, <text:s/>Size: 4767</text:p>
      <text:p text:style-name="P2"><text:soft-page-break/>5: File: test_imp.py, <text:s/>Directory: C:\Program Files\MySQL\MySQL Shell 8.0\lib\Python3.7\Lib\test\, <text:s/>Size: 17732</text:p>
      <text:p text:style-name="P2">5: File: __init__.py, <text:s/>Directory: C:\Program Files\MySQL\MySQL Shell 8.0\lib\Python3.7\Lib\test\test_import\, <text:s/>Size: 47773</text:p>
      <text:p text:style-name="P2">5: File: __main__.py, <text:s/>Directory: C:\Program Files\MySQL\MySQL Shell 8.0\lib\Python3.7\Lib\test\test_import\, <text:s/>Size: 51</text:p>
      <text:p text:style-name="P2">5: File: __init__.py, <text:s/>Directory: C:\Program Files\MySQL\MySQL Shell 8.0\lib\Python3.7\Lib\test\test_importlib\, <text:s/>Size: 142</text:p>
      <text:p text:style-name="P2">5: File: __main__.py, <text:s/>Directory: C:\Program Files\MySQL\MySQL Shell 8.0\lib\Python3.7\Lib\test\test_importlib\, <text:s/>Size: 58</text:p>
      <text:p text:style-name="P2">5: File: abc.py, <text:s/>Directory: C:\Program Files\MySQL\MySQL Shell 8.0\lib\Python3.7\Lib\test\test_importlib\, <text:s/>Size: 2272</text:p>
      <text:p text:style-name="P2">5: File: utf-8.file, <text:s/>Directory: C:\Program Files\MySQL\MySQL Shell 8.0\lib\Python3.7\Lib\test\test_importlib\data01\, <text:s/>Size: 20</text:p>
      <text:p text:style-name="P2">5: File: test_abc.py, <text:s/>Directory: C:\Program Files\MySQL\MySQL Shell 8.0\lib\Python3.7\Lib\test\test_importlib\, <text:s/>Size: 33829</text:p>
      <text:p text:style-name="P2">5: File: test_api.py, <text:s/>Directory: C:\Program Files\MySQL\MySQL Shell 8.0\lib\Python3.7\Lib\test\test_importlib\, <text:s/>Size: 18803</text:p>
      <text:p text:style-name="P2">5: File: test_lazy.py, <text:s/>Directory: C:\Program Files\MySQL\MySQL Shell 8.0\lib\Python3.7\Lib\test\test_importlib\, <text:s/>Size: 4929</text:p>
      <text:p text:style-name="P2">5: File: test_locks.py, <text:s/>Directory: C:\Program Files\MySQL\MySQL Shell 8.0\lib\Python3.7\Lib\test\test_importlib\, <text:s/>Size: 4676</text:p>
      <text:p text:style-name="P2">5: File: test_open.py, <text:s/>Directory: C:\Program Files\MySQL\MySQL Shell 8.0\lib\Python3.7\Lib\test\test_importlib\, <text:s/>Size: 2252</text:p>
      <text:p text:style-name="P2">5: File: test_path.py, <text:s/>Directory: C:\Program Files\MySQL\MySQL Shell 8.0\lib\Python3.7\Lib\test\test_importlib\, <text:s/>Size: 1176</text:p>
      <text:p text:style-name="P2">5: File: test_read.py, <text:s/>Directory: C:\Program Files\MySQL\MySQL Shell 8.0\lib\Python3.7\Lib\test\test_importlib\, <text:s/>Size: 2033</text:p>
      <text:p text:style-name="P2">5: File: test_resource.py, <text:s/>Directory: C:\Program Files\MySQL\MySQL Shell 8.0\lib\Python3.7\Lib\test\test_importlib\, <text:s/>Size: 6243</text:p>
      <text:p text:style-name="P2">5: File: test_spec.py, <text:s/>Directory: C:\Program Files\MySQL\MySQL Shell 8.0\lib\Python3.7\Lib\test\test_importlib\, <text:s/>Size: 30498</text:p>
      <text:p text:style-name="P2">5: File: test_util.py, <text:s/>Directory: C:\Program Files\MySQL\MySQL Shell 8.0\lib\Python3.7\Lib\test\test_importlib\, <text:s/>Size: 31627</text:p>
      <text:p text:style-name="P2">5: File: test_windows.py, <text:s/>Directory: C:\Program Files\MySQL\MySQL Shell 8.0\lib\Python3.7\Lib\test\test_importlib\, <text:s/>Size: 3927</text:p>
      <text:p text:style-name="P2">5: File: util.py, <text:s/>Directory: C:\Program Files\MySQL\MySQL Shell 8.0\lib\Python3.7\Lib\test\test_importlib\, <text:s/>Size: 17942</text:p>
      <text:p text:style-name="P2">5: File: test_index.py, <text:s/>Directory: C:\Program Files\MySQL\MySQL Shell 8.0\lib\Python3.7\Lib\test\, <text:s/>Size: 8567</text:p>
      <text:p text:style-name="P2">5: File: test_inspect.py, <text:s/>Directory: C:\Program Files\MySQL\MySQL Shell 8.0\lib\Python3.7\Lib\test\, <text:s/>Size: 148354</text:p>
      <text:p text:style-name="P2">5: File: test_int.py, <text:s/>Directory: C:\Program Files\MySQL\MySQL Shell 8.0\lib\Python3.7\Lib\test\, <text:s/>Size: 19776</text:p>
      <text:p text:style-name="P2">5: File: test_int_literal.py, <text:s/>Directory: C:\Program Files\MySQL\MySQL Shell 8.0\lib\Python3.7\Lib\test\, <text:s/>Size: 7053</text:p>
      <text:p text:style-name="P2">5: File: test_io.py, <text:s/>Directory: C:\Program Files\MySQL\MySQL Shell 8.0\lib\Python3.7\Lib\test\, <text:s/>Size: 163941</text:p>
      <text:p text:style-name="P2">5: File: test_ioctl.py, <text:s/>Directory: C:\Program Files\MySQL\MySQL Shell 8.0\lib\Python3.7\Lib\test\, <text:s/>Size: 3271</text:p>
      <text:p text:style-name="P2"><text:soft-page-break/>5: File: test_ipaddress.py, <text:s/>Directory: C:\Program Files\MySQL\MySQL Shell 8.0\lib\Python3.7\Lib\test\, <text:s/>Size: 92552</text:p>
      <text:p text:style-name="P2">5: File: test_isinstance.py, <text:s/>Directory: C:\Program Files\MySQL\MySQL Shell 8.0\lib\Python3.7\Lib\test\, <text:s/>Size: 9495</text:p>
      <text:p text:style-name="P2">5: File: test_iter.py, <text:s/>Directory: C:\Program Files\MySQL\MySQL Shell 8.0\lib\Python3.7\Lib\test\, <text:s/>Size: 32264</text:p>
      <text:p text:style-name="P2">5: File: test_iterlen.py, <text:s/>Directory: C:\Program Files\MySQL\MySQL Shell 8.0\lib\Python3.7\Lib\test\, <text:s/>Size: 7266</text:p>
      <text:p text:style-name="P2">5: File: test_itertools.py, <text:s/>Directory: C:\Program Files\MySQL\MySQL Shell 8.0\lib\Python3.7\Lib\test\, <text:s/>Size: 100581</text:p>
      <text:p text:style-name="P2">5: File: __init__.py, <text:s/>Directory: C:\Program Files\MySQL\MySQL Shell 8.0\lib\Python3.7\Lib\test\test_json\, <text:s/>Size: 2136</text:p>
      <text:p text:style-name="P2">5: File: __main__.py, <text:s/>Directory: C:\Program Files\MySQL\MySQL Shell 8.0\lib\Python3.7\Lib\test\test_json\, <text:s/>Size: 71</text:p>
      <text:p text:style-name="P2">5: File: test_decode.py, <text:s/>Directory: C:\Program Files\MySQL\MySQL Shell 8.0\lib\Python3.7\Lib\test\test_json\, <text:s/>Size: 4219</text:p>
      <text:p text:style-name="P2">5: File: test_default.py, <text:s/>Directory: C:\Program Files\MySQL\MySQL Shell 8.0\lib\Python3.7\Lib\test\test_json\, <text:s/>Size: 290</text:p>
      <text:p text:style-name="P2">5: File: test_dump.py, <text:s/>Directory: C:\Program Files\MySQL\MySQL Shell 8.0\lib\Python3.7\Lib\test\test_json\, <text:s/>Size: 2085</text:p>
      <text:p text:style-name="P2">5: File: test_enum.py, <text:s/>Directory: C:\Program Files\MySQL\MySQL Shell 8.0\lib\Python3.7\Lib\test\test_json\, <text:s/>Size: 4034</text:p>
      <text:p text:style-name="P2">5: File: test_fail.py, <text:s/>Directory: C:\Program Files\MySQL\MySQL Shell 8.0\lib\Python3.7\Lib\test\test_json\, <text:s/>Size: 9041</text:p>
      <text:p text:style-name="P2">5: File: test_float.py, <text:s/>Directory: C:\Program Files\MySQL\MySQL Shell 8.0\lib\Python3.7\Lib\test\test_json\, <text:s/>Size: 1211</text:p>
      <text:p text:style-name="P2">5: File: test_indent.py, <text:s/>Directory: C:\Program Files\MySQL\MySQL Shell 8.0\lib\Python3.7\Lib\test\test_json\, <text:s/>Size: 1824</text:p>
      <text:p text:style-name="P2">5: File: test_pass1.py, <text:s/>Directory: C:\Program Files\MySQL\MySQL Shell 8.0\lib\Python3.7\Lib\test\test_json\, <text:s/>Size: 1837</text:p>
      <text:p text:style-name="P2">5: File: test_pass2.py, <text:s/>Directory: C:\Program Files\MySQL\MySQL Shell 8.0\lib\Python3.7\Lib\test\test_json\, <text:s/>Size: 448</text:p>
      <text:p text:style-name="P2">5: File: test_pass3.py, <text:s/>Directory: C:\Program Files\MySQL\MySQL Shell 8.0\lib\Python3.7\Lib\test\test_json\, <text:s/>Size: 544</text:p>
      <text:p text:style-name="P2">5: File: test_recursion.py, <text:s/>Directory: C:\Program Files\MySQL\MySQL Shell 8.0\lib\Python3.7\Lib\test\test_json\, <text:s/>Size: 3018</text:p>
      <text:p text:style-name="P2">5: File: test_scanstring.py, <text:s/>Directory: C:\Program Files\MySQL\MySQL Shell 8.0\lib\Python3.7\Lib\test\test_json\, <text:s/>Size: 4655</text:p>
      <text:p text:style-name="P2">5: File: test_separators.py, <text:s/>Directory: C:\Program Files\MySQL\MySQL Shell 8.0\lib\Python3.7\Lib\test\test_json\, <text:s/>Size: 1319</text:p>
      <text:p text:style-name="P2">5: File: test_speedups.py, <text:s/>Directory: C:\Program Files\MySQL\MySQL Shell 8.0\lib\Python3.7\Lib\test\test_json\, <text:s/>Size: 2826</text:p>
      <text:p text:style-name="P2">5: File: test_tool.py, <text:s/>Directory: C:\Program Files\MySQL\MySQL Shell 8.0\lib\Python3.7\Lib\test\test_json\, <text:s/>Size: 2938</text:p>
      <text:p text:style-name="P2">5: File: test_unicode.py, <text:s/>Directory: C:\Program Files\MySQL\MySQL Shell 8.0\lib\Python3.7\Lib\test\test_json\, <text:s/>Size: 4132</text:p>
      <text:p text:style-name="P2">5: File: test_keyword.py, <text:s/>Directory: C:\Program Files\MySQL\MySQL Shell 8.0\lib\Python3.7\Lib\test\, <text:s/>Size: 5840</text:p>
      <text:p text:style-name="P2">5: File: test_keywordonlyarg.py, <text:s/>Directory: C:\Program Files\MySQL\MySQL Shell 8.0\lib\Python3.7\Lib\test\, <text:s/>Size: 7017</text:p>
      <text:p text:style-name="P2"><text:soft-page-break/>5: File: test_kqueue.py, <text:s/>Directory: C:\Program Files\MySQL\MySQL Shell 8.0\lib\Python3.7\Lib\test\, <text:s/>Size: 9017</text:p>
      <text:p text:style-name="P2">5: File: test_largefile.py, <text:s/>Directory: C:\Program Files\MySQL\MySQL Shell 8.0\lib\Python3.7\Lib\test\, <text:s/>Size: 6995</text:p>
      <text:p text:style-name="P2">5: File: test_lib2to3.py, <text:s/>Directory: C:\Program Files\MySQL\MySQL Shell 8.0\lib\Python3.7\Lib\test\, <text:s/>Size: 101</text:p>
      <text:p text:style-name="P2">5: File: test_linecache.py, <text:s/>Directory: C:\Program Files\MySQL\MySQL Shell 8.0\lib\Python3.7\Lib\test\, <text:s/>Size: 7980</text:p>
      <text:p text:style-name="P2">5: File: test_list.py, <text:s/>Directory: C:\Program Files\MySQL\MySQL Shell 8.0\lib\Python3.7\Lib\test\, <text:s/>Size: 5684</text:p>
      <text:p text:style-name="P2">5: File: test_listcomps.py, <text:s/>Directory: C:\Program Files\MySQL\MySQL Shell 8.0\lib\Python3.7\Lib\test\, <text:s/>Size: 3853</text:p>
      <text:p text:style-name="P2">5: File: test_locale.py, <text:s/>Directory: C:\Program Files\MySQL\MySQL Shell 8.0\lib\Python3.7\Lib\test\, <text:s/>Size: 22933</text:p>
      <text:p text:style-name="P2">5: File: test_logging.py, <text:s/>Directory: C:\Program Files\MySQL\MySQL Shell 8.0\lib\Python3.7\Lib\test\, <text:s/>Size: 168640</text:p>
      <text:p text:style-name="P2">5: File: test_long.py, <text:s/>Directory: C:\Program Files\MySQL\MySQL Shell 8.0\lib\Python3.7\Lib\test\, <text:s/>Size: 54072</text:p>
      <text:p text:style-name="P2">5: File: test_longexp.py, <text:s/>Directory: C:\Program Files\MySQL\MySQL Shell 8.0\lib\Python3.7\Lib\test\, <text:s/>Size: 233</text:p>
      <text:p text:style-name="P2">5: File: test_lzma.py, <text:s/>Directory: C:\Program Files\MySQL\MySQL Shell 8.0\lib\Python3.7\Lib\test\, <text:s/>Size: 79692</text:p>
      <text:p text:style-name="P2">5: File: test_macpath.py, <text:s/>Directory: C:\Program Files\MySQL\MySQL Shell 8.0\lib\Python3.7\Lib\test\, <text:s/>Size: 6348</text:p>
      <text:p text:style-name="P2">5: File: test_mailbox.py, <text:s/>Directory: C:\Program Files\MySQL\MySQL Shell 8.0\lib\Python3.7\Lib\test\, <text:s/>Size: 92820</text:p>
      <text:p text:style-name="P2">5: File: test_mailcap.py, <text:s/>Directory: C:\Program Files\MySQL\MySQL Shell 8.0\lib\Python3.7\Lib\test\, <text:s/>Size: 10117</text:p>
      <text:p text:style-name="P2">5: File: test_marshal.py, <text:s/>Directory: C:\Program Files\MySQL\MySQL Shell 8.0\lib\Python3.7\Lib\test\, <text:s/>Size: 20093</text:p>
      <text:p text:style-name="P2">5: File: test_math.py, <text:s/>Directory: C:\Program Files\MySQL\MySQL Shell 8.0\lib\Python3.7\Lib\test\, <text:s/>Size: 64788</text:p>
      <text:p text:style-name="P2">5: File: test_memoryio.py, <text:s/>Directory: C:\Program Files\MySQL\MySQL Shell 8.0\lib\Python3.7\Lib\test\, <text:s/>Size: 32239</text:p>
      <text:p text:style-name="P2">5: File: test_memoryview.py, <text:s/>Directory: C:\Program Files\MySQL\MySQL Shell 8.0\lib\Python3.7\Lib\test\, <text:s/>Size: 17856</text:p>
      <text:p text:style-name="P2">5: File: test_metaclass.py, <text:s/>Directory: C:\Program Files\MySQL\MySQL Shell 8.0\lib\Python3.7\Lib\test\, <text:s/>Size: 6350</text:p>
      <text:p text:style-name="P2">5: File: test_mimetypes.py, <text:s/>Directory: C:\Program Files\MySQL\MySQL Shell 8.0\lib\Python3.7\Lib\test\, <text:s/>Size: 4294</text:p>
      <text:p text:style-name="P2">5: File: test_minidom.py, <text:s/>Directory: C:\Program Files\MySQL\MySQL Shell 8.0\lib\Python3.7\Lib\test\, <text:s/>Size: 66881</text:p>
      <text:p text:style-name="P2">5: File: test_mmap.py, <text:s/>Directory: C:\Program Files\MySQL\MySQL Shell 8.0\lib\Python3.7\Lib\test\, <text:s/>Size: 28459</text:p>
      <text:p text:style-name="P2">5: File: test_module.py, <text:s/>Directory: C:\Program Files\MySQL\MySQL Shell 8.0\lib\Python3.7\Lib\test\, <text:s/>Size: 10549</text:p>
      <text:p text:style-name="P2">5: File: test_modulefinder.py, <text:s/>Directory: C:\Program Files\MySQL\MySQL Shell 8.0\lib\Python3.7\Lib\test\, <text:s/>Size: 9272</text:p>
      <text:p text:style-name="P2">5: File: test_msilib.py, <text:s/>Directory: C:\Program Files\MySQL\MySQL Shell 8.0\lib\Python3.7\Lib\test\, <text:s/>Size: 4425</text:p>
      <text:p text:style-name="P2"><text:soft-page-break/>5: File: test_multibytecodec.py, <text:s/>Directory: C:\Program Files\MySQL\MySQL Shell 8.0\lib\Python3.7\Lib\test\, <text:s/>Size: 10306</text:p>
      <text:p text:style-name="P2">5: File: test_multiprocessing_fork.py, <text:s/>Directory: C:\Program Files\MySQL\MySQL Shell 8.0\lib\Python3.7\Lib\test\, <text:s/>Size: 477</text:p>
      <text:p text:style-name="P2">5: File: test_multiprocessing_spawn.py, <text:s/>Directory: C:\Program Files\MySQL\MySQL Shell 8.0\lib\Python3.7\Lib\test\, <text:s/>Size: 277</text:p>
      <text:p text:style-name="P2">5: File: test_netrc.py, <text:s/>Directory: C:\Program Files\MySQL\MySQL Shell 8.0\lib\Python3.7\Lib\test\, <text:s/>Size: 6077</text:p>
      <text:p text:style-name="P2">5: File: test_nis.py, <text:s/>Directory: C:\Program Files\MySQL\MySQL Shell 8.0\lib\Python3.7\Lib\test\, <text:s/>Size: 1156</text:p>
      <text:p text:style-name="P2">5: File: test_nntplib.py, <text:s/>Directory: C:\Program Files\MySQL\MySQL Shell 8.0\lib\Python3.7\Lib\test\, <text:s/>Size: 63010</text:p>
      <text:p text:style-name="P2">5: File: test_normalization.py, <text:s/>Directory: C:\Program Files\MySQL\MySQL Shell 8.0\lib\Python3.7\Lib\test\, <text:s/>Size: 3403</text:p>
      <text:p text:style-name="P2">5: File: test_ntpath.py, <text:s/>Directory: C:\Program Files\MySQL\MySQL Shell 8.0\lib\Python3.7\Lib\test\, <text:s/>Size: 24139</text:p>
      <text:p text:style-name="P2">5: File: test_numeric_tower.py, <text:s/>Directory: C:\Program Files\MySQL\MySQL Shell 8.0\lib\Python3.7\Lib\test\, <text:s/>Size: 7352</text:p>
      <text:p text:style-name="P2">5: File: test_opcodes.py, <text:s/>Directory: C:\Program Files\MySQL\MySQL Shell 8.0\lib\Python3.7\Lib\test\, <text:s/>Size: 3692</text:p>
      <text:p text:style-name="P2">5: File: test_openpty.py, <text:s/>Directory: C:\Program Files\MySQL\MySQL Shell 8.0\lib\Python3.7\Lib\test\, <text:s/>Size: 600</text:p>
      <text:p text:style-name="P2">5: File: test_operator.py, <text:s/>Directory: C:\Program Files\MySQL\MySQL Shell 8.0\lib\Python3.7\Lib\test\, <text:s/>Size: 23290</text:p>
      <text:p text:style-name="P2">5: File: test_optparse.py, <text:s/>Directory: C:\Program Files\MySQL\MySQL Shell 8.0\lib\Python3.7\Lib\test\, <text:s/>Size: 62458</text:p>
      <text:p text:style-name="P2">5: File: test_ordered_dict.py, <text:s/>Directory: C:\Program Files\MySQL\MySQL Shell 8.0\lib\Python3.7\Lib\test\, <text:s/>Size: 29632</text:p>
      <text:p text:style-name="P2">5: File: test_os.py, <text:s/>Directory: C:\Program Files\MySQL\MySQL Shell 8.0\lib\Python3.7\Lib\test\, <text:s/>Size: 141191</text:p>
      <text:p text:style-name="P2">5: File: test_ossaudiodev.py, <text:s/>Directory: C:\Program Files\MySQL\MySQL Shell 8.0\lib\Python3.7\Lib\test\, <text:s/>Size: 7226</text:p>
      <text:p text:style-name="P2">5: File: test_osx_env.py, <text:s/>Directory: C:\Program Files\MySQL\MySQL Shell 8.0\lib\Python3.7\Lib\test\, <text:s/>Size: 1328</text:p>
      <text:p text:style-name="P2">5: File: test_parser.py, <text:s/>Directory: C:\Program Files\MySQL\MySQL Shell 8.0\lib\Python3.7\Lib\test\, <text:s/>Size: 33924</text:p>
      <text:p text:style-name="P2">5: File: test_pathlib.py, <text:s/>Directory: C:\Program Files\MySQL\MySQL Shell 8.0\lib\Python3.7\Lib\test\, <text:s/>Size: 91975</text:p>
      <text:p text:style-name="P2">5: File: test_pdb.py, <text:s/>Directory: C:\Program Files\MySQL\MySQL Shell 8.0\lib\Python3.7\Lib\test\, <text:s/>Size: 49779</text:p>
      <text:p text:style-name="P2">5: File: test_peepholer.py, <text:s/>Directory: C:\Program Files\MySQL\MySQL Shell 8.0\lib\Python3.7\Lib\test\, <text:s/>Size: 13116</text:p>
      <text:p text:style-name="P2">5: File: test_pickle.py, <text:s/>Directory: C:\Program Files\MySQL\MySQL Shell 8.0\lib\Python3.7\Lib\test\, <text:s/>Size: 19018</text:p>
      <text:p text:style-name="P2">5: File: test_pickletools.py, <text:s/>Directory: C:\Program Files\MySQL\MySQL Shell 8.0\lib\Python3.7\Lib\test\, <text:s/>Size: 4333</text:p>
      <text:p text:style-name="P2">5: File: test_pipes.py, <text:s/>Directory: C:\Program Files\MySQL\MySQL Shell 8.0\lib\Python3.7\Lib\test\, <text:s/>Size: 6751</text:p>
      <text:p text:style-name="P2">5: File: test_pkg.py, <text:s/>Directory: C:\Program Files\MySQL\MySQL Shell 8.0\lib\Python3.7\Lib\test\, <text:s/>Size: 9824</text:p>
      <text:p text:style-name="P2"><text:soft-page-break/>5: File: test_pkgimport.py, <text:s/>Directory: C:\Program Files\MySQL\MySQL Shell 8.0\lib\Python3.7\Lib\test\, <text:s/>Size: 2729</text:p>
      <text:p text:style-name="P2">5: File: test_pkgutil.py, <text:s/>Directory: C:\Program Files\MySQL\MySQL Shell 8.0\lib\Python3.7\Lib\test\, <text:s/>Size: 18035</text:p>
      <text:p text:style-name="P2">5: File: test_platform.py, <text:s/>Directory: C:\Program Files\MySQL\MySQL Shell 8.0\lib\Python3.7\Lib\test\, <text:s/>Size: 17538</text:p>
      <text:p text:style-name="P2">5: File: test_plistlib.py, <text:s/>Directory: C:\Program Files\MySQL\MySQL Shell 8.0\lib\Python3.7\Lib\test\, <text:s/>Size: 26743</text:p>
      <text:p text:style-name="P2">5: File: test_poll.py, <text:s/>Directory: C:\Program Files\MySQL\MySQL Shell 8.0\lib\Python3.7\Lib\test\, <text:s/>Size: 7405</text:p>
      <text:p text:style-name="P2">5: File: test_popen.py, <text:s/>Directory: C:\Program Files\MySQL\MySQL Shell 8.0\lib\Python3.7\Lib\test\, <text:s/>Size: 2025</text:p>
      <text:p text:style-name="P2">5: File: test_poplib.py, <text:s/>Directory: C:\Program Files\MySQL\MySQL Shell 8.0\lib\Python3.7\Lib\test\, <text:s/>Size: 17290</text:p>
      <text:p text:style-name="P2">5: File: test_posix.py, <text:s/>Directory: C:\Program Files\MySQL\MySQL Shell 8.0\lib\Python3.7\Lib\test\, <text:s/>Size: 62779</text:p>
      <text:p text:style-name="P2">5: File: test_posixpath.py, <text:s/>Directory: C:\Program Files\MySQL\MySQL Shell 8.0\lib\Python3.7\Lib\test\, <text:s/>Size: 29347</text:p>
      <text:p text:style-name="P2">5: File: test_pow.py, <text:s/>Directory: C:\Program Files\MySQL\MySQL Shell 8.0\lib\Python3.7\Lib\test\, <text:s/>Size: 4471</text:p>
      <text:p text:style-name="P2">5: File: test_pprint.py, <text:s/>Directory: C:\Program Files\MySQL\MySQL Shell 8.0\lib\Python3.7\Lib\test\, <text:s/>Size: 44533</text:p>
      <text:p text:style-name="P2">5: File: test_print.py, <text:s/>Directory: C:\Program Files\MySQL\MySQL Shell 8.0\lib\Python3.7\Lib\test\, <text:s/>Size: 7547</text:p>
      <text:p text:style-name="P2">5: File: test_profile.py, <text:s/>Directory: C:\Program Files\MySQL\MySQL Shell 8.0\lib\Python3.7\Lib\test\, <text:s/>Size: 7892</text:p>
      <text:p text:style-name="P2">5: File: test_property.py, <text:s/>Directory: C:\Program Files\MySQL\MySQL Shell 8.0\lib\Python3.7\Lib\test\, <text:s/>Size: 8980</text:p>
      <text:p text:style-name="P2">5: File: test_pstats.py, <text:s/>Directory: C:\Program Files\MySQL\MySQL Shell 8.0\lib\Python3.7\Lib\test\, <text:s/>Size: 2958</text:p>
      <text:p text:style-name="P2">5: File: test_pty.py, <text:s/>Directory: C:\Program Files\MySQL\MySQL Shell 8.0\lib\Python3.7\Lib\test\, <text:s/>Size: 11692</text:p>
      <text:p text:style-name="P2">5: File: test_pulldom.py, <text:s/>Directory: C:\Program Files\MySQL\MySQL Shell 8.0\lib\Python3.7\Lib\test\, <text:s/>Size: 12628</text:p>
      <text:p text:style-name="P2">5: File: test_pwd.py, <text:s/>Directory: C:\Program Files\MySQL\MySQL Shell 8.0\lib\Python3.7\Lib\test\, <text:s/>Size: 4256</text:p>
      <text:p text:style-name="P2">5: File: test_py_compile.py, <text:s/>Directory: C:\Program Files\MySQL\MySQL Shell 8.0\lib\Python3.7\Lib\test\, <text:s/>Size: 8133</text:p>
      <text:p text:style-name="P2">5: File: test_pyclbr.py, <text:s/>Directory: C:\Program Files\MySQL\MySQL Shell 8.0\lib\Python3.7\Lib\test\, <text:s/>Size: 9677</text:p>
      <text:p text:style-name="P2">5: File: test_pydoc.py, <text:s/>Directory: C:\Program Files\MySQL\MySQL Shell 8.0\lib\Python3.7\Lib\test\, <text:s/>Size: 47973</text:p>
      <text:p text:style-name="P2">5: File: test_pyexpat.py, <text:s/>Directory: C:\Program Files\MySQL\MySQL Shell 8.0\lib\Python3.7\Lib\test\, <text:s/>Size: 27159</text:p>
      <text:p text:style-name="P2">5: File: test_queue.py, <text:s/>Directory: C:\Program Files\MySQL\MySQL Shell 8.0\lib\Python3.7\Lib\test\, <text:s/>Size: 19527</text:p>
      <text:p text:style-name="P2">5: File: test_quopri.py, <text:s/>Directory: C:\Program Files\MySQL\MySQL Shell 8.0\lib\Python3.7\Lib\test\, <text:s/>Size: 7962</text:p>
      <text:p text:style-name="P2">5: File: test_raise.py, <text:s/>Directory: C:\Program Files\MySQL\MySQL Shell 8.0\lib\Python3.7\Lib\test\, <text:s/>Size: 13085</text:p>
      <text:p text:style-name="P2"><text:soft-page-break/>5: File: test_random.py, <text:s/>Directory: C:\Program Files\MySQL\MySQL Shell 8.0\lib\Python3.7\Lib\test\, <text:s/>Size: 42079</text:p>
      <text:p text:style-name="P2">5: File: test_range.py, <text:s/>Directory: C:\Program Files\MySQL\MySQL Shell 8.0\lib\Python3.7\Lib\test\, <text:s/>Size: 23911</text:p>
      <text:p text:style-name="P2">5: File: test_re.py, <text:s/>Directory: C:\Program Files\MySQL\MySQL Shell 8.0\lib\Python3.7\Lib\test\, <text:s/>Size: 106807</text:p>
      <text:p text:style-name="P2">5: File: test_readline.py, <text:s/>Directory: C:\Program Files\MySQL\MySQL Shell 8.0\lib\Python3.7\Lib\test\, <text:s/>Size: 13257</text:p>
      <text:p text:style-name="P2">5: File: test_regrtest.py, <text:s/>Directory: C:\Program Files\MySQL\MySQL Shell 8.0\lib\Python3.7\Lib\test\, <text:s/>Size: 42450</text:p>
      <text:p text:style-name="P2">5: File: test_repl.py, <text:s/>Directory: C:\Program Files\MySQL\MySQL Shell 8.0\lib\Python3.7\Lib\test\, <text:s/>Size: 2303</text:p>
      <text:p text:style-name="P2">5: File: test_reprlib.py, <text:s/>Directory: C:\Program Files\MySQL\MySQL Shell 8.0\lib\Python3.7\Lib\test\, <text:s/>Size: 15478</text:p>
      <text:p text:style-name="P2">5: File: test_resource.py, <text:s/>Directory: C:\Program Files\MySQL\MySQL Shell 8.0\lib\Python3.7\Lib\test\, <text:s/>Size: 6959</text:p>
      <text:p text:style-name="P2">5: File: test_richcmp.py, <text:s/>Directory: C:\Program Files\MySQL\MySQL Shell 8.0\lib\Python3.7\Lib\test\, <text:s/>Size: 12196</text:p>
      <text:p text:style-name="P2">5: File: test_rlcompleter.py, <text:s/>Directory: C:\Program Files\MySQL\MySQL Shell 8.0\lib\Python3.7\Lib\test\, <text:s/>Size: 6449</text:p>
      <text:p text:style-name="P2">5: File: test_robotparser.py, <text:s/>Directory: C:\Program Files\MySQL\MySQL Shell 8.0\lib\Python3.7\Lib\test\, <text:s/>Size: 10255</text:p>
      <text:p text:style-name="P2">5: File: test_runpy.py, <text:s/>Directory: C:\Program Files\MySQL\MySQL Shell 8.0\lib\Python3.7\Lib\test\, <text:s/>Size: 31792</text:p>
      <text:p text:style-name="P2">5: File: test_sax.py, <text:s/>Directory: C:\Program Files\MySQL\MySQL Shell 8.0\lib\Python3.7\Lib\test\, <text:s/>Size: 46550</text:p>
      <text:p text:style-name="P2">5: File: test_sched.py, <text:s/>Directory: C:\Program Files\MySQL\MySQL Shell 8.0\lib\Python3.7\Lib\test\, <text:s/>Size: 6561</text:p>
      <text:p text:style-name="P2">5: File: test_scope.py, <text:s/>Directory: C:\Program Files\MySQL\MySQL Shell 8.0\lib\Python3.7\Lib\test\, <text:s/>Size: 20177</text:p>
      <text:p text:style-name="P2">5: File: test_script_helper.py, <text:s/>Directory: C:\Program Files\MySQL\MySQL Shell 8.0\lib\Python3.7\Lib\test\, <text:s/>Size: 5916</text:p>
      <text:p text:style-name="P2">5: File: test_secrets.py, <text:s/>Directory: C:\Program Files\MySQL\MySQL Shell 8.0\lib\Python3.7\Lib\test\, <text:s/>Size: 4381</text:p>
      <text:p text:style-name="P2">5: File: test_select.py, <text:s/>Directory: C:\Program Files\MySQL\MySQL Shell 8.0\lib\Python3.7\Lib\test\, <text:s/>Size: 2710</text:p>
      <text:p text:style-name="P2">5: File: test_selectors.py, <text:s/>Directory: C:\Program Files\MySQL\MySQL Shell 8.0\lib\Python3.7\Lib\test\, <text:s/>Size: 18215</text:p>
      <text:p text:style-name="P2">5: File: test_set.py, <text:s/>Directory: C:\Program Files\MySQL\MySQL Shell 8.0\lib\Python3.7\Lib\test\, <text:s/>Size: 65957</text:p>
      <text:p text:style-name="P2">5: File: test_setcomps.py, <text:s/>Directory: C:\Program Files\MySQL\MySQL Shell 8.0\lib\Python3.7\Lib\test\, <text:s/>Size: 3792</text:p>
      <text:p text:style-name="P2">5: File: test_shelve.py, <text:s/>Directory: C:\Program Files\MySQL\MySQL Shell 8.0\lib\Python3.7\Lib\test\, <text:s/>Size: 6389</text:p>
      <text:p text:style-name="P2">5: File: test_shlex.py, <text:s/>Directory: C:\Program Files\MySQL\MySQL Shell 8.0\lib\Python3.7\Lib\test\, <text:s/>Size: 11179</text:p>
      <text:p text:style-name="P2">5: File: test_shutil.py, <text:s/>Directory: C:\Program Files\MySQL\MySQL Shell 8.0\lib\Python3.7\Lib\test\, <text:s/>Size: 80517</text:p>
      <text:p text:style-name="P2">5: File: test_signal.py, <text:s/>Directory: C:\Program Files\MySQL\MySQL Shell 8.0\lib\Python3.7\Lib\test\, <text:s/>Size: 41160</text:p>
      <text:p text:style-name="P2"><text:soft-page-break/>5: File: test_site.py, <text:s/>Directory: C:\Program Files\MySQL\MySQL Shell 8.0\lib\Python3.7\Lib\test\, <text:s/>Size: 25437</text:p>
      <text:p text:style-name="P2">5: File: test_slice.py, <text:s/>Directory: C:\Program Files\MySQL\MySQL Shell 8.0\lib\Python3.7\Lib\test\, <text:s/>Size: 8445</text:p>
      <text:p text:style-name="P2">5: File: test_smtpd.py, <text:s/>Directory: C:\Program Files\MySQL\MySQL Shell 8.0\lib\Python3.7\Lib\test\, <text:s/>Size: 41108</text:p>
      <text:p text:style-name="P2">5: File: test_smtplib.py, <text:s/>Directory: C:\Program Files\MySQL\MySQL Shell 8.0\lib\Python3.7\Lib\test\, <text:s/>Size: 51855</text:p>
      <text:p text:style-name="P2">5: File: test_smtpnet.py, <text:s/>Directory: C:\Program Files\MySQL\MySQL Shell 8.0\lib\Python3.7\Lib\test\, <text:s/>Size: 2937</text:p>
      <text:p text:style-name="P2">5: File: test_sndhdr.py, <text:s/>Directory: C:\Program Files\MySQL\MySQL Shell 8.0\lib\Python3.7\Lib\test\, <text:s/>Size: 1460</text:p>
      <text:p text:style-name="P2">5: File: test_socket.py, <text:s/>Directory: C:\Program Files\MySQL\MySQL Shell 8.0\lib\Python3.7\Lib\test\, <text:s/>Size: 228609</text:p>
      <text:p text:style-name="P2">5: File: test_socketserver.py, <text:s/>Directory: C:\Program Files\MySQL\MySQL Shell 8.0\lib\Python3.7\Lib\test\, <text:s/>Size: 17277</text:p>
      <text:p text:style-name="P2">5: File: test_sort.py, <text:s/>Directory: C:\Program Files\MySQL\MySQL Shell 8.0\lib\Python3.7\Lib\test\, <text:s/>Size: 13747</text:p>
      <text:p text:style-name="P2">5: File: test_source_encoding.py, <text:s/>Directory: C:\Program Files\MySQL\MySQL Shell 8.0\lib\Python3.7\Lib\test\, <text:s/>Size: 8069</text:p>
      <text:p text:style-name="P2">5: File: test_spwd.py, <text:s/>Directory: C:\Program Files\MySQL\MySQL Shell 8.0\lib\Python3.7\Lib\test\, <text:s/>Size: 2774</text:p>
      <text:p text:style-name="P2">5: File: test_sqlite.py, <text:s/>Directory: C:\Program Files\MySQL\MySQL Shell 8.0\lib\Python3.7\Lib\test\, <text:s/>Size: 948</text:p>
      <text:p text:style-name="P2">5: File: test_ssl.py, <text:s/>Directory: C:\Program Files\MySQL\MySQL Shell 8.0\lib\Python3.7\Lib\test\, <text:s/>Size: 196401</text:p>
      <text:p text:style-name="P2">5: File: test_startfile.py, <text:s/>Directory: C:\Program Files\MySQL\MySQL Shell 8.0\lib\Python3.7\Lib\test\, <text:s/>Size: 1193</text:p>
      <text:p text:style-name="P2">5: File: test_stat.py, <text:s/>Directory: C:\Program Files\MySQL\MySQL Shell 8.0\lib\Python3.7\Lib\test\, <text:s/>Size: 8289</text:p>
      <text:p text:style-name="P2">5: File: test_statistics.py, <text:s/>Directory: C:\Program Files\MySQL\MySQL Shell 8.0\lib\Python3.7\Lib\test\, <text:s/>Size: 76131</text:p>
      <text:p text:style-name="P2">5: File: test_strftime.py, <text:s/>Directory: C:\Program Files\MySQL\MySQL Shell 8.0\lib\Python3.7\Lib\test\, <text:s/>Size: 7723</text:p>
      <text:p text:style-name="P2">5: File: test_string.py, <text:s/>Directory: C:\Program Files\MySQL\MySQL Shell 8.0\lib\Python3.7\Lib\test\, <text:s/>Size: 20272</text:p>
      <text:p text:style-name="P2">5: File: test_string_literals.py, <text:s/>Directory: C:\Program Files\MySQL\MySQL Shell 8.0\lib\Python3.7\Lib\test\, <text:s/>Size: 10063</text:p>
      <text:p text:style-name="P2">5: File: test_stringprep.py, <text:s/>Directory: C:\Program Files\MySQL\MySQL Shell 8.0\lib\Python3.7\Lib\test\, <text:s/>Size: 3113</text:p>
      <text:p text:style-name="P2">5: File: test_strptime.py, <text:s/>Directory: C:\Program Files\MySQL\MySQL Shell 8.0\lib\Python3.7\Lib\test\, <text:s/>Size: 35026</text:p>
      <text:p text:style-name="P2">5: File: test_strtod.py, <text:s/>Directory: C:\Program Files\MySQL\MySQL Shell 8.0\lib\Python3.7\Lib\test\, <text:s/>Size: 20537</text:p>
      <text:p text:style-name="P2">5: File: test_struct.py, <text:s/>Directory: C:\Program Files\MySQL\MySQL Shell 8.0\lib\Python3.7\Lib\test\, <text:s/>Size: 33899</text:p>
      <text:p text:style-name="P2">5: File: test_structmembers.py, <text:s/>Directory: C:\Program Files\MySQL\MySQL Shell 8.0\lib\Python3.7\Lib\test\, <text:s/>Size: 4816</text:p>
      <text:p text:style-name="P2">5: File: test_structseq.py, <text:s/>Directory: C:\Program Files\MySQL\MySQL Shell 8.0\lib\Python3.7\Lib\test\, <text:s/>Size: 3964</text:p>
      <text:p text:style-name="P2"><text:soft-page-break/>5: File: test_subclassinit.py, <text:s/>Directory: C:\Program Files\MySQL\MySQL Shell 8.0\lib\Python3.7\Lib\test\, <text:s/>Size: 8313</text:p>
      <text:p text:style-name="P2">5: File: test_subprocess.py, <text:s/>Directory: C:\Program Files\MySQL\MySQL Shell 8.0\lib\Python3.7\Lib\test\, <text:s/>Size: 140739</text:p>
      <text:p text:style-name="P2">5: File: test_sunau.py, <text:s/>Directory: C:\Program Files\MySQL\MySQL Shell 8.0\lib\Python3.7\Lib\test\, <text:s/>Size: 6214</text:p>
      <text:p text:style-name="P2">5: File: test_sundry.py, <text:s/>Directory: C:\Program Files\MySQL\MySQL Shell 8.0\lib\Python3.7\Lib\test\, <text:s/>Size: 2087</text:p>
      <text:p text:style-name="P2">5: File: test_super.py, <text:s/>Directory: C:\Program Files\MySQL\MySQL Shell 8.0\lib\Python3.7\Lib\test\, <text:s/>Size: 10908</text:p>
      <text:p text:style-name="P2">5: File: test_support.py, <text:s/>Directory: C:\Program Files\MySQL\MySQL Shell 8.0\lib\Python3.7\Lib\test\, <text:s/>Size: 21821</text:p>
      <text:p text:style-name="P2">5: File: test_symbol.py, <text:s/>Directory: C:\Program Files\MySQL\MySQL Shell 8.0\lib\Python3.7\Lib\test\, <text:s/>Size: 1900</text:p>
      <text:p text:style-name="P2">5: File: test_symtable.py, <text:s/>Directory: C:\Program Files\MySQL\MySQL Shell 8.0\lib\Python3.7\Lib\test\, <text:s/>Size: 6951</text:p>
      <text:p text:style-name="P2">5: File: test_syntax.py, <text:s/>Directory: C:\Program Files\MySQL\MySQL Shell 8.0\lib\Python3.7\Lib\test\, <text:s/>Size: 22666</text:p>
      <text:p text:style-name="P2">5: File: test_sys.py, <text:s/>Directory: C:\Program Files\MySQL\MySQL Shell 8.0\lib\Python3.7\Lib\test\, <text:s/>Size: 48943</text:p>
      <text:p text:style-name="P2">5: File: test_sys_setprofile.py, <text:s/>Directory: C:\Program Files\MySQL\MySQL Shell 8.0\lib\Python3.7\Lib\test\, <text:s/>Size: 11695</text:p>
      <text:p text:style-name="P2">5: File: test_sys_settrace.py, <text:s/>Directory: C:\Program Files\MySQL\MySQL Shell 8.0\lib\Python3.7\Lib\test\, <text:s/>Size: 40935</text:p>
      <text:p text:style-name="P2">5: File: test_sysconfig.py, <text:s/>Directory: C:\Program Files\MySQL\MySQL Shell 8.0\lib\Python3.7\Lib\test\, <text:s/>Size: 18779</text:p>
      <text:p text:style-name="P2">5: File: test_syslog.py, <text:s/>Directory: C:\Program Files\MySQL\MySQL Shell 8.0\lib\Python3.7\Lib\test\, <text:s/>Size: 1178</text:p>
      <text:p text:style-name="P2">5: File: test_tarfile.py, <text:s/>Directory: C:\Program Files\MySQL\MySQL Shell 8.0\lib\Python3.7\Lib\test\, <text:s/>Size: 99463</text:p>
      <text:p text:style-name="P2">5: File: test_tcl.py, <text:s/>Directory: C:\Program Files\MySQL\MySQL Shell 8.0\lib\Python3.7\Lib\test\, <text:s/>Size: 29633</text:p>
      <text:p text:style-name="P2">5: File: test_telnetlib.py, <text:s/>Directory: C:\Program Files\MySQL\MySQL Shell 8.0\lib\Python3.7\Lib\test\, <text:s/>Size: 13003</text:p>
      <text:p text:style-name="P2">5: File: test_tempfile.py, <text:s/>Directory: C:\Program Files\MySQL\MySQL Shell 8.0\lib\Python3.7\Lib\test\, <text:s/>Size: 51580</text:p>
      <text:p text:style-name="P2">5: File: test_textwrap.py, <text:s/>Directory: C:\Program Files\MySQL\MySQL Shell 8.0\lib\Python3.7\Lib\test\, <text:s/>Size: 39770</text:p>
      <text:p text:style-name="P2">5: File: test_thread.py, <text:s/>Directory: C:\Program Files\MySQL\MySQL Shell 8.0\lib\Python3.7\Lib\test\, <text:s/>Size: 8621</text:p>
      <text:p text:style-name="P2">5: File: test_threaded_import.py, <text:s/>Directory: C:\Program Files\MySQL\MySQL Shell 8.0\lib\Python3.7\Lib\test\, <text:s/>Size: 9127</text:p>
      <text:p text:style-name="P2">5: File: test_threadedtempfile.py, <text:s/>Directory: C:\Program Files\MySQL\MySQL Shell 8.0\lib\Python3.7\Lib\test\, <text:s/>Size: 1910</text:p>
      <text:p text:style-name="P2">5: File: test_threading.py, <text:s/>Directory: C:\Program Files\MySQL\MySQL Shell 8.0\lib\Python3.7\Lib\test\, <text:s/>Size: 45275</text:p>
      <text:p text:style-name="P2">5: File: test_threading_local.py, <text:s/>Directory: C:\Program Files\MySQL\MySQL Shell 8.0\lib\Python3.7\Lib\test\, <text:s/>Size: 6234</text:p>
      <text:p text:style-name="P2">5: File: test_threadsignals.py, <text:s/>Directory: C:\Program Files\MySQL\MySQL Shell 8.0\lib\Python3.7\Lib\test\, <text:s/>Size: 10334</text:p>
      <text:p text:style-name="P2"><text:soft-page-break/>5: File: test_time.py, <text:s/>Directory: C:\Program Files\MySQL\MySQL Shell 8.0\lib\Python3.7\Lib\test\, <text:s/>Size: 39817</text:p>
      <text:p text:style-name="P2">5: File: test_timeit.py, <text:s/>Directory: C:\Program Files\MySQL\MySQL Shell 8.0\lib\Python3.7\Lib\test\, <text:s/>Size: 15154</text:p>
      <text:p text:style-name="P2">5: File: test_timeout.py, <text:s/>Directory: C:\Program Files\MySQL\MySQL Shell 8.0\lib\Python3.7\Lib\test\, <text:s/>Size: 11385</text:p>
      <text:p text:style-name="P2">5: File: test_tix.py, <text:s/>Directory: C:\Program Files\MySQL\MySQL Shell 8.0\lib\Python3.7\Lib\test\, <text:s/>Size: 756</text:p>
      <text:p text:style-name="P2">5: File: test_tk.py, <text:s/>Directory: C:\Program Files\MySQL\MySQL Shell 8.0\lib\Python3.7\Lib\test\, <text:s/>Size: 362</text:p>
      <text:p text:style-name="P2">5: File: test_tokenize.py, <text:s/>Directory: C:\Program Files\MySQL\MySQL Shell 8.0\lib\Python3.7\Lib\test\, <text:s/>Size: 64181</text:p>
      <text:p text:style-name="P2">5: File: __init__.py, <text:s/>Directory: C:\Program Files\MySQL\MySQL Shell 8.0\lib\Python3.7\Lib\test\test_tools\, <text:s/>Size: 825</text:p>
      <text:p text:style-name="P2">5: File: __main__.py, <text:s/>Directory: C:\Program Files\MySQL\MySQL Shell 8.0\lib\Python3.7\Lib\test\test_tools\, <text:s/>Size: 72</text:p>
      <text:p text:style-name="P2">5: File: test_fixcid.py, <text:s/>Directory: C:\Program Files\MySQL\MySQL Shell 8.0\lib\Python3.7\Lib\test\test_tools\, <text:s/>Size: 2958</text:p>
      <text:p text:style-name="P2">5: File: test_gprof2html.py, <text:s/>Directory: C:\Program Files\MySQL\MySQL Shell 8.0\lib\Python3.7\Lib\test\test_tools\, <text:s/>Size: 919</text:p>
      <text:p text:style-name="P2">5: File: test_i18n.py, <text:s/>Directory: C:\Program Files\MySQL\MySQL Shell 8.0\lib\Python3.7\Lib\test\test_tools\, <text:s/>Size: 9046</text:p>
      <text:p text:style-name="P2">5: File: test_lll.py, <text:s/>Directory: C:\Program Files\MySQL\MySQL Shell 8.0\lib\Python3.7\Lib\test\test_tools\, <text:s/>Size: 1089</text:p>
      <text:p text:style-name="P2">5: File: test_md5sum.py, <text:s/>Directory: C:\Program Files\MySQL\MySQL Shell 8.0\lib\Python3.7\Lib\test\test_tools\, <text:s/>Size: 2617</text:p>
      <text:p text:style-name="P2">5: File: test_pdeps.py, <text:s/>Directory: C:\Program Files\MySQL\MySQL Shell 8.0\lib\Python3.7\Lib\test\test_tools\, <text:s/>Size: 824</text:p>
      <text:p text:style-name="P2">5: File: test_pindent.py, <text:s/>Directory: C:\Program Files\MySQL\MySQL Shell 8.0\lib\Python3.7\Lib\test\test_tools\, <text:s/>Size: 8624</text:p>
      <text:p text:style-name="P2">5: File: test_reindent.py, <text:s/>Directory: C:\Program Files\MySQL\MySQL Shell 8.0\lib\Python3.7\Lib\test\test_tools\, <text:s/>Size: 1006</text:p>
      <text:p text:style-name="P2">5: File: test_sundry.py, <text:s/>Directory: C:\Program Files\MySQL\MySQL Shell 8.0\lib\Python3.7\Lib\test\test_tools\, <text:s/>Size: 1891</text:p>
      <text:p text:style-name="P2">5: File: test_unparse.py, <text:s/>Directory: C:\Program Files\MySQL\MySQL Shell 8.0\lib\Python3.7\Lib\test\test_tools\, <text:s/>Size: 8393</text:p>
      <text:p text:style-name="P2">5: File: test_trace.py, <text:s/>Directory: C:\Program Files\MySQL\MySQL Shell 8.0\lib\Python3.7\Lib\test\, <text:s/>Size: 17873</text:p>
      <text:p text:style-name="P2">5: File: test_traceback.py, <text:s/>Directory: C:\Program Files\MySQL\MySQL Shell 8.0\lib\Python3.7\Lib\test\, <text:s/>Size: 44526</text:p>
      <text:p text:style-name="P2">5: File: test_tracemalloc.py, <text:s/>Directory: C:\Program Files\MySQL\MySQL Shell 8.0\lib\Python3.7\Lib\test\, <text:s/>Size: 37313</text:p>
      <text:p text:style-name="P2">5: File: test_ttk_guionly.py, <text:s/>Directory: C:\Program Files\MySQL\MySQL Shell 8.0\lib\Python3.7\Lib\test\, <text:s/>Size: 746</text:p>
      <text:p text:style-name="P2">5: File: test_ttk_textonly.py, <text:s/>Directory: C:\Program Files\MySQL\MySQL Shell 8.0\lib\Python3.7\Lib\test\, <text:s/>Size: 299</text:p>
      <text:p text:style-name="P2">5: File: test_tuple.py, <text:s/>Directory: C:\Program Files\MySQL\MySQL Shell 8.0\lib\Python3.7\Lib\test\, <text:s/>Size: 7760</text:p>
      <text:p text:style-name="P2">5: File: test_turtle.py, <text:s/>Directory: C:\Program Files\MySQL\MySQL Shell 8.0\lib\Python3.7\Lib\test\, <text:s/>Size: 12657</text:p>
      <text:p text:style-name="P2"><text:soft-page-break/>5: File: test_typechecks.py, <text:s/>Directory: C:\Program Files\MySQL\MySQL Shell 8.0\lib\Python3.7\Lib\test\, <text:s/>Size: 2615</text:p>
      <text:p text:style-name="P2">5: File: test_types.py, <text:s/>Directory: C:\Program Files\MySQL\MySQL Shell 8.0\lib\Python3.7\Lib\test\, <text:s/>Size: 59390</text:p>
      <text:p text:style-name="P2">5: File: test_typing.py, <text:s/>Directory: C:\Program Files\MySQL\MySQL Shell 8.0\lib\Python3.7\Lib\test\, <text:s/>Size: 88710</text:p>
      <text:p text:style-name="P2">5: File: test_ucn.py, <text:s/>Directory: C:\Program Files\MySQL\MySQL Shell 8.0\lib\Python3.7\Lib\test\, <text:s/>Size: 9576</text:p>
      <text:p text:style-name="P2">5: File: test_unary.py, <text:s/>Directory: C:\Program Files\MySQL\MySQL Shell 8.0\lib\Python3.7\Lib\test\, <text:s/>Size: 1665</text:p>
      <text:p text:style-name="P2">5: File: test_unicode.py, <text:s/>Directory: C:\Program Files\MySQL\MySQL Shell 8.0\lib\Python3.7\Lib\test\, <text:s/>Size: 132951</text:p>
      <text:p text:style-name="P2">5: File: test_unicode_file.py, <text:s/>Directory: C:\Program Files\MySQL\MySQL Shell 8.0\lib\Python3.7\Lib\test\, <text:s/>Size: 5866</text:p>
      <text:p text:style-name="P2">5: File: test_unicode_file_functions.py, <text:s/>Directory: C:\Program Files\MySQL\MySQL Shell 8.0\lib\Python3.7\Lib\test\, <text:s/>Size: 7004</text:p>
      <text:p text:style-name="P2">5: File: test_unicode_identifiers.py, <text:s/>Directory: C:\Program Files\MySQL\MySQL Shell 8.0\lib\Python3.7\Lib\test\, <text:s/>Size: 891</text:p>
      <text:p text:style-name="P2">5: File: test_unicodedata.py, <text:s/>Directory: C:\Program Files\MySQL\MySQL Shell 8.0\lib\Python3.7\Lib\test\, <text:s/>Size: 12902</text:p>
      <text:p text:style-name="P2">5: File: test_unittest.py, <text:s/>Directory: C:\Program Files\MySQL\MySQL Shell 8.0\lib\Python3.7\Lib\test\, <text:s/>Size: 286</text:p>
      <text:p text:style-name="P2">5: File: test_univnewlines.py, <text:s/>Directory: C:\Program Files\MySQL\MySQL Shell 8.0\lib\Python3.7\Lib\test\, <text:s/>Size: 3922</text:p>
      <text:p text:style-name="P2">5: File: test_unpack.py, <text:s/>Directory: C:\Program Files\MySQL\MySQL Shell 8.0\lib\Python3.7\Lib\test\, <text:s/>Size: 3086</text:p>
      <text:p text:style-name="P2">5: File: test_unpack_ex.py, <text:s/>Directory: C:\Program Files\MySQL\MySQL Shell 8.0\lib\Python3.7\Lib\test\, <text:s/>Size: 8941</text:p>
      <text:p text:style-name="P2">5: File: test_urllib.py, <text:s/>Directory: C:\Program Files\MySQL\MySQL Shell 8.0\lib\Python3.7\Lib\test\, <text:s/>Size: 67998</text:p>
      <text:p text:style-name="P2">5: File: test_urllib_response.py, <text:s/>Directory: C:\Program Files\MySQL\MySQL Shell 8.0\lib\Python3.7\Lib\test\, <text:s/>Size: 1728</text:p>
      <text:p text:style-name="P2">5: File: test_urllib2.py, <text:s/>Directory: C:\Program Files\MySQL\MySQL Shell 8.0\lib\Python3.7\Lib\test\, <text:s/>Size: 77021</text:p>
      <text:p text:style-name="P2">5: File: test_urllib2_localnet.py, <text:s/>Directory: C:\Program Files\MySQL\MySQL Shell 8.0\lib\Python3.7\Lib\test\, <text:s/>Size: 24840</text:p>
      <text:p text:style-name="P2">5: File: test_urllib2net.py, <text:s/>Directory: C:\Program Files\MySQL\MySQL Shell 8.0\lib\Python3.7\Lib\test\, <text:s/>Size: 12691</text:p>
      <text:p text:style-name="P2">5: File: test_urllibnet.py, <text:s/>Directory: C:\Program Files\MySQL\MySQL Shell 8.0\lib\Python3.7\Lib\test\, <text:s/>Size: 9115</text:p>
      <text:p text:style-name="P2">5: File: test_urlparse.py, <text:s/>Directory: C:\Program Files\MySQL\MySQL Shell 8.0\lib\Python3.7\Lib\test\, <text:s/>Size: 58059</text:p>
      <text:p text:style-name="P2">5: File: test_userdict.py, <text:s/>Directory: C:\Program Files\MySQL\MySQL Shell 8.0\lib\Python3.7\Lib\test\, <text:s/>Size: 7821</text:p>
      <text:p text:style-name="P2">5: File: test_userlist.py, <text:s/>Directory: C:\Program Files\MySQL\MySQL Shell 8.0\lib\Python3.7\Lib\test\, <text:s/>Size: 2016</text:p>
      <text:p text:style-name="P2">5: File: test_userstring.py, <text:s/>Directory: C:\Program Files\MySQL\MySQL Shell 8.0\lib\Python3.7\Lib\test\, <text:s/>Size: 1469</text:p>
      <text:p text:style-name="P2">5: File: test_utf8_mode.py, <text:s/>Directory: C:\Program Files\MySQL\MySQL Shell 8.0\lib\Python3.7\Lib\test\, <text:s/>Size: 9298</text:p>
      <text:p text:style-name="P2"><text:soft-page-break/>5: File: test_utf8source.py, <text:s/>Directory: C:\Program Files\MySQL\MySQL Shell 8.0\lib\Python3.7\Lib\test\, <text:s/>Size: 1175</text:p>
      <text:p text:style-name="P2">5: File: test_uu.py, <text:s/>Directory: C:\Program Files\MySQL\MySQL Shell 8.0\lib\Python3.7\Lib\test\, <text:s/>Size: 7870</text:p>
      <text:p text:style-name="P2">5: File: test_uuid.py, <text:s/>Directory: C:\Program Files\MySQL\MySQL Shell 8.0\lib\Python3.7\Lib\test\, <text:s/>Size: 34966</text:p>
      <text:p text:style-name="P2">5: File: test_venv.py, <text:s/>Directory: C:\Program Files\MySQL\MySQL Shell 8.0\lib\Python3.7\Lib\test\, <text:s/>Size: 19098</text:p>
      <text:p text:style-name="P2">5: File: test_wait3.py, <text:s/>Directory: C:\Program Files\MySQL\MySQL Shell 8.0\lib\Python3.7\Lib\test\, <text:s/>Size: 1183</text:p>
      <text:p text:style-name="P2">5: File: test_wait4.py, <text:s/>Directory: C:\Program Files\MySQL\MySQL Shell 8.0\lib\Python3.7\Lib\test\, <text:s/>Size: 1182</text:p>
      <text:p text:style-name="P2">5: File: __init__.py, <text:s/>Directory: C:\Program Files\MySQL\MySQL Shell 8.0\lib\Python3.7\Lib\test\test_warnings\, <text:s/>Size: 55329</text:p>
      <text:p text:style-name="P2">5: File: __main__.py, <text:s/>Directory: C:\Program Files\MySQL\MySQL Shell 8.0\lib\Python3.7\Lib\test\test_warnings\, <text:s/>Size: 53</text:p>
      <text:p text:style-name="P2">5: File: stacklevel.py, <text:s/>Directory: C:\Program Files\MySQL\MySQL Shell 8.0\lib\Python3.7\Lib\test\test_warnings\data\, <text:s/>Size: 240</text:p>
      <text:p text:style-name="P2">5: File: test_wave.py, <text:s/>Directory: C:\Program Files\MySQL\MySQL Shell 8.0\lib\Python3.7\Lib\test\, <text:s/>Size: 6731</text:p>
      <text:p text:style-name="P2">5: File: test_weakref.py, <text:s/>Directory: C:\Program Files\MySQL\MySQL Shell 8.0\lib\Python3.7\Lib\test\, <text:s/>Size: 69849</text:p>
      <text:p text:style-name="P2">5: File: test_weakset.py, <text:s/>Directory: C:\Program Files\MySQL\MySQL Shell 8.0\lib\Python3.7\Lib\test\, <text:s/>Size: 15311</text:p>
      <text:p text:style-name="P2">5: File: test_webbrowser.py, <text:s/>Directory: C:\Program Files\MySQL\MySQL Shell 8.0\lib\Python3.7\Lib\test\, <text:s/>Size: 10722</text:p>
      <text:p text:style-name="P2">5: File: test_winconsoleio.py, <text:s/>Directory: C:\Program Files\MySQL\MySQL Shell 8.0\lib\Python3.7\Lib\test\, <text:s/>Size: 6293</text:p>
      <text:p text:style-name="P2">5: File: test_winreg.py, <text:s/>Directory: C:\Program Files\MySQL\MySQL Shell 8.0\lib\Python3.7\Lib\test\, <text:s/>Size: 21678</text:p>
      <text:p text:style-name="P2">5: File: test_winsound.py, <text:s/>Directory: C:\Program Files\MySQL\MySQL Shell 8.0\lib\Python3.7\Lib\test\, <text:s/>Size: 4677</text:p>
      <text:p text:style-name="P2">5: File: test_with.py, <text:s/>Directory: C:\Program Files\MySQL\MySQL Shell 8.0\lib\Python3.7\Lib\test\, <text:s/>Size: 26398</text:p>
      <text:p text:style-name="P2">5: File: test_wsgiref.py, <text:s/>Directory: C:\Program Files\MySQL\MySQL Shell 8.0\lib\Python3.7\Lib\test\, <text:s/>Size: 29241</text:p>
      <text:p text:style-name="P2">5: File: test_xdrlib.py, <text:s/>Directory: C:\Program Files\MySQL\MySQL Shell 8.0\lib\Python3.7\Lib\test\, <text:s/>Size: 2226</text:p>
      <text:p text:style-name="P2">5: File: test_xml_dom_minicompat.py, <text:s/>Directory: C:\Program Files\MySQL\MySQL Shell 8.0\lib\Python3.7\Lib\test\, <text:s/>Size: 4282</text:p>
      <text:p text:style-name="P2">5: File: test_xml_etree.py, <text:s/>Directory: C:\Program Files\MySQL\MySQL Shell 8.0\lib\Python3.7\Lib\test\, <text:s/>Size: 119531</text:p>
      <text:p text:style-name="P2">5: File: test_xml_etree_c.py, <text:s/>Directory: C:\Program Files\MySQL\MySQL Shell 8.0\lib\Python3.7\Lib\test\, <text:s/>Size: 7585</text:p>
      <text:p text:style-name="P2">5: File: test_xmlrpc.py, <text:s/>Directory: C:\Program Files\MySQL\MySQL Shell 8.0\lib\Python3.7\Lib\test\, <text:s/>Size: 55000</text:p>
      <text:p text:style-name="P2">5: File: test_xmlrpc_net.py, <text:s/>Directory: C:\Program Files\MySQL\MySQL Shell 8.0\lib\Python3.7\Lib\test\, <text:s/>Size: 1015</text:p>
      <text:p text:style-name="P2">5: File: test_xxtestfuzz.py, <text:s/>Directory: C:\Program Files\MySQL\MySQL Shell 8.0\lib\Python3.7\Lib\test\, <text:s/>Size: 597</text:p>
      <text:p text:style-name="P2"><text:soft-page-break/>5: File: test_yield_from.py, <text:s/>Directory: C:\Program Files\MySQL\MySQL Shell 8.0\lib\Python3.7\Lib\test\, <text:s/>Size: 30683</text:p>
      <text:p text:style-name="P2">5: File: test_zipapp.py, <text:s/>Directory: C:\Program Files\MySQL\MySQL Shell 8.0\lib\Python3.7\Lib\test\, <text:s/>Size: 16302</text:p>
      <text:p text:style-name="P2">5: File: test_zipfile.py, <text:s/>Directory: C:\Program Files\MySQL\MySQL Shell 8.0\lib\Python3.7\Lib\test\, <text:s/>Size: 96197</text:p>
      <text:p text:style-name="P2">5: File: test_zipfile64.py, <text:s/>Directory: C:\Program Files\MySQL\MySQL Shell 8.0\lib\Python3.7\Lib\test\, <text:s/>Size: 5860</text:p>
      <text:p text:style-name="P2">5: File: test_zipimport.py, <text:s/>Directory: C:\Program Files\MySQL\MySQL Shell 8.0\lib\Python3.7\Lib\test\, <text:s/>Size: 31070</text:p>
      <text:p text:style-name="P2">5: File: test_zipimport_support.py, <text:s/>Directory: C:\Program Files\MySQL\MySQL Shell 8.0\lib\Python3.7\Lib\test\, <text:s/>Size: 10714</text:p>
      <text:p text:style-name="P2">5: File: test_zlib.py, <text:s/>Directory: C:\Program Files\MySQL\MySQL Shell 8.0\lib\Python3.7\Lib\test\, <text:s/>Size: 34849</text:p>
      <text:p text:style-name="P2">5: File: testcodec.py, <text:s/>Directory: C:\Program Files\MySQL\MySQL Shell 8.0\lib\Python3.7\Lib\test\, <text:s/>Size: 1046</text:p>
      <text:p text:style-name="P2">5: File: testtar.tar, <text:s/>Directory: C:\Program Files\MySQL\MySQL Shell 8.0\lib\Python3.7\Lib\test\, <text:s/>Size: 435200</text:p>
      <text:p text:style-name="P2">5: File: tf_inherit_check.py, <text:s/>Directory: C:\Program Files\MySQL\MySQL Shell 8.0\lib\Python3.7\Lib\test\, <text:s/>Size: 714</text:p>
      <text:p text:style-name="P2">5: File: threaded_import_hangers.py, <text:s/>Directory: C:\Program Files\MySQL\MySQL Shell 8.0\lib\Python3.7\Lib\test\, <text:s/>Size: 1484</text:p>
      <text:p text:style-name="P2">5: File: time_hashlib.py, <text:s/>Directory: C:\Program Files\MySQL\MySQL Shell 8.0\lib\Python3.7\Lib\test\, <text:s/>Size: 2943</text:p>
      <text:p text:style-name="P2">5: File: tokenize_tests.txt, <text:s/>Directory: C:\Program Files\MySQL\MySQL Shell 8.0\lib\Python3.7\Lib\test\, <text:s/>Size: 2717</text:p>
      <text:p text:style-name="P2">5: File: __init__.py, <text:s/>Directory: C:\Program Files\MySQL\MySQL Shell 8.0\lib\Python3.7\Lib\test\tracedmodules\, <text:s/>Size: 203</text:p>
      <text:p text:style-name="P2">5: File: testmod.py, <text:s/>Directory: C:\Program Files\MySQL\MySQL Shell 8.0\lib\Python3.7\Lib\test\tracedmodules\, <text:s/>Size: 143</text:p>
      <text:p text:style-name="P2">5: File: win_console_handler.py, <text:s/>Directory: C:\Program Files\MySQL\MySQL Shell 8.0\lib\Python3.7\Lib\test\, <text:s/>Size: 1416</text:p>
      <text:p text:style-name="P2">5: File: simple.xml, <text:s/>Directory: C:\Program Files\MySQL\MySQL Shell 8.0\lib\Python3.7\Lib\test\xmltestdata\, <text:s/>Size: 122</text:p>
      <text:p text:style-name="P2">5: File: simple-ns.xml, <text:s/>Directory: C:\Program Files\MySQL\MySQL Shell 8.0\lib\Python3.7\Lib\test\xmltestdata\, <text:s/>Size: 152</text:p>
      <text:p text:style-name="P2">5: File: test.xml, <text:s/>Directory: C:\Program Files\MySQL\MySQL Shell 8.0\lib\Python3.7\Lib\test\xmltestdata\, <text:s/>Size: 1388</text:p>
      <text:p text:style-name="P2">5: File: test.xml.out, <text:s/>Directory: C:\Program Files\MySQL\MySQL Shell 8.0\lib\Python3.7\Lib\test\xmltestdata\, <text:s/>Size: 1387</text:p>
      <text:p text:style-name="P2">5: File: xmltests.py, <text:s/>Directory: C:\Program Files\MySQL\MySQL Shell 8.0\lib\Python3.7\Lib\test\, <text:s/>Size: 499</text:p>
      <text:p text:style-name="P2">5: File: zip_cp437_header.zip, <text:s/>Directory: C:\Program Files\MySQL\MySQL Shell 8.0\lib\Python3.7\Lib\test\, <text:s/>Size: 270</text:p>
      <text:p text:style-name="P2">5: File: zipdir.zip, <text:s/>Directory: C:\Program Files\MySQL\MySQL Shell 8.0\lib\Python3.7\Lib\test\, <text:s/>Size: 374</text:p>
      <text:p text:style-name="P2">5: File: textwrap.py, <text:s/>Directory: C:\Program Files\MySQL\MySQL Shell 8.0\lib\Python3.7\Lib\, <text:s/>Size: 19494</text:p>
      <text:p text:style-name="P2">5: File: this.py, <text:s/>Directory: C:\Program Files\MySQL\MySQL Shell 8.0\lib\Python3.7\Lib\, <text:s/>Size: 1003</text:p>
      <text:p text:style-name="P2">5: File: threading.py, <text:s/>Directory: C:\Program Files\MySQL\MySQL Shell 8.0\lib\Python3.7\Lib\, <text:s/>Size: 49065</text:p>
      <text:p text:style-name="P2"><text:soft-page-break/>5: File: timeit.py, <text:s/>Directory: C:\Program Files\MySQL\MySQL Shell 8.0\lib\Python3.7\Lib\, <text:s/>Size: 13444</text:p>
      <text:p text:style-name="P2">5: File: __init__.py, <text:s/>Directory: C:\Program Files\MySQL\MySQL Shell 8.0\lib\Python3.7\Lib\tkinter\, <text:s/>Size: 166971</text:p>
      <text:p text:style-name="P2">5: File: __main__.py, <text:s/>Directory: C:\Program Files\MySQL\MySQL Shell 8.0\lib\Python3.7\Lib\tkinter\, <text:s/>Size: 148</text:p>
      <text:p text:style-name="P2">5: File: colorchooser.py, <text:s/>Directory: C:\Program Files\MySQL\MySQL Shell 8.0\lib\Python3.7\Lib\tkinter\, <text:s/>Size: 1791</text:p>
      <text:p text:style-name="P2">5: File: commondialog.py, <text:s/>Directory: C:\Program Files\MySQL\MySQL Shell 8.0\lib\Python3.7\Lib\tkinter\, <text:s/>Size: 1247</text:p>
      <text:p text:style-name="P2">5: File: constants.py, <text:s/>Directory: C:\Program Files\MySQL\MySQL Shell 8.0\lib\Python3.7\Lib\tkinter\, <text:s/>Size: 1493</text:p>
      <text:p text:style-name="P2">5: File: dialog.py, <text:s/>Directory: C:\Program Files\MySQL\MySQL Shell 8.0\lib\Python3.7\Lib\tkinter\, <text:s/>Size: 1509</text:p>
      <text:p text:style-name="P2">5: File: dnd.py, <text:s/>Directory: C:\Program Files\MySQL\MySQL Shell 8.0\lib\Python3.7\Lib\tkinter\, <text:s/>Size: 11488</text:p>
      <text:p text:style-name="P2">5: File: filedialog.py, <text:s/>Directory: C:\Program Files\MySQL\MySQL Shell 8.0\lib\Python3.7\Lib\tkinter\, <text:s/>Size: 14502</text:p>
      <text:p text:style-name="P2">5: File: font.py, <text:s/>Directory: C:\Program Files\MySQL\MySQL Shell 8.0\lib\Python3.7\Lib\tkinter\, <text:s/>Size: 6581</text:p>
      <text:p text:style-name="P2">5: File: messagebox.py, <text:s/>Directory: C:\Program Files\MySQL\MySQL Shell 8.0\lib\Python3.7\Lib\tkinter\, <text:s/>Size: 3701</text:p>
      <text:p text:style-name="P2">5: File: scrolledtext.py, <text:s/>Directory: C:\Program Files\MySQL\MySQL Shell 8.0\lib\Python3.7\Lib\tkinter\, <text:s/>Size: 1814</text:p>
      <text:p text:style-name="P2">5: File: simpledialog.py, <text:s/>Directory: C:\Program Files\MySQL\MySQL Shell 8.0\lib\Python3.7\Lib\tkinter\, <text:s/>Size: 11424</text:p>
      <text:p text:style-name="P2">5: File: __init__.py, <text:s/>Directory: C:\Program Files\MySQL\MySQL Shell 8.0\lib\Python3.7\Lib\tkinter\test\, <text:s/>Size: 0</text:p>
      <text:p text:style-name="P2">5: File: README, <text:s/>Directory: C:\Program Files\MySQL\MySQL Shell 8.0\lib\Python3.7\Lib\tkinter\test\, <text:s/>Size: 566</text:p>
      <text:p text:style-name="P2">5: File: runtktests.py, <text:s/>Directory: C:\Program Files\MySQL\MySQL Shell 8.0\lib\Python3.7\Lib\tkinter\test\, <text:s/>Size: 2230</text:p>
      <text:p text:style-name="P2">5: File: support.py, <text:s/>Directory: C:\Program Files\MySQL\MySQL Shell 8.0\lib\Python3.7\Lib\tkinter\test\, <text:s/>Size: 3722</text:p>
      <text:p text:style-name="P2">5: File: __init__.py, <text:s/>Directory: C:\Program Files\MySQL\MySQL Shell 8.0\lib\Python3.7\Lib\tkinter\test\test_tkinter\, <text:s/>Size: 0</text:p>
      <text:p text:style-name="P2">5: File: __init__.py, <text:s/>Directory: C:\Program Files\MySQL\MySQL Shell 8.0\lib\Python3.7\Lib\tkinter\test\test_ttk\, <text:s/>Size: 0</text:p>
      <text:p text:style-name="P2">5: File: test_style.py, <text:s/>Directory: C:\Program Files\MySQL\MySQL Shell 8.0\lib\Python3.7\Lib\tkinter\test\test_ttk\, <text:s/>Size: 2900</text:p>
      <text:p text:style-name="P2">5: File: test_widgets.py, <text:s/>Directory: C:\Program Files\MySQL\MySQL Shell 8.0\lib\Python3.7\Lib\tkinter\test\test_ttk\, <text:s/>Size: 68422</text:p>
      <text:p text:style-name="P2">5: File: widget_tests.py, <text:s/>Directory: C:\Program Files\MySQL\MySQL Shell 8.0\lib\Python3.7\Lib\tkinter\test\, <text:s/>Size: 20069</text:p>
      <text:p text:style-name="P2">5: File: tix.py, <text:s/>Directory: C:\Program Files\MySQL\MySQL Shell 8.0\lib\Python3.7\Lib\tkinter\, <text:s/>Size: 77088</text:p>
      <text:p text:style-name="P2">5: File: ttk.py, <text:s/>Directory: C:\Program Files\MySQL\MySQL Shell 8.0\lib\Python3.7\Lib\tkinter\, <text:s/>Size: 57809</text:p>
      <text:p text:style-name="P2">5: File: token.py, <text:s/>Directory: C:\Program Files\MySQL\MySQL Shell 8.0\lib\Python3.7\Lib\, <text:s/>Size: 3763</text:p>
      <text:p text:style-name="P2">5: File: tokenize.py, <text:s/>Directory: C:\Program Files\MySQL\MySQL Shell 8.0\lib\Python3.7\Lib\, <text:s/>Size: 27031</text:p>
      <text:p text:style-name="P2"><text:soft-page-break/>5: File: trace.py, <text:s/>Directory: C:\Program Files\MySQL\MySQL Shell 8.0\lib\Python3.7\Lib\, <text:s/>Size: 28978</text:p>
      <text:p text:style-name="P2">5: File: traceback.py, <text:s/>Directory: C:\Program Files\MySQL\MySQL Shell 8.0\lib\Python3.7\Lib\, <text:s/>Size: 23438</text:p>
      <text:p text:style-name="P2">5: File: tracemalloc.py, <text:s/>Directory: C:\Program Files\MySQL\MySQL Shell 8.0\lib\Python3.7\Lib\, <text:s/>Size: 17076</text:p>
      <text:p text:style-name="P2">5: File: tty.py, <text:s/>Directory: C:\Program Files\MySQL\MySQL Shell 8.0\lib\Python3.7\Lib\, <text:s/>Size: 879</text:p>
      <text:p text:style-name="P2">5: File: turtle.py, <text:s/>Directory: C:\Program Files\MySQL\MySQL Shell 8.0\lib\Python3.7\Lib\, <text:s/>Size: 143602</text:p>
      <text:p text:style-name="P2">5: File: __init__.py, <text:s/>Directory: C:\Program Files\MySQL\MySQL Shell 8.0\lib\Python3.7\Lib\turtledemo\, <text:s/>Size: 314</text:p>
      <text:p text:style-name="P2">5: File: __main__.py, <text:s/>Directory: C:\Program Files\MySQL\MySQL Shell 8.0\lib\Python3.7\Lib\turtledemo\, <text:s/>Size: 14263</text:p>
      <text:p text:style-name="P2">5: File: bytedesign.py, <text:s/>Directory: C:\Program Files\MySQL\MySQL Shell 8.0\lib\Python3.7\Lib\turtledemo\, <text:s/>Size: 4248</text:p>
      <text:p text:style-name="P2">5: File: chaos.py, <text:s/>Directory: C:\Program Files\MySQL\MySQL Shell 8.0\lib\Python3.7\Lib\turtledemo\, <text:s/>Size: 951</text:p>
      <text:p text:style-name="P2">5: File: clock.py, <text:s/>Directory: C:\Program Files\MySQL\MySQL Shell 8.0\lib\Python3.7\Lib\turtledemo\, <text:s/>Size: 3201</text:p>
      <text:p text:style-name="P2">5: File: colormixer.py, <text:s/>Directory: C:\Program Files\MySQL\MySQL Shell 8.0\lib\Python3.7\Lib\turtledemo\, <text:s/>Size: 1339</text:p>
      <text:p text:style-name="P2">5: File: forest.py, <text:s/>Directory: C:\Program Files\MySQL\MySQL Shell 8.0\lib\Python3.7\Lib\turtledemo\, <text:s/>Size: 2966</text:p>
      <text:p text:style-name="P2">5: File: fractalcurves.py, <text:s/>Directory: C:\Program Files\MySQL\MySQL Shell 8.0\lib\Python3.7\Lib\turtledemo\, <text:s/>Size: 3473</text:p>
      <text:p text:style-name="P2">5: File: lindenmayer.py, <text:s/>Directory: C:\Program Files\MySQL\MySQL Shell 8.0\lib\Python3.7\Lib\turtledemo\, <text:s/>Size: 2434</text:p>
      <text:p text:style-name="P2">5: File: minimal_hanoi.py, <text:s/>Directory: C:\Program Files\MySQL\MySQL Shell 8.0\lib\Python3.7\Lib\turtledemo\, <text:s/>Size: 2051</text:p>
      <text:p text:style-name="P2">5: File: nim.py, <text:s/>Directory: C:\Program Files\MySQL\MySQL Shell 8.0\lib\Python3.7\Lib\turtledemo\, <text:s/>Size: 6513</text:p>
      <text:p text:style-name="P2">5: File: paint.py, <text:s/>Directory: C:\Program Files\MySQL\MySQL Shell 8.0\lib\Python3.7\Lib\turtledemo\, <text:s/>Size: 1291</text:p>
      <text:p text:style-name="P2">5: File: peace.py, <text:s/>Directory: C:\Program Files\MySQL\MySQL Shell 8.0\lib\Python3.7\Lib\turtledemo\, <text:s/>Size: 1066</text:p>
      <text:p text:style-name="P2">5: File: penrose.py, <text:s/>Directory: C:\Program Files\MySQL\MySQL Shell 8.0\lib\Python3.7\Lib\turtledemo\, <text:s/>Size: 3428</text:p>
      <text:p text:style-name="P2">5: File: planet_and_moon.py, <text:s/>Directory: C:\Program Files\MySQL\MySQL Shell 8.0\lib\Python3.7\Lib\turtledemo\, <text:s/>Size: 2825</text:p>
      <text:p text:style-name="P2">5: File: rosette.py, <text:s/>Directory: C:\Program Files\MySQL\MySQL Shell 8.0\lib\Python3.7\Lib\turtledemo\, <text:s/>Size: 1361</text:p>
      <text:p text:style-name="P2">5: File: round_dance.py, <text:s/>Directory: C:\Program Files\MySQL\MySQL Shell 8.0\lib\Python3.7\Lib\turtledemo\, <text:s/>Size: 1804</text:p>
      <text:p text:style-name="P2">5: File: sorting_animate.py, <text:s/>Directory: C:\Program Files\MySQL\MySQL Shell 8.0\lib\Python3.7\Lib\turtledemo\, <text:s/>Size: 5052</text:p>
      <text:p text:style-name="P2">5: File: tree.py, <text:s/>Directory: C:\Program Files\MySQL\MySQL Shell 8.0\lib\Python3.7\Lib\turtledemo\, <text:s/>Size: 1401</text:p>
      <text:p text:style-name="P2">5: File: turtle.cfg, <text:s/>Directory: C:\Program Files\MySQL\MySQL Shell 8.0\lib\Python3.7\Lib\turtledemo\, <text:s/>Size: 160</text:p>
      <text:p text:style-name="P2">5: File: two_canvases.py, <text:s/>Directory: C:\Program Files\MySQL\MySQL Shell 8.0\lib\Python3.7\Lib\turtledemo\, <text:s/>Size: 1120</text:p>
      <text:p text:style-name="P2"><text:soft-page-break/>5: File: yinyang.py, <text:s/>Directory: C:\Program Files\MySQL\MySQL Shell 8.0\lib\Python3.7\Lib\turtledemo\, <text:s/>Size: 821</text:p>
      <text:p text:style-name="P2">5: File: types.py, <text:s/>Directory: C:\Program Files\MySQL\MySQL Shell 8.0\lib\Python3.7\Lib\, <text:s/>Size: 9897</text:p>
      <text:p text:style-name="P2">5: File: typing.py, <text:s/>Directory: C:\Program Files\MySQL\MySQL Shell 8.0\lib\Python3.7\Lib\, <text:s/>Size: 54655</text:p>
      <text:p text:style-name="P2">5: File: __init__.py, <text:s/>Directory: C:\Program Files\MySQL\MySQL Shell 8.0\lib\Python3.7\Lib\unittest\, <text:s/>Size: 3143</text:p>
      <text:p text:style-name="P2">5: File: __main__.py, <text:s/>Directory: C:\Program Files\MySQL\MySQL Shell 8.0\lib\Python3.7\Lib\unittest\, <text:s/>Size: 472</text:p>
      <text:p text:style-name="P2">5: File: case.py, <text:s/>Directory: C:\Program Files\MySQL\MySQL Shell 8.0\lib\Python3.7\Lib\unittest\, <text:s/>Size: 57683</text:p>
      <text:p text:style-name="P2">5: File: loader.py, <text:s/>Directory: C:\Program Files\MySQL\MySQL Shell 8.0\lib\Python3.7\Lib\unittest\, <text:s/>Size: 22702</text:p>
      <text:p text:style-name="P2">5: File: main.py, <text:s/>Directory: C:\Program Files\MySQL\MySQL Shell 8.0\lib\Python3.7\Lib\unittest\, <text:s/>Size: 11238</text:p>
      <text:p text:style-name="P2">5: File: mock.py, <text:s/>Directory: C:\Program Files\MySQL\MySQL Shell 8.0\lib\Python3.7\Lib\unittest\, <text:s/>Size: 81297</text:p>
      <text:p text:style-name="P2">5: File: result.py, <text:s/>Directory: C:\Program Files\MySQL\MySQL Shell 8.0\lib\Python3.7\Lib\unittest\, <text:s/>Size: 7442</text:p>
      <text:p text:style-name="P2">5: File: runner.py, <text:s/>Directory: C:\Program Files\MySQL\MySQL Shell 8.0\lib\Python3.7\Lib\unittest\, <text:s/>Size: 7767</text:p>
      <text:p text:style-name="P2">5: File: signals.py, <text:s/>Directory: C:\Program Files\MySQL\MySQL Shell 8.0\lib\Python3.7\Lib\unittest\, <text:s/>Size: 2403</text:p>
      <text:p text:style-name="P2">5: File: suite.py, <text:s/>Directory: C:\Program Files\MySQL\MySQL Shell 8.0\lib\Python3.7\Lib\unittest\, <text:s/>Size: 10479</text:p>
      <text:p text:style-name="P2">5: File: __init__.py, <text:s/>Directory: C:\Program Files\MySQL\MySQL Shell 8.0\lib\Python3.7\Lib\unittest\test\, <text:s/>Size: 584</text:p>
      <text:p text:style-name="P2">5: File: __main__.py, <text:s/>Directory: C:\Program Files\MySQL\MySQL Shell 8.0\lib\Python3.7\Lib\unittest\test\, <text:s/>Size: 596</text:p>
      <text:p text:style-name="P2">5: File: _test_warnings.py, <text:s/>Directory: C:\Program Files\MySQL\MySQL Shell 8.0\lib\Python3.7\Lib\unittest\test\, <text:s/>Size: 2304</text:p>
      <text:p text:style-name="P2">5: File: dummy.py, <text:s/>Directory: C:\Program Files\MySQL\MySQL Shell 8.0\lib\Python3.7\Lib\unittest\test\, <text:s/>Size: 50</text:p>
      <text:p text:style-name="P2">5: File: support.py, <text:s/>Directory: C:\Program Files\MySQL\MySQL Shell 8.0\lib\Python3.7\Lib\unittest\test\, <text:s/>Size: 3752</text:p>
      <text:p text:style-name="P2">5: File: test_assertions.py, <text:s/>Directory: C:\Program Files\MySQL\MySQL Shell 8.0\lib\Python3.7\Lib\unittest\test\, <text:s/>Size: 17078</text:p>
      <text:p text:style-name="P2">5: File: test_break.py, <text:s/>Directory: C:\Program Files\MySQL\MySQL Shell 8.0\lib\Python3.7\Lib\unittest\test\, <text:s/>Size: 9493</text:p>
      <text:p text:style-name="P2">5: File: test_case.py, <text:s/>Directory: C:\Program Files\MySQL\MySQL Shell 8.0\lib\Python3.7\Lib\unittest\test\, <text:s/>Size: 72999</text:p>
      <text:p text:style-name="P2">5: File: test_discovery.py, <text:s/>Directory: C:\Program Files\MySQL\MySQL Shell 8.0\lib\Python3.7\Lib\unittest\test\, <text:s/>Size: 33693</text:p>
      <text:p text:style-name="P2">5: File: test_loader.py, <text:s/>Directory: C:\Program Files\MySQL\MySQL Shell 8.0\lib\Python3.7\Lib\unittest\test\, <text:s/>Size: 63055</text:p>
      <text:p text:style-name="P2">5: File: test_program.py, <text:s/>Directory: C:\Program Files\MySQL\MySQL Shell 8.0\lib\Python3.7\Lib\unittest\test\, <text:s/>Size: 15049</text:p>
      <text:p text:style-name="P2">5: File: test_result.py, <text:s/>Directory: C:\Program Files\MySQL\MySQL Shell 8.0\lib\Python3.7\Lib\unittest\test\, <text:s/>Size: 25000</text:p>
      <text:p text:style-name="P2">5: File: test_runner.py, <text:s/>Directory: C:\Program Files\MySQL\MySQL Shell 8.0\lib\Python3.7\Lib\unittest\test\, <text:s/>Size: 12019</text:p>
      <text:p text:style-name="P2"><text:soft-page-break/>5: File: test_setups.py, <text:s/>Directory: C:\Program Files\MySQL\MySQL Shell 8.0\lib\Python3.7\Lib\unittest\test\, <text:s/>Size: 16503</text:p>
      <text:p text:style-name="P2">5: File: test_skipping.py, <text:s/>Directory: C:\Program Files\MySQL\MySQL Shell 8.0\lib\Python3.7\Lib\unittest\test\, <text:s/>Size: 9316</text:p>
      <text:p text:style-name="P2">5: File: test_suite.py, <text:s/>Directory: C:\Program Files\MySQL\MySQL Shell 8.0\lib\Python3.7\Lib\unittest\test\, <text:s/>Size: 15184</text:p>
      <text:p text:style-name="P2">5: File: __init__.py, <text:s/>Directory: C:\Program Files\MySQL\MySQL Shell 8.0\lib\Python3.7\Lib\unittest\test\testmock\, <text:s/>Size: 465</text:p>
      <text:p text:style-name="P2">5: File: __main__.py, <text:s/>Directory: C:\Program Files\MySQL\MySQL Shell 8.0\lib\Python3.7\Lib\unittest\test\testmock\, <text:s/>Size: 623</text:p>
      <text:p text:style-name="P2">5: File: support.py, <text:s/>Directory: C:\Program Files\MySQL\MySQL Shell 8.0\lib\Python3.7\Lib\unittest\test\testmock\, <text:s/>Size: 413</text:p>
      <text:p text:style-name="P2">5: File: testhelpers.py, <text:s/>Directory: C:\Program Files\MySQL\MySQL Shell 8.0\lib\Python3.7\Lib\unittest\test\testmock\, <text:s/>Size: 30729</text:p>
      <text:p text:style-name="P2">5: File: testmock.py, <text:s/>Directory: C:\Program Files\MySQL\MySQL Shell 8.0\lib\Python3.7\Lib\unittest\test\testmock\, <text:s/>Size: 61455</text:p>
      <text:p text:style-name="P2">5: File: testpatch.py, <text:s/>Directory: C:\Program Files\MySQL\MySQL Shell 8.0\lib\Python3.7\Lib\unittest\test\testmock\, <text:s/>Size: 56834</text:p>
      <text:p text:style-name="P2">5: File: testwith.py, <text:s/>Directory: C:\Program Files\MySQL\MySQL Shell 8.0\lib\Python3.7\Lib\unittest\test\testmock\, <text:s/>Size: 12306</text:p>
      <text:p text:style-name="P2">5: File: util.py, <text:s/>Directory: C:\Program Files\MySQL\MySQL Shell 8.0\lib\Python3.7\Lib\unittest\, <text:s/>Size: 5215</text:p>
      <text:p text:style-name="P2">5: File: __init__.py, <text:s/>Directory: C:\Program Files\MySQL\MySQL Shell 8.0\lib\Python3.7\Lib\urllib\, <text:s/>Size: 0</text:p>
      <text:p text:style-name="P2">5: File: error.py, <text:s/>Directory: C:\Program Files\MySQL\MySQL Shell 8.0\lib\Python3.7\Lib\urllib\, <text:s/>Size: 2632</text:p>
      <text:p text:style-name="P2">5: File: parse.py, <text:s/>Directory: C:\Program Files\MySQL\MySQL Shell 8.0\lib\Python3.7\Lib\urllib\, <text:s/>Size: 38756</text:p>
      <text:p text:style-name="P2">5: File: request.py, <text:s/>Directory: C:\Program Files\MySQL\MySQL Shell 8.0\lib\Python3.7\Lib\urllib\, <text:s/>Size: 99949</text:p>
      <text:p text:style-name="P2">5: File: response.py, <text:s/>Directory: C:\Program Files\MySQL\MySQL Shell 8.0\lib\Python3.7\Lib\urllib\, <text:s/>Size: 2299</text:p>
      <text:p text:style-name="P2">5: File: robotparser.py, <text:s/>Directory: C:\Program Files\MySQL\MySQL Shell 8.0\lib\Python3.7\Lib\urllib\, <text:s/>Size: 8942</text:p>
      <text:p text:style-name="P2">5: File: uu.py, <text:s/>Directory: C:\Program Files\MySQL\MySQL Shell 8.0\lib\Python3.7\Lib\, <text:s/>Size: 6816</text:p>
      <text:p text:style-name="P2">5: File: uuid.py, <text:s/>Directory: C:\Program Files\MySQL\MySQL Shell 8.0\lib\Python3.7\Lib\, <text:s/>Size: 29449</text:p>
      <text:p text:style-name="P2">5: File: __init__.py, <text:s/>Directory: C:\Program Files\MySQL\MySQL Shell 8.0\lib\Python3.7\Lib\venv\, <text:s/>Size: 21020</text:p>
      <text:p text:style-name="P2">5: File: __main__.py, <text:s/>Directory: C:\Program Files\MySQL\MySQL Shell 8.0\lib\Python3.7\Lib\venv\, <text:s/>Size: 145</text:p>
      <text:p text:style-name="P2">5: File: activate, <text:s/>Directory: C:\Program Files\MySQL\MySQL Shell 8.0\lib\Python3.7\Lib\venv\scripts\common\, <text:s/>Size: 2218</text:p>
      <text:p text:style-name="P2">5: File: activate.bat, <text:s/>Directory: C:\Program Files\MySQL\MySQL Shell 8.0\lib\Python3.7\Lib\venv\scripts\nt\, <text:s/>Size: 1028</text:p>
      <text:p text:style-name="P2">5: File: Activate.ps1, <text:s/>Directory: C:\Program Files\MySQL\MySQL Shell 8.0\lib\Python3.7\Lib\venv\scripts\nt\, <text:s/>Size: 1498</text:p>
      <text:p text:style-name="P2">5: File: deactivate.bat, <text:s/>Directory: C:\Program Files\MySQL\MySQL Shell 8.0\lib\Python3.7\Lib\venv\scripts\nt\, <text:s/>Size: 368</text:p>
      <text:p text:style-name="P2">5: File: activate.csh, <text:s/>Directory: C:\Program Files\MySQL\MySQL Shell 8.0\lib\Python3.7\Lib\venv\scripts\posix\, <text:s/>Size: 1276</text:p>
      <text:p text:style-name="P2"><text:soft-page-break/>5: File: activate.fish, <text:s/>Directory: C:\Program Files\MySQL\MySQL Shell 8.0\lib\Python3.7\Lib\venv\scripts\posix\, <text:s/>Size: 2426</text:p>
      <text:p text:style-name="P2">5: File: warnings.py, <text:s/>Directory: C:\Program Files\MySQL\MySQL Shell 8.0\lib\Python3.7\Lib\, <text:s/>Size: 20242</text:p>
      <text:p text:style-name="P2">5: File: wave.py, <text:s/>Directory: C:\Program Files\MySQL\MySQL Shell 8.0\lib\Python3.7\Lib\, <text:s/>Size: 18229</text:p>
      <text:p text:style-name="P2">5: File: weakref.py, <text:s/>Directory: C:\Program Files\MySQL\MySQL Shell 8.0\lib\Python3.7\Lib\, <text:s/>Size: 21504</text:p>
      <text:p text:style-name="P2">5: File: webbrowser.py, <text:s/>Directory: C:\Program Files\MySQL\MySQL Shell 8.0\lib\Python3.7\Lib\, <text:s/>Size: 23097</text:p>
      <text:p text:style-name="P2">5: File: __init__.py, <text:s/>Directory: C:\Program Files\MySQL\MySQL Shell 8.0\lib\Python3.7\Lib\wsgiref\, <text:s/>Size: 587</text:p>
      <text:p text:style-name="P2">5: File: handlers.py, <text:s/>Directory: C:\Program Files\MySQL\MySQL Shell 8.0\lib\Python3.7\Lib\wsgiref\, <text:s/>Size: 21626</text:p>
      <text:p text:style-name="P2">5: File: headers.py, <text:s/>Directory: C:\Program Files\MySQL\MySQL Shell 8.0\lib\Python3.7\Lib\wsgiref\, <text:s/>Size: 6766</text:p>
      <text:p text:style-name="P2">5: File: simple_server.py, <text:s/>Directory: C:\Program Files\MySQL\MySQL Shell 8.0\lib\Python3.7\Lib\wsgiref\, <text:s/>Size: 5139</text:p>
      <text:p text:style-name="P2">5: File: util.py, <text:s/>Directory: C:\Program Files\MySQL\MySQL Shell 8.0\lib\Python3.7\Lib\wsgiref\, <text:s/>Size: 5634</text:p>
      <text:p text:style-name="P2">5: File: validate.py, <text:s/>Directory: C:\Program Files\MySQL\MySQL Shell 8.0\lib\Python3.7\Lib\wsgiref\, <text:s/>Size: 15099</text:p>
      <text:p text:style-name="P2">5: File: xdrlib.py, <text:s/>Directory: C:\Program Files\MySQL\MySQL Shell 8.0\lib\Python3.7\Lib\, <text:s/>Size: 5913</text:p>
      <text:p text:style-name="P2">5: File: __init__.py, <text:s/>Directory: C:\Program Files\MySQL\MySQL Shell 8.0\lib\Python3.7\Lib\xml\, <text:s/>Size: 557</text:p>
      <text:p text:style-name="P2">5: File: __init__.py, <text:s/>Directory: C:\Program Files\MySQL\MySQL Shell 8.0\lib\Python3.7\Lib\xml\dom\, <text:s/>Size: 4019</text:p>
      <text:p text:style-name="P2">5: File: domreg.py, <text:s/>Directory: C:\Program Files\MySQL\MySQL Shell 8.0\lib\Python3.7\Lib\xml\dom\, <text:s/>Size: 3451</text:p>
      <text:p text:style-name="P2">5: File: expatbuilder.py, <text:s/>Directory: C:\Program Files\MySQL\MySQL Shell 8.0\lib\Python3.7\Lib\xml\dom\, <text:s/>Size: 35756</text:p>
      <text:p text:style-name="P2">5: File: minicompat.py, <text:s/>Directory: C:\Program Files\MySQL\MySQL Shell 8.0\lib\Python3.7\Lib\xml\dom\, <text:s/>Size: 3367</text:p>
      <text:p text:style-name="P2">5: File: minidom.py, <text:s/>Directory: C:\Program Files\MySQL\MySQL Shell 8.0\lib\Python3.7\Lib\xml\dom\, <text:s/>Size: 66819</text:p>
      <text:p text:style-name="P2">5: File: NodeFilter.py, <text:s/>Directory: C:\Program Files\MySQL\MySQL Shell 8.0\lib\Python3.7\Lib\xml\dom\, <text:s/>Size: 936</text:p>
      <text:p text:style-name="P2">5: File: pulldom.py, <text:s/>Directory: C:\Program Files\MySQL\MySQL Shell 8.0\lib\Python3.7\Lib\xml\dom\, <text:s/>Size: 11761</text:p>
      <text:p text:style-name="P2">5: File: xmlbuilder.py, <text:s/>Directory: C:\Program Files\MySQL\MySQL Shell 8.0\lib\Python3.7\Lib\xml\dom\, <text:s/>Size: 12403</text:p>
      <text:p text:style-name="P2">5: File: __init__.py, <text:s/>Directory: C:\Program Files\MySQL\MySQL Shell 8.0\lib\Python3.7\Lib\xml\etree\, <text:s/>Size: 1604</text:p>
      <text:p text:style-name="P2">5: File: cElementTree.py, <text:s/>Directory: C:\Program Files\MySQL\MySQL Shell 8.0\lib\Python3.7\Lib\xml\etree\, <text:s/>Size: 82</text:p>
      <text:p text:style-name="P2">5: File: ElementInclude.py, <text:s/>Directory: C:\Program Files\MySQL\MySQL Shell 8.0\lib\Python3.7\Lib\xml\etree\, <text:s/>Size: 5151</text:p>
      <text:p text:style-name="P2">5: File: ElementPath.py, <text:s/>Directory: C:\Program Files\MySQL\MySQL Shell 8.0\lib\Python3.7\Lib\xml\etree\, <text:s/>Size: 10301</text:p>
      <text:p text:style-name="P2">5: File: ElementTree.py, <text:s/>Directory: C:\Program Files\MySQL\MySQL Shell 8.0\lib\Python3.7\Lib\xml\etree\, <text:s/>Size: 57266</text:p>
      <text:p text:style-name="P2"><text:soft-page-break/>5: File: __init__.py, <text:s/>Directory: C:\Program Files\MySQL\MySQL Shell 8.0\lib\Python3.7\Lib\xml\parsers\, <text:s/>Size: 167</text:p>
      <text:p text:style-name="P2">5: File: expat.py, <text:s/>Directory: C:\Program Files\MySQL\MySQL Shell 8.0\lib\Python3.7\Lib\xml\parsers\, <text:s/>Size: 248</text:p>
      <text:p text:style-name="P2">5: File: __init__.py, <text:s/>Directory: C:\Program Files\MySQL\MySQL Shell 8.0\lib\Python3.7\Lib\xml\sax\, <text:s/>Size: 3630</text:p>
      <text:p text:style-name="P2">5: File: _exceptions.py, <text:s/>Directory: C:\Program Files\MySQL\MySQL Shell 8.0\lib\Python3.7\Lib\xml\sax\, <text:s/>Size: 4785</text:p>
      <text:p text:style-name="P2">5: File: expatreader.py, <text:s/>Directory: C:\Program Files\MySQL\MySQL Shell 8.0\lib\Python3.7\Lib\xml\sax\, <text:s/>Size: 15704</text:p>
      <text:p text:style-name="P2">5: File: handler.py, <text:s/>Directory: C:\Program Files\MySQL\MySQL Shell 8.0\lib\Python3.7\Lib\xml\sax\, <text:s/>Size: 13922</text:p>
      <text:p text:style-name="P2">5: File: saxutils.py, <text:s/>Directory: C:\Program Files\MySQL\MySQL Shell 8.0\lib\Python3.7\Lib\xml\sax\, <text:s/>Size: 12205</text:p>
      <text:p text:style-name="P2">5: File: xmlreader.py, <text:s/>Directory: C:\Program Files\MySQL\MySQL Shell 8.0\lib\Python3.7\Lib\xml\sax\, <text:s/>Size: 12684</text:p>
      <text:p text:style-name="P2">5: File: __init__.py, <text:s/>Directory: C:\Program Files\MySQL\MySQL Shell 8.0\lib\Python3.7\Lib\xmlrpc\, <text:s/>Size: 38</text:p>
      <text:p text:style-name="P2">5: File: client.py, <text:s/>Directory: C:\Program Files\MySQL\MySQL Shell 8.0\lib\Python3.7\Lib\xmlrpc\, <text:s/>Size: 48990</text:p>
      <text:p text:style-name="P2">5: File: server.py, <text:s/>Directory: C:\Program Files\MySQL\MySQL Shell 8.0\lib\Python3.7\Lib\xmlrpc\, <text:s/>Size: 36640</text:p>
      <text:p text:style-name="P2">5: File: zipapp.py, <text:s/>Directory: C:\Program Files\MySQL\MySQL Shell 8.0\lib\Python3.7\Lib\, <text:s/>Size: 7535</text:p>
      <text:p text:style-name="P2">5: File: zipfile.py, <text:s/>Directory: C:\Program Files\MySQL\MySQL Shell 8.0\lib\Python3.7\Lib\, <text:s/>Size: 80522</text:p>
      <text:p text:style-name="P2">5: File: LICENSE.txt, <text:s/>Directory: C:\Program Files\MySQL\MySQL Shell 8.0\, <text:s/>Size: 347411</text:p>
      <text:p text:style-name="P2">5: File: README.txt, <text:s/>Directory: C:\Program Files\MySQL\MySQL Shell 8.0\, <text:s/>Size: 2875</text:p>
      <text:p text:style-name="P2">5: File: INFO_BIN, <text:s/>Directory: C:\Program Files\MySQL\MySQL Shell 8.0\share\mysqlsh\Docs\, <text:s/>Size: 801</text:p>
      <text:p text:style-name="P2">5: File: INFO_SRC, <text:s/>Directory: C:\Program Files\MySQL\MySQL Shell 8.0\share\mysqlsh\Docs\, <text:s/>Size: 23</text:p>
      <text:p text:style-name="P2">5: File: mysqlprovision.zip, <text:s/>Directory: C:\Program Files\MySQL\MySQL Shell 8.0\share\mysqlsh\, <text:s/>Size: 72690</text:p>
      <text:p text:style-name="P2">5: File: asn1crypto-0.24.0-py3.7.egg, <text:s/>Directory: C:\Program Files\MySQL\MySQL Shell 8.0\share\mysqlsh\oci_sdk\, <text:s/>Size: 240262</text:p>
      <text:p text:style-name="P2">5: File: easy-install.pth, <text:s/>Directory: C:\Program Files\MySQL\MySQL Shell 8.0\share\mysqlsh\oci_sdk\, <text:s/>Size: 858</text:p>
      <text:p text:style-name="P2">5: File: config.py, <text:s/>Directory: C:\Program Files\MySQL\MySQL Shell 8.0\share\mysqlsh\oci_sdk\oci-2.4.0-py3.7.egg\oci\, <text:s/>Size: 5087</text:p>
      <text:p text:style-name="P2">5: File: fips.py, <text:s/>Directory: C:\Program Files\MySQL\MySQL Shell 8.0\share\mysqlsh\oci_sdk\oci-2.4.0-py3.7.egg\oci\, <text:s/>Size: 2812</text:p>
      <text:p text:style-name="P2">5: File: signer.py, <text:s/>Directory: C:\Program Files\MySQL\MySQL Shell 8.0\share\mysqlsh\oci_sdk\oci-2.4.0-py3.7.egg\oci\, <text:s/>Size: 9317</text:p>
      <text:p text:style-name="P2">5: File: util.py, <text:s/>Directory: C:\Program Files\MySQL\MySQL Shell 8.0\share\mysqlsh\oci_sdk\oci-2.4.0-py3.7.egg\oci\, <text:s/>Size: 4114</text:p>
      <text:p text:style-name="P2">5: File: waiter.py, <text:s/>Directory: C:\Program Files\MySQL\MySQL Shell 8.0\share\mysqlsh\oci_sdk\oci-2.4.0-py3.7.egg\oci\, <text:s/>Size: 6338</text:p>
      <text:p text:style-name="P2">5: File: paramiko-2.4.2-py3.7.egg, <text:s/>Directory: C:\Program Files\MySQL\MySQL Shell 8.0\share\mysqlsh\oci_sdk\, <text:s/>Size: 397211</text:p>
      <text:p text:style-name="P2"><text:soft-page-break/>5: File: pyasn1-0.4.7-py3.7.egg, <text:s/>Directory: C:\Program Files\MySQL\MySQL Shell 8.0\share\mysqlsh\oci_sdk\, <text:s/>Size: 176886</text:p>
      <text:p text:style-name="P2">5: File: __init__.py, <text:s/>Directory: C:\Program Files\MySQL\MySQL Shell 8.0\share\mysqlsh\oci_sdk\pycparser\, <text:s/>Size: 2815</text:p>
      <text:p text:style-name="P2">5: File: _ast_gen.py, <text:s/>Directory: C:\Program Files\MySQL\MySQL Shell 8.0\share\mysqlsh\oci_sdk\pycparser\, <text:s/>Size: 10607</text:p>
      <text:p text:style-name="P2">5: File: _build_tables.py, <text:s/>Directory: C:\Program Files\MySQL\MySQL Shell 8.0\share\mysqlsh\oci_sdk\pycparser\, <text:s/>Size: 859</text:p>
      <text:p text:style-name="P2">5: File: _c_ast.cfg, <text:s/>Directory: C:\Program Files\MySQL\MySQL Shell 8.0\share\mysqlsh\oci_sdk\pycparser\, <text:s/>Size: 4206</text:p>
      <text:p text:style-name="P2">5: File: ast_transforms.py, <text:s/>Directory: C:\Program Files\MySQL\MySQL Shell 8.0\share\mysqlsh\oci_sdk\pycparser\, <text:s/>Size: 3576</text:p>
      <text:p text:style-name="P2">5: File: c_ast.py, <text:s/>Directory: C:\Program Files\MySQL\MySQL Shell 8.0\share\mysqlsh\oci_sdk\pycparser\, <text:s/>Size: 31317</text:p>
      <text:p text:style-name="P2">5: File: c_generator.py, <text:s/>Directory: C:\Program Files\MySQL\MySQL Shell 8.0\share\mysqlsh\oci_sdk\pycparser\, <text:s/>Size: 14668</text:p>
      <text:p text:style-name="P2">5: File: c_lexer.py, <text:s/>Directory: C:\Program Files\MySQL\MySQL Shell 8.0\share\mysqlsh\oci_sdk\pycparser\, <text:s/>Size: 14464</text:p>
      <text:p text:style-name="P2">5: File: c_parser.py, <text:s/>Directory: C:\Program Files\MySQL\MySQL Shell 8.0\share\mysqlsh\oci_sdk\pycparser\, <text:s/>Size: 69222</text:p>
      <text:p text:style-name="P2">5: File: lextab.py, <text:s/>Directory: C:\Program Files\MySQL\MySQL Shell 8.0\share\mysqlsh\oci_sdk\pycparser\, <text:s/>Size: 7011</text:p>
      <text:p text:style-name="P2">5: File: __init__.py, <text:s/>Directory: C:\Program Files\MySQL\MySQL Shell 8.0\share\mysqlsh\oci_sdk\pycparser\ply\, <text:s/>Size: 102</text:p>
      <text:p text:style-name="P2">5: File: cpp.py, <text:s/>Directory: C:\Program Files\MySQL\MySQL Shell 8.0\share\mysqlsh\oci_sdk\pycparser\ply\, <text:s/>Size: 33282</text:p>
      <text:p text:style-name="P2">5: File: ctokens.py, <text:s/>Directory: C:\Program Files\MySQL\MySQL Shell 8.0\share\mysqlsh\oci_sdk\pycparser\ply\, <text:s/>Size: 3177</text:p>
      <text:p text:style-name="P2">5: File: lex.py, <text:s/>Directory: C:\Program Files\MySQL\MySQL Shell 8.0\share\mysqlsh\oci_sdk\pycparser\ply\, <text:s/>Size: 42918</text:p>
      <text:p text:style-name="P2">5: File: yacc.py, <text:s/>Directory: C:\Program Files\MySQL\MySQL Shell 8.0\share\mysqlsh\oci_sdk\pycparser\ply\, <text:s/>Size: 137323</text:p>
      <text:p text:style-name="P2">5: File: ygen.py, <text:s/>Directory: C:\Program Files\MySQL\MySQL Shell 8.0\share\mysqlsh\oci_sdk\pycparser\ply\, <text:s/>Size: 2251</text:p>
      <text:p text:style-name="P2">5: File: plyparser.py, <text:s/>Directory: C:\Program Files\MySQL\MySQL Shell 8.0\share\mysqlsh\oci_sdk\pycparser\, <text:s/>Size: 4873</text:p>
      <text:p text:style-name="P2">5: File: yacctab.py, <text:s/>Directory: C:\Program Files\MySQL\MySQL Shell 8.0\share\mysqlsh\oci_sdk\pycparser\, <text:s/>Size: 169715</text:p>
      <text:p text:style-name="P2">5: File: pyOpenSSL-19.0.0-py3.7.egg, <text:s/>Directory: C:\Program Files\MySQL\MySQL Shell 8.0\share\mysqlsh\oci_sdk\, <text:s/>Size: 110897</text:p>
      <text:p text:style-name="P2">5: File: python_dateutil-2.8.0-py3.7.egg, <text:s/>Directory: C:\Program Files\MySQL\MySQL Shell 8.0\share\mysqlsh\oci_sdk\, <text:s/>Size: 311944</text:p>
      <text:p text:style-name="P2">5: File: pytz-2019.2-py3.7.egg, <text:s/>Directory: C:\Program Files\MySQL\MySQL Shell 8.0\share\mysqlsh\oci_sdk\, <text:s/>Size: 508741</text:p>
      <text:p text:style-name="P2">5: File: site.py, <text:s/>Directory: C:\Program Files\MySQL\MySQL Shell 8.0\share\mysqlsh\oci_sdk\, <text:s/>Size: 2376</text:p>
      <text:p text:style-name="P2">5: File: six.py, <text:s/>Directory: C:\Program Files\MySQL\MySQL Shell 8.0\share\mysqlsh\oci_sdk\six-1.12.0-py3.7.egg\, <text:s/>Size: 32452</text:p>
      <text:p text:style-name="P2">5: File: prompt_16.json, <text:s/>Directory: C:\Program Files\MySQL\MySQL Shell 8.0\share\mysqlsh\prompt\, <text:s/>Size: 1245</text:p>
      <text:p text:style-name="P2"><text:soft-page-break/>5: File: prompt_256.json, <text:s/>Directory: C:\Program Files\MySQL\MySQL Shell 8.0\share\mysqlsh\prompt\, <text:s/>Size: 2137</text:p>
      <text:p text:style-name="P2">5: File: prompt_256inv.json, <text:s/>Directory: C:\Program Files\MySQL\MySQL Shell 8.0\share\mysqlsh\prompt\, <text:s/>Size: 1622</text:p>
      <text:p text:style-name="P2">5: File: prompt_256pl.json, <text:s/>Directory: C:\Program Files\MySQL\MySQL Shell 8.0\share\mysqlsh\prompt\, <text:s/>Size: 1921</text:p>
      <text:p text:style-name="P2">5: File: prompt_256pl+aw.json, <text:s/>Directory: C:\Program Files\MySQL\MySQL Shell 8.0\share\mysqlsh\prompt\, <text:s/>Size: 2179</text:p>
      <text:p text:style-name="P2">5: File: prompt_classic.json, <text:s/>Directory: C:\Program Files\MySQL\MySQL Shell 8.0\share\mysqlsh\prompt\, <text:s/>Size: 183</text:p>
      <text:p text:style-name="P2">5: File: prompt_dbl_256.json, <text:s/>Directory: C:\Program Files\MySQL\MySQL Shell 8.0\share\mysqlsh\prompt\, <text:s/>Size: 2172</text:p>
      <text:p text:style-name="P2">5: File: prompt_dbl_256pl.json, <text:s/>Directory: C:\Program Files\MySQL\MySQL Shell 8.0\share\mysqlsh\prompt\, <text:s/>Size: 1992</text:p>
      <text:p text:style-name="P2">5: File: prompt_dbl_256pl+aw.json, <text:s/>Directory: C:\Program Files\MySQL\MySQL Shell 8.0\share\mysqlsh\prompt\, <text:s/>Size: 2250</text:p>
      <text:p text:style-name="P2">5: File: prompt_nocolor.json, <text:s/>Directory: C:\Program Files\MySQL\MySQL Shell 8.0\share\mysqlsh\prompt\, <text:s/>Size: 1205</text:p>
      <text:p text:style-name="P2">5: File: README.prompt, <text:s/>Directory: C:\Program Files\MySQL\MySQL Shell 8.0\share\mysqlsh\prompt\, <text:s/>Size: 6197</text:p>
      <text:p text:style-name="P2">5: File: upgrade_checker.msg, <text:s/>Directory: C:\Program Files\MySQL\MySQL Shell 8.0\share\mysqlsh\, <text:s/>Size: 12166</text:p>
      <text:p text:style-name="P2">5: Action 13:15:07: CreateShortcuts. Creating shortcuts</text:p>
      <text:p text:style-name="P2">5: Shortcut: xlfjrq0f|MySQL Shell</text:p>
      <text:p text:style-name="P2">5: Action 13:15:09: WriteRegistryValues. Writing system registry values</text:p>
      <text:p text:style-name="P2">5: Key: \Software\Oracle and/or its affiliates\MySQL Shell 8.0.18, Name: main_installed, Value: #1</text:p>
      <text:p text:style-name="P2">5: Action 13:15:09: WriteEnvironmentStrings. Updating environment strings</text:p>
      <text:p text:style-name="P2">5: Name: PATH, Value: C:\Program Files\MySQL\MySQL Shell 8.0\bin\, Action -2147483647</text:p>
      <text:p text:style-name="P2">5: Action 13:15:09: RegisterProduct. Registering product</text:p>
      <text:p text:style-name="P2">5: {1ACB6B13-0380-4F98-B862-284318143CE9}</text:p>
      <text:p text:style-name="P2">5: Action 13:15:10: PublishFeatures. Publishing Product Features</text:p>
      <text:p text:style-name="P2">5: Feature: CM_C_main</text:p>
      <text:p text:style-name="P2">5: Feature: ProductFeature</text:p>
      <text:p text:style-name="P2">5: Action 13:15:10: PublishProduct. Publishing product information</text:p>
      <text:p text:style-name="P2">5: Action 13:15:10: RollbackCleanup. Removing backup files</text:p>
      <text:p text:style-name="P2">5: 1: MySQL Shell 8.0.18 2: {1ACB6B13-0380-4F98-B862-284318143CE9} 3: 1 </text:p>
      <text:p text:style-name="P2">5: The action 'Install' for product 'MySQL Shell 8.0.18' completed successfully.</text:p>
      <text:p text:style-name="P2">6: Action 13:15:12: INSTALL. </text:p>
      <text:p text:style-name="P2">6: 1: MySQL Router 8.0 2: {83BFD859-A4D2-43D5-B09A-9E76E9A0B8D5} </text:p>
      <text:p text:style-name="P2">6: Action 13:15:12: FindRelatedProducts. Searching for related applications</text:p>
      <text:p text:style-name="P2">6: Action 13:15:12: AppSearch. Searching for installed applications</text:p>
      <text:p text:style-name="P2">6: Action 13:15:12: LaunchConditions. Evaluating launch conditions</text:p>
      <text:p text:style-name="P2">6: Action 13:15:12: ValidateProductID. </text:p>
      <text:p text:style-name="P2">6: Action 13:15:12: CostInitialize. Computing space requirements</text:p>
      <text:p text:style-name="P2">6: Action 13:15:12: FileCost. Computing space requirements</text:p>
      <text:p text:style-name="P2">6: Action 13:15:12: CostFinalize. Computing space requirements</text:p>
      <text:p text:style-name="P2">6: Action 13:15:12: MigrateFeatureStates. Migrating feature states from related applications</text:p>
      <text:p text:style-name="P2">6: Action 13:15:12: InstallValidate. Validating install</text:p>
      <text:p text:style-name="P2">6: Action 13:15:12: SaveTargetDir. </text:p>
      <text:p text:style-name="P2">6: Action 13:15:12: InstallInitialize. </text:p>
      <text:p text:style-name="P2">6: Action 13:15:15: RemoveExistingProducts. Removing applications</text:p>
      <text:p text:style-name="P2"><text:soft-page-break/>6: Action 13:15:15: ProcessComponents. Updating component registration</text:p>
      <text:p text:style-name="P2">6: Action 13:15:15: GenerateScript. Generating script operations for action:</text:p>
      <text:p text:style-name="P2">6: Updating component registration</text:p>
      <text:p text:style-name="P2">6: Action 13:15:15: UnpublishFeatures. Unpublishing Product Features</text:p>
      <text:p text:style-name="P2">6: Action 13:15:15: RemoveRegistryValues. Removing system registry values</text:p>
      <text:p text:style-name="P2">6: Action 13:15:15: RemoveFiles. Removing files</text:p>
      <text:p text:style-name="P2">6: Action 13:15:15: InstallFiles. Copying new files</text:p>
      <text:p text:style-name="P2">6: File: Copying new files, <text:s/>Directory: , <text:s/>Size: </text:p>
      <text:p text:style-name="P2">6: Action 13:15:15: WriteRegistryValues. Writing system registry values</text:p>
      <text:p text:style-name="P2">6: Key: Writing system registry values, Name: , Value: </text:p>
      <text:p text:style-name="P2">6: Action 13:15:15: RegisterUser. Registering user</text:p>
      <text:p text:style-name="P2">6: Action 13:15:15: RegisterProduct. Registering product</text:p>
      <text:p text:style-name="P2">6: Registering product</text:p>
      <text:p text:style-name="P2">6: Action 13:15:15: PublishFeatures. Publishing Product Features</text:p>
      <text:p text:style-name="P2">6: Feature: Publishing Product Features</text:p>
      <text:p text:style-name="P2">6: Action 13:15:15: PublishProduct. Publishing product information</text:p>
      <text:p text:style-name="P2">6: Action 13:15:15: InstallFinalize. </text:p>
      <text:p text:style-name="P2">6: Action 13:15:15: ProcessComponents. Updating component registration</text:p>
      <text:p text:style-name="P2">6: Action 13:15:16: InstallFiles. Copying new files</text:p>
      <text:p text:style-name="P2">6: File: harness-library.dll, <text:s/>Directory: C:\Program Files\MySQL\MySQL Router 8.0\bin\, <text:s/>Size: 707072</text:p>
      <text:p text:style-name="P2">6: File: libcrypto-1_1-x64.dll, <text:s/>Directory: C:\Program Files\MySQL\MySQL Router 8.0\bin\, <text:s/>Size: 3274752</text:p>
      <text:p text:style-name="P2">6: File: libprotobuf.dll, <text:s/>Directory: C:\Program Files\MySQL\MySQL Router 8.0\bin\, <text:s/>Size: 2899968</text:p>
      <text:p text:style-name="P2">6: File: libprotobuf.lib, <text:s/>Directory: C:\Program Files\MySQL\MySQL Router 8.0\bin\, <text:s/>Size: 3586510</text:p>
      <text:p text:style-name="P2">6: File: libprotobuf-debug.dll, <text:s/>Directory: C:\Program Files\MySQL\MySQL Router 8.0\bin\, <text:s/>Size: 8387584</text:p>
      <text:p text:style-name="P2">6: File: libprotobuf-lite.dll, <text:s/>Directory: C:\Program Files\MySQL\MySQL Router 8.0\bin\, <text:s/>Size: 427520</text:p>
      <text:p text:style-name="P2">6: File: libprotobuf-lite.lib, <text:s/>Directory: C:\Program Files\MySQL\MySQL Router 8.0\bin\, <text:s/>Size: 613894</text:p>
      <text:p text:style-name="P2">6: File: libprotobuf-lite-debug.dll, <text:s/>Directory: C:\Program Files\MySQL\MySQL Router 8.0\bin\, <text:s/>Size: 1163264</text:p>
      <text:p text:style-name="P2">6: File: libssl-1_1-x64.dll, <text:s/>Directory: C:\Program Files\MySQL\MySQL Router 8.0\bin\, <text:s/>Size: 654848</text:p>
      <text:p text:style-name="P2">6: File: mysqlrouter.exe, <text:s/>Directory: C:\Program Files\MySQL\MySQL Router 8.0\bin\, <text:s/>Size: 7264600</text:p>
      <text:p text:style-name="P2">6: File: mysqlrouter_http.dll, <text:s/>Directory: C:\Program Files\MySQL\MySQL Router 8.0\bin\, <text:s/>Size: 261632</text:p>
      <text:p text:style-name="P2">6: File: mysqlrouter_passwd.exe, <text:s/>Directory: C:\Program Files\MySQL\MySQL Router 8.0\bin\, <text:s/>Size: 7334248</text:p>
      <text:p text:style-name="P2">6: File: mysqlrouter_plugin_info.exe, <text:s/>Directory: C:\Program Files\MySQL\MySQL Router 8.0\bin\, <text:s/>Size: 6241648</text:p>
      <text:p text:style-name="P2">6: File: sample_mysqlrouter.conf, <text:s/>Directory: C:\Program Files\MySQL\MySQL Router 8.0\docs\, <text:s/>Size: 2206</text:p>
      <text:p text:style-name="P2">6: File: mysqlrouter.conf.sample, <text:s/>Directory: C:\Program Files\MySQL\MySQL Router 8.0\etc\, <text:s/>Size: 1693</text:p>
      <text:p text:style-name="P2">6: File: http_auth_backend.dll, <text:s/>Directory: C:\Program Files\MySQL\MySQL Router 8.0\lib\, <text:s/>Size: 7306752</text:p>
      <text:p text:style-name="P2">6: File: http_auth_realm.dll, <text:s/>Directory: C:\Program Files\MySQL\MySQL Router 8.0\lib\, <text:s/>Size: 7276032</text:p>
      <text:p text:style-name="P2">6: File: http_server.dll, <text:s/>Directory: C:\Program Files\MySQL\MySQL Router 8.0\lib\, <text:s/>Size: 7559680</text:p>
      <text:p text:style-name="P2">6: File: keepalive.dll, <text:s/>Directory: C:\Program Files\MySQL\MySQL Router 8.0\lib\, <text:s/>Size: 19968</text:p>
      <text:p text:style-name="P2">6: File: libmysql.dll, <text:s/>Directory: C:\Program Files\MySQL\MySQL Router 8.0\lib\, <text:s/>Size: 6692352</text:p>
      <text:p text:style-name="P2">6: File: libmysql.lib, <text:s/>Directory: C:\Program Files\MySQL\MySQL Router 8.0\lib\, <text:s/>Size: 29188</text:p>
      <text:p text:style-name="P2">6: File: libprotobuf-lite.dll, <text:s/>Directory: C:\Program Files\MySQL\MySQL Router 8.0\lib\, <text:s/>Size: 427520</text:p>
      <text:p text:style-name="P2"><text:soft-page-break/>6: File: libprotobuf-lite.lib, <text:s/>Directory: C:\Program Files\MySQL\MySQL Router 8.0\lib\, <text:s/>Size: 613894</text:p>
      <text:p text:style-name="P2">6: File: metadata_cache.dll, <text:s/>Directory: C:\Program Files\MySQL\MySQL Router 8.0\lib\, <text:s/>Size: 8000000</text:p>
      <text:p text:style-name="P2">6: File: mysql_protocol.dll, <text:s/>Directory: C:\Program Files\MySQL\MySQL Router 8.0\lib\, <text:s/>Size: 90624</text:p>
      <text:p text:style-name="P2">6: File: mysqlrouter_http.lib, <text:s/>Directory: C:\Program Files\MySQL\MySQL Router 8.0\lib\, <text:s/>Size: 44750</text:p>
      <text:p text:style-name="P2">6: File: mysqlrouter_lib.lib, <text:s/>Directory: C:\Program Files\MySQL\MySQL Router 8.0\lib\, <text:s/>Size: 23032380</text:p>
      <text:p text:style-name="P2">6: File: rest_api.dll, <text:s/>Directory: C:\Program Files\MySQL\MySQL Router 8.0\lib\, <text:s/>Size: 7316992</text:p>
      <text:p text:style-name="P2">6: File: rest_metadata_cache.dll, <text:s/>Directory: C:\Program Files\MySQL\MySQL Router 8.0\lib\, <text:s/>Size: 7326208</text:p>
      <text:p text:style-name="P2">6: File: rest_router.dll, <text:s/>Directory: C:\Program Files\MySQL\MySQL Router 8.0\lib\, <text:s/>Size: 7300608</text:p>
      <text:p text:style-name="P2">6: File: rest_routing.dll, <text:s/>Directory: C:\Program Files\MySQL\MySQL Router 8.0\lib\, <text:s/>Size: 7345152</text:p>
      <text:p text:style-name="P2">6: File: routing.dll, <text:s/>Directory: C:\Program Files\MySQL\MySQL Router 8.0\lib\, <text:s/>Size: 7504384</text:p>
      <text:p text:style-name="P2">6: File: LICENSE.router, <text:s/>Directory: C:\Program Files\MySQL\MySQL Router 8.0\, <text:s/>Size: 102977</text:p>
      <text:p text:style-name="P2">6: File: README.router, <text:s/>Directory: C:\Program Files\MySQL\MySQL Router 8.0\, <text:s/>Size: 700</text:p>
      <text:p text:style-name="P2">6: Action 13:15:17: WriteRegistryValues. Writing system registry values</text:p>
      <text:p text:style-name="P2">6: Key: \SOFTWARE\MySQL AB\MySQL Router 8.0, Name: Location, Value: C:\Program Files\MySQL\MySQL Router 8.0\</text:p>
      <text:p text:style-name="P2">6: Key: \SOFTWARE\MySQL AB\MySQL Router 8.0, Name: Version, Value: 8.0.18</text:p>
      <text:p text:style-name="P2">6: Key: \SOFTWARE\MySQL AB\MySQL Router 8.0, Name: DataLocation, Value: </text:p>
      <text:p text:style-name="P2">6: Key: \SOFTWARE\MySQL AB\MySQL Router 8.0, Name: , Value: </text:p>
      <text:p text:style-name="P2">6: Action 13:15:17: RegisterProduct. Registering product</text:p>
      <text:p text:style-name="P2">6: {83BFD859-A4D2-43D5-B09A-9E76E9A0B8D5}</text:p>
      <text:p text:style-name="P2">6: Action 13:15:17: PublishFeatures. Publishing Product Features</text:p>
      <text:p text:style-name="P2">6: Feature: RegKeys</text:p>
      <text:p text:style-name="P2">6: Feature: ROUTER</text:p>
      <text:p text:style-name="P2">6: Feature: SharedLibraries</text:p>
      <text:p text:style-name="P2">6: Feature: ALWAYSINSTALL</text:p>
      <text:p text:style-name="P2">6: Action 13:15:17: PublishProduct. Publishing product information</text:p>
      <text:p text:style-name="P2">6: Action 13:15:17: RollbackCleanup. Removing backup files</text:p>
      <text:p text:style-name="P2">6: 1: MySQL Router 8.0 2: {83BFD859-A4D2-43D5-B09A-9E76E9A0B8D5} 3: 1 </text:p>
      <text:p text:style-name="P2">6: The action 'Install' for product 'MySQL Router 8.0.18' completed successfully.</text:p>
      <text:p text:style-name="P2">2: Action 13:15:18: INSTALL. </text:p>
      <text:p text:style-name="P2">2: 1: MySQL Workbench 8.0 CE 2: {6129E3AD-632C-4574-8575-653D9B4FF7C8} </text:p>
      <text:p text:style-name="P2">2: Action 13:15:18: FindRelatedProducts. Searching for related applications</text:p>
      <text:p text:style-name="P2">2: Action 13:15:18: AppSearch. Searching for installed applications</text:p>
      <text:p text:style-name="P2">2: Action 13:15:18: SetWIX_IS_NETFRAMEWORK_45_OR_LATER_INSTALLED. </text:p>
      <text:p text:style-name="P2">2: Action 13:15:18: LaunchConditions. Evaluating launch conditions</text:p>
      <text:p text:style-name="P2">2: Action 13:15:18: ValidateProductID. </text:p>
      <text:p text:style-name="P2">2: Action 13:15:18: CostInitialize. Computing space requirements</text:p>
      <text:p text:style-name="P2">2: Action 13:15:18: FileCost. Computing space requirements</text:p>
      <text:p text:style-name="P2">2: Action 13:15:18: CostFinalize. Computing space requirements</text:p>
      <text:p text:style-name="P2">2: Action 13:15:18: MigrateFeatureStates. Migrating feature states from related applications</text:p>
      <text:p text:style-name="P2">2: Action 13:15:18: InstallValidate. Validating install</text:p>
      <text:p text:style-name="P2">2: Action 13:15:18: RemoveExistingProducts. Removing applications</text:p>
      <text:p text:style-name="P2">2: Action 13:15:18: SetAdditionalCleanupDir1. </text:p>
      <text:p text:style-name="P2">2: Action 13:15:18: SetAdditionalCleanupDir2. </text:p>
      <text:p text:style-name="P2">2: Action 13:15:18: SetAdditionalCleanupDir3. </text:p>
      <text:p text:style-name="P2">2: Action 13:15:18: InstallInitialize. </text:p>
      <text:p text:style-name="P2">2: Action 13:15:21: ProcessComponents. Updating component registration</text:p>
      <text:p text:style-name="P2"><text:soft-page-break/>2: Action 13:15:21: GenerateScript. Generating script operations for action:</text:p>
      <text:p text:style-name="P2">2: Updating component registration</text:p>
      <text:p text:style-name="P2">2: Action 13:15:21: UnpublishFeatures. Unpublishing product features</text:p>
      <text:p text:style-name="P2">2: Action 13:15:21: RemoveRegistryValues. Removing system registry values</text:p>
      <text:p text:style-name="P2">2: Action 13:15:21: RemoveShortcuts. Removing shortcuts</text:p>
      <text:p text:style-name="P2">2: Action 13:15:21: RemoveFiles. Removing files</text:p>
      <text:p text:style-name="P2">2: Action 13:15:21: RemoveFolders. Removing folders</text:p>
      <text:p text:style-name="P2">2: Action 13:15:21: CreateFolders. Creating folders</text:p>
      <text:p text:style-name="P2">2: Folder: Creating folders</text:p>
      <text:p text:style-name="P2">2: Action 13:15:21: InstallFiles. Copying new files</text:p>
      <text:p text:style-name="P2">2: File: Copying new files, <text:s/>Directory: , <text:s/>Size: </text:p>
      <text:p text:style-name="P2">2: Action 13:15:25: PrecompilePythonFiles.SetProperty. </text:p>
      <text:p text:style-name="P2">2: Action 13:15:25: PrecompilePythonFiles. </text:p>
      <text:p text:style-name="P2">2: </text:p>
      <text:p text:style-name="P2">2: Action 13:15:25: CreateShortcuts. Creating shortcuts</text:p>
      <text:p text:style-name="P2">2: Shortcut: Creating shortcuts</text:p>
      <text:p text:style-name="P2">2: Action 13:15:25: WriteRegistryValues. Writing system registry values</text:p>
      <text:p text:style-name="P2">2: Key: Writing system registry values, Name: , Value: </text:p>
      <text:p text:style-name="P2">2: Action 13:15:25: RegisterUser. Registering user</text:p>
      <text:p text:style-name="P2">2: Action 13:15:25: RegisterProduct. Registering product</text:p>
      <text:p text:style-name="P2">2: Registering product</text:p>
      <text:p text:style-name="P2">2: Action 13:15:25: PublishFeatures. Publishing product features</text:p>
      <text:p text:style-name="P2">2: Feature: Publishing product features</text:p>
      <text:p text:style-name="P2">2: Action 13:15:25: PublishProduct. Publishing product information</text:p>
      <text:p text:style-name="P2">2: Action 13:15:25: DeletePythonFolderOldInstall.SetProperty. </text:p>
      <text:p text:style-name="P2">2: Action 13:15:25: DeletePythonFolderOldInstall. </text:p>
      <text:p text:style-name="P2">2: </text:p>
      <text:p text:style-name="P2">2: Action 13:15:25: DeleteUtilitiesFolderOldInstall.SetProperty. </text:p>
      <text:p text:style-name="P2">2: Action 13:15:25: DeleteUtilitiesFolderOldInstall. </text:p>
      <text:p text:style-name="P2">2: </text:p>
      <text:p text:style-name="P2">2: Action 13:15:25: InstallFinalize. </text:p>
      <text:p text:style-name="P2">2: Action 13:15:25: ProcessComponents. Updating component registration</text:p>
      <text:p text:style-name="P2">2: Action 13:15:25: CreateFolders. Creating folders</text:p>
      <text:p text:style-name="P2">2: Folder: C:\Program Files\MySQL\MySQL Workbench 8.0 CE\data\</text:p>
      <text:p text:style-name="P2">2: Action 13:15:25: InstallFiles. Copying new files</text:p>
      <text:p text:style-name="P2">2: File: ac_charset.png, <text:s/>Directory: C:\Program Files\MySQL\MySQL Workbench 8.0 CE\images\sql\, <text:s/>Size: 1769</text:p>
      <text:p text:style-name="P2">2: File: ac_collation.png, <text:s/>Directory: C:\Program Files\MySQL\MySQL Workbench 8.0 CE\images\sql\, <text:s/>Size: 1666</text:p>
      <text:p text:style-name="P2">2: File: ac_column.png, <text:s/>Directory: C:\Program Files\MySQL\MySQL Workbench 8.0 CE\images\sql\, <text:s/>Size: 1714</text:p>
      <text:p text:style-name="P2">2: File: ac_engine.png, <text:s/>Directory: C:\Program Files\MySQL\MySQL Workbench 8.0 CE\images\sql\, <text:s/>Size: 1694</text:p>
      <text:p text:style-name="P2">2: File: ac_event.png, <text:s/>Directory: C:\Program Files\MySQL\MySQL Workbench 8.0 CE\images\sql\, <text:s/>Size: 1673</text:p>
      <text:p text:style-name="P2">2: File: ac_function.png, <text:s/>Directory: C:\Program Files\MySQL\MySQL Workbench 8.0 CE\images\sql\, <text:s/>Size: 1582</text:p>
      <text:p text:style-name="P2">2: File: ac_index.png, <text:s/>Directory: C:\Program Files\MySQL\MySQL Workbench 8.0 CE\images\sql\, <text:s/>Size: 1666</text:p>
      <text:p text:style-name="P2">2: File: ac_keyword.png, <text:s/>Directory: C:\Program Files\MySQL\MySQL Workbench 8.0 CE\images\sql\, <text:s/>Size: 1756</text:p>
      <text:p text:style-name="P2"><text:soft-page-break/>2: File: ac_logfilegroup.png, <text:s/>Directory: C:\Program Files\MySQL\MySQL Workbench 8.0 CE\images\sql\, <text:s/>Size: 1654</text:p>
      <text:p text:style-name="P2">2: File: ac_operator.png, <text:s/>Directory: C:\Program Files\MySQL\MySQL Workbench 8.0 CE\images\sql\, <text:s/>Size: 1678</text:p>
      <text:p text:style-name="P2">2: File: ac_routine.png, <text:s/>Directory: C:\Program Files\MySQL\MySQL Workbench 8.0 CE\images\sql\, <text:s/>Size: 1702</text:p>
      <text:p text:style-name="P2">2: File: ac_schema.png, <text:s/>Directory: C:\Program Files\MySQL\MySQL Workbench 8.0 CE\images\sql\, <text:s/>Size: 1802</text:p>
      <text:p text:style-name="P2">2: File: ac_sysvar.png, <text:s/>Directory: C:\Program Files\MySQL\MySQL Workbench 8.0 CE\images\sql\, <text:s/>Size: 1761</text:p>
      <text:p text:style-name="P2">2: File: ac_table.png, <text:s/>Directory: C:\Program Files\MySQL\MySQL Workbench 8.0 CE\images\sql\, <text:s/>Size: 1647</text:p>
      <text:p text:style-name="P2">2: File: ac_tablespace.png, <text:s/>Directory: C:\Program Files\MySQL\MySQL Workbench 8.0 CE\images\sql\, <text:s/>Size: 1639</text:p>
      <text:p text:style-name="P2">2: File: ac_trigger.png, <text:s/>Directory: C:\Program Files\MySQL\MySQL Workbench 8.0 CE\images\sql\, <text:s/>Size: 1600</text:p>
      <text:p text:style-name="P2">2: File: ac_user.png, <text:s/>Directory: C:\Program Files\MySQL\MySQL Workbench 8.0 CE\images\sql\, <text:s/>Size: 1741</text:p>
      <text:p text:style-name="P2">2: File: ac_uservar.png, <text:s/>Directory: C:\Program Files\MySQL\MySQL Workbench 8.0 CE\images\sql\, <text:s/>Size: 1723</text:p>
      <text:p text:style-name="P2">2: File: ac_view.png, <text:s/>Directory: C:\Program Files\MySQL\MySQL Workbench 8.0 CE\images\sql\, <text:s/>Size: 1713</text:p>
      <text:p text:style-name="P2">2: File: dashboard_header_innodb_dark.png, <text:s/>Directory: C:\Program Files\MySQL\MySQL Workbench 8.0 CE\images\icons\, <text:s/>Size: 4007</text:p>
      <text:p text:style-name="P2">2: File: dashboard_header_innodb_light.png, <text:s/>Directory: C:\Program Files\MySQL\MySQL Workbench 8.0 CE\images\icons\, <text:s/>Size: 3079</text:p>
      <text:p text:style-name="P2">2: File: dashboard_header_mysql_dark.png, <text:s/>Directory: C:\Program Files\MySQL\MySQL Workbench 8.0 CE\images\icons\, <text:s/>Size: 3454</text:p>
      <text:p text:style-name="P2">2: File: dashboard_header_mysql_light.png, <text:s/>Directory: C:\Program Files\MySQL\MySQL Workbench 8.0 CE\images\icons\, <text:s/>Size: 3241</text:p>
      <text:p text:style-name="P2">2: File: dashboard_header_network_dark.png, <text:s/>Directory: C:\Program Files\MySQL\MySQL Workbench 8.0 CE\images\icons\, <text:s/>Size: 3764</text:p>
      <text:p text:style-name="P2">2: File: dashboard_header_network_light.png, <text:s/>Directory: C:\Program Files\MySQL\MySQL Workbench 8.0 CE\images\icons\, <text:s/>Size: 2858</text:p>
      <text:p text:style-name="P2">2: File: wb_catalog_utils.py, <text:s/>Directory: C:\Program Files\MySQL\MySQL Workbench 8.0 CE\modules\, <text:s/>Size: 8196</text:p>
      <text:p text:style-name="P2">2: File: table_utils_grt.py, <text:s/>Directory: C:\Program Files\MySQL\MySQL Workbench 8.0 CE\modules\, <text:s/>Size: 6675</text:p>
      <text:p text:style-name="P2">2: File: wb_utils_grt.py, <text:s/>Directory: C:\Program Files\MySQL\MySQL Workbench 8.0 CE\modules\, <text:s/>Size: 57067</text:p>
      <text:p text:style-name="P2">2: File: wb_admin_grt.py, <text:s/>Directory: C:\Program Files\MySQL\MySQL Workbench 8.0 CE\modules\, <text:s/>Size: 36894</text:p>
      <text:p text:style-name="P2">2: File: wb_model_utils.py, <text:s/>Directory: C:\Program Files\MySQL\MySQL Workbench 8.0 CE\modules\, <text:s/>Size: 11010</text:p>
      <text:p text:style-name="P2">2: File: utilities.grt.dll, <text:s/>Directory: C:\Program Files\MySQL\MySQL Workbench 8.0 CE\, <text:s/>Size: 35328</text:p>
      <text:p text:style-name="P2">2: File: db.mysql.editors.wbp.be.dll, <text:s/>Directory: C:\Program Files\MySQL\MySQL Workbench 8.0 CE\, <text:s/>Size: 480768</text:p>
      <text:p text:style-name="P2">2: File: grt.dll, <text:s/>Directory: C:\Program Files\MySQL\MySQL Workbench 8.0 CE\, <text:s/>Size: 890368</text:p>
      <text:p text:style-name="P2">2: File: iconv.dll, <text:s/>Directory: C:\Program Files\MySQL\MySQL Workbench 8.0 CE\, <text:s/>Size: 940032</text:p>
      <text:p text:style-name="P2">2: File: libcairo.dll, <text:s/>Directory: C:\Program Files\MySQL\MySQL Workbench 8.0 CE\, <text:s/>Size: 1061888</text:p>
      <text:p text:style-name="P2">2: File: cdbc.dll, <text:s/>Directory: C:\Program Files\MySQL\MySQL Workbench 8.0 CE\, <text:s/>Size: 114176</text:p>
      <text:p text:style-name="P2"><text:soft-page-break/>2: File: db.mysql.editors.wbp.fe.dll, <text:s/>Directory: C:\Program Files\MySQL\MySQL Workbench 8.0 CE\, <text:s/>Size: 280064</text:p>
      <text:p text:style-name="P2">2: File: glib.dll, <text:s/>Directory: C:\Program Files\MySQL\MySQL Workbench 8.0 CE\, <text:s/>Size: 1180672</text:p>
      <text:p text:style-name="P2">2: File: gmodule.dll, <text:s/>Directory: C:\Program Files\MySQL\MySQL Workbench 8.0 CE\, <text:s/>Size: 18432</text:p>
      <text:p text:style-name="P2">2: File: gobject.dll, <text:s/>Directory: C:\Program Files\MySQL\MySQL Workbench 8.0 CE\, <text:s/>Size: 283136</text:p>
      <text:p text:style-name="P2">2: File: gthread.dll, <text:s/>Directory: C:\Program Files\MySQL\MySQL Workbench 8.0 CE\, <text:s/>Size: 11776</text:p>
      <text:p text:style-name="P2">2: File: libpng16.dll, <text:s/>Directory: C:\Program Files\MySQL\MySQL Workbench 8.0 CE\, <text:s/>Size: 192000</text:p>
      <text:p text:style-name="P2">2: File: libxml2.dll, <text:s/>Directory: C:\Program Files\MySQL\MySQL Workbench 8.0 CE\, <text:s/>Size: 1290752</text:p>
      <text:p text:style-name="P2">2: File: db.mysql.editors.wbp.wr.dll, <text:s/>Directory: C:\Program Files\MySQL\MySQL Workbench 8.0 CE\, <text:s/>Size: 3343872</text:p>
      <text:p text:style-name="P2">2: File: db.mysql.grt.dll, <text:s/>Directory: C:\Program Files\MySQL\MySQL Workbench 8.0 CE\, <text:s/>Size: 593920</text:p>
      <text:p text:style-name="P2">2: File: Aga.Controls.dll, <text:s/>Directory: C:\Program Files\MySQL\MySQL Workbench 8.0 CE\, <text:s/>Size: 144896</text:p>
      <text:p text:style-name="P2">2: File: MySQLCsUtilities.dll, <text:s/>Directory: C:\Program Files\MySQL\MySQL Workbench 8.0 CE\, <text:s/>Size: 117248</text:p>
      <text:p text:style-name="P2">2: File: WBControls.dll, <text:s/>Directory: C:\Program Files\MySQL\MySQL Workbench 8.0 CE\, <text:s/>Size: 271872</text:p>
      <text:p text:style-name="P2">2: File: WBControls.dll.config, <text:s/>Directory: C:\Program Files\MySQL\MySQL Workbench 8.0 CE\, <text:s/>Size: 184</text:p>
      <text:p text:style-name="P2">2: File: MySQLWorkbench.exe, <text:s/>Directory: C:\Program Files\MySQL\MySQL Workbench 8.0 CE\, <text:s/>Size: 511488</text:p>
      <text:p text:style-name="P2">2: File: db.search.wbp.dll, <text:s/>Directory: C:\Program Files\MySQL\MySQL Workbench 8.0 CE\, <text:s/>Size: 261632</text:p>
      <text:p text:style-name="P2">2: File: zip.dll, <text:s/>Directory: C:\Program Files\MySQL\MySQL Workbench 8.0 CE\, <text:s/>Size: 76288</text:p>
      <text:p text:style-name="P2">2: File: wb.model.editors.wbp.be.dll, <text:s/>Directory: C:\Program Files\MySQL\MySQL Workbench 8.0 CE\, <text:s/>Size: 146944</text:p>
      <text:p text:style-name="P2">2: File: wb.model.editors.wbp.fe.dll, <text:s/>Directory: C:\Program Files\MySQL\MySQL Workbench 8.0 CE\, <text:s/>Size: 102400</text:p>
      <text:p text:style-name="P2">2: File: wb.model.editors.wbp.wr.dll, <text:s/>Directory: C:\Program Files\MySQL\MySQL Workbench 8.0 CE\, <text:s/>Size: 3345920</text:p>
      <text:p text:style-name="P2">2: File: wb.model.grt.dll, <text:s/>Directory: C:\Program Files\MySQL\MySQL Workbench 8.0 CE\, <text:s/>Size: 294400</text:p>
      <text:p text:style-name="P2">2: File: base.dll, <text:s/>Directory: C:\Program Files\MySQL\MySQL Workbench 8.0 CE\, <text:s/>Size: 609792</text:p>
      <text:p text:style-name="P2">2: File: base.wr.dll, <text:s/>Directory: C:\Program Files\MySQL\MySQL Workbench 8.0 CE\, <text:s/>Size: 408064</text:p>
      <text:p text:style-name="P2">2: File: wb.printing.wbp.be.dll, <text:s/>Directory: C:\Program Files\MySQL\MySQL Workbench 8.0 CE\, <text:s/>Size: 88064</text:p>
      <text:p text:style-name="P2">2: File: wb.printing.wbp.fe.dll, <text:s/>Directory: C:\Program Files\MySQL\MySQL Workbench 8.0 CE\, <text:s/>Size: 77824</text:p>
      <text:p text:style-name="P2">2: File: wb.printing.wbp.wr.dll, <text:s/>Directory: C:\Program Files\MySQL\MySQL Workbench 8.0 CE\, <text:s/>Size: 993280</text:p>
      <text:p text:style-name="P2">2: File: zlib1.dll, <text:s/>Directory: C:\Program Files\MySQL\MySQL Workbench 8.0 CE\, <text:s/>Size: 81920</text:p>
      <text:p text:style-name="P2">2: File: intl.dll, <text:s/>Directory: C:\Program Files\MySQL\MySQL Workbench 8.0 CE\, <text:s/>Size: 77312</text:p>
      <text:p text:style-name="P2">2: File: wb.py, <text:s/>Directory: C:\Program Files\MySQL\MySQL Workbench 8.0 CE\, <text:s/>Size: 10844</text:p>
      <text:p text:style-name="P2">2: File: mforms.py, <text:s/>Directory: C:\Program Files\MySQL\MySQL Workbench 8.0 CE\, <text:s/>Size: 162984</text:p>
      <text:p text:style-name="P2">2: File: cairo.py, <text:s/>Directory: C:\Program Files\MySQL\MySQL Workbench 8.0 CE\, <text:s/>Size: 56111</text:p>
      <text:p text:style-name="P2">2: File: db.mysql.query.grt.dll, <text:s/>Directory: C:\Program Files\MySQL\MySQL Workbench 8.0 CE\, <text:s/>Size: 114688</text:p>
      <text:p text:style-name="P2">2: File: _cairo.pyd, <text:s/>Directory: C:\Program Files\MySQL\MySQL Workbench 8.0 CE\, <text:s/>Size: 219136</text:p>
      <text:p text:style-name="P2">2: File: sshtunnel.py, <text:s/>Directory: C:\Program Files\MySQL\MySQL Workbench 8.0 CE\, <text:s/>Size: 25884</text:p>
      <text:p text:style-name="P2">2: File: _mforms.pyd, <text:s/>Directory: C:\Program Files\MySQL\MySQL Workbench 8.0 CE\, <text:s/>Size: 1383936</text:p>
      <text:p text:style-name="P2"><text:soft-page-break/>2: File: python27.dll, <text:s/>Directory: C:\Program Files\MySQL\MySQL Workbench 8.0 CE\, <text:s/>Size: 3358208</text:p>
      <text:p text:style-name="P2">2: File: mysqldump.exe, <text:s/>Directory: C:\Program Files\MySQL\MySQL Workbench 8.0 CE\, <text:s/>Size: 6798440</text:p>
      <text:p text:style-name="P2">2: File: mysql.exe, <text:s/>Directory: C:\Program Files\MySQL\MySQL Workbench 8.0 CE\, <text:s/>Size: 6828640</text:p>
      <text:p text:style-name="P2">2: File: mysql_system_status.vbs, <text:s/>Directory: C:\Program Files\MySQL\MySQL Workbench 8.0 CE\, <text:s/>Size: 2725</text:p>
      <text:p text:style-name="P2">2: File: mysql_system_status_rmt.vbs, <text:s/>Directory: C:\Program Files\MySQL\MySQL Workbench 8.0 CE\, <text:s/>Size: 2545</text:p>
      <text:p text:style-name="P2">2: File: shell_snippets.py.txt, <text:s/>Directory: C:\Program Files\MySQL\MySQL Workbench 8.0 CE\, <text:s/>Size: 1024</text:p>
      <text:p text:style-name="P2">2: File: Scintilla.dll, <text:s/>Directory: C:\Program Files\MySQL\MySQL Workbench 8.0 CE\, <text:s/>Size: 1575424</text:p>
      <text:p text:style-name="P2">2: File: base.windows.dll, <text:s/>Directory: C:\Program Files\MySQL\MySQL Workbench 8.0 CE\, <text:s/>Size: 115200</text:p>
      <text:p text:style-name="P2">2: File: db_utils.py, <text:s/>Directory: C:\Program Files\MySQL\MySQL Workbench 8.0 CE\, <text:s/>Size: 373</text:p>
      <text:p text:style-name="P2">2: File: grt_python_debugger.py, <text:s/>Directory: C:\Program Files\MySQL\MySQL Workbench 8.0 CE\, <text:s/>Size: 14343</text:p>
      <text:p text:style-name="P2">2: File: db.mysql.diff.reporting.wbp.dll, <text:s/>Directory: C:\Program Files\MySQL\MySQL Workbench 8.0 CE\, <text:s/>Size: 256000</text:p>
      <text:p text:style-name="P2">2: File: wbadminhelper.py, <text:s/>Directory: C:\Program Files\MySQL\MySQL Workbench 8.0 CE\, <text:s/>Size: 9131</text:p>
      <text:p text:style-name="P2">2: File: mforms.wr.dll, <text:s/>Directory: C:\Program Files\MySQL\MySQL Workbench 8.0 CE\, <text:s/>Size: 4552704</text:p>
      <text:p text:style-name="P2">2: File: wb.model.snippets.wbp.dll, <text:s/>Directory: C:\Program Files\MySQL\MySQL Workbench 8.0 CE\, <text:s/>Size: 116224</text:p>
      <text:p text:style-name="P2">2: File: HTMLRenderer.dll, <text:s/>Directory: C:\Program Files\MySQL\MySQL Workbench 8.0 CE\, <text:s/>Size: 242176</text:p>
      <text:p text:style-name="P2">2: File: parsers.dll, <text:s/>Directory: C:\Program Files\MySQL\MySQL Workbench 8.0 CE\, <text:s/>Size: 3978752</text:p>
      <text:p text:style-name="P2">2: File: wbadminhelper.exe, <text:s/>Directory: C:\Program Files\MySQL\MySQL Workbench 8.0 CE\, <text:s/>Size: 17920</text:p>
      <text:p text:style-name="P2">2: File: mysqlwbmeb.py, <text:s/>Directory: C:\Program Files\MySQL\MySQL Workbench 8.0 CE\, <text:s/>Size: 38139</text:p>
      <text:p text:style-name="P2">2: File: mysqlwbmeb.vbs, <text:s/>Directory: C:\Program Files\MySQL\MySQL Workbench 8.0 CE\, <text:s/>Size: 45941</text:p>
      <text:p text:style-name="P2">2: File: db.mysql.sqlparser.grt.dll, <text:s/>Directory: C:\Program Files\MySQL\MySQL Workbench 8.0 CE\, <text:s/>Size: 2392064</text:p>
      <text:p text:style-name="P2">2: File: vsqlite++.dll, <text:s/>Directory: C:\Program Files\MySQL\MySQL Workbench 8.0 CE\, <text:s/>Size: 172544</text:p>
      <text:p text:style-name="P2">2: File: antlr4-runtime.dll, <text:s/>Directory: C:\Program Files\MySQL\MySQL Workbench 8.0 CE\, <text:s/>Size: 955904</text:p>
      <text:p text:style-name="P2">2: File: db.mysql.parser.grt.dll, <text:s/>Directory: C:\Program Files\MySQL\MySQL Workbench 8.0 CE\, <text:s/>Size: 1385472</text:p>
      <text:p text:style-name="P2">2: File: db.mysql.wbp.dll, <text:s/>Directory: C:\Program Files\MySQL\MySQL Workbench 8.0 CE\, <text:s/>Size: 992256</text:p>
      <text:p text:style-name="P2">2: File: grt.db.fe.dll, <text:s/>Directory: C:\Program Files\MySQL\MySQL Workbench 8.0 CE\, <text:s/>Size: 91136</text:p>
      <text:p text:style-name="P2">2: File: mysql.forms.dll, <text:s/>Directory: C:\Program Files\MySQL\MySQL Workbench 8.0 CE\, <text:s/>Size: 1169408</text:p>
      <text:p text:style-name="P2">2: File: mysqlcppconn-7-vs14.dll, <text:s/>Directory: C:\Program Files\MySQL\MySQL Workbench 8.0 CE\, <text:s/>Size: 8896000</text:p>
      <text:p text:style-name="P2">2: File: sqlide.fe.dll, <text:s/>Directory: C:\Program Files\MySQL\MySQL Workbench 8.0 CE\, <text:s/>Size: 84480</text:p>
      <text:p text:style-name="P2">2: File: mysql.canvas.dll, <text:s/>Directory: C:\Program Files\MySQL\MySQL Workbench 8.0 CE\, <text:s/>Size: 508928</text:p>
      <text:p text:style-name="P2"><text:soft-page-break/>2: File: Fedora_Linux_(MySQL_Package).xml, <text:s/>Directory: C:\Program Files\MySQL\MySQL Workbench 8.0 CE\mysql.profiles\, <text:s/>Size: 545</text:p>
      <text:p text:style-name="P2">2: File: CentOS_7_(MySQL_Package).xml, <text:s/>Directory: C:\Program Files\MySQL\MySQL Workbench 8.0 CE\mysql.profiles\, <text:s/>Size: 599</text:p>
      <text:p text:style-name="P2">2: File: Fedora_Linux_(Vendor_Package).xml, <text:s/>Directory: C:\Program Files\MySQL\MySQL Workbench 8.0 CE\mysql.profiles\, <text:s/>Size: 545</text:p>
      <text:p text:style-name="P2">2: File: Fedora_Linux_24_(Vendor_Package).xml, <text:s/>Directory: C:\Program Files\MySQL\MySQL Workbench 8.0 CE\mysql.profiles\, <text:s/>Size: 539</text:p>
      <text:p text:style-name="P2">2: File: Fedora_Linux_25_(Vendor_Package).xml, <text:s/>Directory: C:\Program Files\MySQL\MySQL Workbench 8.0 CE\mysql.profiles\, <text:s/>Size: 543</text:p>
      <text:p text:style-name="P2">2: File: FreeBSD_(MySQL_Package).xml, <text:s/>Directory: C:\Program Files\MySQL\MySQL Workbench 8.0 CE\mysql.profiles\, <text:s/>Size: 579</text:p>
      <text:p text:style-name="P2">2: File: Generic_Linux_(MySQL_tar_package).xml, <text:s/>Directory: C:\Program Files\MySQL\MySQL Workbench 8.0 CE\mysql.profiles\, <text:s/>Size: 537</text:p>
      <text:p text:style-name="P2">2: File: MacOS_X_(MySQL_Package).xml, <text:s/>Directory: C:\Program Files\MySQL\MySQL Workbench 8.0 CE\mysql.profiles\, <text:s/>Size: 644</text:p>
      <text:p text:style-name="P2">2: File: OpenSolaris_(MySQL_Package).xml, <text:s/>Directory: C:\Program Files\MySQL\MySQL Workbench 8.0 CE\mysql.profiles\, <text:s/>Size: 543</text:p>
      <text:p text:style-name="P2">2: File: RHEL_(MySQL_Package).xml, <text:s/>Directory: C:\Program Files\MySQL\MySQL Workbench 8.0 CE\mysql.profiles\, <text:s/>Size: 587</text:p>
      <text:p text:style-name="P2">2: File: SLES_(MySQL_Package).xml, <text:s/>Directory: C:\Program Files\MySQL\MySQL Workbench 8.0 CE\mysql.profiles\, <text:s/>Size: 537</text:p>
      <text:p text:style-name="P2">2: File: Ubuntu_Linux_(MySQL_Package).xml, <text:s/>Directory: C:\Program Files\MySQL\MySQL Workbench 8.0 CE\mysql.profiles\, <text:s/>Size: 512</text:p>
      <text:p text:style-name="P2">2: File: Ubuntu_Linux_(sysvinit,_MySQL_Package).xml, <text:s/>Directory: C:\Program Files\MySQL\MySQL Workbench 8.0 CE\mysql.profiles\, <text:s/>Size: 543</text:p>
      <text:p text:style-name="P2">2: File: Ubuntu_Linux_(Vendor_Package).xml, <text:s/>Directory: C:\Program Files\MySQL\MySQL Workbench 8.0 CE\mysql.profiles\, <text:s/>Size: 519</text:p>
      <text:p text:style-name="P2">2: File: Ubuntu_Linux_(sysvinit,_Vendor_Package).xml, <text:s/>Directory: C:\Program Files\MySQL\MySQL Workbench 8.0 CE\mysql.profiles\, <text:s/>Size: 543</text:p>
      <text:p text:style-name="P2">2: File: Linux_(Custom).xml, <text:s/>Directory: C:\Program Files\MySQL\MySQL Workbench 8.0 CE\mysql.profiles\, <text:s/>Size: 537</text:p>
      <text:p text:style-name="P2">2: File: Windows_x64_(MySQL_x86_zip_Package).xml, <text:s/>Directory: C:\Program Files\MySQL\MySQL Workbench 8.0 CE\mysql.profiles\, <text:s/>Size: 629</text:p>
      <text:p text:style-name="P2">2: File: Windows_(MySQL_5.5_Installer_Package).xml, <text:s/>Directory: C:\Program Files\MySQL\MySQL Workbench 8.0 CE\mysql.profiles\, <text:s/>Size: 623</text:p>
      <text:p text:style-name="P2">2: File: Windows_(MySQL_5.6_Installer_Package).xml, <text:s/>Directory: C:\Program Files\MySQL\MySQL Workbench 8.0 CE\mysql.profiles\, <text:s/>Size: 623</text:p>
      <text:p text:style-name="P2">2: File: Windows_(MySQL_5.7_Installer_Package).xml, <text:s/>Directory: C:\Program Files\MySQL\MySQL Workbench 8.0 CE\mysql.profiles\, <text:s/>Size: 625</text:p>
      <text:p text:style-name="P2">2: File: Windows_(MySQL_8.0_Installer_Package).xml, <text:s/>Directory: C:\Program Files\MySQL\MySQL Workbench 8.0 CE\mysql.profiles\, <text:s/>Size: 625</text:p>
      <text:p text:style-name="P2">2: File: Oracle_Linux_6_(MySQL_Package).xml, <text:s/>Directory: C:\Program Files\MySQL\MySQL Workbench 8.0 CE\mysql.profiles\, <text:s/>Size: 587</text:p>
      <text:p text:style-name="P2">2: File: Oracle_Linux_7_(MySQL_Package).xml, <text:s/>Directory: C:\Program Files\MySQL\MySQL Workbench 8.0 CE\mysql.profiles\, <text:s/>Size: 581</text:p>
      <text:p text:style-name="P2">2: File: RHEL_7_(MySQL_Package).xml, <text:s/>Directory: C:\Program Files\MySQL\MySQL Workbench 8.0 CE\mysql.profiles\, <text:s/>Size: 581</text:p>
      <text:p text:style-name="P2">2: File: MySQL_Sandbox_Linux(MySQL_tar_package).xml, <text:s/>Directory: C:\Program Files\MySQL\MySQL Workbench 8.0 CE\mysql.profiles\, <text:s/>Size: 611</text:p>
      <text:p text:style-name="P2"><text:soft-page-break/>2: File: MySQL_Sandbox_MacOS(MySQL_tar_package).xml, <text:s/>Directory: C:\Program Files\MySQL\MySQL Workbench 8.0 CE\mysql.profiles\, <text:s/>Size: 613</text:p>
      <text:p text:style-name="P2">2: File: WbPlugins.dll, <text:s/>Directory: C:\Program Files\MySQL\MySQL Workbench 8.0 CE\, <text:s/>Size: 196096</text:p>
      <text:p text:style-name="P2">2: File: wbprivate.be.dll, <text:s/>Directory: C:\Program Files\MySQL\MySQL Workbench 8.0 CE\, <text:s/>Size: 5706752</text:p>
      <text:p text:style-name="P2">2: File: wbprivate.wr.dll, <text:s/>Directory: C:\Program Files\MySQL\MySQL Workbench 8.0 CE\, <text:s/>Size: 5355008</text:p>
      <text:p text:style-name="P2">2: File: wbpublic.be.dll, <text:s/>Directory: C:\Program Files\MySQL\MySQL Workbench 8.0 CE\, <text:s/>Size: 3849728</text:p>
      <text:p text:style-name="P2">2: File: wbpublic.wr.dll, <text:s/>Directory: C:\Program Files\MySQL\MySQL Workbench 8.0 CE\, <text:s/>Size: 5561344</text:p>
      <text:p text:style-name="P2">2: File: structs.app.xml, <text:s/>Directory: C:\Program Files\MySQL\MySQL Workbench 8.0 CE\structs\, <text:s/>Size: 14304</text:p>
      <text:p text:style-name="P2">2: File: structs.db.mgmt.xml, <text:s/>Directory: C:\Program Files\MySQL\MySQL Workbench 8.0 CE\structs\, <text:s/>Size: 15628</text:p>
      <text:p text:style-name="P2">2: File: structs.db.migration.xml, <text:s/>Directory: C:\Program Files\MySQL\MySQL Workbench 8.0 CE\structs\, <text:s/>Size: 7764</text:p>
      <text:p text:style-name="P2">2: File: structs.db.mssql.xml, <text:s/>Directory: C:\Program Files\MySQL\MySQL Workbench 8.0 CE\structs\, <text:s/>Size: 4384</text:p>
      <text:p text:style-name="P2">2: File: structs.db.mysql.xml, <text:s/>Directory: C:\Program Files\MySQL\MySQL Workbench 8.0 CE\structs\, <text:s/>Size: 12179</text:p>
      <text:p text:style-name="P2">2: File: structs.db.oracle.xml, <text:s/>Directory: C:\Program Files\MySQL\MySQL Workbench 8.0 CE\structs\, <text:s/>Size: 8498</text:p>
      <text:p text:style-name="P2">2: File: structs.db.query.xml, <text:s/>Directory: C:\Program Files\MySQL\MySQL Workbench 8.0 CE\structs\, <text:s/>Size: 20608</text:p>
      <text:p text:style-name="P2">2: File: structs.db.sybase.xml, <text:s/>Directory: C:\Program Files\MySQL\MySQL Workbench 8.0 CE\structs\, <text:s/>Size: 4636</text:p>
      <text:p text:style-name="P2">2: File: structs.db.xml, <text:s/>Directory: C:\Program Files\MySQL\MySQL Workbench 8.0 CE\structs\, <text:s/>Size: 32348</text:p>
      <text:p text:style-name="P2">2: File: structs.eer.xml, <text:s/>Directory: C:\Program Files\MySQL\MySQL Workbench 8.0 CE\structs\, <text:s/>Size: 3313</text:p>
      <text:p text:style-name="P2">2: File: structs.model.xml, <text:s/>Directory: C:\Program Files\MySQL\MySQL Workbench 8.0 CE\structs\, <text:s/>Size: 10340</text:p>
      <text:p text:style-name="P2">2: File: structs.workbench.logical.xml, <text:s/>Directory: C:\Program Files\MySQL\MySQL Workbench 8.0 CE\structs\, <text:s/>Size: 3653</text:p>
      <text:p text:style-name="P2">2: File: structs.workbench.model.reporting.xml, <text:s/>Directory: C:\Program Files\MySQL\MySQL Workbench 8.0 CE\structs\, <text:s/>Size: 1778</text:p>
      <text:p text:style-name="P2">2: File: structs.workbench.model.xml, <text:s/>Directory: C:\Program Files\MySQL\MySQL Workbench 8.0 CE\structs\, <text:s/>Size: 1339</text:p>
      <text:p text:style-name="P2">2: File: structs.workbench.physical.xml, <text:s/>Directory: C:\Program Files\MySQL\MySQL Workbench 8.0 CE\structs\, <text:s/>Size: 9087</text:p>
      <text:p text:style-name="P2">2: File: structs.workbench.xml, <text:s/>Directory: C:\Program Files\MySQL\MySQL Workbench 8.0 CE\structs\, <text:s/>Size: 4220</text:p>
      <text:p text:style-name="P2">2: File: structs.xml, <text:s/>Directory: C:\Program Files\MySQL\MySQL Workbench 8.0 CE\structs\, <text:s/>Size: 4484</text:p>
      <text:p text:style-name="P2">2: File: structs.meta.xml, <text:s/>Directory: C:\Program Files\MySQL\MySQL Workbench 8.0 CE\structs\, <text:s/>Size: 853</text:p>
      <text:p text:style-name="P2">2: File: structs.ui.xml, <text:s/>Directory: C:\Program Files\MySQL\MySQL Workbench 8.0 CE\structs\, <text:s/>Size: 2319</text:p>
      <text:p text:style-name="P2">2: File: structs.wrapper.xml, <text:s/>Directory: C:\Program Files\MySQL\MySQL Workbench 8.0 CE\structs\, <text:s/>Size: 1908</text:p>
      <text:p text:style-name="P2"><text:soft-page-break/>2: File: SQL DDL Statements.txt, <text:s/>Directory: C:\Program Files\MySQL\MySQL Workbench 8.0 CE\snippets\, <text:s/>Size: 9700</text:p>
      <text:p text:style-name="P2">2: File: SQL DML Statements.txt, <text:s/>Directory: C:\Program Files\MySQL\MySQL Workbench 8.0 CE\snippets\, <text:s/>Size: 3814</text:p>
      <text:p text:style-name="P2">2: File: DB Management.txt, <text:s/>Directory: C:\Program Files\MySQL\MySQL Workbench 8.0 CE\snippets\, <text:s/>Size: 2564</text:p>
      <text:p text:style-name="P2">2: File: eer_model_object_grt.py.txt, <text:s/>Directory: C:\Program Files\MySQL\MySQL Workbench 8.0 CE\script_templates\, <text:s/>Size: 642</text:p>
      <text:p text:style-name="P2">2: File: eer_model_utility_grt.py.txt, <text:s/>Directory: C:\Program Files\MySQL\MySQL Workbench 8.0 CE\script_templates\, <text:s/>Size: 39</text:p>
      <text:p text:style-name="P2">2: File: generic_grt.py.txt, <text:s/>Directory: C:\Program Files\MySQL\MySQL Workbench 8.0 CE\script_templates\, <text:s/>Size: 531</text:p>
      <text:p text:style-name="P2">2: File: sql_editor_catalog_grt.py.txt, <text:s/>Directory: C:\Program Files\MySQL\MySQL Workbench 8.0 CE\script_templates\, <text:s/>Size: 726</text:p>
      <text:p text:style-name="P2">2: File: sql_editor_filter_grt.py.txt, <text:s/>Directory: C:\Program Files\MySQL\MySQL Workbench 8.0 CE\script_templates\, <text:s/>Size: 520</text:p>
      <text:p text:style-name="P2">2: File: sql_editor_resultset_grt.py.txt, <text:s/>Directory: C:\Program Files\MySQL\MySQL Workbench 8.0 CE\script_templates\, <text:s/>Size: 604</text:p>
      <text:p text:style-name="P2">2: File: sql_editor_utility_grt.py.txt, <text:s/>Directory: C:\Program Files\MySQL\MySQL Workbench 8.0 CE\script_templates\, <text:s/>Size: 39</text:p>
      <text:p text:style-name="P2">2: File: __init__.py, <text:s/>Directory: C:\Program Files\MySQL\MySQL Workbench 8.0 CE\workbench\, <text:s/>Size: 1151</text:p>
      <text:p text:style-name="P2">2: File: db_driver.py, <text:s/>Directory: C:\Program Files\MySQL\MySQL Workbench 8.0 CE\workbench\, <text:s/>Size: 4592</text:p>
      <text:p text:style-name="P2">2: File: ui.py, <text:s/>Directory: C:\Program Files\MySQL\MySQL Workbench 8.0 CE\workbench\, <text:s/>Size: 1538</text:p>
      <text:p text:style-name="P2">2: File: database_object_selector_widget.py, <text:s/>Directory: C:\Program Files\MySQL\MySQL Workbench 8.0 CE\workbench\, <text:s/>Size: 17048</text:p>
      <text:p text:style-name="P2">2: File: wizard_page_widget.py, <text:s/>Directory: C:\Program Files\MySQL\MySQL Workbench 8.0 CE\workbench\, <text:s/>Size: 4817</text:p>
      <text:p text:style-name="P2">2: File: wizard_progress_page_widget.py, <text:s/>Directory: C:\Program Files\MySQL\MySQL Workbench 8.0 CE\workbench\, <text:s/>Size: 22901</text:p>
      <text:p text:style-name="P2">2: File: exceptions.py, <text:s/>Directory: C:\Program Files\MySQL\MySQL Workbench 8.0 CE\workbench\, <text:s/>Size: 1197</text:p>
      <text:p text:style-name="P2">2: File: database_schema_selector_widget.py, <text:s/>Directory: C:\Program Files\MySQL\MySQL Workbench 8.0 CE\workbench\, <text:s/>Size: 11439</text:p>
      <text:p text:style-name="P2">2: File: utils.py, <text:s/>Directory: C:\Program Files\MySQL\MySQL Workbench 8.0 CE\workbench\, <text:s/>Size: 13579</text:p>
      <text:p text:style-name="P2">2: File: db_utils.py, <text:s/>Directory: C:\Program Files\MySQL\MySQL Workbench 8.0 CE\workbench\, <text:s/>Size: 13779</text:p>
      <text:p text:style-name="P2">2: File: template.py, <text:s/>Directory: C:\Program Files\MySQL\MySQL Workbench 8.0 CE\workbench\, <text:s/>Size: 9647</text:p>
      <text:p text:style-name="P2">2: File: notifications.py, <text:s/>Directory: C:\Program Files\MySQL\MySQL Workbench 8.0 CE\workbench\, <text:s/>Size: 2426</text:p>
      <text:p text:style-name="P2">2: File: tcp_utils.py, <text:s/>Directory: C:\Program Files\MySQL\MySQL Workbench 8.0 CE\workbench\, <text:s/>Size: 13734</text:p>
      <text:p text:style-name="P2">2: File: plugins.py, <text:s/>Directory: C:\Program Files\MySQL\MySQL Workbench 8.0 CE\workbench\, <text:s/>Size: 1680</text:p>
      <text:p text:style-name="P2">2: File: os_utils.py, <text:s/>Directory: C:\Program Files\MySQL\MySQL Workbench 8.0 CE\workbench\, <text:s/>Size: 13260</text:p>
      <text:p text:style-name="P2">2: File: change_tracker.py, <text:s/>Directory: C:\Program Files\MySQL\MySQL Workbench 8.0 CE\workbench\, <text:s/>Size: 11770</text:p>
      <text:p text:style-name="P2"><text:soft-page-break/>2: File: client_utils.py, <text:s/>Directory: C:\Program Files\MySQL\MySQL Workbench 8.0 CE\workbench\, <text:s/>Size: 16118</text:p>
      <text:p text:style-name="P2">2: File: log.py, <text:s/>Directory: C:\Program Files\MySQL\MySQL Workbench 8.0 CE\workbench\, <text:s/>Size: 2087</text:p>
      <text:p text:style-name="P2">2: File: wizard_form.py, <text:s/>Directory: C:\Program Files\MySQL\MySQL Workbench 8.0 CE\workbench\, <text:s/>Size: 3486</text:p>
      <text:p text:style-name="P2">2: File: __init__.py, <text:s/>Directory: C:\Program Files\MySQL\MySQL Workbench 8.0 CE\workbench\graphics\, <text:s/>Size: 1151</text:p>
      <text:p text:style-name="P2">2: File: canvas.py, <text:s/>Directory: C:\Program Files\MySQL\MySQL Workbench 8.0 CE\workbench\graphics\, <text:s/>Size: 18064</text:p>
      <text:p text:style-name="P2">2: File: cairo_utils.py, <text:s/>Directory: C:\Program Files\MySQL\MySQL Workbench 8.0 CE\workbench\graphics\, <text:s/>Size: 19843</text:p>
      <text:p text:style-name="P2">2: File: charting.py, <text:s/>Directory: C:\Program Files\MySQL\MySQL Workbench 8.0 CE\workbench\graphics\, <text:s/>Size: 16920</text:p>
      <text:p text:style-name="P2">2: File: db_datatype_groups.xml, <text:s/>Directory: C:\Program Files\MySQL\MySQL Workbench 8.0 CE\data\, <text:s/>Size: 3067</text:p>
      <text:p text:style-name="P2">2: File: main_menu.xml, <text:s/>Directory: C:\Program Files\MySQL\MySQL Workbench 8.0 CE\data\, <text:s/>Size: 208985</text:p>
      <text:p text:style-name="P2">2: File: model_toolbar.xml, <text:s/>Directory: C:\Program Files\MySQL\MySQL Workbench 8.0 CE\data\, <text:s/>Size: 10770</text:p>
      <text:p text:style-name="P2">2: File: model_option_toolbar_layer.xml, <text:s/>Directory: C:\Program Files\MySQL\MySQL Workbench 8.0 CE\data\, <text:s/>Size: 816</text:p>
      <text:p text:style-name="P2">2: File: model_option_toolbar_note.xml, <text:s/>Directory: C:\Program Files\MySQL\MySQL Workbench 8.0 CE\data\, <text:s/>Size: 1414</text:p>
      <text:p text:style-name="P2">2: File: model_option_toolbar_physical_relationship.xml, <text:s/>Directory: C:\Program Files\MySQL\MySQL Workbench 8.0 CE\data\, <text:s/>Size: 1600</text:p>
      <text:p text:style-name="P2">2: File: model_option_toolbar_physical_routinegroup.xml, <text:s/>Directory: C:\Program Files\MySQL\MySQL Workbench 8.0 CE\data\, <text:s/>Size: 2319</text:p>
      <text:p text:style-name="P2">2: File: model_option_toolbar_physical_table.xml, <text:s/>Directory: C:\Program Files\MySQL\MySQL Workbench 8.0 CE\data\, <text:s/>Size: 6195</text:p>
      <text:p text:style-name="P2">2: File: model_option_toolbar_physical_view.xml, <text:s/>Directory: C:\Program Files\MySQL\MySQL Workbench 8.0 CE\data\, <text:s/>Size: 2198</text:p>
      <text:p text:style-name="P2">2: File: model_option_toolbar_selection.xml, <text:s/>Directory: C:\Program Files\MySQL\MySQL Workbench 8.0 CE\data\, <text:s/>Size: 911</text:p>
      <text:p text:style-name="P2">2: File: paper_types.xml, <text:s/>Directory: C:\Program Files\MySQL\MySQL Workbench 8.0 CE\data\, <text:s/>Size: 6869</text:p>
      <text:p text:style-name="P2">2: File: shortcuts.xml, <text:s/>Directory: C:\Program Files\MySQL\MySQL Workbench 8.0 CE\data\, <text:s/>Size: 147</text:p>
      <text:p text:style-name="P2">2: File: shortcuts_basic.xml, <text:s/>Directory: C:\Program Files\MySQL\MySQL Workbench 8.0 CE\data\, <text:s/>Size: 3683</text:p>
      <text:p text:style-name="P2">2: File: shortcuts_physical.xml, <text:s/>Directory: C:\Program Files\MySQL\MySQL Workbench 8.0 CE\data\, <text:s/>Size: 3689</text:p>
      <text:p text:style-name="P2">2: File: tools_toolbar.xml, <text:s/>Directory: C:\Program Files\MySQL\MySQL Workbench 8.0 CE\data\, <text:s/>Size: 959</text:p>
      <text:p text:style-name="P2">2: File: tools_toolbar_basic.xml, <text:s/>Directory: C:\Program Files\MySQL\MySQL Workbench 8.0 CE\data\, <text:s/>Size: 4458</text:p>
      <text:p text:style-name="P2">2: File: tools_toolbar_physical.xml, <text:s/>Directory: C:\Program Files\MySQL\MySQL Workbench 8.0 CE\data\, <text:s/>Size: 7812</text:p>
      <text:p text:style-name="P2">2: File: data.db, <text:s/>Directory: C:\Program Files\MySQL\MySQL Workbench 8.0 CE\data\, <text:s/>Size: 3072</text:p>
      <text:p text:style-name="P2">2: File: default_toolbar.xml, <text:s/>Directory: C:\Program Files\MySQL\MySQL Workbench 8.0 CE\data\, <text:s/>Size: 2296</text:p>
      <text:p text:style-name="P2"><text:soft-page-break/>2: File: dbquery_toolbar.xml, <text:s/>Directory: C:\Program Files\MySQL\MySQL Workbench 8.0 CE\data\, <text:s/>Size: 13013</text:p>
      <text:p text:style-name="P2">2: File: model_diagram_toolbar.xml, <text:s/>Directory: C:\Program Files\MySQL\MySQL Workbench 8.0 CE\data\, <text:s/>Size: 9810</text:p>
      <text:p text:style-name="P2">2: File: code_editor.xml, <text:s/>Directory: C:\Program Files\MySQL\MySQL Workbench 8.0 CE\data\, <text:s/>Size: 24738</text:p>
      <text:p text:style-name="P2">2: File: table_templates.xml, <text:s/>Directory: C:\Program Files\MySQL\MySQL Workbench 8.0 CE\data\, <text:s/>Size: 21438</text:p>
      <text:p text:style-name="P2">2: File: grt_list.png, <text:s/>Directory: C:\Program Files\MySQL\MySQL Workbench 8.0 CE\images\grt\, <text:s/>Size: 862</text:p>
      <text:p text:style-name="P2">2: File: grt_dict.png, <text:s/>Directory: C:\Program Files\MySQL\MySQL Workbench 8.0 CE\images\grt\, <text:s/>Size: 875</text:p>
      <text:p text:style-name="P2">2: File: grt_object.png, <text:s/>Directory: C:\Program Files\MySQL\MySQL Workbench 8.0 CE\images\grt\, <text:s/>Size: 936</text:p>
      <text:p text:style-name="P2">2: File: grt_simple_type.png, <text:s/>Directory: C:\Program Files\MySQL\MySQL Workbench 8.0 CE\images\grt\, <text:s/>Size: 491</text:p>
      <text:p text:style-name="P2">2: File: grt_struct.png, <text:s/>Directory: C:\Program Files\MySQL\MySQL Workbench 8.0 CE\images\grt\, <text:s/>Size: 946</text:p>
      <text:p text:style-name="P2">2: File: grt_module.png, <text:s/>Directory: C:\Program Files\MySQL\MySQL Workbench 8.0 CE\images\grt\, <text:s/>Size: 735</text:p>
      <text:p text:style-name="P2">2: File: grt_function.png, <text:s/>Directory: C:\Program Files\MySQL\MySQL Workbench 8.0 CE\images\grt\, <text:s/>Size: 306</text:p>
      <text:p text:style-name="P2">2: File: db.Column.11x11.png, <text:s/>Directory: C:\Program Files\MySQL\MySQL Workbench 8.0 CE\images\grt\structs\, <text:s/>Size: 373</text:p>
      <text:p text:style-name="P2">2: File: db.Column.16x16.png, <text:s/>Directory: C:\Program Files\MySQL\MySQL Workbench 8.0 CE\images\grt\structs\, <text:s/>Size: 427</text:p>
      <text:p text:style-name="P2">2: File: db.Column.fk.11x11.png, <text:s/>Directory: C:\Program Files\MySQL\MySQL Workbench 8.0 CE\images\grt\structs\, <text:s/>Size: 412</text:p>
      <text:p text:style-name="P2">2: File: db.Column.fk.16x16.png, <text:s/>Directory: C:\Program Files\MySQL\MySQL Workbench 8.0 CE\images\grt\structs\, <text:s/>Size: 442</text:p>
      <text:p text:style-name="P2">2: File: db.Column.pk.11x11.png, <text:s/>Directory: C:\Program Files\MySQL\MySQL Workbench 8.0 CE\images\grt\structs\, <text:s/>Size: 377</text:p>
      <text:p text:style-name="P2">2: File: db.Column.pk.16x16.png, <text:s/>Directory: C:\Program Files\MySQL\MySQL Workbench 8.0 CE\images\grt\structs\, <text:s/>Size: 560</text:p>
      <text:p text:style-name="P2">2: File: db.Role.16x16.png, <text:s/>Directory: C:\Program Files\MySQL\MySQL Workbench 8.0 CE\images\grt\structs\, <text:s/>Size: 571</text:p>
      <text:p text:style-name="P2">2: File: db.Role.48x48.png, <text:s/>Directory: C:\Program Files\MySQL\MySQL Workbench 8.0 CE\images\grt\structs\, <text:s/>Size: 3189</text:p>
      <text:p text:style-name="P2">2: File: db.Role.add.16x16.png, <text:s/>Directory: C:\Program Files\MySQL\MySQL Workbench 8.0 CE\images\grt\structs\, <text:s/>Size: 627</text:p>
      <text:p text:style-name="P2">2: File: db.Role.add.48x48.png, <text:s/>Directory: C:\Program Files\MySQL\MySQL Workbench 8.0 CE\images\grt\structs\, <text:s/>Size: 3238</text:p>
      <text:p text:style-name="P2">2: File: db.Role.editor.48x48.png, <text:s/>Directory: C:\Program Files\MySQL\MySQL Workbench 8.0 CE\images\grt\structs\, <text:s/>Size: 3848</text:p>
      <text:p text:style-name="P2">2: File: db.Routine.16x16.png, <text:s/>Directory: C:\Program Files\MySQL\MySQL Workbench 8.0 CE\images\grt\structs\, <text:s/>Size: 656</text:p>
      <text:p text:style-name="P2">2: File: db.Routine.24x24.png, <text:s/>Directory: C:\Program Files\MySQL\MySQL Workbench 8.0 CE\images\grt\structs\, <text:s/>Size: 778</text:p>
      <text:p text:style-name="P2">2: File: db.Routine.64x64.png, <text:s/>Directory: C:\Program Files\MySQL\MySQL Workbench 8.0 CE\images\grt\structs\, <text:s/>Size: 2542</text:p>
      <text:p text:style-name="P2"><text:soft-page-break/>2: File: db.Routine.add.16x16.png, <text:s/>Directory: C:\Program Files\MySQL\MySQL Workbench 8.0 CE\images\grt\structs\, <text:s/>Size: 608</text:p>
      <text:p text:style-name="P2">2: File: db.Routine.editor.48x48.png, <text:s/>Directory: C:\Program Files\MySQL\MySQL Workbench 8.0 CE\images\grt\structs\, <text:s/>Size: 3524</text:p>
      <text:p text:style-name="P2">2: File: db.Routine.many.32x32.png, <text:s/>Directory: C:\Program Files\MySQL\MySQL Workbench 8.0 CE\images\grt\structs\, <text:s/>Size: 1217</text:p>
      <text:p text:style-name="P2">2: File: db.RoutineGroup.16x16.png, <text:s/>Directory: C:\Program Files\MySQL\MySQL Workbench 8.0 CE\images\grt\structs\, <text:s/>Size: 808</text:p>
      <text:p text:style-name="P2">2: File: db.RoutineGroup.add.16x16.png, <text:s/>Directory: C:\Program Files\MySQL\MySQL Workbench 8.0 CE\images\grt\structs\, <text:s/>Size: 699</text:p>
      <text:p text:style-name="P2">2: File: db.Schema.16x16.png, <text:s/>Directory: C:\Program Files\MySQL\MySQL Workbench 8.0 CE\images\grt\structs\, <text:s/>Size: 759</text:p>
      <text:p text:style-name="P2">2: File: db.Schema.24x24.png, <text:s/>Directory: C:\Program Files\MySQL\MySQL Workbench 8.0 CE\images\grt\structs\, <text:s/>Size: 1107</text:p>
      <text:p text:style-name="P2">2: File: db.Schema.32x32.png, <text:s/>Directory: C:\Program Files\MySQL\MySQL Workbench 8.0 CE\images\grt\structs\, <text:s/>Size: 1583</text:p>
      <text:p text:style-name="P2">2: File: db.Schema.add.32x32.png, <text:s/>Directory: C:\Program Files\MySQL\MySQL Workbench 8.0 CE\images\grt\structs\, <text:s/>Size: 1303</text:p>
      <text:p text:style-name="P2">2: File: db.Schema.editor.48x48.png, <text:s/>Directory: C:\Program Files\MySQL\MySQL Workbench 8.0 CE\images\grt\structs\, <text:s/>Size: 3572</text:p>
      <text:p text:style-name="P2">2: File: db.Schema.many.16x16.png, <text:s/>Directory: C:\Program Files\MySQL\MySQL Workbench 8.0 CE\images\grt\structs\, <text:s/>Size: 974</text:p>
      <text:p text:style-name="P2">2: File: db.Schema.many.32x32.png, <text:s/>Directory: C:\Program Files\MySQL\MySQL Workbench 8.0 CE\images\grt\structs\, <text:s/>Size: 1836</text:p>
      <text:p text:style-name="P2">2: File: db.Script.48x48.png, <text:s/>Directory: C:\Program Files\MySQL\MySQL Workbench 8.0 CE\images\grt\structs\, <text:s/>Size: 1882</text:p>
      <text:p text:style-name="P2">2: File: db.Script.add.48x48.png, <text:s/>Directory: C:\Program Files\MySQL\MySQL Workbench 8.0 CE\images\grt\structs\, <text:s/>Size: 1653</text:p>
      <text:p text:style-name="P2">2: File: db.Table.16x16.png, <text:s/>Directory: C:\Program Files\MySQL\MySQL Workbench 8.0 CE\images\grt\structs\, <text:s/>Size: 543</text:p>
      <text:p text:style-name="P2">2: File: db.Table.24x24.png, <text:s/>Directory: C:\Program Files\MySQL\MySQL Workbench 8.0 CE\images\grt\structs\, <text:s/>Size: 853</text:p>
      <text:p text:style-name="P2">2: File: db.Table.add.16x16.png, <text:s/>Directory: C:\Program Files\MySQL\MySQL Workbench 8.0 CE\images\grt\structs\, <text:s/>Size: 498</text:p>
      <text:p text:style-name="P2">2: File: db.Table.editor.48x48.png, <text:s/>Directory: C:\Program Files\MySQL\MySQL Workbench 8.0 CE\images\grt\structs\, <text:s/>Size: 3965</text:p>
      <text:p text:style-name="P2">2: File: db.Table.many.32x32.png, <text:s/>Directory: C:\Program Files\MySQL\MySQL Workbench 8.0 CE\images\grt\structs\, <text:s/>Size: 1255</text:p>
      <text:p text:style-name="P2">2: File: db.User.16x16.png, <text:s/>Directory: C:\Program Files\MySQL\MySQL Workbench 8.0 CE\images\grt\structs\, <text:s/>Size: 411</text:p>
      <text:p text:style-name="P2">2: File: db.User.48x48.png, <text:s/>Directory: C:\Program Files\MySQL\MySQL Workbench 8.0 CE\images\grt\structs\, <text:s/>Size: 854</text:p>
      <text:p text:style-name="P2">2: File: db.User.add.16x16.png, <text:s/>Directory: C:\Program Files\MySQL\MySQL Workbench 8.0 CE\images\grt\structs\, <text:s/>Size: 444</text:p>
      <text:p text:style-name="P2">2: File: db.User.add.48x48.png, <text:s/>Directory: C:\Program Files\MySQL\MySQL Workbench 8.0 CE\images\grt\structs\, <text:s/>Size: 829</text:p>
      <text:p text:style-name="P2">2: File: db.User.editor.48x48.png, <text:s/>Directory: C:\Program Files\MySQL\MySQL Workbench 8.0 CE\images\grt\structs\, <text:s/>Size: 2566</text:p>
      <text:p text:style-name="P2">2: File: db.View.16x16.png, <text:s/>Directory: C:\Program Files\MySQL\MySQL Workbench 8.0 CE\images\grt\structs\, <text:s/>Size: 539</text:p>
      <text:p text:style-name="P2"><text:soft-page-break/>2: File: db.View.24x24.png, <text:s/>Directory: C:\Program Files\MySQL\MySQL Workbench 8.0 CE\images\grt\structs\, <text:s/>Size: 673</text:p>
      <text:p text:style-name="P2">2: File: db.View.64x64.png, <text:s/>Directory: C:\Program Files\MySQL\MySQL Workbench 8.0 CE\images\grt\structs\, <text:s/>Size: 2245</text:p>
      <text:p text:style-name="P2">2: File: db.View.add.16x16.png, <text:s/>Directory: C:\Program Files\MySQL\MySQL Workbench 8.0 CE\images\grt\structs\, <text:s/>Size: 489</text:p>
      <text:p text:style-name="P2">2: File: db.View.editor.48x48.png, <text:s/>Directory: C:\Program Files\MySQL\MySQL Workbench 8.0 CE\images\grt\structs\, <text:s/>Size: 3340</text:p>
      <text:p text:style-name="P2">2: File: db.View.many.32x32.png, <text:s/>Directory: C:\Program Files\MySQL\MySQL Workbench 8.0 CE\images\grt\structs\, <text:s/>Size: 1281</text:p>
      <text:p text:style-name="P2">2: File: GrtObject.16x16.png, <text:s/>Directory: C:\Program Files\MySQL\MySQL Workbench 8.0 CE\images\grt\structs\, <text:s/>Size: 921</text:p>
      <text:p text:style-name="P2">2: File: GrtObject.24x24.png, <text:s/>Directory: C:\Program Files\MySQL\MySQL Workbench 8.0 CE\images\grt\structs\, <text:s/>Size: 1517</text:p>
      <text:p text:style-name="P2">2: File: GrtObject.32x32.png, <text:s/>Directory: C:\Program Files\MySQL\MySQL Workbench 8.0 CE\images\grt\structs\, <text:s/>Size: 2459</text:p>
      <text:p text:style-name="P2">2: File: GrtObject.48x48.png, <text:s/>Directory: C:\Program Files\MySQL\MySQL Workbench 8.0 CE\images\grt\structs\, <text:s/>Size: 4074</text:p>
      <text:p text:style-name="P2">2: File: GrtObject.add.16x16.png, <text:s/>Directory: C:\Program Files\MySQL\MySQL Workbench 8.0 CE\images\grt\structs\, <text:s/>Size: 784</text:p>
      <text:p text:style-name="P2">2: File: GrtObject.add.24x24.png, <text:s/>Directory: C:\Program Files\MySQL\MySQL Workbench 8.0 CE\images\grt\structs\, <text:s/>Size: 1227</text:p>
      <text:p text:style-name="P2">2: File: GrtObject.add.32x32.png, <text:s/>Directory: C:\Program Files\MySQL\MySQL Workbench 8.0 CE\images\grt\structs\, <text:s/>Size: 1869</text:p>
      <text:p text:style-name="P2">2: File: GrtObject.add.48x48.png, <text:s/>Directory: C:\Program Files\MySQL\MySQL Workbench 8.0 CE\images\grt\structs\, <text:s/>Size: 2973</text:p>
      <text:p text:style-name="P2">2: File: GrtObject.many_32x32.png, <text:s/>Directory: C:\Program Files\MySQL\MySQL Workbench 8.0 CE\images\grt\structs\, <text:s/>Size: 2381</text:p>
      <text:p text:style-name="P2">2: File: GrtStoredNote.48x48.png, <text:s/>Directory: C:\Program Files\MySQL\MySQL Workbench 8.0 CE\images\grt\structs\, <text:s/>Size: 2318</text:p>
      <text:p text:style-name="P2">2: File: GrtStoredNote.add.48x48.png, <text:s/>Directory: C:\Program Files\MySQL\MySQL Workbench 8.0 CE\images\grt\structs\, <text:s/>Size: 2051</text:p>
      <text:p text:style-name="P2">2: File: workbench.logical.Model.16x16.png, <text:s/>Directory: C:\Program Files\MySQL\MySQL Workbench 8.0 CE\images\grt\structs\, <text:s/>Size: 840</text:p>
      <text:p text:style-name="P2">2: File: workbench.logical.Model.48x48.png, <text:s/>Directory: C:\Program Files\MySQL\MySQL Workbench 8.0 CE\images\grt\structs\, <text:s/>Size: 2852</text:p>
      <text:p text:style-name="P2">2: File: workbench.logical.Diagram.16x16.png, <text:s/>Directory: C:\Program Files\MySQL\MySQL Workbench 8.0 CE\images\grt\structs\, <text:s/>Size: 661</text:p>
      <text:p text:style-name="P2">2: File: workbench.logical.Diagram.48x48.png, <text:s/>Directory: C:\Program Files\MySQL\MySQL Workbench 8.0 CE\images\grt\structs\, <text:s/>Size: 1591</text:p>
      <text:p text:style-name="P2">2: File: workbench.logical.Diagram.add.48x48.png, <text:s/>Directory: C:\Program Files\MySQL\MySQL Workbench 8.0 CE\images\grt\structs\, <text:s/>Size: 1367</text:p>
      <text:p text:style-name="P2">2: File: workbench.model.ImageFigure.16x16.png, <text:s/>Directory: C:\Program Files\MySQL\MySQL Workbench 8.0 CE\images\grt\structs\, <text:s/>Size: 652</text:p>
      <text:p text:style-name="P2">2: File: workbench.physical.Layer.16x16.png, <text:s/>Directory: C:\Program Files\MySQL\MySQL Workbench 8.0 CE\images\grt\structs\, <text:s/>Size: 358</text:p>
      <text:p text:style-name="P2">2: File: workbench.physical.Layer.24x24.png, <text:s/>Directory: C:\Program Files\MySQL\MySQL Workbench 8.0 CE\images\grt\structs\, <text:s/>Size: 647</text:p>
      <text:p text:style-name="P2">2: File: workbench.physical.Layer.many.16x16.png, <text:s/>Directory: C:\Program Files\MySQL\MySQL Workbench 8.0 CE\images\grt\structs\, <text:s/>Size: 628</text:p>
      <text:p text:style-name="P2"><text:soft-page-break/>2: File: workbench.model.NoteFigure.16x16.png, <text:s/>Directory: C:\Program Files\MySQL\MySQL Workbench 8.0 CE\images\grt\structs\, <text:s/>Size: 500</text:p>
      <text:p text:style-name="P2">2: File: workbench.physical.db2.Model.48x48.png, <text:s/>Directory: C:\Program Files\MySQL\MySQL Workbench 8.0 CE\images\grt\structs\, <text:s/>Size: 2791</text:p>
      <text:p text:style-name="P2">2: File: workbench.physical.Model.16x16.png, <text:s/>Directory: C:\Program Files\MySQL\MySQL Workbench 8.0 CE\images\grt\structs\, <text:s/>Size: 835</text:p>
      <text:p text:style-name="P2">2: File: workbench.physical.Model.48x48.png, <text:s/>Directory: C:\Program Files\MySQL\MySQL Workbench 8.0 CE\images\grt\structs\, <text:s/>Size: 2882</text:p>
      <text:p text:style-name="P2">2: File: workbench.physical.mssql.Model.48x48.png, <text:s/>Directory: C:\Program Files\MySQL\MySQL Workbench 8.0 CE\images\grt\structs\, <text:s/>Size: 2948</text:p>
      <text:p text:style-name="P2">2: File: workbench.physical.mysql.Model.16x16.png, <text:s/>Directory: C:\Program Files\MySQL\MySQL Workbench 8.0 CE\images\grt\structs\, <text:s/>Size: 874</text:p>
      <text:p text:style-name="P2">2: File: workbench.physical.mysql.Model.48x48.png, <text:s/>Directory: C:\Program Files\MySQL\MySQL Workbench 8.0 CE\images\grt\structs\, <text:s/>Size: 3383</text:p>
      <text:p text:style-name="P2">2: File: workbench.physical.oracle.Model.48x48.png, <text:s/>Directory: C:\Program Files\MySQL\MySQL Workbench 8.0 CE\images\grt\structs\, <text:s/>Size: 3114</text:p>
      <text:p text:style-name="P2">2: File: workbench.physical.RoutineGroupFigure.16x16.png, <text:s/>Directory: C:\Program Files\MySQL\MySQL Workbench 8.0 CE\images\grt\structs\, <text:s/>Size: 761</text:p>
      <text:p text:style-name="P2">2: File: workbench.physical.sqlite.Model.48x48.png, <text:s/>Directory: C:\Program Files\MySQL\MySQL Workbench 8.0 CE\images\grt\structs\, <text:s/>Size: 2888</text:p>
      <text:p text:style-name="P2">2: File: workbench.physical.sybase.Model.48x48.png, <text:s/>Directory: C:\Program Files\MySQL\MySQL Workbench 8.0 CE\images\grt\structs\, <text:s/>Size: 2934</text:p>
      <text:p text:style-name="P2">2: File: workbench.physical.TableFigure.16x16.png, <text:s/>Directory: C:\Program Files\MySQL\MySQL Workbench 8.0 CE\images\grt\structs\, <text:s/>Size: 576</text:p>
      <text:p text:style-name="P2">2: File: workbench.physical.Diagram.16x16.png, <text:s/>Directory: C:\Program Files\MySQL\MySQL Workbench 8.0 CE\images\grt\structs\, <text:s/>Size: 676</text:p>
      <text:p text:style-name="P2">2: File: workbench.physical.Diagram.48x48.png, <text:s/>Directory: C:\Program Files\MySQL\MySQL Workbench 8.0 CE\images\grt\structs\, <text:s/>Size: 1648</text:p>
      <text:p text:style-name="P2">2: File: workbench.physical.Diagram.add.48x48.png, <text:s/>Directory: C:\Program Files\MySQL\MySQL Workbench 8.0 CE\images\grt\structs\, <text:s/>Size: 1410</text:p>
      <text:p text:style-name="P2">2: File: workbench.physical.ViewFigure.16x16.png, <text:s/>Directory: C:\Program Files\MySQL\MySQL Workbench 8.0 CE\images\grt\structs\, <text:s/>Size: 611</text:p>
      <text:p text:style-name="P2">2: File: db.View.48x48.png, <text:s/>Directory: C:\Program Files\MySQL\MySQL Workbench 8.0 CE\images\grt\structs\, <text:s/>Size: 1838</text:p>
      <text:p text:style-name="P2">2: File: db.View.add.48x48.png, <text:s/>Directory: C:\Program Files\MySQL\MySQL Workbench 8.0 CE\images\grt\structs\, <text:s/>Size: 1294</text:p>
      <text:p text:style-name="P2">2: File: db.Routine.48x48.png, <text:s/>Directory: C:\Program Files\MySQL\MySQL Workbench 8.0 CE\images\grt\structs\, <text:s/>Size: 2121</text:p>
      <text:p text:style-name="P2">2: File: db.Routine.add.48x48.png, <text:s/>Directory: C:\Program Files\MySQL\MySQL Workbench 8.0 CE\images\grt\structs\, <text:s/>Size: 1612</text:p>
      <text:p text:style-name="P2">2: File: db.RoutineGroup.48x48.png, <text:s/>Directory: C:\Program Files\MySQL\MySQL Workbench 8.0 CE\images\grt\structs\, <text:s/>Size: 2328</text:p>
      <text:p text:style-name="P2">2: File: db.RoutineGroup.add.48x48.png, <text:s/>Directory: C:\Program Files\MySQL\MySQL Workbench 8.0 CE\images\grt\structs\, <text:s/>Size: 1791</text:p>
      <text:p text:style-name="P2">2: File: db.Table.48x48.png, <text:s/>Directory: C:\Program Files\MySQL\MySQL Workbench 8.0 CE\images\grt\structs\, <text:s/>Size: 2864</text:p>
      <text:p text:style-name="P2">2: File: db.Table.add.48x48.png, <text:s/>Directory: C:\Program Files\MySQL\MySQL Workbench 8.0 CE\images\grt\structs\, <text:s/>Size: 1807</text:p>
      <text:p text:style-name="P2">2: File: workbench.physical.Diagram.add.16x16.png, <text:s/>Directory: C:\Program Files\MySQL\MySQL Workbench 8.0 CE\images\grt\structs\, <text:s/>Size: 689</text:p>
      <text:p text:style-name="P2"><text:soft-page-break/>2: File: db.Column.fknn.11x11.png, <text:s/>Directory: C:\Program Files\MySQL\MySQL Workbench 8.0 CE\images\grt\structs\, <text:s/>Size: 438</text:p>
      <text:p text:style-name="P2">2: File: db.Column.fknn.16x16.png, <text:s/>Directory: C:\Program Files\MySQL\MySQL Workbench 8.0 CE\images\grt\structs\, <text:s/>Size: 473</text:p>
      <text:p text:style-name="P2">2: File: db.Column.nn.11x11.png, <text:s/>Directory: C:\Program Files\MySQL\MySQL Workbench 8.0 CE\images\grt\structs\, <text:s/>Size: 420</text:p>
      <text:p text:style-name="P2">2: File: db.Column.nn.16x16.png, <text:s/>Directory: C:\Program Files\MySQL\MySQL Workbench 8.0 CE\images\grt\structs\, <text:s/>Size: 449</text:p>
      <text:p text:style-name="P2">2: File: db.DatatypeGroup.datetime.16x16.png, <text:s/>Directory: C:\Program Files\MySQL\MySQL Workbench 8.0 CE\images\grt\structs\, <text:s/>Size: 1003</text:p>
      <text:p text:style-name="P2">2: File: db.DatatypeGroup.geo.16x16.png, <text:s/>Directory: C:\Program Files\MySQL\MySQL Workbench 8.0 CE\images\grt\structs\, <text:s/>Size: 926</text:p>
      <text:p text:style-name="P2">2: File: db.DatatypeGroup.numeric.16x16.png, <text:s/>Directory: C:\Program Files\MySQL\MySQL Workbench 8.0 CE\images\grt\structs\, <text:s/>Size: 878</text:p>
      <text:p text:style-name="P2">2: File: db.DatatypeGroup.text.16x16.png, <text:s/>Directory: C:\Program Files\MySQL\MySQL Workbench 8.0 CE\images\grt\structs\, <text:s/>Size: 820</text:p>
      <text:p text:style-name="P2">2: File: db.DatatypeGroup.userdefined.16x16.png, <text:s/>Directory: C:\Program Files\MySQL\MySQL Workbench 8.0 CE\images\grt\structs\, <text:s/>Size: 900</text:p>
      <text:p text:style-name="P2">2: File: db.DatatypeGroup.blob.16x16.png, <text:s/>Directory: C:\Program Files\MySQL\MySQL Workbench 8.0 CE\images\grt\structs\, <text:s/>Size: 659</text:p>
      <text:p text:style-name="P2">2: File: db.mgmt.Connection.add.48x48.png, <text:s/>Directory: C:\Program Files\MySQL\MySQL Workbench 8.0 CE\images\grt\structs\, <text:s/>Size: 1935</text:p>
      <text:p text:style-name="P2">2: File: db.mgmt.Connection.16x16.png, <text:s/>Directory: C:\Program Files\MySQL\MySQL Workbench 8.0 CE\images\grt\structs\, <text:s/>Size: 754</text:p>
      <text:p text:style-name="P2">2: File: db.mgmt.Connection.32x32.png, <text:s/>Directory: C:\Program Files\MySQL\MySQL Workbench 8.0 CE\images\grt\structs\, <text:s/>Size: 1542</text:p>
      <text:p text:style-name="P2">2: File: workbench.Document.16x16.png, <text:s/>Directory: C:\Program Files\MySQL\MySQL Workbench 8.0 CE\images\grt\structs\, <text:s/>Size: 4088</text:p>
      <text:p text:style-name="P2">2: File: db.mgmt.Connection.add.16x16.png, <text:s/>Directory: C:\Program Files\MySQL\MySQL Workbench 8.0 CE\images\grt\structs\, <text:s/>Size: 678</text:p>
      <text:p text:style-name="P2">2: File: db.mgmt.Connection.48x48.png, <text:s/>Directory: C:\Program Files\MySQL\MySQL Workbench 8.0 CE\images\grt\structs\, <text:s/>Size: 4081</text:p>
      <text:p text:style-name="P2">2: File: workbench.Document.48x48.png, <text:s/>Directory: C:\Program Files\MySQL\MySQL Workbench 8.0 CE\images\grt\structs\, <text:s/>Size: 6029</text:p>
      <text:p text:style-name="P2">2: File: workbench.Document.32x32.png, <text:s/>Directory: C:\Program Files\MySQL\MySQL Workbench 8.0 CE\images\grt\structs\, <text:s/>Size: 5076</text:p>
      <text:p text:style-name="P2">2: File: db.View.many.16x16.png, <text:s/>Directory: C:\Program Files\MySQL\MySQL Workbench 8.0 CE\images\grt\structs\, <text:s/>Size: 912</text:p>
      <text:p text:style-name="P2">2: File: db.Table.many.16x16.png, <text:s/>Directory: C:\Program Files\MySQL\MySQL Workbench 8.0 CE\images\grt\structs\, <text:s/>Size: 841</text:p>
      <text:p text:style-name="P2">2: File: db.Routine.many.16x16.png, <text:s/>Directory: C:\Program Files\MySQL\MySQL Workbench 8.0 CE\images\grt\structs\, <text:s/>Size: 935</text:p>
      <text:p text:style-name="P2">2: File: db.mgmt.Connection.manage.48x48.png, <text:s/>Directory: C:\Program Files\MySQL\MySQL Workbench 8.0 CE\images\grt\structs\, <text:s/>Size: 2106</text:p>
      <text:p text:style-name="P2">2: File: db.Column.pkai.11x11.png, <text:s/>Directory: C:\Program Files\MySQL\MySQL Workbench 8.0 CE\images\grt\structs\, <text:s/>Size: 402</text:p>
      <text:p text:style-name="P2">2: File: db.Column.pkai.16x16.png, <text:s/>Directory: C:\Program Files\MySQL\MySQL Workbench 8.0 CE\images\grt\structs\, <text:s/>Size: 569</text:p>
      <text:p text:style-name="P2">2: File: db.mgmt.ServerInstance.48x48.png, <text:s/>Directory: C:\Program Files\MySQL\MySQL Workbench 8.0 CE\images\grt\structs\, <text:s/>Size: 3759</text:p>
      <text:p text:style-name="P2"><text:soft-page-break/>2: File: db.mgmt.ServerInstance.manage.48x48.png, <text:s/>Directory: C:\Program Files\MySQL\MySQL Workbench 8.0 CE\images\grt\structs\, <text:s/>Size: 2230</text:p>
      <text:p text:style-name="P2">2: File: db.Schema.selected.32x32.png, <text:s/>Directory: C:\Program Files\MySQL\MySQL Workbench 8.0 CE\images\grt\structs\, <text:s/>Size: 1935</text:p>
      <text:p text:style-name="P2">2: File: db.Column.fk.side.16x16.png, <text:s/>Directory: C:\Program Files\MySQL\MySQL Workbench 8.0 CE\images\grt\structs\, <text:s/>Size: 1254</text:p>
      <text:p text:style-name="P2">2: File: db.Column.pk.side.16x16.png, <text:s/>Directory: C:\Program Files\MySQL\MySQL Workbench 8.0 CE\images\grt\structs\, <text:s/>Size: 1322</text:p>
      <text:p text:style-name="P2">2: File: db.Column.side.16x16.png, <text:s/>Directory: C:\Program Files\MySQL\MySQL Workbench 8.0 CE\images\grt\structs\, <text:s/>Size: 1244</text:p>
      <text:p text:style-name="P2">2: File: db.Routine.many.side.16x16.png, <text:s/>Directory: C:\Program Files\MySQL\MySQL Workbench 8.0 CE\images\grt\structs\, <text:s/>Size: 1404</text:p>
      <text:p text:style-name="P2">2: File: db.Routine.side.16x16.png, <text:s/>Directory: C:\Program Files\MySQL\MySQL Workbench 8.0 CE\images\grt\structs\, <text:s/>Size: 1291</text:p>
      <text:p text:style-name="P2">2: File: db.Schema.side.16x16.png, <text:s/>Directory: C:\Program Files\MySQL\MySQL Workbench 8.0 CE\images\grt\structs\, <text:s/>Size: 1578</text:p>
      <text:p text:style-name="P2">2: File: db.Table.many.side.16x16.png, <text:s/>Directory: C:\Program Files\MySQL\MySQL Workbench 8.0 CE\images\grt\structs\, <text:s/>Size: 1336</text:p>
      <text:p text:style-name="P2">2: File: db.Table.side.16x16.png, <text:s/>Directory: C:\Program Files\MySQL\MySQL Workbench 8.0 CE\images\grt\structs\, <text:s/>Size: 1221</text:p>
      <text:p text:style-name="P2">2: File: db.View.many.side.16x16.png, <text:s/>Directory: C:\Program Files\MySQL\MySQL Workbench 8.0 CE\images\grt\structs\, <text:s/>Size: 1365</text:p>
      <text:p text:style-name="P2">2: File: db.View.side.16x16.png, <text:s/>Directory: C:\Program Files\MySQL\MySQL Workbench 8.0 CE\images\grt\structs\, <text:s/>Size: 1260</text:p>
      <text:p text:style-name="P2">2: File: db.Column.many.side.16x16.png, <text:s/>Directory: C:\Program Files\MySQL\MySQL Workbench 8.0 CE\images\grt\structs\, <text:s/>Size: 1418</text:p>
      <text:p text:style-name="P2">2: File: db.ForeignKey.many.side.16x16.png, <text:s/>Directory: C:\Program Files\MySQL\MySQL Workbench 8.0 CE\images\grt\structs\, <text:s/>Size: 1341</text:p>
      <text:p text:style-name="P2">2: File: db.ForeignKey.side.16x16.png, <text:s/>Directory: C:\Program Files\MySQL\MySQL Workbench 8.0 CE\images\grt\structs\, <text:s/>Size: 1305</text:p>
      <text:p text:style-name="P2">2: File: db.Index.many.side.16x16.png, <text:s/>Directory: C:\Program Files\MySQL\MySQL Workbench 8.0 CE\images\grt\structs\, <text:s/>Size: 1415</text:p>
      <text:p text:style-name="P2">2: File: db.Index.side.16x16.png, <text:s/>Directory: C:\Program Files\MySQL\MySQL Workbench 8.0 CE\images\grt\structs\, <text:s/>Size: 1390</text:p>
      <text:p text:style-name="P2">2: File: db.Trigger.many.side.16x16.png, <text:s/>Directory: C:\Program Files\MySQL\MySQL Workbench 8.0 CE\images\grt\structs\, <text:s/>Size: 1495</text:p>
      <text:p text:style-name="P2">2: File: db.Trigger.side.16x16.png, <text:s/>Directory: C:\Program Files\MySQL\MySQL Workbench 8.0 CE\images\grt\structs\, <text:s/>Size: 1540</text:p>
      <text:p text:style-name="P2">2: File: db.Table.editor.24x24.png, <text:s/>Directory: C:\Program Files\MySQL\MySQL Workbench 8.0 CE\images\grt\structs\, <text:s/>Size: 3540</text:p>
      <text:p text:style-name="P2">2: File: db.View.broken.side.16x16.png, <text:s/>Directory: C:\Program Files\MySQL\MySQL Workbench 8.0 CE\images\grt\structs\, <text:s/>Size: 1345</text:p>
      <text:p text:style-name="P2">2: File: db.Index.16x16.png, <text:s/>Directory: C:\Program Files\MySQL\MySQL Workbench 8.0 CE\images\grt\structs\, <text:s/>Size: 1694</text:p>
      <text:p text:style-name="P2">2: File: db.ForeignKey.16x16.png, <text:s/>Directory: C:\Program Files\MySQL\MySQL Workbench 8.0 CE\images\grt\structs\, <text:s/>Size: 1488</text:p>
      <text:p text:style-name="P2">2: File: db.Trigger.16x16.png, <text:s/>Directory: C:\Program Files\MySQL\MySQL Workbench 8.0 CE\images\grt\structs\, <text:s/>Size: 1802</text:p>
      <text:p text:style-name="P2">2: File: db.schema.loading.side.16x16.png, <text:s/>Directory: C:\Program Files\MySQL\MySQL Workbench 8.0 CE\images\grt\structs\, <text:s/>Size: 1724</text:p>
      <text:p text:style-name="P2"><text:soft-page-break/>2: File: db.Table.32x32.png, <text:s/>Directory: C:\Program Files\MySQL\MySQL Workbench 8.0 CE\images\grt\structs\, <text:s/>Size: 1883</text:p>
      <text:p text:style-name="P2">2: File: db.schema.unloaded.side.16x16.png, <text:s/>Directory: C:\Program Files\MySQL\MySQL Workbench 8.0 CE\images\grt\structs\, <text:s/>Size: 1569</text:p>
      <text:p text:style-name="P2">2: File: db.Column.pkfk.11x11.png, <text:s/>Directory: C:\Program Files\MySQL\MySQL Workbench 8.0 CE\images\grt\structs\, <text:s/>Size: 4102</text:p>
      <text:p text:style-name="P2">2: File: db.Column.pkfk.16x16.png, <text:s/>Directory: C:\Program Files\MySQL\MySQL Workbench 8.0 CE\images\grt\structs\, <text:s/>Size: 4282</text:p>
      <text:p text:style-name="P2">2: File: admin_info_stopped.png, <text:s/>Directory: C:\Program Files\MySQL\MySQL Workbench 8.0 CE\images\icons\, <text:s/>Size: 2558</text:p>
      <text:p text:style-name="P2">2: File: admin_info_running.png, <text:s/>Directory: C:\Program Files\MySQL\MySQL Workbench 8.0 CE\images\icons\, <text:s/>Size: 2977</text:p>
      <text:p text:style-name="P2">2: File: admin_info_offline.png, <text:s/>Directory: C:\Program Files\MySQL\MySQL Workbench 8.0 CE\images\icons\, <text:s/>Size: 3060</text:p>
      <text:p text:style-name="P2">2: File: admin_meb_backup.png, <text:s/>Directory: C:\Program Files\MySQL\MySQL Workbench 8.0 CE\images\icons\, <text:s/>Size: 1424</text:p>
      <text:p text:style-name="P2">2: File: admin_meb_restore.png, <text:s/>Directory: C:\Program Files\MySQL\MySQL Workbench 8.0 CE\images\icons\, <text:s/>Size: 1413</text:p>
      <text:p text:style-name="P2">2: File: admin_info_unknown.png, <text:s/>Directory: C:\Program Files\MySQL\MySQL Workbench 8.0 CE\images\icons\, <text:s/>Size: 2912</text:p>
      <text:p text:style-name="P2">2: File: MySQLWorkbench.ico, <text:s/>Directory: C:\Program Files\MySQL\MySQL Workbench 8.0 CE\images\icons\, <text:s/>Size: 44189</text:p>
      <text:p text:style-name="P2">2: File: MySQLWorkbench-256.png, <text:s/>Directory: C:\Program Files\MySQL\MySQL Workbench 8.0 CE\images\icons\, <text:s/>Size: 16365</text:p>
      <text:p text:style-name="P2">2: File: MySQLWorkbench-512.png, <text:s/>Directory: C:\Program Files\MySQL\MySQL Workbench 8.0 CE\images\icons\, <text:s/>Size: 30664</text:p>
      <text:p text:style-name="P2">2: File: tiny_new.png, <text:s/>Directory: C:\Program Files\MySQL\MySQL Workbench 8.0 CE\images\icons\, <text:s/>Size: 748</text:p>
      <text:p text:style-name="P2">2: File: tiny_new_diagram.png, <text:s/>Directory: C:\Program Files\MySQL\MySQL Workbench 8.0 CE\images\icons\, <text:s/>Size: 707</text:p>
      <text:p text:style-name="P2">2: File: tiny_new_doc.png, <text:s/>Directory: C:\Program Files\MySQL\MySQL Workbench 8.0 CE\images\icons\, <text:s/>Size: 523</text:p>
      <text:p text:style-name="P2">2: File: tiny_new_routine.png, <text:s/>Directory: C:\Program Files\MySQL\MySQL Workbench 8.0 CE\images\icons\, <text:s/>Size: 833</text:p>
      <text:p text:style-name="P2">2: File: tiny_new_schema.png, <text:s/>Directory: C:\Program Files\MySQL\MySQL Workbench 8.0 CE\images\icons\, <text:s/>Size: 889</text:p>
      <text:p text:style-name="P2">2: File: tiny_new_script.png, <text:s/>Directory: C:\Program Files\MySQL\MySQL Workbench 8.0 CE\images\icons\, <text:s/>Size: 785</text:p>
      <text:p text:style-name="P2">2: File: tiny_new_table.png, <text:s/>Directory: C:\Program Files\MySQL\MySQL Workbench 8.0 CE\images\icons\, <text:s/>Size: 757</text:p>
      <text:p text:style-name="P2">2: File: tiny_new_view.png, <text:s/>Directory: C:\Program Files\MySQL\MySQL Workbench 8.0 CE\images\icons\, <text:s/>Size: 759</text:p>
      <text:p text:style-name="P2">2: File: tiny_refresh.png, <text:s/>Directory: C:\Program Files\MySQL\MySQL Workbench 8.0 CE\images\icons\, <text:s/>Size: 1640</text:p>
      <text:p text:style-name="P2">2: File: tiny_refresh_plugins.png, <text:s/>Directory: C:\Program Files\MySQL\MySQL Workbench 8.0 CE\images\icons\, <text:s/>Size: 1002</text:p>
      <text:p text:style-name="P2">2: File: tiny_search.png, <text:s/>Directory: C:\Program Files\MySQL\MySQL Workbench 8.0 CE\images\icons\, <text:s/>Size: 970</text:p>
      <text:p text:style-name="P2">2: File: record_add.png, <text:s/>Directory: C:\Program Files\MySQL\MySQL Workbench 8.0 CE\images\icons\, <text:s/>Size: 1382</text:p>
      <text:p text:style-name="P2"><text:soft-page-break/>2: File: record_back.png, <text:s/>Directory: C:\Program Files\MySQL\MySQL Workbench 8.0 CE\images\icons\, <text:s/>Size: 1188</text:p>
      <text:p text:style-name="P2">2: File: record_del.png, <text:s/>Directory: C:\Program Files\MySQL\MySQL Workbench 8.0 CE\images\icons\, <text:s/>Size: 1300</text:p>
      <text:p text:style-name="P2">2: File: record_discard.png, <text:s/>Directory: C:\Program Files\MySQL\MySQL Workbench 8.0 CE\images\icons\, <text:s/>Size: 795</text:p>
      <text:p text:style-name="P2">2: File: record_edit.png, <text:s/>Directory: C:\Program Files\MySQL\MySQL Workbench 8.0 CE\images\icons\, <text:s/>Size: 1578</text:p>
      <text:p text:style-name="P2">2: File: record_export.png, <text:s/>Directory: C:\Program Files\MySQL\MySQL Workbench 8.0 CE\images\icons\, <text:s/>Size: 1497</text:p>
      <text:p text:style-name="P2">2: File: record_import.png, <text:s/>Directory: C:\Program Files\MySQL\MySQL Workbench 8.0 CE\images\icons\, <text:s/>Size: 1549</text:p>
      <text:p text:style-name="P2">2: File: record_fetch_all.png, <text:s/>Directory: C:\Program Files\MySQL\MySQL Workbench 8.0 CE\images\icons\, <text:s/>Size: 1350</text:p>
      <text:p text:style-name="P2">2: File: record_first.png, <text:s/>Directory: C:\Program Files\MySQL\MySQL Workbench 8.0 CE\images\icons\, <text:s/>Size: 1275</text:p>
      <text:p text:style-name="P2">2: File: record_last.png, <text:s/>Directory: C:\Program Files\MySQL\MySQL Workbench 8.0 CE\images\icons\, <text:s/>Size: 1279</text:p>
      <text:p text:style-name="P2">2: File: record_next.png, <text:s/>Directory: C:\Program Files\MySQL\MySQL Workbench 8.0 CE\images\icons\, <text:s/>Size: 1196</text:p>
      <text:p text:style-name="P2">2: File: record_save.png, <text:s/>Directory: C:\Program Files\MySQL\MySQL Workbench 8.0 CE\images\icons\, <text:s/>Size: 789</text:p>
      <text:p text:style-name="P2">2: File: record_sort_asc.png, <text:s/>Directory: C:\Program Files\MySQL\MySQL Workbench 8.0 CE\images\icons\, <text:s/>Size: 698</text:p>
      <text:p text:style-name="P2">2: File: record_sort_desc.png, <text:s/>Directory: C:\Program Files\MySQL\MySQL Workbench 8.0 CE\images\icons\, <text:s/>Size: 696</text:p>
      <text:p text:style-name="P2">2: File: record_sort_reset.png, <text:s/>Directory: C:\Program Files\MySQL\MySQL Workbench 8.0 CE\images\icons\, <text:s/>Size: 1346</text:p>
      <text:p text:style-name="P2">2: File: record_wrap_vertical.png, <text:s/>Directory: C:\Program Files\MySQL\MySQL Workbench 8.0 CE\images\icons\, <text:s/>Size: 288</text:p>
      <text:p text:style-name="P2">2: File: snippet_add.png, <text:s/>Directory: C:\Program Files\MySQL\MySQL Workbench 8.0 CE\images\icons\, <text:s/>Size: 773</text:p>
      <text:p text:style-name="P2">2: File: snippet_del.png, <text:s/>Directory: C:\Program Files\MySQL\MySQL Workbench 8.0 CE\images\icons\, <text:s/>Size: 688</text:p>
      <text:p text:style-name="P2">2: File: tiny_align_h_left.png, <text:s/>Directory: C:\Program Files\MySQL\MySQL Workbench 8.0 CE\images\icons\, <text:s/>Size: 531</text:p>
      <text:p text:style-name="P2">2: File: snippet_insert.png, <text:s/>Directory: C:\Program Files\MySQL\MySQL Workbench 8.0 CE\images\icons\, <text:s/>Size: 997</text:p>
      <text:p text:style-name="P2">2: File: snippet_use.png, <text:s/>Directory: C:\Program Files\MySQL\MySQL Workbench 8.0 CE\images\icons\, <text:s/>Size: 972</text:p>
      <text:p text:style-name="P2">2: File: record_fetch_prev.png, <text:s/>Directory: C:\Program Files\MySQL\MySQL Workbench 8.0 CE\images\icons\, <text:s/>Size: 1388</text:p>
      <text:p text:style-name="P2">2: File: record_fetch_next.png, <text:s/>Directory: C:\Program Files\MySQL\MySQL Workbench 8.0 CE\images\icons\, <text:s/>Size: 1399</text:p>
      <text:p text:style-name="P2">2: File: tiny_load.png, <text:s/>Directory: C:\Program Files\MySQL\MySQL Workbench 8.0 CE\images\icons\, <text:s/>Size: 1628</text:p>
      <text:p text:style-name="P2">2: File: snippet_clipboard.png, <text:s/>Directory: C:\Program Files\MySQL\MySQL Workbench 8.0 CE\images\icons\, <text:s/>Size: 1722</text:p>
      <text:p text:style-name="P2">2: File: debug_continue.png, <text:s/>Directory: C:\Program Files\MySQL\MySQL Workbench 8.0 CE\images\icons\, <text:s/>Size: 1570</text:p>
      <text:p text:style-name="P2"><text:soft-page-break/>2: File: debug_pause.png, <text:s/>Directory: C:\Program Files\MySQL\MySQL Workbench 8.0 CE\images\icons\, <text:s/>Size: 1281</text:p>
      <text:p text:style-name="P2">2: File: debug_step.png, <text:s/>Directory: C:\Program Files\MySQL\MySQL Workbench 8.0 CE\images\icons\, <text:s/>Size: 1648</text:p>
      <text:p text:style-name="P2">2: File: tiny_align_h_left2.png, <text:s/>Directory: C:\Program Files\MySQL\MySQL Workbench 8.0 CE\images\icons\, <text:s/>Size: 499</text:p>
      <text:p text:style-name="P2">2: File: debug_step_into.png, <text:s/>Directory: C:\Program Files\MySQL\MySQL Workbench 8.0 CE\images\icons\, <text:s/>Size: 1685</text:p>
      <text:p text:style-name="P2">2: File: debug_step_out.png, <text:s/>Directory: C:\Program Files\MySQL\MySQL Workbench 8.0 CE\images\icons\, <text:s/>Size: 1634</text:p>
      <text:p text:style-name="P2">2: File: debug_stop.png, <text:s/>Directory: C:\Program Files\MySQL\MySQL Workbench 8.0 CE\images\icons\, <text:s/>Size: 1262</text:p>
      <text:p text:style-name="P2">2: File: warning_icon.png, <text:s/>Directory: C:\Program Files\MySQL\MySQL Workbench 8.0 CE\images\icons\, <text:s/>Size: 8916</text:p>
      <text:p text:style-name="P2">2: File: admin_add_user.png, <text:s/>Directory: C:\Program Files\MySQL\MySQL Workbench 8.0 CE\images\icons\, <text:s/>Size: 1521</text:p>
      <text:p text:style-name="P2">2: File: admin_config_wizard.png, <text:s/>Directory: C:\Program Files\MySQL\MySQL Workbench 8.0 CE\images\icons\, <text:s/>Size: 1654</text:p>
      <text:p text:style-name="P2">2: File: admin_export.png, <text:s/>Directory: C:\Program Files\MySQL\MySQL Workbench 8.0 CE\images\icons\, <text:s/>Size: 1542</text:p>
      <text:p text:style-name="P2">2: File: tiny_align_h_middle.png, <text:s/>Directory: C:\Program Files\MySQL\MySQL Workbench 8.0 CE\images\icons\, <text:s/>Size: 589</text:p>
      <text:p text:style-name="P2">2: File: admin_manage_exported.png, <text:s/>Directory: C:\Program Files\MySQL\MySQL Workbench 8.0 CE\images\icons\, <text:s/>Size: 1692</text:p>
      <text:p text:style-name="P2">2: File: admin_manage_privs.png, <text:s/>Directory: C:\Program Files\MySQL\MySQL Workbench 8.0 CE\images\icons\, <text:s/>Size: 1423</text:p>
      <text:p text:style-name="P2">2: File: admin_connections.png, <text:s/>Directory: C:\Program Files\MySQL\MySQL Workbench 8.0 CE\images\icons\, <text:s/>Size: 1474</text:p>
      <text:p text:style-name="P2">2: File: admin_option_file.png, <text:s/>Directory: C:\Program Files\MySQL\MySQL Workbench 8.0 CE\images\icons\, <text:s/>Size: 1516</text:p>
      <text:p text:style-name="P2">2: File: admin_restore_data.png, <text:s/>Directory: C:\Program Files\MySQL\MySQL Workbench 8.0 CE\images\icons\, <text:s/>Size: 1536</text:p>
      <text:p text:style-name="P2">2: File: tiny_align_h_middle2.png, <text:s/>Directory: C:\Program Files\MySQL\MySQL Workbench 8.0 CE\images\icons\, <text:s/>Size: 566</text:p>
      <text:p text:style-name="P2">2: File: admin_schema_management.png, <text:s/>Directory: C:\Program Files\MySQL\MySQL Workbench 8.0 CE\images\icons\, <text:s/>Size: 1644</text:p>
      <text:p text:style-name="P2">2: File: admin_scripts.png, <text:s/>Directory: C:\Program Files\MySQL\MySQL Workbench 8.0 CE\images\icons\, <text:s/>Size: 1497</text:p>
      <text:p text:style-name="P2">2: File: admin_server_logs.png, <text:s/>Directory: C:\Program Files\MySQL\MySQL Workbench 8.0 CE\images\icons\, <text:s/>Size: 1502</text:p>
      <text:p text:style-name="P2">2: File: admin_server_status.png, <text:s/>Directory: C:\Program Files\MySQL\MySQL Workbench 8.0 CE\images\icons\, <text:s/>Size: 1662</text:p>
      <text:p text:style-name="P2">2: File: admin_start_stop.png, <text:s/>Directory: C:\Program Files\MySQL\MySQL Workbench 8.0 CE\images\icons\, <text:s/>Size: 1414</text:p>
      <text:p text:style-name="P2">2: File: tiny_align_h_right.png, <text:s/>Directory: C:\Program Files\MySQL\MySQL Workbench 8.0 CE\images\icons\, <text:s/>Size: 543</text:p>
      <text:p text:style-name="P2">2: File: admin_status_vars.png, <text:s/>Directory: C:\Program Files\MySQL\MySQL Workbench 8.0 CE\images\icons\, <text:s/>Size: 1385</text:p>
      <text:p text:style-name="P2">2: File: admin_system_startup.png, <text:s/>Directory: C:\Program Files\MySQL\MySQL Workbench 8.0 CE\images\icons\, <text:s/>Size: 1726</text:p>
      <text:p text:style-name="P2"><text:soft-page-break/>2: File: tiny_align_h_right2.png, <text:s/>Directory: C:\Program Files\MySQL\MySQL Workbench 8.0 CE\images\icons\, <text:s/>Size: 516</text:p>
      <text:p text:style-name="P2">2: File: MySQLPlugin-16.png, <text:s/>Directory: C:\Program Files\MySQL\MySQL Workbench 8.0 CE\images\icons\, <text:s/>Size: 1732</text:p>
      <text:p text:style-name="P2">2: File: MySQLPlugin-24.png, <text:s/>Directory: C:\Program Files\MySQL\MySQL Workbench 8.0 CE\images\icons\, <text:s/>Size: 2279</text:p>
      <text:p text:style-name="P2">2: File: MySQLPlugin-32.png, <text:s/>Directory: C:\Program Files\MySQL\MySQL Workbench 8.0 CE\images\icons\, <text:s/>Size: 3097</text:p>
      <text:p text:style-name="P2">2: File: MySQLPlugin-48.png, <text:s/>Directory: C:\Program Files\MySQL\MySQL Workbench 8.0 CE\images\icons\, <text:s/>Size: 4611</text:p>
      <text:p text:style-name="P2">2: File: MySQLPlugin-64.png, <text:s/>Directory: C:\Program Files\MySQL\MySQL Workbench 8.0 CE\images\icons\, <text:s/>Size: 6138</text:p>
      <text:p text:style-name="P2">2: File: MySQLPlugin-128.png, <text:s/>Directory: C:\Program Files\MySQL\MySQL Workbench 8.0 CE\images\icons\, <text:s/>Size: 13381</text:p>
      <text:p text:style-name="P2">2: File: MySQLPlugin-256.png, <text:s/>Directory: C:\Program Files\MySQL\MySQL Workbench 8.0 CE\images\icons\, <text:s/>Size: 32643</text:p>
      <text:p text:style-name="P2">2: File: mini_edit.png, <text:s/>Directory: C:\Program Files\MySQL\MySQL Workbench 8.0 CE\images\icons\, <text:s/>Size: 1287</text:p>
      <text:p text:style-name="P2">2: File: mini_ok.png, <text:s/>Directory: C:\Program Files\MySQL\MySQL Workbench 8.0 CE\images\icons\, <text:s/>Size: 1353</text:p>
      <text:p text:style-name="P2">2: File: tiny_align_v_bottom.png, <text:s/>Directory: C:\Program Files\MySQL\MySQL Workbench 8.0 CE\images\icons\, <text:s/>Size: 470</text:p>
      <text:p text:style-name="P2">2: File: record_autosize.png, <text:s/>Directory: C:\Program Files\MySQL\MySQL Workbench 8.0 CE\images\icons\, <text:s/>Size: 1195</text:p>
      <text:p text:style-name="P2">2: File: migration_check_open.png, <text:s/>Directory: C:\Program Files\MySQL\MySQL Workbench 8.0 CE\images\icons\, <text:s/>Size: 1543</text:p>
      <text:p text:style-name="P2">2: File: migration.png, <text:s/>Directory: C:\Program Files\MySQL\MySQL Workbench 8.0 CE\images\icons\, <text:s/>Size: 1685</text:p>
      <text:p text:style-name="P2">2: File: migration_title.png, <text:s/>Directory: C:\Program Files\MySQL\MySQL Workbench 8.0 CE\images\icons\, <text:s/>Size: 5884</text:p>
      <text:p text:style-name="P2">2: File: migration_check_current.png, <text:s/>Directory: C:\Program Files\MySQL\MySQL Workbench 8.0 CE\images\icons\, <text:s/>Size: 1599</text:p>
      <text:p text:style-name="P2">2: File: migration_check_done.png, <text:s/>Directory: C:\Program Files\MySQL\MySQL Workbench 8.0 CE\images\icons\, <text:s/>Size: 1630</text:p>
      <text:p text:style-name="P2">2: File: migration_logo.png, <text:s/>Directory: C:\Program Files\MySQL\MySQL Workbench 8.0 CE\images\icons\, <text:s/>Size: 3417</text:p>
      <text:p text:style-name="P2">2: File: migration_check_point.png, <text:s/>Directory: C:\Program Files\MySQL\MySQL Workbench 8.0 CE\images\icons\, <text:s/>Size: 1585</text:p>
      <text:p text:style-name="P2">2: File: migration_icon_32x32.png, <text:s/>Directory: C:\Program Files\MySQL\MySQL Workbench 8.0 CE\images\icons\, <text:s/>Size: 2434</text:p>
      <text:p text:style-name="P2">2: File: tiny_align_v_bottom2.png, <text:s/>Directory: C:\Program Files\MySQL\MySQL Workbench 8.0 CE\images\icons\, <text:s/>Size: 571</text:p>
      <text:p text:style-name="P2">2: File: migration_background.png, <text:s/>Directory: C:\Program Files\MySQL\MySQL Workbench 8.0 CE\images\icons\, <text:s/>Size: 17395</text:p>
      <text:p text:style-name="P2">2: File: tiny_more_space.png, <text:s/>Directory: C:\Program Files\MySQL\MySQL Workbench 8.0 CE\images\icons\, <text:s/>Size: 4151</text:p>
      <text:p text:style-name="P2">2: File: tiny_less_space.png, <text:s/>Directory: C:\Program Files\MySQL\MySQL Workbench 8.0 CE\images\icons\, <text:s/>Size: 4152</text:p>
      <text:p text:style-name="P2">2: File: wb-toolbar_nav-back.png, <text:s/>Directory: C:\Program Files\MySQL\MySQL Workbench 8.0 CE\images\icons\, <text:s/>Size: 1213</text:p>
      <text:p text:style-name="P2"><text:soft-page-break/>2: File: wb-toolbar_nav-forward.png, <text:s/>Directory: C:\Program Files\MySQL\MySQL Workbench 8.0 CE\images\icons\, <text:s/>Size: 1223</text:p>
      <text:p text:style-name="P2">2: File: tiny_align_v_middle.png, <text:s/>Directory: C:\Program Files\MySQL\MySQL Workbench 8.0 CE\images\icons\, <text:s/>Size: 503</text:p>
      <text:p text:style-name="P2">2: File: tiny_align_v_middle2.png, <text:s/>Directory: C:\Program Files\MySQL\MySQL Workbench 8.0 CE\images\icons\, <text:s/>Size: 617</text:p>
      <text:p text:style-name="P2">2: File: tiny_align_v_top.png, <text:s/>Directory: C:\Program Files\MySQL\MySQL Workbench 8.0 CE\images\icons\, <text:s/>Size: 471</text:p>
      <text:p text:style-name="P2">2: File: tiny_gridview.png, <text:s/>Directory: C:\Program Files\MySQL\MySQL Workbench 8.0 CE\images\icons\, <text:s/>Size: 3182</text:p>
      <text:p text:style-name="P2">2: File: tiny_align_v_top2.png, <text:s/>Directory: C:\Program Files\MySQL\MySQL Workbench 8.0 CE\images\icons\, <text:s/>Size: 595</text:p>
      <text:p text:style-name="P2">2: File: tiny_grid.png, <text:s/>Directory: C:\Program Files\MySQL\MySQL Workbench 8.0 CE\images\icons\, <text:s/>Size: 425</text:p>
      <text:p text:style-name="P2">2: File: tiny_lock.png, <text:s/>Directory: C:\Program Files\MySQL\MySQL Workbench 8.0 CE\images\icons\, <text:s/>Size: 478</text:p>
      <text:p text:style-name="P2">2: File: tiny_open.png, <text:s/>Directory: C:\Program Files\MySQL\MySQL Workbench 8.0 CE\images\icons\, <text:s/>Size: 845</text:p>
      <text:p text:style-name="P2">2: File: tiny_redo.png, <text:s/>Directory: C:\Program Files\MySQL\MySQL Workbench 8.0 CE\images\icons\, <text:s/>Size: 534</text:p>
      <text:p text:style-name="P2">2: File: tiny_ruler.png, <text:s/>Directory: C:\Program Files\MySQL\MySQL Workbench 8.0 CE\images\icons\, <text:s/>Size: 339</text:p>
      <text:p text:style-name="P2">2: File: tiny_save.png, <text:s/>Directory: C:\Program Files\MySQL\MySQL Workbench 8.0 CE\images\icons\, <text:s/>Size: 767</text:p>
      <text:p text:style-name="P2">2: File: tiny_undo.png, <text:s/>Directory: C:\Program Files\MySQL\MySQL Workbench 8.0 CE\images\icons\, <text:s/>Size: 547</text:p>
      <text:p text:style-name="P2">2: File: tiny_loadsql.png, <text:s/>Directory: C:\Program Files\MySQL\MySQL Workbench 8.0 CE\images\icons\, <text:s/>Size: 832</text:p>
      <text:p text:style-name="P2">2: File: tiny_savesql.png, <text:s/>Directory: C:\Program Files\MySQL\MySQL Workbench 8.0 CE\images\icons\, <text:s/>Size: 812</text:p>
      <text:p text:style-name="P2">2: File: clear_output.png, <text:s/>Directory: C:\Program Files\MySQL\MySQL Workbench 8.0 CE\images\icons\, <text:s/>Size: 619</text:p>
      <text:p text:style-name="P2">2: File: wb_arrow.png, <text:s/>Directory: C:\Program Files\MySQL\MySQL Workbench 8.0 CE\images\icons\, <text:s/>Size: 494</text:p>
      <text:p text:style-name="P2">2: File: wb_db_routinegroup.png, <text:s/>Directory: C:\Program Files\MySQL\MySQL Workbench 8.0 CE\images\icons\, <text:s/>Size: 699</text:p>
      <text:p text:style-name="P2">2: File: wb_db_table.png, <text:s/>Directory: C:\Program Files\MySQL\MySQL Workbench 8.0 CE\images\icons\, <text:s/>Size: 449</text:p>
      <text:p text:style-name="P2">2: File: wb_db_view.png, <text:s/>Directory: C:\Program Files\MySQL\MySQL Workbench 8.0 CE\images\icons\, <text:s/>Size: 607</text:p>
      <text:p text:style-name="P2">2: File: wb_draw_ellipse.png, <text:s/>Directory: C:\Program Files\MySQL\MySQL Workbench 8.0 CE\images\icons\, <text:s/>Size: 599</text:p>
      <text:p text:style-name="P2">2: File: wb_draw_freehand.png, <text:s/>Directory: C:\Program Files\MySQL\MySQL Workbench 8.0 CE\images\icons\, <text:s/>Size: 621</text:p>
      <text:p text:style-name="P2">2: File: wb_draw_line.png, <text:s/>Directory: C:\Program Files\MySQL\MySQL Workbench 8.0 CE\images\icons\, <text:s/>Size: 455</text:p>
      <text:p text:style-name="P2">2: File: wb_draw_polygon.png, <text:s/>Directory: C:\Program Files\MySQL\MySQL Workbench 8.0 CE\images\icons\, <text:s/>Size: 561</text:p>
      <text:p text:style-name="P2">2: File: wb_draw_rect.png, <text:s/>Directory: C:\Program Files\MySQL\MySQL Workbench 8.0 CE\images\icons\, <text:s/>Size: 330</text:p>
      <text:p text:style-name="P2"><text:soft-page-break/>2: File: wb_hand.png, <text:s/>Directory: C:\Program Files\MySQL\MySQL Workbench 8.0 CE\images\icons\, <text:s/>Size: 727</text:p>
      <text:p text:style-name="P2">2: File: wb_image.png, <text:s/>Directory: C:\Program Files\MySQL\MySQL Workbench 8.0 CE\images\icons\, <text:s/>Size: 536</text:p>
      <text:p text:style-name="P2">2: File: wb_layer.png, <text:s/>Directory: C:\Program Files\MySQL\MySQL Workbench 8.0 CE\images\icons\, <text:s/>Size: 444</text:p>
      <text:p text:style-name="P2">2: File: wb_magnifier.png, <text:s/>Directory: C:\Program Files\MySQL\MySQL Workbench 8.0 CE\images\icons\, <text:s/>Size: 546</text:p>
      <text:p text:style-name="P2">2: File: wb_note.png, <text:s/>Directory: C:\Program Files\MySQL\MySQL Workbench 8.0 CE\images\icons\, <text:s/>Size: 476</text:p>
      <text:p text:style-name="P2">2: File: wb_rel_11.png, <text:s/>Directory: C:\Program Files\MySQL\MySQL Workbench 8.0 CE\images\icons\, <text:s/>Size: 273</text:p>
      <text:p text:style-name="P2">2: File: wb_rel_11_dark.png, <text:s/>Directory: C:\Program Files\MySQL\MySQL Workbench 8.0 CE\images\icons\, <text:s/>Size: 278</text:p>
      <text:p text:style-name="P2">2: File: wb_rel_11_nonid.png, <text:s/>Directory: C:\Program Files\MySQL\MySQL Workbench 8.0 CE\images\icons\, <text:s/>Size: 306</text:p>
      <text:p text:style-name="P2">2: File: wb_rel_11_nonid_dark.png, <text:s/>Directory: C:\Program Files\MySQL\MySQL Workbench 8.0 CE\images\icons\, <text:s/>Size: 324</text:p>
      <text:p text:style-name="P2">2: File: wb_rel_1n.png, <text:s/>Directory: C:\Program Files\MySQL\MySQL Workbench 8.0 CE\images\icons\, <text:s/>Size: 351</text:p>
      <text:p text:style-name="P2">2: File: wb_rel_1n_dark.png, <text:s/>Directory: C:\Program Files\MySQL\MySQL Workbench 8.0 CE\images\icons\, <text:s/>Size: 342</text:p>
      <text:p text:style-name="P2">2: File: wb_rel_1n_nonid.png, <text:s/>Directory: C:\Program Files\MySQL\MySQL Workbench 8.0 CE\images\icons\, <text:s/>Size: 376</text:p>
      <text:p text:style-name="P2">2: File: wb_rel_1n_nonid_dark.png, <text:s/>Directory: C:\Program Files\MySQL\MySQL Workbench 8.0 CE\images\icons\, <text:s/>Size: 368</text:p>
      <text:p text:style-name="P2">2: File: wb_rel_1n_pick.png, <text:s/>Directory: C:\Program Files\MySQL\MySQL Workbench 8.0 CE\images\icons\, <text:s/>Size: 668</text:p>
      <text:p text:style-name="P2">2: File: wb_rel_1n_pick_dark.png, <text:s/>Directory: C:\Program Files\MySQL\MySQL Workbench 8.0 CE\images\icons\, <text:s/>Size: 656</text:p>
      <text:p text:style-name="P2">2: File: wb_rel_nm.png, <text:s/>Directory: C:\Program Files\MySQL\MySQL Workbench 8.0 CE\images\icons\, <text:s/>Size: 426</text:p>
      <text:p text:style-name="P2">2: File: wb_rel_nm_dark.png, <text:s/>Directory: C:\Program Files\MySQL\MySQL Workbench 8.0 CE\images\icons\, <text:s/>Size: 401</text:p>
      <text:p text:style-name="P2">2: File: wb_rubber.png, <text:s/>Directory: C:\Program Files\MySQL\MySQL Workbench 8.0 CE\images\icons\, <text:s/>Size: 573</text:p>
      <text:p text:style-name="P2">2: File: mini_error.png, <text:s/>Directory: C:\Program Files\MySQL\MySQL Workbench 8.0 CE\images\icons\, <text:s/>Size: 1361</text:p>
      <text:p text:style-name="P2">2: File: mini_warning.png, <text:s/>Directory: C:\Program Files\MySQL\MySQL Workbench 8.0 CE\images\icons\, <text:s/>Size: 1255</text:p>
      <text:p text:style-name="P2">2: File: mini_notice.png, <text:s/>Directory: C:\Program Files\MySQL\MySQL Workbench 8.0 CE\images\icons\, <text:s/>Size: 2939</text:p>
      <text:p text:style-name="P2">2: File: tiny_hidesidebar.png, <text:s/>Directory: C:\Program Files\MySQL\MySQL Workbench 8.0 CE\images\icons\, <text:s/>Size: 577</text:p>
      <text:p text:style-name="P2">2: File: Apply.png, <text:s/>Directory: C:\Program Files\MySQL\MySQL Workbench 8.0 CE\images\ui\, <text:s/>Size: 246</text:p>
      <text:p text:style-name="P2">2: File: Apply_16x16.png, <text:s/>Directory: C:\Program Files\MySQL\MySQL Workbench 8.0 CE\images\ui\, <text:s/>Size: 228</text:p>
      <text:p text:style-name="P2">2: File: background.png, <text:s/>Directory: C:\Program Files\MySQL\MySQL Workbench 8.0 CE\images\ui\, <text:s/>Size: 3486</text:p>
      <text:p text:style-name="P2"><text:soft-page-break/>2: File: background_top_shadow.png, <text:s/>Directory: C:\Program Files\MySQL\MySQL Workbench 8.0 CE\images\ui\, <text:s/>Size: 1169</text:p>
      <text:p text:style-name="P2">2: File: Close_18x18.png, <text:s/>Directory: C:\Program Files\MySQL\MySQL Workbench 8.0 CE\images\ui\, <text:s/>Size: 357</text:p>
      <text:p text:style-name="P2">2: File: collapsing_panel_bg.png, <text:s/>Directory: C:\Program Files\MySQL\MySQL Workbench 8.0 CE\images\ui\, <text:s/>Size: 1626</text:p>
      <text:p text:style-name="P2">2: File: collapsing_panel_grid_bg.png, <text:s/>Directory: C:\Program Files\MySQL\MySQL Workbench 8.0 CE\images\ui\, <text:s/>Size: 218</text:p>
      <text:p text:style-name="P2">2: File: collapsing_panel_grid_details.png, <text:s/>Directory: C:\Program Files\MySQL\MySQL Workbench 8.0 CE\images\ui\, <text:s/>Size: 162</text:p>
      <text:p text:style-name="P2">2: File: collapsing_panel_grid_details2.png, <text:s/>Directory: C:\Program Files\MySQL\MySQL Workbench 8.0 CE\images\ui\, <text:s/>Size: 286</text:p>
      <text:p text:style-name="P2">2: File: tiny_grtshell.png, <text:s/>Directory: C:\Program Files\MySQL\MySQL Workbench 8.0 CE\images\icons\, <text:s/>Size: 452</text:p>
      <text:p text:style-name="P2">2: File: collapsing_panel_grid_large_icons.png, <text:s/>Directory: C:\Program Files\MySQL\MySQL Workbench 8.0 CE\images\ui\, <text:s/>Size: 194</text:p>
      <text:p text:style-name="P2">2: File: collapsing_panel_grid_large_icons2.png, <text:s/>Directory: C:\Program Files\MySQL\MySQL Workbench 8.0 CE\images\ui\, <text:s/>Size: 377</text:p>
      <text:p text:style-name="P2">2: File: collapsing_panel_grid_small_icons.png, <text:s/>Directory: C:\Program Files\MySQL\MySQL Workbench 8.0 CE\images\ui\, <text:s/>Size: 182</text:p>
      <text:p text:style-name="P2">2: File: collapsing_panel_grid_small_icons2.png, <text:s/>Directory: C:\Program Files\MySQL\MySQL Workbench 8.0 CE\images\ui\, <text:s/>Size: 677</text:p>
      <text:p text:style-name="P2">2: File: collapsing_panel_header_bg.png, <text:s/>Directory: C:\Program Files\MySQL\MySQL Workbench 8.0 CE\images\ui\, <text:s/>Size: 241</text:p>
      <text:p text:style-name="P2">2: File: collapsing_panel_header_bg_flat.png, <text:s/>Directory: C:\Program Files\MySQL\MySQL Workbench 8.0 CE\images\ui\, <text:s/>Size: 179</text:p>
      <text:p text:style-name="P2">2: File: collapsing_panel_header_shadow.png, <text:s/>Directory: C:\Program Files\MySQL\MySQL Workbench 8.0 CE\images\ui\, <text:s/>Size: 381</text:p>
      <text:p text:style-name="P2">2: File: collapsing_panel_header_tab_add.png, <text:s/>Directory: C:\Program Files\MySQL\MySQL Workbench 8.0 CE\images\ui\, <text:s/>Size: 872</text:p>
      <text:p text:style-name="P2">2: File: collapsing_panel_header_tab_add2.png, <text:s/>Directory: C:\Program Files\MySQL\MySQL Workbench 8.0 CE\images\ui\, <text:s/>Size: 784</text:p>
      <text:p text:style-name="P2">2: File: collapsing_panel_header_tab_del.png, <text:s/>Directory: C:\Program Files\MySQL\MySQL Workbench 8.0 CE\images\ui\, <text:s/>Size: 859</text:p>
      <text:p text:style-name="P2">2: File: mini_notice_blue.png, <text:s/>Directory: C:\Program Files\MySQL\MySQL Workbench 8.0 CE\images\icons\, <text:s/>Size: 1151</text:p>
      <text:p text:style-name="P2">2: File: collapsing_panel_header_tab_del2.png, <text:s/>Directory: C:\Program Files\MySQL\MySQL Workbench 8.0 CE\images\ui\, <text:s/>Size: 767</text:p>
      <text:p text:style-name="P2">2: File: collapsing_panel_header_tab_left.png, <text:s/>Directory: C:\Program Files\MySQL\MySQL Workbench 8.0 CE\images\ui\, <text:s/>Size: 191</text:p>
      <text:p text:style-name="P2">2: File: collapsing_panel_header_tab_left_flat.png, <text:s/>Directory: C:\Program Files\MySQL\MySQL Workbench 8.0 CE\images\ui\, <text:s/>Size: 150</text:p>
      <text:p text:style-name="P2">2: File: collapsing_panel_header_tab_middle.png, <text:s/>Directory: C:\Program Files\MySQL\MySQL Workbench 8.0 CE\images\ui\, <text:s/>Size: 371</text:p>
      <text:p text:style-name="P2">2: File: collapsing_panel_header_tab_middle_flat.png, <text:s/>Directory: C:\Program Files\MySQL\MySQL Workbench 8.0 CE\images\ui\, <text:s/>Size: 204</text:p>
      <text:p text:style-name="P2">2: File: collapsing_panel_header_tab_right.png, <text:s/>Directory: C:\Program Files\MySQL\MySQL Workbench 8.0 CE\images\ui\, <text:s/>Size: 189</text:p>
      <text:p text:style-name="P2">2: File: collapsing_panel_header_tab_right_flat.png, <text:s/>Directory: C:\Program Files\MySQL\MySQL Workbench 8.0 CE\images\ui\, <text:s/>Size: 150</text:p>
      <text:p text:style-name="P2"><text:soft-page-break/>2: File: collapsing_panel_header_tab_separator.png, <text:s/>Directory: C:\Program Files\MySQL\MySQL Workbench 8.0 CE\images\ui\, <text:s/>Size: 174</text:p>
      <text:p text:style-name="P2">2: File: collapsing_panel_header_tab_separator_flat.png, <text:s/>Directory: C:\Program Files\MySQL\MySQL Workbench 8.0 CE\images\ui\, <text:s/>Size: 144</text:p>
      <text:p text:style-name="P2">2: File: collapsing_panel_minus.png, <text:s/>Directory: C:\Program Files\MySQL\MySQL Workbench 8.0 CE\images\ui\, <text:s/>Size: 163</text:p>
      <text:p text:style-name="P2">2: File: tiny_saveas.png, <text:s/>Directory: C:\Program Files\MySQL\MySQL Workbench 8.0 CE\images\icons\, <text:s/>Size: 829</text:p>
      <text:p text:style-name="P2">2: File: collapsing_panel_minus_flat.png, <text:s/>Directory: C:\Program Files\MySQL\MySQL Workbench 8.0 CE\images\ui\, <text:s/>Size: 232</text:p>
      <text:p text:style-name="P2">2: File: collapsing_panel_plus.png, <text:s/>Directory: C:\Program Files\MySQL\MySQL Workbench 8.0 CE\images\ui\, <text:s/>Size: 175</text:p>
      <text:p text:style-name="P2">2: File: collapsing_panel_plus_flat.png, <text:s/>Directory: C:\Program Files\MySQL\MySQL Workbench 8.0 CE\images\ui\, <text:s/>Size: 246</text:p>
      <text:p text:style-name="P2">2: File: collapsing_panel_tab_left.png, <text:s/>Directory: C:\Program Files\MySQL\MySQL Workbench 8.0 CE\images\ui\, <text:s/>Size: 170</text:p>
      <text:p text:style-name="P2">2: File: collapsing_panel_tab_middle.png, <text:s/>Directory: C:\Program Files\MySQL\MySQL Workbench 8.0 CE\images\ui\, <text:s/>Size: 1642</text:p>
      <text:p text:style-name="P2">2: File: collapsing_panel_tab_right.png, <text:s/>Directory: C:\Program Files\MySQL\MySQL Workbench 8.0 CE\images\ui\, <text:s/>Size: 167</text:p>
      <text:p text:style-name="P2">2: File: dialog_input.png, <text:s/>Directory: C:\Program Files\MySQL\MySQL Workbench 8.0 CE\images\ui\, <text:s/>Size: 981</text:p>
      <text:p text:style-name="P2">2: File: Discard.png, <text:s/>Directory: C:\Program Files\MySQL\MySQL Workbench 8.0 CE\images\ui\, <text:s/>Size: 297</text:p>
      <text:p text:style-name="P2">2: File: Discard_16x16.png, <text:s/>Directory: C:\Program Files\MySQL\MySQL Workbench 8.0 CE\images\ui\, <text:s/>Size: 281</text:p>
      <text:p text:style-name="P2">2: File: comment.png, <text:s/>Directory: C:\Program Files\MySQL\MySQL Workbench 8.0 CE\images\icons\, <text:s/>Size: 541</text:p>
      <text:p text:style-name="P2">2: File: DotBlue.png, <text:s/>Directory: C:\Program Files\MySQL\MySQL Workbench 8.0 CE\images\ui\, <text:s/>Size: 504</text:p>
      <text:p text:style-name="P2">2: File: DotDisabled.png, <text:s/>Directory: C:\Program Files\MySQL\MySQL Workbench 8.0 CE\images\ui\, <text:s/>Size: 367</text:p>
      <text:p text:style-name="P2">2: File: DotGrey.png, <text:s/>Directory: C:\Program Files\MySQL\MySQL Workbench 8.0 CE\images\ui\, <text:s/>Size: 467</text:p>
      <text:p text:style-name="P2">2: File: DotRed.png, <text:s/>Directory: C:\Program Files\MySQL\MySQL Workbench 8.0 CE\images\ui\, <text:s/>Size: 672</text:p>
      <text:p text:style-name="P2">2: File: field_overlay_blob.png, <text:s/>Directory: C:\Program Files\MySQL\MySQL Workbench 8.0 CE\images\ui\, <text:s/>Size: 899</text:p>
      <text:p text:style-name="P2">2: File: field_overlay_null.png, <text:s/>Directory: C:\Program Files\MySQL\MySQL Workbench 8.0 CE\images\ui\, <text:s/>Size: 187</text:p>
      <text:p text:style-name="P2">2: File: First_16x16.png, <text:s/>Directory: C:\Program Files\MySQL\MySQL Workbench 8.0 CE\images\ui\, <text:s/>Size: 207</text:p>
      <text:p text:style-name="P2">2: File: header_bar_blue.png, <text:s/>Directory: C:\Program Files\MySQL\MySQL Workbench 8.0 CE\images\ui\, <text:s/>Size: 488</text:p>
      <text:p text:style-name="P2">2: File: grt.png, <text:s/>Directory: C:\Program Files\MySQL\MySQL Workbench 8.0 CE\images\icons\, <text:s/>Size: 647</text:p>
      <text:p text:style-name="P2">2: File: header_bar_gray.png, <text:s/>Directory: C:\Program Files\MySQL\MySQL Workbench 8.0 CE\images\ui\, <text:s/>Size: 281</text:p>
      <text:p text:style-name="P2">2: File: header_bar_orange.png, <text:s/>Directory: C:\Program Files\MySQL\MySQL Workbench 8.0 CE\images\ui\, <text:s/>Size: 489</text:p>
      <text:p text:style-name="P2"><text:soft-page-break/>2: File: Last_16x16.png, <text:s/>Directory: C:\Program Files\MySQL\MySQL Workbench 8.0 CE\images\ui\, <text:s/>Size: 204</text:p>
      <text:p text:style-name="P2">2: File: MacWizardBackground.png, <text:s/>Directory: C:\Program Files\MySQL\MySQL Workbench 8.0 CE\images\ui\, <text:s/>Size: 43834</text:p>
      <text:p text:style-name="P2">2: File: message_edit.png, <text:s/>Directory: C:\Program Files\MySQL\MySQL Workbench 8.0 CE\images\ui\, <text:s/>Size: 967</text:p>
      <text:p text:style-name="P2">2: File: navigator_zoom_in.png, <text:s/>Directory: C:\Program Files\MySQL\MySQL Workbench 8.0 CE\images\ui\, <text:s/>Size: 688</text:p>
      <text:p text:style-name="P2">2: File: history.png, <text:s/>Directory: C:\Program Files\MySQL\MySQL Workbench 8.0 CE\images\icons\, <text:s/>Size: 526</text:p>
      <text:p text:style-name="P2">2: File: navigator_zoom_out.png, <text:s/>Directory: C:\Program Files\MySQL\MySQL Workbench 8.0 CE\images\ui\, <text:s/>Size: 652</text:p>
      <text:p text:style-name="P2">2: File: note.128x128.png, <text:s/>Directory: C:\Program Files\MySQL\MySQL Workbench 8.0 CE\images\ui\, <text:s/>Size: 3060</text:p>
      <text:p text:style-name="P2">2: File: Refresh_16x16.png, <text:s/>Directory: C:\Program Files\MySQL\MySQL Workbench 8.0 CE\images\ui\, <text:s/>Size: 319</text:p>
      <text:p text:style-name="P2">2: File: Refresh_18x18.png, <text:s/>Directory: C:\Program Files\MySQL\MySQL Workbench 8.0 CE\images\ui\, <text:s/>Size: 648</text:p>
      <text:p text:style-name="P2">2: File: Refresh_disabled_18x18.png, <text:s/>Directory: C:\Program Files\MySQL\MySQL Workbench 8.0 CE\images\ui\, <text:s/>Size: 3296</text:p>
      <text:p text:style-name="P2">2: File: sakila.png, <text:s/>Directory: C:\Program Files\MySQL\MySQL Workbench 8.0 CE\images\ui\, <text:s/>Size: 1365</text:p>
      <text:p text:style-name="P2">2: File: layers.png, <text:s/>Directory: C:\Program Files\MySQL\MySQL Workbench 8.0 CE\images\icons\, <text:s/>Size: 556</text:p>
      <text:p text:style-name="P2">2: File: search_clear.png, <text:s/>Directory: C:\Program Files\MySQL\MySQL Workbench 8.0 CE\images\ui\, <text:s/>Size: 484</text:p>
      <text:p text:style-name="P2">2: File: search_doc_action.png, <text:s/>Directory: C:\Program Files\MySQL\MySQL Workbench 8.0 CE\images\ui\, <text:s/>Size: 350</text:p>
      <text:p text:style-name="P2">2: File: search_icon.png, <text:s/>Directory: C:\Program Files\MySQL\MySQL Workbench 8.0 CE\images\ui\, <text:s/>Size: 1022</text:p>
      <text:p text:style-name="P2">2: File: section_expanded.png, <text:s/>Directory: C:\Program Files\MySQL\MySQL Workbench 8.0 CE\images\ui\, <text:s/>Size: 2912</text:p>
      <text:p text:style-name="P2">2: File: section_unexpandable.png, <text:s/>Directory: C:\Program Files\MySQL\MySQL Workbench 8.0 CE\images\ui\, <text:s/>Size: 2765</text:p>
      <text:p text:style-name="P2">2: File: section_unexpanded.png, <text:s/>Directory: C:\Program Files\MySQL\MySQL Workbench 8.0 CE\images\ui\, <text:s/>Size: 2922</text:p>
      <text:p text:style-name="P2">2: File: separator-dots.png, <text:s/>Directory: C:\Program Files\MySQL\MySQL Workbench 8.0 CE\images\ui\, <text:s/>Size: 121</text:p>
      <text:p text:style-name="P2">2: File: MySQLWorkbench-128.png, <text:s/>Directory: C:\Program Files\MySQL\MySQL Workbench 8.0 CE\images\icons\, <text:s/>Size: 8412</text:p>
      <text:p text:style-name="P2">2: File: show_eof.png, <text:s/>Directory: C:\Program Files\MySQL\MySQL Workbench 8.0 CE\images\ui\, <text:s/>Size: 817</text:p>
      <text:p text:style-name="P2">2: File: show_whitespace.png, <text:s/>Directory: C:\Program Files\MySQL\MySQL Workbench 8.0 CE\images\ui\, <text:s/>Size: 692</text:p>
      <text:p text:style-name="P2">2: File: small_toolbar_bg.png, <text:s/>Directory: C:\Program Files\MySQL\MySQL Workbench 8.0 CE\images\ui\, <text:s/>Size: 195</text:p>
      <text:p text:style-name="P2">2: File: statusbar_output.png, <text:s/>Directory: C:\Program Files\MySQL\MySQL Workbench 8.0 CE\images\ui\, <text:s/>Size: 231</text:p>
      <text:p text:style-name="P2">2: File: statusbar_separator.png, <text:s/>Directory: C:\Program Files\MySQL\MySQL Workbench 8.0 CE\images\ui\, <text:s/>Size: 145</text:p>
      <text:p text:style-name="P2"><text:soft-page-break/>2: File: statusbar_shell.png, <text:s/>Directory: C:\Program Files\MySQL\MySQL Workbench 8.0 CE\images\ui\, <text:s/>Size: 318</text:p>
      <text:p text:style-name="P2">2: File: tab.diagram.16x16.png, <text:s/>Directory: C:\Program Files\MySQL\MySQL Workbench 8.0 CE\images\ui\, <text:s/>Size: 501</text:p>
      <text:p text:style-name="P2">2: File: tab.overview.home.16x16.png, <text:s/>Directory: C:\Program Files\MySQL\MySQL Workbench 8.0 CE\images\ui\, <text:s/>Size: 565</text:p>
      <text:p text:style-name="P2">2: File: tab.overview.physical.16x16.png, <text:s/>Directory: C:\Program Files\MySQL\MySQL Workbench 8.0 CE\images\ui\, <text:s/>Size: 684</text:p>
      <text:p text:style-name="P2">2: File: tab.sqlquery.16x16.png, <text:s/>Directory: C:\Program Files\MySQL\MySQL Workbench 8.0 CE\images\ui\, <text:s/>Size: 856</text:p>
      <text:p text:style-name="P2">2: File: MySQLWorkbench-16.png, <text:s/>Directory: C:\Program Files\MySQL\MySQL Workbench 8.0 CE\images\icons\, <text:s/>Size: 2667</text:p>
      <text:p text:style-name="P2">2: File: task_checked.png, <text:s/>Directory: C:\Program Files\MySQL\MySQL Workbench 8.0 CE\images\ui\, <text:s/>Size: 675</text:p>
      <text:p text:style-name="P2">2: File: task_disabled.png, <text:s/>Directory: C:\Program Files\MySQL\MySQL Workbench 8.0 CE\images\ui\, <text:s/>Size: 497</text:p>
      <text:p text:style-name="P2">2: File: task_error.png, <text:s/>Directory: C:\Program Files\MySQL\MySQL Workbench 8.0 CE\images\ui\, <text:s/>Size: 616</text:p>
      <text:p text:style-name="P2">2: File: task_executing.png, <text:s/>Directory: C:\Program Files\MySQL\MySQL Workbench 8.0 CE\images\ui\, <text:s/>Size: 608</text:p>
      <text:p text:style-name="P2">2: File: task_unchecked.png, <text:s/>Directory: C:\Program Files\MySQL\MySQL Workbench 8.0 CE\images\ui\, <text:s/>Size: 506</text:p>
      <text:p text:style-name="P2">2: File: task_warning.png, <text:s/>Directory: C:\Program Files\MySQL\MySQL Workbench 8.0 CE\images\ui\, <text:s/>Size: 462</text:p>
      <text:p text:style-name="P2">2: File: MySQL-WB-about-screen.png, <text:s/>Directory: C:\Program Files\MySQL\MySQL Workbench 8.0 CE\images\ui\, <text:s/>Size: 18046</text:p>
      <text:p text:style-name="P2">2: File: MySQLWorkbench-32.png, <text:s/>Directory: C:\Program Files\MySQL\MySQL Workbench 8.0 CE\images\icons\, <text:s/>Size: 4233</text:p>
      <text:p text:style-name="P2">2: File: check.png, <text:s/>Directory: C:\Program Files\MySQL\MySQL Workbench 8.0 CE\images\ui\, <text:s/>Size: 186</text:p>
      <text:p text:style-name="P2">2: File: uncheck.png, <text:s/>Directory: C:\Program Files\MySQL\MySQL Workbench 8.0 CE\images\ui\, <text:s/>Size: 147</text:p>
      <text:p text:style-name="P2">2: File: unknown.png, <text:s/>Directory: C:\Program Files\MySQL\MySQL Workbench 8.0 CE\images\ui\, <text:s/>Size: 195</text:p>
      <text:p text:style-name="P2">2: File: zoom_in.png, <text:s/>Directory: C:\Program Files\MySQL\MySQL Workbench 8.0 CE\images\ui\, <text:s/>Size: 1077</text:p>
      <text:p text:style-name="P2">2: File: zoom_out.png, <text:s/>Directory: C:\Program Files\MySQL\MySQL Workbench 8.0 CE\images\ui\, <text:s/>Size: 1141</text:p>
      <text:p text:style-name="P2">2: File: zoom_reset.png, <text:s/>Directory: C:\Program Files\MySQL\MySQL Workbench 8.0 CE\images\ui\, <text:s/>Size: 1097</text:p>
      <text:p text:style-name="P2">2: File: options-horizontal-separator.png, <text:s/>Directory: C:\Program Files\MySQL\MySQL Workbench 8.0 CE\images\ui\, <text:s/>Size: 271</text:p>
      <text:p text:style-name="P2">2: File: editor_breakpoint.png, <text:s/>Directory: C:\Program Files\MySQL\MySQL Workbench 8.0 CE\images\ui\, <text:s/>Size: 988</text:p>
      <text:p text:style-name="P2">2: File: editor_breakpoint_hit.png, <text:s/>Directory: C:\Program Files\MySQL\MySQL Workbench 8.0 CE\images\ui\, <text:s/>Size: 1027</text:p>
      <text:p text:style-name="P2">2: File: editor_current_pos.png, <text:s/>Directory: C:\Program Files\MySQL\MySQL Workbench 8.0 CE\images\ui\, <text:s/>Size: 914</text:p>
      <text:p text:style-name="P2">2: File: editor_error.png, <text:s/>Directory: C:\Program Files\MySQL\MySQL Workbench 8.0 CE\images\ui\, <text:s/>Size: 926</text:p>
      <text:p text:style-name="P2"><text:soft-page-break/>2: File: editor_statement.png, <text:s/>Directory: C:\Program Files\MySQL\MySQL Workbench 8.0 CE\images\ui\, <text:s/>Size: 871</text:p>
      <text:p text:style-name="P2">2: File: message_wb_bug.png, <text:s/>Directory: C:\Program Files\MySQL\MySQL Workbench 8.0 CE\images\ui\, <text:s/>Size: 24800</text:p>
      <text:p text:style-name="P2">2: File: MySQLWorkbench-48.png, <text:s/>Directory: C:\Program Files\MySQL\MySQL Workbench 8.0 CE\images\icons\, <text:s/>Size: 3339</text:p>
      <text:p text:style-name="P2">2: File: message_wb_lock.png, <text:s/>Directory: C:\Program Files\MySQL\MySQL Workbench 8.0 CE\images\ui\, <text:s/>Size: 9451</text:p>
      <text:p text:style-name="P2">2: File: change_alert_thin.png, <text:s/>Directory: C:\Program Files\MySQL\MySQL Workbench 8.0 CE\images\ui\, <text:s/>Size: 2929</text:p>
      <text:p text:style-name="P2">2: File: change_backward.png, <text:s/>Directory: C:\Program Files\MySQL\MySQL Workbench 8.0 CE\images\ui\, <text:s/>Size: 600</text:p>
      <text:p text:style-name="P2">2: File: change_forward.png, <text:s/>Directory: C:\Program Files\MySQL\MySQL Workbench 8.0 CE\images\ui\, <text:s/>Size: 621</text:p>
      <text:p text:style-name="P2">2: File: change_ignore.png, <text:s/>Directory: C:\Program Files\MySQL\MySQL Workbench 8.0 CE\images\ui\, <text:s/>Size: 1207</text:p>
      <text:p text:style-name="P2">2: File: change_nothing.png, <text:s/>Directory: C:\Program Files\MySQL\MySQL Workbench 8.0 CE\images\ui\, <text:s/>Size: 632</text:p>
      <text:p text:style-name="P2">2: File: edit.png, <text:s/>Directory: C:\Program Files\MySQL\MySQL Workbench 8.0 CE\images\ui\, <text:s/>Size: 689</text:p>
      <text:p text:style-name="P2">2: File: message_wb_wait.png, <text:s/>Directory: C:\Program Files\MySQL\MySQL Workbench 8.0 CE\images\ui\, <text:s/>Size: 16155</text:p>
      <text:p text:style-name="P2">2: File: tree_collapsed.png, <text:s/>Directory: C:\Program Files\MySQL\MySQL Workbench 8.0 CE\images\ui\, <text:s/>Size: 249</text:p>
      <text:p text:style-name="P2">2: File: MySQLWorkbenchDoc-128.png, <text:s/>Directory: C:\Program Files\MySQL\MySQL Workbench 8.0 CE\images\icons\, <text:s/>Size: 6762</text:p>
      <text:p text:style-name="P2">2: File: tree_expanded.png, <text:s/>Directory: C:\Program Files\MySQL\MySQL Workbench 8.0 CE\images\ui\, <text:s/>Size: 251</text:p>
      <text:p text:style-name="P2">2: File: wait_panel_cancel_button.png, <text:s/>Directory: C:\Program Files\MySQL\MySQL Workbench 8.0 CE\images\ui\, <text:s/>Size: 2094</text:p>
      <text:p text:style-name="P2">2: File: refresh_sidebar.png, <text:s/>Directory: C:\Program Files\MySQL\MySQL Workbench 8.0 CE\images\ui\, <text:s/>Size: 1342</text:p>
      <text:p text:style-name="P2">2: File: big_switcher_yes.png, <text:s/>Directory: C:\Program Files\MySQL\MySQL Workbench 8.0 CE\images\ui\, <text:s/>Size: 2750</text:p>
      <text:p text:style-name="P2">2: File: big_switcher_no.png, <text:s/>Directory: C:\Program Files\MySQL\MySQL Workbench 8.0 CE\images\ui\, <text:s/>Size: 2241</text:p>
      <text:p text:style-name="P2">2: File: separator_vertical.png, <text:s/>Directory: C:\Program Files\MySQL\MySQL Workbench 8.0 CE\images\ui\, <text:s/>Size: 1327</text:p>
      <text:p text:style-name="P2">2: File: editor_continue_on_error.png, <text:s/>Directory: C:\Program Files\MySQL\MySQL Workbench 8.0 CE\images\ui\, <text:s/>Size: 197</text:p>
      <text:p text:style-name="P2">2: File: MySQLWorkbenchDoc-16.png, <text:s/>Directory: C:\Program Files\MySQL\MySQL Workbench 8.0 CE\images\icons\, <text:s/>Size: 723</text:p>
      <text:p text:style-name="P2">2: File: search_sidebar.png, <text:s/>Directory: C:\Program Files\MySQL\MySQL Workbench 8.0 CE\images\ui\, <text:s/>Size: 1311</text:p>
      <text:p text:style-name="P2">2: File: EditorCollapsed.png, <text:s/>Directory: C:\Program Files\MySQL\MySQL Workbench 8.0 CE\images\ui\, <text:s/>Size: 1534</text:p>
      <text:p text:style-name="P2">2: File: EditorExpanded.png, <text:s/>Directory: C:\Program Files\MySQL\MySQL Workbench 8.0 CE\images\ui\, <text:s/>Size: 1532</text:p>
      <text:p text:style-name="P2">2: File: background_stripes_light.png, <text:s/>Directory: C:\Program Files\MySQL\MySQL Workbench 8.0 CE\images\ui\, <text:s/>Size: 1057</text:p>
      <text:p text:style-name="P2"><text:soft-page-break/>2: File: change_alert_drop.png, <text:s/>Directory: C:\Program Files\MySQL\MySQL Workbench 8.0 CE\images\ui\, <text:s/>Size: 2912</text:p>
      <text:p text:style-name="P2">2: File: busy_sidebar.png, <text:s/>Directory: C:\Program Files\MySQL\MySQL Workbench 8.0 CE\images\ui\, <text:s/>Size: 848</text:p>
      <text:p text:style-name="P2">2: File: audit_log.png, <text:s/>Directory: C:\Program Files\MySQL\MySQL Workbench 8.0 CE\images\ui\, <text:s/>Size: 14994</text:p>
      <text:p text:style-name="P2">2: File: switcher_left_on_win8.png, <text:s/>Directory: C:\Program Files\MySQL\MySQL Workbench 8.0 CE\images\ui\, <text:s/>Size: 1086</text:p>
      <text:p text:style-name="P2">2: File: MySQLWorkbenchDoc-24.png, <text:s/>Directory: C:\Program Files\MySQL\MySQL Workbench 8.0 CE\images\icons\, <text:s/>Size: 1177</text:p>
      <text:p text:style-name="P2">2: File: switcher_right_on_win8.png, <text:s/>Directory: C:\Program Files\MySQL\MySQL Workbench 8.0 CE\images\ui\, <text:s/>Size: 1085</text:p>
      <text:p text:style-name="P2">2: File: qe_sql-editor-tb-icon_zoom-area.png, <text:s/>Directory: C:\Program Files\MySQL\MySQL Workbench 8.0 CE\images\sql\, <text:s/>Size: 1542</text:p>
      <text:p text:style-name="P2">2: File: qe_sql-editor-tb-icon_zoom-in.png, <text:s/>Directory: C:\Program Files\MySQL\MySQL Workbench 8.0 CE\images\sql\, <text:s/>Size: 1551</text:p>
      <text:p text:style-name="P2">2: File: qe_sql-editor-tb-icon_zoom-out.png, <text:s/>Directory: C:\Program Files\MySQL\MySQL Workbench 8.0 CE\images\sql\, <text:s/>Size: 1544</text:p>
      <text:p text:style-name="P2">2: File: qe_sql-editor-tb-icon_zoom-reset.png, <text:s/>Directory: C:\Program Files\MySQL\MySQL Workbench 8.0 CE\images\sql\, <text:s/>Size: 1113</text:p>
      <text:p text:style-name="P2">2: File: qe_sql-editor-tb-icon_zoom-jump.png, <text:s/>Directory: C:\Program Files\MySQL\MySQL Workbench 8.0 CE\images\sql\, <text:s/>Size: 1272</text:p>
      <text:p text:style-name="P2">2: File: switcher_bottom_off_win8.png, <text:s/>Directory: C:\Program Files\MySQL\MySQL Workbench 8.0 CE\images\ui\, <text:s/>Size: 1085</text:p>
      <text:p text:style-name="P2">2: File: qe_sql-editor-tb-icon_zoom-auto.png, <text:s/>Directory: C:\Program Files\MySQL\MySQL Workbench 8.0 CE\images\sql\, <text:s/>Size: 1608</text:p>
      <text:p text:style-name="P2">2: File: qe_sql-editor-tb-icon_zoom-center.png, <text:s/>Directory: C:\Program Files\MySQL\MySQL Workbench 8.0 CE\images\sql\, <text:s/>Size: 1560</text:p>
      <text:p text:style-name="P2">2: File: qe_sql-editor-resultset-tb-pin.png, <text:s/>Directory: C:\Program Files\MySQL\MySQL Workbench 8.0 CE\images\sql\, <text:s/>Size: 1148</text:p>
      <text:p text:style-name="P2">2: File: qe_sql-editor-resultset-tb-pinned.png, <text:s/>Directory: C:\Program Files\MySQL\MySQL Workbench 8.0 CE\images\sql\, <text:s/>Size: 1084</text:p>
      <text:p text:style-name="P2">2: File: qe_sql-editor-explain-tb-overview.png, <text:s/>Directory: C:\Program Files\MySQL\MySQL Workbench 8.0 CE\images\sql\, <text:s/>Size: 1432</text:p>
      <text:p text:style-name="P2">2: File: switcher_left_off_win8.png, <text:s/>Directory: C:\Program Files\MySQL\MySQL Workbench 8.0 CE\images\ui\, <text:s/>Size: 1088</text:p>
      <text:p text:style-name="P2">2: File: switcher_right_off_win8.png, <text:s/>Directory: C:\Program Files\MySQL\MySQL Workbench 8.0 CE\images\ui\, <text:s/>Size: 1088</text:p>
      <text:p text:style-name="P2">2: File: wb_toolbar_pages_18x18.png, <text:s/>Directory: C:\Program Files\MySQL\MySQL Workbench 8.0 CE\images\icons\, <text:s/>Size: 1075</text:p>
      <text:p text:style-name="P2">2: File: admin_audit_inspector.png, <text:s/>Directory: C:\Program Files\MySQL\MySQL Workbench 8.0 CE\images\icons\, <text:s/>Size: 1728</text:p>
      <text:p text:style-name="P2">2: File: wb_lock.png, <text:s/>Directory: C:\Program Files\MySQL\MySQL Workbench 8.0 CE\images\ui\, <text:s/>Size: 24598</text:p>
      <text:p text:style-name="P2">2: File: change_alert_create.png, <text:s/>Directory: C:\Program Files\MySQL\MySQL Workbench 8.0 CE\images\ui\, <text:s/>Size: 4154</text:p>
      <text:p text:style-name="P2">2: File: arrow_down.png, <text:s/>Directory: C:\Program Files\MySQL\MySQL Workbench 8.0 CE\images\ui\, <text:s/>Size: 536</text:p>
      <text:p text:style-name="P2">2: File: arrow_up.png, <text:s/>Directory: C:\Program Files\MySQL\MySQL Workbench 8.0 CE\images\ui\, <text:s/>Size: 516</text:p>
      <text:p text:style-name="P2"><text:soft-page-break/>2: File: MySQLWorkbenchDoc-32.png, <text:s/>Directory: C:\Program Files\MySQL\MySQL Workbench 8.0 CE\images\icons\, <text:s/>Size: 1698</text:p>
      <text:p text:style-name="P2">2: File: Close_16x16.png, <text:s/>Directory: C:\Program Files\MySQL\MySQL Workbench 8.0 CE\images\ui\, <text:s/>Size: 890</text:p>
      <text:p text:style-name="P2">2: File: firewall-header.png, <text:s/>Directory: C:\Program Files\MySQL\MySQL Workbench 8.0 CE\images\ui\, <text:s/>Size: 8377</text:p>
      <text:p text:style-name="P2">2: File: wb-toolbar_automatic-help-off.png, <text:s/>Directory: C:\Program Files\MySQL\MySQL Workbench 8.0 CE\images\icons\, <text:s/>Size: 1558</text:p>
      <text:p text:style-name="P2">2: File: wb-toolbar_automatic-help-on.png, <text:s/>Directory: C:\Program Files\MySQL\MySQL Workbench 8.0 CE\images\icons\, <text:s/>Size: 1599</text:p>
      <text:p text:style-name="P2">2: File: MySQLWorkbenchDoc-48.png, <text:s/>Directory: C:\Program Files\MySQL\MySQL Workbench 8.0 CE\images\icons\, <text:s/>Size: 2845</text:p>
      <text:p text:style-name="P2">2: File: wb-toolbar_manual-help.png, <text:s/>Directory: C:\Program Files\MySQL\MySQL Workbench 8.0 CE\images\icons\, <text:s/>Size: 1578</text:p>
      <text:p text:style-name="P2">2: File: switcher_bottom_on_win8.png, <text:s/>Directory: C:\Program Files\MySQL\MySQL Workbench 8.0 CE\images\ui\, <text:s/>Size: 1083</text:p>
      <text:p text:style-name="P2">2: File: MySQLWorkbenchDoc-64.png, <text:s/>Directory: C:\Program Files\MySQL\MySQL Workbench 8.0 CE\images\icons\, <text:s/>Size: 4147</text:p>
      <text:p text:style-name="P2">2: File: MySQLWorkbenchDocIcon128x128.png, <text:s/>Directory: C:\Program Files\MySQL\MySQL Workbench 8.0 CE\images\icons\, <text:s/>Size: 12511</text:p>
      <text:p text:style-name="P2">2: File: MySQLWorkbenchDocIcon16x16.png, <text:s/>Directory: C:\Program Files\MySQL\MySQL Workbench 8.0 CE\images\icons\, <text:s/>Size: 4088</text:p>
      <text:p text:style-name="P2">2: File: MySQLWorkbenchDocIcon32x32.png, <text:s/>Directory: C:\Program Files\MySQL\MySQL Workbench 8.0 CE\images\icons\, <text:s/>Size: 5076</text:p>
      <text:p text:style-name="P2">2: File: MySQLWorkbenchDocIcon48x48.png, <text:s/>Directory: C:\Program Files\MySQL\MySQL Workbench 8.0 CE\images\icons\, <text:s/>Size: 6029</text:p>
      <text:p text:style-name="P2">2: File: properties.png, <text:s/>Directory: C:\Program Files\MySQL\MySQL Workbench 8.0 CE\images\icons\, <text:s/>Size: 509</text:p>
      <text:p text:style-name="P2">2: File: schemata.png, <text:s/>Directory: C:\Program Files\MySQL\MySQL Workbench 8.0 CE\images\icons\, <text:s/>Size: 651</text:p>
      <text:p text:style-name="P2">2: File: user_datatypes.png, <text:s/>Directory: C:\Program Files\MySQL\MySQL Workbench 8.0 CE\images\icons\, <text:s/>Size: 660</text:p>
      <text:p text:style-name="P2">2: File: wb-wizard-vista-bg.png, <text:s/>Directory: C:\Program Files\MySQL\MySQL Workbench 8.0 CE\images\ui\, <text:s/>Size: 42407</text:p>
      <text:p text:style-name="P2">2: File: message_confirm.png, <text:s/>Directory: C:\Program Files\MySQL\MySQL Workbench 8.0 CE\images\ui\, <text:s/>Size: 2884</text:p>
      <text:p text:style-name="P2">2: File: message_warning.png, <text:s/>Directory: C:\Program Files\MySQL\MySQL Workbench 8.0 CE\images\ui\, <text:s/>Size: 1340</text:p>
      <text:p text:style-name="P2">2: File: message_error.png, <text:s/>Directory: C:\Program Files\MySQL\MySQL Workbench 8.0 CE\images\ui\, <text:s/>Size: 1918</text:p>
      <text:p text:style-name="P2">2: File: opts.py, <text:s/>Directory: C:\Program Files\MySQL\MySQL Workbench 8.0 CE\modules\, <text:s/>Size: 339656</text:p>
      <text:p text:style-name="P2">2: File: wb_admin_config_file_be.py, <text:s/>Directory: C:\Program Files\MySQL\MySQL Workbench 8.0 CE\modules\, <text:s/>Size: 70300</text:p>
      <text:p text:style-name="P2">2: File: wb_admin_config_file_ui.py, <text:s/>Directory: C:\Program Files\MySQL\MySQL Workbench 8.0 CE\modules\, <text:s/>Size: 55318</text:p>
      <text:p text:style-name="P2">2: File: wb_admin_configuration_startup.py, <text:s/>Directory: C:\Program Files\MySQL\MySQL Workbench 8.0 CE\modules\, <text:s/>Size: 23005</text:p>
      <text:p text:style-name="P2">2: File: wb_admin_connections.py, <text:s/>Directory: C:\Program Files\MySQL\MySQL Workbench 8.0 CE\modules\, <text:s/>Size: 54193</text:p>
      <text:p text:style-name="P2"><text:soft-page-break/>2: File: wb_admin_control.py, <text:s/>Directory: C:\Program Files\MySQL\MySQL Workbench 8.0 CE\modules\, <text:s/>Size: 44779</text:p>
      <text:p text:style-name="P2">2: File: wb_admin_main.py, <text:s/>Directory: C:\Program Files\MySQL\MySQL Workbench 8.0 CE\modules\, <text:s/>Size: 11620</text:p>
      <text:p text:style-name="P2">2: File: wb_admin_server_status.py, <text:s/>Directory: C:\Program Files\MySQL\MySQL Workbench 8.0 CE\modules\, <text:s/>Size: 25676</text:p>
      <text:p text:style-name="P2">2: File: wb_admin_monitor.py, <text:s/>Directory: C:\Program Files\MySQL\MySQL Workbench 8.0 CE\modules\, <text:s/>Size: 14045</text:p>
      <text:p text:style-name="P2">2: File: wb_admin_utils.py, <text:s/>Directory: C:\Program Files\MySQL\MySQL Workbench 8.0 CE\modules\, <text:s/>Size: 14024</text:p>
      <text:p text:style-name="P2">2: File: wb_admin_variable_list.py, <text:s/>Directory: C:\Program Files\MySQL\MySQL Workbench 8.0 CE\modules\, <text:s/>Size: 213900</text:p>
      <text:p text:style-name="P2">2: File: wb_admin_variables.py, <text:s/>Directory: C:\Program Files\MySQL\MySQL Workbench 8.0 CE\modules\, <text:s/>Size: 30344</text:p>
      <text:p text:style-name="P2">2: File: wb_admin_security.py, <text:s/>Directory: C:\Program Files\MySQL\MySQL Workbench 8.0 CE\modules\, <text:s/>Size: 92320</text:p>
      <text:p text:style-name="P2">2: File: wb_admin_export_options.py, <text:s/>Directory: C:\Program Files\MySQL\MySQL Workbench 8.0 CE\modules\, <text:s/>Size: 4231</text:p>
      <text:p text:style-name="P2">2: File: wb_execute_window.py, <text:s/>Directory: C:\Program Files\MySQL\MySQL Workbench 8.0 CE\modules\, <text:s/>Size: 6120</text:p>
      <text:p text:style-name="P2">2: File: wb_common.py, <text:s/>Directory: C:\Program Files\MySQL\MySQL Workbench 8.0 CE\modules\, <text:s/>Size: 4912</text:p>
      <text:p text:style-name="P2">2: File: wb_server_management.py, <text:s/>Directory: C:\Program Files\MySQL\MySQL Workbench 8.0 CE\modules\, <text:s/>Size: 100102</text:p>
      <text:p text:style-name="P2">2: File: wb_server_control.py, <text:s/>Directory: C:\Program Files\MySQL\MySQL Workbench 8.0 CE\modules\, <text:s/>Size: 33198</text:p>
      <text:p text:style-name="P2">2: File: sqlide_grt.py, <text:s/>Directory: C:\Program Files\MySQL\MySQL Workbench 8.0 CE\modules\, <text:s/>Size: 24979</text:p>
      <text:p text:style-name="P2">2: File: sqlide_power_import_wizard.py, <text:s/>Directory: C:\Program Files\MySQL\MySQL Workbench 8.0 CE\modules\, <text:s/>Size: 39274</text:p>
      <text:p text:style-name="P2">2: File: sqlide_power_export_wizard.py, <text:s/>Directory: C:\Program Files\MySQL\MySQL Workbench 8.0 CE\modules\, <text:s/>Size: 30251</text:p>
      <text:p text:style-name="P2">2: File: sqlide_power_import_export_be.py, <text:s/>Directory: C:\Program Files\MySQL\MySQL Workbench 8.0 CE\modules\, <text:s/>Size: 37138</text:p>
      <text:p text:style-name="P2">2: File: text_grt.py, <text:s/>Directory: C:\Program Files\MySQL\MySQL Workbench 8.0 CE\modules\, <text:s/>Size: 2280</text:p>
      <text:p text:style-name="P2">2: File: wb_admin_security_be.py, <text:s/>Directory: C:\Program Files\MySQL\MySQL Workbench 8.0 CE\modules\, <text:s/>Size: 51422</text:p>
      <text:p text:style-name="P2">2: File: wba_monitor_be.py, <text:s/>Directory: C:\Program Files\MySQL\MySQL Workbench 8.0 CE\modules\, <text:s/>Size: 19159</text:p>
      <text:p text:style-name="P2">2: File: wba_ssh_ui.py, <text:s/>Directory: C:\Program Files\MySQL\MySQL Workbench 8.0 CE\modules\, <text:s/>Size: 9868</text:p>
      <text:p text:style-name="P2">2: File: sql_reformatter.py, <text:s/>Directory: C:\Program Files\MySQL\MySQL Workbench 8.0 CE\modules\, <text:s/>Size: 42884</text:p>
      <text:p text:style-name="P2">2: File: wb_admin_ui_profile.py, <text:s/>Directory: C:\Program Files\MySQL\MySQL Workbench 8.0 CE\modules\, <text:s/>Size: 6234</text:p>
      <text:p text:style-name="P2">2: File: wb_dev_utils_grt.py, <text:s/>Directory: C:\Program Files\MySQL\MySQL Workbench 8.0 CE\modules\, <text:s/>Size: 2423</text:p>
      <text:p text:style-name="P2">2: File: code_utils_grt.py, <text:s/>Directory: C:\Program Files\MySQL\MySQL Workbench 8.0 CE\modules\, <text:s/>Size: 8001</text:p>
      <text:p text:style-name="P2"><text:soft-page-break/>2: File: wb_log_reader.py, <text:s/>Directory: C:\Program Files\MySQL\MySQL Workbench 8.0 CE\modules\, <text:s/>Size: 28762</text:p>
      <text:p text:style-name="P2">2: File: wb_admin_logs.py, <text:s/>Directory: C:\Program Files\MySQL\MySQL Workbench 8.0 CE\modules\, <text:s/>Size: 35369</text:p>
      <text:p text:style-name="P2">2: File: text_output.py, <text:s/>Directory: C:\Program Files\MySQL\MySQL Workbench 8.0 CE\modules\, <text:s/>Size: 1565</text:p>
      <text:p text:style-name="P2">2: File: sqlide_resultset_ext.py, <text:s/>Directory: C:\Program Files\MySQL\MySQL Workbench 8.0 CE\modules\, <text:s/>Size: 2752</text:p>
      <text:p text:style-name="P2">2: File: sqlide_schematree_ext.py, <text:s/>Directory: C:\Program Files\MySQL\MySQL Workbench 8.0 CE\modules\, <text:s/>Size: 46479</text:p>
      <text:p text:style-name="P2">2: File: table_templates.py, <text:s/>Directory: C:\Program Files\MySQL\MySQL Workbench 8.0 CE\modules\, <text:s/>Size: 17236</text:p>
      <text:p text:style-name="P2">2: File: sqlide_catalogman_ext.py, <text:s/>Directory: C:\Program Files\MySQL\MySQL Workbench 8.0 CE\modules\, <text:s/>Size: 48506</text:p>
      <text:p text:style-name="P2">2: File: sqlide_tableman_ext.py, <text:s/>Directory: C:\Program Files\MySQL\MySQL Workbench 8.0 CE\modules\, <text:s/>Size: 56869</text:p>
      <text:p text:style-name="P2">2: File: run_script.py, <text:s/>Directory: C:\Program Files\MySQL\MySQL Workbench 8.0 CE\modules\, <text:s/>Size: 13884</text:p>
      <text:p text:style-name="P2">2: File: wb_admin_user_privileges.py, <text:s/>Directory: C:\Program Files\MySQL\MySQL Workbench 8.0 CE\modules\, <text:s/>Size: 11538</text:p>
      <text:p text:style-name="P2">2: File: sqlide_import_spatial.py, <text:s/>Directory: C:\Program Files\MySQL\MySQL Workbench 8.0 CE\modules\, <text:s/>Size: 28981</text:p>
      <text:p text:style-name="P2">2: File: wb_admin_export.py, <text:s/>Directory: C:\Program Files\MySQL\MySQL Workbench 8.0 CE\modules\, <text:s/>Size: 103868</text:p>
      <text:p text:style-name="P2">2: File: qe_main-tb-icon_add-routine.png, <text:s/>Directory: C:\Program Files\MySQL\MySQL Workbench 8.0 CE\images\sql\, <text:s/>Size: 1497</text:p>
      <text:p text:style-name="P2">2: File: qe_main-tb-icon_add-schema.png, <text:s/>Directory: C:\Program Files\MySQL\MySQL Workbench 8.0 CE\images\sql\, <text:s/>Size: 1678</text:p>
      <text:p text:style-name="P2">2: File: qe_main-tb-icon_add-sql-editor.png, <text:s/>Directory: C:\Program Files\MySQL\MySQL Workbench 8.0 CE\images\sql\, <text:s/>Size: 1765</text:p>
      <text:p text:style-name="P2">2: File: qe_main-tb-icon_add-table.png, <text:s/>Directory: C:\Program Files\MySQL\MySQL Workbench 8.0 CE\images\sql\, <text:s/>Size: 1410</text:p>
      <text:p text:style-name="P2">2: File: qe_main-tb-icon_add-view.png, <text:s/>Directory: C:\Program Files\MySQL\MySQL Workbench 8.0 CE\images\sql\, <text:s/>Size: 1477</text:p>
      <text:p text:style-name="P2">2: File: qe_main-tb-icon_execute-sql-file.png, <text:s/>Directory: C:\Program Files\MySQL\MySQL Workbench 8.0 CE\images\sql\, <text:s/>Size: 1737</text:p>
      <text:p text:style-name="P2">2: File: qe_main-tb-icon_open-sql-file.png, <text:s/>Directory: C:\Program Files\MySQL\MySQL Workbench 8.0 CE\images\sql\, <text:s/>Size: 1616</text:p>
      <text:p text:style-name="P2">2: File: qe_main-tb-icon_refresh-conn.png, <text:s/>Directory: C:\Program Files\MySQL\MySQL Workbench 8.0 CE\images\sql\, <text:s/>Size: 1637</text:p>
      <text:p text:style-name="P2">2: File: qe_main-tb-sep.png, <text:s/>Directory: C:\Program Files\MySQL\MySQL Workbench 8.0 CE\images\sql\, <text:s/>Size: 1020</text:p>
      <text:p text:style-name="P2">2: File: qe_sql-editor-tb-icon_autocommit-off.png, <text:s/>Directory: C:\Program Files\MySQL\MySQL Workbench 8.0 CE\images\sql\, <text:s/>Size: 1761</text:p>
      <text:p text:style-name="P2">2: File: qe_sql-editor-tb-icon_autocommit-on.png, <text:s/>Directory: C:\Program Files\MySQL\MySQL Workbench 8.0 CE\images\sql\, <text:s/>Size: 1793</text:p>
      <text:p text:style-name="P2">2: File: qe_sql-editor-tb-icon_beautifier.png, <text:s/>Directory: C:\Program Files\MySQL\MySQL Workbench 8.0 CE\images\sql\, <text:s/>Size: 1691</text:p>
      <text:p text:style-name="P2">2: File: qe_sql-editor-tb-icon_beautifier_current.png, <text:s/>Directory: C:\Program Files\MySQL\MySQL Workbench 8.0 CE\images\sql\, <text:s/>Size: 1753</text:p>
      <text:p text:style-name="P2"><text:soft-page-break/>2: File: qe_sql-editor-tb-icon_commit.png, <text:s/>Directory: C:\Program Files\MySQL\MySQL Workbench 8.0 CE\images\sql\, <text:s/>Size: 1832</text:p>
      <text:p text:style-name="P2">2: File: qe_sql-editor-tb-icon_execute-current.png, <text:s/>Directory: C:\Program Files\MySQL\MySQL Workbench 8.0 CE\images\sql\, <text:s/>Size: 1705</text:p>
      <text:p text:style-name="P2">2: File: qe_sql-editor-tb-icon_execute.png, <text:s/>Directory: C:\Program Files\MySQL\MySQL Workbench 8.0 CE\images\sql\, <text:s/>Size: 1745</text:p>
      <text:p text:style-name="P2">2: File: qe_sql-editor-tb-icon_explain.png, <text:s/>Directory: C:\Program Files\MySQL\MySQL Workbench 8.0 CE\images\sql\, <text:s/>Size: 1955</text:p>
      <text:p text:style-name="P2">2: File: qe_sql-editor-tb-icon_find.png, <text:s/>Directory: C:\Program Files\MySQL\MySQL Workbench 8.0 CE\images\sql\, <text:s/>Size: 1664</text:p>
      <text:p text:style-name="P2">2: File: qe_sql-editor-tb-icon_open.png, <text:s/>Directory: C:\Program Files\MySQL\MySQL Workbench 8.0 CE\images\sql\, <text:s/>Size: 1210</text:p>
      <text:p text:style-name="P2">2: File: qe_sql-editor-tb-icon_rollback.png, <text:s/>Directory: C:\Program Files\MySQL\MySQL Workbench 8.0 CE\images\sql\, <text:s/>Size: 1970</text:p>
      <text:p text:style-name="P2">2: File: qe_sql-editor-tb-icon_save.png, <text:s/>Directory: C:\Program Files\MySQL\MySQL Workbench 8.0 CE\images\sql\, <text:s/>Size: 1357</text:p>
      <text:p text:style-name="P2">2: File: qe_sql-editor-tb-icon_special-chars-off.png, <text:s/>Directory: C:\Program Files\MySQL\MySQL Workbench 8.0 CE\images\sql\, <text:s/>Size: 1439</text:p>
      <text:p text:style-name="P2">2: File: qe_sql-editor-tb-icon_special-chars-on.png, <text:s/>Directory: C:\Program Files\MySQL\MySQL Workbench 8.0 CE\images\sql\, <text:s/>Size: 1487</text:p>
      <text:p text:style-name="P2">2: File: qe_sql-editor-tb-icon_stop-on-error-off.png, <text:s/>Directory: C:\Program Files\MySQL\MySQL Workbench 8.0 CE\images\sql\, <text:s/>Size: 1849</text:p>
      <text:p text:style-name="P2">2: File: qe_sql-editor-tb-icon_stop-on-error-on.png, <text:s/>Directory: C:\Program Files\MySQL\MySQL Workbench 8.0 CE\images\sql\, <text:s/>Size: 1877</text:p>
      <text:p text:style-name="P2">2: File: qe_sql-editor-tb-icon_stop.png, <text:s/>Directory: C:\Program Files\MySQL\MySQL Workbench 8.0 CE\images\sql\, <text:s/>Size: 1789</text:p>
      <text:p text:style-name="P2">2: File: snippet_sql.png, <text:s/>Directory: C:\Program Files\MySQL\MySQL Workbench 8.0 CE\images\sql\, <text:s/>Size: 1967</text:p>
      <text:p text:style-name="P2">2: File: snippet_htm.png, <text:s/>Directory: C:\Program Files\MySQL\MySQL Workbench 8.0 CE\images\sql\, <text:s/>Size: 1938</text:p>
      <text:p text:style-name="P2">2: File: snippet_mwb.png, <text:s/>Directory: C:\Program Files\MySQL\MySQL Workbench 8.0 CE\images\sql\, <text:s/>Size: 1969</text:p>
      <text:p text:style-name="P2">2: File: snippet_php.png, <text:s/>Directory: C:\Program Files\MySQL\MySQL Workbench 8.0 CE\images\sql\, <text:s/>Size: 1923</text:p>
      <text:p text:style-name="P2">2: File: snippet_py.png, <text:s/>Directory: C:\Program Files\MySQL\MySQL Workbench 8.0 CE\images\sql\, <text:s/>Size: 1903</text:p>
      <text:p text:style-name="P2">2: File: snippet_css.png, <text:s/>Directory: C:\Program Files\MySQL\MySQL Workbench 8.0 CE\images\sql\, <text:s/>Size: 1940</text:p>
      <text:p text:style-name="P2">2: File: qe_sql-editor-tb-icon_word-wrap-off.png, <text:s/>Directory: C:\Program Files\MySQL\MySQL Workbench 8.0 CE\images\sql\, <text:s/>Size: 1426</text:p>
      <text:p text:style-name="P2">2: File: qe_sql-editor-tb-icon_word-wrap-on.png, <text:s/>Directory: C:\Program Files\MySQL\MySQL Workbench 8.0 CE\images\sql\, <text:s/>Size: 1459</text:p>
      <text:p text:style-name="P2">2: File: qe_main-tb-icon_search_db.png, <text:s/>Directory: C:\Program Files\MySQL\MySQL Workbench 8.0 CE\images\sql\, <text:s/>Size: 1502</text:p>
      <text:p text:style-name="P2">2: File: wb-sidebar-refresh.png, <text:s/>Directory: C:\Program Files\MySQL\MySQL Workbench 8.0 CE\images\sql\, <text:s/>Size: 1273</text:p>
      <text:p text:style-name="P2">2: File: qe_main-tb-icon_add-function.png, <text:s/>Directory: C:\Program Files\MySQL\MySQL Workbench 8.0 CE\images\sql\, <text:s/>Size: 1509</text:p>
      <text:p text:style-name="P2">2: File: qe_main-tb-icon_preferences.png, <text:s/>Directory: C:\Program Files\MySQL\MySQL Workbench 8.0 CE\images\sql\, <text:s/>Size: 1605</text:p>
      <text:p text:style-name="P2"><text:soft-page-break/>2: File: switcher_bottom_off.png, <text:s/>Directory: C:\Program Files\MySQL\MySQL Workbench 8.0 CE\images\sql\, <text:s/>Size: 1121</text:p>
      <text:p text:style-name="P2">2: File: switcher_bottom_on.png, <text:s/>Directory: C:\Program Files\MySQL\MySQL Workbench 8.0 CE\images\sql\, <text:s/>Size: 1277</text:p>
      <text:p text:style-name="P2">2: File: switcher_left_off.png, <text:s/>Directory: C:\Program Files\MySQL\MySQL Workbench 8.0 CE\images\sql\, <text:s/>Size: 1134</text:p>
      <text:p text:style-name="P2">2: File: switcher_left_on.png, <text:s/>Directory: C:\Program Files\MySQL\MySQL Workbench 8.0 CE\images\sql\, <text:s/>Size: 1365</text:p>
      <text:p text:style-name="P2">2: File: switcher_right_off.png, <text:s/>Directory: C:\Program Files\MySQL\MySQL Workbench 8.0 CE\images\sql\, <text:s/>Size: 1124</text:p>
      <text:p text:style-name="P2">2: File: switcher_right_on.png, <text:s/>Directory: C:\Program Files\MySQL\MySQL Workbench 8.0 CE\images\sql\, <text:s/>Size: 1297</text:p>
      <text:p text:style-name="P2">2: File: object_inspector.png, <text:s/>Directory: C:\Program Files\MySQL\MySQL Workbench 8.0 CE\images\sql\, <text:s/>Size: 1739</text:p>
      <text:p text:style-name="P2">2: File: title_schema_inspector.png, <text:s/>Directory: C:\Program Files\MySQL\MySQL Workbench 8.0 CE\images\sql\, <text:s/>Size: 3253</text:p>
      <text:p text:style-name="P2">2: File: title_table_inspector.png, <text:s/>Directory: C:\Program Files\MySQL\MySQL Workbench 8.0 CE\images\sql\, <text:s/>Size: 2701</text:p>
      <text:p text:style-name="P2">2: File: output_type-executionplan.png, <text:s/>Directory: C:\Program Files\MySQL\MySQL Workbench 8.0 CE\images\sql\, <text:s/>Size: 1734</text:p>
      <text:p text:style-name="P2">2: File: output_type-explaindata.png, <text:s/>Directory: C:\Program Files\MySQL\MySQL Workbench 8.0 CE\images\sql\, <text:s/>Size: 1962</text:p>
      <text:p text:style-name="P2">2: File: output_type-fieldtypes.png, <text:s/>Directory: C:\Program Files\MySQL\MySQL Workbench 8.0 CE\images\sql\, <text:s/>Size: 2345</text:p>
      <text:p text:style-name="P2">2: File: output_type-item_selected.png, <text:s/>Directory: C:\Program Files\MySQL\MySQL Workbench 8.0 CE\images\sql\, <text:s/>Size: 1015</text:p>
      <text:p text:style-name="P2">2: File: output_type-querystats.png, <text:s/>Directory: C:\Program Files\MySQL\MySQL Workbench 8.0 CE\images\sql\, <text:s/>Size: 2425</text:p>
      <text:p text:style-name="P2">2: File: output_type-resultset.png, <text:s/>Directory: C:\Program Files\MySQL\MySQL Workbench 8.0 CE\images\sql\, <text:s/>Size: 1523</text:p>
      <text:p text:style-name="P2">2: File: output_type-spacialview.png, <text:s/>Directory: C:\Program Files\MySQL\MySQL Workbench 8.0 CE\images\sql\, <text:s/>Size: 2757</text:p>
      <text:p text:style-name="P2">2: File: output_type-toggle-off.png, <text:s/>Directory: C:\Program Files\MySQL\MySQL Workbench 8.0 CE\images\sql\, <text:s/>Size: 1115</text:p>
      <text:p text:style-name="P2">2: File: output_type-toggle-on.png, <text:s/>Directory: C:\Program Files\MySQL\MySQL Workbench 8.0 CE\images\sql\, <text:s/>Size: 1294</text:p>
      <text:p text:style-name="P2">2: File: output_type-formeditor.png, <text:s/>Directory: C:\Program Files\MySQL\MySQL Workbench 8.0 CE\images\sql\, <text:s/>Size: 1481</text:p>
      <text:p text:style-name="P2">2: File: mysql-logo-00.png, <text:s/>Directory: C:\Program Files\MySQL\MySQL Workbench 8.0 CE\images\icons\, <text:s/>Size: 15088</text:p>
      <text:p text:style-name="P2">2: File: mysql-logo-50.png, <text:s/>Directory: C:\Program Files\MySQL\MySQL Workbench 8.0 CE\images\icons\, <text:s/>Size: 16428</text:p>
      <text:p text:style-name="P2">2: File: mysql-logo-51.png, <text:s/>Directory: C:\Program Files\MySQL\MySQL Workbench 8.0 CE\images\icons\, <text:s/>Size: 16189</text:p>
      <text:p text:style-name="P2">2: File: mysql-logo-55.png, <text:s/>Directory: C:\Program Files\MySQL\MySQL Workbench 8.0 CE\images\icons\, <text:s/>Size: 16426</text:p>
      <text:p text:style-name="P2">2: File: mysql-logo-56.png, <text:s/>Directory: C:\Program Files\MySQL\MySQL Workbench 8.0 CE\images\icons\, <text:s/>Size: 16477</text:p>
      <text:p text:style-name="P2">2: File: mysql-logo-57.png, <text:s/>Directory: C:\Program Files\MySQL\MySQL Workbench 8.0 CE\images\icons\, <text:s/>Size: 16256</text:p>
      <text:p text:style-name="P2"><text:soft-page-break/>2: File: mysql-logo-58.png, <text:s/>Directory: C:\Program Files\MySQL\MySQL Workbench 8.0 CE\images\icons\, <text:s/>Size: 16509</text:p>
      <text:p text:style-name="P2">2: File: mysql-status-off.png, <text:s/>Directory: C:\Program Files\MySQL\MySQL Workbench 8.0 CE\images\icons\, <text:s/>Size: 1287</text:p>
      <text:p text:style-name="P2">2: File: mysql-status-on.png, <text:s/>Directory: C:\Program Files\MySQL\MySQL Workbench 8.0 CE\images\icons\, <text:s/>Size: 1313</text:p>
      <text:p text:style-name="P2">2: File: mysql-status-separator.png, <text:s/>Directory: C:\Program Files\MySQL\MySQL Workbench 8.0 CE\images\icons\, <text:s/>Size: 790</text:p>
      <text:p text:style-name="P2">2: File: wb-backup-logo-small.png, <text:s/>Directory: C:\Program Files\MySQL\MySQL Workbench 8.0 CE\images\icons\, <text:s/>Size: 2655</text:p>
      <text:p text:style-name="P2">2: File: wb-backup-logo.png, <text:s/>Directory: C:\Program Files\MySQL\MySQL Workbench 8.0 CE\images\icons\, <text:s/>Size: 4549</text:p>
      <text:p text:style-name="P2">2: File: edit_table_templates.png, <text:s/>Directory: C:\Program Files\MySQL\MySQL Workbench 8.0 CE\images\icons\, <text:s/>Size: 3541</text:p>
      <text:p text:style-name="P2">2: File: wb_perform_config.png, <text:s/>Directory: C:\Program Files\MySQL\MySQL Workbench 8.0 CE\images\icons\, <text:s/>Size: 1226</text:p>
      <text:p text:style-name="P2">2: File: title_connections.png, <text:s/>Directory: C:\Program Files\MySQL\MySQL Workbench 8.0 CE\images\icons\, <text:s/>Size: 2647</text:p>
      <text:p text:style-name="P2">2: File: title_export.png, <text:s/>Directory: C:\Program Files\MySQL\MySQL Workbench 8.0 CE\images\icons\, <text:s/>Size: 2528</text:p>
      <text:p text:style-name="P2">2: File: title_import.png, <text:s/>Directory: C:\Program Files\MySQL\MySQL Workbench 8.0 CE\images\icons\, <text:s/>Size: 2530</text:p>
      <text:p text:style-name="P2">2: File: title_logs.png, <text:s/>Directory: C:\Program Files\MySQL\MySQL Workbench 8.0 CE\images\icons\, <text:s/>Size: 2410</text:p>
      <text:p text:style-name="P2">2: File: title_options.png, <text:s/>Directory: C:\Program Files\MySQL\MySQL Workbench 8.0 CE\images\icons\, <text:s/>Size: 2444</text:p>
      <text:p text:style-name="P2">2: File: title_startup.png, <text:s/>Directory: C:\Program Files\MySQL\MySQL Workbench 8.0 CE\images\icons\, <text:s/>Size: 2384</text:p>
      <text:p text:style-name="P2">2: File: title_users.png, <text:s/>Directory: C:\Program Files\MySQL\MySQL Workbench 8.0 CE\images\icons\, <text:s/>Size: 2117</text:p>
      <text:p text:style-name="P2">2: File: title_variables.png, <text:s/>Directory: C:\Program Files\MySQL\MySQL Workbench 8.0 CE\images\icons\, <text:s/>Size: 2148</text:p>
      <text:p text:style-name="P2">2: File: page_restore.png, <text:s/>Directory: C:\Program Files\MySQL\MySQL Workbench 8.0 CE\images\icons\, <text:s/>Size: 4393</text:p>
      <text:p text:style-name="P2">2: File: title_backup.png, <text:s/>Directory: C:\Program Files\MySQL\MySQL Workbench 8.0 CE\images\icons\, <text:s/>Size: 2462</text:p>
      <text:p text:style-name="P2">2: File: title_restore.png, <text:s/>Directory: C:\Program Files\MySQL\MySQL Workbench 8.0 CE\images\icons\, <text:s/>Size: 2385</text:p>
      <text:p text:style-name="P2">2: File: record_refresh.png, <text:s/>Directory: C:\Program Files\MySQL\MySQL Workbench 8.0 CE\images\icons\, <text:s/>Size: 1640</text:p>
      <text:p text:style-name="P2">2: File: dashboard_arrow_in_static.png, <text:s/>Directory: C:\Program Files\MySQL\MySQL Workbench 8.0 CE\images\icons\, <text:s/>Size: 1316</text:p>
      <text:p text:style-name="P2">2: File: dashboard_arrow_out_static.png, <text:s/>Directory: C:\Program Files\MySQL\MySQL Workbench 8.0 CE\images\icons\, <text:s/>Size: 1304</text:p>
      <text:p text:style-name="P2">2: File: admin_dashboard.png, <text:s/>Directory: C:\Program Files\MySQL\MySQL Workbench 8.0 CE\images\icons\, <text:s/>Size: 1721</text:p>
      <text:p text:style-name="P2">2: File: admin_instrumentation_setup.png, <text:s/>Directory: C:\Program Files\MySQL\MySQL Workbench 8.0 CE\images\icons\, <text:s/>Size: 1643</text:p>
      <text:p text:style-name="P2">2: File: admin_performance_reports.png, <text:s/>Directory: C:\Program Files\MySQL\MySQL Workbench 8.0 CE\images\icons\, <text:s/>Size: 1626</text:p>
      <text:p text:style-name="P2"><text:soft-page-break/>2: File: title_dashboard.png, <text:s/>Directory: C:\Program Files\MySQL\MySQL Workbench 8.0 CE\images\icons\, <text:s/>Size: 3294</text:p>
      <text:p text:style-name="P2">2: File: title_instrumentation_setup.png, <text:s/>Directory: C:\Program Files\MySQL\MySQL Workbench 8.0 CE\images\icons\, <text:s/>Size: 3328</text:p>
      <text:p text:style-name="P2">2: File: dashboard_separator.png, <text:s/>Directory: C:\Program Files\MySQL\MySQL Workbench 8.0 CE\images\icons\, <text:s/>Size: 1163</text:p>
      <text:p text:style-name="P2">2: File: title_performance_reports.png, <text:s/>Directory: C:\Program Files\MySQL\MySQL Workbench 8.0 CE\images\icons\, <text:s/>Size: 3116</text:p>
      <text:p text:style-name="P2">2: File: ps_easysetup_logo.png, <text:s/>Directory: C:\Program Files\MySQL\MySQL Workbench 8.0 CE\images\icons\, <text:s/>Size: 19998</text:p>
      <text:p text:style-name="P2">2: File: ps_easysetup_logo_enabled.png, <text:s/>Directory: C:\Program Files\MySQL\MySQL Workbench 8.0 CE\images\icons\, <text:s/>Size: 20088</text:p>
      <text:p text:style-name="P2">2: File: ps_switcher_custom_hoover.png, <text:s/>Directory: C:\Program Files\MySQL\MySQL Workbench 8.0 CE\images\icons\, <text:s/>Size: 1805</text:p>
      <text:p text:style-name="P2">2: File: ps_switcher_custom_off.png, <text:s/>Directory: C:\Program Files\MySQL\MySQL Workbench 8.0 CE\images\icons\, <text:s/>Size: 1164</text:p>
      <text:p text:style-name="P2">2: File: ps_switcher_custom_on.png, <text:s/>Directory: C:\Program Files\MySQL\MySQL Workbench 8.0 CE\images\icons\, <text:s/>Size: 1774</text:p>
      <text:p text:style-name="P2">2: File: ps_switcher_default_hoover.png, <text:s/>Directory: C:\Program Files\MySQL\MySQL Workbench 8.0 CE\images\icons\, <text:s/>Size: 1763</text:p>
      <text:p text:style-name="P2">2: File: ps_switcher_default_off.png, <text:s/>Directory: C:\Program Files\MySQL\MySQL Workbench 8.0 CE\images\icons\, <text:s/>Size: 1123</text:p>
      <text:p text:style-name="P2">2: File: ps_switcher_default_on.png, <text:s/>Directory: C:\Program Files\MySQL\MySQL Workbench 8.0 CE\images\icons\, <text:s/>Size: 1745</text:p>
      <text:p text:style-name="P2">2: File: ps_switcher_disabled_hoover.png, <text:s/>Directory: C:\Program Files\MySQL\MySQL Workbench 8.0 CE\images\icons\, <text:s/>Size: 1792</text:p>
      <text:p text:style-name="P2">2: File: ps_switcher_disabled_off.png, <text:s/>Directory: C:\Program Files\MySQL\MySQL Workbench 8.0 CE\images\icons\, <text:s/>Size: 1171</text:p>
      <text:p text:style-name="P2">2: File: ps_switcher_disabled_on.png, <text:s/>Directory: C:\Program Files\MySQL\MySQL Workbench 8.0 CE\images\icons\, <text:s/>Size: 1799</text:p>
      <text:p text:style-name="P2">2: File: ps_switcher_fully_hoover.png, <text:s/>Directory: C:\Program Files\MySQL\MySQL Workbench 8.0 CE\images\icons\, <text:s/>Size: 1931</text:p>
      <text:p text:style-name="P2">2: File: ps_switcher_fully_off.png, <text:s/>Directory: C:\Program Files\MySQL\MySQL Workbench 8.0 CE\images\icons\, <text:s/>Size: 1225</text:p>
      <text:p text:style-name="P2">2: File: ps_switcher_fully_on.png, <text:s/>Directory: C:\Program Files\MySQL\MySQL Workbench 8.0 CE\images\icons\, <text:s/>Size: 1862</text:p>
      <text:p text:style-name="P2">2: File: ps_switcher_legend.png, <text:s/>Directory: C:\Program Files\MySQL\MySQL Workbench 8.0 CE\images\icons\, <text:s/>Size: 2813</text:p>
      <text:p text:style-name="P2">2: File: ps_overview.png, <text:s/>Directory: C:\Program Files\MySQL\MySQL Workbench 8.0 CE\images\icons\, <text:s/>Size: 27469</text:p>
      <text:p text:style-name="P2">2: File: query_continue_on_error.png, <text:s/>Directory: C:\Program Files\MySQL\MySQL Workbench 8.0 CE\images\icons\, <text:s/>Size: 595</text:p>
      <text:p text:style-name="P2">2: File: query_stop_on_error.png, <text:s/>Directory: C:\Program Files\MySQL\MySQL Workbench 8.0 CE\images\icons\, <text:s/>Size: 672</text:p>
      <text:p text:style-name="P2">2: File: tiny_rollback.png, <text:s/>Directory: C:\Program Files\MySQL\MySQL Workbench 8.0 CE\images\icons\, <text:s/>Size: 1970</text:p>
      <text:p text:style-name="P2">2: File: tiny_rollback_disabled.png, <text:s/>Directory: C:\Program Files\MySQL\MySQL Workbench 8.0 CE\images\icons\, <text:s/>Size: 3671</text:p>
      <text:p text:style-name="P2">2: File: admin_firewall.png, <text:s/>Directory: C:\Program Files\MySQL\MySQL Workbench 8.0 CE\images\icons\, <text:s/>Size: 1605</text:p>
      <text:p text:style-name="P2"><text:soft-page-break/>2: File: migration_grt.py, <text:s/>Directory: C:\Program Files\MySQL\MySQL Workbench 8.0 CE\modules\, <text:s/>Size: 2550</text:p>
      <text:p text:style-name="P2">2: File: migration_main.py, <text:s/>Directory: C:\Program Files\MySQL\MySQL Workbench 8.0 CE\modules\, <text:s/>Size: 11283</text:p>
      <text:p text:style-name="P2">2: File: migration_overview.py, <text:s/>Directory: C:\Program Files\MySQL\MySQL Workbench 8.0 CE\modules\, <text:s/>Size: 8935</text:p>
      <text:p text:style-name="P2">2: File: migration_project_management.py, <text:s/>Directory: C:\Program Files\MySQL\MySQL Workbench 8.0 CE\modules\, <text:s/>Size: 1823</text:p>
      <text:p text:style-name="P2">2: File: migration_toolbars.py, <text:s/>Directory: C:\Program Files\MySQL\MySQL Workbench 8.0 CE\modules\, <text:s/>Size: 1473</text:p>
      <text:p text:style-name="P2">2: File: migration_ui_style.py, <text:s/>Directory: C:\Program Files\MySQL\MySQL Workbench 8.0 CE\modules\, <text:s/>Size: 7558</text:p>
      <text:p text:style-name="P2">2: File: migration.py, <text:s/>Directory: C:\Program Files\MySQL\MySQL Workbench 8.0 CE\modules\, <text:s/>Size: 20781</text:p>
      <text:p text:style-name="P2">2: File: migration_source_selection.py, <text:s/>Directory: C:\Program Files\MySQL\MySQL Workbench 8.0 CE\modules\, <text:s/>Size: 25106</text:p>
      <text:p text:style-name="P2">2: File: migration_object_migration.py, <text:s/>Directory: C:\Program Files\MySQL\MySQL Workbench 8.0 CE\modules\, <text:s/>Size: 5175</text:p>
      <text:p text:style-name="P2">2: File: migration_data_transfer.py, <text:s/>Directory: C:\Program Files\MySQL\MySQL Workbench 8.0 CE\modules\, <text:s/>Size: 39875</text:p>
      <text:p text:style-name="P2">2: File: migration_object_editing.py, <text:s/>Directory: C:\Program Files\MySQL\MySQL Workbench 8.0 CE\modules\, <text:s/>Size: 45494</text:p>
      <text:p text:style-name="P2">2: File: migration_object_selection.py, <text:s/>Directory: C:\Program Files\MySQL\MySQL Workbench 8.0 CE\modules\, <text:s/>Size: 3284</text:p>
      <text:p text:style-name="P2">2: File: migration_schema_creation.py, <text:s/>Directory: C:\Program Files\MySQL\MySQL Workbench 8.0 CE\modules\, <text:s/>Size: 21106</text:p>
      <text:p text:style-name="P2">2: File: migration_summary.py, <text:s/>Directory: C:\Program Files\MySQL\MySQL Workbench 8.0 CE\modules\, <text:s/>Size: 9665</text:p>
      <text:p text:style-name="P2">2: File: migration_schema_selection.py, <text:s/>Directory: C:\Program Files\MySQL\MySQL Workbench 8.0 CE\modules\, <text:s/>Size: 14662</text:p>
      <text:p text:style-name="P2">2: File: datatype_mapping_editor.py, <text:s/>Directory: C:\Program Files\MySQL\MySQL Workbench 8.0 CE\modules\, <text:s/>Size: 14165</text:p>
      <text:p text:style-name="P2">2: File: migration_schema_mappings.py, <text:s/>Directory: C:\Program Files\MySQL\MySQL Workbench 8.0 CE\modules\, <text:s/>Size: 6904</text:p>
      <text:p text:style-name="P2">2: File: migration_bulk_copy_data.py, <text:s/>Directory: C:\Program Files\MySQL\MySQL Workbench 8.0 CE\modules\, <text:s/>Size: 32047</text:p>
      <text:p text:style-name="P2">2: File: db_mssql_grt.py, <text:s/>Directory: C:\Program Files\MySQL\MySQL Workbench 8.0 CE\modules\, <text:s/>Size: 61396</text:p>
      <text:p text:style-name="P2">2: File: db_mssql_migration_grt.py, <text:s/>Directory: C:\Program Files\MySQL\MySQL Workbench 8.0 CE\modules\, <text:s/>Size: 28163</text:p>
      <text:p text:style-name="P2">2: File: db_mysql_fe_grt.py, <text:s/>Directory: C:\Program Files\MySQL\MySQL Workbench 8.0 CE\modules\, <text:s/>Size: 17332</text:p>
      <text:p text:style-name="P2">2: File: db_mysql_migration_grt.py, <text:s/>Directory: C:\Program Files\MySQL\MySQL Workbench 8.0 CE\modules\, <text:s/>Size: 7389</text:p>
      <text:p text:style-name="P2">2: File: db_mysql_re_grt.py, <text:s/>Directory: C:\Program Files\MySQL\MySQL Workbench 8.0 CE\modules\, <text:s/>Size: 20161</text:p>
      <text:p text:style-name="P2">2: File: db_generic_re_grt.py, <text:s/>Directory: C:\Program Files\MySQL\MySQL Workbench 8.0 CE\modules\, <text:s/>Size: 37589</text:p>
      <text:p text:style-name="P2">2: File: db_generic_migration_grt.py, <text:s/>Directory: C:\Program Files\MySQL\MySQL Workbench 8.0 CE\modules\, <text:s/>Size: 33660</text:p>
      <text:p text:style-name="P2"><text:soft-page-break/>2: File: SQLEXT.py, <text:s/>Directory: C:\Program Files\MySQL\MySQL Workbench 8.0 CE\modules\, <text:s/>Size: 44937</text:p>
      <text:p text:style-name="P2">2: File: DataMigrator.py, <text:s/>Directory: C:\Program Files\MySQL\MySQL Workbench 8.0 CE\modules\, <text:s/>Size: 22755</text:p>
      <text:p text:style-name="P2">2: File: explain_renderer.py, <text:s/>Directory: C:\Program Files\MySQL\MySQL Workbench 8.0 CE\modules\, <text:s/>Size: 66364</text:p>
      <text:p text:style-name="P2">2: File: optimizer_trace_renderer.py, <text:s/>Directory: C:\Program Files\MySQL\MySQL Workbench 8.0 CE\modules\, <text:s/>Size: 9330</text:p>
      <text:p text:style-name="P2">2: File: performance_charting.py, <text:s/>Directory: C:\Program Files\MySQL\MySQL Workbench 8.0 CE\modules\, <text:s/>Size: 6104</text:p>
      <text:p text:style-name="P2">2: File: wb_query_analysis_grt.py, <text:s/>Directory: C:\Program Files\MySQL\MySQL Workbench 8.0 CE\modules\, <text:s/>Size: 22574</text:p>
      <text:p text:style-name="P2">2: File: db_sybase_re_grt.py, <text:s/>Directory: C:\Program Files\MySQL\MySQL Workbench 8.0 CE\modules\, <text:s/>Size: 44937</text:p>
      <text:p text:style-name="P2">2: File: db_sybase_migration_grt.py, <text:s/>Directory: C:\Program Files\MySQL\MySQL Workbench 8.0 CE\modules\, <text:s/>Size: 17342</text:p>
      <text:p text:style-name="P2">2: File: db_sql92_re_grt.py, <text:s/>Directory: C:\Program Files\MySQL\MySQL Workbench 8.0 CE\modules\, <text:s/>Size: 19896</text:p>
      <text:p text:style-name="P2">2: File: db_sql92_migration_grt.py, <text:s/>Directory: C:\Program Files\MySQL\MySQL Workbench 8.0 CE\modules\, <text:s/>Size: 13480</text:p>
      <text:p text:style-name="P2">2: File: db_postgresql_re_grt.py, <text:s/>Directory: C:\Program Files\MySQL\MySQL Workbench 8.0 CE\modules\, <text:s/>Size: 18177</text:p>
      <text:p text:style-name="P2">2: File: db_postgresql_migration_grt.py, <text:s/>Directory: C:\Program Files\MySQL\MySQL Workbench 8.0 CE\modules\, <text:s/>Size: 18848</text:p>
      <text:p text:style-name="P2">2: File: db_copy_grt.py, <text:s/>Directory: C:\Program Files\MySQL\MySQL Workbench 8.0 CE\modules\, <text:s/>Size: 2261</text:p>
      <text:p text:style-name="P2">2: File: db_copy_main.py, <text:s/>Directory: C:\Program Files\MySQL\MySQL Workbench 8.0 CE\modules\, <text:s/>Size: 5407</text:p>
      <text:p text:style-name="P2">2: File: db_copy_overview.py, <text:s/>Directory: C:\Program Files\MySQL\MySQL Workbench 8.0 CE\modules\, <text:s/>Size: 2870</text:p>
      <text:p text:style-name="P2">2: File: db_copy_source_target.py, <text:s/>Directory: C:\Program Files\MySQL\MySQL Workbench 8.0 CE\modules\, <text:s/>Size: 9811</text:p>
      <text:p text:style-name="P2">2: File: db_copy_schema_selection.py, <text:s/>Directory: C:\Program Files\MySQL\MySQL Workbench 8.0 CE\modules\, <text:s/>Size: 4044</text:p>
      <text:p text:style-name="P2">2: File: db_copy_progress.py, <text:s/>Directory: C:\Program Files\MySQL\MySQL Workbench 8.0 CE\modules\, <text:s/>Size: 26597</text:p>
      <text:p text:style-name="P2">2: File: db_copy_report.py, <text:s/>Directory: C:\Program Files\MySQL\MySQL Workbench 8.0 CE\modules\, <text:s/>Size: 3473</text:p>
      <text:p text:style-name="P2">2: File: wb_admin_perfschema.py, <text:s/>Directory: C:\Program Files\MySQL\MySQL Workbench 8.0 CE\modules\, <text:s/>Size: 18818</text:p>
      <text:p text:style-name="P2">2: File: wb_admin_performance_dashboard.py, <text:s/>Directory: C:\Program Files\MySQL\MySQL Workbench 8.0 CE\modules\, <text:s/>Size: 32562</text:p>
      <text:p text:style-name="P2">2: File: wb_admin_perfschema_instrumentation.py, <text:s/>Directory: C:\Program Files\MySQL\MySQL Workbench 8.0 CE\modules\, <text:s/>Size: 64123</text:p>
      <text:p text:style-name="P2">2: File: wb_admin_perfschema_instrumentation_be.py, <text:s/>Directory: C:\Program Files\MySQL\MySQL Workbench 8.0 CE\modules\, <text:s/>Size: 27123</text:p>
      <text:p text:style-name="P2">2: File: wb_admin_perfschema_reports.py, <text:s/>Directory: C:\Program Files\MySQL\MySQL Workbench 8.0 CE\modules\, <text:s/>Size: 21964</text:p>
      <text:p text:style-name="P2">2: File: db_sqlanywhere_re_grt.py, <text:s/>Directory: C:\Program Files\MySQL\MySQL Workbench 8.0 CE\modules\, <text:s/>Size: 24510</text:p>
      <text:p text:style-name="P2"><text:soft-page-break/>2: File: db_sqlanywhere_migration_grt.py, <text:s/>Directory: C:\Program Files\MySQL\MySQL Workbench 8.0 CE\modules\, <text:s/>Size: 16416</text:p>
      <text:p text:style-name="P2">2: File: db_sqlite_re_grt.py, <text:s/>Directory: C:\Program Files\MySQL\MySQL Workbench 8.0 CE\modules\, <text:s/>Size: 12345</text:p>
      <text:p text:style-name="P2">2: File: db_sqlite_migration_grt.py, <text:s/>Directory: C:\Program Files\MySQL\MySQL Workbench 8.0 CE\modules\, <text:s/>Size: 17046</text:p>
      <text:p text:style-name="P2">2: File: db_msaccess_re_grt.py, <text:s/>Directory: C:\Program Files\MySQL\MySQL Workbench 8.0 CE\modules\, <text:s/>Size: 37266</text:p>
      <text:p text:style-name="P2">2: File: db_msaccess_migration_grt.py, <text:s/>Directory: C:\Program Files\MySQL\MySQL Workbench 8.0 CE\modules\, <text:s/>Size: 14089</text:p>
      <text:p text:style-name="P2">2: File: _ctypes.pyd, <text:s/>Directory: C:\Program Files\MySQL\MySQL Workbench 8.0 CE\python\DLLs\, <text:s/>Size: 124928</text:p>
      <text:p text:style-name="P2">2: File: _elementtree.pyd, <text:s/>Directory: C:\Program Files\MySQL\MySQL Workbench 8.0 CE\python\DLLs\, <text:s/>Size: 191488</text:p>
      <text:p text:style-name="P2">2: File: _multiprocessing.pyd, <text:s/>Directory: C:\Program Files\MySQL\MySQL Workbench 8.0 CE\python\DLLs\, <text:s/>Size: 39424</text:p>
      <text:p text:style-name="P2">2: File: _socket.pyd, <text:s/>Directory: C:\Program Files\MySQL\MySQL Workbench 8.0 CE\python\DLLs\, <text:s/>Size: 56320</text:p>
      <text:p text:style-name="P2">2: File: _sqlite3.pyd, <text:s/>Directory: C:\Program Files\MySQL\MySQL Workbench 8.0 CE\python\DLLs\, <text:s/>Size: 68608</text:p>
      <text:p text:style-name="P2">2: File: sqlite3.dll, <text:s/>Directory: C:\Program Files\MySQL\MySQL Workbench 8.0 CE\python\DLLs\, <text:s/>Size: 881152</text:p>
      <text:p text:style-name="P2">2: File: pyexpat.pyd, <text:s/>Directory: C:\Program Files\MySQL\MySQL Workbench 8.0 CE\python\DLLs\, <text:s/>Size: 190464</text:p>
      <text:p text:style-name="P2">2: File: select.pyd, <text:s/>Directory: C:\Program Files\MySQL\MySQL Workbench 8.0 CE\python\DLLs\, <text:s/>Size: 16896</text:p>
      <text:p text:style-name="P2">2: File: __future__.py, <text:s/>Directory: C:\Program Files\MySQL\MySQL Workbench 8.0 CE\python\lib\, <text:s/>Size: 4380</text:p>
      <text:p text:style-name="P2">2: File: __phello__.foo.py, <text:s/>Directory: C:\Program Files\MySQL\MySQL Workbench 8.0 CE\python\lib\, <text:s/>Size: 64</text:p>
      <text:p text:style-name="P2">2: File: _abcoll.py, <text:s/>Directory: C:\Program Files\MySQL\MySQL Workbench 8.0 CE\python\lib\, <text:s/>Size: 18619</text:p>
      <text:p text:style-name="P2">2: File: pyodbc.pyd, <text:s/>Directory: C:\Program Files\MySQL\MySQL Workbench 8.0 CE\python\site-packages\, <text:s/>Size: 110592</text:p>
      <text:p text:style-name="P2">2: File: _LWPCookieJar.py, <text:s/>Directory: C:\Program Files\MySQL\MySQL Workbench 8.0 CE\python\lib\, <text:s/>Size: 6553</text:p>
      <text:p text:style-name="P2">2: File: _MozillaCookieJar.py, <text:s/>Directory: C:\Program Files\MySQL\MySQL Workbench 8.0 CE\python\lib\, <text:s/>Size: 5797</text:p>
      <text:p text:style-name="P2">2: File: _pyio.py, <text:s/>Directory: C:\Program Files\MySQL\MySQL Workbench 8.0 CE\python\lib\, <text:s/>Size: 69594</text:p>
      <text:p text:style-name="P2">2: File: _strptime.py, <text:s/>Directory: C:\Program Files\MySQL\MySQL Workbench 8.0 CE\python\lib\, <text:s/>Size: 20728</text:p>
      <text:p text:style-name="P2">2: File: _threading_local.py, <text:s/>Directory: C:\Program Files\MySQL\MySQL Workbench 8.0 CE\python\lib\, <text:s/>Size: 7456</text:p>
      <text:p text:style-name="P2">2: File: _weakrefset.py, <text:s/>Directory: C:\Program Files\MySQL\MySQL Workbench 8.0 CE\python\lib\, <text:s/>Size: 5911</text:p>
      <text:p text:style-name="P2">2: File: abc.py, <text:s/>Directory: C:\Program Files\MySQL\MySQL Workbench 8.0 CE\python\lib\, <text:s/>Size: 7145</text:p>
      <text:p text:style-name="P2">2: File: aifc.py, <text:s/>Directory: C:\Program Files\MySQL\MySQL Workbench 8.0 CE\python\lib\, <text:s/>Size: 34547</text:p>
      <text:p text:style-name="P2"><text:soft-page-break/>2: File: antigravity.py, <text:s/>Directory: C:\Program Files\MySQL\MySQL Workbench 8.0 CE\python\lib\, <text:s/>Size: 60</text:p>
      <text:p text:style-name="P2">2: File: anydbm.py, <text:s/>Directory: C:\Program Files\MySQL\MySQL Workbench 8.0 CE\python\lib\, <text:s/>Size: 2663</text:p>
      <text:p text:style-name="P2">2: File: argparse.py, <text:s/>Directory: C:\Program Files\MySQL\MySQL Workbench 8.0 CE\python\lib\, <text:s/>Size: 89124</text:p>
      <text:p text:style-name="P2">2: File: ast.py, <text:s/>Directory: C:\Program Files\MySQL\MySQL Workbench 8.0 CE\python\lib\, <text:s/>Size: 11805</text:p>
      <text:p text:style-name="P2">2: File: asynchat.py, <text:s/>Directory: C:\Program Files\MySQL\MySQL Workbench 8.0 CE\python\lib\, <text:s/>Size: 11581</text:p>
      <text:p text:style-name="P2">2: File: asyncore.py, <text:s/>Directory: C:\Program Files\MySQL\MySQL Workbench 8.0 CE\python\lib\, <text:s/>Size: 20943</text:p>
      <text:p text:style-name="P2">2: File: atexit.py, <text:s/>Directory: C:\Program Files\MySQL\MySQL Workbench 8.0 CE\python\lib\, <text:s/>Size: 1705</text:p>
      <text:p text:style-name="P2">2: File: audiodev.py, <text:s/>Directory: C:\Program Files\MySQL\MySQL Workbench 8.0 CE\python\lib\, <text:s/>Size: 7597</text:p>
      <text:p text:style-name="P2">2: File: base64.py, <text:s/>Directory: C:\Program Files\MySQL\MySQL Workbench 8.0 CE\python\lib\, <text:s/>Size: 11807</text:p>
      <text:p text:style-name="P2">2: File: BaseHTTPServer.py, <text:s/>Directory: C:\Program Files\MySQL\MySQL Workbench 8.0 CE\python\lib\, <text:s/>Size: 22747</text:p>
      <text:p text:style-name="P2">2: File: Bastion.py, <text:s/>Directory: C:\Program Files\MySQL\MySQL Workbench 8.0 CE\python\lib\, <text:s/>Size: 5744</text:p>
      <text:p text:style-name="P2">2: File: bdb.py, <text:s/>Directory: C:\Program Files\MySQL\MySQL Workbench 8.0 CE\python\lib\, <text:s/>Size: 21714</text:p>
      <text:p text:style-name="P2">2: File: binhex.py, <text:s/>Directory: C:\Program Files\MySQL\MySQL Workbench 8.0 CE\python\lib\, <text:s/>Size: 14698</text:p>
      <text:p text:style-name="P2">2: File: bisect.py, <text:s/>Directory: C:\Program Files\MySQL\MySQL Workbench 8.0 CE\python\lib\, <text:s/>Size: 2595</text:p>
      <text:p text:style-name="P2">2: File: calendar.py, <text:s/>Directory: C:\Program Files\MySQL\MySQL Workbench 8.0 CE\python\lib\, <text:s/>Size: 23384</text:p>
      <text:p text:style-name="P2">2: File: cgi.py, <text:s/>Directory: C:\Program Files\MySQL\MySQL Workbench 8.0 CE\python\lib\, <text:s/>Size: 34827</text:p>
      <text:p text:style-name="P2">2: File: CGIHTTPServer.py, <text:s/>Directory: C:\Program Files\MySQL\MySQL Workbench 8.0 CE\python\lib\, <text:s/>Size: 13089</text:p>
      <text:p text:style-name="P2">2: File: cgitb.py, <text:s/>Directory: C:\Program Files\MySQL\MySQL Workbench 8.0 CE\python\lib\, <text:s/>Size: 12180</text:p>
      <text:p text:style-name="P2">2: File: chunk.py, <text:s/>Directory: C:\Program Files\MySQL\MySQL Workbench 8.0 CE\python\lib\, <text:s/>Size: 5419</text:p>
      <text:p text:style-name="P2">2: File: cmd.py, <text:s/>Directory: C:\Program Files\MySQL\MySQL Workbench 8.0 CE\python\lib\, <text:s/>Size: 15026</text:p>
      <text:p text:style-name="P2">2: File: code.py, <text:s/>Directory: C:\Program Files\MySQL\MySQL Workbench 8.0 CE\python\lib\, <text:s/>Size: 10189</text:p>
      <text:p text:style-name="P2">2: File: codecs.py, <text:s/>Directory: C:\Program Files\MySQL\MySQL Workbench 8.0 CE\python\lib\, <text:s/>Size: 36098</text:p>
      <text:p text:style-name="P2">2: File: codeop.py, <text:s/>Directory: C:\Program Files\MySQL\MySQL Workbench 8.0 CE\python\lib\, <text:s/>Size: 5999</text:p>
      <text:p text:style-name="P2">2: File: collections.py, <text:s/>Directory: C:\Program Files\MySQL\MySQL Workbench 8.0 CE\python\lib\, <text:s/>Size: 27798</text:p>
      <text:p text:style-name="P2">2: File: colorsys.py, <text:s/>Directory: C:\Program Files\MySQL\MySQL Workbench 8.0 CE\python\lib\, <text:s/>Size: 3691</text:p>
      <text:p text:style-name="P2"><text:soft-page-break/>2: File: commands.py, <text:s/>Directory: C:\Program Files\MySQL\MySQL Workbench 8.0 CE\python\lib\, <text:s/>Size: 2545</text:p>
      <text:p text:style-name="P2">2: File: compileall.py, <text:s/>Directory: C:\Program Files\MySQL\MySQL Workbench 8.0 CE\python\lib\, <text:s/>Size: 7763</text:p>
      <text:p text:style-name="P2">2: File: ConfigParser.py, <text:s/>Directory: C:\Program Files\MySQL\MySQL Workbench 8.0 CE\python\lib\, <text:s/>Size: 27746</text:p>
      <text:p text:style-name="P2">2: File: contextlib.py, <text:s/>Directory: C:\Program Files\MySQL\MySQL Workbench 8.0 CE\python\lib\, <text:s/>Size: 4424</text:p>
      <text:p text:style-name="P2">2: File: Cookie.py, <text:s/>Directory: C:\Program Files\MySQL\MySQL Workbench 8.0 CE\python\lib\, <text:s/>Size: 26538</text:p>
      <text:p text:style-name="P2">2: File: cookielib.py, <text:s/>Directory: C:\Program Files\MySQL\MySQL Workbench 8.0 CE\python\lib\, <text:s/>Size: 65000</text:p>
      <text:p text:style-name="P2">2: File: copy.py, <text:s/>Directory: C:\Program Files\MySQL\MySQL Workbench 8.0 CE\python\lib\, <text:s/>Size: 11533</text:p>
      <text:p text:style-name="P2">2: File: copy_reg.py, <text:s/>Directory: C:\Program Files\MySQL\MySQL Workbench 8.0 CE\python\lib\, <text:s/>Size: 6974</text:p>
      <text:p text:style-name="P2">2: File: cProfile.py, <text:s/>Directory: C:\Program Files\MySQL\MySQL Workbench 8.0 CE\python\lib\, <text:s/>Size: 6515</text:p>
      <text:p text:style-name="P2">2: File: csv.py, <text:s/>Directory: C:\Program Files\MySQL\MySQL Workbench 8.0 CE\python\lib\, <text:s/>Size: 16708</text:p>
      <text:p text:style-name="P2">2: File: dbhash.py, <text:s/>Directory: C:\Program Files\MySQL\MySQL Workbench 8.0 CE\python\lib\, <text:s/>Size: 498</text:p>
      <text:p text:style-name="P2">2: File: decimal.py, <text:s/>Directory: C:\Program Files\MySQL\MySQL Workbench 8.0 CE\python\lib\, <text:s/>Size: 221933</text:p>
      <text:p text:style-name="P2">2: File: difflib.py, <text:s/>Directory: C:\Program Files\MySQL\MySQL Workbench 8.0 CE\python\lib\, <text:s/>Size: 82321</text:p>
      <text:p text:style-name="P2">2: File: dircache.py, <text:s/>Directory: C:\Program Files\MySQL\MySQL Workbench 8.0 CE\python\lib\, <text:s/>Size: 1126</text:p>
      <text:p text:style-name="P2">2: File: dis.py, <text:s/>Directory: C:\Program Files\MySQL\MySQL Workbench 8.0 CE\python\lib\, <text:s/>Size: 6499</text:p>
      <text:p text:style-name="P2">2: File: doctest.py, <text:s/>Directory: C:\Program Files\MySQL\MySQL Workbench 8.0 CE\python\lib\, <text:s/>Size: 105211</text:p>
      <text:p text:style-name="P2">2: File: DocXMLRPCServer.py, <text:s/>Directory: C:\Program Files\MySQL\MySQL Workbench 8.0 CE\python\lib\, <text:s/>Size: 10500</text:p>
      <text:p text:style-name="P2">2: File: dumbdbm.py, <text:s/>Directory: C:\Program Files\MySQL\MySQL Workbench 8.0 CE\python\lib\, <text:s/>Size: 9141</text:p>
      <text:p text:style-name="P2">2: File: dummy_thread.py, <text:s/>Directory: C:\Program Files\MySQL\MySQL Workbench 8.0 CE\python\lib\, <text:s/>Size: 4418</text:p>
      <text:p text:style-name="P2">2: File: dummy_threading.py, <text:s/>Directory: C:\Program Files\MySQL\MySQL Workbench 8.0 CE\python\lib\, <text:s/>Size: 2804</text:p>
      <text:p text:style-name="P2">2: File: filecmp.py, <text:s/>Directory: C:\Program Files\MySQL\MySQL Workbench 8.0 CE\python\lib\, <text:s/>Size: 9588</text:p>
      <text:p text:style-name="P2">2: File: fileinput.py, <text:s/>Directory: C:\Program Files\MySQL\MySQL Workbench 8.0 CE\python\lib\, <text:s/>Size: 13746</text:p>
      <text:p text:style-name="P2">2: File: fnmatch.py, <text:s/>Directory: C:\Program Files\MySQL\MySQL Workbench 8.0 CE\python\lib\, <text:s/>Size: 3315</text:p>
      <text:p text:style-name="P2">2: File: formatter.py, <text:s/>Directory: C:\Program Files\MySQL\MySQL Workbench 8.0 CE\python\lib\, <text:s/>Size: 14911</text:p>
      <text:p text:style-name="P2">2: File: fpformat.py, <text:s/>Directory: C:\Program Files\MySQL\MySQL Workbench 8.0 CE\python\lib\, <text:s/>Size: 4699</text:p>
      <text:p text:style-name="P2">2: File: fractions.py, <text:s/>Directory: C:\Program Files\MySQL\MySQL Workbench 8.0 CE\python\lib\, <text:s/>Size: 22390</text:p>
      <text:p text:style-name="P2"><text:soft-page-break/>2: File: ftplib.py, <text:s/>Directory: C:\Program Files\MySQL\MySQL Workbench 8.0 CE\python\lib\, <text:s/>Size: 38194</text:p>
      <text:p text:style-name="P2">2: File: functools.py, <text:s/>Directory: C:\Program Files\MySQL\MySQL Workbench 8.0 CE\python\lib\, <text:s/>Size: 4478</text:p>
      <text:p text:style-name="P2">2: File: genericpath.py, <text:s/>Directory: C:\Program Files\MySQL\MySQL Workbench 8.0 CE\python\lib\, <text:s/>Size: 3201</text:p>
      <text:p text:style-name="P2">2: File: getopt.py, <text:s/>Directory: C:\Program Files\MySQL\MySQL Workbench 8.0 CE\python\lib\, <text:s/>Size: 7319</text:p>
      <text:p text:style-name="P2">2: File: getpass.py, <text:s/>Directory: C:\Program Files\MySQL\MySQL Workbench 8.0 CE\python\lib\, <text:s/>Size: 5563</text:p>
      <text:p text:style-name="P2">2: File: gettext.py, <text:s/>Directory: C:\Program Files\MySQL\MySQL Workbench 8.0 CE\python\lib\, <text:s/>Size: 22588</text:p>
      <text:p text:style-name="P2">2: File: glob.py, <text:s/>Directory: C:\Program Files\MySQL\MySQL Workbench 8.0 CE\python\lib\, <text:s/>Size: 3114</text:p>
      <text:p text:style-name="P2">2: File: gzip.py, <text:s/>Directory: C:\Program Files\MySQL\MySQL Workbench 8.0 CE\python\lib\, <text:s/>Size: 19027</text:p>
      <text:p text:style-name="P2">2: File: hashlib.py, <text:s/>Directory: C:\Program Files\MySQL\MySQL Workbench 8.0 CE\python\lib\, <text:s/>Size: 7842</text:p>
      <text:p text:style-name="P2">2: File: heapq.py, <text:s/>Directory: C:\Program Files\MySQL\MySQL Workbench 8.0 CE\python\lib\, <text:s/>Size: 18295</text:p>
      <text:p text:style-name="P2">2: File: hmac.py, <text:s/>Directory: C:\Program Files\MySQL\MySQL Workbench 8.0 CE\python\lib\, <text:s/>Size: 4588</text:p>
      <text:p text:style-name="P2">2: File: htmlentitydefs.py, <text:s/>Directory: C:\Program Files\MySQL\MySQL Workbench 8.0 CE\python\lib\, <text:s/>Size: 18056</text:p>
      <text:p text:style-name="P2">2: File: htmllib.py, <text:s/>Directory: C:\Program Files\MySQL\MySQL Workbench 8.0 CE\python\lib\, <text:s/>Size: 12869</text:p>
      <text:p text:style-name="P2">2: File: HTMLParser.py, <text:s/>Directory: C:\Program Files\MySQL\MySQL Workbench 8.0 CE\python\lib\, <text:s/>Size: 17171</text:p>
      <text:p text:style-name="P2">2: File: httplib.py, <text:s/>Directory: C:\Program Files\MySQL\MySQL Workbench 8.0 CE\python\lib\, <text:s/>Size: 50605</text:p>
      <text:p text:style-name="P2">2: File: ihooks.py, <text:s/>Directory: C:\Program Files\MySQL\MySQL Workbench 8.0 CE\python\lib\, <text:s/>Size: 18986</text:p>
      <text:p text:style-name="P2">2: File: imaplib.py, <text:s/>Directory: C:\Program Files\MySQL\MySQL Workbench 8.0 CE\python\lib\, <text:s/>Size: 48559</text:p>
      <text:p text:style-name="P2">2: File: imghdr.py, <text:s/>Directory: C:\Program Files\MySQL\MySQL Workbench 8.0 CE\python\lib\, <text:s/>Size: 3541</text:p>
      <text:p text:style-name="P2">2: File: imputil.py, <text:s/>Directory: C:\Program Files\MySQL\MySQL Workbench 8.0 CE\python\lib\, <text:s/>Size: 25764</text:p>
      <text:p text:style-name="P2">2: File: inspect.py, <text:s/>Directory: C:\Program Files\MySQL\MySQL Workbench 8.0 CE\python\lib\, <text:s/>Size: 42781</text:p>
      <text:p text:style-name="P2">2: File: io.py, <text:s/>Directory: C:\Program Files\MySQL\MySQL Workbench 8.0 CE\python\lib\, <text:s/>Size: 3322</text:p>
      <text:p text:style-name="P2">2: File: keyword.py, <text:s/>Directory: C:\Program Files\MySQL\MySQL Workbench 8.0 CE\python\lib\, <text:s/>Size: 1996</text:p>
      <text:p text:style-name="P2">2: File: linecache.py, <text:s/>Directory: C:\Program Files\MySQL\MySQL Workbench 8.0 CE\python\lib\, <text:s/>Size: 4027</text:p>
      <text:p text:style-name="P2">2: File: locale.py, <text:s/>Directory: C:\Program Files\MySQL\MySQL Workbench 8.0 CE\python\lib\, <text:s/>Size: 99914</text:p>
      <text:p text:style-name="P2">2: File: macpath.py, <text:s/>Directory: C:\Program Files\MySQL\MySQL Workbench 8.0 CE\python\lib\, <text:s/>Size: 6289</text:p>
      <text:p text:style-name="P2">2: File: macurl2path.py, <text:s/>Directory: C:\Program Files\MySQL\MySQL Workbench 8.0 CE\python\lib\, <text:s/>Size: 2731</text:p>
      <text:p text:style-name="P2"><text:soft-page-break/>2: File: mailbox.py, <text:s/>Directory: C:\Program Files\MySQL\MySQL Workbench 8.0 CE\python\lib\, <text:s/>Size: 81240</text:p>
      <text:p text:style-name="P2">2: File: mailcap.py, <text:s/>Directory: C:\Program Files\MySQL\MySQL Workbench 8.0 CE\python\lib\, <text:s/>Size: 7429</text:p>
      <text:p text:style-name="P2">2: File: markupbase.py, <text:s/>Directory: C:\Program Files\MySQL\MySQL Workbench 8.0 CE\python\lib\, <text:s/>Size: 14643</text:p>
      <text:p text:style-name="P2">2: File: md5.py, <text:s/>Directory: C:\Program Files\MySQL\MySQL Workbench 8.0 CE\python\lib\, <text:s/>Size: 358</text:p>
      <text:p text:style-name="P2">2: File: mhlib.py, <text:s/>Directory: C:\Program Files\MySQL\MySQL Workbench 8.0 CE\python\lib\, <text:s/>Size: 33434</text:p>
      <text:p text:style-name="P2">2: File: mimetools.py, <text:s/>Directory: C:\Program Files\MySQL\MySQL Workbench 8.0 CE\python\lib\, <text:s/>Size: 7168</text:p>
      <text:p text:style-name="P2">2: File: mimetypes.py, <text:s/>Directory: C:\Program Files\MySQL\MySQL Workbench 8.0 CE\python\lib\, <text:s/>Size: 20942</text:p>
      <text:p text:style-name="P2">2: File: MimeWriter.py, <text:s/>Directory: C:\Program Files\MySQL\MySQL Workbench 8.0 CE\python\lib\, <text:s/>Size: 6482</text:p>
      <text:p text:style-name="P2">2: File: mimify.py, <text:s/>Directory: C:\Program Files\MySQL\MySQL Workbench 8.0 CE\python\lib\, <text:s/>Size: 15021</text:p>
      <text:p text:style-name="P2">2: File: modulefinder.py, <text:s/>Directory: C:\Program Files\MySQL\MySQL Workbench 8.0 CE\python\lib\, <text:s/>Size: 24461</text:p>
      <text:p text:style-name="P2">2: File: multifile.py, <text:s/>Directory: C:\Program Files\MySQL\MySQL Workbench 8.0 CE\python\lib\, <text:s/>Size: 4820</text:p>
      <text:p text:style-name="P2">2: File: mutex.py, <text:s/>Directory: C:\Program Files\MySQL\MySQL Workbench 8.0 CE\python\lib\, <text:s/>Size: 1878</text:p>
      <text:p text:style-name="P2">2: File: netrc.py, <text:s/>Directory: C:\Program Files\MySQL\MySQL Workbench 8.0 CE\python\lib\, <text:s/>Size: 5865</text:p>
      <text:p text:style-name="P2">2: File: new.py, <text:s/>Directory: C:\Program Files\MySQL\MySQL Workbench 8.0 CE\python\lib\, <text:s/>Size: 610</text:p>
      <text:p text:style-name="P2">2: File: nntplib.py, <text:s/>Directory: C:\Program Files\MySQL\MySQL Workbench 8.0 CE\python\lib\, <text:s/>Size: 21470</text:p>
      <text:p text:style-name="P2">2: File: ntpath.py, <text:s/>Directory: C:\Program Files\MySQL\MySQL Workbench 8.0 CE\python\lib\, <text:s/>Size: 19429</text:p>
      <text:p text:style-name="P2">2: File: nturl2path.py, <text:s/>Directory: C:\Program Files\MySQL\MySQL Workbench 8.0 CE\python\lib\, <text:s/>Size: 2419</text:p>
      <text:p text:style-name="P2">2: File: numbers.py, <text:s/>Directory: C:\Program Files\MySQL\MySQL Workbench 8.0 CE\python\lib\, <text:s/>Size: 10319</text:p>
      <text:p text:style-name="P2">2: File: opcode.py, <text:s/>Directory: C:\Program Files\MySQL\MySQL Workbench 8.0 CE\python\lib\, <text:s/>Size: 5474</text:p>
      <text:p text:style-name="P2">2: File: optparse.py, <text:s/>Directory: C:\Program Files\MySQL\MySQL Workbench 8.0 CE\python\lib\, <text:s/>Size: 61203</text:p>
      <text:p text:style-name="P2">2: File: os.py, <text:s/>Directory: C:\Program Files\MySQL\MySQL Workbench 8.0 CE\python\lib\, <text:s/>Size: 25910</text:p>
      <text:p text:style-name="P2">2: File: os2emxpath.py, <text:s/>Directory: C:\Program Files\MySQL\MySQL Workbench 8.0 CE\python\lib\, <text:s/>Size: 4635</text:p>
      <text:p text:style-name="P2">2: File: pdb.py, <text:s/>Directory: C:\Program Files\MySQL\MySQL Workbench 8.0 CE\python\lib\, <text:s/>Size: 46099</text:p>
      <text:p text:style-name="P2">2: File: pickle.py, <text:s/>Directory: C:\Program Files\MySQL\MySQL Workbench 8.0 CE\python\lib\, <text:s/>Size: 45489</text:p>
      <text:p text:style-name="P2">2: File: pickletools.py, <text:s/>Directory: C:\Program Files\MySQL\MySQL Workbench 8.0 CE\python\lib\, <text:s/>Size: 74557</text:p>
      <text:p text:style-name="P2"><text:soft-page-break/>2: File: pipes.py, <text:s/>Directory: C:\Program Files\MySQL\MySQL Workbench 8.0 CE\python\lib\, <text:s/>Size: 9582</text:p>
      <text:p text:style-name="P2">2: File: pkgutil.py, <text:s/>Directory: C:\Program Files\MySQL\MySQL Workbench 8.0 CE\python\lib\, <text:s/>Size: 20346</text:p>
      <text:p text:style-name="P2">2: File: platform.py, <text:s/>Directory: C:\Program Files\MySQL\MySQL Workbench 8.0 CE\python\lib\, <text:s/>Size: 51617</text:p>
      <text:p text:style-name="P2">2: File: plistlib.py, <text:s/>Directory: C:\Program Files\MySQL\MySQL Workbench 8.0 CE\python\lib\, <text:s/>Size: 15185</text:p>
      <text:p text:style-name="P2">2: File: popen2.py, <text:s/>Directory: C:\Program Files\MySQL\MySQL Workbench 8.0 CE\python\lib\, <text:s/>Size: 8416</text:p>
      <text:p text:style-name="P2">2: File: poplib.py, <text:s/>Directory: C:\Program Files\MySQL\MySQL Workbench 8.0 CE\python\lib\, <text:s/>Size: 12822</text:p>
      <text:p text:style-name="P2">2: File: posixfile.py, <text:s/>Directory: C:\Program Files\MySQL\MySQL Workbench 8.0 CE\python\lib\, <text:s/>Size: 8003</text:p>
      <text:p text:style-name="P2">2: File: posixpath.py, <text:s/>Directory: C:\Program Files\MySQL\MySQL Workbench 8.0 CE\python\lib\, <text:s/>Size: 13935</text:p>
      <text:p text:style-name="P2">2: File: pprint.py, <text:s/>Directory: C:\Program Files\MySQL\MySQL Workbench 8.0 CE\python\lib\, <text:s/>Size: 11777</text:p>
      <text:p text:style-name="P2">2: File: profile.py, <text:s/>Directory: C:\Program Files\MySQL\MySQL Workbench 8.0 CE\python\lib\, <text:s/>Size: 22782</text:p>
      <text:p text:style-name="P2">2: File: pstats.py, <text:s/>Directory: C:\Program Files\MySQL\MySQL Workbench 8.0 CE\python\lib\, <text:s/>Size: 26712</text:p>
      <text:p text:style-name="P2">2: File: pty.py, <text:s/>Directory: C:\Program Files\MySQL\MySQL Workbench 8.0 CE\python\lib\, <text:s/>Size: 5058</text:p>
      <text:p text:style-name="P2">2: File: py_compile.py, <text:s/>Directory: C:\Program Files\MySQL\MySQL Workbench 8.0 CE\python\lib\, <text:s/>Size: 5936</text:p>
      <text:p text:style-name="P2">2: File: pydoc.py, <text:s/>Directory: C:\Program Files\MySQL\MySQL Workbench 8.0 CE\python\lib\, <text:s/>Size: 95607</text:p>
      <text:p text:style-name="P2">2: File: Queue.py, <text:s/>Directory: C:\Program Files\MySQL\MySQL Workbench 8.0 CE\python\lib\, <text:s/>Size: 8577</text:p>
      <text:p text:style-name="P2">2: File: quopri.py, <text:s/>Directory: C:\Program Files\MySQL\MySQL Workbench 8.0 CE\python\lib\, <text:s/>Size: 6969</text:p>
      <text:p text:style-name="P2">2: File: random.py, <text:s/>Directory: C:\Program Files\MySQL\MySQL Workbench 8.0 CE\python\lib\, <text:s/>Size: 32457</text:p>
      <text:p text:style-name="P2">2: File: re.py, <text:s/>Directory: C:\Program Files\MySQL\MySQL Workbench 8.0 CE\python\lib\, <text:s/>Size: 13423</text:p>
      <text:p text:style-name="P2">2: File: repr.py, <text:s/>Directory: C:\Program Files\MySQL\MySQL Workbench 8.0 CE\python\lib\, <text:s/>Size: 4296</text:p>
      <text:p text:style-name="P2">2: File: rexec.py, <text:s/>Directory: C:\Program Files\MySQL\MySQL Workbench 8.0 CE\python\lib\, <text:s/>Size: 20148</text:p>
      <text:p text:style-name="P2">2: File: rfc822.py, <text:s/>Directory: C:\Program Files\MySQL\MySQL Workbench 8.0 CE\python\lib\, <text:s/>Size: 33542</text:p>
      <text:p text:style-name="P2">2: File: rlcompleter.py, <text:s/>Directory: C:\Program Files\MySQL\MySQL Workbench 8.0 CE\python\lib\, <text:s/>Size: 5991</text:p>
      <text:p text:style-name="P2">2: File: robotparser.py, <text:s/>Directory: C:\Program Files\MySQL\MySQL Workbench 8.0 CE\python\lib\, <text:s/>Size: 7587</text:p>
      <text:p text:style-name="P2">2: File: runpy.py, <text:s/>Directory: C:\Program Files\MySQL\MySQL Workbench 8.0 CE\python\lib\, <text:s/>Size: 11081</text:p>
      <text:p text:style-name="P2">2: File: sched.py, <text:s/>Directory: C:\Program Files\MySQL\MySQL Workbench 8.0 CE\python\lib\, <text:s/>Size: 5088</text:p>
      <text:p text:style-name="P2"><text:soft-page-break/>2: File: sets.py, <text:s/>Directory: C:\Program Files\MySQL\MySQL Workbench 8.0 CE\python\lib\, <text:s/>Size: 19050</text:p>
      <text:p text:style-name="P2">2: File: sgmllib.py, <text:s/>Directory: C:\Program Files\MySQL\MySQL Workbench 8.0 CE\python\lib\, <text:s/>Size: 17884</text:p>
      <text:p text:style-name="P2">2: File: sha.py, <text:s/>Directory: C:\Program Files\MySQL\MySQL Workbench 8.0 CE\python\lib\, <text:s/>Size: 393</text:p>
      <text:p text:style-name="P2">2: File: shelve.py, <text:s/>Directory: C:\Program Files\MySQL\MySQL Workbench 8.0 CE\python\lib\, <text:s/>Size: 8178</text:p>
      <text:p text:style-name="P2">2: File: shlex.py, <text:s/>Directory: C:\Program Files\MySQL\MySQL Workbench 8.0 CE\python\lib\, <text:s/>Size: 11164</text:p>
      <text:p text:style-name="P2">2: File: shutil.py, <text:s/>Directory: C:\Program Files\MySQL\MySQL Workbench 8.0 CE\python\lib\, <text:s/>Size: 19462</text:p>
      <text:p text:style-name="P2">2: File: SimpleHTTPServer.py, <text:s/>Directory: C:\Program Files\MySQL\MySQL Workbench 8.0 CE\python\lib\, <text:s/>Size: 7997</text:p>
      <text:p text:style-name="P2">2: File: SimpleXMLRPCServer.py, <text:s/>Directory: C:\Program Files\MySQL\MySQL Workbench 8.0 CE\python\lib\, <text:s/>Size: 25812</text:p>
      <text:p text:style-name="P2">2: File: site.py, <text:s/>Directory: C:\Program Files\MySQL\MySQL Workbench 8.0 CE\python\lib\, <text:s/>Size: 19168</text:p>
      <text:p text:style-name="P2">2: File: smtpd.py, <text:s/>Directory: C:\Program Files\MySQL\MySQL Workbench 8.0 CE\python\lib\, <text:s/>Size: 18543</text:p>
      <text:p text:style-name="P2">2: File: smtplib.py, <text:s/>Directory: C:\Program Files\MySQL\MySQL Workbench 8.0 CE\python\lib\, <text:s/>Size: 32135</text:p>
      <text:p text:style-name="P2">2: File: sndhdr.py, <text:s/>Directory: C:\Program Files\MySQL\MySQL Workbench 8.0 CE\python\lib\, <text:s/>Size: 5973</text:p>
      <text:p text:style-name="P2">2: File: socket.py, <text:s/>Directory: C:\Program Files\MySQL\MySQL Workbench 8.0 CE\python\lib\, <text:s/>Size: 20615</text:p>
      <text:p text:style-name="P2">2: File: SocketServer.py, <text:s/>Directory: C:\Program Files\MySQL\MySQL Workbench 8.0 CE\python\lib\, <text:s/>Size: 23796</text:p>
      <text:p text:style-name="P2">2: File: sre.py, <text:s/>Directory: C:\Program Files\MySQL\MySQL Workbench 8.0 CE\python\lib\, <text:s/>Size: 384</text:p>
      <text:p text:style-name="P2">2: File: sre_compile.py, <text:s/>Directory: C:\Program Files\MySQL\MySQL Workbench 8.0 CE\python\lib\, <text:s/>Size: 19823</text:p>
      <text:p text:style-name="P2">2: File: sre_constants.py, <text:s/>Directory: C:\Program Files\MySQL\MySQL Workbench 8.0 CE\python\lib\, <text:s/>Size: 7197</text:p>
      <text:p text:style-name="P2">2: File: sre_parse.py, <text:s/>Directory: C:\Program Files\MySQL\MySQL Workbench 8.0 CE\python\lib\, <text:s/>Size: 30700</text:p>
      <text:p text:style-name="P2">2: File: ssl.py, <text:s/>Directory: C:\Program Files\MySQL\MySQL Workbench 8.0 CE\python\lib\, <text:s/>Size: 37805</text:p>
      <text:p text:style-name="P2">2: File: stat.py, <text:s/>Directory: C:\Program Files\MySQL\MySQL Workbench 8.0 CE\python\lib\, <text:s/>Size: 1842</text:p>
      <text:p text:style-name="P2">2: File: statvfs.py, <text:s/>Directory: C:\Program Files\MySQL\MySQL Workbench 8.0 CE\python\lib\, <text:s/>Size: 898</text:p>
      <text:p text:style-name="P2">2: File: string.py, <text:s/>Directory: C:\Program Files\MySQL\MySQL Workbench 8.0 CE\python\lib\, <text:s/>Size: 21548</text:p>
      <text:p text:style-name="P2">2: File: StringIO.py, <text:s/>Directory: C:\Program Files\MySQL\MySQL Workbench 8.0 CE\python\lib\, <text:s/>Size: 10662</text:p>
      <text:p text:style-name="P2">2: File: stringold.py, <text:s/>Directory: C:\Program Files\MySQL\MySQL Workbench 8.0 CE\python\lib\, <text:s/>Size: 12449</text:p>
      <text:p text:style-name="P2">2: File: stringprep.py, <text:s/>Directory: C:\Program Files\MySQL\MySQL Workbench 8.0 CE\python\lib\, <text:s/>Size: 13522</text:p>
      <text:p text:style-name="P2">2: File: struct.py, <text:s/>Directory: C:\Program Files\MySQL\MySQL Workbench 8.0 CE\python\lib\, <text:s/>Size: 82</text:p>
      <text:p text:style-name="P2"><text:soft-page-break/>2: File: subprocess.py, <text:s/>Directory: C:\Program Files\MySQL\MySQL Workbench 8.0 CE\python\lib\, <text:s/>Size: 49679</text:p>
      <text:p text:style-name="P2">2: File: sunau.py, <text:s/>Directory: C:\Program Files\MySQL\MySQL Workbench 8.0 CE\python\lib\, <text:s/>Size: 17222</text:p>
      <text:p text:style-name="P2">2: File: sunaudio.py, <text:s/>Directory: C:\Program Files\MySQL\MySQL Workbench 8.0 CE\python\lib\, <text:s/>Size: 1399</text:p>
      <text:p text:style-name="P2">2: File: symbol.py, <text:s/>Directory: C:\Program Files\MySQL\MySQL Workbench 8.0 CE\python\lib\, <text:s/>Size: 2058</text:p>
      <text:p text:style-name="P2">2: File: symtable.py, <text:s/>Directory: C:\Program Files\MySQL\MySQL Workbench 8.0 CE\python\lib\, <text:s/>Size: 7437</text:p>
      <text:p text:style-name="P2">2: File: sysconfig.py, <text:s/>Directory: C:\Program Files\MySQL\MySQL Workbench 8.0 CE\python\lib\, <text:s/>Size: 22831</text:p>
      <text:p text:style-name="P2">2: File: tabnanny.py, <text:s/>Directory: C:\Program Files\MySQL\MySQL Workbench 8.0 CE\python\lib\, <text:s/>Size: 11340</text:p>
      <text:p text:style-name="P2">2: File: tarfile.py, <text:s/>Directory: C:\Program Files\MySQL\MySQL Workbench 8.0 CE\python\lib\, <text:s/>Size: 90568</text:p>
      <text:p text:style-name="P2">2: File: telnetlib.py, <text:s/>Directory: C:\Program Files\MySQL\MySQL Workbench 8.0 CE\python\lib\, <text:s/>Size: 27042</text:p>
      <text:p text:style-name="P2">2: File: tempfile.py, <text:s/>Directory: C:\Program Files\MySQL\MySQL Workbench 8.0 CE\python\lib\, <text:s/>Size: 19547</text:p>
      <text:p text:style-name="P2">2: File: textwrap.py, <text:s/>Directory: C:\Program Files\MySQL\MySQL Workbench 8.0 CE\python\lib\, <text:s/>Size: 17215</text:p>
      <text:p text:style-name="P2">2: File: this.py, <text:s/>Directory: C:\Program Files\MySQL\MySQL Workbench 8.0 CE\python\lib\, <text:s/>Size: 1002</text:p>
      <text:p text:style-name="P2">2: File: threading.py, <text:s/>Directory: C:\Program Files\MySQL\MySQL Workbench 8.0 CE\python\lib\, <text:s/>Size: 47132</text:p>
      <text:p text:style-name="P2">2: File: timeit.py, <text:s/>Directory: C:\Program Files\MySQL\MySQL Workbench 8.0 CE\python\lib\, <text:s/>Size: 12792</text:p>
      <text:p text:style-name="P2">2: File: toaiff.py, <text:s/>Directory: C:\Program Files\MySQL\MySQL Workbench 8.0 CE\python\lib\, <text:s/>Size: 3142</text:p>
      <text:p text:style-name="P2">2: File: token.py, <text:s/>Directory: C:\Program Files\MySQL\MySQL Workbench 8.0 CE\python\lib\, <text:s/>Size: 2922</text:p>
      <text:p text:style-name="P2">2: File: tokenize.py, <text:s/>Directory: C:\Program Files\MySQL\MySQL Workbench 8.0 CE\python\lib\, <text:s/>Size: 17483</text:p>
      <text:p text:style-name="P2">2: File: trace.py, <text:s/>Directory: C:\Program Files\MySQL\MySQL Workbench 8.0 CE\python\lib\, <text:s/>Size: 29890</text:p>
      <text:p text:style-name="P2">2: File: traceback.py, <text:s/>Directory: C:\Program Files\MySQL\MySQL Workbench 8.0 CE\python\lib\, <text:s/>Size: 11285</text:p>
      <text:p text:style-name="P2">2: File: tty.py, <text:s/>Directory: C:\Program Files\MySQL\MySQL Workbench 8.0 CE\python\lib\, <text:s/>Size: 879</text:p>
      <text:p text:style-name="P2">2: File: types.py, <text:s/>Directory: C:\Program Files\MySQL\MySQL Workbench 8.0 CE\python\lib\, <text:s/>Size: 2094</text:p>
      <text:p text:style-name="P2">2: File: urllib.py, <text:s/>Directory: C:\Program Files\MySQL\MySQL Workbench 8.0 CE\python\lib\, <text:s/>Size: 59990</text:p>
      <text:p text:style-name="P2">2: File: urllib2.py, <text:s/>Directory: C:\Program Files\MySQL\MySQL Workbench 8.0 CE\python\lib\, <text:s/>Size: 52513</text:p>
      <text:p text:style-name="P2">2: File: urlparse.py, <text:s/>Directory: C:\Program Files\MySQL\MySQL Workbench 8.0 CE\python\lib\, <text:s/>Size: 15164</text:p>
      <text:p text:style-name="P2">2: File: user.py, <text:s/>Directory: C:\Program Files\MySQL\MySQL Workbench 8.0 CE\python\lib\, <text:s/>Size: 1627</text:p>
      <text:p text:style-name="P2">2: File: UserDict.py, <text:s/>Directory: C:\Program Files\MySQL\MySQL Workbench 8.0 CE\python\lib\, <text:s/>Size: 7060</text:p>
      <text:p text:style-name="P2"><text:soft-page-break/>2: File: UserList.py, <text:s/>Directory: C:\Program Files\MySQL\MySQL Workbench 8.0 CE\python\lib\, <text:s/>Size: 3644</text:p>
      <text:p text:style-name="P2">2: File: UserString.py, <text:s/>Directory: C:\Program Files\MySQL\MySQL Workbench 8.0 CE\python\lib\, <text:s/>Size: 9687</text:p>
      <text:p text:style-name="P2">2: File: uu.py, <text:s/>Directory: C:\Program Files\MySQL\MySQL Workbench 8.0 CE\python\lib\, <text:s/>Size: 6555</text:p>
      <text:p text:style-name="P2">2: File: uuid.py, <text:s/>Directory: C:\Program Files\MySQL\MySQL Workbench 8.0 CE\python\lib\, <text:s/>Size: 22611</text:p>
      <text:p text:style-name="P2">2: File: warnings.py, <text:s/>Directory: C:\Program Files\MySQL\MySQL Workbench 8.0 CE\python\lib\, <text:s/>Size: 14823</text:p>
      <text:p text:style-name="P2">2: File: wave.py, <text:s/>Directory: C:\Program Files\MySQL\MySQL Workbench 8.0 CE\python\lib\, <text:s/>Size: 18582</text:p>
      <text:p text:style-name="P2">2: File: weakref.py, <text:s/>Directory: C:\Program Files\MySQL\MySQL Workbench 8.0 CE\python\lib\, <text:s/>Size: 14830</text:p>
      <text:p text:style-name="P2">2: File: webbrowser.py, <text:s/>Directory: C:\Program Files\MySQL\MySQL Workbench 8.0 CE\python\lib\, <text:s/>Size: 22784</text:p>
      <text:p text:style-name="P2">2: File: whichdb.py, <text:s/>Directory: C:\Program Files\MySQL\MySQL Workbench 8.0 CE\python\lib\, <text:s/>Size: 3379</text:p>
      <text:p text:style-name="P2">2: File: xdrlib.py, <text:s/>Directory: C:\Program Files\MySQL\MySQL Workbench 8.0 CE\python\lib\, <text:s/>Size: 6069</text:p>
      <text:p text:style-name="P2">2: File: xmllib.py, <text:s/>Directory: C:\Program Files\MySQL\MySQL Workbench 8.0 CE\python\lib\, <text:s/>Size: 34865</text:p>
      <text:p text:style-name="P2">2: File: xmlrpclib.py, <text:s/>Directory: C:\Program Files\MySQL\MySQL Workbench 8.0 CE\python\lib\, <text:s/>Size: 52136</text:p>
      <text:p text:style-name="P2">2: File: zipfile.py, <text:s/>Directory: C:\Program Files\MySQL\MySQL Workbench 8.0 CE\python\lib\, <text:s/>Size: 58813</text:p>
      <text:p text:style-name="P2">2: File: __init__.py, <text:s/>Directory: C:\Program Files\MySQL\MySQL Workbench 8.0 CE\python\lib\ctypes\, <text:s/>Size: 17468</text:p>
      <text:p text:style-name="P2">2: File: _endian.py, <text:s/>Directory: C:\Program Files\MySQL\MySQL Workbench 8.0 CE\python\lib\ctypes\, <text:s/>Size: 1999</text:p>
      <text:p text:style-name="P2">2: File: util.py, <text:s/>Directory: C:\Program Files\MySQL\MySQL Workbench 8.0 CE\python\lib\ctypes\, <text:s/>Size: 10528</text:p>
      <text:p text:style-name="P2">2: File: wintypes.py, <text:s/>Directory: C:\Program Files\MySQL\MySQL Workbench 8.0 CE\python\lib\ctypes\, <text:s/>Size: 5135</text:p>
      <text:p text:style-name="P2">2: File: __init__.py, <text:s/>Directory: C:\Program Files\MySQL\MySQL Workbench 8.0 CE\python\lib\ctypes\macholib\, <text:s/>Size: 154</text:p>
      <text:p text:style-name="P2">2: File: dyld.py, <text:s/>Directory: C:\Program Files\MySQL\MySQL Workbench 8.0 CE\python\lib\ctypes\macholib\, <text:s/>Size: 5128</text:p>
      <text:p text:style-name="P2">2: File: dylib.py, <text:s/>Directory: C:\Program Files\MySQL\MySQL Workbench 8.0 CE\python\lib\ctypes\macholib\, <text:s/>Size: 1828</text:p>
      <text:p text:style-name="P2">2: File: framework.py, <text:s/>Directory: C:\Program Files\MySQL\MySQL Workbench 8.0 CE\python\lib\ctypes\macholib\, <text:s/>Size: 2201</text:p>
      <text:p text:style-name="P2">2: File: pyclbr.py, <text:s/>Directory: C:\Program Files\MySQL\MySQL Workbench 8.0 CE\python\lib\, <text:s/>Size: 13388</text:p>
      <text:p text:style-name="P2">2: File: __init__.py, <text:s/>Directory: C:\Program Files\MySQL\MySQL Workbench 8.0 CE\python\lib\encodings\, <text:s/>Size: 5698</text:p>
      <text:p text:style-name="P2">2: File: aliases.py, <text:s/>Directory: C:\Program Files\MySQL\MySQL Workbench 8.0 CE\python\lib\encodings\, <text:s/>Size: 14848</text:p>
      <text:p text:style-name="P2">2: File: ascii.py, <text:s/>Directory: C:\Program Files\MySQL\MySQL Workbench 8.0 CE\python\lib\encodings\, <text:s/>Size: 1248</text:p>
      <text:p text:style-name="P2">2: File: base64_codec.py, <text:s/>Directory: C:\Program Files\MySQL\MySQL Workbench 8.0 CE\python\lib\encodings\, <text:s/>Size: 2371</text:p>
      <text:p text:style-name="P2"><text:soft-page-break/>2: File: big5.py, <text:s/>Directory: C:\Program Files\MySQL\MySQL Workbench 8.0 CE\python\lib\encodings\, <text:s/>Size: 1019</text:p>
      <text:p text:style-name="P2">2: File: big5hkscs.py, <text:s/>Directory: C:\Program Files\MySQL\MySQL Workbench 8.0 CE\python\lib\encodings\, <text:s/>Size: 1039</text:p>
      <text:p text:style-name="P2">2: File: bz2_codec.py, <text:s/>Directory: C:\Program Files\MySQL\MySQL Workbench 8.0 CE\python\lib\encodings\, <text:s/>Size: 3026</text:p>
      <text:p text:style-name="P2">2: File: charmap.py, <text:s/>Directory: C:\Program Files\MySQL\MySQL Workbench 8.0 CE\python\lib\encodings\, <text:s/>Size: 2084</text:p>
      <text:p text:style-name="P2">2: File: cp037.py, <text:s/>Directory: C:\Program Files\MySQL\MySQL Workbench 8.0 CE\python\lib\encodings\, <text:s/>Size: 13377</text:p>
      <text:p text:style-name="P2">2: File: cp1006.py, <text:s/>Directory: C:\Program Files\MySQL\MySQL Workbench 8.0 CE\python\lib\encodings\, <text:s/>Size: 13824</text:p>
      <text:p text:style-name="P2">2: File: cp1026.py, <text:s/>Directory: C:\Program Files\MySQL\MySQL Workbench 8.0 CE\python\lib\encodings\, <text:s/>Size: 13369</text:p>
      <text:p text:style-name="P2">2: File: cp1140.py, <text:s/>Directory: C:\Program Files\MySQL\MySQL Workbench 8.0 CE\python\lib\encodings\, <text:s/>Size: 13361</text:p>
      <text:p text:style-name="P2">2: File: cp1250.py, <text:s/>Directory: C:\Program Files\MySQL\MySQL Workbench 8.0 CE\python\lib\encodings\, <text:s/>Size: 13942</text:p>
      <text:p text:style-name="P2">2: File: cp1251.py, <text:s/>Directory: C:\Program Files\MySQL\MySQL Workbench 8.0 CE\python\lib\encodings\, <text:s/>Size: 13617</text:p>
      <text:p text:style-name="P2">2: File: cp1252.py, <text:s/>Directory: C:\Program Files\MySQL\MySQL Workbench 8.0 CE\python\lib\encodings\, <text:s/>Size: 13767</text:p>
      <text:p text:style-name="P2">2: File: cp1253.py, <text:s/>Directory: C:\Program Files\MySQL\MySQL Workbench 8.0 CE\python\lib\encodings\, <text:s/>Size: 13350</text:p>
      <text:p text:style-name="P2">2: File: cp1254.py, <text:s/>Directory: C:\Program Files\MySQL\MySQL Workbench 8.0 CE\python\lib\encodings\, <text:s/>Size: 13758</text:p>
      <text:p text:style-name="P2">2: File: cp1255.py, <text:s/>Directory: C:\Program Files\MySQL\MySQL Workbench 8.0 CE\python\lib\encodings\, <text:s/>Size: 12722</text:p>
      <text:p text:style-name="P2">2: File: cp1256.py, <text:s/>Directory: C:\Program Files\MySQL\MySQL Workbench 8.0 CE\python\lib\encodings\, <text:s/>Size: 13070</text:p>
      <text:p text:style-name="P2">2: File: cp1257.py, <text:s/>Directory: C:\Program Files\MySQL\MySQL Workbench 8.0 CE\python\lib\encodings\, <text:s/>Size: 13630</text:p>
      <text:p text:style-name="P2">2: File: cp1258.py, <text:s/>Directory: C:\Program Files\MySQL\MySQL Workbench 8.0 CE\python\lib\encodings\, <text:s/>Size: 13620</text:p>
      <text:p text:style-name="P2">2: File: cp424.py, <text:s/>Directory: C:\Program Files\MySQL\MySQL Workbench 8.0 CE\python\lib\encodings\, <text:s/>Size: 12311</text:p>
      <text:p text:style-name="P2">2: File: cp437.py, <text:s/>Directory: C:\Program Files\MySQL\MySQL Workbench 8.0 CE\python\lib\encodings\, <text:s/>Size: 34820</text:p>
      <text:p text:style-name="P2">2: File: cp500.py, <text:s/>Directory: C:\Program Files\MySQL\MySQL Workbench 8.0 CE\python\lib\encodings\, <text:s/>Size: 13377</text:p>
      <text:p text:style-name="P2">2: File: cp720.py, <text:s/>Directory: C:\Program Files\MySQL\MySQL Workbench 8.0 CE\python\lib\encodings\, <text:s/>Size: 13694</text:p>
      <text:p text:style-name="P2">2: File: cp737.py, <text:s/>Directory: C:\Program Files\MySQL\MySQL Workbench 8.0 CE\python\lib\encodings\, <text:s/>Size: 34937</text:p>
      <text:p text:style-name="P2">2: File: cp775.py, <text:s/>Directory: C:\Program Files\MySQL\MySQL Workbench 8.0 CE\python\lib\encodings\, <text:s/>Size: 34732</text:p>
      <text:p text:style-name="P2">2: File: cp850.py, <text:s/>Directory: C:\Program Files\MySQL\MySQL Workbench 8.0 CE\python\lib\encodings\, <text:s/>Size: 34361</text:p>
      <text:p text:style-name="P2">2: File: cp852.py, <text:s/>Directory: C:\Program Files\MySQL\MySQL Workbench 8.0 CE\python\lib\encodings\, <text:s/>Size: 35258</text:p>
      <text:p text:style-name="P2"><text:soft-page-break/>2: File: cp855.py, <text:s/>Directory: C:\Program Files\MySQL\MySQL Workbench 8.0 CE\python\lib\encodings\, <text:s/>Size: 34106</text:p>
      <text:p text:style-name="P2">2: File: cp856.py, <text:s/>Directory: C:\Program Files\MySQL\MySQL Workbench 8.0 CE\python\lib\encodings\, <text:s/>Size: 12679</text:p>
      <text:p text:style-name="P2">2: File: cp857.py, <text:s/>Directory: C:\Program Files\MySQL\MySQL Workbench 8.0 CE\python\lib\encodings\, <text:s/>Size: 34164</text:p>
      <text:p text:style-name="P2">2: File: cp858.py, <text:s/>Directory: C:\Program Files\MySQL\MySQL Workbench 8.0 CE\python\lib\encodings\, <text:s/>Size: 34271</text:p>
      <text:p text:style-name="P2">2: File: cp860.py, <text:s/>Directory: C:\Program Files\MySQL\MySQL Workbench 8.0 CE\python\lib\encodings\, <text:s/>Size: 34937</text:p>
      <text:p text:style-name="P2">2: File: cp861.py, <text:s/>Directory: C:\Program Files\MySQL\MySQL Workbench 8.0 CE\python\lib\encodings\, <text:s/>Size: 34889</text:p>
      <text:p text:style-name="P2">2: File: cp862.py, <text:s/>Directory: C:\Program Files\MySQL\MySQL Workbench 8.0 CE\python\lib\encodings\, <text:s/>Size: 33626</text:p>
      <text:p text:style-name="P2">2: File: cp863.py, <text:s/>Directory: C:\Program Files\MySQL\MySQL Workbench 8.0 CE\python\lib\encodings\, <text:s/>Size: 34508</text:p>
      <text:p text:style-name="P2">2: File: cp864.py, <text:s/>Directory: C:\Program Files\MySQL\MySQL Workbench 8.0 CE\python\lib\encodings\, <text:s/>Size: 33919</text:p>
      <text:p text:style-name="P2">2: File: cp865.py, <text:s/>Directory: C:\Program Files\MySQL\MySQL Workbench 8.0 CE\python\lib\encodings\, <text:s/>Size: 34874</text:p>
      <text:p text:style-name="P2">2: File: cp866.py, <text:s/>Directory: C:\Program Files\MySQL\MySQL Workbench 8.0 CE\python\lib\encodings\, <text:s/>Size: 34652</text:p>
      <text:p text:style-name="P2">2: File: cp869.py, <text:s/>Directory: C:\Program Files\MySQL\MySQL Workbench 8.0 CE\python\lib\encodings\, <text:s/>Size: 33221</text:p>
      <text:p text:style-name="P2">2: File: cp874.py, <text:s/>Directory: C:\Program Files\MySQL\MySQL Workbench 8.0 CE\python\lib\encodings\, <text:s/>Size: 12851</text:p>
      <text:p text:style-name="P2">2: File: cp875.py, <text:s/>Directory: C:\Program Files\MySQL\MySQL Workbench 8.0 CE\python\lib\encodings\, <text:s/>Size: 13110</text:p>
      <text:p text:style-name="P2">2: File: cp932.py, <text:s/>Directory: C:\Program Files\MySQL\MySQL Workbench 8.0 CE\python\lib\encodings\, <text:s/>Size: 1023</text:p>
      <text:p text:style-name="P2">2: File: cp949.py, <text:s/>Directory: C:\Program Files\MySQL\MySQL Workbench 8.0 CE\python\lib\encodings\, <text:s/>Size: 1023</text:p>
      <text:p text:style-name="P2">2: File: cp950.py, <text:s/>Directory: C:\Program Files\MySQL\MySQL Workbench 8.0 CE\python\lib\encodings\, <text:s/>Size: 1023</text:p>
      <text:p text:style-name="P2">2: File: euc_jis_2004.py, <text:s/>Directory: C:\Program Files\MySQL\MySQL Workbench 8.0 CE\python\lib\encodings\, <text:s/>Size: 1051</text:p>
      <text:p text:style-name="P2">2: File: euc_jisx0213.py, <text:s/>Directory: C:\Program Files\MySQL\MySQL Workbench 8.0 CE\python\lib\encodings\, <text:s/>Size: 1051</text:p>
      <text:p text:style-name="P2">2: File: euc_jp.py, <text:s/>Directory: C:\Program Files\MySQL\MySQL Workbench 8.0 CE\python\lib\encodings\, <text:s/>Size: 1027</text:p>
      <text:p text:style-name="P2">2: File: euc_kr.py, <text:s/>Directory: C:\Program Files\MySQL\MySQL Workbench 8.0 CE\python\lib\encodings\, <text:s/>Size: 1027</text:p>
      <text:p text:style-name="P2">2: File: gb18030.py, <text:s/>Directory: C:\Program Files\MySQL\MySQL Workbench 8.0 CE\python\lib\encodings\, <text:s/>Size: 1031</text:p>
      <text:p text:style-name="P2">2: File: gb2312.py, <text:s/>Directory: C:\Program Files\MySQL\MySQL Workbench 8.0 CE\python\lib\encodings\, <text:s/>Size: 1027</text:p>
      <text:p text:style-name="P2">2: File: gbk.py, <text:s/>Directory: C:\Program Files\MySQL\MySQL Workbench 8.0 CE\python\lib\encodings\, <text:s/>Size: 1015</text:p>
      <text:p text:style-name="P2">2: File: hex_codec.py, <text:s/>Directory: C:\Program Files\MySQL\MySQL Workbench 8.0 CE\python\lib\encodings\, <text:s/>Size: 2342</text:p>
      <text:p text:style-name="P2"><text:soft-page-break/>2: File: hp_roman8.py, <text:s/>Directory: C:\Program Files\MySQL\MySQL Workbench 8.0 CE\python\lib\encodings\, <text:s/>Size: 7391</text:p>
      <text:p text:style-name="P2">2: File: hz.py, <text:s/>Directory: C:\Program Files\MySQL\MySQL Workbench 8.0 CE\python\lib\encodings\, <text:s/>Size: 1011</text:p>
      <text:p text:style-name="P2">2: File: idna.py, <text:s/>Directory: C:\Program Files\MySQL\MySQL Workbench 8.0 CE\python\lib\encodings\, <text:s/>Size: 8474</text:p>
      <text:p text:style-name="P2">2: File: iso2022_jp.py, <text:s/>Directory: C:\Program Files\MySQL\MySQL Workbench 8.0 CE\python\lib\encodings\, <text:s/>Size: 1053</text:p>
      <text:p text:style-name="P2">2: File: iso2022_jp_1.py, <text:s/>Directory: C:\Program Files\MySQL\MySQL Workbench 8.0 CE\python\lib\encodings\, <text:s/>Size: 1061</text:p>
      <text:p text:style-name="P2">2: File: iso2022_jp_2.py, <text:s/>Directory: C:\Program Files\MySQL\MySQL Workbench 8.0 CE\python\lib\encodings\, <text:s/>Size: 1061</text:p>
      <text:p text:style-name="P2">2: File: iso2022_jp_2004.py, <text:s/>Directory: C:\Program Files\MySQL\MySQL Workbench 8.0 CE\python\lib\encodings\, <text:s/>Size: 1073</text:p>
      <text:p text:style-name="P2">2: File: iso2022_jp_3.py, <text:s/>Directory: C:\Program Files\MySQL\MySQL Workbench 8.0 CE\python\lib\encodings\, <text:s/>Size: 1061</text:p>
      <text:p text:style-name="P2">2: File: iso2022_jp_ext.py, <text:s/>Directory: C:\Program Files\MySQL\MySQL Workbench 8.0 CE\python\lib\encodings\, <text:s/>Size: 1069</text:p>
      <text:p text:style-name="P2">2: File: iso2022_kr.py, <text:s/>Directory: C:\Program Files\MySQL\MySQL Workbench 8.0 CE\python\lib\encodings\, <text:s/>Size: 1053</text:p>
      <text:p text:style-name="P2">2: File: iso8859_1.py, <text:s/>Directory: C:\Program Files\MySQL\MySQL Workbench 8.0 CE\python\lib\encodings\, <text:s/>Size: 13432</text:p>
      <text:p text:style-name="P2">2: File: iso8859_10.py, <text:s/>Directory: C:\Program Files\MySQL\MySQL Workbench 8.0 CE\python\lib\encodings\, <text:s/>Size: 13845</text:p>
      <text:p text:style-name="P2">2: File: iso8859_11.py, <text:s/>Directory: C:\Program Files\MySQL\MySQL Workbench 8.0 CE\python\lib\encodings\, <text:s/>Size: 12591</text:p>
      <text:p text:style-name="P2">2: File: iso8859_13.py, <text:s/>Directory: C:\Program Files\MySQL\MySQL Workbench 8.0 CE\python\lib\encodings\, <text:s/>Size: 13527</text:p>
      <text:p text:style-name="P2">2: File: iso8859_14.py, <text:s/>Directory: C:\Program Files\MySQL\MySQL Workbench 8.0 CE\python\lib\encodings\, <text:s/>Size: 13908</text:p>
      <text:p text:style-name="P2">2: File: iso8859_15.py, <text:s/>Directory: C:\Program Files\MySQL\MySQL Workbench 8.0 CE\python\lib\encodings\, <text:s/>Size: 13468</text:p>
      <text:p text:style-name="P2">2: File: iso8859_16.py, <text:s/>Directory: C:\Program Files\MySQL\MySQL Workbench 8.0 CE\python\lib\encodings\, <text:s/>Size: 13813</text:p>
      <text:p text:style-name="P2">2: File: iso8859_2.py, <text:s/>Directory: C:\Program Files\MySQL\MySQL Workbench 8.0 CE\python\lib\encodings\, <text:s/>Size: 13660</text:p>
      <text:p text:style-name="P2">2: File: iso8859_3.py, <text:s/>Directory: C:\Program Files\MySQL\MySQL Workbench 8.0 CE\python\lib\encodings\, <text:s/>Size: 13345</text:p>
      <text:p text:style-name="P2">2: File: iso8859_4.py, <text:s/>Directory: C:\Program Files\MySQL\MySQL Workbench 8.0 CE\python\lib\encodings\, <text:s/>Size: 13632</text:p>
      <text:p text:style-name="P2">2: File: iso8859_5.py, <text:s/>Directory: C:\Program Files\MySQL\MySQL Workbench 8.0 CE\python\lib\encodings\, <text:s/>Size: 13271</text:p>
      <text:p text:style-name="P2">2: File: iso8859_6.py, <text:s/>Directory: C:\Program Files\MySQL\MySQL Workbench 8.0 CE\python\lib\encodings\, <text:s/>Size: 11089</text:p>
      <text:p text:style-name="P2">2: File: iso8859_7.py, <text:s/>Directory: C:\Program Files\MySQL\MySQL Workbench 8.0 CE\python\lib\encodings\, <text:s/>Size: 13100</text:p>
      <text:p text:style-name="P2">2: File: iso8859_8.py, <text:s/>Directory: C:\Program Files\MySQL\MySQL Workbench 8.0 CE\python\lib\encodings\, <text:s/>Size: 11292</text:p>
      <text:p text:style-name="P2">2: File: iso8859_9.py, <text:s/>Directory: C:\Program Files\MySQL\MySQL Workbench 8.0 CE\python\lib\encodings\, <text:s/>Size: 13412</text:p>
      <text:p text:style-name="P2"><text:soft-page-break/>2: File: johab.py, <text:s/>Directory: C:\Program Files\MySQL\MySQL Workbench 8.0 CE\python\lib\encodings\, <text:s/>Size: 1023</text:p>
      <text:p text:style-name="P2">2: File: koi8_r.py, <text:s/>Directory: C:\Program Files\MySQL\MySQL Workbench 8.0 CE\python\lib\encodings\, <text:s/>Size: 14035</text:p>
      <text:p text:style-name="P2">2: File: koi8_u.py, <text:s/>Directory: C:\Program Files\MySQL\MySQL Workbench 8.0 CE\python\lib\encodings\, <text:s/>Size: 14018</text:p>
      <text:p text:style-name="P2">2: File: latin_1.py, <text:s/>Directory: C:\Program Files\MySQL\MySQL Workbench 8.0 CE\python\lib\encodings\, <text:s/>Size: 1264</text:p>
      <text:p text:style-name="P2">2: File: mac_arabic.py, <text:s/>Directory: C:\Program Files\MySQL\MySQL Workbench 8.0 CE\python\lib\encodings\, <text:s/>Size: 36723</text:p>
      <text:p text:style-name="P2">2: File: mac_centeuro.py, <text:s/>Directory: C:\Program Files\MySQL\MySQL Workbench 8.0 CE\python\lib\encodings\, <text:s/>Size: 14358</text:p>
      <text:p text:style-name="P2">2: File: mac_croatian.py, <text:s/>Directory: C:\Program Files\MySQL\MySQL Workbench 8.0 CE\python\lib\encodings\, <text:s/>Size: 13889</text:p>
      <text:p text:style-name="P2">2: File: mac_cyrillic.py, <text:s/>Directory: C:\Program Files\MySQL\MySQL Workbench 8.0 CE\python\lib\encodings\, <text:s/>Size: 13710</text:p>
      <text:p text:style-name="P2">2: File: mac_farsi.py, <text:s/>Directory: C:\Program Files\MySQL\MySQL Workbench 8.0 CE\python\lib\encodings\, <text:s/>Size: 15426</text:p>
      <text:p text:style-name="P2">2: File: mac_greek.py, <text:s/>Directory: C:\Program Files\MySQL\MySQL Workbench 8.0 CE\python\lib\encodings\, <text:s/>Size: 13977</text:p>
      <text:p text:style-name="P2">2: File: mac_iceland.py, <text:s/>Directory: C:\Program Files\MySQL\MySQL Workbench 8.0 CE\python\lib\encodings\, <text:s/>Size: 13754</text:p>
      <text:p text:style-name="P2">2: File: mac_latin2.py, <text:s/>Directory: C:\Program Files\MySQL\MySQL Workbench 8.0 CE\python\lib\encodings\, <text:s/>Size: 8565</text:p>
      <text:p text:style-name="P2">2: File: mac_roman.py, <text:s/>Directory: C:\Program Files\MySQL\MySQL Workbench 8.0 CE\python\lib\encodings\, <text:s/>Size: 13736</text:p>
      <text:p text:style-name="P2">2: File: mac_romanian.py, <text:s/>Directory: C:\Program Files\MySQL\MySQL Workbench 8.0 CE\python\lib\encodings\, <text:s/>Size: 13917</text:p>
      <text:p text:style-name="P2">2: File: mac_turkish.py, <text:s/>Directory: C:\Program Files\MySQL\MySQL Workbench 8.0 CE\python\lib\encodings\, <text:s/>Size: 13769</text:p>
      <text:p text:style-name="P2">2: File: mbcs.py, <text:s/>Directory: C:\Program Files\MySQL\MySQL Workbench 8.0 CE\python\lib\encodings\, <text:s/>Size: 1211</text:p>
      <text:p text:style-name="P2">2: File: palmos.py, <text:s/>Directory: C:\Program Files\MySQL\MySQL Workbench 8.0 CE\python\lib\encodings\, <text:s/>Size: 2936</text:p>
      <text:p text:style-name="P2">2: File: ptcp154.py, <text:s/>Directory: C:\Program Files\MySQL\MySQL Workbench 8.0 CE\python\lib\encodings\, <text:s/>Size: 8950</text:p>
      <text:p text:style-name="P2">2: File: punycode.py, <text:s/>Directory: C:\Program Files\MySQL\MySQL Workbench 8.0 CE\python\lib\encodings\, <text:s/>Size: 6813</text:p>
      <text:p text:style-name="P2">2: File: quopri_codec.py, <text:s/>Directory: C:\Program Files\MySQL\MySQL Workbench 8.0 CE\python\lib\encodings\, <text:s/>Size: 2193</text:p>
      <text:p text:style-name="P2">2: File: raw_unicode_escape.py, <text:s/>Directory: C:\Program Files\MySQL\MySQL Workbench 8.0 CE\python\lib\encodings\, <text:s/>Size: 1208</text:p>
      <text:p text:style-name="P2">2: File: rot_13.py, <text:s/>Directory: C:\Program Files\MySQL\MySQL Workbench 8.0 CE\python\lib\encodings\, <text:s/>Size: 2612</text:p>
      <text:p text:style-name="P2">2: File: shift_jis.py, <text:s/>Directory: C:\Program Files\MySQL\MySQL Workbench 8.0 CE\python\lib\encodings\, <text:s/>Size: 1039</text:p>
      <text:p text:style-name="P2">2: File: shift_jis_2004.py, <text:s/>Directory: C:\Program Files\MySQL\MySQL Workbench 8.0 CE\python\lib\encodings\, <text:s/>Size: 1059</text:p>
      <text:p text:style-name="P2">2: File: shift_jisx0213.py, <text:s/>Directory: C:\Program Files\MySQL\MySQL Workbench 8.0 CE\python\lib\encodings\, <text:s/>Size: 1059</text:p>
      <text:p text:style-name="P2"><text:soft-page-break/>2: File: string_escape.py, <text:s/>Directory: C:\Program Files\MySQL\MySQL Workbench 8.0 CE\python\lib\encodings\, <text:s/>Size: 953</text:p>
      <text:p text:style-name="P2">2: File: tis_620.py, <text:s/>Directory: C:\Program Files\MySQL\MySQL Workbench 8.0 CE\python\lib\encodings\, <text:s/>Size: 12556</text:p>
      <text:p text:style-name="P2">2: File: undefined.py, <text:s/>Directory: C:\Program Files\MySQL\MySQL Workbench 8.0 CE\python\lib\encodings\, <text:s/>Size: 1299</text:p>
      <text:p text:style-name="P2">2: File: unicode_escape.py, <text:s/>Directory: C:\Program Files\MySQL\MySQL Workbench 8.0 CE\python\lib\encodings\, <text:s/>Size: 1184</text:p>
      <text:p text:style-name="P2">2: File: unicode_internal.py, <text:s/>Directory: C:\Program Files\MySQL\MySQL Workbench 8.0 CE\python\lib\encodings\, <text:s/>Size: 1196</text:p>
      <text:p text:style-name="P2">2: File: utf_16.py, <text:s/>Directory: C:\Program Files\MySQL\MySQL Workbench 8.0 CE\python\lib\encodings\, <text:s/>Size: 3984</text:p>
      <text:p text:style-name="P2">2: File: utf_16_be.py, <text:s/>Directory: C:\Program Files\MySQL\MySQL Workbench 8.0 CE\python\lib\encodings\, <text:s/>Size: 1037</text:p>
      <text:p text:style-name="P2">2: File: utf_16_le.py, <text:s/>Directory: C:\Program Files\MySQL\MySQL Workbench 8.0 CE\python\lib\encodings\, <text:s/>Size: 1037</text:p>
      <text:p text:style-name="P2">2: File: utf_32.py, <text:s/>Directory: C:\Program Files\MySQL\MySQL Workbench 8.0 CE\python\lib\encodings\, <text:s/>Size: 5128</text:p>
      <text:p text:style-name="P2">2: File: utf_32_be.py, <text:s/>Directory: C:\Program Files\MySQL\MySQL Workbench 8.0 CE\python\lib\encodings\, <text:s/>Size: 930</text:p>
      <text:p text:style-name="P2">2: File: utf_32_le.py, <text:s/>Directory: C:\Program Files\MySQL\MySQL Workbench 8.0 CE\python\lib\encodings\, <text:s/>Size: 930</text:p>
      <text:p text:style-name="P2">2: File: utf_7.py, <text:s/>Directory: C:\Program Files\MySQL\MySQL Workbench 8.0 CE\python\lib\encodings\, <text:s/>Size: 946</text:p>
      <text:p text:style-name="P2">2: File: utf_8.py, <text:s/>Directory: C:\Program Files\MySQL\MySQL Workbench 8.0 CE\python\lib\encodings\, <text:s/>Size: 1005</text:p>
      <text:p text:style-name="P2">2: File: utf_8_sig.py, <text:s/>Directory: C:\Program Files\MySQL\MySQL Workbench 8.0 CE\python\lib\encodings\, <text:s/>Size: 3685</text:p>
      <text:p text:style-name="P2">2: File: uu_codec.py, <text:s/>Directory: C:\Program Files\MySQL\MySQL Workbench 8.0 CE\python\lib\encodings\, <text:s/>Size: 3772</text:p>
      <text:p text:style-name="P2">2: File: zlib_codec.py, <text:s/>Directory: C:\Program Files\MySQL\MySQL Workbench 8.0 CE\python\lib\encodings\, <text:s/>Size: 3048</text:p>
      <text:p text:style-name="P2">2: File: __init__.py, <text:s/>Directory: C:\Program Files\MySQL\MySQL Workbench 8.0 CE\python\lib\logging\, <text:s/>Size: 61272</text:p>
      <text:p text:style-name="P2">2: File: config.py, <text:s/>Directory: C:\Program Files\MySQL\MySQL Workbench 8.0 CE\python\lib\logging\, <text:s/>Size: 34773</text:p>
      <text:p text:style-name="P2">2: File: handlers.py, <text:s/>Directory: C:\Program Files\MySQL\MySQL Workbench 8.0 CE\python\lib\logging\, <text:s/>Size: 48297</text:p>
      <text:p text:style-name="P2">2: File: __init__.py, <text:s/>Directory: C:\Program Files\MySQL\MySQL Workbench 8.0 CE\python\lib\multiprocessing\, <text:s/>Size: 7805</text:p>
      <text:p text:style-name="P2">2: File: connection.py, <text:s/>Directory: C:\Program Files\MySQL\MySQL Workbench 8.0 CE\python\lib\multiprocessing\, <text:s/>Size: 14710</text:p>
      <text:p text:style-name="P2">2: File: forking.py, <text:s/>Directory: C:\Program Files\MySQL\MySQL Workbench 8.0 CE\python\lib\multiprocessing\, <text:s/>Size: 17157</text:p>
      <text:p text:style-name="P2">2: File: heap.py, <text:s/>Directory: C:\Program Files\MySQL\MySQL Workbench 8.0 CE\python\lib\multiprocessing\, <text:s/>Size: 8581</text:p>
      <text:p text:style-name="P2">2: File: managers.py, <text:s/>Directory: C:\Program Files\MySQL\MySQL Workbench 8.0 CE\python\lib\multiprocessing\, <text:s/>Size: 36636</text:p>
      <text:p text:style-name="P2">2: File: pool.py, <text:s/>Directory: C:\Program Files\MySQL\MySQL Workbench 8.0 CE\python\lib\multiprocessing\, <text:s/>Size: 24201</text:p>
      <text:p text:style-name="P2"><text:soft-page-break/>2: File: process.py, <text:s/>Directory: C:\Program Files\MySQL\MySQL Workbench 8.0 CE\python\lib\multiprocessing\, <text:s/>Size: 9684</text:p>
      <text:p text:style-name="P2">2: File: queues.py, <text:s/>Directory: C:\Program Files\MySQL\MySQL Workbench 8.0 CE\python\lib\multiprocessing\, <text:s/>Size: 12296</text:p>
      <text:p text:style-name="P2">2: File: reduction.py, <text:s/>Directory: C:\Program Files\MySQL\MySQL Workbench 8.0 CE\python\lib\multiprocessing\, <text:s/>Size: 6582</text:p>
      <text:p text:style-name="P2">2: File: sharedctypes.py, <text:s/>Directory: C:\Program Files\MySQL\MySQL Workbench 8.0 CE\python\lib\multiprocessing\, <text:s/>Size: 7756</text:p>
      <text:p text:style-name="P2">2: File: synchronize.py, <text:s/>Directory: C:\Program Files\MySQL\MySQL Workbench 8.0 CE\python\lib\multiprocessing\, <text:s/>Size: 10654</text:p>
      <text:p text:style-name="P2">2: File: util.py, <text:s/>Directory: C:\Program Files\MySQL\MySQL Workbench 8.0 CE\python\lib\multiprocessing\, <text:s/>Size: 11006</text:p>
      <text:p text:style-name="P2">2: File: __init__.py, <text:s/>Directory: C:\Program Files\MySQL\MySQL Workbench 8.0 CE\python\lib\multiprocessing\dummy\, <text:s/>Size: 4481</text:p>
      <text:p text:style-name="P2">2: File: connection.py, <text:s/>Directory: C:\Program Files\MySQL\MySQL Workbench 8.0 CE\python\lib\multiprocessing\dummy\, <text:s/>Size: 2807</text:p>
      <text:p text:style-name="P2">2: File: sqlite3.dll, <text:s/>Directory: C:\Program Files\MySQL\MySQL Workbench 8.0 CE\, <text:s/>Size: 984576</text:p>
      <text:p text:style-name="P2">2: File: __init__.py, <text:s/>Directory: C:\Program Files\MySQL\MySQL Workbench 8.0 CE\python\lib\sqlite3\, <text:s/>Size: 1037</text:p>
      <text:p text:style-name="P2">2: File: dbapi2.py, <text:s/>Directory: C:\Program Files\MySQL\MySQL Workbench 8.0 CE\python\lib\sqlite3\, <text:s/>Size: 2698</text:p>
      <text:p text:style-name="P2">2: File: dump.py, <text:s/>Directory: C:\Program Files\MySQL\MySQL Workbench 8.0 CE\python\lib\sqlite3\, <text:s/>Size: 2804</text:p>
      <text:p text:style-name="P2">2: File: __init__.py, <text:s/>Directory: C:\Program Files\MySQL\MySQL Workbench 8.0 CE\python\lib\xml\, <text:s/>Size: 980</text:p>
      <text:p text:style-name="P2">2: File: __init__.py, <text:s/>Directory: C:\Program Files\MySQL\MySQL Workbench 8.0 CE\python\lib\xml\dom\, <text:s/>Size: 3998</text:p>
      <text:p text:style-name="P2">2: File: domreg.py, <text:s/>Directory: C:\Program Files\MySQL\MySQL Workbench 8.0 CE\python\lib\xml\dom\, <text:s/>Size: 3478</text:p>
      <text:p text:style-name="P2">2: File: expatbuilder.py, <text:s/>Directory: C:\Program Files\MySQL\MySQL Workbench 8.0 CE\python\lib\xml\dom\, <text:s/>Size: 36383</text:p>
      <text:p text:style-name="P2">2: File: minicompat.py, <text:s/>Directory: C:\Program Files\MySQL\MySQL Workbench 8.0 CE\python\lib\xml\dom\, <text:s/>Size: 3357</text:p>
      <text:p text:style-name="P2">2: File: minidom.py, <text:s/>Directory: C:\Program Files\MySQL\MySQL Workbench 8.0 CE\python\lib\xml\dom\, <text:s/>Size: 66275</text:p>
      <text:p text:style-name="P2">2: File: NodeFilter.py, <text:s/>Directory: C:\Program Files\MySQL\MySQL Workbench 8.0 CE\python\lib\xml\dom\, <text:s/>Size: 937</text:p>
      <text:p text:style-name="P2">2: File: pulldom.py, <text:s/>Directory: C:\Program Files\MySQL\MySQL Workbench 8.0 CE\python\lib\xml\dom\, <text:s/>Size: 11974</text:p>
      <text:p text:style-name="P2">2: File: xmlbuilder.py, <text:s/>Directory: C:\Program Files\MySQL\MySQL Workbench 8.0 CE\python\lib\xml\dom\, <text:s/>Size: 12337</text:p>
      <text:p text:style-name="P2">2: File: __init__.py, <text:s/>Directory: C:\Program Files\MySQL\MySQL Workbench 8.0 CE\python\lib\xml\etree\, <text:s/>Size: 1604</text:p>
      <text:p text:style-name="P2">2: File: mysql_reserved.xml, <text:s/>Directory: C:\Program Files\MySQL\MySQL Workbench 8.0 CE\modules\data\, <text:s/>Size: 10745</text:p>
      <text:p text:style-name="P2">2: File: cElementTree.py, <text:s/>Directory: C:\Program Files\MySQL\MySQL Workbench 8.0 CE\python\lib\xml\etree\, <text:s/>Size: 62</text:p>
      <text:p text:style-name="P2">2: File: ElementInclude.py, <text:s/>Directory: C:\Program Files\MySQL\MySQL Workbench 8.0 CE\python\lib\xml\etree\, <text:s/>Size: 5076</text:p>
      <text:p text:style-name="P2">2: File: ElementPath.py, <text:s/>Directory: C:\Program Files\MySQL\MySQL Workbench 8.0 CE\python\lib\xml\etree\, <text:s/>Size: 9475</text:p>
      <text:p text:style-name="P2"><text:soft-page-break/>2: File: ElementTree.py, <text:s/>Directory: C:\Program Files\MySQL\MySQL Workbench 8.0 CE\python\lib\xml\etree\, <text:s/>Size: 57032</text:p>
      <text:p text:style-name="P2">2: File: __init__.py, <text:s/>Directory: C:\Program Files\MySQL\MySQL Workbench 8.0 CE\python\lib\xml\parsers\, <text:s/>Size: 167</text:p>
      <text:p text:style-name="P2">2: File: expat.py, <text:s/>Directory: C:\Program Files\MySQL\MySQL Workbench 8.0 CE\python\lib\xml\parsers\, <text:s/>Size: 114</text:p>
      <text:p text:style-name="P2">2: File: __init__.py, <text:s/>Directory: C:\Program Files\MySQL\MySQL Workbench 8.0 CE\python\lib\xml\sax\, <text:s/>Size: 3581</text:p>
      <text:p text:style-name="P2">2: File: _exceptions.py, <text:s/>Directory: C:\Program Files\MySQL\MySQL Workbench 8.0 CE\python\lib\xml\sax\, <text:s/>Size: 4785</text:p>
      <text:p text:style-name="P2">2: File: expatreader.py, <text:s/>Directory: C:\Program Files\MySQL\MySQL Workbench 8.0 CE\python\lib\xml\sax\, <text:s/>Size: 15812</text:p>
      <text:p text:style-name="P2">2: File: handler.py, <text:s/>Directory: C:\Program Files\MySQL\MySQL Workbench 8.0 CE\python\lib\xml\sax\, <text:s/>Size: 13921</text:p>
      <text:p text:style-name="P2">2: File: mysql_rdbms_info.xml, <text:s/>Directory: C:\Program Files\MySQL\MySQL Workbench 8.0 CE\modules\data\, <text:s/>Size: 167962</text:p>
      <text:p text:style-name="P2">2: File: saxutils.py, <text:s/>Directory: C:\Program Files\MySQL\MySQL Workbench 8.0 CE\python\lib\xml\sax\, <text:s/>Size: 11556</text:p>
      <text:p text:style-name="P2">2: File: xmlreader.py, <text:s/>Directory: C:\Program Files\MySQL\MySQL Workbench 8.0 CE\python\lib\xml\sax\, <text:s/>Size: 12632</text:p>
      <text:p text:style-name="P2">2: File: mysql_engines.xml, <text:s/>Directory: C:\Program Files\MySQL\MySQL Workbench 8.0 CE\modules\data\, <text:s/>Size: 12017</text:p>
      <text:p text:style-name="P2">2: File: mssql_rdbms_info.xml, <text:s/>Directory: C:\Program Files\MySQL\MySQL Workbench 8.0 CE\modules\data\, <text:s/>Size: 66772</text:p>
      <text:p text:style-name="P2">2: File: generic_rdbms_info.xml, <text:s/>Directory: C:\Program Files\MySQL\MySQL Workbench 8.0 CE\modules\data\, <text:s/>Size: 21368</text:p>
      <text:p text:style-name="P2">2: File: migration_generic_typemap.xml, <text:s/>Directory: C:\Program Files\MySQL\MySQL Workbench 8.0 CE\modules\data\, <text:s/>Size: 6387</text:p>
      <text:p text:style-name="P2">2: File: sybase_rdbms_info.xml, <text:s/>Directory: C:\Program Files\MySQL\MySQL Workbench 8.0 CE\modules\data\, <text:s/>Size: 61945</text:p>
      <text:p text:style-name="P2">2: File: sql92_rdbms_info.xml, <text:s/>Directory: C:\Program Files\MySQL\MySQL Workbench 8.0 CE\modules\data\, <text:s/>Size: 41294</text:p>
      <text:p text:style-name="P2">2: File: postgresql_rdbms_info.xml, <text:s/>Directory: C:\Program Files\MySQL\MySQL Workbench 8.0 CE\modules\data\, <text:s/>Size: 55147</text:p>
      <text:p text:style-name="P2">2: File: sqlanywhere_rdbms_info.xml, <text:s/>Directory: C:\Program Files\MySQL\MySQL Workbench 8.0 CE\modules\data\, <text:s/>Size: 63034</text:p>
      <text:p text:style-name="P2">2: File: sqlite_rdbms_info.xml, <text:s/>Directory: C:\Program Files\MySQL\MySQL Workbench 8.0 CE\modules\data\, <text:s/>Size: 24049</text:p>
      <text:p text:style-name="P2">2: File: msaccess_rdbms_info.xml, <text:s/>Directory: C:\Program Files\MySQL\MySQL Workbench 8.0 CE\modules\data\, <text:s/>Size: 13986</text:p>
      <text:p text:style-name="P2">2: File: __init__.py, <text:s/>Directory: C:\Program Files\MySQL\MySQL Workbench 8.0 CE\python\lib\json\, <text:s/>Size: 14721</text:p>
      <text:p text:style-name="P2">2: File: tool.py, <text:s/>Directory: C:\Program Files\MySQL\MySQL Workbench 8.0 CE\python\lib\json\, <text:s/>Size: 997</text:p>
      <text:p text:style-name="P2">2: File: encoder.py, <text:s/>Directory: C:\Program Files\MySQL\MySQL Workbench 8.0 CE\python\lib\json\, <text:s/>Size: 16399</text:p>
      <text:p text:style-name="P2">2: File: decoder.py, <text:s/>Directory: C:\Program Files\MySQL\MySQL Workbench 8.0 CE\python\lib\json\, <text:s/>Size: 13698</text:p>
      <text:p text:style-name="P2">2: File: scanner.py, <text:s/>Directory: C:\Program Files\MySQL\MySQL Workbench 8.0 CE\python\lib\json\, <text:s/>Size: 2297</text:p>
      <text:p text:style-name="P2"><text:soft-page-break/>2: File: XML.tpl, <text:s/>Directory: C:\Program Files\MySQL\MySQL Workbench 8.0 CE\modules\data\sqlide\, <text:s/>Size: 172</text:p>
      <text:p text:style-name="P2">2: File: CSV.tpl, <text:s/>Directory: C:\Program Files\MySQL\MySQL Workbench 8.0 CE\modules\data\sqlide\, <text:s/>Size: 111</text:p>
      <text:p text:style-name="P2">2: File: HTML.tpl, <text:s/>Directory: C:\Program Files\MySQL\MySQL Workbench 8.0 CE\modules\data\sqlide\, <text:s/>Size: 113</text:p>
      <text:p text:style-name="P2">2: File: CSV_semicolon.tpl, <text:s/>Directory: C:\Program Files\MySQL\MySQL Workbench 8.0 CE\modules\data\sqlide\, <text:s/>Size: 115</text:p>
      <text:p text:style-name="P2">2: File: tab.tpl, <text:s/>Directory: C:\Program Files\MySQL\MySQL Workbench 8.0 CE\modules\data\sqlide\, <text:s/>Size: 109</text:p>
      <text:p text:style-name="P2">2: File: SQL_inserts.tpl, <text:s/>Directory: C:\Program Files\MySQL\MySQL Workbench 8.0 CE\modules\data\sqlide\, <text:s/>Size: 212</text:p>
      <text:p text:style-name="P2">2: File: CSV.pre.tpl, <text:s/>Directory: C:\Program Files\MySQL\MySQL Workbench 8.0 CE\modules\data\sqlide\, <text:s/>Size: 99</text:p>
      <text:p text:style-name="P2">2: File: CSV_semicolon.pre.tpl, <text:s/>Directory: C:\Program Files\MySQL\MySQL Workbench 8.0 CE\modules\data\sqlide\, <text:s/>Size: 103</text:p>
      <text:p text:style-name="P2">2: File: HTML.post.tpl, <text:s/>Directory: C:\Program Files\MySQL\MySQL Workbench 8.0 CE\modules\data\sqlide\, <text:s/>Size: 24</text:p>
      <text:p text:style-name="P2">2: File: HTML.pre.tpl, <text:s/>Directory: C:\Program Files\MySQL\MySQL Workbench 8.0 CE\modules\data\sqlide\, <text:s/>Size: 221</text:p>
      <text:p text:style-name="P2">2: File: SQL_inserts.pre.tpl, <text:s/>Directory: C:\Program Files\MySQL\MySQL Workbench 8.0 CE\modules\data\sqlide\, <text:s/>Size: 63</text:p>
      <text:p text:style-name="P2">2: File: tab.pre.tpl, <text:s/>Directory: C:\Program Files\MySQL\MySQL Workbench 8.0 CE\modules\data\sqlide\, <text:s/>Size: 97</text:p>
      <text:p text:style-name="P2">2: File: XML.post.tpl, <text:s/>Directory: C:\Program Files\MySQL\MySQL Workbench 8.0 CE\modules\data\sqlide\, <text:s/>Size: 8</text:p>
      <text:p text:style-name="P2">2: File: XML.pre.tpl, <text:s/>Directory: C:\Program Files\MySQL\MySQL Workbench 8.0 CE\modules\data\sqlide\, <text:s/>Size: 7</text:p>
      <text:p text:style-name="P2">2: File: XLS.post.tpl, <text:s/>Directory: C:\Program Files\MySQL\MySQL Workbench 8.0 CE\modules\data\sqlide\, <text:s/>Size: 47</text:p>
      <text:p text:style-name="P2">2: File: XLS.pre.tpl, <text:s/>Directory: C:\Program Files\MySQL\MySQL Workbench 8.0 CE\modules\data\sqlide\, <text:s/>Size: 704</text:p>
      <text:p text:style-name="P2">2: File: XLS.tpl, <text:s/>Directory: C:\Program Files\MySQL\MySQL Workbench 8.0 CE\modules\data\sqlide\, <text:s/>Size: 201</text:p>
      <text:p text:style-name="P2">2: File: CSV.tpli, <text:s/>Directory: C:\Program Files\MySQL\MySQL Workbench 8.0 CE\modules\data\sqlide\, <text:s/>Size: 88</text:p>
      <text:p text:style-name="P2">2: File: CSV_semicolon.tpli, <text:s/>Directory: C:\Program Files\MySQL\MySQL Workbench 8.0 CE\modules\data\sqlide\, <text:s/>Size: 102</text:p>
      <text:p text:style-name="P2">2: File: HTML.tpli, <text:s/>Directory: C:\Program Files\MySQL\MySQL Workbench 8.0 CE\modules\data\sqlide\, <text:s/>Size: 90</text:p>
      <text:p text:style-name="P2">2: File: SQL_inserts.tpli, <text:s/>Directory: C:\Program Files\MySQL\MySQL Workbench 8.0 CE\modules\data\sqlide\, <text:s/>Size: 139</text:p>
      <text:p text:style-name="P2">2: File: XLS.tpli, <text:s/>Directory: C:\Program Files\MySQL\MySQL Workbench 8.0 CE\modules\data\sqlide\, <text:s/>Size: 102</text:p>
      <text:p text:style-name="P2">2: File: XML.tpli, <text:s/>Directory: C:\Program Files\MySQL\MySQL Workbench 8.0 CE\modules\data\sqlide\, <text:s/>Size: 88</text:p>
      <text:p text:style-name="P2">2: File: tab.tpli, <text:s/>Directory: C:\Program Files\MySQL\MySQL Workbench 8.0 CE\modules\data\sqlide\, <text:s/>Size: 98</text:p>
      <text:p text:style-name="P2">2: File: XML_mysql.post.tpl, <text:s/>Directory: C:\Program Files\MySQL\MySQL Workbench 8.0 CE\modules\data\sqlide\, <text:s/>Size: 13</text:p>
      <text:p text:style-name="P2"><text:soft-page-break/>2: File: XML_mysql.pre.tpl, <text:s/>Directory: C:\Program Files\MySQL\MySQL Workbench 8.0 CE\modules\data\sqlide\, <text:s/>Size: 121</text:p>
      <text:p text:style-name="P2">2: File: XML_mysql.tpl, <text:s/>Directory: C:\Program Files\MySQL\MySQL Workbench 8.0 CE\modules\data\sqlide\, <text:s/>Size: 302</text:p>
      <text:p text:style-name="P2">2: File: XML_mysql.tpli, <text:s/>Directory: C:\Program Files\MySQL\MySQL Workbench 8.0 CE\modules\data\sqlide\, <text:s/>Size: 103</text:p>
      <text:p text:style-name="P2">2: File: JSON.post.tpl, <text:s/>Directory: C:\Program Files\MySQL\MySQL Workbench 8.0 CE\modules\data\sqlide\, <text:s/>Size: 2</text:p>
      <text:p text:style-name="P2">2: File: JSON.pre.tpl, <text:s/>Directory: C:\Program Files\MySQL\MySQL Workbench 8.0 CE\modules\data\sqlide\, <text:s/>Size: 2</text:p>
      <text:p text:style-name="P2">2: File: JSON.tpl, <text:s/>Directory: C:\Program Files\MySQL\MySQL Workbench 8.0 CE\modules\data\sqlide\, <text:s/>Size: 184</text:p>
      <text:p text:style-name="P2">2: File: JSON.tpli, <text:s/>Directory: C:\Program Files\MySQL\MySQL Workbench 8.0 CE\modules\data\sqlide\, <text:s/>Size: 114</text:p>
      <text:p text:style-name="P2">2: File: __init__.py, <text:s/>Directory: C:\Program Files\MySQL\MySQL Workbench 8.0 CE\python\lib\importlib\, <text:s/>Size: 1327</text:p>
      <text:p text:style-name="P2">2: File: basic_text_report.txt.tpl, <text:s/>Directory: C:\Program Files\MySQL\MySQL Workbench 8.0 CE\modules\data\db_mysql_catalog_reporting\Basic_Text.tpl\, <text:s/>Size: 8247</text:p>
      <text:p text:style-name="P2">2: File: folder.png, <text:s/>Directory: C:\Program Files\MySQL\MySQL Workbench 8.0 CE\images\ui\, <text:s/>Size: 3630</text:p>
      <text:p text:style-name="P2">2: File: gdal.dll, <text:s/>Directory: C:\Program Files\MySQL\MySQL Workbench 8.0 CE\, <text:s/>Size: 15657472</text:p>
      <text:p text:style-name="P2">2: File: help-5.5.json, <text:s/>Directory: C:\Program Files\MySQL\MySQL Workbench 8.0 CE\modules\data\sqlide\, <text:s/>Size: 921102</text:p>
      <text:p text:style-name="P2">2: File: help-5.6.json, <text:s/>Directory: C:\Program Files\MySQL\MySQL Workbench 8.0 CE\modules\data\sqlide\, <text:s/>Size: 1071510</text:p>
      <text:p text:style-name="P2">2: File: help-5.7.json, <text:s/>Directory: C:\Program Files\MySQL\MySQL Workbench 8.0 CE\modules\data\sqlide\, <text:s/>Size: 1327655</text:p>
      <text:p text:style-name="P2">2: File: help-8.0.json, <text:s/>Directory: C:\Program Files\MySQL\MySQL Workbench 8.0 CE\modules\data\sqlide\, <text:s/>Size: 1379119</text:p>
      <text:p text:style-name="P2">2: File: home_screen_close_dark.png, <text:s/>Directory: C:\Program Files\MySQL\MySQL Workbench 8.0 CE\images\home\, <text:s/>Size: 841</text:p>
      <text:p text:style-name="P2">2: File: home_screen_close_light.png, <text:s/>Directory: C:\Program Files\MySQL\MySQL Workbench 8.0 CE\images\home\, <text:s/>Size: 1148</text:p>
      <text:p text:style-name="P2">2: File: WB_Home.png, <text:s/>Directory: C:\Program Files\MySQL\MySQL Workbench 8.0 CE\images\home\, <text:s/>Size: 1338</text:p>
      <text:p text:style-name="P2">2: File: wb_tile_folder.png, <text:s/>Directory: C:\Program Files\MySQL\MySQL Workbench 8.0 CE\images\home\, <text:s/>Size: 1471</text:p>
      <text:p text:style-name="P2">2: File: wb_doc_model.png, <text:s/>Directory: C:\Program Files\MySQL\MySQL Workbench 8.0 CE\images\home\, <text:s/>Size: 2803</text:p>
      <text:p text:style-name="P2">2: File: wb_doc_model@2x.png, <text:s/>Directory: C:\Program Files\MySQL\MySQL Workbench 8.0 CE\images\home\, <text:s/>Size: 4329</text:p>
      <text:p text:style-name="P2">2: File: wb_doc_sql.png, <text:s/>Directory: C:\Program Files\MySQL\MySQL Workbench 8.0 CE\images\home\, <text:s/>Size: 4587</text:p>
      <text:p text:style-name="P2">2: File: wb_close.png, <text:s/>Directory: C:\Program Files\MySQL\MySQL Workbench 8.0 CE\images\home\, <text:s/>Size: 1273</text:p>
      <text:p text:style-name="P2">2: File: item_overlay_add.png, <text:s/>Directory: C:\Program Files\MySQL\MySQL Workbench 8.0 CE\images\ui\, <text:s/>Size: 1255</text:p>
      <text:p text:style-name="P2">2: File: item_overlay_delete.png, <text:s/>Directory: C:\Program Files\MySQL\MySQL Workbench 8.0 CE\images\ui\, <text:s/>Size: 1232</text:p>
      <text:p text:style-name="P2">2: File: libcrypto-1_1-x64.dll, <text:s/>Directory: C:\Program Files\MySQL\MySQL Workbench 8.0 CE\, <text:s/>Size: 2836992</text:p>
      <text:p text:style-name="P2"><text:soft-page-break/>2: File: libeay32.dll, <text:s/>Directory: C:\Program Files\MySQL\MySQL Workbench 8.0 CE\, <text:s/>Size: 1699328</text:p>
      <text:p text:style-name="P2">2: File: libssl-1_1-x64.dll, <text:s/>Directory: C:\Program Files\MySQL\MySQL Workbench 8.0 CE\, <text:s/>Size: 679424</text:p>
      <text:p text:style-name="P2">2: File: License.txt, <text:s/>Directory: C:\Program Files\MySQL\MySQL Workbench 8.0 CE\, <text:s/>Size: 173681</text:p>
      <text:p text:style-name="P2">2: File: mtemplate.dll, <text:s/>Directory: C:\Program Files\MySQL\MySQL Workbench 8.0 CE\, <text:s/>Size: 108032</text:p>
      <text:p text:style-name="P2">2: File: MySQLWorkbench.exe.config, <text:s/>Directory: C:\Program Files\MySQL\MySQL Workbench 8.0 CE\, <text:s/>Size: 184</text:p>
      <text:p text:style-name="P2">2: File: MySQLWorkbenchDoc.ico, <text:s/>Directory: C:\Program Files\MySQL\MySQL Workbench 8.0 CE\, <text:s/>Size: 82726</text:p>
      <text:p text:style-name="P2">2: File: ogr2ogr.exe, <text:s/>Directory: C:\Program Files\MySQL\MySQL Workbench 8.0 CE\, <text:s/>Size: 139776</text:p>
      <text:p text:style-name="P2">2: File: ogrinfo.exe, <text:s/>Directory: C:\Program Files\MySQL\MySQL Workbench 8.0 CE\, <text:s/>Size: 113152</text:p>
      <text:p text:style-name="P2">2: File: pcre.dll, <text:s/>Directory: C:\Program Files\MySQL\MySQL Workbench 8.0 CE\, <text:s/>Size: 240640</text:p>
      <text:p text:style-name="P2">2: File: pcrecpp.dll, <text:s/>Directory: C:\Program Files\MySQL\MySQL Workbench 8.0 CE\, <text:s/>Size: 50688</text:p>
      <text:p text:style-name="P2">2: File: ps_switcher_text_dark.png, <text:s/>Directory: C:\Program Files\MySQL\MySQL Workbench 8.0 CE\images\icons\, <text:s/>Size: 5275</text:p>
      <text:p text:style-name="P2">2: File: ps_switcher_text_light.png, <text:s/>Directory: C:\Program Files\MySQL\MySQL Workbench 8.0 CE\images\icons\, <text:s/>Size: 3943</text:p>
      <text:p text:style-name="P2">2: File: python.exe, <text:s/>Directory: C:\Program Files\MySQL\MySQL Workbench 8.0 CE\, <text:s/>Size: 33792</text:p>
      <text:p text:style-name="P2">2: File: README.md, <text:s/>Directory: C:\Program Files\MySQL\MySQL Workbench 8.0 CE\, <text:s/>Size: 3020</text:p>
      <text:p text:style-name="P2">2: File: sakila_full.mwb, <text:s/>Directory: C:\Program Files\MySQL\MySQL Workbench 8.0 CE\extras\, <text:s/>Size: 53063</text:p>
      <text:p text:style-name="P2">2: File: session.png, <text:s/>Directory: C:\Program Files\MySQL\MySQL Workbench 8.0 CE\images\ui\, <text:s/>Size: 4139</text:p>
      <text:p text:style-name="P2">2: File: session-switch.png, <text:s/>Directory: C:\Program Files\MySQL\MySQL Workbench 8.0 CE\images\ui\, <text:s/>Size: 3561</text:p>
      <text:p text:style-name="P2">2: File: sidebar_migration.png, <text:s/>Directory: C:\Program Files\MySQL\MySQL Workbench 8.0 CE\images\home\, <text:s/>Size: 2290</text:p>
      <text:p text:style-name="P2">2: File: sidebar_modeling.png, <text:s/>Directory: C:\Program Files\MySQL\MySQL Workbench 8.0 CE\images\home\, <text:s/>Size: 1219</text:p>
      <text:p text:style-name="P2">2: File: sidebar_wb.png, <text:s/>Directory: C:\Program Files\MySQL\MySQL Workbench 8.0 CE\images\home\, <text:s/>Size: 2271</text:p>
      <text:p text:style-name="P2">2: File: ssh.dll, <text:s/>Directory: C:\Program Files\MySQL\MySQL Workbench 8.0 CE\, <text:s/>Size: 458240</text:p>
      <text:p text:style-name="P2">2: File: ssleay32.dll, <text:s/>Directory: C:\Program Files\MySQL\MySQL Workbench 8.0 CE\, <text:s/>Size: 360960</text:p>
      <text:p text:style-name="P2">2: File: wb_item_overlay_autozoom.png, <text:s/>Directory: C:\Program Files\MySQL\MySQL Workbench 8.0 CE\images\sql\, <text:s/>Size: 1416</text:p>
      <text:p text:style-name="P2">2: File: wb_item_overlay_editor.png, <text:s/>Directory: C:\Program Files\MySQL\MySQL Workbench 8.0 CE\images\sql\, <text:s/>Size: 1317</text:p>
      <text:p text:style-name="P2">2: File: wb_item_overlay_execute.png, <text:s/>Directory: C:\Program Files\MySQL\MySQL Workbench 8.0 CE\images\sql\, <text:s/>Size: 1288</text:p>
      <text:p text:style-name="P2">2: File: wb_item_overlay_inspector.png, <text:s/>Directory: C:\Program Files\MySQL\MySQL Workbench 8.0 CE\images\sql\, <text:s/>Size: 1262</text:p>
      <text:p text:style-name="P2">2: File: wb_item_overlay_result.png, <text:s/>Directory: C:\Program Files\MySQL\MySQL Workbench 8.0 CE\images\sql\, <text:s/>Size: 1270</text:p>
      <text:p text:style-name="P2">2: File: wb_tile_folder_mini_dark.png, <text:s/>Directory: C:\Program Files\MySQL\MySQL Workbench 8.0 CE\images\home\, <text:s/>Size: 905</text:p>
      <text:p text:style-name="P2">2: File: wb_tile_folder_mini_light.png, <text:s/>Directory: C:\Program Files\MySQL\MySQL Workbench 8.0 CE\images\home\, <text:s/>Size: 842</text:p>
      <text:p text:style-name="P2">2: File: wb_tile_manage_dark.png, <text:s/>Directory: C:\Program Files\MySQL\MySQL Workbench 8.0 CE\images\home\, <text:s/>Size: 1331</text:p>
      <text:p text:style-name="P2">2: File: wb_tile_manage_light.png, <text:s/>Directory: C:\Program Files\MySQL\MySQL Workbench 8.0 CE\images\home\, <text:s/>Size: 1143</text:p>
      <text:p text:style-name="P2"><text:soft-page-break/>2: File: wb_tile_more_dark.png, <text:s/>Directory: C:\Program Files\MySQL\MySQL Workbench 8.0 CE\images\home\, <text:s/>Size: 1264</text:p>
      <text:p text:style-name="P2">2: File: wb_tile_more_light.png, <text:s/>Directory: C:\Program Files\MySQL\MySQL Workbench 8.0 CE\images\home\, <text:s/>Size: 1101</text:p>
      <text:p text:style-name="P2">2: File: wb_tile_network_dark.png, <text:s/>Directory: C:\Program Files\MySQL\MySQL Workbench 8.0 CE\images\home\, <text:s/>Size: 885</text:p>
      <text:p text:style-name="P2">2: File: wb_tile_network_light.png, <text:s/>Directory: C:\Program Files\MySQL\MySQL Workbench 8.0 CE\images\home\, <text:s/>Size: 829</text:p>
      <text:p text:style-name="P2">2: File: wb_tile_number_dark.png, <text:s/>Directory: C:\Program Files\MySQL\MySQL Workbench 8.0 CE\images\home\, <text:s/>Size: 1054</text:p>
      <text:p text:style-name="P2">2: File: wb_tile_number_light.png, <text:s/>Directory: C:\Program Files\MySQL\MySQL Workbench 8.0 CE\images\home\, <text:s/>Size: 941</text:p>
      <text:p text:style-name="P2">2: File: wb_tile_open_dark.png, <text:s/>Directory: C:\Program Files\MySQL\MySQL Workbench 8.0 CE\images\home\, <text:s/>Size: 1217</text:p>
      <text:p text:style-name="P2">2: File: wb_tile_open_light.png, <text:s/>Directory: C:\Program Files\MySQL\MySQL Workbench 8.0 CE\images\home\, <text:s/>Size: 1082</text:p>
      <text:p text:style-name="P2">2: File: wb_tile_plus_dark.png, <text:s/>Directory: C:\Program Files\MySQL\MySQL Workbench 8.0 CE\images\home\, <text:s/>Size: 1180</text:p>
      <text:p text:style-name="P2">2: File: wb_tile_plus_light.png, <text:s/>Directory: C:\Program Files\MySQL\MySQL Workbench 8.0 CE\images\home\, <text:s/>Size: 1078</text:p>
      <text:p text:style-name="P2">2: File: wb_tile_sakila_dark.png, <text:s/>Directory: C:\Program Files\MySQL\MySQL Workbench 8.0 CE\images\home\, <text:s/>Size: 3129</text:p>
      <text:p text:style-name="P2">2: File: wb_tile_sakila_light.png, <text:s/>Directory: C:\Program Files\MySQL\MySQL Workbench 8.0 CE\images\home\, <text:s/>Size: 3022</text:p>
      <text:p text:style-name="P2">2: File: wb_tile_schema_dark.png, <text:s/>Directory: C:\Program Files\MySQL\MySQL Workbench 8.0 CE\images\home\, <text:s/>Size: 1042</text:p>
      <text:p text:style-name="P2">2: File: wb_tile_schema_light.png, <text:s/>Directory: C:\Program Files\MySQL\MySQL Workbench 8.0 CE\images\home\, <text:s/>Size: 931</text:p>
      <text:p text:style-name="P2">2: File: wb_tile_time_dark.png, <text:s/>Directory: C:\Program Files\MySQL\MySQL Workbench 8.0 CE\images\home\, <text:s/>Size: 1072</text:p>
      <text:p text:style-name="P2">2: File: wb_tile_time_light.png, <text:s/>Directory: C:\Program Files\MySQL\MySQL Workbench 8.0 CE\images\home\, <text:s/>Size: 953</text:p>
      <text:p text:style-name="P2">2: File: wb_tile_user_dark.png, <text:s/>Directory: C:\Program Files\MySQL\MySQL Workbench 8.0 CE\images\home\, <text:s/>Size: 1015</text:p>
      <text:p text:style-name="P2">2: File: wb_tile_user_light.png, <text:s/>Directory: C:\Program Files\MySQL\MySQL Workbench 8.0 CE\images\home\, <text:s/>Size: 898</text:p>
      <text:p text:style-name="P2">2: File: wbcopytables.exe, <text:s/>Directory: C:\Program Files\MySQL\MySQL Workbench 8.0 CE\, <text:s/>Size: 6757376</text:p>
      <text:p text:style-name="P2">2: File: wbssh.dll, <text:s/>Directory: C:\Program Files\MySQL\MySQL Workbench 8.0 CE\, <text:s/>Size: 154624</text:p>
      <text:p text:style-name="P2">2: File: after_setup.sql, <text:s/>Directory: C:\Program Files\MySQL\MySQL Workbench 8.0 CE\sys\, <text:s/>Size: 782</text:p>
      <text:p text:style-name="P2">2: File: before_setup.sql, <text:s/>Directory: C:\Program Files\MySQL\MySQL Workbench 8.0 CE\sys\, <text:s/>Size: 1053</text:p>
      <text:p text:style-name="P2">2: File: extract_schema_from_file_name.sql, <text:s/>Directory: C:\Program Files\MySQL\MySQL Workbench 8.0 CE\sys\functions\, <text:s/>Size: 2530</text:p>
      <text:p text:style-name="P2">2: File: extract_table_from_file_name.sql, <text:s/>Directory: C:\Program Files\MySQL\MySQL Workbench 8.0 CE\sys\functions\, <text:s/>Size: 2308</text:p>
      <text:p text:style-name="P2">2: File: format_bytes.sql, <text:s/>Directory: C:\Program Files\MySQL\MySQL Workbench 8.0 CE\sys\functions\, <text:s/>Size: 2722</text:p>
      <text:p text:style-name="P2">2: File: format_path.sql, <text:s/>Directory: C:\Program Files\MySQL\MySQL Workbench 8.0 CE\sys\functions\, <text:s/>Size: 4068</text:p>
      <text:p text:style-name="P2"><text:soft-page-break/>2: File: format_statement.sql, <text:s/>Directory: C:\Program Files\MySQL\MySQL Workbench 8.0 CE\sys\functions\, <text:s/>Size: 3339</text:p>
      <text:p text:style-name="P2">2: File: format_time.sql, <text:s/>Directory: C:\Program Files\MySQL\MySQL Workbench 8.0 CE\sys\functions\, <text:s/>Size: 3566</text:p>
      <text:p text:style-name="P2">2: File: ps_is_account_enabled.sql, <text:s/>Directory: C:\Program Files\MySQL\MySQL Workbench 8.0 CE\sys\functions\, <text:s/>Size: 2347</text:p>
      <text:p text:style-name="P2">2: File: ps_is_instrument_default_enabled.sql, <text:s/>Directory: C:\Program Files\MySQL\MySQL Workbench 8.0 CE\sys\functions\, <text:s/>Size: 2469</text:p>
      <text:p text:style-name="P2">2: File: ps_is_instrument_default_timed.sql, <text:s/>Directory: C:\Program Files\MySQL\MySQL Workbench 8.0 CE\sys\functions\, <text:s/>Size: 2445</text:p>
      <text:p text:style-name="P2">2: File: ps_thread_id.sql, <text:s/>Directory: C:\Program Files\MySQL\MySQL Workbench 8.0 CE\sys\functions\, <text:s/>Size: 2180</text:p>
      <text:p text:style-name="P2">2: File: ps_thread_stack.sql, <text:s/>Directory: C:\Program Files\MySQL\MySQL Workbench 8.0 CE\sys\functions\, <text:s/>Size: 8739</text:p>
      <text:p text:style-name="P2">2: File: create_synonym_db.sql, <text:s/>Directory: C:\Program Files\MySQL\MySQL Workbench 8.0 CE\sys\procedures\, <text:s/>Size: 5892</text:p>
      <text:p text:style-name="P2">2: File: ps_setup_disable_background_threads.sql, <text:s/>Directory: C:\Program Files\MySQL\MySQL Workbench 8.0 CE\sys\procedures\, <text:s/>Size: 1843</text:p>
      <text:p text:style-name="P2">2: File: ps_setup_disable_consumers.sql, <text:s/>Directory: C:\Program Files\MySQL\MySQL Workbench 8.0 CE\sys\procedures\, <text:s/>Size: 2346</text:p>
      <text:p text:style-name="P2">2: File: ps_setup_disable_instrument.sql, <text:s/>Directory: C:\Program Files\MySQL\MySQL Workbench 8.0 CE\sys\procedures\, <text:s/>Size: 2820</text:p>
      <text:p text:style-name="P2">2: File: ps_setup_disable_thread.sql, <text:s/>Directory: C:\Program Files\MySQL\MySQL Workbench 8.0 CE\sys\procedures\, <text:s/>Size: 2263</text:p>
      <text:p text:style-name="P2">2: File: ps_setup_enable_background_threads.sql, <text:s/>Directory: C:\Program Files\MySQL\MySQL Workbench 8.0 CE\sys\procedures\, <text:s/>Size: 1834</text:p>
      <text:p text:style-name="P2">2: File: ps_setup_enable_consumers.sql, <text:s/>Directory: C:\Program Files\MySQL\MySQL Workbench 8.0 CE\sys\procedures\, <text:s/>Size: 2424</text:p>
      <text:p text:style-name="P2">2: File: ps_setup_enable_instrument.sql, <text:s/>Directory: C:\Program Files\MySQL\MySQL Workbench 8.0 CE\sys\procedures\, <text:s/>Size: 2950</text:p>
      <text:p text:style-name="P2">2: File: ps_setup_enable_thread.sql, <text:s/>Directory: C:\Program Files\MySQL\MySQL Workbench 8.0 CE\sys\procedures\, <text:s/>Size: 2247</text:p>
      <text:p text:style-name="P2">2: File: ps_setup_reload_saved.sql, <text:s/>Directory: C:\Program Files\MySQL\MySQL Workbench 8.0 CE\sys\procedures\, <text:s/>Size: 5191</text:p>
      <text:p text:style-name="P2">2: File: ps_setup_reset_to_default.sql, <text:s/>Directory: C:\Program Files\MySQL\MySQL Workbench 8.0 CE\sys\procedures\, <text:s/>Size: 5583</text:p>
      <text:p text:style-name="P2">2: File: ps_setup_reset_to_default_57.sql, <text:s/>Directory: C:\Program Files\MySQL\MySQL Workbench 8.0 CE\sys\procedures\, <text:s/>Size: 7146</text:p>
      <text:p text:style-name="P2">2: File: ps_setup_save.sql, <text:s/>Directory: C:\Program Files\MySQL\MySQL Workbench 8.0 CE\sys\procedures\, <text:s/>Size: 3487</text:p>
      <text:p text:style-name="P2">2: File: ps_setup_show_disabled.sql, <text:s/>Directory: C:\Program Files\MySQL\MySQL Workbench 8.0 CE\sys\procedures\, <text:s/>Size: 6462</text:p>
      <text:p text:style-name="P2">2: File: ps_setup_show_disabled_consumers.sql, <text:s/>Directory: C:\Program Files\MySQL\MySQL Workbench 8.0 CE\sys\procedures\, <text:s/>Size: 1796</text:p>
      <text:p text:style-name="P2">2: File: ps_setup_show_disabled_instruments.sql, <text:s/>Directory: C:\Program Files\MySQL\MySQL Workbench 8.0 CE\sys\procedures\, <text:s/>Size: 1432</text:p>
      <text:p text:style-name="P2">2: File: ps_setup_show_enabled.sql, <text:s/>Directory: C:\Program Files\MySQL\MySQL Workbench 8.0 CE\sys\procedures\, <text:s/>Size: 5091</text:p>
      <text:p text:style-name="P2">2: File: ps_setup_show_enabled_consumers.sql, <text:s/>Directory: C:\Program Files\MySQL\MySQL Workbench 8.0 CE\sys\procedures\, <text:s/>Size: 1792</text:p>
      <text:p text:style-name="P2"><text:soft-page-break/>2: File: ps_setup_show_enabled_instruments.sql, <text:s/>Directory: C:\Program Files\MySQL\MySQL Workbench 8.0 CE\sys\procedures\, <text:s/>Size: 1428</text:p>
      <text:p text:style-name="P2">2: File: ps_statement_avg_latency_histogram.sql, <text:s/>Directory: C:\Program Files\MySQL\MySQL Workbench 8.0 CE\sys\procedures\, <text:s/>Size: 17489</text:p>
      <text:p text:style-name="P2">2: File: ps_trace_statement_digest.sql, <text:s/>Directory: C:\Program Files\MySQL\MySQL Workbench 8.0 CE\sys\procedures\, <text:s/>Size: 12653</text:p>
      <text:p text:style-name="P2">2: File: ps_trace_thread.sql, <text:s/>Directory: C:\Program Files\MySQL\MySQL Workbench 8.0 CE\sys\procedures\, <text:s/>Size: 16048</text:p>
      <text:p text:style-name="P2">2: File: ps_truncate_all_tables.sql, <text:s/>Directory: C:\Program Files\MySQL\MySQL Workbench 8.0 CE\sys\procedures\, <text:s/>Size: 2825</text:p>
      <text:p text:style-name="P2">2: File: ps_setup_disable_consumer.sql, <text:s/>Directory: C:\Program Files\MySQL\MySQL Workbench 8.0 CE\sys\procedures\, <text:s/>Size: 2353</text:p>
      <text:p text:style-name="P2">2: File: ps_setup_enable_consumer.sql, <text:s/>Directory: C:\Program Files\MySQL\MySQL Workbench 8.0 CE\sys\procedures\, <text:s/>Size: 2429</text:p>
      <text:p text:style-name="P2">2: File: ps_setup_reset_to_default_57_after.sql, <text:s/>Directory: C:\Program Files\MySQL\MySQL Workbench 8.0 CE\sys\procedures\, <text:s/>Size: 787</text:p>
      <text:p text:style-name="P2">2: File: innodb_buffer_stats_by_schema.sql, <text:s/>Directory: C:\Program Files\MySQL\MySQL Workbench 8.0 CE\sys\views\i_s\, <text:s/>Size: 2648</text:p>
      <text:p text:style-name="P2">2: File: innodb_buffer_stats_by_table.sql, <text:s/>Directory: C:\Program Files\MySQL\MySQL Workbench 8.0 CE\sys\views\i_s\, <text:s/>Size: 3597</text:p>
      <text:p text:style-name="P2">2: File: schema_object_overview.sql, <text:s/>Directory: C:\Program Files\MySQL\MySQL Workbench 8.0 CE\sys\views\i_s\, <text:s/>Size: 2593</text:p>
      <text:p text:style-name="P2">2: File: host_summary.sql, <text:s/>Directory: C:\Program Files\MySQL\MySQL Workbench 8.0 CE\sys\views\p_s\, <text:s/>Size: 2959</text:p>
      <text:p text:style-name="P2">2: File: host_summary_57.sql, <text:s/>Directory: C:\Program Files\MySQL\MySQL Workbench 8.0 CE\sys\views\p_s\, <text:s/>Size: 3278</text:p>
      <text:p text:style-name="P2">2: File: host_summary_by_file_io.sql, <text:s/>Directory: C:\Program Files\MySQL\MySQL Workbench 8.0 CE\sys\views\p_s\, <text:s/>Size: 1649</text:p>
      <text:p text:style-name="P2">2: File: host_summary_by_file_io_type.sql, <text:s/>Directory: C:\Program Files\MySQL\MySQL Workbench 8.0 CE\sys\views\p_s\, <text:s/>Size: 3577</text:p>
      <text:p text:style-name="P2">2: File: host_summary_by_stages.sql, <text:s/>Directory: C:\Program Files\MySQL\MySQL Workbench 8.0 CE\sys\views\p_s\, <text:s/>Size: 3222</text:p>
      <text:p text:style-name="P2">2: File: host_summary_by_statement_latency.sql, <text:s/>Directory: C:\Program Files\MySQL\MySQL Workbench 8.0 CE\sys\views\p_s\, <text:s/>Size: 2505</text:p>
      <text:p text:style-name="P2">2: File: host_summary_by_statement_type.sql, <text:s/>Directory: C:\Program Files\MySQL\MySQL Workbench 8.0 CE\sys\views\p_s\, <text:s/>Size: 3251</text:p>
      <text:p text:style-name="P2">2: File: io_by_thread_by_latency.sql, <text:s/>Directory: C:\Program Files\MySQL\MySQL Workbench 8.0 CE\sys\views\p_s\, <text:s/>Size: 3713</text:p>
      <text:p text:style-name="P2">2: File: io_global_by_file_by_bytes.sql, <text:s/>Directory: C:\Program Files\MySQL\MySQL Workbench 8.0 CE\sys\views\p_s\, <text:s/>Size: 3335</text:p>
      <text:p text:style-name="P2">2: File: io_global_by_file_by_latency.sql, <text:s/>Directory: C:\Program Files\MySQL\MySQL Workbench 8.0 CE\sys\views\p_s\, <text:s/>Size: 3190</text:p>
      <text:p text:style-name="P2">2: File: io_global_by_wait_by_bytes.sql, <text:s/>Directory: C:\Program Files\MySQL\MySQL Workbench 8.0 CE\sys\views\p_s\, <text:s/>Size: 6052</text:p>
      <text:p text:style-name="P2">2: File: io_global_by_wait_by_latency.sql, <text:s/>Directory: C:\Program Files\MySQL\MySQL Workbench 8.0 CE\sys\views\p_s\, <text:s/>Size: 6404</text:p>
      <text:p text:style-name="P2">2: File: latest_file_io.sql, <text:s/>Directory: C:\Program Files\MySQL\MySQL Workbench 8.0 CE\sys\views\p_s\, <text:s/>Size: 2596</text:p>
      <text:p text:style-name="P2">2: File: memory_by_user.sql, <text:s/>Directory: C:\Program Files\MySQL\MySQL Workbench 8.0 CE\sys\views\p_s\, <text:s/>Size: 4220</text:p>
      <text:p text:style-name="P2"><text:soft-page-break/>2: File: memory_global_by_current_allocated.sql, <text:s/>Directory: C:\Program Files\MySQL\MySQL Workbench 8.0 CE\sys\views\p_s\, <text:s/>Size: 5392</text:p>
      <text:p text:style-name="P2">2: File: memory_global_total.sql, <text:s/>Directory: C:\Program Files\MySQL\MySQL Workbench 8.0 CE\sys\views\p_s\, <text:s/>Size: 1296</text:p>
      <text:p text:style-name="P2">2: File: processlist.sql, <text:s/>Directory: C:\Program Files\MySQL\MySQL Workbench 8.0 CE\sys\views\p_s\, <text:s/>Size: 3708</text:p>
      <text:p text:style-name="P2">2: File: processlist_57.sql, <text:s/>Directory: C:\Program Files\MySQL\MySQL Workbench 8.0 CE\sys\views\p_s\, <text:s/>Size: 3959</text:p>
      <text:p text:style-name="P2">2: File: ps_check_lost_instrumentation.sql, <text:s/>Directory: C:\Program Files\MySQL\MySQL Workbench 8.0 CE\sys\views\p_s\, <text:s/>Size: 1683</text:p>
      <text:p text:style-name="P2">2: File: schema_index_statistics.sql, <text:s/>Directory: C:\Program Files\MySQL\MySQL Workbench 8.0 CE\sys\views\p_s\, <text:s/>Size: 3519</text:p>
      <text:p text:style-name="P2">2: File: schema_table_statistics.sql, <text:s/>Directory: C:\Program Files\MySQL\MySQL Workbench 8.0 CE\sys\views\p_s\, <text:s/>Size: 3253</text:p>
      <text:p text:style-name="P2">2: File: schema_table_statistics_with_buffer.sql, <text:s/>Directory: C:\Program Files\MySQL\MySQL Workbench 8.0 CE\sys\views\p_s\, <text:s/>Size: 4470</text:p>
      <text:p text:style-name="P2">2: File: schema_tables_with_full_table_scans.sql, <text:s/>Directory: C:\Program Files\MySQL\MySQL Workbench 8.0 CE\sys\views\p_s\, <text:s/>Size: 2284</text:p>
      <text:p text:style-name="P2">2: File: schema_unused_indexes.sql, <text:s/>Directory: C:\Program Files\MySQL\MySQL Workbench 8.0 CE\sys\views\p_s\, <text:s/>Size: 2225</text:p>
      <text:p text:style-name="P2">2: File: statement_analysis.sql, <text:s/>Directory: C:\Program Files\MySQL\MySQL Workbench 8.0 CE\sys\views\p_s\, <text:s/>Size: 3524</text:p>
      <text:p text:style-name="P2">2: File: statements_with_errors_or_warnings.sql, <text:s/>Directory: C:\Program Files\MySQL\MySQL Workbench 8.0 CE\sys\views\p_s\, <text:s/>Size: 2154</text:p>
      <text:p text:style-name="P2">2: File: statements_with_full_table_scans.sql, <text:s/>Directory: C:\Program Files\MySQL\MySQL Workbench 8.0 CE\sys\views\p_s\, <text:s/>Size: 3059</text:p>
      <text:p text:style-name="P2">2: File: statements_with_runtimes_in_95th_percentile.sql, <text:s/>Directory: C:\Program Files\MySQL\MySQL Workbench 8.0 CE\sys\views\p_s\, <text:s/>Size: 5207</text:p>
      <text:p text:style-name="P2">2: File: statements_with_sorting.sql, <text:s/>Directory: C:\Program Files\MySQL\MySQL Workbench 8.0 CE\sys\views\p_s\, <text:s/>Size: 2513</text:p>
      <text:p text:style-name="P2">2: File: statements_with_temp_tables.sql, <text:s/>Directory: C:\Program Files\MySQL\MySQL Workbench 8.0 CE\sys\views\p_s\, <text:s/>Size: 2642</text:p>
      <text:p text:style-name="P2">2: File: user_summary.sql, <text:s/>Directory: C:\Program Files\MySQL\MySQL Workbench 8.0 CE\sys\views\p_s\, <text:s/>Size: 3057</text:p>
      <text:p text:style-name="P2">2: File: user_summary_57.sql, <text:s/>Directory: C:\Program Files\MySQL\MySQL Workbench 8.0 CE\sys\views\p_s\, <text:s/>Size: 3480</text:p>
      <text:p text:style-name="P2">2: File: user_summary_by_file_io.sql, <text:s/>Directory: C:\Program Files\MySQL\MySQL Workbench 8.0 CE\sys\views\p_s\, <text:s/>Size: 1649</text:p>
      <text:p text:style-name="P2">2: File: user_summary_by_file_io_type.sql, <text:s/>Directory: C:\Program Files\MySQL\MySQL Workbench 8.0 CE\sys\views\p_s\, <text:s/>Size: 3449</text:p>
      <text:p text:style-name="P2">2: File: user_summary_by_stages.sql, <text:s/>Directory: C:\Program Files\MySQL\MySQL Workbench 8.0 CE\sys\views\p_s\, <text:s/>Size: 3195</text:p>
      <text:p text:style-name="P2">2: File: user_summary_by_statement_latency.sql, <text:s/>Directory: C:\Program Files\MySQL\MySQL Workbench 8.0 CE\sys\views\p_s\, <text:s/>Size: 2506</text:p>
      <text:p text:style-name="P2">2: File: user_summary_by_statement_type.sql, <text:s/>Directory: C:\Program Files\MySQL\MySQL Workbench 8.0 CE\sys\views\p_s\, <text:s/>Size: 3220</text:p>
      <text:p text:style-name="P2">2: File: wait_classes_global_by_avg_latency.sql, <text:s/>Directory: C:\Program Files\MySQL\MySQL Workbench 8.0 CE\sys\views\p_s\, <text:s/>Size: 2760</text:p>
      <text:p text:style-name="P2">2: File: wait_classes_global_by_latency.sql, <text:s/>Directory: C:\Program Files\MySQL\MySQL Workbench 8.0 CE\sys\views\p_s\, <text:s/>Size: 2664</text:p>
      <text:p text:style-name="P2"><text:soft-page-break/>2: File: waits_by_host_by_latency.sql, <text:s/>Directory: C:\Program Files\MySQL\MySQL Workbench 8.0 CE\sys\views\p_s\, <text:s/>Size: 2522</text:p>
      <text:p text:style-name="P2">2: File: waits_by_user_by_latency.sql, <text:s/>Directory: C:\Program Files\MySQL\MySQL Workbench 8.0 CE\sys\views\p_s\, <text:s/>Size: 3868</text:p>
      <text:p text:style-name="P2">2: File: waits_global_by_latency.sql, <text:s/>Directory: C:\Program Files\MySQL\MySQL Workbench 8.0 CE\sys\views\p_s\, <text:s/>Size: 2421</text:p>
      <text:p text:style-name="P2">2: File: memory_by_host_by_current_bytes.sql, <text:s/>Directory: C:\Program Files\MySQL\MySQL Workbench 8.0 CE\sys\views\p_s\, <text:s/>Size: 2616</text:p>
      <text:p text:style-name="P2">2: File: memory_by_thread_by_current_bytes.sql, <text:s/>Directory: C:\Program Files\MySQL\MySQL Workbench 8.0 CE\sys\views\p_s\, <text:s/>Size: 3462</text:p>
      <text:p text:style-name="P2">2: File: memory_by_user_by_current_bytes.sql, <text:s/>Directory: C:\Program Files\MySQL\MySQL Workbench 8.0 CE\sys\views\p_s\, <text:s/>Size: 2574</text:p>
      <text:p text:style-name="P2">2: File: memory_global_by_current_bytes.sql, <text:s/>Directory: C:\Program Files\MySQL\MySQL Workbench 8.0 CE\sys\views\p_s\, <text:s/>Size: 3181</text:p>
      <text:p text:style-name="P2">2: File: x_host_summary.sql, <text:s/>Directory: C:\Program Files\MySQL\MySQL Workbench 8.0 CE\sys\views\p_s\, <text:s/>Size: 2914</text:p>
      <text:p text:style-name="P2">2: File: x_host_summary_57.sql, <text:s/>Directory: C:\Program Files\MySQL\MySQL Workbench 8.0 CE\sys\views\p_s\, <text:s/>Size: 3248</text:p>
      <text:p text:style-name="P2">2: File: x_host_summary_by_file_io.sql, <text:s/>Directory: C:\Program Files\MySQL\MySQL Workbench 8.0 CE\sys\views\p_s\, <text:s/>Size: 1662</text:p>
      <text:p text:style-name="P2">2: File: x_host_summary_by_file_io_type.sql, <text:s/>Directory: C:\Program Files\MySQL\MySQL Workbench 8.0 CE\sys\views\p_s\, <text:s/>Size: 3570</text:p>
      <text:p text:style-name="P2">2: File: x_host_summary_by_stages.sql, <text:s/>Directory: C:\Program Files\MySQL\MySQL Workbench 8.0 CE\sys\views\p_s\, <text:s/>Size: 3194</text:p>
      <text:p text:style-name="P2">2: File: x_host_summary_by_statement_latency.sql, <text:s/>Directory: C:\Program Files\MySQL\MySQL Workbench 8.0 CE\sys\views\p_s\, <text:s/>Size: 2485</text:p>
      <text:p text:style-name="P2">2: File: x_host_summary_by_statement_type.sql, <text:s/>Directory: C:\Program Files\MySQL\MySQL Workbench 8.0 CE\sys\views\p_s\, <text:s/>Size: 3269</text:p>
      <text:p text:style-name="P2">2: File: x_io_by_thread_by_latency.sql, <text:s/>Directory: C:\Program Files\MySQL\MySQL Workbench 8.0 CE\sys\views\p_s\, <text:s/>Size: 3741</text:p>
      <text:p text:style-name="P2">2: File: x_io_global_by_file_by_bytes.sql, <text:s/>Directory: C:\Program Files\MySQL\MySQL Workbench 8.0 CE\sys\views\p_s\, <text:s/>Size: 3315</text:p>
      <text:p text:style-name="P2">2: File: x_io_global_by_file_by_latency.sql, <text:s/>Directory: C:\Program Files\MySQL\MySQL Workbench 8.0 CE\sys\views\p_s\, <text:s/>Size: 3354</text:p>
      <text:p text:style-name="P2">2: File: x_io_global_by_wait_by_bytes.sql, <text:s/>Directory: C:\Program Files\MySQL\MySQL Workbench 8.0 CE\sys\views\p_s\, <text:s/>Size: 5028</text:p>
      <text:p text:style-name="P2">2: File: x_io_global_by_wait_by_latency.sql, <text:s/>Directory: C:\Program Files\MySQL\MySQL Workbench 8.0 CE\sys\views\p_s\, <text:s/>Size: 6552</text:p>
      <text:p text:style-name="P2">2: File: x_latest_file_io.sql, <text:s/>Directory: C:\Program Files\MySQL\MySQL Workbench 8.0 CE\sys\views\p_s\, <text:s/>Size: 2919</text:p>
      <text:p text:style-name="P2">2: File: x_memory_by_host_by_current_bytes.sql, <text:s/>Directory: C:\Program Files\MySQL\MySQL Workbench 8.0 CE\sys\views\p_s\, <text:s/>Size: 2500</text:p>
      <text:p text:style-name="P2">2: File: x_memory_by_thread_by_current_bytes.sql, <text:s/>Directory: C:\Program Files\MySQL\MySQL Workbench 8.0 CE\sys\views\p_s\, <text:s/>Size: 3353</text:p>
      <text:p text:style-name="P2">2: File: x_memory_by_user_by_current_bytes.sql, <text:s/>Directory: C:\Program Files\MySQL\MySQL Workbench 8.0 CE\sys\views\p_s\, <text:s/>Size: 2458</text:p>
      <text:p text:style-name="P2">2: File: x_memory_global_by_current_bytes.sql, <text:s/>Directory: C:\Program Files\MySQL\MySQL Workbench 8.0 CE\sys\views\p_s\, <text:s/>Size: 3106</text:p>
      <text:p text:style-name="P2">2: File: x_memory_global_total.sql, <text:s/>Directory: C:\Program Files\MySQL\MySQL Workbench 8.0 CE\sys\views\p_s\, <text:s/>Size: 1283</text:p>
      <text:p text:style-name="P2"><text:soft-page-break/>2: File: x_processlist.sql, <text:s/>Directory: C:\Program Files\MySQL\MySQL Workbench 8.0 CE\sys\views\p_s\, <text:s/>Size: 3610</text:p>
      <text:p text:style-name="P2">2: File: x_processlist_57.sql, <text:s/>Directory: C:\Program Files\MySQL\MySQL Workbench 8.0 CE\sys\views\p_s\, <text:s/>Size: 3822</text:p>
      <text:p text:style-name="P2">2: File: x_ps_digest_95th_percentile_by_avg_us.sql, <text:s/>Directory: C:\Program Files\MySQL\MySQL Workbench 8.0 CE\sys\views\p_s\, <text:s/>Size: 1665</text:p>
      <text:p text:style-name="P2">2: File: x_ps_digest_avg_latency_distribution.sql, <text:s/>Directory: C:\Program Files\MySQL\MySQL Workbench 8.0 CE\sys\views\p_s\, <text:s/>Size: 1171</text:p>
      <text:p text:style-name="P2">2: File: x_ps_schema_table_statistics_io.sql, <text:s/>Directory: C:\Program Files\MySQL\MySQL Workbench 8.0 CE\sys\views\p_s\, <text:s/>Size: 2404</text:p>
      <text:p text:style-name="P2">2: File: x_schema_index_statistics.sql, <text:s/>Directory: C:\Program Files\MySQL\MySQL Workbench 8.0 CE\sys\views\p_s\, <text:s/>Size: 3574</text:p>
      <text:p text:style-name="P2">2: File: x_schema_table_statistics.sql, <text:s/>Directory: C:\Program Files\MySQL\MySQL Workbench 8.0 CE\sys\views\p_s\, <text:s/>Size: 3060</text:p>
      <text:p text:style-name="P2">2: File: x_schema_table_statistics_with_buffer.sql, <text:s/>Directory: C:\Program Files\MySQL\MySQL Workbench 8.0 CE\sys\views\p_s\, <text:s/>Size: 4194</text:p>
      <text:p text:style-name="P2">2: File: x_schema_tables_with_full_table_scans.sql, <text:s/>Directory: C:\Program Files\MySQL\MySQL Workbench 8.0 CE\sys\views\p_s\, <text:s/>Size: 2300</text:p>
      <text:p text:style-name="P2">2: File: x_statement_analysis.sql, <text:s/>Directory: C:\Program Files\MySQL\MySQL Workbench 8.0 CE\sys\views\p_s\, <text:s/>Size: 3495</text:p>
      <text:p text:style-name="P2">2: File: x_statements_with_errors_or_warnings.sql, <text:s/>Directory: C:\Program Files\MySQL\MySQL Workbench 8.0 CE\sys\views\p_s\, <text:s/>Size: 2167</text:p>
      <text:p text:style-name="P2">2: File: x_statements_with_full_table_scans.sql, <text:s/>Directory: C:\Program Files\MySQL\MySQL Workbench 8.0 CE\sys\views\p_s\, <text:s/>Size: 3083</text:p>
      <text:p text:style-name="P2">2: File: x_statements_with_runtimes_in_95th_percentile.sql, <text:s/>Directory: C:\Program Files\MySQL\MySQL Workbench 8.0 CE\sys\views\p_s\, <text:s/>Size: 2990</text:p>
      <text:p text:style-name="P2">2: File: x_statements_with_sorting.sql, <text:s/>Directory: C:\Program Files\MySQL\MySQL Workbench 8.0 CE\sys\views\p_s\, <text:s/>Size: 2529</text:p>
      <text:p text:style-name="P2">2: File: x_statements_with_temp_tables.sql, <text:s/>Directory: C:\Program Files\MySQL\MySQL Workbench 8.0 CE\sys\views\p_s\, <text:s/>Size: 2673</text:p>
      <text:p text:style-name="P2">2: File: x_user_summary.sql, <text:s/>Directory: C:\Program Files\MySQL\MySQL Workbench 8.0 CE\sys\views\p_s\, <text:s/>Size: 3012</text:p>
      <text:p text:style-name="P2">2: File: x_user_summary_57.sql, <text:s/>Directory: C:\Program Files\MySQL\MySQL Workbench 8.0 CE\sys\views\p_s\, <text:s/>Size: 3441</text:p>
      <text:p text:style-name="P2">2: File: x_user_summary_by_file_io.sql, <text:s/>Directory: C:\Program Files\MySQL\MySQL Workbench 8.0 CE\sys\views\p_s\, <text:s/>Size: 1662</text:p>
      <text:p text:style-name="P2">2: File: x_user_summary_by_file_io_type.sql, <text:s/>Directory: C:\Program Files\MySQL\MySQL Workbench 8.0 CE\sys\views\p_s\, <text:s/>Size: 3526</text:p>
      <text:p text:style-name="P2">2: File: x_user_summary_by_stages.sql, <text:s/>Directory: C:\Program Files\MySQL\MySQL Workbench 8.0 CE\sys\views\p_s\, <text:s/>Size: 3167</text:p>
      <text:p text:style-name="P2">2: File: x_user_summary_by_statement_latency.sql, <text:s/>Directory: C:\Program Files\MySQL\MySQL Workbench 8.0 CE\sys\views\p_s\, <text:s/>Size: 2486</text:p>
      <text:p text:style-name="P2">2: File: x_user_summary_by_statement_type.sql, <text:s/>Directory: C:\Program Files\MySQL\MySQL Workbench 8.0 CE\sys\views\p_s\, <text:s/>Size: 3238</text:p>
      <text:p text:style-name="P2">2: File: x_wait_classes_global_by_avg_latency.sql, <text:s/>Directory: C:\Program Files\MySQL\MySQL Workbench 8.0 CE\sys\views\p_s\, <text:s/>Size: 2805</text:p>
      <text:p text:style-name="P2">2: File: x_wait_classes_global_by_latency.sql, <text:s/>Directory: C:\Program Files\MySQL\MySQL Workbench 8.0 CE\sys\views\p_s\, <text:s/>Size: 2665</text:p>
      <text:p text:style-name="P2">2: File: x_waits_by_host_by_latency.sql, <text:s/>Directory: C:\Program Files\MySQL\MySQL Workbench 8.0 CE\sys\views\p_s\, <text:s/>Size: 2493</text:p>
      <text:p text:style-name="P2"><text:soft-page-break/>2: File: x_waits_by_user_by_latency.sql, <text:s/>Directory: C:\Program Files\MySQL\MySQL Workbench 8.0 CE\sys\views\p_s\, <text:s/>Size: 3861</text:p>
      <text:p text:style-name="P2">2: File: x_waits_global_by_latency.sql, <text:s/>Directory: C:\Program Files\MySQL\MySQL Workbench 8.0 CE\sys\views\p_s\, <text:s/>Size: 2340</text:p>
      <text:p text:style-name="P2">2: File: sys_config.sql, <text:s/>Directory: C:\Program Files\MySQL\MySQL Workbench 8.0 CE\sys\tables\, <text:s/>Size: 1050</text:p>
      <text:p text:style-name="P2">2: File: sys_config_data.sql, <text:s/>Directory: C:\Program Files\MySQL\MySQL Workbench 8.0 CE\sys\tables\, <text:s/>Size: 827</text:p>
      <text:p text:style-name="P2">2: File: sys_config_insert_set_user.sql, <text:s/>Directory: C:\Program Files\MySQL\MySQL Workbench 8.0 CE\sys\triggers\, <text:s/>Size: 1118</text:p>
      <text:p text:style-name="P2">2: File: sys_config_update_set_user.sql, <text:s/>Directory: C:\Program Files\MySQL\MySQL Workbench 8.0 CE\sys\triggers\, <text:s/>Size: 1119</text:p>
      <text:p text:style-name="P2">2: File: sys_56.sql, <text:s/>Directory: C:\Program Files\MySQL\MySQL Workbench 8.0 CE\sys\, <text:s/>Size: 6902</text:p>
      <text:p text:style-name="P2">2: File: sys_57.sql, <text:s/>Directory: C:\Program Files\MySQL\MySQL Workbench 8.0 CE\sys\, <text:s/>Size: 7466</text:p>
      <text:p text:style-name="P2">2: File: sys_reports.js, <text:s/>Directory: C:\Program Files\MySQL\MySQL Workbench 8.0 CE\sys\, <text:s/>Size: 24304</text:p>
      <text:p text:style-name="P2">2: File: generate_sql_file.sh, <text:s/>Directory: C:\Program Files\MySQL\MySQL Workbench 8.0 CE\sys\, <text:s/>Size: 5692</text:p>
      <text:p text:style-name="P2">2: File: ps_is_account_enabled_57.sql, <text:s/>Directory: C:\Program Files\MySQL\MySQL Workbench 8.0 CE\sys\functions\, <text:s/>Size: 2395</text:p>
      <text:p text:style-name="P2">2: File: ps_is_consumer_enabled.sql, <text:s/>Directory: C:\Program Files\MySQL\MySQL Workbench 8.0 CE\sys\functions\, <text:s/>Size: 3175</text:p>
      <text:p text:style-name="P2">2: File: ps_is_thread_instrumented.sql, <text:s/>Directory: C:\Program Files\MySQL\MySQL Workbench 8.0 CE\sys\functions\, <text:s/>Size: 2276</text:p>
      <text:p text:style-name="P2">2: File: sys_get_config.sql, <text:s/>Directory: C:\Program Files\MySQL\MySQL Workbench 8.0 CE\sys\functions\, <text:s/>Size: 4237</text:p>
      <text:p text:style-name="P2">2: File: ps_setup_reset_to_default_57_before.sql, <text:s/>Directory: C:\Program Files\MySQL\MySQL Workbench 8.0 CE\sys\procedures\, <text:s/>Size: 873</text:p>
      <text:p text:style-name="P2">2: File: innodb_lock_waits.sql, <text:s/>Directory: C:\Program Files\MySQL\MySQL Workbench 8.0 CE\sys\views\i_s\, <text:s/>Size: 4197</text:p>
      <text:p text:style-name="P2">2: File: x_innodb_buffer_stats_by_schema.sql, <text:s/>Directory: C:\Program Files\MySQL\MySQL Workbench 8.0 CE\sys\views\i_s\, <text:s/>Size: 2601</text:p>
      <text:p text:style-name="P2">2: File: x_innodb_buffer_stats_by_table.sql, <text:s/>Directory: C:\Program Files\MySQL\MySQL Workbench 8.0 CE\sys\views\i_s\, <text:s/>Size: 3545</text:p>
      <text:p text:style-name="P2">2: File: x_innodb_lock_waits.sql, <text:s/>Directory: C:\Program Files\MySQL\MySQL Workbench 8.0 CE\sys\views\i_s\, <text:s/>Size: 4157</text:p>
      <text:p text:style-name="P2">2: Action 13:15:42: PrecompilePythonFiles. </text:p>
      <text:p text:style-name="P2">2: Action 13:15:42: CreateShortcuts. Creating shortcuts</text:p>
      <text:p text:style-name="P2">2: Shortcut: WBIcon.exe</text:p>
      <text:p text:style-name="P2">2: Shortcut: ottkxep_|MySQL Workbench 8.0 CE</text:p>
      <text:p text:style-name="P2">2: Action 13:15:42: WriteRegistryValues. Writing system registry values</text:p>
      <text:p text:style-name="P2">2: Key: \Software\Classes\.mwb, Name: , Value: MWBfile</text:p>
      <text:p text:style-name="P2">2: Key: \Software\Classes\MWBfile, Name: , Value: MySQL Workbench File</text:p>
      <text:p text:style-name="P2">2: Key: \Software\Classes\MWBfile, Name: , Value: </text:p>
      <text:p text:style-name="P2">2: Key: \Software\Classes\MWBfile\DefaultIcon, Name: , Value: C:\Program Files\MySQL\MySQL Workbench 8.0 CE\MySQLWorkbenchDoc.ico,0</text:p>
      <text:p text:style-name="P2">2: Key: \Software\Classes\MWBfile\Shell\Open\Command, Name: , Value: "C:\Program Files\MySQL\MySQL Workbench 8.0 CE\MySQLWorkbench.exe" "%1"</text:p>
      <text:p text:style-name="P2">2: Key: \Software\Classes\.sql, Name: , Value: SQLFile</text:p>
      <text:p text:style-name="P2">2: Key: \Software\Classes\SQLfile, Name: , Value: SQL Text File</text:p>
      <text:p text:style-name="P2">2: Key: \Software\Classes\SQLfile, Name: , Value: </text:p>
      <text:p text:style-name="P2"><text:soft-page-break/>2: Key: \Software\Classes\SQLfile\DefaultIcon, Name: , Value: C:\Program Files\MySQL\MySQL Workbench 8.0 CE\MySQLWorkbenchDoc.ico,0</text:p>
      <text:p text:style-name="P2">2: Key: \Software\Classes\SQLfile\Shell\Open\Command, Name: , Value: "C:\Program Files\MySQL\MySQL Workbench 8.0 CE\MySQLWorkbench.exe" "%1"</text:p>
      <text:p text:style-name="P2">2: Key: \SOFTWARE\MySQL AB\MySQL Workbench 8.0 CE \Install, Name: ProgramSC, Value: #1</text:p>
      <text:p text:style-name="P2">2: Key: \SOFTWARE\MySQL AB\MySQL Workbench 8.0 CE \Install, Name: , Value: </text:p>
      <text:p text:style-name="P2">2: Key: \SOFTWARE\MySQL AB\MySQL Workbench 8.0 CE, Name: Version, Value: 8.0.18</text:p>
      <text:p text:style-name="P2">2: Key: \SOFTWARE\MySQL AB\MySQL Workbench 8.0 CE, Name: Location, Value: C:\Program Files\MySQL\MySQL Workbench 8.0 CE\</text:p>
      <text:p text:style-name="P2">2: Key: \SOFTWARE\MySQL AB\MySQL Workbench 8.0 CE, Name: , Value: </text:p>
      <text:p text:style-name="P2">2: Action 13:15:42: RegisterProduct. Registering product</text:p>
      <text:p text:style-name="P2">2: {6129E3AD-632C-4574-8575-653D9B4FF7C8}</text:p>
      <text:p text:style-name="P2">2: Action 13:15:42: PublishFeatures. Publishing product features</text:p>
      <text:p text:style-name="P2">2: Feature: MysqlWorkbenchCore</text:p>
      <text:p text:style-name="P2">2: Feature: WorkbenchProgramShortcut</text:p>
      <text:p text:style-name="P2">2: Action 13:15:42: PublishProduct. Publishing product information</text:p>
      <text:p text:style-name="P2">2: Action 13:15:42: DeletePythonFolderOldInstall. </text:p>
      <text:p text:style-name="P2">2: Action 13:15:43: DeleteUtilitiesFolderOldInstall. </text:p>
      <text:p text:style-name="P2">2: Action 13:15:47: RollbackCleanup. Removing backup files</text:p>
      <text:p text:style-name="P2">2: 1: MySQL Workbench 8.0 CE 2: {6129E3AD-632C-4574-8575-653D9B4FF7C8} 3: 1 </text:p>
      <text:p text:style-name="P2">2: The action 'Install' for product 'MySQL Workbench 8.0.18' completed successfully.</text:p>
      <text:p text:style-name="P2">12: Action 13:15:48: INSTALL. </text:p>
      <text:p text:style-name="P2">12: 1: MySQL Documents 8.0 2: {86513E4D-C96D-4DCD-BA0A-DFFBBEB11747} </text:p>
      <text:p text:style-name="P2">12: Action 13:15:48: FindRelatedProducts. Searching for related applications</text:p>
      <text:p text:style-name="P2">12: Action 13:15:48: ValidateProductID. </text:p>
      <text:p text:style-name="P2">12: Action 13:15:48: CostInitialize. Computing space requirements</text:p>
      <text:p text:style-name="P2">12: Action 13:15:48: FileCost. Computing space requirements</text:p>
      <text:p text:style-name="P2">12: Action 13:15:48: CostFinalize. Computing space requirements</text:p>
      <text:p text:style-name="P2">12: Action 13:15:48: InstallValidate. Validating install</text:p>
      <text:p text:style-name="P2">12: Action 13:15:48: InstallInitialize. </text:p>
      <text:p text:style-name="P2">12: Action 13:15:48: RemoveExistingProducts. Removing applications</text:p>
      <text:p text:style-name="P2">12: Action 13:15:48: ProcessComponents. Updating component registration</text:p>
      <text:p text:style-name="P2">12: Action 13:15:49: GenerateScript. Generating script operations for action:</text:p>
      <text:p text:style-name="P2">12: Updating component registration</text:p>
      <text:p text:style-name="P2">12: Action 13:15:49: UnpublishFeatures. Unpublishing Product Features</text:p>
      <text:p text:style-name="P2">12: Action 13:15:49: RemoveFiles. Removing files</text:p>
      <text:p text:style-name="P2">12: Action 13:15:49: InstallFiles. Copying new files</text:p>
      <text:p text:style-name="P2">12: File: Copying new files, <text:s/>Directory: , <text:s/>Size: </text:p>
      <text:p text:style-name="P2">12: Action 13:15:49: RegisterUser. Registering user</text:p>
      <text:p text:style-name="P2">12: Action 13:15:49: RegisterProduct. Registering product</text:p>
      <text:p text:style-name="P2">12: Registering product</text:p>
      <text:p text:style-name="P2">12: Action 13:15:49: PublishFeatures. Publishing Product Features</text:p>
      <text:p text:style-name="P2">12: Feature: Publishing Product Features</text:p>
      <text:p text:style-name="P2">12: Action 13:15:49: PublishProduct. Publishing product information</text:p>
      <text:p text:style-name="P2">12: </text:p>
      <text:p text:style-name="P2">12: Action 13:15:49: InstallFinalize. </text:p>
      <text:p text:style-name="P2">12: Action 13:15:49: ProcessComponents. Updating component registration</text:p>
      <text:p text:style-name="P2">12: Action 13:15:49: InstallFiles. Copying new files</text:p>
      <text:p text:style-name="P2">12: File: refman-8.0-en.pdf, <text:s/>Directory: C:\Program Files (x86)\MySQL\MySQL Documentation 8.0\, <text:s/>Size: 49105659</text:p>
      <text:p text:style-name="P2"><text:soft-page-break/>12: File: refman-8.0-en.a4.pdf, <text:s/>Directory: C:\Program Files (x86)\MySQL\MySQL Documentation 8.0\, <text:s/>Size: 49161728</text:p>
      <text:p text:style-name="P2">12: Action 13:15:49: RegisterProduct. Registering product</text:p>
      <text:p text:style-name="P2">12: {86513E4D-C96D-4DCD-BA0A-DFFBBEB11747}</text:p>
      <text:p text:style-name="P2">12: Action 13:15:49: PublishFeatures. Publishing Product Features</text:p>
      <text:p text:style-name="P2">12: Feature: ServerA4Feature</text:p>
      <text:p text:style-name="P2">12: Feature: ServerFeature</text:p>
      <text:p text:style-name="P2">12: Action 13:15:50: PublishProduct. Publishing product information</text:p>
      <text:p text:style-name="P2">12: Action 13:15:50: RollbackCleanup. Removing backup files</text:p>
      <text:p text:style-name="P2">12: 1: MySQL Documents 8.0 2: {86513E4D-C96D-4DCD-BA0A-DFFBBEB11747} 3: 1 </text:p>
      <text:p text:style-name="P2">12: The action 'Install' for product 'MySQL Documentation 8.0.18' completed successfully.</text:p>
      <text:p text:style-name="P2">1: Action 13:15:51: INSTALL. </text:p>
      <text:p text:style-name="P2">1: 1: MySQL Server 8.0 2: {48447F31-6B57-4B13-BA5F-4D019FA995E1} </text:p>
      <text:p text:style-name="P2">1: Action 13:15:51: FindRelatedProducts. Searching for related applications</text:p>
      <text:p text:style-name="P2">1: Action 13:15:51: AppSearch. Searching for installed applications</text:p>
      <text:p text:style-name="P2">1: Action 13:15:51: LaunchConditions. Evaluating launch conditions</text:p>
      <text:p text:style-name="P2">1: Action 13:15:51: ValidateProductID. </text:p>
      <text:p text:style-name="P2">1: Action 13:15:51: CostInitialize. Computing space requirements</text:p>
      <text:p text:style-name="P2">1: Action 13:15:51: FileCost. Computing space requirements</text:p>
      <text:p text:style-name="P2">1: Action 13:15:51: CostFinalize. Computing space requirements</text:p>
      <text:p text:style-name="P2">1: Action 13:15:51: MigrateFeatureStates. Migrating feature states from related applications</text:p>
      <text:p text:style-name="P2">1: Action 13:15:51: InstallValidate. Validating install</text:p>
      <text:p text:style-name="P2">1: Action 13:15:52: SaveTargetDir. </text:p>
      <text:p text:style-name="P2">1: Action 13:15:52: InstallInitialize. </text:p>
      <text:p text:style-name="P2">1: Action 13:15:52: RemoveExistingProducts. Removing applications</text:p>
      <text:p text:style-name="P2">1: Action 13:15:52: ProcessComponents. Updating component registration</text:p>
      <text:p text:style-name="P2">1: Action 13:15:53: GenerateScript. Generating script operations for action:</text:p>
      <text:p text:style-name="P2">1: Updating component registration</text:p>
      <text:p text:style-name="P2">1: Action 13:15:53: UnpublishFeatures. Unpublishing Product Features</text:p>
      <text:p text:style-name="P2">1: Action 13:15:53: SchedSecureObjectsRollback. </text:p>
      <text:p text:style-name="P2">1: Action 13:15:53: RemoveRegistryValues. Removing system registry values</text:p>
      <text:p text:style-name="P2">1: Action 13:15:53: RemoveShortcuts. Removing shortcuts</text:p>
      <text:p text:style-name="P2">1: Action 13:15:53: RemoveFiles. Removing files</text:p>
      <text:p text:style-name="P2">1: Action 13:15:53: RemoveFolders. Removing folders</text:p>
      <text:p text:style-name="P2">1: Action 13:15:53: CreateFolders. Creating folders</text:p>
      <text:p text:style-name="P2">1: Folder: Creating folders</text:p>
      <text:p text:style-name="P2">1: Action 13:15:53: InstallFiles. Copying new files</text:p>
      <text:p text:style-name="P2">1: File: Copying new files, <text:s/>Directory: , <text:s/>Size: </text:p>
      <text:p text:style-name="P2">1: Action 13:15:54: CreateShortcuts. Creating shortcuts</text:p>
      <text:p text:style-name="P2">1: Shortcut: Creating shortcuts</text:p>
      <text:p text:style-name="P2">1: Action 13:15:54: WriteRegistryValues. Writing system registry values</text:p>
      <text:p text:style-name="P2">1: Key: Writing system registry values, Name: , Value: </text:p>
      <text:p text:style-name="P2">1: Action 13:15:54: InstallServices. Installing new services</text:p>
      <text:p text:style-name="P2">1: Action 13:15:54: SchedSecureObjects. </text:p>
      <text:p text:style-name="P2">1: Action 13:15:54: ExecSecureObjects. </text:p>
      <text:p text:style-name="P2">1: </text:p>
      <text:p text:style-name="P2">1: Action 13:15:54: RegisterUser. Registering user</text:p>
      <text:p text:style-name="P2">1: Action 13:15:54: RegisterProduct. Registering product</text:p>
      <text:p text:style-name="P2">1: Registering product</text:p>
      <text:p text:style-name="P2">1: Action 13:15:54: PublishFeatures. Publishing Product Features</text:p>
      <text:p text:style-name="P2">1: Feature: Publishing Product Features</text:p>
      <text:p text:style-name="P2"><text:soft-page-break/>1: Action 13:15:54: PublishProduct. Publishing product information</text:p>
      <text:p text:style-name="P2">1: Action 13:15:54: InstallFinalize. </text:p>
      <text:p text:style-name="P2">1: Action 13:15:54: ProcessComponents. Updating component registration</text:p>
      <text:p text:style-name="P2">1: Action 13:15:54: CreateFolders. Creating folders</text:p>
      <text:p text:style-name="P2">1: Folder: C:\ProgramData\MySQL\MySQL Server 8.0\</text:p>
      <text:p text:style-name="P2">1: Folder: C:\ProgramData\MySQL\MySQL Server 8.0\data\</text:p>
      <text:p text:style-name="P2">1: Folder: C:\ProgramData\MySQL\MySQL Server 8.0\data\mysql\</text:p>
      <text:p text:style-name="P2">1: Folder: C:\ProgramData\MySQL\MySQL Server 8.0\data\performance_schema\</text:p>
      <text:p text:style-name="P2">1: Folder: C:\ProgramData\MySQL\MySQL Server 8.0\data\test\</text:p>
      <text:p text:style-name="P2">1: Action 13:15:54: InstallFiles. Copying new files</text:p>
      <text:p text:style-name="P2">1: File: harness-library.dll, <text:s/>Directory: C:\Program Files\MySQL\MySQL Server 8.0\bin\, <text:s/>Size: 707072</text:p>
      <text:p text:style-name="P2">1: File: ibd2sdi.exe, <text:s/>Directory: C:\Program Files\MySQL\MySQL Server 8.0\bin\, <text:s/>Size: 6394192</text:p>
      <text:p text:style-name="P2">1: File: innochecksum.exe, <text:s/>Directory: C:\Program Files\MySQL\MySQL Server 8.0\bin\, <text:s/>Size: 6362456</text:p>
      <text:p text:style-name="P2">1: File: libcrypto-1_1-x64.dll, <text:s/>Directory: C:\Program Files\MySQL\MySQL Server 8.0\bin\, <text:s/>Size: 3274752</text:p>
      <text:p text:style-name="P2">1: File: libmecab.dll, <text:s/>Directory: C:\Program Files\MySQL\MySQL Server 8.0\bin\, <text:s/>Size: 1839616</text:p>
      <text:p text:style-name="P2">1: File: libprotobuf.dll, <text:s/>Directory: C:\Program Files\MySQL\MySQL Server 8.0\bin\, <text:s/>Size: 2899968</text:p>
      <text:p text:style-name="P2">1: File: libprotobuf.lib, <text:s/>Directory: C:\Program Files\MySQL\MySQL Server 8.0\bin\, <text:s/>Size: 3586510</text:p>
      <text:p text:style-name="P2">1: File: libprotobuf-debug.dll, <text:s/>Directory: C:\Program Files\MySQL\MySQL Server 8.0\bin\, <text:s/>Size: 8387584</text:p>
      <text:p text:style-name="P2">1: File: libprotobuf-lite.dll, <text:s/>Directory: C:\Program Files\MySQL\MySQL Server 8.0\bin\, <text:s/>Size: 427520</text:p>
      <text:p text:style-name="P2">1: File: libprotobuf-lite.lib, <text:s/>Directory: C:\Program Files\MySQL\MySQL Server 8.0\bin\, <text:s/>Size: 613894</text:p>
      <text:p text:style-name="P2">1: File: libprotobuf-lite-debug.dll, <text:s/>Directory: C:\Program Files\MySQL\MySQL Server 8.0\bin\, <text:s/>Size: 1163264</text:p>
      <text:p text:style-name="P2">1: File: libssl-1_1-x64.dll, <text:s/>Directory: C:\Program Files\MySQL\MySQL Server 8.0\bin\, <text:s/>Size: 654848</text:p>
      <text:p text:style-name="P2">1: File: lz4_decompress.exe, <text:s/>Directory: C:\Program Files\MySQL\MySQL Server 8.0\bin\, <text:s/>Size: 6253920</text:p>
      <text:p text:style-name="P2">1: File: my_print_defaults.exe, <text:s/>Directory: C:\Program Files\MySQL\MySQL Server 8.0\bin\, <text:s/>Size: 6266216</text:p>
      <text:p text:style-name="P2">1: File: myisam_ftdump.exe, <text:s/>Directory: C:\Program Files\MySQL\MySQL Server 8.0\bin\, <text:s/>Size: 6525280</text:p>
      <text:p text:style-name="P2">1: File: myisamchk.exe, <text:s/>Directory: C:\Program Files\MySQL\MySQL Server 8.0\bin\, <text:s/>Size: 6649176</text:p>
      <text:p text:style-name="P2">1: File: myisamlog.exe, <text:s/>Directory: C:\Program Files\MySQL\MySQL Server 8.0\bin\, <text:s/>Size: 6481752</text:p>
      <text:p text:style-name="P2">1: File: myisampack.exe, <text:s/>Directory: C:\Program Files\MySQL\MySQL Server 8.0\bin\, <text:s/>Size: 6547800</text:p>
      <text:p text:style-name="P2">1: File: mysql.exe, <text:s/>Directory: C:\Program Files\MySQL\MySQL Server 8.0\bin\, <text:s/>Size: 6828368</text:p>
      <text:p text:style-name="P2">1: File: mysql_config.pl, <text:s/>Directory: C:\Program Files\MySQL\MySQL Server 8.0\bin\, <text:s/>Size: 7517</text:p>
      <text:p text:style-name="P2">1: File: mysql_config_editor.exe, <text:s/>Directory: C:\Program Files\MySQL\MySQL Server 8.0\bin\, <text:s/>Size: 6283112</text:p>
      <text:p text:style-name="P2">1: File: mysql_secure_installation.exe, <text:s/>Directory: C:\Program Files\MySQL\MySQL Server 8.0\bin\, <text:s/>Size: 6717304</text:p>
      <text:p text:style-name="P2">1: File: mysql_ssl_rsa_setup.exe, <text:s/>Directory: C:\Program Files\MySQL\MySQL Server 8.0\bin\, <text:s/>Size: 6312808</text:p>
      <text:p text:style-name="P2">1: File: mysql_tzinfo_to_sql.exe, <text:s/>Directory: C:\Program Files\MySQL\MySQL Server 8.0\bin\, <text:s/>Size: 6208360</text:p>
      <text:p text:style-name="P2">1: File: mysql_upgrade.exe, <text:s/>Directory: C:\Program Files\MySQL\MySQL Server 8.0\bin\, <text:s/>Size: 6824288</text:p>
      <text:p text:style-name="P2">1: File: mysqladmin.exe, <text:s/>Directory: C:\Program Files\MySQL\MySQL Server 8.0\bin\, <text:s/>Size: 6729560</text:p>
      <text:p text:style-name="P2">1: File: mysqlbinlog.exe, <text:s/>Directory: C:\Program Files\MySQL\MySQL Server 8.0\bin\, <text:s/>Size: 7032152</text:p>
      <text:p text:style-name="P2">1: File: mysqlcheck.exe, <text:s/>Directory: C:\Program Files\MySQL\MySQL Server 8.0\bin\, <text:s/>Size: 6738776</text:p>
      <text:p text:style-name="P2">1: File: mysqld.exe, <text:s/>Directory: C:\Program Files\MySQL\MySQL Server 8.0\bin\, <text:s/>Size: 48784720</text:p>
      <text:p text:style-name="P2"><text:soft-page-break/>1: File: mysqld_multi.pl, <text:s/>Directory: C:\Program Files\MySQL\MySQL Server 8.0\bin\, <text:s/>Size: 28713</text:p>
      <text:p text:style-name="P2">1: File: mysqldump.exe, <text:s/>Directory: C:\Program Files\MySQL\MySQL Server 8.0\bin\, <text:s/>Size: 6798680</text:p>
      <text:p text:style-name="P2">1: File: mysqldumpslow.pl, <text:s/>Directory: C:\Program Files\MySQL\MySQL Server 8.0\bin\, <text:s/>Size: 7902</text:p>
      <text:p text:style-name="P2">1: File: mysqlimport.exe, <text:s/>Directory: C:\Program Files\MySQL\MySQL Server 8.0\bin\, <text:s/>Size: 6720856</text:p>
      <text:p text:style-name="P2">1: File: mysqlpump.exe, <text:s/>Directory: C:\Program Files\MySQL\MySQL Server 8.0\bin\, <text:s/>Size: 7198552</text:p>
      <text:p text:style-name="P2">1: File: mysqlrouter.exe, <text:s/>Directory: C:\Program Files\MySQL\MySQL Server 8.0\bin\, <text:s/>Size: 7264600</text:p>
      <text:p text:style-name="P2">1: File: mysqlrouter_http.dll, <text:s/>Directory: C:\Program Files\MySQL\MySQL Server 8.0\bin\, <text:s/>Size: 261632</text:p>
      <text:p text:style-name="P2">1: File: mysqlrouter_keyring.exe, <text:s/>Directory: C:\Program Files\MySQL\MySQL Server 8.0\bin\, <text:s/>Size: 7324008</text:p>
      <text:p text:style-name="P2">1: File: mysqlrouter_passwd.exe, <text:s/>Directory: C:\Program Files\MySQL\MySQL Server 8.0\bin\, <text:s/>Size: 7334248</text:p>
      <text:p text:style-name="P2">1: File: mysqlrouter_plugin_info.exe, <text:s/>Directory: C:\Program Files\MySQL\MySQL Server 8.0\bin\, <text:s/>Size: 6241648</text:p>
      <text:p text:style-name="P2">1: File: mysqlshow.exe, <text:s/>Directory: C:\Program Files\MySQL\MySQL Server 8.0\bin\, <text:s/>Size: 6718296</text:p>
      <text:p text:style-name="P2">1: File: mysqlslap.exe, <text:s/>Directory: C:\Program Files\MySQL\MySQL Server 8.0\bin\, <text:s/>Size: 6736728</text:p>
      <text:p text:style-name="P2">1: File: perror.exe, <text:s/>Directory: C:\Program Files\MySQL\MySQL Server 8.0\bin\, <text:s/>Size: 6997328</text:p>
      <text:p text:style-name="P2">1: File: zlib_decompress.exe, <text:s/>Directory: C:\Program Files\MySQL\MySQL Server 8.0\bin\, <text:s/>Size: 6228320</text:p>
      <text:p text:style-name="P2">1: File: sample_mysqlrouter.conf, <text:s/>Directory: C:\Program Files\MySQL\MySQL Server 8.0\docs\, <text:s/>Size: 2206</text:p>
      <text:p text:style-name="P2">1: File: mysqlrouter.conf.sample, <text:s/>Directory: C:\Program Files\MySQL\MySQL Server 8.0\etc\, <text:s/>Size: 1693</text:p>
      <text:p text:style-name="P2">1: File: errmsg.h, <text:s/>Directory: C:\Program Files\MySQL\MySQL Server 8.0\include\, <text:s/>Size: 5383</text:p>
      <text:p text:style-name="P2">1: File: field_types.h, <text:s/>Directory: C:\Program Files\MySQL\MySQL Server 8.0\include\, <text:s/>Size: 3100</text:p>
      <text:p text:style-name="P2">1: File: my_command.h, <text:s/>Directory: C:\Program Files\MySQL\MySQL Server 8.0\include\, <text:s/>Size: 4386</text:p>
      <text:p text:style-name="P2">1: File: my_compress.h, <text:s/>Directory: C:\Program Files\MySQL\MySQL Server 8.0\include\, <text:s/>Size: 3661</text:p>
      <text:p text:style-name="P2">1: File: my_list.h, <text:s/>Directory: C:\Program Files\MySQL\MySQL Server 8.0\include\, <text:s/>Size: 2603</text:p>
      <text:p text:style-name="P2">1: File: mysql.h, <text:s/>Directory: C:\Program Files\MySQL\MySQL Server 8.0\include\, <text:s/>Size: 32452</text:p>
      <text:p text:style-name="P2">1: File: client_plugin.h, <text:s/>Directory: C:\Program Files\MySQL\MySQL Server 8.0\include\mysql\, <text:s/>Size: 7518</text:p>
      <text:p text:style-name="P2">1: File: mysql_com.h, <text:s/>Directory: C:\Program Files\MySQL\MySQL Server 8.0\include\, <text:s/>Size: 34739</text:p>
      <text:p text:style-name="P2">1: File: plugin_auth_common.h, <text:s/>Directory: C:\Program Files\MySQL\MySQL Server 8.0\include\mysql\, <text:s/>Size: 6565</text:p>
      <text:p text:style-name="P2">1: File: mysql_time.h, <text:s/>Directory: C:\Program Files\MySQL\MySQL Server 8.0\include\, <text:s/>Size: 2996</text:p>
      <text:p text:style-name="P2">1: File: udf_registration_types.h, <text:s/>Directory: C:\Program Files\MySQL\MySQL Server 8.0\include\mysql\, <text:s/>Size: 3848</text:p>
      <text:p text:style-name="P2">1: File: mysql_version.h, <text:s/>Directory: C:\Program Files\MySQL\MySQL Server 8.0\include\, <text:s/>Size: 1120</text:p>
      <text:p text:style-name="P2">1: File: mysqld_error.h, <text:s/>Directory: C:\Program Files\MySQL\MySQL Server 8.0\include\, <text:s/>Size: 223072</text:p>
      <text:p text:style-name="P2">1: File: mysqlx_ername.h, <text:s/>Directory: C:\Program Files\MySQL\MySQL Server 8.0\include\, <text:s/>Size: 6846</text:p>
      <text:p text:style-name="P2">1: File: mysqlx_error.h, <text:s/>Directory: C:\Program Files\MySQL\MySQL Server 8.0\include\, <text:s/>Size: 3995</text:p>
      <text:p text:style-name="P2">1: File: mysqlx_version.h, <text:s/>Directory: C:\Program Files\MySQL\MySQL Server 8.0\include\, <text:s/>Size: 1861</text:p>
      <text:p text:style-name="P2">1: File: applink.c, <text:s/>Directory: C:\Program Files\MySQL\MySQL Server 8.0\include\openssl\, <text:s/>Size: 3508</text:p>
      <text:p text:style-name="P2">1: File: http_auth_backend.dll, <text:s/>Directory: C:\Program Files\MySQL\MySQL Server 8.0\lib\, <text:s/>Size: 7306752</text:p>
      <text:p text:style-name="P2">1: File: http_auth_realm.dll, <text:s/>Directory: C:\Program Files\MySQL\MySQL Server 8.0\lib\, <text:s/>Size: 7276032</text:p>
      <text:p text:style-name="P2">1: File: http_server.dll, <text:s/>Directory: C:\Program Files\MySQL\MySQL Server 8.0\lib\, <text:s/>Size: 7559680</text:p>
      <text:p text:style-name="P2"><text:soft-page-break/>1: File: keepalive.dll, <text:s/>Directory: C:\Program Files\MySQL\MySQL Server 8.0\lib\, <text:s/>Size: 19968</text:p>
      <text:p text:style-name="P2">1: File: libmysql.dll, <text:s/>Directory: C:\Program Files\MySQL\MySQL Server 8.0\lib\, <text:s/>Size: 6692352</text:p>
      <text:p text:style-name="P2">1: File: libmysql.lib, <text:s/>Directory: C:\Program Files\MySQL\MySQL Server 8.0\lib\, <text:s/>Size: 29188</text:p>
      <text:p text:style-name="P2">1: File: libprotobuf-lite.dll, <text:s/>Directory: C:\Program Files\MySQL\MySQL Server 8.0\lib\, <text:s/>Size: 427520</text:p>
      <text:p text:style-name="P2">1: File: libprotobuf-lite.lib, <text:s/>Directory: C:\Program Files\MySQL\MySQL Server 8.0\lib\, <text:s/>Size: 613894</text:p>
      <text:p text:style-name="P2">1: File: char.bin, <text:s/>Directory: C:\Program Files\MySQL\MySQL Server 8.0\lib\mecab\dic\ipadic_euc-jp\, <text:s/>Size: 262496</text:p>
      <text:p text:style-name="P2">1: File: dicrc, <text:s/>Directory: C:\Program Files\MySQL\MySQL Server 8.0\lib\mecab\dic\ipadic_euc-jp\, <text:s/>Size: 693</text:p>
      <text:p text:style-name="P2">1: File: left-id.def, <text:s/>Directory: C:\Program Files\MySQL\MySQL Server 8.0\lib\mecab\dic\ipadic_euc-jp\, <text:s/>Size: 55910</text:p>
      <text:p text:style-name="P2">1: File: matrix.bin, <text:s/>Directory: C:\Program Files\MySQL\MySQL Server 8.0\lib\mecab\dic\ipadic_euc-jp\, <text:s/>Size: 3463716</text:p>
      <text:p text:style-name="P2">1: File: pos-id.def, <text:s/>Directory: C:\Program Files\MySQL\MySQL Server 8.0\lib\mecab\dic\ipadic_euc-jp\, <text:s/>Size: 1477</text:p>
      <text:p text:style-name="P2">1: File: rewrite.def, <text:s/>Directory: C:\Program Files\MySQL\MySQL Server 8.0\lib\mecab\dic\ipadic_euc-jp\, <text:s/>Size: 6241</text:p>
      <text:p text:style-name="P2">1: File: right-id.def, <text:s/>Directory: C:\Program Files\MySQL\MySQL Server 8.0\lib\mecab\dic\ipadic_euc-jp\, <text:s/>Size: 55910</text:p>
      <text:p text:style-name="P2">1: File: sys.dic, <text:s/>Directory: C:\Program Files\MySQL\MySQL Server 8.0\lib\mecab\dic\ipadic_euc-jp\, <text:s/>Size: 37779919</text:p>
      <text:p text:style-name="P2">1: File: unk.dic, <text:s/>Directory: C:\Program Files\MySQL\MySQL Server 8.0\lib\mecab\dic\ipadic_euc-jp\, <text:s/>Size: 5409</text:p>
      <text:p text:style-name="P2">1: File: char.bin, <text:s/>Directory: C:\Program Files\MySQL\MySQL Server 8.0\lib\mecab\dic\ipadic_sjis\, <text:s/>Size: 262496</text:p>
      <text:p text:style-name="P2">1: File: dicrc, <text:s/>Directory: C:\Program Files\MySQL\MySQL Server 8.0\lib\mecab\dic\ipadic_sjis\, <text:s/>Size: 693</text:p>
      <text:p text:style-name="P2">1: File: left-id.def, <text:s/>Directory: C:\Program Files\MySQL\MySQL Server 8.0\lib\mecab\dic\ipadic_sjis\, <text:s/>Size: 55910</text:p>
      <text:p text:style-name="P2">1: File: matrix.bin, <text:s/>Directory: C:\Program Files\MySQL\MySQL Server 8.0\lib\mecab\dic\ipadic_sjis\, <text:s/>Size: 3463716</text:p>
      <text:p text:style-name="P2">1: File: pos-id.def, <text:s/>Directory: C:\Program Files\MySQL\MySQL Server 8.0\lib\mecab\dic\ipadic_sjis\, <text:s/>Size: 1477</text:p>
      <text:p text:style-name="P2">1: File: rewrite.def, <text:s/>Directory: C:\Program Files\MySQL\MySQL Server 8.0\lib\mecab\dic\ipadic_sjis\, <text:s/>Size: 6241</text:p>
      <text:p text:style-name="P2">1: File: right-id.def, <text:s/>Directory: C:\Program Files\MySQL\MySQL Server 8.0\lib\mecab\dic\ipadic_sjis\, <text:s/>Size: 55910</text:p>
      <text:p text:style-name="P2">1: File: sys.dic, <text:s/>Directory: C:\Program Files\MySQL\MySQL Server 8.0\lib\mecab\dic\ipadic_sjis\, <text:s/>Size: 37635899</text:p>
      <text:p text:style-name="P2">1: File: unk.dic, <text:s/>Directory: C:\Program Files\MySQL\MySQL Server 8.0\lib\mecab\dic\ipadic_sjis\, <text:s/>Size: 5409</text:p>
      <text:p text:style-name="P2">1: File: char.bin, <text:s/>Directory: C:\Program Files\MySQL\MySQL Server 8.0\lib\mecab\dic\ipadic_utf-8\, <text:s/>Size: 262496</text:p>
      <text:p text:style-name="P2">1: File: dicrc, <text:s/>Directory: C:\Program Files\MySQL\MySQL Server 8.0\lib\mecab\dic\ipadic_utf-8\, <text:s/>Size: 693</text:p>
      <text:p text:style-name="P2">1: File: left-id.def, <text:s/>Directory: C:\Program Files\MySQL\MySQL Server 8.0\lib\mecab\dic\ipadic_utf-8\, <text:s/>Size: 55910</text:p>
      <text:p text:style-name="P2">1: File: matrix.bin, <text:s/>Directory: C:\Program Files\MySQL\MySQL Server 8.0\lib\mecab\dic\ipadic_utf-8\, <text:s/>Size: 3463716</text:p>
      <text:p text:style-name="P2">1: File: pos-id.def, <text:s/>Directory: C:\Program Files\MySQL\MySQL Server 8.0\lib\mecab\dic\ipadic_utf-8\, <text:s/>Size: 1477</text:p>
      <text:p text:style-name="P2"><text:soft-page-break/>1: File: rewrite.def, <text:s/>Directory: C:\Program Files\MySQL\MySQL Server 8.0\lib\mecab\dic\ipadic_utf-8\, <text:s/>Size: 6241</text:p>
      <text:p text:style-name="P2">1: File: right-id.def, <text:s/>Directory: C:\Program Files\MySQL\MySQL Server 8.0\lib\mecab\dic\ipadic_utf-8\, <text:s/>Size: 55910</text:p>
      <text:p text:style-name="P2">1: File: sys.dic, <text:s/>Directory: C:\Program Files\MySQL\MySQL Server 8.0\lib\mecab\dic\ipadic_utf-8\, <text:s/>Size: 49199027</text:p>
      <text:p text:style-name="P2">1: File: unk.dic, <text:s/>Directory: C:\Program Files\MySQL\MySQL Server 8.0\lib\mecab\dic\ipadic_utf-8\, <text:s/>Size: 5690</text:p>
      <text:p text:style-name="P2">1: File: mecabrc, <text:s/>Directory: C:\Program Files\MySQL\MySQL Server 8.0\lib\mecab\etc\, <text:s/>Size: 1403</text:p>
      <text:p text:style-name="P2">1: File: metadata_cache.dll, <text:s/>Directory: C:\Program Files\MySQL\MySQL Server 8.0\lib\, <text:s/>Size: 8000000</text:p>
      <text:p text:style-name="P2">1: File: mysql_protocol.dll, <text:s/>Directory: C:\Program Files\MySQL\MySQL Server 8.0\lib\, <text:s/>Size: 90624</text:p>
      <text:p text:style-name="P2">1: File: mysqlclient.lib, <text:s/>Directory: C:\Program Files\MySQL\MySQL Server 8.0\lib\, <text:s/>Size: 68780124</text:p>
      <text:p text:style-name="P2">1: File: mysqlrouter_http.lib, <text:s/>Directory: C:\Program Files\MySQL\MySQL Server 8.0\lib\, <text:s/>Size: 44750</text:p>
      <text:p text:style-name="P2">1: File: mysqlrouter_lib.lib, <text:s/>Directory: C:\Program Files\MySQL\MySQL Server 8.0\lib\, <text:s/>Size: 23032380</text:p>
      <text:p text:style-name="P2">1: File: adt_null.dll, <text:s/>Directory: C:\Program Files\MySQL\MySQL Server 8.0\lib\plugin\, <text:s/>Size: 25088</text:p>
      <text:p text:style-name="P2">1: File: component_audit_api_message_emit.dll, <text:s/>Directory: C:\Program Files\MySQL\MySQL Server 8.0\lib\plugin\, <text:s/>Size: 27648</text:p>
      <text:p text:style-name="P2">1: File: component_log_filter_dragnet.dll, <text:s/>Directory: C:\Program Files\MySQL\MySQL Server 8.0\lib\plugin\, <text:s/>Size: 31232</text:p>
      <text:p text:style-name="P2">1: File: component_log_sink_json.dll, <text:s/>Directory: C:\Program Files\MySQL\MySQL Server 8.0\lib\plugin\, <text:s/>Size: 16384</text:p>
      <text:p text:style-name="P2">1: File: component_log_sink_syseventlog.dll, <text:s/>Directory: C:\Program Files\MySQL\MySQL Server 8.0\lib\plugin\, <text:s/>Size: 17408</text:p>
      <text:p text:style-name="P2">1: File: component_mysqlbackup.dll, <text:s/>Directory: C:\Program Files\MySQL\MySQL Server 8.0\lib\plugin\, <text:s/>Size: 43520</text:p>
      <text:p text:style-name="P2">1: File: component_validate_password.dll, <text:s/>Directory: C:\Program Files\MySQL\MySQL Server 8.0\lib\plugin\, <text:s/>Size: 63488</text:p>
      <text:p text:style-name="P2">1: File: connection_control.dll, <text:s/>Directory: C:\Program Files\MySQL\MySQL Server 8.0\lib\plugin\, <text:s/>Size: 44032</text:p>
      <text:p text:style-name="P2">1: File: ddl_rewriter.dll, <text:s/>Directory: C:\Program Files\MySQL\MySQL Server 8.0\lib\plugin\, <text:s/>Size: 70144</text:p>
      <text:p text:style-name="P2">1: File: group_replication.dll, <text:s/>Directory: C:\Program Files\MySQL\MySQL Server 8.0\lib\plugin\, <text:s/>Size: 1688064</text:p>
      <text:p text:style-name="P2">1: File: ha_example.dll, <text:s/>Directory: C:\Program Files\MySQL\MySQL Server 8.0\lib\plugin\, <text:s/>Size: 30208</text:p>
      <text:p text:style-name="P2">1: File: ha_mock.dll, <text:s/>Directory: C:\Program Files\MySQL\MySQL Server 8.0\lib\plugin\, <text:s/>Size: 39424</text:p>
      <text:p text:style-name="P2">1: File: keyring_file.dll, <text:s/>Directory: C:\Program Files\MySQL\MySQL Server 8.0\lib\plugin\, <text:s/>Size: 101888</text:p>
      <text:p text:style-name="P2">1: File: keyring_udf.dll, <text:s/>Directory: C:\Program Files\MySQL\MySQL Server 8.0\lib\plugin\, <text:s/>Size: 23040</text:p>
      <text:p text:style-name="P2">1: File: libpluginmecab.dll, <text:s/>Directory: C:\Program Files\MySQL\MySQL Server 8.0\lib\plugin\, <text:s/>Size: 29184</text:p>
      <text:p text:style-name="P2">1: File: locking_service.dll, <text:s/>Directory: C:\Program Files\MySQL\MySQL Server 8.0\lib\plugin\, <text:s/>Size: 12800</text:p>
      <text:p text:style-name="P2">1: File: mypluglib.dll, <text:s/>Directory: C:\Program Files\MySQL\MySQL Server 8.0\lib\plugin\, <text:s/>Size: 12800</text:p>
      <text:p text:style-name="P2">1: File: mysql_clone.dll, <text:s/>Directory: C:\Program Files\MySQL\MySQL Server 8.0\lib\plugin\, <text:s/>Size: 128000</text:p>
      <text:p text:style-name="P2">1: File: mysql_no_login.dll, <text:s/>Directory: C:\Program Files\MySQL\MySQL Server 8.0\lib\plugin\, <text:s/>Size: 11776</text:p>
      <text:p text:style-name="P2"><text:soft-page-break/>1: File: rewrite_example.dll, <text:s/>Directory: C:\Program Files\MySQL\MySQL Server 8.0\lib\plugin\, <text:s/>Size: 12800</text:p>
      <text:p text:style-name="P2">1: File: rewriter.dll, <text:s/>Directory: C:\Program Files\MySQL\MySQL Server 8.0\lib\plugin\, <text:s/>Size: 60928</text:p>
      <text:p text:style-name="P2">1: File: semisync_master.dll, <text:s/>Directory: C:\Program Files\MySQL\MySQL Server 8.0\lib\plugin\, <text:s/>Size: 75776</text:p>
      <text:p text:style-name="P2">1: File: semisync_slave.dll, <text:s/>Directory: C:\Program Files\MySQL\MySQL Server 8.0\lib\plugin\, <text:s/>Size: 29184</text:p>
      <text:p text:style-name="P2">1: File: validate_password.dll, <text:s/>Directory: C:\Program Files\MySQL\MySQL Server 8.0\lib\plugin\, <text:s/>Size: 50176</text:p>
      <text:p text:style-name="P2">1: File: version_token.dll, <text:s/>Directory: C:\Program Files\MySQL\MySQL Server 8.0\lib\plugin\, <text:s/>Size: 54784</text:p>
      <text:p text:style-name="P2">1: File: rest_api.dll, <text:s/>Directory: C:\Program Files\MySQL\MySQL Server 8.0\lib\, <text:s/>Size: 7316992</text:p>
      <text:p text:style-name="P2">1: File: rest_metadata_cache.dll, <text:s/>Directory: C:\Program Files\MySQL\MySQL Server 8.0\lib\, <text:s/>Size: 7326208</text:p>
      <text:p text:style-name="P2">1: File: rest_router.dll, <text:s/>Directory: C:\Program Files\MySQL\MySQL Server 8.0\lib\, <text:s/>Size: 7300608</text:p>
      <text:p text:style-name="P2">1: File: rest_routing.dll, <text:s/>Directory: C:\Program Files\MySQL\MySQL Server 8.0\lib\, <text:s/>Size: 7345152</text:p>
      <text:p text:style-name="P2">1: File: routing.dll, <text:s/>Directory: C:\Program Files\MySQL\MySQL Server 8.0\lib\, <text:s/>Size: 7504384</text:p>
      <text:p text:style-name="P2">1: File: LICENSE, <text:s/>Directory: C:\Program Files\MySQL\MySQL Server 8.0\, <text:s/>Size: 408918</text:p>
      <text:p text:style-name="P2">1: File: LICENSE.router, <text:s/>Directory: C:\Program Files\MySQL\MySQL Server 8.0\, <text:s/>Size: 102977</text:p>
      <text:p text:style-name="P2">1: File: README, <text:s/>Directory: C:\Program Files\MySQL\MySQL Server 8.0\, <text:s/>Size: 687</text:p>
      <text:p text:style-name="P2">1: File: README.router, <text:s/>Directory: C:\Program Files\MySQL\MySQL Server 8.0\, <text:s/>Size: 700</text:p>
      <text:p text:style-name="P2">1: File: errmsg.sys, <text:s/>Directory: C:\Program Files\MySQL\MySQL Server 8.0\share\bulgarian\, <text:s/>Size: 303874</text:p>
      <text:p text:style-name="P2">1: File: armscii8.xml, <text:s/>Directory: C:\Program Files\MySQL\MySQL Server 8.0\share\charsets\, <text:s/>Size: 5939</text:p>
      <text:p text:style-name="P2">1: File: ascii.xml, <text:s/>Directory: C:\Program Files\MySQL\MySQL Server 8.0\share\charsets\, <text:s/>Size: 5925</text:p>
      <text:p text:style-name="P2">1: File: cp1250.xml, <text:s/>Directory: C:\Program Files\MySQL\MySQL Server 8.0\share\charsets\, <text:s/>Size: 8654</text:p>
      <text:p text:style-name="P2">1: File: cp1251.xml, <text:s/>Directory: C:\Program Files\MySQL\MySQL Server 8.0\share\charsets\, <text:s/>Size: 8783</text:p>
      <text:p text:style-name="P2">1: File: cp1256.xml, <text:s/>Directory: C:\Program Files\MySQL\MySQL Server 8.0\share\charsets\, <text:s/>Size: 5982</text:p>
      <text:p text:style-name="P2">1: File: cp1257.xml, <text:s/>Directory: C:\Program Files\MySQL\MySQL Server 8.0\share\charsets\, <text:s/>Size: 9315</text:p>
      <text:p text:style-name="P2">1: File: cp850.xml, <text:s/>Directory: C:\Program Files\MySQL\MySQL Server 8.0\share\charsets\, <text:s/>Size: 5919</text:p>
      <text:p text:style-name="P2">1: File: cp852.xml, <text:s/>Directory: C:\Program Files\MySQL\MySQL Server 8.0\share\charsets\, <text:s/>Size: 5941</text:p>
      <text:p text:style-name="P2">1: File: cp866.xml, <text:s/>Directory: C:\Program Files\MySQL\MySQL Server 8.0\share\charsets\, <text:s/>Size: 6026</text:p>
      <text:p text:style-name="P2">1: File: dec8.xml, <text:s/>Directory: C:\Program Files\MySQL\MySQL Server 8.0\share\charsets\, <text:s/>Size: 6942</text:p>
      <text:p text:style-name="P2">1: File: geostd8.xml, <text:s/>Directory: C:\Program Files\MySQL\MySQL Server 8.0\share\charsets\, <text:s/>Size: 5929</text:p>
      <text:p text:style-name="P2">1: File: greek.xml, <text:s/>Directory: C:\Program Files\MySQL\MySQL Server 8.0\share\charsets\, <text:s/>Size: 6141</text:p>
      <text:p text:style-name="P2">1: File: hebrew.xml, <text:s/>Directory: C:\Program Files\MySQL\MySQL Server 8.0\share\charsets\, <text:s/>Size: 5930</text:p>
      <text:p text:style-name="P2">1: File: hp8.xml, <text:s/>Directory: C:\Program Files\MySQL\MySQL Server 8.0\share\charsets\, <text:s/>Size: 5915</text:p>
      <text:p text:style-name="P2">1: File: Index.xml, <text:s/>Directory: C:\Program Files\MySQL\MySQL Server 8.0\share\charsets\, <text:s/>Size: 19495</text:p>
      <text:p text:style-name="P2">1: File: keybcs2.xml, <text:s/>Directory: C:\Program Files\MySQL\MySQL Server 8.0\share\charsets\, <text:s/>Size: 5942</text:p>
      <text:p text:style-name="P2"><text:soft-page-break/>1: File: koi8r.xml, <text:s/>Directory: C:\Program Files\MySQL\MySQL Server 8.0\share\charsets\, <text:s/>Size: 5923</text:p>
      <text:p text:style-name="P2">1: File: koi8u.xml, <text:s/>Directory: C:\Program Files\MySQL\MySQL Server 8.0\share\charsets\, <text:s/>Size: 6945</text:p>
      <text:p text:style-name="P2">1: File: latin1.xml, <text:s/>Directory: C:\Program Files\MySQL\MySQL Server 8.0\share\charsets\, <text:s/>Size: 10229</text:p>
      <text:p text:style-name="P2">1: File: latin2.xml, <text:s/>Directory: C:\Program Files\MySQL\MySQL Server 8.0\share\charsets\, <text:s/>Size: 7651</text:p>
      <text:p text:style-name="P2">1: File: latin5.xml, <text:s/>Directory: C:\Program Files\MySQL\MySQL Server 8.0\share\charsets\, <text:s/>Size: 5928</text:p>
      <text:p text:style-name="P2">1: File: latin7.xml, <text:s/>Directory: C:\Program Files\MySQL\MySQL Server 8.0\share\charsets\, <text:s/>Size: 7851</text:p>
      <text:p text:style-name="P2">1: File: macce.xml, <text:s/>Directory: C:\Program Files\MySQL\MySQL Server 8.0\share\charsets\, <text:s/>Size: 8460</text:p>
      <text:p text:style-name="P2">1: File: macroman.xml, <text:s/>Directory: C:\Program Files\MySQL\MySQL Server 8.0\share\charsets\, <text:s/>Size: 8471</text:p>
      <text:p text:style-name="P2">1: File: README, <text:s/>Directory: C:\Program Files\MySQL\MySQL Server 8.0\share\charsets\, <text:s/>Size: 1749</text:p>
      <text:p text:style-name="P2">1: File: swe7.xml, <text:s/>Directory: C:\Program Files\MySQL\MySQL Server 8.0\share\charsets\, <text:s/>Size: 6943</text:p>
      <text:p text:style-name="P2">1: File: errmsg.sys, <text:s/>Directory: C:\Program Files\MySQL\MySQL Server 8.0\share\czech\, <text:s/>Size: 304266</text:p>
      <text:p text:style-name="P2">1: File: errmsg.sys, <text:s/>Directory: C:\Program Files\MySQL\MySQL Server 8.0\share\danish\, <text:s/>Size: 304266</text:p>
      <text:p text:style-name="P2">1: File: dictionary.txt, <text:s/>Directory: C:\Program Files\MySQL\MySQL Server 8.0\share\, <text:s/>Size: 25575</text:p>
      <text:p text:style-name="P2">1: File: errmsg.sys, <text:s/>Directory: C:\Program Files\MySQL\MySQL Server 8.0\share\dutch\, <text:s/>Size: 305286</text:p>
      <text:p text:style-name="P2">1: File: errmsg.sys, <text:s/>Directory: C:\Program Files\MySQL\MySQL Server 8.0\share\english\, <text:s/>Size: 303507</text:p>
      <text:p text:style-name="P2">1: File: errmsg-utf8.txt, <text:s/>Directory: C:\Program Files\MySQL\MySQL Server 8.0\share\, <text:s/>Size: 906390</text:p>
      <text:p text:style-name="P2">1: File: errmsg.sys, <text:s/>Directory: C:\Program Files\MySQL\MySQL Server 8.0\share\estonian\, <text:s/>Size: 303771</text:p>
      <text:p text:style-name="P2">1: File: errmsg.sys, <text:s/>Directory: C:\Program Files\MySQL\MySQL Server 8.0\share\french\, <text:s/>Size: 304914</text:p>
      <text:p text:style-name="P2">1: File: errmsg.sys, <text:s/>Directory: C:\Program Files\MySQL\MySQL Server 8.0\share\german\, <text:s/>Size: 311159</text:p>
      <text:p text:style-name="P2">1: File: errmsg.sys, <text:s/>Directory: C:\Program Files\MySQL\MySQL Server 8.0\share\greek\, <text:s/>Size: 310298</text:p>
      <text:p text:style-name="P2">1: File: errmsg.sys, <text:s/>Directory: C:\Program Files\MySQL\MySQL Server 8.0\share\hungarian\, <text:s/>Size: 304148</text:p>
      <text:p text:style-name="P2">1: File: innodb_memcached_config.sql, <text:s/>Directory: C:\Program Files\MySQL\MySQL Server 8.0\share\, <text:s/>Size: 3999</text:p>
      <text:p text:style-name="P2">1: File: errmsg.sys, <text:s/>Directory: C:\Program Files\MySQL\MySQL Server 8.0\share\italian\, <text:s/>Size: 305277</text:p>
      <text:p text:style-name="P2">1: File: errmsg.sys, <text:s/>Directory: C:\Program Files\MySQL\MySQL Server 8.0\share\japanese\, <text:s/>Size: 310953</text:p>
      <text:p text:style-name="P2">1: File: errmsg.sys, <text:s/>Directory: C:\Program Files\MySQL\MySQL Server 8.0\share\korean\, <text:s/>Size: 306547</text:p>
      <text:p text:style-name="P2">1: File: errmsg.sys, <text:s/>Directory: C:\Program Files\MySQL\MySQL Server 8.0\share\norwegian\, <text:s/>Size: 303577</text:p>
      <text:p text:style-name="P2">1: File: errmsg.sys, <text:s/>Directory: C:\Program Files\MySQL\MySQL Server 8.0\share\norwegian-ny\, <text:s/>Size: 303630</text:p>
      <text:p text:style-name="P2">1: File: errmsg.sys, <text:s/>Directory: C:\Program Files\MySQL\MySQL Server 8.0\share\polish\, <text:s/>Size: 304436</text:p>
      <text:p text:style-name="P2">1: File: errmsg.sys, <text:s/>Directory: C:\Program Files\MySQL\MySQL Server 8.0\share\portuguese\, <text:s/>Size: 306467</text:p>
      <text:p text:style-name="P2"><text:span text:style-name="T5">1: File: errmsg.sys, <text:s/>Directory: C:\Program Files\MySQL\MySQL Server 8.0\share\romanian\, <text:s/>Size: 305219</text:span><text:bookmark text:name="_GoBack"/></text:p>
      <text:p text:style-name="P2"><text:soft-page-break/><text:span text:style-name="T5">1: File: errmsg.sys, <text:s/>Directory: C:\Program Files\MySQL\MySQL Server 8.0\share\russian\, <text:s/>Size: 318782</text:span></text:p>
      <text:p text:style-name="P2"><text:span text:style-name="T5">1: File: errmsg.sys, <text:s/>Directory: C:\Program Files\MySQL\MySQL Server 8.0\share\serbian\, <text:s/>Size: 305888</text:span></text:p>
      <text:p text:style-name="P2"><text:span text:style-name="T5">1: File: errmsg.sys, <text:s/>Directory: C:\Program Files\MySQL\MySQL Server 8.0\share\slovak\, <text:s/>Size: 304033</text:span></text:p>
      <text:p text:style-name="P2"><text:span text:style-name="T5">1: File: errmsg.sys, <text:s/>Directory: C:\Program Files\MySQL\MySQL Server 8.0\share\spanish\, <text:s/>Size: 305161</text:span></text:p>
      <text:p text:style-name="P2"><text:span text:style-name="T5">1: File: errmsg.sys, <text:s/>Directory: C:\Program Files\MySQL\MySQL Server 8.0\share\swedish\, <text:s/>Size: 304360</text:span></text:p>
      <text:p text:style-name="P2"><text:span text:style-name="T5">1: File: errmsg.sys, <text:s/>Directory: C:\Program Files\MySQL\MySQL Server 8.0\share\ukrainian\, <text:s/>Size: 313356</text:span></text:p>
      <text:p text:style-name="P2">1: Action 13:15:59: CreateShortcuts. Creating shortcuts</text:p>
      <text:p text:style-name="P2">1: Shortcut: icon.ico</text:p>
      <text:p text:style-name="P2">1: Shortcut: Icon.MysqlCmdShell</text:p>
      <text:p text:style-name="P2"><text:span text:style-name="T5">1: Shortcut: rpxm3ds_|MySQL 8.0 Command Line Client</text:span></text:p>
      <text:p text:style-name="P2"><text:span text:style-name="T5">1: Shortcut: 7ejegqmo|MySQL 8.0 Command Line Client - Unicode</text:span></text:p>
      <text:p text:style-name="P2"><text:span text:style-name="T5">1: Action 13:15:59: WriteRegistryValues. Writing system registry values</text:span></text:p>
      <text:p text:style-name="P2"><text:span text:style-name="T5">1: Key: \SOFTWARE\MySQL AB\MySQL Server 8.0, Name: Location, Value: C:\Program Files\MySQL\MySQL Server 8.0\</text:span></text:p>
      <text:p text:style-name="P2"><text:span text:style-name="T5">1: Key: \SOFTWARE\MySQL AB\MySQL Server 8.0, Name: Version, Value: 8.0.18</text:span></text:p>
      <text:p text:style-name="P2"><text:span text:style-name="T5">1: Key: \SOFTWARE\MySQL AB\MySQL Server 8.0, Name: DataLocation, Value: C:\ProgramData\MySQL\MySQL Server 8.0\</text:span></text:p>
      <text:p text:style-name="P2"><text:span text:style-name="T5">1: Key: \SOFTWARE\MySQL AB\MySQL Server 8.0, Name: , Value: </text:span></text:p>
      <text:p text:style-name="P2">1: Key: \Console\MySQL 8.0 Command Line Client - Unicode, Name: FaceName, Value: Lucida Console</text:p>
      <text:p text:style-name="P2"><text:span text:style-name="T5">1: Key: \Console\MySQL 8.0 Command Line Client - Unicode, Name: FontWeight, Value: #400</text:span></text:p>
      <text:p text:style-name="P2"><text:span text:style-name="T5">1: Key: \Console\MySQL 8.0 Command Line Client - Unicode, Name: , Value: </text:span></text:p>
      <text:p text:style-name="P2"><text:span text:style-name="T5">1: Key: \Software\MySQL AB\MySQL Server 8.0, Name: installed, Value: #1</text:span></text:p>
      <text:p text:style-name="P2"><text:span text:style-name="T5">1: Action 13:15:59: ExecSecureObjects. </text:span></text:p>
      <text:p text:style-name="P2"><text:span text:style-name="T5">1: Action 13:15:59: RegisterProduct. Registering product</text:span></text:p>
      <text:p text:style-name="P2"><text:span text:style-name="T5">1: {48447F31-6B57-4B13-BA5F-4D019FA995E1}</text:span></text:p>
      <text:p text:style-name="P2"><text:span text:style-name="T5">1: Action 13:16:00: PublishFeatures. Publishing Product Features</text:span></text:p>
      <text:p text:style-name="P2"><text:span text:style-name="T5">1: Feature: RegKeys</text:span></text:p>
      <text:p text:style-name="P2"><text:span text:style-name="T5">1: Feature: Client</text:span></text:p>
      <text:p text:style-name="P2"><text:span text:style-name="T5">1: Feature: MYSQLSERVER</text:span></text:p>
      <text:p text:style-name="P2"><text:span text:style-name="T5">1: Feature: DEVEL</text:span></text:p>
      <text:p text:style-name="P2"><text:span text:style-name="T5">1: Feature: Readme</text:span></text:p>
      <text:p text:style-name="P2"><text:span text:style-name="T5">1: Feature: ALWAYSINSTALL</text:span></text:p>
      <text:p text:style-name="P2"><text:span text:style-name="T5">1: Feature: Router</text:span></text:p>
      <text:p text:style-name="P2"><text:span text:style-name="T5">1: Feature: Server_Scripts</text:span></text:p>
      <text:p text:style-name="P2"><text:span text:style-name="T5">1: Feature: MISC</text:span></text:p>
      <text:p text:style-name="P2"><text:span text:style-name="T5">1: Feature: ProgramMenu</text:span></text:p>
      <text:p text:style-name="P2">1: Feature: UserEditableDataFiles</text:p>
      <text:p text:style-name="P2">1: Feature: DOCUMENTATION</text:p>
      <text:p text:style-name="P2">1: Action 13:16:00: PublishProduct. Publishing product information</text:p>
      <text:p text:style-name="P2">1: Action 13:16:00: RollbackCleanup. Removing backup files</text:p>
      <text:p text:style-name="P2"><text:span text:style-name="T5">1: 1: MySQL Server 8.0 2: {48447F31-6B57-4B13-BA5F-4D019FA995E1} 3: 1 </text:span></text:p>
      <text:p text:style-name="P2"><text:span text:style-name="T5">1: The action 'Install' for product 'MySQL Server 8.0.18' completed successfull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mbria" fo:font-weight="bold" style:font-weight-asian="bold" style:font-name-complex="F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423cm" fo:margin-bottom="0cm" fo:line-height="108%" text:number-lines="false" text:line-number="0"/>
      <style:text-properties fo:font-size="16pt" fo:font-weight="normal" style:font-size-asian="16pt" style:language-asian="fr" style:country-asian="FR" style:font-weight-asian="normal" style:font-size-complex="16pt" style:font-weight-complex="normal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3_20_Car" style:display-name="Titre 3 Car" style:family="text" style:parent-style-name="Default_20_Paragraph_20_Font">
      <style:text-properties fo:color="#4f81bd" style:font-name="Cambria" fo:font-weight="bold" style:font-weight-asian="bold" style:font-name-complex="F" style:font-weight-complex="bold"/>
    </style:style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ministrateur</meta:initial-creator>
    <dc:creator>Jason Aloyau</dc:creator>
    <meta:editing-cycles>22</meta:editing-cycles>
    <meta:creation-date>2017-11-21T16:46:00</meta:creation-date>
    <dc:date>2021-10-06T10:39:41.42</dc:date>
    <meta:editing-duration>PT2M21S</meta:editing-duration>
    <meta:generator>OpenOffice/4.1.8$Win32 OpenOffice.org_project/418m3$Build-9803</meta:generator>
    <meta:document-statistic meta:table-count="0" meta:image-count="0" meta:object-count="0" meta:page-count="259" meta:paragraph-count="6879" meta:word-count="67074" meta:character-count="827575"/>
    <meta:user-defined meta:name="AppVersion">15.0000</meta:user-defined>
    <meta:user-defined meta:name="Company">Entreprise_ALOYA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